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ion energy MEGNet (eV/atom)</text:p>
          </table:table-cell>
          <table:table-cell office:value-type="string" calcext:value-type="string">
            <text:p>lattice parameter (a) M3GNet </text:p>
          </table:table-cell>
          <table:table-cell office:value-type="string" calcext:value-type="string">
            <text:p>Gravimetric_capacity_wt%</text:p>
          </table:table-cell>
        </table:table-row>
        <table:table-row table:style-name="ro1">
          <table:table-cell office:value-type="string" calcext:value-type="string">
            <text:p>LaRh</text:p>
          </table:table-cell>
          <table:table-cell office:value-type="float" office:value="-0.5108614" calcext:value-type="float">
            <text:p>-0.5108614</text:p>
          </table:table-cell>
          <table:table-cell office:value-type="float" office:value="3.8208" calcext:value-type="float">
            <text:p>3.8208</text:p>
          </table:table-cell>
          <table:table-cell office:value-type="float" office:value="1.23504506855419" calcext:value-type="float">
            <text:p>1.23504506855419</text:p>
          </table:table-cell>
        </table:table-row>
        <table:table-row table:style-name="ro1">
          <table:table-cell office:value-type="string" calcext:value-type="string">
            <text:p>YRh</text:p>
          </table:table-cell>
          <table:table-cell office:value-type="float" office:value="-0.5017488" calcext:value-type="float">
            <text:p>-0.5017488</text:p>
          </table:table-cell>
          <table:table-cell office:value-type="float" office:value="3.6966" calcext:value-type="float">
            <text:p>3.6966</text:p>
          </table:table-cell>
          <table:table-cell office:value-type="float" office:value="1.55198879134604" calcext:value-type="float">
            <text:p>1.55198879134604</text:p>
          </table:table-cell>
        </table:table-row>
        <table:table-row table:style-name="ro1">
          <table:table-cell office:value-type="string" calcext:value-type="string">
            <text:p>SrRh</text:p>
          </table:table-cell>
          <table:table-cell office:value-type="float" office:value="-0.49912772" calcext:value-type="float">
            <text:p>-0.49912772</text:p>
          </table:table-cell>
          <table:table-cell office:value-type="float" office:value="3.7614" calcext:value-type="float">
            <text:p>3.7614</text:p>
          </table:table-cell>
          <table:table-cell office:value-type="float" office:value="1.56229946971656" calcext:value-type="float">
            <text:p>1.56229946971656</text:p>
          </table:table-cell>
        </table:table-row>
        <table:table-row table:style-name="ro1">
          <table:table-cell office:value-type="string" calcext:value-type="string">
            <text:p>CaRh</text:p>
          </table:table-cell>
          <table:table-cell office:value-type="float" office:value="-0.4928113" calcext:value-type="float">
            <text:p>-0.4928113</text:p>
          </table:table-cell>
          <table:table-cell office:value-type="float" office:value="3.6756" calcext:value-type="float">
            <text:p>3.6756</text:p>
          </table:table-cell>
          <table:table-cell office:value-type="float" office:value="2.07100575505393" calcext:value-type="float">
            <text:p>2.07100575505393</text:p>
          </table:table-cell>
        </table:table-row>
        <table:table-row table:style-name="ro1">
          <table:table-cell office:value-type="string" calcext:value-type="string">
            <text:p>LaPd</text:p>
          </table:table-cell>
          <table:table-cell office:value-type="float" office:value="-0.4718791" calcext:value-type="float">
            <text:p>-0.4718791</text:p>
          </table:table-cell>
          <table:table-cell office:value-type="float" office:value="3.8923" calcext:value-type="float">
            <text:p>3.8923</text:p>
          </table:table-cell>
          <table:table-cell office:value-type="float" office:value="1.21756740274957" calcext:value-type="float">
            <text:p>1.21756740274957</text:p>
          </table:table-cell>
        </table:table-row>
        <table:table-row table:style-name="ro1">
          <table:table-cell office:value-type="string" calcext:value-type="string">
            <text:p>YCo</text:p>
          </table:table-cell>
          <table:table-cell office:value-type="float" office:value="-0.4716563" calcext:value-type="float">
            <text:p>-0.4716563</text:p>
          </table:table-cell>
          <table:table-cell office:value-type="float" office:value="3.4797" calcext:value-type="float">
            <text:p>3.4797</text:p>
          </table:table-cell>
          <table:table-cell office:value-type="float" office:value="2.00435010961776" calcext:value-type="float">
            <text:p>2.00435010961776</text:p>
          </table:table-cell>
        </table:table-row>
        <table:table-row table:style-name="ro1">
          <table:table-cell office:value-type="string" calcext:value-type="string">
            <text:p>SrPd</text:p>
          </table:table-cell>
          <table:table-cell office:value-type="float" office:value="-0.46556866" calcext:value-type="float">
            <text:p>-0.46556866</text:p>
          </table:table-cell>
          <table:table-cell office:value-type="float" office:value="3.8475" calcext:value-type="float">
            <text:p>3.8475</text:p>
          </table:table-cell>
          <table:table-cell office:value-type="float" office:value="1.53443691490401" calcext:value-type="float">
            <text:p>1.53443691490401</text:p>
          </table:table-cell>
        </table:table-row>
        <table:table-row table:style-name="ro1">
          <table:table-cell office:value-type="string" calcext:value-type="string">
            <text:p>ScCo</text:p>
          </table:table-cell>
          <table:table-cell office:value-type="float" office:value="-0.46057692" calcext:value-type="float">
            <text:p>-0.46057692</text:p>
          </table:table-cell>
          <table:table-cell office:value-type="float" office:value="3.251" calcext:value-type="float">
            <text:p>3.251</text:p>
          </table:table-cell>
          <table:table-cell office:value-type="float" office:value="2.82830157666528" calcext:value-type="float">
            <text:p>2.82830157666528</text:p>
          </table:table-cell>
        </table:table-row>
        <table:table-row table:style-name="ro1">
          <table:table-cell office:value-type="string" calcext:value-type="string">
            <text:p>ScLi</text:p>
          </table:table-cell>
          <table:table-cell office:value-type="float" office:value="-0.4592081" calcext:value-type="float">
            <text:p>-0.4592081</text:p>
          </table:table-cell>
          <table:table-cell office:value-type="float" office:value="3.1768" calcext:value-type="float">
            <text:p>3.1768</text:p>
          </table:table-cell>
          <table:table-cell office:value-type="float" office:value="5.50578968976597" calcext:value-type="float">
            <text:p>5.50578968976597</text:p>
          </table:table-cell>
        </table:table-row>
        <table:table-row table:style-name="ro1">
          <table:table-cell office:value-type="string" calcext:value-type="string">
            <text:p>YRu</text:p>
          </table:table-cell>
          <table:table-cell office:value-type="float" office:value="-0.43956974" calcext:value-type="float">
            <text:p>-0.43956974</text:p>
          </table:table-cell>
          <table:table-cell office:value-type="float" office:value="3.6752" calcext:value-type="float">
            <text:p>3.6752</text:p>
          </table:table-cell>
          <table:table-cell office:value-type="float" office:value="1.56674879288654" calcext:value-type="float">
            <text:p>1.56674879288654</text:p>
          </table:table-cell>
        </table:table-row>
        <table:table-row table:style-name="ro1">
          <table:table-cell office:value-type="string" calcext:value-type="string">
            <text:p>LaNi</text:p>
          </table:table-cell>
          <table:table-cell office:value-type="float" office:value="-0.438109" calcext:value-type="float">
            <text:p>-0.438109</text:p>
          </table:table-cell>
          <table:table-cell office:value-type="float" office:value="3.6619" calcext:value-type="float">
            <text:p>3.6619</text:p>
          </table:table-cell>
          <table:table-cell office:value-type="float" office:value="1.50721735412879" calcext:value-type="float">
            <text:p>1.50721735412879</text:p>
          </table:table-cell>
        </table:table-row>
        <table:table-row table:style-name="ro1">
          <table:table-cell office:value-type="string" calcext:value-type="string">
            <text:p>YNi</text:p>
          </table:table-cell>
          <table:table-cell office:value-type="float" office:value="-0.43432513" calcext:value-type="float">
            <text:p>-0.43432513</text:p>
          </table:table-cell>
          <table:table-cell office:value-type="float" office:value="3.5294" calcext:value-type="float">
            <text:p>3.5294</text:p>
          </table:table-cell>
          <table:table-cell office:value-type="float" office:value="2.00754107587901" calcext:value-type="float">
            <text:p>2.00754107587901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-0.43190747" calcext:value-type="float">
            <text:p>-0.43190747</text:p>
          </table:table-cell>
          <table:table-cell office:value-type="float" office:value="4.2857" calcext:value-type="float">
            <text:p>4.2857</text:p>
          </table:table-cell>
          <table:table-cell office:value-type="float" office:value="2.30776680734655" calcext:value-type="float">
            <text:p>2.30776680734655</text:p>
          </table:table-cell>
        </table:table-row>
        <table:table-row table:style-name="ro1">
          <table:table-cell office:value-type="string" calcext:value-type="string">
            <text:p>CaPd</text:p>
          </table:table-cell>
          <table:table-cell office:value-type="float" office:value="-0.42062256" calcext:value-type="float">
            <text:p>-0.42062256</text:p>
          </table:table-cell>
          <table:table-cell office:value-type="float" office:value="3.7921" calcext:value-type="float">
            <text:p>3.7921</text:p>
          </table:table-cell>
          <table:table-cell office:value-type="float" office:value="2.02232690854084" calcext:value-type="float">
            <text:p>2.02232690854084</text:p>
          </table:table-cell>
        </table:table-row>
        <table:table-row table:style-name="ro1">
          <table:table-cell office:value-type="string" calcext:value-type="string">
            <text:p>ScNi</text:p>
          </table:table-cell>
          <table:table-cell office:value-type="float" office:value="-0.41919565" calcext:value-type="float">
            <text:p>-0.41919565</text:p>
          </table:table-cell>
          <table:table-cell office:value-type="float" office:value="3.2978" calcext:value-type="float">
            <text:p>3.2978</text:p>
          </table:table-cell>
          <table:table-cell office:value-type="float" office:value="2.83465943420504" calcext:value-type="float">
            <text:p>2.83465943420504</text:p>
          </table:table-cell>
        </table:table-row>
        <table:table-row table:style-name="ro1">
          <table:table-cell office:value-type="string" calcext:value-type="string">
            <text:p>CaNi</text:p>
          </table:table-cell>
          <table:table-cell office:value-type="float" office:value="-0.41903868" calcext:value-type="float">
            <text:p>-0.41903868</text:p>
          </table:table-cell>
          <table:table-cell office:value-type="float" office:value="3.5302" calcext:value-type="float">
            <text:p>3.5302</text:p>
          </table:table-cell>
          <table:table-cell office:value-type="float" office:value="2.97049311352733" calcext:value-type="float">
            <text:p>2.97049311352733</text:p>
          </table:table-cell>
        </table:table-row>
        <table:table-row table:style-name="ro1">
          <table:table-cell office:value-type="string" calcext:value-type="string">
            <text:p>LaLi</text:p>
          </table:table-cell>
          <table:table-cell office:value-type="float" office:value="-0.41786703" calcext:value-type="float">
            <text:p>-0.41786703</text:p>
          </table:table-cell>
          <table:table-cell office:value-type="float" office:value="3.7108" calcext:value-type="float">
            <text:p>3.7108</text:p>
          </table:table-cell>
          <table:table-cell office:value-type="float" office:value="2.03117761105994" calcext:value-type="float">
            <text:p>2.03117761105994</text:p>
          </table:table-cell>
        </table:table-row>
        <table:table-row table:style-name="ro1">
          <table:table-cell office:value-type="string" calcext:value-type="string">
            <text:p>ScRh</text:p>
          </table:table-cell>
          <table:table-cell office:value-type="float" office:value="-0.41553995" calcext:value-type="float">
            <text:p>-0.41553995</text:p>
          </table:table-cell>
          <table:table-cell office:value-type="float" office:value="3.5483" calcext:value-type="float">
            <text:p>3.5483</text:p>
          </table:table-cell>
          <table:table-cell office:value-type="float" office:value="2.0040529877702" calcext:value-type="float">
            <text:p>2.0040529877702</text:p>
          </table:table-cell>
        </table:table-row>
        <table:table-row table:style-name="ro1">
          <table:table-cell office:value-type="string" calcext:value-type="string">
            <text:p>YTi</text:p>
          </table:table-cell>
          <table:table-cell office:value-type="float" office:value="-0.4117053" calcext:value-type="float">
            <text:p>-0.4117053</text:p>
          </table:table-cell>
          <table:table-cell office:value-type="float" office:value="3.6961" calcext:value-type="float">
            <text:p>3.6961</text:p>
          </table:table-cell>
          <table:table-cell office:value-type="float" office:value="2.16301289580074" calcext:value-type="float">
            <text:p>2.16301289580074</text:p>
          </table:table-cell>
        </table:table-row>
        <table:table-row table:style-name="ro1">
          <table:table-cell office:value-type="string" calcext:value-type="string">
            <text:p>LaCo</text:p>
          </table:table-cell>
          <table:table-cell office:value-type="float" office:value="-0.41097194" calcext:value-type="float">
            <text:p>-0.41097194</text:p>
          </table:table-cell>
          <table:table-cell office:value-type="float" office:value="3.666" calcext:value-type="float">
            <text:p>3.666</text:p>
          </table:table-cell>
          <table:table-cell office:value-type="float" office:value="1.50541799779088" calcext:value-type="float">
            <text:p>1.50541799779088</text:p>
          </table:table-cell>
        </table:table-row>
        <table:table-row table:style-name="ro1">
          <table:table-cell office:value-type="string" calcext:value-type="string">
            <text:p>ScTi</text:p>
          </table:table-cell>
          <table:table-cell office:value-type="float" office:value="-0.40743014" calcext:value-type="float">
            <text:p>-0.40743014</text:p>
          </table:table-cell>
          <table:table-cell office:value-type="float" office:value="3.526" calcext:value-type="float">
            <text:p>3.526</text:p>
          </table:table-cell>
          <table:table-cell office:value-type="float" office:value="3.15484934843684" calcext:value-type="float">
            <text:p>3.15484934843684</text:p>
          </table:table-cell>
        </table:table-row>
        <table:table-row table:style-name="ro1">
          <table:table-cell office:value-type="string" calcext:value-type="string">
            <text:p>YFe</text:p>
          </table:table-cell>
          <table:table-cell office:value-type="float" office:value="-0.40393016" calcext:value-type="float">
            <text:p>-0.40393016</text:p>
          </table:table-cell>
          <table:table-cell office:value-type="float" office:value="3.5361" calcext:value-type="float">
            <text:p>3.5361</text:p>
          </table:table-cell>
          <table:table-cell office:value-type="float" office:value="2.04623701748074" calcext:value-type="float">
            <text:p>2.04623701748074</text:p>
          </table:table-cell>
        </table:table-row>
        <table:table-row table:style-name="ro1">
          <table:table-cell office:value-type="string" calcext:value-type="string">
            <text:p>SrNi</text:p>
          </table:table-cell>
          <table:table-cell office:value-type="float" office:value="-0.4006434" calcext:value-type="float">
            <text:p>-0.4006434</text:p>
          </table:table-cell>
          <table:table-cell office:value-type="float" office:value="3.6512" calcext:value-type="float">
            <text:p>3.6512</text:p>
          </table:table-cell>
          <table:table-cell office:value-type="float" office:value="2.0248267645534" calcext:value-type="float">
            <text:p>2.0248267645534</text:p>
          </table:table-cell>
        </table:table-row>
        <table:table-row table:style-name="ro1">
          <table:table-cell office:value-type="string" calcext:value-type="string">
            <text:p>YPd</text:p>
          </table:table-cell>
          <table:table-cell office:value-type="float" office:value="-0.40014684" calcext:value-type="float">
            <text:p>-0.40014684</text:p>
          </table:table-cell>
          <table:table-cell office:value-type="float" office:value="3.7921" calcext:value-type="float">
            <text:p>3.7921</text:p>
          </table:table-cell>
          <table:table-cell office:value-type="float" office:value="1.52448955423016" calcext:value-type="float">
            <text:p>1.52448955423016</text:p>
          </table:table-cell>
        </table:table-row>
        <table:table-row table:style-name="ro1">
          <table:table-cell office:value-type="string" calcext:value-type="string">
            <text:p>LaRu</text:p>
          </table:table-cell>
          <table:table-cell office:value-type="float" office:value="-0.39737043" calcext:value-type="float">
            <text:p>-0.39737043</text:p>
          </table:table-cell>
          <table:table-cell office:value-type="float" office:value="3.8039" calcext:value-type="float">
            <text:p>3.8039</text:p>
          </table:table-cell>
          <table:table-cell office:value-type="float" office:value="1.24437400619566" calcext:value-type="float">
            <text:p>1.24437400619566</text:p>
          </table:table-cell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0.39439416" calcext:value-type="float">
            <text:p>-0.39439416</text:p>
          </table:table-cell>
          <table:table-cell office:value-type="float" office:value="4.7928" calcext:value-type="float">
            <text:p>4.7928</text:p>
          </table:table-cell>
          <table:table-cell office:value-type="float" office:value="2.3306386545865" calcext:value-type="float">
            <text:p>2.3306386545865</text:p>
          </table:table-cell>
        </table:table-row>
        <table:table-row table:style-name="ro1">
          <table:table-cell office:value-type="string" calcext:value-type="string">
            <text:p>BaPd</text:p>
          </table:table-cell>
          <table:table-cell office:value-type="float" office:value="-0.39426348" calcext:value-type="float">
            <text:p>-0.39426348</text:p>
          </table:table-cell>
          <table:table-cell office:value-type="float" office:value="3.9837" calcext:value-type="float">
            <text:p>3.9837</text:p>
          </table:table-cell>
          <table:table-cell office:value-type="float" office:value="1.22535557486092" calcext:value-type="float">
            <text:p>1.22535557486092</text:p>
          </table:table-cell>
        </table:table-row>
        <table:table-row table:style-name="ro1">
          <table:table-cell office:value-type="string" calcext:value-type="string">
            <text:p>ScRu</text:p>
          </table:table-cell>
          <table:table-cell office:value-type="float" office:value="-0.39181983" calcext:value-type="float">
            <text:p>-0.39181983</text:p>
          </table:table-cell>
          <table:table-cell office:value-type="float" office:value="3.4878" calcext:value-type="float">
            <text:p>3.4878</text:p>
          </table:table-cell>
          <table:table-cell office:value-type="float" office:value="2.02873226232973" calcext:value-type="float">
            <text:p>2.02873226232973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office:value-type="float" office:value="-0.38933337" calcext:value-type="float">
            <text:p>-0.38933337</text:p>
          </table:table-cell>
          <table:table-cell office:value-type="float" office:value="3.509" calcext:value-type="float">
            <text:p>3.509</text:p>
          </table:table-cell>
          <table:table-cell office:value-type="float" office:value="2.96351208455254" calcext:value-type="float">
            <text:p>2.96351208455254</text:p>
          </table:table-cell>
        </table:table-row>
        <table:table-row table:style-name="ro1">
          <table:table-cell office:value-type="string" calcext:value-type="string">
            <text:p>LaY</text:p>
          </table:table-cell>
          <table:table-cell office:value-type="float" office:value="-0.38917425" calcext:value-type="float">
            <text:p>-0.38917425</text:p>
          </table:table-cell>
          <table:table-cell office:value-type="float" office:value="4.2704" calcext:value-type="float">
            <text:p>4.2704</text:p>
          </table:table-cell>
          <table:table-cell office:value-type="float" office:value="1.3099478701553" calcext:value-type="float">
            <text:p>1.3099478701553</text:p>
          </table:table-cell>
        </table:table-row>
        <table:table-row table:style-name="ro1">
          <table:table-cell office:value-type="string" calcext:value-type="string">
            <text:p>LaSc</text:p>
          </table:table-cell>
          <table:table-cell office:value-type="float" office:value="-0.38273063" calcext:value-type="float">
            <text:p>-0.38273063</text:p>
          </table:table-cell>
          <table:table-cell office:value-type="float" office:value="4.0786" calcext:value-type="float">
            <text:p>4.0786</text:p>
          </table:table-cell>
          <table:table-cell office:value-type="float" office:value="1.61800932745868" calcext:value-type="float">
            <text:p>1.61800932745868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-0.3825076" calcext:value-type="float">
            <text:p>-0.3825076</text:p>
          </table:table-cell>
          <table:table-cell office:value-type="float" office:value="3.5849" calcext:value-type="float">
            <text:p>3.5849</text:p>
          </table:table-cell>
          <table:table-cell office:value-type="float" office:value="2.11646618418537" calcext:value-type="float">
            <text:p>2.11646618418537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-0.3808002" calcext:value-type="float">
            <text:p>-0.3808002</text:p>
          </table:table-cell>
          <table:table-cell office:value-type="float" office:value="3.8397" calcext:value-type="float">
            <text:p>3.8397</text:p>
          </table:table-cell>
          <table:table-cell office:value-type="float" office:value="3.09865817244936" calcext:value-type="float">
            <text:p>3.09865817244936</text:p>
          </table:table-cell>
        </table:table-row>
        <table:table-row table:style-name="ro1">
          <table:table-cell office:value-type="string" calcext:value-type="string">
            <text:p>SrY</text:p>
          </table:table-cell>
          <table:table-cell office:value-type="float" office:value="-0.38006708" calcext:value-type="float">
            <text:p>-0.38006708</text:p>
          </table:table-cell>
          <table:table-cell office:value-type="float" office:value="4.2218" calcext:value-type="float">
            <text:p>4.2218</text:p>
          </table:table-cell>
          <table:table-cell office:value-type="float" office:value="1.6841133709686" calcext:value-type="float">
            <text:p>1.6841133709686</text:p>
          </table:table-cell>
        </table:table-row>
        <table:table-row table:style-name="ro1">
          <table:table-cell office:value-type="string" calcext:value-type="string">
            <text:p>CaSc</text:p>
          </table:table-cell>
          <table:table-cell office:value-type="float" office:value="-0.37876847" calcext:value-type="float">
            <text:p>-0.37876847</text:p>
          </table:table-cell>
          <table:table-cell office:value-type="float" office:value="3.9313" calcext:value-type="float">
            <text:p>3.9313</text:p>
          </table:table-cell>
          <table:table-cell office:value-type="float" office:value="3.4339062922947" calcext:value-type="float">
            <text:p>3.4339062922947</text:p>
          </table:table-cell>
        </table:table-row>
        <table:table-row table:style-name="ro1">
          <table:table-cell office:value-type="string" calcext:value-type="string">
            <text:p>ScV</text:p>
          </table:table-cell>
          <table:table-cell office:value-type="float" office:value="-0.37859622" calcext:value-type="float">
            <text:p>-0.37859622</text:p>
          </table:table-cell>
          <table:table-cell office:value-type="float" office:value="3.4297" calcext:value-type="float">
            <text:p>3.4297</text:p>
          </table:table-cell>
          <table:table-cell office:value-type="float" office:value="3.05679573420598" calcext:value-type="float">
            <text:p>3.05679573420598</text:p>
          </table:table-cell>
        </table:table-row>
        <table:table-row table:style-name="ro1">
          <table:table-cell office:value-type="string" calcext:value-type="string">
            <text:p>YLi</text:p>
          </table:table-cell>
          <table:table-cell office:value-type="float" office:value="-0.37640923" calcext:value-type="float">
            <text:p>-0.37640923</text:p>
          </table:table-cell>
          <table:table-cell office:value-type="float" office:value="3.5214" calcext:value-type="float">
            <text:p>3.5214</text:p>
          </table:table-cell>
          <table:table-cell office:value-type="float" office:value="3.05835896530285" calcext:value-type="float">
            <text:p>3.05835896530285</text:p>
          </table:table-cell>
        </table:table-row>
        <table:table-row table:style-name="ro1">
          <table:table-cell office:value-type="string" calcext:value-type="string">
            <text:p>LaTi</text:p>
          </table:table-cell>
          <table:table-cell office:value-type="float" office:value="-0.37555775" calcext:value-type="float">
            <text:p>-0.37555775</text:p>
          </table:table-cell>
          <table:table-cell office:value-type="float" office:value="3.7925" calcext:value-type="float">
            <text:p>3.7925</text:p>
          </table:table-cell>
          <table:table-cell office:value-type="float" office:value="1.59319236429753" calcext:value-type="float">
            <text:p>1.59319236429753</text:p>
          </table:table-cell>
        </table:table-row>
        <table:table-row table:style-name="ro1">
          <table:table-cell office:value-type="string" calcext:value-type="string">
            <text:p>YTc</text:p>
          </table:table-cell>
          <table:table-cell office:value-type="float" office:value="-0.37295154" calcext:value-type="float">
            <text:p>-0.37295154</text:p>
          </table:table-cell>
          <table:table-cell office:value-type="float" office:value="3.6499" calcext:value-type="float">
            <text:p>3.6499</text:p>
          </table:table-cell>
          <table:table-cell office:value-type="float" office:value="1.59207352911212" calcext:value-type="float">
            <text:p>1.59207352911212</text:p>
          </table:table-cell>
        </table:table-row>
        <table:table-row table:style-name="ro1">
          <table:table-cell office:value-type="string" calcext:value-type="string">
            <text:p>BaSc</text:p>
          </table:table-cell>
          <table:table-cell office:value-type="float" office:value="-0.3695157" calcext:value-type="float">
            <text:p>-0.3695157</text:p>
          </table:table-cell>
          <table:table-cell office:value-type="float" office:value="4.141" calcext:value-type="float">
            <text:p>4.141</text:p>
          </table:table-cell>
          <table:table-cell office:value-type="float" office:value="1.63179176890346" calcext:value-type="float">
            <text:p>1.63179176890346</text:p>
          </table:table-cell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-0.36774418" calcext:value-type="float">
            <text:p>-0.36774418</text:p>
          </table:table-cell>
          <table:table-cell office:value-type="float" office:value="4.4514" calcext:value-type="float">
            <text:p>4.4514</text:p>
          </table:table-cell>
          <table:table-cell office:value-type="float" office:value="1.67590742986625" calcext:value-type="float">
            <text:p>1.67590742986625</text:p>
          </table:table-cell>
        </table:table-row>
        <table:table-row table:style-name="ro1">
          <table:table-cell office:value-type="string" calcext:value-type="string">
            <text:p>NdRh</text:p>
          </table:table-cell>
          <table:table-cell office:value-type="float" office:value="-0.3654147" calcext:value-type="float">
            <text:p>-0.3654147</text:p>
          </table:table-cell>
          <table:table-cell office:value-type="float" office:value="3.7597" calcext:value-type="float">
            <text:p>3.7597</text:p>
          </table:table-cell>
          <table:table-cell office:value-type="float" office:value="1.20869970226803" calcext:value-type="float">
            <text:p>1.20869970226803</text:p>
          </table:table-cell>
        </table:table-row>
        <table:table-row table:style-name="ro1">
          <table:table-cell office:value-type="string" calcext:value-type="string">
            <text:p>BaRh</text:p>
          </table:table-cell>
          <table:table-cell office:value-type="float" office:value="-0.36476192" calcext:value-type="float">
            <text:p>-0.36476192</text:p>
          </table:table-cell>
          <table:table-cell office:value-type="float" office:value="3.9091" calcext:value-type="float">
            <text:p>3.9091</text:p>
          </table:table-cell>
          <table:table-cell office:value-type="float" office:value="1.24305917313885" calcext:value-type="float">
            <text:p>1.24305917313885</text:p>
          </table:table-cell>
        </table:table-row>
        <table:table-row table:style-name="ro1">
          <table:table-cell office:value-type="string" calcext:value-type="string">
            <text:p>KSc</text:p>
          </table:table-cell>
          <table:table-cell office:value-type="float" office:value="-0.36389685" calcext:value-type="float">
            <text:p>-0.36389685</text:p>
          </table:table-cell>
          <table:table-cell office:value-type="float" office:value="4.0343" calcext:value-type="float">
            <text:p>4.0343</text:p>
          </table:table-cell>
          <table:table-cell office:value-type="float" office:value="3.47254058291074" calcext:value-type="float">
            <text:p>3.47254058291074</text:p>
          </table:table-cell>
        </table:table-row>
        <table:table-row table:style-name="ro1">
          <table:table-cell office:value-type="string" calcext:value-type="string">
            <text:p>ZrCo</text:p>
          </table:table-cell>
          <table:table-cell office:value-type="float" office:value="-0.3628929" calcext:value-type="float">
            <text:p>-0.3628929</text:p>
          </table:table-cell>
          <table:table-cell office:value-type="float" office:value="3.3837" calcext:value-type="float">
            <text:p>3.3837</text:p>
          </table:table-cell>
          <table:table-cell office:value-type="float" office:value="1.97401747207381" calcext:value-type="float">
            <text:p>1.97401747207381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-0.3589382" calcext:value-type="float">
            <text:p>-0.3589382</text:p>
          </table:table-cell>
          <table:table-cell office:value-type="float" office:value="4.3746" calcext:value-type="float">
            <text:p>4.3746</text:p>
          </table:table-cell>
          <table:table-cell office:value-type="float" office:value="1.318967077381" calcext:value-type="float">
            <text:p>1.318967077381</text:p>
          </table:table-cell>
        </table:table-row>
        <table:table-row table:style-name="ro1">
          <table:table-cell office:value-type="string" calcext:value-type="string">
            <text:p>ScFe</text:p>
          </table:table-cell>
          <table:table-cell office:value-type="float" office:value="-0.35890567" calcext:value-type="float">
            <text:p>-0.35890567</text:p>
          </table:table-cell>
          <table:table-cell office:value-type="float" office:value="3.3141" calcext:value-type="float">
            <text:p>3.3141</text:p>
          </table:table-cell>
          <table:table-cell office:value-type="float" office:value="2.91242745514624" calcext:value-type="float">
            <text:p>2.91242745514624</text:p>
          </table:table-cell>
        </table:table-row>
        <table:table-row table:style-name="ro1">
          <table:table-cell office:value-type="string" calcext:value-type="string">
            <text:p>YMo</text:p>
          </table:table-cell>
          <table:table-cell office:value-type="float" office:value="-0.35818255" calcext:value-type="float">
            <text:p>-0.35818255</text:p>
          </table:table-cell>
          <table:table-cell office:value-type="float" office:value="3.6905" calcext:value-type="float">
            <text:p>3.6905</text:p>
          </table:table-cell>
          <table:table-cell office:value-type="float" office:value="1.60953069220806" calcext:value-type="float">
            <text:p>1.60953069220806</text:p>
          </table:table-cell>
        </table:table-row>
        <table:table-row table:style-name="ro1">
          <table:table-cell office:value-type="string" calcext:value-type="string">
            <text:p>CaRu</text:p>
          </table:table-cell>
          <table:table-cell office:value-type="float" office:value="-0.35815945" calcext:value-type="float">
            <text:p>-0.35815945</text:p>
          </table:table-cell>
          <table:table-cell office:value-type="float" office:value="3.6821" calcext:value-type="float">
            <text:p>3.6821</text:p>
          </table:table-cell>
          <table:table-cell office:value-type="float" office:value="2.09737242687232" calcext:value-type="float">
            <text:p>2.09737242687232</text:p>
          </table:table-cell>
        </table:table-row>
        <table:table-row table:style-name="ro1">
          <table:table-cell office:value-type="string" calcext:value-type="string">
            <text:p>CaY</text:p>
          </table:table-cell>
          <table:table-cell office:value-type="float" office:value="-0.35724708" calcext:value-type="float">
            <text:p>-0.35724708</text:p>
          </table:table-cell>
          <table:table-cell office:value-type="float" office:value="4.183" calcext:value-type="float">
            <text:p>4.183</text:p>
          </table:table-cell>
          <table:table-cell office:value-type="float" office:value="2.29063962722772" calcext:value-type="float">
            <text:p>2.29063962722772</text:p>
          </table:table-cell>
        </table:table-row>
        <table:table-row table:style-name="ro1">
          <table:table-cell office:value-type="string" calcext:value-type="string">
            <text:p>CaLi</text:p>
          </table:table-cell>
          <table:table-cell office:value-type="float" office:value="-0.35629275" calcext:value-type="float">
            <text:p>-0.35629275</text:p>
          </table:table-cell>
          <table:table-cell office:value-type="float" office:value="3.6414" calcext:value-type="float">
            <text:p>3.6414</text:p>
          </table:table-cell>
          <table:table-cell office:value-type="float" office:value="6.04246523277465" calcext:value-type="float">
            <text:p>6.04246523277465</text:p>
          </table:table-cell>
        </table:table-row>
        <table:table-row table:style-name="ro1">
          <table:table-cell office:value-type="string" calcext:value-type="string">
            <text:p>SrCa</text:p>
          </table:table-cell>
          <table:table-cell office:value-type="float" office:value="-0.35373256" calcext:value-type="float">
            <text:p>-0.35373256</text:p>
          </table:table-cell>
          <table:table-cell office:value-type="float" office:value="4.3447" calcext:value-type="float">
            <text:p>4.3447</text:p>
          </table:table-cell>
          <table:table-cell office:value-type="float" office:value="2.31317158833927" calcext:value-type="float">
            <text:p>2.31317158833927</text:p>
          </table:table-cell>
        </table:table-row>
        <table:table-row table:style-name="ro1">
          <table:table-cell office:value-type="string" calcext:value-type="string">
            <text:p>SrSc</text:p>
          </table:table-cell>
          <table:table-cell office:value-type="float" office:value="-0.35139757" calcext:value-type="float">
            <text:p>-0.35139757</text:p>
          </table:table-cell>
          <table:table-cell office:value-type="float" office:value="4.0449" calcext:value-type="float">
            <text:p>4.0449</text:p>
          </table:table-cell>
          <table:table-cell office:value-type="float" office:value="2.22996015950828" calcext:value-type="float">
            <text:p>2.22996015950828</text:p>
          </table:table-cell>
        </table:table-row>
        <table:table-row table:style-name="ro1">
          <table:table-cell office:value-type="string" calcext:value-type="string">
            <text:p>CaTi</text:p>
          </table:table-cell>
          <table:table-cell office:value-type="float" office:value="-0.3465812" calcext:value-type="float">
            <text:p>-0.3465812</text:p>
          </table:table-cell>
          <table:table-cell office:value-type="float" office:value="3.6639" calcext:value-type="float">
            <text:p>3.6639</text:p>
          </table:table-cell>
          <table:table-cell office:value-type="float" office:value="3.32401805365839" calcext:value-type="float">
            <text:p>3.32401805365839</text:p>
          </table:table-cell>
        </table:table-row>
        <table:table-row table:style-name="ro1">
          <table:table-cell office:value-type="string" calcext:value-type="string">
            <text:p>ZrTi</text:p>
          </table:table-cell>
          <table:table-cell office:value-type="float" office:value="-0.345562" calcext:value-type="float">
            <text:p>-0.345562</text:p>
          </table:table-cell>
          <table:table-cell office:value-type="float" office:value="3.5251" calcext:value-type="float">
            <text:p>3.5251</text:p>
          </table:table-cell>
          <table:table-cell office:value-type="float" office:value="2.12773023953448" calcext:value-type="float">
            <text:p>2.12773023953448</text:p>
          </table:table-cell>
        </table:table-row>
        <table:table-row table:style-name="ro1">
          <table:table-cell office:value-type="string" calcext:value-type="string">
            <text:p>ZrRh</text:p>
          </table:table-cell>
          <table:table-cell office:value-type="float" office:value="-0.3425003" calcext:value-type="float">
            <text:p>-0.3425003</text:p>
          </table:table-cell>
          <table:table-cell office:value-type="float" office:value="3.5193" calcext:value-type="float">
            <text:p>3.5193</text:p>
          </table:table-cell>
          <table:table-cell office:value-type="float" office:value="1.53374033975182" calcext:value-type="float">
            <text:p>1.53374033975182</text:p>
          </table:table-cell>
        </table:table-row>
        <table:table-row table:style-name="ro1">
          <table:table-cell office:value-type="string" calcext:value-type="string">
            <text:p>SrCo</text:p>
          </table:table-cell>
          <table:table-cell office:value-type="float" office:value="-0.3381559" calcext:value-type="float">
            <text:p>-0.3381559</text:p>
          </table:table-cell>
          <table:table-cell office:value-type="float" office:value="3.6365" calcext:value-type="float">
            <text:p>3.6365</text:p>
          </table:table-cell>
          <table:table-cell office:value-type="float" office:value="2.02158065528985" calcext:value-type="float">
            <text:p>2.02158065528985</text:p>
          </table:table-cell>
        </table:table-row>
        <table:table-row table:style-name="ro1">
          <table:table-cell office:value-type="string" calcext:value-type="string">
            <text:p>YZr</text:p>
          </table:table-cell>
          <table:table-cell office:value-type="float" office:value="-0.33635285" calcext:value-type="float">
            <text:p>-0.33635285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6509742884213" calcext:value-type="float">
            <text:p>1.6509742884213</text:p>
          </table:table-cell>
        </table:table-row>
        <table:table-row table:style-name="ro1">
          <table:table-cell office:value-type="string" calcext:value-type="string">
            <text:p>ScTc</text:p>
          </table:table-cell>
          <table:table-cell office:value-type="float" office:value="-0.33575127" calcext:value-type="float">
            <text:p>-0.33575127</text:p>
          </table:table-cell>
          <table:table-cell office:value-type="float" office:value="3.4646" calcext:value-type="float">
            <text:p>3.4646</text:p>
          </table:table-cell>
          <table:table-cell office:value-type="float" office:value="2.07139714436522" calcext:value-type="float">
            <text:p>2.07139714436522</text:p>
          </table:table-cell>
        </table:table-row>
        <table:table-row table:style-name="ro1">
          <table:table-cell office:value-type="string" calcext:value-type="string">
            <text:p>NaLa</text:p>
          </table:table-cell>
          <table:table-cell office:value-type="float" office:value="-0.33187982" calcext:value-type="float">
            <text:p>-0.33187982</text:p>
          </table:table-cell>
          <table:table-cell office:value-type="float" office:value="4.761" calcext:value-type="float">
            <text:p>4.761</text:p>
          </table:table-cell>
          <table:table-cell office:value-type="float" office:value="1.83351761355014" calcext:value-type="float">
            <text:p>1.83351761355014</text:p>
          </table:table-cell>
        </table:table-row>
        <table:table-row table:style-name="ro1">
          <table:table-cell office:value-type="string" calcext:value-type="string">
            <text:p>LaZr</text:p>
          </table:table-cell>
          <table:table-cell office:value-type="float" office:value="-0.33084324" calcext:value-type="float">
            <text:p>-0.33084324</text:p>
          </table:table-cell>
          <table:table-cell office:value-type="float" office:value="4.05" calcext:value-type="float">
            <text:p>4.05</text:p>
          </table:table-cell>
          <table:table-cell office:value-type="float" office:value="1.29692358190614" calcext:value-type="float">
            <text:p>1.29692358190614</text:p>
          </table:table-cell>
        </table:table-row>
        <table:table-row table:style-name="ro1">
          <table:table-cell office:value-type="string" calcext:value-type="string">
            <text:p>BaLi</text:p>
          </table:table-cell>
          <table:table-cell office:value-type="float" office:value="-0.3290867" calcext:value-type="float">
            <text:p>-0.3290867</text:p>
          </table:table-cell>
          <table:table-cell office:value-type="float" office:value="4.0244" calcext:value-type="float">
            <text:p>4.0244</text:p>
          </table:table-cell>
          <table:table-cell office:value-type="float" office:value="2.05294496327087" calcext:value-type="float">
            <text:p>2.05294496327087</text:p>
          </table:table-cell>
        </table:table-row>
        <table:table-row table:style-name="ro1">
          <table:table-cell office:value-type="string" calcext:value-type="string">
            <text:p>YSc</text:p>
          </table:table-cell>
          <table:table-cell office:value-type="float" office:value="-0.3268218" calcext:value-type="float">
            <text:p>-0.3268218</text:p>
          </table:table-cell>
          <table:table-cell office:value-type="float" office:value="3.9983" calcext:value-type="float">
            <text:p>3.9983</text:p>
          </table:table-cell>
          <table:table-cell office:value-type="float" office:value="2.20901277973892" calcext:value-type="float">
            <text:p>2.20901277973892</text:p>
          </table:table-cell>
        </table:table-row>
        <table:table-row table:style-name="ro1">
          <table:table-cell office:value-type="string" calcext:value-type="string">
            <text:p>ZrNi</text:p>
          </table:table-cell>
          <table:table-cell office:value-type="float" office:value="-0.32398358" calcext:value-type="float">
            <text:p>-0.32398358</text:p>
          </table:table-cell>
          <table:table-cell office:value-type="float" office:value="3.3737" calcext:value-type="float">
            <text:p>3.3737</text:p>
          </table:table-cell>
          <table:table-cell office:value-type="float" office:value="1.97711251420644" calcext:value-type="float">
            <text:p>1.97711251420644</text:p>
          </table:table-cell>
        </table:table-row>
        <table:table-row table:style-name="ro1">
          <table:table-cell office:value-type="string" calcext:value-type="string">
            <text:p>ScMo</text:p>
          </table:table-cell>
          <table:table-cell office:value-type="float" office:value="-0.32389084" calcext:value-type="float">
            <text:p>-0.32389084</text:p>
          </table:table-cell>
          <table:table-cell office:value-type="float" office:value="3.5243" calcext:value-type="float">
            <text:p>3.5243</text:p>
          </table:table-cell>
          <table:table-cell office:value-type="float" office:value="2.10104615814599" calcext:value-type="float">
            <text:p>2.10104615814599</text:p>
          </table:table-cell>
        </table:table-row>
        <table:table-row table:style-name="ro1">
          <table:table-cell office:value-type="string" calcext:value-type="string">
            <text:p>ZrV</text:p>
          </table:table-cell>
          <table:table-cell office:value-type="float" office:value="-0.3222139" calcext:value-type="float">
            <text:p>-0.3222139</text:p>
          </table:table-cell>
          <table:table-cell office:value-type="float" office:value="3.4336" calcext:value-type="float">
            <text:p>3.4336</text:p>
          </table:table-cell>
          <table:table-cell office:value-type="float" office:value="2.08267384956414" calcext:value-type="float">
            <text:p>2.08267384956414</text:p>
          </table:table-cell>
        </table:table-row>
        <table:table-row table:style-name="ro1">
          <table:table-cell office:value-type="string" calcext:value-type="string">
            <text:p>YCr</text:p>
          </table:table-cell>
          <table:table-cell office:value-type="float" office:value="-0.3205681" calcext:value-type="float">
            <text:p>-0.3205681</text:p>
          </table:table-cell>
          <table:table-cell office:value-type="float" office:value="3.5172" calcext:value-type="float">
            <text:p>3.5172</text:p>
          </table:table-cell>
          <table:table-cell office:value-type="float" office:value="2.10095801467659" calcext:value-type="float">
            <text:p>2.10095801467659</text:p>
          </table:table-cell>
        </table:table-row>
        <table:table-row table:style-name="ro1">
          <table:table-cell office:value-type="string" calcext:value-type="string">
            <text:p>KCa</text:p>
          </table:table-cell>
          <table:table-cell office:value-type="float" office:value="-0.319759" calcext:value-type="float">
            <text:p>-0.319759</text:p>
          </table:table-cell>
          <table:table-cell office:value-type="float" office:value="4.4459" calcext:value-type="float">
            <text:p>4.4459</text:p>
          </table:table-cell>
          <table:table-cell office:value-type="float" office:value="3.67860776845581" calcext:value-type="float">
            <text:p>3.67860776845581</text:p>
          </table:table-cell>
        </table:table-row>
        <table:table-row table:style-name="ro1">
          <table:table-cell office:value-type="string" calcext:value-type="string">
            <text:p>LaFe</text:p>
          </table:table-cell>
          <table:table-cell office:value-type="float" office:value="-0.3151008" calcext:value-type="float">
            <text:p>-0.3151008</text:p>
          </table:table-cell>
          <table:table-cell office:value-type="float" office:value="3.703" calcext:value-type="float">
            <text:p>3.703</text:p>
          </table:table-cell>
          <table:table-cell office:value-type="float" office:value="1.52892471513866" calcext:value-type="float">
            <text:p>1.52892471513866</text:p>
          </table:table-cell>
        </table:table-row>
        <table:table-row table:style-name="ro1">
          <table:table-cell office:value-type="string" calcext:value-type="string">
            <text:p>HfV</text:p>
          </table:table-cell>
          <table:table-cell office:value-type="float" office:value="-0.31422225" calcext:value-type="float">
            <text:p>-0.31422225</text:p>
          </table:table-cell>
          <table:table-cell office:value-type="float" office:value="3.3775" calcext:value-type="float">
            <text:p>3.3775</text:p>
          </table:table-cell>
          <table:table-cell office:value-type="float" office:value="1.30081772273485" calcext:value-type="float">
            <text:p>1.30081772273485</text:p>
          </table:table-cell>
        </table:table-row>
        <table:table-row table:style-name="ro1">
          <table:table-cell office:value-type="string" calcext:value-type="string">
            <text:p>ScNb</text:p>
          </table:table-cell>
          <table:table-cell office:value-type="float" office:value="-0.3127551" calcext:value-type="float">
            <text:p>-0.3127551</text:p>
          </table:table-cell>
          <table:table-cell office:value-type="float" office:value="3.6014" calcext:value-type="float">
            <text:p>3.6014</text:p>
          </table:table-cell>
          <table:table-cell office:value-type="float" office:value="2.1462867823338" calcext:value-type="float">
            <text:p>2.1462867823338</text:p>
          </table:table-cell>
        </table:table-row>
        <table:table-row table:style-name="ro1">
          <table:table-cell office:value-type="string" calcext:value-type="string">
            <text:p>NdSc</text:p>
          </table:table-cell>
          <table:table-cell office:value-type="float" office:value="-0.3108456" calcext:value-type="float">
            <text:p>-0.3108456</text:p>
          </table:table-cell>
          <table:table-cell office:value-type="float" office:value="4.0291" calcext:value-type="float">
            <text:p>4.0291</text:p>
          </table:table-cell>
          <table:table-cell office:value-type="float" office:value="1.57308956096598" calcext:value-type="float">
            <text:p>1.57308956096598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float" office:value="-0.30854642" calcext:value-type="float">
            <text:p>-0.30854642</text:p>
          </table:table-cell>
          <table:table-cell office:value-type="float" office:value="4.4479" calcext:value-type="float">
            <text:p>4.4479</text:p>
          </table:table-cell>
          <table:table-cell office:value-type="float" office:value="1.07672568737574" calcext:value-type="float">
            <text:p>1.07672568737574</text:p>
          </table:table-cell>
        </table:table-row>
        <table:table-row table:style-name="ro1">
          <table:table-cell office:value-type="string" calcext:value-type="string">
            <text:p>RbCa</text:p>
          </table:table-cell>
          <table:table-cell office:value-type="float" office:value="-0.30808887" calcext:value-type="float">
            <text:p>-0.30808887</text:p>
          </table:table-cell>
          <table:table-cell office:value-type="float" office:value="4.5355" calcext:value-type="float">
            <text:p>4.5355</text:p>
          </table:table-cell>
          <table:table-cell office:value-type="float" office:value="2.35189308329604" calcext:value-type="float">
            <text:p>2.35189308329604</text:p>
          </table:table-cell>
        </table:table-row>
        <table:table-row table:style-name="ro1">
          <table:table-cell office:value-type="string" calcext:value-type="string">
            <text:p>NdPd</text:p>
          </table:table-cell>
          <table:table-cell office:value-type="float" office:value="-0.30748013" calcext:value-type="float">
            <text:p>-0.30748013</text:p>
          </table:table-cell>
          <table:table-cell office:value-type="float" office:value="3.8384" calcext:value-type="float">
            <text:p>3.8384</text:p>
          </table:table-cell>
          <table:table-cell office:value-type="float" office:value="1.19195467842862" calcext:value-type="float">
            <text:p>1.19195467842862</text:p>
          </table:table-cell>
        </table:table-row>
        <table:table-row table:style-name="ro1">
          <table:table-cell office:value-type="string" calcext:value-type="string">
            <text:p>YNb</text:p>
          </table:table-cell>
          <table:table-cell office:value-type="float" office:value="-0.30691904" calcext:value-type="float">
            <text:p>-0.30691904</text:p>
          </table:table-cell>
          <table:table-cell office:value-type="float" office:value="3.8139" calcext:value-type="float">
            <text:p>3.8139</text:p>
          </table:table-cell>
          <table:table-cell office:value-type="float" office:value="1.63594710014632" calcext:value-type="float">
            <text:p>1.63594710014632</text:p>
          </table:table-cell>
        </table:table-row>
        <table:table-row table:style-name="ro1">
          <table:table-cell office:value-type="string" calcext:value-type="string">
            <text:p>LaCa</text:p>
          </table:table-cell>
          <table:table-cell office:value-type="float" office:value="-0.3050389" calcext:value-type="float">
            <text:p>-0.3050389</text:p>
          </table:table-cell>
          <table:table-cell office:value-type="float" office:value="4.3714" calcext:value-type="float">
            <text:p>4.3714</text:p>
          </table:table-cell>
          <table:table-cell office:value-type="float" office:value="1.66137301423476" calcext:value-type="float">
            <text:p>1.66137301423476</text:p>
          </table:table-cell>
        </table:table-row>
        <table:table-row table:style-name="ro1">
          <table:table-cell office:value-type="string" calcext:value-type="string">
            <text:p>SrRu</text:p>
          </table:table-cell>
          <table:table-cell office:value-type="float" office:value="-0.30491826" calcext:value-type="float">
            <text:p>-0.30491826</text:p>
          </table:table-cell>
          <table:table-cell office:value-type="float" office:value="3.7964" calcext:value-type="float">
            <text:p>3.7964</text:p>
          </table:table-cell>
          <table:table-cell office:value-type="float" office:value="1.57725718469331" calcext:value-type="float">
            <text:p>1.57725718469331</text:p>
          </table:table-cell>
        </table:table-row>
        <table:table-row table:style-name="ro1">
          <table:table-cell office:value-type="string" calcext:value-type="string">
            <text:p>ZrFe</text:p>
          </table:table-cell>
          <table:table-cell office:value-type="float" office:value="-0.304872" calcext:value-type="float">
            <text:p>-0.304872</text:p>
          </table:table-cell>
          <table:table-cell office:value-type="float" office:value="3.3794" calcext:value-type="float">
            <text:p>3.3794</text:p>
          </table:table-cell>
          <table:table-cell office:value-type="float" office:value="2.01463334488618" calcext:value-type="float">
            <text:p>2.01463334488618</text:p>
          </table:table-cell>
        </table:table-row>
        <table:table-row table:style-name="ro1">
          <table:table-cell office:value-type="string" calcext:value-type="string">
            <text:p>CsCa</text:p>
          </table:table-cell>
          <table:table-cell office:value-type="float" office:value="-0.3047032" calcext:value-type="float">
            <text:p>-0.3047032</text:p>
          </table:table-cell>
          <table:table-cell office:value-type="float" office:value="4.635" calcext:value-type="float">
            <text:p>4.635</text:p>
          </table:table-cell>
          <table:table-cell office:value-type="float" office:value="1.71800856144058" calcext:value-type="float">
            <text:p>1.71800856144058</text:p>
          </table:table-cell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-0.30436823" calcext:value-type="float">
            <text:p>-0.30436823</text:p>
          </table:table-cell>
          <table:table-cell office:value-type="float" office:value="4.2112" calcext:value-type="float">
            <text:p>4.2112</text:p>
          </table:table-cell>
          <table:table-cell office:value-type="float" office:value="1.28034831612107" calcext:value-type="float">
            <text:p>1.28034831612107</text:p>
          </table:table-cell>
        </table:table-row>
        <table:table-row table:style-name="ro1">
          <table:table-cell office:value-type="string" calcext:value-type="string">
            <text:p>HfCo</text:p>
          </table:table-cell>
          <table:table-cell office:value-type="float" office:value="-0.30377987" calcext:value-type="float">
            <text:p>-0.30377987</text:p>
          </table:table-cell>
          <table:table-cell office:value-type="float" office:value="3.3456" calcext:value-type="float">
            <text:p>3.3456</text:p>
          </table:table-cell>
          <table:table-cell office:value-type="float" office:value="1.25758267367137" calcext:value-type="float">
            <text:p>1.25758267367137</text:p>
          </table:table-cell>
        </table:table-row>
        <table:table-row table:style-name="ro1">
          <table:table-cell office:value-type="string" calcext:value-type="string">
            <text:p>ZrLi</text:p>
          </table:table-cell>
          <table:table-cell office:value-type="float" office:value="-0.30370903" calcext:value-type="float">
            <text:p>-0.30370903</text:p>
          </table:table-cell>
          <table:table-cell office:value-type="float" office:value="3.227" calcext:value-type="float">
            <text:p>3.227</text:p>
          </table:table-cell>
          <table:table-cell office:value-type="float" office:value="2.98829455665161" calcext:value-type="float">
            <text:p>2.98829455665161</text:p>
          </table:table-cell>
        </table:table-row>
        <table:table-row table:style-name="ro1">
          <table:table-cell office:value-type="string" calcext:value-type="string">
            <text:p>KLa</text:p>
          </table:table-cell>
          <table:table-cell office:value-type="float" office:value="-0.30206478" calcext:value-type="float">
            <text:p>-0.30206478</text:p>
          </table:table-cell>
          <table:table-cell office:value-type="float" office:value="4.9768" calcext:value-type="float">
            <text:p>4.9768</text:p>
          </table:table-cell>
          <table:table-cell office:value-type="float" office:value="1.6703641693512" calcext:value-type="float">
            <text:p>1.6703641693512</text:p>
          </table:table-cell>
        </table:table-row>
        <table:table-row table:style-name="ro1">
          <table:table-cell office:value-type="string" calcext:value-type="string">
            <text:p>CaZr</text:p>
          </table:table-cell>
          <table:table-cell office:value-type="float" office:value="-0.30052578" calcext:value-type="float">
            <text:p>-0.30052578</text:p>
          </table:table-cell>
          <table:table-cell office:value-type="float" office:value="3.9489" calcext:value-type="float">
            <text:p>3.9489</text:p>
          </table:table-cell>
          <table:table-cell office:value-type="float" office:value="2.2511085359464" calcext:value-type="float">
            <text:p>2.2511085359464</text:p>
          </table:table-cell>
        </table:table-row>
        <table:table-row table:style-name="ro1">
          <table:table-cell office:value-type="string" calcext:value-type="string">
            <text:p>NdNi</text:p>
          </table:table-cell>
          <table:table-cell office:value-type="float" office:value="-0.29957977" calcext:value-type="float">
            <text:p>-0.29957977</text:p>
          </table:table-cell>
          <table:table-cell office:value-type="float" office:value="3.6166" calcext:value-type="float">
            <text:p>3.6166</text:p>
          </table:table-cell>
          <table:table-cell office:value-type="float" office:value="1.46816442594801" calcext:value-type="float">
            <text:p>1.46816442594801</text:p>
          </table:table-cell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0.29863334" calcext:value-type="float">
            <text:p>-0.29863334</text:p>
          </table:table-cell>
          <table:table-cell office:value-type="float" office:value="4.6804" calcext:value-type="float">
            <text:p>4.6804</text:p>
          </table:table-cell>
          <table:table-cell office:value-type="float" office:value="1.32640659887963" calcext:value-type="float">
            <text:p>1.32640659887963</text:p>
          </table:table-cell>
        </table:table-row>
        <table:table-row table:style-name="ro1">
          <table:table-cell office:value-type="string" calcext:value-type="string">
            <text:p>ScCr</text:p>
          </table:table-cell>
          <table:table-cell office:value-type="float" office:value="-0.2960316" calcext:value-type="float">
            <text:p>-0.2960316</text:p>
          </table:table-cell>
          <table:table-cell office:value-type="float" office:value="3.3325" calcext:value-type="float">
            <text:p>3.3325</text:p>
          </table:table-cell>
          <table:table-cell office:value-type="float" office:value="3.02455097347927" calcext:value-type="float">
            <text:p>3.02455097347927</text:p>
          </table:table-cell>
        </table:table-row>
        <table:table-row table:style-name="ro1">
          <table:table-cell office:value-type="string" calcext:value-type="string">
            <text:p>YMn</text:p>
          </table:table-cell>
          <table:table-cell office:value-type="float" office:value="-0.29569295" calcext:value-type="float">
            <text:p>-0.29569295</text:p>
          </table:table-cell>
          <table:table-cell office:value-type="float" office:value="3.5661" calcext:value-type="float">
            <text:p>3.5661</text:p>
          </table:table-cell>
          <table:table-cell office:value-type="float" office:value="2.05887318393971" calcext:value-type="float">
            <text:p>2.05887318393971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float" office:value="-0.29434237" calcext:value-type="float">
            <text:p>-0.29434237</text:p>
          </table:table-cell>
          <table:table-cell office:value-type="float" office:value="3.5179" calcext:value-type="float">
            <text:p>3.5179</text:p>
          </table:table-cell>
          <table:table-cell office:value-type="float" office:value="3.05600523594391" calcext:value-type="float">
            <text:p>3.05600523594391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-0.29406652" calcext:value-type="float">
            <text:p>-0.29406652</text:p>
          </table:table-cell>
          <table:table-cell office:value-type="float" office:value="4.1929" calcext:value-type="float">
            <text:p>4.1929</text:p>
          </table:table-cell>
          <table:table-cell office:value-type="float" office:value="1.67213830557183" calcext:value-type="float">
            <text:p>1.67213830557183</text:p>
          </table:table-cell>
        </table:table-row>
        <table:table-row table:style-name="ro1">
          <table:table-cell office:value-type="string" calcext:value-type="string">
            <text:p>NdCo</text:p>
          </table:table-cell>
          <table:table-cell office:value-type="float" office:value="-0.29349503" calcext:value-type="float">
            <text:p>-0.29349503</text:p>
          </table:table-cell>
          <table:table-cell office:value-type="float" office:value="3.5845" calcext:value-type="float">
            <text:p>3.5845</text:p>
          </table:table-cell>
          <table:table-cell office:value-type="float" office:value="1.46645705363821" calcext:value-type="float">
            <text:p>1.46645705363821</text:p>
          </table:table-cell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0.2928573" calcext:value-type="float">
            <text:p>-0.2928573</text:p>
          </table:table-cell>
          <table:table-cell office:value-type="float" office:value="3.6592" calcext:value-type="float">
            <text:p>3.6592</text:p>
          </table:table-cell>
          <table:table-cell office:value-type="float" office:value="1.95843604184494" calcext:value-type="float">
            <text:p>1.95843604184494</text:p>
          </table:table-cell>
        </table:table-row>
        <table:table-row table:style-name="ro1">
          <table:table-cell office:value-type="string" calcext:value-type="string">
            <text:p>ScMn</text:p>
          </table:table-cell>
          <table:table-cell office:value-type="float" office:value="-0.29177675" calcext:value-type="float">
            <text:p>-0.29177675</text:p>
          </table:table-cell>
          <table:table-cell office:value-type="float" office:value="3.2692" calcext:value-type="float">
            <text:p>3.2692</text:p>
          </table:table-cell>
          <table:table-cell office:value-type="float" office:value="2.93809299825821" calcext:value-type="float">
            <text:p>2.93809299825821</text:p>
          </table:table-cell>
        </table:table-row>
        <table:table-row table:style-name="ro1">
          <table:table-cell office:value-type="string" calcext:value-type="string">
            <text:p>SrTi</text:p>
          </table:table-cell>
          <table:table-cell office:value-type="float" office:value="-0.29039142" calcext:value-type="float">
            <text:p>-0.29039142</text:p>
          </table:table-cell>
          <table:table-cell office:value-type="float" office:value="3.78" calcext:value-type="float">
            <text:p>3.78</text:p>
          </table:table-cell>
          <table:table-cell office:value-type="float" office:value="2.18309298869215" calcext:value-type="float">
            <text:p>2.18309298869215</text:p>
          </table:table-cell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-0.28919592" calcext:value-type="float">
            <text:p>-0.28919592</text:p>
          </table:table-cell>
          <table:table-cell office:value-type="float" office:value="4.4225" calcext:value-type="float">
            <text:p>4.4225</text:p>
          </table:table-cell>
          <table:table-cell office:value-type="float" office:value="1.66137301423476" calcext:value-type="float">
            <text:p>1.66137301423476</text:p>
          </table:table-cell>
        </table:table-row>
        <table:table-row table:style-name="ro1">
          <table:table-cell office:value-type="string" calcext:value-type="string">
            <text:p>LaTc</text:p>
          </table:table-cell>
          <table:table-cell office:value-type="float" office:value="-0.28802207" calcext:value-type="float">
            <text:p>-0.28802207</text:p>
          </table:table-cell>
          <table:table-cell office:value-type="float" office:value="3.8204" calcext:value-type="float">
            <text:p>3.8204</text:p>
          </table:table-cell>
          <table:table-cell office:value-type="float" office:value="1.26029631480175" calcext:value-type="float">
            <text:p>1.26029631480175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office:value-type="float" office:value="-0.28726184" calcext:value-type="float">
            <text:p>-0.28726184</text:p>
          </table:table-cell>
          <table:table-cell office:value-type="float" office:value="4.5165" calcext:value-type="float">
            <text:p>4.5165</text:p>
          </table:table-cell>
          <table:table-cell office:value-type="float" office:value="1.06250747998491" calcext:value-type="float">
            <text:p>1.06250747998491</text:p>
          </table:table-cell>
        </table:table-row>
        <table:table-row table:style-name="ro1">
          <table:table-cell office:value-type="string" calcext:value-type="string">
            <text:p>BaNi</text:p>
          </table:table-cell>
          <table:table-cell office:value-type="float" office:value="-0.2858176" calcext:value-type="float">
            <text:p>-0.2858176</text:p>
          </table:table-cell>
          <table:table-cell office:value-type="float" office:value="3.8092" calcext:value-type="float">
            <text:p>3.8092</text:p>
          </table:table-cell>
          <table:table-cell office:value-type="float" office:value="1.51916996132819" calcext:value-type="float">
            <text:p>1.51916996132819</text:p>
          </table:table-cell>
        </table:table-row>
        <table:table-row table:style-name="ro1">
          <table:table-cell office:value-type="string" calcext:value-type="string">
            <text:p>SrPt</text:p>
          </table:table-cell>
          <table:table-cell office:value-type="float" office:value="-0.28316912" calcext:value-type="float">
            <text:p>-0.28316912</text:p>
          </table:table-cell>
          <table:table-cell office:value-type="float" office:value="3.8115" calcext:value-type="float">
            <text:p>3.8115</text:p>
          </table:table-cell>
          <table:table-cell office:value-type="float" office:value="1.05828686895102" calcext:value-type="float">
            <text:p>1.05828686895102</text:p>
          </table:table-cell>
        </table:table-row>
        <table:table-row table:style-name="ro1">
          <table:table-cell office:value-type="string" calcext:value-type="string">
            <text:p>ScZr</text:p>
          </table:table-cell>
          <table:table-cell office:value-type="float" office:value="-0.28149828" calcext:value-type="float">
            <text:p>-0.28149828</text:p>
          </table:table-cell>
          <table:table-cell office:value-type="float" office:value="3.8722" calcext:value-type="float">
            <text:p>3.8722</text:p>
          </table:table-cell>
          <table:table-cell office:value-type="float" office:value="2.17222624462396" calcext:value-type="float">
            <text:p>2.17222624462396</text:p>
          </table:table-cell>
        </table:table-row>
        <table:table-row table:style-name="ro1">
          <table:table-cell office:value-type="string" calcext:value-type="string">
            <text:p>NaY</text:p>
          </table:table-cell>
          <table:table-cell office:value-type="float" office:value="-0.28105596" calcext:value-type="float">
            <text:p>-0.28105596</text:p>
          </table:table-cell>
          <table:table-cell office:value-type="float" office:value="4.2025" calcext:value-type="float">
            <text:p>4.2025</text:p>
          </table:table-cell>
          <table:table-cell office:value-type="float" office:value="2.63125196132614" calcext:value-type="float">
            <text:p>2.63125196132614</text:p>
          </table:table-cell>
        </table:table-row>
        <table:table-row table:style-name="ro1">
          <table:table-cell office:value-type="string" calcext:value-type="string">
            <text:p>BaLa</text:p>
          </table:table-cell>
          <table:table-cell office:value-type="float" office:value="-0.2807483" calcext:value-type="float">
            <text:p>-0.2807483</text:p>
          </table:table-cell>
          <table:table-cell office:value-type="float" office:value="4.6469" calcext:value-type="float">
            <text:p>4.6469</text:p>
          </table:table-cell>
          <table:table-cell office:value-type="float" office:value="1.08281177838465" calcext:value-type="float">
            <text:p>1.08281177838465</text:p>
          </table:table-cell>
        </table:table-row>
        <table:table-row table:style-name="ro1">
          <table:table-cell office:value-type="string" calcext:value-type="string">
            <text:p>HfTi</text:p>
          </table:table-cell>
          <table:table-cell office:value-type="float" office:value="-0.28016275" calcext:value-type="float">
            <text:p>-0.28016275</text:p>
          </table:table-cell>
          <table:table-cell office:value-type="float" office:value="3.5152" calcext:value-type="float">
            <text:p>3.5152</text:p>
          </table:table-cell>
          <table:table-cell office:value-type="float" office:value="1.31825320007139" calcext:value-type="float">
            <text:p>1.31825320007139</text:p>
          </table:table-cell>
        </table:table-row>
        <table:table-row table:style-name="ro1">
          <table:table-cell office:value-type="string" calcext:value-type="string">
            <text:p>RbY</text:p>
          </table:table-cell>
          <table:table-cell office:value-type="float" office:value="-0.277885" calcext:value-type="float">
            <text:p>-0.277885</text:p>
          </table:table-cell>
          <table:table-cell office:value-type="float" office:value="4.3512" calcext:value-type="float">
            <text:p>4.3512</text:p>
          </table:table-cell>
          <table:table-cell office:value-type="float" office:value="1.70454516628676" calcext:value-type="float">
            <text:p>1.70454516628676</text:p>
          </table:table-cell>
        </table:table-row>
        <table:table-row table:style-name="ro1">
          <table:table-cell office:value-type="string" calcext:value-type="string">
            <text:p>CaCa</text:p>
          </table:table-cell>
          <table:table-cell office:value-type="float" office:value="-0.27741915" calcext:value-type="float">
            <text:p>-0.27741915</text:p>
          </table:table-cell>
          <table:table-cell office:value-type="float" office:value="4.251" calcext:value-type="float">
            <text:p>4.251</text:p>
          </table:table-cell>
          <table:table-cell office:value-type="float" office:value="3.63528076882109" calcext:value-type="float">
            <text:p>3.63528076882109</text:p>
          </table:table-cell>
        </table:table-row>
        <table:table-row table:style-name="ro1">
          <table:table-cell office:value-type="string" calcext:value-type="string">
            <text:p>YHf</text:p>
          </table:table-cell>
          <table:table-cell office:value-type="float" office:value="-0.27687025" calcext:value-type="float">
            <text:p>-0.27687025</text:p>
          </table:table-cell>
          <table:table-cell office:value-type="float" office:value="3.9451" calcext:value-type="float">
            <text:p>3.9451</text:p>
          </table:table-cell>
          <table:table-cell office:value-type="float" office:value="1.11819528512848" calcext:value-type="float">
            <text:p>1.11819528512848</text:p>
          </table:table-cell>
        </table:table-row>
        <table:table-row table:style-name="ro1">
          <table:table-cell office:value-type="string" calcext:value-type="string">
            <text:p>NaSc</text:p>
          </table:table-cell>
          <table:table-cell office:value-type="float" office:value="-0.27593675" calcext:value-type="float">
            <text:p>-0.27593675</text:p>
          </table:table-cell>
          <table:table-cell office:value-type="float" office:value="3.8436" calcext:value-type="float">
            <text:p>3.8436</text:p>
          </table:table-cell>
          <table:table-cell office:value-type="float" office:value="4.26073164593612" calcext:value-type="float">
            <text:p>4.26073164593612</text:p>
          </table:table-cell>
        </table:table-row>
        <table:table-row table:style-name="ro1">
          <table:table-cell office:value-type="string" calcext:value-type="string">
            <text:p>CeRh</text:p>
          </table:table-cell>
          <table:table-cell office:value-type="float" office:value="-0.2728841" calcext:value-type="float">
            <text:p>-0.2728841</text:p>
          </table:table-cell>
          <table:table-cell office:value-type="float" office:value="3.7048" calcext:value-type="float">
            <text:p>3.7048</text:p>
          </table:table-cell>
          <table:table-cell office:value-type="float" office:value="1.22896871194299" calcext:value-type="float">
            <text:p>1.22896871194299</text:p>
          </table:table-cell>
        </table:table-row>
        <table:table-row table:style-name="ro1">
          <table:table-cell office:value-type="string" calcext:value-type="string">
            <text:p>KNd</text:p>
          </table:table-cell>
          <table:table-cell office:value-type="float" office:value="-0.27108076" calcext:value-type="float">
            <text:p>-0.27108076</text:p>
          </table:table-cell>
          <table:table-cell office:value-type="float" office:value="4.4754" calcext:value-type="float">
            <text:p>4.4754</text:p>
          </table:table-cell>
          <table:table-cell office:value-type="float" office:value="1.6225333503037" calcext:value-type="float">
            <text:p>1.6225333503037</text:p>
          </table:table-cell>
        </table:table-row>
        <table:table-row table:style-name="ro1">
          <table:table-cell office:value-type="string" calcext:value-type="string">
            <text:p>NdTi</text:p>
          </table:table-cell>
          <table:table-cell office:value-type="float" office:value="-0.26916668" calcext:value-type="float">
            <text:p>-0.26916668</text:p>
          </table:table-cell>
          <table:table-cell office:value-type="float" office:value="3.7694" calcext:value-type="float">
            <text:p>3.7694</text:p>
          </table:table-cell>
          <table:table-cell office:value-type="float" office:value="1.54962143221217" calcext:value-type="float">
            <text:p>1.54962143221217</text:p>
          </table:table-cell>
        </table:table-row>
        <table:table-row table:style-name="ro1">
          <table:table-cell office:value-type="string" calcext:value-type="string">
            <text:p>BaPt</text:p>
          </table:table-cell>
          <table:table-cell office:value-type="float" office:value="-0.26614377" calcext:value-type="float">
            <text:p>-0.26614377</text:p>
          </table:table-cell>
          <table:table-cell office:value-type="float" office:value="3.9689" calcext:value-type="float">
            <text:p>3.9689</text:p>
          </table:table-cell>
          <table:table-cell office:value-type="float" office:value="0.901462764062479" calcext:value-type="float">
            <text:p>0.901462764062479</text:p>
          </table:table-cell>
        </table:table-row>
        <table:table-row table:style-name="ro1">
          <table:table-cell office:value-type="string" calcext:value-type="string">
            <text:p>SrLa</text:p>
          </table:table-cell>
          <table:table-cell office:value-type="float" office:value="-0.2661219" calcext:value-type="float">
            <text:p>-0.2661219</text:p>
          </table:table-cell>
          <table:table-cell office:value-type="float" office:value="5" calcext:value-type="float">
            <text:p>5</text:p>
          </table:table-cell>
          <table:table-cell office:value-type="float" office:value="1.31728571236269" calcext:value-type="float">
            <text:p>1.31728571236269</text:p>
          </table:table-cell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-0.26323047" calcext:value-type="float">
            <text:p>-0.26323047</text:p>
          </table:table-cell>
          <table:table-cell office:value-type="float" office:value="3.6365" calcext:value-type="float">
            <text:p>3.6365</text:p>
          </table:table-cell>
          <table:table-cell office:value-type="float" office:value="2.17475576772513" calcext:value-type="float">
            <text:p>2.17475576772513</text:p>
          </table:table-cell>
        </table:table-row>
        <table:table-row table:style-name="ro1">
          <table:table-cell office:value-type="string" calcext:value-type="string">
            <text:p>ZrCr</text:p>
          </table:table-cell>
          <table:table-cell office:value-type="float" office:value="-0.26239756" calcext:value-type="float">
            <text:p>-0.26239756</text:p>
          </table:table-cell>
          <table:table-cell office:value-type="float" office:value="3.391" calcext:value-type="float">
            <text:p>3.391</text:p>
          </table:table-cell>
          <table:table-cell office:value-type="float" office:value="2.06765518867383" calcext:value-type="float">
            <text:p>2.06765518867383</text:p>
          </table:table-cell>
        </table:table-row>
        <table:table-row table:style-name="ro1">
          <table:table-cell office:value-type="string" calcext:value-type="string">
            <text:p>ZrRu</text:p>
          </table:table-cell>
          <table:table-cell office:value-type="float" office:value="-0.2598971" calcext:value-type="float">
            <text:p>-0.2598971</text:p>
          </table:table-cell>
          <table:table-cell office:value-type="float" office:value="3.5526" calcext:value-type="float">
            <text:p>3.5526</text:p>
          </table:table-cell>
          <table:table-cell office:value-type="float" office:value="1.54815367077105" calcext:value-type="float">
            <text:p>1.54815367077105</text:p>
          </table:table-cell>
        </table:table-row>
        <table:table-row table:style-name="ro1">
          <table:table-cell office:value-type="string" calcext:value-type="string">
            <text:p>HfRh</text:p>
          </table:table-cell>
          <table:table-cell office:value-type="float" office:value="-0.25973073" calcext:value-type="float">
            <text:p>-0.25973073</text:p>
          </table:table-cell>
          <table:table-cell office:value-type="float" office:value="3.4958" calcext:value-type="float">
            <text:p>3.4958</text:p>
          </table:table-cell>
          <table:table-cell office:value-type="float" office:value="1.06315562529297" calcext:value-type="float">
            <text:p>1.06315562529297</text:p>
          </table:table-cell>
        </table:table-row>
        <table:table-row table:style-name="ro1">
          <table:table-cell office:value-type="string" calcext:value-type="string">
            <text:p>SrNd</text:p>
          </table:table-cell>
          <table:table-cell office:value-type="float" office:value="-0.25918952" calcext:value-type="float">
            <text:p>-0.25918952</text:p>
          </table:table-cell>
          <table:table-cell office:value-type="float" office:value="4.4169" calcext:value-type="float">
            <text:p>4.4169</text:p>
          </table:table-cell>
          <table:table-cell office:value-type="float" office:value="1.28735740624956" calcext:value-type="float">
            <text:p>1.28735740624956</text:p>
          </table:table-cell>
        </table:table-row>
        <table:table-row table:style-name="ro1">
          <table:table-cell office:value-type="string" calcext:value-type="string">
            <text:p>BaTl</text:p>
          </table:table-cell>
          <table:table-cell office:value-type="float" office:value="-0.25915784" calcext:value-type="float">
            <text:p>-0.25915784</text:p>
          </table:table-cell>
          <table:table-cell office:value-type="float" office:value="4.418" calcext:value-type="float">
            <text:p>4.418</text:p>
          </table:table-cell>
          <table:table-cell office:value-type="float" office:value="0.877145552056176" calcext:value-type="float">
            <text:p>0.877145552056176</text:p>
          </table:table-cell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-0.25826615" calcext:value-type="float">
            <text:p>-0.25826615</text:p>
          </table:table-cell>
          <table:table-cell office:value-type="float" office:value="3.6001" calcext:value-type="float">
            <text:p>3.6001</text:p>
          </table:table-cell>
          <table:table-cell office:value-type="float" office:value="3.21534799069195" calcext:value-type="float">
            <text:p>3.21534799069195</text:p>
          </table:table-cell>
        </table:table-row>
        <table:table-row table:style-name="ro1">
          <table:table-cell office:value-type="string" calcext:value-type="string">
            <text:p>ScSc</text:p>
          </table:table-cell>
          <table:table-cell office:value-type="float" office:value="-0.25775763" calcext:value-type="float">
            <text:p>-0.25775763</text:p>
          </table:table-cell>
          <table:table-cell office:value-type="float" office:value="3.9011" calcext:value-type="float">
            <text:p>3.9011</text:p>
          </table:table-cell>
          <table:table-cell office:value-type="float" office:value="3.25367089509812" calcext:value-type="float">
            <text:p>3.25367089509812</text:p>
          </table:table-cell>
        </table:table-row>
        <table:table-row table:style-name="ro1">
          <table:table-cell office:value-type="string" calcext:value-type="string">
            <text:p>HfFe</text:p>
          </table:table-cell>
          <table:table-cell office:value-type="float" office:value="-0.25236827" calcext:value-type="float">
            <text:p>-0.25236827</text:p>
          </table:table-cell>
          <table:table-cell office:value-type="float" office:value="3.3415" calcext:value-type="float">
            <text:p>3.3415</text:p>
          </table:table-cell>
          <table:table-cell office:value-type="float" office:value="1.27394465476362" calcext:value-type="float">
            <text:p>1.27394465476362</text:p>
          </table:table-cell>
        </table:table-row>
        <table:table-row table:style-name="ro1">
          <table:table-cell office:value-type="string" calcext:value-type="string">
            <text:p>BaMg</text:p>
          </table:table-cell>
          <table:table-cell office:value-type="float" office:value="-0.25016767" calcext:value-type="float">
            <text:p>-0.25016767</text:p>
          </table:table-cell>
          <table:table-cell office:value-type="float" office:value="4.0961" calcext:value-type="float">
            <text:p>4.0961</text:p>
          </table:table-cell>
          <table:table-cell office:value-type="float" office:value="1.83644890292976" calcext:value-type="float">
            <text:p>1.83644890292976</text:p>
          </table:table-cell>
        </table:table-row>
        <table:table-row table:style-name="ro1">
          <table:table-cell office:value-type="string" calcext:value-type="string">
            <text:p>RbSr</text:p>
          </table:table-cell>
          <table:table-cell office:value-type="float" office:value="-0.24960166" calcext:value-type="float">
            <text:p>-0.24960166</text:p>
          </table:table-cell>
          <table:table-cell office:value-type="float" office:value="4.7907" calcext:value-type="float">
            <text:p>4.7907</text:p>
          </table:table-cell>
          <table:table-cell office:value-type="float" office:value="1.71699062219744" calcext:value-type="float">
            <text:p>1.71699062219744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float" office:value="-0.24851751" calcext:value-type="float">
            <text:p>-0.24851751</text:p>
          </table:table-cell>
          <table:table-cell office:value-type="float" office:value="3.6852" calcext:value-type="float">
            <text:p>3.6852</text:p>
          </table:table-cell>
          <table:table-cell office:value-type="float" office:value="2.143005667822" calcext:value-type="float">
            <text:p>2.143005667822</text:p>
          </table:table-cell>
        </table:table-row>
        <table:table-row table:style-name="ro1">
          <table:table-cell office:value-type="string" calcext:value-type="string">
            <text:p>NdLi</text:p>
          </table:table-cell>
          <table:table-cell office:value-type="float" office:value="-0.24820676" calcext:value-type="float">
            <text:p>-0.24820676</text:p>
          </table:table-cell>
          <table:table-cell office:value-type="float" office:value="3.7048" calcext:value-type="float">
            <text:p>3.7048</text:p>
          </table:table-cell>
          <table:table-cell office:value-type="float" office:value="1.96088603603913" calcext:value-type="float">
            <text:p>1.96088603603913</text:p>
          </table:table-cell>
        </table:table-row>
        <table:table-row table:style-name="ro1">
          <table:table-cell office:value-type="string" calcext:value-type="string">
            <text:p>SrZr</text:p>
          </table:table-cell>
          <table:table-cell office:value-type="float" office:value="-0.2468569" calcext:value-type="float">
            <text:p>-0.2468569</text:p>
          </table:table-cell>
          <table:table-cell office:value-type="float" office:value="4.0668" calcext:value-type="float">
            <text:p>4.0668</text:p>
          </table:table-cell>
          <table:table-cell office:value-type="float" office:value="1.66264708072049" calcext:value-type="float">
            <text:p>1.66264708072049</text:p>
          </table:table-cell>
        </table:table-row>
        <table:table-row table:style-name="ro1">
          <table:table-cell office:value-type="string" calcext:value-type="string">
            <text:p>LaHf</text:p>
          </table:table-cell>
          <table:table-cell office:value-type="float" office:value="-0.24664131" calcext:value-type="float">
            <text:p>-0.24664131</text:p>
          </table:table-cell>
          <table:table-cell office:value-type="float" office:value="4.0441" calcext:value-type="float">
            <text:p>4.0441</text:p>
          </table:table-cell>
          <table:table-cell office:value-type="float" office:value="0.943707228113513" calcext:value-type="float">
            <text:p>0.943707228113513</text:p>
          </table:table-cell>
        </table:table-row>
        <table:table-row table:style-name="ro1">
          <table:table-cell office:value-type="string" calcext:value-type="string">
            <text:p>SrNa</text:p>
          </table:table-cell>
          <table:table-cell office:value-type="float" office:value="-0.24637625" calcext:value-type="float">
            <text:p>-0.24637625</text:p>
          </table:table-cell>
          <table:table-cell office:value-type="float" office:value="4.1975" calcext:value-type="float">
            <text:p>4.1975</text:p>
          </table:table-cell>
          <table:table-cell office:value-type="float" office:value="2.66102656719672" calcext:value-type="float">
            <text:p>2.66102656719672</text:p>
          </table:table-cell>
        </table:table-row>
        <table:table-row table:style-name="ro1">
          <table:table-cell office:value-type="string" calcext:value-type="string">
            <text:p>MgCo</text:p>
          </table:table-cell>
          <table:table-cell office:value-type="float" office:value="-0.24637043" calcext:value-type="float">
            <text:p>-0.24637043</text:p>
          </table:table-cell>
          <table:table-cell office:value-type="float" office:value="3.1944" calcext:value-type="float">
            <text:p>3.1944</text:p>
          </table:table-cell>
          <table:table-cell office:value-type="float" office:value="3.50538994480943" calcext:value-type="float">
            <text:p>3.50538994480943</text:p>
          </table:table-cell>
        </table:table-row>
        <table:table-row table:style-name="ro1">
          <table:table-cell office:value-type="string" calcext:value-type="string">
            <text:p>CaHf</text:p>
          </table:table-cell>
          <table:table-cell office:value-type="float" office:value="-0.24615806" calcext:value-type="float">
            <text:p>-0.24615806</text:p>
          </table:table-cell>
          <table:table-cell office:value-type="float" office:value="3.9226" calcext:value-type="float">
            <text:p>3.9226</text:p>
          </table:table-cell>
          <table:table-cell office:value-type="float" office:value="1.36459008279277" calcext:value-type="float">
            <text:p>1.36459008279277</text:p>
          </table:table-cell>
        </table:table-row>
        <table:table-row table:style-name="ro1">
          <table:table-cell office:value-type="string" calcext:value-type="string">
            <text:p>SrFe</text:p>
          </table:table-cell>
          <table:table-cell office:value-type="float" office:value="-0.24431658" calcext:value-type="float">
            <text:p>-0.24431658</text:p>
          </table:table-cell>
          <table:table-cell office:value-type="float" office:value="3.6493" calcext:value-type="float">
            <text:p>3.6493</text:p>
          </table:table-cell>
          <table:table-cell office:value-type="float" office:value="2.06419848286033" calcext:value-type="float">
            <text:p>2.06419848286033</text:p>
          </table:table-cell>
        </table:table-row>
        <table:table-row table:style-name="ro1">
          <table:table-cell office:value-type="string" calcext:value-type="string">
            <text:p>HfNi</text:p>
          </table:table-cell>
          <table:table-cell office:value-type="float" office:value="-0.24406204" calcext:value-type="float">
            <text:p>-0.24406204</text:p>
          </table:table-cell>
          <table:table-cell office:value-type="float" office:value="3.3348" calcext:value-type="float">
            <text:p>3.3348</text:p>
          </table:table-cell>
          <table:table-cell office:value-type="float" office:value="1.25883809820537" calcext:value-type="float">
            <text:p>1.25883809820537</text:p>
          </table:table-cell>
        </table:table-row>
        <table:table-row table:style-name="ro1">
          <table:table-cell office:value-type="string" calcext:value-type="string">
            <text:p>SrSr</text:p>
          </table:table-cell>
          <table:table-cell office:value-type="float" office:value="-0.24109638" calcext:value-type="float">
            <text:p>-0.24109638</text:p>
          </table:table-cell>
          <table:table-cell office:value-type="float" office:value="4.5296" calcext:value-type="float">
            <text:p>4.5296</text:p>
          </table:table-cell>
          <table:table-cell office:value-type="float" office:value="1.69626119310133" calcext:value-type="float">
            <text:p>1.69626119310133</text:p>
          </table:table-cell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-0.23972043" calcext:value-type="float">
            <text:p>-0.23972043</text:p>
          </table:table-cell>
          <table:table-cell office:value-type="float" office:value="5.2405" calcext:value-type="float">
            <text:p>5.2405</text:p>
          </table:table-cell>
          <table:table-cell office:value-type="float" office:value="1.10658759229014" calcext:value-type="float">
            <text:p>1.10658759229014</text:p>
          </table:table-cell>
        </table:table-row>
        <table:table-row table:style-name="ro1">
          <table:table-cell office:value-type="string" calcext:value-type="string">
            <text:p>ScHf</text:p>
          </table:table-cell>
          <table:table-cell office:value-type="float" office:value="-0.23967415" calcext:value-type="float">
            <text:p>-0.23967415</text:p>
          </table:table-cell>
          <table:table-cell office:value-type="float" office:value="3.8436" calcext:value-type="float">
            <text:p>3.8436</text:p>
          </table:table-cell>
          <table:table-cell office:value-type="float" office:value="1.33519829484322" calcext:value-type="float">
            <text:p>1.33519829484322</text:p>
          </table:table-cell>
        </table:table-row>
        <table:table-row table:style-name="ro1">
          <table:table-cell office:value-type="string" calcext:value-type="string">
            <text:p>NdZr</text:p>
          </table:table-cell>
          <table:table-cell office:value-type="float" office:value="-0.23799369" calcext:value-type="float">
            <text:p>-0.23799369</text:p>
          </table:table-cell>
          <table:table-cell office:value-type="float" office:value="4.016" calcext:value-type="float">
            <text:p>4.016</text:p>
          </table:table-cell>
          <table:table-cell office:value-type="float" office:value="1.26790317507053" calcext:value-type="float">
            <text:p>1.26790317507053</text:p>
          </table:table-cell>
        </table:table-row>
        <table:table-row table:style-name="ro1">
          <table:table-cell office:value-type="string" calcext:value-type="string">
            <text:p>NdRu</text:p>
          </table:table-cell>
          <table:table-cell office:value-type="float" office:value="-0.23418784" calcext:value-type="float">
            <text:p>-0.23418784</text:p>
          </table:table-cell>
          <table:table-cell office:value-type="float" office:value="3.7456" calcext:value-type="float">
            <text:p>3.7456</text:p>
          </table:table-cell>
          <table:table-cell office:value-type="float" office:value="1.21763344490537" calcext:value-type="float">
            <text:p>1.21763344490537</text:p>
          </table:table-cell>
        </table:table-row>
        <table:table-row table:style-name="ro1">
          <table:table-cell office:value-type="string" calcext:value-type="string">
            <text:p>BaAg</text:p>
          </table:table-cell>
          <table:table-cell office:value-type="float" office:value="-0.23181507" calcext:value-type="float">
            <text:p>-0.23181507</text:p>
          </table:table-cell>
          <table:table-cell office:value-type="float" office:value="4.133" calcext:value-type="float">
            <text:p>4.133</text:p>
          </table:table-cell>
          <table:table-cell office:value-type="float" office:value="1.21820640497251" calcext:value-type="float">
            <text:p>1.21820640497251</text:p>
          </table:table-cell>
        </table:table-row>
        <table:table-row table:style-name="ro1">
          <table:table-cell office:value-type="string" calcext:value-type="string">
            <text:p>LaMo</text:p>
          </table:table-cell>
          <table:table-cell office:value-type="float" office:value="-0.23154941" calcext:value-type="float">
            <text:p>-0.23154941</text:p>
          </table:table-cell>
          <table:table-cell office:value-type="float" office:value="3.897" calcext:value-type="float">
            <text:p>3.897</text:p>
          </table:table-cell>
          <table:table-cell office:value-type="float" office:value="1.27121075612577" calcext:value-type="float">
            <text:p>1.27121075612577</text:p>
          </table:table-cell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-0.23145717" calcext:value-type="float">
            <text:p>-0.23145717</text:p>
          </table:table-cell>
          <table:table-cell office:value-type="float" office:value="4.1056" calcext:value-type="float">
            <text:p>4.1056</text:p>
          </table:table-cell>
          <table:table-cell office:value-type="float" office:value="3.05835896530285" calcext:value-type="float">
            <text:p>3.05835896530285</text:p>
          </table:table-cell>
        </table:table-row>
        <table:table-row table:style-name="ro1">
          <table:table-cell office:value-type="string" calcext:value-type="string">
            <text:p>ZrNb</text:p>
          </table:table-cell>
          <table:table-cell office:value-type="float" office:value="-0.23091525" calcext:value-type="float">
            <text:p>-0.23091525</text:p>
          </table:table-cell>
          <table:table-cell office:value-type="float" office:value="3.5993" calcext:value-type="float">
            <text:p>3.5993</text:p>
          </table:table-cell>
          <table:table-cell office:value-type="float" office:value="1.61568375168711" calcext:value-type="float">
            <text:p>1.61568375168711</text:p>
          </table:table-cell>
        </table:table-row>
        <table:table-row table:style-name="ro1">
          <table:table-cell office:value-type="string" calcext:value-type="string">
            <text:p>CsSc</text:p>
          </table:table-cell>
          <table:table-cell office:value-type="float" office:value="-0.22880822" calcext:value-type="float">
            <text:p>-0.22880822</text:p>
          </table:table-cell>
          <table:table-cell office:value-type="float" office:value="4.2695" calcext:value-type="float">
            <text:p>4.2695</text:p>
          </table:table-cell>
          <table:table-cell office:value-type="float" office:value="1.67167920268787" calcext:value-type="float">
            <text:p>1.67167920268787</text:p>
          </table:table-cell>
        </table:table-row>
        <table:table-row table:style-name="ro1">
          <table:table-cell office:value-type="string" calcext:value-type="string">
            <text:p>LaPt</text:p>
          </table:table-cell>
          <table:table-cell office:value-type="float" office:value="-0.2283507" calcext:value-type="float">
            <text:p>-0.2283507</text:p>
          </table:table-cell>
          <table:table-cell office:value-type="float" office:value="3.9144" calcext:value-type="float">
            <text:p>3.9144</text:p>
          </table:table-cell>
          <table:table-cell office:value-type="float" office:value="0.897240580631108" calcext:value-type="float">
            <text:p>0.897240580631108</text:p>
          </table:table-cell>
        </table:table-row>
        <table:table-row table:style-name="ro1">
          <table:table-cell office:value-type="string" calcext:value-type="string">
            <text:p>CaNb</text:p>
          </table:table-cell>
          <table:table-cell office:value-type="float" office:value="-0.22754776" calcext:value-type="float">
            <text:p>-0.22754776</text:p>
          </table:table-cell>
          <table:table-cell office:value-type="float" office:value="3.7531" calcext:value-type="float">
            <text:p>3.7531</text:p>
          </table:table-cell>
          <table:table-cell office:value-type="float" office:value="2.2232630091421" calcext:value-type="float">
            <text:p>2.2232630091421</text:p>
          </table:table-cell>
        </table:table-row>
        <table:table-row table:style-name="ro1">
          <table:table-cell office:value-type="string" calcext:value-type="string">
            <text:p>ZrMn</text:p>
          </table:table-cell>
          <table:table-cell office:value-type="float" office:value="-0.22635531" calcext:value-type="float">
            <text:p>-0.22635531</text:p>
          </table:table-cell>
          <table:table-cell office:value-type="float" office:value="3.3789" calcext:value-type="float">
            <text:p>3.3789</text:p>
          </table:table-cell>
          <table:table-cell office:value-type="float" office:value="2.02688103192618" calcext:value-type="float">
            <text:p>2.02688103192618</text:p>
          </table:table-cell>
        </table:table-row>
        <table:table-row table:style-name="ro1">
          <table:table-cell office:value-type="string" calcext:value-type="string">
            <text:p>LiSc</text:p>
          </table:table-cell>
          <table:table-cell office:value-type="float" office:value="-0.22408868" calcext:value-type="float">
            <text:p>-0.22408868</text:p>
          </table:table-cell>
          <table:table-cell office:value-type="float" office:value="3.7376" calcext:value-type="float">
            <text:p>3.7376</text:p>
          </table:table-cell>
          <table:table-cell office:value-type="float" office:value="5.50578968976597" calcext:value-type="float">
            <text:p>5.50578968976597</text:p>
          </table:table-cell>
        </table:table-row>
        <table:table-row table:style-name="ro1">
          <table:table-cell office:value-type="string" calcext:value-type="string">
            <text:p>NdLa</text:p>
          </table:table-cell>
          <table:table-cell office:value-type="float" office:value="-0.22349906" calcext:value-type="float">
            <text:p>-0.22349906</text:p>
          </table:table-cell>
          <table:table-cell office:value-type="float" office:value="4.3683" calcext:value-type="float">
            <text:p>4.3683</text:p>
          </table:table-cell>
          <table:table-cell office:value-type="float" office:value="1.05664687746978" calcext:value-type="float">
            <text:p>1.05664687746978</text:p>
          </table:table-cell>
        </table:table-row>
        <table:table-row table:style-name="ro1">
          <table:table-cell office:value-type="string" calcext:value-type="string">
            <text:p>CaMn</text:p>
          </table:table-cell>
          <table:table-cell office:value-type="float" office:value="-0.22274089" calcext:value-type="float">
            <text:p>-0.22274089</text:p>
          </table:table-cell>
          <table:table-cell office:value-type="float" office:value="3.5361" calcext:value-type="float">
            <text:p>3.5361</text:p>
          </table:table-cell>
          <table:table-cell office:value-type="float" office:value="3.08427597284023" calcext:value-type="float">
            <text:p>3.08427597284023</text:p>
          </table:table-cell>
        </table:table-row>
        <table:table-row table:style-name="ro1">
          <table:table-cell office:value-type="string" calcext:value-type="string">
            <text:p>ZrTc</text:p>
          </table:table-cell>
          <table:table-cell office:value-type="float" office:value="-0.22267023" calcext:value-type="float">
            <text:p>-0.22267023</text:p>
          </table:table-cell>
          <table:table-cell office:value-type="float" office:value="3.4857" calcext:value-type="float">
            <text:p>3.4857</text:p>
          </table:table-cell>
          <table:table-cell office:value-type="float" office:value="1.57287609295128" calcext:value-type="float">
            <text:p>1.57287609295128</text:p>
          </table:table-cell>
        </table:table-row>
        <table:table-row table:style-name="ro1">
          <table:table-cell office:value-type="string" calcext:value-type="string">
            <text:p>HfCr</text:p>
          </table:table-cell>
          <table:table-cell office:value-type="float" office:value="-0.22190759" calcext:value-type="float">
            <text:p>-0.22190759</text:p>
          </table:table-cell>
          <table:table-cell office:value-type="float" office:value="3.3639" calcext:value-type="float">
            <text:p>3.3639</text:p>
          </table:table-cell>
          <table:table-cell office:value-type="float" office:value="1.29494284439822" calcext:value-type="float">
            <text:p>1.29494284439822</text:p>
          </table:table-cell>
        </table:table-row>
        <table:table-row table:style-name="ro1">
          <table:table-cell office:value-type="string" calcext:value-type="string">
            <text:p>CsLa</text:p>
          </table:table-cell>
          <table:table-cell office:value-type="float" office:value="-0.21950781" calcext:value-type="float">
            <text:p>-0.21950781</text:p>
          </table:table-cell>
          <table:table-cell office:value-type="float" office:value="5.1908" calcext:value-type="float">
            <text:p>5.1908</text:p>
          </table:table-cell>
          <table:table-cell office:value-type="float" office:value="1.1002320809573" calcext:value-type="float">
            <text:p>1.1002320809573</text:p>
          </table:table-cell>
        </table:table-row>
        <table:table-row table:style-name="ro1">
          <table:table-cell office:value-type="string" calcext:value-type="string">
            <text:p>SrMg</text:p>
          </table:table-cell>
          <table:table-cell office:value-type="float" office:value="-0.21646553" calcext:value-type="float">
            <text:p>-0.21646553</text:p>
          </table:table-cell>
          <table:table-cell office:value-type="float" office:value="3.8848" calcext:value-type="float">
            <text:p>3.8848</text:p>
          </table:table-cell>
          <table:table-cell office:value-type="float" office:value="2.63057941786614" calcext:value-type="float">
            <text:p>2.63057941786614</text:p>
          </table:table-cell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0.21489966" calcext:value-type="float">
            <text:p>-0.21489966</text:p>
          </table:table-cell>
          <table:table-cell office:value-type="float" office:value="4.3978" calcext:value-type="float">
            <text:p>4.3978</text:p>
          </table:table-cell>
          <table:table-cell office:value-type="float" office:value="1.85123612773096" calcext:value-type="float">
            <text:p>1.85123612773096</text:p>
          </table:table-cell>
        </table:table-row>
        <table:table-row table:style-name="ro1">
          <table:table-cell office:value-type="string" calcext:value-type="string">
            <text:p>ScTa</text:p>
          </table:table-cell>
          <table:table-cell office:value-type="float" office:value="-0.21389915" calcext:value-type="float">
            <text:p>-0.21389915</text:p>
          </table:table-cell>
          <table:table-cell office:value-type="float" office:value="3.6412" calcext:value-type="float">
            <text:p>3.6412</text:p>
          </table:table-cell>
          <table:table-cell office:value-type="float" office:value="1.32086294596914" calcext:value-type="float">
            <text:p>1.32086294596914</text:p>
          </table:table-cell>
        </table:table-row>
        <table:table-row table:style-name="ro1">
          <table:table-cell office:value-type="string" calcext:value-type="string">
            <text:p>SrTl</text:p>
          </table:table-cell>
          <table:table-cell office:value-type="float" office:value="-0.21350724" calcext:value-type="float">
            <text:p>-0.21350724</text:p>
          </table:table-cell>
          <table:table-cell office:value-type="float" office:value="4.3297" calcext:value-type="float">
            <text:p>4.3297</text:p>
          </table:table-cell>
          <table:table-cell office:value-type="float" office:value="1.02492950478587" calcext:value-type="float">
            <text:p>1.02492950478587</text:p>
          </table:table-cell>
        </table:table-row>
        <table:table-row table:style-name="ro1">
          <table:table-cell office:value-type="string" calcext:value-type="string">
            <text:p>CsSr</text:p>
          </table:table-cell>
          <table:table-cell office:value-type="float" office:value="-0.21267343" calcext:value-type="float">
            <text:p>-0.21267343</text:p>
          </table:table-cell>
          <table:table-cell office:value-type="float" office:value="4.9745" calcext:value-type="float">
            <text:p>4.9745</text:p>
          </table:table-cell>
          <table:table-cell office:value-type="float" office:value="1.3526413994999" calcext:value-type="float">
            <text:p>1.3526413994999</text:p>
          </table:table-cell>
        </table:table-row>
        <table:table-row table:style-name="ro1">
          <table:table-cell office:value-type="string" calcext:value-type="string">
            <text:p>KBa</text:p>
          </table:table-cell>
          <table:table-cell office:value-type="float" office:value="-0.21180156" calcext:value-type="float">
            <text:p>-0.21180156</text:p>
          </table:table-cell>
          <table:table-cell office:value-type="float" office:value="5.0365" calcext:value-type="float">
            <text:p>5.0365</text:p>
          </table:table-cell>
          <table:table-cell office:value-type="float" office:value="1.68505702340585" calcext:value-type="float">
            <text:p>1.68505702340585</text:p>
          </table:table-cell>
        </table:table-row>
        <table:table-row table:style-name="ro1">
          <table:table-cell office:value-type="string" calcext:value-type="string">
            <text:p>TlY</text:p>
          </table:table-cell>
          <table:table-cell office:value-type="float" office:value="-0.21120867" calcext:value-type="float">
            <text:p>-0.21120867</text:p>
          </table:table-cell>
          <table:table-cell office:value-type="float" office:value="4.2498" calcext:value-type="float">
            <text:p>4.2498</text:p>
          </table:table-cell>
          <table:table-cell office:value-type="float" office:value="1.02048182366098" calcext:value-type="float">
            <text:p>1.02048182366098</text:p>
          </table:table-cell>
        </table:table-row>
        <table:table-row table:style-name="ro1">
          <table:table-cell office:value-type="string" calcext:value-type="string">
            <text:p>CeCo</text:p>
          </table:table-cell>
          <table:table-cell office:value-type="float" office:value="-0.21097146" calcext:value-type="float">
            <text:p>-0.21097146</text:p>
          </table:table-cell>
          <table:table-cell office:value-type="float" office:value="3.562" calcext:value-type="float">
            <text:p>3.562</text:p>
          </table:table-cell>
          <table:table-cell office:value-type="float" office:value="1.49639970482946" calcext:value-type="float">
            <text:p>1.49639970482946</text:p>
          </table:table-cell>
        </table:table-row>
        <table:table-row table:style-name="ro1">
          <table:table-cell office:value-type="string" calcext:value-type="string">
            <text:p>LaNb</text:p>
          </table:table-cell>
          <table:table-cell office:value-type="float" office:value="-0.21090001" calcext:value-type="float">
            <text:p>-0.21090001</text:p>
          </table:table-cell>
          <table:table-cell office:value-type="float" office:value="3.9703" calcext:value-type="float">
            <text:p>3.9703</text:p>
          </table:table-cell>
          <table:table-cell office:value-type="float" office:value="1.28763232604314" calcext:value-type="float">
            <text:p>1.28763232604314</text:p>
          </table:table-cell>
        </table:table-row>
        <table:table-row table:style-name="ro1">
          <table:table-cell office:value-type="string" calcext:value-type="string">
            <text:p>MgSc</text:p>
          </table:table-cell>
          <table:table-cell office:value-type="float" office:value="-0.21024708" calcext:value-type="float">
            <text:p>-0.21024708</text:p>
          </table:table-cell>
          <table:table-cell office:value-type="float" office:value="3.8298" calcext:value-type="float">
            <text:p>3.8298</text:p>
          </table:table-cell>
          <table:table-cell office:value-type="float" office:value="4.18320704294788" calcext:value-type="float">
            <text:p>4.18320704294788</text:p>
          </table:table-cell>
        </table:table-row>
        <table:table-row table:style-name="ro1">
          <table:table-cell office:value-type="string" calcext:value-type="string">
            <text:p>YTa</text:p>
          </table:table-cell>
          <table:table-cell office:value-type="float" office:value="-0.20972653" calcext:value-type="float">
            <text:p>-0.20972653</text:p>
          </table:table-cell>
          <table:table-cell office:value-type="float" office:value="3.821" calcext:value-type="float">
            <text:p>3.821</text:p>
          </table:table-cell>
          <table:table-cell office:value-type="float" office:value="1.10812340553483" calcext:value-type="float">
            <text:p>1.10812340553483</text:p>
          </table:table-cell>
        </table:table-row>
        <table:table-row table:style-name="ro1">
          <table:table-cell office:value-type="string" calcext:value-type="string">
            <text:p>SrIr</text:p>
          </table:table-cell>
          <table:table-cell office:value-type="float" office:value="-0.20937969" calcext:value-type="float">
            <text:p>-0.20937969</text:p>
          </table:table-cell>
          <table:table-cell office:value-type="float" office:value="3.7559" calcext:value-type="float">
            <text:p>3.7559</text:p>
          </table:table-cell>
          <table:table-cell office:value-type="float" office:value="1.06901337555339" calcext:value-type="float">
            <text:p>1.06901337555339</text:p>
          </table:table-cell>
        </table:table-row>
        <table:table-row table:style-name="ro1">
          <table:table-cell office:value-type="string" calcext:value-type="string">
            <text:p>RbSc</text:p>
          </table:table-cell>
          <table:table-cell office:value-type="float" office:value="-0.20731683" calcext:value-type="float">
            <text:p>-0.20731683</text:p>
          </table:table-cell>
          <table:table-cell office:value-type="float" office:value="4.1718" calcext:value-type="float">
            <text:p>4.1718</text:p>
          </table:table-cell>
          <table:table-cell office:value-type="float" office:value="2.26592425853181" calcext:value-type="float">
            <text:p>2.26592425853181</text:p>
          </table:table-cell>
        </table:table-row>
        <table:table-row table:style-name="ro1">
          <table:table-cell office:value-type="string" calcext:value-type="string">
            <text:p>TiCo</text:p>
          </table:table-cell>
          <table:table-cell office:value-type="float" office:value="-0.20719151" calcext:value-type="float">
            <text:p>-0.20719151</text:p>
          </table:table-cell>
          <table:table-cell office:value-type="float" office:value="3.2654" calcext:value-type="float">
            <text:p>3.2654</text:p>
          </table:table-cell>
          <table:table-cell office:value-type="float" office:value="2.75333222883902" calcext:value-type="float">
            <text:p>2.75333222883902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0.20555666" calcext:value-type="float">
            <text:p>-0.20555666</text:p>
          </table:table-cell>
          <table:table-cell office:value-type="float" office:value="4.1706" calcext:value-type="float">
            <text:p>4.1706</text:p>
          </table:table-cell>
          <table:table-cell office:value-type="float" office:value="1.46256545478844" calcext:value-type="float">
            <text:p>1.46256545478844</text:p>
          </table:table-cell>
        </table:table-row>
        <table:table-row table:style-name="ro1">
          <table:table-cell office:value-type="string" calcext:value-type="string">
            <text:p>TlSc</text:p>
          </table:table-cell>
          <table:table-cell office:value-type="float" office:value="-0.20371771" calcext:value-type="float">
            <text:p>-0.20371771</text:p>
          </table:table-cell>
          <table:table-cell office:value-type="float" office:value="4.0288" calcext:value-type="float">
            <text:p>4.0288</text:p>
          </table:table-cell>
          <table:table-cell office:value-type="float" office:value="1.19820243719373" calcext:value-type="float">
            <text:p>1.19820243719373</text:p>
          </table:table-cell>
        </table:table-row>
        <table:table-row table:style-name="ro1">
          <table:table-cell office:value-type="string" calcext:value-type="string">
            <text:p>ZrMo</text:p>
          </table:table-cell>
          <table:table-cell office:value-type="float" office:value="-0.20222338" calcext:value-type="float">
            <text:p>-0.20222338</text:p>
          </table:table-cell>
          <table:table-cell office:value-type="float" office:value="3.5576" calcext:value-type="float">
            <text:p>3.5576</text:p>
          </table:table-cell>
          <table:table-cell office:value-type="float" office:value="1.58991254014058" calcext:value-type="float">
            <text:p>1.58991254014058</text:p>
          </table:table-cell>
        </table:table-row>
        <table:table-row table:style-name="ro1">
          <table:table-cell office:value-type="string" calcext:value-type="string">
            <text:p>BaCs</text:p>
          </table:table-cell>
          <table:table-cell office:value-type="float" office:value="-0.20129462" calcext:value-type="float">
            <text:p>-0.20129462</text:p>
          </table:table-cell>
          <table:table-cell office:value-type="float" office:value="4.7901" calcext:value-type="float">
            <text:p>4.7901</text:p>
          </table:table-cell>
          <table:table-cell office:value-type="float" office:value="1.10658759229014" calcext:value-type="float">
            <text:p>1.10658759229014</text:p>
          </table:table-cell>
        </table:table-row>
        <table:table-row table:style-name="ro1">
          <table:table-cell office:value-type="string" calcext:value-type="string">
            <text:p>NdCa</text:p>
          </table:table-cell>
          <table:table-cell office:value-type="float" office:value="-0.19898361" calcext:value-type="float">
            <text:p>-0.19898361</text:p>
          </table:table-cell>
          <table:table-cell office:value-type="float" office:value="4.271" calcext:value-type="float">
            <text:p>4.271</text:p>
          </table:table-cell>
          <table:table-cell office:value-type="float" office:value="1.61404843778674" calcext:value-type="float">
            <text:p>1.61404843778674</text:p>
          </table:table-cell>
        </table:table-row>
        <table:table-row table:style-name="ro1">
          <table:table-cell office:value-type="string" calcext:value-type="string">
            <text:p>SrHf</text:p>
          </table:table-cell>
          <table:table-cell office:value-type="float" office:value="-0.19892311" calcext:value-type="float">
            <text:p>-0.19892311</text:p>
          </table:table-cell>
          <table:table-cell office:value-type="float" office:value="4.0125" calcext:value-type="float">
            <text:p>4.0125</text:p>
          </table:table-cell>
          <table:table-cell office:value-type="float" office:value="1.12353772558202" calcext:value-type="float">
            <text:p>1.12353772558202</text:p>
          </table:table-cell>
        </table:table-row>
        <table:table-row table:style-name="ro1">
          <table:table-cell office:value-type="string" calcext:value-type="string">
            <text:p>NaRh</text:p>
          </table:table-cell>
          <table:table-cell office:value-type="float" office:value="-0.19890392" calcext:value-type="float">
            <text:p>-0.19890392</text:p>
          </table:table-cell>
          <table:table-cell office:value-type="float" office:value="3.5859" calcext:value-type="float">
            <text:p>3.5859</text:p>
          </table:table-cell>
          <table:table-cell office:value-type="float" office:value="2.34551765521129" calcext:value-type="float">
            <text:p>2.34551765521129</text:p>
          </table:table-cell>
        </table:table-row>
        <table:table-row table:style-name="ro1">
          <table:table-cell office:value-type="string" calcext:value-type="string">
            <text:p>CeSc</text:p>
          </table:table-cell>
          <table:table-cell office:value-type="float" office:value="-0.19769871" calcext:value-type="float">
            <text:p>-0.19769871</text:p>
          </table:table-cell>
          <table:table-cell office:value-type="float" office:value="4.0382" calcext:value-type="float">
            <text:p>4.0382</text:p>
          </table:table-cell>
          <table:table-cell office:value-type="float" office:value="1.60759628506616" calcext:value-type="float">
            <text:p>1.60759628506616</text:p>
          </table:table-cell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-0.19758677" calcext:value-type="float">
            <text:p>-0.19758677</text:p>
          </table:table-cell>
          <table:table-cell office:value-type="float" office:value="4.2269" calcext:value-type="float">
            <text:p>4.2269</text:p>
          </table:table-cell>
          <table:table-cell office:value-type="float" office:value="1.30311416713787" calcext:value-type="float">
            <text:p>1.30311416713787</text:p>
          </table:table-cell>
        </table:table-row>
        <table:table-row table:style-name="ro1">
          <table:table-cell office:value-type="string" calcext:value-type="string">
            <text:p>CeTi</text:p>
          </table:table-cell>
          <table:table-cell office:value-type="float" office:value="-0.1954888" calcext:value-type="float">
            <text:p>-0.1954888</text:p>
          </table:table-cell>
          <table:table-cell office:value-type="float" office:value="3.7496" calcext:value-type="float">
            <text:p>3.7496</text:p>
          </table:table-cell>
          <table:table-cell office:value-type="float" office:value="1.58309530518334" calcext:value-type="float">
            <text:p>1.58309530518334</text:p>
          </table:table-cell>
        </table:table-row>
        <table:table-row table:style-name="ro1">
          <table:table-cell office:value-type="string" calcext:value-type="string">
            <text:p>CsRh</text:p>
          </table:table-cell>
          <table:table-cell office:value-type="float" office:value="-0.19455785" calcext:value-type="float">
            <text:p>-0.19455785</text:p>
          </table:table-cell>
          <table:table-cell office:value-type="float" office:value="3.8536" calcext:value-type="float">
            <text:p>3.8536</text:p>
          </table:table-cell>
          <table:table-cell office:value-type="float" office:value="1.26607192744366" calcext:value-type="float">
            <text:p>1.26607192744366</text:p>
          </table:table-cell>
        </table:table-row>
        <table:table-row table:style-name="ro1">
          <table:table-cell office:value-type="string" calcext:value-type="string">
            <text:p>MgRh</text:p>
          </table:table-cell>
          <table:table-cell office:value-type="float" office:value="-0.19384718" calcext:value-type="float">
            <text:p>-0.19384718</text:p>
          </table:table-cell>
          <table:table-cell office:value-type="float" office:value="3.5396" calcext:value-type="float">
            <text:p>3.5396</text:p>
          </table:table-cell>
          <table:table-cell office:value-type="float" office:value="2.32183037466622" calcext:value-type="float">
            <text:p>2.32183037466622</text:p>
          </table:table-cell>
        </table:table-row>
        <table:table-row table:style-name="ro1">
          <table:table-cell office:value-type="string" calcext:value-type="string">
            <text:p>LaGd</text:p>
          </table:table-cell>
          <table:table-cell office:value-type="float" office:value="-0.19255656" calcext:value-type="float">
            <text:p>-0.19255656</text:p>
          </table:table-cell>
          <table:table-cell office:value-type="float" office:value="4.2207" calcext:value-type="float">
            <text:p>4.2207</text:p>
          </table:table-cell>
          <table:table-cell office:value-type="float" office:value="1.01070498562919" calcext:value-type="float">
            <text:p>1.01070498562919</text:p>
          </table:table-cell>
        </table:table-row>
        <table:table-row table:style-name="ro1">
          <table:table-cell office:value-type="string" calcext:value-type="string">
            <text:p>TeY</text:p>
          </table:table-cell>
          <table:table-cell office:value-type="float" office:value="-0.19230308" calcext:value-type="float">
            <text:p>-0.19230308</text:p>
          </table:table-cell>
          <table:table-cell office:value-type="float" office:value="4.1884" calcext:value-type="float">
            <text:p>4.1884</text:p>
          </table:table-cell>
          <table:table-cell office:value-type="float" office:value="1.37740834758236" calcext:value-type="float">
            <text:p>1.37740834758236</text:p>
          </table:table-cell>
        </table:table-row>
        <table:table-row table:style-name="ro1">
          <table:table-cell office:value-type="string" calcext:value-type="string">
            <text:p>CeNi</text:p>
          </table:table-cell>
          <table:table-cell office:value-type="float" office:value="-0.19130109" calcext:value-type="float">
            <text:p>-0.19130109</text:p>
          </table:table-cell>
          <table:table-cell office:value-type="float" office:value="3.6026" calcext:value-type="float">
            <text:p>3.6026</text:p>
          </table:table-cell>
          <table:table-cell office:value-type="float" office:value="1.49817755471572" calcext:value-type="float">
            <text:p>1.49817755471572</text:p>
          </table:table-cell>
        </table:table-row>
        <table:table-row table:style-name="ro1">
          <table:table-cell office:value-type="string" calcext:value-type="string">
            <text:p>CaCr</text:p>
          </table:table-cell>
          <table:table-cell office:value-type="float" office:value="-0.19121316" calcext:value-type="float">
            <text:p>-0.19121316</text:p>
          </table:table-cell>
          <table:table-cell office:value-type="float" office:value="3.5973" calcext:value-type="float">
            <text:p>3.5973</text:p>
          </table:table-cell>
          <table:table-cell office:value-type="float" office:value="3.17969099639614" calcext:value-type="float">
            <text:p>3.17969099639614</text:p>
          </table:table-cell>
        </table:table-row>
        <table:table-row table:style-name="ro1">
          <table:table-cell office:value-type="string" calcext:value-type="string">
            <text:p>TiTi</text:p>
          </table:table-cell>
          <table:table-cell office:value-type="float" office:value="-0.19101834" calcext:value-type="float">
            <text:p>-0.19101834</text:p>
          </table:table-cell>
          <table:table-cell office:value-type="float" office:value="3.4418" calcext:value-type="float">
            <text:p>3.4418</text:p>
          </table:table-cell>
          <table:table-cell office:value-type="float" office:value="3.06185373472197" calcext:value-type="float">
            <text:p>3.06185373472197</text:p>
          </table:table-cell>
        </table:table-row>
        <table:table-row table:style-name="ro1">
          <table:table-cell office:value-type="string" calcext:value-type="string">
            <text:p>BaTi</text:p>
          </table:table-cell>
          <table:table-cell office:value-type="float" office:value="-0.19067879" calcext:value-type="float">
            <text:p>-0.19067879</text:p>
          </table:table-cell>
          <table:table-cell office:value-type="float" office:value="3.9578" calcext:value-type="float">
            <text:p>3.9578</text:p>
          </table:table-cell>
          <table:table-cell office:value-type="float" office:value="1.60655351337084" calcext:value-type="float">
            <text:p>1.60655351337084</text:p>
          </table:table-cell>
        </table:table-row>
        <table:table-row table:style-name="ro1">
          <table:table-cell office:value-type="string" calcext:value-type="string">
            <text:p>GdCo</text:p>
          </table:table-cell>
          <table:table-cell office:value-type="float" office:value="-0.19022642" calcext:value-type="float">
            <text:p>-0.19022642</text:p>
          </table:table-cell>
          <table:table-cell office:value-type="float" office:value="3.4676" calcext:value-type="float">
            <text:p>3.4676</text:p>
          </table:table-cell>
          <table:table-cell office:value-type="float" office:value="1.37943578128647" calcext:value-type="float">
            <text:p>1.37943578128647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float" office:value="-0.1899965" calcext:value-type="float">
            <text:p>-0.1899965</text:p>
          </table:table-cell>
          <table:table-cell office:value-type="float" office:value="3.8988" calcext:value-type="float">
            <text:p>3.8988</text:p>
          </table:table-cell>
          <table:table-cell office:value-type="float" office:value="1.56779572479586" calcext:value-type="float">
            <text:p>1.56779572479586</text:p>
          </table:table-cell>
        </table:table-row>
        <table:table-row table:style-name="ro1">
          <table:table-cell office:value-type="string" calcext:value-type="string">
            <text:p>SrMo</text:p>
          </table:table-cell>
          <table:table-cell office:value-type="float" office:value="-0.18992169" calcext:value-type="float">
            <text:p>-0.18992169</text:p>
          </table:table-cell>
          <table:table-cell office:value-type="float" office:value="3.7742" calcext:value-type="float">
            <text:p>3.7742</text:p>
          </table:table-cell>
          <table:table-cell office:value-type="float" office:value="1.62062283857196" calcext:value-type="float">
            <text:p>1.62062283857196</text:p>
          </table:table-cell>
        </table:table-row>
        <table:table-row table:style-name="ro1">
          <table:table-cell office:value-type="string" calcext:value-type="string">
            <text:p>SeSc</text:p>
          </table:table-cell>
          <table:table-cell office:value-type="float" office:value="-0.18937555" calcext:value-type="float">
            <text:p>-0.18937555</text:p>
          </table:table-cell>
          <table:table-cell office:value-type="float" office:value="3.7892" calcext:value-type="float">
            <text:p>3.7892</text:p>
          </table:table-cell>
          <table:table-cell office:value-type="float" office:value="2.38209105404445" calcext:value-type="float">
            <text:p>2.38209105404445</text:p>
          </table:table-cell>
        </table:table-row>
        <table:table-row table:style-name="ro1">
          <table:table-cell office:value-type="string" calcext:value-type="string">
            <text:p>HfNb</text:p>
          </table:table-cell>
          <table:table-cell office:value-type="float" office:value="-0.18914068" calcext:value-type="float">
            <text:p>-0.18914068</text:p>
          </table:table-cell>
          <table:table-cell office:value-type="float" office:value="3.5992" calcext:value-type="float">
            <text:p>3.5992</text:p>
          </table:table-cell>
          <table:table-cell office:value-type="float" office:value="1.10189410254784" calcext:value-type="float">
            <text:p>1.10189410254784</text:p>
          </table:table-cell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-0.18865737" calcext:value-type="float">
            <text:p>-0.18865737</text:p>
          </table:table-cell>
          <table:table-cell office:value-type="float" office:value="4.4474" calcext:value-type="float">
            <text:p>4.4474</text:p>
          </table:table-cell>
          <table:table-cell office:value-type="float" office:value="2.31317158833927" calcext:value-type="float">
            <text:p>2.31317158833927</text:p>
          </table:table-cell>
        </table:table-row>
        <table:table-row table:style-name="ro1">
          <table:table-cell office:value-type="string" calcext:value-type="string">
            <text:p>KLi</text:p>
          </table:table-cell>
          <table:table-cell office:value-type="float" office:value="-0.18799604" calcext:value-type="float">
            <text:p>-0.18799604</text:p>
          </table:table-cell>
          <table:table-cell office:value-type="float" office:value="4.2002" calcext:value-type="float">
            <text:p>4.2002</text:p>
          </table:table-cell>
          <table:table-cell office:value-type="float" office:value="6.16312211697911" calcext:value-type="float">
            <text:p>6.16312211697911</text:p>
          </table:table-cell>
        </table:table-row>
        <table:table-row table:style-name="ro1">
          <table:table-cell office:value-type="string" calcext:value-type="string">
            <text:p>SrV</text:p>
          </table:table-cell>
          <table:table-cell office:value-type="float" office:value="-0.18774873" calcext:value-type="float">
            <text:p>-0.18774873</text:p>
          </table:table-cell>
          <table:table-cell office:value-type="float" office:value="3.7074" calcext:value-type="float">
            <text:p>3.7074</text:p>
          </table:table-cell>
          <table:table-cell office:value-type="float" office:value="2.1356875133665" calcext:value-type="float">
            <text:p>2.1356875133665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-0.18761429" calcext:value-type="float">
            <text:p>-0.18761429</text:p>
          </table:table-cell>
          <table:table-cell office:value-type="float" office:value="3.7454" calcext:value-type="float">
            <text:p>3.7454</text:p>
          </table:table-cell>
          <table:table-cell office:value-type="float" office:value="1.09650201923946" calcext:value-type="float">
            <text:p>1.09650201923946</text:p>
          </table:table-cell>
        </table:table-row>
        <table:table-row table:style-name="ro1">
          <table:table-cell office:value-type="string" calcext:value-type="string">
            <text:p>ZrPd</text:p>
          </table:table-cell>
          <table:table-cell office:value-type="float" office:value="-0.18677905" calcext:value-type="float">
            <text:p>-0.18677905</text:p>
          </table:table-cell>
          <table:table-cell office:value-type="float" office:value="3.6211" calcext:value-type="float">
            <text:p>3.6211</text:p>
          </table:table-cell>
          <table:table-cell office:value-type="float" office:value="1.50687838239335" calcext:value-type="float">
            <text:p>1.50687838239335</text:p>
          </table:table-cell>
        </table:table-row>
        <table:table-row table:style-name="ro1">
          <table:table-cell office:value-type="string" calcext:value-type="string">
            <text:p>CePd</text:p>
          </table:table-cell>
          <table:table-cell office:value-type="float" office:value="-0.18530281" calcext:value-type="float">
            <text:p>-0.18530281</text:p>
          </table:table-cell>
          <table:table-cell office:value-type="float" office:value="3.8227" calcext:value-type="float">
            <text:p>3.8227</text:p>
          </table:table-cell>
          <table:table-cell office:value-type="float" office:value="1.21166139645396" calcext:value-type="float">
            <text:p>1.21166139645396</text:p>
          </table:table-cell>
        </table:table-row>
        <table:table-row table:style-name="ro1">
          <table:table-cell office:value-type="string" calcext:value-type="string">
            <text:p>BaZr</text:p>
          </table:table-cell>
          <table:table-cell office:value-type="float" office:value="-0.18526506" calcext:value-type="float">
            <text:p>-0.18526506</text:p>
          </table:table-cell>
          <table:table-cell office:value-type="float" office:value="4.1873" calcext:value-type="float">
            <text:p>4.1873</text:p>
          </table:table-cell>
          <table:table-cell office:value-type="float" office:value="1.30576372681624" calcext:value-type="float">
            <text:p>1.30576372681624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-0.1850963" calcext:value-type="float">
            <text:p>-0.1850963</text:p>
          </table:table-cell>
          <table:table-cell office:value-type="float" office:value="4.402" calcext:value-type="float">
            <text:p>4.402</text:p>
          </table:table-cell>
          <table:table-cell office:value-type="float" office:value="1.05664687746978" calcext:value-type="float">
            <text:p>1.05664687746978</text:p>
          </table:table-cell>
        </table:table-row>
        <table:table-row table:style-name="ro1">
          <table:table-cell office:value-type="string" calcext:value-type="string">
            <text:p>HfRu</text:p>
          </table:table-cell>
          <table:table-cell office:value-type="float" office:value="-0.18451434" calcext:value-type="float">
            <text:p>-0.18451434</text:p>
          </table:table-cell>
          <table:table-cell office:value-type="float" office:value="3.5213" calcext:value-type="float">
            <text:p>3.5213</text:p>
          </table:table-cell>
          <table:table-cell office:value-type="float" office:value="1.0700612653619" calcext:value-type="float">
            <text:p>1.0700612653619</text:p>
          </table:table-cell>
        </table:table-row>
        <table:table-row table:style-name="ro1">
          <table:table-cell office:value-type="string" calcext:value-type="string">
            <text:p>CaPt</text:p>
          </table:table-cell>
          <table:table-cell office:value-type="float" office:value="-0.18361746" calcext:value-type="float">
            <text:p>-0.18361746</text:p>
          </table:table-cell>
          <table:table-cell office:value-type="float" office:value="3.7498" calcext:value-type="float">
            <text:p>3.7498</text:p>
          </table:table-cell>
          <table:table-cell office:value-type="float" office:value="1.26952141819358" calcext:value-type="float">
            <text:p>1.26952141819358</text:p>
          </table:table-cell>
        </table:table-row>
        <table:table-row table:style-name="ro1">
          <table:table-cell office:value-type="string" calcext:value-type="string">
            <text:p>InSc</text:p>
          </table:table-cell>
          <table:table-cell office:value-type="float" office:value="-0.1830143" calcext:value-type="float">
            <text:p>-0.1830143</text:p>
          </table:table-cell>
          <table:table-cell office:value-type="float" office:value="3.9473" calcext:value-type="float">
            <text:p>3.9473</text:p>
          </table:table-cell>
          <table:table-cell office:value-type="float" office:value="1.8574091683292" calcext:value-type="float">
            <text:p>1.8574091683292</text:p>
          </table:table-cell>
        </table:table-row>
        <table:table-row table:style-name="ro1">
          <table:table-cell office:value-type="string" calcext:value-type="string">
            <text:p>SrAg</text:p>
          </table:table-cell>
          <table:table-cell office:value-type="float" office:value="-0.1828482" calcext:value-type="float">
            <text:p>-0.1828482</text:p>
          </table:table-cell>
          <table:table-cell office:value-type="float" office:value="3.9918" calcext:value-type="float">
            <text:p>3.9918</text:p>
          </table:table-cell>
          <table:table-cell office:value-type="float" office:value="1.52324277391364" calcext:value-type="float">
            <text:p>1.52324277391364</text:p>
          </table:table-cell>
        </table:table-row>
        <table:table-row table:style-name="ro1">
          <table:table-cell office:value-type="string" calcext:value-type="string">
            <text:p>MgTi</text:p>
          </table:table-cell>
          <table:table-cell office:value-type="float" office:value="-0.18100706" calcext:value-type="float">
            <text:p>-0.18100706</text:p>
          </table:table-cell>
          <table:table-cell office:value-type="float" office:value="3.5732" calcext:value-type="float">
            <text:p>3.5732</text:p>
          </table:table-cell>
          <table:table-cell office:value-type="float" office:value="4.02126075624948" calcext:value-type="float">
            <text:p>4.02126075624948</text:p>
          </table:table-cell>
        </table:table-row>
        <table:table-row table:style-name="ro1">
          <table:table-cell office:value-type="string" calcext:value-type="string">
            <text:p>HfMo</text:p>
          </table:table-cell>
          <table:table-cell office:value-type="float" office:value="-0.18051952" calcext:value-type="float">
            <text:p>-0.18051952</text:p>
          </table:table-cell>
          <table:table-cell office:value-type="float" office:value="3.5115" calcext:value-type="float">
            <text:p>3.5115</text:p>
          </table:table-cell>
          <table:table-cell office:value-type="float" office:value="1.0898462309872" calcext:value-type="float">
            <text:p>1.0898462309872</text:p>
          </table:table-cell>
        </table:table-row>
        <table:table-row table:style-name="ro1">
          <table:table-cell office:value-type="string" calcext:value-type="string">
            <text:p>NaCa</text:p>
          </table:table-cell>
          <table:table-cell office:value-type="float" office:value="-0.17950949" calcext:value-type="float">
            <text:p>-0.17950949</text:p>
          </table:table-cell>
          <table:table-cell office:value-type="float" office:value="4.3958" calcext:value-type="float">
            <text:p>4.3958</text:p>
          </table:table-cell>
          <table:table-cell office:value-type="float" office:value="4.57519637966255" calcext:value-type="float">
            <text:p>4.57519637966255</text:p>
          </table:table-cell>
        </table:table-row>
        <table:table-row table:style-name="ro1">
          <table:table-cell office:value-type="string" calcext:value-type="string">
            <text:p>SrTc</text:p>
          </table:table-cell>
          <table:table-cell office:value-type="float" office:value="-0.17920719" calcext:value-type="float">
            <text:p>-0.17920719</text:p>
          </table:table-cell>
          <table:table-cell office:value-type="float" office:value="3.8201" calcext:value-type="float">
            <text:p>3.8201</text:p>
          </table:table-cell>
          <table:table-cell office:value-type="float" office:value="1.60292555568478" calcext:value-type="float">
            <text:p>1.60292555568478</text:p>
          </table:table-cell>
        </table:table-row>
        <table:table-row table:style-name="ro1">
          <table:table-cell office:value-type="string" calcext:value-type="string">
            <text:p>NdFe</text:p>
          </table:table-cell>
          <table:table-cell office:value-type="float" office:value="-0.17920344" calcext:value-type="float">
            <text:p>-0.17920344</text:p>
          </table:table-cell>
          <table:table-cell office:value-type="float" office:value="3.6378" calcext:value-type="float">
            <text:p>3.6378</text:p>
          </table:table-cell>
          <table:table-cell office:value-type="float" office:value="1.48875377490968" calcext:value-type="float">
            <text:p>1.48875377490968</text:p>
          </table:table-cell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0.17910127" calcext:value-type="float">
            <text:p>-0.17910127</text:p>
          </table:table-cell>
          <table:table-cell office:value-type="float" office:value="4.7578" calcext:value-type="float">
            <text:p>4.7578</text:p>
          </table:table-cell>
          <table:table-cell office:value-type="float" office:value="2.66102656719672" calcext:value-type="float">
            <text:p>2.66102656719672</text:p>
          </table:table-cell>
        </table:table-row>
        <table:table-row table:style-name="ro1">
          <table:table-cell office:value-type="string" calcext:value-type="string">
            <text:p>BaIr</text:p>
          </table:table-cell>
          <table:table-cell office:value-type="float" office:value="-0.17897378" calcext:value-type="float">
            <text:p>-0.17897378</text:p>
          </table:table-cell>
          <table:table-cell office:value-type="float" office:value="3.8766" calcext:value-type="float">
            <text:p>3.8766</text:p>
          </table:table-cell>
          <table:table-cell office:value-type="float" office:value="0.909234092462704" calcext:value-type="float">
            <text:p>0.909234092462704</text:p>
          </table:table-cell>
        </table:table-row>
        <table:table-row table:style-name="ro1">
          <table:table-cell office:value-type="string" calcext:value-type="string">
            <text:p>LiRh</text:p>
          </table:table-cell>
          <table:table-cell office:value-type="float" office:value="-0.17874727" calcext:value-type="float">
            <text:p>-0.17874727</text:p>
          </table:table-cell>
          <table:table-cell office:value-type="float" office:value="3.3971" calcext:value-type="float">
            <text:p>3.3971</text:p>
          </table:table-cell>
          <table:table-cell office:value-type="float" office:value="2.67902137603579" calcext:value-type="float">
            <text:p>2.67902137603579</text:p>
          </table:table-cell>
        </table:table-row>
        <table:table-row table:style-name="ro1">
          <table:table-cell office:value-type="string" calcext:value-type="string">
            <text:p>HfMn</text:p>
          </table:table-cell>
          <table:table-cell office:value-type="float" office:value="-0.17805228" calcext:value-type="float">
            <text:p>-0.17805228</text:p>
          </table:table-cell>
          <table:table-cell office:value-type="float" office:value="3.3388" calcext:value-type="float">
            <text:p>3.3388</text:p>
          </table:table-cell>
          <table:table-cell office:value-type="float" office:value="1.27883110585742" calcext:value-type="float">
            <text:p>1.27883110585742</text:p>
          </table:table-cell>
        </table:table-row>
        <table:table-row table:style-name="ro1">
          <table:table-cell office:value-type="string" calcext:value-type="string">
            <text:p>NdHf</text:p>
          </table:table-cell>
          <table:table-cell office:value-type="float" office:value="-0.17779014" calcext:value-type="float">
            <text:p>-0.17779014</text:p>
          </table:table-cell>
          <table:table-cell office:value-type="float" office:value="3.9998" calcext:value-type="float">
            <text:p>3.9998</text:p>
          </table:table-cell>
          <table:table-cell office:value-type="float" office:value="0.928247421642382" calcext:value-type="float">
            <text:p>0.928247421642382</text:p>
          </table:table-cell>
        </table:table-row>
        <table:table-row table:style-name="ro1">
          <table:table-cell office:value-type="string" calcext:value-type="string">
            <text:p>CsPt</text:p>
          </table:table-cell>
          <table:table-cell office:value-type="float" office:value="-0.17577037" calcext:value-type="float">
            <text:p>-0.17577037</text:p>
          </table:table-cell>
          <table:table-cell office:value-type="float" office:value="3.9502" calcext:value-type="float">
            <text:p>3.9502</text:p>
          </table:table-cell>
          <table:table-cell office:value-type="float" office:value="0.91350415729358" calcext:value-type="float">
            <text:p>0.91350415729358</text:p>
          </table:table-cell>
        </table:table-row>
        <table:table-row table:style-name="ro1">
          <table:table-cell office:value-type="string" calcext:value-type="string">
            <text:p>LaCe</text:p>
          </table:table-cell>
          <table:table-cell office:value-type="float" office:value="-0.1757304" calcext:value-type="float">
            <text:p>-0.1757304</text:p>
          </table:table-cell>
          <table:table-cell office:value-type="float" office:value="4.3183" calcext:value-type="float">
            <text:p>4.3183</text:p>
          </table:table-cell>
          <table:table-cell office:value-type="float" office:value="1.07210441273456" calcext:value-type="float">
            <text:p>1.07210441273456</text:p>
          </table:table-cell>
        </table:table-row>
        <table:table-row table:style-name="ro1">
          <table:table-cell office:value-type="string" calcext:value-type="string">
            <text:p>SeZr</text:p>
          </table:table-cell>
          <table:table-cell office:value-type="float" office:value="-0.17571038" calcext:value-type="float">
            <text:p>-0.17571038</text:p>
          </table:table-cell>
          <table:table-cell office:value-type="float" office:value="3.8126" calcext:value-type="float">
            <text:p>3.8126</text:p>
          </table:table-cell>
          <table:table-cell office:value-type="float" office:value="1.74577568149059" calcext:value-type="float">
            <text:p>1.74577568149059</text:p>
          </table:table-cell>
        </table:table-row>
        <table:table-row table:style-name="ro1">
          <table:table-cell office:value-type="string" calcext:value-type="string">
            <text:p>LiNi</text:p>
          </table:table-cell>
          <table:table-cell office:value-type="float" office:value="-0.17444324" calcext:value-type="float">
            <text:p>-0.17444324</text:p>
          </table:table-cell>
          <table:table-cell office:value-type="float" office:value="3.183" calcext:value-type="float">
            <text:p>3.183</text:p>
          </table:table-cell>
          <table:table-cell office:value-type="float" office:value="4.40416311404519" calcext:value-type="float">
            <text:p>4.40416311404519</text:p>
          </table:table-cell>
        </table:table-row>
        <table:table-row table:style-name="ro1">
          <table:table-cell office:value-type="string" calcext:value-type="string">
            <text:p>HfLi</text:p>
          </table:table-cell>
          <table:table-cell office:value-type="float" office:value="-0.1741575" calcext:value-type="float">
            <text:p>-0.1741575</text:p>
          </table:table-cell>
          <table:table-cell office:value-type="float" office:value="3.2099" calcext:value-type="float">
            <text:p>3.2099</text:p>
          </table:table-cell>
          <table:table-cell office:value-type="float" office:value="1.60453311833574" calcext:value-type="float">
            <text:p>1.60453311833574</text:p>
          </table:table-cell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-0.17331992" calcext:value-type="float">
            <text:p>-0.17331992</text:p>
          </table:table-cell>
          <table:table-cell office:value-type="float" office:value="4.0937" calcext:value-type="float">
            <text:p>4.0937</text:p>
          </table:table-cell>
          <table:table-cell office:value-type="float" office:value="1.47979352323744" calcext:value-type="float">
            <text:p>1.47979352323744</text:p>
          </table:table-cell>
        </table:table-row>
        <table:table-row table:style-name="ro1">
          <table:table-cell office:value-type="string" calcext:value-type="string">
            <text:p>CdSc</text:p>
          </table:table-cell>
          <table:table-cell office:value-type="float" office:value="-0.17182246" calcext:value-type="float">
            <text:p>-0.17182246</text:p>
          </table:table-cell>
          <table:table-cell office:value-type="float" office:value="3.9168" calcext:value-type="float">
            <text:p>3.9168</text:p>
          </table:table-cell>
          <table:table-cell office:value-type="float" office:value="1.88528349630576" calcext:value-type="float">
            <text:p>1.88528349630576</text:p>
          </table:table-cell>
        </table:table-row>
        <table:table-row table:style-name="ro1">
          <table:table-cell office:value-type="string" calcext:value-type="string">
            <text:p>LaIr</text:p>
          </table:table-cell>
          <table:table-cell office:value-type="float" office:value="-0.17181638" calcext:value-type="float">
            <text:p>-0.17181638</text:p>
          </table:table-cell>
          <table:table-cell office:value-type="float" office:value="3.8347" calcext:value-type="float">
            <text:p>3.8347</text:p>
          </table:table-cell>
          <table:table-cell office:value-type="float" office:value="0.904938971490601" calcext:value-type="float">
            <text:p>0.904938971490601</text:p>
          </table:table-cell>
        </table:table-row>
        <table:table-row table:style-name="ro1">
          <table:table-cell office:value-type="string" calcext:value-type="string">
            <text:p>SeY</text:p>
          </table:table-cell>
          <table:table-cell office:value-type="float" office:value="-0.17146024" calcext:value-type="float">
            <text:p>-0.17146024</text:p>
          </table:table-cell>
          <table:table-cell office:value-type="float" office:value="4.0166" calcext:value-type="float">
            <text:p>4.0166</text:p>
          </table:table-cell>
          <table:table-cell office:value-type="float" office:value="1.76945745169968" calcext:value-type="float">
            <text:p>1.76945745169968</text:p>
          </table:table-cell>
        </table:table-row>
        <table:table-row table:style-name="ro1">
          <table:table-cell office:value-type="string" calcext:value-type="string">
            <text:p>TlLa</text:p>
          </table:table-cell>
          <table:table-cell office:value-type="float" office:value="-0.16992943" calcext:value-type="float">
            <text:p>-0.16992943</text:p>
          </table:table-cell>
          <table:table-cell office:value-type="float" office:value="4.4896" calcext:value-type="float">
            <text:p>4.4896</text:p>
          </table:table-cell>
          <table:table-cell office:value-type="float" office:value="0.87314758034064" calcext:value-type="float">
            <text:p>0.87314758034064</text:p>
          </table:table-cell>
        </table:table-row>
        <table:table-row table:style-name="ro1">
          <table:table-cell office:value-type="string" calcext:value-type="string">
            <text:p>YRe</text:p>
          </table:table-cell>
          <table:table-cell office:value-type="float" office:value="-0.16944309" calcext:value-type="float">
            <text:p>-0.16944309</text:p>
          </table:table-cell>
          <table:table-cell office:value-type="float" office:value="3.6537" calcext:value-type="float">
            <text:p>3.6537</text:p>
          </table:table-cell>
          <table:table-cell office:value-type="float" office:value="1.08717056258709" calcext:value-type="float">
            <text:p>1.08717056258709</text:p>
          </table:table-cell>
        </table:table-row>
        <table:table-row table:style-name="ro1">
          <table:table-cell office:value-type="string" calcext:value-type="string">
            <text:p>TiNi</text:p>
          </table:table-cell>
          <table:table-cell office:value-type="float" office:value="-0.16855995" calcext:value-type="float">
            <text:p>-0.16855995</text:p>
          </table:table-cell>
          <table:table-cell office:value-type="float" office:value="3.2658" calcext:value-type="float">
            <text:p>3.2658</text:p>
          </table:table-cell>
          <table:table-cell office:value-type="float" office:value="2.75935714101903" calcext:value-type="float">
            <text:p>2.75935714101903</text:p>
          </table:table-cell>
        </table:table-row>
        <table:table-row table:style-name="ro1">
          <table:table-cell office:value-type="string" calcext:value-type="string">
            <text:p>MgZr</text:p>
          </table:table-cell>
          <table:table-cell office:value-type="float" office:value="-0.16807422" calcext:value-type="float">
            <text:p>-0.16807422</text:p>
          </table:table-cell>
          <table:table-cell office:value-type="float" office:value="3.8198" calcext:value-type="float">
            <text:p>3.8198</text:p>
          </table:table-cell>
          <table:table-cell office:value-type="float" office:value="2.55060993066213" calcext:value-type="float">
            <text:p>2.55060993066213</text:p>
          </table:table-cell>
        </table:table-row>
        <table:table-row table:style-name="ro1">
          <table:table-cell office:value-type="string" calcext:value-type="string">
            <text:p>HfTc</text:p>
          </table:table-cell>
          <table:table-cell office:value-type="float" office:value="-0.16802682" calcext:value-type="float">
            <text:p>-0.16802682</text:p>
          </table:table-cell>
          <table:table-cell office:value-type="float" office:value="3.4575" calcext:value-type="float">
            <text:p>3.4575</text:p>
          </table:table-cell>
          <table:table-cell office:value-type="float" office:value="1.08181412997754" calcext:value-type="float">
            <text:p>1.08181412997754</text:p>
          </table:table-cell>
        </table:table-row>
        <table:table-row table:style-name="ro1">
          <table:table-cell office:value-type="string" calcext:value-type="string">
            <text:p>TiRh</text:p>
          </table:table-cell>
          <table:table-cell office:value-type="float" office:value="-0.1676861" calcext:value-type="float">
            <text:p>-0.1676861</text:p>
          </table:table-cell>
          <table:table-cell office:value-type="float" office:value="3.414" calcext:value-type="float">
            <text:p>3.414</text:p>
          </table:table-cell>
          <table:table-cell office:value-type="float" office:value="1.96611986554685" calcext:value-type="float">
            <text:p>1.96611986554685</text:p>
          </table:table-cell>
        </table:table-row>
        <table:table-row table:style-name="ro1">
          <table:table-cell office:value-type="string" calcext:value-type="string">
            <text:p>GdRh</text:p>
          </table:table-cell>
          <table:table-cell office:value-type="float" office:value="-0.16741294" calcext:value-type="float">
            <text:p>-0.16741294</text:p>
          </table:table-cell>
          <table:table-cell office:value-type="float" office:value="3.7039" calcext:value-type="float">
            <text:p>3.7039</text:p>
          </table:table-cell>
          <table:table-cell office:value-type="float" office:value="1.14895805643088" calcext:value-type="float">
            <text:p>1.14895805643088</text:p>
          </table:table-cell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-0.16689017" calcext:value-type="float">
            <text:p>-0.16689017</text:p>
          </table:table-cell>
          <table:table-cell office:value-type="float" office:value="3.9353" calcext:value-type="float">
            <text:p>3.9353</text:p>
          </table:table-cell>
          <table:table-cell office:value-type="float" office:value="1.72219194411346" calcext:value-type="float">
            <text:p>1.72219194411346</text:p>
          </table:table-cell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-0.1666249" calcext:value-type="float">
            <text:p>-0.1666249</text:p>
          </table:table-cell>
          <table:table-cell office:value-type="float" office:value="3.3527" calcext:value-type="float">
            <text:p>3.3527</text:p>
          </table:table-cell>
          <table:table-cell office:value-type="float" office:value="2.96941089037351" calcext:value-type="float">
            <text:p>2.96941089037351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-0.16571768" calcext:value-type="float">
            <text:p>-0.16571768</text:p>
          </table:table-cell>
          <table:table-cell office:value-type="float" office:value="4.3299" calcext:value-type="float">
            <text:p>4.3299</text:p>
          </table:table-cell>
          <table:table-cell office:value-type="float" office:value="1.61404843778674" calcext:value-type="float">
            <text:p>1.61404843778674</text:p>
          </table:table-cell>
        </table:table-row>
        <table:table-row table:style-name="ro1">
          <table:table-cell office:value-type="string" calcext:value-type="string">
            <text:p>AgSc</text:p>
          </table:table-cell>
          <table:table-cell office:value-type="float" office:value="-0.16500512" calcext:value-type="float">
            <text:p>-0.16500512</text:p>
          </table:table-cell>
          <table:table-cell office:value-type="float" office:value="3.884" calcext:value-type="float">
            <text:p>3.884</text:p>
          </table:table-cell>
          <table:table-cell office:value-type="float" office:value="1.94023748739893" calcext:value-type="float">
            <text:p>1.94023748739893</text:p>
          </table:table-cell>
        </table:table-row>
        <table:table-row table:style-name="ro1">
          <table:table-cell office:value-type="string" calcext:value-type="string">
            <text:p>ZrHf</text:p>
          </table:table-cell>
          <table:table-cell office:value-type="float" office:value="-0.16492258" calcext:value-type="float">
            <text:p>-0.16492258</text:p>
          </table:table-cell>
          <table:table-cell office:value-type="float" office:value="3.8266" calcext:value-type="float">
            <text:p>3.8266</text:p>
          </table:table-cell>
          <table:table-cell office:value-type="float" office:value="1.10869112321863" calcext:value-type="float">
            <text:p>1.10869112321863</text:p>
          </table:table-cell>
        </table:table-row>
        <table:table-row table:style-name="ro1">
          <table:table-cell office:value-type="string" calcext:value-type="string">
            <text:p>CaMg</text:p>
          </table:table-cell>
          <table:table-cell office:value-type="float" office:value="-0.16460171" calcext:value-type="float">
            <text:p>-0.16460171</text:p>
          </table:table-cell>
          <table:table-cell office:value-type="float" office:value="3.7996" calcext:value-type="float">
            <text:p>3.7996</text:p>
          </table:table-cell>
          <table:table-cell office:value-type="float" office:value="4.48592590482684" calcext:value-type="float">
            <text:p>4.48592590482684</text:p>
          </table:table-cell>
        </table:table-row>
        <table:table-row table:style-name="ro1">
          <table:table-cell office:value-type="string" calcext:value-type="string">
            <text:p>ZrTa</text:p>
          </table:table-cell>
          <table:table-cell office:value-type="float" office:value="-0.16442904" calcext:value-type="float">
            <text:p>-0.16442904</text:p>
          </table:table-cell>
          <table:table-cell office:value-type="float" office:value="3.6169" calcext:value-type="float">
            <text:p>3.6169</text:p>
          </table:table-cell>
          <table:table-cell office:value-type="float" office:value="1.09878897090325" calcext:value-type="float">
            <text:p>1.09878897090325</text:p>
          </table:table-cell>
        </table:table-row>
        <table:table-row table:style-name="ro1">
          <table:table-cell office:value-type="string" calcext:value-type="string">
            <text:p>NbCo</text:p>
          </table:table-cell>
          <table:table-cell office:value-type="float" office:value="-0.1639692" calcext:value-type="float">
            <text:p>-0.1639692</text:p>
          </table:table-cell>
          <table:table-cell office:value-type="float" office:value="3.2632" calcext:value-type="float">
            <text:p>3.2632</text:p>
          </table:table-cell>
          <table:table-cell office:value-type="float" office:value="1.95257245910178" calcext:value-type="float">
            <text:p>1.95257245910178</text:p>
          </table:table-cell>
        </table:table-row>
        <table:table-row table:style-name="ro1">
          <table:table-cell office:value-type="string" calcext:value-type="string">
            <text:p>RbMg</text:p>
          </table:table-cell>
          <table:table-cell office:value-type="float" office:value="-0.1636016" calcext:value-type="float">
            <text:p>-0.1636016</text:p>
          </table:table-cell>
          <table:table-cell office:value-type="float" office:value="4.13" calcext:value-type="float">
            <text:p>4.13</text:p>
          </table:table-cell>
          <table:table-cell office:value-type="float" office:value="2.6807718174534" calcext:value-type="float">
            <text:p>2.6807718174534</text:p>
          </table:table-cell>
        </table:table-row>
        <table:table-row table:style-name="ro1">
          <table:table-cell office:value-type="string" calcext:value-type="string">
            <text:p>CeRu</text:p>
          </table:table-cell>
          <table:table-cell office:value-type="float" office:value="-0.16337433" calcext:value-type="float">
            <text:p>-0.16337433</text:p>
          </table:table-cell>
          <table:table-cell office:value-type="float" office:value="3.7119" calcext:value-type="float">
            <text:p>3.7119</text:p>
          </table:table-cell>
          <table:table-cell office:value-type="float" office:value="1.23820573636228" calcext:value-type="float">
            <text:p>1.23820573636228</text:p>
          </table:table-cell>
        </table:table-row>
        <table:table-row table:style-name="ro1">
          <table:table-cell office:value-type="string" calcext:value-type="string">
            <text:p>SeHf</text:p>
          </table:table-cell>
          <table:table-cell office:value-type="float" office:value="-0.16225584" calcext:value-type="float">
            <text:p>-0.16225584</text:p>
          </table:table-cell>
          <table:table-cell office:value-type="float" office:value="3.7612" calcext:value-type="float">
            <text:p>3.7612</text:p>
          </table:table-cell>
          <table:table-cell office:value-type="float" office:value="1.1608921004038" calcext:value-type="float">
            <text:p>1.1608921004038</text:p>
          </table:table-cell>
        </table:table-row>
        <table:table-row table:style-name="ro1">
          <table:table-cell office:value-type="string" calcext:value-type="string">
            <text:p>YGd</text:p>
          </table:table-cell>
          <table:table-cell office:value-type="float" office:value="-0.16199026" calcext:value-type="float">
            <text:p>-0.16199026</text:p>
          </table:table-cell>
          <table:table-cell office:value-type="float" office:value="4.1834" calcext:value-type="float">
            <text:p>4.1834</text:p>
          </table:table-cell>
          <table:table-cell office:value-type="float" office:value="1.21350991435216" calcext:value-type="float">
            <text:p>1.21350991435216</text:p>
          </table:table-cell>
        </table:table-row>
        <table:table-row table:style-name="ro1">
          <table:table-cell office:value-type="string" calcext:value-type="string">
            <text:p>MgFe</text:p>
          </table:table-cell>
          <table:table-cell office:value-type="float" office:value="-0.16065791" calcext:value-type="float">
            <text:p>-0.16065791</text:p>
          </table:table-cell>
          <table:table-cell office:value-type="float" office:value="3.2239" calcext:value-type="float">
            <text:p>3.2239</text:p>
          </table:table-cell>
          <table:table-cell office:value-type="float" office:value="3.63554301100995" calcext:value-type="float">
            <text:p>3.63554301100995</text:p>
          </table:table-cell>
        </table:table-row>
        <table:table-row table:style-name="ro1">
          <table:table-cell office:value-type="string" calcext:value-type="string">
            <text:p>ScY</text:p>
          </table:table-cell>
          <table:table-cell office:value-type="float" office:value="-0.15935965" calcext:value-type="float">
            <text:p>-0.15935965</text:p>
          </table:table-cell>
          <table:table-cell office:value-type="float" office:value="4.061" calcext:value-type="float">
            <text:p>4.061</text:p>
          </table:table-cell>
          <table:table-cell office:value-type="float" office:value="2.20901277973892" calcext:value-type="float">
            <text:p>2.20901277973892</text:p>
          </table:table-cell>
        </table:table-row>
        <table:table-row table:style-name="ro1">
          <table:table-cell office:value-type="string" calcext:value-type="string">
            <text:p>CsMg</text:p>
          </table:table-cell>
          <table:table-cell office:value-type="float" office:value="-0.15700635" calcext:value-type="float">
            <text:p>-0.15700635</text:p>
          </table:table-cell>
          <table:table-cell office:value-type="float" office:value="4.2132" calcext:value-type="float">
            <text:p>4.2132</text:p>
          </table:table-cell>
          <table:table-cell office:value-type="float" office:value="1.88712437367152" calcext:value-type="float">
            <text:p>1.88712437367152</text:p>
          </table:table-cell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0.15558043" calcext:value-type="float">
            <text:p>-0.15558043</text:p>
          </table:table-cell>
          <table:table-cell office:value-type="float" office:value="4.1084" calcext:value-type="float">
            <text:p>4.1084</text:p>
          </table:table-cell>
          <table:table-cell office:value-type="float" office:value="1.51343955768898" calcext:value-type="float">
            <text:p>1.51343955768898</text:p>
          </table:table-cell>
        </table:table-row>
        <table:table-row table:style-name="ro1">
          <table:table-cell office:value-type="string" calcext:value-type="string">
            <text:p>BaRu</text:p>
          </table:table-cell>
          <table:table-cell office:value-type="float" office:value="-0.15441355" calcext:value-type="float">
            <text:p>-0.15441355</text:p>
          </table:table-cell>
          <table:table-cell office:value-type="float" office:value="3.9285" calcext:value-type="float">
            <text:p>3.9285</text:p>
          </table:table-cell>
          <table:table-cell office:value-type="float" office:value="1.2525100362098" calcext:value-type="float">
            <text:p>1.2525100362098</text:p>
          </table:table-cell>
        </table:table-row>
        <table:table-row table:style-name="ro1">
          <table:table-cell office:value-type="string" calcext:value-type="string">
            <text:p>MgV</text:p>
          </table:table-cell>
          <table:table-cell office:value-type="float" office:value="-0.15436333" calcext:value-type="float">
            <text:p>-0.15436333</text:p>
          </table:table-cell>
          <table:table-cell office:value-type="float" office:value="3.3703" calcext:value-type="float">
            <text:p>3.3703</text:p>
          </table:table-cell>
          <table:table-cell office:value-type="float" office:value="3.86330348464143" calcext:value-type="float">
            <text:p>3.86330348464143</text:p>
          </table:table-cell>
        </table:table-row>
        <table:table-row table:style-name="ro1">
          <table:table-cell office:value-type="string" calcext:value-type="string">
            <text:p>HgY</text:p>
          </table:table-cell>
          <table:table-cell office:value-type="float" office:value="-0.15358056" calcext:value-type="float">
            <text:p>-0.15358056</text:p>
          </table:table-cell>
          <table:table-cell office:value-type="float" office:value="4.186" calcext:value-type="float">
            <text:p>4.186</text:p>
          </table:table-cell>
          <table:table-cell office:value-type="float" office:value="1.03371510025292" calcext:value-type="float">
            <text:p>1.03371510025292</text:p>
          </table:table-cell>
        </table:table-row>
        <table:table-row table:style-name="ro1">
          <table:table-cell office:value-type="string" calcext:value-type="string">
            <text:p>LiHf</text:p>
          </table:table-cell>
          <table:table-cell office:value-type="float" office:value="-0.15340127" calcext:value-type="float">
            <text:p>-0.15340127</text:p>
          </table:table-cell>
          <table:table-cell office:value-type="float" office:value="3.7004" calcext:value-type="float">
            <text:p>3.7004</text:p>
          </table:table-cell>
          <table:table-cell office:value-type="float" office:value="1.60453311833574" calcext:value-type="float">
            <text:p>1.60453311833574</text:p>
          </table:table-cell>
        </table:table-row>
        <table:table-row table:style-name="ro1">
          <table:table-cell office:value-type="string" calcext:value-type="string">
            <text:p>BaCo</text:p>
          </table:table-cell>
          <table:table-cell office:value-type="float" office:value="-0.15334243" calcext:value-type="float">
            <text:p>-0.15334243</text:p>
          </table:table-cell>
          <table:table-cell office:value-type="float" office:value="3.8416" calcext:value-type="float">
            <text:p>3.8416</text:p>
          </table:table-cell>
          <table:table-cell office:value-type="float" office:value="1.51734197045358" calcext:value-type="float">
            <text:p>1.51734197045358</text:p>
          </table:table-cell>
        </table:table-row>
        <table:table-row table:style-name="ro1">
          <table:table-cell office:value-type="string" calcext:value-type="string">
            <text:p>CaIr</text:p>
          </table:table-cell>
          <table:table-cell office:value-type="float" office:value="-0.15235034" calcext:value-type="float">
            <text:p>-0.15235034</text:p>
          </table:table-cell>
          <table:table-cell office:value-type="float" office:value="3.6741" calcext:value-type="float">
            <text:p>3.6741</text:p>
          </table:table-cell>
          <table:table-cell office:value-type="float" office:value="1.2849885954723" calcext:value-type="float">
            <text:p>1.2849885954723</text:p>
          </table:table-cell>
        </table:table-row>
        <table:table-row table:style-name="ro1">
          <table:table-cell office:value-type="string" calcext:value-type="string">
            <text:p>LiTi</text:p>
          </table:table-cell>
          <table:table-cell office:value-type="float" office:value="-0.15136708" calcext:value-type="float">
            <text:p>-0.15136708</text:p>
          </table:table-cell>
          <table:table-cell office:value-type="float" office:value="3.4278" calcext:value-type="float">
            <text:p>3.4278</text:p>
          </table:table-cell>
          <table:table-cell office:value-type="float" office:value="5.22864402330758" calcext:value-type="float">
            <text:p>5.22864402330758</text:p>
          </table:table-cell>
        </table:table-row>
        <table:table-row table:style-name="ro1">
          <table:table-cell office:value-type="string" calcext:value-type="string">
            <text:p>LaMg</text:p>
          </table:table-cell>
          <table:table-cell office:value-type="float" office:value="-0.15078558" calcext:value-type="float">
            <text:p>-0.15078558</text:p>
          </table:table-cell>
          <table:table-cell office:value-type="float" office:value="4.0312" calcext:value-type="float">
            <text:p>4.0312</text:p>
          </table:table-cell>
          <table:table-cell office:value-type="float" office:value="1.81901098744429" calcext:value-type="float">
            <text:p>1.81901098744429</text:p>
          </table:table-cell>
        </table:table-row>
        <table:table-row table:style-name="ro1">
          <table:table-cell office:value-type="string" calcext:value-type="string">
            <text:p>SrMn</text:p>
          </table:table-cell>
          <table:table-cell office:value-type="float" office:value="-0.15073603" calcext:value-type="float">
            <text:p>-0.15073603</text:p>
          </table:table-cell>
          <table:table-cell office:value-type="float" office:value="3.656" calcext:value-type="float">
            <text:p>3.656</text:p>
          </table:table-cell>
          <table:table-cell office:value-type="float" office:value="2.07705815556079" calcext:value-type="float">
            <text:p>2.07705815556079</text:p>
          </table:table-cell>
        </table:table-row>
        <table:table-row table:style-name="ro1">
          <table:table-cell office:value-type="string" calcext:value-type="string">
            <text:p>TiFe</text:p>
          </table:table-cell>
          <table:table-cell office:value-type="float" office:value="-0.15055385" calcext:value-type="float">
            <text:p>-0.15055385</text:p>
          </table:table-cell>
          <table:table-cell office:value-type="float" office:value="3.2691" calcext:value-type="float">
            <text:p>3.2691</text:p>
          </table:table-cell>
          <table:table-cell office:value-type="float" office:value="2.83299458419863" calcext:value-type="float">
            <text:p>2.83299458419863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-0.15009888" calcext:value-type="float">
            <text:p>-0.15009888</text:p>
          </table:table-cell>
          <table:table-cell office:value-type="float" office:value="4.0939" calcext:value-type="float">
            <text:p>4.0939</text:p>
          </table:table-cell>
          <table:table-cell office:value-type="float" office:value="1.87056607230799" calcext:value-type="float">
            <text:p>1.87056607230799</text:p>
          </table:table-cell>
        </table:table-row>
        <table:table-row table:style-name="ro1">
          <table:table-cell office:value-type="string" calcext:value-type="string">
            <text:p>CeLi</text:p>
          </table:table-cell>
          <table:table-cell office:value-type="float" office:value="-0.1494161" calcext:value-type="float">
            <text:p>-0.1494161</text:p>
          </table:table-cell>
          <table:table-cell office:value-type="float" office:value="3.6645" calcext:value-type="float">
            <text:p>3.6645</text:p>
          </table:table-cell>
          <table:table-cell office:value-type="float" office:value="2.01479442876178" calcext:value-type="float">
            <text:p>2.01479442876178</text:p>
          </table:table-cell>
        </table:table-row>
        <table:table-row table:style-name="ro1">
          <table:table-cell office:value-type="string" calcext:value-type="string">
            <text:p>ScRe</text:p>
          </table:table-cell>
          <table:table-cell office:value-type="float" office:value="-0.14845002" calcext:value-type="float">
            <text:p>-0.14845002</text:p>
          </table:table-cell>
          <table:table-cell office:value-type="float" office:value="3.4764" calcext:value-type="float">
            <text:p>3.4764</text:p>
          </table:table-cell>
          <table:table-cell office:value-type="float" office:value="1.2912003913185" calcext:value-type="float">
            <text:p>1.2912003913185</text:p>
          </table:table-cell>
        </table:table-row>
        <table:table-row table:style-name="ro1">
          <table:table-cell office:value-type="string" calcext:value-type="string">
            <text:p>NaHf</text:p>
          </table:table-cell>
          <table:table-cell office:value-type="float" office:value="-0.14711113" calcext:value-type="float">
            <text:p>-0.14711113</text:p>
          </table:table-cell>
          <table:table-cell office:value-type="float" office:value="3.8842" calcext:value-type="float">
            <text:p>3.8842</text:p>
          </table:table-cell>
          <table:table-cell office:value-type="float" office:value="1.47861463490495" calcext:value-type="float">
            <text:p>1.47861463490495</text:p>
          </table:table-cell>
        </table:table-row>
        <table:table-row table:style-name="ro1">
          <table:table-cell office:value-type="string" calcext:value-type="string">
            <text:p>NaPt</text:p>
          </table:table-cell>
          <table:table-cell office:value-type="float" office:value="-0.14680968" calcext:value-type="float">
            <text:p>-0.14680968</text:p>
          </table:table-cell>
          <table:table-cell office:value-type="float" office:value="3.5428" calcext:value-type="float">
            <text:p>3.5428</text:p>
          </table:table-cell>
          <table:table-cell office:value-type="float" office:value="1.36764042061563" calcext:value-type="float">
            <text:p>1.36764042061563</text:p>
          </table:table-cell>
        </table:table-row>
        <table:table-row table:style-name="ro1">
          <table:table-cell office:value-type="string" calcext:value-type="string">
            <text:p>MgRu</text:p>
          </table:table-cell>
          <table:table-cell office:value-type="float" office:value="-0.14680856" calcext:value-type="float">
            <text:p>-0.14680856</text:p>
          </table:table-cell>
          <table:table-cell office:value-type="float" office:value="3.4502" calcext:value-type="float">
            <text:p>3.4502</text:p>
          </table:table-cell>
          <table:table-cell office:value-type="float" office:value="2.35502164272226" calcext:value-type="float">
            <text:p>2.35502164272226</text:p>
          </table:table-cell>
        </table:table-row>
        <table:table-row table:style-name="ro1">
          <table:table-cell office:value-type="string" calcext:value-type="string">
            <text:p>ZrRe</text:p>
          </table:table-cell>
          <table:table-cell office:value-type="float" office:value="-0.14678368" calcext:value-type="float">
            <text:p>-0.14678368</text:p>
          </table:table-cell>
          <table:table-cell office:value-type="float" office:value="3.4772" calcext:value-type="float">
            <text:p>3.4772</text:p>
          </table:table-cell>
          <table:table-cell office:value-type="float" office:value="1.07818435782277" calcext:value-type="float">
            <text:p>1.07818435782277</text:p>
          </table:table-cell>
        </table:table-row>
        <table:table-row table:style-name="ro1">
          <table:table-cell office:value-type="string" calcext:value-type="string">
            <text:p>SrCe</text:p>
          </table:table-cell>
          <table:table-cell office:value-type="float" office:value="-0.14637914" calcext:value-type="float">
            <text:p>-0.14637914</text:p>
          </table:table-cell>
          <table:table-cell office:value-type="float" office:value="4.6005" calcext:value-type="float">
            <text:p>4.6005</text:p>
          </table:table-cell>
          <table:table-cell office:value-type="float" office:value="1.31037543711033" calcext:value-type="float">
            <text:p>1.31037543711033</text:p>
          </table:table-cell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0.14621817" calcext:value-type="float">
            <text:p>-0.14621817</text:p>
          </table:table-cell>
          <table:table-cell office:value-type="float" office:value="4.0525" calcext:value-type="float">
            <text:p>4.0525</text:p>
          </table:table-cell>
          <table:table-cell office:value-type="float" office:value="2.60147854336404" calcext:value-type="float">
            <text:p>2.60147854336404</text:p>
          </table:table-cell>
        </table:table-row>
        <table:table-row table:style-name="ro1">
          <table:table-cell office:value-type="string" calcext:value-type="string">
            <text:p>ZrZr</text:p>
          </table:table-cell>
          <table:table-cell office:value-type="float" office:value="-0.1456958" calcext:value-type="float">
            <text:p>-0.1456958</text:p>
          </table:table-cell>
          <table:table-cell office:value-type="float" office:value="3.9362" calcext:value-type="float">
            <text:p>3.9362</text:p>
          </table:table-cell>
          <table:table-cell office:value-type="float" office:value="1.6303393151585" calcext:value-type="float">
            <text:p>1.6303393151585</text:p>
          </table:table-cell>
        </table:table-row>
        <table:table-row table:style-name="ro1">
          <table:table-cell office:value-type="string" calcext:value-type="string">
            <text:p>MgHf</text:p>
          </table:table-cell>
          <table:table-cell office:value-type="float" office:value="-0.14511886" calcext:value-type="float">
            <text:p>-0.14511886</text:p>
          </table:table-cell>
          <table:table-cell office:value-type="float" office:value="3.7728" calcext:value-type="float">
            <text:p>3.7728</text:p>
          </table:table-cell>
          <table:table-cell office:value-type="float" office:value="1.46916593924696" calcext:value-type="float">
            <text:p>1.46916593924696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-0.1448499" calcext:value-type="float">
            <text:p>-0.1448499</text:p>
          </table:table-cell>
          <table:table-cell office:value-type="float" office:value="4.4977" calcext:value-type="float">
            <text:p>4.4977</text:p>
          </table:table-cell>
          <table:table-cell office:value-type="float" office:value="2.03117761105994" calcext:value-type="float">
            <text:p>2.03117761105994</text:p>
          </table:table-cell>
        </table:table-row>
        <table:table-row table:style-name="ro1">
          <table:table-cell office:value-type="string" calcext:value-type="string">
            <text:p>MgNi</text:p>
          </table:table-cell>
          <table:table-cell office:value-type="float" office:value="-0.14420235" calcext:value-type="float">
            <text:p>-0.14420235</text:p>
          </table:table-cell>
          <table:table-cell office:value-type="float" office:value="3.3454" calcext:value-type="float">
            <text:p>3.3454</text:p>
          </table:table-cell>
          <table:table-cell office:value-type="float" office:value="3.51516154779544" calcext:value-type="float">
            <text:p>3.51516154779544</text:p>
          </table:table-cell>
        </table:table-row>
        <table:table-row table:style-name="ro1">
          <table:table-cell office:value-type="string" calcext:value-type="string">
            <text:p>YPt</text:p>
          </table:table-cell>
          <table:table-cell office:value-type="float" office:value="-0.1438284" calcext:value-type="float">
            <text:p>-0.1438284</text:p>
          </table:table-cell>
          <table:table-cell office:value-type="float" office:value="3.7866" calcext:value-type="float">
            <text:p>3.7866</text:p>
          </table:table-cell>
          <table:table-cell office:value-type="float" office:value="1.05354563773914" calcext:value-type="float">
            <text:p>1.05354563773914</text:p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-0.14337233" calcext:value-type="float">
            <text:p>-0.14337233</text:p>
          </table:table-cell>
          <table:table-cell office:value-type="float" office:value="4.2256" calcext:value-type="float">
            <text:p>4.2256</text:p>
          </table:table-cell>
          <table:table-cell office:value-type="float" office:value="1.83351761355014" calcext:value-type="float">
            <text:p>1.83351761355014</text:p>
          </table:table-cell>
        </table:table-row>
        <table:table-row table:style-name="ro1">
          <table:table-cell office:value-type="string" calcext:value-type="string">
            <text:p>RhCs</text:p>
          </table:table-cell>
          <table:table-cell office:value-type="float" office:value="-0.14308831" calcext:value-type="float">
            <text:p>-0.14308831</text:p>
          </table:table-cell>
          <table:table-cell office:value-type="float" office:value="6.4324" calcext:value-type="float">
            <text:p>6.4324</text:p>
          </table:table-cell>
          <table:table-cell office:value-type="float" office:value="1.26607192744366" calcext:value-type="float">
            <text:p>1.26607192744366</text:p>
          </table:table-cell>
        </table:table-row>
        <table:table-row table:style-name="ro1">
          <table:table-cell office:value-type="string" calcext:value-type="string">
            <text:p>AuY</text:p>
          </table:table-cell>
          <table:table-cell office:value-type="float" office:value="-0.14229827" calcext:value-type="float">
            <text:p>-0.14229827</text:p>
          </table:table-cell>
          <table:table-cell office:value-type="float" office:value="4.1203" calcext:value-type="float">
            <text:p>4.1203</text:p>
          </table:table-cell>
          <table:table-cell office:value-type="float" office:value="1.04668029271229" calcext:value-type="float">
            <text:p>1.04668029271229</text:p>
          </table:table-cell>
        </table:table-row>
        <table:table-row table:style-name="ro1">
          <table:table-cell office:value-type="string" calcext:value-type="string">
            <text:p>LiZr</text:p>
          </table:table-cell>
          <table:table-cell office:value-type="float" office:value="-0.14205566" calcext:value-type="float">
            <text:p>-0.14205566</text:p>
          </table:table-cell>
          <table:table-cell office:value-type="float" office:value="3.7676" calcext:value-type="float">
            <text:p>3.7676</text:p>
          </table:table-cell>
          <table:table-cell office:value-type="float" office:value="2.98829455665161" calcext:value-type="float">
            <text:p>2.98829455665161</text:p>
          </table:table-cell>
        </table:table-row>
        <table:table-row table:style-name="ro1">
          <table:table-cell office:value-type="string" calcext:value-type="string">
            <text:p>SrCs</text:p>
          </table:table-cell>
          <table:table-cell office:value-type="float" office:value="-0.13988805" calcext:value-type="float">
            <text:p>-0.13988805</text:p>
          </table:table-cell>
          <table:table-cell office:value-type="float" office:value="4.7383" calcext:value-type="float">
            <text:p>4.7383</text:p>
          </table:table-cell>
          <table:table-cell office:value-type="float" office:value="1.3526413994999" calcext:value-type="float">
            <text:p>1.3526413994999</text:p>
          </table:table-cell>
        </table:table-row>
        <table:table-row table:style-name="ro1">
          <table:table-cell office:value-type="string" calcext:value-type="string">
            <text:p>BaCe</text:p>
          </table:table-cell>
          <table:table-cell office:value-type="float" office:value="-0.1396524" calcext:value-type="float">
            <text:p>-0.1396524</text:p>
          </table:table-cell>
          <table:table-cell office:value-type="float" office:value="4.7838" calcext:value-type="float">
            <text:p>4.7838</text:p>
          </table:table-cell>
          <table:table-cell office:value-type="float" office:value="1.07813822683197" calcext:value-type="float">
            <text:p>1.07813822683197</text:p>
          </table:table-cell>
        </table:table-row>
        <table:table-row table:style-name="ro1">
          <table:table-cell office:value-type="string" calcext:value-type="string">
            <text:p>NdTc</text:p>
          </table:table-cell>
          <table:table-cell office:value-type="float" office:value="-0.13948639" calcext:value-type="float">
            <text:p>-0.13948639</text:p>
          </table:table-cell>
          <table:table-cell office:value-type="float" office:value="3.7298" calcext:value-type="float">
            <text:p>3.7298</text:p>
          </table:table-cell>
          <table:table-cell office:value-type="float" office:value="1.23287460111645" calcext:value-type="float">
            <text:p>1.23287460111645</text:p>
          </table:table-cell>
        </table:table-row>
        <table:table-row table:style-name="ro1">
          <table:table-cell office:value-type="string" calcext:value-type="string">
            <text:p>CeZr</text:p>
          </table:table-cell>
          <table:table-cell office:value-type="float" office:value="-0.13922279" calcext:value-type="float">
            <text:p>-0.13922279</text:p>
          </table:table-cell>
          <table:table-cell office:value-type="float" office:value="4.0429" calcext:value-type="float">
            <text:p>4.0429</text:p>
          </table:table-cell>
          <table:table-cell office:value-type="float" office:value="1.29022474544066" calcext:value-type="float">
            <text:p>1.29022474544066</text:p>
          </table:table-cell>
        </table:table-row>
        <table:table-row table:style-name="ro1">
          <table:table-cell office:value-type="string" calcext:value-type="string">
            <text:p>CaGd</text:p>
          </table:table-cell>
          <table:table-cell office:value-type="float" office:value="-0.13886929" calcext:value-type="float">
            <text:p>-0.13886929</text:p>
          </table:table-cell>
          <table:table-cell office:value-type="float" office:value="4.1708" calcext:value-type="float">
            <text:p>4.1708</text:p>
          </table:table-cell>
          <table:table-cell office:value-type="float" office:value="1.50925506940741" calcext:value-type="float">
            <text:p>1.50925506940741</text:p>
          </table:table-cell>
        </table:table-row>
        <table:table-row table:style-name="ro1">
          <table:table-cell office:value-type="string" calcext:value-type="string">
            <text:p>CsLi</text:p>
          </table:table-cell>
          <table:table-cell office:value-type="float" office:value="-0.1376075" calcext:value-type="float">
            <text:p>-0.1376075</text:p>
          </table:table-cell>
          <table:table-cell office:value-type="float" office:value="4.3571" calcext:value-type="float">
            <text:p>4.3571</text:p>
          </table:table-cell>
          <table:table-cell office:value-type="float" office:value="2.11647948855062" calcext:value-type="float">
            <text:p>2.11647948855062</text:p>
          </table:table-cell>
        </table:table-row>
        <table:table-row table:style-name="ro1">
          <table:table-cell office:value-type="string" calcext:value-type="string">
            <text:p>LiCo</text:p>
          </table:table-cell>
          <table:table-cell office:value-type="float" office:value="-0.13646704" calcext:value-type="float">
            <text:p>-0.13646704</text:p>
          </table:table-cell>
          <table:table-cell office:value-type="float" office:value="3.2263" calcext:value-type="float">
            <text:p>3.2263</text:p>
          </table:table-cell>
          <table:table-cell office:value-type="float" office:value="4.38883471461406" calcext:value-type="float">
            <text:p>4.38883471461406</text:p>
          </table:table-cell>
        </table:table-row>
        <table:table-row table:style-name="ro1">
          <table:table-cell office:value-type="string" calcext:value-type="string">
            <text:p>SrZn</text:p>
          </table:table-cell>
          <table:table-cell office:value-type="float" office:value="-0.13617262" calcext:value-type="float">
            <text:p>-0.13617262</text:p>
          </table:table-cell>
          <table:table-cell office:value-type="float" office:value="3.8355" calcext:value-type="float">
            <text:p>3.8355</text:p>
          </table:table-cell>
          <table:table-cell office:value-type="float" office:value="1.93769007186157" calcext:value-type="float">
            <text:p>1.93769007186157</text:p>
          </table:table-cell>
        </table:table-row>
        <table:table-row table:style-name="ro1">
          <table:table-cell office:value-type="string" calcext:value-type="string">
            <text:p>TlRh</text:p>
          </table:table-cell>
          <table:table-cell office:value-type="float" office:value="-0.13581496" calcext:value-type="float">
            <text:p>-0.13581496</text:p>
          </table:table-cell>
          <table:table-cell office:value-type="float" office:value="3.7146" calcext:value-type="float">
            <text:p>3.7146</text:p>
          </table:table-cell>
          <table:table-cell office:value-type="float" office:value="0.974443127707794" calcext:value-type="float">
            <text:p>0.974443127707794</text:p>
          </table:table-cell>
        </table:table-row>
        <table:table-row table:style-name="ro1">
          <table:table-cell office:value-type="string" calcext:value-type="string">
            <text:p>ScW</text:p>
          </table:table-cell>
          <table:table-cell office:value-type="float" office:value="-0.13578686" calcext:value-type="float">
            <text:p>-0.13578686</text:p>
          </table:table-cell>
          <table:table-cell office:value-type="float" office:value="3.6355" calcext:value-type="float">
            <text:p>3.6355</text:p>
          </table:table-cell>
          <table:table-cell office:value-type="float" office:value="1.30438421868247" calcext:value-type="float">
            <text:p>1.30438421868247</text:p>
          </table:table-cell>
        </table:table-row>
        <table:table-row table:style-name="ro1">
          <table:table-cell office:value-type="string" calcext:value-type="string">
            <text:p>GaSc</text:p>
          </table:table-cell>
          <table:table-cell office:value-type="float" office:value="-0.1354546" calcext:value-type="float">
            <text:p>-0.1354546</text:p>
          </table:table-cell>
          <table:table-cell office:value-type="float" office:value="3.8578" calcext:value-type="float">
            <text:p>3.8578</text:p>
          </table:table-cell>
          <table:table-cell office:value-type="float" office:value="2.56903127788062" calcext:value-type="float">
            <text:p>2.56903127788062</text:p>
          </table:table-cell>
        </table:table-row>
        <table:table-row table:style-name="ro1">
          <table:table-cell office:value-type="string" calcext:value-type="string">
            <text:p>SrGd</text:p>
          </table:table-cell>
          <table:table-cell office:value-type="float" office:value="-0.13513568" calcext:value-type="float">
            <text:p>-0.13513568</text:p>
          </table:table-cell>
          <table:table-cell office:value-type="float" office:value="4.239" calcext:value-type="float">
            <text:p>4.239</text:p>
          </table:table-cell>
          <table:table-cell office:value-type="float" office:value="1.21980451146382" calcext:value-type="float">
            <text:p>1.21980451146382</text:p>
          </table:table-cell>
        </table:table-row>
        <table:table-row table:style-name="ro1">
          <table:table-cell office:value-type="string" calcext:value-type="string">
            <text:p>CeFe</text:p>
          </table:table-cell>
          <table:table-cell office:value-type="float" office:value="-0.13384649" calcext:value-type="float">
            <text:p>-0.13384649</text:p>
          </table:table-cell>
          <table:table-cell office:value-type="float" office:value="3.579" calcext:value-type="float">
            <text:p>3.579</text:p>
          </table:table-cell>
          <table:table-cell office:value-type="float" office:value="1.51962345670388" calcext:value-type="float">
            <text:p>1.51962345670388</text:p>
          </table:table-cell>
        </table:table-row>
        <table:table-row table:style-name="ro1">
          <table:table-cell office:value-type="string" calcext:value-type="string">
            <text:p>NaPd</text:p>
          </table:table-cell>
          <table:table-cell office:value-type="float" office:value="-0.13344046" calcext:value-type="float">
            <text:p>-0.13344046</text:p>
          </table:table-cell>
          <table:table-cell office:value-type="float" office:value="3.6639" calcext:value-type="float">
            <text:p>3.6639</text:p>
          </table:table-cell>
          <table:table-cell office:value-type="float" office:value="2.28327270780741" calcext:value-type="float">
            <text:p>2.28327270780741</text:p>
          </table:table-cell>
        </table:table-row>
        <table:table-row table:style-name="ro1">
          <table:table-cell office:value-type="string" calcext:value-type="string">
            <text:p>BaZn</text:p>
          </table:table-cell>
          <table:table-cell office:value-type="float" office:value="-0.13235" calcext:value-type="float">
            <text:p>-0.13235</text:p>
          </table:table-cell>
          <table:table-cell office:value-type="float" office:value="3.9759" calcext:value-type="float">
            <text:p>3.9759</text:p>
          </table:table-cell>
          <table:table-cell office:value-type="float" office:value="1.46958721095304" calcext:value-type="float">
            <text:p>1.46958721095304</text:p>
          </table:table-cell>
        </table:table-row>
        <table:table-row table:style-name="ro1">
          <table:table-cell office:value-type="string" calcext:value-type="string">
            <text:p>NaNi</text:p>
          </table:table-cell>
          <table:table-cell office:value-type="float" office:value="-0.13152885" calcext:value-type="float">
            <text:p>-0.13152885</text:p>
          </table:table-cell>
          <table:table-cell office:value-type="float" office:value="3.3668" calcext:value-type="float">
            <text:p>3.3668</text:p>
          </table:table-cell>
          <table:table-cell office:value-type="float" office:value="3.5697408510232" calcext:value-type="float">
            <text:p>3.5697408510232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310724" calcext:value-type="float">
            <text:p>-0.1310724</text:p>
          </table:table-cell>
          <table:table-cell office:value-type="float" office:value="4.8957" calcext:value-type="float">
            <text:p>4.8957</text:p>
          </table:table-cell>
          <table:table-cell office:value-type="float" office:value="1.08896706261955" calcext:value-type="float">
            <text:p>1.08896706261955</text:p>
          </table:table-cell>
        </table:table-row>
        <table:table-row table:style-name="ro1">
          <table:table-cell office:value-type="string" calcext:value-type="string">
            <text:p>NdV</text:p>
          </table:table-cell>
          <table:table-cell office:value-type="float" office:value="-0.1299068" calcext:value-type="float">
            <text:p>-0.1299068</text:p>
          </table:table-cell>
          <table:table-cell office:value-type="float" office:value="3.7575" calcext:value-type="float">
            <text:p>3.7575</text:p>
          </table:table-cell>
          <table:table-cell office:value-type="float" office:value="1.52558442342089" calcext:value-type="float">
            <text:p>1.52558442342089</text:p>
          </table:table-cell>
        </table:table-row>
        <table:table-row table:style-name="ro1">
          <table:table-cell office:value-type="string" calcext:value-type="string">
            <text:p>SbSc</text:p>
          </table:table-cell>
          <table:table-cell office:value-type="float" office:value="-0.12986058" calcext:value-type="float">
            <text:p>-0.12986058</text:p>
          </table:table-cell>
          <table:table-cell office:value-type="float" office:value="3.9196" calcext:value-type="float">
            <text:p>3.9196</text:p>
          </table:table-cell>
          <table:table-cell office:value-type="float" office:value="1.78144501842385" calcext:value-type="float">
            <text:p>1.78144501842385</text:p>
          </table:table-cell>
        </table:table-row>
        <table:table-row table:style-name="ro1">
          <table:table-cell office:value-type="string" calcext:value-type="string">
            <text:p>NaTi</text:p>
          </table:table-cell>
          <table:table-cell office:value-type="float" office:value="-0.1291947" calcext:value-type="float">
            <text:p>-0.1291947</text:p>
          </table:table-cell>
          <table:table-cell office:value-type="float" office:value="3.6144" calcext:value-type="float">
            <text:p>3.6144</text:p>
          </table:table-cell>
          <table:table-cell office:value-type="float" office:value="4.09284770122776" calcext:value-type="float">
            <text:p>4.09284770122776</text:p>
          </table:table-cell>
        </table:table-row>
        <table:table-row table:style-name="ro1">
          <table:table-cell office:value-type="string" calcext:value-type="string">
            <text:p>GdNi</text:p>
          </table:table-cell>
          <table:table-cell office:value-type="float" office:value="-0.12828192" calcext:value-type="float">
            <text:p>-0.12828192</text:p>
          </table:table-cell>
          <table:table-cell office:value-type="float" office:value="3.5191" calcext:value-type="float">
            <text:p>3.5191</text:p>
          </table:table-cell>
          <table:table-cell office:value-type="float" office:value="1.38094642659299" calcext:value-type="float">
            <text:p>1.38094642659299</text:p>
          </table:table-cell>
        </table:table-row>
        <table:table-row table:style-name="ro1">
          <table:table-cell office:value-type="string" calcext:value-type="string">
            <text:p>KZr</text:p>
          </table:table-cell>
          <table:table-cell office:value-type="float" office:value="-0.12754288" calcext:value-type="float">
            <text:p>-0.12754288</text:p>
          </table:table-cell>
          <table:table-cell office:value-type="float" office:value="4.0896" calcext:value-type="float">
            <text:p>4.0896</text:p>
          </table:table-cell>
          <table:table-cell office:value-type="float" office:value="2.26764753260162" calcext:value-type="float">
            <text:p>2.26764753260162</text:p>
          </table:table-cell>
        </table:table-row>
        <table:table-row table:style-name="ro1">
          <table:table-cell office:value-type="string" calcext:value-type="string">
            <text:p>CsPd</text:p>
          </table:table-cell>
          <table:table-cell office:value-type="float" office:value="-0.12744898" calcext:value-type="float">
            <text:p>-0.12744898</text:p>
          </table:table-cell>
          <table:table-cell office:value-type="float" office:value="3.9651" calcext:value-type="float">
            <text:p>3.9651</text:p>
          </table:table-cell>
          <table:table-cell office:value-type="float" office:value="1.24771160907292" calcext:value-type="float">
            <text:p>1.24771160907292</text:p>
          </table:table-cell>
        </table:table-row>
        <table:table-row table:style-name="ro1">
          <table:table-cell office:value-type="string" calcext:value-type="string">
            <text:p>KMg</text:p>
          </table:table-cell>
          <table:table-cell office:value-type="float" office:value="-0.12709467" calcext:value-type="float">
            <text:p>-0.12709467</text:p>
          </table:table-cell>
          <table:table-cell office:value-type="float" office:value="4.0062" calcext:value-type="float">
            <text:p>4.0062</text:p>
          </table:table-cell>
          <table:table-cell office:value-type="float" office:value="4.55208655741811" calcext:value-type="float">
            <text:p>4.55208655741811</text:p>
          </table:table-cell>
        </table:table-row>
        <table:table-row table:style-name="ro1">
          <table:table-cell office:value-type="string" calcext:value-type="string">
            <text:p>CaCe</text:p>
          </table:table-cell>
          <table:table-cell office:value-type="float" office:value="-0.12685764" calcext:value-type="float">
            <text:p>-0.12685764</text:p>
          </table:table-cell>
          <table:table-cell office:value-type="float" office:value="4.3781" calcext:value-type="float">
            <text:p>4.3781</text:p>
          </table:table-cell>
          <table:table-cell office:value-type="float" office:value="1.65039623329215" calcext:value-type="float">
            <text:p>1.65039623329215</text:p>
          </table:table-cell>
        </table:table-row>
        <table:table-row table:style-name="ro1">
          <table:table-cell office:value-type="string" calcext:value-type="string">
            <text:p>ScGd</text:p>
          </table:table-cell>
          <table:table-cell office:value-type="float" office:value="-0.12559983" calcext:value-type="float">
            <text:p>-0.12559983</text:p>
          </table:table-cell>
          <table:table-cell office:value-type="float" office:value="4.0551" calcext:value-type="float">
            <text:p>4.0551</text:p>
          </table:table-cell>
          <table:table-cell office:value-type="float" office:value="1.47338300865686" calcext:value-type="float">
            <text:p>1.47338300865686</text:p>
          </table:table-cell>
        </table:table-row>
        <table:table-row table:style-name="ro1">
          <table:table-cell office:value-type="string" calcext:value-type="string">
            <text:p>RbBa</text:p>
          </table:table-cell>
          <table:table-cell office:value-type="float" office:value="-0.12490428" calcext:value-type="float">
            <text:p>-0.12490428</text:p>
          </table:table-cell>
          <table:table-cell office:value-type="float" office:value="5.0349" calcext:value-type="float">
            <text:p>5.0349</text:p>
          </table:table-cell>
          <table:table-cell office:value-type="float" office:value="1.33904812632368" calcext:value-type="float">
            <text:p>1.33904812632368</text:p>
          </table:table-cell>
        </table:table-row>
        <table:table-row table:style-name="ro1">
          <table:table-cell office:value-type="string" calcext:value-type="string">
            <text:p>CsIr</text:p>
          </table:table-cell>
          <table:table-cell office:value-type="float" office:value="-0.12398773" calcext:value-type="float">
            <text:p>-0.12398773</text:p>
          </table:table-cell>
          <table:table-cell office:value-type="float" office:value="3.8731" calcext:value-type="float">
            <text:p>3.8731</text:p>
          </table:table-cell>
          <table:table-cell office:value-type="float" office:value="0.921485404204588" calcext:value-type="float">
            <text:p>0.921485404204588</text:p>
          </table:table-cell>
        </table:table-row>
        <table:table-row table:style-name="ro1">
          <table:table-cell office:value-type="string" calcext:value-type="string">
            <text:p>TiCr</text:p>
          </table:table-cell>
          <table:table-cell office:value-type="float" office:value="-0.12393396" calcext:value-type="float">
            <text:p>-0.12393396</text:p>
          </table:table-cell>
          <table:table-cell office:value-type="float" office:value="3.2867" calcext:value-type="float">
            <text:p>3.2867</text:p>
          </table:table-cell>
          <table:table-cell office:value-type="float" office:value="2.93897416697866" calcext:value-type="float">
            <text:p>2.93897416697866</text:p>
          </table:table-cell>
        </table:table-row>
        <table:table-row table:style-name="ro1">
          <table:table-cell office:value-type="string" calcext:value-type="string">
            <text:p>NaZr</text:p>
          </table:table-cell>
          <table:table-cell office:value-type="float" office:value="-0.1235097" calcext:value-type="float">
            <text:p>-0.1235097</text:p>
          </table:table-cell>
          <table:table-cell office:value-type="float" office:value="3.9457" calcext:value-type="float">
            <text:p>3.9457</text:p>
          </table:table-cell>
          <table:table-cell office:value-type="float" office:value="2.57922396611054" calcext:value-type="float">
            <text:p>2.57922396611054</text:p>
          </table:table-cell>
        </table:table-row>
        <table:table-row table:style-name="ro1">
          <table:table-cell office:value-type="string" calcext:value-type="string">
            <text:p>KTl</text:p>
          </table:table-cell>
          <table:table-cell office:value-type="float" office:value="-0.12296381" calcext:value-type="float">
            <text:p>-0.12296381</text:p>
          </table:table-cell>
          <table:table-cell office:value-type="float" office:value="4.3788" calcext:value-type="float">
            <text:p>4.3788</text:p>
          </table:table-cell>
          <table:table-cell office:value-type="float" office:value="1.22667485364014" calcext:value-type="float">
            <text:p>1.22667485364014</text:p>
          </table:table-cell>
        </table:table-row>
        <table:table-row table:style-name="ro1">
          <table:table-cell office:value-type="string" calcext:value-type="string">
            <text:p>GdTi</text:p>
          </table:table-cell>
          <table:table-cell office:value-type="float" office:value="-0.121485926" calcext:value-type="float">
            <text:p>-0.121485926</text:p>
          </table:table-cell>
          <table:table-cell office:value-type="float" office:value="3.8009" calcext:value-type="float">
            <text:p>3.8009</text:p>
          </table:table-cell>
          <table:table-cell office:value-type="float" office:value="1.45277605805531" calcext:value-type="float">
            <text:p>1.45277605805531</text:p>
          </table:table-cell>
        </table:table-row>
        <table:table-row table:style-name="ro1">
          <table:table-cell office:value-type="string" calcext:value-type="string">
            <text:p>LaAg</text:p>
          </table:table-cell>
          <table:table-cell office:value-type="float" office:value="-0.11973337" calcext:value-type="float">
            <text:p>-0.11973337</text:p>
          </table:table-cell>
          <table:table-cell office:value-type="float" office:value="3.9938" calcext:value-type="float">
            <text:p>3.9938</text:p>
          </table:table-cell>
          <table:table-cell office:value-type="float" office:value="1.21050856035423" calcext:value-type="float">
            <text:p>1.21050856035423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0.11840866" calcext:value-type="float">
            <text:p>-0.11840866</text:p>
          </table:table-cell>
          <table:table-cell office:value-type="float" office:value="4.6957" calcext:value-type="float">
            <text:p>4.6957</text:p>
          </table:table-cell>
          <table:table-cell office:value-type="float" office:value="1.68505702340585" calcext:value-type="float">
            <text:p>1.68505702340585</text:p>
          </table:table-cell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-0.1175706" calcext:value-type="float">
            <text:p>-0.1175706</text:p>
          </table:table-cell>
          <table:table-cell office:value-type="float" office:value="4.3115" calcext:value-type="float">
            <text:p>4.3115</text:p>
          </table:table-cell>
          <table:table-cell office:value-type="float" office:value="0.87314758034064" calcext:value-type="float">
            <text:p>0.87314758034064</text:p>
          </table:table-cell>
        </table:table-row>
        <table:table-row table:style-name="ro1">
          <table:table-cell office:value-type="string" calcext:value-type="string">
            <text:p>SrNb</text:p>
          </table:table-cell>
          <table:table-cell office:value-type="float" office:value="-0.11741985" calcext:value-type="float">
            <text:p>-0.11741985</text:p>
          </table:table-cell>
          <table:table-cell office:value-type="float" office:value="3.9523" calcext:value-type="float">
            <text:p>3.9523</text:p>
          </table:table-cell>
          <table:table-cell office:value-type="float" office:value="1.6474076301742" calcext:value-type="float">
            <text:p>1.6474076301742</text:p>
          </table:table-cell>
        </table:table-row>
        <table:table-row table:style-name="ro1">
          <table:table-cell office:value-type="string" calcext:value-type="string">
            <text:p>PbY</text:p>
          </table:table-cell>
          <table:table-cell office:value-type="float" office:value="-0.115303285" calcext:value-type="float">
            <text:p>-0.115303285</text:p>
          </table:table-cell>
          <table:table-cell office:value-type="float" office:value="4.2169" calcext:value-type="float">
            <text:p>4.2169</text:p>
          </table:table-cell>
          <table:table-cell office:value-type="float" office:value="1.01087264262352" calcext:value-type="float">
            <text:p>1.01087264262352</text:p>
          </table:table-cell>
        </table:table-row>
        <table:table-row table:style-name="ro1">
          <table:table-cell office:value-type="string" calcext:value-type="string">
            <text:p>YOs</text:p>
          </table:table-cell>
          <table:table-cell office:value-type="float" office:value="-0.11509032" calcext:value-type="float">
            <text:p>-0.11509032</text:p>
          </table:table-cell>
          <table:table-cell office:value-type="float" office:value="3.6827" calcext:value-type="float">
            <text:p>3.6827</text:p>
          </table:table-cell>
          <table:table-cell office:value-type="float" office:value="1.07166981021774" calcext:value-type="float">
            <text:p>1.07166981021774</text:p>
          </table:table-cell>
        </table:table-row>
        <table:table-row table:style-name="ro1">
          <table:table-cell office:value-type="string" calcext:value-type="string">
            <text:p>TiNb</text:p>
          </table:table-cell>
          <table:table-cell office:value-type="float" office:value="-0.11374255" calcext:value-type="float">
            <text:p>-0.11374255</text:p>
          </table:table-cell>
          <table:table-cell office:value-type="float" office:value="3.5132" calcext:value-type="float">
            <text:p>3.5132</text:p>
          </table:table-cell>
          <table:table-cell office:value-type="float" office:value="2.10283649473008" calcext:value-type="float">
            <text:p>2.10283649473008</text:p>
          </table:table-cell>
        </table:table-row>
        <table:table-row table:style-name="ro1">
          <table:table-cell office:value-type="string" calcext:value-type="string">
            <text:p>CsNi</text:p>
          </table:table-cell>
          <table:table-cell office:value-type="float" office:value="-0.11367788" calcext:value-type="float">
            <text:p>-0.11367788</text:p>
          </table:table-cell>
          <table:table-cell office:value-type="float" office:value="3.7728" calcext:value-type="float">
            <text:p>3.7728</text:p>
          </table:table-cell>
          <table:table-cell office:value-type="float" office:value="1.5536833250104" calcext:value-type="float">
            <text:p>1.5536833250104</text:p>
          </table:table-cell>
        </table:table-row>
        <table:table-row table:style-name="ro1">
          <table:table-cell office:value-type="string" calcext:value-type="string">
            <text:p>BaCd</text:p>
          </table:table-cell>
          <table:table-cell office:value-type="float" office:value="-0.113589354" calcext:value-type="float">
            <text:p>-0.113589354</text:p>
          </table:table-cell>
          <table:table-cell office:value-type="float" office:value="4.3022" calcext:value-type="float">
            <text:p>4.3022</text:p>
          </table:table-cell>
          <table:table-cell office:value-type="float" office:value="1.19631200629905" calcext:value-type="float">
            <text:p>1.19631200629905</text:p>
          </table:table-cell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0.11334529" calcext:value-type="float">
            <text:p>-0.11334529</text:p>
          </table:table-cell>
          <table:table-cell office:value-type="float" office:value="3.2953" calcext:value-type="float">
            <text:p>3.2953</text:p>
          </table:table-cell>
          <table:table-cell office:value-type="float" office:value="8.82356545788685" calcext:value-type="float">
            <text:p>8.82356545788685</text:p>
          </table:table-cell>
        </table:table-row>
        <table:table-row table:style-name="ro1">
          <table:table-cell office:value-type="string" calcext:value-type="string">
            <text:p>TlCa</text:p>
          </table:table-cell>
          <table:table-cell office:value-type="float" office:value="-0.11312526" calcext:value-type="float">
            <text:p>-0.11312526</text:p>
          </table:table-cell>
          <table:table-cell office:value-type="float" office:value="4.4351" calcext:value-type="float">
            <text:p>4.4351</text:p>
          </table:table-cell>
          <table:table-cell office:value-type="float" office:value="1.22181891177942" calcext:value-type="float">
            <text:p>1.22181891177942</text:p>
          </table:table-cell>
        </table:table-row>
        <table:table-row table:style-name="ro1">
          <table:table-cell office:value-type="string" calcext:value-type="string">
            <text:p>NdPt</text:p>
          </table:table-cell>
          <table:table-cell office:value-type="float" office:value="-0.1129236" calcext:value-type="float">
            <text:p>-0.1129236</text:p>
          </table:table-cell>
          <table:table-cell office:value-type="float" office:value="3.8367" calcext:value-type="float">
            <text:p>3.8367</text:p>
          </table:table-cell>
          <table:table-cell office:value-type="float" office:value="0.883254444240689" calcext:value-type="float">
            <text:p>0.883254444240689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float" office:value="-0.11198918" calcext:value-type="float">
            <text:p>-0.11198918</text:p>
          </table:table-cell>
          <table:table-cell office:value-type="float" office:value="3.8133" calcext:value-type="float">
            <text:p>3.8133</text:p>
          </table:table-cell>
          <table:table-cell office:value-type="float" office:value="1.34962019587618" calcext:value-type="float">
            <text:p>1.34962019587618</text:p>
          </table:table-cell>
        </table:table-row>
        <table:table-row table:style-name="ro1">
          <table:table-cell office:value-type="string" calcext:value-type="string">
            <text:p>KHf</text:p>
          </table:table-cell>
          <table:table-cell office:value-type="float" office:value="-0.1118134" calcext:value-type="float">
            <text:p>-0.1118134</text:p>
          </table:table-cell>
          <table:table-cell office:value-type="float" office:value="4.0484" calcext:value-type="float">
            <text:p>4.0484</text:p>
          </table:table-cell>
          <table:table-cell office:value-type="float" office:value="1.37064998967418" calcext:value-type="float">
            <text:p>1.37064998967418</text:p>
          </table:table-cell>
        </table:table-row>
        <table:table-row table:style-name="ro1">
          <table:table-cell office:value-type="string" calcext:value-type="string">
            <text:p>HfRe</text:p>
          </table:table-cell>
          <table:table-cell office:value-type="float" office:value="-0.1114744" calcext:value-type="float">
            <text:p>-0.1114744</text:p>
          </table:table-cell>
          <table:table-cell office:value-type="float" office:value="3.4681" calcext:value-type="float">
            <text:p>3.4681</text:p>
          </table:table-cell>
          <table:table-cell office:value-type="float" office:value="0.822314058801457" calcext:value-type="float">
            <text:p>0.822314058801457</text:p>
          </table:table-cell>
        </table:table-row>
        <table:table-row table:style-name="ro1">
          <table:table-cell office:value-type="string" calcext:value-type="string">
            <text:p>BaHf</text:p>
          </table:table-cell>
          <table:table-cell office:value-type="float" office:value="-0.11129319" calcext:value-type="float">
            <text:p>-0.11129319</text:p>
          </table:table-cell>
          <table:table-cell office:value-type="float" office:value="4.1466" calcext:value-type="float">
            <text:p>4.1466</text:p>
          </table:table-cell>
          <table:table-cell office:value-type="float" office:value="0.948379194357862" calcext:value-type="float">
            <text:p>0.948379194357862</text:p>
          </table:table-cell>
        </table:table-row>
        <table:table-row table:style-name="ro1">
          <table:table-cell office:value-type="string" calcext:value-type="string">
            <text:p>NaMg</text:p>
          </table:table-cell>
          <table:table-cell office:value-type="float" office:value="-0.109435625" calcext:value-type="float">
            <text:p>-0.109435625</text:p>
          </table:table-cell>
          <table:table-cell office:value-type="float" office:value="3.8815" calcext:value-type="float">
            <text:p>3.8815</text:p>
          </table:table-cell>
          <table:table-cell office:value-type="float" office:value="6.00934971203946" calcext:value-type="float">
            <text:p>6.00934971203946</text:p>
          </table:table-cell>
        </table:table-row>
        <table:table-row table:style-name="ro1">
          <table:table-cell office:value-type="string" calcext:value-type="string">
            <text:p>MgNb</text:p>
          </table:table-cell>
          <table:table-cell office:value-type="float" office:value="-0.10902035" calcext:value-type="float">
            <text:p>-0.10902035</text:p>
          </table:table-cell>
          <table:table-cell office:value-type="float" office:value="3.5816" calcext:value-type="float">
            <text:p>3.5816</text:p>
          </table:table-cell>
          <table:table-cell office:value-type="float" office:value="2.51492075531957" calcext:value-type="float">
            <text:p>2.51492075531957</text:p>
          </table:table-cell>
        </table:table-row>
        <table:table-row table:style-name="ro1">
          <table:table-cell office:value-type="string" calcext:value-type="string">
            <text:p>BaGd</text:p>
          </table:table-cell>
          <table:table-cell office:value-type="float" office:value="-0.108931206" calcext:value-type="float">
            <text:p>-0.108931206</text:p>
          </table:table-cell>
          <table:table-cell office:value-type="float" office:value="4.2943" calcext:value-type="float">
            <text:p>4.2943</text:p>
          </table:table-cell>
          <table:table-cell office:value-type="float" office:value="1.01606574874357" calcext:value-type="float">
            <text:p>1.01606574874357</text:p>
          </table:table-cell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-0.108738706" calcext:value-type="float">
            <text:p>-0.108738706</text:p>
          </table:table-cell>
          <table:table-cell office:value-type="float" office:value="4.2149" calcext:value-type="float">
            <text:p>4.2149</text:p>
          </table:table-cell>
          <table:table-cell office:value-type="float" office:value="2.29063962722772" calcext:value-type="float">
            <text:p>2.29063962722772</text:p>
          </table:table-cell>
        </table:table-row>
        <table:table-row table:style-name="ro1">
          <table:table-cell office:value-type="string" calcext:value-type="string">
            <text:p>BaFe</text:p>
          </table:table-cell>
          <table:table-cell office:value-type="float" office:value="-0.10818256" calcext:value-type="float">
            <text:p>-0.10818256</text:p>
          </table:table-cell>
          <table:table-cell office:value-type="float" office:value="3.7814" calcext:value-type="float">
            <text:p>3.7814</text:p>
          </table:table-cell>
          <table:table-cell office:value-type="float" office:value="1.54122549603758" calcext:value-type="float">
            <text:p>1.54122549603758</text:p>
          </table:table-cell>
        </table:table-row>
        <table:table-row table:style-name="ro1">
          <table:table-cell office:value-type="string" calcext:value-type="string">
            <text:p>HgSc</text:p>
          </table:table-cell>
          <table:table-cell office:value-type="float" office:value="-0.10812218" calcext:value-type="float">
            <text:p>-0.10812218</text:p>
          </table:table-cell>
          <table:table-cell office:value-type="float" office:value="3.8948" calcext:value-type="float">
            <text:p>3.8948</text:p>
          </table:table-cell>
          <table:table-cell office:value-type="float" office:value="1.21648761322235" calcext:value-type="float">
            <text:p>1.21648761322235</text:p>
          </table:table-cell>
        </table:table-row>
        <table:table-row table:style-name="ro1">
          <table:table-cell office:value-type="string" calcext:value-type="string">
            <text:p>SnSc</text:p>
          </table:table-cell>
          <table:table-cell office:value-type="float" office:value="-0.10742429" calcext:value-type="float">
            <text:p>-0.10742429</text:p>
          </table:table-cell>
          <table:table-cell office:value-type="float" office:value="3.9255" calcext:value-type="float">
            <text:p>3.9255</text:p>
          </table:table-cell>
          <table:table-cell office:value-type="float" office:value="1.81404095124468" calcext:value-type="float">
            <text:p>1.81404095124468</text:p>
          </table:table-cell>
        </table:table-row>
        <table:table-row table:style-name="ro1">
          <table:table-cell office:value-type="string" calcext:value-type="string">
            <text:p>NdSr</text:p>
          </table:table-cell>
          <table:table-cell office:value-type="float" office:value="-0.10730374" calcext:value-type="float">
            <text:p>-0.10730374</text:p>
          </table:table-cell>
          <table:table-cell office:value-type="float" office:value="4.4347" calcext:value-type="float">
            <text:p>4.4347</text:p>
          </table:table-cell>
          <table:table-cell office:value-type="float" office:value="1.28735740624956" calcext:value-type="float">
            <text:p>1.28735740624956</text:p>
          </table:table-cell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-0.10635469" calcext:value-type="float">
            <text:p>-0.10635469</text:p>
          </table:table-cell>
          <table:table-cell office:value-type="float" office:value="4.3421" calcext:value-type="float">
            <text:p>4.3421</text:p>
          </table:table-cell>
          <table:table-cell office:value-type="float" office:value="1.3099478701553" calcext:value-type="float">
            <text:p>1.3099478701553</text:p>
          </table:table-cell>
        </table:table-row>
        <table:table-row table:style-name="ro1">
          <table:table-cell office:value-type="string" calcext:value-type="string">
            <text:p>KTi</text:p>
          </table:table-cell>
          <table:table-cell office:value-type="float" office:value="-0.10620128" calcext:value-type="float">
            <text:p>-0.10620128</text:p>
          </table:table-cell>
          <table:table-cell office:value-type="float" office:value="3.7921" calcext:value-type="float">
            <text:p>3.7921</text:p>
          </table:table-cell>
          <table:table-cell office:value-type="float" office:value="3.36020621159536" calcext:value-type="float">
            <text:p>3.36020621159536</text:p>
          </table:table-cell>
        </table:table-row>
        <table:table-row table:style-name="ro1">
          <table:table-cell office:value-type="string" calcext:value-type="string">
            <text:p>NbRh</text:p>
          </table:table-cell>
          <table:table-cell office:value-type="float" office:value="-0.10608145" calcext:value-type="float">
            <text:p>-0.10608145</text:p>
          </table:table-cell>
          <table:table-cell office:value-type="float" office:value="3.4042" calcext:value-type="float">
            <text:p>3.4042</text:p>
          </table:table-cell>
          <table:table-cell office:value-type="float" office:value="1.52076312251774" calcext:value-type="float">
            <text:p>1.52076312251774</text:p>
          </table:table-cell>
        </table:table-row>
        <table:table-row table:style-name="ro1">
          <table:table-cell office:value-type="string" calcext:value-type="string">
            <text:p>RbNd</text:p>
          </table:table-cell>
          <table:table-cell office:value-type="float" office:value="-0.10567296" calcext:value-type="float">
            <text:p>-0.10567296</text:p>
          </table:table-cell>
          <table:table-cell office:value-type="float" office:value="4.6262" calcext:value-type="float">
            <text:p>4.6262</text:p>
          </table:table-cell>
          <table:table-cell office:value-type="float" office:value="1.29926222090302" calcext:value-type="float">
            <text:p>1.29926222090302</text:p>
          </table:table-cell>
        </table:table-row>
        <table:table-row table:style-name="ro1">
          <table:table-cell office:value-type="string" calcext:value-type="string">
            <text:p>ZrSc</text:p>
          </table:table-cell>
          <table:table-cell office:value-type="float" office:value="-0.10554759" calcext:value-type="float">
            <text:p>-0.10554759</text:p>
          </table:table-cell>
          <table:table-cell office:value-type="float" office:value="3.9479" calcext:value-type="float">
            <text:p>3.9479</text:p>
          </table:table-cell>
          <table:table-cell office:value-type="float" office:value="2.17222624462396" calcext:value-type="float">
            <text:p>2.17222624462396</text:p>
          </table:table-cell>
        </table:table-row>
        <table:table-row table:style-name="ro1">
          <table:table-cell office:value-type="string" calcext:value-type="string">
            <text:p>HfTa</text:p>
          </table:table-cell>
          <table:table-cell office:value-type="float" office:value="-0.10536883" calcext:value-type="float">
            <text:p>-0.10536883</text:p>
          </table:table-cell>
          <table:table-cell office:value-type="float" office:value="3.6047" calcext:value-type="float">
            <text:p>3.6047</text:p>
          </table:table-cell>
          <table:table-cell office:value-type="float" office:value="0.834245383719163" calcext:value-type="float">
            <text:p>0.834245383719163</text:p>
          </table:table-cell>
        </table:table-row>
        <table:table-row table:style-name="ro1">
          <table:table-cell office:value-type="string" calcext:value-type="string">
            <text:p>CaOs</text:p>
          </table:table-cell>
          <table:table-cell office:value-type="float" office:value="-0.10502308" calcext:value-type="float">
            <text:p>-0.10502308</text:p>
          </table:table-cell>
          <table:table-cell office:value-type="float" office:value="3.6842" calcext:value-type="float">
            <text:p>3.6842</text:p>
          </table:table-cell>
          <table:table-cell office:value-type="float" office:value="1.29593126218276" calcext:value-type="float">
            <text:p>1.29593126218276</text:p>
          </table:table-cell>
        </table:table-row>
        <table:table-row table:style-name="ro1">
          <table:table-cell office:value-type="string" calcext:value-type="string">
            <text:p>NbFe</text:p>
          </table:table-cell>
          <table:table-cell office:value-type="float" office:value="-0.10499867" calcext:value-type="float">
            <text:p>-0.10499867</text:p>
          </table:table-cell>
          <table:table-cell office:value-type="float" office:value="3.2609" calcext:value-type="float">
            <text:p>3.2609</text:p>
          </table:table-cell>
          <table:table-cell office:value-type="float" office:value="1.99230177262161" calcext:value-type="float">
            <text:p>1.99230177262161</text:p>
          </table:table-cell>
        </table:table-row>
        <table:table-row table:style-name="ro1">
          <table:table-cell office:value-type="string" calcext:value-type="string">
            <text:p>SnY</text:p>
          </table:table-cell>
          <table:table-cell office:value-type="float" office:value="-0.10464528" calcext:value-type="float">
            <text:p>-0.10464528</text:p>
          </table:table-cell>
          <table:table-cell office:value-type="float" office:value="4.1408" calcext:value-type="float">
            <text:p>4.1408</text:p>
          </table:table-cell>
          <table:table-cell office:value-type="float" office:value="1.4355415577702" calcext:value-type="float">
            <text:p>1.4355415577702</text:p>
          </table:table-cell>
        </table:table-row>
        <table:table-row table:style-name="ro1">
          <table:table-cell office:value-type="string" calcext:value-type="string">
            <text:p>NdMg</text:p>
          </table:table-cell>
          <table:table-cell office:value-type="float" office:value="-0.10449047" calcext:value-type="float">
            <text:p>-0.10449047</text:p>
          </table:table-cell>
          <table:table-cell office:value-type="float" office:value="3.7925" calcext:value-type="float">
            <text:p>3.7925</text:p>
          </table:table-cell>
          <table:table-cell office:value-type="float" office:value="1.76243256283324" calcext:value-type="float">
            <text:p>1.76243256283324</text:p>
          </table:table-cell>
        </table:table-row>
        <table:table-row table:style-name="ro1">
          <table:table-cell office:value-type="string" calcext:value-type="string">
            <text:p>YIr</text:p>
          </table:table-cell>
          <table:table-cell office:value-type="float" office:value="-0.10434432" calcext:value-type="float">
            <text:p>-0.10434432</text:p>
          </table:table-cell>
          <table:table-cell office:value-type="float" office:value="3.7058" calcext:value-type="float">
            <text:p>3.7058</text:p>
          </table:table-cell>
          <table:table-cell office:value-type="float" office:value="1.06417576528347" calcext:value-type="float">
            <text:p>1.06417576528347</text:p>
          </table:table-cell>
        </table:table-row>
        <table:table-row table:style-name="ro1">
          <table:table-cell office:value-type="string" calcext:value-type="string">
            <text:p>BaGa</text:p>
          </table:table-cell>
          <table:table-cell office:value-type="float" office:value="-0.10417347" calcext:value-type="float">
            <text:p>-0.10417347</text:p>
          </table:table-cell>
          <table:table-cell office:value-type="float" office:value="3.9746" calcext:value-type="float">
            <text:p>3.9746</text:p>
          </table:table-cell>
          <table:table-cell office:value-type="float" office:value="1.43940829942541" calcext:value-type="float">
            <text:p>1.43940829942541</text:p>
          </table:table-cell>
        </table:table-row>
        <table:table-row table:style-name="ro1">
          <table:table-cell office:value-type="string" calcext:value-type="string">
            <text:p>SrGa</text:p>
          </table:table-cell>
          <table:table-cell office:value-type="float" office:value="-0.10400651" calcext:value-type="float">
            <text:p>-0.10400651</text:p>
          </table:table-cell>
          <table:table-cell office:value-type="float" office:value="3.8241" calcext:value-type="float">
            <text:p>3.8241</text:p>
          </table:table-cell>
          <table:table-cell office:value-type="float" office:value="1.88556460744186" calcext:value-type="float">
            <text:p>1.88556460744186</text:p>
          </table:table-cell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0.10384202" calcext:value-type="float">
            <text:p>-0.10384202</text:p>
          </table:table-cell>
          <table:table-cell office:value-type="float" office:value="4.9236" calcext:value-type="float">
            <text:p>4.9236</text:p>
          </table:table-cell>
          <table:table-cell office:value-type="float" office:value="1.32640659887963" calcext:value-type="float">
            <text:p>1.32640659887963</text:p>
          </table:table-cell>
        </table:table-row>
        <table:table-row table:style-name="ro1">
          <table:table-cell office:value-type="string" calcext:value-type="string">
            <text:p>NdNb</text:p>
          </table:table-cell>
          <table:table-cell office:value-type="float" office:value="-0.10352219" calcext:value-type="float">
            <text:p>-0.10352219</text:p>
          </table:table-cell>
          <table:table-cell office:value-type="float" office:value="3.9338" calcext:value-type="float">
            <text:p>3.9338</text:p>
          </table:table-cell>
          <table:table-cell office:value-type="float" office:value="1.25902165196472" calcext:value-type="float">
            <text:p>1.25902165196472</text:p>
          </table:table-cell>
        </table:table-row>
        <table:table-row table:style-name="ro1">
          <table:table-cell office:value-type="string" calcext:value-type="string">
            <text:p>NdMo</text:p>
          </table:table-cell>
          <table:table-cell office:value-type="float" office:value="-0.102356784" calcext:value-type="float">
            <text:p>-0.102356784</text:p>
          </table:table-cell>
          <table:table-cell office:value-type="float" office:value="3.8081" calcext:value-type="float">
            <text:p>3.8081</text:p>
          </table:table-cell>
          <table:table-cell office:value-type="float" office:value="1.24331728574588" calcext:value-type="float">
            <text:p>1.24331728574588</text:p>
          </table:table-cell>
        </table:table-row>
        <table:table-row table:style-name="ro1">
          <table:table-cell office:value-type="string" calcext:value-type="string">
            <text:p>SrCr</text:p>
          </table:table-cell>
          <table:table-cell office:value-type="float" office:value="-0.10147952" calcext:value-type="float">
            <text:p>-0.10147952</text:p>
          </table:table-cell>
          <table:table-cell office:value-type="float" office:value="3.7391" calcext:value-type="float">
            <text:p>3.7391</text:p>
          </table:table-cell>
          <table:table-cell office:value-type="float" office:value="2.11989743123804" calcext:value-type="float">
            <text:p>2.11989743123804</text:p>
          </table:table-cell>
        </table:table-row>
        <table:table-row table:style-name="ro1">
          <table:table-cell office:value-type="string" calcext:value-type="string">
            <text:p>ZnSc</text:p>
          </table:table-cell>
          <table:table-cell office:value-type="float" office:value="-0.10144145" calcext:value-type="float">
            <text:p>-0.10144145</text:p>
          </table:table-cell>
          <table:table-cell office:value-type="float" office:value="3.8593" calcext:value-type="float">
            <text:p>3.8593</text:p>
          </table:table-cell>
          <table:table-cell office:value-type="float" office:value="2.66677292061084" calcext:value-type="float">
            <text:p>2.66677292061084</text:p>
          </table:table-cell>
        </table:table-row>
        <table:table-row table:style-name="ro1">
          <table:table-cell office:value-type="string" calcext:value-type="string">
            <text:p>InZr</text:p>
          </table:table-cell>
          <table:table-cell office:value-type="float" office:value="-0.100388646" calcext:value-type="float">
            <text:p>-0.100388646</text:p>
          </table:table-cell>
          <table:table-cell office:value-type="float" office:value="3.8902" calcext:value-type="float">
            <text:p>3.8902</text:p>
          </table:table-cell>
          <table:table-cell office:value-type="float" office:value="1.44634833183157" calcext:value-type="float">
            <text:p>1.44634833183157</text:p>
          </table:table-cell>
        </table:table-row>
        <table:table-row table:style-name="ro1">
          <table:table-cell office:value-type="string" calcext:value-type="string">
            <text:p>BiSc</text:p>
          </table:table-cell>
          <table:table-cell office:value-type="float" office:value="-0.10036144" calcext:value-type="float">
            <text:p>-0.10036144</text:p>
          </table:table-cell>
          <table:table-cell office:value-type="float" office:value="3.9781" calcext:value-type="float">
            <text:p>3.9781</text:p>
          </table:table-cell>
          <table:table-cell office:value-type="float" office:value="1.17676620745198" calcext:value-type="float">
            <text:p>1.17676620745198</text:p>
          </table:table-cell>
        </table:table-row>
        <table:table-row table:style-name="ro1">
          <table:table-cell office:value-type="string" calcext:value-type="string">
            <text:p>AuSc</text:p>
          </table:table-cell>
          <table:table-cell office:value-type="float" office:value="-0.100339346" calcext:value-type="float">
            <text:p>-0.100339346</text:p>
          </table:table-cell>
          <table:table-cell office:value-type="float" office:value="3.8597" calcext:value-type="float">
            <text:p>3.8597</text:p>
          </table:table-cell>
          <table:table-cell office:value-type="float" office:value="1.23448281833821" calcext:value-type="float">
            <text:p>1.23448281833821</text:p>
          </table:table-cell>
        </table:table-row>
        <table:table-row table:style-name="ro1">
          <table:table-cell office:value-type="string" calcext:value-type="string">
            <text:p>TlZr</text:p>
          </table:table-cell>
          <table:table-cell office:value-type="float" office:value="-0.09877819" calcext:value-type="float">
            <text:p>-0.09877819</text:p>
          </table:table-cell>
          <table:table-cell office:value-type="float" office:value="3.9232" calcext:value-type="float">
            <text:p>3.9232</text:p>
          </table:table-cell>
          <table:table-cell office:value-type="float" office:value="1.01256024489343" calcext:value-type="float">
            <text:p>1.01256024489343</text:p>
          </table:table-cell>
        </table:table-row>
        <table:table-row table:style-name="ro1">
          <table:table-cell office:value-type="string" calcext:value-type="string">
            <text:p>RbLa</text:p>
          </table:table-cell>
          <table:table-cell office:value-type="float" office:value="-0.0982666" calcext:value-type="float">
            <text:p>-0.0982666</text:p>
          </table:table-cell>
          <table:table-cell office:value-type="float" office:value="5" calcext:value-type="float">
            <text:p>5</text:p>
          </table:table-cell>
          <table:table-cell office:value-type="float" office:value="1.32975316438746" calcext:value-type="float">
            <text:p>1.32975316438746</text:p>
          </table:table-cell>
        </table:table-row>
        <table:table-row table:style-name="ro1">
          <table:table-cell office:value-type="string" calcext:value-type="string">
            <text:p>AgHf</text:p>
          </table:table-cell>
          <table:table-cell office:value-type="float" office:value="-0.097144134" calcext:value-type="float">
            <text:p>-0.097144134</text:p>
          </table:table-cell>
          <table:table-cell office:value-type="float" office:value="3.7261" calcext:value-type="float">
            <text:p>3.7261</text:p>
          </table:table-cell>
          <table:table-cell office:value-type="float" office:value="1.04492324713194" calcext:value-type="float">
            <text:p>1.04492324713194</text:p>
          </table:table-cell>
        </table:table-row>
        <table:table-row table:style-name="ro1">
          <table:table-cell office:value-type="string" calcext:value-type="string">
            <text:p>NbV</text:p>
          </table:table-cell>
          <table:table-cell office:value-type="float" office:value="-0.09612901" calcext:value-type="float">
            <text:p>-0.09612901</text:p>
          </table:table-cell>
          <table:table-cell office:value-type="float" office:value="3.3651" calcext:value-type="float">
            <text:p>3.3651</text:p>
          </table:table-cell>
          <table:table-cell office:value-type="float" office:value="2.05881732151259" calcext:value-type="float">
            <text:p>2.05881732151259</text:p>
          </table:table-cell>
        </table:table-row>
        <table:table-row table:style-name="ro1">
          <table:table-cell office:value-type="string" calcext:value-type="string">
            <text:p>CeLa</text:p>
          </table:table-cell>
          <table:table-cell office:value-type="float" office:value="-0.09575363" calcext:value-type="float">
            <text:p>-0.09575363</text:p>
          </table:table-cell>
          <table:table-cell office:value-type="float" office:value="4.3934" calcext:value-type="float">
            <text:p>4.3934</text:p>
          </table:table-cell>
          <table:table-cell office:value-type="float" office:value="1.07210441273456" calcext:value-type="float">
            <text:p>1.07210441273456</text:p>
          </table:table-cell>
        </table:table-row>
        <table:table-row table:style-name="ro1">
          <table:table-cell office:value-type="string" calcext:value-type="string">
            <text:p>LaTa</text:p>
          </table:table-cell>
          <table:table-cell office:value-type="float" office:value="-0.09428869" calcext:value-type="float">
            <text:p>-0.09428869</text:p>
          </table:table-cell>
          <table:table-cell office:value-type="float" office:value="3.9866" calcext:value-type="float">
            <text:p>3.9866</text:p>
          </table:table-cell>
          <table:table-cell office:value-type="float" office:value="0.936523322475851" calcext:value-type="float">
            <text:p>0.936523322475851</text:p>
          </table:table-cell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0.09416283" calcext:value-type="float">
            <text:p>-0.09416283</text:p>
          </table:table-cell>
          <table:table-cell office:value-type="float" office:value="4.0636" calcext:value-type="float">
            <text:p>4.0636</text:p>
          </table:table-cell>
          <table:table-cell office:value-type="float" office:value="1.92185430320467" calcext:value-type="float">
            <text:p>1.92185430320467</text:p>
          </table:table-cell>
        </table:table-row>
        <table:table-row table:style-name="ro1">
          <table:table-cell office:value-type="string" calcext:value-type="string">
            <text:p>ZrW</text:p>
          </table:table-cell>
          <table:table-cell office:value-type="float" office:value="-0.094029725" calcext:value-type="float">
            <text:p>-0.094029725</text:p>
          </table:table-cell>
          <table:table-cell office:value-type="float" office:value="3.5722" calcext:value-type="float">
            <text:p>3.5722</text:p>
          </table:table-cell>
          <table:table-cell office:value-type="float" office:value="1.08736153924325" calcext:value-type="float">
            <text:p>1.08736153924325</text:p>
          </table:table-cell>
        </table:table-row>
        <table:table-row table:style-name="ro1">
          <table:table-cell office:value-type="string" calcext:value-type="string">
            <text:p>CeHf</text:p>
          </table:table-cell>
          <table:table-cell office:value-type="float" office:value="-0.09275645" calcext:value-type="float">
            <text:p>-0.09275645</text:p>
          </table:table-cell>
          <table:table-cell office:value-type="float" office:value="4.0165" calcext:value-type="float">
            <text:p>4.0165</text:p>
          </table:table-cell>
          <table:table-cell office:value-type="float" office:value="0.940155362459861" calcext:value-type="float">
            <text:p>0.940155362459861</text:p>
          </table:table-cell>
        </table:table-row>
        <table:table-row table:style-name="ro1">
          <table:table-cell office:value-type="string" calcext:value-type="string">
            <text:p>CaBe</text:p>
          </table:table-cell>
          <table:table-cell office:value-type="float" office:value="-0.091572165" calcext:value-type="float">
            <text:p>-0.091572165</text:p>
          </table:table-cell>
          <table:table-cell office:value-type="float" office:value="3.4875" calcext:value-type="float">
            <text:p>3.4875</text:p>
          </table:table-cell>
          <table:table-cell office:value-type="float" office:value="5.80231777248656" calcext:value-type="float">
            <text:p>5.80231777248656</text:p>
          </table:table-cell>
        </table:table-row>
        <table:table-row table:style-name="ro1">
          <table:table-cell office:value-type="string" calcext:value-type="string">
            <text:p>BaAl</text:p>
          </table:table-cell>
          <table:table-cell office:value-type="float" office:value="-0.091432475" calcext:value-type="float">
            <text:p>-0.091432475</text:p>
          </table:table-cell>
          <table:table-cell office:value-type="float" office:value="3.9506" calcext:value-type="float">
            <text:p>3.9506</text:p>
          </table:table-cell>
          <table:table-cell office:value-type="float" office:value="1.80707427140754" calcext:value-type="float">
            <text:p>1.80707427140754</text:p>
          </table:table-cell>
        </table:table-row>
        <table:table-row table:style-name="ro1">
          <table:table-cell office:value-type="string" calcext:value-type="string">
            <text:p>NaCo</text:p>
          </table:table-cell>
          <table:table-cell office:value-type="float" office:value="-0.091365136" calcext:value-type="float">
            <text:p>-0.091365136</text:p>
          </table:table-cell>
          <table:table-cell office:value-type="float" office:value="3.3503" calcext:value-type="float">
            <text:p>3.3503</text:p>
          </table:table-cell>
          <table:table-cell office:value-type="float" office:value="3.559663883253" calcext:value-type="float">
            <text:p>3.559663883253</text:p>
          </table:table-cell>
        </table:table-row>
        <table:table-row table:style-name="ro1">
          <table:table-cell office:value-type="string" calcext:value-type="string">
            <text:p>SrAl</text:p>
          </table:table-cell>
          <table:table-cell office:value-type="float" office:value="-0.09082891" calcext:value-type="float">
            <text:p>-0.09082891</text:p>
          </table:table-cell>
          <table:table-cell office:value-type="float" office:value="3.8099" calcext:value-type="float">
            <text:p>3.8099</text:p>
          </table:table-cell>
          <table:table-cell office:value-type="float" office:value="2.57072117440499" calcext:value-type="float">
            <text:p>2.57072117440499</text:p>
          </table:table-cell>
        </table:table-row>
        <table:table-row table:style-name="ro1">
          <table:table-cell office:value-type="string" calcext:value-type="string">
            <text:p>LaBe</text:p>
          </table:table-cell>
          <table:table-cell office:value-type="float" office:value="-0.09056762" calcext:value-type="float">
            <text:p>-0.09056762</text:p>
          </table:table-cell>
          <table:table-cell office:value-type="float" office:value="3.6434" calcext:value-type="float">
            <text:p>3.6434</text:p>
          </table:table-cell>
          <table:table-cell office:value-type="float" office:value="2.00330628814856" calcext:value-type="float">
            <text:p>2.00330628814856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float" office:value="-0.08959743" calcext:value-type="float">
            <text:p>-0.08959743</text:p>
          </table:table-cell>
          <table:table-cell office:value-type="float" office:value="4.1921" calcext:value-type="float">
            <text:p>4.1921</text:p>
          </table:table-cell>
          <table:table-cell office:value-type="float" office:value="1.22181891177942" calcext:value-type="float">
            <text:p>1.22181891177942</text:p>
          </table:table-cell>
        </table:table-row>
        <table:table-row table:style-name="ro1">
          <table:table-cell office:value-type="string" calcext:value-type="string">
            <text:p>HfHf</text:p>
          </table:table-cell>
          <table:table-cell office:value-type="float" office:value="-0.08850701" calcext:value-type="float">
            <text:p>-0.08850701</text:p>
          </table:table-cell>
          <table:table-cell office:value-type="float" office:value="3.8133" calcext:value-type="float">
            <text:p>3.8133</text:p>
          </table:table-cell>
          <table:table-cell office:value-type="float" office:value="0.839941087291796" calcext:value-type="float">
            <text:p>0.839941087291796</text:p>
          </table:table-cell>
        </table:table-row>
        <table:table-row table:style-name="ro1">
          <table:table-cell office:value-type="string" calcext:value-type="string">
            <text:p>CdHf</text:p>
          </table:table-cell>
          <table:table-cell office:value-type="float" office:value="-0.08820124" calcext:value-type="float">
            <text:p>-0.08820124</text:p>
          </table:table-cell>
          <table:table-cell office:value-type="float" office:value="3.7851" calcext:value-type="float">
            <text:p>3.7851</text:p>
          </table:table-cell>
          <table:table-cell office:value-type="float" office:value="1.02877327610509" calcext:value-type="float">
            <text:p>1.02877327610509</text:p>
          </table:table-cell>
        </table:table-row>
        <table:table-row table:style-name="ro1">
          <table:table-cell office:value-type="string" calcext:value-type="string">
            <text:p>TiRu</text:p>
          </table:table-cell>
          <table:table-cell office:value-type="float" office:value="-0.086913414" calcext:value-type="float">
            <text:p>-0.086913414</text:p>
          </table:table-cell>
          <table:table-cell office:value-type="float" office:value="3.4365" calcext:value-type="float">
            <text:p>3.4365</text:p>
          </table:table-cell>
          <table:table-cell office:value-type="float" office:value="1.98986817786322" calcext:value-type="float">
            <text:p>1.98986817786322</text:p>
          </table:table-cell>
        </table:table-row>
        <table:table-row table:style-name="ro1">
          <table:table-cell office:value-type="string" calcext:value-type="string">
            <text:p>CsY</text:p>
          </table:table-cell>
          <table:table-cell office:value-type="float" office:value="-0.086546004" calcext:value-type="float">
            <text:p>-0.086546004</text:p>
          </table:table-cell>
          <table:table-cell office:value-type="float" office:value="4.9467" calcext:value-type="float">
            <text:p>4.9467</text:p>
          </table:table-cell>
          <table:table-cell office:value-type="float" office:value="1.34490553541938" calcext:value-type="float">
            <text:p>1.34490553541938</text:p>
          </table:table-cell>
        </table:table-row>
        <table:table-row table:style-name="ro1">
          <table:table-cell office:value-type="string" calcext:value-type="string">
            <text:p>KGd</text:p>
          </table:table-cell>
          <table:table-cell office:value-type="float" office:value="-0.08612209" calcext:value-type="float">
            <text:p>-0.08612209</text:p>
          </table:table-cell>
          <table:table-cell office:value-type="float" office:value="4.194" calcext:value-type="float">
            <text:p>4.194</text:p>
          </table:table-cell>
          <table:table-cell office:value-type="float" office:value="1.51667143831344" calcext:value-type="float">
            <text:p>1.51667143831344</text:p>
          </table:table-cell>
        </table:table-row>
        <table:table-row table:style-name="ro1">
          <table:table-cell office:value-type="string" calcext:value-type="string">
            <text:p>SrBe</text:p>
          </table:table-cell>
          <table:table-cell office:value-type="float" office:value="-0.08601699" calcext:value-type="float">
            <text:p>-0.08601699</text:p>
          </table:table-cell>
          <table:table-cell office:value-type="float" office:value="3.6339" calcext:value-type="float">
            <text:p>3.6339</text:p>
          </table:table-cell>
          <table:table-cell office:value-type="float" office:value="3.03425778609903" calcext:value-type="float">
            <text:p>3.03425778609903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float" office:value="-0.08545918" calcext:value-type="float">
            <text:p>-0.08545918</text:p>
          </table:table-cell>
          <table:table-cell office:value-type="float" office:value="3.9217" calcext:value-type="float">
            <text:p>3.9217</text:p>
          </table:table-cell>
          <table:table-cell office:value-type="float" office:value="2.00292746864576" calcext:value-type="float">
            <text:p>2.00292746864576</text:p>
          </table:table-cell>
        </table:table-row>
        <table:table-row table:style-name="ro1">
          <table:table-cell office:value-type="string" calcext:value-type="string">
            <text:p>CeCa</text:p>
          </table:table-cell>
          <table:table-cell office:value-type="float" office:value="-0.08514877" calcext:value-type="float">
            <text:p>-0.08514877</text:p>
          </table:table-cell>
          <table:table-cell office:value-type="float" office:value="4.2344" calcext:value-type="float">
            <text:p>4.2344</text:p>
          </table:table-cell>
          <table:table-cell office:value-type="float" office:value="1.65039623329215" calcext:value-type="float">
            <text:p>1.65039623329215</text:p>
          </table:table-cell>
        </table:table-row>
        <table:table-row table:style-name="ro1">
          <table:table-cell office:value-type="string" calcext:value-type="string">
            <text:p>LaZn</text:p>
          </table:table-cell>
          <table:table-cell office:value-type="float" office:value="-0.08465457" calcext:value-type="float">
            <text:p>-0.08465457</text:p>
          </table:table-cell>
          <table:table-cell office:value-type="float" office:value="3.8945" calcext:value-type="float">
            <text:p>3.8945</text:p>
          </table:table-cell>
          <table:table-cell office:value-type="float" office:value="1.45839921801226" calcext:value-type="float">
            <text:p>1.45839921801226</text:p>
          </table:table-cell>
        </table:table-row>
        <table:table-row table:style-name="ro1">
          <table:table-cell office:value-type="string" calcext:value-type="string">
            <text:p>TlPd</text:p>
          </table:table-cell>
          <table:table-cell office:value-type="float" office:value="-0.084645234" calcext:value-type="float">
            <text:p>-0.084645234</text:p>
          </table:table-cell>
          <table:table-cell office:value-type="float" office:value="3.8329" calcext:value-type="float">
            <text:p>3.8329</text:p>
          </table:table-cell>
          <table:table-cell office:value-type="float" office:value="0.963530494114084" calcext:value-type="float">
            <text:p>0.963530494114084</text:p>
          </table:table-cell>
        </table:table-row>
        <table:table-row table:style-name="ro1">
          <table:table-cell office:value-type="string" calcext:value-type="string">
            <text:p>GdFe</text:p>
          </table:table-cell>
          <table:table-cell office:value-type="float" office:value="-0.084188454" calcext:value-type="float">
            <text:p>-0.084188454</text:p>
          </table:table-cell>
          <table:table-cell office:value-type="float" office:value="3.5617" calcext:value-type="float">
            <text:p>3.5617</text:p>
          </table:table-cell>
          <table:table-cell office:value-type="float" office:value="1.39914700626257" calcext:value-type="float">
            <text:p>1.39914700626257</text:p>
          </table:table-cell>
        </table:table-row>
        <table:table-row table:style-name="ro1">
          <table:table-cell office:value-type="string" calcext:value-type="string">
            <text:p>SbY</text:p>
          </table:table-cell>
          <table:table-cell office:value-type="float" office:value="-0.08407437" calcext:value-type="float">
            <text:p>-0.08407437</text:p>
          </table:table-cell>
          <table:table-cell office:value-type="float" office:value="4.1384" calcext:value-type="float">
            <text:p>4.1384</text:p>
          </table:table-cell>
          <table:table-cell office:value-type="float" office:value="1.4150520238063" calcext:value-type="float">
            <text:p>1.4150520238063</text:p>
          </table:table-cell>
        </table:table-row>
        <table:table-row table:style-name="ro1">
          <table:table-cell office:value-type="string" calcext:value-type="string">
            <text:p>PbSc</text:p>
          </table:table-cell>
          <table:table-cell office:value-type="float" office:value="-0.08331698" calcext:value-type="float">
            <text:p>-0.08331698</text:p>
          </table:table-cell>
          <table:table-cell office:value-type="float" office:value="4.014" calcext:value-type="float">
            <text:p>4.014</text:p>
          </table:table-cell>
          <table:table-cell office:value-type="float" office:value="1.18497655605344" calcext:value-type="float">
            <text:p>1.18497655605344</text:p>
          </table:table-cell>
        </table:table-row>
        <table:table-row table:style-name="ro1">
          <table:table-cell office:value-type="string" calcext:value-type="string">
            <text:p>TeZr</text:p>
          </table:table-cell>
          <table:table-cell office:value-type="float" office:value="-0.083160274" calcext:value-type="float">
            <text:p>-0.083160274</text:p>
          </table:table-cell>
          <table:table-cell office:value-type="float" office:value="3.9347" calcext:value-type="float">
            <text:p>3.9347</text:p>
          </table:table-cell>
          <table:table-cell office:value-type="float" office:value="1.36301542201316" calcext:value-type="float">
            <text:p>1.36301542201316</text:p>
          </table:table-cell>
        </table:table-row>
        <table:table-row table:style-name="ro1">
          <table:table-cell office:value-type="string" calcext:value-type="string">
            <text:p>GdZr</text:p>
          </table:table-cell>
          <table:table-cell office:value-type="float" office:value="-0.08290073" calcext:value-type="float">
            <text:p>-0.08290073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20232453704768" calcext:value-type="float">
            <text:p>1.20232453704768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 office:value-type="float" office:value="-0.0826784" calcext:value-type="float">
            <text:p>-0.0826784</text:p>
          </table:table-cell>
          <table:table-cell office:value-type="float" office:value="3.3878" calcext:value-type="float">
            <text:p>3.3878</text:p>
          </table:table-cell>
          <table:table-cell office:value-type="float" office:value="1.27534702765297" calcext:value-type="float">
            <text:p>1.27534702765297</text:p>
          </table:table-cell>
        </table:table-row>
        <table:table-row table:style-name="ro1">
          <table:table-cell office:value-type="string" calcext:value-type="string">
            <text:p>GdRu</text:p>
          </table:table-cell>
          <table:table-cell office:value-type="float" office:value="-0.082416244" calcext:value-type="float">
            <text:p>-0.082416244</text:p>
          </table:table-cell>
          <table:table-cell office:value-type="float" office:value="3.6892" calcext:value-type="float">
            <text:p>3.6892</text:p>
          </table:table-cell>
          <table:table-cell office:value-type="float" office:value="1.15702755090976" calcext:value-type="float">
            <text:p>1.15702755090976</text:p>
          </table:table-cell>
        </table:table-row>
        <table:table-row table:style-name="ro1">
          <table:table-cell office:value-type="string" calcext:value-type="string">
            <text:p>InHf</text:p>
          </table:table-cell>
          <table:table-cell office:value-type="float" office:value="-0.08205356" calcext:value-type="float">
            <text:p>-0.08205356</text:p>
          </table:table-cell>
          <table:table-cell office:value-type="float" office:value="3.8253" calcext:value-type="float">
            <text:p>3.8253</text:p>
          </table:table-cell>
          <table:table-cell office:value-type="float" office:value="1.02041690966566" calcext:value-type="float">
            <text:p>1.02041690966566</text:p>
          </table:table-cell>
        </table:table-row>
        <table:table-row table:style-name="ro1">
          <table:table-cell office:value-type="string" calcext:value-type="string">
            <text:p>YBe</text:p>
          </table:table-cell>
          <table:table-cell office:value-type="float" office:value="-0.08163674" calcext:value-type="float">
            <text:p>-0.08163674</text:p>
          </table:table-cell>
          <table:table-cell office:value-type="float" office:value="3.4963" calcext:value-type="float">
            <text:p>3.4963</text:p>
          </table:table-cell>
          <table:table-cell office:value-type="float" office:value="2.99560582660996" calcext:value-type="float">
            <text:p>2.99560582660996</text:p>
          </table:table-cell>
        </table:table-row>
        <table:table-row table:style-name="ro1">
          <table:table-cell office:value-type="string" calcext:value-type="string">
            <text:p>LiGd</text:p>
          </table:table-cell>
          <table:table-cell office:value-type="float" office:value="-0.08078547" calcext:value-type="float">
            <text:p>-0.08078547</text:p>
          </table:table-cell>
          <table:table-cell office:value-type="float" office:value="3.9967" calcext:value-type="float">
            <text:p>3.9967</text:p>
          </table:table-cell>
          <table:table-cell office:value-type="float" office:value="1.80834449960835" calcext:value-type="float">
            <text:p>1.80834449960835</text:p>
          </table:table-cell>
        </table:table-row>
        <table:table-row table:style-name="ro1">
          <table:table-cell office:value-type="string" calcext:value-type="string">
            <text:p>LiRu</text:p>
          </table:table-cell>
          <table:table-cell office:value-type="float" office:value="-0.08054691" calcext:value-type="float">
            <text:p>-0.08054691</text:p>
          </table:table-cell>
          <table:table-cell office:value-type="float" office:value="3.3426" calcext:value-type="float">
            <text:p>3.3426</text:p>
          </table:table-cell>
          <table:table-cell office:value-type="float" office:value="2.72330787765496" calcext:value-type="float">
            <text:p>2.72330787765496</text:p>
          </table:table-cell>
        </table:table-row>
        <table:table-row table:style-name="ro1">
          <table:table-cell office:value-type="string" calcext:value-type="string">
            <text:p>CdZr</text:p>
          </table:table-cell>
          <table:table-cell office:value-type="float" office:value="-0.080296956" calcext:value-type="float">
            <text:p>-0.080296956</text:p>
          </table:table-cell>
          <table:table-cell office:value-type="float" office:value="3.8431" calcext:value-type="float">
            <text:p>3.8431</text:p>
          </table:table-cell>
          <table:table-cell office:value-type="float" office:value="1.46319426385963" calcext:value-type="float">
            <text:p>1.46319426385963</text:p>
          </table:table-cell>
        </table:table-row>
        <table:table-row table:style-name="ro1">
          <table:table-cell office:value-type="string" calcext:value-type="string">
            <text:p>KPd</text:p>
          </table:table-cell>
          <table:table-cell office:value-type="float" office:value="-0.08006398" calcext:value-type="float">
            <text:p>-0.08006398</text:p>
          </table:table-cell>
          <table:table-cell office:value-type="float" office:value="3.7833" calcext:value-type="float">
            <text:p>3.7833</text:p>
          </table:table-cell>
          <table:table-cell office:value-type="float" office:value="2.03566503561414" calcext:value-type="float">
            <text:p>2.03566503561414</text:p>
          </table:table-cell>
        </table:table-row>
        <table:table-row table:style-name="ro1">
          <table:table-cell office:value-type="string" calcext:value-type="string">
            <text:p>HfPd</text:p>
          </table:table-cell>
          <table:table-cell office:value-type="float" office:value="-0.07983845" calcext:value-type="float">
            <text:p>-0.07983845</text:p>
          </table:table-cell>
          <table:table-cell office:value-type="float" office:value="3.6033" calcext:value-type="float">
            <text:p>3.6033</text:p>
          </table:table-cell>
          <table:table-cell office:value-type="float" office:value="1.05017882234188" calcext:value-type="float">
            <text:p>1.05017882234188</text:p>
          </table:table-cell>
        </table:table-row>
        <table:table-row table:style-name="ro1">
          <table:table-cell office:value-type="string" calcext:value-type="string">
            <text:p>KPt</text:p>
          </table:table-cell>
          <table:table-cell office:value-type="float" office:value="-0.07721145" calcext:value-type="float">
            <text:p>-0.07721145</text:p>
          </table:table-cell>
          <table:table-cell office:value-type="float" office:value="3.743" calcext:value-type="float">
            <text:p>3.743</text:p>
          </table:table-cell>
          <table:table-cell office:value-type="float" office:value="1.27476474890277" calcext:value-type="float">
            <text:p>1.27476474890277</text:p>
          </table:table-cell>
        </table:table-row>
        <table:table-row table:style-name="ro1">
          <table:table-cell office:value-type="string" calcext:value-type="string">
            <text:p>MgPd</text:p>
          </table:table-cell>
          <table:table-cell office:value-type="float" office:value="-0.07679445" calcext:value-type="float">
            <text:p>-0.07679445</text:p>
          </table:table-cell>
          <table:table-cell office:value-type="float" office:value="3.6201" calcext:value-type="float">
            <text:p>3.6201</text:p>
          </table:table-cell>
          <table:table-cell office:value-type="float" office:value="2.2608199459255" calcext:value-type="float">
            <text:p>2.2608199459255</text:p>
          </table:table-cell>
        </table:table-row>
        <table:table-row table:style-name="ro1">
          <table:table-cell office:value-type="string" calcext:value-type="string">
            <text:p>HfZr</text:p>
          </table:table-cell>
          <table:table-cell office:value-type="float" office:value="-0.07672053" calcext:value-type="float">
            <text:p>-0.07672053</text:p>
          </table:table-cell>
          <table:table-cell office:value-type="float" office:value="3.9099" calcext:value-type="float">
            <text:p>3.9099</text:p>
          </table:table-cell>
          <table:table-cell office:value-type="float" office:value="1.10869112321863" calcext:value-type="float">
            <text:p>1.10869112321863</text:p>
          </table:table-cell>
        </table:table-row>
        <table:table-row table:style-name="ro1">
          <table:table-cell office:value-type="string" calcext:value-type="string">
            <text:p>TlTi</text:p>
          </table:table-cell>
          <table:table-cell office:value-type="float" office:value="-0.07629461" calcext:value-type="float">
            <text:p>-0.07629461</text:p>
          </table:table-cell>
          <table:table-cell office:value-type="float" office:value="3.7642" calcext:value-type="float">
            <text:p>3.7642</text:p>
          </table:table-cell>
          <table:table-cell office:value-type="float" office:value="1.1845384091423" calcext:value-type="float">
            <text:p>1.1845384091423</text:p>
          </table:table-cell>
        </table:table-row>
        <table:table-row table:style-name="ro1">
          <table:table-cell office:value-type="string" calcext:value-type="string">
            <text:p>CaNa</text:p>
          </table:table-cell>
          <table:table-cell office:value-type="float" office:value="-0.07595364" calcext:value-type="float">
            <text:p>-0.07595364</text:p>
          </table:table-cell>
          <table:table-cell office:value-type="float" office:value="4.0341" calcext:value-type="float">
            <text:p>4.0341</text:p>
          </table:table-cell>
          <table:table-cell office:value-type="float" office:value="4.57519637966255" calcext:value-type="float">
            <text:p>4.57519637966255</text:p>
          </table:table-cell>
        </table:table-row>
        <table:table-row table:style-name="ro1">
          <table:table-cell office:value-type="string" calcext:value-type="string">
            <text:p>NbTi</text:p>
          </table:table-cell>
          <table:table-cell office:value-type="float" office:value="-0.07593279" calcext:value-type="float">
            <text:p>-0.07593279</text:p>
          </table:table-cell>
          <table:table-cell office:value-type="float" office:value="3.5006" calcext:value-type="float">
            <text:p>3.5006</text:p>
          </table:table-cell>
          <table:table-cell office:value-type="float" office:value="2.10283649473008" calcext:value-type="float">
            <text:p>2.10283649473008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office:value-type="float" office:value="-0.075215325" calcext:value-type="float">
            <text:p>-0.075215325</text:p>
          </table:table-cell>
          <table:table-cell office:value-type="float" office:value="4.3965" calcext:value-type="float">
            <text:p>4.3965</text:p>
          </table:table-cell>
          <table:table-cell office:value-type="float" office:value="1.77604741952234" calcext:value-type="float">
            <text:p>1.77604741952234</text:p>
          </table:table-cell>
        </table:table-row>
        <table:table-row table:style-name="ro1">
          <table:table-cell office:value-type="string" calcext:value-type="string">
            <text:p>NdGd</text:p>
          </table:table-cell>
          <table:table-cell office:value-type="float" office:value="-0.07496202" calcext:value-type="float">
            <text:p>-0.07496202</text:p>
          </table:table-cell>
          <table:table-cell office:value-type="float" office:value="4.1908" calcext:value-type="float">
            <text:p>4.1908</text:p>
          </table:table-cell>
          <table:table-cell office:value-type="float" office:value="0.992992745007468" calcext:value-type="float">
            <text:p>0.992992745007468</text:p>
          </table:table-cell>
        </table:table-row>
        <table:table-row table:style-name="ro1">
          <table:table-cell office:value-type="string" calcext:value-type="string">
            <text:p>TlHf</text:p>
          </table:table-cell>
          <table:table-cell office:value-type="float" office:value="-0.07452481" calcext:value-type="float">
            <text:p>-0.07452481</text:p>
          </table:table-cell>
          <table:table-cell office:value-type="float" office:value="3.9175" calcext:value-type="float">
            <text:p>3.9175</text:p>
          </table:table-cell>
          <table:table-cell office:value-type="float" office:value="0.783581903902263" calcext:value-type="float">
            <text:p>0.783581903902263</text:p>
          </table:table-cell>
        </table:table-row>
        <table:table-row table:style-name="ro1">
          <table:table-cell office:value-type="string" calcext:value-type="string">
            <text:p>TiMn</text:p>
          </table:table-cell>
          <table:table-cell office:value-type="float" office:value="-0.07438156" calcext:value-type="float">
            <text:p>-0.07438156</text:p>
          </table:table-cell>
          <table:table-cell office:value-type="float" office:value="3.2713" calcext:value-type="float">
            <text:p>3.2713</text:p>
          </table:table-cell>
          <table:table-cell office:value-type="float" office:value="2.85727339133799" calcext:value-type="float">
            <text:p>2.85727339133799</text:p>
          </table:table-cell>
        </table:table-row>
        <table:table-row table:style-name="ro1">
          <table:table-cell office:value-type="string" calcext:value-type="string">
            <text:p>NdNd</text:p>
          </table:table-cell>
          <table:table-cell office:value-type="float" office:value="-0.073621996" calcext:value-type="float">
            <text:p>-0.073621996</text:p>
          </table:table-cell>
          <table:table-cell office:value-type="float" office:value="4.338" calcext:value-type="float">
            <text:p>4.338</text:p>
          </table:table-cell>
          <table:table-cell office:value-type="float" office:value="1.0373032188296" calcext:value-type="float">
            <text:p>1.0373032188296</text:p>
          </table:table-cell>
        </table:table-row>
        <table:table-row table:style-name="ro1">
          <table:table-cell office:value-type="string" calcext:value-type="string">
            <text:p>GdV</text:p>
          </table:table-cell>
          <table:table-cell office:value-type="float" office:value="-0.07344637" calcext:value-type="float">
            <text:p>-0.07344637</text:p>
          </table:table-cell>
          <table:table-cell office:value-type="float" office:value="3.6635" calcext:value-type="float">
            <text:p>3.6635</text:p>
          </table:table-cell>
          <table:table-cell office:value-type="float" office:value="1.43162910720681" calcext:value-type="float">
            <text:p>1.43162910720681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-0.07335605" calcext:value-type="float">
            <text:p>-0.07335605</text:p>
          </table:table-cell>
          <table:table-cell office:value-type="float" office:value="4.1521" calcext:value-type="float">
            <text:p>4.1521</text:p>
          </table:table-cell>
          <table:table-cell office:value-type="float" office:value="1.92673485912971" calcext:value-type="float">
            <text:p>1.92673485912971</text:p>
          </table:table-cell>
        </table:table-row>
        <table:table-row table:style-name="ro1">
          <table:table-cell office:value-type="string" calcext:value-type="string">
            <text:p>BiY</text:p>
          </table:table-cell>
          <table:table-cell office:value-type="float" office:value="-0.07330611" calcext:value-type="float">
            <text:p>-0.07330611</text:p>
          </table:table-cell>
          <table:table-cell office:value-type="float" office:value="4.2299" calcext:value-type="float">
            <text:p>4.2299</text:p>
          </table:table-cell>
          <table:table-cell office:value-type="float" office:value="1.00489159435575" calcext:value-type="float">
            <text:p>1.0048915943557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-0.07286855" calcext:value-type="float">
            <text:p>-0.07286855</text:p>
          </table:table-cell>
          <table:table-cell office:value-type="float" office:value="3.8254" calcext:value-type="float">
            <text:p>3.8254</text:p>
          </table:table-cell>
          <table:table-cell office:value-type="float" office:value="0.910352379426148" calcext:value-type="float">
            <text:p>0.910352379426148</text:p>
          </table:table-cell>
        </table:table-row>
        <table:table-row table:style-name="ro1">
          <table:table-cell office:value-type="string" calcext:value-type="string">
            <text:p>MgCr</text:p>
          </table:table-cell>
          <table:table-cell office:value-type="float" office:value="-0.0721683" calcext:value-type="float">
            <text:p>-0.0721683</text:p>
          </table:table-cell>
          <table:table-cell office:value-type="float" office:value="3.3381" calcext:value-type="float">
            <text:p>3.3381</text:p>
          </table:table-cell>
          <table:table-cell office:value-type="float" office:value="3.81194207318457" calcext:value-type="float">
            <text:p>3.81194207318457</text:p>
          </table:table-cell>
        </table:table-row>
        <table:table-row table:style-name="ro1">
          <table:table-cell office:value-type="string" calcext:value-type="string">
            <text:p>GdSc</text:p>
          </table:table-cell>
          <table:table-cell office:value-type="float" office:value="-0.07199167" calcext:value-type="float">
            <text:p>-0.07199167</text:p>
          </table:table-cell>
          <table:table-cell office:value-type="float" office:value="3.9892" calcext:value-type="float">
            <text:p>3.9892</text:p>
          </table:table-cell>
          <table:table-cell office:value-type="float" office:value="1.47338300865686" calcext:value-type="float">
            <text:p>1.47338300865686</text:p>
          </table:table-cell>
        </table:table-row>
        <table:table-row table:style-name="ro1">
          <table:table-cell office:value-type="string" calcext:value-type="string">
            <text:p>TiTc</text:p>
          </table:table-cell>
          <table:table-cell office:value-type="float" office:value="-0.071755864" calcext:value-type="float">
            <text:p>-0.071755864</text:p>
          </table:table-cell>
          <table:table-cell office:value-type="float" office:value="3.3623" calcext:value-type="float">
            <text:p>3.3623</text:p>
          </table:table-cell>
          <table:table-cell office:value-type="float" office:value="2.03089753955281" calcext:value-type="float">
            <text:p>2.03089753955281</text:p>
          </table:table-cell>
        </table:table-row>
        <table:table-row table:style-name="ro1">
          <table:table-cell office:value-type="string" calcext:value-type="string">
            <text:p>LiPd</text:p>
          </table:table-cell>
          <table:table-cell office:value-type="float" office:value="-0.07169241" calcext:value-type="float">
            <text:p>-0.07169241</text:p>
          </table:table-cell>
          <table:table-cell office:value-type="float" office:value="3.4432" calcext:value-type="float">
            <text:p>3.4432</text:p>
          </table:table-cell>
          <table:table-cell office:value-type="float" office:value="2.59812233244851" calcext:value-type="float">
            <text:p>2.59812233244851</text:p>
          </table:table-cell>
        </table:table-row>
        <table:table-row table:style-name="ro1">
          <table:table-cell office:value-type="string" calcext:value-type="string">
            <text:p>CeNb</text:p>
          </table:table-cell>
          <table:table-cell office:value-type="float" office:value="-0.071357675" calcext:value-type="float">
            <text:p>-0.071357675</text:p>
          </table:table-cell>
          <table:table-cell office:value-type="float" office:value="3.8659" calcext:value-type="float">
            <text:p>3.8659</text:p>
          </table:table-cell>
          <table:table-cell office:value-type="float" office:value="1.28102888332877" calcext:value-type="float">
            <text:p>1.28102888332877</text:p>
          </table:table-cell>
        </table:table-row>
        <table:table-row table:style-name="ro1">
          <table:table-cell office:value-type="string" calcext:value-type="string">
            <text:p>MgMo</text:p>
          </table:table-cell>
          <table:table-cell office:value-type="float" office:value="-0.07038828" calcext:value-type="float">
            <text:p>-0.07038828</text:p>
          </table:table-cell>
          <table:table-cell office:value-type="float" office:value="3.4902" calcext:value-type="float">
            <text:p>3.4902</text:p>
          </table:table-cell>
          <table:table-cell office:value-type="float" office:value="2.45302907904854" calcext:value-type="float">
            <text:p>2.45302907904854</text:p>
          </table:table-cell>
        </table:table-row>
        <table:table-row table:style-name="ro1">
          <table:table-cell office:value-type="string" calcext:value-type="string">
            <text:p>KRh</text:p>
          </table:table-cell>
          <table:table-cell office:value-type="float" office:value="-0.06993619" calcext:value-type="float">
            <text:p>-0.06993619</text:p>
          </table:table-cell>
          <table:table-cell office:value-type="float" office:value="3.7514" calcext:value-type="float">
            <text:p>3.7514</text:p>
          </table:table-cell>
          <table:table-cell office:value-type="float" office:value="2.08499594766845" calcext:value-type="float">
            <text:p>2.08499594766845</text:p>
          </table:table-cell>
        </table:table-row>
        <table:table-row table:style-name="ro1">
          <table:table-cell office:value-type="string" calcext:value-type="string">
            <text:p>NdCe</text:p>
          </table:table-cell>
          <table:table-cell office:value-type="float" office:value="-0.06959675" calcext:value-type="float">
            <text:p>-0.06959675</text:p>
          </table:table-cell>
          <table:table-cell office:value-type="float" office:value="4.2093" calcext:value-type="float">
            <text:p>4.2093</text:p>
          </table:table-cell>
          <table:table-cell office:value-type="float" office:value="1.05219599486147" calcext:value-type="float">
            <text:p>1.05219599486147</text:p>
          </table:table-cell>
        </table:table-row>
        <table:table-row table:style-name="ro1">
          <table:table-cell office:value-type="string" calcext:value-type="string">
            <text:p>HfW</text:p>
          </table:table-cell>
          <table:table-cell office:value-type="float" office:value="-0.06870132" calcext:value-type="float">
            <text:p>-0.06870132</text:p>
          </table:table-cell>
          <table:table-cell office:value-type="float" office:value="3.5302" calcext:value-type="float">
            <text:p>3.5302</text:p>
          </table:table-cell>
          <table:table-cell office:value-type="float" office:value="0.827641544845487" calcext:value-type="float">
            <text:p>0.827641544845487</text:p>
          </table:table-cell>
        </table:table-row>
        <table:table-row table:style-name="ro1">
          <table:table-cell office:value-type="string" calcext:value-type="string">
            <text:p>CeTc</text:p>
          </table:table-cell>
          <table:table-cell office:value-type="float" office:value="-0.06729553" calcext:value-type="float">
            <text:p>-0.06729553</text:p>
          </table:table-cell>
          <table:table-cell office:value-type="float" office:value="3.7171" calcext:value-type="float">
            <text:p>3.7171</text:p>
          </table:table-cell>
          <table:table-cell office:value-type="float" office:value="1.25396958494868" calcext:value-type="float">
            <text:p>1.25396958494868</text:p>
          </table:table-cell>
        </table:table-row>
        <table:table-row table:style-name="ro1">
          <table:table-cell office:value-type="string" calcext:value-type="string">
            <text:p>CaZn</text:p>
          </table:table-cell>
          <table:table-cell office:value-type="float" office:value="-0.06728263" calcext:value-type="float">
            <text:p>-0.06728263</text:p>
          </table:table-cell>
          <table:table-cell office:value-type="float" office:value="3.765" calcext:value-type="float">
            <text:p>3.765</text:p>
          </table:table-cell>
          <table:table-cell office:value-type="float" office:value="2.78665298078109" calcext:value-type="float">
            <text:p>2.78665298078109</text:p>
          </table:table-cell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-0.067154296" calcext:value-type="float">
            <text:p>-0.067154296</text:p>
          </table:table-cell>
          <table:table-cell office:value-type="float" office:value="3.8104" calcext:value-type="float">
            <text:p>3.8104</text:p>
          </table:table-cell>
          <table:table-cell office:value-type="float" office:value="1.42867341525102" calcext:value-type="float">
            <text:p>1.42867341525102</text:p>
          </table:table-cell>
        </table:table-row>
        <table:table-row table:style-name="ro1">
          <table:table-cell office:value-type="string" calcext:value-type="string">
            <text:p>LiNb</text:p>
          </table:table-cell>
          <table:table-cell office:value-type="float" office:value="-0.066966966" calcext:value-type="float">
            <text:p>-0.066966966</text:p>
          </table:table-cell>
          <table:table-cell office:value-type="float" office:value="3.4558" calcext:value-type="float">
            <text:p>3.4558</text:p>
          </table:table-cell>
          <table:table-cell office:value-type="float" office:value="2.93942327881856" calcext:value-type="float">
            <text:p>2.93942327881856</text:p>
          </table:table-cell>
        </table:table-row>
        <table:table-row table:style-name="ro1">
          <table:table-cell office:value-type="string" calcext:value-type="string">
            <text:p>SrCu</text:p>
          </table:table-cell>
          <table:table-cell office:value-type="float" office:value="-0.06684988" calcext:value-type="float">
            <text:p>-0.06684988</text:p>
          </table:table-cell>
          <table:table-cell office:value-type="float" office:value="3.7307" calcext:value-type="float">
            <text:p>3.7307</text:p>
          </table:table-cell>
          <table:table-cell office:value-type="float" office:value="1.96110223100332" calcext:value-type="float">
            <text:p>1.96110223100332</text:p>
          </table:table-cell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-0.06415312" calcext:value-type="float">
            <text:p>-0.06415312</text:p>
          </table:table-cell>
          <table:table-cell office:value-type="float" office:value="3.8077" calcext:value-type="float">
            <text:p>3.8077</text:p>
          </table:table-cell>
          <table:table-cell office:value-type="float" office:value="4.37577410698773" calcext:value-type="float">
            <text:p>4.37577410698773</text:p>
          </table:table-cell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0.06363588" calcext:value-type="float">
            <text:p>-0.06363588</text:p>
          </table:table-cell>
          <table:table-cell office:value-type="float" office:value="3.6396" calcext:value-type="float">
            <text:p>3.6396</text:p>
          </table:table-cell>
          <table:table-cell office:value-type="float" office:value="1.05017882234188" calcext:value-type="float">
            <text:p>1.05017882234188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-0.063621044" calcext:value-type="float">
            <text:p>-0.063621044</text:p>
          </table:table-cell>
          <table:table-cell office:value-type="float" office:value="3.1816" calcext:value-type="float">
            <text:p>3.1816</text:p>
          </table:table-cell>
          <table:table-cell office:value-type="float" office:value="4.59478539828858" calcext:value-type="float">
            <text:p>4.59478539828858</text:p>
          </table:table-cell>
        </table:table-row>
        <table:table-row table:style-name="ro1">
          <table:table-cell office:value-type="string" calcext:value-type="string">
            <text:p>NbNi</text:p>
          </table:table-cell>
          <table:table-cell office:value-type="float" office:value="-0.063387156" calcext:value-type="float">
            <text:p>-0.063387156</text:p>
          </table:table-cell>
          <table:table-cell office:value-type="float" office:value="3.3332" calcext:value-type="float">
            <text:p>3.3332</text:p>
          </table:table-cell>
          <table:table-cell office:value-type="float" office:value="1.95560056808922" calcext:value-type="float">
            <text:p>1.95560056808922</text:p>
          </table:table-cell>
        </table:table-row>
        <table:table-row table:style-name="ro1">
          <table:table-cell office:value-type="string" calcext:value-type="string">
            <text:p>GdHf</text:p>
          </table:table-cell>
          <table:table-cell office:value-type="float" office:value="-0.06335004" calcext:value-type="float">
            <text:p>-0.06335004</text:p>
          </table:table-cell>
          <table:table-cell office:value-type="float" office:value="3.9428" calcext:value-type="float">
            <text:p>3.9428</text:p>
          </table:table-cell>
          <table:table-cell office:value-type="float" office:value="0.892604174790566" calcext:value-type="float">
            <text:p>0.892604174790566</text:p>
          </table:table-cell>
        </table:table-row>
        <table:table-row table:style-name="ro1">
          <table:table-cell office:value-type="string" calcext:value-type="string">
            <text:p>SbZr</text:p>
          </table:table-cell>
          <table:table-cell office:value-type="float" office:value="-0.063094325" calcext:value-type="float">
            <text:p>-0.063094325</text:p>
          </table:table-cell>
          <table:table-cell office:value-type="float" office:value="3.9173" calcext:value-type="float">
            <text:p>3.9173</text:p>
          </table:table-cell>
          <table:table-cell office:value-type="float" office:value="1.39986598633327" calcext:value-type="float">
            <text:p>1.39986598633327</text:p>
          </table:table-cell>
        </table:table-row>
        <table:table-row table:style-name="ro1">
          <table:table-cell office:value-type="string" calcext:value-type="string">
            <text:p>SrCd</text:p>
          </table:table-cell>
          <table:table-cell office:value-type="float" office:value="-0.061407275" calcext:value-type="float">
            <text:p>-0.061407275</text:p>
          </table:table-cell>
          <table:table-cell office:value-type="float" office:value="4.1455" calcext:value-type="float">
            <text:p>4.1455</text:p>
          </table:table-cell>
          <table:table-cell office:value-type="float" office:value="1.48916435472943" calcext:value-type="float">
            <text:p>1.48916435472943</text:p>
          </table:table-cell>
        </table:table-row>
        <table:table-row table:style-name="ro1">
          <table:table-cell office:value-type="string" calcext:value-type="string">
            <text:p>KCd</text:p>
          </table:table-cell>
          <table:table-cell office:value-type="float" office:value="-0.06083736" calcext:value-type="float">
            <text:p>-0.06083736</text:p>
          </table:table-cell>
          <table:table-cell office:value-type="float" office:value="4.2993" calcext:value-type="float">
            <text:p>4.2993</text:p>
          </table:table-cell>
          <table:table-cell office:value-type="float" office:value="1.95674558308277" calcext:value-type="float">
            <text:p>1.95674558308277</text:p>
          </table:table-cell>
        </table:table-row>
        <table:table-row table:style-name="ro1">
          <table:table-cell office:value-type="string" calcext:value-type="string">
            <text:p>CeV</text:p>
          </table:table-cell>
          <table:table-cell office:value-type="float" office:value="-0.06005829" calcext:value-type="float">
            <text:p>-0.06005829</text:p>
          </table:table-cell>
          <table:table-cell office:value-type="float" office:value="3.7719" calcext:value-type="float">
            <text:p>3.7719</text:p>
          </table:table-cell>
          <table:table-cell office:value-type="float" office:value="1.55801702090649" calcext:value-type="float">
            <text:p>1.55801702090649</text:p>
          </table:table-cell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-0.059892014" calcext:value-type="float">
            <text:p>-0.059892014</text:p>
          </table:table-cell>
          <table:table-cell office:value-type="float" office:value="4.2922" calcext:value-type="float">
            <text:p>4.2922</text:p>
          </table:table-cell>
          <table:table-cell office:value-type="float" office:value="6.04246523277465" calcext:value-type="float">
            <text:p>6.04246523277465</text:p>
          </table:table-cell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0.05968622" calcext:value-type="float">
            <text:p>-0.05968622</text:p>
          </table:table-cell>
          <table:table-cell office:value-type="float" office:value="3.4868" calcext:value-type="float">
            <text:p>3.4868</text:p>
          </table:table-cell>
          <table:table-cell office:value-type="float" office:value="1.3042774998307" calcext:value-type="float">
            <text:p>1.3042774998307</text:p>
          </table:table-cell>
        </table:table-row>
        <table:table-row table:style-name="ro1">
          <table:table-cell office:value-type="string" calcext:value-type="string">
            <text:p>ScOs</text:p>
          </table:table-cell>
          <table:table-cell office:value-type="float" office:value="-0.058963925" calcext:value-type="float">
            <text:p>-0.058963925</text:p>
          </table:table-cell>
          <table:table-cell office:value-type="float" office:value="3.5024" calcext:value-type="float">
            <text:p>3.5024</text:p>
          </table:table-cell>
          <table:table-cell office:value-type="float" office:value="1.26939398093106" calcext:value-type="float">
            <text:p>1.26939398093106</text:p>
          </table:table-cell>
        </table:table-row>
        <table:table-row table:style-name="ro1">
          <table:table-cell office:value-type="string" calcext:value-type="string">
            <text:p>AsSc</text:p>
          </table:table-cell>
          <table:table-cell office:value-type="float" office:value="-0.055466488" calcext:value-type="float">
            <text:p>-0.055466488</text:p>
          </table:table-cell>
          <table:table-cell office:value-type="float" office:value="3.8504" calcext:value-type="float">
            <text:p>3.8504</text:p>
          </table:table-cell>
          <table:table-cell office:value-type="float" office:value="2.46036389581197" calcext:value-type="float">
            <text:p>2.46036389581197</text:p>
          </table:table-cell>
        </table:table-row>
        <table:table-row table:style-name="ro1">
          <table:table-cell office:value-type="string" calcext:value-type="string">
            <text:p>LaMn</text:p>
          </table:table-cell>
          <table:table-cell office:value-type="float" office:value="-0.055379532" calcext:value-type="float">
            <text:p>-0.055379532</text:p>
          </table:table-cell>
          <table:table-cell office:value-type="float" office:value="3.9514" calcext:value-type="float">
            <text:p>3.9514</text:p>
          </table:table-cell>
          <table:table-cell office:value-type="float" office:value="1.53596837179718" calcext:value-type="float">
            <text:p>1.53596837179718</text:p>
          </table:table-cell>
        </table:table-row>
        <table:table-row table:style-name="ro1">
          <table:table-cell office:value-type="string" calcext:value-type="string">
            <text:p>NbCr</text:p>
          </table:table-cell>
          <table:table-cell office:value-type="float" office:value="-0.055211015" calcext:value-type="float">
            <text:p>-0.055211015</text:p>
          </table:table-cell>
          <table:table-cell office:value-type="float" office:value="3.3014" calcext:value-type="float">
            <text:p>3.3014</text:p>
          </table:table-cell>
          <table:table-cell office:value-type="float" office:value="2.04413954786945" calcext:value-type="float">
            <text:p>2.04413954786945</text:p>
          </table:table-cell>
        </table:table-row>
        <table:table-row table:style-name="ro1">
          <table:table-cell office:value-type="string" calcext:value-type="string">
            <text:p>CaW</text:p>
          </table:table-cell>
          <table:table-cell office:value-type="float" office:value="-0.054978885" calcext:value-type="float">
            <text:p>-0.054978885</text:p>
          </table:table-cell>
          <table:table-cell office:value-type="float" office:value="3.7107" calcext:value-type="float">
            <text:p>3.7107</text:p>
          </table:table-cell>
          <table:table-cell office:value-type="float" office:value="1.33242079401672" calcext:value-type="float">
            <text:p>1.33242079401672</text:p>
          </table:table-cell>
        </table:table-row>
        <table:table-row table:style-name="ro1">
          <table:table-cell office:value-type="string" calcext:value-type="string">
            <text:p>SrSi</text:p>
          </table:table-cell>
          <table:table-cell office:value-type="float" office:value="-0.053487644" calcext:value-type="float">
            <text:p>-0.053487644</text:p>
          </table:table-cell>
          <table:table-cell office:value-type="float" office:value="3.8438" calcext:value-type="float">
            <text:p>3.8438</text:p>
          </table:table-cell>
          <table:table-cell office:value-type="float" office:value="2.54681825853968" calcext:value-type="float">
            <text:p>2.54681825853968</text:p>
          </table:table-cell>
        </table:table-row>
        <table:table-row table:style-name="ro1">
          <table:table-cell office:value-type="string" calcext:value-type="string">
            <text:p>PdSc</text:p>
          </table:table-cell>
          <table:table-cell office:value-type="float" office:value="-0.0524266" calcext:value-type="float">
            <text:p>-0.0524266</text:p>
          </table:table-cell>
          <table:table-cell office:value-type="float" office:value="3.6992" calcext:value-type="float">
            <text:p>3.6992</text:p>
          </table:table-cell>
          <table:table-cell office:value-type="float" office:value="1.95843604184494" calcext:value-type="float">
            <text:p>1.95843604184494</text:p>
          </table:table-cell>
        </table:table-row>
        <table:table-row table:style-name="ro1">
          <table:table-cell office:value-type="string" calcext:value-type="string">
            <text:p>SbHf</text:p>
          </table:table-cell>
          <table:table-cell office:value-type="float" office:value="-0.050418008" calcext:value-type="float">
            <text:p>-0.050418008</text:p>
          </table:table-cell>
          <table:table-cell office:value-type="float" office:value="3.8572" calcext:value-type="float">
            <text:p>3.8572</text:p>
          </table:table-cell>
          <table:table-cell office:value-type="float" office:value="0.997059357118264" calcext:value-type="float">
            <text:p>0.997059357118264</text:p>
          </table:table-cell>
        </table:table-row>
        <table:table-row table:style-name="ro1">
          <table:table-cell office:value-type="string" calcext:value-type="string">
            <text:p>RbLi</text:p>
          </table:table-cell>
          <table:table-cell office:value-type="float" office:value="-0.05011655" calcext:value-type="float">
            <text:p>-0.05011655</text:p>
          </table:table-cell>
          <table:table-cell office:value-type="float" office:value="4.2763" calcext:value-type="float">
            <text:p>4.2763</text:p>
          </table:table-cell>
          <table:table-cell office:value-type="float" office:value="3.16853922694358" calcext:value-type="float">
            <text:p>3.16853922694358</text:p>
          </table:table-cell>
        </table:table-row>
        <table:table-row table:style-name="ro1">
          <table:table-cell office:value-type="string" calcext:value-type="string">
            <text:p>GaHf</text:p>
          </table:table-cell>
          <table:table-cell office:value-type="float" office:value="-0.04987204" calcext:value-type="float">
            <text:p>-0.04987204</text:p>
          </table:table-cell>
          <table:table-cell office:value-type="float" office:value="3.7392" calcext:value-type="float">
            <text:p>3.7392</text:p>
          </table:table-cell>
          <table:table-cell office:value-type="float" office:value="1.20357358447699" calcext:value-type="float">
            <text:p>1.20357358447699</text:p>
          </table:table-cell>
        </table:table-row>
        <table:table-row table:style-name="ro1">
          <table:table-cell office:value-type="string" calcext:value-type="string">
            <text:p>GaZr</text:p>
          </table:table-cell>
          <table:table-cell office:value-type="float" office:value="-0.04891754" calcext:value-type="float">
            <text:p>-0.04891754</text:p>
          </table:table-cell>
          <table:table-cell office:value-type="float" office:value="3.8199" calcext:value-type="float">
            <text:p>3.8199</text:p>
          </table:table-cell>
          <table:table-cell office:value-type="float" office:value="1.84412080149383" calcext:value-type="float">
            <text:p>1.84412080149383</text:p>
          </table:table-cell>
        </table:table-row>
        <table:table-row table:style-name="ro1">
          <table:table-cell office:value-type="string" calcext:value-type="string">
            <text:p>NdMn</text:p>
          </table:table-cell>
          <table:table-cell office:value-type="float" office:value="-0.048436027" calcext:value-type="float">
            <text:p>-0.048436027</text:p>
          </table:table-cell>
          <table:table-cell office:value-type="float" office:value="3.7103" calcext:value-type="float">
            <text:p>3.7103</text:p>
          </table:table-cell>
          <table:table-cell office:value-type="float" office:value="1.49543135587443" calcext:value-type="float">
            <text:p>1.49543135587443</text:p>
          </table:table-cell>
        </table:table-row>
        <table:table-row table:style-name="ro1">
          <table:table-cell office:value-type="string" calcext:value-type="string">
            <text:p>TaV</text:p>
          </table:table-cell>
          <table:table-cell office:value-type="float" office:value="-0.048343934" calcext:value-type="float">
            <text:p>-0.048343934</text:p>
          </table:table-cell>
          <table:table-cell office:value-type="float" office:value="3.3216" calcext:value-type="float">
            <text:p>3.3216</text:p>
          </table:table-cell>
          <table:table-cell office:value-type="float" office:value="1.2872073599951" calcext:value-type="float">
            <text:p>1.2872073599951</text:p>
          </table:table-cell>
        </table:table-row>
        <table:table-row table:style-name="ro1">
          <table:table-cell office:value-type="string" calcext:value-type="string">
            <text:p>PdY</text:p>
          </table:table-cell>
          <table:table-cell office:value-type="float" office:value="-0.04774431" calcext:value-type="float">
            <text:p>-0.04774431</text:p>
          </table:table-cell>
          <table:table-cell office:value-type="float" office:value="3.9442" calcext:value-type="float">
            <text:p>3.9442</text:p>
          </table:table-cell>
          <table:table-cell office:value-type="float" office:value="1.52448955423016" calcext:value-type="float">
            <text:p>1.52448955423016</text:p>
          </table:table-cell>
        </table:table-row>
        <table:table-row table:style-name="ro1">
          <table:table-cell office:value-type="string" calcext:value-type="string">
            <text:p>InCa</text:p>
          </table:table-cell>
          <table:table-cell office:value-type="float" office:value="-0.047704197" calcext:value-type="float">
            <text:p>-0.047704197</text:p>
          </table:table-cell>
          <table:table-cell office:value-type="float" office:value="4.3661" calcext:value-type="float">
            <text:p>4.3661</text:p>
          </table:table-cell>
          <table:table-cell office:value-type="float" office:value="1.91478181776043" calcext:value-type="float">
            <text:p>1.91478181776043</text:p>
          </table:table-cell>
        </table:table-row>
        <table:table-row table:style-name="ro1">
          <table:table-cell office:value-type="string" calcext:value-type="string">
            <text:p>MgTc</text:p>
          </table:table-cell>
          <table:table-cell office:value-type="float" office:value="-0.04754743" calcext:value-type="float">
            <text:p>-0.04754743</text:p>
          </table:table-cell>
          <table:table-cell office:value-type="float" office:value="3.4752" calcext:value-type="float">
            <text:p>3.4752</text:p>
          </table:table-cell>
          <table:table-cell office:value-type="float" office:value="2.4127092236247" calcext:value-type="float">
            <text:p>2.4127092236247</text:p>
          </table:table-cell>
        </table:table-row>
        <table:table-row table:style-name="ro1">
          <table:table-cell office:value-type="string" calcext:value-type="string">
            <text:p>GdPd</text:p>
          </table:table-cell>
          <table:table-cell office:value-type="float" office:value="-0.04732585" calcext:value-type="float">
            <text:p>-0.04732585</text:p>
          </table:table-cell>
          <table:table-cell office:value-type="float" office:value="3.7994" calcext:value-type="float">
            <text:p>3.7994</text:p>
          </table:table-cell>
          <table:table-cell office:value-type="float" office:value="1.13381704907898" calcext:value-type="float">
            <text:p>1.13381704907898</text:p>
          </table:table-cell>
        </table:table-row>
        <table:table-row table:style-name="ro1">
          <table:table-cell office:value-type="string" calcext:value-type="string">
            <text:p>LaAl</text:p>
          </table:table-cell>
          <table:table-cell office:value-type="float" office:value="-0.047099806" calcext:value-type="float">
            <text:p>-0.047099806</text:p>
          </table:table-cell>
          <table:table-cell office:value-type="float" office:value="3.8405" calcext:value-type="float">
            <text:p>3.8405</text:p>
          </table:table-cell>
          <table:table-cell office:value-type="float" office:value="1.79018718045647" calcext:value-type="float">
            <text:p>1.79018718045647</text:p>
          </table:table-cell>
        </table:table-row>
        <table:table-row table:style-name="ro1">
          <table:table-cell office:value-type="string" calcext:value-type="string">
            <text:p>SrAu</text:p>
          </table:table-cell>
          <table:table-cell office:value-type="float" office:value="-0.047019593" calcext:value-type="float">
            <text:p>-0.047019593</text:p>
          </table:table-cell>
          <table:table-cell office:value-type="float" office:value="4.0098" calcext:value-type="float">
            <text:p>4.0098</text:p>
          </table:table-cell>
          <table:table-cell office:value-type="float" office:value="1.05135979632502" calcext:value-type="float">
            <text:p>1.05135979632502</text:p>
          </table:table-cell>
        </table:table-row>
        <table:table-row table:style-name="ro1">
          <table:table-cell office:value-type="string" calcext:value-type="string">
            <text:p>NdIr</text:p>
          </table:table-cell>
          <table:table-cell office:value-type="float" office:value="-0.0461376" calcext:value-type="float">
            <text:p>-0.0461376</text:p>
          </table:table-cell>
          <table:table-cell office:value-type="float" office:value="3.7657" calcext:value-type="float">
            <text:p>3.7657</text:p>
          </table:table-cell>
          <table:table-cell office:value-type="float" office:value="0.890713703862835" calcext:value-type="float">
            <text:p>0.890713703862835</text:p>
          </table:table-cell>
        </table:table-row>
        <table:table-row table:style-name="ro1">
          <table:table-cell office:value-type="string" calcext:value-type="string">
            <text:p>TiLi</text:p>
          </table:table-cell>
          <table:table-cell office:value-type="float" office:value="-0.04605931" calcext:value-type="float">
            <text:p>-0.04605931</text:p>
          </table:table-cell>
          <table:table-cell office:value-type="float" office:value="3.2189" calcext:value-type="float">
            <text:p>3.2189</text:p>
          </table:table-cell>
          <table:table-cell office:value-type="float" office:value="5.22864402330758" calcext:value-type="float">
            <text:p>5.22864402330758</text:p>
          </table:table-cell>
        </table:table-row>
        <table:table-row table:style-name="ro1">
          <table:table-cell office:value-type="string" calcext:value-type="string">
            <text:p>CeMo</text:p>
          </table:table-cell>
          <table:table-cell office:value-type="float" office:value="-0.045934204" calcext:value-type="float">
            <text:p>-0.045934204</text:p>
          </table:table-cell>
          <table:table-cell office:value-type="float" office:value="3.7864" calcext:value-type="float">
            <text:p>3.7864</text:p>
          </table:table-cell>
          <table:table-cell office:value-type="float" office:value="1.26477424987186" calcext:value-type="float">
            <text:p>1.26477424987186</text:p>
          </table:table-cell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-0.04581853" calcext:value-type="float">
            <text:p>-0.04581853</text:p>
          </table:table-cell>
          <table:table-cell office:value-type="float" office:value="3.3272" calcext:value-type="float">
            <text:p>3.3272</text:p>
          </table:table-cell>
          <table:table-cell office:value-type="float" office:value="4.96470645410854" calcext:value-type="float">
            <text:p>4.96470645410854</text:p>
          </table:table-cell>
        </table:table-row>
        <table:table-row table:style-name="ro1">
          <table:table-cell office:value-type="string" calcext:value-type="string">
            <text:p>BaAu</text:p>
          </table:table-cell>
          <table:table-cell office:value-type="float" office:value="-0.045256145" calcext:value-type="float">
            <text:p>-0.045256145</text:p>
          </table:table-cell>
          <table:table-cell office:value-type="float" office:value="4.1721" calcext:value-type="float">
            <text:p>4.1721</text:p>
          </table:table-cell>
          <table:table-cell office:value-type="float" office:value="0.896431698633835" calcext:value-type="float">
            <text:p>0.896431698633835</text:p>
          </table:table-cell>
        </table:table-row>
        <table:table-row table:style-name="ro1">
          <table:table-cell office:value-type="string" calcext:value-type="string">
            <text:p>TlNi</text:p>
          </table:table-cell>
          <table:table-cell office:value-type="float" office:value="-0.04487441" calcext:value-type="float">
            <text:p>-0.04487441</text:p>
          </table:table-cell>
          <table:table-cell office:value-type="float" office:value="3.6475" calcext:value-type="float">
            <text:p>3.6475</text:p>
          </table:table-cell>
          <table:table-cell office:value-type="float" office:value="1.13634501728896" calcext:value-type="float">
            <text:p>1.13634501728896</text:p>
          </table:table-cell>
        </table:table-row>
        <table:table-row table:style-name="ro1">
          <table:table-cell office:value-type="string" calcext:value-type="string">
            <text:p>NaLi</text:p>
          </table:table-cell>
          <table:table-cell office:value-type="float" office:value="-0.044557173" calcext:value-type="float">
            <text:p>-0.044557173</text:p>
          </table:table-cell>
          <table:table-cell office:value-type="float" office:value="3.8774" calcext:value-type="float">
            <text:p>3.8774</text:p>
          </table:table-cell>
          <table:table-cell office:value-type="float" office:value="9.17571745260726" calcext:value-type="float">
            <text:p>9.17571745260726</text:p>
          </table:table-cell>
        </table:table-row>
        <table:table-row table:style-name="ro1">
          <table:table-cell office:value-type="string" calcext:value-type="string">
            <text:p>TeHf</text:p>
          </table:table-cell>
          <table:table-cell office:value-type="float" office:value="-0.044203263" calcext:value-type="float">
            <text:p>-0.044203263</text:p>
          </table:table-cell>
          <table:table-cell office:value-type="float" office:value="3.8681" calcext:value-type="float">
            <text:p>3.8681</text:p>
          </table:table-cell>
          <table:table-cell office:value-type="float" office:value="0.978222196600592" calcext:value-type="float">
            <text:p>0.978222196600592</text:p>
          </table:table-cell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-0.043120027" calcext:value-type="float">
            <text:p>-0.043120027</text:p>
          </table:table-cell>
          <table:table-cell office:value-type="float" office:value="3.8339" calcext:value-type="float">
            <text:p>3.8339</text:p>
          </table:table-cell>
          <table:table-cell office:value-type="float" office:value="2.02447725307503" calcext:value-type="float">
            <text:p>2.02447725307503</text:p>
          </table:table-cell>
        </table:table-row>
        <table:table-row table:style-name="ro1">
          <table:table-cell office:value-type="string" calcext:value-type="string">
            <text:p>CsZr</text:p>
          </table:table-cell>
          <table:table-cell office:value-type="float" office:value="-0.042944793" calcext:value-type="float">
            <text:p>-0.042944793</text:p>
          </table:table-cell>
          <table:table-cell office:value-type="float" office:value="4.2918" calcext:value-type="float">
            <text:p>4.2918</text:p>
          </table:table-cell>
          <table:table-cell office:value-type="float" office:value="1.33118047330226" calcext:value-type="float">
            <text:p>1.33118047330226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-0.04193116" calcext:value-type="float">
            <text:p>-0.04193116</text:p>
          </table:table-cell>
          <table:table-cell office:value-type="float" office:value="3.25" calcext:value-type="float">
            <text:p>3.25</text:p>
          </table:table-cell>
          <table:table-cell office:value-type="float" office:value="1.24485758098864" calcext:value-type="float">
            <text:p>1.24485758098864</text:p>
          </table:table-cell>
        </table:table-row>
        <table:table-row table:style-name="ro1">
          <table:table-cell office:value-type="string" calcext:value-type="string">
            <text:p>CaAl</text:p>
          </table:table-cell>
          <table:table-cell office:value-type="float" office:value="-0.04157927" calcext:value-type="float">
            <text:p>-0.04157927</text:p>
          </table:table-cell>
          <table:table-cell office:value-type="float" office:value="3.7083" calcext:value-type="float">
            <text:p>3.7083</text:p>
          </table:table-cell>
          <table:table-cell office:value-type="float" office:value="4.31460486541237" calcext:value-type="float">
            <text:p>4.31460486541237</text:p>
          </table:table-cell>
        </table:table-row>
        <table:table-row table:style-name="ro1">
          <table:table-cell office:value-type="string" calcext:value-type="string">
            <text:p>InLa</text:p>
          </table:table-cell>
          <table:table-cell office:value-type="float" office:value="-0.040814616" calcext:value-type="float">
            <text:p>-0.040814616</text:p>
          </table:table-cell>
          <table:table-cell office:value-type="float" office:value="4.4189" calcext:value-type="float">
            <text:p>4.4189</text:p>
          </table:table-cell>
          <table:table-cell office:value-type="float" office:value="1.17774173974728" calcext:value-type="float">
            <text:p>1.17774173974728</text:p>
          </table:table-cell>
        </table:table-row>
        <table:table-row table:style-name="ro1">
          <table:table-cell office:value-type="string" calcext:value-type="string">
            <text:p>BaGe</text:p>
          </table:table-cell>
          <table:table-cell office:value-type="float" office:value="-0.040386766" calcext:value-type="float">
            <text:p>-0.040386766</text:p>
          </table:table-cell>
          <table:table-cell office:value-type="float" office:value="3.966" calcext:value-type="float">
            <text:p>3.966</text:p>
          </table:table-cell>
          <table:table-cell office:value-type="float" office:value="1.41969498967139" calcext:value-type="float">
            <text:p>1.41969498967139</text:p>
          </table:table-cell>
        </table:table-row>
        <table:table-row table:style-name="ro1">
          <table:table-cell office:value-type="string" calcext:value-type="string">
            <text:p>BaSi</text:p>
          </table:table-cell>
          <table:table-cell office:value-type="float" office:value="-0.04029242" calcext:value-type="float">
            <text:p>-0.04029242</text:p>
          </table:table-cell>
          <table:table-cell office:value-type="float" office:value="3.9496" calcext:value-type="float">
            <text:p>3.9496</text:p>
          </table:table-cell>
          <table:table-cell office:value-type="float" office:value="1.79523038736539" calcext:value-type="float">
            <text:p>1.79523038736539</text:p>
          </table:table-cell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0.03992515" calcext:value-type="float">
            <text:p>-0.03992515</text:p>
          </table:table-cell>
          <table:table-cell office:value-type="float" office:value="3.8587" calcext:value-type="float">
            <text:p>3.8587</text:p>
          </table:table-cell>
          <table:table-cell office:value-type="float" office:value="2.60147854336404" calcext:value-type="float">
            <text:p>2.60147854336404</text:p>
          </table:table-cell>
        </table:table-row>
        <table:table-row table:style-name="ro1">
          <table:table-cell office:value-type="string" calcext:value-type="string">
            <text:p>NbRu</text:p>
          </table:table-cell>
          <table:table-cell office:value-type="float" office:value="-0.039607383" calcext:value-type="float">
            <text:p>-0.039607383</text:p>
          </table:table-cell>
          <table:table-cell office:value-type="float" office:value="3.3981" calcext:value-type="float">
            <text:p>3.3981</text:p>
          </table:table-cell>
          <table:table-cell office:value-type="float" office:value="1.53493245184523" calcext:value-type="float">
            <text:p>1.53493245184523</text:p>
          </table:table-cell>
        </table:table-row>
        <table:table-row table:style-name="ro1">
          <table:table-cell office:value-type="string" calcext:value-type="string">
            <text:p>BaIn</text:p>
          </table:table-cell>
          <table:table-cell office:value-type="float" office:value="-0.03955654" calcext:value-type="float">
            <text:p>-0.03955654</text:p>
          </table:table-cell>
          <table:table-cell office:value-type="float" office:value="4.2028" calcext:value-type="float">
            <text:p>4.2028</text:p>
          </table:table-cell>
          <table:table-cell office:value-type="float" office:value="1.18502723020783" calcext:value-type="float">
            <text:p>1.18502723020783</text:p>
          </table:table-cell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-0.038655274" calcext:value-type="float">
            <text:p>-0.038655274</text:p>
          </table:table-cell>
          <table:table-cell office:value-type="float" office:value="4.6405" calcext:value-type="float">
            <text:p>4.6405</text:p>
          </table:table-cell>
          <table:table-cell office:value-type="float" office:value="2.3306386545865" calcext:value-type="float">
            <text:p>2.3306386545865</text:p>
          </table:table-cell>
        </table:table-row>
        <table:table-row table:style-name="ro1">
          <table:table-cell office:value-type="string" calcext:value-type="string">
            <text:p>SrGe</text:p>
          </table:table-cell>
          <table:table-cell office:value-type="float" office:value="-0.038531907" calcext:value-type="float">
            <text:p>-0.038531907</text:p>
          </table:table-cell>
          <table:table-cell office:value-type="float" office:value="3.857" calcext:value-type="float">
            <text:p>3.857</text:p>
          </table:table-cell>
          <table:table-cell office:value-type="float" office:value="1.85187975146588" calcext:value-type="float">
            <text:p>1.8518797514658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-0.037871115" calcext:value-type="float">
            <text:p>-0.037871115</text:p>
          </table:table-cell>
          <table:table-cell office:value-type="float" office:value="3.9168" calcext:value-type="float">
            <text:p>3.9168</text:p>
          </table:table-cell>
          <table:table-cell office:value-type="float" office:value="0.928209040207565" calcext:value-type="float">
            <text:p>0.928209040207565</text:p>
          </table:table-cell>
        </table:table-row>
        <table:table-row table:style-name="ro1">
          <table:table-cell office:value-type="string" calcext:value-type="string">
            <text:p>AsHf</text:p>
          </table:table-cell>
          <table:table-cell office:value-type="float" office:value="-0.03773304" calcext:value-type="float">
            <text:p>-0.03773304</text:p>
          </table:table-cell>
          <table:table-cell office:value-type="float" office:value="3.7646" calcext:value-type="float">
            <text:p>3.7646</text:p>
          </table:table-cell>
          <table:table-cell office:value-type="float" office:value="1.17917407821431" calcext:value-type="float">
            <text:p>1.17917407821431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float" office:value="-0.037334472" calcext:value-type="float">
            <text:p>-0.037334472</text:p>
          </table:table-cell>
          <table:table-cell office:value-type="float" office:value="3.4908" calcext:value-type="float">
            <text:p>3.4908</text:p>
          </table:table-cell>
          <table:table-cell office:value-type="float" office:value="1.38560776927578" calcext:value-type="float">
            <text:p>1.38560776927578</text:p>
          </table:table-cell>
        </table:table-row>
        <table:table-row table:style-name="ro1">
          <table:table-cell office:value-type="string" calcext:value-type="string">
            <text:p>CeCr</text:p>
          </table:table-cell>
          <table:table-cell office:value-type="float" office:value="-0.03549506" calcext:value-type="float">
            <text:p>-0.03549506</text:p>
          </table:table-cell>
          <table:table-cell office:value-type="float" office:value="3.6498" calcext:value-type="float">
            <text:p>3.6498</text:p>
          </table:table-cell>
          <table:table-cell office:value-type="float" office:value="1.54959681436406" calcext:value-type="float">
            <text:p>1.54959681436406</text:p>
          </table:table-cell>
        </table:table-row>
        <table:table-row table:style-name="ro1">
          <table:table-cell office:value-type="string" calcext:value-type="string">
            <text:p>AgLa</text:p>
          </table:table-cell>
          <table:table-cell office:value-type="float" office:value="-0.034847647" calcext:value-type="float">
            <text:p>-0.034847647</text:p>
          </table:table-cell>
          <table:table-cell office:value-type="float" office:value="4.4494" calcext:value-type="float">
            <text:p>4.4494</text:p>
          </table:table-cell>
          <table:table-cell office:value-type="float" office:value="1.21050856035423" calcext:value-type="float">
            <text:p>1.21050856035423</text:p>
          </table:table-cell>
        </table:table-row>
        <table:table-row table:style-name="ro1">
          <table:table-cell office:value-type="string" calcext:value-type="string">
            <text:p>SrTa</text:p>
          </table:table-cell>
          <table:table-cell office:value-type="float" office:value="-0.034474317" calcext:value-type="float">
            <text:p>-0.034474317</text:p>
          </table:table-cell>
          <table:table-cell office:value-type="float" office:value="3.9401" calcext:value-type="float">
            <text:p>3.9401</text:p>
          </table:table-cell>
          <table:table-cell office:value-type="float" office:value="1.11336981211134" calcext:value-type="float">
            <text:p>1.11336981211134</text:p>
          </table:table-cell>
        </table:table-row>
        <table:table-row table:style-name="ro1">
          <table:table-cell office:value-type="string" calcext:value-type="string">
            <text:p>AgZr</text:p>
          </table:table-cell>
          <table:table-cell office:value-type="float" office:value="-0.0339292" calcext:value-type="float">
            <text:p>-0.0339292</text:p>
          </table:table-cell>
          <table:table-cell office:value-type="float" office:value="3.7602" calcext:value-type="float">
            <text:p>3.7602</text:p>
          </table:table-cell>
          <table:table-cell office:value-type="float" office:value="1.49608131013069" calcext:value-type="float">
            <text:p>1.49608131013069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float" office:value="-0.033599336" calcext:value-type="float">
            <text:p>-0.033599336</text:p>
          </table:table-cell>
          <table:table-cell office:value-type="float" office:value="3.7502" calcext:value-type="float">
            <text:p>3.7502</text:p>
          </table:table-cell>
          <table:table-cell office:value-type="float" office:value="2.68010177193281" calcext:value-type="float">
            <text:p>2.68010177193281</text:p>
          </table:table-cell>
        </table:table-row>
        <table:table-row table:style-name="ro1">
          <table:table-cell office:value-type="string" calcext:value-type="string">
            <text:p>ScBe</text:p>
          </table:table-cell>
          <table:table-cell office:value-type="float" office:value="-0.033394486" calcext:value-type="float">
            <text:p>-0.033394486</text:p>
          </table:table-cell>
          <table:table-cell office:value-type="float" office:value="3.2634" calcext:value-type="float">
            <text:p>3.2634</text:p>
          </table:table-cell>
          <table:table-cell office:value-type="float" office:value="5.30570003316611" calcext:value-type="float">
            <text:p>5.30570003316611</text:p>
          </table:table-cell>
        </table:table-row>
        <table:table-row table:style-name="ro1">
          <table:table-cell office:value-type="string" calcext:value-type="string">
            <text:p>BaCu</text:p>
          </table:table-cell>
          <table:table-cell office:value-type="float" office:value="-0.033362597" calcext:value-type="float">
            <text:p>-0.033362597</text:p>
          </table:table-cell>
          <table:table-cell office:value-type="float" office:value="3.8772" calcext:value-type="float">
            <text:p>3.8772</text:p>
          </table:table-cell>
          <table:table-cell office:value-type="float" office:value="1.48301479150092" calcext:value-type="float">
            <text:p>1.48301479150092</text:p>
          </table:table-cell>
        </table:table-row>
        <table:table-row table:style-name="ro1">
          <table:table-cell office:value-type="string" calcext:value-type="string">
            <text:p>TiHf</text:p>
          </table:table-cell>
          <table:table-cell office:value-type="float" office:value="-0.033023816" calcext:value-type="float">
            <text:p>-0.033023816</text:p>
          </table:table-cell>
          <table:table-cell office:value-type="float" office:value="3.7309" calcext:value-type="float">
            <text:p>3.7309</text:p>
          </table:table-cell>
          <table:table-cell office:value-type="float" office:value="1.31825320007139" calcext:value-type="float">
            <text:p>1.31825320007139</text:p>
          </table:table-cell>
        </table:table-row>
        <table:table-row table:style-name="ro1">
          <table:table-cell office:value-type="string" calcext:value-type="string">
            <text:p>GdNb</text:p>
          </table:table-cell>
          <table:table-cell office:value-type="float" office:value="-0.03299894" calcext:value-type="float">
            <text:p>-0.03299894</text:p>
          </table:table-cell>
          <table:table-cell office:value-type="float" office:value="3.8446" calcext:value-type="float">
            <text:p>3.8446</text:p>
          </table:table-cell>
          <table:table-cell office:value-type="float" office:value="1.19433510203405" calcext:value-type="float">
            <text:p>1.19433510203405</text:p>
          </table:table-cell>
        </table:table-row>
        <table:table-row table:style-name="ro1">
          <table:table-cell office:value-type="string" calcext:value-type="string">
            <text:p>HfSc</text:p>
          </table:table-cell>
          <table:table-cell office:value-type="float" office:value="-0.032007173" calcext:value-type="float">
            <text:p>-0.032007173</text:p>
          </table:table-cell>
          <table:table-cell office:value-type="float" office:value="3.9018" calcext:value-type="float">
            <text:p>3.9018</text:p>
          </table:table-cell>
          <table:table-cell office:value-type="float" office:value="1.33519829484322" calcext:value-type="float">
            <text:p>1.33519829484322</text:p>
          </table:table-cell>
        </table:table-row>
        <table:table-row table:style-name="ro1">
          <table:table-cell office:value-type="string" calcext:value-type="string">
            <text:p>SrOs</text:p>
          </table:table-cell>
          <table:table-cell office:value-type="float" office:value="-0.031752475" calcext:value-type="float">
            <text:p>-0.031752475</text:p>
          </table:table-cell>
          <table:table-cell office:value-type="float" office:value="3.8072" calcext:value-type="float">
            <text:p>3.8072</text:p>
          </table:table-cell>
          <table:table-cell office:value-type="float" office:value="1.07657595143613" calcext:value-type="float">
            <text:p>1.07657595143613</text:p>
          </table:table-cell>
        </table:table-row>
        <table:table-row table:style-name="ro1">
          <table:table-cell office:value-type="string" calcext:value-type="string">
            <text:p>CsZn</text:p>
          </table:table-cell>
          <table:table-cell office:value-type="float" office:value="-0.031317588" calcext:value-type="float">
            <text:p>-0.031317588</text:p>
          </table:table-cell>
          <table:table-cell office:value-type="float" office:value="4.111" calcext:value-type="float">
            <text:p>4.111</text:p>
          </table:table-cell>
          <table:table-cell office:value-type="float" office:value="1.50186051139937" calcext:value-type="float">
            <text:p>1.50186051139937</text:p>
          </table:table-cell>
        </table:table-row>
        <table:table-row table:style-name="ro1">
          <table:table-cell office:value-type="string" calcext:value-type="string">
            <text:p>MgLa</text:p>
          </table:table-cell>
          <table:table-cell office:value-type="float" office:value="-0.030069064" calcext:value-type="float">
            <text:p>-0.030069064</text:p>
          </table:table-cell>
          <table:table-cell office:value-type="float" office:value="4.2646" calcext:value-type="float">
            <text:p>4.2646</text:p>
          </table:table-cell>
          <table:table-cell office:value-type="float" office:value="1.81901098744429" calcext:value-type="float">
            <text:p>1.81901098744429</text:p>
          </table:table-cell>
        </table:table-row>
        <table:table-row table:style-name="ro1">
          <table:table-cell office:value-type="string" calcext:value-type="string">
            <text:p>SnZr</text:p>
          </table:table-cell>
          <table:table-cell office:value-type="float" office:value="-0.029571172" calcext:value-type="float">
            <text:p>-0.029571172</text:p>
          </table:table-cell>
          <table:table-cell office:value-type="float" office:value="3.9068" calcext:value-type="float">
            <text:p>3.9068</text:p>
          </table:table-cell>
          <table:table-cell office:value-type="float" office:value="1.41991498598173" calcext:value-type="float">
            <text:p>1.41991498598173</text:p>
          </table:table-cell>
        </table:table-row>
        <table:table-row table:style-name="ro1">
          <table:table-cell office:value-type="string" calcext:value-type="string">
            <text:p>ZnHf</text:p>
          </table:table-cell>
          <table:table-cell office:value-type="float" office:value="-0.029322524" calcext:value-type="float">
            <text:p>-0.029322524</text:p>
          </table:table-cell>
          <table:table-cell office:value-type="float" office:value="3.7062" calcext:value-type="float">
            <text:p>3.7062</text:p>
          </table:table-cell>
          <table:table-cell office:value-type="float" office:value="1.22460127419572" calcext:value-type="float">
            <text:p>1.22460127419572</text:p>
          </table:table-cell>
        </table:table-row>
        <table:table-row table:style-name="ro1">
          <table:table-cell office:value-type="string" calcext:value-type="string">
            <text:p>HgLa</text:p>
          </table:table-cell>
          <table:table-cell office:value-type="float" office:value="-0.028926514" calcext:value-type="float">
            <text:p>-0.028926514</text:p>
          </table:table-cell>
          <table:table-cell office:value-type="float" office:value="4.5449" calcext:value-type="float">
            <text:p>4.5449</text:p>
          </table:table-cell>
          <table:table-cell office:value-type="float" office:value="0.882817431975875" calcext:value-type="float">
            <text:p>0.882817431975875</text:p>
          </table:table-cell>
        </table:table-row>
        <table:table-row table:style-name="ro1">
          <table:table-cell office:value-type="string" calcext:value-type="string">
            <text:p>NbRe</text:p>
          </table:table-cell>
          <table:table-cell office:value-type="float" office:value="-0.027880423" calcext:value-type="float">
            <text:p>-0.027880423</text:p>
          </table:table-cell>
          <table:table-cell office:value-type="float" office:value="3.4086" calcext:value-type="float">
            <text:p>3.4086</text:p>
          </table:table-cell>
          <table:table-cell office:value-type="float" office:value="1.07175516025537" calcext:value-type="float">
            <text:p>1.07175516025537</text:p>
          </table:table-cell>
        </table:table-row>
        <table:table-row table:style-name="ro1">
          <table:table-cell office:value-type="string" calcext:value-type="string">
            <text:p>KGa</text:p>
          </table:table-cell>
          <table:table-cell office:value-type="float" office:value="-0.027278624" calcext:value-type="float">
            <text:p>-0.027278624</text:p>
          </table:table-cell>
          <table:table-cell office:value-type="float" office:value="3.8408" calcext:value-type="float">
            <text:p>3.8408</text:p>
          </table:table-cell>
          <table:table-cell office:value-type="float" office:value="2.70357794779066" calcext:value-type="float">
            <text:p>2.70357794779066</text:p>
          </table:table-cell>
        </table:table-row>
        <table:table-row table:style-name="ro1">
          <table:table-cell office:value-type="string" calcext:value-type="string">
            <text:p>CsHf</text:p>
          </table:table-cell>
          <table:table-cell office:value-type="float" office:value="-0.027240776" calcext:value-type="float">
            <text:p>-0.027240776</text:p>
          </table:table-cell>
          <table:table-cell office:value-type="float" office:value="4.2089" calcext:value-type="float">
            <text:p>4.2089</text:p>
          </table:table-cell>
          <table:table-cell office:value-type="float" office:value="0.961715858486472" calcext:value-type="float">
            <text:p>0.961715858486472</text:p>
          </table:table-cell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0.026963338" calcext:value-type="float">
            <text:p>-0.026963338</text:p>
          </table:table-cell>
          <table:table-cell office:value-type="float" office:value="3.47" calcext:value-type="float">
            <text:p>3.47</text:p>
          </table:table-cell>
          <table:table-cell office:value-type="float" office:value="1.92219454453292" calcext:value-type="float">
            <text:p>1.92219454453292</text:p>
          </table:table-cell>
        </table:table-row>
        <table:table-row table:style-name="ro1">
          <table:table-cell office:value-type="string" calcext:value-type="string">
            <text:p>KZn</text:p>
          </table:table-cell>
          <table:table-cell office:value-type="float" office:value="-0.026519448" calcext:value-type="float">
            <text:p>-0.026519448</text:p>
          </table:table-cell>
          <table:table-cell office:value-type="float" office:value="3.8472" calcext:value-type="float">
            <text:p>3.8472</text:p>
          </table:table-cell>
          <table:table-cell office:value-type="float" office:value="2.81204176056196" calcext:value-type="float">
            <text:p>2.81204176056196</text:p>
          </table:table-cell>
        </table:table-row>
        <table:table-row table:style-name="ro1">
          <table:table-cell office:value-type="string" calcext:value-type="string">
            <text:p>AlSc</text:p>
          </table:table-cell>
          <table:table-cell office:value-type="float" office:value="-0.026288502" calcext:value-type="float">
            <text:p>-0.026288502</text:p>
          </table:table-cell>
          <table:table-cell office:value-type="float" office:value="3.8401" calcext:value-type="float">
            <text:p>3.8401</text:p>
          </table:table-cell>
          <table:table-cell office:value-type="float" office:value="4.03384304427732" calcext:value-type="float">
            <text:p>4.03384304427732</text:p>
          </table:table-cell>
        </table:table-row>
        <table:table-row table:style-name="ro1">
          <table:table-cell office:value-type="string" calcext:value-type="string">
            <text:p>CdLa</text:p>
          </table:table-cell>
          <table:table-cell office:value-type="float" office:value="-0.024532579" calcext:value-type="float">
            <text:p>-0.024532579</text:p>
          </table:table-cell>
          <table:table-cell office:value-type="float" office:value="4.4179" calcext:value-type="float">
            <text:p>4.4179</text:p>
          </table:table-cell>
          <table:table-cell office:value-type="float" office:value="1.18888753331216" calcext:value-type="float">
            <text:p>1.18888753331216</text:p>
          </table:table-cell>
        </table:table-row>
        <table:table-row table:style-name="ro1">
          <table:table-cell office:value-type="string" calcext:value-type="string">
            <text:p>KCu</text:p>
          </table:table-cell>
          <table:table-cell office:value-type="float" office:value="-0.023861423" calcext:value-type="float">
            <text:p>-0.023861423</text:p>
          </table:table-cell>
          <table:table-cell office:value-type="float" office:value="3.7192" calcext:value-type="float">
            <text:p>3.7192</text:p>
          </table:table-cell>
          <table:table-cell office:value-type="float" office:value="2.86161994743542" calcext:value-type="float">
            <text:p>2.86161994743542</text:p>
          </table:table-cell>
        </table:table-row>
        <table:table-row table:style-name="ro1">
          <table:table-cell office:value-type="string" calcext:value-type="string">
            <text:p>SrSe</text:p>
          </table:table-cell>
          <table:table-cell office:value-type="float" office:value="-0.023754928" calcext:value-type="float">
            <text:p>-0.023754928</text:p>
          </table:table-cell>
          <table:table-cell office:value-type="float" office:value="3.8449" calcext:value-type="float">
            <text:p>3.8449</text:p>
          </table:table-cell>
          <table:table-cell office:value-type="float" office:value="1.78287257916714" calcext:value-type="float">
            <text:p>1.78287257916714</text:p>
          </table:table-cell>
        </table:table-row>
        <table:table-row table:style-name="ro1">
          <table:table-cell office:value-type="string" calcext:value-type="string">
            <text:p>KHg</text:p>
          </table:table-cell>
          <table:table-cell office:value-type="float" office:value="-0.02374702" calcext:value-type="float">
            <text:p>-0.02374702</text:p>
          </table:table-cell>
          <table:table-cell office:value-type="float" office:value="4.2684" calcext:value-type="float">
            <text:p>4.2684</text:p>
          </table:table-cell>
          <table:table-cell office:value-type="float" office:value="1.24584631373168" calcext:value-type="float">
            <text:p>1.24584631373168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-0.023396373" calcext:value-type="float">
            <text:p>-0.023396373</text:p>
          </table:table-cell>
          <table:table-cell office:value-type="float" office:value="3.1894" calcext:value-type="float">
            <text:p>3.1894</text:p>
          </table:table-cell>
          <table:table-cell office:value-type="float" office:value="2.88238648354797" calcext:value-type="float">
            <text:p>2.88238648354797</text:p>
          </table:table-cell>
        </table:table-row>
        <table:table-row table:style-name="ro1">
          <table:table-cell office:value-type="string" calcext:value-type="string">
            <text:p>CsAl</text:p>
          </table:table-cell>
          <table:table-cell office:value-type="float" office:value="-0.02233677" calcext:value-type="float">
            <text:p>-0.02233677</text:p>
          </table:table-cell>
          <table:table-cell office:value-type="float" office:value="4.0322" calcext:value-type="float">
            <text:p>4.0322</text:p>
          </table:table-cell>
          <table:table-cell office:value-type="float" office:value="1.85611991660922" calcext:value-type="float">
            <text:p>1.85611991660922</text:p>
          </table:table-cell>
        </table:table-row>
        <table:table-row table:style-name="ro1">
          <table:table-cell office:value-type="string" calcext:value-type="string">
            <text:p>GeSc</text:p>
          </table:table-cell>
          <table:table-cell office:value-type="float" office:value="-0.021740474" calcext:value-type="float">
            <text:p>-0.021740474</text:p>
          </table:table-cell>
          <table:table-cell office:value-type="float" office:value="3.8659" calcext:value-type="float">
            <text:p>3.8659</text:p>
          </table:table-cell>
          <table:table-cell office:value-type="float" office:value="2.50690326521369" calcext:value-type="float">
            <text:p>2.50690326521369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office:value-type="float" office:value="-0.02138374" calcext:value-type="float">
            <text:p>-0.02138374</text:p>
          </table:table-cell>
          <table:table-cell office:value-type="float" office:value="3.7175" calcext:value-type="float">
            <text:p>3.7175</text:p>
          </table:table-cell>
          <table:table-cell office:value-type="float" office:value="1.29036073874477" calcext:value-type="float">
            <text:p>1.29036073874477</text:p>
          </table:table-cell>
        </table:table-row>
        <table:table-row table:style-name="ro1">
          <table:table-cell office:value-type="string" calcext:value-type="string">
            <text:p>GaTi</text:p>
          </table:table-cell>
          <table:table-cell office:value-type="float" office:value="-0.021076359" calcext:value-type="float">
            <text:p>-0.021076359</text:p>
          </table:table-cell>
          <table:table-cell office:value-type="float" office:value="3.5083" calcext:value-type="float">
            <text:p>3.5083</text:p>
          </table:table-cell>
          <table:table-cell office:value-type="float" office:value="2.50702614343862" calcext:value-type="float">
            <text:p>2.50702614343862</text:p>
          </table:table-cell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0.02098848" calcext:value-type="float">
            <text:p>-0.02098848</text:p>
          </table:table-cell>
          <table:table-cell office:value-type="float" office:value="4.9942" calcext:value-type="float">
            <text:p>4.9942</text:p>
          </table:table-cell>
          <table:table-cell office:value-type="float" office:value="1.85123612773096" calcext:value-type="float">
            <text:p>1.85123612773096</text:p>
          </table:table-cell>
        </table:table-row>
        <table:table-row table:style-name="ro1">
          <table:table-cell office:value-type="string" calcext:value-type="string">
            <text:p>BaMo</text:p>
          </table:table-cell>
          <table:table-cell office:value-type="float" office:value="-0.020740733" calcext:value-type="float">
            <text:p>-0.020740733</text:p>
          </table:table-cell>
          <table:table-cell office:value-type="float" office:value="3.9669" calcext:value-type="float">
            <text:p>3.9669</text:p>
          </table:table-cell>
          <table:table-cell office:value-type="float" office:value="1.27970269856442" calcext:value-type="float">
            <text:p>1.27970269856442</text:p>
          </table:table-cell>
        </table:table-row>
        <table:table-row table:style-name="ro1">
          <table:table-cell office:value-type="string" calcext:value-type="string">
            <text:p>AgTi</text:p>
          </table:table-cell>
          <table:table-cell office:value-type="float" office:value="-0.020381194" calcext:value-type="float">
            <text:p>-0.020381194</text:p>
          </table:table-cell>
          <table:table-cell office:value-type="float" office:value="3.5226" calcext:value-type="float">
            <text:p>3.5226</text:p>
          </table:table-cell>
          <table:table-cell office:value-type="float" office:value="1.90466028323934" calcext:value-type="float">
            <text:p>1.90466028323934</text:p>
          </table:table-cell>
        </table:table-row>
        <table:table-row table:style-name="ro1">
          <table:table-cell office:value-type="string" calcext:value-type="string">
            <text:p>GdMn</text:p>
          </table:table-cell>
          <table:table-cell office:value-type="float" office:value="-0.020289272" calcext:value-type="float">
            <text:p>-0.020289272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40504335111821" calcext:value-type="float">
            <text:p>1.40504335111821</text:p>
          </table:table-cell>
        </table:table-row>
        <table:table-row table:style-name="ro1">
          <table:table-cell office:value-type="string" calcext:value-type="string">
            <text:p>KSn</text:p>
          </table:table-cell>
          <table:table-cell office:value-type="float" office:value="-0.02001404" calcext:value-type="float">
            <text:p>-0.02001404</text:p>
          </table:table-cell>
          <table:table-cell office:value-type="float" office:value="4.3017" calcext:value-type="float">
            <text:p>4.3017</text:p>
          </table:table-cell>
          <table:table-cell office:value-type="float" office:value="1.88010952041172" calcext:value-type="float">
            <text:p>1.88010952041172</text:p>
          </table:table-cell>
        </table:table-row>
        <table:table-row table:style-name="ro1">
          <table:table-cell office:value-type="string" calcext:value-type="string">
            <text:p>KSi</text:p>
          </table:table-cell>
          <table:table-cell office:value-type="float" office:value="-0.018220551" calcext:value-type="float">
            <text:p>-0.018220551</text:p>
          </table:table-cell>
          <table:table-cell office:value-type="float" office:value="3.8103" calcext:value-type="float">
            <text:p>3.8103</text:p>
          </table:table-cell>
          <table:table-cell office:value-type="float" office:value="4.30696838890138" calcext:value-type="float">
            <text:p>4.3069683889013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-0.018111229" calcext:value-type="float">
            <text:p>-0.018111229</text:p>
          </table:table-cell>
          <table:table-cell office:value-type="float" office:value="3.9538" calcext:value-type="float">
            <text:p>3.9538</text:p>
          </table:table-cell>
          <table:table-cell office:value-type="float" office:value="1.37878286169374" calcext:value-type="float">
            <text:p>1.37878286169374</text:p>
          </table:table-cell>
        </table:table-row>
        <table:table-row table:style-name="ro1">
          <table:table-cell office:value-type="string" calcext:value-type="string">
            <text:p>ZnZr</text:p>
          </table:table-cell>
          <table:table-cell office:value-type="float" office:value="-0.017821528" calcext:value-type="float">
            <text:p>-0.017821528</text:p>
          </table:table-cell>
          <table:table-cell office:value-type="float" office:value="3.7816" calcext:value-type="float">
            <text:p>3.7816</text:p>
          </table:table-cell>
          <table:table-cell office:value-type="float" office:value="1.89394978554627" calcext:value-type="float">
            <text:p>1.89394978554627</text:p>
          </table:table-cell>
        </table:table-row>
        <table:table-row table:style-name="ro1">
          <table:table-cell office:value-type="string" calcext:value-type="string">
            <text:p>BaTc</text:p>
          </table:table-cell>
          <table:table-cell office:value-type="float" office:value="-0.017507445" calcext:value-type="float">
            <text:p>-0.017507445</text:p>
          </table:table-cell>
          <table:table-cell office:value-type="float" office:value="3.9808" calcext:value-type="float">
            <text:p>3.9808</text:p>
          </table:table-cell>
          <table:table-cell office:value-type="float" office:value="1.26864258323089" calcext:value-type="float">
            <text:p>1.26864258323089</text:p>
          </table:table-cell>
        </table:table-row>
        <table:table-row table:style-name="ro1">
          <table:table-cell office:value-type="string" calcext:value-type="string">
            <text:p>TiPd</text:p>
          </table:table-cell>
          <table:table-cell office:value-type="float" office:value="-0.015777353" calcext:value-type="float">
            <text:p>-0.015777353</text:p>
          </table:table-cell>
          <table:table-cell office:value-type="float" office:value="3.513" calcext:value-type="float">
            <text:p>3.513</text:p>
          </table:table-cell>
          <table:table-cell office:value-type="float" office:value="1.92219454453292" calcext:value-type="float">
            <text:p>1.92219454453292</text:p>
          </table:table-cell>
        </table:table-row>
        <table:table-row table:style-name="ro1">
          <table:table-cell office:value-type="string" calcext:value-type="string">
            <text:p>MgGd</text:p>
          </table:table-cell>
          <table:table-cell office:value-type="float" office:value="-0.015018872" calcext:value-type="float">
            <text:p>-0.015018872</text:p>
          </table:table-cell>
          <table:table-cell office:value-type="float" office:value="4.0708" calcext:value-type="float">
            <text:p>4.0708</text:p>
          </table:table-cell>
          <table:table-cell office:value-type="float" office:value="1.63822696450221" calcext:value-type="float">
            <text:p>1.63822696450221</text:p>
          </table:table-cell>
        </table:table-row>
        <table:table-row table:style-name="ro1">
          <table:table-cell office:value-type="string" calcext:value-type="string">
            <text:p>VCo</text:p>
          </table:table-cell>
          <table:table-cell office:value-type="float" office:value="-0.014909334" calcext:value-type="float">
            <text:p>-0.014909334</text:p>
          </table:table-cell>
          <table:table-cell office:value-type="float" office:value="3.1252" calcext:value-type="float">
            <text:p>3.1252</text:p>
          </table:table-cell>
          <table:table-cell office:value-type="float" office:value="2.67835232376617" calcext:value-type="float">
            <text:p>2.67835232376617</text:p>
          </table:table-cell>
        </table:table-row>
        <table:table-row table:style-name="ro1">
          <table:table-cell office:value-type="string" calcext:value-type="string">
            <text:p>LaSr</text:p>
          </table:table-cell>
          <table:table-cell office:value-type="float" office:value="-0.014251149" calcext:value-type="float">
            <text:p>-0.014251149</text:p>
          </table:table-cell>
          <table:table-cell office:value-type="float" office:value="4.4776" calcext:value-type="float">
            <text:p>4.4776</text:p>
          </table:table-cell>
          <table:table-cell office:value-type="float" office:value="1.31728571236269" calcext:value-type="float">
            <text:p>1.31728571236269</text:p>
          </table:table-cell>
        </table:table-row>
        <table:table-row table:style-name="ro1">
          <table:table-cell office:value-type="string" calcext:value-type="string">
            <text:p>CsTl</text:p>
          </table:table-cell>
          <table:table-cell office:value-type="float" office:value="-0.014202186" calcext:value-type="float">
            <text:p>-0.014202186</text:p>
          </table:table-cell>
          <table:table-cell office:value-type="float" office:value="4.5161" calcext:value-type="float">
            <text:p>4.5161</text:p>
          </table:table-cell>
          <table:table-cell office:value-type="float" office:value="0.888541961032384" calcext:value-type="float">
            <text:p>0.888541961032384</text:p>
          </table:table-cell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0.014201268" calcext:value-type="float">
            <text:p>-0.014201268</text:p>
          </table:table-cell>
          <table:table-cell office:value-type="float" office:value="3.7039" calcext:value-type="float">
            <text:p>3.7039</text:p>
          </table:table-cell>
          <table:table-cell office:value-type="float" office:value="8.82356545788685" calcext:value-type="float">
            <text:p>8.82356545788685</text:p>
          </table:table-cell>
        </table:table-row>
        <table:table-row table:style-name="ro1">
          <table:table-cell office:value-type="string" calcext:value-type="string">
            <text:p>PbZr</text:p>
          </table:table-cell>
          <table:table-cell office:value-type="float" office:value="-0.01372642" calcext:value-type="float">
            <text:p>-0.01372642</text:p>
          </table:table-cell>
          <table:table-cell office:value-type="float" office:value="3.9582" calcext:value-type="float">
            <text:p>3.9582</text:p>
          </table:table-cell>
          <table:table-cell office:value-type="float" office:value="1.00309897746151" calcext:value-type="float">
            <text:p>1.00309897746151</text:p>
          </table:table-cell>
        </table:table-row>
        <table:table-row table:style-name="ro1">
          <table:table-cell office:value-type="string" calcext:value-type="string">
            <text:p>NaCe</text:p>
          </table:table-cell>
          <table:table-cell office:value-type="float" office:value="-0.0137251215" calcext:value-type="float">
            <text:p>-0.0137251215</text:p>
          </table:table-cell>
          <table:table-cell office:value-type="float" office:value="4.6452" calcext:value-type="float">
            <text:p>4.6452</text:p>
          </table:table-cell>
          <table:table-cell office:value-type="float" office:value="1.82015739225332" calcext:value-type="float">
            <text:p>1.82015739225332</text:p>
          </table:table-cell>
        </table:table-row>
        <table:table-row table:style-name="ro1">
          <table:table-cell office:value-type="string" calcext:value-type="string">
            <text:p>TlLi</text:p>
          </table:table-cell>
          <table:table-cell office:value-type="float" office:value="-0.013336158" calcext:value-type="float">
            <text:p>-0.013336158</text:p>
          </table:table-cell>
          <table:table-cell office:value-type="float" office:value="3.8706" calcext:value-type="float">
            <text:p>3.8706</text:p>
          </table:table-cell>
          <table:table-cell office:value-type="float" office:value="1.41070516503714" calcext:value-type="float">
            <text:p>1.41070516503714</text:p>
          </table:table-cell>
        </table:table-row>
        <table:table-row table:style-name="ro1">
          <table:table-cell office:value-type="string" calcext:value-type="string">
            <text:p>CsGa</text:p>
          </table:table-cell>
          <table:table-cell office:value-type="float" office:value="-0.012795239" calcext:value-type="float">
            <text:p>-0.012795239</text:p>
          </table:table-cell>
          <table:table-cell office:value-type="float" office:value="4.0713" calcext:value-type="float">
            <text:p>4.0713</text:p>
          </table:table-cell>
          <table:table-cell office:value-type="float" office:value="1.47035574762352" calcext:value-type="float">
            <text:p>1.47035574762352</text:p>
          </table:table-cell>
        </table:table-row>
        <table:table-row table:style-name="ro1">
          <table:table-cell office:value-type="string" calcext:value-type="string">
            <text:p>TaFe</text:p>
          </table:table-cell>
          <table:table-cell office:value-type="float" office:value="-0.012737623" calcext:value-type="float">
            <text:p>-0.012737623</text:p>
          </table:table-cell>
          <table:table-cell office:value-type="float" office:value="3.2194" calcext:value-type="float">
            <text:p>3.2194</text:p>
          </table:table-cell>
          <table:table-cell office:value-type="float" office:value="1.26088800321245" calcext:value-type="float">
            <text:p>1.26088800321245</text:p>
          </table:table-cell>
        </table:table-row>
        <table:table-row table:style-name="ro1">
          <table:table-cell office:value-type="string" calcext:value-type="string">
            <text:p>GdCr</text:p>
          </table:table-cell>
          <table:table-cell office:value-type="float" office:value="-0.01222629" calcext:value-type="float">
            <text:p>-0.01222629</text:p>
          </table:table-cell>
          <table:table-cell office:value-type="float" office:value="3.606" calcext:value-type="float">
            <text:p>3.606</text:p>
          </table:table-cell>
          <table:table-cell office:value-type="float" office:value="1.42451648354133" calcext:value-type="float">
            <text:p>1.42451648354133</text:p>
          </table:table-cell>
        </table:table-row>
        <table:table-row table:style-name="ro1">
          <table:table-cell office:value-type="string" calcext:value-type="string">
            <text:p>InTi</text:p>
          </table:table-cell>
          <table:table-cell office:value-type="float" office:value="-0.011784903" calcext:value-type="float">
            <text:p>-0.011784903</text:p>
          </table:table-cell>
          <table:table-cell office:value-type="float" office:value="3.5942" calcext:value-type="float">
            <text:p>3.5942</text:p>
          </table:table-cell>
          <table:table-cell office:value-type="float" office:value="1.82477915176754" calcext:value-type="float">
            <text:p>1.82477915176754</text:p>
          </table:table-cell>
        </table:table-row>
        <table:table-row table:style-name="ro1">
          <table:table-cell office:value-type="string" calcext:value-type="string">
            <text:p>GdTc</text:p>
          </table:table-cell>
          <table:table-cell office:value-type="float" office:value="-0.0115434" calcext:value-type="float">
            <text:p>-0.0115434</text:p>
          </table:table-cell>
          <table:table-cell office:value-type="float" office:value="3.6456" calcext:value-type="float">
            <text:p>3.6456</text:p>
          </table:table-cell>
          <table:table-cell office:value-type="float" office:value="1.17078068539816" calcext:value-type="float">
            <text:p>1.17078068539816</text:p>
          </table:table-cell>
        </table:table-row>
        <table:table-row table:style-name="ro1">
          <table:table-cell office:value-type="string" calcext:value-type="string">
            <text:p>BaAs</text:p>
          </table:table-cell>
          <table:table-cell office:value-type="float" office:value="-0.01114229" calcext:value-type="float">
            <text:p>-0.01114229</text:p>
          </table:table-cell>
          <table:table-cell office:value-type="float" office:value="4.0132" calcext:value-type="float">
            <text:p>4.0132</text:p>
          </table:table-cell>
          <table:table-cell office:value-type="float" office:value="1.40464811981024" calcext:value-type="float">
            <text:p>1.40464811981024</text:p>
          </table:table-cell>
        </table:table-row>
        <table:table-row table:style-name="ro1">
          <table:table-cell office:value-type="string" calcext:value-type="string">
            <text:p>YCe</text:p>
          </table:table-cell>
          <table:table-cell office:value-type="float" office:value="-0.011102176" calcext:value-type="float">
            <text:p>-0.011102176</text:p>
          </table:table-cell>
          <table:table-cell office:value-type="float" office:value="4.2283" calcext:value-type="float">
            <text:p>4.2283</text:p>
          </table:table-cell>
          <table:table-cell office:value-type="float" office:value="1.30311416713787" calcext:value-type="float">
            <text:p>1.30311416713787</text:p>
          </table:table-cell>
        </table:table-row>
        <table:table-row table:style-name="ro1">
          <table:table-cell office:value-type="string" calcext:value-type="string">
            <text:p>TlSr</text:p>
          </table:table-cell>
          <table:table-cell office:value-type="float" office:value="-0.010607689" calcext:value-type="float">
            <text:p>-0.010607689</text:p>
          </table:table-cell>
          <table:table-cell office:value-type="float" office:value="4.6567" calcext:value-type="float">
            <text:p>4.6567</text:p>
          </table:table-cell>
          <table:table-cell office:value-type="float" office:value="1.02492950478587" calcext:value-type="float">
            <text:p>1.02492950478587</text:p>
          </table:table-cell>
        </table:table-row>
        <table:table-row table:style-name="ro1">
          <table:table-cell office:value-type="string" calcext:value-type="string">
            <text:p>TlCo</text:p>
          </table:table-cell>
          <table:table-cell office:value-type="float" office:value="-0.010235391" calcext:value-type="float">
            <text:p>-0.010235391</text:p>
          </table:table-cell>
          <table:table-cell office:value-type="float" office:value="3.6374" calcext:value-type="float">
            <text:p>3.6374</text:p>
          </table:table-cell>
          <table:table-cell office:value-type="float" office:value="1.13532192826309" calcext:value-type="float">
            <text:p>1.13532192826309</text:p>
          </table:table-cell>
        </table:table-row>
        <table:table-row table:style-name="ro1">
          <table:table-cell office:value-type="string" calcext:value-type="string">
            <text:p>LaCu</text:p>
          </table:table-cell>
          <table:table-cell office:value-type="float" office:value="-0.00992836" calcext:value-type="float">
            <text:p>-0.00992836</text:p>
          </table:table-cell>
          <table:table-cell office:value-type="float" office:value="3.8276" calcext:value-type="float">
            <text:p>3.8276</text:p>
          </table:table-cell>
          <table:table-cell office:value-type="float" office:value="1.47162220819837" calcext:value-type="float">
            <text:p>1.47162220819837</text:p>
          </table:table-cell>
        </table:table-row>
        <table:table-row table:style-name="ro1">
          <table:table-cell office:value-type="string" calcext:value-type="string">
            <text:p>AsZr</text:p>
          </table:table-cell>
          <table:table-cell office:value-type="float" office:value="-0.009816284" calcext:value-type="float">
            <text:p>-0.009816284</text:p>
          </table:table-cell>
          <table:table-cell office:value-type="float" office:value="3.8258" calcext:value-type="float">
            <text:p>3.8258</text:p>
          </table:table-cell>
          <table:table-cell office:value-type="float" office:value="1.78745071065444" calcext:value-type="float">
            <text:p>1.78745071065444</text:p>
          </table:table-cell>
        </table:table-row>
        <table:table-row table:style-name="ro1">
          <table:table-cell office:value-type="string" calcext:value-type="string">
            <text:p>KGe</text:p>
          </table:table-cell>
          <table:table-cell office:value-type="float" office:value="-0.009807012" calcext:value-type="float">
            <text:p>-0.009807012</text:p>
          </table:table-cell>
          <table:table-cell office:value-type="float" office:value="3.7972" calcext:value-type="float">
            <text:p>3.7972</text:p>
          </table:table-cell>
          <table:table-cell office:value-type="float" office:value="2.63485895868776" calcext:value-type="float">
            <text:p>2.63485895868776</text:p>
          </table:table-cell>
        </table:table-row>
        <table:table-row table:style-name="ro1">
          <table:table-cell office:value-type="string" calcext:value-type="string">
            <text:p>SnHf</text:p>
          </table:table-cell>
          <table:table-cell office:value-type="float" office:value="-0.009383394" calcext:value-type="float">
            <text:p>-0.009383394</text:p>
          </table:table-cell>
          <table:table-cell office:value-type="float" office:value="3.8699" calcext:value-type="float">
            <text:p>3.8699</text:p>
          </table:table-cell>
          <table:table-cell office:value-type="float" office:value="1.00718857018074" calcext:value-type="float">
            <text:p>1.00718857018074</text:p>
          </table:table-cell>
        </table:table-row>
        <table:table-row table:style-name="ro1">
          <table:table-cell office:value-type="string" calcext:value-type="string">
            <text:p>PdZr</text:p>
          </table:table-cell>
          <table:table-cell office:value-type="float" office:value="-0.00928419" calcext:value-type="float">
            <text:p>-0.00928419</text:p>
          </table:table-cell>
          <table:table-cell office:value-type="float" office:value="3.7239" calcext:value-type="float">
            <text:p>3.7239</text:p>
          </table:table-cell>
          <table:table-cell office:value-type="float" office:value="1.50687838239335" calcext:value-type="float">
            <text:p>1.50687838239335</text:p>
          </table:table-cell>
        </table:table-row>
        <table:table-row table:style-name="ro1">
          <table:table-cell office:value-type="string" calcext:value-type="string">
            <text:p>CdTi</text:p>
          </table:table-cell>
          <table:table-cell office:value-type="float" office:value="-0.008717946" calcext:value-type="float">
            <text:p>-0.008717946</text:p>
          </table:table-cell>
          <table:table-cell office:value-type="float" office:value="3.5608" calcext:value-type="float">
            <text:p>3.5608</text:p>
          </table:table-cell>
          <table:table-cell office:value-type="float" office:value="1.85167562737513" calcext:value-type="float">
            <text:p>1.85167562737513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float" office:value="-0.008426632" calcext:value-type="float">
            <text:p>-0.008426632</text:p>
          </table:table-cell>
          <table:table-cell office:value-type="float" office:value="4.4349" calcext:value-type="float">
            <text:p>4.4349</text:p>
          </table:table-cell>
          <table:table-cell office:value-type="float" office:value="1.42867341525102" calcext:value-type="float">
            <text:p>1.42867341525102</text:p>
          </table:table-cell>
        </table:table-row>
        <table:table-row table:style-name="ro1">
          <table:table-cell office:value-type="string" calcext:value-type="string">
            <text:p>CsGd</text:p>
          </table:table-cell>
          <table:table-cell office:value-type="float" office:value="-0.007832675" calcext:value-type="float">
            <text:p>-0.007832675</text:p>
          </table:table-cell>
          <table:table-cell office:value-type="float" office:value="4.2819" calcext:value-type="float">
            <text:p>4.2819</text:p>
          </table:table-cell>
          <table:table-cell office:value-type="float" office:value="1.03138942272542" calcext:value-type="float">
            <text:p>1.03138942272542</text:p>
          </table:table-cell>
        </table:table-row>
        <table:table-row table:style-name="ro1">
          <table:table-cell office:value-type="string" calcext:value-type="string">
            <text:p>MgMn</text:p>
          </table:table-cell>
          <table:table-cell office:value-type="float" office:value="-0.007616128" calcext:value-type="float">
            <text:p>-0.007616128</text:p>
          </table:table-cell>
          <table:table-cell office:value-type="float" office:value="3.3203" calcext:value-type="float">
            <text:p>3.3203</text:p>
          </table:table-cell>
          <table:table-cell office:value-type="float" office:value="3.67562322935243" calcext:value-type="float">
            <text:p>3.67562322935243</text:p>
          </table:table-cell>
        </table:table-row>
        <table:table-row table:style-name="ro1">
          <table:table-cell office:value-type="string" calcext:value-type="string">
            <text:p>SeTi</text:p>
          </table:table-cell>
          <table:table-cell office:value-type="float" office:value="-0.00757756" calcext:value-type="float">
            <text:p>-0.00757756</text:p>
          </table:table-cell>
          <table:table-cell office:value-type="float" office:value="3.6522" calcext:value-type="float">
            <text:p>3.6522</text:p>
          </table:table-cell>
          <table:table-cell office:value-type="float" office:value="2.32868764325092" calcext:value-type="float">
            <text:p>2.32868764325092</text:p>
          </table:table-cell>
        </table:table-row>
        <table:table-row table:style-name="ro1">
          <table:table-cell office:value-type="string" calcext:value-type="string">
            <text:p>CaCu</text:p>
          </table:table-cell>
          <table:table-cell office:value-type="float" office:value="-0.006815738" calcext:value-type="float">
            <text:p>-0.006815738</text:p>
          </table:table-cell>
          <table:table-cell office:value-type="float" office:value="3.6501" calcext:value-type="float">
            <text:p>3.6501</text:p>
          </table:table-cell>
          <table:table-cell office:value-type="float" office:value="2.83533221776123" calcext:value-type="float">
            <text:p>2.83533221776123</text:p>
          </table:table-cell>
        </table:table-row>
        <table:table-row table:style-name="ro1">
          <table:table-cell office:value-type="string" calcext:value-type="string">
            <text:p>LaSi</text:p>
          </table:table-cell>
          <table:table-cell office:value-type="float" office:value="-0.006488449" calcext:value-type="float">
            <text:p>-0.006488449</text:p>
          </table:table-cell>
          <table:table-cell office:value-type="float" office:value="3.8908" calcext:value-type="float">
            <text:p>3.8908</text:p>
          </table:table-cell>
          <table:table-cell office:value-type="float" office:value="1.77856291208547" calcext:value-type="float">
            <text:p>1.77856291208547</text:p>
          </table:table-cell>
        </table:table-row>
        <table:table-row table:style-name="ro1">
          <table:table-cell office:value-type="string" calcext:value-type="string">
            <text:p>AuHf</text:p>
          </table:table-cell>
          <table:table-cell office:value-type="float" office:value="-0.0064875027" calcext:value-type="float">
            <text:p>-0.0064875027</text:p>
          </table:table-cell>
          <table:table-cell office:value-type="float" office:value="3.7084" calcext:value-type="float">
            <text:p>3.7084</text:p>
          </table:table-cell>
          <table:table-cell office:value-type="float" office:value="0.798937035546114" calcext:value-type="float">
            <text:p>0.798937035546114</text:p>
          </table:table-cell>
        </table:table-row>
        <table:table-row table:style-name="ro1">
          <table:table-cell office:value-type="string" calcext:value-type="string">
            <text:p>NaRu</text:p>
          </table:table-cell>
          <table:table-cell office:value-type="float" office:value="-0.00581397" calcext:value-type="float">
            <text:p>-0.00581397</text:p>
          </table:table-cell>
          <table:table-cell office:value-type="float" office:value="3.6156" calcext:value-type="float">
            <text:p>3.6156</text:p>
          </table:table-cell>
          <table:table-cell office:value-type="float" office:value="2.37939455214606" calcext:value-type="float">
            <text:p>2.37939455214606</text:p>
          </table:table-cell>
        </table:table-row>
        <table:table-row table:style-name="ro1">
          <table:table-cell office:value-type="string" calcext:value-type="string">
            <text:p>KSb</text:p>
          </table:table-cell>
          <table:table-cell office:value-type="float" office:value="-0.0055878228" calcext:value-type="float">
            <text:p>-0.0055878228</text:p>
          </table:table-cell>
          <table:table-cell office:value-type="float" office:value="4.1728" calcext:value-type="float">
            <text:p>4.1728</text:p>
          </table:table-cell>
          <table:table-cell office:value-type="float" office:value="1.84511891840306" calcext:value-type="float">
            <text:p>1.84511891840306</text:p>
          </table:table-cell>
        </table:table-row>
        <table:table-row table:style-name="ro1">
          <table:table-cell office:value-type="string" calcext:value-type="string">
            <text:p>LiTa</text:p>
          </table:table-cell>
          <table:table-cell office:value-type="float" office:value="-0.0045238724" calcext:value-type="float">
            <text:p>-0.0045238724</text:p>
          </table:table-cell>
          <table:table-cell office:value-type="float" office:value="3.4132" calcext:value-type="float">
            <text:p>3.4132</text:p>
          </table:table-cell>
          <table:table-cell office:value-type="float" office:value="1.58387577149137" calcext:value-type="float">
            <text:p>1.58387577149137</text:p>
          </table:table-cell>
        </table:table-row>
        <table:table-row table:style-name="ro1">
          <table:table-cell office:value-type="string" calcext:value-type="string">
            <text:p>AlTi</text:p>
          </table:table-cell>
          <table:table-cell office:value-type="float" office:value="-0.004478409" calcext:value-type="float">
            <text:p>-0.004478409</text:p>
          </table:table-cell>
          <table:table-cell office:value-type="float" office:value="3.477" calcext:value-type="float">
            <text:p>3.477</text:p>
          </table:table-cell>
          <table:table-cell office:value-type="float" office:value="3.8830466347272" calcext:value-type="float">
            <text:p>3.8830466347272</text:p>
          </table:table-cell>
        </table:table-row>
        <table:table-row table:style-name="ro1">
          <table:table-cell office:value-type="string" calcext:value-type="string">
            <text:p>BiZr</text:p>
          </table:table-cell>
          <table:table-cell office:value-type="float" office:value="-0.0038734926" calcext:value-type="float">
            <text:p>-0.0038734926</text:p>
          </table:table-cell>
          <table:table-cell office:value-type="float" office:value="4.0099" calcext:value-type="float">
            <text:p>4.0099</text:p>
          </table:table-cell>
          <table:table-cell office:value-type="float" office:value="0.997209296680896" calcext:value-type="float">
            <text:p>0.997209296680896</text:p>
          </table:table-cell>
        </table:table-row>
        <table:table-row table:style-name="ro1">
          <table:table-cell office:value-type="string" calcext:value-type="string">
            <text:p>PtY</text:p>
          </table:table-cell>
          <table:table-cell office:value-type="float" office:value="-0.0038149422" calcext:value-type="float">
            <text:p>-0.0038149422</text:p>
          </table:table-cell>
          <table:table-cell office:value-type="float" office:value="3.8598" calcext:value-type="float">
            <text:p>3.8598</text:p>
          </table:table-cell>
          <table:table-cell office:value-type="float" office:value="1.05354563773914" calcext:value-type="float">
            <text:p>1.05354563773914</text:p>
          </table:table-cell>
        </table:table-row>
        <table:table-row table:style-name="ro1">
          <table:table-cell office:value-type="string" calcext:value-type="string">
            <text:p>HgCa</text:p>
          </table:table-cell>
          <table:table-cell office:value-type="float" office:value="-0.003791227" calcext:value-type="float">
            <text:p>-0.003791227</text:p>
          </table:table-cell>
          <table:table-cell office:value-type="float" office:value="4.3869" calcext:value-type="float">
            <text:p>4.3869</text:p>
          </table:table-cell>
          <table:table-cell office:value-type="float" office:value="1.24083771051486" calcext:value-type="float">
            <text:p>1.24083771051486</text:p>
          </table:table-cell>
        </table:table-row>
        <table:table-row table:style-name="ro1">
          <table:table-cell office:value-type="string" calcext:value-type="string">
            <text:p>MgTa</text:p>
          </table:table-cell>
          <table:table-cell office:value-type="float" office:value="-0.003703882" calcext:value-type="float">
            <text:p>-0.003703882</text:p>
          </table:table-cell>
          <table:table-cell office:value-type="float" office:value="3.6385" calcext:value-type="float">
            <text:p>3.6385</text:p>
          </table:table-cell>
          <table:table-cell office:value-type="float" office:value="1.45182826499556" calcext:value-type="float">
            <text:p>1.45182826499556</text:p>
          </table:table-cell>
        </table:table-row>
        <table:table-row table:style-name="ro1">
          <table:table-cell office:value-type="string" calcext:value-type="string">
            <text:p>HgHf</text:p>
          </table:table-cell>
          <table:table-cell office:value-type="float" office:value="-0.003462053" calcext:value-type="float">
            <text:p>-0.003462053</text:p>
          </table:table-cell>
          <table:table-cell office:value-type="float" office:value="3.7833" calcext:value-type="float">
            <text:p>3.7833</text:p>
          </table:table-cell>
          <table:table-cell office:value-type="float" office:value="0.79136084009838" calcext:value-type="float">
            <text:p>0.79136084009838</text:p>
          </table:table-cell>
        </table:table-row>
        <table:table-row table:style-name="ro1">
          <table:table-cell office:value-type="string" calcext:value-type="string">
            <text:p>NaGd</text:p>
          </table:table-cell>
          <table:table-cell office:value-type="float" office:value="-0.0032040598" calcext:value-type="float">
            <text:p>-0.0032040598</text:p>
          </table:table-cell>
          <table:table-cell office:value-type="float" office:value="4.1284" calcext:value-type="float">
            <text:p>4.1284</text:p>
          </table:table-cell>
          <table:table-cell office:value-type="float" office:value="1.64998405405017" calcext:value-type="float">
            <text:p>1.64998405405017</text:p>
          </table:table-cell>
        </table:table-row>
        <table:table-row table:style-name="ro1">
          <table:table-cell office:value-type="string" calcext:value-type="string">
            <text:p>NbMn</text:p>
          </table:table-cell>
          <table:table-cell office:value-type="float" office:value="-0.003042183" calcext:value-type="float">
            <text:p>-0.003042183</text:p>
          </table:table-cell>
          <table:table-cell office:value-type="float" office:value="3.2915" calcext:value-type="float">
            <text:p>3.2915</text:p>
          </table:table-cell>
          <table:table-cell office:value-type="float" office:value="2.00427863398292" calcext:value-type="float">
            <text:p>2.00427863398292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-0.0024757935" calcext:value-type="float">
            <text:p>-0.0024757935</text:p>
          </table:table-cell>
          <table:table-cell office:value-type="float" office:value="3.6785" calcext:value-type="float">
            <text:p>3.6785</text:p>
          </table:table-cell>
          <table:table-cell office:value-type="float" office:value="1.31866711450523" calcext:value-type="float">
            <text:p>1.31866711450523</text:p>
          </table:table-cell>
        </table:table-row>
        <table:table-row table:style-name="ro1">
          <table:table-cell office:value-type="string" calcext:value-type="string">
            <text:p>LiSr</text:p>
          </table:table-cell>
          <table:table-cell office:value-type="float" office:value="-0.0022756374" calcext:value-type="float">
            <text:p>-0.0022756374</text:p>
          </table:table-cell>
          <table:table-cell office:value-type="float" office:value="4.7143" calcext:value-type="float">
            <text:p>4.7143</text:p>
          </table:table-cell>
          <table:table-cell office:value-type="float" office:value="3.09865817244936" calcext:value-type="float">
            <text:p>3.09865817244936</text:p>
          </table:table-cell>
        </table:table-row>
        <table:table-row table:style-name="ro1">
          <table:table-cell office:value-type="string" calcext:value-type="string">
            <text:p>BiTi</text:p>
          </table:table-cell>
          <table:table-cell office:value-type="float" office:value="-0.0016998416" calcext:value-type="float">
            <text:p>-0.0016998416</text:p>
          </table:table-cell>
          <table:table-cell office:value-type="float" office:value="3.763" calcext:value-type="float">
            <text:p>3.763</text:p>
          </table:table-cell>
          <table:table-cell office:value-type="float" office:value="1.16358402442564" calcext:value-type="float">
            <text:p>1.16358402442564</text:p>
          </table:table-cell>
        </table:table-row>
        <table:table-row table:style-name="ro1">
          <table:table-cell office:value-type="string" calcext:value-type="string">
            <text:p>SbTi</text:p>
          </table:table-cell>
          <table:table-cell office:value-type="float" office:value="-0.0015873751" calcext:value-type="float">
            <text:p>-0.0015873751</text:p>
          </table:table-cell>
          <table:table-cell office:value-type="float" office:value="3.7616" calcext:value-type="float">
            <text:p>3.7616</text:p>
          </table:table-cell>
          <table:table-cell office:value-type="float" office:value="1.75140784156137" calcext:value-type="float">
            <text:p>1.75140784156137</text:p>
          </table:table-cell>
        </table:table-row>
        <table:table-row table:style-name="ro1">
          <table:table-cell office:value-type="string" calcext:value-type="string">
            <text:p>HgZr</text:p>
          </table:table-cell>
          <table:table-cell office:value-type="float" office:value="-0.0006576022" calcext:value-type="float">
            <text:p>-0.0006576022</text:p>
          </table:table-cell>
          <table:table-cell office:value-type="float" office:value="3.8542" calcext:value-type="float">
            <text:p>3.8542</text:p>
          </table:table-cell>
          <table:table-cell office:value-type="float" office:value="1.02558755861104" calcext:value-type="float">
            <text:p>1.02558755861104</text:p>
          </table:table-cell>
        </table:table-row>
        <table:table-row table:style-name="ro1">
          <table:table-cell office:value-type="string" calcext:value-type="string">
            <text:p>TiZr</text:p>
          </table:table-cell>
          <table:table-cell office:value-type="float" office:value="-0.0006069904" calcext:value-type="float">
            <text:p>-0.0006069904</text:p>
          </table:table-cell>
          <table:table-cell office:value-type="float" office:value="3.819" calcext:value-type="float">
            <text:p>3.819</text:p>
          </table:table-cell>
          <table:table-cell office:value-type="float" office:value="2.12773023953448" calcext:value-type="float">
            <text:p>2.12773023953448</text:p>
          </table:table-cell>
        </table:table-row>
        <table:table-row table:style-name="ro1">
          <table:table-cell office:value-type="string" calcext:value-type="string">
            <text:p>NaNb</text:p>
          </table:table-cell>
          <table:table-cell office:value-type="float" office:value="-0.0005965037" calcext:value-type="float">
            <text:p>-0.0005965037</text:p>
          </table:table-cell>
          <table:table-cell office:value-type="float" office:value="3.6077" calcext:value-type="float">
            <text:p>3.6077</text:p>
          </table:table-cell>
          <table:table-cell office:value-type="float" office:value="2.54273526835543" calcext:value-type="float">
            <text:p>2.54273526835543</text:p>
          </table:table-cell>
        </table:table-row>
        <table:table-row table:style-name="ro1">
          <table:table-cell office:value-type="string" calcext:value-type="string">
            <text:p>SeGd</text:p>
          </table:table-cell>
          <table:table-cell office:value-type="float" office:value="0.00004636962" calcext:value-type="float">
            <text:p>0.00004636962</text:p>
          </table:table-cell>
          <table:table-cell office:value-type="float" office:value="4.0764" calcext:value-type="float">
            <text:p>4.0764</text:p>
          </table:table-cell>
          <table:table-cell office:value-type="float" office:value="1.26396008724853" calcext:value-type="float">
            <text:p>1.26396008724853</text:p>
          </table:table-cell>
        </table:table-row>
        <table:table-row table:style-name="ro1">
          <table:table-cell office:value-type="string" calcext:value-type="string">
            <text:p>TlMg</text:p>
          </table:table-cell>
          <table:table-cell office:value-type="float" office:value="0.00011030678" calcext:value-type="float">
            <text:p>0.00011030678</text:p>
          </table:table-cell>
          <table:table-cell office:value-type="float" office:value="4.0264" calcext:value-type="float">
            <text:p>4.0264</text:p>
          </table:table-cell>
          <table:table-cell office:value-type="float" office:value="1.30499000224934" calcext:value-type="float">
            <text:p>1.30499000224934</text:p>
          </table:table-cell>
        </table:table-row>
        <table:table-row table:style-name="ro1">
          <table:table-cell office:value-type="string" calcext:value-type="string">
            <text:p>NaAl</text:p>
          </table:table-cell>
          <table:table-cell office:value-type="float" office:value="0.0006690854" calcext:value-type="float">
            <text:p>0.0006690854</text:p>
          </table:table-cell>
          <table:table-cell office:value-type="float" office:value="3.6581" calcext:value-type="float">
            <text:p>3.6581</text:p>
          </table:table-cell>
          <table:table-cell office:value-type="float" office:value="5.70584527477132" calcext:value-type="float">
            <text:p>5.70584527477132</text:p>
          </table:table-cell>
        </table:table-row>
        <table:table-row table:style-name="ro1">
          <table:table-cell office:value-type="string" calcext:value-type="string">
            <text:p>SrAs</text:p>
          </table:table-cell>
          <table:table-cell office:value-type="float" office:value="0.0010026703" calcext:value-type="float">
            <text:p>0.0010026703</text:p>
          </table:table-cell>
          <table:table-cell office:value-type="float" office:value="4.0698" calcext:value-type="float">
            <text:p>4.0698</text:p>
          </table:table-cell>
          <table:table-cell office:value-type="float" office:value="1.82635963475948" calcext:value-type="float">
            <text:p>1.82635963475948</text:p>
          </table:table-cell>
        </table:table-row>
        <table:table-row table:style-name="ro1">
          <table:table-cell office:value-type="string" calcext:value-type="string">
            <text:p>TiMo</text:p>
          </table:table-cell>
          <table:table-cell office:value-type="float" office:value="0.0016570026" calcext:value-type="float">
            <text:p>0.0016570026</text:p>
          </table:table-cell>
          <table:table-cell office:value-type="float" office:value="3.5328" calcext:value-type="float">
            <text:p>3.5328</text:p>
          </table:table-cell>
          <table:table-cell office:value-type="float" office:value="2.05939052850076" calcext:value-type="float">
            <text:p>2.05939052850076</text:p>
          </table:table-cell>
        </table:table-row>
        <table:table-row table:style-name="ro1">
          <table:table-cell office:value-type="string" calcext:value-type="string">
            <text:p>CsTi</text:p>
          </table:table-cell>
          <table:table-cell office:value-type="float" office:value="0.0017209472" calcext:value-type="float">
            <text:p>0.0017209472</text:p>
          </table:table-cell>
          <table:table-cell office:value-type="float" office:value="4.1476" calcext:value-type="float">
            <text:p>4.1476</text:p>
          </table:table-cell>
          <table:table-cell office:value-type="float" office:value="1.64520203197876" calcext:value-type="float">
            <text:p>1.64520203197876</text:p>
          </table:table-cell>
        </table:table-row>
        <table:table-row table:style-name="ro1">
          <table:table-cell office:value-type="string" calcext:value-type="string">
            <text:p>LaCr</text:p>
          </table:table-cell>
          <table:table-cell office:value-type="float" office:value="0.0019158134" calcext:value-type="float">
            <text:p>0.0019158134</text:p>
          </table:table-cell>
          <table:table-cell office:value-type="float" office:value="4.0663" calcext:value-type="float">
            <text:p>4.0663</text:p>
          </table:table-cell>
          <table:table-cell office:value-type="float" office:value="1.55926977895984" calcext:value-type="float">
            <text:p>1.55926977895984</text:p>
          </table:table-cell>
        </table:table-row>
        <table:table-row table:style-name="ro1">
          <table:table-cell office:value-type="string" calcext:value-type="string">
            <text:p>CeMn</text:p>
          </table:table-cell>
          <table:table-cell office:value-type="float" office:value="0.0024348414" calcext:value-type="float">
            <text:p>0.0024348414</text:p>
          </table:table-cell>
          <table:table-cell office:value-type="float" office:value="3.6787" calcext:value-type="float">
            <text:p>3.6787</text:p>
          </table:table-cell>
          <table:table-cell office:value-type="float" office:value="1.52658147845041" calcext:value-type="float">
            <text:p>1.52658147845041</text:p>
          </table:table-cell>
        </table:table-row>
        <table:table-row table:style-name="ro1">
          <table:table-cell office:value-type="string" calcext:value-type="string">
            <text:p>BaHg</text:p>
          </table:table-cell>
          <table:table-cell office:value-type="float" office:value="0.0028224224" calcext:value-type="float">
            <text:p>0.0028224224</text:p>
          </table:table-cell>
          <table:table-cell office:value-type="float" office:value="4.2625" calcext:value-type="float">
            <text:p>4.2625</text:p>
          </table:table-cell>
          <table:table-cell office:value-type="float" office:value="0.886904654010042" calcext:value-type="float">
            <text:p>0.886904654010042</text:p>
          </table:table-cell>
        </table:table-row>
        <table:table-row table:style-name="ro1">
          <table:table-cell office:value-type="string" calcext:value-type="string">
            <text:p>SnTi</text:p>
          </table:table-cell>
          <table:table-cell office:value-type="float" office:value="0.003339895" calcext:value-type="float">
            <text:p>0.003339895</text:p>
          </table:table-cell>
          <table:table-cell office:value-type="float" office:value="3.6568" calcext:value-type="float">
            <text:p>3.6568</text:p>
          </table:table-cell>
          <table:table-cell office:value-type="float" office:value="1.78290411567586" calcext:value-type="float">
            <text:p>1.78290411567586</text:p>
          </table:table-cell>
        </table:table-row>
        <table:table-row table:style-name="ro1">
          <table:table-cell office:value-type="string" calcext:value-type="string">
            <text:p>NdTa</text:p>
          </table:table-cell>
          <table:table-cell office:value-type="float" office:value="0.0045175375" calcext:value-type="float">
            <text:p>0.0045175375</text:p>
          </table:table-cell>
          <table:table-cell office:value-type="float" office:value="3.9383" calcext:value-type="float">
            <text:p>3.9383</text:p>
          </table:table-cell>
          <table:table-cell office:value-type="float" office:value="0.921296094587155" calcext:value-type="float">
            <text:p>0.921296094587155</text:p>
          </table:table-cell>
        </table:table-row>
        <table:table-row table:style-name="ro1">
          <table:table-cell office:value-type="string" calcext:value-type="string">
            <text:p>MgCa</text:p>
          </table:table-cell>
          <table:table-cell office:value-type="float" office:value="0.004727659" calcext:value-type="float">
            <text:p>0.004727659</text:p>
          </table:table-cell>
          <table:table-cell office:value-type="float" office:value="4.1569" calcext:value-type="float">
            <text:p>4.1569</text:p>
          </table:table-cell>
          <table:table-cell office:value-type="float" office:value="4.48592590482684" calcext:value-type="float">
            <text:p>4.48592590482684</text:p>
          </table:table-cell>
        </table:table-row>
        <table:table-row table:style-name="ro1">
          <table:table-cell office:value-type="string" calcext:value-type="string">
            <text:p>CeGd</text:p>
          </table:table-cell>
          <table:table-cell office:value-type="float" office:value="0.004832239" calcext:value-type="float">
            <text:p>0.004832239</text:p>
          </table:table-cell>
          <table:table-cell office:value-type="float" office:value="4.2003" calcext:value-type="float">
            <text:p>4.2003</text:p>
          </table:table-cell>
          <table:table-cell office:value-type="float" office:value="1.00663198240207" calcext:value-type="float">
            <text:p>1.00663198240207</text:p>
          </table:table-cell>
        </table:table-row>
        <table:table-row table:style-name="ro1">
          <table:table-cell office:value-type="string" calcext:value-type="string">
            <text:p>BaSn</text:p>
          </table:table-cell>
          <table:table-cell office:value-type="float" office:value="0.0058416883" calcext:value-type="float">
            <text:p>0.0058416883</text:p>
          </table:table-cell>
          <table:table-cell office:value-type="float" office:value="4.2528" calcext:value-type="float">
            <text:p>4.2528</text:p>
          </table:table-cell>
          <table:table-cell office:value-type="float" office:value="1.16722397466356" calcext:value-type="float">
            <text:p>1.16722397466356</text:p>
          </table:table-cell>
        </table:table-row>
        <table:table-row table:style-name="ro1">
          <table:table-cell office:value-type="string" calcext:value-type="string">
            <text:p>NbNb</text:p>
          </table:table-cell>
          <table:table-cell office:value-type="float" office:value="0.0065025473" calcext:value-type="float">
            <text:p>0.0065025473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60128932646418" calcext:value-type="float">
            <text:p>1.60128932646418</text:p>
          </table:table-cell>
        </table:table-row>
        <table:table-row table:style-name="ro1">
          <table:table-cell office:value-type="string" calcext:value-type="string">
            <text:p>TaCr</text:p>
          </table:table-cell>
          <table:table-cell office:value-type="float" office:value="0.0070015574" calcext:value-type="float">
            <text:p>0.0070015574</text:p>
          </table:table-cell>
          <table:table-cell office:value-type="float" office:value="3.2488" calcext:value-type="float">
            <text:p>3.2488</text:p>
          </table:table-cell>
          <table:table-cell office:value-type="float" office:value="1.28145450353819" calcext:value-type="float">
            <text:p>1.28145450353819</text:p>
          </table:table-cell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0.007496112" calcext:value-type="float">
            <text:p>0.007496112</text:p>
          </table:table-cell>
          <table:table-cell office:value-type="float" office:value="3.7757" calcext:value-type="float">
            <text:p>3.7757</text:p>
          </table:table-cell>
          <table:table-cell office:value-type="float" office:value="4.24769467371436" calcext:value-type="float">
            <text:p>4.24769467371436</text:p>
          </table:table-cell>
        </table:table-row>
        <table:table-row table:style-name="ro1">
          <table:table-cell office:value-type="string" calcext:value-type="string">
            <text:p>PbTi</text:p>
          </table:table-cell>
          <table:table-cell office:value-type="float" office:value="0.007829328" calcext:value-type="float">
            <text:p>0.007829328</text:p>
          </table:table-cell>
          <table:table-cell office:value-type="float" office:value="3.7121" calcext:value-type="float">
            <text:p>3.7121</text:p>
          </table:table-cell>
          <table:table-cell office:value-type="float" office:value="1.17161083063706" calcext:value-type="float">
            <text:p>1.17161083063706</text:p>
          </table:table-cell>
        </table:table-row>
        <table:table-row table:style-name="ro1">
          <table:table-cell office:value-type="string" calcext:value-type="string">
            <text:p>ZrBe</text:p>
          </table:table-cell>
          <table:table-cell office:value-type="float" office:value="0.008525622" calcext:value-type="float">
            <text:p>0.008525622</text:p>
          </table:table-cell>
          <table:table-cell office:value-type="float" office:value="3.3349" calcext:value-type="float">
            <text:p>3.3349</text:p>
          </table:table-cell>
          <table:table-cell office:value-type="float" office:value="2.92835555048701" calcext:value-type="float">
            <text:p>2.92835555048701</text:p>
          </table:table-cell>
        </table:table-row>
        <table:table-row table:style-name="ro1">
          <table:table-cell office:value-type="string" calcext:value-type="string">
            <text:p>LiCe</text:p>
          </table:table-cell>
          <table:table-cell office:value-type="float" office:value="0.009279453" calcext:value-type="float">
            <text:p>0.009279453</text:p>
          </table:table-cell>
          <table:table-cell office:value-type="float" office:value="4.3021" calcext:value-type="float">
            <text:p>4.3021</text:p>
          </table:table-cell>
          <table:table-cell office:value-type="float" office:value="2.01479442876178" calcext:value-type="float">
            <text:p>2.01479442876178</text:p>
          </table:table-cell>
        </table:table-row>
        <table:table-row table:style-name="ro1">
          <table:table-cell office:value-type="string" calcext:value-type="string">
            <text:p>LaCs</text:p>
          </table:table-cell>
          <table:table-cell office:value-type="float" office:value="0.009793305" calcext:value-type="float">
            <text:p>0.009793305</text:p>
          </table:table-cell>
          <table:table-cell office:value-type="float" office:value="4.6058" calcext:value-type="float">
            <text:p>4.6058</text:p>
          </table:table-cell>
          <table:table-cell office:value-type="float" office:value="1.1002320809573" calcext:value-type="float">
            <text:p>1.1002320809573</text:p>
          </table:table-cell>
        </table:table-row>
        <table:table-row table:style-name="ro1">
          <table:table-cell office:value-type="string" calcext:value-type="string">
            <text:p>NdBe</text:p>
          </table:table-cell>
          <table:table-cell office:value-type="float" office:value="0.010399793" calcext:value-type="float">
            <text:p>0.010399793</text:p>
          </table:table-cell>
          <table:table-cell office:value-type="float" office:value="3.6059" calcext:value-type="float">
            <text:p>3.6059</text:p>
          </table:table-cell>
          <table:table-cell office:value-type="float" office:value="1.93489804150427" calcext:value-type="float">
            <text:p>1.93489804150427</text:p>
          </table:table-cell>
        </table:table-row>
        <table:table-row table:style-name="ro1">
          <table:table-cell office:value-type="string" calcext:value-type="string">
            <text:p>AsY</text:p>
          </table:table-cell>
          <table:table-cell office:value-type="float" office:value="0.010643956" calcext:value-type="float">
            <text:p>0.010643956</text:p>
          </table:table-cell>
          <table:table-cell office:value-type="float" office:value="4.0337" calcext:value-type="float">
            <text:p>4.0337</text:p>
          </table:table-cell>
          <table:table-cell office:value-type="float" office:value="1.81228467724579" calcext:value-type="float">
            <text:p>1.81228467724579</text:p>
          </table:table-cell>
        </table:table-row>
        <table:table-row table:style-name="ro1">
          <table:table-cell office:value-type="string" calcext:value-type="string">
            <text:p>GdMo</text:p>
          </table:table-cell>
          <table:table-cell office:value-type="float" office:value="0.010727734" calcext:value-type="float">
            <text:p>0.010727734</text:p>
          </table:table-cell>
          <table:table-cell office:value-type="float" office:value="3.7514" calcext:value-type="float">
            <text:p>3.7514</text:p>
          </table:table-cell>
          <table:table-cell office:value-type="float" office:value="1.18019394894467" calcext:value-type="float">
            <text:p>1.18019394894467</text:p>
          </table:table-cell>
        </table:table-row>
        <table:table-row table:style-name="ro1">
          <table:table-cell office:value-type="string" calcext:value-type="string">
            <text:p>KSe</text:p>
          </table:table-cell>
          <table:table-cell office:value-type="float" office:value="0.011059263" calcext:value-type="float">
            <text:p>0.011059263</text:p>
          </table:table-cell>
          <table:table-cell office:value-type="float" office:value="3.8946" calcext:value-type="float">
            <text:p>3.8946</text:p>
          </table:table-cell>
          <table:table-cell office:value-type="float" office:value="2.49732991130317" calcext:value-type="float">
            <text:p>2.49732991130317</text:p>
          </table:table-cell>
        </table:table-row>
        <table:table-row table:style-name="ro1">
          <table:table-cell office:value-type="string" calcext:value-type="string">
            <text:p>CeMg</text:p>
          </table:table-cell>
          <table:table-cell office:value-type="float" office:value="0.011826591" calcext:value-type="float">
            <text:p>0.011826591</text:p>
          </table:table-cell>
          <table:table-cell office:value-type="float" office:value="3.78" calcext:value-type="float">
            <text:p>3.78</text:p>
          </table:table-cell>
          <table:table-cell office:value-type="float" office:value="1.80586058141422" calcext:value-type="float">
            <text:p>1.80586058141422</text:p>
          </table:table-cell>
        </table:table-row>
        <table:table-row table:style-name="ro1">
          <table:table-cell office:value-type="string" calcext:value-type="string">
            <text:p>CdCa</text:p>
          </table:table-cell>
          <table:table-cell office:value-type="float" office:value="0.012074486" calcext:value-type="float">
            <text:p>0.012074486</text:p>
          </table:table-cell>
          <table:table-cell office:value-type="float" office:value="4.3282" calcext:value-type="float">
            <text:p>4.3282</text:p>
          </table:table-cell>
          <table:table-cell office:value-type="float" office:value="1.94441847302364" calcext:value-type="float">
            <text:p>1.94441847302364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0.01268942" calcext:value-type="float">
            <text:p>0.01268942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92933076719315" calcext:value-type="float">
            <text:p>3.92933076719315</text:p>
          </table:table-cell>
        </table:table-row>
        <table:table-row table:style-name="ro1">
          <table:table-cell office:value-type="string" calcext:value-type="string">
            <text:p>TlCe</text:p>
          </table:table-cell>
          <table:table-cell office:value-type="float" office:value="0.014294905" calcext:value-type="float">
            <text:p>0.014294905</text:p>
          </table:table-cell>
          <table:table-cell office:value-type="float" office:value="4.236" calcext:value-type="float">
            <text:p>4.236</text:p>
          </table:table-cell>
          <table:table-cell office:value-type="float" office:value="0.870106138549861" calcext:value-type="float">
            <text:p>0.870106138549861</text:p>
          </table:table-cell>
        </table:table-row>
        <table:table-row table:style-name="ro1">
          <table:table-cell office:value-type="string" calcext:value-type="string">
            <text:p>ZnTi</text:p>
          </table:table-cell>
          <table:table-cell office:value-type="float" office:value="0.015156531" calcext:value-type="float">
            <text:p>0.015156531</text:p>
          </table:table-cell>
          <table:table-cell office:value-type="float" office:value="3.4428" calcext:value-type="float">
            <text:p>3.4428</text:p>
          </table:table-cell>
          <table:table-cell office:value-type="float" office:value="2.60002122101307" calcext:value-type="float">
            <text:p>2.60002122101307</text:p>
          </table:table-cell>
        </table:table-row>
        <table:table-row table:style-name="ro1">
          <table:table-cell office:value-type="string" calcext:value-type="string">
            <text:p>KBe</text:p>
          </table:table-cell>
          <table:table-cell office:value-type="float" office:value="0.01516866" calcext:value-type="float">
            <text:p>0.01516866</text:p>
          </table:table-cell>
          <table:table-cell office:value-type="float" office:value="3.679" calcext:value-type="float">
            <text:p>3.679</text:p>
          </table:table-cell>
          <table:table-cell office:value-type="float" office:value="5.91348641074635" calcext:value-type="float">
            <text:p>5.91348641074635</text:p>
          </table:table-cell>
        </table:table-row>
        <table:table-row table:style-name="ro1">
          <table:table-cell office:value-type="string" calcext:value-type="string">
            <text:p>GdRe</text:p>
          </table:table-cell>
          <table:table-cell office:value-type="float" office:value="0.015276217" calcext:value-type="float">
            <text:p>0.015276217</text:p>
          </table:table-cell>
          <table:table-cell office:value-type="float" office:value="3.7137" calcext:value-type="float">
            <text:p>3.7137</text:p>
          </table:table-cell>
          <table:table-cell office:value-type="float" office:value="0.872723633013799" calcext:value-type="float">
            <text:p>0.872723633013799</text:p>
          </table:table-cell>
        </table:table-row>
        <table:table-row table:style-name="ro1">
          <table:table-cell office:value-type="string" calcext:value-type="string">
            <text:p>ScPt</text:p>
          </table:table-cell>
          <table:table-cell office:value-type="float" office:value="0.015379355" calcext:value-type="float">
            <text:p>0.015379355</text:p>
          </table:table-cell>
          <table:table-cell office:value-type="float" office:value="3.7258" calcext:value-type="float">
            <text:p>3.7258</text:p>
          </table:table-cell>
          <table:table-cell office:value-type="float" office:value="1.2440440929295" calcext:value-type="float">
            <text:p>1.2440440929295</text:p>
          </table:table-cell>
        </table:table-row>
        <table:table-row table:style-name="ro1">
          <table:table-cell office:value-type="string" calcext:value-type="string">
            <text:p>TlRu</text:p>
          </table:table-cell>
          <table:table-cell office:value-type="float" office:value="0.015396428" calcext:value-type="float">
            <text:p>0.015396428</text:p>
          </table:table-cell>
          <table:table-cell office:value-type="float" office:value="3.6945" calcext:value-type="float">
            <text:p>3.6945</text:p>
          </table:table-cell>
          <table:table-cell office:value-type="float" office:value="0.980241257439126" calcext:value-type="float">
            <text:p>0.980241257439126</text:p>
          </table:table-cell>
        </table:table-row>
        <table:table-row table:style-name="ro1">
          <table:table-cell office:value-type="string" calcext:value-type="string">
            <text:p>CeSr</text:p>
          </table:table-cell>
          <table:table-cell office:value-type="float" office:value="0.015506242" calcext:value-type="float">
            <text:p>0.015506242</text:p>
          </table:table-cell>
          <table:table-cell office:value-type="float" office:value="4.4142" calcext:value-type="float">
            <text:p>4.4142</text:p>
          </table:table-cell>
          <table:table-cell office:value-type="float" office:value="1.31037543711033" calcext:value-type="float">
            <text:p>1.31037543711033</text:p>
          </table:table-cell>
        </table:table-row>
        <table:table-row table:style-name="ro1">
          <table:table-cell office:value-type="string" calcext:value-type="string">
            <text:p>BaSb</text:p>
          </table:table-cell>
          <table:table-cell office:value-type="float" office:value="0.015510284" calcext:value-type="float">
            <text:p>0.015510284</text:p>
          </table:table-cell>
          <table:table-cell office:value-type="float" office:value="4.2912" calcext:value-type="float">
            <text:p>4.2912</text:p>
          </table:table-cell>
          <table:table-cell office:value-type="float" office:value="1.15364180692731" calcext:value-type="float">
            <text:p>1.15364180692731</text:p>
          </table:table-cell>
        </table:table-row>
        <table:table-row table:style-name="ro1">
          <table:table-cell office:value-type="string" calcext:value-type="string">
            <text:p>NdZn</text:p>
          </table:table-cell>
          <table:table-cell office:value-type="float" office:value="0.016096137" calcext:value-type="float">
            <text:p>0.016096137</text:p>
          </table:table-cell>
          <table:table-cell office:value-type="float" office:value="3.7739" calcext:value-type="float">
            <text:p>3.7739</text:p>
          </table:table-cell>
          <table:table-cell office:value-type="float" office:value="1.4218044242379" calcext:value-type="float">
            <text:p>1.4218044242379</text:p>
          </table:table-cell>
        </table:table-row>
        <table:table-row table:style-name="ro1">
          <table:table-cell office:value-type="string" calcext:value-type="string">
            <text:p>NaBe</text:p>
          </table:table-cell>
          <table:table-cell office:value-type="float" office:value="0.01675611" calcext:value-type="float">
            <text:p>0.01675611</text:p>
          </table:table-cell>
          <table:table-cell office:value-type="float" office:value="3.3782" calcext:value-type="float">
            <text:p>3.3782</text:p>
          </table:table-cell>
          <table:table-cell office:value-type="float" office:value="8.63312894904509" calcext:value-type="float">
            <text:p>8.63312894904509</text:p>
          </table:table-cell>
        </table:table-row>
        <table:table-row table:style-name="ro1">
          <table:table-cell office:value-type="string" calcext:value-type="string">
            <text:p>ZrOs</text:p>
          </table:table-cell>
          <table:table-cell office:value-type="float" office:value="0.016994826" calcext:value-type="float">
            <text:p>0.016994826</text:p>
          </table:table-cell>
          <table:table-cell office:value-type="float" office:value="3.4932" calcext:value-type="float">
            <text:p>3.4932</text:p>
          </table:table-cell>
          <table:table-cell office:value-type="float" office:value="1.06293699804083" calcext:value-type="float">
            <text:p>1.06293699804083</text:p>
          </table:table-cell>
        </table:table-row>
        <table:table-row table:style-name="ro1">
          <table:table-cell office:value-type="string" calcext:value-type="string">
            <text:p>LiTc</text:p>
          </table:table-cell>
          <table:table-cell office:value-type="float" office:value="0.01708816" calcext:value-type="float">
            <text:p>0.01708816</text:p>
          </table:table-cell>
          <table:table-cell office:value-type="float" office:value="3.3432" calcext:value-type="float">
            <text:p>3.3432</text:p>
          </table:table-cell>
          <table:table-cell office:value-type="float" office:value="2.80074565029609" calcext:value-type="float">
            <text:p>2.80074565029609</text:p>
          </table:table-cell>
        </table:table-row>
        <table:table-row table:style-name="ro1">
          <table:table-cell office:value-type="string" calcext:value-type="string">
            <text:p>PbCa</text:p>
          </table:table-cell>
          <table:table-cell office:value-type="float" office:value="0.017194286" calcext:value-type="float">
            <text:p>0.017194286</text:p>
          </table:table-cell>
          <table:table-cell office:value-type="float" office:value="4.3539" calcext:value-type="float">
            <text:p>4.3539</text:p>
          </table:table-cell>
          <table:table-cell office:value-type="float" office:value="1.20806952182769" calcext:value-type="float">
            <text:p>1.20806952182769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float" office:value="0.017336428" calcext:value-type="float">
            <text:p>0.017336428</text:p>
          </table:table-cell>
          <table:table-cell office:value-type="float" office:value="4.3567" calcext:value-type="float">
            <text:p>4.3567</text:p>
          </table:table-cell>
          <table:table-cell office:value-type="float" office:value="2.68010177193281" calcext:value-type="float">
            <text:p>2.68010177193281</text:p>
          </table:table-cell>
        </table:table-row>
        <table:table-row table:style-name="ro1">
          <table:table-cell office:value-type="string" calcext:value-type="string">
            <text:p>IrSc</text:p>
          </table:table-cell>
          <table:table-cell office:value-type="float" office:value="0.018121064" calcext:value-type="float">
            <text:p>0.018121064</text:p>
          </table:table-cell>
          <table:table-cell office:value-type="float" office:value="3.4511" calcext:value-type="float">
            <text:p>3.4511</text:p>
          </table:table-cell>
          <table:table-cell office:value-type="float" office:value="1.25889306437358" calcext:value-type="float">
            <text:p>1.25889306437358</text:p>
          </table:table-cell>
        </table:table-row>
        <table:table-row table:style-name="ro1">
          <table:table-cell office:value-type="string" calcext:value-type="string">
            <text:p>YNd</text:p>
          </table:table-cell>
          <table:table-cell office:value-type="float" office:value="0.018184297" calcext:value-type="float">
            <text:p>0.018184297</text:p>
          </table:table-cell>
          <table:table-cell office:value-type="float" office:value="4.3115" calcext:value-type="float">
            <text:p>4.3115</text:p>
          </table:table-cell>
          <table:table-cell office:value-type="float" office:value="1.28034831612107" calcext:value-type="float">
            <text:p>1.28034831612107</text:p>
          </table:table-cell>
        </table:table-row>
        <table:table-row table:style-name="ro1">
          <table:table-cell office:value-type="string" calcext:value-type="string">
            <text:p>LaAu</text:p>
          </table:table-cell>
          <table:table-cell office:value-type="float" office:value="0.018433817" calcext:value-type="float">
            <text:p>0.018433817</text:p>
          </table:table-cell>
          <table:table-cell office:value-type="float" office:value="4.0376" calcext:value-type="float">
            <text:p>4.0376</text:p>
          </table:table-cell>
          <table:table-cell office:value-type="float" office:value="0.892256402578233" calcext:value-type="float">
            <text:p>0.892256402578233</text:p>
          </table:table-cell>
        </table:table-row>
        <table:table-row table:style-name="ro1">
          <table:table-cell office:value-type="string" calcext:value-type="string">
            <text:p>TlNd</text:p>
          </table:table-cell>
          <table:table-cell office:value-type="float" office:value="0.01863724" calcext:value-type="float">
            <text:p>0.01863724</text:p>
          </table:table-cell>
          <table:table-cell office:value-type="float" office:value="4.4154" calcext:value-type="float">
            <text:p>4.4154</text:p>
          </table:table-cell>
          <table:table-cell office:value-type="float" office:value="0.8598969336252" calcext:value-type="float">
            <text:p>0.8598969336252</text:p>
          </table:table-cell>
        </table:table-row>
        <table:table-row table:style-name="ro1">
          <table:table-cell office:value-type="string" calcext:value-type="string">
            <text:p>BaV</text:p>
          </table:table-cell>
          <table:table-cell office:value-type="float" office:value="0.018804274" calcext:value-type="float">
            <text:p>0.018804274</text:p>
          </table:table-cell>
          <table:table-cell office:value-type="float" office:value="4.0173" calcext:value-type="float">
            <text:p>4.0173</text:p>
          </table:table-cell>
          <table:table-cell office:value-type="float" office:value="1.58073256678574" calcext:value-type="float">
            <text:p>1.58073256678574</text:p>
          </table:table-cell>
        </table:table-row>
        <table:table-row table:style-name="ro1">
          <table:table-cell office:value-type="string" calcext:value-type="string">
            <text:p>HgSr</text:p>
          </table:table-cell>
          <table:table-cell office:value-type="float" office:value="0.01888419" calcext:value-type="float">
            <text:p>0.01888419</text:p>
          </table:table-cell>
          <table:table-cell office:value-type="float" office:value="4.7003" calcext:value-type="float">
            <text:p>4.7003</text:p>
          </table:table-cell>
          <table:table-cell office:value-type="float" office:value="1.03827913942138" calcext:value-type="float">
            <text:p>1.03827913942138</text:p>
          </table:table-cell>
        </table:table-row>
        <table:table-row table:style-name="ro1">
          <table:table-cell office:value-type="string" calcext:value-type="string">
            <text:p>YZn</text:p>
          </table:table-cell>
          <table:table-cell office:value-type="float" office:value="0.019549742" calcext:value-type="float">
            <text:p>0.019549742</text:p>
          </table:table-cell>
          <table:table-cell office:value-type="float" office:value="3.7789" calcext:value-type="float">
            <text:p>3.7789</text:p>
          </table:table-cell>
          <table:table-cell office:value-type="float" office:value="1.92185430320467" calcext:value-type="float">
            <text:p>1.92185430320467</text:p>
          </table:table-cell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0.01957079" calcext:value-type="float">
            <text:p>0.01957079</text:p>
          </table:table-cell>
          <table:table-cell office:value-type="float" office:value="3.4793" calcext:value-type="float">
            <text:p>3.4793</text:p>
          </table:table-cell>
          <table:table-cell office:value-type="float" office:value="1.3042774998307" calcext:value-type="float">
            <text:p>1.3042774998307</text:p>
          </table:table-cell>
        </table:table-row>
        <table:table-row table:style-name="ro1">
          <table:table-cell office:value-type="string" calcext:value-type="string">
            <text:p>LaAs</text:p>
          </table:table-cell>
          <table:table-cell office:value-type="float" office:value="0.0199226" calcext:value-type="float">
            <text:p>0.0199226</text:p>
          </table:table-cell>
          <table:table-cell office:value-type="float" office:value="3.9311" calcext:value-type="float">
            <text:p>3.9311</text:p>
          </table:table-cell>
          <table:table-cell office:value-type="float" office:value="1.39442360600872" calcext:value-type="float">
            <text:p>1.39442360600872</text:p>
          </table:table-cell>
        </table:table-row>
        <table:table-row table:style-name="ro1">
          <table:table-cell office:value-type="string" calcext:value-type="string">
            <text:p>RbIn</text:p>
          </table:table-cell>
          <table:table-cell office:value-type="float" office:value="0.019981816" calcext:value-type="float">
            <text:p>0.019981816</text:p>
          </table:table-cell>
          <table:table-cell office:value-type="float" office:value="4.2308" calcext:value-type="float">
            <text:p>4.2308</text:p>
          </table:table-cell>
          <table:table-cell office:value-type="float" office:value="1.48729804325049" calcext:value-type="float">
            <text:p>1.48729804325049</text:p>
          </table:table-cell>
        </table:table-row>
        <table:table-row table:style-name="ro1">
          <table:table-cell office:value-type="string" calcext:value-type="string">
            <text:p>AlHf</text:p>
          </table:table-cell>
          <table:table-cell office:value-type="float" office:value="0.020006597" calcext:value-type="float">
            <text:p>0.020006597</text:p>
          </table:table-cell>
          <table:table-cell office:value-type="float" office:value="3.7274" calcext:value-type="float">
            <text:p>3.7274</text:p>
          </table:table-cell>
          <table:table-cell office:value-type="float" office:value="1.45030566642072" calcext:value-type="float">
            <text:p>1.45030566642072</text:p>
          </table:table-cell>
        </table:table-row>
        <table:table-row table:style-name="ro1">
          <table:table-cell office:value-type="string" calcext:value-type="string">
            <text:p>KTe</text:p>
          </table:table-cell>
          <table:table-cell office:value-type="float" office:value="0.021087207" calcext:value-type="float">
            <text:p>0.021087207</text:p>
          </table:table-cell>
          <table:table-cell office:value-type="float" office:value="4.2034" calcext:value-type="float">
            <text:p>4.2034</text:p>
          </table:table-cell>
          <table:table-cell office:value-type="float" office:value="1.78162987829754" calcext:value-type="float">
            <text:p>1.78162987829754</text:p>
          </table:table-cell>
        </table:table-row>
        <table:table-row table:style-name="ro1">
          <table:table-cell office:value-type="string" calcext:value-type="string">
            <text:p>LiMo</text:p>
          </table:table-cell>
          <table:table-cell office:value-type="float" office:value="0.021320075" calcext:value-type="float">
            <text:p>0.021320075</text:p>
          </table:table-cell>
          <table:table-cell office:value-type="float" office:value="3.4169" calcext:value-type="float">
            <text:p>3.4169</text:p>
          </table:table-cell>
          <table:table-cell office:value-type="float" office:value="2.85522415315941" calcext:value-type="float">
            <text:p>2.85522415315941</text:p>
          </table:table-cell>
        </table:table-row>
        <table:table-row table:style-name="ro1">
          <table:table-cell office:value-type="string" calcext:value-type="string">
            <text:p>NdAg</text:p>
          </table:table-cell>
          <table:table-cell office:value-type="float" office:value="0.021426305" calcext:value-type="float">
            <text:p>0.021426305</text:p>
          </table:table-cell>
          <table:table-cell office:value-type="float" office:value="3.8796" calcext:value-type="float">
            <text:p>3.8796</text:p>
          </table:table-cell>
          <table:table-cell office:value-type="float" office:value="1.18518886661998" calcext:value-type="float">
            <text:p>1.18518886661998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float" office:value="0.022809245" calcext:value-type="float">
            <text:p>0.022809245</text:p>
          </table:table-cell>
          <table:table-cell office:value-type="float" office:value="4.0451" calcext:value-type="float">
            <text:p>4.0451</text:p>
          </table:table-cell>
          <table:table-cell office:value-type="float" office:value="2.54292260216755" calcext:value-type="float">
            <text:p>2.54292260216755</text:p>
          </table:table-cell>
        </table:table-row>
        <table:table-row table:style-name="ro1">
          <table:table-cell office:value-type="string" calcext:value-type="string">
            <text:p>NaZn</text:p>
          </table:table-cell>
          <table:table-cell office:value-type="float" office:value="0.023175463" calcext:value-type="float">
            <text:p>0.023175463</text:p>
          </table:table-cell>
          <table:table-cell office:value-type="float" office:value="3.7729" calcext:value-type="float">
            <text:p>3.7729</text:p>
          </table:table-cell>
          <table:table-cell office:value-type="float" office:value="3.30751953517631" calcext:value-type="float">
            <text:p>3.30751953517631</text:p>
          </table:table-cell>
        </table:table-row>
        <table:table-row table:style-name="ro1">
          <table:table-cell office:value-type="string" calcext:value-type="string">
            <text:p>NbTc</text:p>
          </table:table-cell>
          <table:table-cell office:value-type="float" office:value="0.023474716" calcext:value-type="float">
            <text:p>0.023474716</text:p>
          </table:table-cell>
          <table:table-cell office:value-type="float" office:value="3.3815" calcext:value-type="float">
            <text:p>3.3815</text:p>
          </table:table-cell>
          <table:table-cell office:value-type="float" office:value="1.55923110479956" calcext:value-type="float">
            <text:p>1.55923110479956</text:p>
          </table:table-cell>
        </table:table-row>
        <table:table-row table:style-name="ro1">
          <table:table-cell office:value-type="string" calcext:value-type="string">
            <text:p>ScMg</text:p>
          </table:table-cell>
          <table:table-cell office:value-type="float" office:value="0.023483612" calcext:value-type="float">
            <text:p>0.023483612</text:p>
          </table:table-cell>
          <table:table-cell office:value-type="float" office:value="3.6483" calcext:value-type="float">
            <text:p>3.6483</text:p>
          </table:table-cell>
          <table:table-cell office:value-type="float" office:value="4.18320704294788" calcext:value-type="float">
            <text:p>4.18320704294788</text:p>
          </table:table-cell>
        </table:table-row>
        <table:table-row table:style-name="ro1">
          <table:table-cell office:value-type="string" calcext:value-type="string">
            <text:p>NdTl</text:p>
          </table:table-cell>
          <table:table-cell office:value-type="float" office:value="0.023540817" calcext:value-type="float">
            <text:p>0.023540817</text:p>
          </table:table-cell>
          <table:table-cell office:value-type="float" office:value="4.2949" calcext:value-type="float">
            <text:p>4.2949</text:p>
          </table:table-cell>
          <table:table-cell office:value-type="float" office:value="0.8598969336252" calcext:value-type="float">
            <text:p>0.8598969336252</text:p>
          </table:table-cell>
        </table:table-row>
        <table:table-row table:style-name="ro1">
          <table:table-cell office:value-type="string" calcext:value-type="string">
            <text:p>CaBa</text:p>
          </table:table-cell>
          <table:table-cell office:value-type="float" office:value="0.02356287" calcext:value-type="float">
            <text:p>0.02356287</text:p>
          </table:table-cell>
          <table:table-cell office:value-type="float" office:value="4.8574" calcext:value-type="float">
            <text:p>4.8574</text:p>
          </table:table-cell>
          <table:table-cell office:value-type="float" office:value="1.67590742986625" calcext:value-type="float">
            <text:p>1.67590742986625</text:p>
          </table:table-cell>
        </table:table-row>
        <table:table-row table:style-name="ro1">
          <table:table-cell office:value-type="string" calcext:value-type="string">
            <text:p>AuZr</text:p>
          </table:table-cell>
          <table:table-cell office:value-type="float" office:value="0.023772031" calcext:value-type="float">
            <text:p>0.023772031</text:p>
          </table:table-cell>
          <table:table-cell office:value-type="float" office:value="3.797" calcext:value-type="float">
            <text:p>3.797</text:p>
          </table:table-cell>
          <table:table-cell office:value-type="float" office:value="1.03834841759828" calcext:value-type="float">
            <text:p>1.03834841759828</text:p>
          </table:table-cell>
        </table:table-row>
        <table:table-row table:style-name="ro1">
          <table:table-cell office:value-type="string" calcext:value-type="string">
            <text:p>YGa</text:p>
          </table:table-cell>
          <table:table-cell office:value-type="float" office:value="0.023802686" calcext:value-type="float">
            <text:p>0.023802686</text:p>
          </table:table-cell>
          <table:table-cell office:value-type="float" office:value="3.6644" calcext:value-type="float">
            <text:p>3.6644</text:p>
          </table:table-cell>
          <table:table-cell office:value-type="float" office:value="1.87056607230799" calcext:value-type="float">
            <text:p>1.87056607230799</text:p>
          </table:table-cell>
        </table:table-row>
        <table:table-row table:style-name="ro1">
          <table:table-cell office:value-type="string" calcext:value-type="string">
            <text:p>GeY</text:p>
          </table:table-cell>
          <table:table-cell office:value-type="float" office:value="0.024191484" calcext:value-type="float">
            <text:p>0.024191484</text:p>
          </table:table-cell>
          <table:table-cell office:value-type="float" office:value="4.0707" calcext:value-type="float">
            <text:p>4.0707</text:p>
          </table:table-cell>
          <table:table-cell office:value-type="float" office:value="1.8374102591322" calcext:value-type="float">
            <text:p>1.8374102591322</text:p>
          </table:table-cell>
        </table:table-row>
        <table:table-row table:style-name="ro1">
          <table:table-cell office:value-type="string" calcext:value-type="string">
            <text:p>PtHf</text:p>
          </table:table-cell>
          <table:table-cell office:value-type="float" office:value="0.024760343" calcext:value-type="float">
            <text:p>0.024760343</text:p>
          </table:table-cell>
          <table:table-cell office:value-type="float" office:value="3.6127" calcext:value-type="float">
            <text:p>3.6127</text:p>
          </table:table-cell>
          <table:table-cell office:value-type="float" office:value="0.802930829498694" calcext:value-type="float">
            <text:p>0.802930829498694</text:p>
          </table:table-cell>
        </table:table-row>
        <table:table-row table:style-name="ro1">
          <table:table-cell office:value-type="string" calcext:value-type="string">
            <text:p>CePt</text:p>
          </table:table-cell>
          <table:table-cell office:value-type="float" office:value="0.02524545" calcext:value-type="float">
            <text:p>0.02524545</text:p>
          </table:table-cell>
          <table:table-cell office:value-type="float" office:value="3.7929" calcext:value-type="float">
            <text:p>3.7929</text:p>
          </table:table-cell>
          <table:table-cell office:value-type="float" office:value="0.894029285104757" calcext:value-type="float">
            <text:p>0.894029285104757</text:p>
          </table:table-cell>
        </table:table-row>
        <table:table-row table:style-name="ro1">
          <table:table-cell office:value-type="string" calcext:value-type="string">
            <text:p>CeTa</text:p>
          </table:table-cell>
          <table:table-cell office:value-type="float" office:value="0.02532965" calcext:value-type="float">
            <text:p>0.02532965</text:p>
          </table:table-cell>
          <table:table-cell office:value-type="float" office:value="3.8727" calcext:value-type="float">
            <text:p>3.8727</text:p>
          </table:table-cell>
          <table:table-cell office:value-type="float" office:value="0.933025227430723" calcext:value-type="float">
            <text:p>0.933025227430723</text:p>
          </table:table-cell>
        </table:table-row>
        <table:table-row table:style-name="ro1">
          <table:table-cell office:value-type="string" calcext:value-type="string">
            <text:p>GdY</text:p>
          </table:table-cell>
          <table:table-cell office:value-type="float" office:value="0.025841534" calcext:value-type="float">
            <text:p>0.025841534</text:p>
          </table:table-cell>
          <table:table-cell office:value-type="float" office:value="4.1621" calcext:value-type="float">
            <text:p>4.1621</text:p>
          </table:table-cell>
          <table:table-cell office:value-type="float" office:value="1.21350991435216" calcext:value-type="float">
            <text:p>1.21350991435216</text:p>
          </table:table-cell>
        </table:table-row>
        <table:table-row table:style-name="ro1">
          <table:table-cell office:value-type="string" calcext:value-type="string">
            <text:p>AlZr</text:p>
          </table:table-cell>
          <table:table-cell office:value-type="float" office:value="0.025938258" calcext:value-type="float">
            <text:p>0.025938258</text:p>
          </table:table-cell>
          <table:table-cell office:value-type="float" office:value="3.8108" calcext:value-type="float">
            <text:p>3.8108</text:p>
          </table:table-cell>
          <table:table-cell office:value-type="float" office:value="2.49429678991967" calcext:value-type="float">
            <text:p>2.49429678991967</text:p>
          </table:table-cell>
        </table:table-row>
        <table:table-row table:style-name="ro1">
          <table:table-cell office:value-type="string" calcext:value-type="string">
            <text:p>SrIn</text:p>
          </table:table-cell>
          <table:table-cell office:value-type="float" office:value="0.026085965" calcext:value-type="float">
            <text:p>0.026085965</text:p>
          </table:table-cell>
          <table:table-cell office:value-type="float" office:value="4.1311" calcext:value-type="float">
            <text:p>4.1311</text:p>
          </table:table-cell>
          <table:table-cell office:value-type="float" office:value="1.4717186871994" calcext:value-type="float">
            <text:p>1.4717186871994</text:p>
          </table:table-cell>
        </table:table-row>
        <table:table-row table:style-name="ro1">
          <table:table-cell office:value-type="string" calcext:value-type="string">
            <text:p>AgGd</text:p>
          </table:table-cell>
          <table:table-cell office:value-type="float" office:value="0.02662782" calcext:value-type="float">
            <text:p>0.02662782</text:p>
          </table:table-cell>
          <table:table-cell office:value-type="float" office:value="4.0692" calcext:value-type="float">
            <text:p>4.0692</text:p>
          </table:table-cell>
          <table:table-cell office:value-type="float" office:value="1.1276934514031" calcext:value-type="float">
            <text:p>1.1276934514031</text:p>
          </table:table-cell>
        </table:table-row>
        <table:table-row table:style-name="ro1">
          <table:table-cell office:value-type="string" calcext:value-type="string">
            <text:p>NdCr</text:p>
          </table:table-cell>
          <table:table-cell office:value-type="float" office:value="0.027673807" calcext:value-type="float">
            <text:p>0.027673807</text:p>
          </table:table-cell>
          <table:table-cell office:value-type="float" office:value="3.8684" calcext:value-type="float">
            <text:p>3.8684</text:p>
          </table:table-cell>
          <table:table-cell office:value-type="float" office:value="1.51751021971484" calcext:value-type="float">
            <text:p>1.51751021971484</text:p>
          </table:table-cell>
        </table:table-row>
        <table:table-row table:style-name="ro1">
          <table:table-cell office:value-type="string" calcext:value-type="string">
            <text:p>NbHf</text:p>
          </table:table-cell>
          <table:table-cell office:value-type="float" office:value="0.028580002" calcext:value-type="float">
            <text:p>0.028580002</text:p>
          </table:table-cell>
          <table:table-cell office:value-type="float" office:value="3.6815" calcext:value-type="float">
            <text:p>3.6815</text:p>
          </table:table-cell>
          <table:table-cell office:value-type="float" office:value="1.10189410254784" calcext:value-type="float">
            <text:p>1.10189410254784</text:p>
          </table:table-cell>
        </table:table-row>
        <table:table-row table:style-name="ro1">
          <table:table-cell office:value-type="string" calcext:value-type="string">
            <text:p>LiCr</text:p>
          </table:table-cell>
          <table:table-cell office:value-type="float" office:value="0.028707203" calcext:value-type="float">
            <text:p>0.028707203</text:p>
          </table:table-cell>
          <table:table-cell office:value-type="float" office:value="3.2576" calcext:value-type="float">
            <text:p>3.2576</text:p>
          </table:table-cell>
          <table:table-cell office:value-type="float" office:value="4.88020513575331" calcext:value-type="float">
            <text:p>4.88020513575331</text:p>
          </table:table-cell>
        </table:table-row>
        <table:table-row table:style-name="ro1">
          <table:table-cell office:value-type="string" calcext:value-type="string">
            <text:p>CdRh</text:p>
          </table:table-cell>
          <table:table-cell office:value-type="float" office:value="0.029841125" calcext:value-type="float">
            <text:p>0.029841125</text:p>
          </table:table-cell>
          <table:table-cell office:value-type="float" office:value="3.6539" calcext:value-type="float">
            <text:p>3.6539</text:p>
          </table:table-cell>
          <table:table-cell office:value-type="float" office:value="1.38491140802578" calcext:value-type="float">
            <text:p>1.38491140802578</text:p>
          </table:table-cell>
        </table:table-row>
        <table:table-row table:style-name="ro1">
          <table:table-cell office:value-type="string" calcext:value-type="string">
            <text:p>NdOs</text:p>
          </table:table-cell>
          <table:table-cell office:value-type="float" office:value="0.030537877" calcext:value-type="float">
            <text:p>0.030537877</text:p>
          </table:table-cell>
          <table:table-cell office:value-type="float" office:value="3.7518" calcext:value-type="float">
            <text:p>3.7518</text:p>
          </table:table-cell>
          <table:table-cell office:value-type="float" office:value="0.895957763269483" calcext:value-type="float">
            <text:p>0.895957763269483</text:p>
          </table:table-cell>
        </table:table-row>
        <table:table-row table:style-name="ro1">
          <table:table-cell office:value-type="string" calcext:value-type="string">
            <text:p>CsSe</text:p>
          </table:table-cell>
          <table:table-cell office:value-type="float" office:value="0.030687924" calcext:value-type="float">
            <text:p>0.030687924</text:p>
          </table:table-cell>
          <table:table-cell office:value-type="float" office:value="4.1684" calcext:value-type="float">
            <text:p>4.1684</text:p>
          </table:table-cell>
          <table:table-cell office:value-type="float" office:value="1.40715261086051" calcext:value-type="float">
            <text:p>1.40715261086051</text:p>
          </table:table-cell>
        </table:table-row>
        <table:table-row table:style-name="ro1">
          <table:table-cell office:value-type="string" calcext:value-type="string">
            <text:p>YAg</text:p>
          </table:table-cell>
          <table:table-cell office:value-type="float" office:value="0.030702993" calcext:value-type="float">
            <text:p>0.030702993</text:p>
          </table:table-cell>
          <table:table-cell office:value-type="float" office:value="3.8897" calcext:value-type="float">
            <text:p>3.8897</text:p>
          </table:table-cell>
          <table:table-cell office:value-type="float" office:value="1.51343955768898" calcext:value-type="float">
            <text:p>1.51343955768898</text:p>
          </table:table-cell>
        </table:table-row>
        <table:table-row table:style-name="ro1">
          <table:table-cell office:value-type="string" calcext:value-type="string">
            <text:p>RbPt</text:p>
          </table:table-cell>
          <table:table-cell office:value-type="float" office:value="0.03245706" calcext:value-type="float">
            <text:p>0.03245706</text:p>
          </table:table-cell>
          <table:table-cell office:value-type="float" office:value="3.8449" calcext:value-type="float">
            <text:p>3.8449</text:p>
          </table:table-cell>
          <table:table-cell office:value-type="float" office:value="1.06631874771181" calcext:value-type="float">
            <text:p>1.06631874771181</text:p>
          </table:table-cell>
        </table:table-row>
        <table:table-row table:style-name="ro1">
          <table:table-cell office:value-type="string" calcext:value-type="string">
            <text:p>LiMn</text:p>
          </table:table-cell>
          <table:table-cell office:value-type="float" office:value="0.032663576" calcext:value-type="float">
            <text:p>0.032663576</text:p>
          </table:table-cell>
          <table:table-cell office:value-type="float" office:value="3.2147" calcext:value-type="float">
            <text:p>3.2147</text:p>
          </table:table-cell>
          <table:table-cell office:value-type="float" office:value="4.65899309683787" calcext:value-type="float">
            <text:p>4.65899309683787</text:p>
          </table:table-cell>
        </table:table-row>
        <table:table-row table:style-name="ro1">
          <table:table-cell office:value-type="string" calcext:value-type="string">
            <text:p>RbTl</text:p>
          </table:table-cell>
          <table:table-cell office:value-type="float" office:value="0.03334631" calcext:value-type="float">
            <text:p>0.03334631</text:p>
          </table:table-cell>
          <table:table-cell office:value-type="float" office:value="4.4573" calcext:value-type="float">
            <text:p>4.4573</text:p>
          </table:table-cell>
          <table:table-cell office:value-type="float" office:value="1.03246122952419" calcext:value-type="float">
            <text:p>1.03246122952419</text:p>
          </table:table-cell>
        </table:table-row>
        <table:table-row table:style-name="ro1">
          <table:table-cell office:value-type="string" calcext:value-type="string">
            <text:p>KAs</text:p>
          </table:table-cell>
          <table:table-cell office:value-type="float" office:value="0.033500306" calcext:value-type="float">
            <text:p>0.033500306</text:p>
          </table:table-cell>
          <table:table-cell office:value-type="float" office:value="3.9765" calcext:value-type="float">
            <text:p>3.9765</text:p>
          </table:table-cell>
          <table:table-cell office:value-type="float" office:value="2.58349614998566" calcext:value-type="float">
            <text:p>2.58349614998566</text:p>
          </table:table-cell>
        </table:table-row>
        <table:table-row table:style-name="ro1">
          <table:table-cell office:value-type="string" calcext:value-type="string">
            <text:p>AsTi</text:p>
          </table:table-cell>
          <table:table-cell office:value-type="float" office:value="0.03372455" calcext:value-type="float">
            <text:p>0.03372455</text:p>
          </table:table-cell>
          <table:table-cell office:value-type="float" office:value="3.6452" calcext:value-type="float">
            <text:p>3.6452</text:p>
          </table:table-cell>
          <table:table-cell office:value-type="float" office:value="2.40343520933784" calcext:value-type="float">
            <text:p>2.40343520933784</text:p>
          </table:table-cell>
        </table:table-row>
        <table:table-row table:style-name="ro1">
          <table:table-cell office:value-type="string" calcext:value-type="string">
            <text:p>YAl</text:p>
          </table:table-cell>
          <table:table-cell office:value-type="float" office:value="0.033772234" calcext:value-type="float">
            <text:p>0.033772234</text:p>
          </table:table-cell>
          <table:table-cell office:value-type="float" office:value="3.7211" calcext:value-type="float">
            <text:p>3.7211</text:p>
          </table:table-cell>
          <table:table-cell office:value-type="float" office:value="2.54292260216755" calcext:value-type="float">
            <text:p>2.5429226021675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office:value-type="float" office:value="0.034334265" calcext:value-type="float">
            <text:p>0.034334265</text:p>
          </table:table-cell>
          <table:table-cell office:value-type="float" office:value="3.7073" calcext:value-type="float">
            <text:p>3.7073</text:p>
          </table:table-cell>
          <table:table-cell office:value-type="float" office:value="3.15847892925897" calcext:value-type="float">
            <text:p>3.15847892925897</text:p>
          </table:table-cell>
        </table:table-row>
        <table:table-row table:style-name="ro1">
          <table:table-cell office:value-type="string" calcext:value-type="string">
            <text:p>YSr</text:p>
          </table:table-cell>
          <table:table-cell office:value-type="float" office:value="0.03475088" calcext:value-type="float">
            <text:p>0.03475088</text:p>
          </table:table-cell>
          <table:table-cell office:value-type="float" office:value="4.3847" calcext:value-type="float">
            <text:p>4.3847</text:p>
          </table:table-cell>
          <table:table-cell office:value-type="float" office:value="1.6841133709686" calcext:value-type="float">
            <text:p>1.6841133709686</text:p>
          </table:table-cell>
        </table:table-row>
        <table:table-row table:style-name="ro1">
          <table:table-cell office:value-type="string" calcext:value-type="string">
            <text:p>VNi</text:p>
          </table:table-cell>
          <table:table-cell office:value-type="float" office:value="0.034877576" calcext:value-type="float">
            <text:p>0.034877576</text:p>
          </table:table-cell>
          <table:table-cell office:value-type="float" office:value="3.1718" calcext:value-type="float">
            <text:p>3.1718</text:p>
          </table:table-cell>
          <table:table-cell office:value-type="float" office:value="2.68405321842819" calcext:value-type="float">
            <text:p>2.68405321842819</text:p>
          </table:table-cell>
        </table:table-row>
        <table:table-row table:style-name="ro1">
          <table:table-cell office:value-type="string" calcext:value-type="string">
            <text:p>CsCd</text:p>
          </table:table-cell>
          <table:table-cell office:value-type="float" office:value="0.035242498" calcext:value-type="float">
            <text:p>0.035242498</text:p>
          </table:table-cell>
          <table:table-cell office:value-type="float" office:value="4.449" calcext:value-type="float">
            <text:p>4.449</text:p>
          </table:table-cell>
          <table:table-cell office:value-type="float" office:value="1.21761161686157" calcext:value-type="float">
            <text:p>1.21761161686157</text:p>
          </table:table-cell>
        </table:table-row>
        <table:table-row table:style-name="ro1">
          <table:table-cell office:value-type="string" calcext:value-type="string">
            <text:p>NdAl</text:p>
          </table:table-cell>
          <table:table-cell office:value-type="float" office:value="0.03576808" calcext:value-type="float">
            <text:p>0.03576808</text:p>
          </table:table-cell>
          <table:table-cell office:value-type="float" office:value="3.7524" calcext:value-type="float">
            <text:p>3.7524</text:p>
          </table:table-cell>
          <table:table-cell office:value-type="float" office:value="1.73536059558954" calcext:value-type="float">
            <text:p>1.73536059558954</text:p>
          </table:table-cell>
        </table:table-row>
        <table:table-row table:style-name="ro1">
          <table:table-cell office:value-type="string" calcext:value-type="string">
            <text:p>PbHf</text:p>
          </table:table-cell>
          <table:table-cell office:value-type="float" office:value="0.03595775" calcext:value-type="float">
            <text:p>0.03595775</text:p>
          </table:table-cell>
          <table:table-cell office:value-type="float" office:value="3.9226" calcext:value-type="float">
            <text:p>3.9226</text:p>
          </table:table-cell>
          <table:table-cell office:value-type="float" office:value="0.777903908844815" calcext:value-type="float">
            <text:p>0.777903908844815</text:p>
          </table:table-cell>
        </table:table-row>
        <table:table-row table:style-name="ro1">
          <table:table-cell office:value-type="string" calcext:value-type="string">
            <text:p>KBi</text:p>
          </table:table-cell>
          <table:table-cell office:value-type="float" office:value="0.036085345" calcext:value-type="float">
            <text:p>0.036085345</text:p>
          </table:table-cell>
          <table:table-cell office:value-type="float" office:value="4.4486" calcext:value-type="float">
            <text:p>4.4486</text:p>
          </table:table-cell>
          <table:table-cell office:value-type="float" office:value="1.20421730534604" calcext:value-type="float">
            <text:p>1.20421730534604</text:p>
          </table:table-cell>
        </table:table-row>
        <table:table-row table:style-name="ro1">
          <table:table-cell office:value-type="string" calcext:value-type="string">
            <text:p>ScIr</text:p>
          </table:table-cell>
          <table:table-cell office:value-type="float" office:value="0.0362954" calcext:value-type="float">
            <text:p>0.0362954</text:p>
          </table:table-cell>
          <table:table-cell office:value-type="float" office:value="3.5631" calcext:value-type="float">
            <text:p>3.5631</text:p>
          </table:table-cell>
          <table:table-cell office:value-type="float" office:value="1.25889306437358" calcext:value-type="float">
            <text:p>1.25889306437358</text:p>
          </table:table-cell>
        </table:table-row>
        <table:table-row table:style-name="ro1">
          <table:table-cell office:value-type="string" calcext:value-type="string">
            <text:p>TeTi</text:p>
          </table:table-cell>
          <table:table-cell office:value-type="float" office:value="0.036675178" calcext:value-type="float">
            <text:p>0.036675178</text:p>
          </table:table-cell>
          <table:table-cell office:value-type="float" office:value="3.7837" calcext:value-type="float">
            <text:p>3.7837</text:p>
          </table:table-cell>
          <table:table-cell office:value-type="float" office:value="1.69410393206777" calcext:value-type="float">
            <text:p>1.69410393206777</text:p>
          </table:table-cell>
        </table:table-row>
        <table:table-row table:style-name="ro1">
          <table:table-cell office:value-type="string" calcext:value-type="string">
            <text:p>GeHf</text:p>
          </table:table-cell>
          <table:table-cell office:value-type="float" office:value="0.036797315" calcext:value-type="float">
            <text:p>0.036797315</text:p>
          </table:table-cell>
          <table:table-cell office:value-type="float" office:value="3.7958" calcext:value-type="float">
            <text:p>3.7958</text:p>
          </table:table-cell>
          <table:table-cell office:value-type="float" office:value="1.18975980766293" calcext:value-type="float">
            <text:p>1.18975980766293</text:p>
          </table:table-cell>
        </table:table-row>
        <table:table-row table:style-name="ro1">
          <table:table-cell office:value-type="string" calcext:value-type="string">
            <text:p>TiSc</text:p>
          </table:table-cell>
          <table:table-cell office:value-type="float" office:value="0.037307803" calcext:value-type="float">
            <text:p>0.037307803</text:p>
          </table:table-cell>
          <table:table-cell office:value-type="float" office:value="3.8387" calcext:value-type="float">
            <text:p>3.8387</text:p>
          </table:table-cell>
          <table:table-cell office:value-type="float" office:value="3.15484934843684" calcext:value-type="float">
            <text:p>3.15484934843684</text:p>
          </table:table-cell>
        </table:table-row>
        <table:table-row table:style-name="ro1">
          <table:table-cell office:value-type="string" calcext:value-type="string">
            <text:p>CsSi</text:p>
          </table:table-cell>
          <table:table-cell office:value-type="float" office:value="0.037899513" calcext:value-type="float">
            <text:p>0.037899513</text:p>
          </table:table-cell>
          <table:table-cell office:value-type="float" office:value="3.9747" calcext:value-type="float">
            <text:p>3.9747</text:p>
          </table:table-cell>
          <table:table-cell office:value-type="float" office:value="1.84362662275544" calcext:value-type="float">
            <text:p>1.84362662275544</text:p>
          </table:table-cell>
        </table:table-row>
        <table:table-row table:style-name="ro1">
          <table:table-cell office:value-type="string" calcext:value-type="string">
            <text:p>TlNb</text:p>
          </table:table-cell>
          <table:table-cell office:value-type="float" office:value="0.038186133" calcext:value-type="float">
            <text:p>0.038186133</text:p>
          </table:table-cell>
          <table:table-cell office:value-type="float" office:value="3.7306" calcext:value-type="float">
            <text:p>3.7306</text:p>
          </table:table-cell>
          <table:table-cell office:value-type="float" office:value="1.00688780224665" calcext:value-type="float">
            <text:p>1.00688780224665</text:p>
          </table:table-cell>
        </table:table-row>
        <table:table-row table:style-name="ro1">
          <table:table-cell office:value-type="string" calcext:value-type="string">
            <text:p>KAu</text:p>
          </table:table-cell>
          <table:table-cell office:value-type="float" office:value="0.038573705" calcext:value-type="float">
            <text:p>0.038573705</text:p>
          </table:table-cell>
          <table:table-cell office:value-type="float" office:value="4.0381" calcext:value-type="float">
            <text:p>4.0381</text:p>
          </table:table-cell>
          <table:table-cell office:value-type="float" office:value="1.26472733304418" calcext:value-type="float">
            <text:p>1.26472733304418</text:p>
          </table:table-cell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0.03865651" calcext:value-type="float">
            <text:p>0.03865651</text:p>
          </table:table-cell>
          <table:table-cell office:value-type="float" office:value="3.961" calcext:value-type="float">
            <text:p>3.961</text:p>
          </table:table-cell>
          <table:table-cell office:value-type="float" office:value="1.44979170347288" calcext:value-type="float">
            <text:p>1.44979170347288</text:p>
          </table:table-cell>
        </table:table-row>
        <table:table-row table:style-name="ro1">
          <table:table-cell office:value-type="string" calcext:value-type="string">
            <text:p>GeTi</text:p>
          </table:table-cell>
          <table:table-cell office:value-type="float" office:value="0.039012477" calcext:value-type="float">
            <text:p>0.039012477</text:p>
          </table:table-cell>
          <table:table-cell office:value-type="float" office:value="3.5361" calcext:value-type="float">
            <text:p>3.5361</text:p>
          </table:table-cell>
          <table:table-cell office:value-type="float" office:value="2.44782638049355" calcext:value-type="float">
            <text:p>2.44782638049355</text:p>
          </table:table-cell>
        </table:table-row>
        <table:table-row table:style-name="ro1">
          <table:table-cell office:value-type="string" calcext:value-type="string">
            <text:p>NdGa</text:p>
          </table:table-cell>
          <table:table-cell office:value-type="float" office:value="0.03906248" calcext:value-type="float">
            <text:p>0.03906248</text:p>
          </table:table-cell>
          <table:table-cell office:value-type="float" office:value="3.7157" calcext:value-type="float">
            <text:p>3.7157</text:p>
          </table:table-cell>
          <table:table-cell office:value-type="float" office:value="1.3935372338538" calcext:value-type="float">
            <text:p>1.3935372338538</text:p>
          </table:table-cell>
        </table:table-row>
        <table:table-row table:style-name="ro1">
          <table:table-cell office:value-type="string" calcext:value-type="string">
            <text:p>LaGe</text:p>
          </table:table-cell>
          <table:table-cell office:value-type="float" office:value="0.039995775" calcext:value-type="float">
            <text:p>0.039995775</text:p>
          </table:table-cell>
          <table:table-cell office:value-type="float" office:value="3.9355" calcext:value-type="float">
            <text:p>3.9355</text:p>
          </table:table-cell>
          <table:table-cell office:value-type="float" office:value="1.4092510629084" calcext:value-type="float">
            <text:p>1.4092510629084</text:p>
          </table:table-cell>
        </table:table-row>
        <table:table-row table:style-name="ro1">
          <table:table-cell office:value-type="string" calcext:value-type="string">
            <text:p>SrW</text:p>
          </table:table-cell>
          <table:table-cell office:value-type="float" office:value="0.040300474" calcext:value-type="float">
            <text:p>0.040300474</text:p>
          </table:table-cell>
          <table:table-cell office:value-type="float" office:value="3.8405" calcext:value-type="float">
            <text:p>3.8405</text:p>
          </table:table-cell>
          <table:table-cell office:value-type="float" office:value="1.10163870496993" calcext:value-type="float">
            <text:p>1.10163870496993</text:p>
          </table:table-cell>
        </table:table-row>
        <table:table-row table:style-name="ro1">
          <table:table-cell office:value-type="string" calcext:value-type="string">
            <text:p>InCe</text:p>
          </table:table-cell>
          <table:table-cell office:value-type="float" office:value="0.040350825" calcext:value-type="float">
            <text:p>0.040350825</text:p>
          </table:table-cell>
          <table:table-cell office:value-type="float" office:value="4.1584" calcext:value-type="float">
            <text:p>4.1584</text:p>
          </table:table-cell>
          <table:table-cell office:value-type="float" office:value="1.17221489931959" calcext:value-type="float">
            <text:p>1.17221489931959</text:p>
          </table:table-cell>
        </table:table-row>
        <table:table-row table:style-name="ro1">
          <table:table-cell office:value-type="string" calcext:value-type="string">
            <text:p>GeZr</text:p>
          </table:table-cell>
          <table:table-cell office:value-type="float" office:value="0.041270915" calcext:value-type="float">
            <text:p>0.041270915</text:p>
          </table:table-cell>
          <table:table-cell office:value-type="float" office:value="3.8523" calcext:value-type="float">
            <text:p>3.8523</text:p>
          </table:table-cell>
          <table:table-cell office:value-type="float" office:value="1.81188776988039" calcext:value-type="float">
            <text:p>1.81188776988039</text:p>
          </table:table-cell>
        </table:table-row>
        <table:table-row table:style-name="ro1">
          <table:table-cell office:value-type="string" calcext:value-type="string">
            <text:p>NaTl</text:p>
          </table:table-cell>
          <table:table-cell office:value-type="float" office:value="0.041395135" calcext:value-type="float">
            <text:p>0.041395135</text:p>
          </table:table-cell>
          <table:table-cell office:value-type="float" office:value="4.2362" calcext:value-type="float">
            <text:p>4.2362</text:p>
          </table:table-cell>
          <table:table-cell office:value-type="float" office:value="1.31243959475736" calcext:value-type="float">
            <text:p>1.31243959475736</text:p>
          </table:table-cell>
        </table:table-row>
        <table:table-row table:style-name="ro1">
          <table:table-cell office:value-type="string" calcext:value-type="string">
            <text:p>KCe</text:p>
          </table:table-cell>
          <table:table-cell office:value-type="float" office:value="0.042527307" calcext:value-type="float">
            <text:p>0.042527307</text:p>
          </table:table-cell>
          <table:table-cell office:value-type="float" office:value="4.9518" calcext:value-type="float">
            <text:p>4.9518</text:p>
          </table:table-cell>
          <table:table-cell office:value-type="float" office:value="1.65926865356161" calcext:value-type="float">
            <text:p>1.65926865356161</text:p>
          </table:table-cell>
        </table:table-row>
        <table:table-row table:style-name="ro1">
          <table:table-cell office:value-type="string" calcext:value-type="string">
            <text:p>NbTa</text:p>
          </table:table-cell>
          <table:table-cell office:value-type="float" office:value="0.042593203" calcext:value-type="float">
            <text:p>0.042593203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09211245613954" calcext:value-type="float">
            <text:p>1.09211245613954</text:p>
          </table:table-cell>
        </table:table-row>
        <table:table-row table:style-name="ro1">
          <table:table-cell office:value-type="string" calcext:value-type="string">
            <text:p>RbAl</text:p>
          </table:table-cell>
          <table:table-cell office:value-type="float" office:value="0.042984694" calcext:value-type="float">
            <text:p>0.042984694</text:p>
          </table:table-cell>
          <table:table-cell office:value-type="float" office:value="3.9481" calcext:value-type="float">
            <text:p>3.9481</text:p>
          </table:table-cell>
          <table:table-cell office:value-type="float" office:value="2.61863452655222" calcext:value-type="float">
            <text:p>2.61863452655222</text:p>
          </table:table-cell>
        </table:table-row>
        <table:table-row table:style-name="ro1">
          <table:table-cell office:value-type="string" calcext:value-type="string">
            <text:p>CsIn</text:p>
          </table:table-cell>
          <table:table-cell office:value-type="float" office:value="0.043594666" calcext:value-type="float">
            <text:p>0.043594666</text:p>
          </table:table-cell>
          <table:table-cell office:value-type="float" office:value="4.3116" calcext:value-type="float">
            <text:p>4.3116</text:p>
          </table:table-cell>
          <table:table-cell office:value-type="float" office:value="1.20592338935034" calcext:value-type="float">
            <text:p>1.20592338935034</text:p>
          </table:table-cell>
        </table:table-row>
        <table:table-row table:style-name="ro1">
          <table:table-cell office:value-type="string" calcext:value-type="string">
            <text:p>CsNd</text:p>
          </table:table-cell>
          <table:table-cell office:value-type="float" office:value="0.043882832" calcext:value-type="float">
            <text:p>0.043882832</text:p>
          </table:table-cell>
          <table:table-cell office:value-type="float" office:value="5.0651" calcext:value-type="float">
            <text:p>5.0651</text:p>
          </table:table-cell>
          <table:table-cell office:value-type="float" office:value="1.07927553724326" calcext:value-type="float">
            <text:p>1.07927553724326</text:p>
          </table:table-cell>
        </table:table-row>
        <table:table-row table:style-name="ro1">
          <table:table-cell office:value-type="string" calcext:value-type="string">
            <text:p>CsAg</text:p>
          </table:table-cell>
          <table:table-cell office:value-type="float" office:value="0.045780983" calcext:value-type="float">
            <text:p>0.045780983</text:p>
          </table:table-cell>
          <table:table-cell office:value-type="float" office:value="4.2954" calcext:value-type="float">
            <text:p>4.2954</text:p>
          </table:table-cell>
          <table:table-cell office:value-type="float" office:value="1.2402999819622" calcext:value-type="float">
            <text:p>1.2402999819622</text:p>
          </table:table-cell>
        </table:table-row>
        <table:table-row table:style-name="ro1">
          <table:table-cell office:value-type="string" calcext:value-type="string">
            <text:p>VTi</text:p>
          </table:table-cell>
          <table:table-cell office:value-type="float" office:value="0.04593183" calcext:value-type="float">
            <text:p>0.04593183</text:p>
          </table:table-cell>
          <table:table-cell office:value-type="float" office:value="3.3636" calcext:value-type="float">
            <text:p>3.3636</text:p>
          </table:table-cell>
          <table:table-cell office:value-type="float" office:value="2.96941089037351" calcext:value-type="float">
            <text:p>2.96941089037351</text:p>
          </table:table-cell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0.048026904" calcext:value-type="float">
            <text:p>0.048026904</text:p>
          </table:table-cell>
          <table:table-cell office:value-type="float" office:value="3.9561" calcext:value-type="float">
            <text:p>3.9561</text:p>
          </table:table-cell>
          <table:table-cell office:value-type="float" office:value="2.63125196132614" calcext:value-type="float">
            <text:p>2.63125196132614</text:p>
          </table:table-cell>
        </table:table-row>
        <table:table-row table:style-name="ro1">
          <table:table-cell office:value-type="string" calcext:value-type="string">
            <text:p>NbLi</text:p>
          </table:table-cell>
          <table:table-cell office:value-type="float" office:value="0.048893236" calcext:value-type="float">
            <text:p>0.048893236</text:p>
          </table:table-cell>
          <table:table-cell office:value-type="float" office:value="3.2359" calcext:value-type="float">
            <text:p>3.2359</text:p>
          </table:table-cell>
          <table:table-cell office:value-type="float" office:value="2.93942327881856" calcext:value-type="float">
            <text:p>2.93942327881856</text:p>
          </table:table-cell>
        </table:table-row>
        <table:table-row table:style-name="ro1">
          <table:table-cell office:value-type="string" calcext:value-type="string">
            <text:p>CsCu</text:p>
          </table:table-cell>
          <table:table-cell office:value-type="float" office:value="0.048977513" calcext:value-type="float">
            <text:p>0.048977513</text:p>
          </table:table-cell>
          <table:table-cell office:value-type="float" office:value="3.9423" calcext:value-type="float">
            <text:p>3.9423</text:p>
          </table:table-cell>
          <table:table-cell office:value-type="float" office:value="1.51588714290155" calcext:value-type="float">
            <text:p>1.51588714290155</text:p>
          </table:table-cell>
        </table:table-row>
        <table:table-row table:style-name="ro1">
          <table:table-cell office:value-type="string" calcext:value-type="string">
            <text:p>LaRe</text:p>
          </table:table-cell>
          <table:table-cell office:value-type="float" office:value="0.049454518" calcext:value-type="float">
            <text:p>0.049454518</text:p>
          </table:table-cell>
          <table:table-cell office:value-type="float" office:value="3.7922" calcext:value-type="float">
            <text:p>3.7922</text:p>
          </table:table-cell>
          <table:table-cell office:value-type="float" office:value="0.921513435773897" calcext:value-type="float">
            <text:p>0.921513435773897</text:p>
          </table:table-cell>
        </table:table-row>
        <table:table-row table:style-name="ro1">
          <table:table-cell office:value-type="string" calcext:value-type="string">
            <text:p>PtZr</text:p>
          </table:table-cell>
          <table:table-cell office:value-type="float" office:value="0.04995487" calcext:value-type="float">
            <text:p>0.04995487</text:p>
          </table:table-cell>
          <table:table-cell office:value-type="float" office:value="3.6682" calcext:value-type="float">
            <text:p>3.6682</text:p>
          </table:table-cell>
          <table:table-cell office:value-type="float" office:value="1.04510454467124" calcext:value-type="float">
            <text:p>1.04510454467124</text:p>
          </table:table-cell>
        </table:table-row>
        <table:table-row table:style-name="ro1">
          <table:table-cell office:value-type="string" calcext:value-type="string">
            <text:p>TaRe</text:p>
          </table:table-cell>
          <table:table-cell office:value-type="float" office:value="0.050139435" calcext:value-type="float">
            <text:p>0.050139435</text:p>
          </table:table-cell>
          <table:table-cell office:value-type="float" office:value="3.385" calcext:value-type="float">
            <text:p>3.385</text:p>
          </table:table-cell>
          <table:table-cell office:value-type="float" office:value="0.81685413018091" calcext:value-type="float">
            <text:p>0.81685413018091</text:p>
          </table:table-cell>
        </table:table-row>
        <table:table-row table:style-name="ro1">
          <table:table-cell office:value-type="string" calcext:value-type="string">
            <text:p>CaAu</text:p>
          </table:table-cell>
          <table:table-cell office:value-type="float" office:value="0.05018484" calcext:value-type="float">
            <text:p>0.05018484</text:p>
          </table:table-cell>
          <table:table-cell office:value-type="float" office:value="3.9316" calcext:value-type="float">
            <text:p>3.9316</text:p>
          </table:table-cell>
          <table:table-cell office:value-type="float" office:value="1.25956608139691" calcext:value-type="float">
            <text:p>1.25956608139691</text:p>
          </table:table-cell>
        </table:table-row>
        <table:table-row table:style-name="ro1">
          <table:table-cell office:value-type="string" calcext:value-type="string">
            <text:p>CeCe</text:p>
          </table:table-cell>
          <table:table-cell office:value-type="float" office:value="0.050809197" calcext:value-type="float">
            <text:p>0.050809197</text:p>
          </table:table-cell>
          <table:table-cell office:value-type="float" office:value="4.2409" calcext:value-type="float">
            <text:p>4.2409</text:p>
          </table:table-cell>
          <table:table-cell office:value-type="float" office:value="1.06752263731068" calcext:value-type="float">
            <text:p>1.06752263731068</text:p>
          </table:table-cell>
        </table:table-row>
        <table:table-row table:style-name="ro1">
          <table:table-cell office:value-type="string" calcext:value-type="string">
            <text:p>InSr</text:p>
          </table:table-cell>
          <table:table-cell office:value-type="float" office:value="0.052231118" calcext:value-type="float">
            <text:p>0.052231118</text:p>
          </table:table-cell>
          <table:table-cell office:value-type="float" office:value="4.5858" calcext:value-type="float">
            <text:p>4.5858</text:p>
          </table:table-cell>
          <table:table-cell office:value-type="float" office:value="1.4717186871994" calcext:value-type="float">
            <text:p>1.4717186871994</text:p>
          </table:table-cell>
        </table:table-row>
        <table:table-row table:style-name="ro1">
          <table:table-cell office:value-type="string" calcext:value-type="string">
            <text:p>ZnLa</text:p>
          </table:table-cell>
          <table:table-cell office:value-type="float" office:value="0.052242607" calcext:value-type="float">
            <text:p>0.052242607</text:p>
          </table:table-cell>
          <table:table-cell office:value-type="float" office:value="4.4095" calcext:value-type="float">
            <text:p>4.4095</text:p>
          </table:table-cell>
          <table:table-cell office:value-type="float" office:value="1.45839921801226" calcext:value-type="float">
            <text:p>1.45839921801226</text:p>
          </table:table-cell>
        </table:table-row>
        <table:table-row table:style-name="ro1">
          <table:table-cell office:value-type="string" calcext:value-type="string">
            <text:p>ScLa</text:p>
          </table:table-cell>
          <table:table-cell office:value-type="float" office:value="0.052284103" calcext:value-type="float">
            <text:p>0.052284103</text:p>
          </table:table-cell>
          <table:table-cell office:value-type="float" office:value="4.9909" calcext:value-type="float">
            <text:p>4.9909</text:p>
          </table:table-cell>
          <table:table-cell office:value-type="float" office:value="1.61800932745868" calcext:value-type="float">
            <text:p>1.61800932745868</text:p>
          </table:table-cell>
        </table:table-row>
        <table:table-row table:style-name="ro1">
          <table:table-cell office:value-type="string" calcext:value-type="string">
            <text:p>TaNi</text:p>
          </table:table-cell>
          <table:table-cell office:value-type="float" office:value="0.05312226" calcext:value-type="float">
            <text:p>0.05312226</text:p>
          </table:table-cell>
          <table:table-cell office:value-type="float" office:value="3.2945" calcext:value-type="float">
            <text:p>3.2945</text:p>
          </table:table-cell>
          <table:table-cell office:value-type="float" office:value="1.24608771512673" calcext:value-type="float">
            <text:p>1.24608771512673</text:p>
          </table:table-cell>
        </table:table-row>
        <table:table-row table:style-name="ro1">
          <table:table-cell office:value-type="string" calcext:value-type="string">
            <text:p>PdRh</text:p>
          </table:table-cell>
          <table:table-cell office:value-type="float" office:value="0.053960524" calcext:value-type="float">
            <text:p>0.053960524</text:p>
          </table:table-cell>
          <table:table-cell office:value-type="float" office:value="3.4819" calcext:value-type="float">
            <text:p>3.4819</text:p>
          </table:table-cell>
          <table:table-cell office:value-type="float" office:value="1.42398383945849" calcext:value-type="float">
            <text:p>1.42398383945849</text:p>
          </table:table-cell>
        </table:table-row>
        <table:table-row table:style-name="ro1">
          <table:table-cell office:value-type="string" calcext:value-type="string">
            <text:p>VCr</text:p>
          </table:table-cell>
          <table:table-cell office:value-type="float" office:value="0.054032795" calcext:value-type="float">
            <text:p>0.054032795</text:p>
          </table:table-cell>
          <table:table-cell office:value-type="float" office:value="3.1719" calcext:value-type="float">
            <text:p>3.1719</text:p>
          </table:table-cell>
          <table:table-cell office:value-type="float" office:value="2.8536990161136" calcext:value-type="float">
            <text:p>2.8536990161136</text:p>
          </table:table-cell>
        </table:table-row>
        <table:table-row table:style-name="ro1">
          <table:table-cell office:value-type="string" calcext:value-type="string">
            <text:p>RbHf</text:p>
          </table:table-cell>
          <table:table-cell office:value-type="float" office:value="0.054973267" calcext:value-type="float">
            <text:p>0.054973267</text:p>
          </table:table-cell>
          <table:table-cell office:value-type="float" office:value="4.1188" calcext:value-type="float">
            <text:p>4.1188</text:p>
          </table:table-cell>
          <table:table-cell office:value-type="float" office:value="1.13259482057229" calcext:value-type="float">
            <text:p>1.13259482057229</text:p>
          </table:table-cell>
        </table:table-row>
        <table:table-row table:style-name="ro1">
          <table:table-cell office:value-type="string" calcext:value-type="string">
            <text:p>InNb</text:p>
          </table:table-cell>
          <table:table-cell office:value-type="float" office:value="0.055231936" calcext:value-type="float">
            <text:p>0.055231936</text:p>
          </table:table-cell>
          <table:table-cell office:value-type="float" office:value="3.6689" calcext:value-type="float">
            <text:p>3.6689</text:p>
          </table:table-cell>
          <table:table-cell office:value-type="float" office:value="1.43480229012632" calcext:value-type="float">
            <text:p>1.43480229012632</text:p>
          </table:table-cell>
        </table:table-row>
        <table:table-row table:style-name="ro1">
          <table:table-cell office:value-type="string" calcext:value-type="string">
            <text:p>PbLa</text:p>
          </table:table-cell>
          <table:table-cell office:value-type="float" office:value="0.056140594" calcext:value-type="float">
            <text:p>0.056140594</text:p>
          </table:table-cell>
          <table:table-cell office:value-type="float" office:value="4.3809" calcext:value-type="float">
            <text:p>4.3809</text:p>
          </table:table-cell>
          <table:table-cell office:value-type="float" office:value="0.866103213511533" calcext:value-type="float">
            <text:p>0.866103213511533</text:p>
          </table:table-cell>
        </table:table-row>
        <table:table-row table:style-name="ro1">
          <table:table-cell office:value-type="string" calcext:value-type="string">
            <text:p>RhSc</text:p>
          </table:table-cell>
          <table:table-cell office:value-type="float" office:value="0.05628786" calcext:value-type="float">
            <text:p>0.05628786</text:p>
          </table:table-cell>
          <table:table-cell office:value-type="float" office:value="3.4963" calcext:value-type="float">
            <text:p>3.4963</text:p>
          </table:table-cell>
          <table:table-cell office:value-type="float" office:value="2.0040529877702" calcext:value-type="float">
            <text:p>2.0040529877702</text:p>
          </table:table-cell>
        </table:table-row>
        <table:table-row table:style-name="ro1">
          <table:table-cell office:value-type="string" calcext:value-type="string">
            <text:p>LiNd</text:p>
          </table:table-cell>
          <table:table-cell office:value-type="float" office:value="0.056567326" calcext:value-type="float">
            <text:p>0.056567326</text:p>
          </table:table-cell>
          <table:table-cell office:value-type="float" office:value="4.302" calcext:value-type="float">
            <text:p>4.302</text:p>
          </table:table-cell>
          <table:table-cell office:value-type="float" office:value="1.96088603603913" calcext:value-type="float">
            <text:p>1.96088603603913</text:p>
          </table:table-cell>
        </table:table-row>
        <table:table-row table:style-name="ro1">
          <table:table-cell office:value-type="string" calcext:value-type="string">
            <text:p>YCu</text:p>
          </table:table-cell>
          <table:table-cell office:value-type="float" office:value="0.056729816" calcext:value-type="float">
            <text:p>0.056729816</text:p>
          </table:table-cell>
          <table:table-cell office:value-type="float" office:value="3.6776" calcext:value-type="float">
            <text:p>3.6776</text:p>
          </table:table-cell>
          <table:table-cell office:value-type="float" office:value="1.94488308042024" calcext:value-type="float">
            <text:p>1.94488308042024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float" office:value="0.056824252" calcext:value-type="float">
            <text:p>0.056824252</text:p>
          </table:table-cell>
          <table:table-cell office:value-type="float" office:value="4.3503" calcext:value-type="float">
            <text:p>4.3503</text:p>
          </table:table-cell>
          <table:table-cell office:value-type="float" office:value="1.12849813260508" calcext:value-type="float">
            <text:p>1.12849813260508</text:p>
          </table:table-cell>
        </table:table-row>
        <table:table-row table:style-name="ro1">
          <table:table-cell office:value-type="string" calcext:value-type="string">
            <text:p>TlFe</text:p>
          </table:table-cell>
          <table:table-cell office:value-type="float" office:value="0.057582095" calcext:value-type="float">
            <text:p>0.057582095</text:p>
          </table:table-cell>
          <table:table-cell office:value-type="float" office:value="3.57" calcext:value-type="float">
            <text:p>3.57</text:p>
          </table:table-cell>
          <table:table-cell office:value-type="float" office:value="1.14864032244071" calcext:value-type="float">
            <text:p>1.14864032244071</text:p>
          </table:table-cell>
        </table:table-row>
        <table:table-row table:style-name="ro1">
          <table:table-cell office:value-type="string" calcext:value-type="string">
            <text:p>CsRu</text:p>
          </table:table-cell>
          <table:table-cell office:value-type="float" office:value="0.057715952" calcext:value-type="float">
            <text:p>0.057715952</text:p>
          </table:table-cell>
          <table:table-cell office:value-type="float" office:value="3.9279" calcext:value-type="float">
            <text:p>3.9279</text:p>
          </table:table-cell>
          <table:table-cell office:value-type="float" office:value="1.2758773374105" calcext:value-type="float">
            <text:p>1.2758773374105</text:p>
          </table:table-cell>
        </table:table-row>
        <table:table-row table:style-name="ro1">
          <table:table-cell office:value-type="string" calcext:value-type="string">
            <text:p>KPb</text:p>
          </table:table-cell>
          <table:table-cell office:value-type="float" office:value="0.057731904" calcext:value-type="float">
            <text:p>0.057731904</text:p>
          </table:table-cell>
          <table:table-cell office:value-type="float" office:value="4.4893" calcext:value-type="float">
            <text:p>4.4893</text:p>
          </table:table-cell>
          <table:table-cell office:value-type="float" office:value="1.21281657640325" calcext:value-type="float">
            <text:p>1.21281657640325</text:p>
          </table:table-cell>
        </table:table-row>
        <table:table-row table:style-name="ro1">
          <table:table-cell office:value-type="string" calcext:value-type="string">
            <text:p>ScCa</text:p>
          </table:table-cell>
          <table:table-cell office:value-type="float" office:value="0.057999156" calcext:value-type="float">
            <text:p>0.057999156</text:p>
          </table:table-cell>
          <table:table-cell office:value-type="float" office:value="4.0788" calcext:value-type="float">
            <text:p>4.0788</text:p>
          </table:table-cell>
          <table:table-cell office:value-type="float" office:value="3.4339062922947" calcext:value-type="float">
            <text:p>3.4339062922947</text:p>
          </table:table-cell>
        </table:table-row>
        <table:table-row table:style-name="ro1">
          <table:table-cell office:value-type="string" calcext:value-type="string">
            <text:p>CsAu</text:p>
          </table:table-cell>
          <table:table-cell office:value-type="float" office:value="0.05825071" calcext:value-type="float">
            <text:p>0.05825071</text:p>
          </table:table-cell>
          <table:table-cell office:value-type="float" office:value="4.3017" calcext:value-type="float">
            <text:p>4.3017</text:p>
          </table:table-cell>
          <table:table-cell office:value-type="float" office:value="0.908338173233092" calcext:value-type="float">
            <text:p>0.908338173233092</text:p>
          </table:table-cell>
        </table:table-row>
        <table:table-row table:style-name="ro1">
          <table:table-cell office:value-type="string" calcext:value-type="string">
            <text:p>BiHf</text:p>
          </table:table-cell>
          <table:table-cell office:value-type="float" office:value="0.058901742" calcext:value-type="float">
            <text:p>0.058901742</text:p>
          </table:table-cell>
          <table:table-cell office:value-type="float" office:value="3.9869" calcext:value-type="float">
            <text:p>3.9869</text:p>
          </table:table-cell>
          <table:table-cell office:value-type="float" office:value="0.774357172303344" calcext:value-type="float">
            <text:p>0.774357172303344</text:p>
          </table:table-cell>
        </table:table-row>
        <table:table-row table:style-name="ro1">
          <table:table-cell office:value-type="string" calcext:value-type="string">
            <text:p>CsBe</text:p>
          </table:table-cell>
          <table:table-cell office:value-type="float" office:value="0.060764194" calcext:value-type="float">
            <text:p>0.060764194</text:p>
          </table:table-cell>
          <table:table-cell office:value-type="float" office:value="3.8567" calcext:value-type="float">
            <text:p>3.8567</text:p>
          </table:table-cell>
          <table:table-cell office:value-type="float" office:value="2.08623545482456" calcext:value-type="float">
            <text:p>2.08623545482456</text:p>
          </table:table-cell>
        </table:table-row>
        <table:table-row table:style-name="ro1">
          <table:table-cell office:value-type="string" calcext:value-type="string">
            <text:p>CeNd</text:p>
          </table:table-cell>
          <table:table-cell office:value-type="float" office:value="0.06113589" calcext:value-type="float">
            <text:p>0.06113589</text:p>
          </table:table-cell>
          <table:table-cell office:value-type="float" office:value="4.3194" calcext:value-type="float">
            <text:p>4.3194</text:p>
          </table:table-cell>
          <table:table-cell office:value-type="float" office:value="1.05219599486147" calcext:value-type="float">
            <text:p>1.05219599486147</text:p>
          </table:table-cell>
        </table:table-row>
        <table:table-row table:style-name="ro1">
          <table:table-cell office:value-type="string" calcext:value-type="string">
            <text:p>PdNb</text:p>
          </table:table-cell>
          <table:table-cell office:value-type="float" office:value="0.06155026" calcext:value-type="float">
            <text:p>0.06155026</text:p>
          </table:table-cell>
          <table:table-cell office:value-type="float" office:value="3.5098" calcext:value-type="float">
            <text:p>3.5098</text:p>
          </table:table-cell>
          <table:table-cell office:value-type="float" office:value="1.49434989439101" calcext:value-type="float">
            <text:p>1.49434989439101</text:p>
          </table:table-cell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0.06366001" calcext:value-type="float">
            <text:p>0.06366001</text:p>
          </table:table-cell>
          <table:table-cell office:value-type="float" office:value="3.6533" calcext:value-type="float">
            <text:p>3.6533</text:p>
          </table:table-cell>
          <table:table-cell office:value-type="float" office:value="1.72898195553553" calcext:value-type="float">
            <text:p>1.72898195553553</text:p>
          </table:table-cell>
        </table:table-row>
        <table:table-row table:style-name="ro1">
          <table:table-cell office:value-type="string" calcext:value-type="string">
            <text:p>LiTl</text:p>
          </table:table-cell>
          <table:table-cell office:value-type="float" office:value="0.06391051" calcext:value-type="float">
            <text:p>0.06391051</text:p>
          </table:table-cell>
          <table:table-cell office:value-type="float" office:value="4.0474" calcext:value-type="float">
            <text:p>4.0474</text:p>
          </table:table-cell>
          <table:table-cell office:value-type="float" office:value="1.41070516503714" calcext:value-type="float">
            <text:p>1.41070516503714</text:p>
          </table:table-cell>
        </table:table-row>
        <table:table-row table:style-name="ro1">
          <table:table-cell office:value-type="string" calcext:value-type="string">
            <text:p>TiW</text:p>
          </table:table-cell>
          <table:table-cell office:value-type="float" office:value="0.06403326" calcext:value-type="float">
            <text:p>0.06403326</text:p>
          </table:table-cell>
          <table:table-cell office:value-type="float" office:value="3.4958" calcext:value-type="float">
            <text:p>3.4958</text:p>
          </table:table-cell>
          <table:table-cell office:value-type="float" office:value="1.2882074880495" calcext:value-type="float">
            <text:p>1.2882074880495</text:p>
          </table:table-cell>
        </table:table-row>
        <table:table-row table:style-name="ro1">
          <table:table-cell office:value-type="string" calcext:value-type="string">
            <text:p>RbAs</text:p>
          </table:table-cell>
          <table:table-cell office:value-type="float" office:value="0.06444118" calcext:value-type="float">
            <text:p>0.06444118</text:p>
          </table:table-cell>
          <table:table-cell office:value-type="float" office:value="4.0967" calcext:value-type="float">
            <text:p>4.0967</text:p>
          </table:table-cell>
          <table:table-cell office:value-type="float" office:value="1.85041332641264" calcext:value-type="float">
            <text:p>1.85041332641264</text:p>
          </table:table-cell>
        </table:table-row>
        <table:table-row table:style-name="ro1">
          <table:table-cell office:value-type="string" calcext:value-type="string">
            <text:p>CaGe</text:p>
          </table:table-cell>
          <table:table-cell office:value-type="float" office:value="0.0647954" calcext:value-type="float">
            <text:p>0.0647954</text:p>
          </table:table-cell>
          <table:table-cell office:value-type="float" office:value="3.8749" calcext:value-type="float">
            <text:p>3.8749</text:p>
          </table:table-cell>
          <table:table-cell office:value-type="float" office:value="2.61255611843671" calcext:value-type="float">
            <text:p>2.61255611843671</text:p>
          </table:table-cell>
        </table:table-row>
        <table:table-row table:style-name="ro1">
          <table:table-cell office:value-type="string" calcext:value-type="string">
            <text:p>NaCu</text:p>
          </table:table-cell>
          <table:table-cell office:value-type="float" office:value="0.06488221" calcext:value-type="float">
            <text:p>0.06488221</text:p>
          </table:table-cell>
          <table:table-cell office:value-type="float" office:value="3.4892" calcext:value-type="float">
            <text:p>3.4892</text:p>
          </table:table-cell>
          <table:table-cell office:value-type="float" office:value="3.37632187051048" calcext:value-type="float">
            <text:p>3.37632187051048</text:p>
          </table:table-cell>
        </table:table-row>
        <table:table-row table:style-name="ro1">
          <table:table-cell office:value-type="string" calcext:value-type="string">
            <text:p>BaPb</text:p>
          </table:table-cell>
          <table:table-cell office:value-type="float" office:value="0.064882405" calcext:value-type="float">
            <text:p>0.064882405</text:p>
          </table:table-cell>
          <table:table-cell office:value-type="float" office:value="4.434" calcext:value-type="float">
            <text:p>4.434</text:p>
          </table:table-cell>
          <table:table-cell office:value-type="float" office:value="0.870036790590798" calcext:value-type="float">
            <text:p>0.870036790590798</text:p>
          </table:table-cell>
        </table:table-row>
        <table:table-row table:style-name="ro1">
          <table:table-cell office:value-type="string" calcext:value-type="string">
            <text:p>RbPd</text:p>
          </table:table-cell>
          <table:table-cell office:value-type="float" office:value="0.06499848" calcext:value-type="float">
            <text:p>0.06499848</text:p>
          </table:table-cell>
          <table:table-cell office:value-type="float" office:value="3.8593" calcext:value-type="float">
            <text:p>3.8593</text:p>
          </table:table-cell>
          <table:table-cell office:value-type="float" office:value="1.55138005625319" calcext:value-type="float">
            <text:p>1.55138005625319</text:p>
          </table:table-cell>
        </table:table-row>
        <table:table-row table:style-name="ro1">
          <table:table-cell office:value-type="string" calcext:value-type="string">
            <text:p>RbZr</text:p>
          </table:table-cell>
          <table:table-cell office:value-type="float" office:value="0.06515699" calcext:value-type="float">
            <text:p>0.06515699</text:p>
          </table:table-cell>
          <table:table-cell office:value-type="float" office:value="4.1817" calcext:value-type="float">
            <text:p>4.1817</text:p>
          </table:table-cell>
          <table:table-cell office:value-type="float" office:value="1.68255825509213" calcext:value-type="float">
            <text:p>1.68255825509213</text:p>
          </table:table-cell>
        </table:table-row>
        <table:table-row table:style-name="ro1">
          <table:table-cell office:value-type="string" calcext:value-type="string">
            <text:p>ZrY</text:p>
          </table:table-cell>
          <table:table-cell office:value-type="float" office:value="0.06517015" calcext:value-type="float">
            <text:p>0.06517015</text:p>
          </table:table-cell>
          <table:table-cell office:value-type="float" office:value="4.1336" calcext:value-type="float">
            <text:p>4.1336</text:p>
          </table:table-cell>
          <table:table-cell office:value-type="float" office:value="1.6509742884213" calcext:value-type="float">
            <text:p>1.6509742884213</text:p>
          </table:table-cell>
        </table:table-row>
        <table:table-row table:style-name="ro1">
          <table:table-cell office:value-type="string" calcext:value-type="string">
            <text:p>VFe</text:p>
          </table:table-cell>
          <table:table-cell office:value-type="float" office:value="0.065861106" calcext:value-type="float">
            <text:p>0.065861106</text:p>
          </table:table-cell>
          <table:table-cell office:value-type="float" office:value="3.1563" calcext:value-type="float">
            <text:p>3.1563</text:p>
          </table:table-cell>
          <table:table-cell office:value-type="float" office:value="2.75367561081691" calcext:value-type="float">
            <text:p>2.75367561081691</text:p>
          </table:table-cell>
        </table:table-row>
        <table:table-row table:style-name="ro1">
          <table:table-cell office:value-type="string" calcext:value-type="string">
            <text:p>GdTa</text:p>
          </table:table-cell>
          <table:table-cell office:value-type="float" office:value="0.06597025" calcext:value-type="float">
            <text:p>0.06597025</text:p>
          </table:table-cell>
          <table:table-cell office:value-type="float" office:value="3.8844" calcext:value-type="float">
            <text:p>3.8844</text:p>
          </table:table-cell>
          <table:table-cell office:value-type="float" office:value="0.886174589716891" calcext:value-type="float">
            <text:p>0.886174589716891</text:p>
          </table:table-cell>
        </table:table-row>
        <table:table-row table:style-name="ro1">
          <table:table-cell office:value-type="string" calcext:value-type="string">
            <text:p>BaOs</text:p>
          </table:table-cell>
          <table:table-cell office:value-type="float" office:value="0.06621441" calcext:value-type="float">
            <text:p>0.06621441</text:p>
          </table:table-cell>
          <table:table-cell office:value-type="float" office:value="3.936" calcext:value-type="float">
            <text:p>3.936</text:p>
          </table:table-cell>
          <table:table-cell office:value-type="float" office:value="0.914699164942479" calcext:value-type="float">
            <text:p>0.914699164942479</text:p>
          </table:table-cell>
        </table:table-row>
        <table:table-row table:style-name="ro1">
          <table:table-cell office:value-type="string" calcext:value-type="string">
            <text:p>LiLi</text:p>
          </table:table-cell>
          <table:table-cell office:value-type="float" office:value="0.06654268" calcext:value-type="float">
            <text:p>0.06654268</text:p>
          </table:table-cell>
          <table:table-cell office:value-type="float" office:value="3.112" calcext:value-type="float">
            <text:p>3.112</text:p>
          </table:table-cell>
          <table:table-cell office:value-type="float" office:value="17.8862663863687" calcext:value-type="float">
            <text:p>17.8862663863687</text:p>
          </table:table-cell>
        </table:table-row>
        <table:table-row table:style-name="ro1">
          <table:table-cell office:value-type="string" calcext:value-type="string">
            <text:p>CsAs</text:p>
          </table:table-cell>
          <table:table-cell office:value-type="float" office:value="0.06676983" calcext:value-type="float">
            <text:p>0.06676983</text:p>
          </table:table-cell>
          <table:table-cell office:value-type="float" office:value="4.3234" calcext:value-type="float">
            <text:p>4.3234</text:p>
          </table:table-cell>
          <table:table-cell office:value-type="float" office:value="1.43410362629855" calcext:value-type="float">
            <text:p>1.43410362629855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0.06712023" calcext:value-type="float">
            <text:p>0.06712023</text:p>
          </table:table-cell>
          <table:table-cell office:value-type="float" office:value="3.2817" calcext:value-type="float">
            <text:p>3.2817</text:p>
          </table:table-cell>
          <table:table-cell office:value-type="float" office:value="2.01715322711696" calcext:value-type="float">
            <text:p>2.01715322711696</text:p>
          </table:table-cell>
        </table:table-row>
        <table:table-row table:style-name="ro1">
          <table:table-cell office:value-type="string" calcext:value-type="string">
            <text:p>NaSi</text:p>
          </table:table-cell>
          <table:table-cell office:value-type="float" office:value="0.06843893" calcext:value-type="float">
            <text:p>0.06843893</text:p>
          </table:table-cell>
          <table:table-cell office:value-type="float" office:value="3.6905" calcext:value-type="float">
            <text:p>3.6905</text:p>
          </table:table-cell>
          <table:table-cell office:value-type="float" office:value="5.58941017352372" calcext:value-type="float">
            <text:p>5.58941017352372</text:p>
          </table:table-cell>
        </table:table-row>
        <table:table-row table:style-name="ro1">
          <table:table-cell office:value-type="string" calcext:value-type="string">
            <text:p>InGd</text:p>
          </table:table-cell>
          <table:table-cell office:value-type="float" office:value="0.068637416" calcext:value-type="float">
            <text:p>0.068637416</text:p>
          </table:table-cell>
          <table:table-cell office:value-type="float" office:value="4.2053" calcext:value-type="float">
            <text:p>4.2053</text:p>
          </table:table-cell>
          <table:table-cell office:value-type="float" office:value="1.09920389490316" calcext:value-type="float">
            <text:p>1.09920389490316</text:p>
          </table:table-cell>
        </table:table-row>
        <table:table-row table:style-name="ro1">
          <table:table-cell office:value-type="string" calcext:value-type="string">
            <text:p>NbPd</text:p>
          </table:table-cell>
          <table:table-cell office:value-type="float" office:value="0.06868374" calcext:value-type="float">
            <text:p>0.06868374</text:p>
          </table:table-cell>
          <table:table-cell office:value-type="float" office:value="3.4991" calcext:value-type="float">
            <text:p>3.4991</text:p>
          </table:table-cell>
          <table:table-cell office:value-type="float" office:value="1.49434989439101" calcext:value-type="float">
            <text:p>1.49434989439101</text:p>
          </table:table-cell>
        </table:table-row>
        <table:table-row table:style-name="ro1">
          <table:table-cell office:value-type="string" calcext:value-type="string">
            <text:p>LaCd</text:p>
          </table:table-cell>
          <table:table-cell office:value-type="float" office:value="0.06880156" calcext:value-type="float">
            <text:p>0.06880156</text:p>
          </table:table-cell>
          <table:table-cell office:value-type="float" office:value="4.1975" calcext:value-type="float">
            <text:p>4.1975</text:p>
          </table:table-cell>
          <table:table-cell office:value-type="float" office:value="1.18888753331216" calcext:value-type="float">
            <text:p>1.18888753331216</text:p>
          </table:table-cell>
        </table:table-row>
        <table:table-row table:style-name="ro1">
          <table:table-cell office:value-type="string" calcext:value-type="string">
            <text:p>SrHg</text:p>
          </table:table-cell>
          <table:table-cell office:value-type="float" office:value="0.071151964" calcext:value-type="float">
            <text:p>0.071151964</text:p>
          </table:table-cell>
          <table:table-cell office:value-type="float" office:value="4.1822" calcext:value-type="float">
            <text:p>4.1822</text:p>
          </table:table-cell>
          <table:table-cell office:value-type="float" office:value="1.03827913942138" calcext:value-type="float">
            <text:p>1.03827913942138</text:p>
          </table:table-cell>
        </table:table-row>
        <table:table-row table:style-name="ro1">
          <table:table-cell office:value-type="string" calcext:value-type="string">
            <text:p>TlGd</text:p>
          </table:table-cell>
          <table:table-cell office:value-type="float" office:value="0.07145353" calcext:value-type="float">
            <text:p>0.07145353</text:p>
          </table:table-cell>
          <table:table-cell office:value-type="float" office:value="4.2314" calcext:value-type="float">
            <text:p>4.2314</text:p>
          </table:table-cell>
          <table:table-cell office:value-type="float" office:value="0.829222805247845" calcext:value-type="float">
            <text:p>0.829222805247845</text:p>
          </table:table-cell>
        </table:table-row>
        <table:table-row table:style-name="ro1">
          <table:table-cell office:value-type="string" calcext:value-type="string">
            <text:p>CeIr</text:p>
          </table:table-cell>
          <table:table-cell office:value-type="float" office:value="0.07156055" calcext:value-type="float">
            <text:p>0.07156055</text:p>
          </table:table-cell>
          <table:table-cell office:value-type="float" office:value="3.7373" calcext:value-type="float">
            <text:p>3.7373</text:p>
          </table:table-cell>
          <table:table-cell office:value-type="float" office:value="0.901672433558977" calcext:value-type="float">
            <text:p>0.901672433558977</text:p>
          </table:table-cell>
        </table:table-row>
        <table:table-row table:style-name="ro1">
          <table:table-cell office:value-type="string" calcext:value-type="string">
            <text:p>YSi</text:p>
          </table:table-cell>
          <table:table-cell office:value-type="float" office:value="0.07350987" calcext:value-type="float">
            <text:p>0.07350987</text:p>
          </table:table-cell>
          <table:table-cell office:value-type="float" office:value="3.7794" calcext:value-type="float">
            <text:p>3.7794</text:p>
          </table:table-cell>
          <table:table-cell office:value-type="float" office:value="2.51953148922757" calcext:value-type="float">
            <text:p>2.51953148922757</text:p>
          </table:table-cell>
        </table:table-row>
        <table:table-row table:style-name="ro1">
          <table:table-cell office:value-type="string" calcext:value-type="string">
            <text:p>MoCo</text:p>
          </table:table-cell>
          <table:table-cell office:value-type="float" office:value="0.07390597" calcext:value-type="float">
            <text:p>0.07390597</text:p>
          </table:table-cell>
          <table:table-cell office:value-type="float" office:value="3.2294" calcext:value-type="float">
            <text:p>3.2294</text:p>
          </table:table-cell>
          <table:table-cell office:value-type="float" office:value="1.9150583688995" calcext:value-type="float">
            <text:p>1.9150583688995</text:p>
          </table:table-cell>
        </table:table-row>
        <table:table-row table:style-name="ro1">
          <table:table-cell office:value-type="string" calcext:value-type="string">
            <text:p>ZrPt</text:p>
          </table:table-cell>
          <table:table-cell office:value-type="float" office:value="0.07415912" calcext:value-type="float">
            <text:p>0.07415912</text:p>
          </table:table-cell>
          <table:table-cell office:value-type="float" office:value="3.6819" calcext:value-type="float">
            <text:p>3.6819</text:p>
          </table:table-cell>
          <table:table-cell office:value-type="float" office:value="1.04510454467124" calcext:value-type="float">
            <text:p>1.04510454467124</text:p>
          </table:table-cell>
        </table:table-row>
        <table:table-row table:style-name="ro1">
          <table:table-cell office:value-type="string" calcext:value-type="string">
            <text:p>NdW</text:p>
          </table:table-cell>
          <table:table-cell office:value-type="float" office:value="0.07425338" calcext:value-type="float">
            <text:p>0.07425338</text:p>
          </table:table-cell>
          <table:table-cell office:value-type="float" office:value="3.8187" calcext:value-type="float">
            <text:p>3.8187</text:p>
          </table:table-cell>
          <table:table-cell office:value-type="float" office:value="0.913248821781508" calcext:value-type="float">
            <text:p>0.913248821781508</text:p>
          </table:table-cell>
        </table:table-row>
        <table:table-row table:style-name="ro1">
          <table:table-cell office:value-type="string" calcext:value-type="string">
            <text:p>SnCa</text:p>
          </table:table-cell>
          <table:table-cell office:value-type="float" office:value="0.07579964" calcext:value-type="float">
            <text:p>0.07579964</text:p>
          </table:table-cell>
          <table:table-cell office:value-type="float" office:value="4.2733" calcext:value-type="float">
            <text:p>4.2733</text:p>
          </table:table-cell>
          <table:table-cell office:value-type="float" office:value="1.86872627722746" calcext:value-type="float">
            <text:p>1.86872627722746</text:p>
          </table:table-cell>
        </table:table-row>
        <table:table-row table:style-name="ro1">
          <table:table-cell office:value-type="string" calcext:value-type="string">
            <text:p>NbMo</text:p>
          </table:table-cell>
          <table:table-cell office:value-type="float" office:value="0.0758548" calcext:value-type="float">
            <text:p>0.0758548</text:p>
          </table:table-cell>
          <table:table-cell office:value-type="float" office:value="3.5017" calcext:value-type="float">
            <text:p>3.5017</text:p>
          </table:table-cell>
          <table:table-cell office:value-type="float" office:value="1.57597167251611" calcext:value-type="float">
            <text:p>1.57597167251611</text:p>
          </table:table-cell>
        </table:table-row>
        <table:table-row table:style-name="ro1">
          <table:table-cell office:value-type="string" calcext:value-type="string">
            <text:p>SrSb</text:p>
          </table:table-cell>
          <table:table-cell office:value-type="float" office:value="0.0759281" calcext:value-type="float">
            <text:p>0.0759281</text:p>
          </table:table-cell>
          <table:table-cell office:value-type="float" office:value="4.3002" calcext:value-type="float">
            <text:p>4.3002</text:p>
          </table:table-cell>
          <table:table-cell office:value-type="float" office:value="1.42361846411237" calcext:value-type="float">
            <text:p>1.42361846411237</text:p>
          </table:table-cell>
        </table:table-row>
        <table:table-row table:style-name="ro1">
          <table:table-cell office:value-type="string" calcext:value-type="string">
            <text:p>IrHf</text:p>
          </table:table-cell>
          <table:table-cell office:value-type="float" office:value="0.07597238" calcext:value-type="float">
            <text:p>0.07597238</text:p>
          </table:table-cell>
          <table:table-cell office:value-type="float" office:value="3.5361" calcext:value-type="float">
            <text:p>3.5361</text:p>
          </table:table-cell>
          <table:table-cell office:value-type="float" office:value="0.809090350108134" calcext:value-type="float">
            <text:p>0.809090350108134</text:p>
          </table:table-cell>
        </table:table-row>
        <table:table-row table:style-name="ro1">
          <table:table-cell office:value-type="string" calcext:value-type="string">
            <text:p>ScAl</text:p>
          </table:table-cell>
          <table:table-cell office:value-type="float" office:value="0.07605213" calcext:value-type="float">
            <text:p>0.07605213</text:p>
          </table:table-cell>
          <table:table-cell office:value-type="float" office:value="3.5084" calcext:value-type="float">
            <text:p>3.5084</text:p>
          </table:table-cell>
          <table:table-cell office:value-type="float" office:value="4.03384304427732" calcext:value-type="float">
            <text:p>4.03384304427732</text:p>
          </table:table-cell>
        </table:table-row>
        <table:table-row table:style-name="ro1">
          <table:table-cell office:value-type="string" calcext:value-type="string">
            <text:p>CdGd</text:p>
          </table:table-cell>
          <table:table-cell office:value-type="float" office:value="0.07616685" calcext:value-type="float">
            <text:p>0.07616685</text:p>
          </table:table-cell>
          <table:table-cell office:value-type="float" office:value="4.1228" calcext:value-type="float">
            <text:p>4.1228</text:p>
          </table:table-cell>
          <table:table-cell office:value-type="float" office:value="1.10890661240329" calcext:value-type="float">
            <text:p>1.10890661240329</text:p>
          </table:table-cell>
        </table:table-row>
        <table:table-row table:style-name="ro1">
          <table:table-cell office:value-type="string" calcext:value-type="string">
            <text:p>CdNb</text:p>
          </table:table-cell>
          <table:table-cell office:value-type="float" office:value="0.076354995" calcext:value-type="float">
            <text:p>0.076354995</text:p>
          </table:table-cell>
          <table:table-cell office:value-type="float" office:value="3.6009" calcext:value-type="float">
            <text:p>3.6009</text:p>
          </table:table-cell>
          <table:table-cell office:value-type="float" office:value="1.45137879593667" calcext:value-type="float">
            <text:p>1.45137879593667</text:p>
          </table:table-cell>
        </table:table-row>
        <table:table-row table:style-name="ro1">
          <table:table-cell office:value-type="string" calcext:value-type="string">
            <text:p>ZnNb</text:p>
          </table:table-cell>
          <table:table-cell office:value-type="float" office:value="0.076451465" calcext:value-type="float">
            <text:p>0.076451465</text:p>
          </table:table-cell>
          <table:table-cell office:value-type="float" office:value="3.5081" calcext:value-type="float">
            <text:p>3.5081</text:p>
          </table:table-cell>
          <table:table-cell office:value-type="float" office:value="1.87420044229797" calcext:value-type="float">
            <text:p>1.87420044229797</text:p>
          </table:table-cell>
        </table:table-row>
        <table:table-row table:style-name="ro1">
          <table:table-cell office:value-type="string" calcext:value-type="string">
            <text:p>PdGd</text:p>
          </table:table-cell>
          <table:table-cell office:value-type="float" office:value="0.07657623" calcext:value-type="float">
            <text:p>0.07657623</text:p>
          </table:table-cell>
          <table:table-cell office:value-type="float" office:value="3.9766" calcext:value-type="float">
            <text:p>3.9766</text:p>
          </table:table-cell>
          <table:table-cell office:value-type="float" office:value="1.13381704907898" calcext:value-type="float">
            <text:p>1.13381704907898</text:p>
          </table:table-cell>
        </table:table-row>
        <table:table-row table:style-name="ro1">
          <table:table-cell office:value-type="string" calcext:value-type="string">
            <text:p>SnLa</text:p>
          </table:table-cell>
          <table:table-cell office:value-type="float" office:value="0.076619156" calcext:value-type="float">
            <text:p>0.076619156</text:p>
          </table:table-cell>
          <table:table-cell office:value-type="float" office:value="4.4122" calcext:value-type="float">
            <text:p>4.4122</text:p>
          </table:table-cell>
          <table:table-cell office:value-type="float" office:value="1.1601550940382" calcext:value-type="float">
            <text:p>1.1601550940382</text:p>
          </table:table-cell>
        </table:table-row>
        <table:table-row table:style-name="ro1">
          <table:table-cell office:value-type="string" calcext:value-type="string">
            <text:p>RhTi</text:p>
          </table:table-cell>
          <table:table-cell office:value-type="float" office:value="0.0767453" calcext:value-type="float">
            <text:p>0.0767453</text:p>
          </table:table-cell>
          <table:table-cell office:value-type="float" office:value="3.4073" calcext:value-type="float">
            <text:p>3.4073</text:p>
          </table:table-cell>
          <table:table-cell office:value-type="float" office:value="1.96611986554685" calcext:value-type="float">
            <text:p>1.96611986554685</text:p>
          </table:table-cell>
        </table:table-row>
        <table:table-row table:style-name="ro1">
          <table:table-cell office:value-type="string" calcext:value-type="string">
            <text:p>HgTi</text:p>
          </table:table-cell>
          <table:table-cell office:value-type="float" office:value="0.076783754" calcext:value-type="float">
            <text:p>0.076783754</text:p>
          </table:table-cell>
          <table:table-cell office:value-type="float" office:value="3.7417" calcext:value-type="float">
            <text:p>3.7417</text:p>
          </table:table-cell>
          <table:table-cell office:value-type="float" office:value="1.20240581369188" calcext:value-type="float">
            <text:p>1.20240581369188</text:p>
          </table:table-cell>
        </table:table-row>
        <table:table-row table:style-name="ro1">
          <table:table-cell office:value-type="string" calcext:value-type="string">
            <text:p>ZnGd</text:p>
          </table:table-cell>
          <table:table-cell office:value-type="float" office:value="0.07783132" calcext:value-type="float">
            <text:p>0.07783132</text:p>
          </table:table-cell>
          <table:table-cell office:value-type="float" office:value="4.058" calcext:value-type="float">
            <text:p>4.058</text:p>
          </table:table-cell>
          <table:table-cell office:value-type="float" office:value="1.33985387102129" calcext:value-type="float">
            <text:p>1.33985387102129</text:p>
          </table:table-cell>
        </table:table-row>
        <table:table-row table:style-name="ro1">
          <table:table-cell office:value-type="string" calcext:value-type="string">
            <text:p>RbCd</text:p>
          </table:table-cell>
          <table:table-cell office:value-type="float" office:value="0.07798347" calcext:value-type="float">
            <text:p>0.07798347</text:p>
          </table:table-cell>
          <table:table-cell office:value-type="float" office:value="4.3671" calcext:value-type="float">
            <text:p>4.3671</text:p>
          </table:table-cell>
          <table:table-cell office:value-type="float" office:value="1.50511725531504" calcext:value-type="float">
            <text:p>1.50511725531504</text:p>
          </table:table-cell>
        </table:table-row>
        <table:table-row table:style-name="ro1">
          <table:table-cell office:value-type="string" calcext:value-type="string">
            <text:p>CuSc</text:p>
          </table:table-cell>
          <table:table-cell office:value-type="float" office:value="0.079522535" calcext:value-type="float">
            <text:p>0.079522535</text:p>
          </table:table-cell>
          <table:table-cell office:value-type="float" office:value="3.7009" calcext:value-type="float">
            <text:p>3.7009</text:p>
          </table:table-cell>
          <table:table-cell office:value-type="float" office:value="2.71132046907345" calcext:value-type="float">
            <text:p>2.71132046907345</text:p>
          </table:table-cell>
        </table:table-row>
        <table:table-row table:style-name="ro1">
          <table:table-cell office:value-type="string" calcext:value-type="string">
            <text:p>TeLa</text:p>
          </table:table-cell>
          <table:table-cell office:value-type="float" office:value="0.07997935" calcext:value-type="float">
            <text:p>0.07997935</text:p>
          </table:table-cell>
          <table:table-cell office:value-type="float" office:value="4.4231" calcext:value-type="float">
            <text:p>4.4231</text:p>
          </table:table-cell>
          <table:table-cell office:value-type="float" office:value="1.12188920172646" calcext:value-type="float">
            <text:p>1.12188920172646</text:p>
          </table:table-cell>
        </table:table-row>
        <table:table-row table:style-name="ro1">
          <table:table-cell office:value-type="string" calcext:value-type="string">
            <text:p>SrSn</text:p>
          </table:table-cell>
          <table:table-cell office:value-type="float" office:value="0.08047334" calcext:value-type="float">
            <text:p>0.08047334</text:p>
          </table:table-cell>
          <table:table-cell office:value-type="float" office:value="4.3212" calcext:value-type="float">
            <text:p>4.3212</text:p>
          </table:table-cell>
          <table:table-cell office:value-type="float" office:value="1.44435864604716" calcext:value-type="float">
            <text:p>1.44435864604716</text:p>
          </table:table-cell>
        </table:table-row>
        <table:table-row table:style-name="ro1">
          <table:table-cell office:value-type="string" calcext:value-type="string">
            <text:p>MoFe</text:p>
          </table:table-cell>
          <table:table-cell office:value-type="float" office:value="0.08047808" calcext:value-type="float">
            <text:p>0.08047808</text:p>
          </table:table-cell>
          <table:table-cell office:value-type="float" office:value="3.1725" calcext:value-type="float">
            <text:p>3.1725</text:p>
          </table:table-cell>
          <table:table-cell office:value-type="float" office:value="1.95326080258218" calcext:value-type="float">
            <text:p>1.95326080258218</text:p>
          </table:table-cell>
        </table:table-row>
        <table:table-row table:style-name="ro1">
          <table:table-cell office:value-type="string" calcext:value-type="string">
            <text:p>CeRe</text:p>
          </table:table-cell>
          <table:table-cell office:value-type="float" office:value="0.08057374" calcext:value-type="float">
            <text:p>0.08057374</text:p>
          </table:table-cell>
          <table:table-cell office:value-type="float" office:value="3.6971" calcext:value-type="float">
            <text:p>3.6971</text:p>
          </table:table-cell>
          <table:table-cell office:value-type="float" office:value="0.918126369035535" calcext:value-type="float">
            <text:p>0.918126369035535</text:p>
          </table:table-cell>
        </table:table-row>
        <table:table-row table:style-name="ro1">
          <table:table-cell office:value-type="string" calcext:value-type="string">
            <text:p>NaMo</text:p>
          </table:table-cell>
          <table:table-cell office:value-type="float" office:value="0.08077448" calcext:value-type="float">
            <text:p>0.08077448</text:p>
          </table:table-cell>
          <table:table-cell office:value-type="float" office:value="3.4854" calcext:value-type="float">
            <text:p>3.4854</text:p>
          </table:table-cell>
          <table:table-cell office:value-type="float" office:value="2.47948421842464" calcext:value-type="float">
            <text:p>2.47948421842464</text:p>
          </table:table-cell>
        </table:table-row>
        <table:table-row table:style-name="ro1">
          <table:table-cell office:value-type="string" calcext:value-type="string">
            <text:p>RbGa</text:p>
          </table:table-cell>
          <table:table-cell office:value-type="float" office:value="0.08137489" calcext:value-type="float">
            <text:p>0.08137489</text:p>
          </table:table-cell>
          <table:table-cell office:value-type="float" office:value="3.9696" calcext:value-type="float">
            <text:p>3.9696</text:p>
          </table:table-cell>
          <table:table-cell office:value-type="float" office:value="1.91121402055006" calcext:value-type="float">
            <text:p>1.91121402055006</text:p>
          </table:table-cell>
        </table:table-row>
        <table:table-row table:style-name="ro1">
          <table:table-cell office:value-type="string" calcext:value-type="string">
            <text:p>CaCs</text:p>
          </table:table-cell>
          <table:table-cell office:value-type="float" office:value="0.08145102" calcext:value-type="float">
            <text:p>0.08145102</text:p>
          </table:table-cell>
          <table:table-cell office:value-type="float" office:value="4.6169" calcext:value-type="float">
            <text:p>4.6169</text:p>
          </table:table-cell>
          <table:table-cell office:value-type="float" office:value="1.71800856144058" calcext:value-type="float">
            <text:p>1.71800856144058</text:p>
          </table:table-cell>
        </table:table-row>
        <table:table-row table:style-name="ro1">
          <table:table-cell office:value-type="string" calcext:value-type="string">
            <text:p>AgRh</text:p>
          </table:table-cell>
          <table:table-cell office:value-type="float" office:value="0.08158376" calcext:value-type="float">
            <text:p>0.08158376</text:p>
          </table:table-cell>
          <table:table-cell office:value-type="float" office:value="3.534" calcext:value-type="float">
            <text:p>3.534</text:p>
          </table:table-cell>
          <table:table-cell office:value-type="float" office:value="1.41433820186502" calcext:value-type="float">
            <text:p>1.41433820186502</text:p>
          </table:table-cell>
        </table:table-row>
        <table:table-row table:style-name="ro1">
          <table:table-cell office:value-type="string" calcext:value-type="string">
            <text:p>TlV</text:p>
          </table:table-cell>
          <table:table-cell office:value-type="float" office:value="0.08289687" calcext:value-type="float">
            <text:p>0.08289687</text:p>
          </table:table-cell>
          <table:table-cell office:value-type="float" office:value="3.7161" calcext:value-type="float">
            <text:p>3.7161</text:p>
          </table:table-cell>
          <table:table-cell office:value-type="float" office:value="1.17044170779778" calcext:value-type="float">
            <text:p>1.17044170779778</text:p>
          </table:table-cell>
        </table:table-row>
        <table:table-row table:style-name="ro1">
          <table:table-cell office:value-type="string" calcext:value-type="string">
            <text:p>BaNb</text:p>
          </table:table-cell>
          <table:table-cell office:value-type="float" office:value="0.08407789" calcext:value-type="float">
            <text:p>0.08407789</text:p>
          </table:table-cell>
          <table:table-cell office:value-type="float" office:value="4.1922" calcext:value-type="float">
            <text:p>4.1922</text:p>
          </table:table-cell>
          <table:table-cell office:value-type="float" office:value="1.29634583627001" calcext:value-type="float">
            <text:p>1.29634583627001</text:p>
          </table:table-cell>
        </table:table-row>
        <table:table-row table:style-name="ro1">
          <table:table-cell office:value-type="string" calcext:value-type="string">
            <text:p>TeCa</text:p>
          </table:table-cell>
          <table:table-cell office:value-type="float" office:value="0.08508877" calcext:value-type="float">
            <text:p>0.08508877</text:p>
          </table:table-cell>
          <table:table-cell office:value-type="float" office:value="4.2909" calcext:value-type="float">
            <text:p>4.2909</text:p>
          </table:table-cell>
          <table:table-cell office:value-type="float" office:value="1.77140466340664" calcext:value-type="float">
            <text:p>1.77140466340664</text:p>
          </table:table-cell>
        </table:table-row>
        <table:table-row table:style-name="ro1">
          <table:table-cell office:value-type="string" calcext:value-type="string">
            <text:p>CdCe</text:p>
          </table:table-cell>
          <table:table-cell office:value-type="float" office:value="0.08603819" calcext:value-type="float">
            <text:p>0.08603819</text:p>
          </table:table-cell>
          <table:table-cell office:value-type="float" office:value="4.247" calcext:value-type="float">
            <text:p>4.247</text:p>
          </table:table-cell>
          <table:table-cell office:value-type="float" office:value="1.18325583928864" calcext:value-type="float">
            <text:p>1.18325583928864</text:p>
          </table:table-cell>
        </table:table-row>
        <table:table-row table:style-name="ro1">
          <table:table-cell office:value-type="string" calcext:value-type="string">
            <text:p>RbZn</text:p>
          </table:table-cell>
          <table:table-cell office:value-type="float" office:value="0.08615025" calcext:value-type="float">
            <text:p>0.08615025</text:p>
          </table:table-cell>
          <table:table-cell office:value-type="float" office:value="3.9712" calcext:value-type="float">
            <text:p>3.9712</text:p>
          </table:table-cell>
          <table:table-cell office:value-type="float" office:value="1.96478740631454" calcext:value-type="float">
            <text:p>1.96478740631454</text:p>
          </table:table-cell>
        </table:table-row>
        <table:table-row table:style-name="ro1">
          <table:table-cell office:value-type="string" calcext:value-type="string">
            <text:p>InNd</text:p>
          </table:table-cell>
          <table:table-cell office:value-type="float" office:value="0.0864577" calcext:value-type="float">
            <text:p>0.0864577</text:p>
          </table:table-cell>
          <table:table-cell office:value-type="float" office:value="4.3206" calcext:value-type="float">
            <text:p>4.3206</text:p>
          </table:table-cell>
          <table:table-cell office:value-type="float" office:value="1.15376065565589" calcext:value-type="float">
            <text:p>1.15376065565589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0.0869667" calcext:value-type="float">
            <text:p>0.0869667</text:p>
          </table:table-cell>
          <table:table-cell office:value-type="float" office:value="3.8819" calcext:value-type="float">
            <text:p>3.8819</text:p>
          </table:table-cell>
          <table:table-cell office:value-type="float" office:value="2.47728569015274" calcext:value-type="float">
            <text:p>2.47728569015274</text:p>
          </table:table-cell>
        </table:table-row>
        <table:table-row table:style-name="ro1">
          <table:table-cell office:value-type="string" calcext:value-type="string">
            <text:p>GaRh</text:p>
          </table:table-cell>
          <table:table-cell office:value-type="float" office:value="0.086974554" calcext:value-type="float">
            <text:p>0.086974554</text:p>
          </table:table-cell>
          <table:table-cell office:value-type="float" office:value="3.5053" calcext:value-type="float">
            <text:p>3.5053</text:p>
          </table:table-cell>
          <table:table-cell office:value-type="float" office:value="1.72148025144217" calcext:value-type="float">
            <text:p>1.72148025144217</text:p>
          </table:table-cell>
        </table:table-row>
        <table:table-row table:style-name="ro1">
          <table:table-cell office:value-type="string" calcext:value-type="string">
            <text:p>NaFe</text:p>
          </table:table-cell>
          <table:table-cell office:value-type="float" office:value="0.08698164" calcext:value-type="float">
            <text:p>0.08698164</text:p>
          </table:table-cell>
          <table:table-cell office:value-type="float" office:value="3.2959" calcext:value-type="float">
            <text:p>3.2959</text:p>
          </table:table-cell>
          <table:table-cell office:value-type="float" office:value="3.69395566988936" calcext:value-type="float">
            <text:p>3.69395566988936</text:p>
          </table:table-cell>
        </table:table-row>
        <table:table-row table:style-name="ro1">
          <table:table-cell office:value-type="string" calcext:value-type="string">
            <text:p>NbZr</text:p>
          </table:table-cell>
          <table:table-cell office:value-type="float" office:value="0.08737225" calcext:value-type="float">
            <text:p>0.08737225</text:p>
          </table:table-cell>
          <table:table-cell office:value-type="float" office:value="3.7764" calcext:value-type="float">
            <text:p>3.7764</text:p>
          </table:table-cell>
          <table:table-cell office:value-type="float" office:value="1.61568375168711" calcext:value-type="float">
            <text:p>1.61568375168711</text:p>
          </table:table-cell>
        </table:table-row>
        <table:table-row table:style-name="ro1">
          <table:table-cell office:value-type="string" calcext:value-type="string">
            <text:p>NaGe</text:p>
          </table:table-cell>
          <table:table-cell office:value-type="float" office:value="0.08784024" calcext:value-type="float">
            <text:p>0.08784024</text:p>
          </table:table-cell>
          <table:table-cell office:value-type="float" office:value="3.6896" calcext:value-type="float">
            <text:p>3.6896</text:p>
          </table:table-cell>
          <table:table-cell office:value-type="float" office:value="3.06508868260003" calcext:value-type="float">
            <text:p>3.06508868260003</text:p>
          </table:table-cell>
        </table:table-row>
        <table:table-row table:style-name="ro1">
          <table:table-cell office:value-type="string" calcext:value-type="string">
            <text:p>RbSb</text:p>
          </table:table-cell>
          <table:table-cell office:value-type="float" office:value="0.088124335" calcext:value-type="float">
            <text:p>0.088124335</text:p>
          </table:table-cell>
          <table:table-cell office:value-type="float" office:value="4.1993" calcext:value-type="float">
            <text:p>4.1993</text:p>
          </table:table-cell>
          <table:table-cell office:value-type="float" office:value="1.43819105888459" calcext:value-type="float">
            <text:p>1.43819105888459</text:p>
          </table:table-cell>
        </table:table-row>
        <table:table-row table:style-name="ro1">
          <table:table-cell office:value-type="string" calcext:value-type="string">
            <text:p>MgMg</text:p>
          </table:table-cell>
          <table:table-cell office:value-type="float" office:value="0.08827924" calcext:value-type="float">
            <text:p>0.08827924</text:p>
          </table:table-cell>
          <table:table-cell office:value-type="float" office:value="3.7235" calcext:value-type="float">
            <text:p>3.7235</text:p>
          </table:table-cell>
          <table:table-cell office:value-type="float" office:value="5.85627792016938" calcext:value-type="float">
            <text:p>5.85627792016938</text:p>
          </table:table-cell>
        </table:table-row>
        <table:table-row table:style-name="ro1">
          <table:table-cell office:value-type="string" calcext:value-type="string">
            <text:p>RbTi</text:p>
          </table:table-cell>
          <table:table-cell office:value-type="float" office:value="0.08828548" calcext:value-type="float">
            <text:p>0.08828548</text:p>
          </table:table-cell>
          <table:table-cell office:value-type="float" office:value="3.9175" calcext:value-type="float">
            <text:p>3.9175</text:p>
          </table:table-cell>
          <table:table-cell office:value-type="float" office:value="2.21754957625708" calcext:value-type="float">
            <text:p>2.21754957625708</text:p>
          </table:table-cell>
        </table:table-row>
        <table:table-row table:style-name="ro1">
          <table:table-cell office:value-type="string" calcext:value-type="string">
            <text:p>SiSc</text:p>
          </table:table-cell>
          <table:table-cell office:value-type="float" office:value="0.089307584" calcext:value-type="float">
            <text:p>0.089307584</text:p>
          </table:table-cell>
          <table:table-cell office:value-type="float" office:value="3.8332" calcext:value-type="float">
            <text:p>3.8332</text:p>
          </table:table-cell>
          <table:table-cell office:value-type="float" office:value="3.97529846487552" calcext:value-type="float">
            <text:p>3.97529846487552</text:p>
          </table:table-cell>
        </table:table-row>
        <table:table-row table:style-name="ro1">
          <table:table-cell office:value-type="string" calcext:value-type="string">
            <text:p>CsFe</text:p>
          </table:table-cell>
          <table:table-cell office:value-type="float" office:value="0.08960692" calcext:value-type="float">
            <text:p>0.08960692</text:p>
          </table:table-cell>
          <table:table-cell office:value-type="float" office:value="3.7822" calcext:value-type="float">
            <text:p>3.7822</text:p>
          </table:table-cell>
          <table:table-cell office:value-type="float" office:value="1.57675999498867" calcext:value-type="float">
            <text:p>1.57675999498867</text:p>
          </table:table-cell>
        </table:table-row>
        <table:table-row table:style-name="ro1">
          <table:table-cell office:value-type="string" calcext:value-type="string">
            <text:p>GaNb</text:p>
          </table:table-cell>
          <table:table-cell office:value-type="float" office:value="0.089768834" calcext:value-type="float">
            <text:p>0.089768834</text:p>
          </table:table-cell>
          <table:table-cell office:value-type="float" office:value="3.5657" calcext:value-type="float">
            <text:p>3.5657</text:p>
          </table:table-cell>
          <table:table-cell office:value-type="float" office:value="1.82539184271719" calcext:value-type="float">
            <text:p>1.82539184271719</text:p>
          </table:table-cell>
        </table:table-row>
        <table:table-row table:style-name="ro1">
          <table:table-cell office:value-type="string" calcext:value-type="string">
            <text:p>TaMn</text:p>
          </table:table-cell>
          <table:table-cell office:value-type="float" office:value="0.08982196" calcext:value-type="float">
            <text:p>0.08982196</text:p>
          </table:table-cell>
          <table:table-cell office:value-type="float" office:value="3.2577" calcext:value-type="float">
            <text:p>3.2577</text:p>
          </table:table-cell>
          <table:table-cell office:value-type="float" office:value="1.26567461699815" calcext:value-type="float">
            <text:p>1.26567461699815</text:p>
          </table:table-cell>
        </table:table-row>
        <table:table-row table:style-name="ro1">
          <table:table-cell office:value-type="string" calcext:value-type="string">
            <text:p>GaGd</text:p>
          </table:table-cell>
          <table:table-cell office:value-type="float" office:value="0.089828216" calcext:value-type="float">
            <text:p>0.089828216</text:p>
          </table:table-cell>
          <table:table-cell office:value-type="float" office:value="4.0871" calcext:value-type="float">
            <text:p>4.0871</text:p>
          </table:table-cell>
          <table:table-cell office:value-type="float" office:value="1.31472252529405" calcext:value-type="float">
            <text:p>1.31472252529405</text:p>
          </table:table-cell>
        </table:table-row>
        <table:table-row table:style-name="ro1">
          <table:table-cell office:value-type="string" calcext:value-type="string">
            <text:p>PbCe</text:p>
          </table:table-cell>
          <table:table-cell office:value-type="float" office:value="0.08983245" calcext:value-type="float">
            <text:p>0.08983245</text:p>
          </table:table-cell>
          <table:table-cell office:value-type="float" office:value="4.2596" calcext:value-type="float">
            <text:p>4.2596</text:p>
          </table:table-cell>
          <table:table-cell office:value-type="float" office:value="0.863110565050813" calcext:value-type="float">
            <text:p>0.863110565050813</text:p>
          </table:table-cell>
        </table:table-row>
        <table:table-row table:style-name="ro1">
          <table:table-cell office:value-type="string" calcext:value-type="string">
            <text:p>CsMo</text:p>
          </table:table-cell>
          <table:table-cell office:value-type="float" office:value="0.089884214" calcext:value-type="float">
            <text:p>0.089884214</text:p>
          </table:table-cell>
          <table:table-cell office:value-type="float" office:value="3.8488" calcext:value-type="float">
            <text:p>3.8488</text:p>
          </table:table-cell>
          <table:table-cell office:value-type="float" office:value="1.30410553119954" calcext:value-type="float">
            <text:p>1.30410553119954</text:p>
          </table:table-cell>
        </table:table-row>
        <table:table-row table:style-name="ro1">
          <table:table-cell office:value-type="string" calcext:value-type="string">
            <text:p>IrZr</text:p>
          </table:table-cell>
          <table:table-cell office:value-type="float" office:value="0.09008518" calcext:value-type="float">
            <text:p>0.09008518</text:p>
          </table:table-cell>
          <table:table-cell office:value-type="float" office:value="3.5794" calcext:value-type="float">
            <text:p>3.5794</text:p>
          </table:table-cell>
          <table:table-cell office:value-type="float" office:value="1.05556417014836" calcext:value-type="float">
            <text:p>1.05556417014836</text:p>
          </table:table-cell>
        </table:table-row>
        <table:table-row table:style-name="ro1">
          <table:table-cell office:value-type="string" calcext:value-type="string">
            <text:p>RhHf</text:p>
          </table:table-cell>
          <table:table-cell office:value-type="float" office:value="0.091392055" calcext:value-type="float">
            <text:p>0.091392055</text:p>
          </table:table-cell>
          <table:table-cell office:value-type="float" office:value="3.5436" calcext:value-type="float">
            <text:p>3.5436</text:p>
          </table:table-cell>
          <table:table-cell office:value-type="float" office:value="1.06315562529297" calcext:value-type="float">
            <text:p>1.06315562529297</text:p>
          </table:table-cell>
        </table:table-row>
        <table:table-row table:style-name="ro1">
          <table:table-cell office:value-type="string" calcext:value-type="string">
            <text:p>CsSb</text:p>
          </table:table-cell>
          <table:table-cell office:value-type="float" office:value="0.09311278" calcext:value-type="float">
            <text:p>0.09311278</text:p>
          </table:table-cell>
          <table:table-cell office:value-type="float" office:value="4.3215" calcext:value-type="float">
            <text:p>4.3215</text:p>
          </table:table-cell>
          <table:table-cell office:value-type="float" office:value="1.1734365104549" calcext:value-type="float">
            <text:p>1.1734365104549</text:p>
          </table:table-cell>
        </table:table-row>
        <table:table-row table:style-name="ro1">
          <table:table-cell office:value-type="string" calcext:value-type="string">
            <text:p>CaCd</text:p>
          </table:table-cell>
          <table:table-cell office:value-type="float" office:value="0.09436413" calcext:value-type="float">
            <text:p>0.09436413</text:p>
          </table:table-cell>
          <table:table-cell office:value-type="float" office:value="4.0938" calcext:value-type="float">
            <text:p>4.0938</text:p>
          </table:table-cell>
          <table:table-cell office:value-type="float" office:value="1.94441847302364" calcext:value-type="float">
            <text:p>1.94441847302364</text:p>
          </table:table-cell>
        </table:table-row>
        <table:table-row table:style-name="ro1">
          <table:table-cell office:value-type="string" calcext:value-type="string">
            <text:p>TeGd</text:p>
          </table:table-cell>
          <table:table-cell office:value-type="float" office:value="0.09521698" calcext:value-type="float">
            <text:p>0.09521698</text:p>
          </table:table-cell>
          <table:table-cell office:value-type="float" office:value="4.2199" calcext:value-type="float">
            <text:p>4.2199</text:p>
          </table:table-cell>
          <table:table-cell office:value-type="float" office:value="1.05039770549472" calcext:value-type="float">
            <text:p>1.05039770549472</text:p>
          </table:table-cell>
        </table:table-row>
        <table:table-row table:style-name="ro1">
          <table:table-cell office:value-type="string" calcext:value-type="string">
            <text:p>TaNb</text:p>
          </table:table-cell>
          <table:table-cell office:value-type="float" office:value="0.0954735" calcext:value-type="float">
            <text:p>0.0954735</text:p>
          </table:table-cell>
          <table:table-cell office:value-type="float" office:value="3.5498" calcext:value-type="float">
            <text:p>3.5498</text:p>
          </table:table-cell>
          <table:table-cell office:value-type="float" office:value="1.09211245613954" calcext:value-type="float">
            <text:p>1.09211245613954</text:p>
          </table:table-cell>
        </table:table-row>
        <table:table-row table:style-name="ro1">
          <table:table-cell office:value-type="string" calcext:value-type="string">
            <text:p>NdRe</text:p>
          </table:table-cell>
          <table:table-cell office:value-type="float" office:value="0.0962496" calcext:value-type="float">
            <text:p>0.0962496</text:p>
          </table:table-cell>
          <table:table-cell office:value-type="float" office:value="3.7379" calcext:value-type="float">
            <text:p>3.7379</text:p>
          </table:table-cell>
          <table:table-cell office:value-type="float" office:value="0.906766554467618" calcext:value-type="float">
            <text:p>0.906766554467618</text:p>
          </table:table-cell>
        </table:table-row>
        <table:table-row table:style-name="ro1">
          <table:table-cell office:value-type="string" calcext:value-type="string">
            <text:p>ScGa</text:p>
          </table:table-cell>
          <table:table-cell office:value-type="float" office:value="0.09635973" calcext:value-type="float">
            <text:p>0.09635973</text:p>
          </table:table-cell>
          <table:table-cell office:value-type="float" office:value="3.4571" calcext:value-type="float">
            <text:p>3.4571</text:p>
          </table:table-cell>
          <table:table-cell office:value-type="float" office:value="2.56903127788062" calcext:value-type="float">
            <text:p>2.56903127788062</text:p>
          </table:table-cell>
        </table:table-row>
        <table:table-row table:style-name="ro1">
          <table:table-cell office:value-type="string" calcext:value-type="string">
            <text:p>AlRh</text:p>
          </table:table-cell>
          <table:table-cell office:value-type="float" office:value="0.09672223" calcext:value-type="float">
            <text:p>0.09672223</text:p>
          </table:table-cell>
          <table:table-cell office:value-type="float" office:value="3.451" calcext:value-type="float">
            <text:p>3.451</text:p>
          </table:table-cell>
          <table:table-cell office:value-type="float" office:value="2.27507370868794" calcext:value-type="float">
            <text:p>2.27507370868794</text:p>
          </table:table-cell>
        </table:table-row>
        <table:table-row table:style-name="ro1">
          <table:table-cell office:value-type="string" calcext:value-type="string">
            <text:p>CuY</text:p>
          </table:table-cell>
          <table:table-cell office:value-type="float" office:value="0.09697469" calcext:value-type="float">
            <text:p>0.09697469</text:p>
          </table:table-cell>
          <table:table-cell office:value-type="float" office:value="4.0026" calcext:value-type="float">
            <text:p>4.0026</text:p>
          </table:table-cell>
          <table:table-cell office:value-type="float" office:value="1.94488308042024" calcext:value-type="float">
            <text:p>1.94488308042024</text:p>
          </table:table-cell>
        </table:table-row>
        <table:table-row table:style-name="ro1">
          <table:table-cell office:value-type="string" calcext:value-type="string">
            <text:p>YTl</text:p>
          </table:table-cell>
          <table:table-cell office:value-type="float" office:value="0.09721156" calcext:value-type="float">
            <text:p>0.09721156</text:p>
          </table:table-cell>
          <table:table-cell office:value-type="float" office:value="4.206" calcext:value-type="float">
            <text:p>4.206</text:p>
          </table:table-cell>
          <table:table-cell office:value-type="float" office:value="1.02048182366098" calcext:value-type="float">
            <text:p>1.02048182366098</text:p>
          </table:table-cell>
        </table:table-row>
        <table:table-row table:style-name="ro1">
          <table:table-cell office:value-type="string" calcext:value-type="string">
            <text:p>PtGd</text:p>
          </table:table-cell>
          <table:table-cell office:value-type="float" office:value="0.09772321" calcext:value-type="float">
            <text:p>0.09772321</text:p>
          </table:table-cell>
          <table:table-cell office:value-type="float" office:value="3.8764" calcext:value-type="float">
            <text:p>3.8764</text:p>
          </table:table-cell>
          <table:table-cell office:value-type="float" office:value="0.850922599648996" calcext:value-type="float">
            <text:p>0.850922599648996</text:p>
          </table:table-cell>
        </table:table-row>
        <table:table-row table:style-name="ro1">
          <table:table-cell office:value-type="string" calcext:value-type="string">
            <text:p>BaMn</text:p>
          </table:table-cell>
          <table:table-cell office:value-type="float" office:value="0.09815053" calcext:value-type="float">
            <text:p>0.09815053</text:p>
          </table:table-cell>
          <table:table-cell office:value-type="float" office:value="3.9891" calcext:value-type="float">
            <text:p>3.9891</text:p>
          </table:table-cell>
          <table:table-cell office:value-type="float" office:value="1.54838321171051" calcext:value-type="float">
            <text:p>1.54838321171051</text:p>
          </table:table-cell>
        </table:table-row>
        <table:table-row table:style-name="ro1">
          <table:table-cell office:value-type="string" calcext:value-type="string">
            <text:p>PtSc</text:p>
          </table:table-cell>
          <table:table-cell office:value-type="float" office:value="0.09829944" calcext:value-type="float">
            <text:p>0.09829944</text:p>
          </table:table-cell>
          <table:table-cell office:value-type="float" office:value="3.5662" calcext:value-type="float">
            <text:p>3.5662</text:p>
          </table:table-cell>
          <table:table-cell office:value-type="float" office:value="1.2440440929295" calcext:value-type="float">
            <text:p>1.2440440929295</text:p>
          </table:table-cell>
        </table:table-row>
        <table:table-row table:style-name="ro1">
          <table:table-cell office:value-type="string" calcext:value-type="string">
            <text:p>HgCe</text:p>
          </table:table-cell>
          <table:table-cell office:value-type="float" office:value="0.09892347" calcext:value-type="float">
            <text:p>0.09892347</text:p>
          </table:table-cell>
          <table:table-cell office:value-type="float" office:value="4.1706" calcext:value-type="float">
            <text:p>4.1706</text:p>
          </table:table-cell>
          <table:table-cell office:value-type="float" office:value="0.879708370952511" calcext:value-type="float">
            <text:p>0.879708370952511</text:p>
          </table:table-cell>
        </table:table-row>
        <table:table-row table:style-name="ro1">
          <table:table-cell office:value-type="string" calcext:value-type="string">
            <text:p>MgRe</text:p>
          </table:table-cell>
          <table:table-cell office:value-type="float" office:value="0.09902371" calcext:value-type="float">
            <text:p>0.09902371</text:p>
          </table:table-cell>
          <table:table-cell office:value-type="float" office:value="3.4861" calcext:value-type="float">
            <text:p>3.4861</text:p>
          </table:table-cell>
          <table:table-cell office:value-type="float" office:value="1.41607155183613" calcext:value-type="float">
            <text:p>1.41607155183613</text:p>
          </table:table-cell>
        </table:table-row>
        <table:table-row table:style-name="ro1">
          <table:table-cell office:value-type="string" calcext:value-type="string">
            <text:p>RbIr</text:p>
          </table:table-cell>
          <table:table-cell office:value-type="float" office:value="0.099076025" calcext:value-type="float">
            <text:p>0.099076025</text:p>
          </table:table-cell>
          <table:table-cell office:value-type="float" office:value="3.7856" calcext:value-type="float">
            <text:p>3.7856</text:p>
          </table:table-cell>
          <table:table-cell office:value-type="float" office:value="1.07720952780146" calcext:value-type="float">
            <text:p>1.07720952780146</text:p>
          </table:table-cell>
        </table:table-row>
        <table:table-row table:style-name="ro1">
          <table:table-cell office:value-type="string" calcext:value-type="string">
            <text:p>IrTi</text:p>
          </table:table-cell>
          <table:table-cell office:value-type="float" office:value="0.09987099" calcext:value-type="float">
            <text:p>0.09987099</text:p>
          </table:table-cell>
          <table:table-cell office:value-type="float" office:value="3.4156" calcext:value-type="float">
            <text:p>3.4156</text:p>
          </table:table-cell>
          <table:table-cell office:value-type="float" office:value="1.24381848350251" calcext:value-type="float">
            <text:p>1.24381848350251</text:p>
          </table:table-cell>
        </table:table-row>
        <table:table-row table:style-name="ro1">
          <table:table-cell office:value-type="string" calcext:value-type="string">
            <text:p>CeW</text:p>
          </table:table-cell>
          <table:table-cell office:value-type="float" office:value="0.10000668" calcext:value-type="float">
            <text:p>0.10000668</text:p>
          </table:table-cell>
          <table:table-cell office:value-type="float" office:value="3.7796" calcext:value-type="float">
            <text:p>3.7796</text:p>
          </table:table-cell>
          <table:table-cell office:value-type="float" office:value="0.924772666398801" calcext:value-type="float">
            <text:p>0.924772666398801</text:p>
          </table:table-cell>
        </table:table-row>
        <table:table-row table:style-name="ro1">
          <table:table-cell office:value-type="string" calcext:value-type="string">
            <text:p>AlV</text:p>
          </table:table-cell>
          <table:table-cell office:value-type="float" office:value="0.10038014" calcext:value-type="float">
            <text:p>0.10038014</text:p>
          </table:table-cell>
          <table:table-cell office:value-type="float" office:value="3.3563" calcext:value-type="float">
            <text:p>3.3563</text:p>
          </table:table-cell>
          <table:table-cell office:value-type="float" office:value="3.73556188874759" calcext:value-type="float">
            <text:p>3.73556188874759</text:p>
          </table:table-cell>
        </table:table-row>
        <table:table-row table:style-name="ro1">
          <table:table-cell office:value-type="string" calcext:value-type="string">
            <text:p>CaAs</text:p>
          </table:table-cell>
          <table:table-cell office:value-type="float" office:value="0.1006894" calcext:value-type="float">
            <text:p>0.1006894</text:p>
          </table:table-cell>
          <table:table-cell office:value-type="float" office:value="4.0509" calcext:value-type="float">
            <text:p>4.0509</text:p>
          </table:table-cell>
          <table:table-cell office:value-type="float" office:value="2.562050820083" calcext:value-type="float">
            <text:p>2.562050820083</text:p>
          </table:table-cell>
        </table:table-row>
        <table:table-row table:style-name="ro1">
          <table:table-cell office:value-type="string" calcext:value-type="string">
            <text:p>TaRu</text:p>
          </table:table-cell>
          <table:table-cell office:value-type="float" office:value="0.10097985" calcext:value-type="float">
            <text:p>0.10097985</text:p>
          </table:table-cell>
          <table:table-cell office:value-type="float" office:value="3.4195" calcext:value-type="float">
            <text:p>3.4195</text:p>
          </table:table-cell>
          <table:table-cell office:value-type="float" office:value="1.06083425688241" calcext:value-type="float">
            <text:p>1.06083425688241</text:p>
          </table:table-cell>
        </table:table-row>
        <table:table-row table:style-name="ro1">
          <table:table-cell office:value-type="string" calcext:value-type="string">
            <text:p>NaTa</text:p>
          </table:table-cell>
          <table:table-cell office:value-type="float" office:value="0.10196895" calcext:value-type="float">
            <text:p>0.10196895</text:p>
          </table:table-cell>
          <table:table-cell office:value-type="float" office:value="3.7583" calcext:value-type="float">
            <text:p>3.7583</text:p>
          </table:table-cell>
          <table:table-cell office:value-type="float" office:value="1.46105456755772" calcext:value-type="float">
            <text:p>1.46105456755772</text:p>
          </table:table-cell>
        </table:table-row>
        <table:table-row table:style-name="ro1">
          <table:table-cell office:value-type="string" calcext:value-type="string">
            <text:p>CdSr</text:p>
          </table:table-cell>
          <table:table-cell office:value-type="float" office:value="0.102074854" calcext:value-type="float">
            <text:p>0.102074854</text:p>
          </table:table-cell>
          <table:table-cell office:value-type="float" office:value="4.6641" calcext:value-type="float">
            <text:p>4.6641</text:p>
          </table:table-cell>
          <table:table-cell office:value-type="float" office:value="1.48916435472943" calcext:value-type="float">
            <text:p>1.48916435472943</text:p>
          </table:table-cell>
        </table:table-row>
        <table:table-row table:style-name="ro1">
          <table:table-cell office:value-type="string" calcext:value-type="string">
            <text:p>RbHg</text:p>
          </table:table-cell>
          <table:table-cell office:value-type="float" office:value="0.10236407" calcext:value-type="float">
            <text:p>0.10236407</text:p>
          </table:table-cell>
          <table:table-cell office:value-type="float" office:value="4.3523" calcext:value-type="float">
            <text:p>4.3523</text:p>
          </table:table-cell>
          <table:table-cell office:value-type="float" office:value="1.04600908214088" calcext:value-type="float">
            <text:p>1.04600908214088</text:p>
          </table:table-cell>
        </table:table-row>
        <table:table-row table:style-name="ro1">
          <table:table-cell office:value-type="string" calcext:value-type="string">
            <text:p>CsHg</text:p>
          </table:table-cell>
          <table:table-cell office:value-type="float" office:value="0.10438215" calcext:value-type="float">
            <text:p>0.10438215</text:p>
          </table:table-cell>
          <table:table-cell office:value-type="float" office:value="4.4223" calcext:value-type="float">
            <text:p>4.4223</text:p>
          </table:table-cell>
          <table:table-cell office:value-type="float" office:value="0.898557750623732" calcext:value-type="float">
            <text:p>0.898557750623732</text:p>
          </table:table-cell>
        </table:table-row>
        <table:table-row table:style-name="ro1">
          <table:table-cell office:value-type="string" calcext:value-type="string">
            <text:p>NdSi</text:p>
          </table:table-cell>
          <table:table-cell office:value-type="float" office:value="0.10464146" calcext:value-type="float">
            <text:p>0.10464146</text:p>
          </table:table-cell>
          <table:table-cell office:value-type="float" office:value="3.8341" calcext:value-type="float">
            <text:p>3.8341</text:p>
          </table:table-cell>
          <table:table-cell office:value-type="float" office:value="1.72443526515797" calcext:value-type="float">
            <text:p>1.72443526515797</text:p>
          </table:table-cell>
        </table:table-row>
        <table:table-row table:style-name="ro1">
          <table:table-cell office:value-type="string" calcext:value-type="string">
            <text:p>LiAl</text:p>
          </table:table-cell>
          <table:table-cell office:value-type="float" office:value="0.10474045" calcext:value-type="float">
            <text:p>0.10474045</text:p>
          </table:table-cell>
          <table:table-cell office:value-type="float" office:value="3.4948" calcext:value-type="float">
            <text:p>3.4948</text:p>
          </table:table-cell>
          <table:table-cell office:value-type="float" office:value="8.18435189442458" calcext:value-type="float">
            <text:p>8.18435189442458</text:p>
          </table:table-cell>
        </table:table-row>
        <table:table-row table:style-name="ro1">
          <table:table-cell office:value-type="string" calcext:value-type="string">
            <text:p>RbSn</text:p>
          </table:table-cell>
          <table:table-cell office:value-type="float" office:value="0.104889445" calcext:value-type="float">
            <text:p>0.104889445</text:p>
          </table:table-cell>
          <table:table-cell office:value-type="float" office:value="4.3667" calcext:value-type="float">
            <text:p>4.3667</text:p>
          </table:table-cell>
          <table:table-cell office:value-type="float" office:value="1.45936117680933" calcext:value-type="float">
            <text:p>1.45936117680933</text:p>
          </table:table-cell>
        </table:table-row>
        <table:table-row table:style-name="ro1">
          <table:table-cell office:value-type="string" calcext:value-type="string">
            <text:p>BiCa</text:p>
          </table:table-cell>
          <table:table-cell office:value-type="float" office:value="0.1049116" calcext:value-type="float">
            <text:p>0.1049116</text:p>
          </table:table-cell>
          <table:table-cell office:value-type="float" office:value="4.3234" calcext:value-type="float">
            <text:p>4.3234</text:p>
          </table:table-cell>
          <table:table-cell office:value-type="float" office:value="1.19953719861718" calcext:value-type="float">
            <text:p>1.19953719861718</text:p>
          </table:table-cell>
        </table:table-row>
        <table:table-row table:style-name="ro1">
          <table:table-cell office:value-type="string" calcext:value-type="string">
            <text:p>MgCe</text:p>
          </table:table-cell>
          <table:table-cell office:value-type="float" office:value="0.10505336" calcext:value-type="float">
            <text:p>0.10505336</text:p>
          </table:table-cell>
          <table:table-cell office:value-type="float" office:value="4.1323" calcext:value-type="float">
            <text:p>4.1323</text:p>
          </table:table-cell>
          <table:table-cell office:value-type="float" office:value="1.80586058141422" calcext:value-type="float">
            <text:p>1.80586058141422</text:p>
          </table:table-cell>
        </table:table-row>
        <table:table-row table:style-name="ro1">
          <table:table-cell office:value-type="string" calcext:value-type="string">
            <text:p>CeOs</text:p>
          </table:table-cell>
          <table:table-cell office:value-type="float" office:value="0.105512924" calcext:value-type="float">
            <text:p>0.105512924</text:p>
          </table:table-cell>
          <table:table-cell office:value-type="float" office:value="3.7323" calcext:value-type="float">
            <text:p>3.7323</text:p>
          </table:table-cell>
          <table:table-cell office:value-type="float" office:value="0.907046714666613" calcext:value-type="float">
            <text:p>0.907046714666613</text:p>
          </table:table-cell>
        </table:table-row>
        <table:table-row table:style-name="ro1">
          <table:table-cell office:value-type="string" calcext:value-type="string">
            <text:p>AuCa</text:p>
          </table:table-cell>
          <table:table-cell office:value-type="float" office:value="0.10569779" calcext:value-type="float">
            <text:p>0.10569779</text:p>
          </table:table-cell>
          <table:table-cell office:value-type="float" office:value="4.3537" calcext:value-type="float">
            <text:p>4.3537</text:p>
          </table:table-cell>
          <table:table-cell office:value-type="float" office:value="1.25956608139691" calcext:value-type="float">
            <text:p>1.25956608139691</text:p>
          </table:table-cell>
        </table:table-row>
        <table:table-row table:style-name="ro1">
          <table:table-cell office:value-type="string" calcext:value-type="string">
            <text:p>CeBe</text:p>
          </table:table-cell>
          <table:table-cell office:value-type="float" office:value="0.10646965" calcext:value-type="float">
            <text:p>0.10646965</text:p>
          </table:table-cell>
          <table:table-cell office:value-type="float" office:value="3.61" calcext:value-type="float">
            <text:p>3.61</text:p>
          </table:table-cell>
          <table:table-cell office:value-type="float" office:value="1.98736786913918" calcext:value-type="float">
            <text:p>1.98736786913918</text:p>
          </table:table-cell>
        </table:table-row>
        <table:table-row table:style-name="ro1">
          <table:table-cell office:value-type="string" calcext:value-type="string">
            <text:p>InRh</text:p>
          </table:table-cell>
          <table:table-cell office:value-type="float" office:value="0.10735569" calcext:value-type="float">
            <text:p>0.10735569</text:p>
          </table:table-cell>
          <table:table-cell office:value-type="float" office:value="3.6319" calcext:value-type="float">
            <text:p>3.6319</text:p>
          </table:table-cell>
          <table:table-cell office:value-type="float" office:value="1.36981051457386" calcext:value-type="float">
            <text:p>1.36981051457386</text:p>
          </table:table-cell>
        </table:table-row>
        <table:table-row table:style-name="ro1">
          <table:table-cell office:value-type="string" calcext:value-type="string">
            <text:p>NdCu</text:p>
          </table:table-cell>
          <table:table-cell office:value-type="float" office:value="0.107936755" calcext:value-type="float">
            <text:p>0.107936755</text:p>
          </table:table-cell>
          <table:table-cell office:value-type="float" office:value="3.7567" calcext:value-type="float">
            <text:p>3.7567</text:p>
          </table:table-cell>
          <table:table-cell office:value-type="float" office:value="1.43436928726293" calcext:value-type="float">
            <text:p>1.43436928726293</text:p>
          </table:table-cell>
        </table:table-row>
        <table:table-row table:style-name="ro1">
          <table:table-cell office:value-type="string" calcext:value-type="string">
            <text:p>ZrIr</text:p>
          </table:table-cell>
          <table:table-cell office:value-type="float" office:value="0.108032085" calcext:value-type="float">
            <text:p>0.108032085</text:p>
          </table:table-cell>
          <table:table-cell office:value-type="float" office:value="3.5352" calcext:value-type="float">
            <text:p>3.5352</text:p>
          </table:table-cell>
          <table:table-cell office:value-type="float" office:value="1.05556417014836" calcext:value-type="float">
            <text:p>1.05556417014836</text:p>
          </table:table-cell>
        </table:table-row>
        <table:table-row table:style-name="ro1">
          <table:table-cell office:value-type="string" calcext:value-type="string">
            <text:p>LiBe</text:p>
          </table:table-cell>
          <table:table-cell office:value-type="float" office:value="0.10816352" calcext:value-type="float">
            <text:p>0.10816352</text:p>
          </table:table-cell>
          <table:table-cell office:value-type="float" office:value="3.1915" calcext:value-type="float">
            <text:p>3.1915</text:p>
          </table:table-cell>
          <table:table-cell office:value-type="float" office:value="15.934129110594" calcext:value-type="float">
            <text:p>15.934129110594</text:p>
          </table:table-cell>
        </table:table-row>
        <table:table-row table:style-name="ro1">
          <table:table-cell office:value-type="string" calcext:value-type="string">
            <text:p>TaRh</text:p>
          </table:table-cell>
          <table:table-cell office:value-type="float" office:value="0.1083694" calcext:value-type="float">
            <text:p>0.1083694</text:p>
          </table:table-cell>
          <table:table-cell office:value-type="float" office:value="3.5157" calcext:value-type="float">
            <text:p>3.5157</text:p>
          </table:table-cell>
          <table:table-cell office:value-type="float" office:value="1.05404681863878" calcext:value-type="float">
            <text:p>1.05404681863878</text:p>
          </table:table-cell>
        </table:table-row>
        <table:table-row table:style-name="ro1">
          <table:table-cell office:value-type="string" calcext:value-type="string">
            <text:p>MoTi</text:p>
          </table:table-cell>
          <table:table-cell office:value-type="float" office:value="0.10841766" calcext:value-type="float">
            <text:p>0.10841766</text:p>
          </table:table-cell>
          <table:table-cell office:value-type="float" office:value="3.4155" calcext:value-type="float">
            <text:p>3.4155</text:p>
          </table:table-cell>
          <table:table-cell office:value-type="float" office:value="2.05939052850076" calcext:value-type="float">
            <text:p>2.05939052850076</text:p>
          </table:table-cell>
        </table:table-row>
        <table:table-row table:style-name="ro1">
          <table:table-cell office:value-type="string" calcext:value-type="string">
            <text:p>PdTa</text:p>
          </table:table-cell>
          <table:table-cell office:value-type="float" office:value="0.10870694" calcext:value-type="float">
            <text:p>0.10870694</text:p>
          </table:table-cell>
          <table:table-cell office:value-type="float" office:value="3.4843" calcext:value-type="float">
            <text:p>3.4843</text:p>
          </table:table-cell>
          <table:table-cell office:value-type="float" office:value="1.04129009196888" calcext:value-type="float">
            <text:p>1.04129009196888</text:p>
          </table:table-cell>
        </table:table-row>
        <table:table-row table:style-name="ro1">
          <table:table-cell office:value-type="string" calcext:value-type="string">
            <text:p>SnNb</text:p>
          </table:table-cell>
          <table:table-cell office:value-type="float" office:value="0.1088449" calcext:value-type="float">
            <text:p>0.1088449</text:p>
          </table:table-cell>
          <table:table-cell office:value-type="float" office:value="3.7262" calcext:value-type="float">
            <text:p>3.7262</text:p>
          </table:table-cell>
          <table:table-cell office:value-type="float" office:value="1.40878549311825" calcext:value-type="float">
            <text:p>1.40878549311825</text:p>
          </table:table-cell>
        </table:table-row>
        <table:table-row table:style-name="ro1">
          <table:table-cell office:value-type="string" calcext:value-type="string">
            <text:p>CuHf</text:p>
          </table:table-cell>
          <table:table-cell office:value-type="float" office:value="0.10947511" calcext:value-type="float">
            <text:p>0.10947511</text:p>
          </table:table-cell>
          <table:table-cell office:value-type="float" office:value="3.5842" calcext:value-type="float">
            <text:p>3.5842</text:p>
          </table:table-cell>
          <table:table-cell office:value-type="float" office:value="1.23391096916663" calcext:value-type="float">
            <text:p>1.23391096916663</text:p>
          </table:table-cell>
        </table:table-row>
        <table:table-row table:style-name="ro1">
          <table:table-cell office:value-type="string" calcext:value-type="string">
            <text:p>LiBa</text:p>
          </table:table-cell>
          <table:table-cell office:value-type="float" office:value="0.10985681" calcext:value-type="float">
            <text:p>0.10985681</text:p>
          </table:table-cell>
          <table:table-cell office:value-type="float" office:value="4.9948" calcext:value-type="float">
            <text:p>4.9948</text:p>
          </table:table-cell>
          <table:table-cell office:value-type="float" office:value="2.05294496327087" calcext:value-type="float">
            <text:p>2.05294496327087</text:p>
          </table:table-cell>
        </table:table-row>
        <table:table-row table:style-name="ro1">
          <table:table-cell office:value-type="string" calcext:value-type="string">
            <text:p>ScZn</text:p>
          </table:table-cell>
          <table:table-cell office:value-type="float" office:value="0.10994342" calcext:value-type="float">
            <text:p>0.10994342</text:p>
          </table:table-cell>
          <table:table-cell office:value-type="float" office:value="3.5623" calcext:value-type="float">
            <text:p>3.5623</text:p>
          </table:table-cell>
          <table:table-cell office:value-type="float" office:value="2.66677292061084" calcext:value-type="float">
            <text:p>2.66677292061084</text:p>
          </table:table-cell>
        </table:table-row>
        <table:table-row table:style-name="ro1">
          <table:table-cell office:value-type="string" calcext:value-type="string">
            <text:p>IrY</text:p>
          </table:table-cell>
          <table:table-cell office:value-type="float" office:value="0.11016313" calcext:value-type="float">
            <text:p>0.11016313</text:p>
          </table:table-cell>
          <table:table-cell office:value-type="float" office:value="3.7342" calcext:value-type="float">
            <text:p>3.7342</text:p>
          </table:table-cell>
          <table:table-cell office:value-type="float" office:value="1.06417576528347" calcext:value-type="float">
            <text:p>1.06417576528347</text:p>
          </table:table-cell>
        </table:table-row>
        <table:table-row table:style-name="ro1">
          <table:table-cell office:value-type="string" calcext:value-type="string">
            <text:p>RbSi</text:p>
          </table:table-cell>
          <table:table-cell office:value-type="float" office:value="0.11033519" calcext:value-type="float">
            <text:p>0.11033519</text:p>
          </table:table-cell>
          <table:table-cell office:value-type="float" office:value="3.8665" calcext:value-type="float">
            <text:p>3.8665</text:p>
          </table:table-cell>
          <table:table-cell office:value-type="float" office:value="2.59383659503683" calcext:value-type="float">
            <text:p>2.59383659503683</text:p>
          </table:table-cell>
        </table:table-row>
        <table:table-row table:style-name="ro1">
          <table:table-cell office:value-type="string" calcext:value-type="string">
            <text:p>SbNb</text:p>
          </table:table-cell>
          <table:table-cell office:value-type="float" office:value="0.1114786" calcext:value-type="float">
            <text:p>0.1114786</text:p>
          </table:table-cell>
          <table:table-cell office:value-type="float" office:value="3.7803" calcext:value-type="float">
            <text:p>3.7803</text:p>
          </table:table-cell>
          <table:table-cell office:value-type="float" office:value="1.38904737098868" calcext:value-type="float">
            <text:p>1.38904737098868</text:p>
          </table:table-cell>
        </table:table-row>
        <table:table-row table:style-name="ro1">
          <table:table-cell office:value-type="string" calcext:value-type="string">
            <text:p>PtTi</text:p>
          </table:table-cell>
          <table:table-cell office:value-type="float" office:value="0.111828946" calcext:value-type="float">
            <text:p>0.111828946</text:p>
          </table:table-cell>
          <table:table-cell office:value-type="float" office:value="3.4301" calcext:value-type="float">
            <text:p>3.4301</text:p>
          </table:table-cell>
          <table:table-cell office:value-type="float" office:value="1.22932095244546" calcext:value-type="float">
            <text:p>1.22932095244546</text:p>
          </table:table-cell>
        </table:table-row>
        <table:table-row table:style-name="ro1">
          <table:table-cell office:value-type="string" calcext:value-type="string">
            <text:p>NaMn</text:p>
          </table:table-cell>
          <table:table-cell office:value-type="float" office:value="0.11206769" calcext:value-type="float">
            <text:p>0.11206769</text:p>
          </table:table-cell>
          <table:table-cell office:value-type="float" office:value="3.3618" calcext:value-type="float">
            <text:p>3.3618</text:p>
          </table:table-cell>
          <table:table-cell office:value-type="float" office:value="3.7353415121195" calcext:value-type="float">
            <text:p>3.7353415121195</text:p>
          </table:table-cell>
        </table:table-row>
        <table:table-row table:style-name="ro1">
          <table:table-cell office:value-type="string" calcext:value-type="string">
            <text:p>VMn</text:p>
          </table:table-cell>
          <table:table-cell office:value-type="float" office:value="0.11244512" calcext:value-type="float">
            <text:p>0.11244512</text:p>
          </table:table-cell>
          <table:table-cell office:value-type="float" office:value="3.139" calcext:value-type="float">
            <text:p>3.139</text:p>
          </table:table-cell>
          <table:table-cell office:value-type="float" office:value="2.77660841793089" calcext:value-type="float">
            <text:p>2.77660841793089</text:p>
          </table:table-cell>
        </table:table-row>
        <table:table-row table:style-name="ro1">
          <table:table-cell office:value-type="string" calcext:value-type="string">
            <text:p>RbGd</text:p>
          </table:table-cell>
          <table:table-cell office:value-type="float" office:value="0.11254921" calcext:value-type="float">
            <text:p>0.11254921</text:p>
          </table:table-cell>
          <table:table-cell office:value-type="float" office:value="4.2481" calcext:value-type="float">
            <text:p>4.2481</text:p>
          </table:table-cell>
          <table:table-cell office:value-type="float" office:value="1.23048753402049" calcext:value-type="float">
            <text:p>1.23048753402049</text:p>
          </table:table-cell>
        </table:table-row>
        <table:table-row table:style-name="ro1">
          <table:table-cell office:value-type="string" calcext:value-type="string">
            <text:p>RbTe</text:p>
          </table:table-cell>
          <table:table-cell office:value-type="float" office:value="0.11319138" calcext:value-type="float">
            <text:p>0.11319138</text:p>
          </table:table-cell>
          <table:table-cell office:value-type="float" office:value="4.2205" calcext:value-type="float">
            <text:p>4.2205</text:p>
          </table:table-cell>
          <table:table-cell office:value-type="float" office:value="1.39932312044308" calcext:value-type="float">
            <text:p>1.39932312044308</text:p>
          </table:table-cell>
        </table:table-row>
        <table:table-row table:style-name="ro1">
          <table:table-cell office:value-type="string" calcext:value-type="string">
            <text:p>VTc</text:p>
          </table:table-cell>
          <table:table-cell office:value-type="float" office:value="0.113688044" calcext:value-type="float">
            <text:p>0.113688044</text:p>
          </table:table-cell>
          <table:table-cell office:value-type="float" office:value="3.2266" calcext:value-type="float">
            <text:p>3.2266</text:p>
          </table:table-cell>
          <table:table-cell office:value-type="float" office:value="1.98980925384818" calcext:value-type="float">
            <text:p>1.98980925384818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float" office:value="0.11476981" calcext:value-type="float">
            <text:p>0.11476981</text:p>
          </table:table-cell>
          <table:table-cell office:value-type="float" office:value="4.3477" calcext:value-type="float">
            <text:p>4.3477</text:p>
          </table:table-cell>
          <table:table-cell office:value-type="float" office:value="2.00292746864576" calcext:value-type="float">
            <text:p>2.00292746864576</text:p>
          </table:table-cell>
        </table:table-row>
        <table:table-row table:style-name="ro1">
          <table:table-cell office:value-type="string" calcext:value-type="string">
            <text:p>HfOs</text:p>
          </table:table-cell>
          <table:table-cell office:value-type="float" office:value="0.11494953" calcext:value-type="float">
            <text:p>0.11494953</text:p>
          </table:table-cell>
          <table:table-cell office:value-type="float" office:value="3.474" calcext:value-type="float">
            <text:p>3.474</text:p>
          </table:table-cell>
          <table:table-cell office:value-type="float" office:value="0.813415001761159" calcext:value-type="float">
            <text:p>0.813415001761159</text:p>
          </table:table-cell>
        </table:table-row>
        <table:table-row table:style-name="ro1">
          <table:table-cell office:value-type="string" calcext:value-type="string">
            <text:p>SiHf</text:p>
          </table:table-cell>
          <table:table-cell office:value-type="float" office:value="0.11525937" calcext:value-type="float">
            <text:p>0.11525937</text:p>
          </table:table-cell>
          <table:table-cell office:value-type="float" office:value="3.7404" calcext:value-type="float">
            <text:p>3.7404</text:p>
          </table:table-cell>
          <table:table-cell office:value-type="float" office:value="1.44266689414832" calcext:value-type="float">
            <text:p>1.44266689414832</text:p>
          </table:table-cell>
        </table:table-row>
        <table:table-row table:style-name="ro1">
          <table:table-cell office:value-type="string" calcext:value-type="string">
            <text:p>MgW</text:p>
          </table:table-cell>
          <table:table-cell office:value-type="float" office:value="0.11562649" calcext:value-type="float">
            <text:p>0.11562649</text:p>
          </table:table-cell>
          <table:table-cell office:value-type="float" office:value="3.5861" calcext:value-type="float">
            <text:p>3.5861</text:p>
          </table:table-cell>
          <table:table-cell office:value-type="float" office:value="1.4319443561791" calcext:value-type="float">
            <text:p>1.4319443561791</text:p>
          </table:table-cell>
        </table:table-row>
        <table:table-row table:style-name="ro1">
          <table:table-cell office:value-type="string" calcext:value-type="string">
            <text:p>PbRh</text:p>
          </table:table-cell>
          <table:table-cell office:value-type="float" office:value="0.116009586" calcext:value-type="float">
            <text:p>0.116009586</text:p>
          </table:table-cell>
          <table:table-cell office:value-type="float" office:value="3.7451" calcext:value-type="float">
            <text:p>3.7451</text:p>
          </table:table-cell>
          <table:table-cell office:value-type="float" office:value="0.96567769508138" calcext:value-type="float">
            <text:p>0.96567769508138</text:p>
          </table:table-cell>
        </table:table-row>
        <table:table-row table:style-name="ro1">
          <table:table-cell office:value-type="string" calcext:value-type="string">
            <text:p>TlIr</text:p>
          </table:table-cell>
          <table:table-cell office:value-type="float" office:value="0.116082944" calcext:value-type="float">
            <text:p>0.116082944</text:p>
          </table:table-cell>
          <table:table-cell office:value-type="float" office:value="3.6872" calcext:value-type="float">
            <text:p>3.6872</text:p>
          </table:table-cell>
          <table:table-cell office:value-type="float" office:value="0.756666039076921" calcext:value-type="float">
            <text:p>0.756666039076921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0.11679777" calcext:value-type="float">
            <text:p>0.11679777</text:p>
          </table:table-cell>
          <table:table-cell office:value-type="float" office:value="4.7352" calcext:value-type="float">
            <text:p>4.7352</text:p>
          </table:table-cell>
          <table:table-cell office:value-type="float" office:value="1.33904812632368" calcext:value-type="float">
            <text:p>1.33904812632368</text:p>
          </table:table-cell>
        </table:table-row>
        <table:table-row table:style-name="ro1">
          <table:table-cell office:value-type="string" calcext:value-type="string">
            <text:p>SnRh</text:p>
          </table:table-cell>
          <table:table-cell office:value-type="float" office:value="0.118629865" calcext:value-type="float">
            <text:p>0.118629865</text:p>
          </table:table-cell>
          <table:table-cell office:value-type="float" office:value="3.6448" calcext:value-type="float">
            <text:p>3.6448</text:p>
          </table:table-cell>
          <table:table-cell office:value-type="float" office:value="1.3460777926144" calcext:value-type="float">
            <text:p>1.3460777926144</text:p>
          </table:table-cell>
        </table:table-row>
        <table:table-row table:style-name="ro1">
          <table:table-cell office:value-type="string" calcext:value-type="string">
            <text:p>RbAu</text:p>
          </table:table-cell>
          <table:table-cell office:value-type="float" office:value="0.1189106" calcext:value-type="float">
            <text:p>0.1189106</text:p>
          </table:table-cell>
          <table:table-cell office:value-type="float" office:value="4.1708" calcext:value-type="float">
            <text:p>4.1708</text:p>
          </table:table-cell>
          <table:table-cell office:value-type="float" office:value="1.05928647925388" calcext:value-type="float">
            <text:p>1.05928647925388</text:p>
          </table:table-cell>
        </table:table-row>
        <table:table-row table:style-name="ro1">
          <table:table-cell office:value-type="string" calcext:value-type="string">
            <text:p>GaCe</text:p>
          </table:table-cell>
          <table:table-cell office:value-type="float" office:value="0.11933537" calcext:value-type="float">
            <text:p>0.11933537</text:p>
          </table:table-cell>
          <table:table-cell office:value-type="float" office:value="4.0914" calcext:value-type="float">
            <text:p>4.0914</text:p>
          </table:table-cell>
          <table:table-cell office:value-type="float" office:value="1.4205486895269" calcext:value-type="float">
            <text:p>1.4205486895269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0.11946752" calcext:value-type="float">
            <text:p>0.11946752</text:p>
          </table:table-cell>
          <table:table-cell office:value-type="float" office:value="3.562" calcext:value-type="float">
            <text:p>3.562</text:p>
          </table:table-cell>
          <table:table-cell office:value-type="float" office:value="3.24919662484653" calcext:value-type="float">
            <text:p>3.24919662484653</text:p>
          </table:table-cell>
        </table:table-row>
        <table:table-row table:style-name="ro1">
          <table:table-cell office:value-type="string" calcext:value-type="string">
            <text:p>SrTe</text:p>
          </table:table-cell>
          <table:table-cell office:value-type="float" office:value="0.11952757" calcext:value-type="float">
            <text:p>0.11952757</text:p>
          </table:table-cell>
          <table:table-cell office:value-type="float" office:value="4.2862" calcext:value-type="float">
            <text:p>4.2862</text:p>
          </table:table-cell>
          <table:table-cell office:value-type="float" office:value="1.38552376878301" calcext:value-type="float">
            <text:p>1.38552376878301</text:p>
          </table:table-cell>
        </table:table-row>
        <table:table-row table:style-name="ro1">
          <table:table-cell office:value-type="string" calcext:value-type="string">
            <text:p>SiTi</text:p>
          </table:table-cell>
          <table:table-cell office:value-type="float" office:value="0.11974036" calcext:value-type="float">
            <text:p>0.11974036</text:p>
          </table:table-cell>
          <table:table-cell office:value-type="float" office:value="3.5519" calcext:value-type="float">
            <text:p>3.5519</text:p>
          </table:table-cell>
          <table:table-cell office:value-type="float" office:value="3.82876791423049" calcext:value-type="float">
            <text:p>3.82876791423049</text:p>
          </table:table-cell>
        </table:table-row>
        <table:table-row table:style-name="ro1">
          <table:table-cell office:value-type="string" calcext:value-type="string">
            <text:p>HgGd</text:p>
          </table:table-cell>
          <table:table-cell office:value-type="float" office:value="0.1198689" calcext:value-type="float">
            <text:p>0.1198689</text:p>
          </table:table-cell>
          <table:table-cell office:value-type="float" office:value="4.1905" calcext:value-type="float">
            <text:p>4.1905</text:p>
          </table:table-cell>
          <table:table-cell office:value-type="float" office:value="0.837939364494895" calcext:value-type="float">
            <text:p>0.837939364494895</text:p>
          </table:table-cell>
        </table:table-row>
        <table:table-row table:style-name="ro1">
          <table:table-cell office:value-type="string" calcext:value-type="string">
            <text:p>ScCu</text:p>
          </table:table-cell>
          <table:table-cell office:value-type="float" office:value="0.120500006" calcext:value-type="float">
            <text:p>0.120500006</text:p>
          </table:table-cell>
          <table:table-cell office:value-type="float" office:value="3.4615" calcext:value-type="float">
            <text:p>3.4615</text:p>
          </table:table-cell>
          <table:table-cell office:value-type="float" office:value="2.71132046907345" calcext:value-type="float">
            <text:p>2.71132046907345</text:p>
          </table:table-cell>
        </table:table-row>
        <table:table-row table:style-name="ro1">
          <table:table-cell office:value-type="string" calcext:value-type="string">
            <text:p>LiOs</text:p>
          </table:table-cell>
          <table:table-cell office:value-type="float" office:value="0.121772915" calcext:value-type="float">
            <text:p>0.121772915</text:p>
          </table:table-cell>
          <table:table-cell office:value-type="float" office:value="3.4784" calcext:value-type="float">
            <text:p>3.4784</text:p>
          </table:table-cell>
          <table:table-cell office:value-type="float" office:value="1.51043868168018" calcext:value-type="float">
            <text:p>1.51043868168018</text:p>
          </table:table-cell>
        </table:table-row>
        <table:table-row table:style-name="ro1">
          <table:table-cell office:value-type="string" calcext:value-type="string">
            <text:p>ScCe</text:p>
          </table:table-cell>
          <table:table-cell office:value-type="float" office:value="0.12215317" calcext:value-type="float">
            <text:p>0.12215317</text:p>
          </table:table-cell>
          <table:table-cell office:value-type="float" office:value="4.1137" calcext:value-type="float">
            <text:p>4.1137</text:p>
          </table:table-cell>
          <table:table-cell office:value-type="float" office:value="1.60759628506616" calcext:value-type="float">
            <text:p>1.60759628506616</text:p>
          </table:table-cell>
        </table:table-row>
        <table:table-row table:style-name="ro1">
          <table:table-cell office:value-type="string" calcext:value-type="string">
            <text:p>ZnCa</text:p>
          </table:table-cell>
          <table:table-cell office:value-type="float" office:value="0.12260017" calcext:value-type="float">
            <text:p>0.12260017</text:p>
          </table:table-cell>
          <table:table-cell office:value-type="float" office:value="4.2436" calcext:value-type="float">
            <text:p>4.2436</text:p>
          </table:table-cell>
          <table:table-cell office:value-type="float" office:value="2.78665298078109" calcext:value-type="float">
            <text:p>2.78665298078109</text:p>
          </table:table-cell>
        </table:table-row>
        <table:table-row table:style-name="ro1">
          <table:table-cell office:value-type="string" calcext:value-type="string">
            <text:p>RbNi</text:p>
          </table:table-cell>
          <table:table-cell office:value-type="float" office:value="0.122723944" calcext:value-type="float">
            <text:p>0.122723944</text:p>
          </table:table-cell>
          <table:table-cell office:value-type="float" office:value="3.6047" calcext:value-type="float">
            <text:p>3.6047</text:p>
          </table:table-cell>
          <table:table-cell office:value-type="float" office:value="2.05443461569662" calcext:value-type="float">
            <text:p>2.05443461569662</text:p>
          </table:table-cell>
        </table:table-row>
        <table:table-row table:style-name="ro1">
          <table:table-cell office:value-type="string" calcext:value-type="string">
            <text:p>NaSe</text:p>
          </table:table-cell>
          <table:table-cell office:value-type="float" office:value="0.12307786" calcext:value-type="float">
            <text:p>0.12307786</text:p>
          </table:table-cell>
          <table:table-cell office:value-type="float" office:value="3.7737" calcext:value-type="float">
            <text:p>3.7737</text:p>
          </table:table-cell>
          <table:table-cell office:value-type="float" office:value="2.88055311887493" calcext:value-type="float">
            <text:p>2.88055311887493</text:p>
          </table:table-cell>
        </table:table-row>
        <table:table-row table:style-name="ro1">
          <table:table-cell office:value-type="string" calcext:value-type="string">
            <text:p>CsSn</text:p>
          </table:table-cell>
          <table:table-cell office:value-type="float" office:value="0.12310357" calcext:value-type="float">
            <text:p>0.12310357</text:p>
          </table:table-cell>
          <table:table-cell office:value-type="float" office:value="4.4512" calcext:value-type="float">
            <text:p>4.4512</text:p>
          </table:table-cell>
          <table:table-cell office:value-type="float" office:value="1.18749161409301" calcext:value-type="float">
            <text:p>1.18749161409301</text:p>
          </table:table-cell>
        </table:table-row>
        <table:table-row table:style-name="ro1">
          <table:table-cell office:value-type="string" calcext:value-type="string">
            <text:p>AgNb</text:p>
          </table:table-cell>
          <table:table-cell office:value-type="float" office:value="0.123835005" calcext:value-type="float">
            <text:p>0.123835005</text:p>
          </table:table-cell>
          <table:table-cell office:value-type="float" office:value="3.5427" calcext:value-type="float">
            <text:p>3.5427</text:p>
          </table:table-cell>
          <table:table-cell office:value-type="float" office:value="1.48373098120496" calcext:value-type="float">
            <text:p>1.48373098120496</text:p>
          </table:table-cell>
        </table:table-row>
        <table:table-row table:style-name="ro1">
          <table:table-cell office:value-type="string" calcext:value-type="string">
            <text:p>BaBi</text:p>
          </table:table-cell>
          <table:table-cell office:value-type="float" office:value="0.12418952" calcext:value-type="float">
            <text:p>0.12418952</text:p>
          </table:table-cell>
          <table:table-cell office:value-type="float" office:value="4.4996" calcext:value-type="float">
            <text:p>4.4996</text:p>
          </table:table-cell>
          <table:table-cell office:value-type="float" office:value="0.865602564809409" calcext:value-type="float">
            <text:p>0.865602564809409</text:p>
          </table:table-cell>
        </table:table-row>
        <table:table-row table:style-name="ro1">
          <table:table-cell office:value-type="string" calcext:value-type="string">
            <text:p>RbGe</text:p>
          </table:table-cell>
          <table:table-cell office:value-type="float" office:value="0.12427106" calcext:value-type="float">
            <text:p>0.12427106</text:p>
          </table:table-cell>
          <table:table-cell office:value-type="float" office:value="3.9092" calcext:value-type="float">
            <text:p>3.9092</text:p>
          </table:table-cell>
          <table:table-cell office:value-type="float" office:value="1.87661490649694" calcext:value-type="float">
            <text:p>1.87661490649694</text:p>
          </table:table-cell>
        </table:table-row>
        <table:table-row table:style-name="ro1">
          <table:table-cell office:value-type="string" calcext:value-type="string">
            <text:p>TeCe</text:p>
          </table:table-cell>
          <table:table-cell office:value-type="float" office:value="0.12447033" calcext:value-type="float">
            <text:p>0.12447033</text:p>
          </table:table-cell>
          <table:table-cell office:value-type="float" office:value="4.1702" calcext:value-type="float">
            <text:p>4.1702</text:p>
          </table:table-cell>
          <table:table-cell office:value-type="float" office:value="1.11687301853122" calcext:value-type="float">
            <text:p>1.11687301853122</text:p>
          </table:table-cell>
        </table:table-row>
        <table:table-row table:style-name="ro1">
          <table:table-cell office:value-type="string" calcext:value-type="string">
            <text:p>GeNb</text:p>
          </table:table-cell>
          <table:table-cell office:value-type="float" office:value="0.124604754" calcext:value-type="float">
            <text:p>0.124604754</text:p>
          </table:table-cell>
          <table:table-cell office:value-type="float" office:value="3.5794" calcext:value-type="float">
            <text:p>3.5794</text:p>
          </table:table-cell>
          <table:table-cell office:value-type="float" office:value="1.79380459891487" calcext:value-type="float">
            <text:p>1.79380459891487</text:p>
          </table:table-cell>
        </table:table-row>
        <table:table-row table:style-name="ro1">
          <table:table-cell office:value-type="string" calcext:value-type="string">
            <text:p>MgSr</text:p>
          </table:table-cell>
          <table:table-cell office:value-type="float" office:value="0.124802284" calcext:value-type="float">
            <text:p>0.124802284</text:p>
          </table:table-cell>
          <table:table-cell office:value-type="float" office:value="4.3557" calcext:value-type="float">
            <text:p>4.3557</text:p>
          </table:table-cell>
          <table:table-cell office:value-type="float" office:value="2.63057941786614" calcext:value-type="float">
            <text:p>2.63057941786614</text:p>
          </table:table-cell>
        </table:table-row>
        <table:table-row table:style-name="ro1">
          <table:table-cell office:value-type="string" calcext:value-type="string">
            <text:p>GdLi</text:p>
          </table:table-cell>
          <table:table-cell office:value-type="float" office:value="0.12483653" calcext:value-type="float">
            <text:p>0.12483653</text:p>
          </table:table-cell>
          <table:table-cell office:value-type="float" office:value="3.7401" calcext:value-type="float">
            <text:p>3.7401</text:p>
          </table:table-cell>
          <table:table-cell office:value-type="float" office:value="1.80834449960835" calcext:value-type="float">
            <text:p>1.80834449960835</text:p>
          </table:table-cell>
        </table:table-row>
        <table:table-row table:style-name="ro1">
          <table:table-cell office:value-type="string" calcext:value-type="string">
            <text:p>TaTc</text:p>
          </table:table-cell>
          <table:table-cell office:value-type="float" office:value="0.12497471" calcext:value-type="float">
            <text:p>0.12497471</text:p>
          </table:table-cell>
          <table:table-cell office:value-type="float" office:value="3.3656" calcext:value-type="float">
            <text:p>3.3656</text:p>
          </table:table-cell>
          <table:table-cell office:value-type="float" office:value="1.07238421444422" calcext:value-type="float">
            <text:p>1.07238421444422</text:p>
          </table:table-cell>
        </table:table-row>
        <table:table-row table:style-name="ro1">
          <table:table-cell office:value-type="string" calcext:value-type="string">
            <text:p>CdPd</text:p>
          </table:table-cell>
          <table:table-cell office:value-type="float" office:value="0.12533236" calcext:value-type="float">
            <text:p>0.12533236</text:p>
          </table:table-cell>
          <table:table-cell office:value-type="float" office:value="3.7869" calcext:value-type="float">
            <text:p>3.7869</text:p>
          </table:table-cell>
          <table:table-cell office:value-type="float" office:value="1.36297241592497" calcext:value-type="float">
            <text:p>1.36297241592497</text:p>
          </table:table-cell>
        </table:table-row>
        <table:table-row table:style-name="ro1">
          <table:table-cell office:value-type="string" calcext:value-type="string">
            <text:p>TlTa</text:p>
          </table:table-cell>
          <table:table-cell office:value-type="float" office:value="0.12565762" calcext:value-type="float">
            <text:p>0.12565762</text:p>
          </table:table-cell>
          <table:table-cell office:value-type="float" office:value="3.7536" calcext:value-type="float">
            <text:p>3.7536</text:p>
          </table:table-cell>
          <table:table-cell office:value-type="float" office:value="0.778622651955041" calcext:value-type="float">
            <text:p>0.778622651955041</text:p>
          </table:table-cell>
        </table:table-row>
        <table:table-row table:style-name="ro1">
          <table:table-cell office:value-type="string" calcext:value-type="string">
            <text:p>CsTe</text:p>
          </table:table-cell>
          <table:table-cell office:value-type="float" office:value="0.1257033" calcext:value-type="float">
            <text:p>0.1257033</text:p>
          </table:table-cell>
          <table:table-cell office:value-type="float" office:value="4.3464" calcext:value-type="float">
            <text:p>4.3464</text:p>
          </table:table-cell>
          <table:table-cell office:value-type="float" office:value="1.1474323054129" calcext:value-type="float">
            <text:p>1.1474323054129</text:p>
          </table:table-cell>
        </table:table-row>
        <table:table-row table:style-name="ro1">
          <table:table-cell office:value-type="string" calcext:value-type="string">
            <text:p>MgOs</text:p>
          </table:table-cell>
          <table:table-cell office:value-type="float" office:value="0.12609291" calcext:value-type="float">
            <text:p>0.12609291</text:p>
          </table:table-cell>
          <table:table-cell office:value-type="float" office:value="3.4849" calcext:value-type="float">
            <text:p>3.4849</text:p>
          </table:table-cell>
          <table:table-cell office:value-type="float" office:value="1.38988619261678" calcext:value-type="float">
            <text:p>1.38988619261678</text:p>
          </table:table-cell>
        </table:table-row>
        <table:table-row table:style-name="ro1">
          <table:table-cell office:value-type="string" calcext:value-type="string">
            <text:p>AlCo</text:p>
          </table:table-cell>
          <table:table-cell office:value-type="float" office:value="0.12635519" calcext:value-type="float">
            <text:p>0.12635519</text:p>
          </table:table-cell>
          <table:table-cell office:value-type="float" office:value="3.1514" calcext:value-type="float">
            <text:p>3.1514</text:p>
          </table:table-cell>
          <table:table-cell office:value-type="float" office:value="3.39989788185627" calcext:value-type="float">
            <text:p>3.39989788185627</text:p>
          </table:table-cell>
        </table:table-row>
        <table:table-row table:style-name="ro1">
          <table:table-cell office:value-type="string" calcext:value-type="string">
            <text:p>InPd</text:p>
          </table:table-cell>
          <table:table-cell office:value-type="float" office:value="0.12641755" calcext:value-type="float">
            <text:p>0.12641755</text:p>
          </table:table-cell>
          <table:table-cell office:value-type="float" office:value="3.8538" calcext:value-type="float">
            <text:p>3.8538</text:p>
          </table:table-cell>
          <table:table-cell office:value-type="float" office:value="1.34834364583325" calcext:value-type="float">
            <text:p>1.34834364583325</text:p>
          </table:table-cell>
        </table:table-row>
        <table:table-row table:style-name="ro1">
          <table:table-cell office:value-type="string" calcext:value-type="string">
            <text:p>GaSr</text:p>
          </table:table-cell>
          <table:table-cell office:value-type="float" office:value="0.12662028" calcext:value-type="float">
            <text:p>0.12662028</text:p>
          </table:table-cell>
          <table:table-cell office:value-type="float" office:value="4.6575" calcext:value-type="float">
            <text:p>4.6575</text:p>
          </table:table-cell>
          <table:table-cell office:value-type="float" office:value="1.88556460744186" calcext:value-type="float">
            <text:p>1.88556460744186</text:p>
          </table:table-cell>
        </table:table-row>
        <table:table-row table:style-name="ro1">
          <table:table-cell office:value-type="string" calcext:value-type="string">
            <text:p>AuGd</text:p>
          </table:table-cell>
          <table:table-cell office:value-type="float" office:value="0.12669599" calcext:value-type="float">
            <text:p>0.12669599</text:p>
          </table:table-cell>
          <table:table-cell office:value-type="float" office:value="4.0909" calcext:value-type="float">
            <text:p>4.0909</text:p>
          </table:table-cell>
          <table:table-cell office:value-type="float" office:value="0.846438446801714" calcext:value-type="float">
            <text:p>0.846438446801714</text:p>
          </table:table-cell>
        </table:table-row>
        <table:table-row table:style-name="ro1">
          <table:table-cell office:value-type="string" calcext:value-type="string">
            <text:p>PdV</text:p>
          </table:table-cell>
          <table:table-cell office:value-type="float" office:value="0.12730226" calcext:value-type="float">
            <text:p>0.12730226</text:p>
          </table:table-cell>
          <table:table-cell office:value-type="float" office:value="3.3314" calcext:value-type="float">
            <text:p>3.3314</text:p>
          </table:table-cell>
          <table:table-cell office:value-type="float" office:value="1.88534711281556" calcext:value-type="float">
            <text:p>1.88534711281556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float" office:value="0.1273982" calcext:value-type="float">
            <text:p>0.1273982</text:p>
          </table:table-cell>
          <table:table-cell office:value-type="float" office:value="4.1272" calcext:value-type="float">
            <text:p>4.1272</text:p>
          </table:table-cell>
          <table:table-cell office:value-type="float" office:value="2.47728569015274" calcext:value-type="float">
            <text:p>2.47728569015274</text:p>
          </table:table-cell>
        </table:table-row>
        <table:table-row table:style-name="ro1">
          <table:table-cell office:value-type="string" calcext:value-type="string">
            <text:p>PbNd</text:p>
          </table:table-cell>
          <table:table-cell office:value-type="float" office:value="0.12746389" calcext:value-type="float">
            <text:p>0.12746389</text:p>
          </table:table-cell>
          <table:table-cell office:value-type="float" office:value="4.3611" calcext:value-type="float">
            <text:p>4.3611</text:p>
          </table:table-cell>
          <table:table-cell office:value-type="float" office:value="0.8530639145969" calcext:value-type="float">
            <text:p>0.8530639145969</text:p>
          </table:table-cell>
        </table:table-row>
        <table:table-row table:style-name="ro1">
          <table:table-cell office:value-type="string" calcext:value-type="string">
            <text:p>CuZr</text:p>
          </table:table-cell>
          <table:table-cell office:value-type="float" office:value="0.12753142" calcext:value-type="float">
            <text:p>0.12753142</text:p>
          </table:table-cell>
          <table:table-cell office:value-type="float" office:value="3.6684" calcext:value-type="float">
            <text:p>3.6684</text:p>
          </table:table-cell>
          <table:table-cell office:value-type="float" office:value="1.91631079087888" calcext:value-type="float">
            <text:p>1.91631079087888</text:p>
          </table:table-cell>
        </table:table-row>
        <table:table-row table:style-name="ro1">
          <table:table-cell office:value-type="string" calcext:value-type="string">
            <text:p>ScSi</text:p>
          </table:table-cell>
          <table:table-cell office:value-type="float" office:value="0.12755607" calcext:value-type="float">
            <text:p>0.12755607</text:p>
          </table:table-cell>
          <table:table-cell office:value-type="float" office:value="3.5357" calcext:value-type="float">
            <text:p>3.5357</text:p>
          </table:table-cell>
          <table:table-cell office:value-type="float" office:value="3.97529846487552" calcext:value-type="float">
            <text:p>3.97529846487552</text:p>
          </table:table-cell>
        </table:table-row>
        <table:table-row table:style-name="ro1">
          <table:table-cell office:value-type="string" calcext:value-type="string">
            <text:p>LiRe</text:p>
          </table:table-cell>
          <table:table-cell office:value-type="float" office:value="0.12759134" calcext:value-type="float">
            <text:p>0.12759134</text:p>
          </table:table-cell>
          <table:table-cell office:value-type="float" office:value="3.413" calcext:value-type="float">
            <text:p>3.413</text:p>
          </table:table-cell>
          <table:table-cell office:value-type="float" office:value="1.54141405223237" calcext:value-type="float">
            <text:p>1.54141405223237</text:p>
          </table:table-cell>
        </table:table-row>
        <table:table-row table:style-name="ro1">
          <table:table-cell office:value-type="string" calcext:value-type="string">
            <text:p>SnGd</text:p>
          </table:table-cell>
          <table:table-cell office:value-type="float" office:value="0.12779738" calcext:value-type="float">
            <text:p>0.12779738</text:p>
          </table:table-cell>
          <table:table-cell office:value-type="float" office:value="4.1351" calcext:value-type="float">
            <text:p>4.1351</text:p>
          </table:table-cell>
          <table:table-cell office:value-type="float" office:value="1.08386930826311" calcext:value-type="float">
            <text:p>1.08386930826311</text:p>
          </table:table-cell>
        </table:table-row>
        <table:table-row table:style-name="ro1">
          <table:table-cell office:value-type="string" calcext:value-type="string">
            <text:p>VLi</text:p>
          </table:table-cell>
          <table:table-cell office:value-type="float" office:value="0.12781252" calcext:value-type="float">
            <text:p>0.12781252</text:p>
          </table:table-cell>
          <table:table-cell office:value-type="float" office:value="3.0121" calcext:value-type="float">
            <text:p>3.0121</text:p>
          </table:table-cell>
          <table:table-cell office:value-type="float" office:value="4.96470645410854" calcext:value-type="float">
            <text:p>4.96470645410854</text:p>
          </table:table-cell>
        </table:table-row>
        <table:table-row table:style-name="ro1">
          <table:table-cell office:value-type="string" calcext:value-type="string">
            <text:p>TlAl</text:p>
          </table:table-cell>
          <table:table-cell office:value-type="float" office:value="0.12811811" calcext:value-type="float">
            <text:p>0.12811811</text:p>
          </table:table-cell>
          <table:table-cell office:value-type="float" office:value="3.8307" calcext:value-type="float">
            <text:p>3.8307</text:p>
          </table:table-cell>
          <table:table-cell office:value-type="float" office:value="1.29008801793621" calcext:value-type="float">
            <text:p>1.29008801793621</text:p>
          </table:table-cell>
        </table:table-row>
        <table:table-row table:style-name="ro1">
          <table:table-cell office:value-type="string" calcext:value-type="string">
            <text:p>TaMo</text:p>
          </table:table-cell>
          <table:table-cell office:value-type="float" office:value="0.12830272" calcext:value-type="float">
            <text:p>0.12830272</text:p>
          </table:table-cell>
          <table:table-cell office:value-type="float" office:value="3.434" calcext:value-type="float">
            <text:p>3.434</text:p>
          </table:table-cell>
          <table:table-cell office:value-type="float" office:value="1.08027638716067" calcext:value-type="float">
            <text:p>1.08027638716067</text:p>
          </table:table-cell>
        </table:table-row>
        <table:table-row table:style-name="ro1">
          <table:table-cell office:value-type="string" calcext:value-type="string">
            <text:p>AuLa</text:p>
          </table:table-cell>
          <table:table-cell office:value-type="float" office:value="0.12859088" calcext:value-type="float">
            <text:p>0.12859088</text:p>
          </table:table-cell>
          <table:table-cell office:value-type="float" office:value="4.5061" calcext:value-type="float">
            <text:p>4.5061</text:p>
          </table:table-cell>
          <table:table-cell office:value-type="float" office:value="0.892256402578233" calcext:value-type="float">
            <text:p>0.892256402578233</text:p>
          </table:table-cell>
        </table:table-row>
        <table:table-row table:style-name="ro1">
          <table:table-cell office:value-type="string" calcext:value-type="string">
            <text:p>BiNb</text:p>
          </table:table-cell>
          <table:table-cell office:value-type="float" office:value="0.12861313" calcext:value-type="float">
            <text:p>0.12861313</text:p>
          </table:table-cell>
          <table:table-cell office:value-type="float" office:value="3.8355" calcext:value-type="float">
            <text:p>3.8355</text:p>
          </table:table-cell>
          <table:table-cell office:value-type="float" office:value="0.991707077418758" calcext:value-type="float">
            <text:p>0.991707077418758</text:p>
          </table:table-cell>
        </table:table-row>
        <table:table-row table:style-name="ro1">
          <table:table-cell office:value-type="string" calcext:value-type="string">
            <text:p>RbRh</text:p>
          </table:table-cell>
          <table:table-cell office:value-type="float" office:value="0.12870556" calcext:value-type="float">
            <text:p>0.12870556</text:p>
          </table:table-cell>
          <table:table-cell office:value-type="float" office:value="3.8191" calcext:value-type="float">
            <text:p>3.8191</text:p>
          </table:table-cell>
          <table:table-cell office:value-type="float" office:value="1.57986703248199" calcext:value-type="float">
            <text:p>1.57986703248199</text:p>
          </table:table-cell>
        </table:table-row>
        <table:table-row table:style-name="ro1">
          <table:table-cell office:value-type="string" calcext:value-type="string">
            <text:p>NaCr</text:p>
          </table:table-cell>
          <table:table-cell office:value-type="float" office:value="0.12971638" calcext:value-type="float">
            <text:p>0.12971638</text:p>
          </table:table-cell>
          <table:table-cell office:value-type="float" office:value="3.4403" calcext:value-type="float">
            <text:p>3.4403</text:p>
          </table:table-cell>
          <table:table-cell office:value-type="float" office:value="3.87621079882348" calcext:value-type="float">
            <text:p>3.87621079882348</text:p>
          </table:table-cell>
        </table:table-row>
        <table:table-row table:style-name="ro1">
          <table:table-cell office:value-type="string" calcext:value-type="string">
            <text:p>AsV</text:p>
          </table:table-cell>
          <table:table-cell office:value-type="float" office:value="0.13021657" calcext:value-type="float">
            <text:p>0.13021657</text:p>
          </table:table-cell>
          <table:table-cell office:value-type="float" office:value="3.3045" calcext:value-type="float">
            <text:p>3.3045</text:p>
          </table:table-cell>
          <table:table-cell office:value-type="float" office:value="2.34610308012636" calcext:value-type="float">
            <text:p>2.34610308012636</text:p>
          </table:table-cell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0.13040021" calcext:value-type="float">
            <text:p>0.13040021</text:p>
          </table:table-cell>
          <table:table-cell office:value-type="float" office:value="4.0693" calcext:value-type="float">
            <text:p>4.0693</text:p>
          </table:table-cell>
          <table:table-cell office:value-type="float" office:value="1.91478181776043" calcext:value-type="float">
            <text:p>1.91478181776043</text:p>
          </table:table-cell>
        </table:table-row>
        <table:table-row table:style-name="ro1">
          <table:table-cell office:value-type="string" calcext:value-type="string">
            <text:p>NaAg</text:p>
          </table:table-cell>
          <table:table-cell office:value-type="float" office:value="0.13189591" calcext:value-type="float">
            <text:p>0.13189591</text:p>
          </table:table-cell>
          <table:table-cell office:value-type="float" office:value="3.8861" calcext:value-type="float">
            <text:p>3.8861</text:p>
          </table:table-cell>
          <table:table-cell office:value-type="float" office:value="2.25857453523869" calcext:value-type="float">
            <text:p>2.25857453523869</text:p>
          </table:table-cell>
        </table:table-row>
        <table:table-row table:style-name="ro1">
          <table:table-cell office:value-type="string" calcext:value-type="string">
            <text:p>GaV</text:p>
          </table:table-cell>
          <table:table-cell office:value-type="float" office:value="0.13199964" calcext:value-type="float">
            <text:p>0.13199964</text:p>
          </table:table-cell>
          <table:table-cell office:value-type="float" office:value="3.3871" calcext:value-type="float">
            <text:p>3.3871</text:p>
          </table:table-cell>
          <table:table-cell office:value-type="float" office:value="2.4447094115273" calcext:value-type="float">
            <text:p>2.4447094115273</text:p>
          </table:table-cell>
        </table:table-row>
        <table:table-row table:style-name="ro1">
          <table:table-cell office:value-type="string" calcext:value-type="string">
            <text:p>CeZn</text:p>
          </table:table-cell>
          <table:table-cell office:value-type="float" office:value="0.1321491" calcext:value-type="float">
            <text:p>0.1321491</text:p>
          </table:table-cell>
          <table:table-cell office:value-type="float" office:value="3.7568" calcext:value-type="float">
            <text:p>3.7568</text:p>
          </table:table-cell>
          <table:table-cell office:value-type="float" office:value="1.44993388118907" calcext:value-type="float">
            <text:p>1.44993388118907</text:p>
          </table:table-cell>
        </table:table-row>
        <table:table-row table:style-name="ro1">
          <table:table-cell office:value-type="string" calcext:value-type="string">
            <text:p>MgNd</text:p>
          </table:table-cell>
          <table:table-cell office:value-type="float" office:value="0.13231966" calcext:value-type="float">
            <text:p>0.13231966</text:p>
          </table:table-cell>
          <table:table-cell office:value-type="float" office:value="4.2059" calcext:value-type="float">
            <text:p>4.2059</text:p>
          </table:table-cell>
          <table:table-cell office:value-type="float" office:value="1.76243256283324" calcext:value-type="float">
            <text:p>1.76243256283324</text:p>
          </table:table-cell>
        </table:table-row>
        <table:table-row table:style-name="ro1">
          <table:table-cell office:value-type="string" calcext:value-type="string">
            <text:p>CdV</text:p>
          </table:table-cell>
          <table:table-cell office:value-type="float" office:value="0.13239196" calcext:value-type="float">
            <text:p>0.13239196</text:p>
          </table:table-cell>
          <table:table-cell office:value-type="float" office:value="3.4728" calcext:value-type="float">
            <text:p>3.4728</text:p>
          </table:table-cell>
          <table:table-cell office:value-type="float" office:value="1.81745815750703" calcext:value-type="float">
            <text:p>1.81745815750703</text:p>
          </table:table-cell>
        </table:table-row>
        <table:table-row table:style-name="ro1">
          <table:table-cell office:value-type="string" calcext:value-type="string">
            <text:p>TlZn</text:p>
          </table:table-cell>
          <table:table-cell office:value-type="float" office:value="0.13267936" calcext:value-type="float">
            <text:p>0.13267936</text:p>
          </table:table-cell>
          <table:table-cell office:value-type="float" office:value="3.8745" calcext:value-type="float">
            <text:p>3.8745</text:p>
          </table:table-cell>
          <table:table-cell office:value-type="float" office:value="1.10837292165874" calcext:value-type="float">
            <text:p>1.10837292165874</text:p>
          </table:table-cell>
        </table:table-row>
        <table:table-row table:style-name="ro1">
          <table:table-cell office:value-type="string" calcext:value-type="string">
            <text:p>HfBe</text:p>
          </table:table-cell>
          <table:table-cell office:value-type="float" office:value="0.13313857" calcext:value-type="float">
            <text:p>0.13313857</text:p>
          </table:table-cell>
          <table:table-cell office:value-type="float" office:value="3.2899" calcext:value-type="float">
            <text:p>3.2899</text:p>
          </table:table-cell>
          <table:table-cell office:value-type="float" office:value="1.58709045918047" calcext:value-type="float">
            <text:p>1.58709045918047</text:p>
          </table:table-cell>
        </table:table-row>
        <table:table-row table:style-name="ro1">
          <table:table-cell office:value-type="string" calcext:value-type="string">
            <text:p>SeTa</text:p>
          </table:table-cell>
          <table:table-cell office:value-type="float" office:value="0.13341877" calcext:value-type="float">
            <text:p>0.13341877</text:p>
          </table:table-cell>
          <table:table-cell office:value-type="float" office:value="3.6565" calcext:value-type="float">
            <text:p>3.6565</text:p>
          </table:table-cell>
          <table:table-cell office:value-type="float" office:value="1.15004010547226" calcext:value-type="float">
            <text:p>1.15004010547226</text:p>
          </table:table-cell>
        </table:table-row>
        <table:table-row table:style-name="ro1">
          <table:table-cell office:value-type="string" calcext:value-type="string">
            <text:p>LiSi</text:p>
          </table:table-cell>
          <table:table-cell office:value-type="float" office:value="0.13373718" calcext:value-type="float">
            <text:p>0.13373718</text:p>
          </table:table-cell>
          <table:table-cell office:value-type="float" office:value="3.5734" calcext:value-type="float">
            <text:p>3.5734</text:p>
          </table:table-cell>
          <table:table-cell office:value-type="float" office:value="7.94689768706282" calcext:value-type="float">
            <text:p>7.94689768706282</text:p>
          </table:table-cell>
        </table:table-row>
        <table:table-row table:style-name="ro1">
          <table:table-cell office:value-type="string" calcext:value-type="string">
            <text:p>BiRh</text:p>
          </table:table-cell>
          <table:table-cell office:value-type="float" office:value="0.13377512" calcext:value-type="float">
            <text:p>0.13377512</text:p>
          </table:table-cell>
          <table:table-cell office:value-type="float" office:value="3.7658" calcext:value-type="float">
            <text:p>3.7658</text:p>
          </table:table-cell>
          <table:table-cell office:value-type="float" office:value="0.960218058686788" calcext:value-type="float">
            <text:p>0.960218058686788</text:p>
          </table:table-cell>
        </table:table-row>
        <table:table-row table:style-name="ro1">
          <table:table-cell office:value-type="string" calcext:value-type="string">
            <text:p>AsNb</text:p>
          </table:table-cell>
          <table:table-cell office:value-type="float" office:value="0.13396284" calcext:value-type="float">
            <text:p>0.13396284</text:p>
          </table:table-cell>
          <table:table-cell office:value-type="float" office:value="3.6471" calcext:value-type="float">
            <text:p>3.6471</text:p>
          </table:table-cell>
          <table:table-cell office:value-type="float" office:value="1.76984965917831" calcext:value-type="float">
            <text:p>1.76984965917831</text:p>
          </table:table-cell>
        </table:table-row>
        <table:table-row table:style-name="ro1">
          <table:table-cell office:value-type="string" calcext:value-type="string">
            <text:p>GeRh</text:p>
          </table:table-cell>
          <table:table-cell office:value-type="float" office:value="0.13397487" calcext:value-type="float">
            <text:p>0.13397487</text:p>
          </table:table-cell>
          <table:table-cell office:value-type="float" office:value="3.4964" calcext:value-type="float">
            <text:p>3.4964</text:p>
          </table:table-cell>
          <table:table-cell office:value-type="float" office:value="1.69335919518538" calcext:value-type="float">
            <text:p>1.69335919518538</text:p>
          </table:table-cell>
        </table:table-row>
        <table:table-row table:style-name="ro1">
          <table:table-cell office:value-type="string" calcext:value-type="string">
            <text:p>TlTl</text:p>
          </table:table-cell>
          <table:table-cell office:value-type="float" office:value="0.13436976" calcext:value-type="float">
            <text:p>0.13436976</text:p>
          </table:table-cell>
          <table:table-cell office:value-type="float" office:value="4.2642" calcext:value-type="float">
            <text:p>4.2642</text:p>
          </table:table-cell>
          <table:table-cell office:value-type="float" office:value="0.734310429077005" calcext:value-type="float">
            <text:p>0.734310429077005</text:p>
          </table:table-cell>
        </table:table-row>
        <table:table-row table:style-name="ro1">
          <table:table-cell office:value-type="string" calcext:value-type="string">
            <text:p>RbSe</text:p>
          </table:table-cell>
          <table:table-cell office:value-type="float" office:value="0.13458587" calcext:value-type="float">
            <text:p>0.13458587</text:p>
          </table:table-cell>
          <table:table-cell office:value-type="float" office:value="3.9804" calcext:value-type="float">
            <text:p>3.9804</text:p>
          </table:table-cell>
          <table:table-cell office:value-type="float" office:value="1.80578724768384" calcext:value-type="float">
            <text:p>1.80578724768384</text:p>
          </table:table-cell>
        </table:table-row>
        <table:table-row table:style-name="ro1">
          <table:table-cell office:value-type="string" calcext:value-type="string">
            <text:p>SeLa</text:p>
          </table:table-cell>
          <table:table-cell office:value-type="float" office:value="0.13486296" calcext:value-type="float">
            <text:p>0.13486296</text:p>
          </table:table-cell>
          <table:table-cell office:value-type="float" office:value="4.2675" calcext:value-type="float">
            <text:p>4.2675</text:p>
          </table:table-cell>
          <table:table-cell office:value-type="float" office:value="1.36893010973959" calcext:value-type="float">
            <text:p>1.36893010973959</text:p>
          </table:table-cell>
        </table:table-row>
        <table:table-row table:style-name="ro1">
          <table:table-cell office:value-type="string" calcext:value-type="string">
            <text:p>TlMo</text:p>
          </table:table-cell>
          <table:table-cell office:value-type="float" office:value="0.13516015" calcext:value-type="float">
            <text:p>0.13516015</text:p>
          </table:table-cell>
          <table:table-cell office:value-type="float" office:value="3.7315" calcext:value-type="float">
            <text:p>3.7315</text:p>
          </table:table-cell>
          <table:table-cell office:value-type="float" office:value="0.996818430318376" calcext:value-type="float">
            <text:p>0.996818430318376</text:p>
          </table:table-cell>
        </table:table-row>
        <table:table-row table:style-name="ro1">
          <table:table-cell office:value-type="string" calcext:value-type="string">
            <text:p>PdNi</text:p>
          </table:table-cell>
          <table:table-cell office:value-type="float" office:value="0.1352566" calcext:value-type="float">
            <text:p>0.1352566</text:p>
          </table:table-cell>
          <table:table-cell office:value-type="float" office:value="3.2926" calcext:value-type="float">
            <text:p>3.2926</text:p>
          </table:table-cell>
          <table:table-cell office:value-type="float" office:value="1.79842393016847" calcext:value-type="float">
            <text:p>1.79842393016847</text:p>
          </table:table-cell>
        </table:table-row>
        <table:table-row table:style-name="ro1">
          <table:table-cell office:value-type="string" calcext:value-type="string">
            <text:p>NdGe</text:p>
          </table:table-cell>
          <table:table-cell office:value-type="float" office:value="0.13538462" calcext:value-type="float">
            <text:p>0.13538462</text:p>
          </table:table-cell>
          <table:table-cell office:value-type="float" office:value="3.8161" calcext:value-type="float">
            <text:p>3.8161</text:p>
          </table:table-cell>
          <table:table-cell office:value-type="float" office:value="1.37505228374583" calcext:value-type="float">
            <text:p>1.37505228374583</text:p>
          </table:table-cell>
        </table:table-row>
        <table:table-row table:style-name="ro1">
          <table:table-cell office:value-type="string" calcext:value-type="string">
            <text:p>PbNb</text:p>
          </table:table-cell>
          <table:table-cell office:value-type="float" office:value="0.13559887" calcext:value-type="float">
            <text:p>0.13559887</text:p>
          </table:table-cell>
          <table:table-cell office:value-type="float" office:value="3.8018" calcext:value-type="float">
            <text:p>3.8018</text:p>
          </table:table-cell>
          <table:table-cell office:value-type="float" office:value="0.997531753682081" calcext:value-type="float">
            <text:p>0.997531753682081</text:p>
          </table:table-cell>
        </table:table-row>
        <table:table-row table:style-name="ro1">
          <table:table-cell office:value-type="string" calcext:value-type="string">
            <text:p>HfY</text:p>
          </table:table-cell>
          <table:table-cell office:value-type="float" office:value="0.13608421" calcext:value-type="float">
            <text:p>0.13608421</text:p>
          </table:table-cell>
          <table:table-cell office:value-type="float" office:value="4.1166" calcext:value-type="float">
            <text:p>4.1166</text:p>
          </table:table-cell>
          <table:table-cell office:value-type="float" office:value="1.11819528512848" calcext:value-type="float">
            <text:p>1.11819528512848</text:p>
          </table:table-cell>
        </table:table-row>
        <table:table-row table:style-name="ro1">
          <table:table-cell office:value-type="string" calcext:value-type="string">
            <text:p>ScGe</text:p>
          </table:table-cell>
          <table:table-cell office:value-type="float" office:value="0.13620205" calcext:value-type="float">
            <text:p>0.13620205</text:p>
          </table:table-cell>
          <table:table-cell office:value-type="float" office:value="3.4647" calcext:value-type="float">
            <text:p>3.4647</text:p>
          </table:table-cell>
          <table:table-cell office:value-type="float" office:value="2.50690326521369" calcext:value-type="float">
            <text:p>2.50690326521369</text:p>
          </table:table-cell>
        </table:table-row>
        <table:table-row table:style-name="ro1">
          <table:table-cell office:value-type="string" calcext:value-type="string">
            <text:p>MoNi</text:p>
          </table:table-cell>
          <table:table-cell office:value-type="float" office:value="0.13709715" calcext:value-type="float">
            <text:p>0.13709715</text:p>
          </table:table-cell>
          <table:table-cell office:value-type="float" office:value="3.2378" calcext:value-type="float">
            <text:p>3.2378</text:p>
          </table:table-cell>
          <table:table-cell office:value-type="float" office:value="1.91797115285935" calcext:value-type="float">
            <text:p>1.91797115285935</text:p>
          </table:table-cell>
        </table:table-row>
        <table:table-row table:style-name="ro1">
          <table:table-cell office:value-type="string" calcext:value-type="string">
            <text:p>LaSe</text:p>
          </table:table-cell>
          <table:table-cell office:value-type="float" office:value="0.13790137" calcext:value-type="float">
            <text:p>0.13790137</text:p>
          </table:table-cell>
          <table:table-cell office:value-type="float" office:value="4.1332" calcext:value-type="float">
            <text:p>4.1332</text:p>
          </table:table-cell>
          <table:table-cell office:value-type="float" office:value="1.36893010973959" calcext:value-type="float">
            <text:p>1.36893010973959</text:p>
          </table:table-cell>
        </table:table-row>
        <table:table-row table:style-name="ro1">
          <table:table-cell office:value-type="string" calcext:value-type="string">
            <text:p>SiZr</text:p>
          </table:table-cell>
          <table:table-cell office:value-type="float" office:value="0.13846397" calcext:value-type="float">
            <text:p>0.13846397</text:p>
          </table:table-cell>
          <table:table-cell office:value-type="float" office:value="3.8229" calcext:value-type="float">
            <text:p>3.8229</text:p>
          </table:table-cell>
          <table:table-cell office:value-type="float" office:value="2.47178773534471" calcext:value-type="float">
            <text:p>2.47178773534471</text:p>
          </table:table-cell>
        </table:table-row>
        <table:table-row table:style-name="ro1">
          <table:table-cell office:value-type="string" calcext:value-type="string">
            <text:p>ZrGd</text:p>
          </table:table-cell>
          <table:table-cell office:value-type="float" office:value="0.13850111" calcext:value-type="float">
            <text:p>0.13850111</text:p>
          </table:table-cell>
          <table:table-cell office:value-type="float" office:value="4.1214" calcext:value-type="float">
            <text:p>4.1214</text:p>
          </table:table-cell>
          <table:table-cell office:value-type="float" office:value="1.20232453704768" calcext:value-type="float">
            <text:p>1.20232453704768</text:p>
          </table:table-cell>
        </table:table-row>
        <table:table-row table:style-name="ro1">
          <table:table-cell office:value-type="string" calcext:value-type="string">
            <text:p>GaCo</text:p>
          </table:table-cell>
          <table:table-cell office:value-type="float" office:value="0.13873994" calcext:value-type="float">
            <text:p>0.13873994</text:p>
          </table:table-cell>
          <table:table-cell office:value-type="float" office:value="3.2217" calcext:value-type="float">
            <text:p>3.2217</text:p>
          </table:table-cell>
          <table:table-cell office:value-type="float" office:value="2.29633934959682" calcext:value-type="float">
            <text:p>2.29633934959682</text:p>
          </table:table-cell>
        </table:table-row>
        <table:table-row table:style-name="ro1">
          <table:table-cell office:value-type="string" calcext:value-type="string">
            <text:p>AlNi</text:p>
          </table:table-cell>
          <table:table-cell office:value-type="float" office:value="0.13901004" calcext:value-type="float">
            <text:p>0.13901004</text:p>
          </table:table-cell>
          <table:table-cell office:value-type="float" office:value="3.2611" calcext:value-type="float">
            <text:p>3.2611</text:p>
          </table:table-cell>
          <table:table-cell office:value-type="float" office:value="3.40908942551987" calcext:value-type="float">
            <text:p>3.40908942551987</text:p>
          </table:table-cell>
        </table:table-row>
        <table:table-row table:style-name="ro1">
          <table:table-cell office:value-type="string" calcext:value-type="string">
            <text:p>TeNb</text:p>
          </table:table-cell>
          <table:table-cell office:value-type="float" office:value="0.13974154" calcext:value-type="float">
            <text:p>0.13974154</text:p>
          </table:table-cell>
          <table:table-cell office:value-type="float" office:value="3.7847" calcext:value-type="float">
            <text:p>3.7847</text:p>
          </table:table-cell>
          <table:table-cell office:value-type="float" office:value="1.35275680869967" calcext:value-type="float">
            <text:p>1.35275680869967</text:p>
          </table:table-cell>
        </table:table-row>
        <table:table-row table:style-name="ro1">
          <table:table-cell office:value-type="string" calcext:value-type="string">
            <text:p>SnCe</text:p>
          </table:table-cell>
          <table:table-cell office:value-type="float" office:value="0.14000243" calcext:value-type="float">
            <text:p>0.14000243</text:p>
          </table:table-cell>
          <table:table-cell office:value-type="float" office:value="4.0898" calcext:value-type="float">
            <text:p>4.0898</text:p>
          </table:table-cell>
          <table:table-cell office:value-type="float" office:value="1.15479170464963" calcext:value-type="float">
            <text:p>1.15479170464963</text:p>
          </table:table-cell>
        </table:table-row>
        <table:table-row table:style-name="ro1">
          <table:table-cell office:value-type="string" calcext:value-type="string">
            <text:p>SbGd</text:p>
          </table:table-cell>
          <table:table-cell office:value-type="float" office:value="0.14014377" calcext:value-type="float">
            <text:p>0.14014377</text:p>
          </table:table-cell>
          <table:table-cell office:value-type="float" office:value="4.1766" calcext:value-type="float">
            <text:p>4.1766</text:p>
          </table:table-cell>
          <table:table-cell office:value-type="float" office:value="1.07214801402186" calcext:value-type="float">
            <text:p>1.07214801402186</text:p>
          </table:table-cell>
        </table:table-row>
        <table:table-row table:style-name="ro1">
          <table:table-cell office:value-type="string" calcext:value-type="string">
            <text:p>GdW</text:p>
          </table:table-cell>
          <table:table-cell office:value-type="float" office:value="0.14053479" calcext:value-type="float">
            <text:p>0.14053479</text:p>
          </table:table-cell>
          <table:table-cell office:value-type="float" office:value="3.768" calcext:value-type="float">
            <text:p>3.768</text:p>
          </table:table-cell>
          <table:table-cell office:value-type="float" office:value="0.878726695719457" calcext:value-type="float">
            <text:p>0.878726695719457</text:p>
          </table:table-cell>
        </table:table-row>
        <table:table-row table:style-name="ro1">
          <table:table-cell office:value-type="string" calcext:value-type="string">
            <text:p>RhZr</text:p>
          </table:table-cell>
          <table:table-cell office:value-type="float" office:value="0.14078769" calcext:value-type="float">
            <text:p>0.14078769</text:p>
          </table:table-cell>
          <table:table-cell office:value-type="float" office:value="3.5799" calcext:value-type="float">
            <text:p>3.5799</text:p>
          </table:table-cell>
          <table:table-cell office:value-type="float" office:value="1.53374033975182" calcext:value-type="float">
            <text:p>1.53374033975182</text:p>
          </table:table-cell>
        </table:table-row>
        <table:table-row table:style-name="ro1">
          <table:table-cell office:value-type="string" calcext:value-type="string">
            <text:p>GdGd</text:p>
          </table:table-cell>
          <table:table-cell office:value-type="float" office:value="0.14126372" calcext:value-type="float">
            <text:p>0.14126372</text:p>
          </table:table-cell>
          <table:table-cell office:value-type="float" office:value="4.1824" calcext:value-type="float">
            <text:p>4.1824</text:p>
          </table:table-cell>
          <table:table-cell office:value-type="float" office:value="0.952312806012475" calcext:value-type="float">
            <text:p>0.952312806012475</text:p>
          </table:table-cell>
        </table:table-row>
        <table:table-row table:style-name="ro1">
          <table:table-cell office:value-type="string" calcext:value-type="string">
            <text:p>RbCu</text:p>
          </table:table-cell>
          <table:table-cell office:value-type="float" office:value="0.14126499" calcext:value-type="float">
            <text:p>0.14126499</text:p>
          </table:table-cell>
          <table:table-cell office:value-type="float" office:value="3.8369" calcext:value-type="float">
            <text:p>3.8369</text:p>
          </table:table-cell>
          <table:table-cell office:value-type="float" office:value="1.98886301956055" calcext:value-type="float">
            <text:p>1.98886301956055</text:p>
          </table:table-cell>
        </table:table-row>
        <table:table-row table:style-name="ro1">
          <table:table-cell office:value-type="string" calcext:value-type="string">
            <text:p>SbLa</text:p>
          </table:table-cell>
          <table:table-cell office:value-type="float" office:value="0.14174162" calcext:value-type="float">
            <text:p>0.14174162</text:p>
          </table:table-cell>
          <table:table-cell office:value-type="float" office:value="4.4256" calcext:value-type="float">
            <text:p>4.4256</text:p>
          </table:table-cell>
          <table:table-cell office:value-type="float" office:value="1.14673599371442" calcext:value-type="float">
            <text:p>1.14673599371442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0.1424148" calcext:value-type="float">
            <text:p>0.1424148</text:p>
          </table:table-cell>
          <table:table-cell office:value-type="float" office:value="3.5569" calcext:value-type="float">
            <text:p>3.5569</text:p>
          </table:table-cell>
          <table:table-cell office:value-type="float" office:value="1.79153959052352" calcext:value-type="float">
            <text:p>1.79153959052352</text:p>
          </table:table-cell>
        </table:table-row>
        <table:table-row table:style-name="ro1">
          <table:table-cell office:value-type="string" calcext:value-type="string">
            <text:p>AlFe</text:p>
          </table:table-cell>
          <table:table-cell office:value-type="float" office:value="0.14295349" calcext:value-type="float">
            <text:p>0.14295349</text:p>
          </table:table-cell>
          <table:table-cell office:value-type="float" office:value="3.2105" calcext:value-type="float">
            <text:p>3.2105</text:p>
          </table:table-cell>
          <table:table-cell office:value-type="float" office:value="3.52219845008312" calcext:value-type="float">
            <text:p>3.52219845008312</text:p>
          </table:table-cell>
        </table:table-row>
        <table:table-row table:style-name="ro1">
          <table:table-cell office:value-type="string" calcext:value-type="string">
            <text:p>InMg</text:p>
          </table:table-cell>
          <table:table-cell office:value-type="float" office:value="0.14312266" calcext:value-type="float">
            <text:p>0.14312266</text:p>
          </table:table-cell>
          <table:table-cell office:value-type="float" office:value="4.0245" calcext:value-type="float">
            <text:p>4.0245</text:p>
          </table:table-cell>
          <table:table-cell office:value-type="float" office:value="2.12725124628184" calcext:value-type="float">
            <text:p>2.12725124628184</text:p>
          </table:table-cell>
        </table:table-row>
        <table:table-row table:style-name="ro1">
          <table:table-cell office:value-type="string" calcext:value-type="string">
            <text:p>MoCr</text:p>
          </table:table-cell>
          <table:table-cell office:value-type="float" office:value="0.14345458" calcext:value-type="float">
            <text:p>0.14345458</text:p>
          </table:table-cell>
          <table:table-cell office:value-type="float" office:value="3.2432" calcext:value-type="float">
            <text:p>3.2432</text:p>
          </table:table-cell>
          <table:table-cell office:value-type="float" office:value="2.00306147486035" calcext:value-type="float">
            <text:p>2.00306147486035</text:p>
          </table:table-cell>
        </table:table-row>
        <table:table-row table:style-name="ro1">
          <table:table-cell office:value-type="string" calcext:value-type="string">
            <text:p>VRh</text:p>
          </table:table-cell>
          <table:table-cell office:value-type="float" office:value="0.14365652" calcext:value-type="float">
            <text:p>0.14365652</text:p>
          </table:table-cell>
          <table:table-cell office:value-type="float" office:value="3.4358" calcext:value-type="float">
            <text:p>3.4358</text:p>
          </table:table-cell>
          <table:table-cell office:value-type="float" office:value="1.92758602269052" calcext:value-type="float">
            <text:p>1.92758602269052</text:p>
          </table:table-cell>
        </table:table-row>
        <table:table-row table:style-name="ro1">
          <table:table-cell office:value-type="string" calcext:value-type="string">
            <text:p>NdAs</text:p>
          </table:table-cell>
          <table:table-cell office:value-type="float" office:value="0.14369373" calcext:value-type="float">
            <text:p>0.14369373</text:p>
          </table:table-cell>
          <table:table-cell office:value-type="float" office:value="3.8716" calcext:value-type="float">
            <text:p>3.8716</text:p>
          </table:table-cell>
          <table:table-cell office:value-type="float" office:value="1.36093213558175" calcext:value-type="float">
            <text:p>1.36093213558175</text:p>
          </table:table-cell>
        </table:table-row>
        <table:table-row table:style-name="ro1">
          <table:table-cell office:value-type="string" calcext:value-type="string">
            <text:p>NaCd</text:p>
          </table:table-cell>
          <table:table-cell office:value-type="float" office:value="0.14377832" calcext:value-type="float">
            <text:p>0.14377832</text:p>
          </table:table-cell>
          <table:table-cell office:value-type="float" office:value="4.1153" calcext:value-type="float">
            <text:p>4.1153</text:p>
          </table:table-cell>
          <table:table-cell office:value-type="float" office:value="2.18445293262423" calcext:value-type="float">
            <text:p>2.18445293262423</text:p>
          </table:table-cell>
        </table:table-row>
        <table:table-row table:style-name="ro1">
          <table:table-cell office:value-type="string" calcext:value-type="string">
            <text:p>VNb</text:p>
          </table:table-cell>
          <table:table-cell office:value-type="float" office:value="0.14388628" calcext:value-type="float">
            <text:p>0.14388628</text:p>
          </table:table-cell>
          <table:table-cell office:value-type="float" office:value="3.4378" calcext:value-type="float">
            <text:p>3.4378</text:p>
          </table:table-cell>
          <table:table-cell office:value-type="float" office:value="2.05881732151259" calcext:value-type="float">
            <text:p>2.05881732151259</text:p>
          </table:table-cell>
        </table:table-row>
        <table:table-row table:style-name="ro1">
          <table:table-cell office:value-type="string" calcext:value-type="string">
            <text:p>CeAl</text:p>
          </table:table-cell>
          <table:table-cell office:value-type="float" office:value="0.14426917" calcext:value-type="float">
            <text:p>0.14426917</text:p>
          </table:table-cell>
          <table:table-cell office:value-type="float" office:value="3.7528" calcext:value-type="float">
            <text:p>3.7528</text:p>
          </table:table-cell>
          <table:table-cell office:value-type="float" office:value="1.77744877238477" calcext:value-type="float">
            <text:p>1.77744877238477</text:p>
          </table:table-cell>
        </table:table-row>
        <table:table-row table:style-name="ro1">
          <table:table-cell office:value-type="string" calcext:value-type="string">
            <text:p>PbSr</text:p>
          </table:table-cell>
          <table:table-cell office:value-type="float" office:value="0.14464483" calcext:value-type="float">
            <text:p>0.14464483</text:p>
          </table:table-cell>
          <table:table-cell office:value-type="float" office:value="4.4794" calcext:value-type="float">
            <text:p>4.4794</text:p>
          </table:table-cell>
          <table:table-cell office:value-type="float" office:value="1.01523677744934" calcext:value-type="float">
            <text:p>1.01523677744934</text:p>
          </table:table-cell>
        </table:table-row>
        <table:table-row table:style-name="ro1">
          <table:table-cell office:value-type="string" calcext:value-type="string">
            <text:p>PtNb</text:p>
          </table:table-cell>
          <table:table-cell office:value-type="float" office:value="0.14478785" calcext:value-type="float">
            <text:p>0.14478785</text:p>
          </table:table-cell>
          <table:table-cell office:value-type="float" office:value="3.5051" calcext:value-type="float">
            <text:p>3.5051</text:p>
          </table:table-cell>
          <table:table-cell office:value-type="float" office:value="1.03906269865869" calcext:value-type="float">
            <text:p>1.03906269865869</text:p>
          </table:table-cell>
        </table:table-row>
        <table:table-row table:style-name="ro1">
          <table:table-cell office:value-type="string" calcext:value-type="string">
            <text:p>NiTi</text:p>
          </table:table-cell>
          <table:table-cell office:value-type="float" office:value="0.14499095" calcext:value-type="float">
            <text:p>0.14499095</text:p>
          </table:table-cell>
          <table:table-cell office:value-type="float" office:value="3.3775" calcext:value-type="float">
            <text:p>3.3775</text:p>
          </table:table-cell>
          <table:table-cell office:value-type="float" office:value="2.75935714101903" calcext:value-type="float">
            <text:p>2.75935714101903</text:p>
          </table:table-cell>
        </table:table-row>
        <table:table-row table:style-name="ro1">
          <table:table-cell office:value-type="string" calcext:value-type="string">
            <text:p>RbAg</text:p>
          </table:table-cell>
          <table:table-cell office:value-type="float" office:value="0.14522943" calcext:value-type="float">
            <text:p>0.14522943</text:p>
          </table:table-cell>
          <table:table-cell office:value-type="float" office:value="4.087" calcext:value-type="float">
            <text:p>4.087</text:p>
          </table:table-cell>
          <table:table-cell office:value-type="float" office:value="1.53993826231864" calcext:value-type="float">
            <text:p>1.53993826231864</text:p>
          </table:table-cell>
        </table:table-row>
        <table:table-row table:style-name="ro1">
          <table:table-cell office:value-type="string" calcext:value-type="string">
            <text:p>CaHg</text:p>
          </table:table-cell>
          <table:table-cell office:value-type="float" office:value="0.14578766" calcext:value-type="float">
            <text:p>0.14578766</text:p>
          </table:table-cell>
          <table:table-cell office:value-type="float" office:value="4.0578" calcext:value-type="float">
            <text:p>4.0578</text:p>
          </table:table-cell>
          <table:table-cell office:value-type="float" office:value="1.24083771051486" calcext:value-type="float">
            <text:p>1.24083771051486</text:p>
          </table:table-cell>
        </table:table-row>
        <table:table-row table:style-name="ro1">
          <table:table-cell office:value-type="string" calcext:value-type="string">
            <text:p>AlRu</text:p>
          </table:table-cell>
          <table:table-cell office:value-type="float" office:value="0.14649865" calcext:value-type="float">
            <text:p>0.14649865</text:p>
          </table:table-cell>
          <table:table-cell office:value-type="float" office:value="3.3981" calcext:value-type="float">
            <text:p>3.3981</text:p>
          </table:table-cell>
          <table:table-cell office:value-type="float" office:value="2.3069324641161" calcext:value-type="float">
            <text:p>2.3069324641161</text:p>
          </table:table-cell>
        </table:table-row>
        <table:table-row table:style-name="ro1">
          <table:table-cell office:value-type="string" calcext:value-type="string">
            <text:p>TlBa</text:p>
          </table:table-cell>
          <table:table-cell office:value-type="float" office:value="0.14681779" calcext:value-type="float">
            <text:p>0.14681779</text:p>
          </table:table-cell>
          <table:table-cell office:value-type="float" office:value="4.889" calcext:value-type="float">
            <text:p>4.889</text:p>
          </table:table-cell>
          <table:table-cell office:value-type="float" office:value="0.877145552056176" calcext:value-type="float">
            <text:p>0.877145552056176</text:p>
          </table:table-cell>
        </table:table-row>
        <table:table-row table:style-name="ro1">
          <table:table-cell office:value-type="string" calcext:value-type="string">
            <text:p>SbCa</text:p>
          </table:table-cell>
          <table:table-cell office:value-type="float" office:value="0.14755157" calcext:value-type="float">
            <text:p>0.14755157</text:p>
          </table:table-cell>
          <table:table-cell office:value-type="float" office:value="4.3229" calcext:value-type="float">
            <text:p>4.3229</text:p>
          </table:table-cell>
          <table:table-cell office:value-type="float" office:value="1.83415420259221" calcext:value-type="float">
            <text:p>1.83415420259221</text:p>
          </table:table-cell>
        </table:table-row>
        <table:table-row table:style-name="ro1">
          <table:table-cell office:value-type="string" calcext:value-type="string">
            <text:p>VTa</text:p>
          </table:table-cell>
          <table:table-cell office:value-type="float" office:value="0.14786781" calcext:value-type="float">
            <text:p>0.14786781</text:p>
          </table:table-cell>
          <table:table-cell office:value-type="float" office:value="3.3856" calcext:value-type="float">
            <text:p>3.3856</text:p>
          </table:table-cell>
          <table:table-cell office:value-type="float" office:value="1.2872073599951" calcext:value-type="float">
            <text:p>1.2872073599951</text:p>
          </table:table-cell>
        </table:table-row>
        <table:table-row table:style-name="ro1">
          <table:table-cell office:value-type="string" calcext:value-type="string">
            <text:p>KNb</text:p>
          </table:table-cell>
          <table:table-cell office:value-type="float" office:value="0.14859615" calcext:value-type="float">
            <text:p>0.14859615</text:p>
          </table:table-cell>
          <table:table-cell office:value-type="float" office:value="3.9455" calcext:value-type="float">
            <text:p>3.9455</text:p>
          </table:table-cell>
          <table:table-cell office:value-type="float" office:value="2.23939390573101" calcext:value-type="float">
            <text:p>2.23939390573101</text:p>
          </table:table-cell>
        </table:table-row>
        <table:table-row table:style-name="ro1">
          <table:table-cell office:value-type="string" calcext:value-type="string">
            <text:p>TlTc</text:p>
          </table:table-cell>
          <table:table-cell office:value-type="float" office:value="0.14864665" calcext:value-type="float">
            <text:p>0.14864665</text:p>
          </table:table-cell>
          <table:table-cell office:value-type="float" office:value="3.7321" calcext:value-type="float">
            <text:p>3.7321</text:p>
          </table:table-cell>
          <table:table-cell office:value-type="float" office:value="0.990094795432405" calcext:value-type="float">
            <text:p>0.990094795432405</text:p>
          </table:table-cell>
        </table:table-row>
        <table:table-row table:style-name="ro1">
          <table:table-cell office:value-type="string" calcext:value-type="string">
            <text:p>SiY</text:p>
          </table:table-cell>
          <table:table-cell office:value-type="float" office:value="0.14915147" calcext:value-type="float">
            <text:p>0.14915147</text:p>
          </table:table-cell>
          <table:table-cell office:value-type="float" office:value="4.053" calcext:value-type="float">
            <text:p>4.053</text:p>
          </table:table-cell>
          <table:table-cell office:value-type="float" office:value="2.51953148922757" calcext:value-type="float">
            <text:p>2.51953148922757</text:p>
          </table:table-cell>
        </table:table-row>
        <table:table-row table:style-name="ro1">
          <table:table-cell office:value-type="string" calcext:value-type="string">
            <text:p>CdRu</text:p>
          </table:table-cell>
          <table:table-cell office:value-type="float" office:value="0.14921552" calcext:value-type="float">
            <text:p>0.14921552</text:p>
          </table:table-cell>
          <table:table-cell office:value-type="float" office:value="3.5408" calcext:value-type="float">
            <text:p>3.5408</text:p>
          </table:table-cell>
          <table:table-cell office:value-type="float" office:value="1.39665250870627" calcext:value-type="float">
            <text:p>1.39665250870627</text:p>
          </table:table-cell>
        </table:table-row>
        <table:table-row table:style-name="ro1">
          <table:table-cell office:value-type="string" calcext:value-type="string">
            <text:p>ScNa</text:p>
          </table:table-cell>
          <table:table-cell office:value-type="float" office:value="0.1493624" calcext:value-type="float">
            <text:p>0.1493624</text:p>
          </table:table-cell>
          <table:table-cell office:value-type="float" office:value="3.7796" calcext:value-type="float">
            <text:p>3.7796</text:p>
          </table:table-cell>
          <table:table-cell office:value-type="float" office:value="4.26073164593612" calcext:value-type="float">
            <text:p>4.26073164593612</text:p>
          </table:table-cell>
        </table:table-row>
        <table:table-row table:style-name="ro1">
          <table:table-cell office:value-type="string" calcext:value-type="string">
            <text:p>NaAs</text:p>
          </table:table-cell>
          <table:table-cell office:value-type="float" office:value="0.14938228" calcext:value-type="float">
            <text:p>0.14938228</text:p>
          </table:table-cell>
          <table:table-cell office:value-type="float" office:value="3.8739" calcext:value-type="float">
            <text:p>3.8739</text:p>
          </table:table-cell>
          <table:table-cell office:value-type="float" office:value="2.99580356619905" calcext:value-type="float">
            <text:p>2.99580356619905</text:p>
          </table:table-cell>
        </table:table-row>
        <table:table-row table:style-name="ro1">
          <table:table-cell office:value-type="string" calcext:value-type="string">
            <text:p>YAu</text:p>
          </table:table-cell>
          <table:table-cell office:value-type="float" office:value="0.15020701" calcext:value-type="float">
            <text:p>0.15020701</text:p>
          </table:table-cell>
          <table:table-cell office:value-type="float" office:value="3.9491" calcext:value-type="float">
            <text:p>3.9491</text:p>
          </table:table-cell>
          <table:table-cell office:value-type="float" office:value="1.04668029271229" calcext:value-type="float">
            <text:p>1.04668029271229</text:p>
          </table:table-cell>
        </table:table-row>
        <table:table-row table:style-name="ro1">
          <table:table-cell office:value-type="string" calcext:value-type="string">
            <text:p>TlGa</text:p>
          </table:table-cell>
          <table:table-cell office:value-type="float" office:value="0.15025571" calcext:value-type="float">
            <text:p>0.15025571</text:p>
          </table:table-cell>
          <table:table-cell office:value-type="float" office:value="3.8197" calcext:value-type="float">
            <text:p>3.8197</text:p>
          </table:table-cell>
          <table:table-cell office:value-type="float" office:value="1.0911192186544" calcext:value-type="float">
            <text:p>1.0911192186544</text:p>
          </table:table-cell>
        </table:table-row>
        <table:table-row table:style-name="ro1">
          <table:table-cell office:value-type="string" calcext:value-type="string">
            <text:p>MgBe</text:p>
          </table:table-cell>
          <table:table-cell office:value-type="float" office:value="0.15073773" calcext:value-type="float">
            <text:p>0.15073773</text:p>
          </table:table-cell>
          <table:table-cell office:value-type="float" office:value="3.3265" calcext:value-type="float">
            <text:p>3.3265</text:p>
          </table:table-cell>
          <table:table-cell office:value-type="float" office:value="8.32068416825711" calcext:value-type="float">
            <text:p>8.32068416825711</text:p>
          </table:table-cell>
        </table:table-row>
        <table:table-row table:style-name="ro1">
          <table:table-cell office:value-type="string" calcext:value-type="string">
            <text:p>LiGe</text:p>
          </table:table-cell>
          <table:table-cell office:value-type="float" office:value="0.15086675" calcext:value-type="float">
            <text:p>0.15086675</text:p>
          </table:table-cell>
          <table:table-cell office:value-type="float" office:value="3.5888" calcext:value-type="float">
            <text:p>3.5888</text:p>
          </table:table-cell>
          <table:table-cell office:value-type="float" office:value="3.6605854234656" calcext:value-type="float">
            <text:p>3.6605854234656</text:p>
          </table:table-cell>
        </table:table-row>
        <table:table-row table:style-name="ro1">
          <table:table-cell office:value-type="string" calcext:value-type="string">
            <text:p>RbBi</text:p>
          </table:table-cell>
          <table:table-cell office:value-type="float" office:value="0.15091863" calcext:value-type="float">
            <text:p>0.15091863</text:p>
          </table:table-cell>
          <table:table-cell office:value-type="float" office:value="4.4788" calcext:value-type="float">
            <text:p>4.4788</text:p>
          </table:table-cell>
          <table:table-cell office:value-type="float" office:value="1.01650568682056" calcext:value-type="float">
            <text:p>1.01650568682056</text:p>
          </table:table-cell>
        </table:table-row>
        <table:table-row table:style-name="ro1">
          <table:table-cell office:value-type="string" calcext:value-type="string">
            <text:p>SrPb</text:p>
          </table:table-cell>
          <table:table-cell office:value-type="float" office:value="0.15102753" calcext:value-type="float">
            <text:p>0.15102753</text:p>
          </table:table-cell>
          <table:table-cell office:value-type="float" office:value="4.4215" calcext:value-type="float">
            <text:p>4.4215</text:p>
          </table:table-cell>
          <table:table-cell office:value-type="float" office:value="1.01523677744934" calcext:value-type="float">
            <text:p>1.01523677744934</text:p>
          </table:table-cell>
        </table:table-row>
        <table:table-row table:style-name="ro1">
          <table:table-cell office:value-type="string" calcext:value-type="string">
            <text:p>NaTc</text:p>
          </table:table-cell>
          <table:table-cell office:value-type="float" office:value="0.15136892" calcext:value-type="float">
            <text:p>0.15136892</text:p>
          </table:table-cell>
          <table:table-cell office:value-type="float" office:value="3.7122" calcext:value-type="float">
            <text:p>3.7122</text:p>
          </table:table-cell>
          <table:table-cell office:value-type="float" office:value="2.4382973007682" calcext:value-type="float">
            <text:p>2.4382973007682</text:p>
          </table:table-cell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0.15162331" calcext:value-type="float">
            <text:p>0.15162331</text:p>
          </table:table-cell>
          <table:table-cell office:value-type="float" office:value="3.5967" calcext:value-type="float">
            <text:p>3.5967</text:p>
          </table:table-cell>
          <table:table-cell office:value-type="float" office:value="1.02024173475712" calcext:value-type="float">
            <text:p>1.02024173475712</text:p>
          </table:table-cell>
        </table:table-row>
        <table:table-row table:style-name="ro1">
          <table:table-cell office:value-type="string" calcext:value-type="string">
            <text:p>KAg</text:p>
          </table:table-cell>
          <table:table-cell office:value-type="float" office:value="0.15169701" calcext:value-type="float">
            <text:p>0.15169701</text:p>
          </table:table-cell>
          <table:table-cell office:value-type="float" office:value="4.0289" calcext:value-type="float">
            <text:p>4.0289</text:p>
          </table:table-cell>
          <table:table-cell office:value-type="float" office:value="2.01601009985178" calcext:value-type="float">
            <text:p>2.01601009985178</text:p>
          </table:table-cell>
        </table:table-row>
        <table:table-row table:style-name="ro1">
          <table:table-cell office:value-type="string" calcext:value-type="string">
            <text:p>NdAu</text:p>
          </table:table-cell>
          <table:table-cell office:value-type="float" office:value="0.15186691" calcext:value-type="float">
            <text:p>0.15186691</text:p>
          </table:table-cell>
          <table:table-cell office:value-type="float" office:value="3.9706" calcext:value-type="float">
            <text:p>3.9706</text:p>
          </table:table-cell>
          <table:table-cell office:value-type="float" office:value="0.878424023022424" calcext:value-type="float">
            <text:p>0.878424023022424</text:p>
          </table:table-cell>
        </table:table-row>
        <table:table-row table:style-name="ro1">
          <table:table-cell office:value-type="string" calcext:value-type="string">
            <text:p>PdCo</text:p>
          </table:table-cell>
          <table:table-cell office:value-type="float" office:value="0.15275231" calcext:value-type="float">
            <text:p>0.15275231</text:p>
          </table:table-cell>
          <table:table-cell office:value-type="float" office:value="3.3086" calcext:value-type="float">
            <text:p>3.3086</text:p>
          </table:table-cell>
          <table:table-cell office:value-type="float" office:value="1.79586269539224" calcext:value-type="float">
            <text:p>1.79586269539224</text:p>
          </table:table-cell>
        </table:table-row>
        <table:table-row table:style-name="ro1">
          <table:table-cell office:value-type="string" calcext:value-type="string">
            <text:p>NaIn</text:p>
          </table:table-cell>
          <table:table-cell office:value-type="float" office:value="0.15348797" calcext:value-type="float">
            <text:p>0.15348797</text:p>
          </table:table-cell>
          <table:table-cell office:value-type="float" office:value="4.0583" calcext:value-type="float">
            <text:p>4.0583</text:p>
          </table:table-cell>
          <table:table-cell office:value-type="float" office:value="2.14711771375957" calcext:value-type="float">
            <text:p>2.14711771375957</text:p>
          </table:table-cell>
        </table:table-row>
        <table:table-row table:style-name="ro1">
          <table:table-cell office:value-type="string" calcext:value-type="string">
            <text:p>CuTi</text:p>
          </table:table-cell>
          <table:table-cell office:value-type="float" office:value="0.15360677" calcext:value-type="float">
            <text:p>0.15360677</text:p>
          </table:table-cell>
          <table:table-cell office:value-type="float" office:value="3.4006" calcext:value-type="float">
            <text:p>3.4006</text:p>
          </table:table-cell>
          <table:table-cell office:value-type="float" office:value="2.64234885240607" calcext:value-type="float">
            <text:p>2.64234885240607</text:p>
          </table:table-cell>
        </table:table-row>
        <table:table-row table:style-name="ro1">
          <table:table-cell office:value-type="string" calcext:value-type="string">
            <text:p>PbGd</text:p>
          </table:table-cell>
          <table:table-cell office:value-type="float" office:value="0.15385273" calcext:value-type="float">
            <text:p>0.15385273</text:p>
          </table:table-cell>
          <table:table-cell office:value-type="float" office:value="4.234" calcext:value-type="float">
            <text:p>4.234</text:p>
          </table:table-cell>
          <table:table-cell office:value-type="float" office:value="0.822866782727542" calcext:value-type="float">
            <text:p>0.822866782727542</text:p>
          </table:table-cell>
        </table:table-row>
        <table:table-row table:style-name="ro1">
          <table:table-cell office:value-type="string" calcext:value-type="string">
            <text:p>ZnTa</text:p>
          </table:table-cell>
          <table:table-cell office:value-type="float" office:value="0.15514217" calcext:value-type="float">
            <text:p>0.15514217</text:p>
          </table:table-cell>
          <table:table-cell office:value-type="float" office:value="3.5169" calcext:value-type="float">
            <text:p>3.5169</text:p>
          </table:table-cell>
          <table:table-cell office:value-type="float" office:value="1.21253168348633" calcext:value-type="float">
            <text:p>1.21253168348633</text:p>
          </table:table-cell>
        </table:table-row>
        <table:table-row table:style-name="ro1">
          <table:table-cell office:value-type="string" calcext:value-type="string">
            <text:p>TlBe</text:p>
          </table:table-cell>
          <table:table-cell office:value-type="float" office:value="0.15568647" calcext:value-type="float">
            <text:p>0.15568647</text:p>
          </table:table-cell>
          <table:table-cell office:value-type="float" office:value="3.6453" calcext:value-type="float">
            <text:p>3.6453</text:p>
          </table:table-cell>
          <table:table-cell office:value-type="float" office:value="1.39720439538244" calcext:value-type="float">
            <text:p>1.39720439538244</text:p>
          </table:table-cell>
        </table:table-row>
        <table:table-row table:style-name="ro1">
          <table:table-cell office:value-type="string" calcext:value-type="string">
            <text:p>KNi</text:p>
          </table:table-cell>
          <table:table-cell office:value-type="float" office:value="0.15571019" calcext:value-type="float">
            <text:p>0.15571019</text:p>
          </table:table-cell>
          <table:table-cell office:value-type="float" office:value="3.5292" calcext:value-type="float">
            <text:p>3.5292</text:p>
          </table:table-cell>
          <table:table-cell office:value-type="float" office:value="2.99935962240734" calcext:value-type="float">
            <text:p>2.99935962240734</text:p>
          </table:table-cell>
        </table:table-row>
        <table:table-row table:style-name="ro1">
          <table:table-cell office:value-type="string" calcext:value-type="string">
            <text:p>InTa</text:p>
          </table:table-cell>
          <table:table-cell office:value-type="float" office:value="0.15750916" calcext:value-type="float">
            <text:p>0.15750916</text:p>
          </table:table-cell>
          <table:table-cell office:value-type="float" office:value="3.6922" calcext:value-type="float">
            <text:p>3.6922</text:p>
          </table:table-cell>
          <table:table-cell office:value-type="float" office:value="1.01202283746729" calcext:value-type="float">
            <text:p>1.01202283746729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float" office:value="0.15818268" calcext:value-type="float">
            <text:p>0.15818268</text:p>
          </table:table-cell>
          <table:table-cell office:value-type="float" office:value="5.2446" calcext:value-type="float">
            <text:p>5.2446</text:p>
          </table:table-cell>
          <table:table-cell office:value-type="float" office:value="1.72762494912952" calcext:value-type="float">
            <text:p>1.72762494912952</text:p>
          </table:table-cell>
        </table:table-row>
        <table:table-row table:style-name="ro1">
          <table:table-cell office:value-type="string" calcext:value-type="string">
            <text:p>CeNa</text:p>
          </table:table-cell>
          <table:table-cell office:value-type="float" office:value="0.15866898" calcext:value-type="float">
            <text:p>0.15866898</text:p>
          </table:table-cell>
          <table:table-cell office:value-type="float" office:value="3.97" calcext:value-type="float">
            <text:p>3.97</text:p>
          </table:table-cell>
          <table:table-cell office:value-type="float" office:value="1.82015739225332" calcext:value-type="float">
            <text:p>1.82015739225332</text:p>
          </table:table-cell>
        </table:table-row>
        <table:table-row table:style-name="ro1">
          <table:table-cell office:value-type="string" calcext:value-type="string">
            <text:p>ZnCo</text:p>
          </table:table-cell>
          <table:table-cell office:value-type="float" office:value="0.15877078" calcext:value-type="float">
            <text:p>0.15877078</text:p>
          </table:table-cell>
          <table:table-cell office:value-type="float" office:value="3.2229" calcext:value-type="float">
            <text:p>3.2229</text:p>
          </table:table-cell>
          <table:table-cell office:value-type="float" office:value="2.37411840199287" calcext:value-type="float">
            <text:p>2.37411840199287</text:p>
          </table:table-cell>
        </table:table-row>
        <table:table-row table:style-name="ro1">
          <table:table-cell office:value-type="string" calcext:value-type="string">
            <text:p>RhNb</text:p>
          </table:table-cell>
          <table:table-cell office:value-type="float" office:value="0.15877378" calcext:value-type="float">
            <text:p>0.15877378</text:p>
          </table:table-cell>
          <table:table-cell office:value-type="float" office:value="3.4475" calcext:value-type="float">
            <text:p>3.4475</text:p>
          </table:table-cell>
          <table:table-cell office:value-type="float" office:value="1.52076312251774" calcext:value-type="float">
            <text:p>1.52076312251774</text:p>
          </table:table-cell>
        </table:table-row>
        <table:table-row table:style-name="ro1">
          <table:table-cell office:value-type="string" calcext:value-type="string">
            <text:p>ScNd</text:p>
          </table:table-cell>
          <table:table-cell office:value-type="float" office:value="0.1587976" calcext:value-type="float">
            <text:p>0.1587976</text:p>
          </table:table-cell>
          <table:table-cell office:value-type="float" office:value="4.1698" calcext:value-type="float">
            <text:p>4.1698</text:p>
          </table:table-cell>
          <table:table-cell office:value-type="float" office:value="1.57308956096598" calcext:value-type="float">
            <text:p>1.57308956096598</text:p>
          </table:table-cell>
        </table:table-row>
        <table:table-row table:style-name="ro1">
          <table:table-cell office:value-type="string" calcext:value-type="string">
            <text:p>NaAu</text:p>
          </table:table-cell>
          <table:table-cell office:value-type="float" office:value="0.15898709" calcext:value-type="float">
            <text:p>0.15898709</text:p>
          </table:table-cell>
          <table:table-cell office:value-type="float" office:value="3.9271" calcext:value-type="float">
            <text:p>3.9271</text:p>
          </table:table-cell>
          <table:table-cell office:value-type="float" office:value="1.35609375440614" calcext:value-type="float">
            <text:p>1.35609375440614</text:p>
          </table:table-cell>
        </table:table-row>
        <table:table-row table:style-name="ro1">
          <table:table-cell office:value-type="string" calcext:value-type="string">
            <text:p>ZnV</text:p>
          </table:table-cell>
          <table:table-cell office:value-type="float" office:value="0.15904176" calcext:value-type="float">
            <text:p>0.15904176</text:p>
          </table:table-cell>
          <table:table-cell office:value-type="float" office:value="3.3498" calcext:value-type="float">
            <text:p>3.3498</text:p>
          </table:table-cell>
          <table:table-cell office:value-type="float" office:value="2.53305736108067" calcext:value-type="float">
            <text:p>2.53305736108067</text:p>
          </table:table-cell>
        </table:table-row>
        <table:table-row table:style-name="ro1">
          <table:table-cell office:value-type="string" calcext:value-type="string">
            <text:p>CdNd</text:p>
          </table:table-cell>
          <table:table-cell office:value-type="float" office:value="0.159129" calcext:value-type="float">
            <text:p>0.159129</text:p>
          </table:table-cell>
          <table:table-cell office:value-type="float" office:value="4.2673" calcext:value-type="float">
            <text:p>4.2673</text:p>
          </table:table-cell>
          <table:table-cell office:value-type="float" office:value="1.16445511000943" calcext:value-type="float">
            <text:p>1.16445511000943</text:p>
          </table:table-cell>
        </table:table-row>
        <table:table-row table:style-name="ro1">
          <table:table-cell office:value-type="string" calcext:value-type="string">
            <text:p>MoLi</text:p>
          </table:table-cell>
          <table:table-cell office:value-type="float" office:value="0.15926112" calcext:value-type="float">
            <text:p>0.15926112</text:p>
          </table:table-cell>
          <table:table-cell office:value-type="float" office:value="3.0111" calcext:value-type="float">
            <text:p>3.0111</text:p>
          </table:table-cell>
          <table:table-cell office:value-type="float" office:value="2.85522415315941" calcext:value-type="float">
            <text:p>2.85522415315941</text:p>
          </table:table-cell>
        </table:table-row>
        <table:table-row table:style-name="ro1">
          <table:table-cell office:value-type="string" calcext:value-type="string">
            <text:p>TaLi</text:p>
          </table:table-cell>
          <table:table-cell office:value-type="float" office:value="0.15936832" calcext:value-type="float">
            <text:p>0.15936832</text:p>
          </table:table-cell>
          <table:table-cell office:value-type="float" office:value="3.1948" calcext:value-type="float">
            <text:p>3.1948</text:p>
          </table:table-cell>
          <table:table-cell office:value-type="float" office:value="1.58387577149137" calcext:value-type="float">
            <text:p>1.58387577149137</text:p>
          </table:table-cell>
        </table:table-row>
        <table:table-row table:style-name="ro1">
          <table:table-cell office:value-type="string" calcext:value-type="string">
            <text:p>GdPt</text:p>
          </table:table-cell>
          <table:table-cell office:value-type="float" office:value="0.15990445" calcext:value-type="float">
            <text:p>0.15990445</text:p>
          </table:table-cell>
          <table:table-cell office:value-type="float" office:value="3.7747" calcext:value-type="float">
            <text:p>3.7747</text:p>
          </table:table-cell>
          <table:table-cell office:value-type="float" office:value="0.850922599648996" calcext:value-type="float">
            <text:p>0.850922599648996</text:p>
          </table:table-cell>
        </table:table-row>
        <table:table-row table:style-name="ro1">
          <table:table-cell office:value-type="string" calcext:value-type="string">
            <text:p>TiBe</text:p>
          </table:table-cell>
          <table:table-cell office:value-type="float" office:value="0.15995419" calcext:value-type="float">
            <text:p>0.15995419</text:p>
          </table:table-cell>
          <table:table-cell office:value-type="float" office:value="3.195" calcext:value-type="float">
            <text:p>3.195</text:p>
          </table:table-cell>
          <table:table-cell office:value-type="float" office:value="5.04786053961035" calcext:value-type="float">
            <text:p>5.04786053961035</text:p>
          </table:table-cell>
        </table:table-row>
        <table:table-row table:style-name="ro1">
          <table:table-cell office:value-type="string" calcext:value-type="string">
            <text:p>LiZn</text:p>
          </table:table-cell>
          <table:table-cell office:value-type="float" office:value="0.16008231" calcext:value-type="float">
            <text:p>0.16008231</text:p>
          </table:table-cell>
          <table:table-cell office:value-type="float" office:value="3.4974" calcext:value-type="float">
            <text:p>3.4974</text:p>
          </table:table-cell>
          <table:table-cell office:value-type="float" office:value="4.01176429694024" calcext:value-type="float">
            <text:p>4.01176429694024</text:p>
          </table:table-cell>
        </table:table-row>
        <table:table-row table:style-name="ro1">
          <table:table-cell office:value-type="string" calcext:value-type="string">
            <text:p>AlTc</text:p>
          </table:table-cell>
          <table:table-cell office:value-type="float" office:value="0.1602132" calcext:value-type="float">
            <text:p>0.1602132</text:p>
          </table:table-cell>
          <table:table-cell office:value-type="float" office:value="3.3203" calcext:value-type="float">
            <text:p>3.3203</text:p>
          </table:table-cell>
          <table:table-cell office:value-type="float" office:value="2.36226048117957" calcext:value-type="float">
            <text:p>2.36226048117957</text:p>
          </table:table-cell>
        </table:table-row>
        <table:table-row table:style-name="ro1">
          <table:table-cell office:value-type="string" calcext:value-type="string">
            <text:p>AlGd</text:p>
          </table:table-cell>
          <table:table-cell office:value-type="float" office:value="0.16059336" calcext:value-type="float">
            <text:p>0.16059336</text:p>
          </table:table-cell>
          <table:table-cell office:value-type="float" office:value="4.0414" calcext:value-type="float">
            <text:p>4.0414</text:p>
          </table:table-cell>
          <table:table-cell office:value-type="float" office:value="1.61481093123708" calcext:value-type="float">
            <text:p>1.61481093123708</text:p>
          </table:table-cell>
        </table:table-row>
        <table:table-row table:style-name="ro1">
          <table:table-cell office:value-type="string" calcext:value-type="string">
            <text:p>NiHf</text:p>
          </table:table-cell>
          <table:table-cell office:value-type="float" office:value="0.1606013" calcext:value-type="float">
            <text:p>0.1606013</text:p>
          </table:table-cell>
          <table:table-cell office:value-type="float" office:value="3.5937" calcext:value-type="float">
            <text:p>3.5937</text:p>
          </table:table-cell>
          <table:table-cell office:value-type="float" office:value="1.25883809820537" calcext:value-type="float">
            <text:p>1.25883809820537</text:p>
          </table:table-cell>
        </table:table-row>
        <table:table-row table:style-name="ro1">
          <table:table-cell office:value-type="string" calcext:value-type="string">
            <text:p>BiCe</text:p>
          </table:table-cell>
          <table:table-cell office:value-type="float" office:value="0.16091119" calcext:value-type="float">
            <text:p>0.16091119</text:p>
          </table:table-cell>
          <table:table-cell office:value-type="float" office:value="4.1862" calcext:value-type="float">
            <text:p>4.1862</text:p>
          </table:table-cell>
          <table:table-cell office:value-type="float" office:value="0.858746481528383" calcext:value-type="float">
            <text:p>0.858746481528383</text:p>
          </table:table-cell>
        </table:table-row>
        <table:table-row table:style-name="ro1">
          <table:table-cell office:value-type="string" calcext:value-type="string">
            <text:p>KRu</text:p>
          </table:table-cell>
          <table:table-cell office:value-type="float" office:value="0.16180912" calcext:value-type="float">
            <text:p>0.16180912</text:p>
          </table:table-cell>
          <table:table-cell office:value-type="float" office:value="3.7816" calcext:value-type="float">
            <text:p>3.7816</text:p>
          </table:table-cell>
          <table:table-cell office:value-type="float" office:value="2.11172234896725" calcext:value-type="float">
            <text:p>2.11172234896725</text:p>
          </table:table-cell>
        </table:table-row>
        <table:table-row table:style-name="ro1">
          <table:table-cell office:value-type="string" calcext:value-type="string">
            <text:p>NaOs</text:p>
          </table:table-cell>
          <table:table-cell office:value-type="float" office:value="0.16191143" calcext:value-type="float">
            <text:p>0.16191143</text:p>
          </table:table-cell>
          <table:table-cell office:value-type="float" office:value="3.5928" calcext:value-type="float">
            <text:p>3.5928</text:p>
          </table:table-cell>
          <table:table-cell office:value-type="float" office:value="1.3983397196042" calcext:value-type="float">
            <text:p>1.3983397196042</text:p>
          </table:table-cell>
        </table:table-row>
        <table:table-row table:style-name="ro1">
          <table:table-cell office:value-type="string" calcext:value-type="string">
            <text:p>TiOs</text:p>
          </table:table-cell>
          <table:table-cell office:value-type="float" office:value="0.16194847" calcext:value-type="float">
            <text:p>0.16194847</text:p>
          </table:table-cell>
          <table:table-cell office:value-type="float" office:value="3.4229" calcext:value-type="float">
            <text:p>3.4229</text:p>
          </table:table-cell>
          <table:table-cell office:value-type="float" office:value="1.25406839608459" calcext:value-type="float">
            <text:p>1.25406839608459</text:p>
          </table:table-cell>
        </table:table-row>
        <table:table-row table:style-name="ro1">
          <table:table-cell office:value-type="string" calcext:value-type="string">
            <text:p>GaRu</text:p>
          </table:table-cell>
          <table:table-cell office:value-type="float" office:value="0.1625762" calcext:value-type="float">
            <text:p>0.1625762</text:p>
          </table:table-cell>
          <table:table-cell office:value-type="float" office:value="3.4224" calcext:value-type="float">
            <text:p>3.4224</text:p>
          </table:table-cell>
          <table:table-cell office:value-type="float" office:value="1.73965902724489" calcext:value-type="float">
            <text:p>1.73965902724489</text:p>
          </table:table-cell>
        </table:table-row>
        <table:table-row table:style-name="ro1">
          <table:table-cell office:value-type="string" calcext:value-type="string">
            <text:p>BiGd</text:p>
          </table:table-cell>
          <table:table-cell office:value-type="float" office:value="0.1625864" calcext:value-type="float">
            <text:p>0.1625864</text:p>
          </table:table-cell>
          <table:table-cell office:value-type="float" office:value="4.2398" calcext:value-type="float">
            <text:p>4.2398</text:p>
          </table:table-cell>
          <table:table-cell office:value-type="float" office:value="0.818899239662041" calcext:value-type="float">
            <text:p>0.818899239662041</text:p>
          </table:table-cell>
        </table:table-row>
        <table:table-row table:style-name="ro1">
          <table:table-cell office:value-type="string" calcext:value-type="string">
            <text:p>LiGa</text:p>
          </table:table-cell>
          <table:table-cell office:value-type="float" office:value="0.16272964" calcext:value-type="float">
            <text:p>0.16272964</text:p>
          </table:table-cell>
          <table:table-cell office:value-type="float" office:value="3.5733" calcext:value-type="float">
            <text:p>3.5733</text:p>
          </table:table-cell>
          <table:table-cell office:value-type="float" office:value="3.79458240920633" calcext:value-type="float">
            <text:p>3.79458240920633</text:p>
          </table:table-cell>
        </table:table-row>
        <table:table-row table:style-name="ro1">
          <table:table-cell office:value-type="string" calcext:value-type="string">
            <text:p>LaIn</text:p>
          </table:table-cell>
          <table:table-cell office:value-type="float" office:value="0.1644383" calcext:value-type="float">
            <text:p>0.1644383</text:p>
          </table:table-cell>
          <table:table-cell office:value-type="float" office:value="4.1908" calcext:value-type="float">
            <text:p>4.1908</text:p>
          </table:table-cell>
          <table:table-cell office:value-type="float" office:value="1.17774173974728" calcext:value-type="float">
            <text:p>1.17774173974728</text:p>
          </table:table-cell>
        </table:table-row>
        <table:table-row table:style-name="ro1">
          <table:table-cell office:value-type="string" calcext:value-type="string">
            <text:p>AlMo</text:p>
          </table:table-cell>
          <table:table-cell office:value-type="float" office:value="0.16510966" calcext:value-type="float">
            <text:p>0.16510966</text:p>
          </table:table-cell>
          <table:table-cell office:value-type="float" office:value="3.431" calcext:value-type="float">
            <text:p>3.431</text:p>
          </table:table-cell>
          <table:table-cell office:value-type="float" office:value="2.40089832099617" calcext:value-type="float">
            <text:p>2.40089832099617</text:p>
          </table:table-cell>
        </table:table-row>
        <table:table-row table:style-name="ro1">
          <table:table-cell office:value-type="string" calcext:value-type="string">
            <text:p>CdMg</text:p>
          </table:table-cell>
          <table:table-cell office:value-type="float" office:value="0.16548052" calcext:value-type="float">
            <text:p>0.16548052</text:p>
          </table:table-cell>
          <table:table-cell office:value-type="float" office:value="3.9239" calcext:value-type="float">
            <text:p>3.9239</text:p>
          </table:table-cell>
          <table:table-cell office:value-type="float" office:value="2.16389286890451" calcext:value-type="float">
            <text:p>2.16389286890451</text:p>
          </table:table-cell>
        </table:table-row>
        <table:table-row table:style-name="ro1">
          <table:table-cell office:value-type="string" calcext:value-type="string">
            <text:p>KCs</text:p>
          </table:table-cell>
          <table:table-cell office:value-type="float" office:value="0.16556266" calcext:value-type="float">
            <text:p>0.16556266</text:p>
          </table:table-cell>
          <table:table-cell office:value-type="float" office:value="4.966" calcext:value-type="float">
            <text:p>4.966</text:p>
          </table:table-cell>
          <table:table-cell office:value-type="float" office:value="1.72762494912952" calcext:value-type="float">
            <text:p>1.72762494912952</text:p>
          </table:table-cell>
        </table:table-row>
        <table:table-row table:style-name="ro1">
          <table:table-cell office:value-type="string" calcext:value-type="string">
            <text:p>YAs</text:p>
          </table:table-cell>
          <table:table-cell office:value-type="float" office:value="0.16739047" calcext:value-type="float">
            <text:p>0.16739047</text:p>
          </table:table-cell>
          <table:table-cell office:value-type="float" office:value="3.9295" calcext:value-type="float">
            <text:p>3.9295</text:p>
          </table:table-cell>
          <table:table-cell office:value-type="float" office:value="1.81228467724579" calcext:value-type="float">
            <text:p>1.81228467724579</text:p>
          </table:table-cell>
        </table:table-row>
        <table:table-row table:style-name="ro1">
          <table:table-cell office:value-type="string" calcext:value-type="string">
            <text:p>HgNd</text:p>
          </table:table-cell>
          <table:table-cell office:value-type="float" office:value="0.16807762" calcext:value-type="float">
            <text:p>0.16807762</text:p>
          </table:table-cell>
          <table:table-cell office:value-type="float" office:value="4.3263" calcext:value-type="float">
            <text:p>4.3263</text:p>
          </table:table-cell>
          <table:table-cell office:value-type="float" office:value="0.869273942290228" calcext:value-type="float">
            <text:p>0.869273942290228</text:p>
          </table:table-cell>
        </table:table-row>
        <table:table-row table:style-name="ro1">
          <table:table-cell office:value-type="string" calcext:value-type="string">
            <text:p>TiGd</text:p>
          </table:table-cell>
          <table:table-cell office:value-type="float" office:value="0.16822124" calcext:value-type="float">
            <text:p>0.16822124</text:p>
          </table:table-cell>
          <table:table-cell office:value-type="float" office:value="4.0521" calcext:value-type="float">
            <text:p>4.0521</text:p>
          </table:table-cell>
          <table:table-cell office:value-type="float" office:value="1.45277605805531" calcext:value-type="float">
            <text:p>1.45277605805531</text:p>
          </table:table-cell>
        </table:table-row>
        <table:table-row table:style-name="ro1">
          <table:table-cell office:value-type="string" calcext:value-type="string">
            <text:p>GeV</text:p>
          </table:table-cell>
          <table:table-cell office:value-type="float" office:value="0.16823977" calcext:value-type="float">
            <text:p>0.16823977</text:p>
          </table:table-cell>
          <table:table-cell office:value-type="float" office:value="3.4362" calcext:value-type="float">
            <text:p>3.4362</text:p>
          </table:table-cell>
          <table:table-cell office:value-type="float" office:value="2.38838304741065" calcext:value-type="float">
            <text:p>2.38838304741065</text:p>
          </table:table-cell>
        </table:table-row>
        <table:table-row table:style-name="ro1">
          <table:table-cell office:value-type="string" calcext:value-type="string">
            <text:p>CeTl</text:p>
          </table:table-cell>
          <table:table-cell office:value-type="float" office:value="0.1690636" calcext:value-type="float">
            <text:p>0.1690636</text:p>
          </table:table-cell>
          <table:table-cell office:value-type="float" office:value="4.2276" calcext:value-type="float">
            <text:p>4.2276</text:p>
          </table:table-cell>
          <table:table-cell office:value-type="float" office:value="0.870106138549861" calcext:value-type="float">
            <text:p>0.870106138549861</text:p>
          </table:table-cell>
        </table:table-row>
        <table:table-row table:style-name="ro1">
          <table:table-cell office:value-type="string" calcext:value-type="string">
            <text:p>RhV</text:p>
          </table:table-cell>
          <table:table-cell office:value-type="float" office:value="0.16912365" calcext:value-type="float">
            <text:p>0.16912365</text:p>
          </table:table-cell>
          <table:table-cell office:value-type="float" office:value="3.2942" calcext:value-type="float">
            <text:p>3.2942</text:p>
          </table:table-cell>
          <table:table-cell office:value-type="float" office:value="1.92758602269052" calcext:value-type="float">
            <text:p>1.92758602269052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float" office:value="0.16964917" calcext:value-type="float">
            <text:p>0.16964917</text:p>
          </table:table-cell>
          <table:table-cell office:value-type="float" office:value="3.559" calcext:value-type="float">
            <text:p>3.559</text:p>
          </table:table-cell>
          <table:table-cell office:value-type="float" office:value="1.19191295679413" calcext:value-type="float">
            <text:p>1.19191295679413</text:p>
          </table:table-cell>
        </table:table-row>
        <table:table-row table:style-name="ro1">
          <table:table-cell office:value-type="string" calcext:value-type="string">
            <text:p>AlLa</text:p>
          </table:table-cell>
          <table:table-cell office:value-type="float" office:value="0.17001058" calcext:value-type="float">
            <text:p>0.17001058</text:p>
          </table:table-cell>
          <table:table-cell office:value-type="float" office:value="4.2887" calcext:value-type="float">
            <text:p>4.2887</text:p>
          </table:table-cell>
          <table:table-cell office:value-type="float" office:value="1.79018718045647" calcext:value-type="float">
            <text:p>1.79018718045647</text:p>
          </table:table-cell>
        </table:table-row>
        <table:table-row table:style-name="ro1">
          <table:table-cell office:value-type="string" calcext:value-type="string">
            <text:p>ZnRh</text:p>
          </table:table-cell>
          <table:table-cell office:value-type="float" office:value="0.17016315" calcext:value-type="float">
            <text:p>0.17016315</text:p>
          </table:table-cell>
          <table:table-cell office:value-type="float" office:value="3.5414" calcext:value-type="float">
            <text:p>3.5414</text:p>
          </table:table-cell>
          <table:table-cell office:value-type="float" office:value="1.76482412107227" calcext:value-type="float">
            <text:p>1.76482412107227</text:p>
          </table:table-cell>
        </table:table-row>
        <table:table-row table:style-name="ro1">
          <table:table-cell office:value-type="string" calcext:value-type="string">
            <text:p>RhRh</text:p>
          </table:table-cell>
          <table:table-cell office:value-type="float" office:value="0.17016548" calcext:value-type="float">
            <text:p>0.17016548</text:p>
          </table:table-cell>
          <table:table-cell office:value-type="float" office:value="3.426" calcext:value-type="float">
            <text:p>3.426</text:p>
          </table:table-cell>
          <table:table-cell office:value-type="float" office:value="1.44794819178143" calcext:value-type="float">
            <text:p>1.44794819178143</text:p>
          </table:table-cell>
        </table:table-row>
        <table:table-row table:style-name="ro1">
          <table:table-cell office:value-type="string" calcext:value-type="string">
            <text:p>CeGa</text:p>
          </table:table-cell>
          <table:table-cell office:value-type="float" office:value="0.17031452" calcext:value-type="float">
            <text:p>0.17031452</text:p>
          </table:table-cell>
          <table:table-cell office:value-type="float" office:value="3.74" calcext:value-type="float">
            <text:p>3.74</text:p>
          </table:table-cell>
          <table:table-cell office:value-type="float" office:value="1.4205486895269" calcext:value-type="float">
            <text:p>1.4205486895269</text:p>
          </table:table-cell>
        </table:table-row>
        <table:table-row table:style-name="ro1">
          <table:table-cell office:value-type="string" calcext:value-type="string">
            <text:p>NdNa</text:p>
          </table:table-cell>
          <table:table-cell office:value-type="float" office:value="0.17098081" calcext:value-type="float">
            <text:p>0.17098081</text:p>
          </table:table-cell>
          <table:table-cell office:value-type="float" office:value="4.1522" calcext:value-type="float">
            <text:p>4.1522</text:p>
          </table:table-cell>
          <table:table-cell office:value-type="float" office:value="1.77604741952234" calcext:value-type="float">
            <text:p>1.77604741952234</text:p>
          </table:table-cell>
        </table:table-row>
        <table:table-row table:style-name="ro1">
          <table:table-cell office:value-type="string" calcext:value-type="string">
            <text:p>GaNd</text:p>
          </table:table-cell>
          <table:table-cell office:value-type="float" office:value="0.17107725" calcext:value-type="float">
            <text:p>0.17107725</text:p>
          </table:table-cell>
          <table:table-cell office:value-type="float" office:value="4.2435" calcext:value-type="float">
            <text:p>4.2435</text:p>
          </table:table-cell>
          <table:table-cell office:value-type="float" office:value="1.3935372338538" calcext:value-type="float">
            <text:p>1.3935372338538</text:p>
          </table:table-cell>
        </table:table-row>
        <table:table-row table:style-name="ro1">
          <table:table-cell office:value-type="string" calcext:value-type="string">
            <text:p>LiAs</text:p>
          </table:table-cell>
          <table:table-cell office:value-type="float" office:value="0.17107975" calcext:value-type="float">
            <text:p>0.17107975</text:p>
          </table:table-cell>
          <table:table-cell office:value-type="float" office:value="3.7698" calcext:value-type="float">
            <text:p>3.7698</text:p>
          </table:table-cell>
          <table:table-cell office:value-type="float" office:value="3.56219522510197" calcext:value-type="float">
            <text:p>3.56219522510197</text:p>
          </table:table-cell>
        </table:table-row>
        <table:table-row table:style-name="ro1">
          <table:table-cell office:value-type="string" calcext:value-type="string">
            <text:p>TaTa</text:p>
          </table:table-cell>
          <table:table-cell office:value-type="float" office:value="0.17164588" calcext:value-type="float">
            <text:p>0.17164588</text:p>
          </table:table-cell>
          <table:table-cell office:value-type="float" office:value="3.5245" calcext:value-type="float">
            <text:p>3.5245</text:p>
          </table:table-cell>
          <table:table-cell office:value-type="float" office:value="0.828626405850845" calcext:value-type="float">
            <text:p>0.828626405850845</text:p>
          </table:table-cell>
        </table:table-row>
        <table:table-row table:style-name="ro1">
          <table:table-cell office:value-type="string" calcext:value-type="string">
            <text:p>GdOs</text:p>
          </table:table-cell>
          <table:table-cell office:value-type="float" office:value="0.1724813" calcext:value-type="float">
            <text:p>0.1724813</text:p>
          </table:table-cell>
          <table:table-cell office:value-type="float" office:value="3.6987" calcext:value-type="float">
            <text:p>3.6987</text:p>
          </table:table-cell>
          <table:table-cell office:value-type="float" office:value="0.862706717433208" calcext:value-type="float">
            <text:p>0.862706717433208</text:p>
          </table:table-cell>
        </table:table-row>
        <table:table-row table:style-name="ro1">
          <table:table-cell office:value-type="string" calcext:value-type="string">
            <text:p>TcCo</text:p>
          </table:table-cell>
          <table:table-cell office:value-type="float" office:value="0.17251705" calcext:value-type="float">
            <text:p>0.17251705</text:p>
          </table:table-cell>
          <table:table-cell office:value-type="float" office:value="3.1505" calcext:value-type="float">
            <text:p>3.1505</text:p>
          </table:table-cell>
          <table:table-cell office:value-type="float" office:value="1.89039536653019" calcext:value-type="float">
            <text:p>1.89039536653019</text:p>
          </table:table-cell>
        </table:table-row>
        <table:table-row table:style-name="ro1">
          <table:table-cell office:value-type="string" calcext:value-type="string">
            <text:p>SnV</text:p>
          </table:table-cell>
          <table:table-cell office:value-type="float" office:value="0.1730168" calcext:value-type="float">
            <text:p>0.1730168</text:p>
          </table:table-cell>
          <table:table-cell office:value-type="float" office:value="3.5411" calcext:value-type="float">
            <text:p>3.5411</text:p>
          </table:table-cell>
          <table:table-cell office:value-type="float" office:value="1.75115934344294" calcext:value-type="float">
            <text:p>1.75115934344294</text:p>
          </table:table-cell>
        </table:table-row>
        <table:table-row table:style-name="ro1">
          <table:table-cell office:value-type="string" calcext:value-type="string">
            <text:p>MgIr</text:p>
          </table:table-cell>
          <table:table-cell office:value-type="float" office:value="0.17332" calcext:value-type="float">
            <text:p>0.17332</text:p>
          </table:table-cell>
          <table:table-cell office:value-type="float" office:value="3.4789" calcext:value-type="float">
            <text:p>3.4789</text:p>
          </table:table-cell>
          <table:table-cell office:value-type="float" office:value="1.37730702411005" calcext:value-type="float">
            <text:p>1.37730702411005</text:p>
          </table:table-cell>
        </table:table-row>
        <table:table-row table:style-name="ro1">
          <table:table-cell office:value-type="string" calcext:value-type="string">
            <text:p>VRu</text:p>
          </table:table-cell>
          <table:table-cell office:value-type="float" office:value="0.17354544" calcext:value-type="float">
            <text:p>0.17354544</text:p>
          </table:table-cell>
          <table:table-cell office:value-type="float" office:value="3.3672" calcext:value-type="float">
            <text:p>3.3672</text:p>
          </table:table-cell>
          <table:table-cell office:value-type="float" office:value="1.95040717173351" calcext:value-type="float">
            <text:p>1.95040717173351</text:p>
          </table:table-cell>
        </table:table-row>
        <table:table-row table:style-name="ro1">
          <table:table-cell office:value-type="string" calcext:value-type="string">
            <text:p>VRe</text:p>
          </table:table-cell>
          <table:table-cell office:value-type="float" office:value="0.17356044" calcext:value-type="float">
            <text:p>0.17356044</text:p>
          </table:table-cell>
          <table:table-cell office:value-type="float" office:value="3.3134" calcext:value-type="float">
            <text:p>3.3134</text:p>
          </table:table-cell>
          <table:table-cell office:value-type="float" office:value="1.25902102290555" calcext:value-type="float">
            <text:p>1.25902102290555</text:p>
          </table:table-cell>
        </table:table-row>
        <table:table-row table:style-name="ro1">
          <table:table-cell office:value-type="string" calcext:value-type="string">
            <text:p>GeCo</text:p>
          </table:table-cell>
          <table:table-cell office:value-type="float" office:value="0.17363492" calcext:value-type="float">
            <text:p>0.17363492</text:p>
          </table:table-cell>
          <table:table-cell office:value-type="float" office:value="3.1878" calcext:value-type="float">
            <text:p>3.1878</text:p>
          </table:table-cell>
          <table:table-cell office:value-type="float" office:value="2.24657285304581" calcext:value-type="float">
            <text:p>2.24657285304581</text:p>
          </table:table-cell>
        </table:table-row>
        <table:table-row table:style-name="ro1">
          <table:table-cell office:value-type="string" calcext:value-type="string">
            <text:p>CdCo</text:p>
          </table:table-cell>
          <table:table-cell office:value-type="float" office:value="0.17380331" calcext:value-type="float">
            <text:p>0.17380331</text:p>
          </table:table-cell>
          <table:table-cell office:value-type="float" office:value="3.3723" calcext:value-type="float">
            <text:p>3.3723</text:p>
          </table:table-cell>
          <table:table-cell office:value-type="float" office:value="1.73415978842221" calcext:value-type="float">
            <text:p>1.73415978842221</text:p>
          </table:table-cell>
        </table:table-row>
        <table:table-row table:style-name="ro1">
          <table:table-cell office:value-type="string" calcext:value-type="string">
            <text:p>SiV</text:p>
          </table:table-cell>
          <table:table-cell office:value-type="float" office:value="0.17395389" calcext:value-type="float">
            <text:p>0.17395389</text:p>
          </table:table-cell>
          <table:table-cell office:value-type="float" office:value="3.2907" calcext:value-type="float">
            <text:p>3.2907</text:p>
          </table:table-cell>
          <table:table-cell office:value-type="float" office:value="3.68530137785338" calcext:value-type="float">
            <text:p>3.68530137785338</text:p>
          </table:table-cell>
        </table:table-row>
        <table:table-row table:style-name="ro1">
          <table:table-cell office:value-type="string" calcext:value-type="string">
            <text:p>LiAg</text:p>
          </table:table-cell>
          <table:table-cell office:value-type="float" office:value="0.1740241" calcext:value-type="float">
            <text:p>0.1740241</text:p>
          </table:table-cell>
          <table:table-cell office:value-type="float" office:value="3.6175" calcext:value-type="float">
            <text:p>3.6175</text:p>
          </table:table-cell>
          <table:table-cell office:value-type="float" office:value="2.56619069934726" calcext:value-type="float">
            <text:p>2.56619069934726</text:p>
          </table:table-cell>
        </table:table-row>
        <table:table-row table:style-name="ro1">
          <table:table-cell office:value-type="string" calcext:value-type="string">
            <text:p>RbPb</text:p>
          </table:table-cell>
          <table:table-cell office:value-type="float" office:value="0.17425379" calcext:value-type="float">
            <text:p>0.17425379</text:p>
          </table:table-cell>
          <table:table-cell office:value-type="float" office:value="4.5412" calcext:value-type="float">
            <text:p>4.5412</text:p>
          </table:table-cell>
          <table:table-cell office:value-type="float" office:value="1.02262620766865" calcext:value-type="float">
            <text:p>1.02262620766865</text:p>
          </table:table-cell>
        </table:table-row>
        <table:table-row table:style-name="ro1">
          <table:table-cell office:value-type="string" calcext:value-type="string">
            <text:p>NbSc</text:p>
          </table:table-cell>
          <table:table-cell office:value-type="float" office:value="0.17469454" calcext:value-type="float">
            <text:p>0.17469454</text:p>
          </table:table-cell>
          <table:table-cell office:value-type="float" office:value="3.8775" calcext:value-type="float">
            <text:p>3.8775</text:p>
          </table:table-cell>
          <table:table-cell office:value-type="float" office:value="2.1462867823338" calcext:value-type="float">
            <text:p>2.1462867823338</text:p>
          </table:table-cell>
        </table:table-row>
        <table:table-row table:style-name="ro1">
          <table:table-cell office:value-type="string" calcext:value-type="string">
            <text:p>ScAg</text:p>
          </table:table-cell>
          <table:table-cell office:value-type="float" office:value="0.17514336" calcext:value-type="float">
            <text:p>0.17514336</text:p>
          </table:table-cell>
          <table:table-cell office:value-type="float" office:value="3.7551" calcext:value-type="float">
            <text:p>3.7551</text:p>
          </table:table-cell>
          <table:table-cell office:value-type="float" office:value="1.94023748739893" calcext:value-type="float">
            <text:p>1.94023748739893</text:p>
          </table:table-cell>
        </table:table-row>
        <table:table-row table:style-name="ro1">
          <table:table-cell office:value-type="string" calcext:value-type="string">
            <text:p>TlMn</text:p>
          </table:table-cell>
          <table:table-cell office:value-type="float" office:value="0.17557406" calcext:value-type="float">
            <text:p>0.17557406</text:p>
          </table:table-cell>
          <table:table-cell office:value-type="float" office:value="3.6782" calcext:value-type="float">
            <text:p>3.6782</text:p>
          </table:table-cell>
          <table:table-cell office:value-type="float" office:value="1.15261129359865" calcext:value-type="float">
            <text:p>1.15261129359865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float" office:value="0.17563704" calcext:value-type="float">
            <text:p>0.17563704</text:p>
          </table:table-cell>
          <table:table-cell office:value-type="float" office:value="3.5851" calcext:value-type="float">
            <text:p>3.5851</text:p>
          </table:table-cell>
          <table:table-cell office:value-type="float" office:value="1.43340771635824" calcext:value-type="float">
            <text:p>1.43340771635824</text:p>
          </table:table-cell>
        </table:table-row>
        <table:table-row table:style-name="ro1">
          <table:table-cell office:value-type="string" calcext:value-type="string">
            <text:p>LiSe</text:p>
          </table:table-cell>
          <table:table-cell office:value-type="float" office:value="0.17613272" calcext:value-type="float">
            <text:p>0.17613272</text:p>
          </table:table-cell>
          <table:table-cell office:value-type="float" office:value="3.7291" calcext:value-type="float">
            <text:p>3.7291</text:p>
          </table:table-cell>
          <table:table-cell office:value-type="float" office:value="3.40042296402737" calcext:value-type="float">
            <text:p>3.40042296402737</text:p>
          </table:table-cell>
        </table:table-row>
        <table:table-row table:style-name="ro1">
          <table:table-cell office:value-type="string" calcext:value-type="string">
            <text:p>NdBa</text:p>
          </table:table-cell>
          <table:table-cell office:value-type="float" office:value="0.17699246" calcext:value-type="float">
            <text:p>0.17699246</text:p>
          </table:table-cell>
          <table:table-cell office:value-type="float" office:value="4.7304" calcext:value-type="float">
            <text:p>4.7304</text:p>
          </table:table-cell>
          <table:table-cell office:value-type="float" office:value="1.06250747998491" calcext:value-type="float">
            <text:p>1.06250747998491</text:p>
          </table:table-cell>
        </table:table-row>
        <table:table-row table:style-name="ro1">
          <table:table-cell office:value-type="string" calcext:value-type="string">
            <text:p>LiIn</text:p>
          </table:table-cell>
          <table:table-cell office:value-type="float" office:value="0.1770758" calcext:value-type="float">
            <text:p>0.1770758</text:p>
          </table:table-cell>
          <table:table-cell office:value-type="float" office:value="3.9513" calcext:value-type="float">
            <text:p>3.9513</text:p>
          </table:table-cell>
          <table:table-cell office:value-type="float" office:value="2.42326627976511" calcext:value-type="float">
            <text:p>2.42326627976511</text:p>
          </table:table-cell>
        </table:table-row>
        <table:table-row table:style-name="ro1">
          <table:table-cell office:value-type="string" calcext:value-type="string">
            <text:p>HgNb</text:p>
          </table:table-cell>
          <table:table-cell office:value-type="float" office:value="0.17736073" calcext:value-type="float">
            <text:p>0.17736073</text:p>
          </table:table-cell>
          <table:table-cell office:value-type="float" office:value="3.7466" calcext:value-type="float">
            <text:p>3.7466</text:p>
          </table:table-cell>
          <table:table-cell office:value-type="float" office:value="1.01976863633574" calcext:value-type="float">
            <text:p>1.01976863633574</text:p>
          </table:table-cell>
        </table:table-row>
        <table:table-row table:style-name="ro1">
          <table:table-cell office:value-type="string" calcext:value-type="string">
            <text:p>InTl</text:p>
          </table:table-cell>
          <table:table-cell office:value-type="float" office:value="0.17743818" calcext:value-type="float">
            <text:p>0.17743818</text:p>
          </table:table-cell>
          <table:table-cell office:value-type="float" office:value="4.1967" calcext:value-type="float">
            <text:p>4.1967</text:p>
          </table:table-cell>
          <table:table-cell office:value-type="float" office:value="0.93841845725746" calcext:value-type="float">
            <text:p>0.93841845725746</text:p>
          </table:table-cell>
        </table:table-row>
        <table:table-row table:style-name="ro1">
          <table:table-cell office:value-type="string" calcext:value-type="string">
            <text:p>YGe</text:p>
          </table:table-cell>
          <table:table-cell office:value-type="float" office:value="0.17749695" calcext:value-type="float">
            <text:p>0.17749695</text:p>
          </table:table-cell>
          <table:table-cell office:value-type="float" office:value="3.8736" calcext:value-type="float">
            <text:p>3.8736</text:p>
          </table:table-cell>
          <table:table-cell office:value-type="float" office:value="1.8374102591322" calcext:value-type="float">
            <text:p>1.8374102591322</text:p>
          </table:table-cell>
        </table:table-row>
        <table:table-row table:style-name="ro1">
          <table:table-cell office:value-type="string" calcext:value-type="string">
            <text:p>ZnCe</text:p>
          </table:table-cell>
          <table:table-cell office:value-type="float" office:value="0.1776335" calcext:value-type="float">
            <text:p>0.1776335</text:p>
          </table:table-cell>
          <table:table-cell office:value-type="float" office:value="4.1501" calcext:value-type="float">
            <text:p>4.1501</text:p>
          </table:table-cell>
          <table:table-cell office:value-type="float" office:value="1.44993388118907" calcext:value-type="float">
            <text:p>1.44993388118907</text:p>
          </table:table-cell>
        </table:table-row>
        <table:table-row table:style-name="ro1">
          <table:table-cell office:value-type="string" calcext:value-type="string">
            <text:p>MoRu</text:p>
          </table:table-cell>
          <table:table-cell office:value-type="float" office:value="0.17768714" calcext:value-type="float">
            <text:p>0.17768714</text:p>
          </table:table-cell>
          <table:table-cell office:value-type="float" office:value="3.3212" calcext:value-type="float">
            <text:p>3.3212</text:p>
          </table:table-cell>
          <table:table-cell office:value-type="float" office:value="1.51165437924447" calcext:value-type="float">
            <text:p>1.51165437924447</text:p>
          </table:table-cell>
        </table:table-row>
        <table:table-row table:style-name="ro1">
          <table:table-cell office:value-type="string" calcext:value-type="string">
            <text:p>GaMg</text:p>
          </table:table-cell>
          <table:table-cell office:value-type="float" office:value="0.17845765" calcext:value-type="float">
            <text:p>0.17845765</text:p>
          </table:table-cell>
          <table:table-cell office:value-type="float" office:value="3.8262" calcext:value-type="float">
            <text:p>3.8262</text:p>
          </table:table-cell>
          <table:table-cell office:value-type="float" office:value="3.11567572869834" calcext:value-type="float">
            <text:p>3.11567572869834</text:p>
          </table:table-cell>
        </table:table-row>
        <table:table-row table:style-name="ro1">
          <table:table-cell office:value-type="string" calcext:value-type="string">
            <text:p>InRu</text:p>
          </table:table-cell>
          <table:table-cell office:value-type="float" office:value="0.17847875" calcext:value-type="float">
            <text:p>0.17847875</text:p>
          </table:table-cell>
          <table:table-cell office:value-type="float" office:value="3.5373" calcext:value-type="float">
            <text:p>3.5373</text:p>
          </table:table-cell>
          <table:table-cell office:value-type="float" office:value="1.38129590261503" calcext:value-type="float">
            <text:p>1.38129590261503</text:p>
          </table:table-cell>
        </table:table-row>
        <table:table-row table:style-name="ro1">
          <table:table-cell office:value-type="string" calcext:value-type="string">
            <text:p>PdRu</text:p>
          </table:table-cell>
          <table:table-cell office:value-type="float" office:value="0.17917718" calcext:value-type="float">
            <text:p>0.17917718</text:p>
          </table:table-cell>
          <table:table-cell office:value-type="float" office:value="3.4476" calcext:value-type="float">
            <text:p>3.4476</text:p>
          </table:table-cell>
          <table:table-cell office:value-type="float" office:value="1.43639975750761" calcext:value-type="float">
            <text:p>1.43639975750761</text:p>
          </table:table-cell>
        </table:table-row>
        <table:table-row table:style-name="ro1">
          <table:table-cell office:value-type="string" calcext:value-type="string">
            <text:p>NbW</text:p>
          </table:table-cell>
          <table:table-cell office:value-type="float" office:value="0.1792679" calcext:value-type="float">
            <text:p>0.1792679</text:p>
          </table:table-cell>
          <table:table-cell office:value-type="float" office:value="3.5184" calcext:value-type="float">
            <text:p>3.5184</text:p>
          </table:table-cell>
          <table:table-cell office:value-type="float" office:value="1.08082276096596" calcext:value-type="float">
            <text:p>1.08082276096596</text:p>
          </table:table-cell>
        </table:table-row>
        <table:table-row table:style-name="ro1">
          <table:table-cell office:value-type="string" calcext:value-type="string">
            <text:p>TlPt</text:p>
          </table:table-cell>
          <table:table-cell office:value-type="float" office:value="0.17932025" calcext:value-type="float">
            <text:p>0.17932025</text:p>
          </table:table-cell>
          <table:table-cell office:value-type="float" office:value="3.7381" calcext:value-type="float">
            <text:p>3.7381</text:p>
          </table:table-cell>
          <table:table-cell office:value-type="float" office:value="0.751276202068756" calcext:value-type="float">
            <text:p>0.751276202068756</text:p>
          </table:table-cell>
        </table:table-row>
        <table:table-row table:style-name="ro1">
          <table:table-cell office:value-type="string" calcext:value-type="string">
            <text:p>ScTl</text:p>
          </table:table-cell>
          <table:table-cell office:value-type="float" office:value="0.17943875" calcext:value-type="float">
            <text:p>0.17943875</text:p>
          </table:table-cell>
          <table:table-cell office:value-type="float" office:value="3.9661" calcext:value-type="float">
            <text:p>3.9661</text:p>
          </table:table-cell>
          <table:table-cell office:value-type="float" office:value="1.19820243719373" calcext:value-type="float">
            <text:p>1.19820243719373</text:p>
          </table:table-cell>
        </table:table-row>
        <table:table-row table:style-name="ro1">
          <table:table-cell office:value-type="string" calcext:value-type="string">
            <text:p>ScSr</text:p>
          </table:table-cell>
          <table:table-cell office:value-type="float" office:value="0.17947358" calcext:value-type="float">
            <text:p>0.17947358</text:p>
          </table:table-cell>
          <table:table-cell office:value-type="float" office:value="4.246" calcext:value-type="float">
            <text:p>4.246</text:p>
          </table:table-cell>
          <table:table-cell office:value-type="float" office:value="2.22996015950828" calcext:value-type="float">
            <text:p>2.22996015950828</text:p>
          </table:table-cell>
        </table:table-row>
        <table:table-row table:style-name="ro1">
          <table:table-cell office:value-type="string" calcext:value-type="string">
            <text:p>CsCs</text:p>
          </table:table-cell>
          <table:table-cell office:value-type="float" office:value="0.17952703" calcext:value-type="float">
            <text:p>0.17952703</text:p>
          </table:table-cell>
          <table:table-cell office:value-type="float" office:value="5.3344" calcext:value-type="float">
            <text:p>5.3344</text:p>
          </table:table-cell>
          <table:table-cell office:value-type="float" office:value="1.12478773473087" calcext:value-type="float">
            <text:p>1.12478773473087</text:p>
          </table:table-cell>
        </table:table-row>
        <table:table-row table:style-name="ro1">
          <table:table-cell office:value-type="string" calcext:value-type="string">
            <text:p>AgPd</text:p>
          </table:table-cell>
          <table:table-cell office:value-type="float" office:value="0.18061951" calcext:value-type="float">
            <text:p>0.18061951</text:p>
          </table:table-cell>
          <table:table-cell office:value-type="float" office:value="3.6" calcext:value-type="float">
            <text:p>3.6</text:p>
          </table:table-cell>
          <table:table-cell office:value-type="float" office:value="1.39146467829989" calcext:value-type="float">
            <text:p>1.39146467829989</text:p>
          </table:table-cell>
        </table:table-row>
        <table:table-row table:style-name="ro1">
          <table:table-cell office:value-type="string" calcext:value-type="string">
            <text:p>RhCo</text:p>
          </table:table-cell>
          <table:table-cell office:value-type="float" office:value="0.18085237" calcext:value-type="float">
            <text:p>0.18085237</text:p>
          </table:table-cell>
          <table:table-cell office:value-type="float" office:value="3.2392" calcext:value-type="float">
            <text:p>3.2392</text:p>
          </table:table-cell>
          <table:table-cell office:value-type="float" office:value="1.83414647046965" calcext:value-type="float">
            <text:p>1.83414647046965</text:p>
          </table:table-cell>
        </table:table-row>
        <table:table-row table:style-name="ro1">
          <table:table-cell office:value-type="string" calcext:value-type="string">
            <text:p>LaBa</text:p>
          </table:table-cell>
          <table:table-cell office:value-type="float" office:value="0.18170685" calcext:value-type="float">
            <text:p>0.18170685</text:p>
          </table:table-cell>
          <table:table-cell office:value-type="float" office:value="4.7314" calcext:value-type="float">
            <text:p>4.7314</text:p>
          </table:table-cell>
          <table:table-cell office:value-type="float" office:value="1.08281177838465" calcext:value-type="float">
            <text:p>1.08281177838465</text:p>
          </table:table-cell>
        </table:table-row>
        <table:table-row table:style-name="ro1">
          <table:table-cell office:value-type="string" calcext:value-type="string">
            <text:p>TcV</text:p>
          </table:table-cell>
          <table:table-cell office:value-type="float" office:value="0.18176447" calcext:value-type="float">
            <text:p>0.18176447</text:p>
          </table:table-cell>
          <table:table-cell office:value-type="float" office:value="3.2346" calcext:value-type="float">
            <text:p>3.2346</text:p>
          </table:table-cell>
          <table:table-cell office:value-type="float" office:value="1.98980925384818" calcext:value-type="float">
            <text:p>1.98980925384818</text:p>
          </table:table-cell>
        </table:table-row>
        <table:table-row table:style-name="ro1">
          <table:table-cell office:value-type="string" calcext:value-type="string">
            <text:p>AlCa</text:p>
          </table:table-cell>
          <table:table-cell office:value-type="float" office:value="0.18184847" calcext:value-type="float">
            <text:p>0.18184847</text:p>
          </table:table-cell>
          <table:table-cell office:value-type="float" office:value="4.1629" calcext:value-type="float">
            <text:p>4.1629</text:p>
          </table:table-cell>
          <table:table-cell office:value-type="float" office:value="4.31460486541237" calcext:value-type="float">
            <text:p>4.31460486541237</text:p>
          </table:table-cell>
        </table:table-row>
        <table:table-row table:style-name="ro1">
          <table:table-cell office:value-type="string" calcext:value-type="string">
            <text:p>CsBi</text:p>
          </table:table-cell>
          <table:table-cell office:value-type="float" office:value="0.18205017" calcext:value-type="float">
            <text:p>0.18205017</text:p>
          </table:table-cell>
          <table:table-cell office:value-type="float" office:value="4.5255" calcext:value-type="float">
            <text:p>4.5255</text:p>
          </table:table-cell>
          <table:table-cell office:value-type="float" office:value="0.876699103084792" calcext:value-type="float">
            <text:p>0.876699103084792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float" office:value="0.18217203" calcext:value-type="float">
            <text:p>0.18217203</text:p>
          </table:table-cell>
          <table:table-cell office:value-type="float" office:value="3.5597" calcext:value-type="float">
            <text:p>3.5597</text:p>
          </table:table-cell>
          <table:table-cell office:value-type="float" office:value="1.03612288792588" calcext:value-type="float">
            <text:p>1.03612288792588</text:p>
          </table:table-cell>
        </table:table-row>
        <table:table-row table:style-name="ro1">
          <table:table-cell office:value-type="string" calcext:value-type="string">
            <text:p>TlCr</text:p>
          </table:table-cell>
          <table:table-cell office:value-type="float" office:value="0.18254237" calcext:value-type="float">
            <text:p>0.18254237</text:p>
          </table:table-cell>
          <table:table-cell office:value-type="float" office:value="3.7202" calcext:value-type="float">
            <text:p>3.7202</text:p>
          </table:table-cell>
          <table:table-cell office:value-type="float" office:value="1.16568329413953" calcext:value-type="float">
            <text:p>1.16568329413953</text:p>
          </table:table-cell>
        </table:table-row>
        <table:table-row table:style-name="ro1">
          <table:table-cell office:value-type="string" calcext:value-type="string">
            <text:p>CrCo</text:p>
          </table:table-cell>
          <table:table-cell office:value-type="float" office:value="0.18325746" calcext:value-type="float">
            <text:p>0.18325746</text:p>
          </table:table-cell>
          <table:table-cell office:value-type="float" office:value="3.1921" calcext:value-type="float">
            <text:p>3.1921</text:p>
          </table:table-cell>
          <table:table-cell office:value-type="float" office:value="2.65356502101764" calcext:value-type="float">
            <text:p>2.65356502101764</text:p>
          </table:table-cell>
        </table:table-row>
        <table:table-row table:style-name="ro1">
          <table:table-cell office:value-type="string" calcext:value-type="string">
            <text:p>AlCr</text:p>
          </table:table-cell>
          <table:table-cell office:value-type="float" office:value="0.1834136" calcext:value-type="float">
            <text:p>0.1834136</text:p>
          </table:table-cell>
          <table:table-cell office:value-type="float" office:value="3.3012" calcext:value-type="float">
            <text:p>3.3012</text:p>
          </table:table-cell>
          <table:table-cell office:value-type="float" office:value="3.68751977297145" calcext:value-type="float">
            <text:p>3.68751977297145</text:p>
          </table:table-cell>
        </table:table-row>
        <table:table-row table:style-name="ro1">
          <table:table-cell office:value-type="string" calcext:value-type="string">
            <text:p>VHf</text:p>
          </table:table-cell>
          <table:table-cell office:value-type="float" office:value="0.18523222" calcext:value-type="float">
            <text:p>0.18523222</text:p>
          </table:table-cell>
          <table:table-cell office:value-type="float" office:value="3.6309" calcext:value-type="float">
            <text:p>3.6309</text:p>
          </table:table-cell>
          <table:table-cell office:value-type="float" office:value="1.30081772273485" calcext:value-type="float">
            <text:p>1.30081772273485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18607068" calcext:value-type="float">
            <text:p>0.18607068</text:p>
          </table:table-cell>
          <table:table-cell office:value-type="float" office:value="3.7372" calcext:value-type="float">
            <text:p>3.7372</text:p>
          </table:table-cell>
          <table:table-cell office:value-type="float" office:value="1.68771204400458" calcext:value-type="float">
            <text:p>1.68771204400458</text:p>
          </table:table-cell>
        </table:table-row>
        <table:table-row table:style-name="ro1">
          <table:table-cell office:value-type="string" calcext:value-type="string">
            <text:p>SeCe</text:p>
          </table:table-cell>
          <table:table-cell office:value-type="float" office:value="0.18628845" calcext:value-type="float">
            <text:p>0.18628845</text:p>
          </table:table-cell>
          <table:table-cell office:value-type="float" office:value="4.018" calcext:value-type="float">
            <text:p>4.018</text:p>
          </table:table-cell>
          <table:table-cell office:value-type="float" office:value="1.3614689106907" calcext:value-type="float">
            <text:p>1.3614689106907</text:p>
          </table:table-cell>
        </table:table-row>
        <table:table-row table:style-name="ro1">
          <table:table-cell office:value-type="string" calcext:value-type="string">
            <text:p>AgV</text:p>
          </table:table-cell>
          <table:table-cell office:value-type="float" office:value="0.18651056" calcext:value-type="float">
            <text:p>0.18651056</text:p>
          </table:table-cell>
          <table:table-cell office:value-type="float" office:value="3.3936" calcext:value-type="float">
            <text:p>3.3936</text:p>
          </table:table-cell>
          <table:table-cell office:value-type="float" office:value="1.86847570268508" calcext:value-type="float">
            <text:p>1.86847570268508</text:p>
          </table:table-cell>
        </table:table-row>
        <table:table-row table:style-name="ro1">
          <table:table-cell office:value-type="string" calcext:value-type="string">
            <text:p>ZrMg</text:p>
          </table:table-cell>
          <table:table-cell office:value-type="float" office:value="0.18751286" calcext:value-type="float">
            <text:p>0.18751286</text:p>
          </table:table-cell>
          <table:table-cell office:value-type="float" office:value="3.7109" calcext:value-type="float">
            <text:p>3.7109</text:p>
          </table:table-cell>
          <table:table-cell office:value-type="float" office:value="2.55060993066213" calcext:value-type="float">
            <text:p>2.55060993066213</text:p>
          </table:table-cell>
        </table:table-row>
        <table:table-row table:style-name="ro1">
          <table:table-cell office:value-type="string" calcext:value-type="string">
            <text:p>MgTl</text:p>
          </table:table-cell>
          <table:table-cell office:value-type="float" office:value="0.18852282" calcext:value-type="float">
            <text:p>0.18852282</text:p>
          </table:table-cell>
          <table:table-cell office:value-type="float" office:value="4.0691" calcext:value-type="float">
            <text:p>4.0691</text:p>
          </table:table-cell>
          <table:table-cell office:value-type="float" office:value="1.30499000224934" calcext:value-type="float">
            <text:p>1.30499000224934</text:p>
          </table:table-cell>
        </table:table-row>
        <table:table-row table:style-name="ro1">
          <table:table-cell office:value-type="string" calcext:value-type="string">
            <text:p>SnNd</text:p>
          </table:table-cell>
          <table:table-cell office:value-type="float" office:value="0.1887039" calcext:value-type="float">
            <text:p>0.1887039</text:p>
          </table:table-cell>
          <table:table-cell office:value-type="float" office:value="4.2547" calcext:value-type="float">
            <text:p>4.2547</text:p>
          </table:table-cell>
          <table:table-cell office:value-type="float" office:value="1.13687778084489" calcext:value-type="float">
            <text:p>1.13687778084489</text:p>
          </table:table-cell>
        </table:table-row>
        <table:table-row table:style-name="ro1">
          <table:table-cell office:value-type="string" calcext:value-type="string">
            <text:p>TlSi</text:p>
          </table:table-cell>
          <table:table-cell office:value-type="float" office:value="0.18873145" calcext:value-type="float">
            <text:p>0.18873145</text:p>
          </table:table-cell>
          <table:table-cell office:value-type="float" office:value="3.8043" calcext:value-type="float">
            <text:p>3.8043</text:p>
          </table:table-cell>
          <table:table-cell office:value-type="float" office:value="1.28404023871321" calcext:value-type="float">
            <text:p>1.28404023871321</text:p>
          </table:table-cell>
        </table:table-row>
        <table:table-row table:style-name="ro1">
          <table:table-cell office:value-type="string" calcext:value-type="string">
            <text:p>ZnRu</text:p>
          </table:table-cell>
          <table:table-cell office:value-type="float" office:value="0.18937239" calcext:value-type="float">
            <text:p>0.18937239</text:p>
          </table:table-cell>
          <table:table-cell office:value-type="float" office:value="3.481" calcext:value-type="float">
            <text:p>3.481</text:p>
          </table:table-cell>
          <table:table-cell office:value-type="float" office:value="1.78393492214466" calcext:value-type="float">
            <text:p>1.78393492214466</text:p>
          </table:table-cell>
        </table:table-row>
        <table:table-row table:style-name="ro1">
          <table:table-cell office:value-type="string" calcext:value-type="string">
            <text:p>GaFe</text:p>
          </table:table-cell>
          <table:table-cell office:value-type="float" office:value="0.18944731" calcext:value-type="float">
            <text:p>0.18944731</text:p>
          </table:table-cell>
          <table:table-cell office:value-type="float" office:value="3.2067" calcext:value-type="float">
            <text:p>3.2067</text:p>
          </table:table-cell>
          <table:table-cell office:value-type="float" office:value="2.35148705415321" calcext:value-type="float">
            <text:p>2.35148705415321</text:p>
          </table:table-cell>
        </table:table-row>
        <table:table-row table:style-name="ro1">
          <table:table-cell office:value-type="string" calcext:value-type="string">
            <text:p>GaTc</text:p>
          </table:table-cell>
          <table:table-cell office:value-type="float" office:value="0.18946062" calcext:value-type="float">
            <text:p>0.18946062</text:p>
          </table:table-cell>
          <table:table-cell office:value-type="float" office:value="3.3197" calcext:value-type="float">
            <text:p>3.3197</text:p>
          </table:table-cell>
          <table:table-cell office:value-type="float" office:value="1.77093781307318" calcext:value-type="float">
            <text:p>1.77093781307318</text:p>
          </table:table-cell>
        </table:table-row>
        <table:table-row table:style-name="ro1">
          <table:table-cell office:value-type="string" calcext:value-type="string">
            <text:p>MoHf</text:p>
          </table:table-cell>
          <table:table-cell office:value-type="float" office:value="0.19023399" calcext:value-type="float">
            <text:p>0.19023399</text:p>
          </table:table-cell>
          <table:table-cell office:value-type="float" office:value="3.5606" calcext:value-type="float">
            <text:p>3.5606</text:p>
          </table:table-cell>
          <table:table-cell office:value-type="float" office:value="1.0898462309872" calcext:value-type="float">
            <text:p>1.0898462309872</text:p>
          </table:table-cell>
        </table:table-row>
        <table:table-row table:style-name="ro1">
          <table:table-cell office:value-type="string" calcext:value-type="string">
            <text:p>LiCd</text:p>
          </table:table-cell>
          <table:table-cell office:value-type="float" office:value="0.19104189" calcext:value-type="float">
            <text:p>0.19104189</text:p>
          </table:table-cell>
          <table:table-cell office:value-type="float" office:value="4.006" calcext:value-type="float">
            <text:p>4.006</text:p>
          </table:table-cell>
          <table:table-cell office:value-type="float" office:value="2.47092930613254" calcext:value-type="float">
            <text:p>2.47092930613254</text:p>
          </table:table-cell>
        </table:table-row>
        <table:table-row table:style-name="ro1">
          <table:table-cell office:value-type="string" calcext:value-type="string">
            <text:p>GaMo</text:p>
          </table:table-cell>
          <table:table-cell office:value-type="float" office:value="0.1918387" calcext:value-type="float">
            <text:p>0.1918387</text:p>
          </table:table-cell>
          <table:table-cell office:value-type="float" office:value="3.5057" calcext:value-type="float">
            <text:p>3.5057</text:p>
          </table:table-cell>
          <table:table-cell office:value-type="float" office:value="1.7925644694707" calcext:value-type="float">
            <text:p>1.7925644694707</text:p>
          </table:table-cell>
        </table:table-row>
        <table:table-row table:style-name="ro1">
          <table:table-cell office:value-type="string" calcext:value-type="string">
            <text:p>PbPd</text:p>
          </table:table-cell>
          <table:table-cell office:value-type="float" office:value="0.19191942" calcext:value-type="float">
            <text:p>0.19191942</text:p>
          </table:table-cell>
          <table:table-cell office:value-type="float" office:value="3.9225" calcext:value-type="float">
            <text:p>3.9225</text:p>
          </table:table-cell>
          <table:table-cell office:value-type="float" office:value="0.954959424125189" calcext:value-type="float">
            <text:p>0.954959424125189</text:p>
          </table:table-cell>
        </table:table-row>
        <table:table-row table:style-name="ro1">
          <table:table-cell office:value-type="string" calcext:value-type="string">
            <text:p>NiSc</text:p>
          </table:table-cell>
          <table:table-cell office:value-type="float" office:value="0.19291162" calcext:value-type="float">
            <text:p>0.19291162</text:p>
          </table:table-cell>
          <table:table-cell office:value-type="float" office:value="3.6819" calcext:value-type="float">
            <text:p>3.6819</text:p>
          </table:table-cell>
          <table:table-cell office:value-type="float" office:value="2.83465943420504" calcext:value-type="float">
            <text:p>2.83465943420504</text:p>
          </table:table-cell>
        </table:table-row>
        <table:table-row table:style-name="ro1">
          <table:table-cell office:value-type="string" calcext:value-type="string">
            <text:p>TlOs</text:p>
          </table:table-cell>
          <table:table-cell office:value-type="float" office:value="0.19294028" calcext:value-type="float">
            <text:p>0.19294028</text:p>
          </table:table-cell>
          <table:table-cell office:value-type="float" office:value="3.7013" calcext:value-type="float">
            <text:p>3.7013</text:p>
          </table:table-cell>
          <table:table-cell office:value-type="float" office:value="0.760447113187019" calcext:value-type="float">
            <text:p>0.760447113187019</text:p>
          </table:table-cell>
        </table:table-row>
        <table:table-row table:style-name="ro1">
          <table:table-cell office:value-type="string" calcext:value-type="string">
            <text:p>PtRh</text:p>
          </table:table-cell>
          <table:table-cell office:value-type="float" office:value="0.19310674" calcext:value-type="float">
            <text:p>0.19310674</text:p>
          </table:table-cell>
          <table:table-cell office:value-type="float" office:value="3.4934" calcext:value-type="float">
            <text:p>3.4934</text:p>
          </table:table-cell>
          <table:table-cell office:value-type="float" office:value="1.00454690842252" calcext:value-type="float">
            <text:p>1.00454690842252</text:p>
          </table:table-cell>
        </table:table-row>
        <table:table-row table:style-name="ro1">
          <table:table-cell office:value-type="string" calcext:value-type="string">
            <text:p>GeLa</text:p>
          </table:table-cell>
          <table:table-cell office:value-type="float" office:value="0.19334427" calcext:value-type="float">
            <text:p>0.19334427</text:p>
          </table:table-cell>
          <table:table-cell office:value-type="float" office:value="4.3995" calcext:value-type="float">
            <text:p>4.3995</text:p>
          </table:table-cell>
          <table:table-cell office:value-type="float" office:value="1.4092510629084" calcext:value-type="float">
            <text:p>1.4092510629084</text:p>
          </table:table-cell>
        </table:table-row>
        <table:table-row table:style-name="ro1">
          <table:table-cell office:value-type="string" calcext:value-type="string">
            <text:p>MoMn</text:p>
          </table:table-cell>
          <table:table-cell office:value-type="float" office:value="0.19346806" calcext:value-type="float">
            <text:p>0.19346806</text:p>
          </table:table-cell>
          <table:table-cell office:value-type="float" office:value="3.2248" calcext:value-type="float">
            <text:p>3.2248</text:p>
          </table:table-cell>
          <table:table-cell office:value-type="float" office:value="1.96477151202814" calcext:value-type="float">
            <text:p>1.96477151202814</text:p>
          </table:table-cell>
        </table:table-row>
        <table:table-row table:style-name="ro1">
          <table:table-cell office:value-type="string" calcext:value-type="string">
            <text:p>LiW</text:p>
          </table:table-cell>
          <table:table-cell office:value-type="float" office:value="0.19363695" calcext:value-type="float">
            <text:p>0.19363695</text:p>
          </table:table-cell>
          <table:table-cell office:value-type="float" office:value="3.4996" calcext:value-type="float">
            <text:p>3.4996</text:p>
          </table:table-cell>
          <table:table-cell office:value-type="float" office:value="1.5602398330444" calcext:value-type="float">
            <text:p>1.5602398330444</text:p>
          </table:table-cell>
        </table:table-row>
        <table:table-row table:style-name="ro1">
          <table:table-cell office:value-type="string" calcext:value-type="string">
            <text:p>CdNi</text:p>
          </table:table-cell>
          <table:table-cell office:value-type="float" office:value="0.19366407" calcext:value-type="float">
            <text:p>0.19366407</text:p>
          </table:table-cell>
          <table:table-cell office:value-type="float" office:value="3.4134" calcext:value-type="float">
            <text:p>3.4134</text:p>
          </table:table-cell>
          <table:table-cell office:value-type="float" office:value="1.73654793002536" calcext:value-type="float">
            <text:p>1.73654793002536</text:p>
          </table:table-cell>
        </table:table-row>
        <table:table-row table:style-name="ro1">
          <table:table-cell office:value-type="string" calcext:value-type="string">
            <text:p>RhNi</text:p>
          </table:table-cell>
          <table:table-cell office:value-type="float" office:value="0.19379619" calcext:value-type="float">
            <text:p>0.19379619</text:p>
          </table:table-cell>
          <table:table-cell office:value-type="float" office:value="3.238" calcext:value-type="float">
            <text:p>3.238</text:p>
          </table:table-cell>
          <table:table-cell office:value-type="float" office:value="1.83681815000991" calcext:value-type="float">
            <text:p>1.83681815000991</text:p>
          </table:table-cell>
        </table:table-row>
        <table:table-row table:style-name="ro1">
          <table:table-cell office:value-type="string" calcext:value-type="string">
            <text:p>PdLa</text:p>
          </table:table-cell>
          <table:table-cell office:value-type="float" office:value="0.19439478" calcext:value-type="float">
            <text:p>0.19439478</text:p>
          </table:table-cell>
          <table:table-cell office:value-type="float" office:value="4.3943" calcext:value-type="float">
            <text:p>4.3943</text:p>
          </table:table-cell>
          <table:table-cell office:value-type="float" office:value="1.21756740274957" calcext:value-type="float">
            <text:p>1.21756740274957</text:p>
          </table:table-cell>
        </table:table-row>
        <table:table-row table:style-name="ro1">
          <table:table-cell office:value-type="string" calcext:value-type="string">
            <text:p>SbTa</text:p>
          </table:table-cell>
          <table:table-cell office:value-type="float" office:value="0.19662063" calcext:value-type="float">
            <text:p>0.19662063</text:p>
          </table:table-cell>
          <table:table-cell office:value-type="float" office:value="3.778" calcext:value-type="float">
            <text:p>3.778</text:p>
          </table:table-cell>
          <table:table-cell office:value-type="float" office:value="0.98904366148489" calcext:value-type="float">
            <text:p>0.98904366148489</text:p>
          </table:table-cell>
        </table:table-row>
        <table:table-row table:style-name="ro1">
          <table:table-cell office:value-type="string" calcext:value-type="string">
            <text:p>AsGd</text:p>
          </table:table-cell>
          <table:table-cell office:value-type="float" office:value="0.19704047" calcext:value-type="float">
            <text:p>0.19704047</text:p>
          </table:table-cell>
          <table:table-cell office:value-type="float" office:value="4.0971" calcext:value-type="float">
            <text:p>4.0971</text:p>
          </table:table-cell>
          <table:table-cell office:value-type="float" office:value="1.28566279054244" calcext:value-type="float">
            <text:p>1.28566279054244</text:p>
          </table:table-cell>
        </table:table-row>
        <table:table-row table:style-name="ro1">
          <table:table-cell office:value-type="string" calcext:value-type="string">
            <text:p>NaHg</text:p>
          </table:table-cell>
          <table:table-cell office:value-type="float" office:value="0.19723997" calcext:value-type="float">
            <text:p>0.19723997</text:p>
          </table:table-cell>
          <table:table-cell office:value-type="float" office:value="4.0709" calcext:value-type="float">
            <text:p>4.0709</text:p>
          </table:table-cell>
          <table:table-cell office:value-type="float" office:value="1.33440957824532" calcext:value-type="float">
            <text:p>1.33440957824532</text:p>
          </table:table-cell>
        </table:table-row>
        <table:table-row table:style-name="ro1">
          <table:table-cell office:value-type="string" calcext:value-type="string">
            <text:p>SnPd</text:p>
          </table:table-cell>
          <table:table-cell office:value-type="float" office:value="0.19761904" calcext:value-type="float">
            <text:p>0.19761904</text:p>
          </table:table-cell>
          <table:table-cell office:value-type="float" office:value="3.8218" calcext:value-type="float">
            <text:p>3.8218</text:p>
          </table:table-cell>
          <table:table-cell office:value-type="float" office:value="1.32534270081474" calcext:value-type="float">
            <text:p>1.32534270081474</text:p>
          </table:table-cell>
        </table:table-row>
        <table:table-row table:style-name="ro1">
          <table:table-cell office:value-type="string" calcext:value-type="string">
            <text:p>AsTa</text:p>
          </table:table-cell>
          <table:table-cell office:value-type="float" office:value="0.1976572" calcext:value-type="float">
            <text:p>0.1976572</text:p>
          </table:table-cell>
          <table:table-cell office:value-type="float" office:value="3.6656" calcext:value-type="float">
            <text:p>3.6656</text:p>
          </table:table-cell>
          <table:table-cell office:value-type="float" office:value="1.16797924086873" calcext:value-type="float">
            <text:p>1.16797924086873</text:p>
          </table:table-cell>
        </table:table-row>
        <table:table-row table:style-name="ro1">
          <table:table-cell office:value-type="string" calcext:value-type="string">
            <text:p>MoRh</text:p>
          </table:table-cell>
          <table:table-cell office:value-type="float" office:value="0.19781059" calcext:value-type="float">
            <text:p>0.19781059</text:p>
          </table:table-cell>
          <table:table-cell office:value-type="float" office:value="3.428" calcext:value-type="float">
            <text:p>3.428</text:p>
          </table:table-cell>
          <table:table-cell office:value-type="float" office:value="1.49790963777953" calcext:value-type="float">
            <text:p>1.49790963777953</text:p>
          </table:table-cell>
        </table:table-row>
        <table:table-row table:style-name="ro1">
          <table:table-cell office:value-type="string" calcext:value-type="string">
            <text:p>PbTl</text:p>
          </table:table-cell>
          <table:table-cell office:value-type="float" office:value="0.19802374" calcext:value-type="float">
            <text:p>0.19802374</text:p>
          </table:table-cell>
          <table:table-cell office:value-type="float" office:value="4.1942" calcext:value-type="float">
            <text:p>4.1942</text:p>
          </table:table-cell>
          <table:table-cell office:value-type="float" office:value="0.72932177334533" calcext:value-type="float">
            <text:p>0.72932177334533</text:p>
          </table:table-cell>
        </table:table-row>
        <table:table-row table:style-name="ro1">
          <table:table-cell office:value-type="string" calcext:value-type="string">
            <text:p>LiHg</text:p>
          </table:table-cell>
          <table:table-cell office:value-type="float" office:value="0.1980876" calcext:value-type="float">
            <text:p>0.1980876</text:p>
          </table:table-cell>
          <table:table-cell office:value-type="float" office:value="3.8783" calcext:value-type="float">
            <text:p>3.8783</text:p>
          </table:table-cell>
          <table:table-cell office:value-type="float" office:value="1.43612005652495" calcext:value-type="float">
            <text:p>1.43612005652495</text:p>
          </table:table-cell>
        </table:table-row>
        <table:table-row table:style-name="ro1">
          <table:table-cell office:value-type="string" calcext:value-type="string">
            <text:p>InMo</text:p>
          </table:table-cell>
          <table:table-cell office:value-type="float" office:value="0.1986418" calcext:value-type="float">
            <text:p>0.1986418</text:p>
          </table:table-cell>
          <table:table-cell office:value-type="float" office:value="3.6319" calcext:value-type="float">
            <text:p>3.6319</text:p>
          </table:table-cell>
          <table:table-cell office:value-type="float" office:value="1.41444206995712" calcext:value-type="float">
            <text:p>1.41444206995712</text:p>
          </table:table-cell>
        </table:table-row>
        <table:table-row table:style-name="ro1">
          <table:table-cell office:value-type="string" calcext:value-type="string">
            <text:p>CeAg</text:p>
          </table:table-cell>
          <table:table-cell office:value-type="float" office:value="0.198689" calcext:value-type="float">
            <text:p>0.198689</text:p>
          </table:table-cell>
          <table:table-cell office:value-type="float" office:value="3.9216" calcext:value-type="float">
            <text:p>3.9216</text:p>
          </table:table-cell>
          <table:table-cell office:value-type="float" office:value="1.20467067147894" calcext:value-type="float">
            <text:p>1.20467067147894</text:p>
          </table:table-cell>
        </table:table-row>
        <table:table-row table:style-name="ro1">
          <table:table-cell office:value-type="string" calcext:value-type="string">
            <text:p>BaTa</text:p>
          </table:table-cell>
          <table:table-cell office:value-type="float" office:value="0.19922972" calcext:value-type="float">
            <text:p>0.19922972</text:p>
          </table:table-cell>
          <table:table-cell office:value-type="float" office:value="4.2037" calcext:value-type="float">
            <text:p>4.2037</text:p>
          </table:table-cell>
          <table:table-cell office:value-type="float" office:value="0.94112425602718" calcext:value-type="float">
            <text:p>0.94112425602718</text:p>
          </table:table-cell>
        </table:table-row>
        <table:table-row table:style-name="ro1">
          <table:table-cell office:value-type="string" calcext:value-type="string">
            <text:p>AuCe</text:p>
          </table:table-cell>
          <table:table-cell office:value-type="float" office:value="0.19985873" calcext:value-type="float">
            <text:p>0.19985873</text:p>
          </table:table-cell>
          <table:table-cell office:value-type="float" office:value="4.1536" calcext:value-type="float">
            <text:p>4.1536</text:p>
          </table:table-cell>
          <table:table-cell office:value-type="float" office:value="0.889080622357847" calcext:value-type="float">
            <text:p>0.889080622357847</text:p>
          </table:table-cell>
        </table:table-row>
        <table:table-row table:style-name="ro1">
          <table:table-cell office:value-type="string" calcext:value-type="string">
            <text:p>ZrGa</text:p>
          </table:table-cell>
          <table:table-cell office:value-type="float" office:value="0.1998785" calcext:value-type="float">
            <text:p>0.1998785</text:p>
          </table:table-cell>
          <table:table-cell office:value-type="float" office:value="3.4033" calcext:value-type="float">
            <text:p>3.4033</text:p>
          </table:table-cell>
          <table:table-cell office:value-type="float" office:value="1.84412080149383" calcext:value-type="float">
            <text:p>1.84412080149383</text:p>
          </table:table-cell>
        </table:table-row>
        <table:table-row table:style-name="ro1">
          <table:table-cell office:value-type="string" calcext:value-type="string">
            <text:p>PbLi</text:p>
          </table:table-cell>
          <table:table-cell office:value-type="float" office:value="0.2003564" calcext:value-type="float">
            <text:p>0.2003564</text:p>
          </table:table-cell>
          <table:table-cell office:value-type="float" office:value="3.951" calcext:value-type="float">
            <text:p>3.951</text:p>
          </table:table-cell>
          <table:table-cell office:value-type="float" office:value="1.39240784948501" calcext:value-type="float">
            <text:p>1.39240784948501</text:p>
          </table:table-cell>
        </table:table-row>
        <table:table-row table:style-name="ro1">
          <table:table-cell office:value-type="string" calcext:value-type="string">
            <text:p>TaHf</text:p>
          </table:table-cell>
          <table:table-cell office:value-type="float" office:value="0.20066102" calcext:value-type="float">
            <text:p>0.20066102</text:p>
          </table:table-cell>
          <table:table-cell office:value-type="float" office:value="3.7442" calcext:value-type="float">
            <text:p>3.7442</text:p>
          </table:table-cell>
          <table:table-cell office:value-type="float" office:value="0.834245383719163" calcext:value-type="float">
            <text:p>0.834245383719163</text:p>
          </table:table-cell>
        </table:table-row>
        <table:table-row table:style-name="ro1">
          <table:table-cell office:value-type="string" calcext:value-type="string">
            <text:p>IrNb</text:p>
          </table:table-cell>
          <table:table-cell office:value-type="float" office:value="0.20117395" calcext:value-type="float">
            <text:p>0.20117395</text:p>
          </table:table-cell>
          <table:table-cell office:value-type="float" office:value="3.4717" calcext:value-type="float">
            <text:p>3.4717</text:p>
          </table:table-cell>
          <table:table-cell office:value-type="float" office:value="1.04940113941763" calcext:value-type="float">
            <text:p>1.04940113941763</text:p>
          </table:table-cell>
        </table:table-row>
        <table:table-row table:style-name="ro1">
          <table:table-cell office:value-type="string" calcext:value-type="string">
            <text:p>BiV</text:p>
          </table:table-cell>
          <table:table-cell office:value-type="float" office:value="0.20131534" calcext:value-type="float">
            <text:p>0.20131534</text:p>
          </table:table-cell>
          <table:table-cell office:value-type="float" office:value="3.6854" calcext:value-type="float">
            <text:p>3.6854</text:p>
          </table:table-cell>
          <table:table-cell office:value-type="float" office:value="1.14997878649632" calcext:value-type="float">
            <text:p>1.14997878649632</text:p>
          </table:table-cell>
        </table:table-row>
        <table:table-row table:style-name="ro1">
          <table:table-cell office:value-type="string" calcext:value-type="string">
            <text:p>SnRu</text:p>
          </table:table-cell>
          <table:table-cell office:value-type="float" office:value="0.20152175" calcext:value-type="float">
            <text:p>0.20152175</text:p>
          </table:table-cell>
          <table:table-cell office:value-type="float" office:value="3.5706" calcext:value-type="float">
            <text:p>3.5706</text:p>
          </table:table-cell>
          <table:table-cell office:value-type="float" office:value="1.35716703600504" calcext:value-type="float">
            <text:p>1.35716703600504</text:p>
          </table:table-cell>
        </table:table-row>
        <table:table-row table:style-name="ro1">
          <table:table-cell office:value-type="string" calcext:value-type="string">
            <text:p>BaCr</text:p>
          </table:table-cell>
          <table:table-cell office:value-type="float" office:value="0.20241973" calcext:value-type="float">
            <text:p>0.20241973</text:p>
          </table:table-cell>
          <table:table-cell office:value-type="float" office:value="4.0908" calcext:value-type="float">
            <text:p>4.0908</text:p>
          </table:table-cell>
          <table:table-cell office:value-type="float" office:value="1.57206572374541" calcext:value-type="float">
            <text:p>1.57206572374541</text:p>
          </table:table-cell>
        </table:table-row>
        <table:table-row table:style-name="ro1">
          <table:table-cell office:value-type="string" calcext:value-type="string">
            <text:p>ZrAl</text:p>
          </table:table-cell>
          <table:table-cell office:value-type="float" office:value="0.2027481" calcext:value-type="float">
            <text:p>0.2027481</text:p>
          </table:table-cell>
          <table:table-cell office:value-type="float" office:value="3.5226" calcext:value-type="float">
            <text:p>3.5226</text:p>
          </table:table-cell>
          <table:table-cell office:value-type="float" office:value="2.49429678991967" calcext:value-type="float">
            <text:p>2.49429678991967</text:p>
          </table:table-cell>
        </table:table-row>
        <table:table-row table:style-name="ro1">
          <table:table-cell office:value-type="string" calcext:value-type="string">
            <text:p>PbV</text:p>
          </table:table-cell>
          <table:table-cell office:value-type="float" office:value="0.20324205" calcext:value-type="float">
            <text:p>0.20324205</text:p>
          </table:table-cell>
          <table:table-cell office:value-type="float" office:value="3.6525" calcext:value-type="float">
            <text:p>3.6525</text:p>
          </table:table-cell>
          <table:table-cell office:value-type="float" office:value="1.15781835046093" calcext:value-type="float">
            <text:p>1.15781835046093</text:p>
          </table:table-cell>
        </table:table-row>
        <table:table-row table:style-name="ro1">
          <table:table-cell office:value-type="string" calcext:value-type="string">
            <text:p>PtTa</text:p>
          </table:table-cell>
          <table:table-cell office:value-type="float" office:value="0.20336911" calcext:value-type="float">
            <text:p>0.20336911</text:p>
          </table:table-cell>
          <table:table-cell office:value-type="float" office:value="3.4722" calcext:value-type="float">
            <text:p>3.4722</text:p>
          </table:table-cell>
          <table:table-cell office:value-type="float" office:value="0.797724450522707" calcext:value-type="float">
            <text:p>0.797724450522707</text:p>
          </table:table-cell>
        </table:table-row>
        <table:table-row table:style-name="ro1">
          <table:table-cell office:value-type="string" calcext:value-type="string">
            <text:p>LaSb</text:p>
          </table:table-cell>
          <table:table-cell office:value-type="float" office:value="0.20428196" calcext:value-type="float">
            <text:p>0.20428196</text:p>
          </table:table-cell>
          <table:table-cell office:value-type="float" office:value="4.1934" calcext:value-type="float">
            <text:p>4.1934</text:p>
          </table:table-cell>
          <table:table-cell office:value-type="float" office:value="1.14673599371442" calcext:value-type="float">
            <text:p>1.14673599371442</text:p>
          </table:table-cell>
        </table:table-row>
        <table:table-row table:style-name="ro1">
          <table:table-cell office:value-type="string" calcext:value-type="string">
            <text:p>GeTa</text:p>
          </table:table-cell>
          <table:table-cell office:value-type="float" office:value="0.20429125" calcext:value-type="float">
            <text:p>0.20429125</text:p>
          </table:table-cell>
          <table:table-cell office:value-type="float" office:value="3.5877" calcext:value-type="float">
            <text:p>3.5877</text:p>
          </table:table-cell>
          <table:table-cell office:value-type="float" office:value="1.1783640418578" calcext:value-type="float">
            <text:p>1.1783640418578</text:p>
          </table:table-cell>
        </table:table-row>
        <table:table-row table:style-name="ro1">
          <table:table-cell office:value-type="string" calcext:value-type="string">
            <text:p>RhTa</text:p>
          </table:table-cell>
          <table:table-cell office:value-type="float" office:value="0.20453373" calcext:value-type="float">
            <text:p>0.20453373</text:p>
          </table:table-cell>
          <table:table-cell office:value-type="float" office:value="3.4145" calcext:value-type="float">
            <text:p>3.4145</text:p>
          </table:table-cell>
          <table:table-cell office:value-type="float" office:value="1.05404681863878" calcext:value-type="float">
            <text:p>1.05404681863878</text:p>
          </table:table-cell>
        </table:table-row>
        <table:table-row table:style-name="ro1">
          <table:table-cell office:value-type="string" calcext:value-type="string">
            <text:p>TlAg</text:p>
          </table:table-cell>
          <table:table-cell office:value-type="float" office:value="0.20479178" calcext:value-type="float">
            <text:p>0.20479178</text:p>
          </table:table-cell>
          <table:table-cell office:value-type="float" office:value="3.9657" calcext:value-type="float">
            <text:p>3.9657</text:p>
          </table:table-cell>
          <table:table-cell office:value-type="float" office:value="0.959104569301524" calcext:value-type="float">
            <text:p>0.959104569301524</text:p>
          </table:table-cell>
        </table:table-row>
        <table:table-row table:style-name="ro1">
          <table:table-cell office:value-type="string" calcext:value-type="string">
            <text:p>TlCu</text:p>
          </table:table-cell>
          <table:table-cell office:value-type="float" office:value="0.20491844" calcext:value-type="float">
            <text:p>0.20491844</text:p>
          </table:table-cell>
          <table:table-cell office:value-type="float" office:value="3.7029" calcext:value-type="float">
            <text:p>3.7029</text:p>
          </table:table-cell>
          <table:table-cell office:value-type="float" office:value="1.11599379257932" calcext:value-type="float">
            <text:p>1.11599379257932</text:p>
          </table:table-cell>
        </table:table-row>
        <table:table-row table:style-name="ro1">
          <table:table-cell office:value-type="string" calcext:value-type="string">
            <text:p>NbOs</text:p>
          </table:table-cell>
          <table:table-cell office:value-type="float" office:value="0.20496753" calcext:value-type="float">
            <text:p>0.20496753</text:p>
          </table:table-cell>
          <table:table-cell office:value-type="float" office:value="3.4021" calcext:value-type="float">
            <text:p>3.4021</text:p>
          </table:table-cell>
          <table:table-cell office:value-type="float" office:value="1.05668782730792" calcext:value-type="float">
            <text:p>1.05668782730792</text:p>
          </table:table-cell>
        </table:table-row>
        <table:table-row table:style-name="ro1">
          <table:table-cell office:value-type="string" calcext:value-type="string">
            <text:p>RbBe</text:p>
          </table:table-cell>
          <table:table-cell office:value-type="float" office:value="0.20513006" calcext:value-type="float">
            <text:p>0.20513006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10123291397396" calcext:value-type="float">
            <text:p>3.10123291397396</text:p>
          </table:table-cell>
        </table:table-row>
        <table:table-row table:style-name="ro1">
          <table:table-cell office:value-type="string" calcext:value-type="string">
            <text:p>GeCa</text:p>
          </table:table-cell>
          <table:table-cell office:value-type="float" office:value="0.20537117" calcext:value-type="float">
            <text:p>0.20537117</text:p>
          </table:table-cell>
          <table:table-cell office:value-type="float" office:value="4.168" calcext:value-type="float">
            <text:p>4.168</text:p>
          </table:table-cell>
          <table:table-cell office:value-type="float" office:value="2.61255611843671" calcext:value-type="float">
            <text:p>2.61255611843671</text:p>
          </table:table-cell>
        </table:table-row>
        <table:table-row table:style-name="ro1">
          <table:table-cell office:value-type="string" calcext:value-type="string">
            <text:p>GeNi</text:p>
          </table:table-cell>
          <table:table-cell office:value-type="float" office:value="0.20547357" calcext:value-type="float">
            <text:p>0.20547357</text:p>
          </table:table-cell>
          <table:table-cell office:value-type="float" office:value="3.2782" calcext:value-type="float">
            <text:p>3.2782</text:p>
          </table:table-cell>
          <table:table-cell office:value-type="float" office:value="2.25058243985697" calcext:value-type="float">
            <text:p>2.25058243985697</text:p>
          </table:table-cell>
        </table:table-row>
        <table:table-row table:style-name="ro1">
          <table:table-cell office:value-type="string" calcext:value-type="string">
            <text:p>CrV</text:p>
          </table:table-cell>
          <table:table-cell office:value-type="float" office:value="0.20611495" calcext:value-type="float">
            <text:p>0.20611495</text:p>
          </table:table-cell>
          <table:table-cell office:value-type="float" office:value="3.2664" calcext:value-type="float">
            <text:p>3.2664</text:p>
          </table:table-cell>
          <table:table-cell office:value-type="float" office:value="2.8536990161136" calcext:value-type="float">
            <text:p>2.8536990161136</text:p>
          </table:table-cell>
        </table:table-row>
        <table:table-row table:style-name="ro1">
          <table:table-cell office:value-type="string" calcext:value-type="string">
            <text:p>RbCo</text:p>
          </table:table-cell>
          <table:table-cell office:value-type="float" office:value="0.20624629" calcext:value-type="float">
            <text:p>0.20624629</text:p>
          </table:table-cell>
          <table:table-cell office:value-type="float" office:value="3.5692" calcext:value-type="float">
            <text:p>3.5692</text:p>
          </table:table-cell>
          <table:table-cell office:value-type="float" office:value="2.05109295880751" calcext:value-type="float">
            <text:p>2.05109295880751</text:p>
          </table:table-cell>
        </table:table-row>
        <table:table-row table:style-name="ro1">
          <table:table-cell office:value-type="string" calcext:value-type="string">
            <text:p>BaW</text:p>
          </table:table-cell>
          <table:table-cell office:value-type="float" office:value="0.2065628" calcext:value-type="float">
            <text:p>0.2065628</text:p>
          </table:table-cell>
          <table:table-cell office:value-type="float" office:value="4.0057" calcext:value-type="float">
            <text:p>4.0057</text:p>
          </table:table-cell>
          <table:table-cell office:value-type="float" office:value="0.932728446783286" calcext:value-type="float">
            <text:p>0.932728446783286</text:p>
          </table:table-cell>
        </table:table-row>
        <table:table-row table:style-name="ro1">
          <table:table-cell office:value-type="string" calcext:value-type="string">
            <text:p>LaHg</text:p>
          </table:table-cell>
          <table:table-cell office:value-type="float" office:value="0.20661196" calcext:value-type="float">
            <text:p>0.20661196</text:p>
          </table:table-cell>
          <table:table-cell office:value-type="float" office:value="4.1433" calcext:value-type="float">
            <text:p>4.1433</text:p>
          </table:table-cell>
          <table:table-cell office:value-type="float" office:value="0.882817431975875" calcext:value-type="float">
            <text:p>0.882817431975875</text:p>
          </table:table-cell>
        </table:table-row>
        <table:table-row table:style-name="ro1">
          <table:table-cell office:value-type="string" calcext:value-type="string">
            <text:p>SbV</text:p>
          </table:table-cell>
          <table:table-cell office:value-type="float" office:value="0.20701468" calcext:value-type="float">
            <text:p>0.20701468</text:p>
          </table:table-cell>
          <table:table-cell office:value-type="float" office:value="3.5555" calcext:value-type="float">
            <text:p>3.5555</text:p>
          </table:table-cell>
          <table:table-cell office:value-type="float" office:value="1.72076511227864" calcext:value-type="float">
            <text:p>1.72076511227864</text:p>
          </table:table-cell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0.20758513" calcext:value-type="float">
            <text:p>0.20758513</text:p>
          </table:table-cell>
          <table:table-cell office:value-type="float" office:value="3.18" calcext:value-type="float">
            <text:p>3.18</text:p>
          </table:table-cell>
          <table:table-cell office:value-type="float" office:value="2.50626572647927" calcext:value-type="float">
            <text:p>2.50626572647927</text:p>
          </table:table-cell>
        </table:table-row>
        <table:table-row table:style-name="ro1">
          <table:table-cell office:value-type="string" calcext:value-type="string">
            <text:p>CsNa</text:p>
          </table:table-cell>
          <table:table-cell office:value-type="float" office:value="0.20779616" calcext:value-type="float">
            <text:p>0.20779616</text:p>
          </table:table-cell>
          <table:table-cell office:value-type="float" office:value="4.6354" calcext:value-type="float">
            <text:p>4.6354</text:p>
          </table:table-cell>
          <table:table-cell office:value-type="float" office:value="1.90274241371433" calcext:value-type="float">
            <text:p>1.90274241371433</text:p>
          </table:table-cell>
        </table:table-row>
        <table:table-row table:style-name="ro1">
          <table:table-cell office:value-type="string" calcext:value-type="string">
            <text:p>SiNb</text:p>
          </table:table-cell>
          <table:table-cell office:value-type="float" office:value="0.20823443" calcext:value-type="float">
            <text:p>0.20823443</text:p>
          </table:table-cell>
          <table:table-cell office:value-type="float" office:value="3.5899" calcext:value-type="float">
            <text:p>3.5899</text:p>
          </table:table-cell>
          <table:table-cell office:value-type="float" office:value="2.4382558014832" calcext:value-type="float">
            <text:p>2.4382558014832</text:p>
          </table:table-cell>
        </table:table-row>
        <table:table-row table:style-name="ro1">
          <table:table-cell office:value-type="string" calcext:value-type="string">
            <text:p>IrRh</text:p>
          </table:table-cell>
          <table:table-cell office:value-type="float" office:value="0.20824793" calcext:value-type="float">
            <text:p>0.20824793</text:p>
          </table:table-cell>
          <table:table-cell office:value-type="float" office:value="3.4415" calcext:value-type="float">
            <text:p>3.4415</text:p>
          </table:table-cell>
          <table:table-cell office:value-type="float" office:value="1.01420671568242" calcext:value-type="float">
            <text:p>1.01420671568242</text:p>
          </table:table-cell>
        </table:table-row>
        <table:table-row table:style-name="ro1">
          <table:table-cell office:value-type="string" calcext:value-type="string">
            <text:p>SrRe</text:p>
          </table:table-cell>
          <table:table-cell office:value-type="float" office:value="0.208413" calcext:value-type="float">
            <text:p>0.208413</text:p>
          </table:table-cell>
          <table:table-cell office:value-type="float" office:value="3.8355" calcext:value-type="float">
            <text:p>3.8355</text:p>
          </table:table-cell>
          <table:table-cell office:value-type="float" office:value="1.09221999053498" calcext:value-type="float">
            <text:p>1.09221999053498</text:p>
          </table:table-cell>
        </table:table-row>
        <table:table-row table:style-name="ro1">
          <table:table-cell office:value-type="string" calcext:value-type="string">
            <text:p>LiIr</text:p>
          </table:table-cell>
          <table:table-cell office:value-type="float" office:value="0.20859985" calcext:value-type="float">
            <text:p>0.20859985</text:p>
          </table:table-cell>
          <table:table-cell office:value-type="float" office:value="3.3548" calcext:value-type="float">
            <text:p>3.3548</text:p>
          </table:table-cell>
          <table:table-cell office:value-type="float" office:value="1.49559441101084" calcext:value-type="float">
            <text:p>1.49559441101084</text:p>
          </table:table-cell>
        </table:table-row>
        <table:table-row table:style-name="ro1">
          <table:table-cell office:value-type="string" calcext:value-type="string">
            <text:p>CeCu</text:p>
          </table:table-cell>
          <table:table-cell office:value-type="float" office:value="0.20864081" calcext:value-type="float">
            <text:p>0.20864081</text:p>
          </table:table-cell>
          <table:table-cell office:value-type="float" office:value="3.7258" calcext:value-type="float">
            <text:p>3.7258</text:p>
          </table:table-cell>
          <table:table-cell office:value-type="float" office:value="1.46300312232353" calcext:value-type="float">
            <text:p>1.46300312232353</text:p>
          </table:table-cell>
        </table:table-row>
        <table:table-row table:style-name="ro1">
          <table:table-cell office:value-type="string" calcext:value-type="string">
            <text:p>NiZr</text:p>
          </table:table-cell>
          <table:table-cell office:value-type="float" office:value="0.20881979" calcext:value-type="float">
            <text:p>0.20881979</text:p>
          </table:table-cell>
          <table:table-cell office:value-type="float" office:value="3.6674" calcext:value-type="float">
            <text:p>3.6674</text:p>
          </table:table-cell>
          <table:table-cell office:value-type="float" office:value="1.97711251420644" calcext:value-type="float">
            <text:p>1.97711251420644</text:p>
          </table:table-cell>
        </table:table-row>
        <table:table-row table:style-name="ro1">
          <table:table-cell office:value-type="string" calcext:value-type="string">
            <text:p>NiRh</text:p>
          </table:table-cell>
          <table:table-cell office:value-type="float" office:value="0.20927107" calcext:value-type="float">
            <text:p>0.20927107</text:p>
          </table:table-cell>
          <table:table-cell office:value-type="float" office:value="3.3649" calcext:value-type="float">
            <text:p>3.3649</text:p>
          </table:table-cell>
          <table:table-cell office:value-type="float" office:value="1.83681815000991" calcext:value-type="float">
            <text:p>1.83681815000991</text:p>
          </table:table-cell>
        </table:table-row>
        <table:table-row table:style-name="ro1">
          <table:table-cell office:value-type="string" calcext:value-type="string">
            <text:p>GeRu</text:p>
          </table:table-cell>
          <table:table-cell office:value-type="float" office:value="0.21002208" calcext:value-type="float">
            <text:p>0.21002208</text:p>
          </table:table-cell>
          <table:table-cell office:value-type="float" office:value="3.4229" calcext:value-type="float">
            <text:p>3.4229</text:p>
          </table:table-cell>
          <table:table-cell office:value-type="float" office:value="1.71094587329126" calcext:value-type="float">
            <text:p>1.71094587329126</text:p>
          </table:table-cell>
        </table:table-row>
        <table:table-row table:style-name="ro1">
          <table:table-cell office:value-type="string" calcext:value-type="string">
            <text:p>MoNb</text:p>
          </table:table-cell>
          <table:table-cell office:value-type="float" office:value="0.2102404" calcext:value-type="float">
            <text:p>0.2102404</text:p>
          </table:table-cell>
          <table:table-cell office:value-type="float" office:value="3.4834" calcext:value-type="float">
            <text:p>3.4834</text:p>
          </table:table-cell>
          <table:table-cell office:value-type="float" office:value="1.57597167251611" calcext:value-type="float">
            <text:p>1.57597167251611</text:p>
          </table:table-cell>
        </table:table-row>
        <table:table-row table:style-name="ro1">
          <table:table-cell office:value-type="string" calcext:value-type="string">
            <text:p>TcTi</text:p>
          </table:table-cell>
          <table:table-cell office:value-type="float" office:value="0.21081208" calcext:value-type="float">
            <text:p>0.21081208</text:p>
          </table:table-cell>
          <table:table-cell office:value-type="float" office:value="3.3715" calcext:value-type="float">
            <text:p>3.3715</text:p>
          </table:table-cell>
          <table:table-cell office:value-type="float" office:value="2.03089753955281" calcext:value-type="float">
            <text:p>2.03089753955281</text:p>
          </table:table-cell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0.21103571" calcext:value-type="float">
            <text:p>0.21103571</text:p>
          </table:table-cell>
          <table:table-cell office:value-type="float" office:value="4.5425" calcext:value-type="float">
            <text:p>4.5425</text:p>
          </table:table-cell>
          <table:table-cell office:value-type="float" office:value="3.67860776845581" calcext:value-type="float">
            <text:p>3.67860776845581</text:p>
          </table:table-cell>
        </table:table-row>
        <table:table-row table:style-name="ro1">
          <table:table-cell office:value-type="string" calcext:value-type="string">
            <text:p>AlMn</text:p>
          </table:table-cell>
          <table:table-cell office:value-type="float" office:value="0.21128182" calcext:value-type="float">
            <text:p>0.21128182</text:p>
          </table:table-cell>
          <table:table-cell office:value-type="float" office:value="3.2295" calcext:value-type="float">
            <text:p>3.2295</text:p>
          </table:table-cell>
          <table:table-cell office:value-type="float" office:value="3.55980555504842" calcext:value-type="float">
            <text:p>3.55980555504842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office:value-type="float" office:value="0.21165603" calcext:value-type="float">
            <text:p>0.21165603</text:p>
          </table:table-cell>
          <table:table-cell office:value-type="float" office:value="4.3795" calcext:value-type="float">
            <text:p>4.3795</text:p>
          </table:table-cell>
          <table:table-cell office:value-type="float" office:value="0.848800585168314" calcext:value-type="float">
            <text:p>0.848800585168314</text:p>
          </table:table-cell>
        </table:table-row>
        <table:table-row table:style-name="ro1">
          <table:table-cell office:value-type="string" calcext:value-type="string">
            <text:p>PtV</text:p>
          </table:table-cell>
          <table:table-cell office:value-type="float" office:value="0.21172746" calcext:value-type="float">
            <text:p>0.21172746</text:p>
          </table:table-cell>
          <table:table-cell office:value-type="float" office:value="3.3321" calcext:value-type="float">
            <text:p>3.3321</text:p>
          </table:table-cell>
          <table:table-cell office:value-type="float" office:value="1.21414505367852" calcext:value-type="float">
            <text:p>1.21414505367852</text:p>
          </table:table-cell>
        </table:table-row>
        <table:table-row table:style-name="ro1">
          <table:table-cell office:value-type="string" calcext:value-type="string">
            <text:p>CuNb</text:p>
          </table:table-cell>
          <table:table-cell office:value-type="float" office:value="0.2123469" calcext:value-type="float">
            <text:p>0.2123469</text:p>
          </table:table-cell>
          <table:table-cell office:value-type="float" office:value="3.4328" calcext:value-type="float">
            <text:p>3.4328</text:p>
          </table:table-cell>
          <table:table-cell office:value-type="float" office:value="1.89609484048403" calcext:value-type="float">
            <text:p>1.89609484048403</text:p>
          </table:table-cell>
        </table:table-row>
        <table:table-row table:style-name="ro1">
          <table:table-cell office:value-type="string" calcext:value-type="string">
            <text:p>CsPb</text:p>
          </table:table-cell>
          <table:table-cell office:value-type="float" office:value="0.21267731" calcext:value-type="float">
            <text:p>0.21267731</text:p>
          </table:table-cell>
          <table:table-cell office:value-type="float" office:value="4.5616" calcext:value-type="float">
            <text:p>4.5616</text:p>
          </table:table-cell>
          <table:table-cell office:value-type="float" office:value="0.881248044871336" calcext:value-type="float">
            <text:p>0.881248044871336</text:p>
          </table:table-cell>
        </table:table-row>
        <table:table-row table:style-name="ro1">
          <table:table-cell office:value-type="string" calcext:value-type="string">
            <text:p>SeV</text:p>
          </table:table-cell>
          <table:table-cell office:value-type="float" office:value="0.21269225" calcext:value-type="float">
            <text:p>0.21269225</text:p>
          </table:table-cell>
          <table:table-cell office:value-type="float" office:value="3.4365" calcext:value-type="float">
            <text:p>3.4365</text:p>
          </table:table-cell>
          <table:table-cell office:value-type="float" office:value="2.27482619564128" calcext:value-type="float">
            <text:p>2.27482619564128</text:p>
          </table:table-cell>
        </table:table-row>
        <table:table-row table:style-name="ro1">
          <table:table-cell office:value-type="string" calcext:value-type="string">
            <text:p>SbCe</text:p>
          </table:table-cell>
          <table:table-cell office:value-type="float" office:value="0.21286654" calcext:value-type="float">
            <text:p>0.21286654</text:p>
          </table:table-cell>
          <table:table-cell office:value-type="float" office:value="4.0983" calcext:value-type="float">
            <text:p>4.0983</text:p>
          </table:table-cell>
          <table:table-cell office:value-type="float" office:value="1.14149567938551" calcext:value-type="float">
            <text:p>1.14149567938551</text:p>
          </table:table-cell>
        </table:table-row>
        <table:table-row table:style-name="ro1">
          <table:table-cell office:value-type="string" calcext:value-type="string">
            <text:p>MgAl</text:p>
          </table:table-cell>
          <table:table-cell office:value-type="float" office:value="0.21303903" calcext:value-type="float">
            <text:p>0.21303903</text:p>
          </table:table-cell>
          <table:table-cell office:value-type="float" office:value="3.5875" calcext:value-type="float">
            <text:p>3.5875</text:p>
          </table:table-cell>
          <table:table-cell office:value-type="float" office:value="5.56766715953888" calcext:value-type="float">
            <text:p>5.56766715953888</text:p>
          </table:table-cell>
        </table:table-row>
        <table:table-row table:style-name="ro1">
          <table:table-cell office:value-type="string" calcext:value-type="string">
            <text:p>ZnFe</text:p>
          </table:table-cell>
          <table:table-cell office:value-type="float" office:value="0.21310422" calcext:value-type="float">
            <text:p>0.21310422</text:p>
          </table:table-cell>
          <table:table-cell office:value-type="float" office:value="3.2284" calcext:value-type="float">
            <text:p>3.2284</text:p>
          </table:table-cell>
          <table:table-cell office:value-type="float" office:value="2.43311316532588" calcext:value-type="float">
            <text:p>2.43311316532588</text:p>
          </table:table-cell>
        </table:table-row>
        <table:table-row table:style-name="ro1">
          <table:table-cell office:value-type="string" calcext:value-type="string">
            <text:p>SnTa</text:p>
          </table:table-cell>
          <table:table-cell office:value-type="float" office:value="0.21326247" calcext:value-type="float">
            <text:p>0.21326247</text:p>
          </table:table-cell>
          <table:table-cell office:value-type="float" office:value="3.7588" calcext:value-type="float">
            <text:p>3.7588</text:p>
          </table:table-cell>
          <table:table-cell office:value-type="float" office:value="0.999009850942426" calcext:value-type="float">
            <text:p>0.999009850942426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0.21336834" calcext:value-type="float">
            <text:p>0.21336834</text:p>
          </table:table-cell>
          <table:table-cell office:value-type="float" office:value="3.4285" calcext:value-type="float">
            <text:p>3.4285</text:p>
          </table:table-cell>
          <table:table-cell office:value-type="float" office:value="1.06035393102282" calcext:value-type="float">
            <text:p>1.06035393102282</text:p>
          </table:table-cell>
        </table:table-row>
        <table:table-row table:style-name="ro1">
          <table:table-cell office:value-type="string" calcext:value-type="string">
            <text:p>IrGd</text:p>
          </table:table-cell>
          <table:table-cell office:value-type="float" office:value="0.2134215" calcext:value-type="float">
            <text:p>0.2134215</text:p>
          </table:table-cell>
          <table:table-cell office:value-type="float" office:value="3.8353" calcext:value-type="float">
            <text:p>3.8353</text:p>
          </table:table-cell>
          <table:table-cell office:value-type="float" office:value="0.857843617033771" calcext:value-type="float">
            <text:p>0.857843617033771</text:p>
          </table:table-cell>
        </table:table-row>
        <table:table-row table:style-name="ro1">
          <table:table-cell office:value-type="string" calcext:value-type="string">
            <text:p>RuCo</text:p>
          </table:table-cell>
          <table:table-cell office:value-type="float" office:value="0.2134233" calcext:value-type="float">
            <text:p>0.2134233</text:p>
          </table:table-cell>
          <table:table-cell office:value-type="float" office:value="3.1256" calcext:value-type="float">
            <text:p>3.1256</text:p>
          </table:table-cell>
          <table:table-cell office:value-type="float" office:value="1.85479688749745" calcext:value-type="float">
            <text:p>1.85479688749745</text:p>
          </table:table-cell>
        </table:table-row>
        <table:table-row table:style-name="ro1">
          <table:table-cell office:value-type="string" calcext:value-type="string">
            <text:p>CsV</text:p>
          </table:table-cell>
          <table:table-cell office:value-type="float" office:value="0.21367152" calcext:value-type="float">
            <text:p>0.21367152</text:p>
          </table:table-cell>
          <table:table-cell office:value-type="float" office:value="4.1076" calcext:value-type="float">
            <text:p>4.1076</text:p>
          </table:table-cell>
          <table:table-cell office:value-type="float" office:value="1.61813426961073" calcext:value-type="float">
            <text:p>1.61813426961073</text:p>
          </table:table-cell>
        </table:table-row>
        <table:table-row table:style-name="ro1">
          <table:table-cell office:value-type="string" calcext:value-type="string">
            <text:p>KMo</text:p>
          </table:table-cell>
          <table:table-cell office:value-type="float" office:value="0.21381705" calcext:value-type="float">
            <text:p>0.21381705</text:p>
          </table:table-cell>
          <table:table-cell office:value-type="float" office:value="3.6509" calcext:value-type="float">
            <text:p>3.6509</text:p>
          </table:table-cell>
          <table:table-cell office:value-type="float" office:value="2.19018801101997" calcext:value-type="float">
            <text:p>2.19018801101997</text:p>
          </table:table-cell>
        </table:table-row>
        <table:table-row table:style-name="ro1">
          <table:table-cell office:value-type="string" calcext:value-type="string">
            <text:p>TlAu</text:p>
          </table:table-cell>
          <table:table-cell office:value-type="float" office:value="0.21409222" calcext:value-type="float">
            <text:p>0.21409222</text:p>
          </table:table-cell>
          <table:table-cell office:value-type="float" office:value="4.0818" calcext:value-type="float">
            <text:p>4.0818</text:p>
          </table:table-cell>
          <table:table-cell office:value-type="float" office:value="0.74777862216451" calcext:value-type="float">
            <text:p>0.74777862216451</text:p>
          </table:table-cell>
        </table:table-row>
        <table:table-row table:style-name="ro1">
          <table:table-cell office:value-type="string" calcext:value-type="string">
            <text:p>HfGd</text:p>
          </table:table-cell>
          <table:table-cell office:value-type="float" office:value="0.21437335" calcext:value-type="float">
            <text:p>0.21437335</text:p>
          </table:table-cell>
          <table:table-cell office:value-type="float" office:value="4.1038" calcext:value-type="float">
            <text:p>4.1038</text:p>
          </table:table-cell>
          <table:table-cell office:value-type="float" office:value="0.892604174790566" calcext:value-type="float">
            <text:p>0.892604174790566</text:p>
          </table:table-cell>
        </table:table-row>
        <table:table-row table:style-name="ro1">
          <table:table-cell office:value-type="string" calcext:value-type="string">
            <text:p>SiRh</text:p>
          </table:table-cell>
          <table:table-cell office:value-type="float" office:value="0.21522835" calcext:value-type="float">
            <text:p>0.21522835</text:p>
          </table:table-cell>
          <table:table-cell office:value-type="float" office:value="3.4569" calcext:value-type="float">
            <text:p>3.4569</text:p>
          </table:table-cell>
          <table:table-cell office:value-type="float" office:value="2.25633254590798" calcext:value-type="float">
            <text:p>2.25633254590798</text:p>
          </table:table-cell>
        </table:table-row>
        <table:table-row table:style-name="ro1">
          <table:table-cell office:value-type="string" calcext:value-type="string">
            <text:p>CdMo</text:p>
          </table:table-cell>
          <table:table-cell office:value-type="float" office:value="0.2153025" calcext:value-type="float">
            <text:p>0.2153025</text:p>
          </table:table-cell>
          <table:table-cell office:value-type="float" office:value="3.6115" calcext:value-type="float">
            <text:p>3.6115</text:p>
          </table:table-cell>
          <table:table-cell office:value-type="float" office:value="1.43054882317582" calcext:value-type="float">
            <text:p>1.43054882317582</text:p>
          </table:table-cell>
        </table:table-row>
        <table:table-row table:style-name="ro1">
          <table:table-cell office:value-type="string" calcext:value-type="string">
            <text:p>AgCo</text:p>
          </table:table-cell>
          <table:table-cell office:value-type="float" office:value="0.21532227" calcext:value-type="float">
            <text:p>0.21532227</text:p>
          </table:table-cell>
          <table:table-cell office:value-type="float" office:value="3.3558" calcext:value-type="float">
            <text:p>3.3558</text:p>
          </table:table-cell>
          <table:table-cell office:value-type="float" office:value="1.78054831256949" calcext:value-type="float">
            <text:p>1.78054831256949</text:p>
          </table:table-cell>
        </table:table-row>
        <table:table-row table:style-name="ro1">
          <table:table-cell office:value-type="string" calcext:value-type="string">
            <text:p>KCo</text:p>
          </table:table-cell>
          <table:table-cell office:value-type="float" office:value="0.21588878" calcext:value-type="float">
            <text:p>0.21588878</text:p>
          </table:table-cell>
          <table:table-cell office:value-type="float" office:value="3.5051" calcext:value-type="float">
            <text:p>3.5051</text:p>
          </table:table-cell>
          <table:table-cell office:value-type="float" office:value="2.99224241693769" calcext:value-type="float">
            <text:p>2.99224241693769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0.21603623" calcext:value-type="float">
            <text:p>0.21603623</text:p>
          </table:table-cell>
          <table:table-cell office:value-type="float" office:value="5.1103" calcext:value-type="float">
            <text:p>5.1103</text:p>
          </table:table-cell>
          <table:table-cell office:value-type="float" office:value="1.09540727837404" calcext:value-type="float">
            <text:p>1.09540727837404</text:p>
          </table:table-cell>
        </table:table-row>
        <table:table-row table:style-name="ro1">
          <table:table-cell office:value-type="string" calcext:value-type="string">
            <text:p>CeSi</text:p>
          </table:table-cell>
          <table:table-cell office:value-type="float" office:value="0.21632545" calcext:value-type="float">
            <text:p>0.21632545</text:p>
          </table:table-cell>
          <table:table-cell office:value-type="float" office:value="3.841" calcext:value-type="float">
            <text:p>3.841</text:p>
          </table:table-cell>
          <table:table-cell office:value-type="float" office:value="1.7659888152056" calcext:value-type="float">
            <text:p>1.7659888152056</text:p>
          </table:table-cell>
        </table:table-row>
        <table:table-row table:style-name="ro1">
          <table:table-cell office:value-type="string" calcext:value-type="string">
            <text:p>NaSb</text:p>
          </table:table-cell>
          <table:table-cell office:value-type="float" office:value="0.21704675" calcext:value-type="float">
            <text:p>0.21704675</text:p>
          </table:table-cell>
          <table:table-cell office:value-type="float" office:value="4.1974" calcext:value-type="float">
            <text:p>4.1974</text:p>
          </table:table-cell>
          <table:table-cell office:value-type="float" office:value="2.04625198232852" calcext:value-type="float">
            <text:p>2.04625198232852</text:p>
          </table:table-cell>
        </table:table-row>
        <table:table-row table:style-name="ro1">
          <table:table-cell office:value-type="string" calcext:value-type="string">
            <text:p>SbRh</text:p>
          </table:table-cell>
          <table:table-cell office:value-type="float" office:value="0.21727626" calcext:value-type="float">
            <text:p>0.21727626</text:p>
          </table:table-cell>
          <table:table-cell office:value-type="float" office:value="3.6626" calcext:value-type="float">
            <text:p>3.6626</text:p>
          </table:table-cell>
          <table:table-cell office:value-type="float" office:value="1.32804648017746" calcext:value-type="float">
            <text:p>1.32804648017746</text:p>
          </table:table-cell>
        </table:table-row>
        <table:table-row table:style-name="ro1">
          <table:table-cell office:value-type="string" calcext:value-type="string">
            <text:p>GaCr</text:p>
          </table:table-cell>
          <table:table-cell office:value-type="float" office:value="0.21755604" calcext:value-type="float">
            <text:p>0.21755604</text:p>
          </table:table-cell>
          <table:table-cell office:value-type="float" office:value="3.3016" calcext:value-type="float">
            <text:p>3.3016</text:p>
          </table:table-cell>
          <table:table-cell office:value-type="float" office:value="2.42404138046472" calcext:value-type="float">
            <text:p>2.42404138046472</text:p>
          </table:table-cell>
        </table:table-row>
        <table:table-row table:style-name="ro1">
          <table:table-cell office:value-type="string" calcext:value-type="string">
            <text:p>LaSn</text:p>
          </table:table-cell>
          <table:table-cell office:value-type="float" office:value="0.21769726" calcext:value-type="float">
            <text:p>0.21769726</text:p>
          </table:table-cell>
          <table:table-cell office:value-type="float" office:value="4.2182" calcext:value-type="float">
            <text:p>4.2182</text:p>
          </table:table-cell>
          <table:table-cell office:value-type="float" office:value="1.1601550940382" calcext:value-type="float">
            <text:p>1.1601550940382</text:p>
          </table:table-cell>
        </table:table-row>
        <table:table-row table:style-name="ro1">
          <table:table-cell office:value-type="string" calcext:value-type="string">
            <text:p>AuNb</text:p>
          </table:table-cell>
          <table:table-cell office:value-type="float" office:value="0.21857253" calcext:value-type="float">
            <text:p>0.21857253</text:p>
          </table:table-cell>
          <table:table-cell office:value-type="float" office:value="3.5953" calcext:value-type="float">
            <text:p>3.5953</text:p>
          </table:table-cell>
          <table:table-cell office:value-type="float" office:value="1.03238421179033" calcext:value-type="float">
            <text:p>1.03238421179033</text:p>
          </table:table-cell>
        </table:table-row>
        <table:table-row table:style-name="ro1">
          <table:table-cell office:value-type="string" calcext:value-type="string">
            <text:p>TcLi</text:p>
          </table:table-cell>
          <table:table-cell office:value-type="float" office:value="0.21857396" calcext:value-type="float">
            <text:p>0.21857396</text:p>
          </table:table-cell>
          <table:table-cell office:value-type="float" office:value="2.8977" calcext:value-type="float">
            <text:p>2.8977</text:p>
          </table:table-cell>
          <table:table-cell office:value-type="float" office:value="2.80074565029609" calcext:value-type="float">
            <text:p>2.80074565029609</text:p>
          </table:table-cell>
        </table:table-row>
        <table:table-row table:style-name="ro1">
          <table:table-cell office:value-type="string" calcext:value-type="string">
            <text:p>BeTi</text:p>
          </table:table-cell>
          <table:table-cell office:value-type="float" office:value="0.2186298" calcext:value-type="float">
            <text:p>0.2186298</text:p>
          </table:table-cell>
          <table:table-cell office:value-type="float" office:value="3.3785" calcext:value-type="float">
            <text:p>3.3785</text:p>
          </table:table-cell>
          <table:table-cell office:value-type="float" office:value="5.04786053961035" calcext:value-type="float">
            <text:p>5.04786053961035</text:p>
          </table:table-cell>
        </table:table-row>
        <table:table-row table:style-name="ro1">
          <table:table-cell office:value-type="string" calcext:value-type="string">
            <text:p>PdMo</text:p>
          </table:table-cell>
          <table:table-cell office:value-type="float" office:value="0.21867454" calcext:value-type="float">
            <text:p>0.21867454</text:p>
          </table:table-cell>
          <table:table-cell office:value-type="float" office:value="3.5001" calcext:value-type="float">
            <text:p>3.5001</text:p>
          </table:table-cell>
          <table:table-cell office:value-type="float" office:value="1.47227761174176" calcext:value-type="float">
            <text:p>1.47227761174176</text:p>
          </table:table-cell>
        </table:table-row>
        <table:table-row table:style-name="ro1">
          <table:table-cell office:value-type="string" calcext:value-type="string">
            <text:p>GeGd</text:p>
          </table:table-cell>
          <table:table-cell office:value-type="float" office:value="0.21870711" calcext:value-type="float">
            <text:p>0.21870711</text:p>
          </table:table-cell>
          <table:table-cell office:value-type="float" office:value="4.1231" calcext:value-type="float">
            <text:p>4.1231</text:p>
          </table:table-cell>
          <table:table-cell office:value-type="float" office:value="1.29825701197121" calcext:value-type="float">
            <text:p>1.29825701197121</text:p>
          </table:table-cell>
        </table:table-row>
        <table:table-row table:style-name="ro1">
          <table:table-cell office:value-type="string" calcext:value-type="string">
            <text:p>AgNi</text:p>
          </table:table-cell>
          <table:table-cell office:value-type="float" office:value="0.21892422" calcext:value-type="float">
            <text:p>0.21892422</text:p>
          </table:table-cell>
          <table:table-cell office:value-type="float" office:value="3.3381" calcext:value-type="float">
            <text:p>3.3381</text:p>
          </table:table-cell>
          <table:table-cell office:value-type="float" office:value="1.78306602065201" calcext:value-type="float">
            <text:p>1.78306602065201</text:p>
          </table:table-cell>
        </table:table-row>
        <table:table-row table:style-name="ro1">
          <table:table-cell office:value-type="string" calcext:value-type="string">
            <text:p>SrRb</text:p>
          </table:table-cell>
          <table:table-cell office:value-type="float" office:value="0.21898143" calcext:value-type="float">
            <text:p>0.21898143</text:p>
          </table:table-cell>
          <table:table-cell office:value-type="float" office:value="4.7252" calcext:value-type="float">
            <text:p>4.7252</text:p>
          </table:table-cell>
          <table:table-cell office:value-type="float" office:value="1.71699062219744" calcext:value-type="float">
            <text:p>1.71699062219744</text:p>
          </table:table-cell>
        </table:table-row>
        <table:table-row table:style-name="ro1">
          <table:table-cell office:value-type="string" calcext:value-type="string">
            <text:p>CuGd</text:p>
          </table:table-cell>
          <table:table-cell office:value-type="float" office:value="0.2195032" calcext:value-type="float">
            <text:p>0.2195032</text:p>
          </table:table-cell>
          <table:table-cell office:value-type="float" office:value="3.9706" calcext:value-type="float">
            <text:p>3.9706</text:p>
          </table:table-cell>
          <table:table-cell office:value-type="float" office:value="1.35100635859684" calcext:value-type="float">
            <text:p>1.35100635859684</text:p>
          </table:table-cell>
        </table:table-row>
        <table:table-row table:style-name="ro1">
          <table:table-cell office:value-type="string" calcext:value-type="string">
            <text:p>AgRu</text:p>
          </table:table-cell>
          <table:table-cell office:value-type="float" office:value="0.21966314" calcext:value-type="float">
            <text:p>0.21966314</text:p>
          </table:table-cell>
          <table:table-cell office:value-type="float" office:value="3.5018" calcext:value-type="float">
            <text:p>3.5018</text:p>
          </table:table-cell>
          <table:table-cell office:value-type="float" office:value="1.4265857628645" calcext:value-type="float">
            <text:p>1.4265857628645</text:p>
          </table:table-cell>
        </table:table-row>
        <table:table-row table:style-name="ro1">
          <table:table-cell office:value-type="string" calcext:value-type="string">
            <text:p>NaSn</text:p>
          </table:table-cell>
          <table:table-cell office:value-type="float" office:value="0.21981381" calcext:value-type="float">
            <text:p>0.21981381</text:p>
          </table:table-cell>
          <table:table-cell office:value-type="float" office:value="4.2371" calcext:value-type="float">
            <text:p>4.2371</text:p>
          </table:table-cell>
          <table:table-cell office:value-type="float" office:value="2.08937604093673" calcext:value-type="float">
            <text:p>2.08937604093673</text:p>
          </table:table-cell>
        </table:table-row>
        <table:table-row table:style-name="ro1">
          <table:table-cell office:value-type="string" calcext:value-type="string">
            <text:p>PbMg</text:p>
          </table:table-cell>
          <table:table-cell office:value-type="float" office:value="0.22013938" calcext:value-type="float">
            <text:p>0.22013938</text:p>
          </table:table-cell>
          <table:table-cell office:value-type="float" office:value="4.0186" calcext:value-type="float">
            <text:p>4.0186</text:p>
          </table:table-cell>
          <table:table-cell office:value-type="float" office:value="1.28931702295692" calcext:value-type="float">
            <text:p>1.28931702295692</text:p>
          </table:table-cell>
        </table:table-row>
        <table:table-row table:style-name="ro1">
          <table:table-cell office:value-type="string" calcext:value-type="string">
            <text:p>RuTi</text:p>
          </table:table-cell>
          <table:table-cell office:value-type="float" office:value="0.22070156" calcext:value-type="float">
            <text:p>0.22070156</text:p>
          </table:table-cell>
          <table:table-cell office:value-type="float" office:value="3.3539" calcext:value-type="float">
            <text:p>3.3539</text:p>
          </table:table-cell>
          <table:table-cell office:value-type="float" office:value="1.98986817786322" calcext:value-type="float">
            <text:p>1.98986817786322</text:p>
          </table:table-cell>
        </table:table-row>
        <table:table-row table:style-name="ro1">
          <table:table-cell office:value-type="string" calcext:value-type="string">
            <text:p>YCd</text:p>
          </table:table-cell>
          <table:table-cell office:value-type="float" office:value="0.22076371" calcext:value-type="float">
            <text:p>0.22076371</text:p>
          </table:table-cell>
          <table:table-cell office:value-type="float" office:value="4.067" calcext:value-type="float">
            <text:p>4.067</text:p>
          </table:table-cell>
          <table:table-cell office:value-type="float" office:value="1.47979352323744" calcext:value-type="float">
            <text:p>1.47979352323744</text:p>
          </table:table-cell>
        </table:table-row>
        <table:table-row table:style-name="ro1">
          <table:table-cell office:value-type="string" calcext:value-type="string">
            <text:p>NiNi</text:p>
          </table:table-cell>
          <table:table-cell office:value-type="float" office:value="0.22092569" calcext:value-type="float">
            <text:p>0.22092569</text:p>
          </table:table-cell>
          <table:table-cell office:value-type="float" office:value="3.1664" calcext:value-type="float">
            <text:p>3.1664</text:p>
          </table:table-cell>
          <table:table-cell office:value-type="float" office:value="2.51125689743978" calcext:value-type="float">
            <text:p>2.51125689743978</text:p>
          </table:table-cell>
        </table:table-row>
        <table:table-row table:style-name="ro1">
          <table:table-cell office:value-type="string" calcext:value-type="string">
            <text:p>TeNd</text:p>
          </table:table-cell>
          <table:table-cell office:value-type="float" office:value="0.22093612" calcext:value-type="float">
            <text:p>0.22093612</text:p>
          </table:table-cell>
          <table:table-cell office:value-type="float" office:value="4.3368" calcext:value-type="float">
            <text:p>4.3368</text:p>
          </table:table-cell>
          <table:table-cell office:value-type="float" office:value="1.10010768163171" calcext:value-type="float">
            <text:p>1.10010768163171</text:p>
          </table:table-cell>
        </table:table-row>
        <table:table-row table:style-name="ro1">
          <table:table-cell office:value-type="string" calcext:value-type="string">
            <text:p>AgCe</text:p>
          </table:table-cell>
          <table:table-cell office:value-type="float" office:value="0.22106689" calcext:value-type="float">
            <text:p>0.22106689</text:p>
          </table:table-cell>
          <table:table-cell office:value-type="float" office:value="4.1175" calcext:value-type="float">
            <text:p>4.1175</text:p>
          </table:table-cell>
          <table:table-cell office:value-type="float" office:value="1.20467067147894" calcext:value-type="float">
            <text:p>1.20467067147894</text:p>
          </table:table-cell>
        </table:table-row>
        <table:table-row table:style-name="ro1">
          <table:table-cell office:value-type="string" calcext:value-type="string">
            <text:p>NaTe</text:p>
          </table:table-cell>
          <table:table-cell office:value-type="float" office:value="0.22143215" calcext:value-type="float">
            <text:p>0.22143215</text:p>
          </table:table-cell>
          <table:table-cell office:value-type="float" office:value="4.0942" calcext:value-type="float">
            <text:p>4.0942</text:p>
          </table:table-cell>
          <table:table-cell office:value-type="float" office:value="1.96845865927155" calcext:value-type="float">
            <text:p>1.96845865927155</text:p>
          </table:table-cell>
        </table:table-row>
        <table:table-row table:style-name="ro1">
          <table:table-cell office:value-type="string" calcext:value-type="string">
            <text:p>ZrZn</text:p>
          </table:table-cell>
          <table:table-cell office:value-type="float" office:value="0.22219983" calcext:value-type="float">
            <text:p>0.22219983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89394978554627" calcext:value-type="float">
            <text:p>1.89394978554627</text:p>
          </table:table-cell>
        </table:table-row>
        <table:table-row table:style-name="ro1">
          <table:table-cell office:value-type="string" calcext:value-type="string">
            <text:p>NdCd</text:p>
          </table:table-cell>
          <table:table-cell office:value-type="float" office:value="0.22245935" calcext:value-type="float">
            <text:p>0.22245935</text:p>
          </table:table-cell>
          <table:table-cell office:value-type="float" office:value="4.1727" calcext:value-type="float">
            <text:p>4.1727</text:p>
          </table:table-cell>
          <table:table-cell office:value-type="float" office:value="1.16445511000943" calcext:value-type="float">
            <text:p>1.16445511000943</text:p>
          </table:table-cell>
        </table:table-row>
        <table:table-row table:style-name="ro1">
          <table:table-cell office:value-type="string" calcext:value-type="string">
            <text:p>HgMg</text:p>
          </table:table-cell>
          <table:table-cell office:value-type="float" office:value="0.22282475" calcext:value-type="float">
            <text:p>0.22282475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32670922041453" calcext:value-type="float">
            <text:p>1.32670922041453</text:p>
          </table:table-cell>
        </table:table-row>
        <table:table-row table:style-name="ro1">
          <table:table-cell office:value-type="string" calcext:value-type="string">
            <text:p>CaSb</text:p>
          </table:table-cell>
          <table:table-cell office:value-type="float" office:value="0.22351083" calcext:value-type="float">
            <text:p>0.22351083</text:p>
          </table:table-cell>
          <table:table-cell office:value-type="float" office:value="4.2386" calcext:value-type="float">
            <text:p>4.2386</text:p>
          </table:table-cell>
          <table:table-cell office:value-type="float" office:value="1.83415420259221" calcext:value-type="float">
            <text:p>1.83415420259221</text:p>
          </table:table-cell>
        </table:table-row>
        <table:table-row table:style-name="ro1">
          <table:table-cell office:value-type="string" calcext:value-type="string">
            <text:p>PdPd</text:p>
          </table:table-cell>
          <table:table-cell office:value-type="float" office:value="0.22452414" calcext:value-type="float">
            <text:p>0.22452414</text:p>
          </table:table-cell>
          <table:table-cell office:value-type="float" office:value="3.5433" calcext:value-type="float">
            <text:p>3.5433</text:p>
          </table:table-cell>
          <table:table-cell office:value-type="float" office:value="1.40079981907112" calcext:value-type="float">
            <text:p>1.40079981907112</text:p>
          </table:table-cell>
        </table:table-row>
        <table:table-row table:style-name="ro1">
          <table:table-cell office:value-type="string" calcext:value-type="string">
            <text:p>WCo</text:p>
          </table:table-cell>
          <table:table-cell office:value-type="float" office:value="0.22453402" calcext:value-type="float">
            <text:p>0.22453402</text:p>
          </table:table-cell>
          <table:table-cell office:value-type="float" office:value="3.2675" calcext:value-type="float">
            <text:p>3.2675</text:p>
          </table:table-cell>
          <table:table-cell office:value-type="float" office:value="1.23021022041297" calcext:value-type="float">
            <text:p>1.23021022041297</text:p>
          </table:table-cell>
        </table:table-row>
        <table:table-row table:style-name="ro1">
          <table:table-cell office:value-type="string" calcext:value-type="string">
            <text:p>CrLi</text:p>
          </table:table-cell>
          <table:table-cell office:value-type="float" office:value="0.22462332" calcext:value-type="float">
            <text:p>0.22462332</text:p>
          </table:table-cell>
          <table:table-cell office:value-type="float" office:value="2.9027" calcext:value-type="float">
            <text:p>2.9027</text:p>
          </table:table-cell>
          <table:table-cell office:value-type="float" office:value="4.88020513575331" calcext:value-type="float">
            <text:p>4.88020513575331</text:p>
          </table:table-cell>
        </table:table-row>
        <table:table-row table:style-name="ro1">
          <table:table-cell office:value-type="string" calcext:value-type="string">
            <text:p>GdBe</text:p>
          </table:table-cell>
          <table:table-cell office:value-type="float" office:value="0.22620948" calcext:value-type="float">
            <text:p>0.22620948</text:p>
          </table:table-cell>
          <table:table-cell office:value-type="float" office:value="3.5831" calcext:value-type="float">
            <text:p>3.5831</text:p>
          </table:table-cell>
          <table:table-cell office:value-type="float" office:value="1.78621974899023" calcext:value-type="float">
            <text:p>1.78621974899023</text:p>
          </table:table-cell>
        </table:table-row>
        <table:table-row table:style-name="ro1">
          <table:table-cell office:value-type="string" calcext:value-type="string">
            <text:p>CsTc</text:p>
          </table:table-cell>
          <table:table-cell office:value-type="float" office:value="0.22640163" calcext:value-type="float">
            <text:p>0.22640163</text:p>
          </table:table-cell>
          <table:table-cell office:value-type="float" office:value="4.0465" calcext:value-type="float">
            <text:p>4.0465</text:p>
          </table:table-cell>
          <table:table-cell office:value-type="float" office:value="1.29262147290939" calcext:value-type="float">
            <text:p>1.29262147290939</text:p>
          </table:table-cell>
        </table:table-row>
        <table:table-row table:style-name="ro1">
          <table:table-cell office:value-type="string" calcext:value-type="string">
            <text:p>TeTa</text:p>
          </table:table-cell>
          <table:table-cell office:value-type="float" office:value="0.22687532" calcext:value-type="float">
            <text:p>0.22687532</text:p>
          </table:table-cell>
          <table:table-cell office:value-type="float" office:value="3.7912" calcext:value-type="float">
            <text:p>3.7912</text:p>
          </table:table-cell>
          <table:table-cell office:value-type="float" office:value="0.97050534435573" calcext:value-type="float">
            <text:p>0.97050534435573</text:p>
          </table:table-cell>
        </table:table-row>
        <table:table-row table:style-name="ro1">
          <table:table-cell office:value-type="string" calcext:value-type="string">
            <text:p>CaSn</text:p>
          </table:table-cell>
          <table:table-cell office:value-type="float" office:value="0.22717245" calcext:value-type="float">
            <text:p>0.22717245</text:p>
          </table:table-cell>
          <table:table-cell office:value-type="float" office:value="4.2411" calcext:value-type="float">
            <text:p>4.2411</text:p>
          </table:table-cell>
          <table:table-cell office:value-type="float" office:value="1.86872627722746" calcext:value-type="float">
            <text:p>1.86872627722746</text:p>
          </table:table-cell>
        </table:table-row>
        <table:table-row table:style-name="ro1">
          <table:table-cell office:value-type="string" calcext:value-type="string">
            <text:p>CsNb</text:p>
          </table:table-cell>
          <table:table-cell office:value-type="float" office:value="0.22763954" calcext:value-type="float">
            <text:p>0.22763954</text:p>
          </table:table-cell>
          <table:table-cell office:value-type="float" office:value="4.3126" calcext:value-type="float">
            <text:p>4.3126</text:p>
          </table:table-cell>
          <table:table-cell office:value-type="float" office:value="1.32139374913547" calcext:value-type="float">
            <text:p>1.32139374913547</text:p>
          </table:table-cell>
        </table:table-row>
        <table:table-row table:style-name="ro1">
          <table:table-cell office:value-type="string" calcext:value-type="string">
            <text:p>HfPt</text:p>
          </table:table-cell>
          <table:table-cell office:value-type="float" office:value="0.22792225" calcext:value-type="float">
            <text:p>0.22792225</text:p>
          </table:table-cell>
          <table:table-cell office:value-type="float" office:value="3.6799" calcext:value-type="float">
            <text:p>3.6799</text:p>
          </table:table-cell>
          <table:table-cell office:value-type="float" office:value="0.802930829498694" calcext:value-type="float">
            <text:p>0.802930829498694</text:p>
          </table:table-cell>
        </table:table-row>
        <table:table-row table:style-name="ro1">
          <table:table-cell office:value-type="string" calcext:value-type="string">
            <text:p>TlGe</text:p>
          </table:table-cell>
          <table:table-cell office:value-type="float" office:value="0.22839266" calcext:value-type="float">
            <text:p>0.22839266</text:p>
          </table:table-cell>
          <table:table-cell office:value-type="float" office:value="3.8784" calcext:value-type="float">
            <text:p>3.8784</text:p>
          </table:table-cell>
          <table:table-cell office:value-type="float" office:value="1.07975400711137" calcext:value-type="float">
            <text:p>1.07975400711137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0.22867873" calcext:value-type="float">
            <text:p>0.22867873</text:p>
          </table:table-cell>
          <table:table-cell office:value-type="float" office:value="4.1725" calcext:value-type="float">
            <text:p>4.1725</text:p>
          </table:table-cell>
          <table:table-cell office:value-type="float" office:value="1.33663787802825" calcext:value-type="float">
            <text:p>1.33663787802825</text:p>
          </table:table-cell>
        </table:table-row>
        <table:table-row table:style-name="ro1">
          <table:table-cell office:value-type="string" calcext:value-type="string">
            <text:p>TaW</text:p>
          </table:table-cell>
          <table:table-cell office:value-type="float" office:value="0.22933362" calcext:value-type="float">
            <text:p>0.22933362</text:p>
          </table:table-cell>
          <table:table-cell office:value-type="float" office:value="3.4586" calcext:value-type="float">
            <text:p>3.4586</text:p>
          </table:table-cell>
          <table:table-cell office:value-type="float" office:value="0.822110879017715" calcext:value-type="float">
            <text:p>0.822110879017715</text:p>
          </table:table-cell>
        </table:table-row>
        <table:table-row table:style-name="ro1">
          <table:table-cell office:value-type="string" calcext:value-type="string">
            <text:p>PbRu</text:p>
          </table:table-cell>
          <table:table-cell office:value-type="float" office:value="0.2299882" calcext:value-type="float">
            <text:p>0.2299882</text:p>
          </table:table-cell>
          <table:table-cell office:value-type="float" office:value="3.7232" calcext:value-type="float">
            <text:p>3.7232</text:p>
          </table:table-cell>
          <table:table-cell office:value-type="float" office:value="0.971371677086297" calcext:value-type="float">
            <text:p>0.971371677086297</text:p>
          </table:table-cell>
        </table:table-row>
        <table:table-row table:style-name="ro1">
          <table:table-cell office:value-type="string" calcext:value-type="string">
            <text:p>TcFe</text:p>
          </table:table-cell>
          <table:table-cell office:value-type="float" office:value="0.23002803" calcext:value-type="float">
            <text:p>0.23002803</text:p>
          </table:table-cell>
          <table:table-cell office:value-type="float" office:value="3.1458" calcext:value-type="float">
            <text:p>3.1458</text:p>
          </table:table-cell>
          <table:table-cell office:value-type="float" office:value="1.92761059846055" calcext:value-type="float">
            <text:p>1.92761059846055</text:p>
          </table:table-cell>
        </table:table-row>
        <table:table-row table:style-name="ro1">
          <table:table-cell office:value-type="string" calcext:value-type="string">
            <text:p>MoTc</text:p>
          </table:table-cell>
          <table:table-cell office:value-type="float" office:value="0.23008358" calcext:value-type="float">
            <text:p>0.23008358</text:p>
          </table:table-cell>
          <table:table-cell office:value-type="float" office:value="3.3108" calcext:value-type="float">
            <text:p>3.3108</text:p>
          </table:table-cell>
          <table:table-cell office:value-type="float" office:value="1.53521595996666" calcext:value-type="float">
            <text:p>1.53521595996666</text:p>
          </table:table-cell>
        </table:table-row>
        <table:table-row table:style-name="ro1">
          <table:table-cell office:value-type="string" calcext:value-type="string">
            <text:p>SnMg</text:p>
          </table:table-cell>
          <table:table-cell office:value-type="float" office:value="0.23075871" calcext:value-type="float">
            <text:p>0.23075871</text:p>
          </table:table-cell>
          <table:table-cell office:value-type="float" office:value="3.93" calcext:value-type="float">
            <text:p>3.93</text:p>
          </table:table-cell>
          <table:table-cell office:value-type="float" office:value="2.07055904724511" calcext:value-type="float">
            <text:p>2.07055904724511</text:p>
          </table:table-cell>
        </table:table-row>
        <table:table-row table:style-name="ro1">
          <table:table-cell office:value-type="string" calcext:value-type="string">
            <text:p>BiLa</text:p>
          </table:table-cell>
          <table:table-cell office:value-type="float" office:value="0.23092997" calcext:value-type="float">
            <text:p>0.23092997</text:p>
          </table:table-cell>
          <table:table-cell office:value-type="float" office:value="4.5602" calcext:value-type="float">
            <text:p>4.5602</text:p>
          </table:table-cell>
          <table:table-cell office:value-type="float" office:value="0.861708891538447" calcext:value-type="float">
            <text:p>0.861708891538447</text:p>
          </table:table-cell>
        </table:table-row>
        <table:table-row table:style-name="ro1">
          <table:table-cell office:value-type="string" calcext:value-type="string">
            <text:p>HfIr</text:p>
          </table:table-cell>
          <table:table-cell office:value-type="float" office:value="0.23120698" calcext:value-type="float">
            <text:p>0.23120698</text:p>
          </table:table-cell>
          <table:table-cell office:value-type="float" office:value="3.5084" calcext:value-type="float">
            <text:p>3.5084</text:p>
          </table:table-cell>
          <table:table-cell office:value-type="float" office:value="0.809090350108134" calcext:value-type="float">
            <text:p>0.809090350108134</text:p>
          </table:table-cell>
        </table:table-row>
        <table:table-row table:style-name="ro1">
          <table:table-cell office:value-type="string" calcext:value-type="string">
            <text:p>VPd</text:p>
          </table:table-cell>
          <table:table-cell office:value-type="float" office:value="0.23126698" calcext:value-type="float">
            <text:p>0.23126698</text:p>
          </table:table-cell>
          <table:table-cell office:value-type="float" office:value="3.427" calcext:value-type="float">
            <text:p>3.427</text:p>
          </table:table-cell>
          <table:table-cell office:value-type="float" office:value="1.88534711281556" calcext:value-type="float">
            <text:p>1.88534711281556</text:p>
          </table:table-cell>
        </table:table-row>
        <table:table-row table:style-name="ro1">
          <table:table-cell office:value-type="string" calcext:value-type="string">
            <text:p>InBa</text:p>
          </table:table-cell>
          <table:table-cell office:value-type="float" office:value="0.23127912" calcext:value-type="float">
            <text:p>0.23127912</text:p>
          </table:table-cell>
          <table:table-cell office:value-type="float" office:value="4.8745" calcext:value-type="float">
            <text:p>4.8745</text:p>
          </table:table-cell>
          <table:table-cell office:value-type="float" office:value="1.18502723020783" calcext:value-type="float">
            <text:p>1.18502723020783</text:p>
          </table:table-cell>
        </table:table-row>
        <table:table-row table:style-name="ro1">
          <table:table-cell office:value-type="string" calcext:value-type="string">
            <text:p>NiNb</text:p>
          </table:table-cell>
          <table:table-cell office:value-type="float" office:value="0.2318866" calcext:value-type="float">
            <text:p>0.2318866</text:p>
          </table:table-cell>
          <table:table-cell office:value-type="float" office:value="3.4347" calcext:value-type="float">
            <text:p>3.4347</text:p>
          </table:table-cell>
          <table:table-cell office:value-type="float" office:value="1.95560056808922" calcext:value-type="float">
            <text:p>1.95560056808922</text:p>
          </table:table-cell>
        </table:table-row>
        <table:table-row table:style-name="ro1">
          <table:table-cell office:value-type="string" calcext:value-type="string">
            <text:p>PdFe</text:p>
          </table:table-cell>
          <table:table-cell office:value-type="float" office:value="0.23213209" calcext:value-type="float">
            <text:p>0.23213209</text:p>
          </table:table-cell>
          <table:table-cell office:value-type="float" office:value="3.3031" calcext:value-type="float">
            <text:p>3.3031</text:p>
          </table:table-cell>
          <table:table-cell office:value-type="float" office:value="1.82941592782863" calcext:value-type="float">
            <text:p>1.82941592782863</text:p>
          </table:table-cell>
        </table:table-row>
        <table:table-row table:style-name="ro1">
          <table:table-cell office:value-type="string" calcext:value-type="string">
            <text:p>TaPd</text:p>
          </table:table-cell>
          <table:table-cell office:value-type="float" office:value="0.23214233" calcext:value-type="float">
            <text:p>0.23214233</text:p>
          </table:table-cell>
          <table:table-cell office:value-type="float" office:value="3.5734" calcext:value-type="float">
            <text:p>3.5734</text:p>
          </table:table-cell>
          <table:table-cell office:value-type="float" office:value="1.04129009196888" calcext:value-type="float">
            <text:p>1.04129009196888</text:p>
          </table:table-cell>
        </table:table-row>
        <table:table-row table:style-name="ro1">
          <table:table-cell office:value-type="string" calcext:value-type="string">
            <text:p>BiRu</text:p>
          </table:table-cell>
          <table:table-cell office:value-type="float" office:value="0.23227215" calcext:value-type="float">
            <text:p>0.23227215</text:p>
          </table:table-cell>
          <table:table-cell office:value-type="float" office:value="3.6966" calcext:value-type="float">
            <text:p>3.6966</text:p>
          </table:table-cell>
          <table:table-cell office:value-type="float" office:value="0.965847651077754" calcext:value-type="float">
            <text:p>0.965847651077754</text:p>
          </table:table-cell>
        </table:table-row>
        <table:table-row table:style-name="ro1">
          <table:table-cell office:value-type="string" calcext:value-type="string">
            <text:p>ZnMg</text:p>
          </table:table-cell>
          <table:table-cell office:value-type="float" office:value="0.23352596" calcext:value-type="float">
            <text:p>0.23352596</text:p>
          </table:table-cell>
          <table:table-cell office:value-type="float" office:value="3.835" calcext:value-type="float">
            <text:p>3.835</text:p>
          </table:table-cell>
          <table:table-cell office:value-type="float" office:value="3.26061147436936" calcext:value-type="float">
            <text:p>3.26061147436936</text:p>
          </table:table-cell>
        </table:table-row>
        <table:table-row table:style-name="ro1">
          <table:table-cell office:value-type="string" calcext:value-type="string">
            <text:p>CdFe</text:p>
          </table:table-cell>
          <table:table-cell office:value-type="float" office:value="0.2337935" calcext:value-type="float">
            <text:p>0.2337935</text:p>
          </table:table-cell>
          <table:table-cell office:value-type="float" office:value="3.378" calcext:value-type="float">
            <text:p>3.378</text:p>
          </table:table-cell>
          <table:table-cell office:value-type="float" office:value="1.76542689033653" calcext:value-type="float">
            <text:p>1.76542689033653</text:p>
          </table:table-cell>
        </table:table-row>
        <table:table-row table:style-name="ro1">
          <table:table-cell office:value-type="string" calcext:value-type="string">
            <text:p>RuV</text:p>
          </table:table-cell>
          <table:table-cell office:value-type="float" office:value="0.23409593" calcext:value-type="float">
            <text:p>0.23409593</text:p>
          </table:table-cell>
          <table:table-cell office:value-type="float" office:value="3.2252" calcext:value-type="float">
            <text:p>3.2252</text:p>
          </table:table-cell>
          <table:table-cell office:value-type="float" office:value="1.95040717173351" calcext:value-type="float">
            <text:p>1.95040717173351</text:p>
          </table:table-cell>
        </table:table-row>
        <table:table-row table:style-name="ro1">
          <table:table-cell office:value-type="string" calcext:value-type="string">
            <text:p>ZrSi</text:p>
          </table:table-cell>
          <table:table-cell office:value-type="float" office:value="0.23415467" calcext:value-type="float">
            <text:p>0.23415467</text:p>
          </table:table-cell>
          <table:table-cell office:value-type="float" office:value="3.5182" calcext:value-type="float">
            <text:p>3.5182</text:p>
          </table:table-cell>
          <table:table-cell office:value-type="float" office:value="2.47178773534471" calcext:value-type="float">
            <text:p>2.47178773534471</text:p>
          </table:table-cell>
        </table:table-row>
        <table:table-row table:style-name="ro1">
          <table:table-cell office:value-type="string" calcext:value-type="string">
            <text:p>CrTi</text:p>
          </table:table-cell>
          <table:table-cell office:value-type="float" office:value="0.23596478" calcext:value-type="float">
            <text:p>0.23596478</text:p>
          </table:table-cell>
          <table:table-cell office:value-type="float" office:value="3.3896" calcext:value-type="float">
            <text:p>3.3896</text:p>
          </table:table-cell>
          <table:table-cell office:value-type="float" office:value="2.93897416697866" calcext:value-type="float">
            <text:p>2.93897416697866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.23614001" calcext:value-type="float">
            <text:p>0.23614001</text:p>
          </table:table-cell>
          <table:table-cell office:value-type="float" office:value="3.333" calcext:value-type="float">
            <text:p>3.333</text:p>
          </table:table-cell>
          <table:table-cell office:value-type="float" office:value="1.27155271379126" calcext:value-type="float">
            <text:p>1.27155271379126</text:p>
          </table:table-cell>
        </table:table-row>
        <table:table-row table:style-name="ro1">
          <table:table-cell office:value-type="string" calcext:value-type="string">
            <text:p>GePd</text:p>
          </table:table-cell>
          <table:table-cell office:value-type="float" office:value="0.2366253" calcext:value-type="float">
            <text:p>0.2366253</text:p>
          </table:table-cell>
          <table:table-cell office:value-type="float" office:value="3.7237" calcext:value-type="float">
            <text:p>3.7237</text:p>
          </table:table-cell>
          <table:table-cell office:value-type="float" office:value="1.66067473760162" calcext:value-type="float">
            <text:p>1.66067473760162</text:p>
          </table:table-cell>
        </table:table-row>
        <table:table-row table:style-name="ro1">
          <table:table-cell office:value-type="string" calcext:value-type="string">
            <text:p>TiMg</text:p>
          </table:table-cell>
          <table:table-cell office:value-type="float" office:value="0.23662676" calcext:value-type="float">
            <text:p>0.23662676</text:p>
          </table:table-cell>
          <table:table-cell office:value-type="float" office:value="3.4498" calcext:value-type="float">
            <text:p>3.4498</text:p>
          </table:table-cell>
          <table:table-cell office:value-type="float" office:value="4.02126075624948" calcext:value-type="float">
            <text:p>4.02126075624948</text:p>
          </table:table-cell>
        </table:table-row>
        <table:table-row table:style-name="ro1">
          <table:table-cell office:value-type="string" calcext:value-type="string">
            <text:p>NiV</text:p>
          </table:table-cell>
          <table:table-cell office:value-type="float" office:value="0.2370655" calcext:value-type="float">
            <text:p>0.2370655</text:p>
          </table:table-cell>
          <table:table-cell office:value-type="float" office:value="3.3201" calcext:value-type="float">
            <text:p>3.3201</text:p>
          </table:table-cell>
          <table:table-cell office:value-type="float" office:value="2.68405321842819" calcext:value-type="float">
            <text:p>2.68405321842819</text:p>
          </table:table-cell>
        </table:table-row>
        <table:table-row table:style-name="ro1">
          <table:table-cell office:value-type="string" calcext:value-type="string">
            <text:p>CrFe</text:p>
          </table:table-cell>
          <table:table-cell office:value-type="float" office:value="0.23795941" calcext:value-type="float">
            <text:p>0.23795941</text:p>
          </table:table-cell>
          <table:table-cell office:value-type="float" office:value="3.1864" calcext:value-type="float">
            <text:p>3.1864</text:p>
          </table:table-cell>
          <table:table-cell office:value-type="float" office:value="2.72748133494346" calcext:value-type="float">
            <text:p>2.72748133494346</text:p>
          </table:table-cell>
        </table:table-row>
        <table:table-row table:style-name="ro1">
          <table:table-cell office:value-type="string" calcext:value-type="string">
            <text:p>InTc</text:p>
          </table:table-cell>
          <table:table-cell office:value-type="float" office:value="0.23939115" calcext:value-type="float">
            <text:p>0.23939115</text:p>
          </table:table-cell>
          <table:table-cell office:value-type="float" office:value="3.6272" calcext:value-type="float">
            <text:p>3.6272</text:p>
          </table:table-cell>
          <table:table-cell office:value-type="float" office:value="1.40094259768566" calcext:value-type="float">
            <text:p>1.40094259768566</text:p>
          </table:table-cell>
        </table:table-row>
        <table:table-row table:style-name="ro1">
          <table:table-cell office:value-type="string" calcext:value-type="string">
            <text:p>SnMo</text:p>
          </table:table-cell>
          <table:table-cell office:value-type="float" office:value="0.23966736" calcext:value-type="float">
            <text:p>0.23966736</text:p>
          </table:table-cell>
          <table:table-cell office:value-type="float" office:value="3.6356" calcext:value-type="float">
            <text:p>3.6356</text:p>
          </table:table-cell>
          <table:table-cell office:value-type="float" office:value="1.38915189709079" calcext:value-type="float">
            <text:p>1.38915189709079</text:p>
          </table:table-cell>
        </table:table-row>
        <table:table-row table:style-name="ro1">
          <table:table-cell office:value-type="string" calcext:value-type="string">
            <text:p>SeMo</text:p>
          </table:table-cell>
          <table:table-cell office:value-type="float" office:value="0.24011177" calcext:value-type="float">
            <text:p>0.24011177</text:p>
          </table:table-cell>
          <table:table-cell office:value-type="float" office:value="3.713" calcext:value-type="float">
            <text:p>3.713</text:p>
          </table:table-cell>
          <table:table-cell office:value-type="float" office:value="1.69950262983338" calcext:value-type="float">
            <text:p>1.69950262983338</text:p>
          </table:table-cell>
        </table:table-row>
        <table:table-row table:style-name="ro1">
          <table:table-cell office:value-type="string" calcext:value-type="string">
            <text:p>KTa</text:p>
          </table:table-cell>
          <table:table-cell office:value-type="float" office:value="0.24041781" calcext:value-type="float">
            <text:p>0.24041781</text:p>
          </table:table-cell>
          <table:table-cell office:value-type="float" office:value="3.9515" calcext:value-type="float">
            <text:p>3.9515</text:p>
          </table:table-cell>
          <table:table-cell office:value-type="float" office:value="1.35554758595956" calcext:value-type="float">
            <text:p>1.35554758595956</text:p>
          </table:table-cell>
        </table:table-row>
        <table:table-row table:style-name="ro1">
          <table:table-cell office:value-type="string" calcext:value-type="string">
            <text:p>HgTl</text:p>
          </table:table-cell>
          <table:table-cell office:value-type="float" office:value="0.24129865" calcext:value-type="float">
            <text:p>0.24129865</text:p>
          </table:table-cell>
          <table:table-cell office:value-type="float" office:value="4.2444" calcext:value-type="float">
            <text:p>4.2444</text:p>
          </table:table-cell>
          <table:table-cell office:value-type="float" office:value="0.741137584500597" calcext:value-type="float">
            <text:p>0.741137584500597</text:p>
          </table:table-cell>
        </table:table-row>
        <table:table-row table:style-name="ro1">
          <table:table-cell office:value-type="string" calcext:value-type="string">
            <text:p>MgZn</text:p>
          </table:table-cell>
          <table:table-cell office:value-type="float" office:value="0.24176872" calcext:value-type="float">
            <text:p>0.24176872</text:p>
          </table:table-cell>
          <table:table-cell office:value-type="float" office:value="3.5778" calcext:value-type="float">
            <text:p>3.5778</text:p>
          </table:table-cell>
          <table:table-cell office:value-type="float" office:value="3.26061147436936" calcext:value-type="float">
            <text:p>3.26061147436936</text:p>
          </table:table-cell>
        </table:table-row>
        <table:table-row table:style-name="ro1">
          <table:table-cell office:value-type="string" calcext:value-type="string">
            <text:p>BiPd</text:p>
          </table:table-cell>
          <table:table-cell office:value-type="float" office:value="0.24242933" calcext:value-type="float">
            <text:p>0.24242933</text:p>
          </table:table-cell>
          <table:table-cell office:value-type="float" office:value="3.8581" calcext:value-type="float">
            <text:p>3.8581</text:p>
          </table:table-cell>
          <table:table-cell office:value-type="float" office:value="0.949619975515681" calcext:value-type="float">
            <text:p>0.949619975515681</text:p>
          </table:table-cell>
        </table:table-row>
        <table:table-row table:style-name="ro1">
          <table:table-cell office:value-type="string" calcext:value-type="string">
            <text:p>RhY</text:p>
          </table:table-cell>
          <table:table-cell office:value-type="float" office:value="0.24246036" calcext:value-type="float">
            <text:p>0.24246036</text:p>
          </table:table-cell>
          <table:table-cell office:value-type="float" office:value="3.7325" calcext:value-type="float">
            <text:p>3.7325</text:p>
          </table:table-cell>
          <table:table-cell office:value-type="float" office:value="1.55198879134604" calcext:value-type="float">
            <text:p>1.55198879134604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float" office:value="0.24372144" calcext:value-type="float">
            <text:p>0.24372144</text:p>
          </table:table-cell>
          <table:table-cell office:value-type="float" office:value="3.5216" calcext:value-type="float">
            <text:p>3.5216</text:p>
          </table:table-cell>
          <table:table-cell office:value-type="float" office:value="1.73897270973035" calcext:value-type="float">
            <text:p>1.73897270973035</text:p>
          </table:table-cell>
        </table:table-row>
        <table:table-row table:style-name="ro1">
          <table:table-cell office:value-type="string" calcext:value-type="string">
            <text:p>CuV</text:p>
          </table:table-cell>
          <table:table-cell office:value-type="float" office:value="0.24465197" calcext:value-type="float">
            <text:p>0.24465197</text:p>
          </table:table-cell>
          <table:table-cell office:value-type="float" office:value="3.2414" calcext:value-type="float">
            <text:p>3.2414</text:p>
          </table:table-cell>
          <table:table-cell office:value-type="float" office:value="2.57321592507003" calcext:value-type="float">
            <text:p>2.57321592507003</text:p>
          </table:table-cell>
        </table:table-row>
        <table:table-row table:style-name="ro1">
          <table:table-cell office:value-type="string" calcext:value-type="string">
            <text:p>NdHg</text:p>
          </table:table-cell>
          <table:table-cell office:value-type="float" office:value="0.2447805" calcext:value-type="float">
            <text:p>0.2447805</text:p>
          </table:table-cell>
          <table:table-cell office:value-type="float" office:value="4.0623" calcext:value-type="float">
            <text:p>4.0623</text:p>
          </table:table-cell>
          <table:table-cell office:value-type="float" office:value="0.869273942290228" calcext:value-type="float">
            <text:p>0.869273942290228</text:p>
          </table:table-cell>
        </table:table-row>
        <table:table-row table:style-name="ro1">
          <table:table-cell office:value-type="string" calcext:value-type="string">
            <text:p>IrV</text:p>
          </table:table-cell>
          <table:table-cell office:value-type="float" office:value="0.24485964" calcext:value-type="float">
            <text:p>0.24485964</text:p>
          </table:table-cell>
          <table:table-cell office:value-type="float" office:value="3.3035" calcext:value-type="float">
            <text:p>3.3035</text:p>
          </table:table-cell>
          <table:table-cell office:value-type="float" office:value="1.22828479315655" calcext:value-type="float">
            <text:p>1.22828479315655</text:p>
          </table:table-cell>
        </table:table-row>
        <table:table-row table:style-name="ro1">
          <table:table-cell office:value-type="string" calcext:value-type="string">
            <text:p>AsRh</text:p>
          </table:table-cell>
          <table:table-cell office:value-type="float" office:value="0.24500856" calcext:value-type="float">
            <text:p>0.24500856</text:p>
          </table:table-cell>
          <table:table-cell office:value-type="float" office:value="3.5437" calcext:value-type="float">
            <text:p>3.5437</text:p>
          </table:table-cell>
          <table:table-cell office:value-type="float" office:value="1.67199591796381" calcext:value-type="float">
            <text:p>1.67199591796381</text:p>
          </table:table-cell>
        </table:table-row>
        <table:table-row table:style-name="ro1">
          <table:table-cell office:value-type="string" calcext:value-type="string">
            <text:p>GeMo</text:p>
          </table:table-cell>
          <table:table-cell office:value-type="float" office:value="0.2453979" calcext:value-type="float">
            <text:p>0.2453979</text:p>
          </table:table-cell>
          <table:table-cell office:value-type="float" office:value="3.522" calcext:value-type="float">
            <text:p>3.522</text:p>
          </table:table-cell>
          <table:table-cell office:value-type="float" office:value="1.76209364103899" calcext:value-type="float">
            <text:p>1.76209364103899</text:p>
          </table:table-cell>
        </table:table-row>
        <table:table-row table:style-name="ro1">
          <table:table-cell office:value-type="string" calcext:value-type="string">
            <text:p>GeFe</text:p>
          </table:table-cell>
          <table:table-cell office:value-type="float" office:value="0.24581581" calcext:value-type="float">
            <text:p>0.24581581</text:p>
          </table:table-cell>
          <table:table-cell office:value-type="float" office:value="3.237" calcext:value-type="float">
            <text:p>3.237</text:p>
          </table:table-cell>
          <table:table-cell office:value-type="float" office:value="2.29932866860185" calcext:value-type="float">
            <text:p>2.29932866860185</text:p>
          </table:table-cell>
        </table:table-row>
        <table:table-row table:style-name="ro1">
          <table:table-cell office:value-type="string" calcext:value-type="string">
            <text:p>TcCr</text:p>
          </table:table-cell>
          <table:table-cell office:value-type="float" office:value="0.2460557" calcext:value-type="float">
            <text:p>0.2460557</text:p>
          </table:table-cell>
          <table:table-cell office:value-type="float" office:value="3.1854" calcext:value-type="float">
            <text:p>3.1854</text:p>
          </table:table-cell>
          <table:table-cell office:value-type="float" office:value="1.97609566127077" calcext:value-type="float">
            <text:p>1.97609566127077</text:p>
          </table:table-cell>
        </table:table-row>
        <table:table-row table:style-name="ro1">
          <table:table-cell office:value-type="string" calcext:value-type="string">
            <text:p>CrCr</text:p>
          </table:table-cell>
          <table:table-cell office:value-type="float" office:value="0.24639407" calcext:value-type="float">
            <text:p>0.24639407</text:p>
          </table:table-cell>
          <table:table-cell office:value-type="float" office:value="3.1941" calcext:value-type="float">
            <text:p>3.1941</text:p>
          </table:table-cell>
          <table:table-cell office:value-type="float" office:value="2.82557695567449" calcext:value-type="float">
            <text:p>2.82557695567449</text:p>
          </table:table-cell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0.24719757" calcext:value-type="float">
            <text:p>0.24719757</text:p>
          </table:table-cell>
          <table:table-cell office:value-type="float" office:value="4.4402" calcext:value-type="float">
            <text:p>4.4402</text:p>
          </table:table-cell>
          <table:table-cell office:value-type="float" office:value="1.44435864604716" calcext:value-type="float">
            <text:p>1.44435864604716</text:p>
          </table:table-cell>
        </table:table-row>
        <table:table-row table:style-name="ro1">
          <table:table-cell office:value-type="string" calcext:value-type="string">
            <text:p>NdCs</text:p>
          </table:table-cell>
          <table:table-cell office:value-type="float" office:value="0.24719813" calcext:value-type="float">
            <text:p>0.24719813</text:p>
          </table:table-cell>
          <table:table-cell office:value-type="float" office:value="4.6714" calcext:value-type="float">
            <text:p>4.6714</text:p>
          </table:table-cell>
          <table:table-cell office:value-type="float" office:value="1.07927553724326" calcext:value-type="float">
            <text:p>1.07927553724326</text:p>
          </table:table-cell>
        </table:table-row>
        <table:table-row table:style-name="ro1">
          <table:table-cell office:value-type="string" calcext:value-type="string">
            <text:p>GeCr</text:p>
          </table:table-cell>
          <table:table-cell office:value-type="float" office:value="0.24729383" calcext:value-type="float">
            <text:p>0.24729383</text:p>
          </table:table-cell>
          <table:table-cell office:value-type="float" office:value="3.2715" calcext:value-type="float">
            <text:p>3.2715</text:p>
          </table:table-cell>
          <table:table-cell office:value-type="float" office:value="2.36865258884699" calcext:value-type="float">
            <text:p>2.36865258884699</text:p>
          </table:table-cell>
        </table:table-row>
        <table:table-row table:style-name="ro1">
          <table:table-cell office:value-type="string" calcext:value-type="string">
            <text:p>ZnPd</text:p>
          </table:table-cell>
          <table:table-cell office:value-type="float" office:value="0.24770856" calcext:value-type="float">
            <text:p>0.24770856</text:p>
          </table:table-cell>
          <table:table-cell office:value-type="float" office:value="3.7052" calcext:value-type="float">
            <text:p>3.7052</text:p>
          </table:table-cell>
          <table:table-cell office:value-type="float" office:value="1.7293515769434" calcext:value-type="float">
            <text:p>1.7293515769434</text:p>
          </table:table-cell>
        </table:table-row>
        <table:table-row table:style-name="ro1">
          <table:table-cell office:value-type="string" calcext:value-type="string">
            <text:p>PbTa</text:p>
          </table:table-cell>
          <table:table-cell office:value-type="float" office:value="0.24876401" calcext:value-type="float">
            <text:p>0.24876401</text:p>
          </table:table-cell>
          <table:table-cell office:value-type="float" office:value="3.8019" calcext:value-type="float">
            <text:p>3.8019</text:p>
          </table:table-cell>
          <table:table-cell office:value-type="float" office:value="0.773016043849798" calcext:value-type="float">
            <text:p>0.773016043849798</text:p>
          </table:table-cell>
        </table:table-row>
        <table:table-row table:style-name="ro1">
          <table:table-cell office:value-type="string" calcext:value-type="string">
            <text:p>TiY</text:p>
          </table:table-cell>
          <table:table-cell office:value-type="float" office:value="0.24940622" calcext:value-type="float">
            <text:p>0.24940622</text:p>
          </table:table-cell>
          <table:table-cell office:value-type="float" office:value="4.0904" calcext:value-type="float">
            <text:p>4.0904</text:p>
          </table:table-cell>
          <table:table-cell office:value-type="float" office:value="2.16301289580074" calcext:value-type="float">
            <text:p>2.16301289580074</text:p>
          </table:table-cell>
        </table:table-row>
        <table:table-row table:style-name="ro1">
          <table:table-cell office:value-type="string" calcext:value-type="string">
            <text:p>PdCr</text:p>
          </table:table-cell>
          <table:table-cell office:value-type="float" office:value="0.24961829" calcext:value-type="float">
            <text:p>0.24961829</text:p>
          </table:table-cell>
          <table:table-cell office:value-type="float" office:value="3.3263" calcext:value-type="float">
            <text:p>3.3263</text:p>
          </table:table-cell>
          <table:table-cell office:value-type="float" office:value="1.87303115611058" calcext:value-type="float">
            <text:p>1.87303115611058</text:p>
          </table:table-cell>
        </table:table-row>
        <table:table-row table:style-name="ro1">
          <table:table-cell office:value-type="string" calcext:value-type="string">
            <text:p>AlRe</text:p>
          </table:table-cell>
          <table:table-cell office:value-type="float" office:value="0.2500287" calcext:value-type="float">
            <text:p>0.2500287</text:p>
          </table:table-cell>
          <table:table-cell office:value-type="float" office:value="3.3761" calcext:value-type="float">
            <text:p>3.3761</text:p>
          </table:table-cell>
          <table:table-cell office:value-type="float" office:value="1.39854170204681" calcext:value-type="float">
            <text:p>1.39854170204681</text:p>
          </table:table-cell>
        </table:table-row>
        <table:table-row table:style-name="ro1">
          <table:table-cell office:value-type="string" calcext:value-type="string">
            <text:p>BiTa</text:p>
          </table:table-cell>
          <table:table-cell office:value-type="float" office:value="0.25010213" calcext:value-type="float">
            <text:p>0.25010213</text:p>
          </table:table-cell>
          <table:table-cell office:value-type="float" office:value="3.8564" calcext:value-type="float">
            <text:p>3.8564</text:p>
          </table:table-cell>
          <table:table-cell office:value-type="float" office:value="0.769513637921772" calcext:value-type="float">
            <text:p>0.769513637921772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0.2502483" calcext:value-type="float">
            <text:p>0.2502483</text:p>
          </table:table-cell>
          <table:table-cell office:value-type="float" office:value="4.2806" calcext:value-type="float">
            <text:p>4.2806</text:p>
          </table:table-cell>
          <table:table-cell office:value-type="float" office:value="1.12188920172646" calcext:value-type="float">
            <text:p>1.12188920172646</text:p>
          </table:table-cell>
        </table:table-row>
        <table:table-row table:style-name="ro1">
          <table:table-cell office:value-type="string" calcext:value-type="string">
            <text:p>PbCo</text:p>
          </table:table-cell>
          <table:table-cell office:value-type="float" office:value="0.25045958" calcext:value-type="float">
            <text:p>0.25045958</text:p>
          </table:table-cell>
          <table:table-cell office:value-type="float" office:value="3.5505" calcext:value-type="float">
            <text:p>3.5505</text:p>
          </table:table-cell>
          <table:table-cell office:value-type="float" office:value="1.12344090307288" calcext:value-type="float">
            <text:p>1.12344090307288</text:p>
          </table:table-cell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0.2504993" calcext:value-type="float">
            <text:p>0.2504993</text:p>
          </table:table-cell>
          <table:table-cell office:value-type="float" office:value="3.5945" calcext:value-type="float">
            <text:p>3.5945</text:p>
          </table:table-cell>
          <table:table-cell office:value-type="float" office:value="1.41674165443108" calcext:value-type="float">
            <text:p>1.41674165443108</text:p>
          </table:table-cell>
        </table:table-row>
        <table:table-row table:style-name="ro1">
          <table:table-cell office:value-type="string" calcext:value-type="string">
            <text:p>TlRe</text:p>
          </table:table-cell>
          <table:table-cell office:value-type="float" office:value="0.25090796" calcext:value-type="float">
            <text:p>0.25090796</text:p>
          </table:table-cell>
          <table:table-cell office:value-type="float" office:value="3.709" calcext:value-type="float">
            <text:p>3.709</text:p>
          </table:table-cell>
          <table:table-cell office:value-type="float" office:value="0.76821939212953" calcext:value-type="float">
            <text:p>0.76821939212953</text:p>
          </table:table-cell>
        </table:table-row>
        <table:table-row table:style-name="ro1">
          <table:table-cell office:value-type="string" calcext:value-type="string">
            <text:p>HfMg</text:p>
          </table:table-cell>
          <table:table-cell office:value-type="float" office:value="0.25168312" calcext:value-type="float">
            <text:p>0.25168312</text:p>
          </table:table-cell>
          <table:table-cell office:value-type="float" office:value="3.6244" calcext:value-type="float">
            <text:p>3.6244</text:p>
          </table:table-cell>
          <table:table-cell office:value-type="float" office:value="1.46916593924696" calcext:value-type="float">
            <text:p>1.46916593924696</text:p>
          </table:table-cell>
        </table:table-row>
        <table:table-row table:style-name="ro1">
          <table:table-cell office:value-type="string" calcext:value-type="string">
            <text:p>SrBi</text:p>
          </table:table-cell>
          <table:table-cell office:value-type="float" office:value="0.25219324" calcext:value-type="float">
            <text:p>0.25219324</text:p>
          </table:table-cell>
          <table:table-cell office:value-type="float" office:value="4.5324" calcext:value-type="float">
            <text:p>4.5324</text:p>
          </table:table-cell>
          <table:table-cell office:value-type="float" office:value="1.0092041290921" calcext:value-type="float">
            <text:p>1.0092041290921</text:p>
          </table:table-cell>
        </table:table-row>
        <table:table-row table:style-name="ro1">
          <table:table-cell office:value-type="string" calcext:value-type="string">
            <text:p>AlCe</text:p>
          </table:table-cell>
          <table:table-cell office:value-type="float" office:value="0.25257364" calcext:value-type="float">
            <text:p>0.25257364</text:p>
          </table:table-cell>
          <table:table-cell office:value-type="float" office:value="4.0041" calcext:value-type="float">
            <text:p>4.0041</text:p>
          </table:table-cell>
          <table:table-cell office:value-type="float" office:value="1.77744877238477" calcext:value-type="float">
            <text:p>1.77744877238477</text:p>
          </table:table-cell>
        </table:table-row>
        <table:table-row table:style-name="ro1">
          <table:table-cell office:value-type="string" calcext:value-type="string">
            <text:p>PtLa</text:p>
          </table:table-cell>
          <table:table-cell office:value-type="float" office:value="0.25268313" calcext:value-type="float">
            <text:p>0.25268313</text:p>
          </table:table-cell>
          <table:table-cell office:value-type="float" office:value="4.5195" calcext:value-type="float">
            <text:p>4.5195</text:p>
          </table:table-cell>
          <table:table-cell office:value-type="float" office:value="0.897240580631108" calcext:value-type="float">
            <text:p>0.897240580631108</text:p>
          </table:table-cell>
        </table:table-row>
        <table:table-row table:style-name="ro1">
          <table:table-cell office:value-type="string" calcext:value-type="string">
            <text:p>IrTa</text:p>
          </table:table-cell>
          <table:table-cell office:value-type="float" office:value="0.2527111" calcext:value-type="float">
            <text:p>0.2527111</text:p>
          </table:table-cell>
          <table:table-cell office:value-type="float" office:value="3.4546" calcext:value-type="float">
            <text:p>3.4546</text:p>
          </table:table-cell>
          <table:table-cell office:value-type="float" office:value="0.803804048340633" calcext:value-type="float">
            <text:p>0.803804048340633</text:p>
          </table:table-cell>
        </table:table-row>
        <table:table-row table:style-name="ro1">
          <table:table-cell office:value-type="string" calcext:value-type="string">
            <text:p>ZnCr</text:p>
          </table:table-cell>
          <table:table-cell office:value-type="float" office:value="0.2530311" calcext:value-type="float">
            <text:p>0.2530311</text:p>
          </table:table-cell>
          <table:table-cell office:value-type="float" office:value="3.3353" calcext:value-type="float">
            <text:p>3.3353</text:p>
          </table:table-cell>
          <table:table-cell office:value-type="float" office:value="2.51087529473817" calcext:value-type="float">
            <text:p>2.51087529473817</text:p>
          </table:table-cell>
        </table:table-row>
        <table:table-row table:style-name="ro1">
          <table:table-cell office:value-type="string" calcext:value-type="string">
            <text:p>ZrCu</text:p>
          </table:table-cell>
          <table:table-cell office:value-type="float" office:value="0.25380644" calcext:value-type="float">
            <text:p>0.25380644</text:p>
          </table:table-cell>
          <table:table-cell office:value-type="float" office:value="3.4718" calcext:value-type="float">
            <text:p>3.4718</text:p>
          </table:table-cell>
          <table:table-cell office:value-type="float" office:value="1.91631079087888" calcext:value-type="float">
            <text:p>1.91631079087888</text:p>
          </table:table-cell>
        </table:table-row>
        <table:table-row table:style-name="ro1">
          <table:table-cell office:value-type="string" calcext:value-type="string">
            <text:p>SiCo</text:p>
          </table:table-cell>
          <table:table-cell office:value-type="float" office:value="0.25416908" calcext:value-type="float">
            <text:p>0.25416908</text:p>
          </table:table-cell>
          <table:table-cell office:value-type="float" office:value="3.1279" calcext:value-type="float">
            <text:p>3.1279</text:p>
          </table:table-cell>
          <table:table-cell office:value-type="float" office:value="3.35821361720072" calcext:value-type="float">
            <text:p>3.35821361720072</text:p>
          </table:table-cell>
        </table:table-row>
        <table:table-row table:style-name="ro1">
          <table:table-cell office:value-type="string" calcext:value-type="string">
            <text:p>TlCd</text:p>
          </table:table-cell>
          <table:table-cell office:value-type="float" office:value="0.25426716" calcext:value-type="float">
            <text:p>0.25426716</text:p>
          </table:table-cell>
          <table:table-cell office:value-type="float" office:value="4.2128" calcext:value-type="float">
            <text:p>4.2128</text:p>
          </table:table-cell>
          <table:table-cell office:value-type="float" office:value="0.945481137841721" calcext:value-type="float">
            <text:p>0.945481137841721</text:p>
          </table:table-cell>
        </table:table-row>
        <table:table-row table:style-name="ro1">
          <table:table-cell office:value-type="string" calcext:value-type="string">
            <text:p>BiSr</text:p>
          </table:table-cell>
          <table:table-cell office:value-type="float" office:value="0.2545048" calcext:value-type="float">
            <text:p>0.2545048</text:p>
          </table:table-cell>
          <table:table-cell office:value-type="float" office:value="4.5398" calcext:value-type="float">
            <text:p>4.5398</text:p>
          </table:table-cell>
          <table:table-cell office:value-type="float" office:value="1.0092041290921" calcext:value-type="float">
            <text:p>1.0092041290921</text:p>
          </table:table-cell>
        </table:table-row>
        <table:table-row table:style-name="ro1">
          <table:table-cell office:value-type="string" calcext:value-type="string">
            <text:p>ZnNd</text:p>
          </table:table-cell>
          <table:table-cell office:value-type="float" office:value="0.2545095" calcext:value-type="float">
            <text:p>0.2545095</text:p>
          </table:table-cell>
          <table:table-cell office:value-type="float" office:value="4.2423" calcext:value-type="float">
            <text:p>4.2423</text:p>
          </table:table-cell>
          <table:table-cell office:value-type="float" office:value="1.4218044242379" calcext:value-type="float">
            <text:p>1.4218044242379</text:p>
          </table:table-cell>
        </table:table-row>
        <table:table-row table:style-name="ro1">
          <table:table-cell office:value-type="string" calcext:value-type="string">
            <text:p>InCr</text:p>
          </table:table-cell>
          <table:table-cell office:value-type="float" office:value="0.25459993" calcext:value-type="float">
            <text:p>0.25459993</text:p>
          </table:table-cell>
          <table:table-cell office:value-type="float" office:value="3.5798" calcext:value-type="float">
            <text:p>3.5798</text:p>
          </table:table-cell>
          <table:table-cell office:value-type="float" office:value="1.78041511577627" calcext:value-type="float">
            <text:p>1.78041511577627</text:p>
          </table:table-cell>
        </table:table-row>
        <table:table-row table:style-name="ro1">
          <table:table-cell office:value-type="string" calcext:value-type="string">
            <text:p>BeSc</text:p>
          </table:table-cell>
          <table:table-cell office:value-type="float" office:value="0.25473225" calcext:value-type="float">
            <text:p>0.25473225</text:p>
          </table:table-cell>
          <table:table-cell office:value-type="float" office:value="3.7302" calcext:value-type="float">
            <text:p>3.7302</text:p>
          </table:table-cell>
          <table:table-cell office:value-type="float" office:value="5.30570003316611" calcext:value-type="float">
            <text:p>5.30570003316611</text:p>
          </table:table-cell>
        </table:table-row>
        <table:table-row table:style-name="ro1">
          <table:table-cell office:value-type="string" calcext:value-type="string">
            <text:p>CuTa</text:p>
          </table:table-cell>
          <table:table-cell office:value-type="float" office:value="0.25508398" calcext:value-type="float">
            <text:p>0.25508398</text:p>
          </table:table-cell>
          <table:table-cell office:value-type="float" office:value="3.387" calcext:value-type="float">
            <text:p>3.387</text:p>
          </table:table-cell>
          <table:table-cell office:value-type="float" office:value="1.22165808748223" calcext:value-type="float">
            <text:p>1.22165808748223</text:p>
          </table:table-cell>
        </table:table-row>
        <table:table-row table:style-name="ro1">
          <table:table-cell office:value-type="string" calcext:value-type="string">
            <text:p>HgTa</text:p>
          </table:table-cell>
          <table:table-cell office:value-type="float" office:value="0.25516078" calcext:value-type="float">
            <text:p>0.25516078</text:p>
          </table:table-cell>
          <table:table-cell office:value-type="float" office:value="3.7214" calcext:value-type="float">
            <text:p>3.7214</text:p>
          </table:table-cell>
          <table:table-cell office:value-type="float" office:value="0.786302952166063" calcext:value-type="float">
            <text:p>0.786302952166063</text:p>
          </table:table-cell>
        </table:table-row>
        <table:table-row table:style-name="ro1">
          <table:table-cell office:value-type="string" calcext:value-type="string">
            <text:p>RhFe</text:p>
          </table:table-cell>
          <table:table-cell office:value-type="float" office:value="0.25555897" calcext:value-type="float">
            <text:p>0.25555897</text:p>
          </table:table-cell>
          <table:table-cell office:value-type="float" office:value="3.2451" calcext:value-type="float">
            <text:p>3.2451</text:p>
          </table:table-cell>
          <table:table-cell office:value-type="float" office:value="1.86915945621036" calcext:value-type="float">
            <text:p>1.86915945621036</text:p>
          </table:table-cell>
        </table:table-row>
        <table:table-row table:style-name="ro1">
          <table:table-cell office:value-type="string" calcext:value-type="string">
            <text:p>ZrGe</text:p>
          </table:table-cell>
          <table:table-cell office:value-type="float" office:value="0.25612426" calcext:value-type="float">
            <text:p>0.25612426</text:p>
          </table:table-cell>
          <table:table-cell office:value-type="float" office:value="3.421" calcext:value-type="float">
            <text:p>3.421</text:p>
          </table:table-cell>
          <table:table-cell office:value-type="float" office:value="1.81188776988039" calcext:value-type="float">
            <text:p>1.81188776988039</text:p>
          </table:table-cell>
        </table:table-row>
        <table:table-row table:style-name="ro1">
          <table:table-cell office:value-type="string" calcext:value-type="string">
            <text:p>KCr</text:p>
          </table:table-cell>
          <table:table-cell office:value-type="float" office:value="0.25691545" calcext:value-type="float">
            <text:p>0.25691545</text:p>
          </table:table-cell>
          <table:table-cell office:value-type="float" office:value="3.6266" calcext:value-type="float">
            <text:p>3.6266</text:p>
          </table:table-cell>
          <table:table-cell office:value-type="float" office:value="3.21278919214579" calcext:value-type="float">
            <text:p>3.21278919214579</text:p>
          </table:table-cell>
        </table:table-row>
        <table:table-row table:style-name="ro1">
          <table:table-cell office:value-type="string" calcext:value-type="string">
            <text:p>ZnMo</text:p>
          </table:table-cell>
          <table:table-cell office:value-type="float" office:value="0.25796074" calcext:value-type="float">
            <text:p>0.25796074</text:p>
          </table:table-cell>
          <table:table-cell office:value-type="float" office:value="3.5744" calcext:value-type="float">
            <text:p>3.5744</text:p>
          </table:table-cell>
          <table:table-cell office:value-type="float" office:value="1.8396107093618" calcext:value-type="float">
            <text:p>1.8396107093618</text:p>
          </table:table-cell>
        </table:table-row>
        <table:table-row table:style-name="ro1">
          <table:table-cell office:value-type="string" calcext:value-type="string">
            <text:p>MoZr</text:p>
          </table:table-cell>
          <table:table-cell office:value-type="float" office:value="0.25888655" calcext:value-type="float">
            <text:p>0.25888655</text:p>
          </table:table-cell>
          <table:table-cell office:value-type="float" office:value="3.6533" calcext:value-type="float">
            <text:p>3.6533</text:p>
          </table:table-cell>
          <table:table-cell office:value-type="float" office:value="1.58991254014058" calcext:value-type="float">
            <text:p>1.58991254014058</text:p>
          </table:table-cell>
        </table:table-row>
        <table:table-row table:style-name="ro1">
          <table:table-cell office:value-type="string" calcext:value-type="string">
            <text:p>ZnMn</text:p>
          </table:table-cell>
          <table:table-cell office:value-type="float" office:value="0.25956485" calcext:value-type="float">
            <text:p>0.25956485</text:p>
          </table:table-cell>
          <table:table-cell office:value-type="float" office:value="3.1919" calcext:value-type="float">
            <text:p>3.1919</text:p>
          </table:table-cell>
          <table:table-cell office:value-type="float" office:value="2.45100008012427" calcext:value-type="float">
            <text:p>2.45100008012427</text:p>
          </table:table-cell>
        </table:table-row>
        <table:table-row table:style-name="ro1">
          <table:table-cell office:value-type="string" calcext:value-type="string">
            <text:p>PbNi</text:p>
          </table:table-cell>
          <table:table-cell office:value-type="float" office:value="0.2598472" calcext:value-type="float">
            <text:p>0.2598472</text:p>
          </table:table-cell>
          <table:table-cell office:value-type="float" office:value="3.6031" calcext:value-type="float">
            <text:p>3.6031</text:p>
          </table:table-cell>
          <table:table-cell office:value-type="float" office:value="1.12444268165497" calcext:value-type="float">
            <text:p>1.12444268165497</text:p>
          </table:table-cell>
        </table:table-row>
        <table:table-row table:style-name="ro1">
          <table:table-cell office:value-type="string" calcext:value-type="string">
            <text:p>SbMo</text:p>
          </table:table-cell>
          <table:table-cell office:value-type="float" office:value="0.26015976" calcext:value-type="float">
            <text:p>0.26015976</text:p>
          </table:table-cell>
          <table:table-cell office:value-type="float" office:value="3.6647" calcext:value-type="float">
            <text:p>3.6647</text:p>
          </table:table-cell>
          <table:table-cell office:value-type="float" office:value="1.36995635541284" calcext:value-type="float">
            <text:p>1.36995635541284</text:p>
          </table:table-cell>
        </table:table-row>
        <table:table-row table:style-name="ro1">
          <table:table-cell office:value-type="string" calcext:value-type="string">
            <text:p>AuTa</text:p>
          </table:table-cell>
          <table:table-cell office:value-type="float" office:value="0.26028267" calcext:value-type="float">
            <text:p>0.26028267</text:p>
          </table:table-cell>
          <table:table-cell office:value-type="float" office:value="3.6096" calcext:value-type="float">
            <text:p>3.6096</text:p>
          </table:table-cell>
          <table:table-cell office:value-type="float" office:value="0.793782154766919" calcext:value-type="float">
            <text:p>0.793782154766919</text:p>
          </table:table-cell>
        </table:table-row>
        <table:table-row table:style-name="ro1">
          <table:table-cell office:value-type="string" calcext:value-type="string">
            <text:p>RuHf</text:p>
          </table:table-cell>
          <table:table-cell office:value-type="float" office:value="0.26054397" calcext:value-type="float">
            <text:p>0.26054397</text:p>
          </table:table-cell>
          <table:table-cell office:value-type="float" office:value="3.4861" calcext:value-type="float">
            <text:p>3.4861</text:p>
          </table:table-cell>
          <table:table-cell office:value-type="float" office:value="1.0700612653619" calcext:value-type="float">
            <text:p>1.0700612653619</text:p>
          </table:table-cell>
        </table:table-row>
        <table:table-row table:style-name="ro1">
          <table:table-cell office:value-type="string" calcext:value-type="string">
            <text:p>SnCo</text:p>
          </table:table-cell>
          <table:table-cell office:value-type="float" office:value="0.26072145" calcext:value-type="float">
            <text:p>0.26072145</text:p>
          </table:table-cell>
          <table:table-cell office:value-type="float" office:value="3.3709" calcext:value-type="float">
            <text:p>3.3709</text:p>
          </table:table-cell>
          <table:table-cell office:value-type="float" office:value="1.67369788004745" calcext:value-type="float">
            <text:p>1.67369788004745</text:p>
          </table:table-cell>
        </table:table-row>
        <table:table-row table:style-name="ro1">
          <table:table-cell office:value-type="string" calcext:value-type="string">
            <text:p>CdCr</text:p>
          </table:table-cell>
          <table:table-cell office:value-type="float" office:value="0.26161054" calcext:value-type="float">
            <text:p>0.26161054</text:p>
          </table:table-cell>
          <table:table-cell office:value-type="float" office:value="3.4987" calcext:value-type="float">
            <text:p>3.4987</text:p>
          </table:table-cell>
          <table:table-cell office:value-type="float" office:value="1.80601050271957" calcext:value-type="float">
            <text:p>1.80601050271957</text:p>
          </table:table-cell>
        </table:table-row>
        <table:table-row table:style-name="ro1">
          <table:table-cell office:value-type="string" calcext:value-type="string">
            <text:p>GaMn</text:p>
          </table:table-cell>
          <table:table-cell office:value-type="float" office:value="0.2617735" calcext:value-type="float">
            <text:p>0.2617735</text:p>
          </table:table-cell>
          <table:table-cell office:value-type="float" office:value="3.2724" calcext:value-type="float">
            <text:p>3.2724</text:p>
          </table:table-cell>
          <table:table-cell office:value-type="float" office:value="2.36818983988431" calcext:value-type="float">
            <text:p>2.36818983988431</text:p>
          </table:table-cell>
        </table:table-row>
        <table:table-row table:style-name="ro1">
          <table:table-cell office:value-type="string" calcext:value-type="string">
            <text:p>ZnTc</text:p>
          </table:table-cell>
          <table:table-cell office:value-type="float" office:value="0.26213443" calcext:value-type="float">
            <text:p>0.26213443</text:p>
          </table:table-cell>
          <table:table-cell office:value-type="float" office:value="3.4683" calcext:value-type="float">
            <text:p>3.4683</text:p>
          </table:table-cell>
          <table:table-cell office:value-type="float" office:value="1.81684117351373" calcext:value-type="float">
            <text:p>1.81684117351373</text:p>
          </table:table-cell>
        </table:table-row>
        <table:table-row table:style-name="ro1">
          <table:table-cell office:value-type="string" calcext:value-type="string">
            <text:p>TlAs</text:p>
          </table:table-cell>
          <table:table-cell office:value-type="float" office:value="0.26246843" calcext:value-type="float">
            <text:p>0.26246843</text:p>
          </table:table-cell>
          <table:table-cell office:value-type="float" office:value="4.1761" calcext:value-type="float">
            <text:p>4.1761</text:p>
          </table:table-cell>
          <table:table-cell office:value-type="float" office:value="1.07102812636277" calcext:value-type="float">
            <text:p>1.07102812636277</text:p>
          </table:table-cell>
        </table:table-row>
        <table:table-row table:style-name="ro1">
          <table:table-cell office:value-type="string" calcext:value-type="string">
            <text:p>CeAs</text:p>
          </table:table-cell>
          <table:table-cell office:value-type="float" office:value="0.26246846" calcext:value-type="float">
            <text:p>0.26246846</text:p>
          </table:table-cell>
          <table:table-cell office:value-type="float" office:value="3.8674" calcext:value-type="float">
            <text:p>3.8674</text:p>
          </table:table-cell>
          <table:table-cell office:value-type="float" office:value="1.38668270618434" calcext:value-type="float">
            <text:p>1.38668270618434</text:p>
          </table:table-cell>
        </table:table-row>
        <table:table-row table:style-name="ro1">
          <table:table-cell office:value-type="string" calcext:value-type="string">
            <text:p>CrNi</text:p>
          </table:table-cell>
          <table:table-cell office:value-type="float" office:value="0.2626393" calcext:value-type="float">
            <text:p>0.2626393</text:p>
          </table:table-cell>
          <table:table-cell office:value-type="float" office:value="3.22" calcext:value-type="float">
            <text:p>3.22</text:p>
          </table:table-cell>
          <table:table-cell office:value-type="float" office:value="2.65916077377743" calcext:value-type="float">
            <text:p>2.65916077377743</text:p>
          </table:table-cell>
        </table:table-row>
        <table:table-row table:style-name="ro1">
          <table:table-cell office:value-type="string" calcext:value-type="string">
            <text:p>BeV</text:p>
          </table:table-cell>
          <table:table-cell office:value-type="float" office:value="0.26264465" calcext:value-type="float">
            <text:p>0.26264465</text:p>
          </table:table-cell>
          <table:table-cell office:value-type="float" office:value="3.2185" calcext:value-type="float">
            <text:p>3.2185</text:p>
          </table:table-cell>
          <table:table-cell office:value-type="float" office:value="4.80142892933416" calcext:value-type="float">
            <text:p>4.80142892933416</text:p>
          </table:table-cell>
        </table:table-row>
        <table:table-row table:style-name="ro1">
          <table:table-cell office:value-type="string" calcext:value-type="string">
            <text:p>CoTi</text:p>
          </table:table-cell>
          <table:table-cell office:value-type="float" office:value="0.2626909" calcext:value-type="float">
            <text:p>0.2626909</text:p>
          </table:table-cell>
          <table:table-cell office:value-type="float" office:value="3.3899" calcext:value-type="float">
            <text:p>3.3899</text:p>
          </table:table-cell>
          <table:table-cell office:value-type="float" office:value="2.75333222883902" calcext:value-type="float">
            <text:p>2.75333222883902</text:p>
          </table:table-cell>
        </table:table-row>
        <table:table-row table:style-name="ro1">
          <table:table-cell office:value-type="string" calcext:value-type="string">
            <text:p>NiY</text:p>
          </table:table-cell>
          <table:table-cell office:value-type="float" office:value="0.2630063" calcext:value-type="float">
            <text:p>0.2630063</text:p>
          </table:table-cell>
          <table:table-cell office:value-type="float" office:value="3.9931" calcext:value-type="float">
            <text:p>3.9931</text:p>
          </table:table-cell>
          <table:table-cell office:value-type="float" office:value="2.00754107587901" calcext:value-type="float">
            <text:p>2.00754107587901</text:p>
          </table:table-cell>
        </table:table-row>
        <table:table-row table:style-name="ro1">
          <table:table-cell office:value-type="string" calcext:value-type="string">
            <text:p>AlPd</text:p>
          </table:table-cell>
          <table:table-cell office:value-type="float" office:value="0.2630451" calcext:value-type="float">
            <text:p>0.2630451</text:p>
          </table:table-cell>
          <table:table-cell office:value-type="float" office:value="3.6548" calcext:value-type="float">
            <text:p>3.6548</text:p>
          </table:table-cell>
          <table:table-cell office:value-type="float" office:value="2.21646476214577" calcext:value-type="float">
            <text:p>2.21646476214577</text:p>
          </table:table-cell>
        </table:table-row>
        <table:table-row table:style-name="ro1">
          <table:table-cell office:value-type="string" calcext:value-type="string">
            <text:p>MoTa</text:p>
          </table:table-cell>
          <table:table-cell office:value-type="float" office:value="0.26358917" calcext:value-type="float">
            <text:p>0.26358917</text:p>
          </table:table-cell>
          <table:table-cell office:value-type="float" office:value="3.4678" calcext:value-type="float">
            <text:p>3.4678</text:p>
          </table:table-cell>
          <table:table-cell office:value-type="float" office:value="1.08027638716067" calcext:value-type="float">
            <text:p>1.08027638716067</text:p>
          </table:table-cell>
        </table:table-row>
        <table:table-row table:style-name="ro1">
          <table:table-cell office:value-type="string" calcext:value-type="string">
            <text:p>VZr</text:p>
          </table:table-cell>
          <table:table-cell office:value-type="float" office:value="0.2638088" calcext:value-type="float">
            <text:p>0.2638088</text:p>
          </table:table-cell>
          <table:table-cell office:value-type="float" office:value="3.7533" calcext:value-type="float">
            <text:p>3.7533</text:p>
          </table:table-cell>
          <table:table-cell office:value-type="float" office:value="2.08267384956414" calcext:value-type="float">
            <text:p>2.08267384956414</text:p>
          </table:table-cell>
        </table:table-row>
        <table:table-row table:style-name="ro1">
          <table:table-cell office:value-type="string" calcext:value-type="string">
            <text:p>MgGa</text:p>
          </table:table-cell>
          <table:table-cell office:value-type="float" office:value="0.2640619" calcext:value-type="float">
            <text:p>0.2640619</text:p>
          </table:table-cell>
          <table:table-cell office:value-type="float" office:value="3.6251" calcext:value-type="float">
            <text:p>3.6251</text:p>
          </table:table-cell>
          <table:table-cell office:value-type="float" office:value="3.11567572869834" calcext:value-type="float">
            <text:p>3.11567572869834</text:p>
          </table:table-cell>
        </table:table-row>
        <table:table-row table:style-name="ro1">
          <table:table-cell office:value-type="string" calcext:value-type="string">
            <text:p>ZnSr</text:p>
          </table:table-cell>
          <table:table-cell office:value-type="float" office:value="0.26415634" calcext:value-type="float">
            <text:p>0.26415634</text:p>
          </table:table-cell>
          <table:table-cell office:value-type="float" office:value="4.5686" calcext:value-type="float">
            <text:p>4.5686</text:p>
          </table:table-cell>
          <table:table-cell office:value-type="float" office:value="1.93769007186157" calcext:value-type="float">
            <text:p>1.93769007186157</text:p>
          </table:table-cell>
        </table:table-row>
        <table:table-row table:style-name="ro1">
          <table:table-cell office:value-type="string" calcext:value-type="string">
            <text:p>BiMg</text:p>
          </table:table-cell>
          <table:table-cell office:value-type="float" office:value="0.2643101" calcext:value-type="float">
            <text:p>0.2643101</text:p>
          </table:table-cell>
          <table:table-cell office:value-type="float" office:value="4.0338" calcext:value-type="float">
            <text:p>4.0338</text:p>
          </table:table-cell>
          <table:table-cell office:value-type="float" office:value="1.27960305569118" calcext:value-type="float">
            <text:p>1.27960305569118</text:p>
          </table:table-cell>
        </table:table-row>
        <table:table-row table:style-name="ro1">
          <table:table-cell office:value-type="string" calcext:value-type="string">
            <text:p>TaZr</text:p>
          </table:table-cell>
          <table:table-cell office:value-type="float" office:value="0.2644836" calcext:value-type="float">
            <text:p>0.2644836</text:p>
          </table:table-cell>
          <table:table-cell office:value-type="float" office:value="3.8816" calcext:value-type="float">
            <text:p>3.8816</text:p>
          </table:table-cell>
          <table:table-cell office:value-type="float" office:value="1.09878897090325" calcext:value-type="float">
            <text:p>1.09878897090325</text:p>
          </table:table-cell>
        </table:table-row>
        <table:table-row table:style-name="ro1">
          <table:table-cell office:value-type="string" calcext:value-type="string">
            <text:p>PtCo</text:p>
          </table:table-cell>
          <table:table-cell office:value-type="float" office:value="0.26538405" calcext:value-type="float">
            <text:p>0.26538405</text:p>
          </table:table-cell>
          <table:table-cell office:value-type="float" office:value="3.3232" calcext:value-type="float">
            <text:p>3.3232</text:p>
          </table:table-cell>
          <table:table-cell office:value-type="float" office:value="1.17639591486985" calcext:value-type="float">
            <text:p>1.17639591486985</text:p>
          </table:table-cell>
        </table:table-row>
        <table:table-row table:style-name="ro1">
          <table:table-cell office:value-type="string" calcext:value-type="string">
            <text:p>GdIr</text:p>
          </table:table-cell>
          <table:table-cell office:value-type="float" office:value="0.26564395" calcext:value-type="float">
            <text:p>0.26564395</text:p>
          </table:table-cell>
          <table:table-cell office:value-type="float" office:value="3.7106" calcext:value-type="float">
            <text:p>3.7106</text:p>
          </table:table-cell>
          <table:table-cell office:value-type="float" office:value="0.857843617033771" calcext:value-type="float">
            <text:p>0.857843617033771</text:p>
          </table:table-cell>
        </table:table-row>
        <table:table-row table:style-name="ro1">
          <table:table-cell office:value-type="string" calcext:value-type="string">
            <text:p>CaTe</text:p>
          </table:table-cell>
          <table:table-cell office:value-type="float" office:value="0.26566446" calcext:value-type="float">
            <text:p>0.26566446</text:p>
          </table:table-cell>
          <table:table-cell office:value-type="float" office:value="4.2347" calcext:value-type="float">
            <text:p>4.2347</text:p>
          </table:table-cell>
          <table:table-cell office:value-type="float" office:value="1.77140466340664" calcext:value-type="float">
            <text:p>1.77140466340664</text:p>
          </table:table-cell>
        </table:table-row>
        <table:table-row table:style-name="ro1">
          <table:table-cell office:value-type="string" calcext:value-type="string">
            <text:p>LiTe</text:p>
          </table:table-cell>
          <table:table-cell office:value-type="float" office:value="0.26577255" calcext:value-type="float">
            <text:p>0.26577255</text:p>
          </table:table-cell>
          <table:table-cell office:value-type="float" office:value="4.0583" calcext:value-type="float">
            <text:p>4.0583</text:p>
          </table:table-cell>
          <table:table-cell office:value-type="float" office:value="2.19810559124055" calcext:value-type="float">
            <text:p>2.19810559124055</text:p>
          </table:table-cell>
        </table:table-row>
        <table:table-row table:style-name="ro1">
          <table:table-cell office:value-type="string" calcext:value-type="string">
            <text:p>SeMg</text:p>
          </table:table-cell>
          <table:table-cell office:value-type="float" office:value="0.2659645" calcext:value-type="float">
            <text:p>0.2659645</text:p>
          </table:table-cell>
          <table:table-cell office:value-type="float" office:value="3.8984" calcext:value-type="float">
            <text:p>3.8984</text:p>
          </table:table-cell>
          <table:table-cell office:value-type="float" office:value="2.84490880602494" calcext:value-type="float">
            <text:p>2.84490880602494</text:p>
          </table:table-cell>
        </table:table-row>
        <table:table-row table:style-name="ro1">
          <table:table-cell office:value-type="string" calcext:value-type="string">
            <text:p>LaK</text:p>
          </table:table-cell>
          <table:table-cell office:value-type="float" office:value="0.26673695" calcext:value-type="float">
            <text:p>0.26673695</text:p>
          </table:table-cell>
          <table:table-cell office:value-type="float" office:value="4.5268" calcext:value-type="float">
            <text:p>4.5268</text:p>
          </table:table-cell>
          <table:table-cell office:value-type="float" office:value="1.6703641693512" calcext:value-type="float">
            <text:p>1.6703641693512</text:p>
          </table:table-cell>
        </table:table-row>
        <table:table-row table:style-name="ro1">
          <table:table-cell office:value-type="string" calcext:value-type="string">
            <text:p>SiGd</text:p>
          </table:table-cell>
          <table:table-cell office:value-type="float" office:value="0.26690093" calcext:value-type="float">
            <text:p>0.26690093</text:p>
          </table:table-cell>
          <table:table-cell office:value-type="float" office:value="4.0649" calcext:value-type="float">
            <text:p>4.0649</text:p>
          </table:table-cell>
          <table:table-cell office:value-type="float" office:value="1.6053466321709" calcext:value-type="float">
            <text:p>1.6053466321709</text:p>
          </table:table-cell>
        </table:table-row>
        <table:table-row table:style-name="ro1">
          <table:table-cell office:value-type="string" calcext:value-type="string">
            <text:p>HgBa</text:p>
          </table:table-cell>
          <table:table-cell office:value-type="float" office:value="0.26721355" calcext:value-type="float">
            <text:p>0.26721355</text:p>
          </table:table-cell>
          <table:table-cell office:value-type="float" office:value="4.8811" calcext:value-type="float">
            <text:p>4.8811</text:p>
          </table:table-cell>
          <table:table-cell office:value-type="float" office:value="0.886904654010042" calcext:value-type="float">
            <text:p>0.886904654010042</text:p>
          </table:table-cell>
        </table:table-row>
        <table:table-row table:style-name="ro1">
          <table:table-cell office:value-type="string" calcext:value-type="string">
            <text:p>CdTl</text:p>
          </table:table-cell>
          <table:table-cell office:value-type="float" office:value="0.26807216" calcext:value-type="float">
            <text:p>0.26807216</text:p>
          </table:table-cell>
          <table:table-cell office:value-type="float" office:value="4.1959" calcext:value-type="float">
            <text:p>4.1959</text:p>
          </table:table-cell>
          <table:table-cell office:value-type="float" office:value="0.945481137841721" calcext:value-type="float">
            <text:p>0.945481137841721</text:p>
          </table:table-cell>
        </table:table-row>
        <table:table-row table:style-name="ro1">
          <table:table-cell office:value-type="string" calcext:value-type="string">
            <text:p>AsCr</text:p>
          </table:table-cell>
          <table:table-cell office:value-type="float" office:value="0.2680762" calcext:value-type="float">
            <text:p>0.2680762</text:p>
          </table:table-cell>
          <table:table-cell office:value-type="float" office:value="3.2567" calcext:value-type="float">
            <text:p>3.2567</text:p>
          </table:table-cell>
          <table:table-cell office:value-type="float" office:value="2.32706220459788" calcext:value-type="float">
            <text:p>2.32706220459788</text:p>
          </table:table-cell>
        </table:table-row>
        <table:table-row table:style-name="ro1">
          <table:table-cell office:value-type="string" calcext:value-type="string">
            <text:p>AlMg</text:p>
          </table:table-cell>
          <table:table-cell office:value-type="float" office:value="0.26843688" calcext:value-type="float">
            <text:p>0.26843688</text:p>
          </table:table-cell>
          <table:table-cell office:value-type="float" office:value="3.7068" calcext:value-type="float">
            <text:p>3.7068</text:p>
          </table:table-cell>
          <table:table-cell office:value-type="float" office:value="5.56766715953888" calcext:value-type="float">
            <text:p>5.56766715953888</text:p>
          </table:table-cell>
        </table:table-row>
        <table:table-row table:style-name="ro1">
          <table:table-cell office:value-type="string" calcext:value-type="string">
            <text:p>AuTi</text:p>
          </table:table-cell>
          <table:table-cell office:value-type="float" office:value="0.2684692" calcext:value-type="float">
            <text:p>0.2684692</text:p>
          </table:table-cell>
          <table:table-cell office:value-type="float" office:value="3.5374" calcext:value-type="float">
            <text:p>3.5374</text:p>
          </table:table-cell>
          <table:table-cell office:value-type="float" office:value="1.21998380286335" calcext:value-type="float">
            <text:p>1.21998380286335</text:p>
          </table:table-cell>
        </table:table-row>
        <table:table-row table:style-name="ro1">
          <table:table-cell office:value-type="string" calcext:value-type="string">
            <text:p>SnLi</text:p>
          </table:table-cell>
          <table:table-cell office:value-type="float" office:value="0.26860458" calcext:value-type="float">
            <text:p>0.26860458</text:p>
          </table:table-cell>
          <table:table-cell office:value-type="float" office:value="3.7172" calcext:value-type="float">
            <text:p>3.7172</text:p>
          </table:table-cell>
          <table:table-cell office:value-type="float" office:value="2.34997025836135" calcext:value-type="float">
            <text:p>2.34997025836135</text:p>
          </table:table-cell>
        </table:table-row>
        <table:table-row table:style-name="ro1">
          <table:table-cell office:value-type="string" calcext:value-type="string">
            <text:p>GdLa</text:p>
          </table:table-cell>
          <table:table-cell office:value-type="float" office:value="0.2687054" calcext:value-type="float">
            <text:p>0.2687054</text:p>
          </table:table-cell>
          <table:table-cell office:value-type="float" office:value="4.1962" calcext:value-type="float">
            <text:p>4.1962</text:p>
          </table:table-cell>
          <table:table-cell office:value-type="float" office:value="1.01070498562919" calcext:value-type="float">
            <text:p>1.01070498562919</text:p>
          </table:table-cell>
        </table:table-row>
        <table:table-row table:style-name="ro1">
          <table:table-cell office:value-type="string" calcext:value-type="string">
            <text:p>YSe</text:p>
          </table:table-cell>
          <table:table-cell office:value-type="float" office:value="0.2687371" calcext:value-type="float">
            <text:p>0.2687371</text:p>
          </table:table-cell>
          <table:table-cell office:value-type="float" office:value="4.0713" calcext:value-type="float">
            <text:p>4.0713</text:p>
          </table:table-cell>
          <table:table-cell office:value-type="float" office:value="1.76945745169968" calcext:value-type="float">
            <text:p>1.76945745169968</text:p>
          </table:table-cell>
        </table:table-row>
        <table:table-row table:style-name="ro1">
          <table:table-cell office:value-type="string" calcext:value-type="string">
            <text:p>CuLa</text:p>
          </table:table-cell>
          <table:table-cell office:value-type="float" office:value="0.26874265" calcext:value-type="float">
            <text:p>0.26874265</text:p>
          </table:table-cell>
          <table:table-cell office:value-type="float" office:value="4.3676" calcext:value-type="float">
            <text:p>4.3676</text:p>
          </table:table-cell>
          <table:table-cell office:value-type="float" office:value="1.47162220819837" calcext:value-type="float">
            <text:p>1.47162220819837</text:p>
          </table:table-cell>
        </table:table-row>
        <table:table-row table:style-name="ro1">
          <table:table-cell office:value-type="string" calcext:value-type="string">
            <text:p>AlLi</text:p>
          </table:table-cell>
          <table:table-cell office:value-type="float" office:value="0.26876882" calcext:value-type="float">
            <text:p>0.26876882</text:p>
          </table:table-cell>
          <table:table-cell office:value-type="float" office:value="3.2584" calcext:value-type="float">
            <text:p>3.2584</text:p>
          </table:table-cell>
          <table:table-cell office:value-type="float" office:value="8.18435189442458" calcext:value-type="float">
            <text:p>8.18435189442458</text:p>
          </table:table-cell>
        </table:table-row>
        <table:table-row table:style-name="ro1">
          <table:table-cell office:value-type="string" calcext:value-type="string">
            <text:p>NiTa</text:p>
          </table:table-cell>
          <table:table-cell office:value-type="float" office:value="0.26891038" calcext:value-type="float">
            <text:p>0.26891038</text:p>
          </table:table-cell>
          <table:table-cell office:value-type="float" office:value="3.4044" calcext:value-type="float">
            <text:p>3.4044</text:p>
          </table:table-cell>
          <table:table-cell office:value-type="float" office:value="1.24608771512673" calcext:value-type="float">
            <text:p>1.24608771512673</text:p>
          </table:table-cell>
        </table:table-row>
        <table:table-row table:style-name="ro1">
          <table:table-cell office:value-type="string" calcext:value-type="string">
            <text:p>GeCe</text:p>
          </table:table-cell>
          <table:table-cell office:value-type="float" office:value="0.26916727" calcext:value-type="float">
            <text:p>0.26916727</text:p>
          </table:table-cell>
          <table:table-cell office:value-type="float" office:value="4.1131" calcext:value-type="float">
            <text:p>4.1131</text:p>
          </table:table-cell>
          <table:table-cell office:value-type="float" office:value="1.40134513042044" calcext:value-type="float">
            <text:p>1.40134513042044</text:p>
          </table:table-cell>
        </table:table-row>
        <table:table-row table:style-name="ro1">
          <table:table-cell office:value-type="string" calcext:value-type="string">
            <text:p>BiBa</text:p>
          </table:table-cell>
          <table:table-cell office:value-type="float" office:value="0.26960477" calcext:value-type="float">
            <text:p>0.26960477</text:p>
          </table:table-cell>
          <table:table-cell office:value-type="float" office:value="5.0511" calcext:value-type="float">
            <text:p>5.0511</text:p>
          </table:table-cell>
          <table:table-cell office:value-type="float" office:value="0.865602564809409" calcext:value-type="float">
            <text:p>0.865602564809409</text:p>
          </table:table-cell>
        </table:table-row>
        <table:table-row table:style-name="ro1">
          <table:table-cell office:value-type="string" calcext:value-type="string">
            <text:p>PdRe</text:p>
          </table:table-cell>
          <table:table-cell office:value-type="float" office:value="0.26987043" calcext:value-type="float">
            <text:p>0.26987043</text:p>
          </table:table-cell>
          <table:table-cell office:value-type="float" office:value="3.4586" calcext:value-type="float">
            <text:p>3.4586</text:p>
          </table:table-cell>
          <table:table-cell office:value-type="float" office:value="1.02276733073157" calcext:value-type="float">
            <text:p>1.02276733073157</text:p>
          </table:table-cell>
        </table:table-row>
        <table:table-row table:style-name="ro1">
          <table:table-cell office:value-type="string" calcext:value-type="string">
            <text:p>KMn</text:p>
          </table:table-cell>
          <table:table-cell office:value-type="float" office:value="0.27011573" calcext:value-type="float">
            <text:p>0.27011573</text:p>
          </table:table-cell>
          <table:table-cell office:value-type="float" office:value="3.6015" calcext:value-type="float">
            <text:p>3.6015</text:p>
          </table:table-cell>
          <table:table-cell office:value-type="float" office:value="3.11540785037816" calcext:value-type="float">
            <text:p>3.11540785037816</text:p>
          </table:table-cell>
        </table:table-row>
        <table:table-row table:style-name="ro1">
          <table:table-cell office:value-type="string" calcext:value-type="string">
            <text:p>CeGe</text:p>
          </table:table-cell>
          <table:table-cell office:value-type="float" office:value="0.27027634" calcext:value-type="float">
            <text:p>0.27027634</text:p>
          </table:table-cell>
          <table:table-cell office:value-type="float" office:value="3.8437" calcext:value-type="float">
            <text:p>3.8437</text:p>
          </table:table-cell>
          <table:table-cell office:value-type="float" office:value="1.40134513042044" calcext:value-type="float">
            <text:p>1.40134513042044</text:p>
          </table:table-cell>
        </table:table-row>
        <table:table-row table:style-name="ro1">
          <table:table-cell office:value-type="string" calcext:value-type="string">
            <text:p>RhPd</text:p>
          </table:table-cell>
          <table:table-cell office:value-type="float" office:value="0.27072802" calcext:value-type="float">
            <text:p>0.27072802</text:p>
          </table:table-cell>
          <table:table-cell office:value-type="float" office:value="3.4722" calcext:value-type="float">
            <text:p>3.4722</text:p>
          </table:table-cell>
          <table:table-cell office:value-type="float" office:value="1.42398383945849" calcext:value-type="float">
            <text:p>1.42398383945849</text:p>
          </table:table-cell>
        </table:table-row>
        <table:table-row table:style-name="ro1">
          <table:table-cell office:value-type="string" calcext:value-type="string">
            <text:p>BeHf</text:p>
          </table:table-cell>
          <table:table-cell office:value-type="float" office:value="0.27097288" calcext:value-type="float">
            <text:p>0.27097288</text:p>
          </table:table-cell>
          <table:table-cell office:value-type="float" office:value="3.6568" calcext:value-type="float">
            <text:p>3.6568</text:p>
          </table:table-cell>
          <table:table-cell office:value-type="float" office:value="1.58709045918047" calcext:value-type="float">
            <text:p>1.58709045918047</text:p>
          </table:table-cell>
        </table:table-row>
        <table:table-row table:style-name="ro1">
          <table:table-cell office:value-type="string" calcext:value-type="string">
            <text:p>PbMo</text:p>
          </table:table-cell>
          <table:table-cell office:value-type="float" office:value="0.271326" calcext:value-type="float">
            <text:p>0.271326</text:p>
          </table:table-cell>
          <table:table-cell office:value-type="float" office:value="3.7474" calcext:value-type="float">
            <text:p>3.7474</text:p>
          </table:table-cell>
          <table:table-cell office:value-type="float" office:value="0.987647724019122" calcext:value-type="float">
            <text:p>0.987647724019122</text:p>
          </table:table-cell>
        </table:table-row>
        <table:table-row table:style-name="ro1">
          <table:table-cell office:value-type="string" calcext:value-type="string">
            <text:p>LiSb</text:p>
          </table:table-cell>
          <table:table-cell office:value-type="float" office:value="0.2714003" calcext:value-type="float">
            <text:p>0.2714003</text:p>
          </table:table-cell>
          <table:table-cell office:value-type="float" office:value="4.1702" calcext:value-type="float">
            <text:p>4.1702</text:p>
          </table:table-cell>
          <table:table-cell office:value-type="float" office:value="2.2955582706433" calcext:value-type="float">
            <text:p>2.2955582706433</text:p>
          </table:table-cell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0.27169305" calcext:value-type="float">
            <text:p>0.27169305</text:p>
          </table:table-cell>
          <table:table-cell office:value-type="float" office:value="3.5685" calcext:value-type="float">
            <text:p>3.5685</text:p>
          </table:table-cell>
          <table:table-cell office:value-type="float" office:value="1.42594545245339" calcext:value-type="float">
            <text:p>1.42594545245339</text:p>
          </table:table-cell>
        </table:table-row>
        <table:table-row table:style-name="ro1">
          <table:table-cell office:value-type="string" calcext:value-type="string">
            <text:p>LaBi</text:p>
          </table:table-cell>
          <table:table-cell office:value-type="float" office:value="0.27172467" calcext:value-type="float">
            <text:p>0.27172467</text:p>
          </table:table-cell>
          <table:table-cell office:value-type="float" office:value="4.4003" calcext:value-type="float">
            <text:p>4.4003</text:p>
          </table:table-cell>
          <table:table-cell office:value-type="float" office:value="0.861708891538447" calcext:value-type="float">
            <text:p>0.861708891538447</text:p>
          </table:table-cell>
        </table:table-row>
        <table:table-row table:style-name="ro1">
          <table:table-cell office:value-type="string" calcext:value-type="string">
            <text:p>AsLa</text:p>
          </table:table-cell>
          <table:table-cell office:value-type="float" office:value="0.27209982" calcext:value-type="float">
            <text:p>0.27209982</text:p>
          </table:table-cell>
          <table:table-cell office:value-type="float" office:value="4.3544" calcext:value-type="float">
            <text:p>4.3544</text:p>
          </table:table-cell>
          <table:table-cell office:value-type="float" office:value="1.39442360600872" calcext:value-type="float">
            <text:p>1.39442360600872</text:p>
          </table:table-cell>
        </table:table-row>
        <table:table-row table:style-name="ro1">
          <table:table-cell office:value-type="string" calcext:value-type="string">
            <text:p>PdMn</text:p>
          </table:table-cell>
          <table:table-cell office:value-type="float" office:value="0.27250257" calcext:value-type="float">
            <text:p>0.27250257</text:p>
          </table:table-cell>
          <table:table-cell office:value-type="float" office:value="3.2607" calcext:value-type="float">
            <text:p>3.2607</text:p>
          </table:table-cell>
          <table:table-cell office:value-type="float" office:value="1.83950948603728" calcext:value-type="float">
            <text:p>1.83950948603728</text:p>
          </table:table-cell>
        </table:table-row>
        <table:table-row table:style-name="ro1">
          <table:table-cell office:value-type="string" calcext:value-type="string">
            <text:p>CeAu</text:p>
          </table:table-cell>
          <table:table-cell office:value-type="float" office:value="0.2725042" calcext:value-type="float">
            <text:p>0.2725042</text:p>
          </table:table-cell>
          <table:table-cell office:value-type="float" office:value="3.9494" calcext:value-type="float">
            <text:p>3.9494</text:p>
          </table:table-cell>
          <table:table-cell office:value-type="float" office:value="0.889080622357847" calcext:value-type="float">
            <text:p>0.889080622357847</text:p>
          </table:table-cell>
        </table:table-row>
        <table:table-row table:style-name="ro1">
          <table:table-cell office:value-type="string" calcext:value-type="string">
            <text:p>PtRu</text:p>
          </table:table-cell>
          <table:table-cell office:value-type="float" office:value="0.27252135" calcext:value-type="float">
            <text:p>0.27252135</text:p>
          </table:table-cell>
          <table:table-cell office:value-type="float" office:value="3.4533" calcext:value-type="float">
            <text:p>3.4533</text:p>
          </table:table-cell>
          <table:table-cell office:value-type="float" office:value="1.01070995169361" calcext:value-type="float">
            <text:p>1.01070995169361</text:p>
          </table:table-cell>
        </table:table-row>
        <table:table-row table:style-name="ro1">
          <table:table-cell office:value-type="string" calcext:value-type="string">
            <text:p>CoHf</text:p>
          </table:table-cell>
          <table:table-cell office:value-type="float" office:value="0.27290997" calcext:value-type="float">
            <text:p>0.27290997</text:p>
          </table:table-cell>
          <table:table-cell office:value-type="float" office:value="3.4919" calcext:value-type="float">
            <text:p>3.4919</text:p>
          </table:table-cell>
          <table:table-cell office:value-type="float" office:value="1.25758267367137" calcext:value-type="float">
            <text:p>1.25758267367137</text:p>
          </table:table-cell>
        </table:table-row>
        <table:table-row table:style-name="ro1">
          <table:table-cell office:value-type="string" calcext:value-type="string">
            <text:p>TcNi</text:p>
          </table:table-cell>
          <table:table-cell office:value-type="float" office:value="0.27327576" calcext:value-type="float">
            <text:p>0.27327576</text:p>
          </table:table-cell>
          <table:table-cell office:value-type="float" office:value="3.2288" calcext:value-type="float">
            <text:p>3.2288</text:p>
          </table:table-cell>
          <table:table-cell office:value-type="float" office:value="1.89323355365189" calcext:value-type="float">
            <text:p>1.89323355365189</text:p>
          </table:table-cell>
        </table:table-row>
        <table:table-row table:style-name="ro1">
          <table:table-cell office:value-type="string" calcext:value-type="string">
            <text:p>SbNd</text:p>
          </table:table-cell>
          <table:table-cell office:value-type="float" office:value="0.27339092" calcext:value-type="float">
            <text:p>0.27339092</text:p>
          </table:table-cell>
          <table:table-cell office:value-type="float" office:value="4.308" calcext:value-type="float">
            <text:p>4.308</text:p>
          </table:table-cell>
          <table:table-cell office:value-type="float" office:value="1.12398876806695" calcext:value-type="float">
            <text:p>1.12398876806695</text:p>
          </table:table-cell>
        </table:table-row>
        <table:table-row table:style-name="ro1">
          <table:table-cell office:value-type="string" calcext:value-type="string">
            <text:p>TeSr</text:p>
          </table:table-cell>
          <table:table-cell office:value-type="float" office:value="0.27365026" calcext:value-type="float">
            <text:p>0.27365026</text:p>
          </table:table-cell>
          <table:table-cell office:value-type="float" office:value="4.5207" calcext:value-type="float">
            <text:p>4.5207</text:p>
          </table:table-cell>
          <table:table-cell office:value-type="float" office:value="1.38552376878301" calcext:value-type="float">
            <text:p>1.38552376878301</text:p>
          </table:table-cell>
        </table:table-row>
        <table:table-row table:style-name="ro1">
          <table:table-cell office:value-type="string" calcext:value-type="string">
            <text:p>TeTl</text:p>
          </table:table-cell>
          <table:table-cell office:value-type="float" office:value="0.2738169" calcext:value-type="float">
            <text:p>0.2738169</text:p>
          </table:table-cell>
          <table:table-cell office:value-type="float" office:value="4.1976" calcext:value-type="float">
            <text:p>4.1976</text:p>
          </table:table-cell>
          <table:table-cell office:value-type="float" office:value="0.902613651912831" calcext:value-type="float">
            <text:p>0.902613651912831</text:p>
          </table:table-cell>
        </table:table-row>
        <table:table-row table:style-name="ro1">
          <table:table-cell office:value-type="string" calcext:value-type="string">
            <text:p>SeSr</text:p>
          </table:table-cell>
          <table:table-cell office:value-type="float" office:value="0.2740797" calcext:value-type="float">
            <text:p>0.2740797</text:p>
          </table:table-cell>
          <table:table-cell office:value-type="float" office:value="4.4735" calcext:value-type="float">
            <text:p>4.4735</text:p>
          </table:table-cell>
          <table:table-cell office:value-type="float" office:value="1.78287257916714" calcext:value-type="float">
            <text:p>1.78287257916714</text:p>
          </table:table-cell>
        </table:table-row>
        <table:table-row table:style-name="ro1">
          <table:table-cell office:value-type="string" calcext:value-type="string">
            <text:p>PdTc</text:p>
          </table:table-cell>
          <table:table-cell office:value-type="float" office:value="0.2740974" calcext:value-type="float">
            <text:p>0.2740974</text:p>
          </table:table-cell>
          <table:table-cell office:value-type="float" office:value="3.4684" calcext:value-type="float">
            <text:p>3.4684</text:p>
          </table:table-cell>
          <table:table-cell office:value-type="float" office:value="1.45765730692773" calcext:value-type="float">
            <text:p>1.45765730692773</text:p>
          </table:table-cell>
        </table:table-row>
        <table:table-row table:style-name="ro1">
          <table:table-cell office:value-type="string" calcext:value-type="string">
            <text:p>NaBi</text:p>
          </table:table-cell>
          <table:table-cell office:value-type="float" office:value="0.27432185" calcext:value-type="float">
            <text:p>0.27432185</text:p>
          </table:table-cell>
          <table:table-cell office:value-type="float" office:value="4.4345" calcext:value-type="float">
            <text:p>4.4345</text:p>
          </table:table-cell>
          <table:table-cell office:value-type="float" office:value="1.28676482716205" calcext:value-type="float">
            <text:p>1.28676482716205</text:p>
          </table:table-cell>
        </table:table-row>
        <table:table-row table:style-name="ro1">
          <table:table-cell office:value-type="string" calcext:value-type="string">
            <text:p>RhRu</text:p>
          </table:table-cell>
          <table:table-cell office:value-type="float" office:value="0.27434355" calcext:value-type="float">
            <text:p>0.27434355</text:p>
          </table:table-cell>
          <table:table-cell office:value-type="float" office:value="3.4012" calcext:value-type="float">
            <text:p>3.4012</text:p>
          </table:table-cell>
          <table:table-cell office:value-type="float" office:value="1.46078740741757" calcext:value-type="float">
            <text:p>1.46078740741757</text:p>
          </table:table-cell>
        </table:table-row>
        <table:table-row table:style-name="ro1">
          <table:table-cell office:value-type="string" calcext:value-type="string">
            <text:p>RuNi</text:p>
          </table:table-cell>
          <table:table-cell office:value-type="float" office:value="0.27452853" calcext:value-type="float">
            <text:p>0.27452853</text:p>
          </table:table-cell>
          <table:table-cell office:value-type="float" office:value="3.1794" calcext:value-type="float">
            <text:p>3.1794</text:p>
          </table:table-cell>
          <table:table-cell office:value-type="float" office:value="1.85752911070046" calcext:value-type="float">
            <text:p>1.85752911070046</text:p>
          </table:table-cell>
        </table:table-row>
        <table:table-row table:style-name="ro1">
          <table:table-cell office:value-type="string" calcext:value-type="string">
            <text:p>InFe</text:p>
          </table:table-cell>
          <table:table-cell office:value-type="float" office:value="0.27510348" calcext:value-type="float">
            <text:p>0.27510348</text:p>
          </table:table-cell>
          <table:table-cell office:value-type="float" office:value="3.3642" calcext:value-type="float">
            <text:p>3.3642</text:p>
          </table:table-cell>
          <table:table-cell office:value-type="float" office:value="1.74096111610541" calcext:value-type="float">
            <text:p>1.74096111610541</text:p>
          </table:table-cell>
        </table:table-row>
        <table:table-row table:style-name="ro1">
          <table:table-cell office:value-type="string" calcext:value-type="string">
            <text:p>AsRu</text:p>
          </table:table-cell>
          <table:table-cell office:value-type="float" office:value="0.27517805" calcext:value-type="float">
            <text:p>0.27517805</text:p>
          </table:table-cell>
          <table:table-cell office:value-type="float" office:value="3.4505" calcext:value-type="float">
            <text:p>3.4505</text:p>
          </table:table-cell>
          <table:table-cell office:value-type="float" office:value="1.68913940486244" calcext:value-type="float">
            <text:p>1.68913940486244</text:p>
          </table:table-cell>
        </table:table-row>
        <table:table-row table:style-name="ro1">
          <table:table-cell office:value-type="string" calcext:value-type="string">
            <text:p>BiNi</text:p>
          </table:table-cell>
          <table:table-cell office:value-type="float" office:value="0.27525356" calcext:value-type="float">
            <text:p>0.27525356</text:p>
          </table:table-cell>
          <table:table-cell office:value-type="float" office:value="3.6251" calcext:value-type="float">
            <text:p>3.6251</text:p>
          </table:table-cell>
          <table:table-cell office:value-type="float" office:value="1.11704713177752" calcext:value-type="float">
            <text:p>1.11704713177752</text:p>
          </table:table-cell>
        </table:table-row>
        <table:table-row table:style-name="ro1">
          <table:table-cell office:value-type="string" calcext:value-type="string">
            <text:p>AsCo</text:p>
          </table:table-cell>
          <table:table-cell office:value-type="float" office:value="0.2752907" calcext:value-type="float">
            <text:p>0.2752907</text:p>
          </table:table-cell>
          <table:table-cell office:value-type="float" office:value="3.2652" calcext:value-type="float">
            <text:p>3.2652</text:p>
          </table:table-cell>
          <table:table-cell office:value-type="float" office:value="2.20912521652853" calcext:value-type="float">
            <text:p>2.20912521652853</text:p>
          </table:table-cell>
        </table:table-row>
        <table:table-row table:style-name="ro1">
          <table:table-cell office:value-type="string" calcext:value-type="string">
            <text:p>SbRu</text:p>
          </table:table-cell>
          <table:table-cell office:value-type="float" office:value="0.2755675" calcext:value-type="float">
            <text:p>0.2755675</text:p>
          </table:table-cell>
          <table:table-cell office:value-type="float" office:value="3.5742" calcext:value-type="float">
            <text:p>3.5742</text:p>
          </table:table-cell>
          <table:table-cell office:value-type="float" office:value="1.33883943162883" calcext:value-type="float">
            <text:p>1.33883943162883</text:p>
          </table:table-cell>
        </table:table-row>
        <table:table-row table:style-name="ro1">
          <table:table-cell office:value-type="string" calcext:value-type="string">
            <text:p>RhGd</text:p>
          </table:table-cell>
          <table:table-cell office:value-type="float" office:value="0.27561763" calcext:value-type="float">
            <text:p>0.27561763</text:p>
          </table:table-cell>
          <table:table-cell office:value-type="float" office:value="3.9098" calcext:value-type="float">
            <text:p>3.9098</text:p>
          </table:table-cell>
          <table:table-cell office:value-type="float" office:value="1.14895805643088" calcext:value-type="float">
            <text:p>1.14895805643088</text:p>
          </table:table-cell>
        </table:table-row>
        <table:table-row table:style-name="ro1">
          <table:table-cell office:value-type="string" calcext:value-type="string">
            <text:p>GdCa</text:p>
          </table:table-cell>
          <table:table-cell office:value-type="float" office:value="0.27584985" calcext:value-type="float">
            <text:p>0.27584985</text:p>
          </table:table-cell>
          <table:table-cell office:value-type="float" office:value="4.195" calcext:value-type="float">
            <text:p>4.195</text:p>
          </table:table-cell>
          <table:table-cell office:value-type="float" office:value="1.50925506940741" calcext:value-type="float">
            <text:p>1.50925506940741</text:p>
          </table:table-cell>
        </table:table-row>
        <table:table-row table:style-name="ro1">
          <table:table-cell office:value-type="string" calcext:value-type="string">
            <text:p>AuNd</text:p>
          </table:table-cell>
          <table:table-cell office:value-type="float" office:value="0.27626422" calcext:value-type="float">
            <text:p>0.27626422</text:p>
          </table:table-cell>
          <table:table-cell office:value-type="float" office:value="4.3656" calcext:value-type="float">
            <text:p>4.3656</text:p>
          </table:table-cell>
          <table:table-cell office:value-type="float" office:value="0.878424023022424" calcext:value-type="float">
            <text:p>0.878424023022424</text:p>
          </table:table-cell>
        </table:table-row>
        <table:table-row table:style-name="ro1">
          <table:table-cell office:value-type="string" calcext:value-type="string">
            <text:p>MgAg</text:p>
          </table:table-cell>
          <table:table-cell office:value-type="float" office:value="0.27630872" calcext:value-type="float">
            <text:p>0.27630872</text:p>
          </table:table-cell>
          <table:table-cell office:value-type="float" office:value="3.7913" calcext:value-type="float">
            <text:p>3.7913</text:p>
          </table:table-cell>
          <table:table-cell office:value-type="float" office:value="2.23660255233436" calcext:value-type="float">
            <text:p>2.23660255233436</text:p>
          </table:table-cell>
        </table:table-row>
        <table:table-row table:style-name="ro1">
          <table:table-cell office:value-type="string" calcext:value-type="string">
            <text:p>InCo</text:p>
          </table:table-cell>
          <table:table-cell office:value-type="float" office:value="0.27644765" calcext:value-type="float">
            <text:p>0.27644765</text:p>
          </table:table-cell>
          <table:table-cell office:value-type="float" office:value="3.3506" calcext:value-type="float">
            <text:p>3.3506</text:p>
          </table:table-cell>
          <table:table-cell office:value-type="float" office:value="1.7105471607512" calcext:value-type="float">
            <text:p>1.7105471607512</text:p>
          </table:table-cell>
        </table:table-row>
        <table:table-row table:style-name="ro1">
          <table:table-cell office:value-type="string" calcext:value-type="string">
            <text:p>MoMo</text:p>
          </table:table-cell>
          <table:table-cell office:value-type="float" office:value="0.27666783" calcext:value-type="float">
            <text:p>0.27666783</text:p>
          </table:table-cell>
          <table:table-cell office:value-type="float" office:value="3.4076" calcext:value-type="float">
            <text:p>3.4076</text:p>
          </table:table-cell>
          <table:table-cell office:value-type="float" office:value="1.55144214207808" calcext:value-type="float">
            <text:p>1.55144214207808</text:p>
          </table:table-cell>
        </table:table-row>
        <table:table-row table:style-name="ro1">
          <table:table-cell office:value-type="string" calcext:value-type="string">
            <text:p>GdMg</text:p>
          </table:table-cell>
          <table:table-cell office:value-type="float" office:value="0.276789" calcext:value-type="float">
            <text:p>0.276789</text:p>
          </table:table-cell>
          <table:table-cell office:value-type="float" office:value="3.973" calcext:value-type="float">
            <text:p>3.973</text:p>
          </table:table-cell>
          <table:table-cell office:value-type="float" office:value="1.63822696450221" calcext:value-type="float">
            <text:p>1.63822696450221</text:p>
          </table:table-cell>
        </table:table-row>
        <table:table-row table:style-name="ro1">
          <table:table-cell office:value-type="string" calcext:value-type="string">
            <text:p>AuSr</text:p>
          </table:table-cell>
          <table:table-cell office:value-type="float" office:value="0.2768571" calcext:value-type="float">
            <text:p>0.2768571</text:p>
          </table:table-cell>
          <table:table-cell office:value-type="float" office:value="4.6188" calcext:value-type="float">
            <text:p>4.6188</text:p>
          </table:table-cell>
          <table:table-cell office:value-type="float" office:value="1.05135979632502" calcext:value-type="float">
            <text:p>1.05135979632502</text:p>
          </table:table-cell>
        </table:table-row>
        <table:table-row table:style-name="ro1">
          <table:table-cell office:value-type="string" calcext:value-type="string">
            <text:p>TlIn</text:p>
          </table:table-cell>
          <table:table-cell office:value-type="float" office:value="0.27701208" calcext:value-type="float">
            <text:p>0.27701208</text:p>
          </table:table-cell>
          <table:table-cell office:value-type="float" office:value="4.0885" calcext:value-type="float">
            <text:p>4.0885</text:p>
          </table:table-cell>
          <table:table-cell office:value-type="float" office:value="0.93841845725746" calcext:value-type="float">
            <text:p>0.93841845725746</text:p>
          </table:table-cell>
        </table:table-row>
        <table:table-row table:style-name="ro1">
          <table:table-cell office:value-type="string" calcext:value-type="string">
            <text:p>MgSi</text:p>
          </table:table-cell>
          <table:table-cell office:value-type="float" office:value="0.27719834" calcext:value-type="float">
            <text:p>0.27719834</text:p>
          </table:table-cell>
          <table:table-cell office:value-type="float" office:value="3.6864" calcext:value-type="float">
            <text:p>3.6864</text:p>
          </table:table-cell>
          <table:table-cell office:value-type="float" office:value="5.4567483639608" calcext:value-type="float">
            <text:p>5.4567483639608</text:p>
          </table:table-cell>
        </table:table-row>
        <table:table-row table:style-name="ro1">
          <table:table-cell office:value-type="string" calcext:value-type="string">
            <text:p>GaLi</text:p>
          </table:table-cell>
          <table:table-cell office:value-type="float" office:value="0.27751568" calcext:value-type="float">
            <text:p>0.27751568</text:p>
          </table:table-cell>
          <table:table-cell office:value-type="float" office:value="3.1648" calcext:value-type="float">
            <text:p>3.1648</text:p>
          </table:table-cell>
          <table:table-cell office:value-type="float" office:value="3.79458240920633" calcext:value-type="float">
            <text:p>3.79458240920633</text:p>
          </table:table-cell>
        </table:table-row>
        <table:table-row table:style-name="ro1">
          <table:table-cell office:value-type="string" calcext:value-type="string">
            <text:p>InLi</text:p>
          </table:table-cell>
          <table:table-cell office:value-type="float" office:value="0.27756298" calcext:value-type="float">
            <text:p>0.27756298</text:p>
          </table:table-cell>
          <table:table-cell office:value-type="float" office:value="3.6569" calcext:value-type="float">
            <text:p>3.6569</text:p>
          </table:table-cell>
          <table:table-cell office:value-type="float" office:value="2.42326627976511" calcext:value-type="float">
            <text:p>2.42326627976511</text:p>
          </table:table-cell>
        </table:table-row>
        <table:table-row table:style-name="ro1">
          <table:table-cell office:value-type="string" calcext:value-type="string">
            <text:p>CuRh</text:p>
          </table:table-cell>
          <table:table-cell office:value-type="float" office:value="0.27783933" calcext:value-type="float">
            <text:p>0.27783933</text:p>
          </table:table-cell>
          <table:table-cell office:value-type="float" office:value="3.4313" calcext:value-type="float">
            <text:p>3.4313</text:p>
          </table:table-cell>
          <table:table-cell office:value-type="float" office:value="1.78422439326269" calcext:value-type="float">
            <text:p>1.78422439326269</text:p>
          </table:table-cell>
        </table:table-row>
        <table:table-row table:style-name="ro1">
          <table:table-cell office:value-type="string" calcext:value-type="string">
            <text:p>PdLi</text:p>
          </table:table-cell>
          <table:table-cell office:value-type="float" office:value="0.27789748" calcext:value-type="float">
            <text:p>0.27789748</text:p>
          </table:table-cell>
          <table:table-cell office:value-type="float" office:value="3.152" calcext:value-type="float">
            <text:p>3.152</text:p>
          </table:table-cell>
          <table:table-cell office:value-type="float" office:value="2.59812233244851" calcext:value-type="float">
            <text:p>2.59812233244851</text:p>
          </table:table-cell>
        </table:table-row>
        <table:table-row table:style-name="ro1">
          <table:table-cell office:value-type="string" calcext:value-type="string">
            <text:p>InCs</text:p>
          </table:table-cell>
          <table:table-cell office:value-type="float" office:value="0.27806205" calcext:value-type="float">
            <text:p>0.27806205</text:p>
          </table:table-cell>
          <table:table-cell office:value-type="float" office:value="4.857" calcext:value-type="float">
            <text:p>4.857</text:p>
          </table:table-cell>
          <table:table-cell office:value-type="float" office:value="1.20592338935034" calcext:value-type="float">
            <text:p>1.20592338935034</text:p>
          </table:table-cell>
        </table:table-row>
        <table:table-row table:style-name="ro1">
          <table:table-cell office:value-type="string" calcext:value-type="string">
            <text:p>ScAu</text:p>
          </table:table-cell>
          <table:table-cell office:value-type="float" office:value="0.27883944" calcext:value-type="float">
            <text:p>0.27883944</text:p>
          </table:table-cell>
          <table:table-cell office:value-type="float" office:value="3.7542" calcext:value-type="float">
            <text:p>3.7542</text:p>
          </table:table-cell>
          <table:table-cell office:value-type="float" office:value="1.23448281833821" calcext:value-type="float">
            <text:p>1.23448281833821</text:p>
          </table:table-cell>
        </table:table-row>
        <table:table-row table:style-name="ro1">
          <table:table-cell office:value-type="string" calcext:value-type="string">
            <text:p>KNa</text:p>
          </table:table-cell>
          <table:table-cell office:value-type="float" office:value="0.27884635" calcext:value-type="float">
            <text:p>0.27884635</text:p>
          </table:table-cell>
          <table:table-cell office:value-type="float" office:value="4.4588" calcext:value-type="float">
            <text:p>4.4588</text:p>
          </table:table-cell>
          <table:table-cell office:value-type="float" office:value="4.64403664743423" calcext:value-type="float">
            <text:p>4.64403664743423</text:p>
          </table:table-cell>
        </table:table-row>
        <table:table-row table:style-name="ro1">
          <table:table-cell office:value-type="string" calcext:value-type="string">
            <text:p>RhCr</text:p>
          </table:table-cell>
          <table:table-cell office:value-type="float" office:value="0.27954534" calcext:value-type="float">
            <text:p>0.27954534</text:p>
          </table:table-cell>
          <table:table-cell office:value-type="float" office:value="3.2766" calcext:value-type="float">
            <text:p>3.2766</text:p>
          </table:table-cell>
          <table:table-cell office:value-type="float" office:value="1.9147139200263" calcext:value-type="float">
            <text:p>1.9147139200263</text:p>
          </table:table-cell>
        </table:table-row>
        <table:table-row table:style-name="ro1">
          <table:table-cell office:value-type="string" calcext:value-type="string">
            <text:p>VMo</text:p>
          </table:table-cell>
          <table:table-cell office:value-type="float" office:value="0.2795811" calcext:value-type="float">
            <text:p>0.2795811</text:p>
          </table:table-cell>
          <table:table-cell office:value-type="float" office:value="3.4756" calcext:value-type="float">
            <text:p>3.4756</text:p>
          </table:table-cell>
          <table:table-cell office:value-type="float" office:value="2.01715322711696" calcext:value-type="float">
            <text:p>2.01715322711696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0.2798421" calcext:value-type="float">
            <text:p>0.2798421</text:p>
          </table:table-cell>
          <table:table-cell office:value-type="float" office:value="3.9236" calcext:value-type="float">
            <text:p>3.9236</text:p>
          </table:table-cell>
          <table:table-cell office:value-type="float" office:value="1.38108518651378" calcext:value-type="float">
            <text:p>1.38108518651378</text:p>
          </table:table-cell>
        </table:table-row>
        <table:table-row table:style-name="ro1">
          <table:table-cell office:value-type="string" calcext:value-type="string">
            <text:p>SiCr</text:p>
          </table:table-cell>
          <table:table-cell office:value-type="float" office:value="0.28020915" calcext:value-type="float">
            <text:p>0.28020915</text:p>
          </table:table-cell>
          <table:table-cell office:value-type="float" office:value="3.2271" calcext:value-type="float">
            <text:p>3.2271</text:p>
          </table:table-cell>
          <table:table-cell office:value-type="float" office:value="3.63853524836286" calcext:value-type="float">
            <text:p>3.63853524836286</text:p>
          </table:table-cell>
        </table:table-row>
        <table:table-row table:style-name="ro1">
          <table:table-cell office:value-type="string" calcext:value-type="string">
            <text:p>SiFe</text:p>
          </table:table-cell>
          <table:table-cell office:value-type="float" office:value="0.28035602" calcext:value-type="float">
            <text:p>0.28035602</text:p>
          </table:table-cell>
          <table:table-cell office:value-type="float" office:value="3.1632" calcext:value-type="float">
            <text:p>3.1632</text:p>
          </table:table-cell>
          <table:table-cell office:value-type="float" office:value="3.47748104982018" calcext:value-type="float">
            <text:p>3.47748104982018</text:p>
          </table:table-cell>
        </table:table-row>
        <table:table-row table:style-name="ro1">
          <table:table-cell office:value-type="string" calcext:value-type="string">
            <text:p>SiNi</text:p>
          </table:table-cell>
          <table:table-cell office:value-type="float" office:value="0.2812366" calcext:value-type="float">
            <text:p>0.2812366</text:p>
          </table:table-cell>
          <table:table-cell office:value-type="float" office:value="3.2444" calcext:value-type="float">
            <text:p>3.2444</text:p>
          </table:table-cell>
          <table:table-cell office:value-type="float" office:value="3.3671808604461" calcext:value-type="float">
            <text:p>3.3671808604461</text:p>
          </table:table-cell>
        </table:table-row>
        <table:table-row table:style-name="ro1">
          <table:table-cell office:value-type="string" calcext:value-type="string">
            <text:p>BiTl</text:p>
          </table:table-cell>
          <table:table-cell office:value-type="float" office:value="0.2813243" calcext:value-type="float">
            <text:p>0.2813243</text:p>
          </table:table-cell>
          <table:table-cell office:value-type="float" office:value="4.2222" calcext:value-type="float">
            <text:p>4.2222</text:p>
          </table:table-cell>
          <table:table-cell office:value-type="float" office:value="0.726203321367557" calcext:value-type="float">
            <text:p>0.726203321367557</text:p>
          </table:table-cell>
        </table:table-row>
        <table:table-row table:style-name="ro1">
          <table:table-cell office:value-type="string" calcext:value-type="string">
            <text:p>MgCu</text:p>
          </table:table-cell>
          <table:table-cell office:value-type="float" office:value="0.28194037" calcext:value-type="float">
            <text:p>0.28194037</text:p>
          </table:table-cell>
          <table:table-cell office:value-type="float" office:value="3.4364" calcext:value-type="float">
            <text:p>3.4364</text:p>
          </table:table-cell>
          <table:table-cell office:value-type="float" office:value="3.32745638450783" calcext:value-type="float">
            <text:p>3.32745638450783</text:p>
          </table:table-cell>
        </table:table-row>
        <table:table-row table:style-name="ro1">
          <table:table-cell office:value-type="string" calcext:value-type="string">
            <text:p>KTc</text:p>
          </table:table-cell>
          <table:table-cell office:value-type="float" office:value="0.28201303" calcext:value-type="float">
            <text:p>0.28201303</text:p>
          </table:table-cell>
          <table:table-cell office:value-type="float" office:value="3.7792" calcext:value-type="float">
            <text:p>3.7792</text:p>
          </table:table-cell>
          <table:table-cell office:value-type="float" office:value="2.15798904555541" calcext:value-type="float">
            <text:p>2.15798904555541</text:p>
          </table:table-cell>
        </table:table-row>
        <table:table-row table:style-name="ro1">
          <table:table-cell office:value-type="string" calcext:value-type="string">
            <text:p>MoPd</text:p>
          </table:table-cell>
          <table:table-cell office:value-type="float" office:value="0.28235537" calcext:value-type="float">
            <text:p>0.28235537</text:p>
          </table:table-cell>
          <table:table-cell office:value-type="float" office:value="3.4146" calcext:value-type="float">
            <text:p>3.4146</text:p>
          </table:table-cell>
          <table:table-cell office:value-type="float" office:value="1.47227761174176" calcext:value-type="float">
            <text:p>1.47227761174176</text:p>
          </table:table-cell>
        </table:table-row>
        <table:table-row table:style-name="ro1">
          <table:table-cell office:value-type="string" calcext:value-type="string">
            <text:p>HgV</text:p>
          </table:table-cell>
          <table:table-cell office:value-type="float" office:value="0.28257897" calcext:value-type="float">
            <text:p>0.28257897</text:p>
          </table:table-cell>
          <table:table-cell office:value-type="float" office:value="3.5649" calcext:value-type="float">
            <text:p>3.5649</text:p>
          </table:table-cell>
          <table:table-cell office:value-type="float" office:value="1.18788324675359" calcext:value-type="float">
            <text:p>1.18788324675359</text:p>
          </table:table-cell>
        </table:table-row>
        <table:table-row table:style-name="ro1">
          <table:table-cell office:value-type="string" calcext:value-type="string">
            <text:p>NaRe</text:p>
          </table:table-cell>
          <table:table-cell office:value-type="float" office:value="0.2838644" calcext:value-type="float">
            <text:p>0.2838644</text:p>
          </table:table-cell>
          <table:table-cell office:value-type="float" office:value="3.6179" calcext:value-type="float">
            <text:p>3.6179</text:p>
          </table:table-cell>
          <table:table-cell office:value-type="float" office:value="1.42484761269343" calcext:value-type="float">
            <text:p>1.42484761269343</text:p>
          </table:table-cell>
        </table:table-row>
        <table:table-row table:style-name="ro1">
          <table:table-cell office:value-type="string" calcext:value-type="string">
            <text:p>NbPt</text:p>
          </table:table-cell>
          <table:table-cell office:value-type="float" office:value="0.28397813" calcext:value-type="float">
            <text:p>0.28397813</text:p>
          </table:table-cell>
          <table:table-cell office:value-type="float" office:value="3.5928" calcext:value-type="float">
            <text:p>3.5928</text:p>
          </table:table-cell>
          <table:table-cell office:value-type="float" office:value="1.03906269865869" calcext:value-type="float">
            <text:p>1.03906269865869</text:p>
          </table:table-cell>
        </table:table-row>
        <table:table-row table:style-name="ro1">
          <table:table-cell office:value-type="string" calcext:value-type="string">
            <text:p>SeLi</text:p>
          </table:table-cell>
          <table:table-cell office:value-type="float" office:value="0.28412807" calcext:value-type="float">
            <text:p>0.28412807</text:p>
          </table:table-cell>
          <table:table-cell office:value-type="float" office:value="3.9583" calcext:value-type="float">
            <text:p>3.9583</text:p>
          </table:table-cell>
          <table:table-cell office:value-type="float" office:value="3.40042296402737" calcext:value-type="float">
            <text:p>3.40042296402737</text:p>
          </table:table-cell>
        </table:table-row>
        <table:table-row table:style-name="ro1">
          <table:table-cell office:value-type="string" calcext:value-type="string">
            <text:p>YHg</text:p>
          </table:table-cell>
          <table:table-cell office:value-type="float" office:value="0.2851517" calcext:value-type="float">
            <text:p>0.2851517</text:p>
          </table:table-cell>
          <table:table-cell office:value-type="float" office:value="4.024" calcext:value-type="float">
            <text:p>4.024</text:p>
          </table:table-cell>
          <table:table-cell office:value-type="float" office:value="1.03371510025292" calcext:value-type="float">
            <text:p>1.03371510025292</text:p>
          </table:table-cell>
        </table:table-row>
        <table:table-row table:style-name="ro1">
          <table:table-cell office:value-type="string" calcext:value-type="string">
            <text:p>TlSn</text:p>
          </table:table-cell>
          <table:table-cell office:value-type="float" office:value="0.28533614" calcext:value-type="float">
            <text:p>0.28533614</text:p>
          </table:table-cell>
          <table:table-cell office:value-type="float" office:value="4.0551" calcext:value-type="float">
            <text:p>4.0551</text:p>
          </table:table-cell>
          <table:table-cell office:value-type="float" office:value="0.92721903100334" calcext:value-type="float">
            <text:p>0.92721903100334</text:p>
          </table:table-cell>
        </table:table-row>
        <table:table-row table:style-name="ro1">
          <table:table-cell office:value-type="string" calcext:value-type="string">
            <text:p>TlHg</text:p>
          </table:table-cell>
          <table:table-cell office:value-type="float" office:value="0.28573957" calcext:value-type="float">
            <text:p>0.28573957</text:p>
          </table:table-cell>
          <table:table-cell office:value-type="float" office:value="4.2027" calcext:value-type="float">
            <text:p>4.2027</text:p>
          </table:table-cell>
          <table:table-cell office:value-type="float" office:value="0.741137584500597" calcext:value-type="float">
            <text:p>0.741137584500597</text:p>
          </table:table-cell>
        </table:table-row>
        <table:table-row table:style-name="ro1">
          <table:table-cell office:value-type="string" calcext:value-type="string">
            <text:p>GeSr</text:p>
          </table:table-cell>
          <table:table-cell office:value-type="float" office:value="0.28575036" calcext:value-type="float">
            <text:p>0.28575036</text:p>
          </table:table-cell>
          <table:table-cell office:value-type="float" office:value="4.7882" calcext:value-type="float">
            <text:p>4.7882</text:p>
          </table:table-cell>
          <table:table-cell office:value-type="float" office:value="1.85187975146588" calcext:value-type="float">
            <text:p>1.85187975146588</text:p>
          </table:table-cell>
        </table:table-row>
        <table:table-row table:style-name="ro1">
          <table:table-cell office:value-type="string" calcext:value-type="string">
            <text:p>NbBe</text:p>
          </table:table-cell>
          <table:table-cell office:value-type="float" office:value="0.2858955" calcext:value-type="float">
            <text:p>0.2858955</text:p>
          </table:table-cell>
          <table:table-cell office:value-type="float" office:value="3.3098" calcext:value-type="float">
            <text:p>3.3098</text:p>
          </table:table-cell>
          <table:table-cell office:value-type="float" office:value="2.88140972443336" calcext:value-type="float">
            <text:p>2.88140972443336</text:p>
          </table:table-cell>
        </table:table-row>
        <table:table-row table:style-name="ro1">
          <table:table-cell office:value-type="string" calcext:value-type="string">
            <text:p>CaBi</text:p>
          </table:table-cell>
          <table:table-cell office:value-type="float" office:value="0.28620884" calcext:value-type="float">
            <text:p>0.28620884</text:p>
          </table:table-cell>
          <table:table-cell office:value-type="float" office:value="4.3643" calcext:value-type="float">
            <text:p>4.3643</text:p>
          </table:table-cell>
          <table:table-cell office:value-type="float" office:value="1.19953719861718" calcext:value-type="float">
            <text:p>1.19953719861718</text:p>
          </table:table-cell>
        </table:table-row>
        <table:table-row table:style-name="ro1">
          <table:table-cell office:value-type="string" calcext:value-type="string">
            <text:p>CdRe</text:p>
          </table:table-cell>
          <table:table-cell office:value-type="float" office:value="0.28687665" calcext:value-type="float">
            <text:p>0.28687665</text:p>
          </table:table-cell>
          <table:table-cell office:value-type="float" office:value="3.5888" calcext:value-type="float">
            <text:p>3.5888</text:p>
          </table:table-cell>
          <table:table-cell office:value-type="float" office:value="1.00245383746856" calcext:value-type="float">
            <text:p>1.00245383746856</text:p>
          </table:table-cell>
        </table:table-row>
        <table:table-row table:style-name="ro1">
          <table:table-cell office:value-type="string" calcext:value-type="string">
            <text:p>PbCs</text:p>
          </table:table-cell>
          <table:table-cell office:value-type="float" office:value="0.28704464" calcext:value-type="float">
            <text:p>0.28704464</text:p>
          </table:table-cell>
          <table:table-cell office:value-type="float" office:value="4.7184" calcext:value-type="float">
            <text:p>4.7184</text:p>
          </table:table-cell>
          <table:table-cell office:value-type="float" office:value="0.881248044871336" calcext:value-type="float">
            <text:p>0.881248044871336</text:p>
          </table:table-cell>
        </table:table-row>
        <table:table-row table:style-name="ro1">
          <table:table-cell office:value-type="string" calcext:value-type="string">
            <text:p>AsCa</text:p>
          </table:table-cell>
          <table:table-cell office:value-type="float" office:value="0.28791362" calcext:value-type="float">
            <text:p>0.28791362</text:p>
          </table:table-cell>
          <table:table-cell office:value-type="float" office:value="4.0952" calcext:value-type="float">
            <text:p>4.0952</text:p>
          </table:table-cell>
          <table:table-cell office:value-type="float" office:value="2.562050820083" calcext:value-type="float">
            <text:p>2.562050820083</text:p>
          </table:table-cell>
        </table:table-row>
        <table:table-row table:style-name="ro1">
          <table:table-cell office:value-type="string" calcext:value-type="string">
            <text:p>NdSe</text:p>
          </table:table-cell>
          <table:table-cell office:value-type="float" office:value="0.2880026" calcext:value-type="float">
            <text:p>0.2880026</text:p>
          </table:table-cell>
          <table:table-cell office:value-type="float" office:value="4.0963" calcext:value-type="float">
            <text:p>4.0963</text:p>
          </table:table-cell>
          <table:table-cell office:value-type="float" office:value="1.33663787802825" calcext:value-type="float">
            <text:p>1.33663787802825</text:p>
          </table:table-cell>
        </table:table-row>
        <table:table-row table:style-name="ro1">
          <table:table-cell office:value-type="string" calcext:value-type="string">
            <text:p>TlSe</text:p>
          </table:table-cell>
          <table:table-cell office:value-type="float" office:value="0.28803954" calcext:value-type="float">
            <text:p>0.28803954</text:p>
          </table:table-cell>
          <table:table-cell office:value-type="float" office:value="4.109" calcext:value-type="float">
            <text:p>4.109</text:p>
          </table:table-cell>
          <table:table-cell office:value-type="float" office:value="1.05592429745426" calcext:value-type="float">
            <text:p>1.05592429745426</text:p>
          </table:table-cell>
        </table:table-row>
        <table:table-row table:style-name="ro1">
          <table:table-cell office:value-type="string" calcext:value-type="string">
            <text:p>AgSr</text:p>
          </table:table-cell>
          <table:table-cell office:value-type="float" office:value="0.2889404" calcext:value-type="float">
            <text:p>0.2889404</text:p>
          </table:table-cell>
          <table:table-cell office:value-type="float" office:value="4.6409" calcext:value-type="float">
            <text:p>4.6409</text:p>
          </table:table-cell>
          <table:table-cell office:value-type="float" office:value="1.52324277391364" calcext:value-type="float">
            <text:p>1.52324277391364</text:p>
          </table:table-cell>
        </table:table-row>
        <table:table-row table:style-name="ro1">
          <table:table-cell office:value-type="string" calcext:value-type="string">
            <text:p>CsTa</text:p>
          </table:table-cell>
          <table:table-cell office:value-type="float" office:value="0.2890471" calcext:value-type="float">
            <text:p>0.2890471</text:p>
          </table:table-cell>
          <table:table-cell office:value-type="float" office:value="4.2366" calcext:value-type="float">
            <text:p>4.2366</text:p>
          </table:table-cell>
          <table:table-cell office:value-type="float" office:value="0.954256241533708" calcext:value-type="float">
            <text:p>0.954256241533708</text:p>
          </table:table-cell>
        </table:table-row>
        <table:table-row table:style-name="ro1">
          <table:table-cell office:value-type="string" calcext:value-type="string">
            <text:p>NiFe</text:p>
          </table:table-cell>
          <table:table-cell office:value-type="float" office:value="0.28974912" calcext:value-type="float">
            <text:p>0.28974912</text:p>
          </table:table-cell>
          <table:table-cell office:value-type="float" office:value="3.2103" calcext:value-type="float">
            <text:p>3.2103</text:p>
          </table:table-cell>
          <table:table-cell office:value-type="float" office:value="2.5721018197853" calcext:value-type="float">
            <text:p>2.5721018197853</text:p>
          </table:table-cell>
        </table:table-row>
        <table:table-row table:style-name="ro1">
          <table:table-cell office:value-type="string" calcext:value-type="string">
            <text:p>NaW</text:p>
          </table:table-cell>
          <table:table-cell office:value-type="float" office:value="0.28980234" calcext:value-type="float">
            <text:p>0.28980234</text:p>
          </table:table-cell>
          <table:table-cell office:value-type="float" office:value="3.6469" calcext:value-type="float">
            <text:p>3.6469</text:p>
          </table:table-cell>
          <table:table-cell office:value-type="float" office:value="1.44091888557857" calcext:value-type="float">
            <text:p>1.44091888557857</text:p>
          </table:table-cell>
        </table:table-row>
        <table:table-row table:style-name="ro1">
          <table:table-cell office:value-type="string" calcext:value-type="string">
            <text:p>SnTc</text:p>
          </table:table-cell>
          <table:table-cell office:value-type="float" office:value="0.28980637" calcext:value-type="float">
            <text:p>0.28980637</text:p>
          </table:table-cell>
          <table:table-cell office:value-type="float" office:value="3.631" calcext:value-type="float">
            <text:p>3.631</text:p>
          </table:table-cell>
          <table:table-cell office:value-type="float" office:value="1.37612862689958" calcext:value-type="float">
            <text:p>1.37612862689958</text:p>
          </table:table-cell>
        </table:table-row>
        <table:table-row table:style-name="ro1">
          <table:table-cell office:value-type="string" calcext:value-type="string">
            <text:p>LiSn</text:p>
          </table:table-cell>
          <table:table-cell office:value-type="float" office:value="0.28986594" calcext:value-type="float">
            <text:p>0.28986594</text:p>
          </table:table-cell>
          <table:table-cell office:value-type="float" office:value="4.1246" calcext:value-type="float">
            <text:p>4.1246</text:p>
          </table:table-cell>
          <table:table-cell office:value-type="float" office:value="2.34997025836135" calcext:value-type="float">
            <text:p>2.34997025836135</text:p>
          </table:table-cell>
        </table:table-row>
        <table:table-row table:style-name="ro1">
          <table:table-cell office:value-type="string" calcext:value-type="string">
            <text:p>RuFe</text:p>
          </table:table-cell>
          <table:table-cell office:value-type="float" office:value="0.29001638" calcext:value-type="float">
            <text:p>0.29001638</text:p>
          </table:table-cell>
          <table:table-cell office:value-type="float" office:value="3.1461" calcext:value-type="float">
            <text:p>3.1461</text:p>
          </table:table-cell>
          <table:table-cell office:value-type="float" office:value="1.89061042216017" calcext:value-type="float">
            <text:p>1.89061042216017</text:p>
          </table:table-cell>
        </table:table-row>
        <table:table-row table:style-name="ro1">
          <table:table-cell office:value-type="string" calcext:value-type="string">
            <text:p>PtMo</text:p>
          </table:table-cell>
          <table:table-cell office:value-type="float" office:value="0.29046285" calcext:value-type="float">
            <text:p>0.29046285</text:p>
          </table:table-cell>
          <table:table-cell office:value-type="float" office:value="3.4718" calcext:value-type="float">
            <text:p>3.4718</text:p>
          </table:table-cell>
          <table:table-cell office:value-type="float" office:value="1.0283429409543" calcext:value-type="float">
            <text:p>1.0283429409543</text:p>
          </table:table-cell>
        </table:table-row>
        <table:table-row table:style-name="ro1">
          <table:table-cell office:value-type="string" calcext:value-type="string">
            <text:p>InNi</text:p>
          </table:table-cell>
          <table:table-cell office:value-type="float" office:value="0.29099038" calcext:value-type="float">
            <text:p>0.29099038</text:p>
          </table:table-cell>
          <table:table-cell office:value-type="float" office:value="3.4441" calcext:value-type="float">
            <text:p>3.4441</text:p>
          </table:table-cell>
          <table:table-cell office:value-type="float" office:value="1.71287066682784" calcext:value-type="float">
            <text:p>1.71287066682784</text:p>
          </table:table-cell>
        </table:table-row>
        <table:table-row table:style-name="ro1">
          <table:table-cell office:value-type="string" calcext:value-type="string">
            <text:p>NaPb</text:p>
          </table:table-cell>
          <table:table-cell office:value-type="float" office:value="0.29190373" calcext:value-type="float">
            <text:p>0.29190373</text:p>
          </table:table-cell>
          <table:table-cell office:value-type="float" office:value="4.4286" calcext:value-type="float">
            <text:p>4.4286</text:p>
          </table:table-cell>
          <table:table-cell office:value-type="float" office:value="1.29658825171185" calcext:value-type="float">
            <text:p>1.29658825171185</text:p>
          </table:table-cell>
        </table:table-row>
        <table:table-row table:style-name="ro1">
          <table:table-cell office:value-type="string" calcext:value-type="string">
            <text:p>HgRu</text:p>
          </table:table-cell>
          <table:table-cell office:value-type="float" office:value="0.29233757" calcext:value-type="float">
            <text:p>0.29233757</text:p>
          </table:table-cell>
          <table:table-cell office:value-type="float" office:value="3.6542" calcext:value-type="float">
            <text:p>3.6542</text:p>
          </table:table-cell>
          <table:table-cell office:value-type="float" office:value="0.992445217471673" calcext:value-type="float">
            <text:p>0.992445217471673</text:p>
          </table:table-cell>
        </table:table-row>
        <table:table-row table:style-name="ro1">
          <table:table-cell office:value-type="string" calcext:value-type="string">
            <text:p>RuSc</text:p>
          </table:table-cell>
          <table:table-cell office:value-type="float" office:value="0.29287437" calcext:value-type="float">
            <text:p>0.29287437</text:p>
          </table:table-cell>
          <table:table-cell office:value-type="float" office:value="3.4567" calcext:value-type="float">
            <text:p>3.4567</text:p>
          </table:table-cell>
          <table:table-cell office:value-type="float" office:value="2.02873226232973" calcext:value-type="float">
            <text:p>2.02873226232973</text:p>
          </table:table-cell>
        </table:table-row>
        <table:table-row table:style-name="ro1">
          <table:table-cell office:value-type="string" calcext:value-type="string">
            <text:p>SiRu</text:p>
          </table:table-cell>
          <table:table-cell office:value-type="float" office:value="0.2933155" calcext:value-type="float">
            <text:p>0.2933155</text:p>
          </table:table-cell>
          <table:table-cell office:value-type="float" office:value="3.4181" calcext:value-type="float">
            <text:p>3.4181</text:p>
          </table:table-cell>
          <table:table-cell office:value-type="float" office:value="2.28766496907383" calcext:value-type="float">
            <text:p>2.28766496907383</text:p>
          </table:table-cell>
        </table:table-row>
        <table:table-row table:style-name="ro1">
          <table:table-cell office:value-type="string" calcext:value-type="string">
            <text:p>RhRe</text:p>
          </table:table-cell>
          <table:table-cell office:value-type="float" office:value="0.2933513" calcext:value-type="float">
            <text:p>0.2933513</text:p>
          </table:table-cell>
          <table:table-cell office:value-type="float" office:value="3.4295" calcext:value-type="float">
            <text:p>3.4295</text:p>
          </table:table-cell>
          <table:table-cell office:value-type="float" office:value="1.03507157206608" calcext:value-type="float">
            <text:p>1.03507157206608</text:p>
          </table:table-cell>
        </table:table-row>
        <table:table-row table:style-name="ro1">
          <table:table-cell office:value-type="string" calcext:value-type="string">
            <text:p>SnTl</text:p>
          </table:table-cell>
          <table:table-cell office:value-type="float" office:value="0.29367426" calcext:value-type="float">
            <text:p>0.29367426</text:p>
          </table:table-cell>
          <table:table-cell office:value-type="float" office:value="4.155" calcext:value-type="float">
            <text:p>4.155</text:p>
          </table:table-cell>
          <table:table-cell office:value-type="float" office:value="0.92721903100334" calcext:value-type="float">
            <text:p>0.92721903100334</text:p>
          </table:table-cell>
        </table:table-row>
        <table:table-row table:style-name="ro1">
          <table:table-cell office:value-type="string" calcext:value-type="string">
            <text:p>WNi</text:p>
          </table:table-cell>
          <table:table-cell office:value-type="float" office:value="0.29371354" calcext:value-type="float">
            <text:p>0.29371354</text:p>
          </table:table-cell>
          <table:table-cell office:value-type="float" office:value="3.2678" calcext:value-type="float">
            <text:p>3.2678</text:p>
          </table:table-cell>
          <table:table-cell office:value-type="float" office:value="1.23141156264923" calcext:value-type="float">
            <text:p>1.23141156264923</text:p>
          </table:table-cell>
        </table:table-row>
        <table:table-row table:style-name="ro1">
          <table:table-cell office:value-type="string" calcext:value-type="string">
            <text:p>AgLi</text:p>
          </table:table-cell>
          <table:table-cell office:value-type="float" office:value="0.29373667" calcext:value-type="float">
            <text:p>0.29373667</text:p>
          </table:table-cell>
          <table:table-cell office:value-type="float" office:value="3.3019" calcext:value-type="float">
            <text:p>3.3019</text:p>
          </table:table-cell>
          <table:table-cell office:value-type="float" office:value="2.56619069934726" calcext:value-type="float">
            <text:p>2.56619069934726</text:p>
          </table:table-cell>
        </table:table-row>
        <table:table-row table:style-name="ro1">
          <table:table-cell office:value-type="string" calcext:value-type="string">
            <text:p>AgMo</text:p>
          </table:table-cell>
          <table:table-cell office:value-type="float" office:value="0.29387268" calcext:value-type="float">
            <text:p>0.29387268</text:p>
          </table:table-cell>
          <table:table-cell office:value-type="float" office:value="3.612" calcext:value-type="float">
            <text:p>3.612</text:p>
          </table:table-cell>
          <table:table-cell office:value-type="float" office:value="1.46196899300215" calcext:value-type="float">
            <text:p>1.46196899300215</text:p>
          </table:table-cell>
        </table:table-row>
        <table:table-row table:style-name="ro1">
          <table:table-cell office:value-type="string" calcext:value-type="string">
            <text:p>AlW</text:p>
          </table:table-cell>
          <table:table-cell office:value-type="float" office:value="0.29388818" calcext:value-type="float">
            <text:p>0.29388818</text:p>
          </table:table-cell>
          <table:table-cell office:value-type="float" office:value="3.4615" calcext:value-type="float">
            <text:p>3.4615</text:p>
          </table:table-cell>
          <table:table-cell office:value-type="float" office:value="1.41402180519433" calcext:value-type="float">
            <text:p>1.41402180519433</text:p>
          </table:table-cell>
        </table:table-row>
        <table:table-row table:style-name="ro1">
          <table:table-cell office:value-type="string" calcext:value-type="string">
            <text:p>AgMg</text:p>
          </table:table-cell>
          <table:table-cell office:value-type="float" office:value="0.2943947" calcext:value-type="float">
            <text:p>0.2943947</text:p>
          </table:table-cell>
          <table:table-cell office:value-type="float" office:value="3.8525" calcext:value-type="float">
            <text:p>3.8525</text:p>
          </table:table-cell>
          <table:table-cell office:value-type="float" office:value="2.23660255233436" calcext:value-type="float">
            <text:p>2.23660255233436</text:p>
          </table:table-cell>
        </table:table-row>
        <table:table-row table:style-name="ro1">
          <table:table-cell office:value-type="string" calcext:value-type="string">
            <text:p>LiAu</text:p>
          </table:table-cell>
          <table:table-cell office:value-type="float" office:value="0.29455724" calcext:value-type="float">
            <text:p>0.29455724</text:p>
          </table:table-cell>
          <table:table-cell office:value-type="float" office:value="3.6708" calcext:value-type="float">
            <text:p>3.6708</text:p>
          </table:table-cell>
          <table:table-cell office:value-type="float" office:value="1.46126695162714" calcext:value-type="float">
            <text:p>1.46126695162714</text:p>
          </table:table-cell>
        </table:table-row>
        <table:table-row table:style-name="ro1">
          <table:table-cell office:value-type="string" calcext:value-type="string">
            <text:p>BeCo</text:p>
          </table:table-cell>
          <table:table-cell office:value-type="float" office:value="0.29458493" calcext:value-type="float">
            <text:p>0.29458493</text:p>
          </table:table-cell>
          <table:table-cell office:value-type="float" office:value="2.9434" calcext:value-type="float">
            <text:p>2.9434</text:p>
          </table:table-cell>
          <table:table-cell office:value-type="float" office:value="4.26074991379711" calcext:value-type="float">
            <text:p>4.26074991379711</text:p>
          </table:table-cell>
        </table:table-row>
        <table:table-row table:style-name="ro1">
          <table:table-cell office:value-type="string" calcext:value-type="string">
            <text:p>CdMn</text:p>
          </table:table-cell>
          <table:table-cell office:value-type="float" office:value="0.29461434" calcext:value-type="float">
            <text:p>0.29461434</text:p>
          </table:table-cell>
          <table:table-cell office:value-type="float" office:value="3.434" calcext:value-type="float">
            <text:p>3.434</text:p>
          </table:table-cell>
          <table:table-cell office:value-type="float" office:value="1.7748248818848" calcext:value-type="float">
            <text:p>1.7748248818848</text:p>
          </table:table-cell>
        </table:table-row>
        <table:table-row table:style-name="ro1">
          <table:table-cell office:value-type="string" calcext:value-type="string">
            <text:p>SnCr</text:p>
          </table:table-cell>
          <table:table-cell office:value-type="float" office:value="0.29546714" calcext:value-type="float">
            <text:p>0.29546714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74052920763447" calcext:value-type="float">
            <text:p>1.74052920763447</text:p>
          </table:table-cell>
        </table:table-row>
        <table:table-row table:style-name="ro1">
          <table:table-cell office:value-type="string" calcext:value-type="string">
            <text:p>RuZr</text:p>
          </table:table-cell>
          <table:table-cell office:value-type="float" office:value="0.2956725" calcext:value-type="float">
            <text:p>0.2956725</text:p>
          </table:table-cell>
          <table:table-cell office:value-type="float" office:value="3.5315" calcext:value-type="float">
            <text:p>3.5315</text:p>
          </table:table-cell>
          <table:table-cell office:value-type="float" office:value="1.54815367077105" calcext:value-type="float">
            <text:p>1.54815367077105</text:p>
          </table:table-cell>
        </table:table-row>
        <table:table-row table:style-name="ro1">
          <table:table-cell office:value-type="string" calcext:value-type="string">
            <text:p>CrMn</text:p>
          </table:table-cell>
          <table:table-cell office:value-type="float" office:value="0.29617345" calcext:value-type="float">
            <text:p>0.29617345</text:p>
          </table:table-cell>
          <table:table-cell office:value-type="float" office:value="3.1849" calcext:value-type="float">
            <text:p>3.1849</text:p>
          </table:table-cell>
          <table:table-cell office:value-type="float" office:value="2.74997813937353" calcext:value-type="float">
            <text:p>2.74997813937353</text:p>
          </table:table-cell>
        </table:table-row>
        <table:table-row table:style-name="ro1">
          <table:table-cell office:value-type="string" calcext:value-type="string">
            <text:p>SeTl</text:p>
          </table:table-cell>
          <table:table-cell office:value-type="float" office:value="0.29620242" calcext:value-type="float">
            <text:p>0.29620242</text:p>
          </table:table-cell>
          <table:table-cell office:value-type="float" office:value="4.1467" calcext:value-type="float">
            <text:p>4.1467</text:p>
          </table:table-cell>
          <table:table-cell office:value-type="float" office:value="1.05592429745426" calcext:value-type="float">
            <text:p>1.05592429745426</text:p>
          </table:table-cell>
        </table:table-row>
        <table:table-row table:style-name="ro1">
          <table:table-cell office:value-type="string" calcext:value-type="string">
            <text:p>BiMo</text:p>
          </table:table-cell>
          <table:table-cell office:value-type="float" office:value="0.29657993" calcext:value-type="float">
            <text:p>0.29657993</text:p>
          </table:table-cell>
          <table:table-cell office:value-type="float" office:value="3.8622" calcext:value-type="float">
            <text:p>3.8622</text:p>
          </table:table-cell>
          <table:table-cell office:value-type="float" office:value="0.981937572979938" calcext:value-type="float">
            <text:p>0.981937572979938</text:p>
          </table:table-cell>
        </table:table-row>
        <table:table-row table:style-name="ro1">
          <table:table-cell office:value-type="string" calcext:value-type="string">
            <text:p>BeZr</text:p>
          </table:table-cell>
          <table:table-cell office:value-type="float" office:value="0.2966468" calcext:value-type="float">
            <text:p>0.2966468</text:p>
          </table:table-cell>
          <table:table-cell office:value-type="float" office:value="3.7479" calcext:value-type="float">
            <text:p>3.7479</text:p>
          </table:table-cell>
          <table:table-cell office:value-type="float" office:value="2.92835555048701" calcext:value-type="float">
            <text:p>2.92835555048701</text:p>
          </table:table-cell>
        </table:table-row>
        <table:table-row table:style-name="ro1">
          <table:table-cell office:value-type="string" calcext:value-type="string">
            <text:p>CdAl</text:p>
          </table:table-cell>
          <table:table-cell office:value-type="float" office:value="0.2972637" calcext:value-type="float">
            <text:p>0.2972637</text:p>
          </table:table-cell>
          <table:table-cell office:value-type="float" office:value="3.6724" calcext:value-type="float">
            <text:p>3.6724</text:p>
          </table:table-cell>
          <table:table-cell office:value-type="float" office:value="2.12322518966582" calcext:value-type="float">
            <text:p>2.12322518966582</text:p>
          </table:table-cell>
        </table:table-row>
        <table:table-row table:style-name="ro1">
          <table:table-cell office:value-type="string" calcext:value-type="string">
            <text:p>NdIn</text:p>
          </table:table-cell>
          <table:table-cell office:value-type="float" office:value="0.29727983" calcext:value-type="float">
            <text:p>0.29727983</text:p>
          </table:table-cell>
          <table:table-cell office:value-type="float" office:value="4.1731" calcext:value-type="float">
            <text:p>4.1731</text:p>
          </table:table-cell>
          <table:table-cell office:value-type="float" office:value="1.15376065565589" calcext:value-type="float">
            <text:p>1.15376065565589</text:p>
          </table:table-cell>
        </table:table-row>
        <table:table-row table:style-name="ro1">
          <table:table-cell office:value-type="string" calcext:value-type="string">
            <text:p>GaNi</text:p>
          </table:table-cell>
          <table:table-cell office:value-type="float" office:value="0.29774928" calcext:value-type="float">
            <text:p>0.29774928</text:p>
          </table:table-cell>
          <table:table-cell office:value-type="float" office:value="3.3468" calcext:value-type="float">
            <text:p>3.3468</text:p>
          </table:table-cell>
          <table:table-cell office:value-type="float" office:value="2.30052871183569" calcext:value-type="float">
            <text:p>2.30052871183569</text:p>
          </table:table-cell>
        </table:table-row>
        <table:table-row table:style-name="ro1">
          <table:table-cell office:value-type="string" calcext:value-type="string">
            <text:p>TiPt</text:p>
          </table:table-cell>
          <table:table-cell office:value-type="float" office:value="0.29789507" calcext:value-type="float">
            <text:p>0.29789507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22932095244546" calcext:value-type="float">
            <text:p>1.22932095244546</text:p>
          </table:table-cell>
        </table:table-row>
        <table:table-row table:style-name="ro1">
          <table:table-cell office:value-type="string" calcext:value-type="string">
            <text:p>PbBa</text:p>
          </table:table-cell>
          <table:table-cell office:value-type="float" office:value="0.2979021" calcext:value-type="float">
            <text:p>0.2979021</text:p>
          </table:table-cell>
          <table:table-cell office:value-type="float" office:value="4.7583" calcext:value-type="float">
            <text:p>4.7583</text:p>
          </table:table-cell>
          <table:table-cell office:value-type="float" office:value="0.870036790590798" calcext:value-type="float">
            <text:p>0.870036790590798</text:p>
          </table:table-cell>
        </table:table-row>
        <table:table-row table:style-name="ro1">
          <table:table-cell office:value-type="string" calcext:value-type="string">
            <text:p>LiCu</text:p>
          </table:table-cell>
          <table:table-cell office:value-type="float" office:value="0.29816204" calcext:value-type="float">
            <text:p>0.29816204</text:p>
          </table:table-cell>
          <table:table-cell office:value-type="float" office:value="3.2922" calcext:value-type="float">
            <text:p>3.2922</text:p>
          </table:table-cell>
          <table:table-cell office:value-type="float" office:value="4.11343527388213" calcext:value-type="float">
            <text:p>4.11343527388213</text:p>
          </table:table-cell>
        </table:table-row>
        <table:table-row table:style-name="ro1">
          <table:table-cell office:value-type="string" calcext:value-type="string">
            <text:p>HfAl</text:p>
          </table:table-cell>
          <table:table-cell office:value-type="float" office:value="0.2985192" calcext:value-type="float">
            <text:p>0.2985192</text:p>
          </table:table-cell>
          <table:table-cell office:value-type="float" office:value="3.4934" calcext:value-type="float">
            <text:p>3.4934</text:p>
          </table:table-cell>
          <table:table-cell office:value-type="float" office:value="1.45030566642072" calcext:value-type="float">
            <text:p>1.45030566642072</text:p>
          </table:table-cell>
        </table:table-row>
        <table:table-row table:style-name="ro1">
          <table:table-cell office:value-type="string" calcext:value-type="string">
            <text:p>GaTl</text:p>
          </table:table-cell>
          <table:table-cell office:value-type="float" office:value="0.29864195" calcext:value-type="float">
            <text:p>0.29864195</text:p>
          </table:table-cell>
          <table:table-cell office:value-type="float" office:value="4.1377" calcext:value-type="float">
            <text:p>4.1377</text:p>
          </table:table-cell>
          <table:table-cell office:value-type="float" office:value="1.0911192186544" calcext:value-type="float">
            <text:p>1.0911192186544</text:p>
          </table:table-cell>
        </table:table-row>
        <table:table-row table:style-name="ro1">
          <table:table-cell office:value-type="string" calcext:value-type="string">
            <text:p>GeLi</text:p>
          </table:table-cell>
          <table:table-cell office:value-type="float" office:value="0.2988667" calcext:value-type="float">
            <text:p>0.2988667</text:p>
          </table:table-cell>
          <table:table-cell office:value-type="float" office:value="3.7722" calcext:value-type="float">
            <text:p>3.7722</text:p>
          </table:table-cell>
          <table:table-cell office:value-type="float" office:value="3.6605854234656" calcext:value-type="float">
            <text:p>3.6605854234656</text:p>
          </table:table-cell>
        </table:table-row>
        <table:table-row table:style-name="ro1">
          <table:table-cell office:value-type="string" calcext:value-type="string">
            <text:p>SnFe</text:p>
          </table:table-cell>
          <table:table-cell office:value-type="float" office:value="0.29899085" calcext:value-type="float">
            <text:p>0.29899085</text:p>
          </table:table-cell>
          <table:table-cell office:value-type="float" office:value="3.3499" calcext:value-type="float">
            <text:p>3.3499</text:p>
          </table:table-cell>
          <table:table-cell office:value-type="float" office:value="1.70280442228414" calcext:value-type="float">
            <text:p>1.70280442228414</text:p>
          </table:table-cell>
        </table:table-row>
        <table:table-row table:style-name="ro1">
          <table:table-cell office:value-type="string" calcext:value-type="string">
            <text:p>TiIr</text:p>
          </table:table-cell>
          <table:table-cell office:value-type="float" office:value="0.2998509" calcext:value-type="float">
            <text:p>0.2998509</text:p>
          </table:table-cell>
          <table:table-cell office:value-type="float" office:value="3.4383" calcext:value-type="float">
            <text:p>3.4383</text:p>
          </table:table-cell>
          <table:table-cell office:value-type="float" office:value="1.24381848350251" calcext:value-type="float">
            <text:p>1.24381848350251</text:p>
          </table:table-cell>
        </table:table-row>
        <table:table-row table:style-name="ro1">
          <table:table-cell office:value-type="string" calcext:value-type="string">
            <text:p>InAl</text:p>
          </table:table-cell>
          <table:table-cell office:value-type="float" office:value="0.300124" calcext:value-type="float">
            <text:p>0.300124</text:p>
          </table:table-cell>
          <table:table-cell office:value-type="float" office:value="3.6973" calcext:value-type="float">
            <text:p>3.6973</text:p>
          </table:table-cell>
          <table:table-cell office:value-type="float" office:value="2.08793666244942" calcext:value-type="float">
            <text:p>2.08793666244942</text:p>
          </table:table-cell>
        </table:table-row>
        <table:table-row table:style-name="ro1">
          <table:table-cell office:value-type="string" calcext:value-type="string">
            <text:p>SnNi</text:p>
          </table:table-cell>
          <table:table-cell office:value-type="float" office:value="0.30020487" calcext:value-type="float">
            <text:p>0.30020487</text:p>
          </table:table-cell>
          <table:table-cell office:value-type="float" office:value="3.4216" calcext:value-type="float">
            <text:p>3.4216</text:p>
          </table:table-cell>
          <table:table-cell office:value-type="float" office:value="1.67592229154781" calcext:value-type="float">
            <text:p>1.67592229154781</text:p>
          </table:table-cell>
        </table:table-row>
        <table:table-row table:style-name="ro1">
          <table:table-cell office:value-type="string" calcext:value-type="string">
            <text:p>ScAs</text:p>
          </table:table-cell>
          <table:table-cell office:value-type="float" office:value="0.30058387" calcext:value-type="float">
            <text:p>0.30058387</text:p>
          </table:table-cell>
          <table:table-cell office:value-type="float" office:value="3.7957" calcext:value-type="float">
            <text:p>3.7957</text:p>
          </table:table-cell>
          <table:table-cell office:value-type="float" office:value="2.46036389581197" calcext:value-type="float">
            <text:p>2.46036389581197</text:p>
          </table:table-cell>
        </table:table-row>
        <table:table-row table:style-name="ro1">
          <table:table-cell office:value-type="string" calcext:value-type="string">
            <text:p>WCr</text:p>
          </table:table-cell>
          <table:table-cell office:value-type="float" office:value="0.30114952" calcext:value-type="float">
            <text:p>0.30114952</text:p>
          </table:table-cell>
          <table:table-cell office:value-type="float" office:value="3.2857" calcext:value-type="float">
            <text:p>3.2857</text:p>
          </table:table-cell>
          <table:table-cell office:value-type="float" office:value="1.2659386304743" calcext:value-type="float">
            <text:p>1.2659386304743</text:p>
          </table:table-cell>
        </table:table-row>
        <table:table-row table:style-name="ro1">
          <table:table-cell office:value-type="string" calcext:value-type="string">
            <text:p>GeMg</text:p>
          </table:table-cell>
          <table:table-cell office:value-type="float" office:value="0.30139413" calcext:value-type="float">
            <text:p>0.30139413</text:p>
          </table:table-cell>
          <table:table-cell office:value-type="float" office:value="3.8538" calcext:value-type="float">
            <text:p>3.8538</text:p>
          </table:table-cell>
          <table:table-cell office:value-type="float" office:value="3.02476312114117" calcext:value-type="float">
            <text:p>3.02476312114117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office:value-type="float" office:value="0.3014918" calcext:value-type="float">
            <text:p>0.3014918</text:p>
          </table:table-cell>
          <table:table-cell office:value-type="float" office:value="3.4509" calcext:value-type="float">
            <text:p>3.4509</text:p>
          </table:table-cell>
          <table:table-cell office:value-type="float" office:value="2.38003635123746" calcext:value-type="float">
            <text:p>2.38003635123746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float" office:value="0.30185223" calcext:value-type="float">
            <text:p>0.30185223</text:p>
          </table:table-cell>
          <table:table-cell office:value-type="float" office:value="4.8933" calcext:value-type="float">
            <text:p>4.8933</text:p>
          </table:table-cell>
          <table:table-cell office:value-type="float" office:value="1.43940829942541" calcext:value-type="float">
            <text:p>1.43940829942541</text:p>
          </table:table-cell>
        </table:table-row>
        <table:table-row table:style-name="ro1">
          <table:table-cell office:value-type="string" calcext:value-type="string">
            <text:p>BiCo</text:p>
          </table:table-cell>
          <table:table-cell office:value-type="float" office:value="0.3023703" calcext:value-type="float">
            <text:p>0.3023703</text:p>
          </table:table-cell>
          <table:table-cell office:value-type="float" office:value="3.514" calcext:value-type="float">
            <text:p>3.514</text:p>
          </table:table-cell>
          <table:table-cell office:value-type="float" office:value="1.11605848162388" calcext:value-type="float">
            <text:p>1.11605848162388</text:p>
          </table:table-cell>
        </table:table-row>
        <table:table-row table:style-name="ro1">
          <table:table-cell office:value-type="string" calcext:value-type="string">
            <text:p>CrRe</text:p>
          </table:table-cell>
          <table:table-cell office:value-type="float" office:value="0.30398458" calcext:value-type="float">
            <text:p>0.30398458</text:p>
          </table:table-cell>
          <table:table-cell office:value-type="float" office:value="3.4029" calcext:value-type="float">
            <text:p>3.4029</text:p>
          </table:table-cell>
          <table:table-cell office:value-type="float" office:value="1.2535168131318" calcext:value-type="float">
            <text:p>1.2535168131318</text:p>
          </table:table-cell>
        </table:table-row>
        <table:table-row table:style-name="ro1">
          <table:table-cell office:value-type="string" calcext:value-type="string">
            <text:p>NiPd</text:p>
          </table:table-cell>
          <table:table-cell office:value-type="float" office:value="0.3048715" calcext:value-type="float">
            <text:p>0.3048715</text:p>
          </table:table-cell>
          <table:table-cell office:value-type="float" office:value="3.3791" calcext:value-type="float">
            <text:p>3.3791</text:p>
          </table:table-cell>
          <table:table-cell office:value-type="float" office:value="1.79842393016847" calcext:value-type="float">
            <text:p>1.79842393016847</text:p>
          </table:table-cell>
        </table:table-row>
        <table:table-row table:style-name="ro1">
          <table:table-cell office:value-type="string" calcext:value-type="string">
            <text:p>SbMg</text:p>
          </table:table-cell>
          <table:table-cell office:value-type="float" office:value="0.30487886" calcext:value-type="float">
            <text:p>0.30487886</text:p>
          </table:table-cell>
          <table:table-cell office:value-type="float" office:value="3.8478" calcext:value-type="float">
            <text:p>3.8478</text:p>
          </table:table-cell>
          <table:table-cell office:value-type="float" office:value="2.02820037075885" calcext:value-type="float">
            <text:p>2.02820037075885</text:p>
          </table:table-cell>
        </table:table-row>
        <table:table-row table:style-name="ro1">
          <table:table-cell office:value-type="string" calcext:value-type="string">
            <text:p>VSc</text:p>
          </table:table-cell>
          <table:table-cell office:value-type="float" office:value="0.30524004" calcext:value-type="float">
            <text:p>0.30524004</text:p>
          </table:table-cell>
          <table:table-cell office:value-type="float" office:value="3.7757" calcext:value-type="float">
            <text:p>3.7757</text:p>
          </table:table-cell>
          <table:table-cell office:value-type="float" office:value="3.05679573420598" calcext:value-type="float">
            <text:p>3.05679573420598</text:p>
          </table:table-cell>
        </table:table-row>
        <table:table-row table:style-name="ro1">
          <table:table-cell office:value-type="string" calcext:value-type="string">
            <text:p>AlNd</text:p>
          </table:table-cell>
          <table:table-cell office:value-type="float" office:value="0.30543706" calcext:value-type="float">
            <text:p>0.30543706</text:p>
          </table:table-cell>
          <table:table-cell office:value-type="float" office:value="4.1636" calcext:value-type="float">
            <text:p>4.1636</text:p>
          </table:table-cell>
          <table:table-cell office:value-type="float" office:value="1.73536059558954" calcext:value-type="float">
            <text:p>1.73536059558954</text:p>
          </table:table-cell>
        </table:table-row>
        <table:table-row table:style-name="ro1">
          <table:table-cell office:value-type="string" calcext:value-type="string">
            <text:p>TcHf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3.51" calcext:value-type="float">
            <text:p>3.51</text:p>
          </table:table-cell>
          <table:table-cell office:value-type="float" office:value="1.08181412997754" calcext:value-type="float">
            <text:p>1.08181412997754</text:p>
          </table:table-cell>
        </table:table-row>
        <table:table-row table:style-name="ro1">
          <table:table-cell office:value-type="string" calcext:value-type="string">
            <text:p>IrCo</text:p>
          </table:table-cell>
          <table:table-cell office:value-type="float" office:value="0.30604282" calcext:value-type="float">
            <text:p>0.30604282</text:p>
          </table:table-cell>
          <table:table-cell office:value-type="float" office:value="3.2458" calcext:value-type="float">
            <text:p>3.2458</text:p>
          </table:table-cell>
          <table:table-cell office:value-type="float" office:value="1.18966527715274" calcext:value-type="float">
            <text:p>1.18966527715274</text:p>
          </table:table-cell>
        </table:table-row>
        <table:table-row table:style-name="ro1">
          <table:table-cell office:value-type="string" calcext:value-type="string">
            <text:p>AgFe</text:p>
          </table:table-cell>
          <table:table-cell office:value-type="float" office:value="0.30634055" calcext:value-type="float">
            <text:p>0.30634055</text:p>
          </table:table-cell>
          <table:table-cell office:value-type="float" office:value="3.383" calcext:value-type="float">
            <text:p>3.383</text:p>
          </table:table-cell>
          <table:table-cell office:value-type="float" office:value="1.81352647420471" calcext:value-type="float">
            <text:p>1.81352647420471</text:p>
          </table:table-cell>
        </table:table-row>
        <table:table-row table:style-name="ro1">
          <table:table-cell office:value-type="string" calcext:value-type="string">
            <text:p>CeCd</text:p>
          </table:table-cell>
          <table:table-cell office:value-type="float" office:value="0.30653185" calcext:value-type="float">
            <text:p>0.30653185</text:p>
          </table:table-cell>
          <table:table-cell office:value-type="float" office:value="4.0267" calcext:value-type="float">
            <text:p>4.0267</text:p>
          </table:table-cell>
          <table:table-cell office:value-type="float" office:value="1.18325583928864" calcext:value-type="float">
            <text:p>1.18325583928864</text:p>
          </table:table-cell>
        </table:table-row>
        <table:table-row table:style-name="ro1">
          <table:table-cell office:value-type="string" calcext:value-type="string">
            <text:p>HfZn</text:p>
          </table:table-cell>
          <table:table-cell office:value-type="float" office:value="0.3067845" calcext:value-type="float">
            <text:p>0.3067845</text:p>
          </table:table-cell>
          <table:table-cell office:value-type="float" office:value="3.4759" calcext:value-type="float">
            <text:p>3.4759</text:p>
          </table:table-cell>
          <table:table-cell office:value-type="float" office:value="1.22460127419572" calcext:value-type="float">
            <text:p>1.22460127419572</text:p>
          </table:table-cell>
        </table:table-row>
        <table:table-row table:style-name="ro1">
          <table:table-cell office:value-type="string" calcext:value-type="string">
            <text:p>AsNi</text:p>
          </table:table-cell>
          <table:table-cell office:value-type="float" office:value="0.3069809" calcext:value-type="float">
            <text:p>0.3069809</text:p>
          </table:table-cell>
          <table:table-cell office:value-type="float" office:value="3.2891" calcext:value-type="float">
            <text:p>3.2891</text:p>
          </table:table-cell>
          <table:table-cell office:value-type="float" office:value="2.21300213219054" calcext:value-type="float">
            <text:p>2.21300213219054</text:p>
          </table:table-cell>
        </table:table-row>
        <table:table-row table:style-name="ro1">
          <table:table-cell office:value-type="string" calcext:value-type="string">
            <text:p>LaPb</text:p>
          </table:table-cell>
          <table:table-cell office:value-type="float" office:value="0.30747506" calcext:value-type="float">
            <text:p>0.30747506</text:p>
          </table:table-cell>
          <table:table-cell office:value-type="float" office:value="4.3679" calcext:value-type="float">
            <text:p>4.3679</text:p>
          </table:table-cell>
          <table:table-cell office:value-type="float" office:value="0.866103213511533" calcext:value-type="float">
            <text:p>0.866103213511533</text:p>
          </table:table-cell>
        </table:table-row>
        <table:table-row table:style-name="ro1">
          <table:table-cell office:value-type="string" calcext:value-type="string">
            <text:p>CdBa</text:p>
          </table:table-cell>
          <table:table-cell office:value-type="float" office:value="0.30761948" calcext:value-type="float">
            <text:p>0.30761948</text:p>
          </table:table-cell>
          <table:table-cell office:value-type="float" office:value="4.854" calcext:value-type="float">
            <text:p>4.854</text:p>
          </table:table-cell>
          <table:table-cell office:value-type="float" office:value="1.19631200629905" calcext:value-type="float">
            <text:p>1.19631200629905</text:p>
          </table:table-cell>
        </table:table-row>
        <table:table-row table:style-name="ro1">
          <table:table-cell office:value-type="string" calcext:value-type="string">
            <text:p>CoNi</text:p>
          </table:table-cell>
          <table:table-cell office:value-type="float" office:value="0.3081019" calcext:value-type="float">
            <text:p>0.3081019</text:p>
          </table:table-cell>
          <table:table-cell office:value-type="float" office:value="3.1542" calcext:value-type="float">
            <text:p>3.1542</text:p>
          </table:table-cell>
          <table:table-cell office:value-type="float" office:value="2.50626572647927" calcext:value-type="float">
            <text:p>2.50626572647927</text:p>
          </table:table-cell>
        </table:table-row>
        <table:table-row table:style-name="ro1">
          <table:table-cell office:value-type="string" calcext:value-type="string">
            <text:p>AgRe</text:p>
          </table:table-cell>
          <table:table-cell office:value-type="float" office:value="0.3093319" calcext:value-type="float">
            <text:p>0.3093319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01778188295606" calcext:value-type="float">
            <text:p>1.01778188295606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float" office:value="0.31031588" calcext:value-type="float">
            <text:p>0.31031588</text:p>
          </table:table-cell>
          <table:table-cell office:value-type="float" office:value="3.488" calcext:value-type="float">
            <text:p>3.488</text:p>
          </table:table-cell>
          <table:table-cell office:value-type="float" office:value="1.44755170637921" calcext:value-type="float">
            <text:p>1.44755170637921</text:p>
          </table:table-cell>
        </table:table-row>
        <table:table-row table:style-name="ro1">
          <table:table-cell office:value-type="string" calcext:value-type="string">
            <text:p>TlSb</text:p>
          </table:table-cell>
          <table:table-cell office:value-type="float" office:value="0.31048608" calcext:value-type="float">
            <text:p>0.31048608</text:p>
          </table:table-cell>
          <table:table-cell office:value-type="float" office:value="4.2151" calcext:value-type="float">
            <text:p>4.2151</text:p>
          </table:table-cell>
          <table:table-cell office:value-type="float" office:value="0.918627595611615" calcext:value-type="float">
            <text:p>0.918627595611615</text:p>
          </table:table-cell>
        </table:table-row>
        <table:table-row table:style-name="ro1">
          <table:table-cell office:value-type="string" calcext:value-type="string">
            <text:p>ScCd</text:p>
          </table:table-cell>
          <table:table-cell office:value-type="float" office:value="0.31130067" calcext:value-type="float">
            <text:p>0.31130067</text:p>
          </table:table-cell>
          <table:table-cell office:value-type="float" office:value="3.8196" calcext:value-type="float">
            <text:p>3.8196</text:p>
          </table:table-cell>
          <table:table-cell office:value-type="float" office:value="1.88528349630576" calcext:value-type="float">
            <text:p>1.88528349630576</text:p>
          </table:table-cell>
        </table:table-row>
        <table:table-row table:style-name="ro1">
          <table:table-cell office:value-type="string" calcext:value-type="string">
            <text:p>RuCr</text:p>
          </table:table-cell>
          <table:table-cell office:value-type="float" office:value="0.31147107" calcext:value-type="float">
            <text:p>0.31147107</text:p>
          </table:table-cell>
          <table:table-cell office:value-type="float" office:value="3.1865" calcext:value-type="float">
            <text:p>3.1865</text:p>
          </table:table-cell>
          <table:table-cell office:value-type="float" office:value="1.93722951488475" calcext:value-type="float">
            <text:p>1.93722951488475</text:p>
          </table:table-cell>
        </table:table-row>
        <table:table-row table:style-name="ro1">
          <table:table-cell office:value-type="string" calcext:value-type="string">
            <text:p>SbBa</text:p>
          </table:table-cell>
          <table:table-cell office:value-type="float" office:value="0.31173226" calcext:value-type="float">
            <text:p>0.31173226</text:p>
          </table:table-cell>
          <table:table-cell office:value-type="float" office:value="5.1027" calcext:value-type="float">
            <text:p>5.1027</text:p>
          </table:table-cell>
          <table:table-cell office:value-type="float" office:value="1.15364180692731" calcext:value-type="float">
            <text:p>1.15364180692731</text:p>
          </table:table-cell>
        </table:table-row>
        <table:table-row table:style-name="ro1">
          <table:table-cell office:value-type="string" calcext:value-type="string">
            <text:p>HfGa</text:p>
          </table:table-cell>
          <table:table-cell office:value-type="float" office:value="0.31174892" calcext:value-type="float">
            <text:p>0.31174892</text:p>
          </table:table-cell>
          <table:table-cell office:value-type="float" office:value="3.3728" calcext:value-type="float">
            <text:p>3.3728</text:p>
          </table:table-cell>
          <table:table-cell office:value-type="float" office:value="1.20357358447699" calcext:value-type="float">
            <text:p>1.20357358447699</text:p>
          </table:table-cell>
        </table:table-row>
        <table:table-row table:style-name="ro1">
          <table:table-cell office:value-type="string" calcext:value-type="string">
            <text:p>AsCe</text:p>
          </table:table-cell>
          <table:table-cell office:value-type="float" office:value="0.3120524" calcext:value-type="float">
            <text:p>0.3120524</text:p>
          </table:table-cell>
          <table:table-cell office:value-type="float" office:value="3.9925" calcext:value-type="float">
            <text:p>3.9925</text:p>
          </table:table-cell>
          <table:table-cell office:value-type="float" office:value="1.38668270618434" calcext:value-type="float">
            <text:p>1.38668270618434</text:p>
          </table:table-cell>
        </table:table-row>
        <table:table-row table:style-name="ro1">
          <table:table-cell office:value-type="string" calcext:value-type="string">
            <text:p>IrNi</text:p>
          </table:table-cell>
          <table:table-cell office:value-type="float" office:value="0.31218585" calcext:value-type="float">
            <text:p>0.31218585</text:p>
          </table:table-cell>
          <table:table-cell office:value-type="float" office:value="3.2238" calcext:value-type="float">
            <text:p>3.2238</text:p>
          </table:table-cell>
          <table:table-cell office:value-type="float" office:value="1.19078870110535" calcext:value-type="float">
            <text:p>1.19078870110535</text:p>
          </table:table-cell>
        </table:table-row>
        <table:table-row table:style-name="ro1">
          <table:table-cell office:value-type="string" calcext:value-type="string">
            <text:p>BeRh</text:p>
          </table:table-cell>
          <table:table-cell office:value-type="float" office:value="0.3128059" calcext:value-type="float">
            <text:p>0.3128059</text:p>
          </table:table-cell>
          <table:table-cell office:value-type="float" office:value="3.3188" calcext:value-type="float">
            <text:p>3.3188</text:p>
          </table:table-cell>
          <table:table-cell office:value-type="float" office:value="2.63074689940975" calcext:value-type="float">
            <text:p>2.63074689940975</text:p>
          </table:table-cell>
        </table:table-row>
        <table:table-row table:style-name="ro1">
          <table:table-cell office:value-type="string" calcext:value-type="string">
            <text:p>TcMn</text:p>
          </table:table-cell>
          <table:table-cell office:value-type="float" office:value="0.31329256" calcext:value-type="float">
            <text:p>0.31329256</text:p>
          </table:table-cell>
          <table:table-cell office:value-type="float" office:value="3.1936" calcext:value-type="float">
            <text:p>3.1936</text:p>
          </table:table-cell>
          <table:table-cell office:value-type="float" office:value="1.93882010836431" calcext:value-type="float">
            <text:p>1.93882010836431</text:p>
          </table:table-cell>
        </table:table-row>
        <table:table-row table:style-name="ro1">
          <table:table-cell office:value-type="string" calcext:value-type="string">
            <text:p>CaPb</text:p>
          </table:table-cell>
          <table:table-cell office:value-type="float" office:value="0.31393465" calcext:value-type="float">
            <text:p>0.31393465</text:p>
          </table:table-cell>
          <table:table-cell office:value-type="float" office:value="4.3309" calcext:value-type="float">
            <text:p>4.3309</text:p>
          </table:table-cell>
          <table:table-cell office:value-type="float" office:value="1.20806952182769" calcext:value-type="float">
            <text:p>1.20806952182769</text:p>
          </table:table-cell>
        </table:table-row>
        <table:table-row table:style-name="ro1">
          <table:table-cell office:value-type="string" calcext:value-type="string">
            <text:p>CoCo</text:p>
          </table:table-cell>
          <table:table-cell office:value-type="float" office:value="0.31424165" calcext:value-type="float">
            <text:p>0.31424165</text:p>
          </table:table-cell>
          <table:table-cell office:value-type="float" office:value="3.2451" calcext:value-type="float">
            <text:p>3.2451</text:p>
          </table:table-cell>
          <table:table-cell office:value-type="float" office:value="2.50129435625929" calcext:value-type="float">
            <text:p>2.50129435625929</text:p>
          </table:table-cell>
        </table:table-row>
        <table:table-row table:style-name="ro1">
          <table:table-cell office:value-type="string" calcext:value-type="string">
            <text:p>GeTc</text:p>
          </table:table-cell>
          <table:table-cell office:value-type="float" office:value="0.31426978" calcext:value-type="float">
            <text:p>0.31426978</text:p>
          </table:table-cell>
          <table:table-cell office:value-type="float" office:value="3.5734" calcext:value-type="float">
            <text:p>3.5734</text:p>
          </table:table-cell>
          <table:table-cell office:value-type="float" office:value="1.74119168863152" calcext:value-type="float">
            <text:p>1.74119168863152</text:p>
          </table:table-cell>
        </table:table-row>
        <table:table-row table:style-name="ro1">
          <table:table-cell office:value-type="string" calcext:value-type="string">
            <text:p>HgMo</text:p>
          </table:table-cell>
          <table:table-cell office:value-type="float" office:value="0.31446162" calcext:value-type="float">
            <text:p>0.31446162</text:p>
          </table:table-cell>
          <table:table-cell office:value-type="float" office:value="3.7102" calcext:value-type="float">
            <text:p>3.7102</text:p>
          </table:table-cell>
          <table:table-cell office:value-type="float" office:value="1.00944130840995" calcext:value-type="float">
            <text:p>1.00944130840995</text:p>
          </table:table-cell>
        </table:table-row>
        <table:table-row table:style-name="ro1">
          <table:table-cell office:value-type="string" calcext:value-type="string">
            <text:p>CuCa</text:p>
          </table:table-cell>
          <table:table-cell office:value-type="float" office:value="0.31461623" calcext:value-type="float">
            <text:p>0.31461623</text:p>
          </table:table-cell>
          <table:table-cell office:value-type="float" office:value="4.2309" calcext:value-type="float">
            <text:p>4.2309</text:p>
          </table:table-cell>
          <table:table-cell office:value-type="float" office:value="2.83533221776123" calcext:value-type="float">
            <text:p>2.83533221776123</text:p>
          </table:table-cell>
        </table:table-row>
        <table:table-row table:style-name="ro1">
          <table:table-cell office:value-type="string" calcext:value-type="string">
            <text:p>PtCe</text:p>
          </table:table-cell>
          <table:table-cell office:value-type="float" office:value="0.31551275" calcext:value-type="float">
            <text:p>0.31551275</text:p>
          </table:table-cell>
          <table:table-cell office:value-type="float" office:value="3.9734" calcext:value-type="float">
            <text:p>3.9734</text:p>
          </table:table-cell>
          <table:table-cell office:value-type="float" office:value="0.894029285104757" calcext:value-type="float">
            <text:p>0.894029285104757</text:p>
          </table:table-cell>
        </table:table-row>
        <table:table-row table:style-name="ro1">
          <table:table-cell office:value-type="string" calcext:value-type="string">
            <text:p>CsRb</text:p>
          </table:table-cell>
          <table:table-cell office:value-type="float" office:value="0.31603602" calcext:value-type="float">
            <text:p>0.31603602</text:p>
          </table:table-cell>
          <table:table-cell office:value-type="float" office:value="5.3342" calcext:value-type="float">
            <text:p>5.3342</text:p>
          </table:table-cell>
          <table:table-cell office:value-type="float" office:value="1.36579042082625" calcext:value-type="float">
            <text:p>1.36579042082625</text:p>
          </table:table-cell>
        </table:table-row>
        <table:table-row table:style-name="ro1">
          <table:table-cell office:value-type="string" calcext:value-type="string">
            <text:p>PbFe</text:p>
          </table:table-cell>
          <table:table-cell office:value-type="float" office:value="0.31651717" calcext:value-type="float">
            <text:p>0.31651717</text:p>
          </table:table-cell>
          <table:table-cell office:value-type="float" office:value="3.5941" calcext:value-type="float">
            <text:p>3.5941</text:p>
          </table:table-cell>
          <table:table-cell office:value-type="float" office:value="1.13648040382936" calcext:value-type="float">
            <text:p>1.13648040382936</text:p>
          </table:table-cell>
        </table:table-row>
        <table:table-row table:style-name="ro1">
          <table:table-cell office:value-type="string" calcext:value-type="string">
            <text:p>SbPd</text:p>
          </table:table-cell>
          <table:table-cell office:value-type="float" office:value="0.31714833" calcext:value-type="float">
            <text:p>0.31714833</text:p>
          </table:table-cell>
          <table:table-cell office:value-type="float" office:value="3.7996" calcext:value-type="float">
            <text:p>3.7996</text:p>
          </table:table-cell>
          <table:table-cell office:value-type="float" office:value="1.30785901374813" calcext:value-type="float">
            <text:p>1.30785901374813</text:p>
          </table:table-cell>
        </table:table-row>
        <table:table-row table:style-name="ro1">
          <table:table-cell office:value-type="string" calcext:value-type="string">
            <text:p>RhMn</text:p>
          </table:table-cell>
          <table:table-cell office:value-type="float" office:value="0.31735626" calcext:value-type="float">
            <text:p>0.31735626</text:p>
          </table:table-cell>
          <table:table-cell office:value-type="float" office:value="3.2568" calcext:value-type="float">
            <text:p>3.2568</text:p>
          </table:table-cell>
          <table:table-cell office:value-type="float" office:value="1.87969760056678" calcext:value-type="float">
            <text:p>1.87969760056678</text:p>
          </table:table-cell>
        </table:table-row>
        <table:table-row table:style-name="ro1">
          <table:table-cell office:value-type="string" calcext:value-type="string">
            <text:p>BeNb</text:p>
          </table:table-cell>
          <table:table-cell office:value-type="float" office:value="0.3174793" calcext:value-type="float">
            <text:p>0.3174793</text:p>
          </table:table-cell>
          <table:table-cell office:value-type="float" office:value="3.4676" calcext:value-type="float">
            <text:p>3.4676</text:p>
          </table:table-cell>
          <table:table-cell office:value-type="float" office:value="2.88140972443336" calcext:value-type="float">
            <text:p>2.88140972443336</text:p>
          </table:table-cell>
        </table:table-row>
        <table:table-row table:style-name="ro1">
          <table:table-cell office:value-type="string" calcext:value-type="string">
            <text:p>TlCs</text:p>
          </table:table-cell>
          <table:table-cell office:value-type="float" office:value="0.31761658" calcext:value-type="float">
            <text:p>0.31761658</text:p>
          </table:table-cell>
          <table:table-cell office:value-type="float" office:value="5.182" calcext:value-type="float">
            <text:p>5.182</text:p>
          </table:table-cell>
          <table:table-cell office:value-type="float" office:value="0.888541961032384" calcext:value-type="float">
            <text:p>0.888541961032384</text:p>
          </table:table-cell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0.3182439" calcext:value-type="float">
            <text:p>0.3182439</text:p>
          </table:table-cell>
          <table:table-cell office:value-type="float" office:value="3.3078" calcext:value-type="float">
            <text:p>3.3078</text:p>
          </table:table-cell>
          <table:table-cell office:value-type="float" office:value="2.67835232376617" calcext:value-type="float">
            <text:p>2.67835232376617</text:p>
          </table:table-cell>
        </table:table-row>
        <table:table-row table:style-name="ro1">
          <table:table-cell office:value-type="string" calcext:value-type="string">
            <text:p>AsFe</text:p>
          </table:table-cell>
          <table:table-cell office:value-type="float" office:value="0.3186277" calcext:value-type="float">
            <text:p>0.3186277</text:p>
          </table:table-cell>
          <table:table-cell office:value-type="float" office:value="3.2691" calcext:value-type="float">
            <text:p>3.2691</text:p>
          </table:table-cell>
          <table:table-cell office:value-type="float" office:value="2.2601169799751" calcext:value-type="float">
            <text:p>2.2601169799751</text:p>
          </table:table-cell>
        </table:table-row>
        <table:table-row table:style-name="ro1">
          <table:table-cell office:value-type="string" calcext:value-type="string">
            <text:p>GaRe</text:p>
          </table:table-cell>
          <table:table-cell office:value-type="float" office:value="0.31907675" calcext:value-type="float">
            <text:p>0.31907675</text:p>
          </table:table-cell>
          <table:table-cell office:value-type="float" office:value="3.4319" calcext:value-type="float">
            <text:p>3.4319</text:p>
          </table:table-cell>
          <table:table-cell office:value-type="float" office:value="1.16770627287908" calcext:value-type="float">
            <text:p>1.16770627287908</text:p>
          </table:table-cell>
        </table:table-row>
        <table:table-row table:style-name="ro1">
          <table:table-cell office:value-type="string" calcext:value-type="string">
            <text:p>AgCr</text:p>
          </table:table-cell>
          <table:table-cell office:value-type="float" office:value="0.31953466" calcext:value-type="float">
            <text:p>0.31953466</text:p>
          </table:table-cell>
          <table:table-cell office:value-type="float" office:value="3.4437" calcext:value-type="float">
            <text:p>3.4437</text:p>
          </table:table-cell>
          <table:table-cell office:value-type="float" office:value="1.85637847622037" calcext:value-type="float">
            <text:p>1.85637847622037</text:p>
          </table:table-cell>
        </table:table-row>
        <table:table-row table:style-name="ro1">
          <table:table-cell office:value-type="string" calcext:value-type="string">
            <text:p>GeNd</text:p>
          </table:table-cell>
          <table:table-cell office:value-type="float" office:value="0.31988233" calcext:value-type="float">
            <text:p>0.31988233</text:p>
          </table:table-cell>
          <table:table-cell office:value-type="float" office:value="4.2415" calcext:value-type="float">
            <text:p>4.2415</text:p>
          </table:table-cell>
          <table:table-cell office:value-type="float" office:value="1.37505228374583" calcext:value-type="float">
            <text:p>1.37505228374583</text:p>
          </table:table-cell>
        </table:table-row>
        <table:table-row table:style-name="ro1">
          <table:table-cell office:value-type="string" calcext:value-type="string">
            <text:p>InMn</text:p>
          </table:table-cell>
          <table:table-cell office:value-type="float" office:value="0.31990227" calcext:value-type="float">
            <text:p>0.31990227</text:p>
          </table:table-cell>
          <table:table-cell office:value-type="float" office:value="3.4685" calcext:value-type="float">
            <text:p>3.4685</text:p>
          </table:table-cell>
          <table:table-cell office:value-type="float" office:value="1.75009975844118" calcext:value-type="float">
            <text:p>1.75009975844118</text:p>
          </table:table-cell>
        </table:table-row>
        <table:table-row table:style-name="ro1">
          <table:table-cell office:value-type="string" calcext:value-type="string">
            <text:p>CdLi</text:p>
          </table:table-cell>
          <table:table-cell office:value-type="float" office:value="0.32006833" calcext:value-type="float">
            <text:p>0.32006833</text:p>
          </table:table-cell>
          <table:table-cell office:value-type="float" office:value="3.5436" calcext:value-type="float">
            <text:p>3.5436</text:p>
          </table:table-cell>
          <table:table-cell office:value-type="float" office:value="2.47092930613254" calcext:value-type="float">
            <text:p>2.47092930613254</text:p>
          </table:table-cell>
        </table:table-row>
        <table:table-row table:style-name="ro1">
          <table:table-cell office:value-type="string" calcext:value-type="string">
            <text:p>InRe</text:p>
          </table:table-cell>
          <table:table-cell office:value-type="float" office:value="0.32013786" calcext:value-type="float">
            <text:p>0.32013786</text:p>
          </table:table-cell>
          <table:table-cell office:value-type="float" office:value="3.6178" calcext:value-type="float">
            <text:p>3.6178</text:p>
          </table:table-cell>
          <table:table-cell office:value-type="float" office:value="0.994517919852476" calcext:value-type="float">
            <text:p>0.994517919852476</text:p>
          </table:table-cell>
        </table:table-row>
        <table:table-row table:style-name="ro1">
          <table:table-cell office:value-type="string" calcext:value-type="string">
            <text:p>TeV</text:p>
          </table:table-cell>
          <table:table-cell office:value-type="float" office:value="0.32045937" calcext:value-type="float">
            <text:p>0.32045937</text:p>
          </table:table-cell>
          <table:table-cell office:value-type="float" office:value="3.5807" calcext:value-type="float">
            <text:p>3.5807</text:p>
          </table:table-cell>
          <table:table-cell office:value-type="float" office:value="1.66541716226425" calcext:value-type="float">
            <text:p>1.66541716226425</text:p>
          </table:table-cell>
        </table:table-row>
        <table:table-row table:style-name="ro1">
          <table:table-cell office:value-type="string" calcext:value-type="string">
            <text:p>TcRh</text:p>
          </table:table-cell>
          <table:table-cell office:value-type="float" office:value="0.3207333" calcext:value-type="float">
            <text:p>0.3207333</text:p>
          </table:table-cell>
          <table:table-cell office:value-type="float" office:value="3.4046" calcext:value-type="float">
            <text:p>3.4046</text:p>
          </table:table-cell>
          <table:table-cell office:value-type="float" office:value="1.48277844500242" calcext:value-type="float">
            <text:p>1.48277844500242</text:p>
          </table:table-cell>
        </table:table-row>
        <table:table-row table:style-name="ro1">
          <table:table-cell office:value-type="string" calcext:value-type="string">
            <text:p>TlW</text:p>
          </table:table-cell>
          <table:table-cell office:value-type="float" office:value="0.32108048" calcext:value-type="float">
            <text:p>0.32108048</text:p>
          </table:table-cell>
          <table:table-cell office:value-type="float" office:value="3.7669" calcext:value-type="float">
            <text:p>3.7669</text:p>
          </table:table-cell>
          <table:table-cell office:value-type="float" office:value="0.772867030944535" calcext:value-type="float">
            <text:p>0.772867030944535</text:p>
          </table:table-cell>
        </table:table-row>
        <table:table-row table:style-name="ro1">
          <table:table-cell office:value-type="string" calcext:value-type="string">
            <text:p>NiRu</text:p>
          </table:table-cell>
          <table:table-cell office:value-type="float" office:value="0.3219392" calcext:value-type="float">
            <text:p>0.3219392</text:p>
          </table:table-cell>
          <table:table-cell office:value-type="float" office:value="3.3895" calcext:value-type="float">
            <text:p>3.3895</text:p>
          </table:table-cell>
          <table:table-cell office:value-type="float" office:value="1.85752911070046" calcext:value-type="float">
            <text:p>1.85752911070046</text:p>
          </table:table-cell>
        </table:table-row>
        <table:table-row table:style-name="ro1">
          <table:table-cell office:value-type="string" calcext:value-type="string">
            <text:p>NiLi</text:p>
          </table:table-cell>
          <table:table-cell office:value-type="float" office:value="0.32235524" calcext:value-type="float">
            <text:p>0.32235524</text:p>
          </table:table-cell>
          <table:table-cell office:value-type="float" office:value="3.0108" calcext:value-type="float">
            <text:p>3.0108</text:p>
          </table:table-cell>
          <table:table-cell office:value-type="float" office:value="4.40416311404519" calcext:value-type="float">
            <text:p>4.40416311404519</text:p>
          </table:table-cell>
        </table:table-row>
        <table:table-row table:style-name="ro1">
          <table:table-cell office:value-type="string" calcext:value-type="string">
            <text:p>RhMo</text:p>
          </table:table-cell>
          <table:table-cell office:value-type="float" office:value="0.3226411" calcext:value-type="float">
            <text:p>0.3226411</text:p>
          </table:table-cell>
          <table:table-cell office:value-type="float" office:value="3.443" calcext:value-type="float">
            <text:p>3.443</text:p>
          </table:table-cell>
          <table:table-cell office:value-type="float" office:value="1.49790963777953" calcext:value-type="float">
            <text:p>1.49790963777953</text:p>
          </table:table-cell>
        </table:table-row>
        <table:table-row table:style-name="ro1">
          <table:table-cell office:value-type="string" calcext:value-type="string">
            <text:p>ZnNi</text:p>
          </table:table-cell>
          <table:table-cell office:value-type="float" office:value="0.32272267" calcext:value-type="float">
            <text:p>0.32272267</text:p>
          </table:table-cell>
          <table:table-cell office:value-type="float" office:value="3.3352" calcext:value-type="float">
            <text:p>3.3352</text:p>
          </table:table-cell>
          <table:table-cell office:value-type="float" office:value="2.37859664198306" calcext:value-type="float">
            <text:p>2.37859664198306</text:p>
          </table:table-cell>
        </table:table-row>
        <table:table-row table:style-name="ro1">
          <table:table-cell office:value-type="string" calcext:value-type="string">
            <text:p>NiCr</text:p>
          </table:table-cell>
          <table:table-cell office:value-type="float" office:value="0.32305428" calcext:value-type="float">
            <text:p>0.32305428</text:p>
          </table:table-cell>
          <table:table-cell office:value-type="float" office:value="3.2628" calcext:value-type="float">
            <text:p>3.2628</text:p>
          </table:table-cell>
          <table:table-cell office:value-type="float" office:value="2.65916077377743" calcext:value-type="float">
            <text:p>2.65916077377743</text:p>
          </table:table-cell>
        </table:table-row>
        <table:table-row table:style-name="ro1">
          <table:table-cell office:value-type="string" calcext:value-type="string">
            <text:p>NiMn</text:p>
          </table:table-cell>
          <table:table-cell office:value-type="float" office:value="0.32338354" calcext:value-type="float">
            <text:p>0.32338354</text:p>
          </table:table-cell>
          <table:table-cell office:value-type="float" office:value="3.1736" calcext:value-type="float">
            <text:p>3.1736</text:p>
          </table:table-cell>
          <table:table-cell office:value-type="float" office:value="2.59209903642155" calcext:value-type="float">
            <text:p>2.59209903642155</text:p>
          </table:table-cell>
        </table:table-row>
        <table:table-row table:style-name="ro1">
          <table:table-cell office:value-type="string" calcext:value-type="string">
            <text:p>NiRe</text:p>
          </table:table-cell>
          <table:table-cell office:value-type="float" office:value="0.32355937" calcext:value-type="float">
            <text:p>0.32355937</text:p>
          </table:table-cell>
          <table:table-cell office:value-type="float" office:value="3.3992" calcext:value-type="float">
            <text:p>3.3992</text:p>
          </table:table-cell>
          <table:table-cell office:value-type="float" office:value="1.21965494133651" calcext:value-type="float">
            <text:p>1.21965494133651</text:p>
          </table:table-cell>
        </table:table-row>
        <table:table-row table:style-name="ro1">
          <table:table-cell office:value-type="string" calcext:value-type="string">
            <text:p>CuCo</text:p>
          </table:table-cell>
          <table:table-cell office:value-type="float" office:value="0.3235683" calcext:value-type="float">
            <text:p>0.3235683</text:p>
          </table:table-cell>
          <table:table-cell office:value-type="float" office:value="3.2356" calcext:value-type="float">
            <text:p>3.2356</text:p>
          </table:table-cell>
          <table:table-cell office:value-type="float" office:value="2.40936044444829" calcext:value-type="float">
            <text:p>2.40936044444829</text:p>
          </table:table-cell>
        </table:table-row>
        <table:table-row table:style-name="ro1">
          <table:table-cell office:value-type="string" calcext:value-type="string">
            <text:p>AsTc</text:p>
          </table:table-cell>
          <table:table-cell office:value-type="float" office:value="0.32398754" calcext:value-type="float">
            <text:p>0.32398754</text:p>
          </table:table-cell>
          <table:table-cell office:value-type="float" office:value="3.495" calcext:value-type="float">
            <text:p>3.495</text:p>
          </table:table-cell>
          <table:table-cell office:value-type="float" office:value="1.71861251062972" calcext:value-type="float">
            <text:p>1.71861251062972</text:p>
          </table:table-cell>
        </table:table-row>
        <table:table-row table:style-name="ro1">
          <table:table-cell office:value-type="string" calcext:value-type="string">
            <text:p>RuLi</text:p>
          </table:table-cell>
          <table:table-cell office:value-type="float" office:value="0.3242761" calcext:value-type="float">
            <text:p>0.3242761</text:p>
          </table:table-cell>
          <table:table-cell office:value-type="float" office:value="2.9442" calcext:value-type="float">
            <text:p>2.9442</text:p>
          </table:table-cell>
          <table:table-cell office:value-type="float" office:value="2.72330787765496" calcext:value-type="float">
            <text:p>2.72330787765496</text:p>
          </table:table-cell>
        </table:table-row>
        <table:table-row table:style-name="ro1">
          <table:table-cell office:value-type="string" calcext:value-type="string">
            <text:p>NiGd</text:p>
          </table:table-cell>
          <table:table-cell office:value-type="float" office:value="0.32435313" calcext:value-type="float">
            <text:p>0.32435313</text:p>
          </table:table-cell>
          <table:table-cell office:value-type="float" office:value="3.8787" calcext:value-type="float">
            <text:p>3.8787</text:p>
          </table:table-cell>
          <table:table-cell office:value-type="float" office:value="1.38094642659299" calcext:value-type="float">
            <text:p>1.38094642659299</text:p>
          </table:table-cell>
        </table:table-row>
        <table:table-row table:style-name="ro1">
          <table:table-cell office:value-type="string" calcext:value-type="string">
            <text:p>RuRh</text:p>
          </table:table-cell>
          <table:table-cell office:value-type="float" office:value="0.3246211" calcext:value-type="float">
            <text:p>0.3246211</text:p>
          </table:table-cell>
          <table:table-cell office:value-type="float" office:value="3.3988" calcext:value-type="float">
            <text:p>3.3988</text:p>
          </table:table-cell>
          <table:table-cell office:value-type="float" office:value="1.46078740741757" calcext:value-type="float">
            <text:p>1.46078740741757</text:p>
          </table:table-cell>
        </table:table-row>
        <table:table-row table:style-name="ro1">
          <table:table-cell office:value-type="string" calcext:value-type="string">
            <text:p>SbTc</text:p>
          </table:table-cell>
          <table:table-cell office:value-type="float" office:value="0.32502252" calcext:value-type="float">
            <text:p>0.32502252</text:p>
          </table:table-cell>
          <table:table-cell office:value-type="float" office:value="3.6303" calcext:value-type="float">
            <text:p>3.6303</text:p>
          </table:table-cell>
          <table:table-cell office:value-type="float" office:value="1.35728887313271" calcext:value-type="float">
            <text:p>1.35728887313271</text:p>
          </table:table-cell>
        </table:table-row>
        <table:table-row table:style-name="ro1">
          <table:table-cell office:value-type="string" calcext:value-type="string">
            <text:p>GeMn</text:p>
          </table:table-cell>
          <table:table-cell office:value-type="float" office:value="0.32537887" calcext:value-type="float">
            <text:p>0.32537887</text:p>
          </table:table-cell>
          <table:table-cell office:value-type="float" office:value="3.2966" calcext:value-type="float">
            <text:p>3.2966</text:p>
          </table:table-cell>
          <table:table-cell office:value-type="float" office:value="2.31529618662031" calcext:value-type="float">
            <text:p>2.31529618662031</text:p>
          </table:table-cell>
        </table:table-row>
        <table:table-row table:style-name="ro1">
          <table:table-cell office:value-type="string" calcext:value-type="string">
            <text:p>HgRh</text:p>
          </table:table-cell>
          <table:table-cell office:value-type="float" office:value="0.3254902" calcext:value-type="float">
            <text:p>0.3254902</text:p>
          </table:table-cell>
          <table:table-cell office:value-type="float" office:value="3.6538" calcext:value-type="float">
            <text:p>3.6538</text:p>
          </table:table-cell>
          <table:table-cell office:value-type="float" office:value="0.986502253756794" calcext:value-type="float">
            <text:p>0.986502253756794</text:p>
          </table:table-cell>
        </table:table-row>
        <table:table-row table:style-name="ro1">
          <table:table-cell office:value-type="string" calcext:value-type="string">
            <text:p>LiBi</text:p>
          </table:table-cell>
          <table:table-cell office:value-type="float" office:value="0.32582015" calcext:value-type="float">
            <text:p>0.32582015</text:p>
          </table:table-cell>
          <table:table-cell office:value-type="float" office:value="4.3028" calcext:value-type="float">
            <text:p>4.3028</text:p>
          </table:table-cell>
          <table:table-cell office:value-type="float" office:value="1.38108518651378" calcext:value-type="float">
            <text:p>1.38108518651378</text:p>
          </table:table-cell>
        </table:table-row>
        <table:table-row table:style-name="ro1">
          <table:table-cell office:value-type="string" calcext:value-type="string">
            <text:p>LiPt</text:p>
          </table:table-cell>
          <table:table-cell office:value-type="float" office:value="0.3268595" calcext:value-type="float">
            <text:p>0.3268595</text:p>
          </table:table-cell>
          <table:table-cell office:value-type="float" office:value="3.4282" calcext:value-type="float">
            <text:p>3.4282</text:p>
          </table:table-cell>
          <table:table-cell office:value-type="float" office:value="1.47468295599068" calcext:value-type="float">
            <text:p>1.47468295599068</text:p>
          </table:table-cell>
        </table:table-row>
        <table:table-row table:style-name="ro1">
          <table:table-cell office:value-type="string" calcext:value-type="string">
            <text:p>CrNb</text:p>
          </table:table-cell>
          <table:table-cell office:value-type="float" office:value="0.3271356" calcext:value-type="float">
            <text:p>0.3271356</text:p>
          </table:table-cell>
          <table:table-cell office:value-type="float" office:value="3.443" calcext:value-type="float">
            <text:p>3.443</text:p>
          </table:table-cell>
          <table:table-cell office:value-type="float" office:value="2.04413954786945" calcext:value-type="float">
            <text:p>2.04413954786945</text:p>
          </table:table-cell>
        </table:table-row>
        <table:table-row table:style-name="ro1">
          <table:table-cell office:value-type="string" calcext:value-type="string">
            <text:p>TeMo</text:p>
          </table:table-cell>
          <table:table-cell office:value-type="float" office:value="0.32714835" calcext:value-type="float">
            <text:p>0.32714835</text:p>
          </table:table-cell>
          <table:table-cell office:value-type="float" office:value="3.651" calcext:value-type="float">
            <text:p>3.651</text:p>
          </table:table-cell>
          <table:table-cell office:value-type="float" office:value="1.33464381029592" calcext:value-type="float">
            <text:p>1.33464381029592</text:p>
          </table:table-cell>
        </table:table-row>
        <table:table-row table:style-name="ro1">
          <table:table-cell office:value-type="string" calcext:value-type="string">
            <text:p>IrRu</text:p>
          </table:table-cell>
          <table:table-cell office:value-type="float" office:value="0.32721254" calcext:value-type="float">
            <text:p>0.32721254</text:p>
          </table:table-cell>
          <table:table-cell office:value-type="float" office:value="3.4001" calcext:value-type="float">
            <text:p>3.4001</text:p>
          </table:table-cell>
          <table:table-cell office:value-type="float" office:value="1.02048922816926" calcext:value-type="float">
            <text:p>1.02048922816926</text:p>
          </table:table-cell>
        </table:table-row>
        <table:table-row table:style-name="ro1">
          <table:table-cell office:value-type="string" calcext:value-type="string">
            <text:p>HfSi</text:p>
          </table:table-cell>
          <table:table-cell office:value-type="float" office:value="0.32761693" calcext:value-type="float">
            <text:p>0.32761693</text:p>
          </table:table-cell>
          <table:table-cell office:value-type="float" office:value="3.4812" calcext:value-type="float">
            <text:p>3.4812</text:p>
          </table:table-cell>
          <table:table-cell office:value-type="float" office:value="1.44266689414832" calcext:value-type="float">
            <text:p>1.44266689414832</text:p>
          </table:table-cell>
        </table:table-row>
        <table:table-row table:style-name="ro1">
          <table:table-cell office:value-type="string" calcext:value-type="string">
            <text:p>AgNd</text:p>
          </table:table-cell>
          <table:table-cell office:value-type="float" office:value="0.3277714" calcext:value-type="float">
            <text:p>0.3277714</text:p>
          </table:table-cell>
          <table:table-cell office:value-type="float" office:value="4.2827" calcext:value-type="float">
            <text:p>4.2827</text:p>
          </table:table-cell>
          <table:table-cell office:value-type="float" office:value="1.18518886661998" calcext:value-type="float">
            <text:p>1.18518886661998</text:p>
          </table:table-cell>
        </table:table-row>
        <table:table-row table:style-name="ro1">
          <table:table-cell office:value-type="string" calcext:value-type="string">
            <text:p>CoZr</text:p>
          </table:table-cell>
          <table:table-cell office:value-type="float" office:value="0.32788017" calcext:value-type="float">
            <text:p>0.32788017</text:p>
          </table:table-cell>
          <table:table-cell office:value-type="float" office:value="3.5669" calcext:value-type="float">
            <text:p>3.5669</text:p>
          </table:table-cell>
          <table:table-cell office:value-type="float" office:value="1.97401747207381" calcext:value-type="float">
            <text:p>1.97401747207381</text:p>
          </table:table-cell>
        </table:table-row>
        <table:table-row table:style-name="ro1">
          <table:table-cell office:value-type="string" calcext:value-type="string">
            <text:p>CrHf</text:p>
          </table:table-cell>
          <table:table-cell office:value-type="float" office:value="0.3281837" calcext:value-type="float">
            <text:p>0.3281837</text:p>
          </table:table-cell>
          <table:table-cell office:value-type="float" office:value="3.5918" calcext:value-type="float">
            <text:p>3.5918</text:p>
          </table:table-cell>
          <table:table-cell office:value-type="float" office:value="1.29494284439822" calcext:value-type="float">
            <text:p>1.29494284439822</text:p>
          </table:table-cell>
        </table:table-row>
        <table:table-row table:style-name="ro1">
          <table:table-cell office:value-type="string" calcext:value-type="string">
            <text:p>GaW</text:p>
          </table:table-cell>
          <table:table-cell office:value-type="float" office:value="0.328321" calcext:value-type="float">
            <text:p>0.328321</text:p>
          </table:table-cell>
          <table:table-cell office:value-type="float" office:value="3.4929" calcext:value-type="float">
            <text:p>3.4929</text:p>
          </table:table-cell>
          <table:table-cell office:value-type="float" office:value="1.17847830219806" calcext:value-type="float">
            <text:p>1.17847830219806</text:p>
          </table:table-cell>
        </table:table-row>
        <table:table-row table:style-name="ro1">
          <table:table-cell office:value-type="string" calcext:value-type="string">
            <text:p>InSi</text:p>
          </table:table-cell>
          <table:table-cell office:value-type="float" office:value="0.3283488" calcext:value-type="float">
            <text:p>0.3283488</text:p>
          </table:table-cell>
          <table:table-cell office:value-type="float" office:value="3.7512" calcext:value-type="float">
            <text:p>3.7512</text:p>
          </table:table-cell>
          <table:table-cell office:value-type="float" office:value="2.07214111792089" calcext:value-type="float">
            <text:p>2.07214111792089</text:p>
          </table:table-cell>
        </table:table-row>
        <table:table-row table:style-name="ro1">
          <table:table-cell office:value-type="string" calcext:value-type="string">
            <text:p>NaCs</text:p>
          </table:table-cell>
          <table:table-cell office:value-type="float" office:value="0.32838944" calcext:value-type="float">
            <text:p>0.32838944</text:p>
          </table:table-cell>
          <table:table-cell office:value-type="float" office:value="4.9757" calcext:value-type="float">
            <text:p>4.9757</text:p>
          </table:table-cell>
          <table:table-cell office:value-type="float" office:value="1.90274241371433" calcext:value-type="float">
            <text:p>1.90274241371433</text:p>
          </table:table-cell>
        </table:table-row>
        <table:table-row table:style-name="ro1">
          <table:table-cell office:value-type="string" calcext:value-type="string">
            <text:p>RuNb</text:p>
          </table:table-cell>
          <table:table-cell office:value-type="float" office:value="0.32881635" calcext:value-type="float">
            <text:p>0.32881635</text:p>
          </table:table-cell>
          <table:table-cell office:value-type="float" office:value="3.4408" calcext:value-type="float">
            <text:p>3.4408</text:p>
          </table:table-cell>
          <table:table-cell office:value-type="float" office:value="1.53493245184523" calcext:value-type="float">
            <text:p>1.53493245184523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0.32967862" calcext:value-type="float">
            <text:p>0.32967862</text:p>
          </table:table-cell>
          <table:table-cell office:value-type="float" office:value="4.0816" calcext:value-type="float">
            <text:p>4.0816</text:p>
          </table:table-cell>
          <table:table-cell office:value-type="float" office:value="2.99560582660996" calcext:value-type="float">
            <text:p>2.99560582660996</text:p>
          </table:table-cell>
        </table:table-row>
        <table:table-row table:style-name="ro1">
          <table:table-cell office:value-type="string" calcext:value-type="string">
            <text:p>PdW</text:p>
          </table:table-cell>
          <table:table-cell office:value-type="float" office:value="0.3301383" calcext:value-type="float">
            <text:p>0.3301383</text:p>
          </table:table-cell>
          <table:table-cell office:value-type="float" office:value="3.4849" calcext:value-type="float">
            <text:p>3.4849</text:p>
          </table:table-cell>
          <table:table-cell office:value-type="float" office:value="1.03102175905919" calcext:value-type="float">
            <text:p>1.03102175905919</text:p>
          </table:table-cell>
        </table:table-row>
        <table:table-row table:style-name="ro1">
          <table:table-cell office:value-type="string" calcext:value-type="string">
            <text:p>PtFe</text:p>
          </table:table-cell>
          <table:table-cell office:value-type="float" office:value="0.33022362" calcext:value-type="float">
            <text:p>0.33022362</text:p>
          </table:table-cell>
          <table:table-cell office:value-type="float" office:value="3.2775" calcext:value-type="float">
            <text:p>3.2775</text:p>
          </table:table-cell>
          <table:table-cell office:value-type="float" office:value="1.19070148541765" calcext:value-type="float">
            <text:p>1.19070148541765</text:p>
          </table:table-cell>
        </table:table-row>
        <table:table-row table:style-name="ro1">
          <table:table-cell office:value-type="string" calcext:value-type="string">
            <text:p>IrLa</text:p>
          </table:table-cell>
          <table:table-cell office:value-type="float" office:value="0.33035818" calcext:value-type="float">
            <text:p>0.33035818</text:p>
          </table:table-cell>
          <table:table-cell office:value-type="float" office:value="4.392" calcext:value-type="float">
            <text:p>4.392</text:p>
          </table:table-cell>
          <table:table-cell office:value-type="float" office:value="0.904938971490601" calcext:value-type="float">
            <text:p>0.904938971490601</text:p>
          </table:table-cell>
        </table:table-row>
        <table:table-row table:style-name="ro1">
          <table:table-cell office:value-type="string" calcext:value-type="string">
            <text:p>WTi</text:p>
          </table:table-cell>
          <table:table-cell office:value-type="float" office:value="0.3305233" calcext:value-type="float">
            <text:p>0.3305233</text:p>
          </table:table-cell>
          <table:table-cell office:value-type="float" office:value="3.4886" calcext:value-type="float">
            <text:p>3.4886</text:p>
          </table:table-cell>
          <table:table-cell office:value-type="float" office:value="1.2882074880495" calcext:value-type="float">
            <text:p>1.2882074880495</text:p>
          </table:table-cell>
        </table:table-row>
        <table:table-row table:style-name="ro1">
          <table:table-cell office:value-type="string" calcext:value-type="string">
            <text:p>PbTc</text:p>
          </table:table-cell>
          <table:table-cell office:value-type="float" office:value="0.3305249" calcext:value-type="float">
            <text:p>0.3305249</text:p>
          </table:table-cell>
          <table:table-cell office:value-type="float" office:value="3.7568" calcext:value-type="float">
            <text:p>3.7568</text:p>
          </table:table-cell>
          <table:table-cell office:value-type="float" office:value="0.981046824998795" calcext:value-type="float">
            <text:p>0.981046824998795</text:p>
          </table:table-cell>
        </table:table-row>
        <table:table-row table:style-name="ro1">
          <table:table-cell office:value-type="string" calcext:value-type="string">
            <text:p>PdMg</text:p>
          </table:table-cell>
          <table:table-cell office:value-type="float" office:value="0.33091623" calcext:value-type="float">
            <text:p>0.33091623</text:p>
          </table:table-cell>
          <table:table-cell office:value-type="float" office:value="3.4846" calcext:value-type="float">
            <text:p>3.4846</text:p>
          </table:table-cell>
          <table:table-cell office:value-type="float" office:value="2.2608199459255" calcext:value-type="float">
            <text:p>2.2608199459255</text:p>
          </table:table-cell>
        </table:table-row>
        <table:table-row table:style-name="ro1">
          <table:table-cell office:value-type="string" calcext:value-type="string">
            <text:p>TeMg</text:p>
          </table:table-cell>
          <table:table-cell office:value-type="float" office:value="0.33128238" calcext:value-type="float">
            <text:p>0.33128238</text:p>
          </table:table-cell>
          <table:table-cell office:value-type="float" office:value="3.8642" calcext:value-type="float">
            <text:p>3.8642</text:p>
          </table:table-cell>
          <table:table-cell office:value-type="float" office:value="1.95174790590931" calcext:value-type="float">
            <text:p>1.95174790590931</text:p>
          </table:table-cell>
        </table:table-row>
        <table:table-row table:style-name="ro1">
          <table:table-cell office:value-type="string" calcext:value-type="string">
            <text:p>TaSc</text:p>
          </table:table-cell>
          <table:table-cell office:value-type="float" office:value="0.33138964" calcext:value-type="float">
            <text:p>0.33138964</text:p>
          </table:table-cell>
          <table:table-cell office:value-type="float" office:value="3.93" calcext:value-type="float">
            <text:p>3.93</text:p>
          </table:table-cell>
          <table:table-cell office:value-type="float" office:value="1.32086294596914" calcext:value-type="float">
            <text:p>1.32086294596914</text:p>
          </table:table-cell>
        </table:table-row>
        <table:table-row table:style-name="ro1">
          <table:table-cell office:value-type="string" calcext:value-type="string">
            <text:p>CuCe</text:p>
          </table:table-cell>
          <table:table-cell office:value-type="float" office:value="0.33223614" calcext:value-type="float">
            <text:p>0.33223614</text:p>
          </table:table-cell>
          <table:table-cell office:value-type="float" office:value="4.0609" calcext:value-type="float">
            <text:p>4.0609</text:p>
          </table:table-cell>
          <table:table-cell office:value-type="float" office:value="1.46300312232353" calcext:value-type="float">
            <text:p>1.46300312232353</text:p>
          </table:table-cell>
        </table:table-row>
        <table:table-row table:style-name="ro1">
          <table:table-cell office:value-type="string" calcext:value-type="string">
            <text:p>TcNb</text:p>
          </table:table-cell>
          <table:table-cell office:value-type="float" office:value="0.33349183" calcext:value-type="float">
            <text:p>0.33349183</text:p>
          </table:table-cell>
          <table:table-cell office:value-type="float" office:value="3.4645" calcext:value-type="float">
            <text:p>3.4645</text:p>
          </table:table-cell>
          <table:table-cell office:value-type="float" office:value="1.55923110479956" calcext:value-type="float">
            <text:p>1.55923110479956</text:p>
          </table:table-cell>
        </table:table-row>
        <table:table-row table:style-name="ro1">
          <table:table-cell office:value-type="string" calcext:value-type="string">
            <text:p>SiMn</text:p>
          </table:table-cell>
          <table:table-cell office:value-type="float" office:value="0.33402658" calcext:value-type="float">
            <text:p>0.33402658</text:p>
          </table:table-cell>
          <table:table-cell office:value-type="float" office:value="3.1842" calcext:value-type="float">
            <text:p>3.1842</text:p>
          </table:table-cell>
          <table:table-cell office:value-type="float" office:value="3.51413433752446" calcext:value-type="float">
            <text:p>3.51413433752446</text:p>
          </table:table-cell>
        </table:table-row>
        <table:table-row table:style-name="ro1">
          <table:table-cell office:value-type="string" calcext:value-type="string">
            <text:p>HfCu</text:p>
          </table:table-cell>
          <table:table-cell office:value-type="float" office:value="0.33411607" calcext:value-type="float">
            <text:p>0.33411607</text:p>
          </table:table-cell>
          <table:table-cell office:value-type="float" office:value="3.3937" calcext:value-type="float">
            <text:p>3.3937</text:p>
          </table:table-cell>
          <table:table-cell office:value-type="float" office:value="1.23391096916663" calcext:value-type="float">
            <text:p>1.23391096916663</text:p>
          </table:table-cell>
        </table:table-row>
        <table:table-row table:style-name="ro1">
          <table:table-cell office:value-type="string" calcext:value-type="string">
            <text:p>MnV</text:p>
          </table:table-cell>
          <table:table-cell office:value-type="float" office:value="0.3341315" calcext:value-type="float">
            <text:p>0.3341315</text:p>
          </table:table-cell>
          <table:table-cell office:value-type="float" office:value="3.2671" calcext:value-type="float">
            <text:p>3.2671</text:p>
          </table:table-cell>
          <table:table-cell office:value-type="float" office:value="2.77660841793089" calcext:value-type="float">
            <text:p>2.77660841793089</text:p>
          </table:table-cell>
        </table:table-row>
        <table:table-row table:style-name="ro1">
          <table:table-cell office:value-type="string" calcext:value-type="string">
            <text:p>HgLi</text:p>
          </table:table-cell>
          <table:table-cell office:value-type="float" office:value="0.33470196" calcext:value-type="float">
            <text:p>0.33470196</text:p>
          </table:table-cell>
          <table:table-cell office:value-type="float" office:value="3.8263" calcext:value-type="float">
            <text:p>3.8263</text:p>
          </table:table-cell>
          <table:table-cell office:value-type="float" office:value="1.43612005652495" calcext:value-type="float">
            <text:p>1.43612005652495</text:p>
          </table:table-cell>
        </table:table-row>
        <table:table-row table:style-name="ro1">
          <table:table-cell office:value-type="string" calcext:value-type="string">
            <text:p>CoRh</text:p>
          </table:table-cell>
          <table:table-cell office:value-type="float" office:value="0.33503264" calcext:value-type="float">
            <text:p>0.33503264</text:p>
          </table:table-cell>
          <table:table-cell office:value-type="float" office:value="3.3915" calcext:value-type="float">
            <text:p>3.3915</text:p>
          </table:table-cell>
          <table:table-cell office:value-type="float" office:value="1.83414647046965" calcext:value-type="float">
            <text:p>1.83414647046965</text:p>
          </table:table-cell>
        </table:table-row>
        <table:table-row table:style-name="ro1">
          <table:table-cell office:value-type="string" calcext:value-type="string">
            <text:p>TcZr</text:p>
          </table:table-cell>
          <table:table-cell office:value-type="float" office:value="0.33526984" calcext:value-type="float">
            <text:p>0.33526984</text:p>
          </table:table-cell>
          <table:table-cell office:value-type="float" office:value="3.5962" calcext:value-type="float">
            <text:p>3.5962</text:p>
          </table:table-cell>
          <table:table-cell office:value-type="float" office:value="1.57287609295128" calcext:value-type="float">
            <text:p>1.57287609295128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float" office:value="0.33535492" calcext:value-type="float">
            <text:p>0.33535492</text:p>
          </table:table-cell>
          <table:table-cell office:value-type="float" office:value="3.7289" calcext:value-type="float">
            <text:p>3.7289</text:p>
          </table:table-cell>
          <table:table-cell office:value-type="float" office:value="1.30139548543822" calcext:value-type="float">
            <text:p>1.30139548543822</text:p>
          </table:table-cell>
        </table:table-row>
        <table:table-row table:style-name="ro1">
          <table:table-cell office:value-type="string" calcext:value-type="string">
            <text:p>CdSi</text:p>
          </table:table-cell>
          <table:table-cell office:value-type="float" office:value="0.33559734" calcext:value-type="float">
            <text:p>0.33559734</text:p>
          </table:table-cell>
          <table:table-cell office:value-type="float" office:value="3.6852" calcext:value-type="float">
            <text:p>3.6852</text:p>
          </table:table-cell>
          <table:table-cell office:value-type="float" office:value="2.10689329566712" calcext:value-type="float">
            <text:p>2.10689329566712</text:p>
          </table:table-cell>
        </table:table-row>
        <table:table-row table:style-name="ro1">
          <table:table-cell office:value-type="string" calcext:value-type="string">
            <text:p>CoNb</text:p>
          </table:table-cell>
          <table:table-cell office:value-type="float" office:value="0.33624306" calcext:value-type="float">
            <text:p>0.33624306</text:p>
          </table:table-cell>
          <table:table-cell office:value-type="float" office:value="3.416" calcext:value-type="float">
            <text:p>3.416</text:p>
          </table:table-cell>
          <table:table-cell office:value-type="float" office:value="1.95257245910178" calcext:value-type="float">
            <text:p>1.95257245910178</text:p>
          </table:table-cell>
        </table:table-row>
        <table:table-row table:style-name="ro1">
          <table:table-cell office:value-type="string" calcext:value-type="string">
            <text:p>PtNi</text:p>
          </table:table-cell>
          <table:table-cell office:value-type="float" office:value="0.33630362" calcext:value-type="float">
            <text:p>0.33630362</text:p>
          </table:table-cell>
          <table:table-cell office:value-type="float" office:value="3.2543" calcext:value-type="float">
            <text:p>3.2543</text:p>
          </table:table-cell>
          <table:table-cell office:value-type="float" office:value="1.17749440598452" calcext:value-type="float">
            <text:p>1.17749440598452</text:p>
          </table:table-cell>
        </table:table-row>
        <table:table-row table:style-name="ro1">
          <table:table-cell office:value-type="string" calcext:value-type="string">
            <text:p>TcRe</text:p>
          </table:table-cell>
          <table:table-cell office:value-type="float" office:value="0.3363769" calcext:value-type="float">
            <text:p>0.3363769</text:p>
          </table:table-cell>
          <table:table-cell office:value-type="float" office:value="3.4107" calcext:value-type="float">
            <text:p>3.4107</text:p>
          </table:table-cell>
          <table:table-cell office:value-type="float" office:value="1.05274914439892" calcext:value-type="float">
            <text:p>1.05274914439892</text:p>
          </table:table-cell>
        </table:table-row>
        <table:table-row table:style-name="ro1">
          <table:table-cell office:value-type="string" calcext:value-type="string">
            <text:p>HfGe</text:p>
          </table:table-cell>
          <table:table-cell office:value-type="float" office:value="0.33686802" calcext:value-type="float">
            <text:p>0.33686802</text:p>
          </table:table-cell>
          <table:table-cell office:value-type="float" office:value="3.3674" calcext:value-type="float">
            <text:p>3.3674</text:p>
          </table:table-cell>
          <table:table-cell office:value-type="float" office:value="1.18975980766293" calcext:value-type="float">
            <text:p>1.18975980766293</text:p>
          </table:table-cell>
        </table:table-row>
        <table:table-row table:style-name="ro1">
          <table:table-cell office:value-type="string" calcext:value-type="string">
            <text:p>CsW</text:p>
          </table:table-cell>
          <table:table-cell office:value-type="float" office:value="0.3371766" calcext:value-type="float">
            <text:p>0.3371766</text:p>
          </table:table-cell>
          <table:table-cell office:value-type="float" office:value="3.9313" calcext:value-type="float">
            <text:p>3.9313</text:p>
          </table:table-cell>
          <table:table-cell office:value-type="float" office:value="0.945625569972097" calcext:value-type="float">
            <text:p>0.945625569972097</text:p>
          </table:table-cell>
        </table:table-row>
        <table:table-row table:style-name="ro1">
          <table:table-cell office:value-type="string" calcext:value-type="string">
            <text:p>KFe</text:p>
          </table:table-cell>
          <table:table-cell office:value-type="float" office:value="0.33739123" calcext:value-type="float">
            <text:p>0.33739123</text:p>
          </table:table-cell>
          <table:table-cell office:value-type="float" office:value="3.5109" calcext:value-type="float">
            <text:p>3.5109</text:p>
          </table:table-cell>
          <table:table-cell office:value-type="float" office:value="3.08656618669611" calcext:value-type="float">
            <text:p>3.08656618669611</text:p>
          </table:table-cell>
        </table:table-row>
        <table:table-row table:style-name="ro1">
          <table:table-cell office:value-type="string" calcext:value-type="string">
            <text:p>AuV</text:p>
          </table:table-cell>
          <table:table-cell office:value-type="float" office:value="0.33753118" calcext:value-type="float">
            <text:p>0.33753118</text:p>
          </table:table-cell>
          <table:table-cell office:value-type="float" office:value="3.4111" calcext:value-type="float">
            <text:p>3.4111</text:p>
          </table:table-cell>
          <table:table-cell office:value-type="float" office:value="1.20503616023072" calcext:value-type="float">
            <text:p>1.20503616023072</text:p>
          </table:table-cell>
        </table:table-row>
        <table:table-row table:style-name="ro1">
          <table:table-cell office:value-type="string" calcext:value-type="string">
            <text:p>YIn</text:p>
          </table:table-cell>
          <table:table-cell office:value-type="float" office:value="0.33818367" calcext:value-type="float">
            <text:p>0.33818367</text:p>
          </table:table-cell>
          <table:table-cell office:value-type="float" office:value="4.1361" calcext:value-type="float">
            <text:p>4.1361</text:p>
          </table:table-cell>
          <table:table-cell office:value-type="float" office:value="1.46256545478844" calcext:value-type="float">
            <text:p>1.46256545478844</text:p>
          </table:table-cell>
        </table:table-row>
        <table:table-row table:style-name="ro1">
          <table:table-cell office:value-type="string" calcext:value-type="string">
            <text:p>TlTe</text:p>
          </table:table-cell>
          <table:table-cell office:value-type="float" office:value="0.3390483" calcext:value-type="float">
            <text:p>0.3390483</text:p>
          </table:table-cell>
          <table:table-cell office:value-type="float" office:value="4.3494" calcext:value-type="float">
            <text:p>4.3494</text:p>
          </table:table-cell>
          <table:table-cell office:value-type="float" office:value="0.902613651912831" calcext:value-type="float">
            <text:p>0.902613651912831</text:p>
          </table:table-cell>
        </table:table-row>
        <table:table-row table:style-name="ro1">
          <table:table-cell office:value-type="string" calcext:value-type="string">
            <text:p>BiTc</text:p>
          </table:table-cell>
          <table:table-cell office:value-type="float" office:value="0.3393575" calcext:value-type="float">
            <text:p>0.3393575</text:p>
          </table:table-cell>
          <table:table-cell office:value-type="float" office:value="3.7958" calcext:value-type="float">
            <text:p>3.7958</text:p>
          </table:table-cell>
          <table:table-cell office:value-type="float" office:value="0.97541252825526" calcext:value-type="float">
            <text:p>0.97541252825526</text:p>
          </table:table-cell>
        </table:table-row>
        <table:table-row table:style-name="ro1">
          <table:table-cell office:value-type="string" calcext:value-type="string">
            <text:p>PtCr</text:p>
          </table:table-cell>
          <table:table-cell office:value-type="float" office:value="0.339872" calcext:value-type="float">
            <text:p>0.339872</text:p>
          </table:table-cell>
          <table:table-cell office:value-type="float" office:value="3.3289" calcext:value-type="float">
            <text:p>3.3289</text:p>
          </table:table-cell>
          <table:table-cell office:value-type="float" office:value="1.2090254323083" calcext:value-type="float">
            <text:p>1.2090254323083</text:p>
          </table:table-cell>
        </table:table-row>
        <table:table-row table:style-name="ro1">
          <table:table-cell office:value-type="string" calcext:value-type="string">
            <text:p>ZnRe</text:p>
          </table:table-cell>
          <table:table-cell office:value-type="float" office:value="0.33988205" calcext:value-type="float">
            <text:p>0.33988205</text:p>
          </table:table-cell>
          <table:table-cell office:value-type="float" office:value="3.4881" calcext:value-type="float">
            <text:p>3.4881</text:p>
          </table:table-cell>
          <table:table-cell office:value-type="float" office:value="1.18748905807426" calcext:value-type="float">
            <text:p>1.18748905807426</text:p>
          </table:table-cell>
        </table:table-row>
        <table:table-row table:style-name="ro1">
          <table:table-cell office:value-type="string" calcext:value-type="string">
            <text:p>TaOs</text:p>
          </table:table-cell>
          <table:table-cell office:value-type="float" office:value="0.340072" calcext:value-type="float">
            <text:p>0.340072</text:p>
          </table:table-cell>
          <table:table-cell office:value-type="float" office:value="3.3789" calcext:value-type="float">
            <text:p>3.3789</text:p>
          </table:table-cell>
          <table:table-cell office:value-type="float" office:value="0.808072224150772" calcext:value-type="float">
            <text:p>0.808072224150772</text:p>
          </table:table-cell>
        </table:table-row>
        <table:table-row table:style-name="ro1">
          <table:table-cell office:value-type="string" calcext:value-type="string">
            <text:p>TiAl</text:p>
          </table:table-cell>
          <table:table-cell office:value-type="float" office:value="0.34097633" calcext:value-type="float">
            <text:p>0.34097633</text:p>
          </table:table-cell>
          <table:table-cell office:value-type="float" office:value="3.4003" calcext:value-type="float">
            <text:p>3.4003</text:p>
          </table:table-cell>
          <table:table-cell office:value-type="float" office:value="3.8830466347272" calcext:value-type="float">
            <text:p>3.8830466347272</text:p>
          </table:table-cell>
        </table:table-row>
        <table:table-row table:style-name="ro1">
          <table:table-cell office:value-type="string" calcext:value-type="string">
            <text:p>ZrCa</text:p>
          </table:table-cell>
          <table:table-cell office:value-type="float" office:value="0.34145778" calcext:value-type="float">
            <text:p>0.34145778</text:p>
          </table:table-cell>
          <table:table-cell office:value-type="float" office:value="4.1203" calcext:value-type="float">
            <text:p>4.1203</text:p>
          </table:table-cell>
          <table:table-cell office:value-type="float" office:value="2.2511085359464" calcext:value-type="float">
            <text:p>2.2511085359464</text:p>
          </table:table-cell>
        </table:table-row>
        <table:table-row table:style-name="ro1">
          <table:table-cell office:value-type="string" calcext:value-type="string">
            <text:p>AuMg</text:p>
          </table:table-cell>
          <table:table-cell office:value-type="float" office:value="0.34202465" calcext:value-type="float">
            <text:p>0.34202465</text:p>
          </table:table-cell>
          <table:table-cell office:value-type="float" office:value="3.8358" calcext:value-type="float">
            <text:p>3.8358</text:p>
          </table:table-cell>
          <table:table-cell office:value-type="float" office:value="1.34814184699981" calcext:value-type="float">
            <text:p>1.34814184699981</text:p>
          </table:table-cell>
        </table:table-row>
        <table:table-row table:style-name="ro1">
          <table:table-cell office:value-type="string" calcext:value-type="string">
            <text:p>MgGe</text:p>
          </table:table-cell>
          <table:table-cell office:value-type="float" office:value="0.3420843" calcext:value-type="float">
            <text:p>0.3420843</text:p>
          </table:table-cell>
          <table:table-cell office:value-type="float" office:value="3.7642" calcext:value-type="float">
            <text:p>3.7642</text:p>
          </table:table-cell>
          <table:table-cell office:value-type="float" office:value="3.02476312114117" calcext:value-type="float">
            <text:p>3.02476312114117</text:p>
          </table:table-cell>
        </table:table-row>
        <table:table-row table:style-name="ro1">
          <table:table-cell office:value-type="string" calcext:value-type="string">
            <text:p>CuRu</text:p>
          </table:table-cell>
          <table:table-cell office:value-type="float" office:value="0.34269485" calcext:value-type="float">
            <text:p>0.34269485</text:p>
          </table:table-cell>
          <table:table-cell office:value-type="float" office:value="3.3784" calcext:value-type="float">
            <text:p>3.3784</text:p>
          </table:table-cell>
          <table:table-cell office:value-type="float" office:value="1.80375998972082" calcext:value-type="float">
            <text:p>1.80375998972082</text:p>
          </table:table-cell>
        </table:table-row>
        <table:table-row table:style-name="ro1">
          <table:table-cell office:value-type="string" calcext:value-type="string">
            <text:p>SbCr</text:p>
          </table:table-cell>
          <table:table-cell office:value-type="float" office:value="0.34330755" calcext:value-type="float">
            <text:p>0.34330755</text:p>
          </table:table-cell>
          <table:table-cell office:value-type="float" office:value="3.6727" calcext:value-type="float">
            <text:p>3.6727</text:p>
          </table:table-cell>
          <table:table-cell office:value-type="float" office:value="1.71049969928711" calcext:value-type="float">
            <text:p>1.71049969928711</text:p>
          </table:table-cell>
        </table:table-row>
        <table:table-row table:style-name="ro1">
          <table:table-cell office:value-type="string" calcext:value-type="string">
            <text:p>SeTc</text:p>
          </table:table-cell>
          <table:table-cell office:value-type="float" office:value="0.34357983" calcext:value-type="float">
            <text:p>0.34357983</text:p>
          </table:table-cell>
          <table:table-cell office:value-type="float" office:value="3.5516" calcext:value-type="float">
            <text:p>3.5516</text:p>
          </table:table-cell>
          <table:table-cell office:value-type="float" office:value="1.68005101791928" calcext:value-type="float">
            <text:p>1.68005101791928</text:p>
          </table:table-cell>
        </table:table-row>
        <table:table-row table:style-name="ro1">
          <table:table-cell office:value-type="string" calcext:value-type="string">
            <text:p>InAs</text:p>
          </table:table-cell>
          <table:table-cell office:value-type="float" office:value="0.34365174" calcext:value-type="float">
            <text:p>0.34365174</text:p>
          </table:table-cell>
          <table:table-cell office:value-type="float" office:value="4.1149" calcext:value-type="float">
            <text:p>4.1149</text:p>
          </table:table-cell>
          <table:table-cell office:value-type="float" office:value="1.56866899331834" calcext:value-type="float">
            <text:p>1.56866899331834</text:p>
          </table:table-cell>
        </table:table-row>
        <table:table-row table:style-name="ro1">
          <table:table-cell office:value-type="string" calcext:value-type="string">
            <text:p>RhLi</text:p>
          </table:table-cell>
          <table:table-cell office:value-type="float" office:value="0.34445095" calcext:value-type="float">
            <text:p>0.34445095</text:p>
          </table:table-cell>
          <table:table-cell office:value-type="float" office:value="3.1751" calcext:value-type="float">
            <text:p>3.1751</text:p>
          </table:table-cell>
          <table:table-cell office:value-type="float" office:value="2.67902137603579" calcext:value-type="float">
            <text:p>2.67902137603579</text:p>
          </table:table-cell>
        </table:table-row>
        <table:table-row table:style-name="ro1">
          <table:table-cell office:value-type="string" calcext:value-type="string">
            <text:p>AsMg</text:p>
          </table:table-cell>
          <table:table-cell office:value-type="float" office:value="0.34502852" calcext:value-type="float">
            <text:p>0.34502852</text:p>
          </table:table-cell>
          <table:table-cell office:value-type="float" office:value="3.8702" calcext:value-type="float">
            <text:p>3.8702</text:p>
          </table:table-cell>
          <table:table-cell office:value-type="float" office:value="2.95726902637662" calcext:value-type="float">
            <text:p>2.95726902637662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345701" calcext:value-type="float">
            <text:p>0.345701</text:p>
          </table:table-cell>
          <table:table-cell office:value-type="float" office:value="3.4115" calcext:value-type="float">
            <text:p>3.4115</text:p>
          </table:table-cell>
          <table:table-cell office:value-type="float" office:value="1.56687696851284" calcext:value-type="float">
            <text:p>1.56687696851284</text:p>
          </table:table-cell>
        </table:table-row>
        <table:table-row table:style-name="ro1">
          <table:table-cell office:value-type="string" calcext:value-type="string">
            <text:p>CdZn</text:p>
          </table:table-cell>
          <table:table-cell office:value-type="float" office:value="0.34594727" calcext:value-type="float">
            <text:p>0.34594727</text:p>
          </table:table-cell>
          <table:table-cell office:value-type="float" office:value="3.7816" calcext:value-type="float">
            <text:p>3.7816</text:p>
          </table:table-cell>
          <table:table-cell office:value-type="float" office:value="1.67206156118578" calcext:value-type="float">
            <text:p>1.67206156118578</text:p>
          </table:table-cell>
        </table:table-row>
        <table:table-row table:style-name="ro1">
          <table:table-cell office:value-type="string" calcext:value-type="string">
            <text:p>InZn</text:p>
          </table:table-cell>
          <table:table-cell office:value-type="float" office:value="0.34596193" calcext:value-type="float">
            <text:p>0.34596193</text:p>
          </table:table-cell>
          <table:table-cell office:value-type="float" office:value="3.7785" calcext:value-type="float">
            <text:p>3.7785</text:p>
          </table:table-cell>
          <table:table-cell office:value-type="float" office:value="1.65009902820626" calcext:value-type="float">
            <text:p>1.65009902820626</text:p>
          </table:table-cell>
        </table:table-row>
        <table:table-row table:style-name="ro1">
          <table:table-cell office:value-type="string" calcext:value-type="string">
            <text:p>WHf</text:p>
          </table:table-cell>
          <table:table-cell office:value-type="float" office:value="0.34687102" calcext:value-type="float">
            <text:p>0.34687102</text:p>
          </table:table-cell>
          <table:table-cell office:value-type="float" office:value="3.553" calcext:value-type="float">
            <text:p>3.553</text:p>
          </table:table-cell>
          <table:table-cell office:value-type="float" office:value="0.827641544845487" calcext:value-type="float">
            <text:p>0.827641544845487</text:p>
          </table:table-cell>
        </table:table-row>
        <table:table-row table:style-name="ro1">
          <table:table-cell office:value-type="string" calcext:value-type="string">
            <text:p>CoSc</text:p>
          </table:table-cell>
          <table:table-cell office:value-type="float" office:value="0.34742573" calcext:value-type="float">
            <text:p>0.34742573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82830157666528" calcext:value-type="float">
            <text:p>2.82830157666528</text:p>
          </table:table-cell>
        </table:table-row>
        <table:table-row table:style-name="ro1">
          <table:table-cell office:value-type="string" calcext:value-type="string">
            <text:p>SeCr</text:p>
          </table:table-cell>
          <table:table-cell office:value-type="float" office:value="0.34760407" calcext:value-type="float">
            <text:p>0.34760407</text:p>
          </table:table-cell>
          <table:table-cell office:value-type="float" office:value="3.3649" calcext:value-type="float">
            <text:p>3.3649</text:p>
          </table:table-cell>
          <table:table-cell office:value-type="float" office:value="2.25692029074208" calcext:value-type="float">
            <text:p>2.25692029074208</text:p>
          </table:table-cell>
        </table:table-row>
        <table:table-row table:style-name="ro1">
          <table:table-cell office:value-type="string" calcext:value-type="string">
            <text:p>TiSi</text:p>
          </table:table-cell>
          <table:table-cell office:value-type="float" office:value="0.34803084" calcext:value-type="float">
            <text:p>0.34803084</text:p>
          </table:table-cell>
          <table:table-cell office:value-type="float" office:value="3.3461" calcext:value-type="float">
            <text:p>3.3461</text:p>
          </table:table-cell>
          <table:table-cell office:value-type="float" office:value="3.82876791423049" calcext:value-type="float">
            <text:p>3.82876791423049</text:p>
          </table:table-cell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0.34825748" calcext:value-type="float">
            <text:p>0.34825748</text:p>
          </table:table-cell>
          <table:table-cell office:value-type="float" office:value="4.4024" calcext:value-type="float">
            <text:p>4.4024</text:p>
          </table:table-cell>
          <table:table-cell office:value-type="float" office:value="2.30776680734655" calcext:value-type="float">
            <text:p>2.30776680734655</text:p>
          </table:table-cell>
        </table:table-row>
        <table:table-row table:style-name="ro1">
          <table:table-cell office:value-type="string" calcext:value-type="string">
            <text:p>NdSb</text:p>
          </table:table-cell>
          <table:table-cell office:value-type="float" office:value="0.34882888" calcext:value-type="float">
            <text:p>0.34882888</text:p>
          </table:table-cell>
          <table:table-cell office:value-type="float" office:value="4.1792" calcext:value-type="float">
            <text:p>4.1792</text:p>
          </table:table-cell>
          <table:table-cell office:value-type="float" office:value="1.12398876806695" calcext:value-type="float">
            <text:p>1.12398876806695</text:p>
          </table:table-cell>
        </table:table-row>
        <table:table-row table:style-name="ro1">
          <table:table-cell office:value-type="string" calcext:value-type="string">
            <text:p>PtTc</text:p>
          </table:table-cell>
          <table:table-cell office:value-type="float" office:value="0.34984034" calcext:value-type="float">
            <text:p>0.34984034</text:p>
          </table:table-cell>
          <table:table-cell office:value-type="float" office:value="3.4749" calcext:value-type="float">
            <text:p>3.4749</text:p>
          </table:table-cell>
          <table:table-cell office:value-type="float" office:value="1.02118883587742" calcext:value-type="float">
            <text:p>1.02118883587742</text:p>
          </table:table-cell>
        </table:table-row>
        <table:table-row table:style-name="ro1">
          <table:table-cell office:value-type="string" calcext:value-type="string">
            <text:p>SbCo</text:p>
          </table:table-cell>
          <table:table-cell office:value-type="float" office:value="0.3499556" calcext:value-type="float">
            <text:p>0.3499556</text:p>
          </table:table-cell>
          <table:table-cell office:value-type="float" office:value="3.4131" calcext:value-type="float">
            <text:p>3.4131</text:p>
          </table:table-cell>
          <table:table-cell office:value-type="float" office:value="1.64591178449095" calcext:value-type="float">
            <text:p>1.64591178449095</text:p>
          </table:table-cell>
        </table:table-row>
        <table:table-row table:style-name="ro1">
          <table:table-cell office:value-type="string" calcext:value-type="string">
            <text:p>CuCr</text:p>
          </table:table-cell>
          <table:table-cell office:value-type="float" office:value="0.3503562" calcext:value-type="float">
            <text:p>0.3503562</text:p>
          </table:table-cell>
          <table:table-cell office:value-type="float" office:value="3.1925" calcext:value-type="float">
            <text:p>3.1925</text:p>
          </table:table-cell>
          <table:table-cell office:value-type="float" office:value="2.5503281212679" calcext:value-type="float">
            <text:p>2.5503281212679</text:p>
          </table:table-cell>
        </table:table-row>
        <table:table-row table:style-name="ro1">
          <table:table-cell office:value-type="string" calcext:value-type="string">
            <text:p>BeNi</text:p>
          </table:table-cell>
          <table:table-cell office:value-type="float" office:value="0.35053974" calcext:value-type="float">
            <text:p>0.35053974</text:p>
          </table:table-cell>
          <table:table-cell office:value-type="float" office:value="3.101" calcext:value-type="float">
            <text:p>3.101</text:p>
          </table:table-cell>
          <table:table-cell office:value-type="float" office:value="4.275195201" calcext:value-type="float">
            <text:p>4.275195201</text:p>
          </table:table-cell>
        </table:table-row>
        <table:table-row table:style-name="ro1">
          <table:table-cell office:value-type="string" calcext:value-type="string">
            <text:p>AgMn</text:p>
          </table:table-cell>
          <table:table-cell office:value-type="float" office:value="0.3506124" calcext:value-type="float">
            <text:p>0.3506124</text:p>
          </table:table-cell>
          <table:table-cell office:value-type="float" office:value="3.3574" calcext:value-type="float">
            <text:p>3.3574</text:p>
          </table:table-cell>
          <table:table-cell office:value-type="float" office:value="1.82344498266946" calcext:value-type="float">
            <text:p>1.82344498266946</text:p>
          </table:table-cell>
        </table:table-row>
        <table:table-row table:style-name="ro1">
          <table:table-cell office:value-type="string" calcext:value-type="string">
            <text:p>PbCr</text:p>
          </table:table-cell>
          <table:table-cell office:value-type="float" office:value="0.35104227" calcext:value-type="float">
            <text:p>0.35104227</text:p>
          </table:table-cell>
          <table:table-cell office:value-type="float" office:value="3.6995" calcext:value-type="float">
            <text:p>3.6995</text:p>
          </table:table-cell>
          <table:table-cell office:value-type="float" office:value="1.15316181928513" calcext:value-type="float">
            <text:p>1.15316181928513</text:p>
          </table:table-cell>
        </table:table-row>
        <table:table-row table:style-name="ro1">
          <table:table-cell office:value-type="string" calcext:value-type="string">
            <text:p>WMn</text:p>
          </table:table-cell>
          <table:table-cell office:value-type="float" office:value="0.35125193" calcext:value-type="float">
            <text:p>0.35125193</text:p>
          </table:table-cell>
          <table:table-cell office:value-type="float" office:value="3.2658" calcext:value-type="float">
            <text:p>3.2658</text:p>
          </table:table-cell>
          <table:table-cell office:value-type="float" office:value="1.2505362603386" calcext:value-type="float">
            <text:p>1.2505362603386</text:p>
          </table:table-cell>
        </table:table-row>
        <table:table-row table:style-name="ro1">
          <table:table-cell office:value-type="string" calcext:value-type="string">
            <text:p>RbFe</text:p>
          </table:table-cell>
          <table:table-cell office:value-type="float" office:value="0.35129458" calcext:value-type="float">
            <text:p>0.35129458</text:p>
          </table:table-cell>
          <table:table-cell office:value-type="float" office:value="3.6064" calcext:value-type="float">
            <text:p>3.6064</text:p>
          </table:table-cell>
          <table:table-cell office:value-type="float" office:value="2.09497769866026" calcext:value-type="float">
            <text:p>2.09497769866026</text:p>
          </table:table-cell>
        </table:table-row>
        <table:table-row table:style-name="ro1">
          <table:table-cell office:value-type="string" calcext:value-type="string">
            <text:p>RbCe</text:p>
          </table:table-cell>
          <table:table-cell office:value-type="float" office:value="0.35217685" calcext:value-type="float">
            <text:p>0.35217685</text:p>
          </table:table-cell>
          <table:table-cell office:value-type="float" office:value="5" calcext:value-type="float">
            <text:p>5</text:p>
          </table:table-cell>
          <table:table-cell office:value-type="float" office:value="1.32271181511797" calcext:value-type="float">
            <text:p>1.32271181511797</text:p>
          </table:table-cell>
        </table:table-row>
        <table:table-row table:style-name="ro1">
          <table:table-cell office:value-type="string" calcext:value-type="string">
            <text:p>AsMn</text:p>
          </table:table-cell>
          <table:table-cell office:value-type="float" office:value="0.3522102" calcext:value-type="float">
            <text:p>0.3522102</text:p>
          </table:table-cell>
          <table:table-cell office:value-type="float" office:value="3.2412" calcext:value-type="float">
            <text:p>3.2412</text:p>
          </table:table-cell>
          <table:table-cell office:value-type="float" office:value="2.27554270954629" calcext:value-type="float">
            <text:p>2.27554270954629</text:p>
          </table:table-cell>
        </table:table-row>
        <table:table-row table:style-name="ro1">
          <table:table-cell office:value-type="string" calcext:value-type="string">
            <text:p>ZrLa</text:p>
          </table:table-cell>
          <table:table-cell office:value-type="float" office:value="0.35294464" calcext:value-type="float">
            <text:p>0.35294464</text:p>
          </table:table-cell>
          <table:table-cell office:value-type="float" office:value="4.254" calcext:value-type="float">
            <text:p>4.254</text:p>
          </table:table-cell>
          <table:table-cell office:value-type="float" office:value="1.29692358190614" calcext:value-type="float">
            <text:p>1.29692358190614</text:p>
          </table:table-cell>
        </table:table-row>
        <table:table-row table:style-name="ro1">
          <table:table-cell office:value-type="string" calcext:value-type="string">
            <text:p>GaAl</text:p>
          </table:table-cell>
          <table:table-cell office:value-type="float" office:value="0.35309216" calcext:value-type="float">
            <text:p>0.35309216</text:p>
          </table:table-cell>
          <table:table-cell office:value-type="float" office:value="3.5504" calcext:value-type="float">
            <text:p>3.5504</text:p>
          </table:table-cell>
          <table:table-cell office:value-type="float" office:value="3.03205632023708" calcext:value-type="float">
            <text:p>3.03205632023708</text:p>
          </table:table-cell>
        </table:table-row>
        <table:table-row table:style-name="ro1">
          <table:table-cell office:value-type="string" calcext:value-type="string">
            <text:p>TiZn</text:p>
          </table:table-cell>
          <table:table-cell office:value-type="float" office:value="0.35321817" calcext:value-type="float">
            <text:p>0.35321817</text:p>
          </table:table-cell>
          <table:table-cell office:value-type="float" office:value="3.382" calcext:value-type="float">
            <text:p>3.382</text:p>
          </table:table-cell>
          <table:table-cell office:value-type="float" office:value="2.60002122101307" calcext:value-type="float">
            <text:p>2.60002122101307</text:p>
          </table:table-cell>
        </table:table-row>
        <table:table-row table:style-name="ro1">
          <table:table-cell office:value-type="string" calcext:value-type="string">
            <text:p>SnMn</text:p>
          </table:table-cell>
          <table:table-cell office:value-type="float" office:value="0.353367" calcext:value-type="float">
            <text:p>0.353367</text:p>
          </table:table-cell>
          <table:table-cell office:value-type="float" office:value="3.4237" calcext:value-type="float">
            <text:p>3.4237</text:p>
          </table:table-cell>
          <table:table-cell office:value-type="float" office:value="1.71154586498535" calcext:value-type="float">
            <text:p>1.71154586498535</text:p>
          </table:table-cell>
        </table:table-row>
        <table:table-row table:style-name="ro1">
          <table:table-cell office:value-type="string" calcext:value-type="string">
            <text:p>RbCs</text:p>
          </table:table-cell>
          <table:table-cell office:value-type="float" office:value="0.35368016" calcext:value-type="float">
            <text:p>0.35368016</text:p>
          </table:table-cell>
          <table:table-cell office:value-type="float" office:value="5" calcext:value-type="float">
            <text:p>5</text:p>
          </table:table-cell>
          <table:table-cell office:value-type="float" office:value="1.36579042082625" calcext:value-type="float">
            <text:p>1.36579042082625</text:p>
          </table:table-cell>
        </table:table-row>
        <table:table-row table:style-name="ro1">
          <table:table-cell office:value-type="string" calcext:value-type="string">
            <text:p>GaSi</text:p>
          </table:table-cell>
          <table:table-cell office:value-type="float" office:value="0.3537766" calcext:value-type="float">
            <text:p>0.3537766</text:p>
          </table:table-cell>
          <table:table-cell office:value-type="float" office:value="3.6285" calcext:value-type="float">
            <text:p>3.6285</text:p>
          </table:table-cell>
          <table:table-cell office:value-type="float" office:value="2.99885988936881" calcext:value-type="float">
            <text:p>2.99885988936881</text:p>
          </table:table-cell>
        </table:table-row>
        <table:table-row table:style-name="ro1">
          <table:table-cell office:value-type="string" calcext:value-type="string">
            <text:p>GdCe</text:p>
          </table:table-cell>
          <table:table-cell office:value-type="float" office:value="0.35393038" calcext:value-type="float">
            <text:p>0.35393038</text:p>
          </table:table-cell>
          <table:table-cell office:value-type="float" office:value="4.1516" calcext:value-type="float">
            <text:p>4.1516</text:p>
          </table:table-cell>
          <table:table-cell office:value-type="float" office:value="1.00663198240207" calcext:value-type="float">
            <text:p>1.00663198240207</text:p>
          </table:table-cell>
        </table:table-row>
        <table:table-row table:style-name="ro1">
          <table:table-cell office:value-type="string" calcext:value-type="string">
            <text:p>TcTa</text:p>
          </table:table-cell>
          <table:table-cell office:value-type="float" office:value="0.35395682" calcext:value-type="float">
            <text:p>0.35395682</text:p>
          </table:table-cell>
          <table:table-cell office:value-type="float" office:value="3.4173" calcext:value-type="float">
            <text:p>3.4173</text:p>
          </table:table-cell>
          <table:table-cell office:value-type="float" office:value="1.07238421444422" calcext:value-type="float">
            <text:p>1.07238421444422</text:p>
          </table:table-cell>
        </table:table-row>
        <table:table-row table:style-name="ro1">
          <table:table-cell office:value-type="string" calcext:value-type="string">
            <text:p>IrPd</text:p>
          </table:table-cell>
          <table:table-cell office:value-type="float" office:value="0.3539971" calcext:value-type="float">
            <text:p>0.3539971</text:p>
          </table:table-cell>
          <table:table-cell office:value-type="float" office:value="3.4492" calcext:value-type="float">
            <text:p>3.4492</text:p>
          </table:table-cell>
          <table:table-cell office:value-type="float" office:value="1.00239069826834" calcext:value-type="float">
            <text:p>1.00239069826834</text:p>
          </table:table-cell>
        </table:table-row>
        <table:table-row table:style-name="ro1">
          <table:table-cell office:value-type="string" calcext:value-type="string">
            <text:p>BeRu</text:p>
          </table:table-cell>
          <table:table-cell office:value-type="float" office:value="0.35443375" calcext:value-type="float">
            <text:p>0.35443375</text:p>
          </table:table-cell>
          <table:table-cell office:value-type="float" office:value="3.2515" calcext:value-type="float">
            <text:p>3.2515</text:p>
          </table:table-cell>
          <table:table-cell office:value-type="float" office:value="2.67343902757698" calcext:value-type="float">
            <text:p>2.67343902757698</text:p>
          </table:table-cell>
        </table:table-row>
        <table:table-row table:style-name="ro1">
          <table:table-cell office:value-type="string" calcext:value-type="string">
            <text:p>CrTa</text:p>
          </table:table-cell>
          <table:table-cell office:value-type="float" office:value="0.35481212" calcext:value-type="float">
            <text:p>0.35481212</text:p>
          </table:table-cell>
          <table:table-cell office:value-type="float" office:value="3.4157" calcext:value-type="float">
            <text:p>3.4157</text:p>
          </table:table-cell>
          <table:table-cell office:value-type="float" office:value="1.28145450353819" calcext:value-type="float">
            <text:p>1.28145450353819</text:p>
          </table:table-cell>
        </table:table-row>
        <table:table-row table:style-name="ro1">
          <table:table-cell office:value-type="string" calcext:value-type="string">
            <text:p>BeCr</text:p>
          </table:table-cell>
          <table:table-cell office:value-type="float" office:value="0.35507938" calcext:value-type="float">
            <text:p>0.35507938</text:p>
          </table:table-cell>
          <table:table-cell office:value-type="float" office:value="3.1841" calcext:value-type="float">
            <text:p>3.1841</text:p>
          </table:table-cell>
          <table:table-cell office:value-type="float" office:value="4.72235004873025" calcext:value-type="float">
            <text:p>4.72235004873025</text:p>
          </table:table-cell>
        </table:table-row>
        <table:table-row table:style-name="ro1">
          <table:table-cell office:value-type="string" calcext:value-type="string">
            <text:p>SbSr</text:p>
          </table:table-cell>
          <table:table-cell office:value-type="float" office:value="0.35514727" calcext:value-type="float">
            <text:p>0.35514727</text:p>
          </table:table-cell>
          <table:table-cell office:value-type="float" office:value="4.4666" calcext:value-type="float">
            <text:p>4.4666</text:p>
          </table:table-cell>
          <table:table-cell office:value-type="float" office:value="1.42361846411237" calcext:value-type="float">
            <text:p>1.42361846411237</text:p>
          </table:table-cell>
        </table:table-row>
        <table:table-row table:style-name="ro1">
          <table:table-cell office:value-type="string" calcext:value-type="string">
            <text:p>SeRu</text:p>
          </table:table-cell>
          <table:table-cell office:value-type="float" office:value="0.3553812" calcext:value-type="float">
            <text:p>0.3553812</text:p>
          </table:table-cell>
          <table:table-cell office:value-type="float" office:value="3.4628" calcext:value-type="float">
            <text:p>3.4628</text:p>
          </table:table-cell>
          <table:table-cell office:value-type="float" office:value="1.65187484205465" calcext:value-type="float">
            <text:p>1.65187484205465</text:p>
          </table:table-cell>
        </table:table-row>
        <table:table-row table:style-name="ro1">
          <table:table-cell office:value-type="string" calcext:value-type="string">
            <text:p>IrCr</text:p>
          </table:table-cell>
          <table:table-cell office:value-type="float" office:value="0.35547054" calcext:value-type="float">
            <text:p>0.35547054</text:p>
          </table:table-cell>
          <table:table-cell office:value-type="float" office:value="3.23" calcext:value-type="float">
            <text:p>3.23</text:p>
          </table:table-cell>
          <table:table-cell office:value-type="float" office:value="1.22304549013149" calcext:value-type="float">
            <text:p>1.22304549013149</text:p>
          </table:table-cell>
        </table:table-row>
        <table:table-row table:style-name="ro1">
          <table:table-cell office:value-type="string" calcext:value-type="string">
            <text:p>RuTa</text:p>
          </table:table-cell>
          <table:table-cell office:value-type="float" office:value="0.35619184" calcext:value-type="float">
            <text:p>0.35619184</text:p>
          </table:table-cell>
          <table:table-cell office:value-type="float" office:value="3.3995" calcext:value-type="float">
            <text:p>3.3995</text:p>
          </table:table-cell>
          <table:table-cell office:value-type="float" office:value="1.06083425688241" calcext:value-type="float">
            <text:p>1.06083425688241</text:p>
          </table:table-cell>
        </table:table-row>
        <table:table-row table:style-name="ro1">
          <table:table-cell office:value-type="string" calcext:value-type="string">
            <text:p>RbNb</text:p>
          </table:table-cell>
          <table:table-cell office:value-type="float" office:value="0.3567774" calcext:value-type="float">
            <text:p>0.3567774</text:p>
          </table:table-cell>
          <table:table-cell office:value-type="float" office:value="4.1794" calcext:value-type="float">
            <text:p>4.1794</text:p>
          </table:table-cell>
          <table:table-cell office:value-type="float" office:value="1.66695332914365" calcext:value-type="float">
            <text:p>1.66695332914365</text:p>
          </table:table-cell>
        </table:table-row>
        <table:table-row table:style-name="ro1">
          <table:table-cell office:value-type="string" calcext:value-type="string">
            <text:p>InGa</text:p>
          </table:table-cell>
          <table:table-cell office:value-type="float" office:value="0.3569267" calcext:value-type="float">
            <text:p>0.3569267</text:p>
          </table:table-cell>
          <table:table-cell office:value-type="float" office:value="3.7421" calcext:value-type="float">
            <text:p>3.7421</text:p>
          </table:table-cell>
          <table:table-cell office:value-type="float" office:value="1.61214667014849" calcext:value-type="float">
            <text:p>1.61214667014849</text:p>
          </table:table-cell>
        </table:table-row>
        <table:table-row table:style-name="ro1">
          <table:table-cell office:value-type="string" calcext:value-type="string">
            <text:p>CuMo</text:p>
          </table:table-cell>
          <table:table-cell office:value-type="float" office:value="0.35742837" calcext:value-type="float">
            <text:p>0.35742837</text:p>
          </table:table-cell>
          <table:table-cell office:value-type="float" office:value="3.4888" calcext:value-type="float">
            <text:p>3.4888</text:p>
          </table:table-cell>
          <table:table-cell office:value-type="float" office:value="1.86069986416821" calcext:value-type="float">
            <text:p>1.86069986416821</text:p>
          </table:table-cell>
        </table:table-row>
        <table:table-row table:style-name="ro1">
          <table:table-cell office:value-type="string" calcext:value-type="string">
            <text:p>MgNa</text:p>
          </table:table-cell>
          <table:table-cell office:value-type="float" office:value="0.35751566" calcext:value-type="float">
            <text:p>0.35751566</text:p>
          </table:table-cell>
          <table:table-cell office:value-type="float" office:value="3.8936" calcext:value-type="float">
            <text:p>3.8936</text:p>
          </table:table-cell>
          <table:table-cell office:value-type="float" office:value="6.00934971203946" calcext:value-type="float">
            <text:p>6.00934971203946</text:p>
          </table:table-cell>
        </table:table-row>
        <table:table-row table:style-name="ro1">
          <table:table-cell office:value-type="string" calcext:value-type="string">
            <text:p>NdSn</text:p>
          </table:table-cell>
          <table:table-cell office:value-type="float" office:value="0.35766014" calcext:value-type="float">
            <text:p>0.35766014</text:p>
          </table:table-cell>
          <table:table-cell office:value-type="float" office:value="4.1375" calcext:value-type="float">
            <text:p>4.1375</text:p>
          </table:table-cell>
          <table:table-cell office:value-type="float" office:value="1.13687778084489" calcext:value-type="float">
            <text:p>1.13687778084489</text:p>
          </table:table-cell>
        </table:table-row>
        <table:table-row table:style-name="ro1">
          <table:table-cell office:value-type="string" calcext:value-type="string">
            <text:p>PdCe</text:p>
          </table:table-cell>
          <table:table-cell office:value-type="float" office:value="0.3577077" calcext:value-type="float">
            <text:p>0.3577077</text:p>
          </table:table-cell>
          <table:table-cell office:value-type="float" office:value="4.13" calcext:value-type="float">
            <text:p>4.13</text:p>
          </table:table-cell>
          <table:table-cell office:value-type="float" office:value="1.21166139645396" calcext:value-type="float">
            <text:p>1.21166139645396</text:p>
          </table:table-cell>
        </table:table-row>
        <table:table-row table:style-name="ro1">
          <table:table-cell office:value-type="string" calcext:value-type="string">
            <text:p>CsOs</text:p>
          </table:table-cell>
          <table:table-cell office:value-type="float" office:value="0.35843167" calcext:value-type="float">
            <text:p>0.35843167</text:p>
          </table:table-cell>
          <table:table-cell office:value-type="float" office:value="3.9838" calcext:value-type="float">
            <text:p>3.9838</text:p>
          </table:table-cell>
          <table:table-cell office:value-type="float" office:value="0.927099199843413" calcext:value-type="float">
            <text:p>0.927099199843413</text:p>
          </table:table-cell>
        </table:table-row>
        <table:table-row table:style-name="ro1">
          <table:table-cell office:value-type="string" calcext:value-type="string">
            <text:p>MgPt</text:p>
          </table:table-cell>
          <table:table-cell office:value-type="float" office:value="0.35865745" calcext:value-type="float">
            <text:p>0.35865745</text:p>
          </table:table-cell>
          <table:table-cell office:value-type="float" office:value="3.5653" calcext:value-type="float">
            <text:p>3.5653</text:p>
          </table:table-cell>
          <table:table-cell office:value-type="float" office:value="1.35955292505171" calcext:value-type="float">
            <text:p>1.35955292505171</text:p>
          </table:table-cell>
        </table:table-row>
        <table:table-row table:style-name="ro1">
          <table:table-cell office:value-type="string" calcext:value-type="string">
            <text:p>CdGa</text:p>
          </table:table-cell>
          <table:table-cell office:value-type="float" office:value="0.35877594" calcext:value-type="float">
            <text:p>0.35877594</text:p>
          </table:table-cell>
          <table:table-cell office:value-type="float" office:value="3.7625" calcext:value-type="float">
            <text:p>3.7625</text:p>
          </table:table-cell>
          <table:table-cell office:value-type="float" office:value="1.63310412706306" calcext:value-type="float">
            <text:p>1.63310412706306</text:p>
          </table:table-cell>
        </table:table-row>
        <table:table-row table:style-name="ro1">
          <table:table-cell office:value-type="string" calcext:value-type="string">
            <text:p>MoSc</text:p>
          </table:table-cell>
          <table:table-cell office:value-type="float" office:value="0.3589786" calcext:value-type="float">
            <text:p>0.3589786</text:p>
          </table:table-cell>
          <table:table-cell office:value-type="float" office:value="3.7412" calcext:value-type="float">
            <text:p>3.7412</text:p>
          </table:table-cell>
          <table:table-cell office:value-type="float" office:value="2.10104615814599" calcext:value-type="float">
            <text:p>2.10104615814599</text:p>
          </table:table-cell>
        </table:table-row>
        <table:table-row table:style-name="ro1">
          <table:table-cell office:value-type="string" calcext:value-type="string">
            <text:p>HgTc</text:p>
          </table:table-cell>
          <table:table-cell office:value-type="float" office:value="0.35925534" calcext:value-type="float">
            <text:p>0.35925534</text:p>
          </table:table-cell>
          <table:table-cell office:value-type="float" office:value="3.657" calcext:value-type="float">
            <text:p>3.657</text:p>
          </table:table-cell>
          <table:table-cell office:value-type="float" office:value="1.00254689921039" calcext:value-type="float">
            <text:p>1.00254689921039</text:p>
          </table:table-cell>
        </table:table-row>
        <table:table-row table:style-name="ro1">
          <table:table-cell office:value-type="string" calcext:value-type="string">
            <text:p>CrRh</text:p>
          </table:table-cell>
          <table:table-cell office:value-type="float" office:value="0.35999998" calcext:value-type="float">
            <text:p>0.35999998</text:p>
          </table:table-cell>
          <table:table-cell office:value-type="float" office:value="3.472" calcext:value-type="float">
            <text:p>3.472</text:p>
          </table:table-cell>
          <table:table-cell office:value-type="float" office:value="1.9147139200263" calcext:value-type="float">
            <text:p>1.9147139200263</text:p>
          </table:table-cell>
        </table:table-row>
        <table:table-row table:style-name="ro1">
          <table:table-cell office:value-type="string" calcext:value-type="string">
            <text:p>IrMo</text:p>
          </table:table-cell>
          <table:table-cell office:value-type="float" office:value="0.3601123" calcext:value-type="float">
            <text:p>0.3601123</text:p>
          </table:table-cell>
          <table:table-cell office:value-type="float" office:value="3.4585" calcext:value-type="float">
            <text:p>3.4585</text:p>
          </table:table-cell>
          <table:table-cell office:value-type="float" office:value="1.03846812437715" calcext:value-type="float">
            <text:p>1.03846812437715</text:p>
          </table:table-cell>
        </table:table-row>
        <table:table-row table:style-name="ro1">
          <table:table-cell office:value-type="string" calcext:value-type="string">
            <text:p>SbTl</text:p>
          </table:table-cell>
          <table:table-cell office:value-type="float" office:value="0.36023661" calcext:value-type="float">
            <text:p>0.36023661</text:p>
          </table:table-cell>
          <table:table-cell office:value-type="float" office:value="4.1643" calcext:value-type="float">
            <text:p>4.1643</text:p>
          </table:table-cell>
          <table:table-cell office:value-type="float" office:value="0.918627595611615" calcext:value-type="float">
            <text:p>0.918627595611615</text:p>
          </table:table-cell>
        </table:table-row>
        <table:table-row table:style-name="ro1">
          <table:table-cell office:value-type="string" calcext:value-type="string">
            <text:p>InAu</text:p>
          </table:table-cell>
          <table:table-cell office:value-type="float" office:value="0.36062062" calcext:value-type="float">
            <text:p>0.36062062</text:p>
          </table:table-cell>
          <table:table-cell office:value-type="float" office:value="4.0849" calcext:value-type="float">
            <text:p>4.0849</text:p>
          </table:table-cell>
          <table:table-cell office:value-type="float" office:value="0.960527135126631" calcext:value-type="float">
            <text:p>0.960527135126631</text:p>
          </table:table-cell>
        </table:table-row>
        <table:table-row table:style-name="ro1">
          <table:table-cell office:value-type="string" calcext:value-type="string">
            <text:p>PtCa</text:p>
          </table:table-cell>
          <table:table-cell office:value-type="float" office:value="0.36066747" calcext:value-type="float">
            <text:p>0.36066747</text:p>
          </table:table-cell>
          <table:table-cell office:value-type="float" office:value="4.0251" calcext:value-type="float">
            <text:p>4.0251</text:p>
          </table:table-cell>
          <table:table-cell office:value-type="float" office:value="1.26952141819358" calcext:value-type="float">
            <text:p>1.26952141819358</text:p>
          </table:table-cell>
        </table:table-row>
        <table:table-row table:style-name="ro1">
          <table:table-cell office:value-type="string" calcext:value-type="string">
            <text:p>YCs</text:p>
          </table:table-cell>
          <table:table-cell office:value-type="float" office:value="0.36067453" calcext:value-type="float">
            <text:p>0.36067453</text:p>
          </table:table-cell>
          <table:table-cell office:value-type="float" office:value="4.5624" calcext:value-type="float">
            <text:p>4.5624</text:p>
          </table:table-cell>
          <table:table-cell office:value-type="float" office:value="1.34490553541938" calcext:value-type="float">
            <text:p>1.34490553541938</text:p>
          </table:table-cell>
        </table:table-row>
        <table:table-row table:style-name="ro1">
          <table:table-cell office:value-type="string" calcext:value-type="string">
            <text:p>MnCr</text:p>
          </table:table-cell>
          <table:table-cell office:value-type="float" office:value="0.36094007" calcext:value-type="float">
            <text:p>0.36094007</text:p>
          </table:table-cell>
          <table:table-cell office:value-type="float" office:value="3.1726" calcext:value-type="float">
            <text:p>3.1726</text:p>
          </table:table-cell>
          <table:table-cell office:value-type="float" office:value="2.74997813937353" calcext:value-type="float">
            <text:p>2.74997813937353</text:p>
          </table:table-cell>
        </table:table-row>
        <table:table-row table:style-name="ro1">
          <table:table-cell office:value-type="string" calcext:value-type="string">
            <text:p>InCd</text:p>
          </table:table-cell>
          <table:table-cell office:value-type="float" office:value="0.36100808" calcext:value-type="float">
            <text:p>0.36100808</text:p>
          </table:table-cell>
          <table:table-cell office:value-type="float" office:value="4.1806" calcext:value-type="float">
            <text:p>4.1806</text:p>
          </table:table-cell>
          <table:table-cell office:value-type="float" office:value="1.3132607887278" calcext:value-type="float">
            <text:p>1.3132607887278</text:p>
          </table:table-cell>
        </table:table-row>
        <table:table-row table:style-name="ro1">
          <table:table-cell office:value-type="string" calcext:value-type="string">
            <text:p>MnTi</text:p>
          </table:table-cell>
          <table:table-cell office:value-type="float" office:value="0.36104238" calcext:value-type="float">
            <text:p>0.36104238</text:p>
          </table:table-cell>
          <table:table-cell office:value-type="float" office:value="3.4116" calcext:value-type="float">
            <text:p>3.4116</text:p>
          </table:table-cell>
          <table:table-cell office:value-type="float" office:value="2.85727339133799" calcext:value-type="float">
            <text:p>2.85727339133799</text:p>
          </table:table-cell>
        </table:table-row>
        <table:table-row table:style-name="ro1">
          <table:table-cell office:value-type="string" calcext:value-type="string">
            <text:p>AuMo</text:p>
          </table:table-cell>
          <table:table-cell office:value-type="float" office:value="0.36161706" calcext:value-type="float">
            <text:p>0.36161706</text:p>
          </table:table-cell>
          <table:table-cell office:value-type="float" office:value="3.5995" calcext:value-type="float">
            <text:p>3.5995</text:p>
          </table:table-cell>
          <table:table-cell office:value-type="float" office:value="1.02180111012526" calcext:value-type="float">
            <text:p>1.02180111012526</text:p>
          </table:table-cell>
        </table:table-row>
        <table:table-row table:style-name="ro1">
          <table:table-cell office:value-type="string" calcext:value-type="string">
            <text:p>SnBa</text:p>
          </table:table-cell>
          <table:table-cell office:value-type="float" office:value="0.3617282" calcext:value-type="float">
            <text:p>0.3617282</text:p>
          </table:table-cell>
          <table:table-cell office:value-type="float" office:value="4.7336" calcext:value-type="float">
            <text:p>4.7336</text:p>
          </table:table-cell>
          <table:table-cell office:value-type="float" office:value="1.16722397466356" calcext:value-type="float">
            <text:p>1.16722397466356</text:p>
          </table:table-cell>
        </table:table-row>
        <table:table-row table:style-name="ro1">
          <table:table-cell office:value-type="string" calcext:value-type="string">
            <text:p>CoFe</text:p>
          </table:table-cell>
          <table:table-cell office:value-type="float" office:value="0.36209723" calcext:value-type="float">
            <text:p>0.36209723</text:p>
          </table:table-cell>
          <table:table-cell office:value-type="float" office:value="3.2129" calcext:value-type="float">
            <text:p>3.2129</text:p>
          </table:table-cell>
          <table:table-cell office:value-type="float" office:value="2.56686611005763" calcext:value-type="float">
            <text:p>2.56686611005763</text:p>
          </table:table-cell>
        </table:table-row>
        <table:table-row table:style-name="ro1">
          <table:table-cell office:value-type="string" calcext:value-type="string">
            <text:p>InIn</text:p>
          </table:table-cell>
          <table:table-cell office:value-type="float" office:value="0.36231536" calcext:value-type="float">
            <text:p>0.36231536</text:p>
          </table:table-cell>
          <table:table-cell office:value-type="float" office:value="4.3045" calcext:value-type="float">
            <text:p>4.3045</text:p>
          </table:table-cell>
          <table:table-cell office:value-type="float" office:value="1.29967434858327" calcext:value-type="float">
            <text:p>1.29967434858327</text:p>
          </table:table-cell>
        </table:table-row>
        <table:table-row table:style-name="ro1">
          <table:table-cell office:value-type="string" calcext:value-type="string">
            <text:p>CeSe</text:p>
          </table:table-cell>
          <table:table-cell office:value-type="float" office:value="0.3623518" calcext:value-type="float">
            <text:p>0.3623518</text:p>
          </table:table-cell>
          <table:table-cell office:value-type="float" office:value="4.0332" calcext:value-type="float">
            <text:p>4.0332</text:p>
          </table:table-cell>
          <table:table-cell office:value-type="float" office:value="1.3614689106907" calcext:value-type="float">
            <text:p>1.3614689106907</text:p>
          </table:table-cell>
        </table:table-row>
        <table:table-row table:style-name="ro1">
          <table:table-cell office:value-type="string" calcext:value-type="string">
            <text:p>HgCo</text:p>
          </table:table-cell>
          <table:table-cell office:value-type="float" office:value="0.36256483" calcext:value-type="float">
            <text:p>0.36256483</text:p>
          </table:table-cell>
          <table:table-cell office:value-type="float" office:value="3.5245" calcext:value-type="float">
            <text:p>3.5245</text:p>
          </table:table-cell>
          <table:table-cell office:value-type="float" office:value="1.15172514911282" calcext:value-type="float">
            <text:p>1.15172514911282</text:p>
          </table:table-cell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0.3627666" calcext:value-type="float">
            <text:p>0.3627666</text:p>
          </table:table-cell>
          <table:table-cell office:value-type="float" office:value="3.4311" calcext:value-type="float">
            <text:p>3.4311</text:p>
          </table:table-cell>
          <table:table-cell office:value-type="float" office:value="2.34206175046077" calcext:value-type="float">
            <text:p>2.34206175046077</text:p>
          </table:table-cell>
        </table:table-row>
        <table:table-row table:style-name="ro1">
          <table:table-cell office:value-type="string" calcext:value-type="string">
            <text:p>WRh</text:p>
          </table:table-cell>
          <table:table-cell office:value-type="float" office:value="0.36291447" calcext:value-type="float">
            <text:p>0.36291447</text:p>
          </table:table-cell>
          <table:table-cell office:value-type="float" office:value="3.453" calcext:value-type="float">
            <text:p>3.453</text:p>
          </table:table-cell>
          <table:table-cell office:value-type="float" office:value="1.04352662317736" calcext:value-type="float">
            <text:p>1.04352662317736</text:p>
          </table:table-cell>
        </table:table-row>
        <table:table-row table:style-name="ro1">
          <table:table-cell office:value-type="string" calcext:value-type="string">
            <text:p>MgAu</text:p>
          </table:table-cell>
          <table:table-cell office:value-type="float" office:value="0.363549" calcext:value-type="float">
            <text:p>0.363549</text:p>
          </table:table-cell>
          <table:table-cell office:value-type="float" office:value="3.8409" calcext:value-type="float">
            <text:p>3.8409</text:p>
          </table:table-cell>
          <table:table-cell office:value-type="float" office:value="1.34814184699981" calcext:value-type="float">
            <text:p>1.34814184699981</text:p>
          </table:table-cell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.3641197" calcext:value-type="float">
            <text:p>0.3641197</text:p>
          </table:table-cell>
          <table:table-cell office:value-type="float" office:value="3.7836" calcext:value-type="float">
            <text:p>3.7836</text:p>
          </table:table-cell>
          <table:table-cell office:value-type="float" office:value="1.61481093123708" calcext:value-type="float">
            <text:p>1.61481093123708</text:p>
          </table:table-cell>
        </table:table-row>
        <table:table-row table:style-name="ro1">
          <table:table-cell office:value-type="string" calcext:value-type="string">
            <text:p>TcSc</text:p>
          </table:table-cell>
          <table:table-cell office:value-type="float" office:value="0.3657224" calcext:value-type="float">
            <text:p>0.3657224</text:p>
          </table:table-cell>
          <table:table-cell office:value-type="float" office:value="3.5085" calcext:value-type="float">
            <text:p>3.5085</text:p>
          </table:table-cell>
          <table:table-cell office:value-type="float" office:value="2.07139714436522" calcext:value-type="float">
            <text:p>2.07139714436522</text:p>
          </table:table-cell>
        </table:table-row>
        <table:table-row table:style-name="ro1">
          <table:table-cell office:value-type="string" calcext:value-type="string">
            <text:p>VW</text:p>
          </table:table-cell>
          <table:table-cell office:value-type="float" office:value="0.36602935" calcext:value-type="float">
            <text:p>0.36602935</text:p>
          </table:table-cell>
          <table:table-cell office:value-type="float" office:value="3.4865" calcext:value-type="float">
            <text:p>3.4865</text:p>
          </table:table-cell>
          <table:table-cell office:value-type="float" office:value="1.27155271379126" calcext:value-type="float">
            <text:p>1.27155271379126</text:p>
          </table:table-cell>
        </table:table-row>
        <table:table-row table:style-name="ro1">
          <table:table-cell office:value-type="string" calcext:value-type="string">
            <text:p>FeTi</text:p>
          </table:table-cell>
          <table:table-cell office:value-type="float" office:value="0.3665717" calcext:value-type="float">
            <text:p>0.3665717</text:p>
          </table:table-cell>
          <table:table-cell office:value-type="float" office:value="3.4153" calcext:value-type="float">
            <text:p>3.4153</text:p>
          </table:table-cell>
          <table:table-cell office:value-type="float" office:value="2.83299458419863" calcext:value-type="float">
            <text:p>2.83299458419863</text:p>
          </table:table-cell>
        </table:table-row>
        <table:table-row table:style-name="ro1">
          <table:table-cell office:value-type="string" calcext:value-type="string">
            <text:p>BeFe</text:p>
          </table:table-cell>
          <table:table-cell office:value-type="float" office:value="0.36699936" calcext:value-type="float">
            <text:p>0.36699936</text:p>
          </table:table-cell>
          <table:table-cell office:value-type="float" office:value="3.0985" calcext:value-type="float">
            <text:p>3.0985</text:p>
          </table:table-cell>
          <table:table-cell office:value-type="float" office:value="4.45458951828672" calcext:value-type="float">
            <text:p>4.45458951828672</text:p>
          </table:table-cell>
        </table:table-row>
        <table:table-row table:style-name="ro1">
          <table:table-cell office:value-type="string" calcext:value-type="string">
            <text:p>CuFe</text:p>
          </table:table-cell>
          <table:table-cell office:value-type="float" office:value="0.36717787" calcext:value-type="float">
            <text:p>0.36717787</text:p>
          </table:table-cell>
          <table:table-cell office:value-type="float" office:value="3.1828" calcext:value-type="float">
            <text:p>3.1828</text:p>
          </table:table-cell>
          <table:table-cell office:value-type="float" office:value="2.47014209554039" calcext:value-type="float">
            <text:p>2.47014209554039</text:p>
          </table:table-cell>
        </table:table-row>
        <table:table-row table:style-name="ro1">
          <table:table-cell office:value-type="string" calcext:value-type="string">
            <text:p>CeBa</text:p>
          </table:table-cell>
          <table:table-cell office:value-type="float" office:value="0.36814037" calcext:value-type="float">
            <text:p>0.36814037</text:p>
          </table:table-cell>
          <table:table-cell office:value-type="float" office:value="4.8213" calcext:value-type="float">
            <text:p>4.8213</text:p>
          </table:table-cell>
          <table:table-cell office:value-type="float" office:value="1.07813822683197" calcext:value-type="float">
            <text:p>1.07813822683197</text:p>
          </table:table-cell>
        </table:table-row>
        <table:table-row table:style-name="ro1">
          <table:table-cell office:value-type="string" calcext:value-type="string">
            <text:p>BiFe</text:p>
          </table:table-cell>
          <table:table-cell office:value-type="float" office:value="0.36819646" calcext:value-type="float">
            <text:p>0.36819646</text:p>
          </table:table-cell>
          <table:table-cell office:value-type="float" office:value="3.5085" calcext:value-type="float">
            <text:p>3.5085</text:p>
          </table:table-cell>
          <table:table-cell office:value-type="float" office:value="1.12892619213153" calcext:value-type="float">
            <text:p>1.12892619213153</text:p>
          </table:table-cell>
        </table:table-row>
        <table:table-row table:style-name="ro1">
          <table:table-cell office:value-type="string" calcext:value-type="string">
            <text:p>LiPb</text:p>
          </table:table-cell>
          <table:table-cell office:value-type="float" office:value="0.36826763" calcext:value-type="float">
            <text:p>0.36826763</text:p>
          </table:table-cell>
          <table:table-cell office:value-type="float" office:value="4.2289" calcext:value-type="float">
            <text:p>4.2289</text:p>
          </table:table-cell>
          <table:table-cell office:value-type="float" office:value="1.39240784948501" calcext:value-type="float">
            <text:p>1.39240784948501</text:p>
          </table:table-cell>
        </table:table-row>
        <table:table-row table:style-name="ro1">
          <table:table-cell office:value-type="string" calcext:value-type="string">
            <text:p>GeW</text:p>
          </table:table-cell>
          <table:table-cell office:value-type="float" office:value="0.36845908" calcext:value-type="float">
            <text:p>0.36845908</text:p>
          </table:table-cell>
          <table:table-cell office:value-type="float" office:value="3.4866" calcext:value-type="float">
            <text:p>3.4866</text:p>
          </table:table-cell>
          <table:table-cell office:value-type="float" office:value="1.16523140198861" calcext:value-type="float">
            <text:p>1.16523140198861</text:p>
          </table:table-cell>
        </table:table-row>
        <table:table-row table:style-name="ro1">
          <table:table-cell office:value-type="string" calcext:value-type="string">
            <text:p>AlSr</text:p>
          </table:table-cell>
          <table:table-cell office:value-type="float" office:value="0.36850902" calcext:value-type="float">
            <text:p>0.36850902</text:p>
          </table:table-cell>
          <table:table-cell office:value-type="float" office:value="4.483" calcext:value-type="float">
            <text:p>4.483</text:p>
          </table:table-cell>
          <table:table-cell office:value-type="float" office:value="2.57072117440499" calcext:value-type="float">
            <text:p>2.57072117440499</text:p>
          </table:table-cell>
        </table:table-row>
        <table:table-row table:style-name="ro1">
          <table:table-cell office:value-type="string" calcext:value-type="string">
            <text:p>CeHg</text:p>
          </table:table-cell>
          <table:table-cell office:value-type="float" office:value="0.36954275" calcext:value-type="float">
            <text:p>0.36954275</text:p>
          </table:table-cell>
          <table:table-cell office:value-type="float" office:value="4.0362" calcext:value-type="float">
            <text:p>4.0362</text:p>
          </table:table-cell>
          <table:table-cell office:value-type="float" office:value="0.879708370952511" calcext:value-type="float">
            <text:p>0.879708370952511</text:p>
          </table:table-cell>
        </table:table-row>
        <table:table-row table:style-name="ro1">
          <table:table-cell office:value-type="string" calcext:value-type="string">
            <text:p>CdW</text:p>
          </table:table-cell>
          <table:table-cell office:value-type="float" office:value="0.36971983" calcext:value-type="float">
            <text:p>0.36971983</text:p>
          </table:table-cell>
          <table:table-cell office:value-type="float" office:value="3.6428" calcext:value-type="float">
            <text:p>3.6428</text:p>
          </table:table-cell>
          <table:table-cell office:value-type="float" office:value="1.01038236360814" calcext:value-type="float">
            <text:p>1.01038236360814</text:p>
          </table:table-cell>
        </table:table-row>
        <table:table-row table:style-name="ro1">
          <table:table-cell office:value-type="string" calcext:value-type="string">
            <text:p>HgCs</text:p>
          </table:table-cell>
          <table:table-cell office:value-type="float" office:value="0.3698434" calcext:value-type="float">
            <text:p>0.3698434</text:p>
          </table:table-cell>
          <table:table-cell office:value-type="float" office:value="5.045" calcext:value-type="float">
            <text:p>5.045</text:p>
          </table:table-cell>
          <table:table-cell office:value-type="float" office:value="0.898557750623732" calcext:value-type="float">
            <text:p>0.898557750623732</text:p>
          </table:table-cell>
        </table:table-row>
        <table:table-row table:style-name="ro1">
          <table:table-cell office:value-type="string" calcext:value-type="string">
            <text:p>WRe</text:p>
          </table:table-cell>
          <table:table-cell office:value-type="float" office:value="0.3699502" calcext:value-type="float">
            <text:p>0.3699502</text:p>
          </table:table-cell>
          <table:table-cell office:value-type="float" office:value="3.4711" calcext:value-type="float">
            <text:p>3.4711</text:p>
          </table:table-cell>
          <table:table-cell office:value-type="float" office:value="0.81052171274076" calcext:value-type="float">
            <text:p>0.81052171274076</text:p>
          </table:table-cell>
        </table:table-row>
        <table:table-row table:style-name="ro1">
          <table:table-cell office:value-type="string" calcext:value-type="string">
            <text:p>TiGa</text:p>
          </table:table-cell>
          <table:table-cell office:value-type="float" office:value="0.36997965" calcext:value-type="float">
            <text:p>0.36997965</text:p>
          </table:table-cell>
          <table:table-cell office:value-type="float" office:value="3.3316" calcext:value-type="float">
            <text:p>3.3316</text:p>
          </table:table-cell>
          <table:table-cell office:value-type="float" office:value="2.50702614343862" calcext:value-type="float">
            <text:p>2.50702614343862</text:p>
          </table:table-cell>
        </table:table-row>
        <table:table-row table:style-name="ro1">
          <table:table-cell office:value-type="string" calcext:value-type="string">
            <text:p>PtNd</text:p>
          </table:table-cell>
          <table:table-cell office:value-type="float" office:value="0.37022713" calcext:value-type="float">
            <text:p>0.37022713</text:p>
          </table:table-cell>
          <table:table-cell office:value-type="float" office:value="4.3847" calcext:value-type="float">
            <text:p>4.3847</text:p>
          </table:table-cell>
          <table:table-cell office:value-type="float" office:value="0.883254444240689" calcext:value-type="float">
            <text:p>0.883254444240689</text:p>
          </table:table-cell>
        </table:table-row>
        <table:table-row table:style-name="ro1">
          <table:table-cell office:value-type="string" calcext:value-type="string">
            <text:p>SbFe</text:p>
          </table:table-cell>
          <table:table-cell office:value-type="float" office:value="0.37077007" calcext:value-type="float">
            <text:p>0.37077007</text:p>
          </table:table-cell>
          <table:table-cell office:value-type="float" office:value="3.3645" calcext:value-type="float">
            <text:p>3.3645</text:p>
          </table:table-cell>
          <table:table-cell office:value-type="float" office:value="1.67405179306381" calcext:value-type="float">
            <text:p>1.67405179306381</text:p>
          </table:table-cell>
        </table:table-row>
        <table:table-row table:style-name="ro1">
          <table:table-cell office:value-type="string" calcext:value-type="string">
            <text:p>InGe</text:p>
          </table:table-cell>
          <table:table-cell office:value-type="float" office:value="0.3713471" calcext:value-type="float">
            <text:p>0.3713471</text:p>
          </table:table-cell>
          <table:table-cell office:value-type="float" office:value="3.9198" calcext:value-type="float">
            <text:p>3.9198</text:p>
          </table:table-cell>
          <table:table-cell office:value-type="float" office:value="1.58745858266159" calcext:value-type="float">
            <text:p>1.58745858266159</text:p>
          </table:table-cell>
        </table:table-row>
        <table:table-row table:style-name="ro1">
          <table:table-cell office:value-type="string" calcext:value-type="string">
            <text:p>IrFe</text:p>
          </table:table-cell>
          <table:table-cell office:value-type="float" office:value="0.3713539" calcext:value-type="float">
            <text:p>0.3713539</text:p>
          </table:table-cell>
          <table:table-cell office:value-type="float" office:value="3.2315" calcext:value-type="float">
            <text:p>3.2315</text:p>
          </table:table-cell>
          <table:table-cell office:value-type="float" office:value="1.20429739919204" calcext:value-type="float">
            <text:p>1.20429739919204</text:p>
          </table:table-cell>
        </table:table-row>
        <table:table-row table:style-name="ro1">
          <table:table-cell office:value-type="string" calcext:value-type="string">
            <text:p>BeTc</text:p>
          </table:table-cell>
          <table:table-cell office:value-type="float" office:value="0.3714105" calcext:value-type="float">
            <text:p>0.3714105</text:p>
          </table:table-cell>
          <table:table-cell office:value-type="float" office:value="3.1912" calcext:value-type="float">
            <text:p>3.1912</text:p>
          </table:table-cell>
          <table:table-cell office:value-type="float" office:value="2.74802786818809" calcext:value-type="float">
            <text:p>2.74802786818809</text:p>
          </table:table-cell>
        </table:table-row>
        <table:table-row table:style-name="ro1">
          <table:table-cell office:value-type="string" calcext:value-type="string">
            <text:p>VBe</text:p>
          </table:table-cell>
          <table:table-cell office:value-type="float" office:value="0.37175572" calcext:value-type="float">
            <text:p>0.37175572</text:p>
          </table:table-cell>
          <table:table-cell office:value-type="float" office:value="3.179" calcext:value-type="float">
            <text:p>3.179</text:p>
          </table:table-cell>
          <table:table-cell office:value-type="float" office:value="4.80142892933416" calcext:value-type="float">
            <text:p>4.80142892933416</text:p>
          </table:table-cell>
        </table:table-row>
        <table:table-row table:style-name="ro1">
          <table:table-cell office:value-type="string" calcext:value-type="string">
            <text:p>YSb</text:p>
          </table:table-cell>
          <table:table-cell office:value-type="float" office:value="0.3735065" calcext:value-type="float">
            <text:p>0.3735065</text:p>
          </table:table-cell>
          <table:table-cell office:value-type="float" office:value="4.1304" calcext:value-type="float">
            <text:p>4.1304</text:p>
          </table:table-cell>
          <table:table-cell office:value-type="float" office:value="1.4150520238063" calcext:value-type="float">
            <text:p>1.4150520238063</text:p>
          </table:table-cell>
        </table:table-row>
        <table:table-row table:style-name="ro1">
          <table:table-cell office:value-type="string" calcext:value-type="string">
            <text:p>PbMn</text:p>
          </table:table-cell>
          <table:table-cell office:value-type="float" office:value="0.37366727" calcext:value-type="float">
            <text:p>0.37366727</text:p>
          </table:table-cell>
          <table:table-cell office:value-type="float" office:value="3.5874" calcext:value-type="float">
            <text:p>3.5874</text:p>
          </table:table-cell>
          <table:table-cell office:value-type="float" office:value="1.14036760150258" calcext:value-type="float">
            <text:p>1.14036760150258</text:p>
          </table:table-cell>
        </table:table-row>
        <table:table-row table:style-name="ro1">
          <table:table-cell office:value-type="string" calcext:value-type="string">
            <text:p>WLi</text:p>
          </table:table-cell>
          <table:table-cell office:value-type="float" office:value="0.3740895" calcext:value-type="float">
            <text:p>0.3740895</text:p>
          </table:table-cell>
          <table:table-cell office:value-type="float" office:value="3.0947" calcext:value-type="float">
            <text:p>3.0947</text:p>
          </table:table-cell>
          <table:table-cell office:value-type="float" office:value="1.5602398330444" calcext:value-type="float">
            <text:p>1.5602398330444</text:p>
          </table:table-cell>
        </table:table-row>
        <table:table-row table:style-name="ro1">
          <table:table-cell office:value-type="string" calcext:value-type="string">
            <text:p>FeLi</text:p>
          </table:table-cell>
          <table:table-cell office:value-type="float" office:value="0.37448052" calcext:value-type="float">
            <text:p>0.37448052</text:p>
          </table:table-cell>
          <table:table-cell office:value-type="float" office:value="2.849" calcext:value-type="float">
            <text:p>2.849</text:p>
          </table:table-cell>
          <table:table-cell office:value-type="float" office:value="4.59478539828858" calcext:value-type="float">
            <text:p>4.59478539828858</text:p>
          </table:table-cell>
        </table:table-row>
        <table:table-row table:style-name="ro1">
          <table:table-cell office:value-type="string" calcext:value-type="string">
            <text:p>SiLa</text:p>
          </table:table-cell>
          <table:table-cell office:value-type="float" office:value="0.37546676" calcext:value-type="float">
            <text:p>0.37546676</text:p>
          </table:table-cell>
          <table:table-cell office:value-type="float" office:value="4.3263" calcext:value-type="float">
            <text:p>4.3263</text:p>
          </table:table-cell>
          <table:table-cell office:value-type="float" office:value="1.77856291208547" calcext:value-type="float">
            <text:p>1.77856291208547</text:p>
          </table:table-cell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0.37561753" calcext:value-type="float">
            <text:p>0.37561753</text:p>
          </table:table-cell>
          <table:table-cell office:value-type="float" office:value="3.4028" calcext:value-type="float">
            <text:p>3.4028</text:p>
          </table:table-cell>
          <table:table-cell office:value-type="float" office:value="1.24485758098864" calcext:value-type="float">
            <text:p>1.24485758098864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office:value-type="float" office:value="0.37587497" calcext:value-type="float">
            <text:p>0.37587497</text:p>
          </table:table-cell>
          <table:table-cell office:value-type="float" office:value="3.2771" calcext:value-type="float">
            <text:p>3.2771</text:p>
          </table:table-cell>
          <table:table-cell office:value-type="float" office:value="2.14581610318669" calcext:value-type="float">
            <text:p>2.14581610318669</text:p>
          </table:table-cell>
        </table:table-row>
        <table:table-row table:style-name="ro1">
          <table:table-cell office:value-type="string" calcext:value-type="string">
            <text:p>GdZn</text:p>
          </table:table-cell>
          <table:table-cell office:value-type="float" office:value="0.37616566" calcext:value-type="float">
            <text:p>0.37616566</text:p>
          </table:table-cell>
          <table:table-cell office:value-type="float" office:value="3.773" calcext:value-type="float">
            <text:p>3.773</text:p>
          </table:table-cell>
          <table:table-cell office:value-type="float" office:value="1.33985387102129" calcext:value-type="float">
            <text:p>1.33985387102129</text:p>
          </table:table-cell>
        </table:table-row>
        <table:table-row table:style-name="ro1">
          <table:table-cell office:value-type="string" calcext:value-type="string">
            <text:p>TiGe</text:p>
          </table:table-cell>
          <table:table-cell office:value-type="float" office:value="0.37628874" calcext:value-type="float">
            <text:p>0.37628874</text:p>
          </table:table-cell>
          <table:table-cell office:value-type="float" office:value="3.2973" calcext:value-type="float">
            <text:p>3.2973</text:p>
          </table:table-cell>
          <table:table-cell office:value-type="float" office:value="2.44782638049355" calcext:value-type="float">
            <text:p>2.44782638049355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float" office:value="0.3768308" calcext:value-type="float">
            <text:p>0.3768308</text:p>
          </table:table-cell>
          <table:table-cell office:value-type="float" office:value="3.3942" calcext:value-type="float">
            <text:p>3.3942</text:p>
          </table:table-cell>
          <table:table-cell office:value-type="float" office:value="1.39143714563177" calcext:value-type="float">
            <text:p>1.39143714563177</text:p>
          </table:table-cell>
        </table:table-row>
        <table:table-row table:style-name="ro1">
          <table:table-cell office:value-type="string" calcext:value-type="string">
            <text:p>FeCo</text:p>
          </table:table-cell>
          <table:table-cell office:value-type="float" office:value="0.37685767" calcext:value-type="float">
            <text:p>0.37685767</text:p>
          </table:table-cell>
          <table:table-cell office:value-type="float" office:value="3.2467" calcext:value-type="float">
            <text:p>3.2467</text:p>
          </table:table-cell>
          <table:table-cell office:value-type="float" office:value="2.56686611005763" calcext:value-type="float">
            <text:p>2.56686611005763</text:p>
          </table:table-cell>
        </table:table-row>
        <table:table-row table:style-name="ro1">
          <table:table-cell office:value-type="string" calcext:value-type="string">
            <text:p>RbMo</text:p>
          </table:table-cell>
          <table:table-cell office:value-type="float" office:value="0.37718257" calcext:value-type="float">
            <text:p>0.37718257</text:p>
          </table:table-cell>
          <table:table-cell office:value-type="float" office:value="3.7391" calcext:value-type="float">
            <text:p>3.7391</text:p>
          </table:table-cell>
          <table:table-cell office:value-type="float" office:value="1.63953447895757" calcext:value-type="float">
            <text:p>1.63953447895757</text:p>
          </table:table-cell>
        </table:table-row>
        <table:table-row table:style-name="ro1">
          <table:table-cell office:value-type="string" calcext:value-type="string">
            <text:p>HgCr</text:p>
          </table:table-cell>
          <table:table-cell office:value-type="float" office:value="0.3773305" calcext:value-type="float">
            <text:p>0.3773305</text:p>
          </table:table-cell>
          <table:table-cell office:value-type="float" office:value="3.5806" calcext:value-type="float">
            <text:p>3.5806</text:p>
          </table:table-cell>
          <table:table-cell office:value-type="float" office:value="1.18298225671367" calcext:value-type="float">
            <text:p>1.18298225671367</text:p>
          </table:table-cell>
        </table:table-row>
        <table:table-row table:style-name="ro1">
          <table:table-cell office:value-type="string" calcext:value-type="string">
            <text:p>TcRu</text:p>
          </table:table-cell>
          <table:table-cell office:value-type="float" office:value="0.37776268" calcext:value-type="float">
            <text:p>0.37776268</text:p>
          </table:table-cell>
          <table:table-cell office:value-type="float" office:value="3.3772" calcext:value-type="float">
            <text:p>3.3772</text:p>
          </table:table-cell>
          <table:table-cell office:value-type="float" office:value="1.49624565461725" calcext:value-type="float">
            <text:p>1.49624565461725</text:p>
          </table:table-cell>
        </table:table-row>
        <table:table-row table:style-name="ro1">
          <table:table-cell office:value-type="string" calcext:value-type="string">
            <text:p>NbMg</text:p>
          </table:table-cell>
          <table:table-cell office:value-type="float" office:value="0.3778539" calcext:value-type="float">
            <text:p>0.3778539</text:p>
          </table:table-cell>
          <table:table-cell office:value-type="float" office:value="3.5361" calcext:value-type="float">
            <text:p>3.5361</text:p>
          </table:table-cell>
          <table:table-cell office:value-type="float" office:value="2.51492075531957" calcext:value-type="float">
            <text:p>2.51492075531957</text:p>
          </table:table-cell>
        </table:table-row>
        <table:table-row table:style-name="ro1">
          <table:table-cell office:value-type="string" calcext:value-type="string">
            <text:p>SbNi</text:p>
          </table:table-cell>
          <table:table-cell office:value-type="float" office:value="0.37786564" calcext:value-type="float">
            <text:p>0.37786564</text:p>
          </table:table-cell>
          <table:table-cell office:value-type="float" office:value="3.4937" calcext:value-type="float">
            <text:p>3.4937</text:p>
          </table:table-cell>
          <table:table-cell office:value-type="float" office:value="1.64806290393979" calcext:value-type="float">
            <text:p>1.64806290393979</text:p>
          </table:table-cell>
        </table:table-row>
        <table:table-row table:style-name="ro1">
          <table:table-cell office:value-type="string" calcext:value-type="string">
            <text:p>AsNd</text:p>
          </table:table-cell>
          <table:table-cell office:value-type="float" office:value="0.37836337" calcext:value-type="float">
            <text:p>0.37836337</text:p>
          </table:table-cell>
          <table:table-cell office:value-type="float" office:value="4.233" calcext:value-type="float">
            <text:p>4.233</text:p>
          </table:table-cell>
          <table:table-cell office:value-type="float" office:value="1.36093213558175" calcext:value-type="float">
            <text:p>1.36093213558175</text:p>
          </table:table-cell>
        </table:table-row>
        <table:table-row table:style-name="ro1">
          <table:table-cell office:value-type="string" calcext:value-type="string">
            <text:p>PbAl</text:p>
          </table:table-cell>
          <table:table-cell office:value-type="float" office:value="0.37927616" calcext:value-type="float">
            <text:p>0.37927616</text:p>
          </table:table-cell>
          <table:table-cell office:value-type="float" office:value="3.903" calcext:value-type="float">
            <text:p>3.903</text:p>
          </table:table-cell>
          <table:table-cell office:value-type="float" office:value="1.27476884074068" calcext:value-type="float">
            <text:p>1.27476884074068</text:p>
          </table:table-cell>
        </table:table-row>
        <table:table-row table:style-name="ro1">
          <table:table-cell office:value-type="string" calcext:value-type="string">
            <text:p>RhTc</text:p>
          </table:table-cell>
          <table:table-cell office:value-type="float" office:value="0.37955233" calcext:value-type="float">
            <text:p>0.37955233</text:p>
          </table:table-cell>
          <table:table-cell office:value-type="float" office:value="3.4278" calcext:value-type="float">
            <text:p>3.4278</text:p>
          </table:table-cell>
          <table:table-cell office:value-type="float" office:value="1.48277844500242" calcext:value-type="float">
            <text:p>1.48277844500242</text:p>
          </table:table-cell>
        </table:table-row>
        <table:table-row table:style-name="ro1">
          <table:table-cell office:value-type="string" calcext:value-type="string">
            <text:p>PtMn</text:p>
          </table:table-cell>
          <table:table-cell office:value-type="float" office:value="0.38126284" calcext:value-type="float">
            <text:p>0.38126284</text:p>
          </table:table-cell>
          <table:table-cell office:value-type="float" office:value="3.2763" calcext:value-type="float">
            <text:p>3.2763</text:p>
          </table:table-cell>
          <table:table-cell office:value-type="float" office:value="1.19496914126615" calcext:value-type="float">
            <text:p>1.19496914126615</text:p>
          </table:table-cell>
        </table:table-row>
        <table:table-row table:style-name="ro1">
          <table:table-cell office:value-type="string" calcext:value-type="string">
            <text:p>RuRe</text:p>
          </table:table-cell>
          <table:table-cell office:value-type="float" office:value="0.38172403" calcext:value-type="float">
            <text:p>0.38172403</text:p>
          </table:table-cell>
          <table:table-cell office:value-type="float" office:value="3.4142" calcext:value-type="float">
            <text:p>3.4142</text:p>
          </table:table-cell>
          <table:table-cell office:value-type="float" office:value="1.0416160725967" calcext:value-type="float">
            <text:p>1.0416160725967</text:p>
          </table:table-cell>
        </table:table-row>
        <table:table-row table:style-name="ro1">
          <table:table-cell office:value-type="string" calcext:value-type="string">
            <text:p>SiCa</text:p>
          </table:table-cell>
          <table:table-cell office:value-type="float" office:value="0.38218185" calcext:value-type="float">
            <text:p>0.38218185</text:p>
          </table:table-cell>
          <table:table-cell office:value-type="float" office:value="4.1763" calcext:value-type="float">
            <text:p>4.1763</text:p>
          </table:table-cell>
          <table:table-cell office:value-type="float" office:value="4.24769467371436" calcext:value-type="float">
            <text:p>4.24769467371436</text:p>
          </table:table-cell>
        </table:table-row>
        <table:table-row table:style-name="ro1">
          <table:table-cell office:value-type="string" calcext:value-type="string">
            <text:p>MnCo</text:p>
          </table:table-cell>
          <table:table-cell office:value-type="float" office:value="0.3822449" calcext:value-type="float">
            <text:p>0.3822449</text:p>
          </table:table-cell>
          <table:table-cell office:value-type="float" office:value="3.2721" calcext:value-type="float">
            <text:p>3.2721</text:p>
          </table:table-cell>
          <table:table-cell office:value-type="float" office:value="2.58678168264767" calcext:value-type="float">
            <text:p>2.58678168264767</text:p>
          </table:table-cell>
        </table:table-row>
        <table:table-row table:style-name="ro1">
          <table:table-cell office:value-type="string" calcext:value-type="string">
            <text:p>MgBa</text:p>
          </table:table-cell>
          <table:table-cell office:value-type="float" office:value="0.38258776" calcext:value-type="float">
            <text:p>0.38258776</text:p>
          </table:table-cell>
          <table:table-cell office:value-type="float" office:value="4.5559" calcext:value-type="float">
            <text:p>4.5559</text:p>
          </table:table-cell>
          <table:table-cell office:value-type="float" office:value="1.83644890292976" calcext:value-type="float">
            <text:p>1.83644890292976</text:p>
          </table:table-cell>
        </table:table-row>
        <table:table-row table:style-name="ro1">
          <table:table-cell office:value-type="string" calcext:value-type="string">
            <text:p>CdBe</text:p>
          </table:table-cell>
          <table:table-cell office:value-type="float" office:value="0.38282713" calcext:value-type="float">
            <text:p>0.38282713</text:p>
          </table:table-cell>
          <table:table-cell office:value-type="float" office:value="3.4201" calcext:value-type="float">
            <text:p>3.4201</text:p>
          </table:table-cell>
          <table:table-cell office:value-type="float" office:value="2.42980542030253" calcext:value-type="float">
            <text:p>2.42980542030253</text:p>
          </table:table-cell>
        </table:table-row>
        <table:table-row table:style-name="ro1">
          <table:table-cell office:value-type="string" calcext:value-type="string">
            <text:p>SnAl</text:p>
          </table:table-cell>
          <table:table-cell office:value-type="float" office:value="0.3829035" calcext:value-type="float">
            <text:p>0.3829035</text:p>
          </table:table-cell>
          <table:table-cell office:value-type="float" office:value="3.7465" calcext:value-type="float">
            <text:p>3.7465</text:p>
          </table:table-cell>
          <table:table-cell office:value-type="float" office:value="2.03329368833597" calcext:value-type="float">
            <text:p>2.03329368833597</text:p>
          </table:table-cell>
        </table:table-row>
        <table:table-row table:style-name="ro1">
          <table:table-cell office:value-type="string" calcext:value-type="string">
            <text:p>TeTc</text:p>
          </table:table-cell>
          <table:table-cell office:value-type="float" office:value="0.3830814" calcext:value-type="float">
            <text:p>0.3830814</text:p>
          </table:table-cell>
          <table:table-cell office:value-type="float" office:value="3.7349" calcext:value-type="float">
            <text:p>3.7349</text:p>
          </table:table-cell>
          <table:table-cell office:value-type="float" office:value="1.32261808940118" calcext:value-type="float">
            <text:p>1.32261808940118</text:p>
          </table:table-cell>
        </table:table-row>
        <table:table-row table:style-name="ro1">
          <table:table-cell office:value-type="string" calcext:value-type="string">
            <text:p>NbIr</text:p>
          </table:table-cell>
          <table:table-cell office:value-type="float" office:value="0.3832627" calcext:value-type="float">
            <text:p>0.3832627</text:p>
          </table:table-cell>
          <table:table-cell office:value-type="float" office:value="3.4411" calcext:value-type="float">
            <text:p>3.4411</text:p>
          </table:table-cell>
          <table:table-cell office:value-type="float" office:value="1.04940113941763" calcext:value-type="float">
            <text:p>1.04940113941763</text:p>
          </table:table-cell>
        </table:table-row>
        <table:table-row table:style-name="ro1">
          <table:table-cell office:value-type="string" calcext:value-type="string">
            <text:p>CsMn</text:p>
          </table:table-cell>
          <table:table-cell office:value-type="float" office:value="0.384155" calcext:value-type="float">
            <text:p>0.384155</text:p>
          </table:table-cell>
          <table:table-cell office:value-type="float" office:value="4.1524" calcext:value-type="float">
            <text:p>4.1524</text:p>
          </table:table-cell>
          <table:table-cell office:value-type="float" office:value="1.58425237443048" calcext:value-type="float">
            <text:p>1.58425237443048</text:p>
          </table:table-cell>
        </table:table-row>
        <table:table-row table:style-name="ro1">
          <table:table-cell office:value-type="string" calcext:value-type="string">
            <text:p>RbRu</text:p>
          </table:table-cell>
          <table:table-cell office:value-type="float" office:value="0.38424125" calcext:value-type="float">
            <text:p>0.38424125</text:p>
          </table:table-cell>
          <table:table-cell office:value-type="float" office:value="3.8699" calcext:value-type="float">
            <text:p>3.8699</text:p>
          </table:table-cell>
          <table:table-cell office:value-type="float" office:value="1.59516467521221" calcext:value-type="float">
            <text:p>1.59516467521221</text:p>
          </table:table-cell>
        </table:table-row>
        <table:table-row table:style-name="ro1">
          <table:table-cell office:value-type="string" calcext:value-type="string">
            <text:p>PdCa</text:p>
          </table:table-cell>
          <table:table-cell office:value-type="float" office:value="0.3844037" calcext:value-type="float">
            <text:p>0.3844037</text:p>
          </table:table-cell>
          <table:table-cell office:value-type="float" office:value="4.0532" calcext:value-type="float">
            <text:p>4.0532</text:p>
          </table:table-cell>
          <table:table-cell office:value-type="float" office:value="2.02232690854084" calcext:value-type="float">
            <text:p>2.02232690854084</text:p>
          </table:table-cell>
        </table:table-row>
        <table:table-row table:style-name="ro1">
          <table:table-cell office:value-type="string" calcext:value-type="string">
            <text:p>CoCr</text:p>
          </table:table-cell>
          <table:table-cell office:value-type="float" office:value="0.38526556" calcext:value-type="float">
            <text:p>0.38526556</text:p>
          </table:table-cell>
          <table:table-cell office:value-type="float" office:value="3.2423" calcext:value-type="float">
            <text:p>3.2423</text:p>
          </table:table-cell>
          <table:table-cell office:value-type="float" office:value="2.65356502101764" calcext:value-type="float">
            <text:p>2.65356502101764</text:p>
          </table:table-cell>
        </table:table-row>
        <table:table-row table:style-name="ro1">
          <table:table-cell office:value-type="string" calcext:value-type="string">
            <text:p>SeFe</text:p>
          </table:table-cell>
          <table:table-cell office:value-type="float" office:value="0.38620928" calcext:value-type="float">
            <text:p>0.38620928</text:p>
          </table:table-cell>
          <table:table-cell office:value-type="float" office:value="3.2399" calcext:value-type="float">
            <text:p>3.2399</text:p>
          </table:table-cell>
          <table:table-cell office:value-type="float" office:value="2.19389529707938" calcext:value-type="float">
            <text:p>2.19389529707938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float" office:value="0.38661715" calcext:value-type="float">
            <text:p>0.38661715</text:p>
          </table:table-cell>
          <table:table-cell office:value-type="float" office:value="3.3875" calcext:value-type="float">
            <text:p>3.3875</text:p>
          </table:table-cell>
          <table:table-cell office:value-type="float" office:value="1.23827925940595" calcext:value-type="float">
            <text:p>1.23827925940595</text:p>
          </table:table-cell>
        </table:table-row>
        <table:table-row table:style-name="ro1">
          <table:table-cell office:value-type="string" calcext:value-type="string">
            <text:p>TlPb</text:p>
          </table:table-cell>
          <table:table-cell office:value-type="float" office:value="0.38684118" calcext:value-type="float">
            <text:p>0.38684118</text:p>
          </table:table-cell>
          <table:table-cell office:value-type="float" office:value="4.4499" calcext:value-type="float">
            <text:p>4.4499</text:p>
          </table:table-cell>
          <table:table-cell office:value-type="float" office:value="0.72932177334533" calcext:value-type="float">
            <text:p>0.72932177334533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0.38717207" calcext:value-type="float">
            <text:p>0.38717207</text:p>
          </table:table-cell>
          <table:table-cell office:value-type="float" office:value="3.4088" calcext:value-type="float">
            <text:p>3.4088</text:p>
          </table:table-cell>
          <table:table-cell office:value-type="float" office:value="1.21847641770303" calcext:value-type="float">
            <text:p>1.21847641770303</text:p>
          </table:table-cell>
        </table:table-row>
        <table:table-row table:style-name="ro1">
          <table:table-cell office:value-type="string" calcext:value-type="string">
            <text:p>CdGe</text:p>
          </table:table-cell>
          <table:table-cell office:value-type="float" office:value="0.38740447" calcext:value-type="float">
            <text:p>0.38740447</text:p>
          </table:table-cell>
          <table:table-cell office:value-type="float" office:value="3.8194" calcext:value-type="float">
            <text:p>3.8194</text:p>
          </table:table-cell>
          <table:table-cell office:value-type="float" office:value="1.60777503336172" calcext:value-type="float">
            <text:p>1.60777503336172</text:p>
          </table:table-cell>
        </table:table-row>
        <table:table-row table:style-name="ro1">
          <table:table-cell office:value-type="string" calcext:value-type="string">
            <text:p>NiMo</text:p>
          </table:table-cell>
          <table:table-cell office:value-type="float" office:value="0.38751546" calcext:value-type="float">
            <text:p>0.38751546</text:p>
          </table:table-cell>
          <table:table-cell office:value-type="float" office:value="3.4745" calcext:value-type="float">
            <text:p>3.4745</text:p>
          </table:table-cell>
          <table:table-cell office:value-type="float" office:value="1.91797115285935" calcext:value-type="float">
            <text:p>1.91797115285935</text:p>
          </table:table-cell>
        </table:table-row>
        <table:table-row table:style-name="ro1">
          <table:table-cell office:value-type="string" calcext:value-type="string">
            <text:p>CoMn</text:p>
          </table:table-cell>
          <table:table-cell office:value-type="float" office:value="0.3883582" calcext:value-type="float">
            <text:p>0.3883582</text:p>
          </table:table-cell>
          <table:table-cell office:value-type="float" office:value="3.1616" calcext:value-type="float">
            <text:p>3.1616</text:p>
          </table:table-cell>
          <table:table-cell office:value-type="float" office:value="2.58678168264767" calcext:value-type="float">
            <text:p>2.58678168264767</text:p>
          </table:table-cell>
        </table:table-row>
        <table:table-row table:style-name="ro1">
          <table:table-cell office:value-type="string" calcext:value-type="string">
            <text:p>CuNi</text:p>
          </table:table-cell>
          <table:table-cell office:value-type="float" office:value="0.3884301" calcext:value-type="float">
            <text:p>0.3884301</text:p>
          </table:table-cell>
          <table:table-cell office:value-type="float" office:value="3.1505" calcext:value-type="float">
            <text:p>3.1505</text:p>
          </table:table-cell>
          <table:table-cell office:value-type="float" office:value="2.4139727527362" calcext:value-type="float">
            <text:p>2.4139727527362</text:p>
          </table:table-cell>
        </table:table-row>
        <table:table-row table:style-name="ro1">
          <table:table-cell office:value-type="string" calcext:value-type="string">
            <text:p>RuMn</text:p>
          </table:table-cell>
          <table:table-cell office:value-type="float" office:value="0.38849542" calcext:value-type="float">
            <text:p>0.38849542</text:p>
          </table:table-cell>
          <table:table-cell office:value-type="float" office:value="3.2204" calcext:value-type="float">
            <text:p>3.2204</text:p>
          </table:table-cell>
          <table:table-cell office:value-type="float" office:value="1.90139252910101" calcext:value-type="float">
            <text:p>1.90139252910101</text:p>
          </table:table-cell>
        </table:table-row>
        <table:table-row table:style-name="ro1">
          <table:table-cell office:value-type="string" calcext:value-type="string">
            <text:p>NdTe</text:p>
          </table:table-cell>
          <table:table-cell office:value-type="float" office:value="0.38877144" calcext:value-type="float">
            <text:p>0.38877144</text:p>
          </table:table-cell>
          <table:table-cell office:value-type="float" office:value="4.2442" calcext:value-type="float">
            <text:p>4.2442</text:p>
          </table:table-cell>
          <table:table-cell office:value-type="float" office:value="1.10010768163171" calcext:value-type="float">
            <text:p>1.10010768163171</text:p>
          </table:table-cell>
        </table:table-row>
        <table:table-row table:style-name="ro1">
          <table:table-cell office:value-type="string" calcext:value-type="string">
            <text:p>GaGa</text:p>
          </table:table-cell>
          <table:table-cell office:value-type="float" office:value="0.38915047" calcext:value-type="float">
            <text:p>0.38915047</text:p>
          </table:table-cell>
          <table:table-cell office:value-type="float" office:value="3.6635" calcext:value-type="float">
            <text:p>3.6635</text:p>
          </table:table-cell>
          <table:table-cell office:value-type="float" office:value="2.12242845537392" calcext:value-type="float">
            <text:p>2.12242845537392</text:p>
          </table:table-cell>
        </table:table-row>
        <table:table-row table:style-name="ro1">
          <table:table-cell office:value-type="string" calcext:value-type="string">
            <text:p>YSn</text:p>
          </table:table-cell>
          <table:table-cell office:value-type="float" office:value="0.38916376" calcext:value-type="float">
            <text:p>0.38916376</text:p>
          </table:table-cell>
          <table:table-cell office:value-type="float" office:value="4.1411" calcext:value-type="float">
            <text:p>4.1411</text:p>
          </table:table-cell>
          <table:table-cell office:value-type="float" office:value="1.4355415577702" calcext:value-type="float">
            <text:p>1.4355415577702</text:p>
          </table:table-cell>
        </table:table-row>
        <table:table-row table:style-name="ro1">
          <table:table-cell office:value-type="string" calcext:value-type="string">
            <text:p>SiPd</text:p>
          </table:table-cell>
          <table:table-cell office:value-type="float" office:value="0.38920334" calcext:value-type="float">
            <text:p>0.38920334</text:p>
          </table:table-cell>
          <table:table-cell office:value-type="float" office:value="3.5971" calcext:value-type="float">
            <text:p>3.5971</text:p>
          </table:table-cell>
          <table:table-cell office:value-type="float" office:value="2.19867298115049" calcext:value-type="float">
            <text:p>2.19867298115049</text:p>
          </table:table-cell>
        </table:table-row>
        <table:table-row table:style-name="ro1">
          <table:table-cell office:value-type="string" calcext:value-type="string">
            <text:p>SiCe</text:p>
          </table:table-cell>
          <table:table-cell office:value-type="float" office:value="0.3896267" calcext:value-type="float">
            <text:p>0.3896267</text:p>
          </table:table-cell>
          <table:table-cell office:value-type="float" office:value="4.0454" calcext:value-type="float">
            <text:p>4.0454</text:p>
          </table:table-cell>
          <table:table-cell office:value-type="float" office:value="1.7659888152056" calcext:value-type="float">
            <text:p>1.7659888152056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float" office:value="0.38970652" calcext:value-type="float">
            <text:p>0.38970652</text:p>
          </table:table-cell>
          <table:table-cell office:value-type="float" office:value="3.7988" calcext:value-type="float">
            <text:p>3.7988</text:p>
          </table:table-cell>
          <table:table-cell office:value-type="float" office:value="2.07984465166787" calcext:value-type="float">
            <text:p>2.07984465166787</text:p>
          </table:table-cell>
        </table:table-row>
        <table:table-row table:style-name="ro1">
          <table:table-cell office:value-type="string" calcext:value-type="string">
            <text:p>SbMn</text:p>
          </table:table-cell>
          <table:table-cell office:value-type="float" office:value="0.38997287" calcext:value-type="float">
            <text:p>0.38997287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68249978932725" calcext:value-type="float">
            <text:p>1.68249978932725</text:p>
          </table:table-cell>
        </table:table-row>
        <table:table-row table:style-name="ro1">
          <table:table-cell office:value-type="string" calcext:value-type="string">
            <text:p>ZnW</text:p>
          </table:table-cell>
          <table:table-cell office:value-type="float" office:value="0.39086726" calcext:value-type="float">
            <text:p>0.39086726</text:p>
          </table:table-cell>
          <table:table-cell office:value-type="float" office:value="3.5997" calcext:value-type="float">
            <text:p>3.5997</text:p>
          </table:table-cell>
          <table:table-cell office:value-type="float" office:value="1.1986309107735" calcext:value-type="float">
            <text:p>1.1986309107735</text:p>
          </table:table-cell>
        </table:table-row>
        <table:table-row table:style-name="ro1">
          <table:table-cell office:value-type="string" calcext:value-type="string">
            <text:p>MgCd</text:p>
          </table:table-cell>
          <table:table-cell office:value-type="float" office:value="0.39110526" calcext:value-type="float">
            <text:p>0.39110526</text:p>
          </table:table-cell>
          <table:table-cell office:value-type="float" office:value="4.0033" calcext:value-type="float">
            <text:p>4.0033</text:p>
          </table:table-cell>
          <table:table-cell office:value-type="float" office:value="2.16389286890451" calcext:value-type="float">
            <text:p>2.16389286890451</text:p>
          </table:table-cell>
        </table:table-row>
        <table:table-row table:style-name="ro1">
          <table:table-cell office:value-type="string" calcext:value-type="string">
            <text:p>GaOs</text:p>
          </table:table-cell>
          <table:table-cell office:value-type="float" office:value="0.39207563" calcext:value-type="float">
            <text:p>0.39207563</text:p>
          </table:table-cell>
          <table:table-cell office:value-type="float" office:value="3.4408" calcext:value-type="float">
            <text:p>3.4408</text:p>
          </table:table-cell>
          <table:table-cell office:value-type="float" office:value="1.14984278842523" calcext:value-type="float">
            <text:p>1.14984278842523</text:p>
          </table:table-cell>
        </table:table-row>
        <table:table-row table:style-name="ro1">
          <table:table-cell office:value-type="string" calcext:value-type="string">
            <text:p>TaBe</text:p>
          </table:table-cell>
          <table:table-cell office:value-type="float" office:value="0.39218214" calcext:value-type="float">
            <text:p>0.39218214</text:p>
          </table:table-cell>
          <table:table-cell office:value-type="float" office:value="3.2566" calcext:value-type="float">
            <text:p>3.2566</text:p>
          </table:table-cell>
          <table:table-cell office:value-type="float" office:value="1.56687696851284" calcext:value-type="float">
            <text:p>1.56687696851284</text:p>
          </table:table-cell>
        </table:table-row>
        <table:table-row table:style-name="ro1">
          <table:table-cell office:value-type="string" calcext:value-type="string">
            <text:p>CdAs</text:p>
          </table:table-cell>
          <table:table-cell office:value-type="float" office:value="0.3928387" calcext:value-type="float">
            <text:p>0.3928387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58850434358873" calcext:value-type="float">
            <text:p>1.58850434358873</text:p>
          </table:table-cell>
        </table:table-row>
        <table:table-row table:style-name="ro1">
          <table:table-cell office:value-type="string" calcext:value-type="string">
            <text:p>RbNa</text:p>
          </table:table-cell>
          <table:table-cell office:value-type="float" office:value="0.39294407" calcext:value-type="float">
            <text:p>0.39294407</text:p>
          </table:table-cell>
          <table:table-cell office:value-type="float" office:value="4.545" calcext:value-type="float">
            <text:p>4.545</text:p>
          </table:table-cell>
          <table:table-cell office:value-type="float" office:value="2.71239892104796" calcext:value-type="float">
            <text:p>2.71239892104796</text:p>
          </table:table-cell>
        </table:table-row>
        <table:table-row table:style-name="ro1">
          <table:table-cell office:value-type="string" calcext:value-type="string">
            <text:p>InOs</text:p>
          </table:table-cell>
          <table:table-cell office:value-type="float" office:value="0.3933321" calcext:value-type="float">
            <text:p>0.3933321</text:p>
          </table:table-cell>
          <table:table-cell office:value-type="float" office:value="3.5361" calcext:value-type="float">
            <text:p>3.5361</text:p>
          </table:table-cell>
          <table:table-cell office:value-type="float" office:value="0.981530865108013" calcext:value-type="float">
            <text:p>0.981530865108013</text:p>
          </table:table-cell>
        </table:table-row>
        <table:table-row table:style-name="ro1">
          <table:table-cell office:value-type="string" calcext:value-type="string">
            <text:p>FeHf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3.5435" calcext:value-type="float">
            <text:p>3.5435</text:p>
          </table:table-cell>
          <table:table-cell office:value-type="float" office:value="1.27394465476362" calcext:value-type="float">
            <text:p>1.27394465476362</text:p>
          </table:table-cell>
        </table:table-row>
        <table:table-row table:style-name="ro1">
          <table:table-cell office:value-type="string" calcext:value-type="string">
            <text:p>AlOs</text:p>
          </table:table-cell>
          <table:table-cell office:value-type="float" office:value="0.39453962" calcext:value-type="float">
            <text:p>0.39453962</text:p>
          </table:table-cell>
          <table:table-cell office:value-type="float" office:value="3.4045" calcext:value-type="float">
            <text:p>3.4045</text:p>
          </table:table-cell>
          <table:table-cell office:value-type="float" office:value="1.37299479031066" calcext:value-type="float">
            <text:p>1.37299479031066</text:p>
          </table:table-cell>
        </table:table-row>
        <table:table-row table:style-name="ro1">
          <table:table-cell office:value-type="string" calcext:value-type="string">
            <text:p>RuRu</text:p>
          </table:table-cell>
          <table:table-cell office:value-type="float" office:value="0.39460078" calcext:value-type="float">
            <text:p>0.39460078</text:p>
          </table:table-cell>
          <table:table-cell office:value-type="float" office:value="3.3581" calcext:value-type="float">
            <text:p>3.3581</text:p>
          </table:table-cell>
          <table:table-cell office:value-type="float" office:value="1.47385635537494" calcext:value-type="float">
            <text:p>1.47385635537494</text:p>
          </table:table-cell>
        </table:table-row>
        <table:table-row table:style-name="ro1">
          <table:table-cell office:value-type="string" calcext:value-type="string">
            <text:p>FeNi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3.205" calcext:value-type="float">
            <text:p>3.205</text:p>
          </table:table-cell>
          <table:table-cell office:value-type="float" office:value="2.5721018197853" calcext:value-type="float">
            <text:p>2.5721018197853</text:p>
          </table:table-cell>
        </table:table-row>
        <table:table-row table:style-name="ro1">
          <table:table-cell office:value-type="string" calcext:value-type="string">
            <text:p>MgAs</text:p>
          </table:table-cell>
          <table:table-cell office:value-type="float" office:value="0.3961065" calcext:value-type="float">
            <text:p>0.3961065</text:p>
          </table:table-cell>
          <table:table-cell office:value-type="float" office:value="3.957" calcext:value-type="float">
            <text:p>3.957</text:p>
          </table:table-cell>
          <table:table-cell office:value-type="float" office:value="2.95726902637662" calcext:value-type="float">
            <text:p>2.95726902637662</text:p>
          </table:table-cell>
        </table:table-row>
        <table:table-row table:style-name="ro1">
          <table:table-cell office:value-type="string" calcext:value-type="string">
            <text:p>ScBa</text:p>
          </table:table-cell>
          <table:table-cell office:value-type="float" office:value="0.39619398" calcext:value-type="float">
            <text:p>0.39619398</text:p>
          </table:table-cell>
          <table:table-cell office:value-type="float" office:value="5.1008" calcext:value-type="float">
            <text:p>5.1008</text:p>
          </table:table-cell>
          <table:table-cell office:value-type="float" office:value="1.63179176890346" calcext:value-type="float">
            <text:p>1.63179176890346</text:p>
          </table:table-cell>
        </table:table-row>
        <table:table-row table:style-name="ro1">
          <table:table-cell office:value-type="string" calcext:value-type="string">
            <text:p>ZrAg</text:p>
          </table:table-cell>
          <table:table-cell office:value-type="float" office:value="0.3963931" calcext:value-type="float">
            <text:p>0.3963931</text:p>
          </table:table-cell>
          <table:table-cell office:value-type="float" office:value="3.8016" calcext:value-type="float">
            <text:p>3.8016</text:p>
          </table:table-cell>
          <table:table-cell office:value-type="float" office:value="1.49608131013069" calcext:value-type="float">
            <text:p>1.49608131013069</text:p>
          </table:table-cell>
        </table:table-row>
        <table:table-row table:style-name="ro1">
          <table:table-cell office:value-type="string" calcext:value-type="string">
            <text:p>SeW</text:p>
          </table:table-cell>
          <table:table-cell office:value-type="float" office:value="0.39659443" calcext:value-type="float">
            <text:p>0.39659443</text:p>
          </table:table-cell>
          <table:table-cell office:value-type="float" office:value="3.7068" calcext:value-type="float">
            <text:p>3.7068</text:p>
          </table:table-cell>
          <table:table-cell office:value-type="float" office:value="1.13752785585581" calcext:value-type="float">
            <text:p>1.13752785585581</text:p>
          </table:table-cell>
        </table:table-row>
        <table:table-row table:style-name="ro1">
          <table:table-cell office:value-type="string" calcext:value-type="string">
            <text:p>InW</text:p>
          </table:table-cell>
          <table:table-cell office:value-type="float" office:value="0.39701238" calcext:value-type="float">
            <text:p>0.39701238</text:p>
          </table:table-cell>
          <table:table-cell office:value-type="float" office:value="3.7898" calcext:value-type="float">
            <text:p>3.7898</text:p>
          </table:table-cell>
          <table:table-cell office:value-type="float" office:value="1.00232092208937" calcext:value-type="float">
            <text:p>1.00232092208937</text:p>
          </table:table-cell>
        </table:table-row>
        <table:table-row table:style-name="ro1">
          <table:table-cell office:value-type="string" calcext:value-type="string">
            <text:p>HgFe</text:p>
          </table:table-cell>
          <table:table-cell office:value-type="float" office:value="0.39719754" calcext:value-type="float">
            <text:p>0.39719754</text:p>
          </table:table-cell>
          <table:table-cell office:value-type="float" office:value="3.559" calcext:value-type="float">
            <text:p>3.559</text:p>
          </table:table-cell>
          <table:table-cell office:value-type="float" office:value="1.16543349730797" calcext:value-type="float">
            <text:p>1.16543349730797</text:p>
          </table:table-cell>
        </table:table-row>
        <table:table-row table:style-name="ro1">
          <table:table-cell office:value-type="string" calcext:value-type="string">
            <text:p>MgSe</text:p>
          </table:table-cell>
          <table:table-cell office:value-type="float" office:value="0.39784312" calcext:value-type="float">
            <text:p>0.39784312</text:p>
          </table:table-cell>
          <table:table-cell office:value-type="float" office:value="3.8316" calcext:value-type="float">
            <text:p>3.8316</text:p>
          </table:table-cell>
          <table:table-cell office:value-type="float" office:value="2.84490880602494" calcext:value-type="float">
            <text:p>2.84490880602494</text:p>
          </table:table-cell>
        </table:table-row>
        <table:table-row table:style-name="ro1">
          <table:table-cell office:value-type="string" calcext:value-type="string">
            <text:p>SeRh</text:p>
          </table:table-cell>
          <table:table-cell office:value-type="float" office:value="0.39786866" calcext:value-type="float">
            <text:p>0.39786866</text:p>
          </table:table-cell>
          <table:table-cell office:value-type="float" office:value="3.5449" calcext:value-type="float">
            <text:p>3.5449</text:p>
          </table:table-cell>
          <table:table-cell office:value-type="float" office:value="1.63547575381856" calcext:value-type="float">
            <text:p>1.63547575381856</text:p>
          </table:table-cell>
        </table:table-row>
        <table:table-row table:style-name="ro1">
          <table:table-cell office:value-type="string" calcext:value-type="string">
            <text:p>InSb</text:p>
          </table:table-cell>
          <table:table-cell office:value-type="float" office:value="0.39807993" calcext:value-type="float">
            <text:p>0.39807993</text:p>
          </table:table-cell>
          <table:table-cell office:value-type="float" office:value="4.2189" calcext:value-type="float">
            <text:p>4.2189</text:p>
          </table:table-cell>
          <table:table-cell office:value-type="float" office:value="1.26201879434806" calcext:value-type="float">
            <text:p>1.26201879434806</text:p>
          </table:table-cell>
        </table:table-row>
        <table:table-row table:style-name="ro1">
          <table:table-cell office:value-type="string" calcext:value-type="string">
            <text:p>GeRe</text:p>
          </table:table-cell>
          <table:table-cell office:value-type="float" office:value="0.3986754" calcext:value-type="float">
            <text:p>0.3986754</text:p>
          </table:table-cell>
          <table:table-cell office:value-type="float" office:value="3.4802" calcext:value-type="float">
            <text:p>3.4802</text:p>
          </table:table-cell>
          <table:table-cell office:value-type="float" office:value="1.15469909934982" calcext:value-type="float">
            <text:p>1.15469909934982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0.3988876" calcext:value-type="float">
            <text:p>0.3988876</text:p>
          </table:table-cell>
          <table:table-cell office:value-type="float" office:value="3.3327" calcext:value-type="float">
            <text:p>3.3327</text:p>
          </table:table-cell>
          <table:table-cell office:value-type="float" office:value="2.75367561081691" calcext:value-type="float">
            <text:p>2.75367561081691</text:p>
          </table:table-cell>
        </table:table-row>
        <table:table-row table:style-name="ro1">
          <table:table-cell office:value-type="string" calcext:value-type="string">
            <text:p>CsCr</text:p>
          </table:table-cell>
          <table:table-cell office:value-type="float" office:value="0.3991504" calcext:value-type="float">
            <text:p>0.3991504</text:p>
          </table:table-cell>
          <table:table-cell office:value-type="float" office:value="4.2189" calcext:value-type="float">
            <text:p>4.2189</text:p>
          </table:table-cell>
          <table:table-cell office:value-type="float" office:value="1.60905362028979" calcext:value-type="float">
            <text:p>1.60905362028979</text:p>
          </table:table-cell>
        </table:table-row>
        <table:table-row table:style-name="ro1">
          <table:table-cell office:value-type="string" calcext:value-type="string">
            <text:p>BiMn</text:p>
          </table:table-cell>
          <table:table-cell office:value-type="float" office:value="0.3992668" calcext:value-type="float">
            <text:p>0.3992668</text:p>
          </table:table-cell>
          <table:table-cell office:value-type="float" office:value="3.6882" calcext:value-type="float">
            <text:p>3.6882</text:p>
          </table:table-cell>
          <table:table-cell office:value-type="float" office:value="1.13276179776177" calcext:value-type="float">
            <text:p>1.13276179776177</text:p>
          </table:table-cell>
        </table:table-row>
        <table:table-row table:style-name="ro1">
          <table:table-cell office:value-type="string" calcext:value-type="string">
            <text:p>InHg</text:p>
          </table:table-cell>
          <table:table-cell office:value-type="float" office:value="0.3999913" calcext:value-type="float">
            <text:p>0.3999913</text:p>
          </table:table-cell>
          <table:table-cell office:value-type="float" office:value="4.1186" calcext:value-type="float">
            <text:p>4.1186</text:p>
          </table:table-cell>
          <table:table-cell office:value-type="float" office:value="0.949597310972252" calcext:value-type="float">
            <text:p>0.949597310972252</text:p>
          </table:table-cell>
        </table:table-row>
        <table:table-row table:style-name="ro1">
          <table:table-cell office:value-type="string" calcext:value-type="string">
            <text:p>CuTc</text:p>
          </table:table-cell>
          <table:table-cell office:value-type="float" office:value="0.4002129" calcext:value-type="float">
            <text:p>0.4002129</text:p>
          </table:table-cell>
          <table:table-cell office:value-type="float" office:value="3.3875" calcext:value-type="float">
            <text:p>3.3875</text:p>
          </table:table-cell>
          <table:table-cell office:value-type="float" office:value="1.83740858439293" calcext:value-type="float">
            <text:p>1.83740858439293</text:p>
          </table:table-cell>
        </table:table-row>
        <table:table-row table:style-name="ro1">
          <table:table-cell office:value-type="string" calcext:value-type="string">
            <text:p>ZnTl</text:p>
          </table:table-cell>
          <table:table-cell office:value-type="float" office:value="0.40043452" calcext:value-type="float">
            <text:p>0.40043452</text:p>
          </table:table-cell>
          <table:table-cell office:value-type="float" office:value="4.117" calcext:value-type="float">
            <text:p>4.117</text:p>
          </table:table-cell>
          <table:table-cell office:value-type="float" office:value="1.10837292165874" calcext:value-type="float">
            <text:p>1.10837292165874</text:p>
          </table:table-cell>
        </table:table-row>
        <table:table-row table:style-name="ro1">
          <table:table-cell office:value-type="string" calcext:value-type="string">
            <text:p>TiCu</text:p>
          </table:table-cell>
          <table:table-cell office:value-type="float" office:value="0.40083113" calcext:value-type="float">
            <text:p>0.40083113</text:p>
          </table:table-cell>
          <table:table-cell office:value-type="float" office:value="3.3356" calcext:value-type="float">
            <text:p>3.3356</text:p>
          </table:table-cell>
          <table:table-cell office:value-type="float" office:value="2.64234885240607" calcext:value-type="float">
            <text:p>2.64234885240607</text:p>
          </table:table-cell>
        </table:table-row>
        <table:table-row table:style-name="ro1">
          <table:table-cell office:value-type="string" calcext:value-type="string">
            <text:p>GaZn</text:p>
          </table:table-cell>
          <table:table-cell office:value-type="float" office:value="0.4010216" calcext:value-type="float">
            <text:p>0.4010216</text:p>
          </table:table-cell>
          <table:table-cell office:value-type="float" office:value="3.6543" calcext:value-type="float">
            <text:p>3.6543</text:p>
          </table:table-cell>
          <table:table-cell office:value-type="float" office:value="2.18870258234507" calcext:value-type="float">
            <text:p>2.18870258234507</text:p>
          </table:table-cell>
        </table:table-row>
        <table:table-row table:style-name="ro1">
          <table:table-cell office:value-type="string" calcext:value-type="string">
            <text:p>CdAu</text:p>
          </table:table-cell>
          <table:table-cell office:value-type="float" office:value="0.40105942" calcext:value-type="float">
            <text:p>0.40105942</text:p>
          </table:table-cell>
          <table:table-cell office:value-type="float" office:value="3.9627" calcext:value-type="float">
            <text:p>3.9627</text:p>
          </table:table-cell>
          <table:table-cell office:value-type="float" office:value="0.967927834661452" calcext:value-type="float">
            <text:p>0.967927834661452</text:p>
          </table:table-cell>
        </table:table-row>
        <table:table-row table:style-name="ro1">
          <table:table-cell office:value-type="string" calcext:value-type="string">
            <text:p>WRu</text:p>
          </table:table-cell>
          <table:table-cell office:value-type="float" office:value="0.40170553" calcext:value-type="float">
            <text:p>0.40170553</text:p>
          </table:table-cell>
          <table:table-cell office:value-type="float" office:value="3.415" calcext:value-type="float">
            <text:p>3.415</text:p>
          </table:table-cell>
          <table:table-cell office:value-type="float" office:value="1.05017882234188" calcext:value-type="float">
            <text:p>1.05017882234188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0.40247288" calcext:value-type="float">
            <text:p>0.40247288</text:p>
          </table:table-cell>
          <table:table-cell office:value-type="float" office:value="3.9657" calcext:value-type="float">
            <text:p>3.9657</text:p>
          </table:table-cell>
          <table:table-cell office:value-type="float" office:value="9.17571745260726" calcext:value-type="float">
            <text:p>9.17571745260726</text:p>
          </table:table-cell>
        </table:table-row>
        <table:table-row table:style-name="ro1">
          <table:table-cell office:value-type="string" calcext:value-type="string">
            <text:p>HgAl</text:p>
          </table:table-cell>
          <table:table-cell office:value-type="float" office:value="0.40297395" calcext:value-type="float">
            <text:p>0.40297395</text:p>
          </table:table-cell>
          <table:table-cell office:value-type="float" office:value="3.7554" calcext:value-type="float">
            <text:p>3.7554</text:p>
          </table:table-cell>
          <table:table-cell office:value-type="float" office:value="1.31131000136271" calcext:value-type="float">
            <text:p>1.31131000136271</text:p>
          </table:table-cell>
        </table:table-row>
        <table:table-row table:style-name="ro1">
          <table:table-cell office:value-type="string" calcext:value-type="string">
            <text:p>PtRe</text:p>
          </table:table-cell>
          <table:table-cell office:value-type="float" office:value="0.40318468" calcext:value-type="float">
            <text:p>0.40318468</text:p>
          </table:table-cell>
          <table:table-cell office:value-type="float" office:value="3.5017" calcext:value-type="float">
            <text:p>3.5017</text:p>
          </table:table-cell>
          <table:table-cell office:value-type="float" office:value="0.786808065325194" calcext:value-type="float">
            <text:p>0.786808065325194</text:p>
          </table:table-cell>
        </table:table-row>
        <table:table-row table:style-name="ro1">
          <table:table-cell office:value-type="string" calcext:value-type="string">
            <text:p>InSe</text:p>
          </table:table-cell>
          <table:table-cell office:value-type="float" office:value="0.4035765" calcext:value-type="float">
            <text:p>0.4035765</text:p>
          </table:table-cell>
          <table:table-cell office:value-type="float" office:value="4.0358" calcext:value-type="float">
            <text:p>4.0358</text:p>
          </table:table-cell>
          <table:table-cell office:value-type="float" office:value="1.53647969312479" calcext:value-type="float">
            <text:p>1.53647969312479</text:p>
          </table:table-cell>
        </table:table-row>
        <table:table-row table:style-name="ro1">
          <table:table-cell office:value-type="string" calcext:value-type="string">
            <text:p>InSn</text:p>
          </table:table-cell>
          <table:table-cell office:value-type="float" office:value="0.40412077" calcext:value-type="float">
            <text:p>0.40412077</text:p>
          </table:table-cell>
          <table:table-cell office:value-type="float" office:value="4.0955" calcext:value-type="float">
            <text:p>4.0955</text:p>
          </table:table-cell>
          <table:table-cell office:value-type="float" office:value="1.27829073561979" calcext:value-type="float">
            <text:p>1.27829073561979</text:p>
          </table:table-cell>
        </table:table-row>
        <table:table-row table:style-name="ro1">
          <table:table-cell office:value-type="string" calcext:value-type="string">
            <text:p>ZnAl</text:p>
          </table:table-cell>
          <table:table-cell office:value-type="float" office:value="0.40426263" calcext:value-type="float">
            <text:p>0.40426263</text:p>
          </table:table-cell>
          <table:table-cell office:value-type="float" office:value="3.5094" calcext:value-type="float">
            <text:p>3.5094</text:p>
          </table:table-cell>
          <table:table-cell office:value-type="float" office:value="3.16914565519073" calcext:value-type="float">
            <text:p>3.16914565519073</text:p>
          </table:table-cell>
        </table:table-row>
        <table:table-row table:style-name="ro1">
          <table:table-cell office:value-type="string" calcext:value-type="string">
            <text:p>NdK</text:p>
          </table:table-cell>
          <table:table-cell office:value-type="float" office:value="0.4045736" calcext:value-type="float">
            <text:p>0.4045736</text:p>
          </table:table-cell>
          <table:table-cell office:value-type="float" office:value="4.4989" calcext:value-type="float">
            <text:p>4.4989</text:p>
          </table:table-cell>
          <table:table-cell office:value-type="float" office:value="1.6225333503037" calcext:value-type="float">
            <text:p>1.6225333503037</text:p>
          </table:table-cell>
        </table:table-row>
        <table:table-row table:style-name="ro1">
          <table:table-cell office:value-type="string" calcext:value-type="string">
            <text:p>TeCr</text:p>
          </table:table-cell>
          <table:table-cell office:value-type="float" office:value="0.40701315" calcext:value-type="float">
            <text:p>0.40701315</text:p>
          </table:table-cell>
          <table:table-cell office:value-type="float" office:value="3.6603" calcext:value-type="float">
            <text:p>3.6603</text:p>
          </table:table-cell>
          <table:table-cell office:value-type="float" office:value="1.65579965208615" calcext:value-type="float">
            <text:p>1.65579965208615</text:p>
          </table:table-cell>
        </table:table-row>
        <table:table-row table:style-name="ro1">
          <table:table-cell office:value-type="string" calcext:value-type="string">
            <text:p>BeMo</text:p>
          </table:table-cell>
          <table:table-cell office:value-type="float" office:value="0.4074541" calcext:value-type="float">
            <text:p>0.4074541</text:p>
          </table:table-cell>
          <table:table-cell office:value-type="float" office:value="3.3701" calcext:value-type="float">
            <text:p>3.3701</text:p>
          </table:table-cell>
          <table:table-cell office:value-type="float" office:value="2.80045560494081" calcext:value-type="float">
            <text:p>2.80045560494081</text:p>
          </table:table-cell>
        </table:table-row>
        <table:table-row table:style-name="ro1">
          <table:table-cell office:value-type="string" calcext:value-type="string">
            <text:p>AuCr</text:p>
          </table:table-cell>
          <table:table-cell office:value-type="float" office:value="0.4074667" calcext:value-type="float">
            <text:p>0.4074667</text:p>
          </table:table-cell>
          <table:table-cell office:value-type="float" office:value="3.4767" calcext:value-type="float">
            <text:p>3.4767</text:p>
          </table:table-cell>
          <table:table-cell office:value-type="float" office:value="1.19999290914363" calcext:value-type="float">
            <text:p>1.19999290914363</text:p>
          </table:table-cell>
        </table:table-row>
        <table:table-row table:style-name="ro1">
          <table:table-cell office:value-type="string" calcext:value-type="string">
            <text:p>CdCs</text:p>
          </table:table-cell>
          <table:table-cell office:value-type="float" office:value="0.4077496" calcext:value-type="float">
            <text:p>0.4077496</text:p>
          </table:table-cell>
          <table:table-cell office:value-type="float" office:value="4.9111" calcext:value-type="float">
            <text:p>4.9111</text:p>
          </table:table-cell>
          <table:table-cell office:value-type="float" office:value="1.21761161686157" calcext:value-type="float">
            <text:p>1.21761161686157</text:p>
          </table:table-cell>
        </table:table-row>
        <table:table-row table:style-name="ro1">
          <table:table-cell office:value-type="string" calcext:value-type="string">
            <text:p>GaAu</text:p>
          </table:table-cell>
          <table:table-cell office:value-type="float" office:value="0.40782148" calcext:value-type="float">
            <text:p>0.40782148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12112343076895" calcext:value-type="float">
            <text:p>1.12112343076895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float" office:value="0.40784657" calcext:value-type="float">
            <text:p>0.40784657</text:p>
          </table:table-cell>
          <table:table-cell office:value-type="float" office:value="4.3122" calcext:value-type="float">
            <text:p>4.3122</text:p>
          </table:table-cell>
          <table:table-cell office:value-type="float" office:value="6.1706382763492" calcext:value-type="float">
            <text:p>6.1706382763492</text:p>
          </table:table-cell>
        </table:table-row>
        <table:table-row table:style-name="ro1">
          <table:table-cell office:value-type="string" calcext:value-type="string">
            <text:p>InBe</text:p>
          </table:table-cell>
          <table:table-cell office:value-type="float" office:value="0.40787297" calcext:value-type="float">
            <text:p>0.40787297</text:p>
          </table:table-cell>
          <table:table-cell office:value-type="float" office:value="3.5271" calcext:value-type="float">
            <text:p>3.5271</text:p>
          </table:table-cell>
          <table:table-cell office:value-type="float" office:value="2.3837009099642" calcext:value-type="float">
            <text:p>2.3837009099642</text:p>
          </table:table-cell>
        </table:table-row>
        <table:table-row table:style-name="ro1">
          <table:table-cell office:value-type="string" calcext:value-type="string">
            <text:p>GdNd</text:p>
          </table:table-cell>
          <table:table-cell office:value-type="float" office:value="0.40804854" calcext:value-type="float">
            <text:p>0.40804854</text:p>
          </table:table-cell>
          <table:table-cell office:value-type="float" office:value="4.2468" calcext:value-type="float">
            <text:p>4.2468</text:p>
          </table:table-cell>
          <table:table-cell office:value-type="float" office:value="0.992992745007468" calcext:value-type="float">
            <text:p>0.992992745007468</text:p>
          </table:table-cell>
        </table:table-row>
        <table:table-row table:style-name="ro1">
          <table:table-cell office:value-type="string" calcext:value-type="string">
            <text:p>AlAl</text:p>
          </table:table-cell>
          <table:table-cell office:value-type="float" office:value="0.40881" calcext:value-type="float">
            <text:p>0.40881</text:p>
          </table:table-cell>
          <table:table-cell office:value-type="float" office:value="3.517" calcext:value-type="float">
            <text:p>3.517</text:p>
          </table:table-cell>
          <table:table-cell office:value-type="float" office:value="5.30616711660518" calcext:value-type="float">
            <text:p>5.30616711660518</text:p>
          </table:table-cell>
        </table:table-row>
        <table:table-row table:style-name="ro1">
          <table:table-cell office:value-type="string" calcext:value-type="string">
            <text:p>WNb</text:p>
          </table:table-cell>
          <table:table-cell office:value-type="float" office:value="0.40896377" calcext:value-type="float">
            <text:p>0.40896377</text:p>
          </table:table-cell>
          <table:table-cell office:value-type="float" office:value="3.5168" calcext:value-type="float">
            <text:p>3.5168</text:p>
          </table:table-cell>
          <table:table-cell office:value-type="float" office:value="1.08082276096596" calcext:value-type="float">
            <text:p>1.08082276096596</text:p>
          </table:table-cell>
        </table:table-row>
        <table:table-row table:style-name="ro1">
          <table:table-cell office:value-type="string" calcext:value-type="string">
            <text:p>NiTc</text:p>
          </table:table-cell>
          <table:table-cell office:value-type="float" office:value="0.409938" calcext:value-type="float">
            <text:p>0.409938</text:p>
          </table:table-cell>
          <table:table-cell office:value-type="float" office:value="3.3805" calcext:value-type="float">
            <text:p>3.3805</text:p>
          </table:table-cell>
          <table:table-cell office:value-type="float" office:value="1.89323355365189" calcext:value-type="float">
            <text:p>1.89323355365189</text:p>
          </table:table-cell>
        </table:table-row>
        <table:table-row table:style-name="ro1">
          <table:table-cell office:value-type="string" calcext:value-type="string">
            <text:p>HfCa</text:p>
          </table:table-cell>
          <table:table-cell office:value-type="float" office:value="0.41077453" calcext:value-type="float">
            <text:p>0.41077453</text:p>
          </table:table-cell>
          <table:table-cell office:value-type="float" office:value="4.0839" calcext:value-type="float">
            <text:p>4.0839</text:p>
          </table:table-cell>
          <table:table-cell office:value-type="float" office:value="1.36459008279277" calcext:value-type="float">
            <text:p>1.36459008279277</text:p>
          </table:table-cell>
        </table:table-row>
        <table:table-row table:style-name="ro1">
          <table:table-cell office:value-type="string" calcext:value-type="string">
            <text:p>BeRe</text:p>
          </table:table-cell>
          <table:table-cell office:value-type="float" office:value="0.41198406" calcext:value-type="float">
            <text:p>0.41198406</text:p>
          </table:table-cell>
          <table:table-cell office:value-type="float" office:value="3.3368" calcext:value-type="float">
            <text:p>3.3368</text:p>
          </table:table-cell>
          <table:table-cell office:value-type="float" office:value="1.52530983161766" calcext:value-type="float">
            <text:p>1.52530983161766</text:p>
          </table:table-cell>
        </table:table-row>
        <table:table-row table:style-name="ro1">
          <table:table-cell office:value-type="string" calcext:value-type="string">
            <text:p>PdBe</text:p>
          </table:table-cell>
          <table:table-cell office:value-type="float" office:value="0.41222245" calcext:value-type="float">
            <text:p>0.41222245</text:p>
          </table:table-cell>
          <table:table-cell office:value-type="float" office:value="3.2457" calcext:value-type="float">
            <text:p>3.2457</text:p>
          </table:table-cell>
          <table:table-cell office:value-type="float" office:value="2.55269462833973" calcext:value-type="float">
            <text:p>2.55269462833973</text:p>
          </table:table-cell>
        </table:table-row>
        <table:table-row table:style-name="ro1">
          <table:table-cell office:value-type="string" calcext:value-type="string">
            <text:p>AlBe</text:p>
          </table:table-cell>
          <table:table-cell office:value-type="float" office:value="0.41242382" calcext:value-type="float">
            <text:p>0.41242382</text:p>
          </table:table-cell>
          <table:table-cell office:value-type="float" office:value="3.1872" calcext:value-type="float">
            <text:p>3.1872</text:p>
          </table:table-cell>
          <table:table-cell office:value-type="float" office:value="7.74989902874606" calcext:value-type="float">
            <text:p>7.74989902874606</text:p>
          </table:table-cell>
        </table:table-row>
        <table:table-row table:style-name="ro1">
          <table:table-cell office:value-type="string" calcext:value-type="string">
            <text:p>ZnSi</text:p>
          </table:table-cell>
          <table:table-cell office:value-type="float" office:value="0.41265163" calcext:value-type="float">
            <text:p>0.41265163</text:p>
          </table:table-cell>
          <table:table-cell office:value-type="float" office:value="3.5786" calcext:value-type="float">
            <text:p>3.5786</text:p>
          </table:table-cell>
          <table:table-cell office:value-type="float" office:value="3.13289746443991" calcext:value-type="float">
            <text:p>3.13289746443991</text:p>
          </table:table-cell>
        </table:table-row>
        <table:table-row table:style-name="ro1">
          <table:table-cell office:value-type="string" calcext:value-type="string">
            <text:p>TcPd</text:p>
          </table:table-cell>
          <table:table-cell office:value-type="float" office:value="0.41332966" calcext:value-type="float">
            <text:p>0.41332966</text:p>
          </table:table-cell>
          <table:table-cell office:value-type="float" office:value="3.4216" calcext:value-type="float">
            <text:p>3.4216</text:p>
          </table:table-cell>
          <table:table-cell office:value-type="float" office:value="1.45765730692773" calcext:value-type="float">
            <text:p>1.45765730692773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float" office:value="0.4144447" calcext:value-type="float">
            <text:p>0.4144447</text:p>
          </table:table-cell>
          <table:table-cell office:value-type="float" office:value="3.9863" calcext:value-type="float">
            <text:p>3.9863</text:p>
          </table:table-cell>
          <table:table-cell office:value-type="float" office:value="1.61214667014849" calcext:value-type="float">
            <text:p>1.61214667014849</text:p>
          </table:table-cell>
        </table:table-row>
        <table:table-row table:style-name="ro1">
          <table:table-cell office:value-type="string" calcext:value-type="string">
            <text:p>SeMn</text:p>
          </table:table-cell>
          <table:table-cell office:value-type="float" office:value="0.4144632" calcext:value-type="float">
            <text:p>0.4144632</text:p>
          </table:table-cell>
          <table:table-cell office:value-type="float" office:value="3.2379" calcext:value-type="float">
            <text:p>3.2379</text:p>
          </table:table-cell>
          <table:table-cell office:value-type="float" office:value="2.20842741223252" calcext:value-type="float">
            <text:p>2.20842741223252</text:p>
          </table:table-cell>
        </table:table-row>
        <table:table-row table:style-name="ro1">
          <table:table-cell office:value-type="string" calcext:value-type="string">
            <text:p>AgTl</text:p>
          </table:table-cell>
          <table:table-cell office:value-type="float" office:value="0.41464338" calcext:value-type="float">
            <text:p>0.41464338</text:p>
          </table:table-cell>
          <table:table-cell office:value-type="float" office:value="4.0673" calcext:value-type="float">
            <text:p>4.0673</text:p>
          </table:table-cell>
          <table:table-cell office:value-type="float" office:value="0.959104569301524" calcext:value-type="float">
            <text:p>0.959104569301524</text:p>
          </table:table-cell>
        </table:table-row>
        <table:table-row table:style-name="ro1">
          <table:table-cell office:value-type="string" calcext:value-type="string">
            <text:p>ScHg</text:p>
          </table:table-cell>
          <table:table-cell office:value-type="float" office:value="0.41464558" calcext:value-type="float">
            <text:p>0.41464558</text:p>
          </table:table-cell>
          <table:table-cell office:value-type="float" office:value="3.8878" calcext:value-type="float">
            <text:p>3.8878</text:p>
          </table:table-cell>
          <table:table-cell office:value-type="float" office:value="1.21648761322235" calcext:value-type="float">
            <text:p>1.21648761322235</text:p>
          </table:table-cell>
        </table:table-row>
        <table:table-row table:style-name="ro1">
          <table:table-cell office:value-type="string" calcext:value-type="string">
            <text:p>BeMn</text:p>
          </table:table-cell>
          <table:table-cell office:value-type="float" office:value="0.41517654" calcext:value-type="float">
            <text:p>0.41517654</text:p>
          </table:table-cell>
          <table:table-cell office:value-type="float" office:value="3.1177" calcext:value-type="float">
            <text:p>3.1177</text:p>
          </table:table-cell>
          <table:table-cell office:value-type="float" office:value="4.51491306774399" calcext:value-type="float">
            <text:p>4.51491306774399</text:p>
          </table:table-cell>
        </table:table-row>
        <table:table-row table:style-name="ro1">
          <table:table-cell office:value-type="string" calcext:value-type="string">
            <text:p>CrZr</text:p>
          </table:table-cell>
          <table:table-cell office:value-type="float" office:value="0.4157627" calcext:value-type="float">
            <text:p>0.4157627</text:p>
          </table:table-cell>
          <table:table-cell office:value-type="float" office:value="3.7202" calcext:value-type="float">
            <text:p>3.7202</text:p>
          </table:table-cell>
          <table:table-cell office:value-type="float" office:value="2.06765518867383" calcext:value-type="float">
            <text:p>2.06765518867383</text:p>
          </table:table-cell>
        </table:table-row>
        <table:table-row table:style-name="ro1">
          <table:table-cell office:value-type="string" calcext:value-type="string">
            <text:p>SbLi</text:p>
          </table:table-cell>
          <table:table-cell office:value-type="float" office:value="0.41579553" calcext:value-type="float">
            <text:p>0.41579553</text:p>
          </table:table-cell>
          <table:table-cell office:value-type="float" office:value="3.6617" calcext:value-type="float">
            <text:p>3.6617</text:p>
          </table:table-cell>
          <table:table-cell office:value-type="float" office:value="2.2955582706433" calcext:value-type="float">
            <text:p>2.2955582706433</text:p>
          </table:table-cell>
        </table:table-row>
        <table:table-row table:style-name="ro1">
          <table:table-cell office:value-type="string" calcext:value-type="string">
            <text:p>CoPd</text:p>
          </table:table-cell>
          <table:table-cell office:value-type="float" office:value="0.4160531" calcext:value-type="float">
            <text:p>0.4160531</text:p>
          </table:table-cell>
          <table:table-cell office:value-type="float" office:value="3.3766" calcext:value-type="float">
            <text:p>3.3766</text:p>
          </table:table-cell>
          <table:table-cell office:value-type="float" office:value="1.79586269539224" calcext:value-type="float">
            <text:p>1.79586269539224</text:p>
          </table:table-cell>
        </table:table-row>
        <table:table-row table:style-name="ro1">
          <table:table-cell office:value-type="string" calcext:value-type="string">
            <text:p>CdCu</text:p>
          </table:table-cell>
          <table:table-cell office:value-type="float" office:value="0.41611364" calcext:value-type="float">
            <text:p>0.41611364</text:p>
          </table:table-cell>
          <table:table-cell office:value-type="float" office:value="3.5393" calcext:value-type="float">
            <text:p>3.5393</text:p>
          </table:table-cell>
          <table:table-cell office:value-type="float" office:value="1.68946594389276" calcext:value-type="float">
            <text:p>1.68946594389276</text:p>
          </table:table-cell>
        </table:table-row>
        <table:table-row table:style-name="ro1">
          <table:table-cell office:value-type="string" calcext:value-type="string">
            <text:p>CrBe</text:p>
          </table:table-cell>
          <table:table-cell office:value-type="float" office:value="0.4162592" calcext:value-type="float">
            <text:p>0.4162592</text:p>
          </table:table-cell>
          <table:table-cell office:value-type="float" office:value="3.0356" calcext:value-type="float">
            <text:p>3.0356</text:p>
          </table:table-cell>
          <table:table-cell office:value-type="float" office:value="4.72235004873025" calcext:value-type="float">
            <text:p>4.72235004873025</text:p>
          </table:table-cell>
        </table:table-row>
        <table:table-row table:style-name="ro1">
          <table:table-cell office:value-type="string" calcext:value-type="string">
            <text:p>MnNi</text:p>
          </table:table-cell>
          <table:table-cell office:value-type="float" office:value="0.41628984" calcext:value-type="float">
            <text:p>0.41628984</text:p>
          </table:table-cell>
          <table:table-cell office:value-type="float" office:value="3.2462" calcext:value-type="float">
            <text:p>3.2462</text:p>
          </table:table-cell>
          <table:table-cell office:value-type="float" office:value="2.59209903642155" calcext:value-type="float">
            <text:p>2.59209903642155</text:p>
          </table:table-cell>
        </table:table-row>
        <table:table-row table:style-name="ro1">
          <table:table-cell office:value-type="string" calcext:value-type="string">
            <text:p>MgIn</text:p>
          </table:table-cell>
          <table:table-cell office:value-type="float" office:value="0.4164143" calcext:value-type="float">
            <text:p>0.4164143</text:p>
          </table:table-cell>
          <table:table-cell office:value-type="float" office:value="3.9567" calcext:value-type="float">
            <text:p>3.9567</text:p>
          </table:table-cell>
          <table:table-cell office:value-type="float" office:value="2.12725124628184" calcext:value-type="float">
            <text:p>2.12725124628184</text:p>
          </table:table-cell>
        </table:table-row>
        <table:table-row table:style-name="ro1">
          <table:table-cell office:value-type="string" calcext:value-type="string">
            <text:p>ZnBa</text:p>
          </table:table-cell>
          <table:table-cell office:value-type="float" office:value="0.41656357" calcext:value-type="float">
            <text:p>0.41656357</text:p>
          </table:table-cell>
          <table:table-cell office:value-type="float" office:value="4.8173" calcext:value-type="float">
            <text:p>4.8173</text:p>
          </table:table-cell>
          <table:table-cell office:value-type="float" office:value="1.46958721095304" calcext:value-type="float">
            <text:p>1.46958721095304</text:p>
          </table:table-cell>
        </table:table-row>
        <table:table-row table:style-name="ro1">
          <table:table-cell office:value-type="string" calcext:value-type="string">
            <text:p>PtW</text:p>
          </table:table-cell>
          <table:table-cell office:value-type="float" office:value="0.41697457" calcext:value-type="float">
            <text:p>0.41697457</text:p>
          </table:table-cell>
          <table:table-cell office:value-type="float" office:value="3.4727" calcext:value-type="float">
            <text:p>3.4727</text:p>
          </table:table-cell>
          <table:table-cell office:value-type="float" office:value="0.791684057785694" calcext:value-type="float">
            <text:p>0.791684057785694</text:p>
          </table:table-cell>
        </table:table-row>
        <table:table-row table:style-name="ro1">
          <table:table-cell office:value-type="string" calcext:value-type="string">
            <text:p>HgRe</text:p>
          </table:table-cell>
          <table:table-cell office:value-type="float" office:value="0.4178363" calcext:value-type="float">
            <text:p>0.4178363</text:p>
          </table:table-cell>
          <table:table-cell office:value-type="float" office:value="3.6554" calcext:value-type="float">
            <text:p>3.6554</text:p>
          </table:table-cell>
          <table:table-cell office:value-type="float" office:value="0.775694843595065" calcext:value-type="float">
            <text:p>0.775694843595065</text:p>
          </table:table-cell>
        </table:table-row>
        <table:table-row table:style-name="ro1">
          <table:table-cell office:value-type="string" calcext:value-type="string">
            <text:p>TlBi</text:p>
          </table:table-cell>
          <table:table-cell office:value-type="float" office:value="0.41825595" calcext:value-type="float">
            <text:p>0.41825595</text:p>
          </table:table-cell>
          <table:table-cell office:value-type="float" office:value="4.476" calcext:value-type="float">
            <text:p>4.476</text:p>
          </table:table-cell>
          <table:table-cell office:value-type="float" office:value="0.726203321367557" calcext:value-type="float">
            <text:p>0.726203321367557</text:p>
          </table:table-cell>
        </table:table-row>
        <table:table-row table:style-name="ro1">
          <table:table-cell office:value-type="string" calcext:value-type="string">
            <text:p>IrTc</text:p>
          </table:table-cell>
          <table:table-cell office:value-type="float" office:value="0.41839847" calcext:value-type="float">
            <text:p>0.41839847</text:p>
          </table:table-cell>
          <table:table-cell office:value-type="float" office:value="3.4284" calcext:value-type="float">
            <text:p>3.4284</text:p>
          </table:table-cell>
          <table:table-cell office:value-type="float" office:value="1.03117294515818" calcext:value-type="float">
            <text:p>1.03117294515818</text:p>
          </table:table-cell>
        </table:table-row>
        <table:table-row table:style-name="ro1">
          <table:table-cell office:value-type="string" calcext:value-type="string">
            <text:p>GdGa</text:p>
          </table:table-cell>
          <table:table-cell office:value-type="float" office:value="0.41875774" calcext:value-type="float">
            <text:p>0.41875774</text:p>
          </table:table-cell>
          <table:table-cell office:value-type="float" office:value="3.7145" calcext:value-type="float">
            <text:p>3.7145</text:p>
          </table:table-cell>
          <table:table-cell office:value-type="float" office:value="1.31472252529405" calcext:value-type="float">
            <text:p>1.31472252529405</text:p>
          </table:table-cell>
        </table:table-row>
        <table:table-row table:style-name="ro1">
          <table:table-cell office:value-type="string" calcext:value-type="string">
            <text:p>ZrCe</text:p>
          </table:table-cell>
          <table:table-cell office:value-type="float" office:value="0.4189215" calcext:value-type="float">
            <text:p>0.4189215</text:p>
          </table:table-cell>
          <table:table-cell office:value-type="float" office:value="4.1397" calcext:value-type="float">
            <text:p>4.1397</text:p>
          </table:table-cell>
          <table:table-cell office:value-type="float" office:value="1.29022474544066" calcext:value-type="float">
            <text:p>1.29022474544066</text:p>
          </table:table-cell>
        </table:table-row>
        <table:table-row table:style-name="ro1">
          <table:table-cell office:value-type="string" calcext:value-type="string">
            <text:p>CuSr</text:p>
          </table:table-cell>
          <table:table-cell office:value-type="float" office:value="0.41899002" calcext:value-type="float">
            <text:p>0.41899002</text:p>
          </table:table-cell>
          <table:table-cell office:value-type="float" office:value="4.6323" calcext:value-type="float">
            <text:p>4.6323</text:p>
          </table:table-cell>
          <table:table-cell office:value-type="float" office:value="1.96110223100332" calcext:value-type="float">
            <text:p>1.96110223100332</text:p>
          </table:table-cell>
        </table:table-row>
        <table:table-row table:style-name="ro1">
          <table:table-cell office:value-type="string" calcext:value-type="string">
            <text:p>CdCd</text:p>
          </table:table-cell>
          <table:table-cell office:value-type="float" office:value="0.4190888" calcext:value-type="float">
            <text:p>0.4190888</text:p>
          </table:table-cell>
          <table:table-cell office:value-type="float" office:value="4.1191" calcext:value-type="float">
            <text:p>4.1191</text:p>
          </table:table-cell>
          <table:table-cell office:value-type="float" office:value="1.32713428756341" calcext:value-type="float">
            <text:p>1.32713428756341</text:p>
          </table:table-cell>
        </table:table-row>
        <table:table-row table:style-name="ro1">
          <table:table-cell office:value-type="string" calcext:value-type="string">
            <text:p>SiMg</text:p>
          </table:table-cell>
          <table:table-cell office:value-type="float" office:value="0.4191582" calcext:value-type="float">
            <text:p>0.4191582</text:p>
          </table:table-cell>
          <table:table-cell office:value-type="float" office:value="3.7869" calcext:value-type="float">
            <text:p>3.7869</text:p>
          </table:table-cell>
          <table:table-cell office:value-type="float" office:value="5.4567483639608" calcext:value-type="float">
            <text:p>5.4567483639608</text:p>
          </table:table-cell>
        </table:table-row>
        <table:table-row table:style-name="ro1">
          <table:table-cell office:value-type="string" calcext:value-type="string">
            <text:p>CrRu</text:p>
          </table:table-cell>
          <table:table-cell office:value-type="float" office:value="0.41936958" calcext:value-type="float">
            <text:p>0.41936958</text:p>
          </table:table-cell>
          <table:table-cell office:value-type="float" office:value="3.441" calcext:value-type="float">
            <text:p>3.441</text:p>
          </table:table-cell>
          <table:table-cell office:value-type="float" office:value="1.93722951488475" calcext:value-type="float">
            <text:p>1.93722951488475</text:p>
          </table:table-cell>
        </table:table-row>
        <table:table-row table:style-name="ro1">
          <table:table-cell office:value-type="string" calcext:value-type="string">
            <text:p>RuPd</text:p>
          </table:table-cell>
          <table:table-cell office:value-type="float" office:value="0.41948265" calcext:value-type="float">
            <text:p>0.41948265</text:p>
          </table:table-cell>
          <table:table-cell office:value-type="float" office:value="3.4472" calcext:value-type="float">
            <text:p>3.4472</text:p>
          </table:table-cell>
          <table:table-cell office:value-type="float" office:value="1.43639975750761" calcext:value-type="float">
            <text:p>1.43639975750761</text:p>
          </table:table-cell>
        </table:table-row>
        <table:table-row table:style-name="ro1">
          <table:table-cell office:value-type="string" calcext:value-type="string">
            <text:p>WZr</text:p>
          </table:table-cell>
          <table:table-cell office:value-type="float" office:value="0.42003903" calcext:value-type="float">
            <text:p>0.42003903</text:p>
          </table:table-cell>
          <table:table-cell office:value-type="float" office:value="3.6277" calcext:value-type="float">
            <text:p>3.6277</text:p>
          </table:table-cell>
          <table:table-cell office:value-type="float" office:value="1.08736153924325" calcext:value-type="float">
            <text:p>1.08736153924325</text:p>
          </table:table-cell>
        </table:table-row>
        <table:table-row table:style-name="ro1">
          <table:table-cell office:value-type="string" calcext:value-type="string">
            <text:p>NdBi</text:p>
          </table:table-cell>
          <table:table-cell office:value-type="float" office:value="0.42096385" calcext:value-type="float">
            <text:p>0.42096385</text:p>
          </table:table-cell>
          <table:table-cell office:value-type="float" office:value="4.2983" calcext:value-type="float">
            <text:p>4.2983</text:p>
          </table:table-cell>
          <table:table-cell office:value-type="float" office:value="0.848800585168314" calcext:value-type="float">
            <text:p>0.848800585168314</text:p>
          </table:table-cell>
        </table:table-row>
        <table:table-row table:style-name="ro1">
          <table:table-cell office:value-type="string" calcext:value-type="string">
            <text:p>ZnOs</text:p>
          </table:table-cell>
          <table:table-cell office:value-type="float" office:value="0.42100757" calcext:value-type="float">
            <text:p>0.42100757</text:p>
          </table:table-cell>
          <table:table-cell office:value-type="float" office:value="3.4314" calcext:value-type="float">
            <text:p>3.4314</text:p>
          </table:table-cell>
          <table:table-cell office:value-type="float" office:value="1.16901996197211" calcext:value-type="float">
            <text:p>1.16901996197211</text:p>
          </table:table-cell>
        </table:table-row>
        <table:table-row table:style-name="ro1">
          <table:table-cell office:value-type="string" calcext:value-type="string">
            <text:p>IrMn</text:p>
          </table:table-cell>
          <table:table-cell office:value-type="float" office:value="0.42133394" calcext:value-type="float">
            <text:p>0.42133394</text:p>
          </table:table-cell>
          <table:table-cell office:value-type="float" office:value="3.2419" calcext:value-type="float">
            <text:p>3.2419</text:p>
          </table:table-cell>
          <table:table-cell office:value-type="float" office:value="1.2086632497913" calcext:value-type="float">
            <text:p>1.2086632497913</text:p>
          </table:table-cell>
        </table:table-row>
        <table:table-row table:style-name="ro1">
          <table:table-cell office:value-type="string" calcext:value-type="string">
            <text:p>PbZn</text:p>
          </table:table-cell>
          <table:table-cell office:value-type="float" office:value="0.42171505" calcext:value-type="float">
            <text:p>0.42171505</text:p>
          </table:table-cell>
          <table:table-cell office:value-type="float" office:value="3.9374" calcext:value-type="float">
            <text:p>3.9374</text:p>
          </table:table-cell>
          <table:table-cell office:value-type="float" office:value="1.09704642574857" calcext:value-type="float">
            <text:p>1.09704642574857</text:p>
          </table:table-cell>
        </table:table-row>
        <table:table-row table:style-name="ro1">
          <table:table-cell office:value-type="string" calcext:value-type="string">
            <text:p>SeCs</text:p>
          </table:table-cell>
          <table:table-cell office:value-type="float" office:value="0.42184222" calcext:value-type="float">
            <text:p>0.42184222</text:p>
          </table:table-cell>
          <table:table-cell office:value-type="float" office:value="4.7369" calcext:value-type="float">
            <text:p>4.7369</text:p>
          </table:table-cell>
          <table:table-cell office:value-type="float" office:value="1.40715261086051" calcext:value-type="float">
            <text:p>1.40715261086051</text:p>
          </table:table-cell>
        </table:table-row>
        <table:table-row table:style-name="ro1">
          <table:table-cell office:value-type="string" calcext:value-type="string">
            <text:p>HgAs</text:p>
          </table:table-cell>
          <table:table-cell office:value-type="float" office:value="0.4219198" calcext:value-type="float">
            <text:p>0.4219198</text:p>
          </table:table-cell>
          <table:table-cell office:value-type="float" office:value="4.0977" calcext:value-type="float">
            <text:p>4.0977</text:p>
          </table:table-cell>
          <table:table-cell office:value-type="float" office:value="1.08561417431219" calcext:value-type="float">
            <text:p>1.08561417431219</text:p>
          </table:table-cell>
        </table:table-row>
        <table:table-row table:style-name="ro1">
          <table:table-cell office:value-type="string" calcext:value-type="string">
            <text:p>AuTl</text:p>
          </table:table-cell>
          <table:table-cell office:value-type="float" office:value="0.4221762" calcext:value-type="float">
            <text:p>0.4221762</text:p>
          </table:table-cell>
          <table:table-cell office:value-type="float" office:value="4.1593" calcext:value-type="float">
            <text:p>4.1593</text:p>
          </table:table-cell>
          <table:table-cell office:value-type="float" office:value="0.74777862216451" calcext:value-type="float">
            <text:p>0.74777862216451</text:p>
          </table:table-cell>
        </table:table-row>
        <table:table-row table:style-name="ro1">
          <table:table-cell office:value-type="string" calcext:value-type="string">
            <text:p>RbTa</text:p>
          </table:table-cell>
          <table:table-cell office:value-type="float" office:value="0.4221939" calcext:value-type="float">
            <text:p>0.4221939</text:p>
          </table:table-cell>
          <table:table-cell office:value-type="float" office:value="4.1121" calcext:value-type="float">
            <text:p>4.1121</text:p>
          </table:table-cell>
          <table:table-cell office:value-type="float" office:value="1.12226306833259" calcext:value-type="float">
            <text:p>1.12226306833259</text:p>
          </table:table-cell>
        </table:table-row>
        <table:table-row table:style-name="ro1">
          <table:table-cell office:value-type="string" calcext:value-type="string">
            <text:p>PbNa</text:p>
          </table:table-cell>
          <table:table-cell office:value-type="float" office:value="0.42308104" calcext:value-type="float">
            <text:p>0.42308104</text:p>
          </table:table-cell>
          <table:table-cell office:value-type="float" office:value="4.1589" calcext:value-type="float">
            <text:p>4.1589</text:p>
          </table:table-cell>
          <table:table-cell office:value-type="float" office:value="1.29658825171185" calcext:value-type="float">
            <text:p>1.29658825171185</text:p>
          </table:table-cell>
        </table:table-row>
        <table:table-row table:style-name="ro1">
          <table:table-cell office:value-type="string" calcext:value-type="string">
            <text:p>SiW</text:p>
          </table:table-cell>
          <table:table-cell office:value-type="float" office:value="0.4236019" calcext:value-type="float">
            <text:p>0.4236019</text:p>
          </table:table-cell>
          <table:table-cell office:value-type="float" office:value="3.4703" calcext:value-type="float">
            <text:p>3.4703</text:p>
          </table:table-cell>
          <table:table-cell office:value-type="float" office:value="1.40675950963697" calcext:value-type="float">
            <text:p>1.40675950963697</text:p>
          </table:table-cell>
        </table:table-row>
        <table:table-row table:style-name="ro1">
          <table:table-cell office:value-type="string" calcext:value-type="string">
            <text:p>RuMo</text:p>
          </table:table-cell>
          <table:table-cell office:value-type="float" office:value="0.42382607" calcext:value-type="float">
            <text:p>0.42382607</text:p>
          </table:table-cell>
          <table:table-cell office:value-type="float" office:value="3.3586" calcext:value-type="float">
            <text:p>3.3586</text:p>
          </table:table-cell>
          <table:table-cell office:value-type="float" office:value="1.51165437924447" calcext:value-type="float">
            <text:p>1.51165437924447</text:p>
          </table:table-cell>
        </table:table-row>
        <table:table-row table:style-name="ro1">
          <table:table-cell office:value-type="string" calcext:value-type="string">
            <text:p>CeIn</text:p>
          </table:table-cell>
          <table:table-cell office:value-type="float" office:value="0.42447212" calcext:value-type="float">
            <text:p>0.42447212</text:p>
          </table:table-cell>
          <table:table-cell office:value-type="float" office:value="4.116" calcext:value-type="float">
            <text:p>4.116</text:p>
          </table:table-cell>
          <table:table-cell office:value-type="float" office:value="1.17221489931959" calcext:value-type="float">
            <text:p>1.17221489931959</text:p>
          </table:table-cell>
        </table:table-row>
        <table:table-row table:style-name="ro1">
          <table:table-cell office:value-type="string" calcext:value-type="string">
            <text:p>HfLa</text:p>
          </table:table-cell>
          <table:table-cell office:value-type="float" office:value="0.42474654" calcext:value-type="float">
            <text:p>0.42474654</text:p>
          </table:table-cell>
          <table:table-cell office:value-type="float" office:value="4.2228" calcext:value-type="float">
            <text:p>4.2228</text:p>
          </table:table-cell>
          <table:table-cell office:value-type="float" office:value="0.943707228113513" calcext:value-type="float">
            <text:p>0.943707228113513</text:p>
          </table:table-cell>
        </table:table-row>
        <table:table-row table:style-name="ro1">
          <table:table-cell office:value-type="string" calcext:value-type="string">
            <text:p>RhBe</text:p>
          </table:table-cell>
          <table:table-cell office:value-type="float" office:value="0.42528382" calcext:value-type="float">
            <text:p>0.42528382</text:p>
          </table:table-cell>
          <table:table-cell office:value-type="float" office:value="3.1325" calcext:value-type="float">
            <text:p>3.1325</text:p>
          </table:table-cell>
          <table:table-cell office:value-type="float" office:value="2.63074689940975" calcext:value-type="float">
            <text:p>2.63074689940975</text:p>
          </table:table-cell>
        </table:table-row>
        <table:table-row table:style-name="ro1">
          <table:table-cell office:value-type="string" calcext:value-type="string">
            <text:p>CrPd</text:p>
          </table:table-cell>
          <table:table-cell office:value-type="float" office:value="0.4253929" calcext:value-type="float">
            <text:p>0.4253929</text:p>
          </table:table-cell>
          <table:table-cell office:value-type="float" office:value="3.4353" calcext:value-type="float">
            <text:p>3.4353</text:p>
          </table:table-cell>
          <table:table-cell office:value-type="float" office:value="1.87303115611058" calcext:value-type="float">
            <text:p>1.87303115611058</text:p>
          </table:table-cell>
        </table:table-row>
        <table:table-row table:style-name="ro1">
          <table:table-cell office:value-type="string" calcext:value-type="string">
            <text:p>AuTc</text:p>
          </table:table-cell>
          <table:table-cell office:value-type="float" office:value="0.4255617" calcext:value-type="float">
            <text:p>0.4255617</text:p>
          </table:table-cell>
          <table:table-cell office:value-type="float" office:value="3.5612" calcext:value-type="float">
            <text:p>3.5612</text:p>
          </table:table-cell>
          <table:table-cell office:value-type="float" office:value="1.01473742497111" calcext:value-type="float">
            <text:p>1.01473742497111</text:p>
          </table:table-cell>
        </table:table-row>
        <table:table-row table:style-name="ro1">
          <table:table-cell office:value-type="string" calcext:value-type="string">
            <text:p>MnMn</text:p>
          </table:table-cell>
          <table:table-cell office:value-type="float" office:value="0.4260197" calcext:value-type="float">
            <text:p>0.4260197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67831922983818" calcext:value-type="float">
            <text:p>2.67831922983818</text:p>
          </table:table-cell>
        </table:table-row>
        <table:table-row table:style-name="ro1">
          <table:table-cell office:value-type="string" calcext:value-type="string">
            <text:p>GeBa</text:p>
          </table:table-cell>
          <table:table-cell office:value-type="float" office:value="0.42662013" calcext:value-type="float">
            <text:p>0.42662013</text:p>
          </table:table-cell>
          <table:table-cell office:value-type="float" office:value="4.9732" calcext:value-type="float">
            <text:p>4.9732</text:p>
          </table:table-cell>
          <table:table-cell office:value-type="float" office:value="1.41969498967139" calcext:value-type="float">
            <text:p>1.41969498967139</text:p>
          </table:table-cell>
        </table:table-row>
        <table:table-row table:style-name="ro1">
          <table:table-cell office:value-type="string" calcext:value-type="string">
            <text:p>CdIn</text:p>
          </table:table-cell>
          <table:table-cell office:value-type="float" office:value="0.4277422" calcext:value-type="float">
            <text:p>0.4277422</text:p>
          </table:table-cell>
          <table:table-cell office:value-type="float" office:value="4.0806" calcext:value-type="float">
            <text:p>4.0806</text:p>
          </table:table-cell>
          <table:table-cell office:value-type="float" office:value="1.3132607887278" calcext:value-type="float">
            <text:p>1.3132607887278</text:p>
          </table:table-cell>
        </table:table-row>
        <table:table-row table:style-name="ro1">
          <table:table-cell office:value-type="string" calcext:value-type="string">
            <text:p>CuMn</text:p>
          </table:table-cell>
          <table:table-cell office:value-type="float" office:value="0.42796326" calcext:value-type="float">
            <text:p>0.42796326</text:p>
          </table:table-cell>
          <table:table-cell office:value-type="float" office:value="3.1505" calcext:value-type="float">
            <text:p>3.1505</text:p>
          </table:table-cell>
          <table:table-cell office:value-type="float" office:value="2.48857964873303" calcext:value-type="float">
            <text:p>2.48857964873303</text:p>
          </table:table-cell>
        </table:table-row>
        <table:table-row table:style-name="ro1">
          <table:table-cell office:value-type="string" calcext:value-type="string">
            <text:p>ZnBe</text:p>
          </table:table-cell>
          <table:table-cell office:value-type="float" office:value="0.4283255" calcext:value-type="float">
            <text:p>0.4283255</text:p>
          </table:table-cell>
          <table:table-cell office:value-type="float" office:value="3.3003" calcext:value-type="float">
            <text:p>3.3003</text:p>
          </table:table-cell>
          <table:table-cell office:value-type="float" office:value="3.90447404210797" calcext:value-type="float">
            <text:p>3.90447404210797</text:p>
          </table:table-cell>
        </table:table-row>
        <table:table-row table:style-name="ro1">
          <table:table-cell office:value-type="string" calcext:value-type="string">
            <text:p>AgAl</text:p>
          </table:table-cell>
          <table:table-cell office:value-type="float" office:value="0.42839023" calcext:value-type="float">
            <text:p>0.42839023</text:p>
          </table:table-cell>
          <table:table-cell office:value-type="float" office:value="3.6451" calcext:value-type="float">
            <text:p>3.6451</text:p>
          </table:table-cell>
          <table:table-cell office:value-type="float" office:value="2.1931833998517" calcext:value-type="float">
            <text:p>2.1931833998517</text:p>
          </table:table-cell>
        </table:table-row>
        <table:table-row table:style-name="ro1">
          <table:table-cell office:value-type="string" calcext:value-type="string">
            <text:p>PbCd</text:p>
          </table:table-cell>
          <table:table-cell office:value-type="float" office:value="0.42845714" calcext:value-type="float">
            <text:p>0.42845714</text:p>
          </table:table-cell>
          <table:table-cell office:value-type="float" office:value="4.1655" calcext:value-type="float">
            <text:p>4.1655</text:p>
          </table:table-cell>
          <table:table-cell office:value-type="float" office:value="0.937226800256711" calcext:value-type="float">
            <text:p>0.937226800256711</text:p>
          </table:table-cell>
        </table:table-row>
        <table:table-row table:style-name="ro1">
          <table:table-cell office:value-type="string" calcext:value-type="string">
            <text:p>WMo</text:p>
          </table:table-cell>
          <table:table-cell office:value-type="float" office:value="0.42882565" calcext:value-type="float">
            <text:p>0.42882565</text:p>
          </table:table-cell>
          <table:table-cell office:value-type="float" office:value="3.4158" calcext:value-type="float">
            <text:p>3.4158</text:p>
          </table:table-cell>
          <table:table-cell office:value-type="float" office:value="1.06922883856378" calcext:value-type="float">
            <text:p>1.06922883856378</text:p>
          </table:table-cell>
        </table:table-row>
        <table:table-row table:style-name="ro1">
          <table:table-cell office:value-type="string" calcext:value-type="string">
            <text:p>BeGd</text:p>
          </table:table-cell>
          <table:table-cell office:value-type="float" office:value="0.4292781" calcext:value-type="float">
            <text:p>0.4292781</text:p>
          </table:table-cell>
          <table:table-cell office:value-type="float" office:value="4.0172" calcext:value-type="float">
            <text:p>4.0172</text:p>
          </table:table-cell>
          <table:table-cell office:value-type="float" office:value="1.78621974899023" calcext:value-type="float">
            <text:p>1.78621974899023</text:p>
          </table:table-cell>
        </table:table-row>
        <table:table-row table:style-name="ro1">
          <table:table-cell office:value-type="string" calcext:value-type="string">
            <text:p>GaBe</text:p>
          </table:table-cell>
          <table:table-cell office:value-type="float" office:value="0.4295209" calcext:value-type="float">
            <text:p>0.4295209</text:p>
          </table:table-cell>
          <table:table-cell office:value-type="float" office:value="3.3376" calcext:value-type="float">
            <text:p>3.3376</text:p>
          </table:table-cell>
          <table:table-cell office:value-type="float" office:value="3.69845512546741" calcext:value-type="float">
            <text:p>3.69845512546741</text:p>
          </table:table-cell>
        </table:table-row>
        <table:table-row table:style-name="ro1">
          <table:table-cell office:value-type="string" calcext:value-type="string">
            <text:p>ZnLi</text:p>
          </table:table-cell>
          <table:table-cell office:value-type="float" office:value="0.42961082" calcext:value-type="float">
            <text:p>0.42961082</text:p>
          </table:table-cell>
          <table:table-cell office:value-type="float" office:value="3.3369" calcext:value-type="float">
            <text:p>3.3369</text:p>
          </table:table-cell>
          <table:table-cell office:value-type="float" office:value="4.01176429694024" calcext:value-type="float">
            <text:p>4.01176429694024</text:p>
          </table:table-cell>
        </table:table-row>
        <table:table-row table:style-name="ro1">
          <table:table-cell office:value-type="string" calcext:value-type="string">
            <text:p>IrCe</text:p>
          </table:table-cell>
          <table:table-cell office:value-type="float" office:value="0.42990538" calcext:value-type="float">
            <text:p>0.42990538</text:p>
          </table:table-cell>
          <table:table-cell office:value-type="float" office:value="3.7753" calcext:value-type="float">
            <text:p>3.7753</text:p>
          </table:table-cell>
          <table:table-cell office:value-type="float" office:value="0.901672433558977" calcext:value-type="float">
            <text:p>0.901672433558977</text:p>
          </table:table-cell>
        </table:table-row>
        <table:table-row table:style-name="ro1">
          <table:table-cell office:value-type="string" calcext:value-type="string">
            <text:p>GaSe</text:p>
          </table:table-cell>
          <table:table-cell office:value-type="float" office:value="0.4300132" calcext:value-type="float">
            <text:p>0.4300132</text:p>
          </table:table-cell>
          <table:table-cell office:value-type="float" office:value="4.0125" calcext:value-type="float">
            <text:p>4.0125</text:p>
          </table:table-cell>
          <table:table-cell office:value-type="float" office:value="1.99319977836197" calcext:value-type="float">
            <text:p>1.99319977836197</text:p>
          </table:table-cell>
        </table:table-row>
        <table:table-row table:style-name="ro1">
          <table:table-cell office:value-type="string" calcext:value-type="string">
            <text:p>HgMn</text:p>
          </table:table-cell>
          <table:table-cell office:value-type="float" office:value="0.43002844" calcext:value-type="float">
            <text:p>0.43002844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16952163543667" calcext:value-type="float">
            <text:p>1.16952163543667</text:p>
          </table:table-cell>
        </table:table-row>
        <table:table-row table:style-name="ro1">
          <table:table-cell office:value-type="string" calcext:value-type="string">
            <text:p>YBa</text:p>
          </table:table-cell>
          <table:table-cell office:value-type="float" office:value="0.4308996" calcext:value-type="float">
            <text:p>0.4308996</text:p>
          </table:table-cell>
          <table:table-cell office:value-type="float" office:value="4.737" calcext:value-type="float">
            <text:p>4.737</text:p>
          </table:table-cell>
          <table:table-cell office:value-type="float" office:value="1.318967077381" calcext:value-type="float">
            <text:p>1.318967077381</text:p>
          </table:table-cell>
        </table:table-row>
        <table:table-row table:style-name="ro1">
          <table:table-cell office:value-type="string" calcext:value-type="string">
            <text:p>SnBe</text:p>
          </table:table-cell>
          <table:table-cell office:value-type="float" office:value="0.43102908" calcext:value-type="float">
            <text:p>0.43102908</text:p>
          </table:table-cell>
          <table:table-cell office:value-type="float" office:value="3.576" calcext:value-type="float">
            <text:p>3.576</text:p>
          </table:table-cell>
          <table:table-cell office:value-type="float" office:value="2.31274375793151" calcext:value-type="float">
            <text:p>2.31274375793151</text:p>
          </table:table-cell>
        </table:table-row>
        <table:table-row table:style-name="ro1">
          <table:table-cell office:value-type="string" calcext:value-type="string">
            <text:p>GdSi</text:p>
          </table:table-cell>
          <table:table-cell office:value-type="float" office:value="0.43145692" calcext:value-type="float">
            <text:p>0.43145692</text:p>
          </table:table-cell>
          <table:table-cell office:value-type="float" office:value="3.8422" calcext:value-type="float">
            <text:p>3.8422</text:p>
          </table:table-cell>
          <table:table-cell office:value-type="float" office:value="1.6053466321709" calcext:value-type="float">
            <text:p>1.6053466321709</text:p>
          </table:table-cell>
        </table:table-row>
        <table:table-row table:style-name="ro1">
          <table:table-cell office:value-type="string" calcext:value-type="string">
            <text:p>GaHg</text:p>
          </table:table-cell>
          <table:table-cell office:value-type="float" office:value="0.4320573" calcext:value-type="float">
            <text:p>0.4320573</text:p>
          </table:table-cell>
          <table:table-cell office:value-type="float" office:value="4.0256" calcext:value-type="float">
            <text:p>4.0256</text:p>
          </table:table-cell>
          <table:table-cell office:value-type="float" office:value="1.1062614981765" calcext:value-type="float">
            <text:p>1.1062614981765</text:p>
          </table:table-cell>
        </table:table-row>
        <table:table-row table:style-name="ro1">
          <table:table-cell office:value-type="string" calcext:value-type="string">
            <text:p>CdSe</text:p>
          </table:table-cell>
          <table:table-cell office:value-type="float" office:value="0.43215963" calcext:value-type="float">
            <text:p>0.43215963</text:p>
          </table:table-cell>
          <table:table-cell office:value-type="float" office:value="4.0246" calcext:value-type="float">
            <text:p>4.0246</text:p>
          </table:table-cell>
          <table:table-cell office:value-type="float" office:value="1.55550441107433" calcext:value-type="float">
            <text:p>1.55550441107433</text:p>
          </table:table-cell>
        </table:table-row>
        <table:table-row table:style-name="ro1">
          <table:table-cell office:value-type="string" calcext:value-type="string">
            <text:p>CoRu</text:p>
          </table:table-cell>
          <table:table-cell office:value-type="float" office:value="0.43228936" calcext:value-type="float">
            <text:p>0.43228936</text:p>
          </table:table-cell>
          <table:table-cell office:value-type="float" office:value="3.399" calcext:value-type="float">
            <text:p>3.399</text:p>
          </table:table-cell>
          <table:table-cell office:value-type="float" office:value="1.85479688749745" calcext:value-type="float">
            <text:p>1.85479688749745</text:p>
          </table:table-cell>
        </table:table-row>
        <table:table-row table:style-name="ro1">
          <table:table-cell office:value-type="string" calcext:value-type="string">
            <text:p>CdHg</text:p>
          </table:table-cell>
          <table:table-cell office:value-type="float" office:value="0.4323664" calcext:value-type="float">
            <text:p>0.4323664</text:p>
          </table:table-cell>
          <table:table-cell office:value-type="float" office:value="4.0348" calcext:value-type="float">
            <text:p>4.0348</text:p>
          </table:table-cell>
          <table:table-cell office:value-type="float" office:value="0.956829909752025" calcext:value-type="float">
            <text:p>0.956829909752025</text:p>
          </table:table-cell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0.43259493" calcext:value-type="float">
            <text:p>0.43259493</text:p>
          </table:table-cell>
          <table:table-cell office:value-type="float" office:value="3.6425" calcext:value-type="float">
            <text:p>3.6425</text:p>
          </table:table-cell>
          <table:table-cell office:value-type="float" office:value="2.94589062890175" calcext:value-type="float">
            <text:p>2.94589062890175</text:p>
          </table:table-cell>
        </table:table-row>
        <table:table-row table:style-name="ro1">
          <table:table-cell office:value-type="string" calcext:value-type="string">
            <text:p>InCu</text:p>
          </table:table-cell>
          <table:table-cell office:value-type="float" office:value="0.43301594" calcext:value-type="float">
            <text:p>0.43301594</text:p>
          </table:table-cell>
          <table:table-cell office:value-type="float" office:value="3.5584" calcext:value-type="float">
            <text:p>3.5584</text:p>
          </table:table-cell>
          <table:table-cell office:value-type="float" office:value="1.66704688330231" calcext:value-type="float">
            <text:p>1.66704688330231</text:p>
          </table:table-cell>
        </table:table-row>
        <table:table-row table:style-name="ro1">
          <table:table-cell office:value-type="string" calcext:value-type="string">
            <text:p>ScIn</text:p>
          </table:table-cell>
          <table:table-cell office:value-type="float" office:value="0.4332669" calcext:value-type="float">
            <text:p>0.4332669</text:p>
          </table:table-cell>
          <table:table-cell office:value-type="float" office:value="3.9752" calcext:value-type="float">
            <text:p>3.9752</text:p>
          </table:table-cell>
          <table:table-cell office:value-type="float" office:value="1.8574091683292" calcext:value-type="float">
            <text:p>1.8574091683292</text:p>
          </table:table-cell>
        </table:table-row>
        <table:table-row table:style-name="ro1">
          <table:table-cell office:value-type="string" calcext:value-type="string">
            <text:p>CdOs</text:p>
          </table:table-cell>
          <table:table-cell office:value-type="float" office:value="0.4337579" calcext:value-type="float">
            <text:p>0.4337579</text:p>
          </table:table-cell>
          <table:table-cell office:value-type="float" office:value="3.498" calcext:value-type="float">
            <text:p>3.498</text:p>
          </table:table-cell>
          <table:table-cell office:value-type="float" office:value="0.989260065976844" calcext:value-type="float">
            <text:p>0.989260065976844</text:p>
          </table:table-cell>
        </table:table-row>
        <table:table-row table:style-name="ro1">
          <table:table-cell office:value-type="string" calcext:value-type="string">
            <text:p>PbGa</text:p>
          </table:table-cell>
          <table:table-cell office:value-type="float" office:value="0.43386617" calcext:value-type="float">
            <text:p>0.43386617</text:p>
          </table:table-cell>
          <table:table-cell office:value-type="float" office:value="3.886" calcext:value-type="float">
            <text:p>3.886</text:p>
          </table:table-cell>
          <table:table-cell office:value-type="float" office:value="1.08014086389694" calcext:value-type="float">
            <text:p>1.08014086389694</text:p>
          </table:table-cell>
        </table:table-row>
        <table:table-row table:style-name="ro1">
          <table:table-cell office:value-type="string" calcext:value-type="string">
            <text:p>FeNb</text:p>
          </table:table-cell>
          <table:table-cell office:value-type="float" office:value="0.4339093" calcext:value-type="float">
            <text:p>0.4339093</text:p>
          </table:table-cell>
          <table:table-cell office:value-type="float" office:value="3.4263" calcext:value-type="float">
            <text:p>3.4263</text:p>
          </table:table-cell>
          <table:table-cell office:value-type="float" office:value="1.99230177262161" calcext:value-type="float">
            <text:p>1.99230177262161</text:p>
          </table:table-cell>
        </table:table-row>
        <table:table-row table:style-name="ro1">
          <table:table-cell office:value-type="string" calcext:value-type="string">
            <text:p>AsRe</text:p>
          </table:table-cell>
          <table:table-cell office:value-type="float" office:value="0.434269" calcext:value-type="float">
            <text:p>0.434269</text:p>
          </table:table-cell>
          <table:table-cell office:value-type="float" office:value="3.467" calcext:value-type="float">
            <text:p>3.467</text:p>
          </table:table-cell>
          <table:table-cell office:value-type="float" office:value="1.14472545812755" calcext:value-type="float">
            <text:p>1.14472545812755</text:p>
          </table:table-cell>
        </table:table-row>
        <table:table-row table:style-name="ro1">
          <table:table-cell office:value-type="string" calcext:value-type="string">
            <text:p>VPt</text:p>
          </table:table-cell>
          <table:table-cell office:value-type="float" office:value="0.4344561" calcext:value-type="float">
            <text:p>0.4344561</text:p>
          </table:table-cell>
          <table:table-cell office:value-type="float" office:value="3.4346" calcext:value-type="float">
            <text:p>3.4346</text:p>
          </table:table-cell>
          <table:table-cell office:value-type="float" office:value="1.21414505367852" calcext:value-type="float">
            <text:p>1.21414505367852</text:p>
          </table:table-cell>
        </table:table-row>
        <table:table-row table:style-name="ro1">
          <table:table-cell office:value-type="string" calcext:value-type="string">
            <text:p>ZrAu</text:p>
          </table:table-cell>
          <table:table-cell office:value-type="float" office:value="0.4347681" calcext:value-type="float">
            <text:p>0.4347681</text:p>
          </table:table-cell>
          <table:table-cell office:value-type="float" office:value="3.7425" calcext:value-type="float">
            <text:p>3.7425</text:p>
          </table:table-cell>
          <table:table-cell office:value-type="float" office:value="1.03834841759828" calcext:value-type="float">
            <text:p>1.03834841759828</text:p>
          </table:table-cell>
        </table:table-row>
        <table:table-row table:style-name="ro1">
          <table:table-cell office:value-type="string" calcext:value-type="string">
            <text:p>BiCr</text:p>
          </table:table-cell>
          <table:table-cell office:value-type="float" office:value="0.43484822" calcext:value-type="float">
            <text:p>0.43484822</text:p>
          </table:table-cell>
          <table:table-cell office:value-type="float" office:value="3.9262" calcext:value-type="float">
            <text:p>3.9262</text:p>
          </table:table-cell>
          <table:table-cell office:value-type="float" office:value="1.14538497529094" calcext:value-type="float">
            <text:p>1.14538497529094</text:p>
          </table:table-cell>
        </table:table-row>
        <table:table-row table:style-name="ro1">
          <table:table-cell office:value-type="string" calcext:value-type="string">
            <text:p>SnW</text:p>
          </table:table-cell>
          <table:table-cell office:value-type="float" office:value="0.43494686" calcext:value-type="float">
            <text:p>0.43494686</text:p>
          </table:table-cell>
          <table:table-cell office:value-type="float" office:value="3.7593" calcext:value-type="float">
            <text:p>3.7593</text:p>
          </table:table-cell>
          <table:table-cell office:value-type="float" office:value="0.989554668001336" calcext:value-type="float">
            <text:p>0.989554668001336</text:p>
          </table:table-cell>
        </table:table-row>
        <table:table-row table:style-name="ro1">
          <table:table-cell office:value-type="string" calcext:value-type="string">
            <text:p>BiAl</text:p>
          </table:table-cell>
          <table:table-cell office:value-type="float" office:value="0.43535557" calcext:value-type="float">
            <text:p>0.43535557</text:p>
          </table:table-cell>
          <table:table-cell office:value-type="float" office:value="3.8447" calcext:value-type="float">
            <text:p>3.8447</text:p>
          </table:table-cell>
          <table:table-cell office:value-type="float" office:value="1.26527204705159" calcext:value-type="float">
            <text:p>1.26527204705159</text:p>
          </table:table-cell>
        </table:table-row>
        <table:table-row table:style-name="ro1">
          <table:table-cell office:value-type="string" calcext:value-type="string">
            <text:p>PbBe</text:p>
          </table:table-cell>
          <table:table-cell office:value-type="float" office:value="0.43572178" calcext:value-type="float">
            <text:p>0.43572178</text:p>
          </table:table-cell>
          <table:table-cell office:value-type="float" office:value="3.5813" calcext:value-type="float">
            <text:p>3.5813</text:p>
          </table:table-cell>
          <table:table-cell office:value-type="float" office:value="1.37925339470476" calcext:value-type="float">
            <text:p>1.37925339470476</text:p>
          </table:table-cell>
        </table:table-row>
        <table:table-row table:style-name="ro1">
          <table:table-cell office:value-type="string" calcext:value-type="string">
            <text:p>MgHg</text:p>
          </table:table-cell>
          <table:table-cell office:value-type="float" office:value="0.43579563" calcext:value-type="float">
            <text:p>0.43579563</text:p>
          </table:table-cell>
          <table:table-cell office:value-type="float" office:value="3.9855" calcext:value-type="float">
            <text:p>3.9855</text:p>
          </table:table-cell>
          <table:table-cell office:value-type="float" office:value="1.32670922041453" calcext:value-type="float">
            <text:p>1.32670922041453</text:p>
          </table:table-cell>
        </table:table-row>
        <table:table-row table:style-name="ro1">
          <table:table-cell office:value-type="string" calcext:value-type="string">
            <text:p>RhW</text:p>
          </table:table-cell>
          <table:table-cell office:value-type="float" office:value="0.43583372" calcext:value-type="float">
            <text:p>0.43583372</text:p>
          </table:table-cell>
          <table:table-cell office:value-type="float" office:value="3.4667" calcext:value-type="float">
            <text:p>3.4667</text:p>
          </table:table-cell>
          <table:table-cell office:value-type="float" office:value="1.04352662317736" calcext:value-type="float">
            <text:p>1.04352662317736</text:p>
          </table:table-cell>
        </table:table-row>
        <table:table-row table:style-name="ro1">
          <table:table-cell office:value-type="string" calcext:value-type="string">
            <text:p>CdSb</text:p>
          </table:table-cell>
          <table:table-cell office:value-type="float" office:value="0.43629214" calcext:value-type="float">
            <text:p>0.43629214</text:p>
          </table:table-cell>
          <table:table-cell office:value-type="float" office:value="4.1431" calcext:value-type="float">
            <text:p>4.1431</text:p>
          </table:table-cell>
          <table:table-cell office:value-type="float" office:value="1.2748254789038" calcext:value-type="float">
            <text:p>1.2748254789038</text:p>
          </table:table-cell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0.4363657" calcext:value-type="float">
            <text:p>0.4363657</text:p>
          </table:table-cell>
          <table:table-cell office:value-type="float" office:value="3.9972" calcext:value-type="float">
            <text:p>3.9972</text:p>
          </table:table-cell>
          <table:table-cell office:value-type="float" office:value="1.43162910720681" calcext:value-type="float">
            <text:p>1.43162910720681</text:p>
          </table:table-cell>
        </table:table-row>
        <table:table-row table:style-name="ro1">
          <table:table-cell office:value-type="string" calcext:value-type="string">
            <text:p>GdCu</text:p>
          </table:table-cell>
          <table:table-cell office:value-type="float" office:value="0.43691793" calcext:value-type="float">
            <text:p>0.43691793</text:p>
          </table:table-cell>
          <table:table-cell office:value-type="float" office:value="3.7236" calcext:value-type="float">
            <text:p>3.7236</text:p>
          </table:table-cell>
          <table:table-cell office:value-type="float" office:value="1.35100635859684" calcext:value-type="float">
            <text:p>1.35100635859684</text:p>
          </table:table-cell>
        </table:table-row>
        <table:table-row table:style-name="ro1">
          <table:table-cell office:value-type="string" calcext:value-type="string">
            <text:p>LaRb</text:p>
          </table:table-cell>
          <table:table-cell office:value-type="float" office:value="0.4372048" calcext:value-type="float">
            <text:p>0.4372048</text:p>
          </table:table-cell>
          <table:table-cell office:value-type="float" office:value="4.6265" calcext:value-type="float">
            <text:p>4.6265</text:p>
          </table:table-cell>
          <table:table-cell office:value-type="float" office:value="1.32975316438746" calcext:value-type="float">
            <text:p>1.32975316438746</text:p>
          </table:table-cell>
        </table:table-row>
        <table:table-row table:style-name="ro1">
          <table:table-cell office:value-type="string" calcext:value-type="string">
            <text:p>InAg</text:p>
          </table:table-cell>
          <table:table-cell office:value-type="float" office:value="0.43726385" calcext:value-type="float">
            <text:p>0.43726385</text:p>
          </table:table-cell>
          <table:table-cell office:value-type="float" office:value="4.0123" calcext:value-type="float">
            <text:p>4.0123</text:p>
          </table:table-cell>
          <table:table-cell office:value-type="float" office:value="1.33969240709828" calcext:value-type="float">
            <text:p>1.33969240709828</text:p>
          </table:table-cell>
        </table:table-row>
        <table:table-row table:style-name="ro1">
          <table:table-cell office:value-type="string" calcext:value-type="string">
            <text:p>FeFe</text:p>
          </table:table-cell>
          <table:table-cell office:value-type="float" office:value="0.43783233" calcext:value-type="float">
            <text:p>0.43783233</text:p>
          </table:table-cell>
          <table:table-cell office:value-type="float" office:value="3.2429" calcext:value-type="float">
            <text:p>3.2429</text:p>
          </table:table-cell>
          <table:table-cell office:value-type="float" office:value="2.63596836022024" calcext:value-type="float">
            <text:p>2.63596836022024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float" office:value="0.43835723" calcext:value-type="float">
            <text:p>0.43835723</text:p>
          </table:table-cell>
          <table:table-cell office:value-type="float" office:value="3.3892" calcext:value-type="float">
            <text:p>3.3892</text:p>
          </table:table-cell>
          <table:table-cell office:value-type="float" office:value="1.19624101608684" calcext:value-type="float">
            <text:p>1.19624101608684</text:p>
          </table:table-cell>
        </table:table-row>
        <table:table-row table:style-name="ro1">
          <table:table-cell office:value-type="string" calcext:value-type="string">
            <text:p>AgW</text:p>
          </table:table-cell>
          <table:table-cell office:value-type="float" office:value="0.43842515" calcext:value-type="float">
            <text:p>0.43842515</text:p>
          </table:table-cell>
          <table:table-cell office:value-type="float" office:value="3.6294" calcext:value-type="float">
            <text:p>3.6294</text:p>
          </table:table-cell>
          <table:table-cell office:value-type="float" office:value="1.02595571393973" calcext:value-type="float">
            <text:p>1.02595571393973</text:p>
          </table:table-cell>
        </table:table-row>
        <table:table-row table:style-name="ro1">
          <table:table-cell office:value-type="string" calcext:value-type="string">
            <text:p>IrCa</text:p>
          </table:table-cell>
          <table:table-cell office:value-type="float" office:value="0.43860292" calcext:value-type="float">
            <text:p>0.43860292</text:p>
          </table:table-cell>
          <table:table-cell office:value-type="float" office:value="4.1152" calcext:value-type="float">
            <text:p>4.1152</text:p>
          </table:table-cell>
          <table:table-cell office:value-type="float" office:value="1.2849885954723" calcext:value-type="float">
            <text:p>1.2849885954723</text:p>
          </table:table-cell>
        </table:table-row>
        <table:table-row table:style-name="ro1">
          <table:table-cell office:value-type="string" calcext:value-type="string">
            <text:p>RbV</text:p>
          </table:table-cell>
          <table:table-cell office:value-type="float" office:value="0.43889606" calcext:value-type="float">
            <text:p>0.43889606</text:p>
          </table:table-cell>
          <table:table-cell office:value-type="float" office:value="3.9633" calcext:value-type="float">
            <text:p>3.9633</text:p>
          </table:table-cell>
          <table:table-cell office:value-type="float" office:value="2.16865261280821" calcext:value-type="float">
            <text:p>2.16865261280821</text:p>
          </table:table-cell>
        </table:table-row>
        <table:table-row table:style-name="ro1">
          <table:table-cell office:value-type="string" calcext:value-type="string">
            <text:p>YTe</text:p>
          </table:table-cell>
          <table:table-cell office:value-type="float" office:value="0.4397702" calcext:value-type="float">
            <text:p>0.4397702</text:p>
          </table:table-cell>
          <table:table-cell office:value-type="float" office:value="4.2045" calcext:value-type="float">
            <text:p>4.2045</text:p>
          </table:table-cell>
          <table:table-cell office:value-type="float" office:value="1.37740834758236" calcext:value-type="float">
            <text:p>1.37740834758236</text:p>
          </table:table-cell>
        </table:table-row>
        <table:table-row table:style-name="ro1">
          <table:table-cell office:value-type="string" calcext:value-type="string">
            <text:p>MnFe</text:p>
          </table:table-cell>
          <table:table-cell office:value-type="float" office:value="0.43990758" calcext:value-type="float">
            <text:p>0.43990758</text:p>
          </table:table-cell>
          <table:table-cell office:value-type="float" office:value="3.2667" calcext:value-type="float">
            <text:p>3.2667</text:p>
          </table:table-cell>
          <table:table-cell office:value-type="float" office:value="2.65697504276214" calcext:value-type="float">
            <text:p>2.65697504276214</text:p>
          </table:table-cell>
        </table:table-row>
        <table:table-row table:style-name="ro1">
          <table:table-cell office:value-type="string" calcext:value-type="string">
            <text:p>AsW</text:p>
          </table:table-cell>
          <table:table-cell office:value-type="float" office:value="0.4403589" calcext:value-type="float">
            <text:p>0.4403589</text:p>
          </table:table-cell>
          <table:table-cell office:value-type="float" office:value="3.6528" calcext:value-type="float">
            <text:p>3.6528</text:p>
          </table:table-cell>
          <table:table-cell office:value-type="float" office:value="1.15507578687919" calcext:value-type="float">
            <text:p>1.15507578687919</text:p>
          </table:table-cell>
        </table:table-row>
        <table:table-row table:style-name="ro1">
          <table:table-cell office:value-type="string" calcext:value-type="string">
            <text:p>ZnGe</text:p>
          </table:table-cell>
          <table:table-cell office:value-type="float" office:value="0.44055024" calcext:value-type="float">
            <text:p>0.44055024</text:p>
          </table:table-cell>
          <table:table-cell office:value-type="float" office:value="3.7037" calcext:value-type="float">
            <text:p>3.7037</text:p>
          </table:table-cell>
          <table:table-cell office:value-type="float" office:value="2.14344620033824" calcext:value-type="float">
            <text:p>2.14344620033824</text:p>
          </table:table-cell>
        </table:table-row>
        <table:table-row table:style-name="ro1">
          <table:table-cell office:value-type="string" calcext:value-type="string">
            <text:p>FeTa</text:p>
          </table:table-cell>
          <table:table-cell office:value-type="float" office:value="0.44086716" calcext:value-type="float">
            <text:p>0.44086716</text:p>
          </table:table-cell>
          <table:table-cell office:value-type="float" office:value="3.3688" calcext:value-type="float">
            <text:p>3.3688</text:p>
          </table:table-cell>
          <table:table-cell office:value-type="float" office:value="1.26088800321245" calcext:value-type="float">
            <text:p>1.26088800321245</text:p>
          </table:table-cell>
        </table:table-row>
        <table:table-row table:style-name="ro1">
          <table:table-cell office:value-type="string" calcext:value-type="string">
            <text:p>PdOs</text:p>
          </table:table-cell>
          <table:table-cell office:value-type="float" office:value="0.44167325" calcext:value-type="float">
            <text:p>0.44167325</text:p>
          </table:table-cell>
          <table:table-cell office:value-type="float" office:value="3.4736" calcext:value-type="float">
            <text:p>3.4736</text:p>
          </table:table-cell>
          <table:table-cell office:value-type="float" office:value="1.00903709239599" calcext:value-type="float">
            <text:p>1.00903709239599</text:p>
          </table:table-cell>
        </table:table-row>
        <table:table-row table:style-name="ro1">
          <table:table-cell office:value-type="string" calcext:value-type="string">
            <text:p>SnZn</text:p>
          </table:table-cell>
          <table:table-cell office:value-type="float" office:value="0.4417069" calcext:value-type="float">
            <text:p>0.4417069</text:p>
          </table:table-cell>
          <table:table-cell office:value-type="float" office:value="3.7873" calcext:value-type="float">
            <text:p>3.7873</text:p>
          </table:table-cell>
          <table:table-cell office:value-type="float" office:value="1.61578200007887" calcext:value-type="float">
            <text:p>1.61578200007887</text:p>
          </table:table-cell>
        </table:table-row>
        <table:table-row table:style-name="ro1">
          <table:table-cell office:value-type="string" calcext:value-type="string">
            <text:p>CuNd</text:p>
          </table:table-cell>
          <table:table-cell office:value-type="float" office:value="0.44300354" calcext:value-type="float">
            <text:p>0.44300354</text:p>
          </table:table-cell>
          <table:table-cell office:value-type="float" office:value="4.1945" calcext:value-type="float">
            <text:p>4.1945</text:p>
          </table:table-cell>
          <table:table-cell office:value-type="float" office:value="1.43436928726293" calcext:value-type="float">
            <text:p>1.43436928726293</text:p>
          </table:table-cell>
        </table:table-row>
        <table:table-row table:style-name="ro1">
          <table:table-cell office:value-type="string" calcext:value-type="string">
            <text:p>LiCs</text:p>
          </table:table-cell>
          <table:table-cell office:value-type="float" office:value="0.44327754" calcext:value-type="float">
            <text:p>0.44327754</text:p>
          </table:table-cell>
          <table:table-cell office:value-type="float" office:value="5.1337" calcext:value-type="float">
            <text:p>5.1337</text:p>
          </table:table-cell>
          <table:table-cell office:value-type="float" office:value="2.11647948855062" calcext:value-type="float">
            <text:p>2.11647948855062</text:p>
          </table:table-cell>
        </table:table-row>
        <table:table-row table:style-name="ro1">
          <table:table-cell office:value-type="string" calcext:value-type="string">
            <text:p>PbIn</text:p>
          </table:table-cell>
          <table:table-cell office:value-type="float" office:value="0.44391212" calcext:value-type="float">
            <text:p>0.44391212</text:p>
          </table:table-cell>
          <table:table-cell office:value-type="float" office:value="4.1194" calcext:value-type="float">
            <text:p>4.1194</text:p>
          </table:table-cell>
          <table:table-cell office:value-type="float" office:value="0.930286447448516" calcext:value-type="float">
            <text:p>0.930286447448516</text:p>
          </table:table-cell>
        </table:table-row>
        <table:table-row table:style-name="ro1">
          <table:table-cell office:value-type="string" calcext:value-type="string">
            <text:p>CdIr</text:p>
          </table:table-cell>
          <table:table-cell office:value-type="float" office:value="0.44420126" calcext:value-type="float">
            <text:p>0.44420126</text:p>
          </table:table-cell>
          <table:table-cell office:value-type="float" office:value="3.5571" calcext:value-type="float">
            <text:p>3.5571</text:p>
          </table:table-cell>
          <table:table-cell office:value-type="float" office:value="0.982870831058305" calcext:value-type="float">
            <text:p>0.982870831058305</text:p>
          </table:table-cell>
        </table:table-row>
        <table:table-row table:style-name="ro1">
          <table:table-cell office:value-type="string" calcext:value-type="string">
            <text:p>SbW</text:p>
          </table:table-cell>
          <table:table-cell office:value-type="float" office:value="0.44458738" calcext:value-type="float">
            <text:p>0.44458738</text:p>
          </table:table-cell>
          <table:table-cell office:value-type="float" office:value="3.7758" calcext:value-type="float">
            <text:p>3.7758</text:p>
          </table:table-cell>
          <table:table-cell office:value-type="float" office:value="0.979775313519222" calcext:value-type="float">
            <text:p>0.979775313519222</text:p>
          </table:table-cell>
        </table:table-row>
        <table:table-row table:style-name="ro1">
          <table:table-cell office:value-type="string" calcext:value-type="string">
            <text:p>CuMg</text:p>
          </table:table-cell>
          <table:table-cell office:value-type="float" office:value="0.44676313" calcext:value-type="float">
            <text:p>0.44676313</text:p>
          </table:table-cell>
          <table:table-cell office:value-type="float" office:value="3.5501" calcext:value-type="float">
            <text:p>3.5501</text:p>
          </table:table-cell>
          <table:table-cell office:value-type="float" office:value="3.32745638450783" calcext:value-type="float">
            <text:p>3.32745638450783</text:p>
          </table:table-cell>
        </table:table-row>
        <table:table-row table:style-name="ro1">
          <table:table-cell office:value-type="string" calcext:value-type="string">
            <text:p>PbSi</text:p>
          </table:table-cell>
          <table:table-cell office:value-type="float" office:value="0.44715586" calcext:value-type="float">
            <text:p>0.44715586</text:p>
          </table:table-cell>
          <table:table-cell office:value-type="float" office:value="3.8773" calcext:value-type="float">
            <text:p>3.8773</text:p>
          </table:table-cell>
          <table:table-cell office:value-type="float" office:value="1.26886350898907" calcext:value-type="float">
            <text:p>1.26886350898907</text:p>
          </table:table-cell>
        </table:table-row>
        <table:table-row table:style-name="ro1">
          <table:table-cell office:value-type="string" calcext:value-type="string">
            <text:p>GaCd</text:p>
          </table:table-cell>
          <table:table-cell office:value-type="float" office:value="0.44723" calcext:value-type="float">
            <text:p>0.44723</text:p>
          </table:table-cell>
          <table:table-cell office:value-type="float" office:value="4.0679" calcext:value-type="float">
            <text:p>4.0679</text:p>
          </table:table-cell>
          <table:table-cell office:value-type="float" office:value="1.63310412706306" calcext:value-type="float">
            <text:p>1.63310412706306</text:p>
          </table:table-cell>
        </table:table-row>
        <table:table-row table:style-name="ro1">
          <table:table-cell office:value-type="string" calcext:value-type="string">
            <text:p>HgSi</text:p>
          </table:table-cell>
          <table:table-cell office:value-type="float" office:value="0.44871157" calcext:value-type="float">
            <text:p>0.44871157</text:p>
          </table:table-cell>
          <table:table-cell office:value-type="float" office:value="3.7151" calcext:value-type="float">
            <text:p>3.7151</text:p>
          </table:table-cell>
          <table:table-cell office:value-type="float" office:value="1.30506209513261" calcext:value-type="float">
            <text:p>1.30506209513261</text:p>
          </table:table-cell>
        </table:table-row>
        <table:table-row table:style-name="ro1">
          <table:table-cell office:value-type="string" calcext:value-type="string">
            <text:p>NdPb</text:p>
          </table:table-cell>
          <table:table-cell office:value-type="float" office:value="0.44888905" calcext:value-type="float">
            <text:p>0.44888905</text:p>
          </table:table-cell>
          <table:table-cell office:value-type="float" office:value="4.3493" calcext:value-type="float">
            <text:p>4.3493</text:p>
          </table:table-cell>
          <table:table-cell office:value-type="float" office:value="0.8530639145969" calcext:value-type="float">
            <text:p>0.8530639145969</text:p>
          </table:table-cell>
        </table:table-row>
        <table:table-row table:style-name="ro1">
          <table:table-cell office:value-type="string" calcext:value-type="string">
            <text:p>InTe</text:p>
          </table:table-cell>
          <table:table-cell office:value-type="float" office:value="0.44933763" calcext:value-type="float">
            <text:p>0.44933763</text:p>
          </table:table-cell>
          <table:table-cell office:value-type="float" office:value="4.2725" calcext:value-type="float">
            <text:p>4.2725</text:p>
          </table:table-cell>
          <table:table-cell office:value-type="float" office:value="1.2319905385317" calcext:value-type="float">
            <text:p>1.2319905385317</text:p>
          </table:table-cell>
        </table:table-row>
        <table:table-row table:style-name="ro1">
          <table:table-cell office:value-type="string" calcext:value-type="string">
            <text:p>ScCs</text:p>
          </table:table-cell>
          <table:table-cell office:value-type="float" office:value="0.4495504" calcext:value-type="float">
            <text:p>0.4495504</text:p>
          </table:table-cell>
          <table:table-cell office:value-type="float" office:value="5.1205" calcext:value-type="float">
            <text:p>5.1205</text:p>
          </table:table-cell>
          <table:table-cell office:value-type="float" office:value="1.67167920268787" calcext:value-type="float">
            <text:p>1.67167920268787</text:p>
          </table:table-cell>
        </table:table-row>
        <table:table-row table:style-name="ro1">
          <table:table-cell office:value-type="string" calcext:value-type="string">
            <text:p>CdSn</text:p>
          </table:table-cell>
          <table:table-cell office:value-type="float" office:value="0.44977877" calcext:value-type="float">
            <text:p>0.44977877</text:p>
          </table:table-cell>
          <table:table-cell office:value-type="float" office:value="4.0938" calcext:value-type="float">
            <text:p>4.0938</text:p>
          </table:table-cell>
          <table:table-cell office:value-type="float" office:value="1.29143151661438" calcext:value-type="float">
            <text:p>1.29143151661438</text:p>
          </table:table-cell>
        </table:table-row>
        <table:table-row table:style-name="ro1">
          <table:table-cell office:value-type="string" calcext:value-type="string">
            <text:p>MnNb</text:p>
          </table:table-cell>
          <table:table-cell office:value-type="float" office:value="0.44994578" calcext:value-type="float">
            <text:p>0.44994578</text:p>
          </table:table-cell>
          <table:table-cell office:value-type="float" office:value="3.4542" calcext:value-type="float">
            <text:p>3.4542</text:p>
          </table:table-cell>
          <table:table-cell office:value-type="float" office:value="2.00427863398292" calcext:value-type="float">
            <text:p>2.00427863398292</text:p>
          </table:table-cell>
        </table:table-row>
        <table:table-row table:style-name="ro1">
          <table:table-cell office:value-type="string" calcext:value-type="string">
            <text:p>MoOs</text:p>
          </table:table-cell>
          <table:table-cell office:value-type="float" office:value="0.4503395" calcext:value-type="float">
            <text:p>0.4503395</text:p>
          </table:table-cell>
          <table:table-cell office:value-type="float" office:value="3.3815" calcext:value-type="float">
            <text:p>3.3815</text:p>
          </table:table-cell>
          <table:table-cell office:value-type="float" office:value="1.0456032566671" calcext:value-type="float">
            <text:p>1.0456032566671</text:p>
          </table:table-cell>
        </table:table-row>
        <table:table-row table:style-name="ro1">
          <table:table-cell office:value-type="string" calcext:value-type="string">
            <text:p>TcTc</text:p>
          </table:table-cell>
          <table:table-cell office:value-type="float" office:value="0.45074466" calcext:value-type="float">
            <text:p>0.45074466</text:p>
          </table:table-cell>
          <table:table-cell office:value-type="float" office:value="3.3644" calcext:value-type="float">
            <text:p>3.3644</text:p>
          </table:table-cell>
          <table:table-cell office:value-type="float" office:value="1.51932567669538" calcext:value-type="float">
            <text:p>1.51932567669538</text:p>
          </table:table-cell>
        </table:table-row>
        <table:table-row table:style-name="ro1">
          <table:table-cell office:value-type="string" calcext:value-type="string">
            <text:p>PbAu</text:p>
          </table:table-cell>
          <table:table-cell office:value-type="float" office:value="0.45163327" calcext:value-type="float">
            <text:p>0.45163327</text:p>
          </table:table-cell>
          <table:table-cell office:value-type="float" office:value="4.1202" calcext:value-type="float">
            <text:p>4.1202</text:p>
          </table:table-cell>
          <table:table-cell office:value-type="float" office:value="0.742605936114077" calcext:value-type="float">
            <text:p>0.742605936114077</text:p>
          </table:table-cell>
        </table:table-row>
        <table:table-row table:style-name="ro1">
          <table:table-cell office:value-type="string" calcext:value-type="string">
            <text:p>SnGa</text:p>
          </table:table-cell>
          <table:table-cell office:value-type="float" office:value="0.45205447" calcext:value-type="float">
            <text:p>0.45205447</text:p>
          </table:table-cell>
          <table:table-cell office:value-type="float" office:value="3.7993" calcext:value-type="float">
            <text:p>3.7993</text:p>
          </table:table-cell>
          <table:table-cell office:value-type="float" office:value="1.57937439888535" calcext:value-type="float">
            <text:p>1.57937439888535</text:p>
          </table:table-cell>
        </table:table-row>
        <table:table-row table:style-name="ro1">
          <table:table-cell office:value-type="string" calcext:value-type="string">
            <text:p>HgPd</text:p>
          </table:table-cell>
          <table:table-cell office:value-type="float" office:value="0.45216495" calcext:value-type="float">
            <text:p>0.45216495</text:p>
          </table:table-cell>
          <table:table-cell office:value-type="float" office:value="3.7542" calcext:value-type="float">
            <text:p>3.7542</text:p>
          </table:table-cell>
          <table:table-cell office:value-type="float" office:value="0.975319402251019" calcext:value-type="float">
            <text:p>0.975319402251019</text:p>
          </table:table-cell>
        </table:table-row>
        <table:table-row table:style-name="ro1">
          <table:table-cell office:value-type="string" calcext:value-type="string">
            <text:p>SiLi</text:p>
          </table:table-cell>
          <table:table-cell office:value-type="float" office:value="0.45238796" calcext:value-type="float">
            <text:p>0.45238796</text:p>
          </table:table-cell>
          <table:table-cell office:value-type="float" office:value="3.7938" calcext:value-type="float">
            <text:p>3.7938</text:p>
          </table:table-cell>
          <table:table-cell office:value-type="float" office:value="7.94689768706282" calcext:value-type="float">
            <text:p>7.94689768706282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0.45246568" calcext:value-type="float">
            <text:p>0.45246568</text:p>
          </table:table-cell>
          <table:table-cell office:value-type="float" office:value="3.7793" calcext:value-type="float">
            <text:p>3.7793</text:p>
          </table:table-cell>
          <table:table-cell office:value-type="float" office:value="1.33819774748086" calcext:value-type="float">
            <text:p>1.33819774748086</text:p>
          </table:table-cell>
        </table:table-row>
        <table:table-row table:style-name="ro1">
          <table:table-cell office:value-type="string" calcext:value-type="string">
            <text:p>TeRh</text:p>
          </table:table-cell>
          <table:table-cell office:value-type="float" office:value="0.45313472" calcext:value-type="float">
            <text:p>0.45313472</text:p>
          </table:table-cell>
          <table:table-cell office:value-type="float" office:value="3.6585" calcext:value-type="float">
            <text:p>3.6585</text:p>
          </table:table-cell>
          <table:table-cell office:value-type="float" office:value="1.29483526950706" calcext:value-type="float">
            <text:p>1.29483526950706</text:p>
          </table:table-cell>
        </table:table-row>
        <table:table-row table:style-name="ro1">
          <table:table-cell office:value-type="string" calcext:value-type="string">
            <text:p>GaSn</text:p>
          </table:table-cell>
          <table:table-cell office:value-type="float" office:value="0.45317432" calcext:value-type="float">
            <text:p>0.45317432</text:p>
          </table:table-cell>
          <table:table-cell office:value-type="float" office:value="4.0048" calcext:value-type="float">
            <text:p>4.0048</text:p>
          </table:table-cell>
          <table:table-cell office:value-type="float" office:value="1.57937439888535" calcext:value-type="float">
            <text:p>1.57937439888535</text:p>
          </table:table-cell>
        </table:table-row>
        <table:table-row table:style-name="ro1">
          <table:table-cell office:value-type="string" calcext:value-type="string">
            <text:p>TeW</text:p>
          </table:table-cell>
          <table:table-cell office:value-type="float" office:value="0.45338896" calcext:value-type="float">
            <text:p>0.45338896</text:p>
          </table:table-cell>
          <table:table-cell office:value-type="float" office:value="3.6531" calcext:value-type="float">
            <text:p>3.6531</text:p>
          </table:table-cell>
          <table:table-cell office:value-type="float" office:value="0.961579618284863" calcext:value-type="float">
            <text:p>0.961579618284863</text:p>
          </table:table-cell>
        </table:table-row>
        <table:table-row table:style-name="ro1">
          <table:table-cell office:value-type="string" calcext:value-type="string">
            <text:p>HgZn</text:p>
          </table:table-cell>
          <table:table-cell office:value-type="float" office:value="0.45348397" calcext:value-type="float">
            <text:p>0.45348397</text:p>
          </table:table-cell>
          <table:table-cell office:value-type="float" office:value="3.8682" calcext:value-type="float">
            <text:p>3.8682</text:p>
          </table:table-cell>
          <table:table-cell office:value-type="float" office:value="1.12400130219436" calcext:value-type="float">
            <text:p>1.12400130219436</text:p>
          </table:table-cell>
        </table:table-row>
        <table:table-row table:style-name="ro1">
          <table:table-cell office:value-type="string" calcext:value-type="string">
            <text:p>TeRu</text:p>
          </table:table-cell>
          <table:table-cell office:value-type="float" office:value="0.4544786" calcext:value-type="float">
            <text:p>0.4544786</text:p>
          </table:table-cell>
          <table:table-cell office:value-type="float" office:value="3.6043" calcext:value-type="float">
            <text:p>3.6043</text:p>
          </table:table-cell>
          <table:table-cell office:value-type="float" office:value="1.30509307499009" calcext:value-type="float">
            <text:p>1.30509307499009</text:p>
          </table:table-cell>
        </table:table-row>
        <table:table-row table:style-name="ro1">
          <table:table-cell office:value-type="string" calcext:value-type="string">
            <text:p>AuRu</text:p>
          </table:table-cell>
          <table:table-cell office:value-type="float" office:value="0.45451194" calcext:value-type="float">
            <text:p>0.45451194</text:p>
          </table:table-cell>
          <table:table-cell office:value-type="float" office:value="3.543" calcext:value-type="float">
            <text:p>3.543</text:p>
          </table:table-cell>
          <table:table-cell office:value-type="float" office:value="1.00438985349215" calcext:value-type="float">
            <text:p>1.00438985349215</text:p>
          </table:table-cell>
        </table:table-row>
        <table:table-row table:style-name="ro1">
          <table:table-cell office:value-type="string" calcext:value-type="string">
            <text:p>PdAl</text:p>
          </table:table-cell>
          <table:table-cell office:value-type="float" office:value="0.45557633" calcext:value-type="float">
            <text:p>0.45557633</text:p>
          </table:table-cell>
          <table:table-cell office:value-type="float" office:value="3.4314" calcext:value-type="float">
            <text:p>3.4314</text:p>
          </table:table-cell>
          <table:table-cell office:value-type="float" office:value="2.21646476214577" calcext:value-type="float">
            <text:p>2.21646476214577</text:p>
          </table:table-cell>
        </table:table-row>
        <table:table-row table:style-name="ro1">
          <table:table-cell office:value-type="string" calcext:value-type="string">
            <text:p>GaSb</text:p>
          </table:table-cell>
          <table:table-cell office:value-type="float" office:value="0.45558253" calcext:value-type="float">
            <text:p>0.45558253</text:p>
          </table:table-cell>
          <table:table-cell office:value-type="float" office:value="4.1384" calcext:value-type="float">
            <text:p>4.1384</text:p>
          </table:table-cell>
          <table:table-cell office:value-type="float" office:value="1.55460872785849" calcext:value-type="float">
            <text:p>1.55460872785849</text:p>
          </table:table-cell>
        </table:table-row>
        <table:table-row table:style-name="ro1">
          <table:table-cell office:value-type="string" calcext:value-type="string">
            <text:p>YBi</text:p>
          </table:table-cell>
          <table:table-cell office:value-type="float" office:value="0.45566043" calcext:value-type="float">
            <text:p>0.45566043</text:p>
          </table:table-cell>
          <table:table-cell office:value-type="float" office:value="4.2806" calcext:value-type="float">
            <text:p>4.2806</text:p>
          </table:table-cell>
          <table:table-cell office:value-type="float" office:value="1.00489159435575" calcext:value-type="float">
            <text:p>1.00489159435575</text:p>
          </table:table-cell>
        </table:table-row>
        <table:table-row table:style-name="ro1">
          <table:table-cell office:value-type="string" calcext:value-type="string">
            <text:p>MnHf</text:p>
          </table:table-cell>
          <table:table-cell office:value-type="float" office:value="0.45589593" calcext:value-type="float">
            <text:p>0.45589593</text:p>
          </table:table-cell>
          <table:table-cell office:value-type="float" office:value="3.6397" calcext:value-type="float">
            <text:p>3.6397</text:p>
          </table:table-cell>
          <table:table-cell office:value-type="float" office:value="1.27883110585742" calcext:value-type="float">
            <text:p>1.27883110585742</text:p>
          </table:table-cell>
        </table:table-row>
        <table:table-row table:style-name="ro1">
          <table:table-cell office:value-type="string" calcext:value-type="string">
            <text:p>GaCs</text:p>
          </table:table-cell>
          <table:table-cell office:value-type="float" office:value="0.45618996" calcext:value-type="float">
            <text:p>0.45618996</text:p>
          </table:table-cell>
          <table:table-cell office:value-type="float" office:value="5.0838" calcext:value-type="float">
            <text:p>5.0838</text:p>
          </table:table-cell>
          <table:table-cell office:value-type="float" office:value="1.47035574762352" calcext:value-type="float">
            <text:p>1.47035574762352</text:p>
          </table:table-cell>
        </table:table-row>
        <table:table-row table:style-name="ro1">
          <table:table-cell office:value-type="string" calcext:value-type="string">
            <text:p>AlSi</text:p>
          </table:table-cell>
          <table:table-cell office:value-type="float" office:value="0.45680436" calcext:value-type="float">
            <text:p>0.45680436</text:p>
          </table:table-cell>
          <table:table-cell office:value-type="float" office:value="3.6088" calcext:value-type="float">
            <text:p>3.6088</text:p>
          </table:table-cell>
          <table:table-cell office:value-type="float" office:value="5.20532846798033" calcext:value-type="float">
            <text:p>5.20532846798033</text:p>
          </table:table-cell>
        </table:table-row>
        <table:table-row table:style-name="ro1">
          <table:table-cell office:value-type="string" calcext:value-type="string">
            <text:p>SbAl</text:p>
          </table:table-cell>
          <table:table-cell office:value-type="float" office:value="0.45736894" calcext:value-type="float">
            <text:p>0.45736894</text:p>
          </table:table-cell>
          <table:table-cell office:value-type="float" office:value="3.7456" calcext:value-type="float">
            <text:p>3.7456</text:p>
          </table:table-cell>
          <table:table-cell office:value-type="float" office:value="1.9924309657316" calcext:value-type="float">
            <text:p>1.9924309657316</text:p>
          </table:table-cell>
        </table:table-row>
        <table:table-row table:style-name="ro1">
          <table:table-cell office:value-type="string" calcext:value-type="string">
            <text:p>MoBe</text:p>
          </table:table-cell>
          <table:table-cell office:value-type="float" office:value="0.45766574" calcext:value-type="float">
            <text:p>0.45766574</text:p>
          </table:table-cell>
          <table:table-cell office:value-type="float" office:value="3.2101" calcext:value-type="float">
            <text:p>3.2101</text:p>
          </table:table-cell>
          <table:table-cell office:value-type="float" office:value="2.80045560494081" calcext:value-type="float">
            <text:p>2.80045560494081</text:p>
          </table:table-cell>
        </table:table-row>
        <table:table-row table:style-name="ro1">
          <table:table-cell office:value-type="string" calcext:value-type="string">
            <text:p>AlTl</text:p>
          </table:table-cell>
          <table:table-cell office:value-type="float" office:value="0.45772395" calcext:value-type="float">
            <text:p>0.4577239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.29008801793621" calcext:value-type="float">
            <text:p>1.29008801793621</text:p>
          </table:table-cell>
        </table:table-row>
        <table:table-row table:style-name="ro1">
          <table:table-cell office:value-type="string" calcext:value-type="string">
            <text:p>CoLi</text:p>
          </table:table-cell>
          <table:table-cell office:value-type="float" office:value="0.45813027" calcext:value-type="float">
            <text:p>0.45813027</text:p>
          </table:table-cell>
          <table:table-cell office:value-type="float" office:value="3.0736" calcext:value-type="float">
            <text:p>3.0736</text:p>
          </table:table-cell>
          <table:table-cell office:value-type="float" office:value="4.38883471461406" calcext:value-type="float">
            <text:p>4.38883471461406</text:p>
          </table:table-cell>
        </table:table-row>
        <table:table-row table:style-name="ro1">
          <table:table-cell office:value-type="string" calcext:value-type="string">
            <text:p>AlNb</text:p>
          </table:table-cell>
          <table:table-cell office:value-type="float" office:value="0.45850265" calcext:value-type="float">
            <text:p>0.45850265</text:p>
          </table:table-cell>
          <table:table-cell office:value-type="float" office:value="4.8839" calcext:value-type="float">
            <text:p>4.8839</text:p>
          </table:table-cell>
          <table:table-cell office:value-type="float" office:value="2.46015558354489" calcext:value-type="float">
            <text:p>2.46015558354489</text:p>
          </table:table-cell>
        </table:table-row>
        <table:table-row table:style-name="ro1">
          <table:table-cell office:value-type="string" calcext:value-type="string">
            <text:p>IrRe</text:p>
          </table:table-cell>
          <table:table-cell office:value-type="float" office:value="0.45977876" calcext:value-type="float">
            <text:p>0.45977876</text:p>
          </table:table-cell>
          <table:table-cell office:value-type="float" office:value="3.4681" calcext:value-type="float">
            <text:p>3.4681</text:p>
          </table:table-cell>
          <table:table-cell office:value-type="float" office:value="0.792721793507694" calcext:value-type="float">
            <text:p>0.792721793507694</text:p>
          </table:table-cell>
        </table:table-row>
        <table:table-row table:style-name="ro1">
          <table:table-cell office:value-type="string" calcext:value-type="string">
            <text:p>InBi</text:p>
          </table:table-cell>
          <table:table-cell office:value-type="float" office:value="0.4605303" calcext:value-type="float">
            <text:p>0.4605303</text:p>
          </table:table-cell>
          <table:table-cell office:value-type="float" office:value="4.4005" calcext:value-type="float">
            <text:p>4.4005</text:p>
          </table:table-cell>
          <table:table-cell office:value-type="float" office:value="0.925218609677151" calcext:value-type="float">
            <text:p>0.925218609677151</text:p>
          </table:table-cell>
        </table:table-row>
        <table:table-row table:style-name="ro1">
          <table:table-cell office:value-type="string" calcext:value-type="string">
            <text:p>SnSi</text:p>
          </table:table-cell>
          <table:table-cell office:value-type="float" office:value="0.46055567" calcext:value-type="float">
            <text:p>0.46055567</text:p>
          </table:table-cell>
          <table:table-cell office:value-type="float" office:value="3.8855" calcext:value-type="float">
            <text:p>3.8855</text:p>
          </table:table-cell>
          <table:table-cell office:value-type="float" office:value="2.01831112302472" calcext:value-type="float">
            <text:p>2.01831112302472</text:p>
          </table:table-cell>
        </table:table-row>
        <table:table-row table:style-name="ro1">
          <table:table-cell office:value-type="string" calcext:value-type="string">
            <text:p>AsCs</text:p>
          </table:table-cell>
          <table:table-cell office:value-type="float" office:value="0.46079966" calcext:value-type="float">
            <text:p>0.46079966</text:p>
          </table:table-cell>
          <table:table-cell office:value-type="float" office:value="5" calcext:value-type="float">
            <text:p>5</text:p>
          </table:table-cell>
          <table:table-cell office:value-type="float" office:value="1.43410362629855" calcext:value-type="float">
            <text:p>1.43410362629855</text:p>
          </table:table-cell>
        </table:table-row>
        <table:table-row table:style-name="ro1">
          <table:table-cell office:value-type="string" calcext:value-type="string">
            <text:p>ZnGa</text:p>
          </table:table-cell>
          <table:table-cell office:value-type="float" office:value="0.46085185" calcext:value-type="float">
            <text:p>0.46085185</text:p>
          </table:table-cell>
          <table:table-cell office:value-type="float" office:value="3.623" calcext:value-type="float">
            <text:p>3.623</text:p>
          </table:table-cell>
          <table:table-cell office:value-type="float" office:value="2.18870258234507" calcext:value-type="float">
            <text:p>2.18870258234507</text:p>
          </table:table-cell>
        </table:table-row>
        <table:table-row table:style-name="ro1">
          <table:table-cell office:value-type="string" calcext:value-type="string">
            <text:p>BePd</text:p>
          </table:table-cell>
          <table:table-cell office:value-type="float" office:value="0.46104255" calcext:value-type="float">
            <text:p>0.46104255</text:p>
          </table:table-cell>
          <table:table-cell office:value-type="float" office:value="3.3916" calcext:value-type="float">
            <text:p>3.3916</text:p>
          </table:table-cell>
          <table:table-cell office:value-type="float" office:value="2.55269462833973" calcext:value-type="float">
            <text:p>2.55269462833973</text:p>
          </table:table-cell>
        </table:table-row>
        <table:table-row table:style-name="ro1">
          <table:table-cell office:value-type="string" calcext:value-type="string">
            <text:p>MnTa</text:p>
          </table:table-cell>
          <table:table-cell office:value-type="float" office:value="0.46116418" calcext:value-type="float">
            <text:p>0.46116418</text:p>
          </table:table-cell>
          <table:table-cell office:value-type="float" office:value="3.4002" calcext:value-type="float">
            <text:p>3.4002</text:p>
          </table:table-cell>
          <table:table-cell office:value-type="float" office:value="1.26567461699815" calcext:value-type="float">
            <text:p>1.26567461699815</text:p>
          </table:table-cell>
        </table:table-row>
        <table:table-row table:style-name="ro1">
          <table:table-cell office:value-type="string" calcext:value-type="string">
            <text:p>WTc</text:p>
          </table:table-cell>
          <table:table-cell office:value-type="float" office:value="0.46135056" calcext:value-type="float">
            <text:p>0.46135056</text:p>
          </table:table-cell>
          <table:table-cell office:value-type="float" office:value="3.3898" calcext:value-type="float">
            <text:p>3.3898</text:p>
          </table:table-cell>
          <table:table-cell office:value-type="float" office:value="1.06149668287113" calcext:value-type="float">
            <text:p>1.06149668287113</text:p>
          </table:table-cell>
        </table:table-row>
        <table:table-row table:style-name="ro1">
          <table:table-cell office:value-type="string" calcext:value-type="string">
            <text:p>PbCu</text:p>
          </table:table-cell>
          <table:table-cell office:value-type="float" office:value="0.46148863" calcext:value-type="float">
            <text:p>0.46148863</text:p>
          </table:table-cell>
          <table:table-cell office:value-type="float" office:value="3.7333" calcext:value-type="float">
            <text:p>3.7333</text:p>
          </table:table-cell>
          <table:table-cell office:value-type="float" office:value="1.10451181214935" calcext:value-type="float">
            <text:p>1.10451181214935</text:p>
          </table:table-cell>
        </table:table-row>
        <table:table-row table:style-name="ro1">
          <table:table-cell office:value-type="string" calcext:value-type="string">
            <text:p>AsLi</text:p>
          </table:table-cell>
          <table:table-cell office:value-type="float" office:value="0.46151865" calcext:value-type="float">
            <text:p>0.46151865</text:p>
          </table:table-cell>
          <table:table-cell office:value-type="float" office:value="3.3335" calcext:value-type="float">
            <text:p>3.3335</text:p>
          </table:table-cell>
          <table:table-cell office:value-type="float" office:value="3.56219522510197" calcext:value-type="float">
            <text:p>3.56219522510197</text:p>
          </table:table-cell>
        </table:table-row>
        <table:table-row table:style-name="ro1">
          <table:table-cell office:value-type="string" calcext:value-type="string">
            <text:p>CrMo</text:p>
          </table:table-cell>
          <table:table-cell office:value-type="float" office:value="0.4618924" calcext:value-type="float">
            <text:p>0.4618924</text:p>
          </table:table-cell>
          <table:table-cell office:value-type="float" office:value="3.4591" calcext:value-type="float">
            <text:p>3.4591</text:p>
          </table:table-cell>
          <table:table-cell office:value-type="float" office:value="2.00306147486035" calcext:value-type="float">
            <text:p>2.00306147486035</text:p>
          </table:table-cell>
        </table:table-row>
        <table:table-row table:style-name="ro1">
          <table:table-cell office:value-type="string" calcext:value-type="string">
            <text:p>SeBa</text:p>
          </table:table-cell>
          <table:table-cell office:value-type="float" office:value="0.46209636" calcext:value-type="float">
            <text:p>0.46209636</text:p>
          </table:table-cell>
          <table:table-cell office:value-type="float" office:value="4.7216" calcext:value-type="float">
            <text:p>4.7216</text:p>
          </table:table-cell>
          <table:table-cell office:value-type="float" office:value="1.37878286169374" calcext:value-type="float">
            <text:p>1.37878286169374</text:p>
          </table:table-cell>
        </table:table-row>
        <table:table-row table:style-name="ro1">
          <table:table-cell office:value-type="string" calcext:value-type="string">
            <text:p>GeBe</text:p>
          </table:table-cell>
          <table:table-cell office:value-type="float" office:value="0.46213946" calcext:value-type="float">
            <text:p>0.46213946</text:p>
          </table:table-cell>
          <table:table-cell office:value-type="float" office:value="3.3974" calcext:value-type="float">
            <text:p>3.3974</text:p>
          </table:table-cell>
          <table:table-cell office:value-type="float" office:value="3.57104720177979" calcext:value-type="float">
            <text:p>3.57104720177979</text:p>
          </table:table-cell>
        </table:table-row>
        <table:table-row table:style-name="ro1">
          <table:table-cell office:value-type="string" calcext:value-type="string">
            <text:p>GdSr</text:p>
          </table:table-cell>
          <table:table-cell office:value-type="float" office:value="0.4624513" calcext:value-type="float">
            <text:p>0.4624513</text:p>
          </table:table-cell>
          <table:table-cell office:value-type="float" office:value="4.3045" calcext:value-type="float">
            <text:p>4.3045</text:p>
          </table:table-cell>
          <table:table-cell office:value-type="float" office:value="1.21980451146382" calcext:value-type="float">
            <text:p>1.21980451146382</text:p>
          </table:table-cell>
        </table:table-row>
        <table:table-row table:style-name="ro1">
          <table:table-cell office:value-type="string" calcext:value-type="string">
            <text:p>WTa</text:p>
          </table:table-cell>
          <table:table-cell office:value-type="float" office:value="0.46316093" calcext:value-type="float">
            <text:p>0.46316093</text:p>
          </table:table-cell>
          <table:table-cell office:value-type="float" office:value="3.5001" calcext:value-type="float">
            <text:p>3.5001</text:p>
          </table:table-cell>
          <table:table-cell office:value-type="float" office:value="0.822110879017715" calcext:value-type="float">
            <text:p>0.822110879017715</text:p>
          </table:table-cell>
        </table:table-row>
        <table:table-row table:style-name="ro1">
          <table:table-cell office:value-type="string" calcext:value-type="string">
            <text:p>GeTl</text:p>
          </table:table-cell>
          <table:table-cell office:value-type="float" office:value="0.46411797" calcext:value-type="float">
            <text:p>0.46411797</text:p>
          </table:table-cell>
          <table:table-cell office:value-type="float" office:value="4.1495" calcext:value-type="float">
            <text:p>4.1495</text:p>
          </table:table-cell>
          <table:table-cell office:value-type="float" office:value="1.07975400711137" calcext:value-type="float">
            <text:p>1.07975400711137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0.4641207" calcext:value-type="float">
            <text:p>0.4641207</text:p>
          </table:table-cell>
          <table:table-cell office:value-type="float" office:value="3.9702" calcext:value-type="float">
            <text:p>3.9702</text:p>
          </table:table-cell>
          <table:table-cell office:value-type="float" office:value="2.11646618418537" calcext:value-type="float">
            <text:p>2.11646618418537</text:p>
          </table:table-cell>
        </table:table-row>
        <table:table-row table:style-name="ro1">
          <table:table-cell office:value-type="string" calcext:value-type="string">
            <text:p>BaRe</text:p>
          </table:table-cell>
          <table:table-cell office:value-type="float" office:value="0.46429518" calcext:value-type="float">
            <text:p>0.46429518</text:p>
          </table:table-cell>
          <table:table-cell office:value-type="float" office:value="4.0003" calcext:value-type="float">
            <text:p>4.0003</text:p>
          </table:table-cell>
          <table:table-cell office:value-type="float" office:value="0.925967719897199" calcext:value-type="float">
            <text:p>0.925967719897199</text:p>
          </table:table-cell>
        </table:table-row>
        <table:table-row table:style-name="ro1">
          <table:table-cell office:value-type="string" calcext:value-type="string">
            <text:p>SnOs</text:p>
          </table:table-cell>
          <table:table-cell office:value-type="float" office:value="0.46448615" calcext:value-type="float">
            <text:p>0.46448615</text:p>
          </table:table-cell>
          <table:table-cell office:value-type="float" office:value="3.554" calcext:value-type="float">
            <text:p>3.554</text:p>
          </table:table-cell>
          <table:table-cell office:value-type="float" office:value="0.96928547675817" calcext:value-type="float">
            <text:p>0.96928547675817</text:p>
          </table:table-cell>
        </table:table-row>
        <table:table-row table:style-name="ro1">
          <table:table-cell office:value-type="string" calcext:value-type="string">
            <text:p>TiCe</text:p>
          </table:table-cell>
          <table:table-cell office:value-type="float" office:value="0.4646192" calcext:value-type="float">
            <text:p>0.4646192</text:p>
          </table:table-cell>
          <table:table-cell office:value-type="float" office:value="4.0798" calcext:value-type="float">
            <text:p>4.0798</text:p>
          </table:table-cell>
          <table:table-cell office:value-type="float" office:value="1.58309530518334" calcext:value-type="float">
            <text:p>1.58309530518334</text:p>
          </table:table-cell>
        </table:table-row>
        <table:table-row table:style-name="ro1">
          <table:table-cell office:value-type="string" calcext:value-type="string">
            <text:p>NiBe</text:p>
          </table:table-cell>
          <table:table-cell office:value-type="float" office:value="0.4648356" calcext:value-type="float">
            <text:p>0.4648356</text:p>
          </table:table-cell>
          <table:table-cell office:value-type="float" office:value="3.1218" calcext:value-type="float">
            <text:p>3.1218</text:p>
          </table:table-cell>
          <table:table-cell office:value-type="float" office:value="4.275195201" calcext:value-type="float">
            <text:p>4.275195201</text:p>
          </table:table-cell>
        </table:table-row>
        <table:table-row table:style-name="ro1">
          <table:table-cell office:value-type="string" calcext:value-type="string">
            <text:p>BiCs</text:p>
          </table:table-cell>
          <table:table-cell office:value-type="float" office:value="0.46498457" calcext:value-type="float">
            <text:p>0.46498457</text:p>
          </table:table-cell>
          <table:table-cell office:value-type="float" office:value="4.5534" calcext:value-type="float">
            <text:p>4.5534</text:p>
          </table:table-cell>
          <table:table-cell office:value-type="float" office:value="0.876699103084792" calcext:value-type="float">
            <text:p>0.876699103084792</text:p>
          </table:table-cell>
        </table:table-row>
        <table:table-row table:style-name="ro1">
          <table:table-cell office:value-type="string" calcext:value-type="string">
            <text:p>TiCa</text:p>
          </table:table-cell>
          <table:table-cell office:value-type="float" office:value="0.46517733" calcext:value-type="float">
            <text:p>0.46517733</text:p>
          </table:table-cell>
          <table:table-cell office:value-type="float" office:value="4.0388" calcext:value-type="float">
            <text:p>4.0388</text:p>
          </table:table-cell>
          <table:table-cell office:value-type="float" office:value="3.32401805365839" calcext:value-type="float">
            <text:p>3.32401805365839</text:p>
          </table:table-cell>
        </table:table-row>
        <table:table-row table:style-name="ro1">
          <table:table-cell office:value-type="string" calcext:value-type="string">
            <text:p>FeZr</text:p>
          </table:table-cell>
          <table:table-cell office:value-type="float" office:value="0.4654095" calcext:value-type="float">
            <text:p>0.4654095</text:p>
          </table:table-cell>
          <table:table-cell office:value-type="float" office:value="3.6679" calcext:value-type="float">
            <text:p>3.6679</text:p>
          </table:table-cell>
          <table:table-cell office:value-type="float" office:value="2.01463334488618" calcext:value-type="float">
            <text:p>2.01463334488618</text:p>
          </table:table-cell>
        </table:table-row>
        <table:table-row table:style-name="ro1">
          <table:table-cell office:value-type="string" calcext:value-type="string">
            <text:p>FeRh</text:p>
          </table:table-cell>
          <table:table-cell office:value-type="float" office:value="0.46552348" calcext:value-type="float">
            <text:p>0.46552348</text:p>
          </table:table-cell>
          <table:table-cell office:value-type="float" office:value="3.4806" calcext:value-type="float">
            <text:p>3.4806</text:p>
          </table:table-cell>
          <table:table-cell office:value-type="float" office:value="1.86915945621036" calcext:value-type="float">
            <text:p>1.86915945621036</text:p>
          </table:table-cell>
        </table:table-row>
        <table:table-row table:style-name="ro1">
          <table:table-cell office:value-type="string" calcext:value-type="string">
            <text:p>ZrAs</text:p>
          </table:table-cell>
          <table:table-cell office:value-type="float" office:value="0.4655582" calcext:value-type="float">
            <text:p>0.4655582</text:p>
          </table:table-cell>
          <table:table-cell office:value-type="float" office:value="3.7352" calcext:value-type="float">
            <text:p>3.7352</text:p>
          </table:table-cell>
          <table:table-cell office:value-type="float" office:value="1.78745071065444" calcext:value-type="float">
            <text:p>1.78745071065444</text:p>
          </table:table-cell>
        </table:table-row>
        <table:table-row table:style-name="ro1">
          <table:table-cell office:value-type="string" calcext:value-type="string">
            <text:p>PbPt</text:p>
          </table:table-cell>
          <table:table-cell office:value-type="float" office:value="0.46560675" calcext:value-type="float">
            <text:p>0.46560675</text:p>
          </table:table-cell>
          <table:table-cell office:value-type="float" office:value="3.8576" calcext:value-type="float">
            <text:p>3.8576</text:p>
          </table:table-cell>
          <table:table-cell office:value-type="float" office:value="0.746055183440576" calcext:value-type="float">
            <text:p>0.746055183440576</text:p>
          </table:table-cell>
        </table:table-row>
        <table:table-row table:style-name="ro1">
          <table:table-cell office:value-type="string" calcext:value-type="string">
            <text:p>RuY</text:p>
          </table:table-cell>
          <table:table-cell office:value-type="float" office:value="0.46577743" calcext:value-type="float">
            <text:p>0.46577743</text:p>
          </table:table-cell>
          <table:table-cell office:value-type="float" office:value="3.6895" calcext:value-type="float">
            <text:p>3.6895</text:p>
          </table:table-cell>
          <table:table-cell office:value-type="float" office:value="1.56674879288654" calcext:value-type="float">
            <text:p>1.56674879288654</text:p>
          </table:table-cell>
        </table:table-row>
        <table:table-row table:style-name="ro1">
          <table:table-cell office:value-type="string" calcext:value-type="string">
            <text:p>MoW</text:p>
          </table:table-cell>
          <table:table-cell office:value-type="float" office:value="0.46600175" calcext:value-type="float">
            <text:p>0.46600175</text:p>
          </table:table-cell>
          <table:table-cell office:value-type="float" office:value="3.5501" calcext:value-type="float">
            <text:p>3.5501</text:p>
          </table:table-cell>
          <table:table-cell office:value-type="float" office:value="1.06922883856378" calcext:value-type="float">
            <text:p>1.06922883856378</text:p>
          </table:table-cell>
        </table:table-row>
        <table:table-row table:style-name="ro1">
          <table:table-cell office:value-type="string" calcext:value-type="string">
            <text:p>ZrNd</text:p>
          </table:table-cell>
          <table:table-cell office:value-type="float" office:value="0.46692592" calcext:value-type="float">
            <text:p>0.46692592</text:p>
          </table:table-cell>
          <table:table-cell office:value-type="float" office:value="4.1959" calcext:value-type="float">
            <text:p>4.1959</text:p>
          </table:table-cell>
          <table:table-cell office:value-type="float" office:value="1.26790317507053" calcext:value-type="float">
            <text:p>1.26790317507053</text:p>
          </table:table-cell>
        </table:table-row>
        <table:table-row table:style-name="ro1">
          <table:table-cell office:value-type="string" calcext:value-type="string">
            <text:p>WSc</text:p>
          </table:table-cell>
          <table:table-cell office:value-type="float" office:value="0.4670143" calcext:value-type="float">
            <text:p>0.4670143</text:p>
          </table:table-cell>
          <table:table-cell office:value-type="float" office:value="3.6111" calcext:value-type="float">
            <text:p>3.6111</text:p>
          </table:table-cell>
          <table:table-cell office:value-type="float" office:value="1.30438421868247" calcext:value-type="float">
            <text:p>1.30438421868247</text:p>
          </table:table-cell>
        </table:table-row>
        <table:table-row table:style-name="ro1">
          <table:table-cell office:value-type="string" calcext:value-type="string">
            <text:p>WPd</text:p>
          </table:table-cell>
          <table:table-cell office:value-type="float" office:value="0.46712556" calcext:value-type="float">
            <text:p>0.46712556</text:p>
          </table:table-cell>
          <table:table-cell office:value-type="float" office:value="3.4577" calcext:value-type="float">
            <text:p>3.4577</text:p>
          </table:table-cell>
          <table:table-cell office:value-type="float" office:value="1.03102175905919" calcext:value-type="float">
            <text:p>1.03102175905919</text:p>
          </table:table-cell>
        </table:table-row>
        <table:table-row table:style-name="ro1">
          <table:table-cell office:value-type="string" calcext:value-type="string">
            <text:p>ZnSe</text:p>
          </table:table-cell>
          <table:table-cell office:value-type="float" office:value="0.46748385" calcext:value-type="float">
            <text:p>0.46748385</text:p>
          </table:table-cell>
          <table:table-cell office:value-type="float" office:value="3.817" calcext:value-type="float">
            <text:p>3.817</text:p>
          </table:table-cell>
          <table:table-cell office:value-type="float" office:value="2.05153819568687" calcext:value-type="float">
            <text:p>2.05153819568687</text:p>
          </table:table-cell>
        </table:table-row>
        <table:table-row table:style-name="ro1">
          <table:table-cell office:value-type="string" calcext:value-type="string">
            <text:p>CeCs</text:p>
          </table:table-cell>
          <table:table-cell office:value-type="float" office:value="0.46820945" calcext:value-type="float">
            <text:p>0.46820945</text:p>
          </table:table-cell>
          <table:table-cell office:value-type="float" office:value="4.5623" calcext:value-type="float">
            <text:p>4.5623</text:p>
          </table:table-cell>
          <table:table-cell office:value-type="float" office:value="1.09540727837404" calcext:value-type="float">
            <text:p>1.09540727837404</text:p>
          </table:table-cell>
        </table:table-row>
        <table:table-row table:style-name="ro1">
          <table:table-cell office:value-type="string" calcext:value-type="string">
            <text:p>PbIr</text:p>
          </table:table-cell>
          <table:table-cell office:value-type="float" office:value="0.4697664" calcext:value-type="float">
            <text:p>0.4697664</text:p>
          </table:table-cell>
          <table:table-cell office:value-type="float" office:value="3.7081" calcext:value-type="float">
            <text:p>3.7081</text:p>
          </table:table-cell>
          <table:table-cell office:value-type="float" office:value="0.751370102068672" calcext:value-type="float">
            <text:p>0.751370102068672</text:p>
          </table:table-cell>
        </table:table-row>
        <table:table-row table:style-name="ro1">
          <table:table-cell office:value-type="string" calcext:value-type="string">
            <text:p>IrMg</text:p>
          </table:table-cell>
          <table:table-cell office:value-type="float" office:value="0.4703736" calcext:value-type="float">
            <text:p>0.4703736</text:p>
          </table:table-cell>
          <table:table-cell office:value-type="float" office:value="3.3471" calcext:value-type="float">
            <text:p>3.3471</text:p>
          </table:table-cell>
          <table:table-cell office:value-type="float" office:value="1.37730702411005" calcext:value-type="float">
            <text:p>1.37730702411005</text:p>
          </table:table-cell>
        </table:table-row>
        <table:table-row table:style-name="ro1">
          <table:table-cell office:value-type="string" calcext:value-type="string">
            <text:p>GaAg</text:p>
          </table:table-cell>
          <table:table-cell office:value-type="float" office:value="0.4706119" calcext:value-type="float">
            <text:p>0.4706119</text:p>
          </table:table-cell>
          <table:table-cell office:value-type="float" office:value="3.8622" calcext:value-type="float">
            <text:p>3.8622</text:p>
          </table:table-cell>
          <table:table-cell office:value-type="float" office:value="1.67417970000502" calcext:value-type="float">
            <text:p>1.67417970000502</text:p>
          </table:table-cell>
        </table:table-row>
        <table:table-row table:style-name="ro1">
          <table:table-cell office:value-type="string" calcext:value-type="string">
            <text:p>InIr</text:p>
          </table:table-cell>
          <table:table-cell office:value-type="float" office:value="0.47146627" calcext:value-type="float">
            <text:p>0.47146627</text:p>
          </table:table-cell>
          <table:table-cell office:value-type="float" office:value="3.5786" calcext:value-type="float">
            <text:p>3.5786</text:p>
          </table:table-cell>
          <table:table-cell office:value-type="float" office:value="0.975240762381796" calcext:value-type="float">
            <text:p>0.975240762381796</text:p>
          </table:table-cell>
        </table:table-row>
        <table:table-row table:style-name="ro1">
          <table:table-cell office:value-type="string" calcext:value-type="string">
            <text:p>RhMg</text:p>
          </table:table-cell>
          <table:table-cell office:value-type="float" office:value="0.47165397" calcext:value-type="float">
            <text:p>0.47165397</text:p>
          </table:table-cell>
          <table:table-cell office:value-type="float" office:value="3.4018" calcext:value-type="float">
            <text:p>3.4018</text:p>
          </table:table-cell>
          <table:table-cell office:value-type="float" office:value="2.32183037466622" calcext:value-type="float">
            <text:p>2.32183037466622</text:p>
          </table:table-cell>
        </table:table-row>
        <table:table-row table:style-name="ro1">
          <table:table-cell office:value-type="string" calcext:value-type="string">
            <text:p>AsPd</text:p>
          </table:table-cell>
          <table:table-cell office:value-type="float" office:value="0.47201952" calcext:value-type="float">
            <text:p>0.47201952</text:p>
          </table:table-cell>
          <table:table-cell office:value-type="float" office:value="3.4835" calcext:value-type="float">
            <text:p>3.4835</text:p>
          </table:table-cell>
          <table:table-cell office:value-type="float" office:value="1.64012318579048" calcext:value-type="float">
            <text:p>1.64012318579048</text:p>
          </table:table-cell>
        </table:table-row>
        <table:table-row table:style-name="ro1">
          <table:table-cell office:value-type="string" calcext:value-type="string">
            <text:p>MnRe</text:p>
          </table:table-cell>
          <table:table-cell office:value-type="float" office:value="0.47204134" calcext:value-type="float">
            <text:p>0.47204134</text:p>
          </table:table-cell>
          <table:table-cell office:value-type="float" office:value="3.4399" calcext:value-type="float">
            <text:p>3.4399</text:p>
          </table:table-cell>
          <table:table-cell office:value-type="float" office:value="1.23841342343136" calcext:value-type="float">
            <text:p>1.23841342343136</text:p>
          </table:table-cell>
        </table:table-row>
        <table:table-row table:style-name="ro1">
          <table:table-cell office:value-type="string" calcext:value-type="string">
            <text:p>GdAg</text:p>
          </table:table-cell>
          <table:table-cell office:value-type="float" office:value="0.47283748" calcext:value-type="float">
            <text:p>0.47283748</text:p>
          </table:table-cell>
          <table:table-cell office:value-type="float" office:value="3.9179" calcext:value-type="float">
            <text:p>3.9179</text:p>
          </table:table-cell>
          <table:table-cell office:value-type="float" office:value="1.1276934514031" calcext:value-type="float">
            <text:p>1.1276934514031</text:p>
          </table:table-cell>
        </table:table-row>
        <table:table-row table:style-name="ro1">
          <table:table-cell office:value-type="string" calcext:value-type="string">
            <text:p>PdSi</text:p>
          </table:table-cell>
          <table:table-cell office:value-type="float" office:value="0.47351265" calcext:value-type="float">
            <text:p>0.47351265</text:p>
          </table:table-cell>
          <table:table-cell office:value-type="float" office:value="3.4356" calcext:value-type="float">
            <text:p>3.4356</text:p>
          </table:table-cell>
          <table:table-cell office:value-type="float" office:value="2.19867298115049" calcext:value-type="float">
            <text:p>2.19867298115049</text:p>
          </table:table-cell>
        </table:table-row>
        <table:table-row table:style-name="ro1">
          <table:table-cell office:value-type="string" calcext:value-type="string">
            <text:p>TeMn</text:p>
          </table:table-cell>
          <table:table-cell office:value-type="float" office:value="0.47359222" calcext:value-type="float">
            <text:p>0.47359222</text:p>
          </table:table-cell>
          <table:table-cell office:value-type="float" office:value="3.6305" calcext:value-type="float">
            <text:p>3.6305</text:p>
          </table:table-cell>
          <table:table-cell office:value-type="float" office:value="1.62954818329725" calcext:value-type="float">
            <text:p>1.62954818329725</text:p>
          </table:table-cell>
        </table:table-row>
        <table:table-row table:style-name="ro1">
          <table:table-cell office:value-type="string" calcext:value-type="string">
            <text:p>AsSr</text:p>
          </table:table-cell>
          <table:table-cell office:value-type="float" office:value="0.4736428" calcext:value-type="float">
            <text:p>0.4736428</text:p>
          </table:table-cell>
          <table:table-cell office:value-type="float" office:value="4.3693" calcext:value-type="float">
            <text:p>4.3693</text:p>
          </table:table-cell>
          <table:table-cell office:value-type="float" office:value="1.82635963475948" calcext:value-type="float">
            <text:p>1.82635963475948</text:p>
          </table:table-cell>
        </table:table-row>
        <table:table-row table:style-name="ro1">
          <table:table-cell office:value-type="string" calcext:value-type="string">
            <text:p>CeSb</text:p>
          </table:table-cell>
          <table:table-cell office:value-type="float" office:value="0.47420225" calcext:value-type="float">
            <text:p>0.47420225</text:p>
          </table:table-cell>
          <table:table-cell office:value-type="float" office:value="4.1448" calcext:value-type="float">
            <text:p>4.1448</text:p>
          </table:table-cell>
          <table:table-cell office:value-type="float" office:value="1.14149567938551" calcext:value-type="float">
            <text:p>1.14149567938551</text:p>
          </table:table-cell>
        </table:table-row>
        <table:table-row table:style-name="ro1">
          <table:table-cell office:value-type="string" calcext:value-type="string">
            <text:p>CaRb</text:p>
          </table:table-cell>
          <table:table-cell office:value-type="float" office:value="0.47436628" calcext:value-type="float">
            <text:p>0.47436628</text:p>
          </table:table-cell>
          <table:table-cell office:value-type="float" office:value="4.7458" calcext:value-type="float">
            <text:p>4.7458</text:p>
          </table:table-cell>
          <table:table-cell office:value-type="float" office:value="2.35189308329604" calcext:value-type="float">
            <text:p>2.35189308329604</text:p>
          </table:table-cell>
        </table:table-row>
        <table:table-row table:style-name="ro1">
          <table:table-cell office:value-type="string" calcext:value-type="string">
            <text:p>HgGa</text:p>
          </table:table-cell>
          <table:table-cell office:value-type="float" office:value="0.4753724" calcext:value-type="float">
            <text:p>0.4753724</text:p>
          </table:table-cell>
          <table:table-cell office:value-type="float" office:value="3.8067" calcext:value-type="float">
            <text:p>3.8067</text:p>
          </table:table-cell>
          <table:table-cell office:value-type="float" office:value="1.1062614981765" calcext:value-type="float">
            <text:p>1.1062614981765</text:p>
          </table:table-cell>
        </table:table-row>
        <table:table-row table:style-name="ro1">
          <table:table-cell office:value-type="string" calcext:value-type="string">
            <text:p>CdAg</text:p>
          </table:table-cell>
          <table:table-cell office:value-type="float" office:value="0.47578728" calcext:value-type="float">
            <text:p>0.47578728</text:p>
          </table:table-cell>
          <table:table-cell office:value-type="float" office:value="3.9359" calcext:value-type="float">
            <text:p>3.9359</text:p>
          </table:table-cell>
          <table:table-cell office:value-type="float" office:value="1.35413305202948" calcext:value-type="float">
            <text:p>1.35413305202948</text:p>
          </table:table-cell>
        </table:table-row>
        <table:table-row table:style-name="ro1">
          <table:table-cell office:value-type="string" calcext:value-type="string">
            <text:p>SnAs</text:p>
          </table:table-cell>
          <table:table-cell office:value-type="float" office:value="0.47586533" calcext:value-type="float">
            <text:p>0.47586533</text:p>
          </table:table-cell>
          <table:table-cell office:value-type="float" office:value="4.2221" calcext:value-type="float">
            <text:p>4.2221</text:p>
          </table:table-cell>
          <table:table-cell office:value-type="float" office:value="1.5376235244368" calcext:value-type="float">
            <text:p>1.5376235244368</text:p>
          </table:table-cell>
        </table:table-row>
        <table:table-row table:style-name="ro1">
          <table:table-cell office:value-type="string" calcext:value-type="string">
            <text:p>CrTc</text:p>
          </table:table-cell>
          <table:table-cell office:value-type="float" office:value="0.47722945" calcext:value-type="float">
            <text:p>0.47722945</text:p>
          </table:table-cell>
          <table:table-cell office:value-type="float" office:value="3.4055" calcext:value-type="float">
            <text:p>3.4055</text:p>
          </table:table-cell>
          <table:table-cell office:value-type="float" office:value="1.97609566127077" calcext:value-type="float">
            <text:p>1.97609566127077</text:p>
          </table:table-cell>
        </table:table-row>
        <table:table-row table:style-name="ro1">
          <table:table-cell office:value-type="string" calcext:value-type="string">
            <text:p>ZnZn</text:p>
          </table:table-cell>
          <table:table-cell office:value-type="float" office:value="0.47727963" calcext:value-type="float">
            <text:p>0.47727963</text:p>
          </table:table-cell>
          <table:table-cell office:value-type="float" office:value="3.6092" calcext:value-type="float">
            <text:p>3.6092</text:p>
          </table:table-cell>
          <table:table-cell office:value-type="float" office:value="2.25924901499397" calcext:value-type="float">
            <text:p>2.25924901499397</text:p>
          </table:table-cell>
        </table:table-row>
        <table:table-row table:style-name="ro1">
          <table:table-cell office:value-type="string" calcext:value-type="string">
            <text:p>AsBa</text:p>
          </table:table-cell>
          <table:table-cell office:value-type="float" office:value="0.47762728" calcext:value-type="float">
            <text:p>0.47762728</text:p>
          </table:table-cell>
          <table:table-cell office:value-type="float" office:value="4.9447" calcext:value-type="float">
            <text:p>4.9447</text:p>
          </table:table-cell>
          <table:table-cell office:value-type="float" office:value="1.40464811981024" calcext:value-type="float">
            <text:p>1.40464811981024</text:p>
          </table:table-cell>
        </table:table-row>
        <table:table-row table:style-name="ro1">
          <table:table-cell office:value-type="string" calcext:value-type="string">
            <text:p>AgSi</text:p>
          </table:table-cell>
          <table:table-cell office:value-type="float" office:value="0.4777421" calcext:value-type="float">
            <text:p>0.4777421</text:p>
          </table:table-cell>
          <table:table-cell office:value-type="float" office:value="3.5856" calcext:value-type="float">
            <text:p>3.5856</text:p>
          </table:table-cell>
          <table:table-cell office:value-type="float" office:value="2.17576195056582" calcext:value-type="float">
            <text:p>2.17576195056582</text:p>
          </table:table-cell>
        </table:table-row>
        <table:table-row table:style-name="ro1">
          <table:table-cell office:value-type="string" calcext:value-type="string">
            <text:p>PbGe</text:p>
          </table:table-cell>
          <table:table-cell office:value-type="float" office:value="0.47790876" calcext:value-type="float">
            <text:p>0.47790876</text:p>
          </table:table-cell>
          <table:table-cell office:value-type="float" office:value="3.9529" calcext:value-type="float">
            <text:p>3.9529</text:p>
          </table:table-cell>
          <table:table-cell office:value-type="float" office:value="1.06900203780038" calcext:value-type="float">
            <text:p>1.06900203780038</text:p>
          </table:table-cell>
        </table:table-row>
        <table:table-row table:style-name="ro1">
          <table:table-cell office:value-type="string" calcext:value-type="string">
            <text:p>CuLi</text:p>
          </table:table-cell>
          <table:table-cell office:value-type="float" office:value="0.47841853" calcext:value-type="float">
            <text:p>0.47841853</text:p>
          </table:table-cell>
          <table:table-cell office:value-type="float" office:value="3.7142" calcext:value-type="float">
            <text:p>3.7142</text:p>
          </table:table-cell>
          <table:table-cell office:value-type="float" office:value="4.11343527388213" calcext:value-type="float">
            <text:p>4.11343527388213</text:p>
          </table:table-cell>
        </table:table-row>
        <table:table-row table:style-name="ro1">
          <table:table-cell office:value-type="string" calcext:value-type="string">
            <text:p>HgGe</text:p>
          </table:table-cell>
          <table:table-cell office:value-type="float" office:value="0.47856173" calcext:value-type="float">
            <text:p>0.47856173</text:p>
          </table:table-cell>
          <table:table-cell office:value-type="float" office:value="3.954" calcext:value-type="float">
            <text:p>3.954</text:p>
          </table:table-cell>
          <table:table-cell office:value-type="float" office:value="1.09458033919676" calcext:value-type="float">
            <text:p>1.09458033919676</text:p>
          </table:table-cell>
        </table:table-row>
        <table:table-row table:style-name="ro1">
          <table:table-cell office:value-type="string" calcext:value-type="string">
            <text:p>ZnAu</text:p>
          </table:table-cell>
          <table:table-cell office:value-type="float" office:value="0.47865674" calcext:value-type="float">
            <text:p>0.47865674</text:p>
          </table:table-cell>
          <table:table-cell office:value-type="float" office:value="3.8765" calcext:value-type="float">
            <text:p>3.8765</text:p>
          </table:table-cell>
          <table:table-cell office:value-type="float" office:value="1.13934700882073" calcext:value-type="float">
            <text:p>1.13934700882073</text:p>
          </table:table-cell>
        </table:table-row>
        <table:table-row table:style-name="ro1">
          <table:table-cell office:value-type="string" calcext:value-type="string">
            <text:p>IrW</text:p>
          </table:table-cell>
          <table:table-cell office:value-type="float" office:value="0.4790174" calcext:value-type="float">
            <text:p>0.4790174</text:p>
          </table:table-cell>
          <table:table-cell office:value-type="float" office:value="3.4511" calcext:value-type="float">
            <text:p>3.4511</text:p>
          </table:table-cell>
          <table:table-cell office:value-type="float" office:value="0.797671588871207" calcext:value-type="float">
            <text:p>0.797671588871207</text:p>
          </table:table-cell>
        </table:table-row>
        <table:table-row table:style-name="ro1">
          <table:table-cell office:value-type="string" calcext:value-type="string">
            <text:p>AlGa</text:p>
          </table:table-cell>
          <table:table-cell office:value-type="float" office:value="0.47946492" calcext:value-type="float">
            <text:p>0.47946492</text:p>
          </table:table-cell>
          <table:table-cell office:value-type="float" office:value="3.6124" calcext:value-type="float">
            <text:p>3.6124</text:p>
          </table:table-cell>
          <table:table-cell office:value-type="float" office:value="3.03205632023708" calcext:value-type="float">
            <text:p>3.03205632023708</text:p>
          </table:table-cell>
        </table:table-row>
        <table:table-row table:style-name="ro1">
          <table:table-cell office:value-type="string" calcext:value-type="string">
            <text:p>CeSn</text:p>
          </table:table-cell>
          <table:table-cell office:value-type="float" office:value="0.47949943" calcext:value-type="float">
            <text:p>0.47949943</text:p>
          </table:table-cell>
          <table:table-cell office:value-type="float" office:value="4.1559" calcext:value-type="float">
            <text:p>4.1559</text:p>
          </table:table-cell>
          <table:table-cell office:value-type="float" office:value="1.15479170464963" calcext:value-type="float">
            <text:p>1.15479170464963</text:p>
          </table:table-cell>
        </table:table-row>
        <table:table-row table:style-name="ro1">
          <table:table-cell office:value-type="string" calcext:value-type="string">
            <text:p>AuW</text:p>
          </table:table-cell>
          <table:table-cell office:value-type="float" office:value="0.4796349" calcext:value-type="float">
            <text:p>0.4796349</text:p>
          </table:table-cell>
          <table:table-cell office:value-type="float" office:value="3.6197" calcext:value-type="float">
            <text:p>3.6197</text:p>
          </table:table-cell>
          <table:table-cell office:value-type="float" office:value="0.787801093049983" calcext:value-type="float">
            <text:p>0.787801093049983</text:p>
          </table:table-cell>
        </table:table-row>
        <table:table-row table:style-name="ro1">
          <table:table-cell office:value-type="string" calcext:value-type="string">
            <text:p>SnRe</text:p>
          </table:table-cell>
          <table:table-cell office:value-type="float" office:value="0.47976163" calcext:value-type="float">
            <text:p>0.47976163</text:p>
          </table:table-cell>
          <table:table-cell office:value-type="float" office:value="3.5148" calcext:value-type="float">
            <text:p>3.5148</text:p>
          </table:table-cell>
          <table:table-cell office:value-type="float" office:value="0.981948414633695" calcext:value-type="float">
            <text:p>0.981948414633695</text:p>
          </table:table-cell>
        </table:table-row>
        <table:table-row table:style-name="ro1">
          <table:table-cell office:value-type="string" calcext:value-type="string">
            <text:p>ZnIn</text:p>
          </table:table-cell>
          <table:table-cell office:value-type="float" office:value="0.48093754" calcext:value-type="float">
            <text:p>0.48093754</text:p>
          </table:table-cell>
          <table:table-cell office:value-type="float" office:value="3.9516" calcext:value-type="float">
            <text:p>3.9516</text:p>
          </table:table-cell>
          <table:table-cell office:value-type="float" office:value="1.65009902820626" calcext:value-type="float">
            <text:p>1.65009902820626</text:p>
          </table:table-cell>
        </table:table-row>
        <table:table-row table:style-name="ro1">
          <table:table-cell office:value-type="string" calcext:value-type="string">
            <text:p>CdTe</text:p>
          </table:table-cell>
          <table:table-cell office:value-type="float" office:value="0.48178658" calcext:value-type="float">
            <text:p>0.48178658</text:p>
          </table:table-cell>
          <table:table-cell office:value-type="float" office:value="4.2238" calcext:value-type="float">
            <text:p>4.2238</text:p>
          </table:table-cell>
          <table:table-cell office:value-type="float" office:value="1.2441920873725" calcext:value-type="float">
            <text:p>1.2441920873725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0.48196274" calcext:value-type="float">
            <text:p>0.48196274</text:p>
          </table:table-cell>
          <table:table-cell office:value-type="float" office:value="4.7936" calcext:value-type="float">
            <text:p>4.7936</text:p>
          </table:table-cell>
          <table:table-cell office:value-type="float" office:value="3.72298000921443" calcext:value-type="float">
            <text:p>3.72298000921443</text:p>
          </table:table-cell>
        </table:table-row>
        <table:table-row table:style-name="ro1">
          <table:table-cell office:value-type="string" calcext:value-type="string">
            <text:p>AuRh</text:p>
          </table:table-cell>
          <table:table-cell office:value-type="float" office:value="0.4821567" calcext:value-type="float">
            <text:p>0.4821567</text:p>
          </table:table-cell>
          <table:table-cell office:value-type="float" office:value="3.5672" calcext:value-type="float">
            <text:p>3.5672</text:p>
          </table:table-cell>
          <table:table-cell office:value-type="float" office:value="0.998303413751515" calcext:value-type="float">
            <text:p>0.998303413751515</text:p>
          </table:table-cell>
        </table:table-row>
        <table:table-row table:style-name="ro1">
          <table:table-cell office:value-type="string" calcext:value-type="string">
            <text:p>HgSb</text:p>
          </table:table-cell>
          <table:table-cell office:value-type="float" office:value="0.48222083" calcext:value-type="float">
            <text:p>0.48222083</text:p>
          </table:table-cell>
          <table:table-cell office:value-type="float" office:value="4.2202" calcext:value-type="float">
            <text:p>4.2202</text:p>
          </table:table-cell>
          <table:table-cell office:value-type="float" office:value="0.92933721588295" calcext:value-type="float">
            <text:p>0.92933721588295</text:p>
          </table:table-cell>
        </table:table-row>
        <table:table-row table:style-name="ro1">
          <table:table-cell office:value-type="string" calcext:value-type="string">
            <text:p>CeK</text:p>
          </table:table-cell>
          <table:table-cell office:value-type="float" office:value="0.48273617" calcext:value-type="float">
            <text:p>0.48273617</text:p>
          </table:table-cell>
          <table:table-cell office:value-type="float" office:value="4.271" calcext:value-type="float">
            <text:p>4.271</text:p>
          </table:table-cell>
          <table:table-cell office:value-type="float" office:value="1.65926865356161" calcext:value-type="float">
            <text:p>1.65926865356161</text:p>
          </table:table-cell>
        </table:table-row>
        <table:table-row table:style-name="ro1">
          <table:table-cell office:value-type="string" calcext:value-type="string">
            <text:p>AuFe</text:p>
          </table:table-cell>
          <table:table-cell office:value-type="float" office:value="0.48296118" calcext:value-type="float">
            <text:p>0.48296118</text:p>
          </table:table-cell>
          <table:table-cell office:value-type="float" office:value="3.4229" calcext:value-type="float">
            <text:p>3.4229</text:p>
          </table:table-cell>
          <table:table-cell office:value-type="float" office:value="1.18193968857061" calcext:value-type="float">
            <text:p>1.18193968857061</text:p>
          </table:table-cell>
        </table:table-row>
        <table:table-row table:style-name="ro1">
          <table:table-cell office:value-type="string" calcext:value-type="string">
            <text:p>CuW</text:p>
          </table:table-cell>
          <table:table-cell office:value-type="float" office:value="0.48328555" calcext:value-type="float">
            <text:p>0.48328555</text:p>
          </table:table-cell>
          <table:table-cell office:value-type="float" office:value="3.4941" calcext:value-type="float">
            <text:p>3.4941</text:p>
          </table:table-cell>
          <table:table-cell office:value-type="float" office:value="1.20754848991146" calcext:value-type="float">
            <text:p>1.20754848991146</text:p>
          </table:table-cell>
        </table:table-row>
        <table:table-row table:style-name="ro1">
          <table:table-cell office:value-type="string" calcext:value-type="string">
            <text:p>HgIn</text:p>
          </table:table-cell>
          <table:table-cell office:value-type="float" office:value="0.48336193" calcext:value-type="float">
            <text:p>0.48336193</text:p>
          </table:table-cell>
          <table:table-cell office:value-type="float" office:value="4.0992" calcext:value-type="float">
            <text:p>4.0992</text:p>
          </table:table-cell>
          <table:table-cell office:value-type="float" office:value="0.949597310972252" calcext:value-type="float">
            <text:p>0.949597310972252</text:p>
          </table:table-cell>
        </table:table-row>
        <table:table-row table:style-name="ro1">
          <table:table-cell office:value-type="string" calcext:value-type="string">
            <text:p>PtSr</text:p>
          </table:table-cell>
          <table:table-cell office:value-type="float" office:value="0.48360816" calcext:value-type="float">
            <text:p>0.48360816</text:p>
          </table:table-cell>
          <table:table-cell office:value-type="float" office:value="4.6283" calcext:value-type="float">
            <text:p>4.6283</text:p>
          </table:table-cell>
          <table:table-cell office:value-type="float" office:value="1.05828686895102" calcext:value-type="float">
            <text:p>1.05828686895102</text:p>
          </table:table-cell>
        </table:table-row>
        <table:table-row table:style-name="ro1">
          <table:table-cell office:value-type="string" calcext:value-type="string">
            <text:p>InPb</text:p>
          </table:table-cell>
          <table:table-cell office:value-type="float" office:value="0.48393312" calcext:value-type="float">
            <text:p>0.48393312</text:p>
          </table:table-cell>
          <table:table-cell office:value-type="float" office:value="4.3755" calcext:value-type="float">
            <text:p>4.3755</text:p>
          </table:table-cell>
          <table:table-cell office:value-type="float" office:value="0.930286447448516" calcext:value-type="float">
            <text:p>0.930286447448516</text:p>
          </table:table-cell>
        </table:table-row>
        <table:table-row table:style-name="ro1">
          <table:table-cell office:value-type="string" calcext:value-type="string">
            <text:p>PbHg</text:p>
          </table:table-cell>
          <table:table-cell office:value-type="float" office:value="0.48419395" calcext:value-type="float">
            <text:p>0.48419395</text:p>
          </table:table-cell>
          <table:table-cell office:value-type="float" office:value="4.1895" calcext:value-type="float">
            <text:p>4.1895</text:p>
          </table:table-cell>
          <table:table-cell office:value-type="float" office:value="0.736056055757813" calcext:value-type="float">
            <text:p>0.736056055757813</text:p>
          </table:table-cell>
        </table:table-row>
        <table:table-row table:style-name="ro1">
          <table:table-cell office:value-type="string" calcext:value-type="string">
            <text:p>BiBe</text:p>
          </table:table-cell>
          <table:table-cell office:value-type="float" office:value="0.48420724" calcext:value-type="float">
            <text:p>0.48420724</text:p>
          </table:table-cell>
          <table:table-cell office:value-type="float" office:value="3.6214" calcext:value-type="float">
            <text:p>3.6214</text:p>
          </table:table-cell>
          <table:table-cell office:value-type="float" office:value="1.36814280417071" calcext:value-type="float">
            <text:p>1.36814280417071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float" office:value="0.4843501" calcext:value-type="float">
            <text:p>0.4843501</text:p>
          </table:table-cell>
          <table:table-cell office:value-type="float" office:value="4.7013" calcext:value-type="float">
            <text:p>4.7013</text:p>
          </table:table-cell>
          <table:table-cell office:value-type="float" office:value="1.12849813260508" calcext:value-type="float">
            <text:p>1.12849813260508</text:p>
          </table:table-cell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0.48472664" calcext:value-type="float">
            <text:p>0.48472664</text:p>
          </table:table-cell>
          <table:table-cell office:value-type="float" office:value="3.8793" calcext:value-type="float">
            <text:p>3.8793</text:p>
          </table:table-cell>
          <table:table-cell office:value-type="float" office:value="2.00435010961776" calcext:value-type="float">
            <text:p>2.00435010961776</text:p>
          </table:table-cell>
        </table:table-row>
        <table:table-row table:style-name="ro1">
          <table:table-cell office:value-type="string" calcext:value-type="string">
            <text:p>MgSn</text:p>
          </table:table-cell>
          <table:table-cell office:value-type="float" office:value="0.48481902" calcext:value-type="float">
            <text:p>0.48481902</text:p>
          </table:table-cell>
          <table:table-cell office:value-type="float" office:value="4.0428" calcext:value-type="float">
            <text:p>4.0428</text:p>
          </table:table-cell>
          <table:table-cell office:value-type="float" office:value="2.07055904724511" calcext:value-type="float">
            <text:p>2.07055904724511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0.4851764" calcext:value-type="float">
            <text:p>0.4851764</text:p>
          </table:table-cell>
          <table:table-cell office:value-type="float" office:value="3.8801" calcext:value-type="float">
            <text:p>3.8801</text:p>
          </table:table-cell>
          <table:table-cell office:value-type="float" office:value="1.92716096104265" calcext:value-type="float">
            <text:p>1.92716096104265</text:p>
          </table:table-cell>
        </table:table-row>
        <table:table-row table:style-name="ro1">
          <table:table-cell office:value-type="string" calcext:value-type="string">
            <text:p>NbZn</text:p>
          </table:table-cell>
          <table:table-cell office:value-type="float" office:value="0.4858761" calcext:value-type="float">
            <text:p>0.4858761</text:p>
          </table:table-cell>
          <table:table-cell office:value-type="float" office:value="3.4375" calcext:value-type="float">
            <text:p>3.4375</text:p>
          </table:table-cell>
          <table:table-cell office:value-type="float" office:value="1.87420044229797" calcext:value-type="float">
            <text:p>1.87420044229797</text:p>
          </table:table-cell>
        </table:table-row>
        <table:table-row table:style-name="ro1">
          <table:table-cell office:value-type="string" calcext:value-type="string">
            <text:p>HgCd</text:p>
          </table:table-cell>
          <table:table-cell office:value-type="float" office:value="0.48611185" calcext:value-type="float">
            <text:p>0.48611185</text:p>
          </table:table-cell>
          <table:table-cell office:value-type="float" office:value="4.2149" calcext:value-type="float">
            <text:p>4.2149</text:p>
          </table:table-cell>
          <table:table-cell office:value-type="float" office:value="0.956829909752025" calcext:value-type="float">
            <text:p>0.956829909752025</text:p>
          </table:table-cell>
        </table:table-row>
        <table:table-row table:style-name="ro1">
          <table:table-cell office:value-type="string" calcext:value-type="string">
            <text:p>PdIr</text:p>
          </table:table-cell>
          <table:table-cell office:value-type="float" office:value="0.48614946" calcext:value-type="float">
            <text:p>0.48614946</text:p>
          </table:table-cell>
          <table:table-cell office:value-type="float" office:value="3.4689" calcext:value-type="float">
            <text:p>3.4689</text:p>
          </table:table-cell>
          <table:table-cell office:value-type="float" office:value="1.00239069826834" calcext:value-type="float">
            <text:p>1.00239069826834</text:p>
          </table:table-cell>
        </table:table-row>
        <table:table-row table:style-name="ro1">
          <table:table-cell office:value-type="string" calcext:value-type="string">
            <text:p>AlZn</text:p>
          </table:table-cell>
          <table:table-cell office:value-type="float" office:value="0.48658928" calcext:value-type="float">
            <text:p>0.48658928</text:p>
          </table:table-cell>
          <table:table-cell office:value-type="float" office:value="3.579" calcext:value-type="float">
            <text:p>3.579</text:p>
          </table:table-cell>
          <table:table-cell office:value-type="float" office:value="3.16914565519073" calcext:value-type="float">
            <text:p>3.16914565519073</text:p>
          </table:table-cell>
        </table:table-row>
        <table:table-row table:style-name="ro1">
          <table:table-cell office:value-type="string" calcext:value-type="string">
            <text:p>SnCd</text:p>
          </table:table-cell>
          <table:table-cell office:value-type="float" office:value="0.4869297" calcext:value-type="float">
            <text:p>0.4869297</text:p>
          </table:table-cell>
          <table:table-cell office:value-type="float" office:value="4.1236" calcext:value-type="float">
            <text:p>4.1236</text:p>
          </table:table-cell>
          <table:table-cell office:value-type="float" office:value="1.29143151661438" calcext:value-type="float">
            <text:p>1.29143151661438</text:p>
          </table:table-cell>
        </table:table-row>
        <table:table-row table:style-name="ro1">
          <table:table-cell office:value-type="string" calcext:value-type="string">
            <text:p>FeRe</text:p>
          </table:table-cell>
          <table:table-cell office:value-type="float" office:value="0.48721877" calcext:value-type="float">
            <text:p>0.48721877</text:p>
          </table:table-cell>
          <table:table-cell office:value-type="float" office:value="3.4593" calcext:value-type="float">
            <text:p>3.4593</text:p>
          </table:table-cell>
          <table:table-cell office:value-type="float" office:value="1.23383041215572" calcext:value-type="float">
            <text:p>1.23383041215572</text:p>
          </table:table-cell>
        </table:table-row>
        <table:table-row table:style-name="ro1">
          <table:table-cell office:value-type="string" calcext:value-type="string">
            <text:p>MgSb</text:p>
          </table:table-cell>
          <table:table-cell office:value-type="float" office:value="0.48778662" calcext:value-type="float">
            <text:p>0.48778662</text:p>
          </table:table-cell>
          <table:table-cell office:value-type="float" office:value="4.1997" calcext:value-type="float">
            <text:p>4.1997</text:p>
          </table:table-cell>
          <table:table-cell office:value-type="float" office:value="2.02820037075885" calcext:value-type="float">
            <text:p>2.02820037075885</text:p>
          </table:table-cell>
        </table:table-row>
        <table:table-row table:style-name="ro1">
          <table:table-cell office:value-type="string" calcext:value-type="string">
            <text:p>RuTc</text:p>
          </table:table-cell>
          <table:table-cell office:value-type="float" office:value="0.48799822" calcext:value-type="float">
            <text:p>0.48799822</text:p>
          </table:table-cell>
          <table:table-cell office:value-type="float" office:value="3.3661" calcext:value-type="float">
            <text:p>3.3661</text:p>
          </table:table-cell>
          <table:table-cell office:value-type="float" office:value="1.49624565461725" calcext:value-type="float">
            <text:p>1.49624565461725</text:p>
          </table:table-cell>
        </table:table-row>
        <table:table-row table:style-name="ro1">
          <table:table-cell office:value-type="string" calcext:value-type="string">
            <text:p>PbW</text:p>
          </table:table-cell>
          <table:table-cell office:value-type="float" office:value="0.4884098" calcext:value-type="float">
            <text:p>0.4884098</text:p>
          </table:table-cell>
          <table:table-cell office:value-type="float" office:value="3.8303" calcext:value-type="float">
            <text:p>3.8303</text:p>
          </table:table-cell>
          <table:table-cell office:value-type="float" office:value="0.767342711137501" calcext:value-type="float">
            <text:p>0.767342711137501</text:p>
          </table:table-cell>
        </table:table-row>
        <table:table-row table:style-name="ro1">
          <table:table-cell office:value-type="string" calcext:value-type="string">
            <text:p>PbSb</text:p>
          </table:table-cell>
          <table:table-cell office:value-type="float" office:value="0.48857096" calcext:value-type="float">
            <text:p>0.48857096</text:p>
          </table:table-cell>
          <table:table-cell office:value-type="float" office:value="4.1862" calcext:value-type="float">
            <text:p>4.1862</text:p>
          </table:table-cell>
          <table:table-cell office:value-type="float" office:value="0.910833546044503" calcext:value-type="float">
            <text:p>0.910833546044503</text:p>
          </table:table-cell>
        </table:table-row>
        <table:table-row table:style-name="ro1">
          <table:table-cell office:value-type="string" calcext:value-type="string">
            <text:p>HgHg</text:p>
          </table:table-cell>
          <table:table-cell office:value-type="float" office:value="0.4893144" calcext:value-type="float">
            <text:p>0.4893144</text:p>
          </table:table-cell>
          <table:table-cell office:value-type="float" office:value="4.152" calcext:value-type="float">
            <text:p>4.152</text:p>
          </table:table-cell>
          <table:table-cell office:value-type="float" office:value="0.748092880468077" calcext:value-type="float">
            <text:p>0.748092880468077</text:p>
          </table:table-cell>
        </table:table-row>
        <table:table-row table:style-name="ro1">
          <table:table-cell office:value-type="string" calcext:value-type="string">
            <text:p>RuBe</text:p>
          </table:table-cell>
          <table:table-cell office:value-type="float" office:value="0.489387" calcext:value-type="float">
            <text:p>0.489387</text:p>
          </table:table-cell>
          <table:table-cell office:value-type="float" office:value="3.011" calcext:value-type="float">
            <text:p>3.011</text:p>
          </table:table-cell>
          <table:table-cell office:value-type="float" office:value="2.67343902757698" calcext:value-type="float">
            <text:p>2.67343902757698</text:p>
          </table:table-cell>
        </table:table-row>
        <table:table-row table:style-name="ro1">
          <table:table-cell office:value-type="string" calcext:value-type="string">
            <text:p>CrSc</text:p>
          </table:table-cell>
          <table:table-cell office:value-type="float" office:value="0.48960236" calcext:value-type="float">
            <text:p>0.48960236</text:p>
          </table:table-cell>
          <table:table-cell office:value-type="float" office:value="3.8269" calcext:value-type="float">
            <text:p>3.8269</text:p>
          </table:table-cell>
          <table:table-cell office:value-type="float" office:value="3.02455097347927" calcext:value-type="float">
            <text:p>3.02455097347927</text:p>
          </table:table-cell>
        </table:table-row>
        <table:table-row table:style-name="ro1">
          <table:table-cell office:value-type="string" calcext:value-type="string">
            <text:p>VZn</text:p>
          </table:table-cell>
          <table:table-cell office:value-type="float" office:value="0.48967293" calcext:value-type="float">
            <text:p>0.48967293</text:p>
          </table:table-cell>
          <table:table-cell office:value-type="float" office:value="3.2018" calcext:value-type="float">
            <text:p>3.2018</text:p>
          </table:table-cell>
          <table:table-cell office:value-type="float" office:value="2.53305736108067" calcext:value-type="float">
            <text:p>2.53305736108067</text:p>
          </table:table-cell>
        </table:table-row>
        <table:table-row table:style-name="ro1">
          <table:table-cell office:value-type="string" calcext:value-type="string">
            <text:p>HgW</text:p>
          </table:table-cell>
          <table:table-cell office:value-type="float" office:value="0.49007034" calcext:value-type="float">
            <text:p>0.49007034</text:p>
          </table:table-cell>
          <table:table-cell office:value-type="float" office:value="3.7835" calcext:value-type="float">
            <text:p>3.7835</text:p>
          </table:table-cell>
          <table:table-cell office:value-type="float" office:value="0.78043365271247" calcext:value-type="float">
            <text:p>0.78043365271247</text:p>
          </table:table-cell>
        </table:table-row>
        <table:table-row table:style-name="ro1">
          <table:table-cell office:value-type="string" calcext:value-type="string">
            <text:p>GeSi</text:p>
          </table:table-cell>
          <table:table-cell office:value-type="float" office:value="0.4905181" calcext:value-type="float">
            <text:p>0.4905181</text:p>
          </table:table-cell>
          <table:table-cell office:value-type="float" office:value="3.6295" calcext:value-type="float">
            <text:p>3.6295</text:p>
          </table:table-cell>
          <table:table-cell office:value-type="float" office:value="2.91454440376091" calcext:value-type="float">
            <text:p>2.91454440376091</text:p>
          </table:table-cell>
        </table:table-row>
        <table:table-row table:style-name="ro1">
          <table:table-cell office:value-type="string" calcext:value-type="string">
            <text:p>HfAg</text:p>
          </table:table-cell>
          <table:table-cell office:value-type="float" office:value="0.49062037" calcext:value-type="float">
            <text:p>0.49062037</text:p>
          </table:table-cell>
          <table:table-cell office:value-type="float" office:value="3.7561" calcext:value-type="float">
            <text:p>3.7561</text:p>
          </table:table-cell>
          <table:table-cell office:value-type="float" office:value="1.04492324713194" calcext:value-type="float">
            <text:p>1.04492324713194</text:p>
          </table:table-cell>
        </table:table-row>
        <table:table-row table:style-name="ro1">
          <table:table-cell office:value-type="string" calcext:value-type="string">
            <text:p>HfCe</text:p>
          </table:table-cell>
          <table:table-cell office:value-type="float" office:value="0.4910119" calcext:value-type="float">
            <text:p>0.4910119</text:p>
          </table:table-cell>
          <table:table-cell office:value-type="float" office:value="4.0908" calcext:value-type="float">
            <text:p>4.0908</text:p>
          </table:table-cell>
          <table:table-cell office:value-type="float" office:value="0.940155362459861" calcext:value-type="float">
            <text:p>0.940155362459861</text:p>
          </table:table-cell>
        </table:table-row>
        <table:table-row table:style-name="ro1">
          <table:table-cell office:value-type="string" calcext:value-type="string">
            <text:p>AgCs</text:p>
          </table:table-cell>
          <table:table-cell office:value-type="float" office:value="0.49113676" calcext:value-type="float">
            <text:p>0.49113676</text:p>
          </table:table-cell>
          <table:table-cell office:value-type="float" office:value="4.991" calcext:value-type="float">
            <text:p>4.991</text:p>
          </table:table-cell>
          <table:table-cell office:value-type="float" office:value="1.2402999819622" calcext:value-type="float">
            <text:p>1.2402999819622</text:p>
          </table:table-cell>
        </table:table-row>
        <table:table-row table:style-name="ro1">
          <table:table-cell office:value-type="string" calcext:value-type="string">
            <text:p>MnRh</text:p>
          </table:table-cell>
          <table:table-cell office:value-type="float" office:value="0.49129292" calcext:value-type="float">
            <text:p>0.49129292</text:p>
          </table:table-cell>
          <table:table-cell office:value-type="float" office:value="3.4812" calcext:value-type="float">
            <text:p>3.4812</text:p>
          </table:table-cell>
          <table:table-cell office:value-type="float" office:value="1.87969760056678" calcext:value-type="float">
            <text:p>1.87969760056678</text:p>
          </table:table-cell>
        </table:table-row>
        <table:table-row table:style-name="ro1">
          <table:table-cell office:value-type="string" calcext:value-type="string">
            <text:p>NbAl</text:p>
          </table:table-cell>
          <table:table-cell office:value-type="float" office:value="0.4915584" calcext:value-type="float">
            <text:p>0.4915584</text:p>
          </table:table-cell>
          <table:table-cell office:value-type="float" office:value="3.4654" calcext:value-type="float">
            <text:p>3.4654</text:p>
          </table:table-cell>
          <table:table-cell office:value-type="float" office:value="2.46015558354489" calcext:value-type="float">
            <text:p>2.46015558354489</text:p>
          </table:table-cell>
        </table:table-row>
        <table:table-row table:style-name="ro1">
          <table:table-cell office:value-type="string" calcext:value-type="string">
            <text:p>HgAu</text:p>
          </table:table-cell>
          <table:table-cell office:value-type="float" office:value="0.49173826" calcext:value-type="float">
            <text:p>0.49173826</text:p>
          </table:table-cell>
          <table:table-cell office:value-type="float" office:value="4.0026" calcext:value-type="float">
            <text:p>4.0026</text:p>
          </table:table-cell>
          <table:table-cell office:value-type="float" office:value="0.754859719305929" calcext:value-type="float">
            <text:p>0.754859719305929</text:p>
          </table:table-cell>
        </table:table-row>
        <table:table-row table:style-name="ro1">
          <table:table-cell office:value-type="string" calcext:value-type="string">
            <text:p>SnCs</text:p>
          </table:table-cell>
          <table:table-cell office:value-type="float" office:value="0.49301744" calcext:value-type="float">
            <text:p>0.49301744</text:p>
          </table:table-cell>
          <table:table-cell office:value-type="float" office:value="4.6962" calcext:value-type="float">
            <text:p>4.6962</text:p>
          </table:table-cell>
          <table:table-cell office:value-type="float" office:value="1.18749161409301" calcext:value-type="float">
            <text:p>1.18749161409301</text:p>
          </table:table-cell>
        </table:table-row>
        <table:table-row table:style-name="ro1">
          <table:table-cell office:value-type="string" calcext:value-type="string">
            <text:p>AuRe</text:p>
          </table:table-cell>
          <table:table-cell office:value-type="float" office:value="0.4932448" calcext:value-type="float">
            <text:p>0.4932448</text:p>
          </table:table-cell>
          <table:table-cell office:value-type="float" office:value="3.5325" calcext:value-type="float">
            <text:p>3.5325</text:p>
          </table:table-cell>
          <table:table-cell office:value-type="float" office:value="0.78297266789652" calcext:value-type="float">
            <text:p>0.78297266789652</text:p>
          </table:table-cell>
        </table:table-row>
        <table:table-row table:style-name="ro1">
          <table:table-cell office:value-type="string" calcext:value-type="string">
            <text:p>SeGe</text:p>
          </table:table-cell>
          <table:table-cell office:value-type="float" office:value="0.49345052" calcext:value-type="float">
            <text:p>0.49345052</text:p>
          </table:table-cell>
          <table:table-cell office:value-type="float" office:value="3.7496" calcext:value-type="float">
            <text:p>3.7496</text:p>
          </table:table-cell>
          <table:table-cell office:value-type="float" office:value="1.95559778564519" calcext:value-type="float">
            <text:p>1.95559778564519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0.49374947" calcext:value-type="float">
            <text:p>0.49374947</text:p>
          </table:table-cell>
          <table:table-cell office:value-type="float" office:value="3.4544" calcext:value-type="float">
            <text:p>3.4544</text:p>
          </table:table-cell>
          <table:table-cell office:value-type="float" office:value="1.9150583688995" calcext:value-type="float">
            <text:p>1.9150583688995</text:p>
          </table:table-cell>
        </table:table-row>
        <table:table-row table:style-name="ro1">
          <table:table-cell office:value-type="string" calcext:value-type="string">
            <text:p>PbAs</text:p>
          </table:table-cell>
          <table:table-cell office:value-type="float" office:value="0.4939851" calcext:value-type="float">
            <text:p>0.4939851</text:p>
          </table:table-cell>
          <table:table-cell office:value-type="float" office:value="4.0581" calcext:value-type="float">
            <text:p>4.0581</text:p>
          </table:table-cell>
          <table:table-cell office:value-type="float" office:value="1.06044838454709" calcext:value-type="float">
            <text:p>1.06044838454709</text:p>
          </table:table-cell>
        </table:table-row>
        <table:table-row table:style-name="ro1">
          <table:table-cell office:value-type="string" calcext:value-type="string">
            <text:p>GaCu</text:p>
          </table:table-cell>
          <table:table-cell office:value-type="float" office:value="0.49451405" calcext:value-type="float">
            <text:p>0.49451405</text:p>
          </table:table-cell>
          <table:table-cell office:value-type="float" office:value="3.4523" calcext:value-type="float">
            <text:p>3.4523</text:p>
          </table:table-cell>
          <table:table-cell office:value-type="float" office:value="2.21862017382867" calcext:value-type="float">
            <text:p>2.21862017382867</text:p>
          </table:table-cell>
        </table:table-row>
        <table:table-row table:style-name="ro1">
          <table:table-cell office:value-type="string" calcext:value-type="string">
            <text:p>PdNd</text:p>
          </table:table-cell>
          <table:table-cell office:value-type="float" office:value="0.4947779" calcext:value-type="float">
            <text:p>0.4947779</text:p>
          </table:table-cell>
          <table:table-cell office:value-type="float" office:value="4.2608" calcext:value-type="float">
            <text:p>4.2608</text:p>
          </table:table-cell>
          <table:table-cell office:value-type="float" office:value="1.19195467842862" calcext:value-type="float">
            <text:p>1.19195467842862</text:p>
          </table:table-cell>
        </table:table-row>
        <table:table-row table:style-name="ro1">
          <table:table-cell office:value-type="string" calcext:value-type="string">
            <text:p>MnTc</text:p>
          </table:table-cell>
          <table:table-cell office:value-type="float" office:value="0.4960481" calcext:value-type="float">
            <text:p>0.4960481</text:p>
          </table:table-cell>
          <table:table-cell office:value-type="float" office:value="3.2875" calcext:value-type="float">
            <text:p>3.2875</text:p>
          </table:table-cell>
          <table:table-cell office:value-type="float" office:value="1.93882010836431" calcext:value-type="float">
            <text:p>1.93882010836431</text:p>
          </table:table-cell>
        </table:table-row>
        <table:table-row table:style-name="ro1">
          <table:table-cell office:value-type="string" calcext:value-type="string">
            <text:p>SnIn</text:p>
          </table:table-cell>
          <table:table-cell office:value-type="float" office:value="0.49609715" calcext:value-type="float">
            <text:p>0.49609715</text:p>
          </table:table-cell>
          <table:table-cell office:value-type="float" office:value="4.1876" calcext:value-type="float">
            <text:p>4.1876</text:p>
          </table:table-cell>
          <table:table-cell office:value-type="float" office:value="1.27829073561979" calcext:value-type="float">
            <text:p>1.27829073561979</text:p>
          </table:table-cell>
        </table:table-row>
        <table:table-row table:style-name="ro1">
          <table:table-cell office:value-type="string" calcext:value-type="string">
            <text:p>ScSn</text:p>
          </table:table-cell>
          <table:table-cell office:value-type="float" office:value="0.49674544" calcext:value-type="float">
            <text:p>0.49674544</text:p>
          </table:table-cell>
          <table:table-cell office:value-type="float" office:value="4.0493" calcext:value-type="float">
            <text:p>4.0493</text:p>
          </table:table-cell>
          <table:table-cell office:value-type="float" office:value="1.81404095124468" calcext:value-type="float">
            <text:p>1.81404095124468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float" office:value="0.49687806" calcext:value-type="float">
            <text:p>0.49687806</text:p>
          </table:table-cell>
          <table:table-cell office:value-type="float" office:value="4.1866" calcext:value-type="float">
            <text:p>4.1866</text:p>
          </table:table-cell>
          <table:table-cell office:value-type="float" office:value="1.50929273546743" calcext:value-type="float">
            <text:p>1.50929273546743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float" office:value="0.49701905" calcext:value-type="float">
            <text:p>0.49701905</text:p>
          </table:table-cell>
          <table:table-cell office:value-type="float" office:value="3.6796" calcext:value-type="float">
            <text:p>3.6796</text:p>
          </table:table-cell>
          <table:table-cell office:value-type="float" office:value="2.94589062890175" calcext:value-type="float">
            <text:p>2.94589062890175</text:p>
          </table:table-cell>
        </table:table-row>
        <table:table-row table:style-name="ro1">
          <table:table-cell office:value-type="string" calcext:value-type="string">
            <text:p>ZnHg</text:p>
          </table:table-cell>
          <table:table-cell office:value-type="float" office:value="0.49705783" calcext:value-type="float">
            <text:p>0.49705783</text:p>
          </table:table-cell>
          <table:table-cell office:value-type="float" office:value="3.9968" calcext:value-type="float">
            <text:p>3.9968</text:p>
          </table:table-cell>
          <table:table-cell office:value-type="float" office:value="1.12400130219436" calcext:value-type="float">
            <text:p>1.12400130219436</text:p>
          </table:table-cell>
        </table:table-row>
        <table:table-row table:style-name="ro1">
          <table:table-cell office:value-type="string" calcext:value-type="string">
            <text:p>BeLi</text:p>
          </table:table-cell>
          <table:table-cell office:value-type="float" office:value="0.4972196" calcext:value-type="float">
            <text:p>0.4972196</text:p>
          </table:table-cell>
          <table:table-cell office:value-type="float" office:value="3.0282" calcext:value-type="float">
            <text:p>3.0282</text:p>
          </table:table-cell>
          <table:table-cell office:value-type="float" office:value="15.934129110594" calcext:value-type="float">
            <text:p>15.934129110594</text:p>
          </table:table-cell>
        </table:table-row>
        <table:table-row table:style-name="ro1">
          <table:table-cell office:value-type="string" calcext:value-type="string">
            <text:p>SnCu</text:p>
          </table:table-cell>
          <table:table-cell office:value-type="float" office:value="0.4972637" calcext:value-type="float">
            <text:p>0.4972637</text:p>
          </table:table-cell>
          <table:table-cell office:value-type="float" office:value="3.614" calcext:value-type="float">
            <text:p>3.614</text:p>
          </table:table-cell>
          <table:table-cell office:value-type="float" office:value="1.63202878759273" calcext:value-type="float">
            <text:p>1.63202878759273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0.49734288" calcext:value-type="float">
            <text:p>0.49734288</text:p>
          </table:table-cell>
          <table:table-cell office:value-type="float" office:value="4.8563" calcext:value-type="float">
            <text:p>4.8563</text:p>
          </table:table-cell>
          <table:table-cell office:value-type="float" office:value="1.80707427140754" calcext:value-type="float">
            <text:p>1.80707427140754</text:p>
          </table:table-cell>
        </table:table-row>
        <table:table-row table:style-name="ro1">
          <table:table-cell office:value-type="string" calcext:value-type="string">
            <text:p>HgSn</text:p>
          </table:table-cell>
          <table:table-cell office:value-type="float" office:value="0.49751368" calcext:value-type="float">
            <text:p>0.49751368</text:p>
          </table:table-cell>
          <table:table-cell office:value-type="float" office:value="4.1104" calcext:value-type="float">
            <text:p>4.1104</text:p>
          </table:table-cell>
          <table:table-cell office:value-type="float" office:value="0.938131100580776" calcext:value-type="float">
            <text:p>0.938131100580776</text:p>
          </table:table-cell>
        </table:table-row>
        <table:table-row table:style-name="ro1">
          <table:table-cell office:value-type="string" calcext:value-type="string">
            <text:p>BiW</text:p>
          </table:table-cell>
          <table:table-cell office:value-type="float" office:value="0.49783292" calcext:value-type="float">
            <text:p>0.49783292</text:p>
          </table:table-cell>
          <table:table-cell office:value-type="float" office:value="3.8842" calcext:value-type="float">
            <text:p>3.8842</text:p>
          </table:table-cell>
          <table:table-cell office:value-type="float" office:value="0.763891411626523" calcext:value-type="float">
            <text:p>0.763891411626523</text:p>
          </table:table-cell>
        </table:table-row>
        <table:table-row table:style-name="ro1">
          <table:table-cell office:value-type="string" calcext:value-type="string">
            <text:p>SiNd</text:p>
          </table:table-cell>
          <table:table-cell office:value-type="float" office:value="0.49812844" calcext:value-type="float">
            <text:p>0.49812844</text:p>
          </table:table-cell>
          <table:table-cell office:value-type="float" office:value="4.1917" calcext:value-type="float">
            <text:p>4.1917</text:p>
          </table:table-cell>
          <table:table-cell office:value-type="float" office:value="1.72443526515797" calcext:value-type="float">
            <text:p>1.72443526515797</text:p>
          </table:table-cell>
        </table:table-row>
        <table:table-row table:style-name="ro1">
          <table:table-cell office:value-type="string" calcext:value-type="string">
            <text:p>RhLa</text:p>
          </table:table-cell>
          <table:table-cell office:value-type="float" office:value="0.4983844" calcext:value-type="float">
            <text:p>0.4983844</text:p>
          </table:table-cell>
          <table:table-cell office:value-type="float" office:value="4.4035" calcext:value-type="float">
            <text:p>4.4035</text:p>
          </table:table-cell>
          <table:table-cell office:value-type="float" office:value="1.23504506855419" calcext:value-type="float">
            <text:p>1.23504506855419</text:p>
          </table:table-cell>
        </table:table-row>
        <table:table-row table:style-name="ro1">
          <table:table-cell office:value-type="string" calcext:value-type="string">
            <text:p>SeCd</text:p>
          </table:table-cell>
          <table:table-cell office:value-type="float" office:value="0.49861863" calcext:value-type="float">
            <text:p>0.49861863</text:p>
          </table:table-cell>
          <table:table-cell office:value-type="float" office:value="4.1901" calcext:value-type="float">
            <text:p>4.1901</text:p>
          </table:table-cell>
          <table:table-cell office:value-type="float" office:value="1.55550441107433" calcext:value-type="float">
            <text:p>1.55550441107433</text:p>
          </table:table-cell>
        </table:table-row>
        <table:table-row table:style-name="ro1">
          <table:table-cell office:value-type="string" calcext:value-type="string">
            <text:p>GdTl</text:p>
          </table:table-cell>
          <table:table-cell office:value-type="float" office:value="0.49932626" calcext:value-type="float">
            <text:p>0.49932626</text:p>
          </table:table-cell>
          <table:table-cell office:value-type="float" office:value="4.2683" calcext:value-type="float">
            <text:p>4.2683</text:p>
          </table:table-cell>
          <table:table-cell office:value-type="float" office:value="0.829222805247845" calcext:value-type="float">
            <text:p>0.829222805247845</text:p>
          </table:table-cell>
        </table:table-row>
        <table:table-row table:style-name="ro1">
          <table:table-cell office:value-type="string" calcext:value-type="string">
            <text:p>GeOs</text:p>
          </table:table-cell>
          <table:table-cell office:value-type="float" office:value="0.49965513" calcext:value-type="float">
            <text:p>0.49965513</text:p>
          </table:table-cell>
          <table:table-cell office:value-type="float" office:value="3.4791" calcext:value-type="float">
            <text:p>3.4791</text:p>
          </table:table-cell>
          <table:table-cell office:value-type="float" office:value="1.13722838688015" calcext:value-type="float">
            <text:p>1.13722838688015</text:p>
          </table:table-cell>
        </table:table-row>
        <table:table-row table:style-name="ro1">
          <table:table-cell office:value-type="string" calcext:value-type="string">
            <text:p>GeZn</text:p>
          </table:table-cell>
          <table:table-cell office:value-type="float" office:value="0.4998062" calcext:value-type="float">
            <text:p>0.4998062</text:p>
          </table:table-cell>
          <table:table-cell office:value-type="float" office:value="3.6555" calcext:value-type="float">
            <text:p>3.6555</text:p>
          </table:table-cell>
          <table:table-cell office:value-type="float" office:value="2.14344620033824" calcext:value-type="float">
            <text:p>2.14344620033824</text:p>
          </table:table-cell>
        </table:table-row>
        <table:table-row table:style-name="ro1">
          <table:table-cell office:value-type="string" calcext:value-type="string">
            <text:p>FeCr</text:p>
          </table:table-cell>
          <table:table-cell office:value-type="float" office:value="0.49984434" calcext:value-type="float">
            <text:p>0.49984434</text:p>
          </table:table-cell>
          <table:table-cell office:value-type="float" office:value="3.3277" calcext:value-type="float">
            <text:p>3.3277</text:p>
          </table:table-cell>
          <table:table-cell office:value-type="float" office:value="2.72748133494346" calcext:value-type="float">
            <text:p>2.72748133494346</text:p>
          </table:table-cell>
        </table:table-row>
        <table:table-row table:style-name="ro1">
          <table:table-cell office:value-type="string" calcext:value-type="string">
            <text:p>InPt</text:p>
          </table:table-cell>
          <table:table-cell office:value-type="float" office:value="0.5000307" calcext:value-type="float">
            <text:p>0.5000307</text:p>
          </table:table-cell>
          <table:table-cell office:value-type="float" office:value="3.701" calcext:value-type="float">
            <text:p>3.701</text:p>
          </table:table-cell>
          <table:table-cell office:value-type="float" office:value="0.966305688677272" calcext:value-type="float">
            <text:p>0.966305688677272</text:p>
          </table:table-cell>
        </table:table-row>
        <table:table-row table:style-name="ro1">
          <table:table-cell office:value-type="string" calcext:value-type="string">
            <text:p>MnZr</text:p>
          </table:table-cell>
          <table:table-cell office:value-type="float" office:value="0.50005454" calcext:value-type="float">
            <text:p>0.50005454</text:p>
          </table:table-cell>
          <table:table-cell office:value-type="float" office:value="3.7081" calcext:value-type="float">
            <text:p>3.7081</text:p>
          </table:table-cell>
          <table:table-cell office:value-type="float" office:value="2.02688103192618" calcext:value-type="float">
            <text:p>2.02688103192618</text:p>
          </table:table-cell>
        </table:table-row>
        <table:table-row table:style-name="ro1">
          <table:table-cell office:value-type="string" calcext:value-type="string">
            <text:p>TaPt</text:p>
          </table:table-cell>
          <table:table-cell office:value-type="float" office:value="0.5001947" calcext:value-type="float">
            <text:p>0.5001947</text:p>
          </table:table-cell>
          <table:table-cell office:value-type="float" office:value="3.6455" calcext:value-type="float">
            <text:p>3.6455</text:p>
          </table:table-cell>
          <table:table-cell office:value-type="float" office:value="0.797724450522707" calcext:value-type="float">
            <text:p>0.797724450522707</text:p>
          </table:table-cell>
        </table:table-row>
        <table:table-row table:style-name="ro1">
          <table:table-cell office:value-type="string" calcext:value-type="string">
            <text:p>BiZn</text:p>
          </table:table-cell>
          <table:table-cell office:value-type="float" office:value="0.50074804" calcext:value-type="float">
            <text:p>0.50074804</text:p>
          </table:table-cell>
          <table:table-cell office:value-type="float" office:value="3.8872" calcext:value-type="float">
            <text:p>3.8872</text:p>
          </table:table-cell>
          <table:table-cell office:value-type="float" office:value="1.09000573224304" calcext:value-type="float">
            <text:p>1.09000573224304</text:p>
          </table:table-cell>
        </table:table-row>
        <table:table-row table:style-name="ro1">
          <table:table-cell office:value-type="string" calcext:value-type="string">
            <text:p>CoGd</text:p>
          </table:table-cell>
          <table:table-cell office:value-type="float" office:value="0.5011341" calcext:value-type="float">
            <text:p>0.5011341</text:p>
          </table:table-cell>
          <table:table-cell office:value-type="float" office:value="3.8716" calcext:value-type="float">
            <text:p>3.8716</text:p>
          </table:table-cell>
          <table:table-cell office:value-type="float" office:value="1.37943578128647" calcext:value-type="float">
            <text:p>1.37943578128647</text:p>
          </table:table-cell>
        </table:table-row>
        <table:table-row table:style-name="ro1">
          <table:table-cell office:value-type="string" calcext:value-type="string">
            <text:p>HgSe</text:p>
          </table:table-cell>
          <table:table-cell office:value-type="float" office:value="0.5017066" calcext:value-type="float">
            <text:p>0.5017066</text:p>
          </table:table-cell>
          <table:table-cell office:value-type="float" office:value="3.9909" calcext:value-type="float">
            <text:p>3.9909</text:p>
          </table:table-cell>
          <table:table-cell office:value-type="float" office:value="1.07009913374141" calcext:value-type="float">
            <text:p>1.07009913374141</text:p>
          </table:table-cell>
        </table:table-row>
        <table:table-row table:style-name="ro1">
          <table:table-cell office:value-type="string" calcext:value-type="string">
            <text:p>GaPt</text:p>
          </table:table-cell>
          <table:table-cell office:value-type="float" office:value="0.5019714" calcext:value-type="float">
            <text:p>0.5019714</text:p>
          </table:table-cell>
          <table:table-cell office:value-type="float" office:value="3.5608" calcext:value-type="float">
            <text:p>3.5608</text:p>
          </table:table-cell>
          <table:table-cell office:value-type="float" office:value="1.12900374945647" calcext:value-type="float">
            <text:p>1.12900374945647</text:p>
          </table:table-cell>
        </table:table-row>
        <table:table-row table:style-name="ro1">
          <table:table-cell office:value-type="string" calcext:value-type="string">
            <text:p>SnGe</text:p>
          </table:table-cell>
          <table:table-cell office:value-type="float" office:value="0.50247854" calcext:value-type="float">
            <text:p>0.50247854</text:p>
          </table:table-cell>
          <table:table-cell office:value-type="float" office:value="3.9399" calcext:value-type="float">
            <text:p>3.9399</text:p>
          </table:table-cell>
          <table:table-cell office:value-type="float" office:value="1.55567246659041" calcext:value-type="float">
            <text:p>1.55567246659041</text:p>
          </table:table-cell>
        </table:table-row>
        <table:table-row table:style-name="ro1">
          <table:table-cell office:value-type="string" calcext:value-type="string">
            <text:p>CdBi</text:p>
          </table:table-cell>
          <table:table-cell office:value-type="float" office:value="0.5025128" calcext:value-type="float">
            <text:p>0.5025128</text:p>
          </table:table-cell>
          <table:table-cell office:value-type="float" office:value="4.324" calcext:value-type="float">
            <text:p>4.324</text:p>
          </table:table-cell>
          <table:table-cell office:value-type="float" office:value="0.932083272788496" calcext:value-type="float">
            <text:p>0.932083272788496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float" office:value="0.50281197" calcext:value-type="float">
            <text:p>0.50281197</text:p>
          </table:table-cell>
          <table:table-cell office:value-type="float" office:value="3.738" calcext:value-type="float">
            <text:p>3.738</text:p>
          </table:table-cell>
          <table:table-cell office:value-type="float" office:value="1.91860227777814" calcext:value-type="float">
            <text:p>1.91860227777814</text:p>
          </table:table-cell>
        </table:table-row>
        <table:table-row table:style-name="ro1">
          <table:table-cell office:value-type="string" calcext:value-type="string">
            <text:p>CuPd</text:p>
          </table:table-cell>
          <table:table-cell office:value-type="float" office:value="0.50283056" calcext:value-type="float">
            <text:p>0.50283056</text:p>
          </table:table-cell>
          <table:table-cell office:value-type="float" office:value="3.4572" calcext:value-type="float">
            <text:p>3.4572</text:p>
          </table:table-cell>
          <table:table-cell office:value-type="float" office:value="1.74797569013021" calcext:value-type="float">
            <text:p>1.74797569013021</text:p>
          </table:table-cell>
        </table:table-row>
        <table:table-row table:style-name="ro1">
          <table:table-cell office:value-type="string" calcext:value-type="string">
            <text:p>BiSi</text:p>
          </table:table-cell>
          <table:table-cell office:value-type="float" office:value="0.5029382" calcext:value-type="float">
            <text:p>0.5029382</text:p>
          </table:table-cell>
          <table:table-cell office:value-type="float" office:value="3.8058" calcext:value-type="float">
            <text:p>3.8058</text:p>
          </table:table-cell>
          <table:table-cell office:value-type="float" office:value="1.25945417404794" calcext:value-type="float">
            <text:p>1.25945417404794</text:p>
          </table:table-cell>
        </table:table-row>
        <table:table-row table:style-name="ro1">
          <table:table-cell office:value-type="string" calcext:value-type="string">
            <text:p>PtPd</text:p>
          </table:table-cell>
          <table:table-cell office:value-type="float" office:value="0.503235" calcext:value-type="float">
            <text:p>0.503235</text:p>
          </table:table-cell>
          <table:table-cell office:value-type="float" office:value="3.5201" calcext:value-type="float">
            <text:p>3.5201</text:p>
          </table:table-cell>
          <table:table-cell office:value-type="float" office:value="0.992953615863405" calcext:value-type="float">
            <text:p>0.992953615863405</text:p>
          </table:table-cell>
        </table:table-row>
        <table:table-row table:style-name="ro1">
          <table:table-cell office:value-type="string" calcext:value-type="string">
            <text:p>YPb</text:p>
          </table:table-cell>
          <table:table-cell office:value-type="float" office:value="0.5035024" calcext:value-type="float">
            <text:p>0.5035024</text:p>
          </table:table-cell>
          <table:table-cell office:value-type="float" office:value="4.2764" calcext:value-type="float">
            <text:p>4.2764</text:p>
          </table:table-cell>
          <table:table-cell office:value-type="float" office:value="1.01087264262352" calcext:value-type="float">
            <text:p>1.01087264262352</text:p>
          </table:table-cell>
        </table:table-row>
        <table:table-row table:style-name="ro1">
          <table:table-cell office:value-type="string" calcext:value-type="string">
            <text:p>GaIr</text:p>
          </table:table-cell>
          <table:table-cell office:value-type="float" office:value="0.50355065" calcext:value-type="float">
            <text:p>0.50355065</text:p>
          </table:table-cell>
          <table:table-cell office:value-type="float" office:value="3.487" calcext:value-type="float">
            <text:p>3.487</text:p>
          </table:table-cell>
          <table:table-cell office:value-type="float" office:value="1.14121995976658" calcext:value-type="float">
            <text:p>1.14121995976658</text:p>
          </table:table-cell>
        </table:table-row>
        <table:table-row table:style-name="ro1">
          <table:table-cell office:value-type="string" calcext:value-type="string">
            <text:p>AuBa</text:p>
          </table:table-cell>
          <table:table-cell office:value-type="float" office:value="0.5053717" calcext:value-type="float">
            <text:p>0.5053717</text:p>
          </table:table-cell>
          <table:table-cell office:value-type="float" office:value="4.7959" calcext:value-type="float">
            <text:p>4.7959</text:p>
          </table:table-cell>
          <table:table-cell office:value-type="float" office:value="0.896431698633835" calcext:value-type="float">
            <text:p>0.896431698633835</text:p>
          </table:table-cell>
        </table:table-row>
        <table:table-row table:style-name="ro1">
          <table:table-cell office:value-type="string" calcext:value-type="string">
            <text:p>NbSi</text:p>
          </table:table-cell>
          <table:table-cell office:value-type="float" office:value="0.5057081" calcext:value-type="float">
            <text:p>0.5057081</text:p>
          </table:table-cell>
          <table:table-cell office:value-type="float" office:value="3.4205" calcext:value-type="float">
            <text:p>3.4205</text:p>
          </table:table-cell>
          <table:table-cell office:value-type="float" office:value="2.4382558014832" calcext:value-type="float">
            <text:p>2.4382558014832</text:p>
          </table:table-cell>
        </table:table-row>
        <table:table-row table:style-name="ro1">
          <table:table-cell office:value-type="string" calcext:value-type="string">
            <text:p>RhOs</text:p>
          </table:table-cell>
          <table:table-cell office:value-type="float" office:value="0.5058717" calcext:value-type="float">
            <text:p>0.5058717</text:p>
          </table:table-cell>
          <table:table-cell office:value-type="float" office:value="3.4366" calcext:value-type="float">
            <text:p>3.4366</text:p>
          </table:table-cell>
          <table:table-cell office:value-type="float" office:value="1.0210112583997" calcext:value-type="float">
            <text:p>1.0210112583997</text:p>
          </table:table-cell>
        </table:table-row>
        <table:table-row table:style-name="ro1">
          <table:table-cell office:value-type="string" calcext:value-type="string">
            <text:p>TeLi</text:p>
          </table:table-cell>
          <table:table-cell office:value-type="float" office:value="0.50602674" calcext:value-type="float">
            <text:p>0.50602674</text:p>
          </table:table-cell>
          <table:table-cell office:value-type="float" office:value="3.6619" calcext:value-type="float">
            <text:p>3.6619</text:p>
          </table:table-cell>
          <table:table-cell office:value-type="float" office:value="2.19810559124055" calcext:value-type="float">
            <text:p>2.19810559124055</text:p>
          </table:table-cell>
        </table:table-row>
        <table:table-row table:style-name="ro1">
          <table:table-cell office:value-type="string" calcext:value-type="string">
            <text:p>TeCs</text:p>
          </table:table-cell>
          <table:table-cell office:value-type="float" office:value="0.5066862" calcext:value-type="float">
            <text:p>0.5066862</text:p>
          </table:table-cell>
          <table:table-cell office:value-type="float" office:value="4.5277" calcext:value-type="float">
            <text:p>4.5277</text:p>
          </table:table-cell>
          <table:table-cell office:value-type="float" office:value="1.1474323054129" calcext:value-type="float">
            <text:p>1.1474323054129</text:p>
          </table:table-cell>
        </table:table-row>
        <table:table-row table:style-name="ro1">
          <table:table-cell office:value-type="string" calcext:value-type="string">
            <text:p>NiW</text:p>
          </table:table-cell>
          <table:table-cell office:value-type="float" office:value="0.5067647" calcext:value-type="float">
            <text:p>0.5067647</text:p>
          </table:table-cell>
          <table:table-cell office:value-type="float" office:value="3.5053" calcext:value-type="float">
            <text:p>3.5053</text:p>
          </table:table-cell>
          <table:table-cell office:value-type="float" office:value="1.23141156264923" calcext:value-type="float">
            <text:p>1.23141156264923</text:p>
          </table:table-cell>
        </table:table-row>
        <table:table-row table:style-name="ro1">
          <table:table-cell office:value-type="string" calcext:value-type="string">
            <text:p>SeTe</text:p>
          </table:table-cell>
          <table:table-cell office:value-type="float" office:value="0.50733197" calcext:value-type="float">
            <text:p>0.50733197</text:p>
          </table:table-cell>
          <table:table-cell office:value-type="float" office:value="4.1278" calcext:value-type="float">
            <text:p>4.1278</text:p>
          </table:table-cell>
          <table:table-cell office:value-type="float" office:value="1.44277358815199" calcext:value-type="float">
            <text:p>1.44277358815199</text:p>
          </table:table-cell>
        </table:table-row>
        <table:table-row table:style-name="ro1">
          <table:table-cell office:value-type="string" calcext:value-type="string">
            <text:p>AgAs</text:p>
          </table:table-cell>
          <table:table-cell office:value-type="float" office:value="0.5075325" calcext:value-type="float">
            <text:p>0.5075325</text:p>
          </table:table-cell>
          <table:table-cell office:value-type="float" office:value="3.5685" calcext:value-type="float">
            <text:p>3.5685</text:p>
          </table:table-cell>
          <table:table-cell office:value-type="float" office:value="1.62734034243561" calcext:value-type="float">
            <text:p>1.62734034243561</text:p>
          </table:table-cell>
        </table:table-row>
        <table:table-row table:style-name="ro1">
          <table:table-cell office:value-type="string" calcext:value-type="string">
            <text:p>AgBe</text:p>
          </table:table-cell>
          <table:table-cell office:value-type="float" office:value="0.50763977" calcext:value-type="float">
            <text:p>0.50763977</text:p>
          </table:table-cell>
          <table:table-cell office:value-type="float" office:value="3.3438" calcext:value-type="float">
            <text:p>3.3438</text:p>
          </table:table-cell>
          <table:table-cell office:value-type="float" office:value="2.5218632454599" calcext:value-type="float">
            <text:p>2.5218632454599</text:p>
          </table:table-cell>
        </table:table-row>
        <table:table-row table:style-name="ro1">
          <table:table-cell office:value-type="string" calcext:value-type="string">
            <text:p>NbCu</text:p>
          </table:table-cell>
          <table:table-cell office:value-type="float" office:value="0.5077812" calcext:value-type="float">
            <text:p>0.5077812</text:p>
          </table:table-cell>
          <table:table-cell office:value-type="float" office:value="3.363" calcext:value-type="float">
            <text:p>3.363</text:p>
          </table:table-cell>
          <table:table-cell office:value-type="float" office:value="1.89609484048403" calcext:value-type="float">
            <text:p>1.89609484048403</text:p>
          </table:table-cell>
        </table:table-row>
        <table:table-row table:style-name="ro1">
          <table:table-cell office:value-type="string" calcext:value-type="string">
            <text:p>NbGa</text:p>
          </table:table-cell>
          <table:table-cell office:value-type="float" office:value="0.50786513" calcext:value-type="float">
            <text:p>0.50786513</text:p>
          </table:table-cell>
          <table:table-cell office:value-type="float" office:value="3.3745" calcext:value-type="float">
            <text:p>3.3745</text:p>
          </table:table-cell>
          <table:table-cell office:value-type="float" office:value="1.82539184271719" calcext:value-type="float">
            <text:p>1.82539184271719</text:p>
          </table:table-cell>
        </table:table-row>
        <table:table-row table:style-name="ro1">
          <table:table-cell office:value-type="string" calcext:value-type="string">
            <text:p>IrLi</text:p>
          </table:table-cell>
          <table:table-cell office:value-type="float" office:value="0.50809216" calcext:value-type="float">
            <text:p>0.50809216</text:p>
          </table:table-cell>
          <table:table-cell office:value-type="float" office:value="3.0134" calcext:value-type="float">
            <text:p>3.0134</text:p>
          </table:table-cell>
          <table:table-cell office:value-type="float" office:value="1.49559441101084" calcext:value-type="float">
            <text:p>1.49559441101084</text:p>
          </table:table-cell>
        </table:table-row>
        <table:table-row table:style-name="ro1">
          <table:table-cell office:value-type="string" calcext:value-type="string">
            <text:p>GdAu</text:p>
          </table:table-cell>
          <table:table-cell office:value-type="float" office:value="0.5086318" calcext:value-type="float">
            <text:p>0.5086318</text:p>
          </table:table-cell>
          <table:table-cell office:value-type="float" office:value="3.9" calcext:value-type="float">
            <text:p>3.9</text:p>
          </table:table-cell>
          <table:table-cell office:value-type="float" office:value="0.846438446801714" calcext:value-type="float">
            <text:p>0.846438446801714</text:p>
          </table:table-cell>
        </table:table-row>
        <table:table-row table:style-name="ro1">
          <table:table-cell office:value-type="string" calcext:value-type="string">
            <text:p>TeFe</text:p>
          </table:table-cell>
          <table:table-cell office:value-type="float" office:value="0.50904214" calcext:value-type="float">
            <text:p>0.50904214</text:p>
          </table:table-cell>
          <table:table-cell office:value-type="float" office:value="3.5513" calcext:value-type="float">
            <text:p>3.5513</text:p>
          </table:table-cell>
          <table:table-cell office:value-type="float" office:value="1.6216223173397" calcext:value-type="float">
            <text:p>1.6216223173397</text:p>
          </table:table-cell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0.50971204" calcext:value-type="float">
            <text:p>0.50971204</text:p>
          </table:table-cell>
          <table:table-cell office:value-type="float" office:value="4.2088" calcext:value-type="float">
            <text:p>4.2088</text:p>
          </table:table-cell>
          <table:table-cell office:value-type="float" office:value="1.05386820886318" calcext:value-type="float">
            <text:p>1.05386820886318</text:p>
          </table:table-cell>
        </table:table-row>
        <table:table-row table:style-name="ro1">
          <table:table-cell office:value-type="string" calcext:value-type="string">
            <text:p>ZnSn</text:p>
          </table:table-cell>
          <table:table-cell office:value-type="float" office:value="0.5098894" calcext:value-type="float">
            <text:p>0.5098894</text:p>
          </table:table-cell>
          <table:table-cell office:value-type="float" office:value="3.9428" calcext:value-type="float">
            <text:p>3.9428</text:p>
          </table:table-cell>
          <table:table-cell office:value-type="float" office:value="1.61578200007887" calcext:value-type="float">
            <text:p>1.61578200007887</text:p>
          </table:table-cell>
        </table:table-row>
        <table:table-row table:style-name="ro1">
          <table:table-cell office:value-type="string" calcext:value-type="string">
            <text:p>GeGa</text:p>
          </table:table-cell>
          <table:table-cell office:value-type="float" office:value="0.5099263" calcext:value-type="float">
            <text:p>0.5099263</text:p>
          </table:table-cell>
          <table:table-cell office:value-type="float" office:value="3.6942" calcext:value-type="float">
            <text:p>3.6942</text:p>
          </table:table-cell>
          <table:table-cell office:value-type="float" office:value="2.07984465166787" calcext:value-type="float">
            <text:p>2.07984465166787</text:p>
          </table:table-cell>
        </table:table-row>
        <table:table-row table:style-name="ro1">
          <table:table-cell office:value-type="string" calcext:value-type="string">
            <text:p>CdPt</text:p>
          </table:table-cell>
          <table:table-cell office:value-type="float" office:value="0.51013905" calcext:value-type="float">
            <text:p>0.51013905</text:p>
          </table:table-cell>
          <table:table-cell office:value-type="float" office:value="3.6532" calcext:value-type="float">
            <text:p>3.6532</text:p>
          </table:table-cell>
          <table:table-cell office:value-type="float" office:value="0.973796048819199" calcext:value-type="float">
            <text:p>0.973796048819199</text:p>
          </table:table-cell>
        </table:table-row>
        <table:table-row table:style-name="ro1">
          <table:table-cell office:value-type="string" calcext:value-type="string">
            <text:p>IrNd</text:p>
          </table:table-cell>
          <table:table-cell office:value-type="float" office:value="0.5104267" calcext:value-type="float">
            <text:p>0.5104267</text:p>
          </table:table-cell>
          <table:table-cell office:value-type="float" office:value="4.3236" calcext:value-type="float">
            <text:p>4.3236</text:p>
          </table:table-cell>
          <table:table-cell office:value-type="float" office:value="0.890713703862835" calcext:value-type="float">
            <text:p>0.890713703862835</text:p>
          </table:table-cell>
        </table:table-row>
        <table:table-row table:style-name="ro1">
          <table:table-cell office:value-type="string" calcext:value-type="string">
            <text:p>AuMn</text:p>
          </table:table-cell>
          <table:table-cell office:value-type="float" office:value="0.5111128" calcext:value-type="float">
            <text:p>0.5111128</text:p>
          </table:table-cell>
          <table:table-cell office:value-type="float" office:value="3.3887" calcext:value-type="float">
            <text:p>3.3887</text:p>
          </table:table-cell>
          <table:table-cell office:value-type="float" office:value="1.18614465736686" calcext:value-type="float">
            <text:p>1.18614465736686</text:p>
          </table:table-cell>
        </table:table-row>
        <table:table-row table:style-name="ro1">
          <table:table-cell office:value-type="string" calcext:value-type="string">
            <text:p>AsAl</text:p>
          </table:table-cell>
          <table:table-cell office:value-type="float" office:value="0.513057" calcext:value-type="float">
            <text:p>0.513057</text:p>
          </table:table-cell>
          <table:table-cell office:value-type="float" office:value="3.5371" calcext:value-type="float">
            <text:p>3.5371</text:p>
          </table:table-cell>
          <table:table-cell office:value-type="float" office:value="2.88183326796627" calcext:value-type="float">
            <text:p>2.88183326796627</text:p>
          </table:table-cell>
        </table:table-row>
        <table:table-row table:style-name="ro1">
          <table:table-cell office:value-type="string" calcext:value-type="string">
            <text:p>PtMg</text:p>
          </table:table-cell>
          <table:table-cell office:value-type="float" office:value="0.5135408" calcext:value-type="float">
            <text:p>0.5135408</text:p>
          </table:table-cell>
          <table:table-cell office:value-type="float" office:value="3.445" calcext:value-type="float">
            <text:p>3.445</text:p>
          </table:table-cell>
          <table:table-cell office:value-type="float" office:value="1.35955292505171" calcext:value-type="float">
            <text:p>1.35955292505171</text:p>
          </table:table-cell>
        </table:table-row>
        <table:table-row table:style-name="ro1">
          <table:table-cell office:value-type="string" calcext:value-type="string">
            <text:p>TcMo</text:p>
          </table:table-cell>
          <table:table-cell office:value-type="float" office:value="0.5136821" calcext:value-type="float">
            <text:p>0.5136821</text:p>
          </table:table-cell>
          <table:table-cell office:value-type="float" office:value="3.5276" calcext:value-type="float">
            <text:p>3.5276</text:p>
          </table:table-cell>
          <table:table-cell office:value-type="float" office:value="1.53521595996666" calcext:value-type="float">
            <text:p>1.53521595996666</text:p>
          </table:table-cell>
        </table:table-row>
        <table:table-row table:style-name="ro1">
          <table:table-cell office:value-type="string" calcext:value-type="string">
            <text:p>MoPt</text:p>
          </table:table-cell>
          <table:table-cell office:value-type="float" office:value="0.5137793" calcext:value-type="float">
            <text:p>0.5137793</text:p>
          </table:table-cell>
          <table:table-cell office:value-type="float" office:value="3.4497" calcext:value-type="float">
            <text:p>3.4497</text:p>
          </table:table-cell>
          <table:table-cell office:value-type="float" office:value="1.0283429409543" calcext:value-type="float">
            <text:p>1.0283429409543</text:p>
          </table:table-cell>
        </table:table-row>
        <table:table-row table:style-name="ro1">
          <table:table-cell office:value-type="string" calcext:value-type="string">
            <text:p>VMg</text:p>
          </table:table-cell>
          <table:table-cell office:value-type="float" office:value="0.5138476" calcext:value-type="float">
            <text:p>0.5138476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86330348464143" calcext:value-type="float">
            <text:p>3.86330348464143</text:p>
          </table:table-cell>
        </table:table-row>
        <table:table-row table:style-name="ro1">
          <table:table-cell office:value-type="string" calcext:value-type="string">
            <text:p>HfTl</text:p>
          </table:table-cell>
          <table:table-cell office:value-type="float" office:value="0.5139509" calcext:value-type="float">
            <text:p>0.5139509</text:p>
          </table:table-cell>
          <table:table-cell office:value-type="float" office:value="3.9896" calcext:value-type="float">
            <text:p>3.9896</text:p>
          </table:table-cell>
          <table:table-cell office:value-type="float" office:value="0.783581903902263" calcext:value-type="float">
            <text:p>0.783581903902263</text:p>
          </table:table-cell>
        </table:table-row>
        <table:table-row table:style-name="ro1">
          <table:table-cell office:value-type="string" calcext:value-type="string">
            <text:p>SbSi</text:p>
          </table:table-cell>
          <table:table-cell office:value-type="float" office:value="0.51441926" calcext:value-type="float">
            <text:p>0.51441926</text:p>
          </table:table-cell>
          <table:table-cell office:value-type="float" office:value="3.6898" calcext:value-type="float">
            <text:p>3.6898</text:p>
          </table:table-cell>
          <table:table-cell office:value-type="float" office:value="1.97804242211583" calcext:value-type="float">
            <text:p>1.97804242211583</text:p>
          </table:table-cell>
        </table:table-row>
        <table:table-row table:style-name="ro1">
          <table:table-cell office:value-type="string" calcext:value-type="string">
            <text:p>RhPt</text:p>
          </table:table-cell>
          <table:table-cell office:value-type="float" office:value="0.51450753" calcext:value-type="float">
            <text:p>0.51450753</text:p>
          </table:table-cell>
          <table:table-cell office:value-type="float" office:value="3.4908" calcext:value-type="float">
            <text:p>3.4908</text:p>
          </table:table-cell>
          <table:table-cell office:value-type="float" office:value="1.00454690842252" calcext:value-type="float">
            <text:p>1.00454690842252</text:p>
          </table:table-cell>
        </table:table-row>
        <table:table-row table:style-name="ro1">
          <table:table-cell office:value-type="string" calcext:value-type="string">
            <text:p>MoGd</text:p>
          </table:table-cell>
          <table:table-cell office:value-type="float" office:value="0.51512694" calcext:value-type="float">
            <text:p>0.51512694</text:p>
          </table:table-cell>
          <table:table-cell office:value-type="float" office:value="3.9659" calcext:value-type="float">
            <text:p>3.9659</text:p>
          </table:table-cell>
          <table:table-cell office:value-type="float" office:value="1.18019394894467" calcext:value-type="float">
            <text:p>1.18019394894467</text:p>
          </table:table-cell>
        </table:table-row>
        <table:table-row table:style-name="ro1">
          <table:table-cell office:value-type="string" calcext:value-type="string">
            <text:p>SeNi</text:p>
          </table:table-cell>
          <table:table-cell office:value-type="float" office:value="0.5152914" calcext:value-type="float">
            <text:p>0.5152914</text:p>
          </table:table-cell>
          <table:table-cell office:value-type="float" office:value="3.2275" calcext:value-type="float">
            <text:p>3.2275</text:p>
          </table:table-cell>
          <table:table-cell office:value-type="float" office:value="2.14947380961893" calcext:value-type="float">
            <text:p>2.14947380961893</text:p>
          </table:table-cell>
        </table:table-row>
        <table:table-row table:style-name="ro1">
          <table:table-cell office:value-type="string" calcext:value-type="string">
            <text:p>SbBe</text:p>
          </table:table-cell>
          <table:table-cell office:value-type="float" office:value="0.51542014" calcext:value-type="float">
            <text:p>0.51542014</text:p>
          </table:table-cell>
          <table:table-cell office:value-type="float" office:value="3.5712" calcext:value-type="float">
            <text:p>3.5712</text:p>
          </table:table-cell>
          <table:table-cell office:value-type="float" office:value="2.26002268737447" calcext:value-type="float">
            <text:p>2.26002268737447</text:p>
          </table:table-cell>
        </table:table-row>
        <table:table-row table:style-name="ro1">
          <table:table-cell office:value-type="string" calcext:value-type="string">
            <text:p>PdAs</text:p>
          </table:table-cell>
          <table:table-cell office:value-type="float" office:value="0.5158827" calcext:value-type="float">
            <text:p>0.5158827</text:p>
          </table:table-cell>
          <table:table-cell office:value-type="float" office:value="3.4746" calcext:value-type="float">
            <text:p>3.4746</text:p>
          </table:table-cell>
          <table:table-cell office:value-type="float" office:value="1.64012318579048" calcext:value-type="float">
            <text:p>1.64012318579048</text:p>
          </table:table-cell>
        </table:table-row>
        <table:table-row table:style-name="ro1">
          <table:table-cell office:value-type="string" calcext:value-type="string">
            <text:p>TeRe</text:p>
          </table:table-cell>
          <table:table-cell office:value-type="float" office:value="0.51595163" calcext:value-type="float">
            <text:p>0.51595163</text:p>
          </table:table-cell>
          <table:table-cell office:value-type="float" office:value="3.6848" calcext:value-type="float">
            <text:p>3.6848</text:p>
          </table:table-cell>
          <table:table-cell office:value-type="float" office:value="0.954395787632024" calcext:value-type="float">
            <text:p>0.954395787632024</text:p>
          </table:table-cell>
        </table:table-row>
        <table:table-row table:style-name="ro1">
          <table:table-cell office:value-type="string" calcext:value-type="string">
            <text:p>GaBi</text:p>
          </table:table-cell>
          <table:table-cell office:value-type="float" office:value="0.5165638" calcext:value-type="float">
            <text:p>0.5165638</text:p>
          </table:table-cell>
          <table:table-cell office:value-type="float" office:value="4.3161" calcext:value-type="float">
            <text:p>4.3161</text:p>
          </table:table-cell>
          <table:table-cell office:value-type="float" office:value="1.07331481849713" calcext:value-type="float">
            <text:p>1.07331481849713</text:p>
          </table:table-cell>
        </table:table-row>
        <table:table-row table:style-name="ro1">
          <table:table-cell office:value-type="string" calcext:value-type="string">
            <text:p>RuGd</text:p>
          </table:table-cell>
          <table:table-cell office:value-type="float" office:value="0.5169143" calcext:value-type="float">
            <text:p>0.5169143</text:p>
          </table:table-cell>
          <table:table-cell office:value-type="float" office:value="4.0303" calcext:value-type="float">
            <text:p>4.0303</text:p>
          </table:table-cell>
          <table:table-cell office:value-type="float" office:value="1.15702755090976" calcext:value-type="float">
            <text:p>1.15702755090976</text:p>
          </table:table-cell>
        </table:table-row>
        <table:table-row table:style-name="ro1">
          <table:table-cell office:value-type="string" calcext:value-type="string">
            <text:p>CuTl</text:p>
          </table:table-cell>
          <table:table-cell office:value-type="float" office:value="0.5173069" calcext:value-type="float">
            <text:p>0.5173069</text:p>
          </table:table-cell>
          <table:table-cell office:value-type="float" office:value="3.9918" calcext:value-type="float">
            <text:p>3.9918</text:p>
          </table:table-cell>
          <table:table-cell office:value-type="float" office:value="1.11599379257932" calcext:value-type="float">
            <text:p>1.11599379257932</text:p>
          </table:table-cell>
        </table:table-row>
        <table:table-row table:style-name="ro1">
          <table:table-cell office:value-type="string" calcext:value-type="string">
            <text:p>ScSb</text:p>
          </table:table-cell>
          <table:table-cell office:value-type="float" office:value="0.51877403" calcext:value-type="float">
            <text:p>0.51877403</text:p>
          </table:table-cell>
          <table:table-cell office:value-type="float" office:value="4.1149" calcext:value-type="float">
            <text:p>4.1149</text:p>
          </table:table-cell>
          <table:table-cell office:value-type="float" office:value="1.78144501842385" calcext:value-type="float">
            <text:p>1.78144501842385</text:p>
          </table:table-cell>
        </table:table-row>
        <table:table-row table:style-name="ro1">
          <table:table-cell office:value-type="string" calcext:value-type="string">
            <text:p>BiGa</text:p>
          </table:table-cell>
          <table:table-cell office:value-type="float" office:value="0.51882577" calcext:value-type="float">
            <text:p>0.51882577</text:p>
          </table:table-cell>
          <table:table-cell office:value-type="float" office:value="3.8672" calcext:value-type="float">
            <text:p>3.8672</text:p>
          </table:table-cell>
          <table:table-cell office:value-type="float" office:value="1.07331481849713" calcext:value-type="float">
            <text:p>1.07331481849713</text:p>
          </table:table-cell>
        </table:table-row>
        <table:table-row table:style-name="ro1">
          <table:table-cell office:value-type="string" calcext:value-type="string">
            <text:p>SnAu</text:p>
          </table:table-cell>
          <table:table-cell office:value-type="float" office:value="0.5189861" calcext:value-type="float">
            <text:p>0.5189861</text:p>
          </table:table-cell>
          <table:table-cell office:value-type="float" office:value="3.9881" calcext:value-type="float">
            <text:p>3.9881</text:p>
          </table:table-cell>
          <table:table-cell office:value-type="float" office:value="0.948797084775444" calcext:value-type="float">
            <text:p>0.948797084775444</text:p>
          </table:table-cell>
        </table:table-row>
        <table:table-row table:style-name="ro1">
          <table:table-cell office:value-type="string" calcext:value-type="string">
            <text:p>FeSc</text:p>
          </table:table-cell>
          <table:table-cell office:value-type="float" office:value="0.51916087" calcext:value-type="float">
            <text:p>0.51916087</text:p>
          </table:table-cell>
          <table:table-cell office:value-type="float" office:value="3.7897" calcext:value-type="float">
            <text:p>3.7897</text:p>
          </table:table-cell>
          <table:table-cell office:value-type="float" office:value="2.91242745514624" calcext:value-type="float">
            <text:p>2.91242745514624</text:p>
          </table:table-cell>
        </table:table-row>
        <table:table-row table:style-name="ro1">
          <table:table-cell office:value-type="string" calcext:value-type="string">
            <text:p>NbY</text:p>
          </table:table-cell>
          <table:table-cell office:value-type="float" office:value="0.5191855" calcext:value-type="float">
            <text:p>0.5191855</text:p>
          </table:table-cell>
          <table:table-cell office:value-type="float" office:value="4.1077" calcext:value-type="float">
            <text:p>4.1077</text:p>
          </table:table-cell>
          <table:table-cell office:value-type="float" office:value="1.63594710014632" calcext:value-type="float">
            <text:p>1.63594710014632</text:p>
          </table:table-cell>
        </table:table-row>
        <table:table-row table:style-name="ro1">
          <table:table-cell office:value-type="string" calcext:value-type="string">
            <text:p>ZnSb</text:p>
          </table:table-cell>
          <table:table-cell office:value-type="float" office:value="0.5195024" calcext:value-type="float">
            <text:p>0.5195024</text:p>
          </table:table-cell>
          <table:table-cell office:value-type="float" office:value="4.0866" calcext:value-type="float">
            <text:p>4.0866</text:p>
          </table:table-cell>
          <table:table-cell office:value-type="float" office:value="1.58987074275464" calcext:value-type="float">
            <text:p>1.58987074275464</text:p>
          </table:table-cell>
        </table:table-row>
        <table:table-row table:style-name="ro1">
          <table:table-cell office:value-type="string" calcext:value-type="string">
            <text:p>TiLa</text:p>
          </table:table-cell>
          <table:table-cell office:value-type="float" office:value="0.5196389" calcext:value-type="float">
            <text:p>0.5196389</text:p>
          </table:table-cell>
          <table:table-cell office:value-type="float" office:value="4.3545" calcext:value-type="float">
            <text:p>4.3545</text:p>
          </table:table-cell>
          <table:table-cell office:value-type="float" office:value="1.59319236429753" calcext:value-type="float">
            <text:p>1.59319236429753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float" office:value="0.5197586" calcext:value-type="float">
            <text:p>0.5197586</text:p>
          </table:table-cell>
          <table:table-cell office:value-type="float" office:value="3.6735" calcext:value-type="float">
            <text:p>3.6735</text:p>
          </table:table-cell>
          <table:table-cell office:value-type="float" office:value="1.33224404972626" calcext:value-type="float">
            <text:p>1.33224404972626</text:p>
          </table:table-cell>
        </table:table-row>
        <table:table-row table:style-name="ro1">
          <table:table-cell office:value-type="string" calcext:value-type="string">
            <text:p>BiIr</text:p>
          </table:table-cell>
          <table:table-cell office:value-type="float" office:value="0.5199848" calcext:value-type="float">
            <text:p>0.5199848</text:p>
          </table:table-cell>
          <table:table-cell office:value-type="float" office:value="3.7739" calcext:value-type="float">
            <text:p>3.7739</text:p>
          </table:table-cell>
          <table:table-cell office:value-type="float" office:value="0.748060678259296" calcext:value-type="float">
            <text:p>0.748060678259296</text:p>
          </table:table-cell>
        </table:table-row>
        <table:table-row table:style-name="ro1">
          <table:table-cell office:value-type="string" calcext:value-type="string">
            <text:p>SeSe</text:p>
          </table:table-cell>
          <table:table-cell office:value-type="float" office:value="0.52050203" calcext:value-type="float">
            <text:p>0.52050203</text:p>
          </table:table-cell>
          <table:table-cell office:value-type="float" office:value="3.8793" calcext:value-type="float">
            <text:p>3.8793</text:p>
          </table:table-cell>
          <table:table-cell office:value-type="float" office:value="1.87880466612511" calcext:value-type="float">
            <text:p>1.87880466612511</text:p>
          </table:table-cell>
        </table:table-row>
        <table:table-row table:style-name="ro1">
          <table:table-cell office:value-type="string" calcext:value-type="string">
            <text:p>CeTe</text:p>
          </table:table-cell>
          <table:table-cell office:value-type="float" office:value="0.52358365" calcext:value-type="float">
            <text:p>0.52358365</text:p>
          </table:table-cell>
          <table:table-cell office:value-type="float" office:value="4.1867" calcext:value-type="float">
            <text:p>4.1867</text:p>
          </table:table-cell>
          <table:table-cell office:value-type="float" office:value="1.11687301853122" calcext:value-type="float">
            <text:p>1.11687301853122</text:p>
          </table:table-cell>
        </table:table-row>
        <table:table-row table:style-name="ro1">
          <table:table-cell office:value-type="string" calcext:value-type="string">
            <text:p>AsTl</text:p>
          </table:table-cell>
          <table:table-cell office:value-type="float" office:value="0.52429426" calcext:value-type="float">
            <text:p>0.52429426</text:p>
          </table:table-cell>
          <table:table-cell office:value-type="float" office:value="4.0868" calcext:value-type="float">
            <text:p>4.0868</text:p>
          </table:table-cell>
          <table:table-cell office:value-type="float" office:value="1.07102812636277" calcext:value-type="float">
            <text:p>1.07102812636277</text:p>
          </table:table-cell>
        </table:table-row>
        <table:table-row table:style-name="ro1">
          <table:table-cell office:value-type="string" calcext:value-type="string">
            <text:p>ZnCd</text:p>
          </table:table-cell>
          <table:table-cell office:value-type="float" office:value="0.52509755" calcext:value-type="float">
            <text:p>0.52509755</text:p>
          </table:table-cell>
          <table:table-cell office:value-type="float" office:value="4.0599" calcext:value-type="float">
            <text:p>4.0599</text:p>
          </table:table-cell>
          <table:table-cell office:value-type="float" office:value="1.67206156118578" calcext:value-type="float">
            <text:p>1.67206156118578</text:p>
          </table:table-cell>
        </table:table-row>
        <table:table-row table:style-name="ro1">
          <table:table-cell office:value-type="string" calcext:value-type="string">
            <text:p>BiCd</text:p>
          </table:table-cell>
          <table:table-cell office:value-type="float" office:value="0.5255872" calcext:value-type="float">
            <text:p>0.5255872</text:p>
          </table:table-cell>
          <table:table-cell office:value-type="float" office:value="4.1908" calcext:value-type="float">
            <text:p>4.1908</text:p>
          </table:table-cell>
          <table:table-cell office:value-type="float" office:value="0.932083272788496" calcext:value-type="float">
            <text:p>0.932083272788496</text:p>
          </table:table-cell>
        </table:table-row>
        <table:table-row table:style-name="ro1">
          <table:table-cell office:value-type="string" calcext:value-type="string">
            <text:p>SnSe</text:p>
          </table:table-cell>
          <table:table-cell office:value-type="float" office:value="0.5261424" calcext:value-type="float">
            <text:p>0.5261424</text:p>
          </table:table-cell>
          <table:table-cell office:value-type="float" office:value="3.9701" calcext:value-type="float">
            <text:p>3.9701</text:p>
          </table:table-cell>
          <table:table-cell office:value-type="float" office:value="1.5066831654308" calcext:value-type="float">
            <text:p>1.5066831654308</text:p>
          </table:table-cell>
        </table:table-row>
        <table:table-row table:style-name="ro1">
          <table:table-cell office:value-type="string" calcext:value-type="string">
            <text:p>GeCs</text:p>
          </table:table-cell>
          <table:table-cell office:value-type="float" office:value="0.5263009" calcext:value-type="float">
            <text:p>0.5263009</text:p>
          </table:table-cell>
          <table:table-cell office:value-type="float" office:value="5" calcext:value-type="float">
            <text:p>5</text:p>
          </table:table-cell>
          <table:table-cell office:value-type="float" office:value="1.44979170347288" calcext:value-type="float">
            <text:p>1.44979170347288</text:p>
          </table:table-cell>
        </table:table-row>
        <table:table-row table:style-name="ro1">
          <table:table-cell office:value-type="string" calcext:value-type="string">
            <text:p>GeIr</text:p>
          </table:table-cell>
          <table:table-cell office:value-type="float" office:value="0.52639216" calcext:value-type="float">
            <text:p>0.52639216</text:p>
          </table:table-cell>
          <table:table-cell office:value-type="float" office:value="3.5083" calcext:value-type="float">
            <text:p>3.5083</text:p>
          </table:table-cell>
          <table:table-cell office:value-type="float" office:value="1.1287930207172" calcext:value-type="float">
            <text:p>1.1287930207172</text:p>
          </table:table-cell>
        </table:table-row>
        <table:table-row table:style-name="ro1">
          <table:table-cell office:value-type="string" calcext:value-type="string">
            <text:p>ZnCs</text:p>
          </table:table-cell>
          <table:table-cell office:value-type="float" office:value="0.5266118" calcext:value-type="float">
            <text:p>0.5266118</text:p>
          </table:table-cell>
          <table:table-cell office:value-type="float" office:value="4.9102" calcext:value-type="float">
            <text:p>4.9102</text:p>
          </table:table-cell>
          <table:table-cell office:value-type="float" office:value="1.50186051139937" calcext:value-type="float">
            <text:p>1.50186051139937</text:p>
          </table:table-cell>
        </table:table-row>
        <table:table-row table:style-name="ro1">
          <table:table-cell office:value-type="string" calcext:value-type="string">
            <text:p>SeRe</text:p>
          </table:table-cell>
          <table:table-cell office:value-type="float" office:value="0.5269378" calcext:value-type="float">
            <text:p>0.5269378</text:p>
          </table:table-cell>
          <table:table-cell office:value-type="float" office:value="3.5078" calcext:value-type="float">
            <text:p>3.5078</text:p>
          </table:table-cell>
          <table:table-cell office:value-type="float" office:value="1.12748825630944" calcext:value-type="float">
            <text:p>1.12748825630944</text:p>
          </table:table-cell>
        </table:table-row>
        <table:table-row table:style-name="ro1">
          <table:table-cell office:value-type="string" calcext:value-type="string">
            <text:p>FePd</text:p>
          </table:table-cell>
          <table:table-cell office:value-type="float" office:value="0.5274565" calcext:value-type="float">
            <text:p>0.5274565</text:p>
          </table:table-cell>
          <table:table-cell office:value-type="float" office:value="3.4495" calcext:value-type="float">
            <text:p>3.4495</text:p>
          </table:table-cell>
          <table:table-cell office:value-type="float" office:value="1.82941592782863" calcext:value-type="float">
            <text:p>1.82941592782863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office:value-type="float" office:value="0.5275427" calcext:value-type="float">
            <text:p>0.5275427</text:p>
          </table:table-cell>
          <table:table-cell office:value-type="float" office:value="3.8313" calcext:value-type="float">
            <text:p>3.8313</text:p>
          </table:table-cell>
          <table:table-cell office:value-type="float" office:value="2.88183326796627" calcext:value-type="float">
            <text:p>2.88183326796627</text:p>
          </table:table-cell>
        </table:table-row>
        <table:table-row table:style-name="ro1">
          <table:table-cell office:value-type="string" calcext:value-type="string">
            <text:p>SiAl</text:p>
          </table:table-cell>
          <table:table-cell office:value-type="float" office:value="0.528417" calcext:value-type="float">
            <text:p>0.528417</text:p>
          </table:table-cell>
          <table:table-cell office:value-type="float" office:value="3.5321" calcext:value-type="float">
            <text:p>3.5321</text:p>
          </table:table-cell>
          <table:table-cell office:value-type="float" office:value="5.20532846798033" calcext:value-type="float">
            <text:p>5.20532846798033</text:p>
          </table:table-cell>
        </table:table-row>
        <table:table-row table:style-name="ro1">
          <table:table-cell office:value-type="string" calcext:value-type="string">
            <text:p>SeZn</text:p>
          </table:table-cell>
          <table:table-cell office:value-type="float" office:value="0.52996576" calcext:value-type="float">
            <text:p>0.52996576</text:p>
          </table:table-cell>
          <table:table-cell office:value-type="float" office:value="3.7326" calcext:value-type="float">
            <text:p>3.7326</text:p>
          </table:table-cell>
          <table:table-cell office:value-type="float" office:value="2.05153819568687" calcext:value-type="float">
            <text:p>2.05153819568687</text:p>
          </table:table-cell>
        </table:table-row>
        <table:table-row table:style-name="ro1">
          <table:table-cell office:value-type="string" calcext:value-type="string">
            <text:p>AgIr</text:p>
          </table:table-cell>
          <table:table-cell office:value-type="float" office:value="0.53016603" calcext:value-type="float">
            <text:p>0.53016603</text:p>
          </table:table-cell>
          <table:table-cell office:value-type="float" office:value="3.5156" calcext:value-type="float">
            <text:p>3.5156</text:p>
          </table:table-cell>
          <table:table-cell office:value-type="float" office:value="0.997601457059905" calcext:value-type="float">
            <text:p>0.997601457059905</text:p>
          </table:table-cell>
        </table:table-row>
        <table:table-row table:style-name="ro1">
          <table:table-cell office:value-type="string" calcext:value-type="string">
            <text:p>PbSn</text:p>
          </table:table-cell>
          <table:table-cell office:value-type="float" office:value="0.5302184" calcext:value-type="float">
            <text:p>0.5302184</text:p>
          </table:table-cell>
          <table:table-cell office:value-type="float" office:value="4.0787" calcext:value-type="float">
            <text:p>4.0787</text:p>
          </table:table-cell>
          <table:table-cell office:value-type="float" office:value="0.919279142533899" calcext:value-type="float">
            <text:p>0.919279142533899</text:p>
          </table:table-cell>
        </table:table-row>
        <table:table-row table:style-name="ro1">
          <table:table-cell office:value-type="string" calcext:value-type="string">
            <text:p>HgOs</text:p>
          </table:table-cell>
          <table:table-cell office:value-type="float" office:value="0.5304872" calcext:value-type="float">
            <text:p>0.5304872</text:p>
          </table:table-cell>
          <table:table-cell office:value-type="float" office:value="3.6268" calcext:value-type="float">
            <text:p>3.6268</text:p>
          </table:table-cell>
          <table:table-cell office:value-type="float" office:value="0.76777134652005" calcext:value-type="float">
            <text:p>0.76777134652005</text:p>
          </table:table-cell>
        </table:table-row>
        <table:table-row table:style-name="ro1">
          <table:table-cell office:value-type="string" calcext:value-type="string">
            <text:p>SnSb</text:p>
          </table:table-cell>
          <table:table-cell office:value-type="float" office:value="0.5304962" calcext:value-type="float">
            <text:p>0.5304962</text:p>
          </table:table-cell>
          <table:table-cell office:value-type="float" office:value="4.2599" calcext:value-type="float">
            <text:p>4.2599</text:p>
          </table:table-cell>
          <table:table-cell office:value-type="float" office:value="1.24184671298844" calcext:value-type="float">
            <text:p>1.24184671298844</text:p>
          </table:table-cell>
        </table:table-row>
        <table:table-row table:style-name="ro1">
          <table:table-cell office:value-type="string" calcext:value-type="string">
            <text:p>NiOs</text:p>
          </table:table-cell>
          <table:table-cell office:value-type="float" office:value="0.5305121" calcext:value-type="float">
            <text:p>0.5305121</text:p>
          </table:table-cell>
          <table:table-cell office:value-type="float" office:value="3.4075" calcext:value-type="float">
            <text:p>3.4075</text:p>
          </table:table-cell>
          <table:table-cell office:value-type="float" office:value="1.20017994244985" calcext:value-type="float">
            <text:p>1.20017994244985</text:p>
          </table:table-cell>
        </table:table-row>
        <table:table-row table:style-name="ro1">
          <table:table-cell office:value-type="string" calcext:value-type="string">
            <text:p>KRe</text:p>
          </table:table-cell>
          <table:table-cell office:value-type="float" office:value="0.5314981" calcext:value-type="float">
            <text:p>0.5314981</text:p>
          </table:table-cell>
          <table:table-cell office:value-type="float" office:value="3.7197" calcext:value-type="float">
            <text:p>3.7197</text:p>
          </table:table-cell>
          <table:table-cell office:value-type="float" office:value="1.32432516710965" calcext:value-type="float">
            <text:p>1.32432516710965</text:p>
          </table:table-cell>
        </table:table-row>
        <table:table-row table:style-name="ro1">
          <table:table-cell office:value-type="string" calcext:value-type="string">
            <text:p>SbRe</text:p>
          </table:table-cell>
          <table:table-cell office:value-type="float" office:value="0.53248954" calcext:value-type="float">
            <text:p>0.53248954</text:p>
          </table:table-cell>
          <table:table-cell office:value-type="float" office:value="3.5268" calcext:value-type="float">
            <text:p>3.5268</text:p>
          </table:table-cell>
          <table:table-cell office:value-type="float" office:value="0.972318089646505" calcext:value-type="float">
            <text:p>0.972318089646505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float" office:value="0.53249604" calcext:value-type="float">
            <text:p>0.53249604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99319977836197" calcext:value-type="float">
            <text:p>1.99319977836197</text:p>
          </table:table-cell>
        </table:table-row>
        <table:table-row table:style-name="ro1">
          <table:table-cell office:value-type="string" calcext:value-type="string">
            <text:p>SnHg</text:p>
          </table:table-cell>
          <table:table-cell office:value-type="float" office:value="0.5326857" calcext:value-type="float">
            <text:p>0.5326857</text:p>
          </table:table-cell>
          <table:table-cell office:value-type="float" office:value="4.1106" calcext:value-type="float">
            <text:p>4.1106</text:p>
          </table:table-cell>
          <table:table-cell office:value-type="float" office:value="0.938131100580776" calcext:value-type="float">
            <text:p>0.938131100580776</text:p>
          </table:table-cell>
        </table:table-row>
        <table:table-row table:style-name="ro1">
          <table:table-cell office:value-type="string" calcext:value-type="string">
            <text:p>HgNi</text:p>
          </table:table-cell>
          <table:table-cell office:value-type="float" office:value="0.5333059" calcext:value-type="float">
            <text:p>0.5333059</text:p>
          </table:table-cell>
          <table:table-cell office:value-type="float" office:value="3.4417" calcext:value-type="float">
            <text:p>3.4417</text:p>
          </table:table-cell>
          <table:table-cell office:value-type="float" office:value="1.15277802875575" calcext:value-type="float">
            <text:p>1.15277802875575</text:p>
          </table:table-cell>
        </table:table-row>
        <table:table-row table:style-name="ro1">
          <table:table-cell office:value-type="string" calcext:value-type="string">
            <text:p>CoTc</text:p>
          </table:table-cell>
          <table:table-cell office:value-type="float" office:value="0.5336081" calcext:value-type="float">
            <text:p>0.5336081</text:p>
          </table:table-cell>
          <table:table-cell office:value-type="float" office:value="3.4188" calcext:value-type="float">
            <text:p>3.4188</text:p>
          </table:table-cell>
          <table:table-cell office:value-type="float" office:value="1.89039536653019" calcext:value-type="float">
            <text:p>1.89039536653019</text:p>
          </table:table-cell>
        </table:table-row>
        <table:table-row table:style-name="ro1">
          <table:table-cell office:value-type="string" calcext:value-type="string">
            <text:p>RuW</text:p>
          </table:table-cell>
          <table:table-cell office:value-type="float" office:value="0.53373057" calcext:value-type="float">
            <text:p>0.53373057</text:p>
          </table:table-cell>
          <table:table-cell office:value-type="float" office:value="3.4062" calcext:value-type="float">
            <text:p>3.4062</text:p>
          </table:table-cell>
          <table:table-cell office:value-type="float" office:value="1.05017882234188" calcext:value-type="float">
            <text:p>1.05017882234188</text:p>
          </table:table-cell>
        </table:table-row>
        <table:table-row table:style-name="ro1">
          <table:table-cell office:value-type="string" calcext:value-type="string">
            <text:p>GdAs</text:p>
          </table:table-cell>
          <table:table-cell office:value-type="float" office:value="0.5339216" calcext:value-type="float">
            <text:p>0.5339216</text:p>
          </table:table-cell>
          <table:table-cell office:value-type="float" office:value="3.8699" calcext:value-type="float">
            <text:p>3.8699</text:p>
          </table:table-cell>
          <table:table-cell office:value-type="float" office:value="1.28566279054244" calcext:value-type="float">
            <text:p>1.28566279054244</text:p>
          </table:table-cell>
        </table:table-row>
        <table:table-row table:style-name="ro1">
          <table:table-cell office:value-type="string" calcext:value-type="string">
            <text:p>CdPb</text:p>
          </table:table-cell>
          <table:table-cell office:value-type="float" office:value="0.53406775" calcext:value-type="float">
            <text:p>0.53406775</text:p>
          </table:table-cell>
          <table:table-cell office:value-type="float" office:value="4.314" calcext:value-type="float">
            <text:p>4.314</text:p>
          </table:table-cell>
          <table:table-cell office:value-type="float" office:value="0.937226800256711" calcext:value-type="float">
            <text:p>0.937226800256711</text:p>
          </table:table-cell>
        </table:table-row>
        <table:table-row table:style-name="ro1">
          <table:table-cell office:value-type="string" calcext:value-type="string">
            <text:p>BiIn</text:p>
          </table:table-cell>
          <table:table-cell office:value-type="float" office:value="0.53473604" calcext:value-type="float">
            <text:p>0.53473604</text:p>
          </table:table-cell>
          <table:table-cell office:value-type="float" office:value="4.2062" calcext:value-type="float">
            <text:p>4.2062</text:p>
          </table:table-cell>
          <table:table-cell office:value-type="float" office:value="0.925218609677151" calcext:value-type="float">
            <text:p>0.925218609677151</text:p>
          </table:table-cell>
        </table:table-row>
        <table:table-row table:style-name="ro1">
          <table:table-cell office:value-type="string" calcext:value-type="string">
            <text:p>BiCu</text:p>
          </table:table-cell>
          <table:table-cell office:value-type="float" office:value="0.5347787" calcext:value-type="float">
            <text:p>0.5347787</text:p>
          </table:table-cell>
          <table:table-cell office:value-type="float" office:value="3.755" calcext:value-type="float">
            <text:p>3.755</text:p>
          </table:table-cell>
          <table:table-cell office:value-type="float" office:value="1.09737528062943" calcext:value-type="float">
            <text:p>1.09737528062943</text:p>
          </table:table-cell>
        </table:table-row>
        <table:table-row table:style-name="ro1">
          <table:table-cell office:value-type="string" calcext:value-type="string">
            <text:p>SeIn</text:p>
          </table:table-cell>
          <table:table-cell office:value-type="float" office:value="0.5351031" calcext:value-type="float">
            <text:p>0.5351031</text:p>
          </table:table-cell>
          <table:table-cell office:value-type="float" office:value="4.0016" calcext:value-type="float">
            <text:p>4.0016</text:p>
          </table:table-cell>
          <table:table-cell office:value-type="float" office:value="1.53647969312479" calcext:value-type="float">
            <text:p>1.53647969312479</text:p>
          </table:table-cell>
        </table:table-row>
        <table:table-row table:style-name="ro1">
          <table:table-cell office:value-type="string" calcext:value-type="string">
            <text:p>PdGe</text:p>
          </table:table-cell>
          <table:table-cell office:value-type="float" office:value="0.5353763" calcext:value-type="float">
            <text:p>0.5353763</text:p>
          </table:table-cell>
          <table:table-cell office:value-type="float" office:value="3.5049" calcext:value-type="float">
            <text:p>3.5049</text:p>
          </table:table-cell>
          <table:table-cell office:value-type="float" office:value="1.66067473760162" calcext:value-type="float">
            <text:p>1.66067473760162</text:p>
          </table:table-cell>
        </table:table-row>
        <table:table-row table:style-name="ro1">
          <table:table-cell office:value-type="string" calcext:value-type="string">
            <text:p>AlIr</text:p>
          </table:table-cell>
          <table:table-cell office:value-type="float" office:value="0.5356003" calcext:value-type="float">
            <text:p>0.5356003</text:p>
          </table:table-cell>
          <table:table-cell office:value-type="float" office:value="3.4179" calcext:value-type="float">
            <text:p>3.4179</text:p>
          </table:table-cell>
          <table:table-cell office:value-type="float" office:value="1.36071816492726" calcext:value-type="float">
            <text:p>1.36071816492726</text:p>
          </table:table-cell>
        </table:table-row>
        <table:table-row table:style-name="ro1">
          <table:table-cell office:value-type="string" calcext:value-type="string">
            <text:p>SbAs</text:p>
          </table:table-cell>
          <table:table-cell office:value-type="float" office:value="0.5360899" calcext:value-type="float">
            <text:p>0.5360899</text:p>
          </table:table-cell>
          <table:table-cell office:value-type="float" office:value="4.2012" calcext:value-type="float">
            <text:p>4.2012</text:p>
          </table:table-cell>
          <table:table-cell office:value-type="float" office:value="1.5141401770668" calcext:value-type="float">
            <text:p>1.5141401770668</text:p>
          </table:table-cell>
        </table:table-row>
        <table:table-row table:style-name="ro1">
          <table:table-cell office:value-type="string" calcext:value-type="string">
            <text:p>SnIr</text:p>
          </table:table-cell>
          <table:table-cell office:value-type="float" office:value="0.5363028" calcext:value-type="float">
            <text:p>0.5363028</text:p>
          </table:table-cell>
          <table:table-cell office:value-type="float" office:value="3.5947" calcext:value-type="float">
            <text:p>3.5947</text:p>
          </table:table-cell>
          <table:table-cell office:value-type="float" office:value="0.96315085273547" calcext:value-type="float">
            <text:p>0.96315085273547</text:p>
          </table:table-cell>
        </table:table-row>
        <table:table-row table:style-name="ro1">
          <table:table-cell office:value-type="string" calcext:value-type="string">
            <text:p>SeSb</text:p>
          </table:table-cell>
          <table:table-cell office:value-type="float" office:value="0.53632164" calcext:value-type="float">
            <text:p>0.53632164</text:p>
          </table:table-cell>
          <table:table-cell office:value-type="float" office:value="4.0605" calcext:value-type="float">
            <text:p>4.0605</text:p>
          </table:table-cell>
          <table:table-cell office:value-type="float" office:value="1.48412845111081" calcext:value-type="float">
            <text:p>1.48412845111081</text:p>
          </table:table-cell>
        </table:table-row>
        <table:table-row table:style-name="ro1">
          <table:table-cell office:value-type="string" calcext:value-type="string">
            <text:p>PtTl</text:p>
          </table:table-cell>
          <table:table-cell office:value-type="float" office:value="0.5364313" calcext:value-type="float">
            <text:p>0.5364313</text:p>
          </table:table-cell>
          <table:table-cell office:value-type="float" office:value="4.0048" calcext:value-type="float">
            <text:p>4.0048</text:p>
          </table:table-cell>
          <table:table-cell office:value-type="float" office:value="0.751276202068756" calcext:value-type="float">
            <text:p>0.751276202068756</text:p>
          </table:table-cell>
        </table:table-row>
        <table:table-row table:style-name="ro1">
          <table:table-cell office:value-type="string" calcext:value-type="string">
            <text:p>ZnCu</text:p>
          </table:table-cell>
          <table:table-cell office:value-type="float" office:value="0.5365153" calcext:value-type="float">
            <text:p>0.5365153</text:p>
          </table:table-cell>
          <table:table-cell office:value-type="float" office:value="3.4389" calcext:value-type="float">
            <text:p>3.4389</text:p>
          </table:table-cell>
          <table:table-cell office:value-type="float" office:value="2.29114035115634" calcext:value-type="float">
            <text:p>2.29114035115634</text:p>
          </table:table-cell>
        </table:table-row>
        <table:table-row table:style-name="ro1">
          <table:table-cell office:value-type="string" calcext:value-type="string">
            <text:p>TeCo</text:p>
          </table:table-cell>
          <table:table-cell office:value-type="float" office:value="0.5370393" calcext:value-type="float">
            <text:p>0.5370393</text:p>
          </table:table-cell>
          <table:table-cell office:value-type="float" office:value="3.5034" calcext:value-type="float">
            <text:p>3.5034</text:p>
          </table:table-cell>
          <table:table-cell office:value-type="float" office:value="1.59520342731711" calcext:value-type="float">
            <text:p>1.59520342731711</text:p>
          </table:table-cell>
        </table:table-row>
        <table:table-row table:style-name="ro1">
          <table:table-cell office:value-type="string" calcext:value-type="string">
            <text:p>TePd</text:p>
          </table:table-cell>
          <table:table-cell office:value-type="float" office:value="0.53708947" calcext:value-type="float">
            <text:p>0.53708947</text:p>
          </table:table-cell>
          <table:table-cell office:value-type="float" office:value="3.7975" calcext:value-type="float">
            <text:p>3.7975</text:p>
          </table:table-cell>
          <table:table-cell office:value-type="float" office:value="1.27563755933397" calcext:value-type="float">
            <text:p>1.27563755933397</text:p>
          </table:table-cell>
        </table:table-row>
        <table:table-row table:style-name="ro1">
          <table:table-cell office:value-type="string" calcext:value-type="string">
            <text:p>AgBa</text:p>
          </table:table-cell>
          <table:table-cell office:value-type="float" office:value="0.537169" calcext:value-type="float">
            <text:p>0.537169</text:p>
          </table:table-cell>
          <table:table-cell office:value-type="float" office:value="4.8476" calcext:value-type="float">
            <text:p>4.8476</text:p>
          </table:table-cell>
          <table:table-cell office:value-type="float" office:value="1.21820640497251" calcext:value-type="float">
            <text:p>1.21820640497251</text:p>
          </table:table-cell>
        </table:table-row>
        <table:table-row table:style-name="ro1">
          <table:table-cell office:value-type="string" calcext:value-type="string">
            <text:p>InNa</text:p>
          </table:table-cell>
          <table:table-cell office:value-type="float" office:value="0.53776133" calcext:value-type="float">
            <text:p>0.53776133</text:p>
          </table:table-cell>
          <table:table-cell office:value-type="float" office:value="4.2158" calcext:value-type="float">
            <text:p>4.2158</text:p>
          </table:table-cell>
          <table:table-cell office:value-type="float" office:value="2.14711771375957" calcext:value-type="float">
            <text:p>2.14711771375957</text:p>
          </table:table-cell>
        </table:table-row>
        <table:table-row table:style-name="ro1">
          <table:table-cell office:value-type="string" calcext:value-type="string">
            <text:p>HfNd</text:p>
          </table:table-cell>
          <table:table-cell office:value-type="float" office:value="0.53782386" calcext:value-type="float">
            <text:p>0.53782386</text:p>
          </table:table-cell>
          <table:table-cell office:value-type="float" office:value="4.1802" calcext:value-type="float">
            <text:p>4.1802</text:p>
          </table:table-cell>
          <table:table-cell office:value-type="float" office:value="0.928247421642382" calcext:value-type="float">
            <text:p>0.928247421642382</text:p>
          </table:table-cell>
        </table:table-row>
        <table:table-row table:style-name="ro1">
          <table:table-cell office:value-type="string" calcext:value-type="string">
            <text:p>TiAg</text:p>
          </table:table-cell>
          <table:table-cell office:value-type="float" office:value="0.538319" calcext:value-type="float">
            <text:p>0.538319</text:p>
          </table:table-cell>
          <table:table-cell office:value-type="float" office:value="3.6607" calcext:value-type="float">
            <text:p>3.6607</text:p>
          </table:table-cell>
          <table:table-cell office:value-type="float" office:value="1.90466028323934" calcext:value-type="float">
            <text:p>1.90466028323934</text:p>
          </table:table-cell>
        </table:table-row>
        <table:table-row table:style-name="ro1">
          <table:table-cell office:value-type="string" calcext:value-type="string">
            <text:p>PtLi</text:p>
          </table:table-cell>
          <table:table-cell office:value-type="float" office:value="0.5383992" calcext:value-type="float">
            <text:p>0.5383992</text:p>
          </table:table-cell>
          <table:table-cell office:value-type="float" office:value="3.1112" calcext:value-type="float">
            <text:p>3.1112</text:p>
          </table:table-cell>
          <table:table-cell office:value-type="float" office:value="1.47468295599068" calcext:value-type="float">
            <text:p>1.47468295599068</text:p>
          </table:table-cell>
        </table:table-row>
        <table:table-row table:style-name="ro1">
          <table:table-cell office:value-type="string" calcext:value-type="string">
            <text:p>AgOs</text:p>
          </table:table-cell>
          <table:table-cell office:value-type="float" office:value="0.5384514" calcext:value-type="float">
            <text:p>0.5384514</text:p>
          </table:table-cell>
          <table:table-cell office:value-type="float" office:value="3.5162" calcext:value-type="float">
            <text:p>3.5162</text:p>
          </table:table-cell>
          <table:table-cell office:value-type="float" office:value="1.00418428383285" calcext:value-type="float">
            <text:p>1.0041842838328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.5386286" calcext:value-type="float">
            <text:p>0.5386286</text:p>
          </table:table-cell>
          <table:table-cell office:value-type="float" office:value="4.8391" calcext:value-type="float">
            <text:p>4.8391</text:p>
          </table:table-cell>
          <table:table-cell office:value-type="float" office:value="1.48301479150092" calcext:value-type="float">
            <text:p>1.48301479150092</text:p>
          </table:table-cell>
        </table:table-row>
        <table:table-row table:style-name="ro1">
          <table:table-cell office:value-type="string" calcext:value-type="string">
            <text:p>TcBe</text:p>
          </table:table-cell>
          <table:table-cell office:value-type="float" office:value="0.5391515" calcext:value-type="float">
            <text:p>0.5391515</text:p>
          </table:table-cell>
          <table:table-cell office:value-type="float" office:value="3.1752" calcext:value-type="float">
            <text:p>3.1752</text:p>
          </table:table-cell>
          <table:table-cell office:value-type="float" office:value="2.74802786818809" calcext:value-type="float">
            <text:p>2.74802786818809</text:p>
          </table:table-cell>
        </table:table-row>
        <table:table-row table:style-name="ro1">
          <table:table-cell office:value-type="string" calcext:value-type="string">
            <text:p>RuMg</text:p>
          </table:table-cell>
          <table:table-cell office:value-type="float" office:value="0.5392091" calcext:value-type="float">
            <text:p>0.5392091</text:p>
          </table:table-cell>
          <table:table-cell office:value-type="float" office:value="3.3285" calcext:value-type="float">
            <text:p>3.3285</text:p>
          </table:table-cell>
          <table:table-cell office:value-type="float" office:value="2.35502164272226" calcext:value-type="float">
            <text:p>2.35502164272226</text:p>
          </table:table-cell>
        </table:table-row>
        <table:table-row table:style-name="ro1">
          <table:table-cell office:value-type="string" calcext:value-type="string">
            <text:p>ZrNa</text:p>
          </table:table-cell>
          <table:table-cell office:value-type="float" office:value="0.53997654" calcext:value-type="float">
            <text:p>0.53997654</text:p>
          </table:table-cell>
          <table:table-cell office:value-type="float" office:value="3.8381" calcext:value-type="float">
            <text:p>3.8381</text:p>
          </table:table-cell>
          <table:table-cell office:value-type="float" office:value="2.57922396611054" calcext:value-type="float">
            <text:p>2.57922396611054</text:p>
          </table:table-cell>
        </table:table-row>
        <table:table-row table:style-name="ro1">
          <table:table-cell office:value-type="string" calcext:value-type="string">
            <text:p>PbOs</text:p>
          </table:table-cell>
          <table:table-cell office:value-type="float" office:value="0.54001427" calcext:value-type="float">
            <text:p>0.54001427</text:p>
          </table:table-cell>
          <table:table-cell office:value-type="float" office:value="3.7109" calcext:value-type="float">
            <text:p>3.7109</text:p>
          </table:table-cell>
          <table:table-cell office:value-type="float" office:value="0.755098303220082" calcext:value-type="float">
            <text:p>0.755098303220082</text:p>
          </table:table-cell>
        </table:table-row>
        <table:table-row table:style-name="ro1">
          <table:table-cell office:value-type="string" calcext:value-type="string">
            <text:p>RbMn</text:p>
          </table:table-cell>
          <table:table-cell office:value-type="float" office:value="0.54030603" calcext:value-type="float">
            <text:p>0.54030603</text:p>
          </table:table-cell>
          <table:table-cell office:value-type="float" office:value="3.8513" calcext:value-type="float">
            <text:p>3.8513</text:p>
          </table:table-cell>
          <table:table-cell office:value-type="float" office:value="2.10822496169115" calcext:value-type="float">
            <text:p>2.10822496169115</text:p>
          </table:table-cell>
        </table:table-row>
        <table:table-row table:style-name="ro1">
          <table:table-cell office:value-type="string" calcext:value-type="string">
            <text:p>BeLa</text:p>
          </table:table-cell>
          <table:table-cell office:value-type="float" office:value="0.540421" calcext:value-type="float">
            <text:p>0.540421</text:p>
          </table:table-cell>
          <table:table-cell office:value-type="float" office:value="4.3892" calcext:value-type="float">
            <text:p>4.3892</text:p>
          </table:table-cell>
          <table:table-cell office:value-type="float" office:value="2.00330628814856" calcext:value-type="float">
            <text:p>2.00330628814856</text:p>
          </table:table-cell>
        </table:table-row>
        <table:table-row table:style-name="ro1">
          <table:table-cell office:value-type="string" calcext:value-type="string">
            <text:p>HgTe</text:p>
          </table:table-cell>
          <table:table-cell office:value-type="float" office:value="0.54061294" calcext:value-type="float">
            <text:p>0.54061294</text:p>
          </table:table-cell>
          <table:table-cell office:value-type="float" office:value="4.2354" calcext:value-type="float">
            <text:p>4.2354</text:p>
          </table:table-cell>
          <table:table-cell office:value-type="float" office:value="0.912951035678403" calcext:value-type="float">
            <text:p>0.912951035678403</text:p>
          </table:table-cell>
        </table:table-row>
        <table:table-row table:style-name="ro1">
          <table:table-cell office:value-type="string" calcext:value-type="string">
            <text:p>SeSn</text:p>
          </table:table-cell>
          <table:table-cell office:value-type="float" office:value="0.5412004" calcext:value-type="float">
            <text:p>0.5412004</text:p>
          </table:table-cell>
          <table:table-cell office:value-type="float" office:value="3.9882" calcext:value-type="float">
            <text:p>3.9882</text:p>
          </table:table-cell>
          <table:table-cell office:value-type="float" office:value="1.5066831654308" calcext:value-type="float">
            <text:p>1.5066831654308</text:p>
          </table:table-cell>
        </table:table-row>
        <table:table-row table:style-name="ro1">
          <table:table-cell office:value-type="string" calcext:value-type="string">
            <text:p>MgTe</text:p>
          </table:table-cell>
          <table:table-cell office:value-type="float" office:value="0.54169995" calcext:value-type="float">
            <text:p>0.54169995</text:p>
          </table:table-cell>
          <table:table-cell office:value-type="float" office:value="4.0776" calcext:value-type="float">
            <text:p>4.0776</text:p>
          </table:table-cell>
          <table:table-cell office:value-type="float" office:value="1.95174790590931" calcext:value-type="float">
            <text:p>1.95174790590931</text:p>
          </table:table-cell>
        </table:table-row>
        <table:table-row table:style-name="ro1">
          <table:table-cell office:value-type="string" calcext:value-type="string">
            <text:p>SeBi</text:p>
          </table:table-cell>
          <table:table-cell office:value-type="float" office:value="0.542064" calcext:value-type="float">
            <text:p>0.542064</text:p>
          </table:table-cell>
          <table:table-cell office:value-type="float" office:value="4.1676" calcext:value-type="float">
            <text:p>4.1676</text:p>
          </table:table-cell>
          <table:table-cell office:value-type="float" office:value="1.0392411823007" calcext:value-type="float">
            <text:p>1.0392411823007</text:p>
          </table:table-cell>
        </table:table-row>
        <table:table-row table:style-name="ro1">
          <table:table-cell office:value-type="string" calcext:value-type="string">
            <text:p>AgGe</text:p>
          </table:table-cell>
          <table:table-cell office:value-type="float" office:value="0.5425722" calcext:value-type="float">
            <text:p>0.5425722</text:p>
          </table:table-cell>
          <table:table-cell office:value-type="float" office:value="3.6873" calcext:value-type="float">
            <text:p>3.6873</text:p>
          </table:table-cell>
          <table:table-cell office:value-type="float" office:value="1.64757081625321" calcext:value-type="float">
            <text:p>1.64757081625321</text:p>
          </table:table-cell>
        </table:table-row>
        <table:table-row table:style-name="ro1">
          <table:table-cell office:value-type="string" calcext:value-type="string">
            <text:p>MgCs</text:p>
          </table:table-cell>
          <table:table-cell office:value-type="float" office:value="0.54259217" calcext:value-type="float">
            <text:p>0.54259217</text:p>
          </table:table-cell>
          <table:table-cell office:value-type="float" office:value="5.0056" calcext:value-type="float">
            <text:p>5.0056</text:p>
          </table:table-cell>
          <table:table-cell office:value-type="float" office:value="1.88712437367152" calcext:value-type="float">
            <text:p>1.88712437367152</text:p>
          </table:table-cell>
        </table:table-row>
        <table:table-row table:style-name="ro1">
          <table:table-cell office:value-type="string" calcext:value-type="string">
            <text:p>TiTl</text:p>
          </table:table-cell>
          <table:table-cell office:value-type="float" office:value="0.54305303" calcext:value-type="float">
            <text:p>0.54305303</text:p>
          </table:table-cell>
          <table:table-cell office:value-type="float" office:value="3.7829" calcext:value-type="float">
            <text:p>3.7829</text:p>
          </table:table-cell>
          <table:table-cell office:value-type="float" office:value="1.1845384091423" calcext:value-type="float">
            <text:p>1.1845384091423</text:p>
          </table:table-cell>
        </table:table-row>
        <table:table-row table:style-name="ro1">
          <table:table-cell office:value-type="string" calcext:value-type="string">
            <text:p>BeW</text:p>
          </table:table-cell>
          <table:table-cell office:value-type="float" office:value="0.54315627" calcext:value-type="float">
            <text:p>0.54315627</text:p>
          </table:table-cell>
          <table:table-cell office:value-type="float" office:value="3.4546" calcext:value-type="float">
            <text:p>3.4546</text:p>
          </table:table-cell>
          <table:table-cell office:value-type="float" office:value="1.54374194343624" calcext:value-type="float">
            <text:p>1.54374194343624</text:p>
          </table:table-cell>
        </table:table-row>
        <table:table-row table:style-name="ro1">
          <table:table-cell office:value-type="string" calcext:value-type="string">
            <text:p>PbAg</text:p>
          </table:table-cell>
          <table:table-cell office:value-type="float" office:value="0.543414" calcext:value-type="float">
            <text:p>0.543414</text:p>
          </table:table-cell>
          <table:table-cell office:value-type="float" office:value="4.0301" calcext:value-type="float">
            <text:p>4.0301</text:p>
          </table:table-cell>
          <table:table-cell office:value-type="float" office:value="0.950611712925084" calcext:value-type="float">
            <text:p>0.950611712925084</text:p>
          </table:table-cell>
        </table:table-row>
        <table:table-row table:style-name="ro1">
          <table:table-cell office:value-type="string" calcext:value-type="string">
            <text:p>RbTc</text:p>
          </table:table-cell>
          <table:table-cell office:value-type="float" office:value="0.54351074" calcext:value-type="float">
            <text:p>0.54351074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62142406184256" calcext:value-type="float">
            <text:p>1.62142406184256</text:p>
          </table:table-cell>
        </table:table-row>
        <table:table-row table:style-name="ro1">
          <table:table-cell office:value-type="string" calcext:value-type="string">
            <text:p>TeSi</text:p>
          </table:table-cell>
          <table:table-cell office:value-type="float" office:value="0.54407674" calcext:value-type="float">
            <text:p>0.54407674</text:p>
          </table:table-cell>
          <table:table-cell office:value-type="float" office:value="3.7824" calcext:value-type="float">
            <text:p>3.7824</text:p>
          </table:table-cell>
          <table:table-cell office:value-type="float" office:value="1.90525672972451" calcext:value-type="float">
            <text:p>1.90525672972451</text:p>
          </table:table-cell>
        </table:table-row>
        <table:table-row table:style-name="ro1">
          <table:table-cell office:value-type="string" calcext:value-type="string">
            <text:p>PbTe</text:p>
          </table:table-cell>
          <table:table-cell office:value-type="float" office:value="0.54434294" calcext:value-type="float">
            <text:p>0.54434294</text:p>
          </table:table-cell>
          <table:table-cell office:value-type="float" office:value="4.2747" calcext:value-type="float">
            <text:p>4.2747</text:p>
          </table:table-cell>
          <table:table-cell office:value-type="float" office:value="0.895087859701545" calcext:value-type="float">
            <text:p>0.895087859701545</text:p>
          </table:table-cell>
        </table:table-row>
        <table:table-row table:style-name="ro1">
          <table:table-cell office:value-type="string" calcext:value-type="string">
            <text:p>TeCd</text:p>
          </table:table-cell>
          <table:table-cell office:value-type="float" office:value="0.5445281" calcext:value-type="float">
            <text:p>0.5445281</text:p>
          </table:table-cell>
          <table:table-cell office:value-type="float" office:value="4.0827" calcext:value-type="float">
            <text:p>4.0827</text:p>
          </table:table-cell>
          <table:table-cell office:value-type="float" office:value="1.2441920873725" calcext:value-type="float">
            <text:p>1.2441920873725</text:p>
          </table:table-cell>
        </table:table-row>
        <table:table-row table:style-name="ro1">
          <table:table-cell office:value-type="string" calcext:value-type="string">
            <text:p>TcMg</text:p>
          </table:table-cell>
          <table:table-cell office:value-type="float" office:value="0.54500765" calcext:value-type="float">
            <text:p>0.54500765</text:p>
          </table:table-cell>
          <table:table-cell office:value-type="float" office:value="3.3082" calcext:value-type="float">
            <text:p>3.3082</text:p>
          </table:table-cell>
          <table:table-cell office:value-type="float" office:value="2.4127092236247" calcext:value-type="float">
            <text:p>2.4127092236247</text:p>
          </table:table-cell>
        </table:table-row>
        <table:table-row table:style-name="ro1">
          <table:table-cell office:value-type="string" calcext:value-type="string">
            <text:p>SiSr</text:p>
          </table:table-cell>
          <table:table-cell office:value-type="float" office:value="0.54501474" calcext:value-type="float">
            <text:p>0.54501474</text:p>
          </table:table-cell>
          <table:table-cell office:value-type="float" office:value="4.4556" calcext:value-type="float">
            <text:p>4.4556</text:p>
          </table:table-cell>
          <table:table-cell office:value-type="float" office:value="2.54681825853968" calcext:value-type="float">
            <text:p>2.54681825853968</text:p>
          </table:table-cell>
        </table:table-row>
        <table:table-row table:style-name="ro1">
          <table:table-cell office:value-type="string" calcext:value-type="string">
            <text:p>ZrBa</text:p>
          </table:table-cell>
          <table:table-cell office:value-type="float" office:value="0.5451453" calcext:value-type="float">
            <text:p>0.5451453</text:p>
          </table:table-cell>
          <table:table-cell office:value-type="float" office:value="5.1418" calcext:value-type="float">
            <text:p>5.1418</text:p>
          </table:table-cell>
          <table:table-cell office:value-type="float" office:value="1.30576372681624" calcext:value-type="float">
            <text:p>1.30576372681624</text:p>
          </table:table-cell>
        </table:table-row>
        <table:table-row table:style-name="ro1">
          <table:table-cell office:value-type="string" calcext:value-type="string">
            <text:p>SeHg</text:p>
          </table:table-cell>
          <table:table-cell office:value-type="float" office:value="0.5453986" calcext:value-type="float">
            <text:p>0.5453986</text:p>
          </table:table-cell>
          <table:table-cell office:value-type="float" office:value="3.9819" calcext:value-type="float">
            <text:p>3.9819</text:p>
          </table:table-cell>
          <table:table-cell office:value-type="float" office:value="1.07009913374141" calcext:value-type="float">
            <text:p>1.07009913374141</text:p>
          </table:table-cell>
        </table:table-row>
        <table:table-row table:style-name="ro1">
          <table:table-cell office:value-type="string" calcext:value-type="string">
            <text:p>ZrSr</text:p>
          </table:table-cell>
          <table:table-cell office:value-type="float" office:value="0.54681724" calcext:value-type="float">
            <text:p>0.54681724</text:p>
          </table:table-cell>
          <table:table-cell office:value-type="float" office:value="4.2923" calcext:value-type="float">
            <text:p>4.2923</text:p>
          </table:table-cell>
          <table:table-cell office:value-type="float" office:value="1.66264708072049" calcext:value-type="float">
            <text:p>1.66264708072049</text:p>
          </table:table-cell>
        </table:table-row>
        <table:table-row table:style-name="ro1">
          <table:table-cell office:value-type="string" calcext:value-type="string">
            <text:p>GdGe</text:p>
          </table:table-cell>
          <table:table-cell office:value-type="float" office:value="0.547364" calcext:value-type="float">
            <text:p>0.547364</text:p>
          </table:table-cell>
          <table:table-cell office:value-type="float" office:value="3.8812" calcext:value-type="float">
            <text:p>3.8812</text:p>
          </table:table-cell>
          <table:table-cell office:value-type="float" office:value="1.29825701197121" calcext:value-type="float">
            <text:p>1.29825701197121</text:p>
          </table:table-cell>
        </table:table-row>
        <table:table-row table:style-name="ro1">
          <table:table-cell office:value-type="string" calcext:value-type="string">
            <text:p>NbGd</text:p>
          </table:table-cell>
          <table:table-cell office:value-type="float" office:value="0.5476588" calcext:value-type="float">
            <text:p>0.5476588</text:p>
          </table:table-cell>
          <table:table-cell office:value-type="float" office:value="4.0854" calcext:value-type="float">
            <text:p>4.0854</text:p>
          </table:table-cell>
          <table:table-cell office:value-type="float" office:value="1.19433510203405" calcext:value-type="float">
            <text:p>1.19433510203405</text:p>
          </table:table-cell>
        </table:table-row>
        <table:table-row table:style-name="ro1">
          <table:table-cell office:value-type="string" calcext:value-type="string">
            <text:p>ZnTe</text:p>
          </table:table-cell>
          <table:table-cell office:value-type="float" office:value="0.54776025" calcext:value-type="float">
            <text:p>0.54776025</text:p>
          </table:table-cell>
          <table:table-cell office:value-type="float" office:value="4.0954" calcext:value-type="float">
            <text:p>4.0954</text:p>
          </table:table-cell>
          <table:table-cell office:value-type="float" office:value="1.54250701489679" calcext:value-type="float">
            <text:p>1.54250701489679</text:p>
          </table:table-cell>
        </table:table-row>
        <table:table-row table:style-name="ro1">
          <table:table-cell office:value-type="string" calcext:value-type="string">
            <text:p>SiBe</text:p>
          </table:table-cell>
          <table:table-cell office:value-type="float" office:value="0.5480196" calcext:value-type="float">
            <text:p>0.5480196</text:p>
          </table:table-cell>
          <table:table-cell office:value-type="float" office:value="3.0279" calcext:value-type="float">
            <text:p>3.0279</text:p>
          </table:table-cell>
          <table:table-cell office:value-type="float" office:value="7.53665702744628" calcext:value-type="float">
            <text:p>7.53665702744628</text:p>
          </table:table-cell>
        </table:table-row>
        <table:table-row table:style-name="ro1">
          <table:table-cell office:value-type="string" calcext:value-type="string">
            <text:p>ZnIr</text:p>
          </table:table-cell>
          <table:table-cell office:value-type="float" office:value="0.54803944" calcext:value-type="float">
            <text:p>0.54803944</text:p>
          </table:table-cell>
          <table:table-cell office:value-type="float" office:value="3.4743" calcext:value-type="float">
            <text:p>3.4743</text:p>
          </table:table-cell>
          <table:table-cell office:value-type="float" office:value="1.1601082248973" calcext:value-type="float">
            <text:p>1.1601082248973</text:p>
          </table:table-cell>
        </table:table-row>
        <table:table-row table:style-name="ro1">
          <table:table-cell office:value-type="string" calcext:value-type="string">
            <text:p>TeSb</text:p>
          </table:table-cell>
          <table:table-cell office:value-type="float" office:value="0.5483826" calcext:value-type="float">
            <text:p>0.5483826</text:p>
          </table:table-cell>
          <table:table-cell office:value-type="float" office:value="4.1777" calcext:value-type="float">
            <text:p>4.1777</text:p>
          </table:table-cell>
          <table:table-cell office:value-type="float" office:value="1.19810374531933" calcext:value-type="float">
            <text:p>1.19810374531933</text:p>
          </table:table-cell>
        </table:table-row>
        <table:table-row table:style-name="ro1">
          <table:table-cell office:value-type="string" calcext:value-type="string">
            <text:p>SbGa</text:p>
          </table:table-cell>
          <table:table-cell office:value-type="float" office:value="0.548581" calcext:value-type="float">
            <text:p>0.548581</text:p>
          </table:table-cell>
          <table:table-cell office:value-type="float" office:value="3.8154" calcext:value-type="float">
            <text:p>3.8154</text:p>
          </table:table-cell>
          <table:table-cell office:value-type="float" office:value="1.55460872785849" calcext:value-type="float">
            <text:p>1.55460872785849</text:p>
          </table:table-cell>
        </table:table-row>
        <table:table-row table:style-name="ro1">
          <table:table-cell office:value-type="string" calcext:value-type="string">
            <text:p>AuCs</text:p>
          </table:table-cell>
          <table:table-cell office:value-type="float" office:value="0.54924256" calcext:value-type="float">
            <text:p>0.54924256</text:p>
          </table:table-cell>
          <table:table-cell office:value-type="float" office:value="4.8421" calcext:value-type="float">
            <text:p>4.8421</text:p>
          </table:table-cell>
          <table:table-cell office:value-type="float" office:value="0.908338173233092" calcext:value-type="float">
            <text:p>0.908338173233092</text:p>
          </table:table-cell>
        </table:table-row>
        <table:table-row table:style-name="ro1">
          <table:table-cell office:value-type="string" calcext:value-type="string">
            <text:p>HfAu</text:p>
          </table:table-cell>
          <table:table-cell office:value-type="float" office:value="0.54926866" calcext:value-type="float">
            <text:p>0.54926866</text:p>
          </table:table-cell>
          <table:table-cell office:value-type="float" office:value="3.7141" calcext:value-type="float">
            <text:p>3.7141</text:p>
          </table:table-cell>
          <table:table-cell office:value-type="float" office:value="0.798937035546114" calcext:value-type="float">
            <text:p>0.798937035546114</text:p>
          </table:table-cell>
        </table:table-row>
        <table:table-row table:style-name="ro1">
          <table:table-cell office:value-type="string" calcext:value-type="string">
            <text:p>HfNa</text:p>
          </table:table-cell>
          <table:table-cell office:value-type="float" office:value="0.54931223" calcext:value-type="float">
            <text:p>0.54931223</text:p>
          </table:table-cell>
          <table:table-cell office:value-type="float" office:value="3.7418" calcext:value-type="float">
            <text:p>3.7418</text:p>
          </table:table-cell>
          <table:table-cell office:value-type="float" office:value="1.47861463490495" calcext:value-type="float">
            <text:p>1.47861463490495</text:p>
          </table:table-cell>
        </table:table-row>
        <table:table-row table:style-name="ro1">
          <table:table-cell office:value-type="string" calcext:value-type="string">
            <text:p>AsSi</text:p>
          </table:table-cell>
          <table:table-cell office:value-type="float" office:value="0.549805" calcext:value-type="float">
            <text:p>0.549805</text:p>
          </table:table-cell>
          <table:table-cell office:value-type="float" office:value="3.5516" calcext:value-type="float">
            <text:p>3.5516</text:p>
          </table:table-cell>
          <table:table-cell office:value-type="float" office:value="2.85182850436458" calcext:value-type="float">
            <text:p>2.85182850436458</text:p>
          </table:table-cell>
        </table:table-row>
        <table:table-row table:style-name="ro1">
          <table:table-cell office:value-type="string" calcext:value-type="string">
            <text:p>BiRe</text:p>
          </table:table-cell>
          <table:table-cell office:value-type="float" office:value="0.54985" calcext:value-type="float">
            <text:p>0.54985</text:p>
          </table:table-cell>
          <table:table-cell office:value-type="float" office:value="3.7849" calcext:value-type="float">
            <text:p>3.7849</text:p>
          </table:table-cell>
          <table:table-cell office:value-type="float" office:value="0.759350778714874" calcext:value-type="float">
            <text:p>0.759350778714874</text:p>
          </table:table-cell>
        </table:table-row>
        <table:table-row table:style-name="ro1">
          <table:table-cell office:value-type="string" calcext:value-type="string">
            <text:p>GaPb</text:p>
          </table:table-cell>
          <table:table-cell office:value-type="float" office:value="0.5514374" calcext:value-type="float">
            <text:p>0.5514374</text:p>
          </table:table-cell>
          <table:table-cell office:value-type="float" office:value="4.2629" calcext:value-type="float">
            <text:p>4.2629</text:p>
          </table:table-cell>
          <table:table-cell office:value-type="float" office:value="1.08014086389694" calcext:value-type="float">
            <text:p>1.08014086389694</text:p>
          </table:table-cell>
        </table:table-row>
        <table:table-row table:style-name="ro1">
          <table:table-cell office:value-type="string" calcext:value-type="string">
            <text:p>FeMn</text:p>
          </table:table-cell>
          <table:table-cell office:value-type="float" office:value="0.5516951" calcext:value-type="float">
            <text:p>0.5516951</text:p>
          </table:table-cell>
          <table:table-cell office:value-type="float" office:value="3.3285" calcext:value-type="float">
            <text:p>3.3285</text:p>
          </table:table-cell>
          <table:table-cell office:value-type="float" office:value="2.65697504276214" calcext:value-type="float">
            <text:p>2.65697504276214</text:p>
          </table:table-cell>
        </table:table-row>
        <table:table-row table:style-name="ro1">
          <table:table-cell office:value-type="string" calcext:value-type="string">
            <text:p>TlNa</text:p>
          </table:table-cell>
          <table:table-cell office:value-type="float" office:value="0.5518701" calcext:value-type="float">
            <text:p>0.5518701</text:p>
          </table:table-cell>
          <table:table-cell office:value-type="float" office:value="4.2081" calcext:value-type="float">
            <text:p>4.2081</text:p>
          </table:table-cell>
          <table:table-cell office:value-type="float" office:value="1.31243959475736" calcext:value-type="float">
            <text:p>1.31243959475736</text:p>
          </table:table-cell>
        </table:table-row>
        <table:table-row table:style-name="ro1">
          <table:table-cell office:value-type="string" calcext:value-type="string">
            <text:p>CrW</text:p>
          </table:table-cell>
          <table:table-cell office:value-type="float" office:value="0.5518857" calcext:value-type="float">
            <text:p>0.5518857</text:p>
          </table:table-cell>
          <table:table-cell office:value-type="float" office:value="3.4778" calcext:value-type="float">
            <text:p>3.4778</text:p>
          </table:table-cell>
          <table:table-cell office:value-type="float" office:value="1.2659386304743" calcext:value-type="float">
            <text:p>1.2659386304743</text:p>
          </table:table-cell>
        </table:table-row>
        <table:table-row table:style-name="ro1">
          <table:table-cell office:value-type="string" calcext:value-type="string">
            <text:p>MoY</text:p>
          </table:table-cell>
          <table:table-cell office:value-type="float" office:value="0.5519893" calcext:value-type="float">
            <text:p>0.5519893</text:p>
          </table:table-cell>
          <table:table-cell office:value-type="float" office:value="3.9349" calcext:value-type="float">
            <text:p>3.9349</text:p>
          </table:table-cell>
          <table:table-cell office:value-type="float" office:value="1.60953069220806" calcext:value-type="float">
            <text:p>1.60953069220806</text:p>
          </table:table-cell>
        </table:table-row>
        <table:table-row table:style-name="ro1">
          <table:table-cell office:value-type="string" calcext:value-type="string">
            <text:p>AuPd</text:p>
          </table:table-cell>
          <table:table-cell office:value-type="float" office:value="0.5519966" calcext:value-type="float">
            <text:p>0.5519966</text:p>
          </table:table-cell>
          <table:table-cell office:value-type="float" office:value="3.6228" calcext:value-type="float">
            <text:p>3.6228</text:p>
          </table:table-cell>
          <table:table-cell office:value-type="float" office:value="0.986852962090655" calcext:value-type="float">
            <text:p>0.986852962090655</text:p>
          </table:table-cell>
        </table:table-row>
        <table:table-row table:style-name="ro1">
          <table:table-cell office:value-type="string" calcext:value-type="string">
            <text:p>TaMg</text:p>
          </table:table-cell>
          <table:table-cell office:value-type="float" office:value="0.5521259" calcext:value-type="float">
            <text:p>0.5521259</text:p>
          </table:table-cell>
          <table:table-cell office:value-type="float" office:value="3.555" calcext:value-type="float">
            <text:p>3.555</text:p>
          </table:table-cell>
          <table:table-cell office:value-type="float" office:value="1.45182826499556" calcext:value-type="float">
            <text:p>1.45182826499556</text:p>
          </table:table-cell>
        </table:table-row>
        <table:table-row table:style-name="ro1">
          <table:table-cell office:value-type="string" calcext:value-type="string">
            <text:p>PdTl</text:p>
          </table:table-cell>
          <table:table-cell office:value-type="float" office:value="0.5521668" calcext:value-type="float">
            <text:p>0.5521668</text:p>
          </table:table-cell>
          <table:table-cell office:value-type="float" office:value="4.0215" calcext:value-type="float">
            <text:p>4.0215</text:p>
          </table:table-cell>
          <table:table-cell office:value-type="float" office:value="0.963530494114084" calcext:value-type="float">
            <text:p>0.963530494114084</text:p>
          </table:table-cell>
        </table:table-row>
        <table:table-row table:style-name="ro1">
          <table:table-cell office:value-type="string" calcext:value-type="string">
            <text:p>AlAu</text:p>
          </table:table-cell>
          <table:table-cell office:value-type="float" office:value="0.5522405" calcext:value-type="float">
            <text:p>0.5522405</text:p>
          </table:table-cell>
          <table:table-cell office:value-type="float" office:value="3.8524" calcext:value-type="float">
            <text:p>3.8524</text:p>
          </table:table-cell>
          <table:table-cell office:value-type="float" office:value="1.33224404972626" calcext:value-type="float">
            <text:p>1.33224404972626</text:p>
          </table:table-cell>
        </table:table-row>
        <table:table-row table:style-name="ro1">
          <table:table-cell office:value-type="string" calcext:value-type="string">
            <text:p>CeBi</text:p>
          </table:table-cell>
          <table:table-cell office:value-type="float" office:value="0.5531912" calcext:value-type="float">
            <text:p>0.5531912</text:p>
          </table:table-cell>
          <table:table-cell office:value-type="float" office:value="4.2886" calcext:value-type="float">
            <text:p>4.2886</text:p>
          </table:table-cell>
          <table:table-cell office:value-type="float" office:value="0.858746481528383" calcext:value-type="float">
            <text:p>0.858746481528383</text:p>
          </table:table-cell>
        </table:table-row>
        <table:table-row table:style-name="ro1">
          <table:table-cell office:value-type="string" calcext:value-type="string">
            <text:p>GeGe</text:p>
          </table:table-cell>
          <table:table-cell office:value-type="float" office:value="0.5533908" calcext:value-type="float">
            <text:p>0.5533908</text:p>
          </table:table-cell>
          <table:table-cell office:value-type="float" office:value="3.7685" calcext:value-type="float">
            <text:p>3.7685</text:p>
          </table:table-cell>
          <table:table-cell office:value-type="float" office:value="2.03893601661778" calcext:value-type="float">
            <text:p>2.03893601661778</text:p>
          </table:table-cell>
        </table:table-row>
        <table:table-row table:style-name="ro1">
          <table:table-cell office:value-type="string" calcext:value-type="string">
            <text:p>MnRu</text:p>
          </table:table-cell>
          <table:table-cell office:value-type="float" office:value="0.5535604" calcext:value-type="float">
            <text:p>0.5535604</text:p>
          </table:table-cell>
          <table:table-cell office:value-type="float" office:value="3.448" calcext:value-type="float">
            <text:p>3.448</text:p>
          </table:table-cell>
          <table:table-cell office:value-type="float" office:value="1.90139252910101" calcext:value-type="float">
            <text:p>1.90139252910101</text:p>
          </table:table-cell>
        </table:table-row>
        <table:table-row table:style-name="ro1">
          <table:table-cell office:value-type="string" calcext:value-type="string">
            <text:p>AuAs</text:p>
          </table:table-cell>
          <table:table-cell office:value-type="float" office:value="0.55356675" calcext:value-type="float">
            <text:p>0.55356675</text:p>
          </table:table-cell>
          <table:table-cell office:value-type="float" office:value="3.8789" calcext:value-type="float">
            <text:p>3.8789</text:p>
          </table:table-cell>
          <table:table-cell office:value-type="float" office:value="1.09992292842492" calcext:value-type="float">
            <text:p>1.09992292842492</text:p>
          </table:table-cell>
        </table:table-row>
        <table:table-row table:style-name="ro1">
          <table:table-cell office:value-type="string" calcext:value-type="string">
            <text:p>SnSn</text:p>
          </table:table-cell>
          <table:table-cell office:value-type="float" office:value="0.5536786" calcext:value-type="float">
            <text:p>0.5536786</text:p>
          </table:table-cell>
          <table:table-cell office:value-type="float" office:value="4.023" calcext:value-type="float">
            <text:p>4.023</text:p>
          </table:table-cell>
          <table:table-cell office:value-type="float" office:value="1.25759938433851" calcext:value-type="float">
            <text:p>1.25759938433851</text:p>
          </table:table-cell>
        </table:table-row>
        <table:table-row table:style-name="ro1">
          <table:table-cell office:value-type="string" calcext:value-type="string">
            <text:p>BeBe</text:p>
          </table:table-cell>
          <table:table-cell office:value-type="float" office:value="0.5545449" calcext:value-type="float">
            <text:p>0.5545449</text:p>
          </table:table-cell>
          <table:table-cell office:value-type="float" office:value="2.9041" calcext:value-type="float">
            <text:p>2.9041</text:p>
          </table:table-cell>
          <table:table-cell office:value-type="float" office:value="14.3661799991866" calcext:value-type="float">
            <text:p>14.3661799991866</text:p>
          </table:table-cell>
        </table:table-row>
        <table:table-row table:style-name="ro1">
          <table:table-cell office:value-type="string" calcext:value-type="string">
            <text:p>MgBi</text:p>
          </table:table-cell>
          <table:table-cell office:value-type="float" office:value="0.5547477" calcext:value-type="float">
            <text:p>0.5547477</text:p>
          </table:table-cell>
          <table:table-cell office:value-type="float" office:value="4.3019" calcext:value-type="float">
            <text:p>4.3019</text:p>
          </table:table-cell>
          <table:table-cell office:value-type="float" office:value="1.27960305569118" calcext:value-type="float">
            <text:p>1.27960305569118</text:p>
          </table:table-cell>
        </table:table-row>
        <table:table-row table:style-name="ro1">
          <table:table-cell office:value-type="string" calcext:value-type="string">
            <text:p>SbZn</text:p>
          </table:table-cell>
          <table:table-cell office:value-type="float" office:value="0.55476177" calcext:value-type="float">
            <text:p>0.55476177</text:p>
          </table:table-cell>
          <table:table-cell office:value-type="float" office:value="3.7276" calcext:value-type="float">
            <text:p>3.7276</text:p>
          </table:table-cell>
          <table:table-cell office:value-type="float" office:value="1.58987074275464" calcext:value-type="float">
            <text:p>1.58987074275464</text:p>
          </table:table-cell>
        </table:table-row>
        <table:table-row table:style-name="ro1">
          <table:table-cell office:value-type="string" calcext:value-type="string">
            <text:p>ZnAg</text:p>
          </table:table-cell>
          <table:table-cell office:value-type="float" office:value="0.55499214" calcext:value-type="float">
            <text:p>0.55499214</text:p>
          </table:table-cell>
          <table:table-cell office:value-type="float" office:value="3.8319" calcext:value-type="float">
            <text:p>3.8319</text:p>
          </table:table-cell>
          <table:table-cell office:value-type="float" office:value="1.71514606098138" calcext:value-type="float">
            <text:p>1.71514606098138</text:p>
          </table:table-cell>
        </table:table-row>
        <table:table-row table:style-name="ro1">
          <table:table-cell office:value-type="string" calcext:value-type="string">
            <text:p>AlCu</text:p>
          </table:table-cell>
          <table:table-cell office:value-type="float" office:value="0.5553887" calcext:value-type="float">
            <text:p>0.5553887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23225663983035" calcext:value-type="float">
            <text:p>3.23225663983035</text:p>
          </table:table-cell>
        </table:table-row>
        <table:table-row table:style-name="ro1">
          <table:table-cell office:value-type="string" calcext:value-type="string">
            <text:p>MnPd</text:p>
          </table:table-cell>
          <table:table-cell office:value-type="float" office:value="0.55601436" calcext:value-type="float">
            <text:p>0.55601436</text:p>
          </table:table-cell>
          <table:table-cell office:value-type="float" office:value="3.4612" calcext:value-type="float">
            <text:p>3.4612</text:p>
          </table:table-cell>
          <table:table-cell office:value-type="float" office:value="1.83950948603728" calcext:value-type="float">
            <text:p>1.83950948603728</text:p>
          </table:table-cell>
        </table:table-row>
        <table:table-row table:style-name="ro1">
          <table:table-cell office:value-type="string" calcext:value-type="string">
            <text:p>BiPt</text:p>
          </table:table-cell>
          <table:table-cell office:value-type="float" office:value="0.55650485" calcext:value-type="float">
            <text:p>0.55650485</text:p>
          </table:table-cell>
          <table:table-cell office:value-type="float" office:value="3.8104" calcext:value-type="float">
            <text:p>3.8104</text:p>
          </table:table-cell>
          <table:table-cell office:value-type="float" office:value="0.742792311700889" calcext:value-type="float">
            <text:p>0.742792311700889</text:p>
          </table:table-cell>
        </table:table-row>
        <table:table-row table:style-name="ro1">
          <table:table-cell office:value-type="string" calcext:value-type="string">
            <text:p>SeAu</text:p>
          </table:table-cell>
          <table:table-cell office:value-type="float" office:value="0.55748445" calcext:value-type="float">
            <text:p>0.55748445</text:p>
          </table:table-cell>
          <table:table-cell office:value-type="float" office:value="3.8918" calcext:value-type="float">
            <text:p>3.8918</text:p>
          </table:table-cell>
          <table:table-cell office:value-type="float" office:value="1.08399920532106" calcext:value-type="float">
            <text:p>1.08399920532106</text:p>
          </table:table-cell>
        </table:table-row>
        <table:table-row table:style-name="ro1">
          <table:table-cell office:value-type="string" calcext:value-type="string">
            <text:p>MnSc</text:p>
          </table:table-cell>
          <table:table-cell office:value-type="float" office:value="0.5579659" calcext:value-type="float">
            <text:p>0.5579659</text:p>
          </table:table-cell>
          <table:table-cell office:value-type="float" office:value="3.798" calcext:value-type="float">
            <text:p>3.798</text:p>
          </table:table-cell>
          <table:table-cell office:value-type="float" office:value="2.93809299825821" calcext:value-type="float">
            <text:p>2.93809299825821</text:p>
          </table:table-cell>
        </table:table-row>
        <table:table-row table:style-name="ro1">
          <table:table-cell office:value-type="string" calcext:value-type="string">
            <text:p>AsBe</text:p>
          </table:table-cell>
          <table:table-cell office:value-type="float" office:value="0.5585953" calcext:value-type="float">
            <text:p>0.5585953</text:p>
          </table:table-cell>
          <table:table-cell office:value-type="float" office:value="3.3763" calcext:value-type="float">
            <text:p>3.3763</text:p>
          </table:table-cell>
          <table:table-cell office:value-type="float" office:value="3.47734980088342" calcext:value-type="float">
            <text:p>3.47734980088342</text:p>
          </table:table-cell>
        </table:table-row>
        <table:table-row table:style-name="ro1">
          <table:table-cell office:value-type="string" calcext:value-type="string">
            <text:p>HgBi</text:p>
          </table:table-cell>
          <table:table-cell office:value-type="float" office:value="0.55899096" calcext:value-type="float">
            <text:p>0.55899096</text:p>
          </table:table-cell>
          <table:table-cell office:value-type="float" office:value="4.3432" calcext:value-type="float">
            <text:p>4.3432</text:p>
          </table:table-cell>
          <table:table-cell office:value-type="float" office:value="0.73287987408064" calcext:value-type="float">
            <text:p>0.73287987408064</text:p>
          </table:table-cell>
        </table:table-row>
        <table:table-row table:style-name="ro1">
          <table:table-cell office:value-type="string" calcext:value-type="string">
            <text:p>BeCe</text:p>
          </table:table-cell>
          <table:table-cell office:value-type="float" office:value="0.55938554" calcext:value-type="float">
            <text:p>0.55938554</text:p>
          </table:table-cell>
          <table:table-cell office:value-type="float" office:value="4.0073" calcext:value-type="float">
            <text:p>4.0073</text:p>
          </table:table-cell>
          <table:table-cell office:value-type="float" office:value="1.98736786913918" calcext:value-type="float">
            <text:p>1.98736786913918</text:p>
          </table:table-cell>
        </table:table-row>
        <table:table-row table:style-name="ro1">
          <table:table-cell office:value-type="string" calcext:value-type="string">
            <text:p>AuLi</text:p>
          </table:table-cell>
          <table:table-cell office:value-type="float" office:value="0.5595267" calcext:value-type="float">
            <text:p>0.5595267</text:p>
          </table:table-cell>
          <table:table-cell office:value-type="float" office:value="3.4053" calcext:value-type="float">
            <text:p>3.4053</text:p>
          </table:table-cell>
          <table:table-cell office:value-type="float" office:value="1.46126695162714" calcext:value-type="float">
            <text:p>1.46126695162714</text:p>
          </table:table-cell>
        </table:table-row>
        <table:table-row table:style-name="ro1">
          <table:table-cell office:value-type="string" calcext:value-type="string">
            <text:p>AlIn</text:p>
          </table:table-cell>
          <table:table-cell office:value-type="float" office:value="0.55972975" calcext:value-type="float">
            <text:p>0.55972975</text:p>
          </table:table-cell>
          <table:table-cell office:value-type="float" office:value="3.9145" calcext:value-type="float">
            <text:p>3.9145</text:p>
          </table:table-cell>
          <table:table-cell office:value-type="float" office:value="2.08793666244942" calcext:value-type="float">
            <text:p>2.08793666244942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0.5601473" calcext:value-type="float">
            <text:p>0.5601473</text:p>
          </table:table-cell>
          <table:table-cell office:value-type="float" office:value="3.6078" calcext:value-type="float">
            <text:p>3.6078</text:p>
          </table:table-cell>
          <table:table-cell office:value-type="float" office:value="1.67417970000502" calcext:value-type="float">
            <text:p>1.67417970000502</text:p>
          </table:table-cell>
        </table:table-row>
        <table:table-row table:style-name="ro1">
          <table:table-cell office:value-type="string" calcext:value-type="string">
            <text:p>PbBi</text:p>
          </table:table-cell>
          <table:table-cell office:value-type="float" office:value="0.56050825" calcext:value-type="float">
            <text:p>0.56050825</text:p>
          </table:table-cell>
          <table:table-cell office:value-type="float" office:value="4.4393" calcext:value-type="float">
            <text:p>4.4393</text:p>
          </table:table-cell>
          <table:table-cell office:value-type="float" office:value="0.721323845451747" calcext:value-type="float">
            <text:p>0.721323845451747</text:p>
          </table:table-cell>
        </table:table-row>
        <table:table-row table:style-name="ro1">
          <table:table-cell office:value-type="string" calcext:value-type="string">
            <text:p>BiGe</text:p>
          </table:table-cell>
          <table:table-cell office:value-type="float" office:value="0.5605421" calcext:value-type="float">
            <text:p>0.5605421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06231561631569" calcext:value-type="float">
            <text:p>1.06231561631569</text:p>
          </table:table-cell>
        </table:table-row>
        <table:table-row table:style-name="ro1">
          <table:table-cell office:value-type="string" calcext:value-type="string">
            <text:p>ZrTl</text:p>
          </table:table-cell>
          <table:table-cell office:value-type="float" office:value="0.561766" calcext:value-type="float">
            <text:p>0.561766</text:p>
          </table:table-cell>
          <table:table-cell office:value-type="float" office:value="4.0844" calcext:value-type="float">
            <text:p>4.0844</text:p>
          </table:table-cell>
          <table:table-cell office:value-type="float" office:value="1.01256024489343" calcext:value-type="float">
            <text:p>1.01256024489343</text:p>
          </table:table-cell>
        </table:table-row>
        <table:table-row table:style-name="ro1">
          <table:table-cell office:value-type="string" calcext:value-type="string">
            <text:p>RhAl</text:p>
          </table:table-cell>
          <table:table-cell office:value-type="float" office:value="0.562062" calcext:value-type="float">
            <text:p>0.562062</text:p>
          </table:table-cell>
          <table:table-cell office:value-type="float" office:value="3.3502" calcext:value-type="float">
            <text:p>3.3502</text:p>
          </table:table-cell>
          <table:table-cell office:value-type="float" office:value="2.27507370868794" calcext:value-type="float">
            <text:p>2.27507370868794</text:p>
          </table:table-cell>
        </table:table-row>
        <table:table-row table:style-name="ro1">
          <table:table-cell office:value-type="string" calcext:value-type="string">
            <text:p>CsRe</text:p>
          </table:table-cell>
          <table:table-cell office:value-type="float" office:value="0.5620712" calcext:value-type="float">
            <text:p>0.5620712</text:p>
          </table:table-cell>
          <table:table-cell office:value-type="float" office:value="3.9689" calcext:value-type="float">
            <text:p>3.9689</text:p>
          </table:table-cell>
          <table:table-cell office:value-type="float" office:value="0.938677281563213" calcext:value-type="float">
            <text:p>0.938677281563213</text:p>
          </table:table-cell>
        </table:table-row>
        <table:table-row table:style-name="ro1">
          <table:table-cell office:value-type="string" calcext:value-type="string">
            <text:p>SiOs</text:p>
          </table:table-cell>
          <table:table-cell office:value-type="float" office:value="0.562645" calcext:value-type="float">
            <text:p>0.562645</text:p>
          </table:table-cell>
          <table:table-cell office:value-type="float" office:value="3.4098" calcext:value-type="float">
            <text:p>3.4098</text:p>
          </table:table-cell>
          <table:table-cell office:value-type="float" office:value="1.36614678313822" calcext:value-type="float">
            <text:p>1.36614678313822</text:p>
          </table:table-cell>
        </table:table-row>
        <table:table-row table:style-name="ro1">
          <table:table-cell office:value-type="string" calcext:value-type="string">
            <text:p>AgZn</text:p>
          </table:table-cell>
          <table:table-cell office:value-type="float" office:value="0.5636847" calcext:value-type="float">
            <text:p>0.5636847</text:p>
          </table:table-cell>
          <table:table-cell office:value-type="float" office:value="3.5323" calcext:value-type="float">
            <text:p>3.5323</text:p>
          </table:table-cell>
          <table:table-cell office:value-type="float" office:value="1.71514606098138" calcext:value-type="float">
            <text:p>1.71514606098138</text:p>
          </table:table-cell>
        </table:table-row>
        <table:table-row table:style-name="ro1">
          <table:table-cell office:value-type="string" calcext:value-type="string">
            <text:p>AlAg</text:p>
          </table:table-cell>
          <table:table-cell office:value-type="float" office:value="0.5647841" calcext:value-type="float">
            <text:p>0.5647841</text:p>
          </table:table-cell>
          <table:table-cell office:value-type="float" office:value="3.7791" calcext:value-type="float">
            <text:p>3.7791</text:p>
          </table:table-cell>
          <table:table-cell office:value-type="float" office:value="2.1931833998517" calcext:value-type="float">
            <text:p>2.1931833998517</text:p>
          </table:table-cell>
        </table:table-row>
        <table:table-row table:style-name="ro1">
          <table:table-cell office:value-type="string" calcext:value-type="string">
            <text:p>AlPt</text:p>
          </table:table-cell>
          <table:table-cell office:value-type="float" office:value="0.56525964" calcext:value-type="float">
            <text:p>0.56525964</text:p>
          </table:table-cell>
          <table:table-cell office:value-type="float" office:value="3.5128" calcext:value-type="float">
            <text:p>3.5128</text:p>
          </table:table-cell>
          <table:table-cell office:value-type="float" office:value="1.34338647495706" calcext:value-type="float">
            <text:p>1.34338647495706</text:p>
          </table:table-cell>
        </table:table-row>
        <table:table-row table:style-name="ro1">
          <table:table-cell office:value-type="string" calcext:value-type="string">
            <text:p>BiSb</text:p>
          </table:table-cell>
          <table:table-cell office:value-type="float" office:value="0.5658039" calcext:value-type="float">
            <text:p>0.5658039</text:p>
          </table:table-cell>
          <table:table-cell office:value-type="float" office:value="4.2689" calcext:value-type="float">
            <text:p>4.2689</text:p>
          </table:table-cell>
          <table:table-cell office:value-type="float" office:value="0.905974882508377" calcext:value-type="float">
            <text:p>0.905974882508377</text:p>
          </table:table-cell>
        </table:table-row>
        <table:table-row table:style-name="ro1">
          <table:table-cell office:value-type="string" calcext:value-type="string">
            <text:p>GeCu</text:p>
          </table:table-cell>
          <table:table-cell office:value-type="float" office:value="0.5658157" calcext:value-type="float">
            <text:p>0.5658157</text:p>
          </table:table-cell>
          <table:table-cell office:value-type="float" office:value="3.4525" calcext:value-type="float">
            <text:p>3.4525</text:p>
          </table:table-cell>
          <table:table-cell office:value-type="float" office:value="2.17213124763756" calcext:value-type="float">
            <text:p>2.17213124763756</text:p>
          </table:table-cell>
        </table:table-row>
        <table:table-row table:style-name="ro1">
          <table:table-cell office:value-type="string" calcext:value-type="string">
            <text:p>SbCs</text:p>
          </table:table-cell>
          <table:table-cell office:value-type="float" office:value="0.56698716" calcext:value-type="float">
            <text:p>0.56698716</text:p>
          </table:table-cell>
          <table:table-cell office:value-type="float" office:value="4.6213" calcext:value-type="float">
            <text:p>4.6213</text:p>
          </table:table-cell>
          <table:table-cell office:value-type="float" office:value="1.1734365104549" calcext:value-type="float">
            <text:p>1.1734365104549</text:p>
          </table:table-cell>
        </table:table-row>
        <table:table-row table:style-name="ro1">
          <table:table-cell office:value-type="string" calcext:value-type="string">
            <text:p>SnAg</text:p>
          </table:table-cell>
          <table:table-cell office:value-type="float" office:value="0.56701845" calcext:value-type="float">
            <text:p>0.56701845</text:p>
          </table:table-cell>
          <table:table-cell office:value-type="float" office:value="3.9537" calcext:value-type="float">
            <text:p>3.9537</text:p>
          </table:table-cell>
          <table:table-cell office:value-type="float" office:value="1.3169831868204" calcext:value-type="float">
            <text:p>1.3169831868204</text:p>
          </table:table-cell>
        </table:table-row>
        <table:table-row table:style-name="ro1">
          <table:table-cell office:value-type="string" calcext:value-type="string">
            <text:p>AuCo</text:p>
          </table:table-cell>
          <table:table-cell office:value-type="float" office:value="0.56740296" calcext:value-type="float">
            <text:p>0.56740296</text:p>
          </table:table-cell>
          <table:table-cell office:value-type="float" office:value="3.3884" calcext:value-type="float">
            <text:p>3.3884</text:p>
          </table:table-cell>
          <table:table-cell office:value-type="float" office:value="1.1678426326742" calcext:value-type="float">
            <text:p>1.1678426326742</text:p>
          </table:table-cell>
        </table:table-row>
        <table:table-row table:style-name="ro1">
          <table:table-cell office:value-type="string" calcext:value-type="string">
            <text:p>SbOs</text:p>
          </table:table-cell>
          <table:table-cell office:value-type="float" office:value="0.56780714" calcext:value-type="float">
            <text:p>0.56780714</text:p>
          </table:table-cell>
          <table:table-cell office:value-type="float" office:value="3.5638" calcext:value-type="float">
            <text:p>3.5638</text:p>
          </table:table-cell>
          <table:table-cell office:value-type="float" office:value="0.959900743402305" calcext:value-type="float">
            <text:p>0.959900743402305</text:p>
          </table:table-cell>
        </table:table-row>
        <table:table-row table:style-name="ro1">
          <table:table-cell office:value-type="string" calcext:value-type="string">
            <text:p>FeRu</text:p>
          </table:table-cell>
          <table:table-cell office:value-type="float" office:value="0.56791115" calcext:value-type="float">
            <text:p>0.56791115</text:p>
          </table:table-cell>
          <table:table-cell office:value-type="float" office:value="3.5002" calcext:value-type="float">
            <text:p>3.5002</text:p>
          </table:table-cell>
          <table:table-cell office:value-type="float" office:value="1.89061042216017" calcext:value-type="float">
            <text:p>1.89061042216017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0.5682697" calcext:value-type="float">
            <text:p>0.5682697</text:p>
          </table:table-cell>
          <table:table-cell office:value-type="float" office:value="3.4302" calcext:value-type="float">
            <text:p>3.4302</text:p>
          </table:table-cell>
          <table:table-cell office:value-type="float" office:value="2.77502872366998" calcext:value-type="float">
            <text:p>2.77502872366998</text:p>
          </table:table-cell>
        </table:table-row>
        <table:table-row table:style-name="ro1">
          <table:table-cell office:value-type="string" calcext:value-type="string">
            <text:p>HgPt</text:p>
          </table:table-cell>
          <table:table-cell office:value-type="float" office:value="0.56861544" calcext:value-type="float">
            <text:p>0.56861544</text:p>
          </table:table-cell>
          <table:table-cell office:value-type="float" office:value="3.6823" calcext:value-type="float">
            <text:p>3.6823</text:p>
          </table:table-cell>
          <table:table-cell office:value-type="float" office:value="0.758424011448069" calcext:value-type="float">
            <text:p>0.758424011448069</text:p>
          </table:table-cell>
        </table:table-row>
        <table:table-row table:style-name="ro1">
          <table:table-cell office:value-type="string" calcext:value-type="string">
            <text:p>SePd</text:p>
          </table:table-cell>
          <table:table-cell office:value-type="float" office:value="0.56901956" calcext:value-type="float">
            <text:p>0.56901956</text:p>
          </table:table-cell>
          <table:table-cell office:value-type="float" office:value="3.5099" calcext:value-type="float">
            <text:p>3.5099</text:p>
          </table:table-cell>
          <table:table-cell office:value-type="float" office:value="1.6049674576662" calcext:value-type="float">
            <text:p>1.6049674576662</text:p>
          </table:table-cell>
        </table:table-row>
        <table:table-row table:style-name="ro1">
          <table:table-cell office:value-type="string" calcext:value-type="string">
            <text:p>AuSi</text:p>
          </table:table-cell>
          <table:table-cell office:value-type="float" office:value="0.5695683" calcext:value-type="float">
            <text:p>0.5695683</text:p>
          </table:table-cell>
          <table:table-cell office:value-type="float" office:value="3.634" calcext:value-type="float">
            <text:p>3.634</text:p>
          </table:table-cell>
          <table:table-cell office:value-type="float" office:value="1.32579555570646" calcext:value-type="float">
            <text:p>1.32579555570646</text:p>
          </table:table-cell>
        </table:table-row>
        <table:table-row table:style-name="ro1">
          <table:table-cell office:value-type="string" calcext:value-type="string">
            <text:p>BiHg</text:p>
          </table:table-cell>
          <table:table-cell office:value-type="float" office:value="0.56969404" calcext:value-type="float">
            <text:p>0.56969404</text:p>
          </table:table-cell>
          <table:table-cell office:value-type="float" office:value="4.1565" calcext:value-type="float">
            <text:p>4.1565</text:p>
          </table:table-cell>
          <table:table-cell office:value-type="float" office:value="0.73287987408064" calcext:value-type="float">
            <text:p>0.73287987408064</text:p>
          </table:table-cell>
        </table:table-row>
        <table:table-row table:style-name="ro1">
          <table:table-cell office:value-type="string" calcext:value-type="string">
            <text:p>NiMg</text:p>
          </table:table-cell>
          <table:table-cell office:value-type="float" office:value="0.5698074" calcext:value-type="float">
            <text:p>0.5698074</text:p>
          </table:table-cell>
          <table:table-cell office:value-type="float" office:value="3.5645" calcext:value-type="float">
            <text:p>3.5645</text:p>
          </table:table-cell>
          <table:table-cell office:value-type="float" office:value="3.51516154779544" calcext:value-type="float">
            <text:p>3.51516154779544</text:p>
          </table:table-cell>
        </table:table-row>
        <table:table-row table:style-name="ro1">
          <table:table-cell office:value-type="string" calcext:value-type="string">
            <text:p>VIr</text:p>
          </table:table-cell>
          <table:table-cell office:value-type="float" office:value="0.56997347" calcext:value-type="float">
            <text:p>0.56997347</text:p>
          </table:table-cell>
          <table:table-cell office:value-type="float" office:value="3.4177" calcext:value-type="float">
            <text:p>3.4177</text:p>
          </table:table-cell>
          <table:table-cell office:value-type="float" office:value="1.22828479315655" calcext:value-type="float">
            <text:p>1.22828479315655</text:p>
          </table:table-cell>
        </table:table-row>
        <table:table-row table:style-name="ro1">
          <table:table-cell office:value-type="string" calcext:value-type="string">
            <text:p>SbGe</text:p>
          </table:table-cell>
          <table:table-cell office:value-type="float" office:value="0.57059234" calcext:value-type="float">
            <text:p>0.57059234</text:p>
          </table:table-cell>
          <table:table-cell office:value-type="float" office:value="3.9048" calcext:value-type="float">
            <text:p>3.9048</text:p>
          </table:table-cell>
          <table:table-cell office:value-type="float" office:value="1.53163888734399" calcext:value-type="float">
            <text:p>1.53163888734399</text:p>
          </table:table-cell>
        </table:table-row>
        <table:table-row table:style-name="ro1">
          <table:table-cell office:value-type="string" calcext:value-type="string">
            <text:p>BeCa</text:p>
          </table:table-cell>
          <table:table-cell office:value-type="float" office:value="0.5709436" calcext:value-type="float">
            <text:p>0.5709436</text:p>
          </table:table-cell>
          <table:table-cell office:value-type="float" office:value="4.2355" calcext:value-type="float">
            <text:p>4.2355</text:p>
          </table:table-cell>
          <table:table-cell office:value-type="float" office:value="5.80231777248656" calcext:value-type="float">
            <text:p>5.80231777248656</text:p>
          </table:table-cell>
        </table:table-row>
        <table:table-row table:style-name="ro1">
          <table:table-cell office:value-type="string" calcext:value-type="string">
            <text:p>BeMg</text:p>
          </table:table-cell>
          <table:table-cell office:value-type="float" office:value="0.57129085" calcext:value-type="float">
            <text:p>0.57129085</text:p>
          </table:table-cell>
          <table:table-cell office:value-type="float" office:value="3.7111" calcext:value-type="float">
            <text:p>3.7111</text:p>
          </table:table-cell>
          <table:table-cell office:value-type="float" office:value="8.32068416825711" calcext:value-type="float">
            <text:p>8.32068416825711</text:p>
          </table:table-cell>
        </table:table-row>
        <table:table-row table:style-name="ro1">
          <table:table-cell office:value-type="string" calcext:value-type="string">
            <text:p>ZnPt</text:p>
          </table:table-cell>
          <table:table-cell office:value-type="float" office:value="0.57172" calcext:value-type="float">
            <text:p>0.57172</text:p>
          </table:table-cell>
          <table:table-cell office:value-type="float" office:value="3.54" calcext:value-type="float">
            <text:p>3.54</text:p>
          </table:table-cell>
          <table:table-cell office:value-type="float" office:value="1.14748652476908" calcext:value-type="float">
            <text:p>1.14748652476908</text:p>
          </table:table-cell>
        </table:table-row>
        <table:table-row table:style-name="ro1">
          <table:table-cell office:value-type="string" calcext:value-type="string">
            <text:p>PbPb</text:p>
          </table:table-cell>
          <table:table-cell office:value-type="float" office:value="0.57192194" calcext:value-type="float">
            <text:p>0.57192194</text:p>
          </table:table-cell>
          <table:table-cell office:value-type="float" office:value="4.3325" calcext:value-type="float">
            <text:p>4.3325</text:p>
          </table:table-cell>
          <table:table-cell office:value-type="float" office:value="0.724400442696347" calcext:value-type="float">
            <text:p>0.724400442696347</text:p>
          </table:table-cell>
        </table:table-row>
        <table:table-row table:style-name="ro1">
          <table:table-cell office:value-type="string" calcext:value-type="string">
            <text:p>AuGe</text:p>
          </table:table-cell>
          <table:table-cell office:value-type="float" office:value="0.57198465" calcext:value-type="float">
            <text:p>0.57198465</text:p>
          </table:table-cell>
          <table:table-cell office:value-type="float" office:value="3.7676" calcext:value-type="float">
            <text:p>3.7676</text:p>
          </table:table-cell>
          <table:table-cell office:value-type="float" office:value="1.10912800700292" calcext:value-type="float">
            <text:p>1.10912800700292</text:p>
          </table:table-cell>
        </table:table-row>
        <table:table-row table:style-name="ro1">
          <table:table-cell office:value-type="string" calcext:value-type="string">
            <text:p>TeGe</text:p>
          </table:table-cell>
          <table:table-cell office:value-type="float" office:value="0.5724695" calcext:value-type="float">
            <text:p>0.5724695</text:p>
          </table:table-cell>
          <table:table-cell office:value-type="float" office:value="3.8763" calcext:value-type="float">
            <text:p>3.8763</text:p>
          </table:table-cell>
          <table:table-cell office:value-type="float" office:value="1.48763316560714" calcext:value-type="float">
            <text:p>1.48763316560714</text:p>
          </table:table-cell>
        </table:table-row>
        <table:table-row table:style-name="ro1">
          <table:table-cell office:value-type="string" calcext:value-type="string">
            <text:p>TcW</text:p>
          </table:table-cell>
          <table:table-cell office:value-type="float" office:value="0.5726537" calcext:value-type="float">
            <text:p>0.5726537</text:p>
          </table:table-cell>
          <table:table-cell office:value-type="float" office:value="3.4894" calcext:value-type="float">
            <text:p>3.4894</text:p>
          </table:table-cell>
          <table:table-cell office:value-type="float" office:value="1.06149668287113" calcext:value-type="float">
            <text:p>1.06149668287113</text:p>
          </table:table-cell>
        </table:table-row>
        <table:table-row table:style-name="ro1">
          <table:table-cell office:value-type="string" calcext:value-type="string">
            <text:p>SnPt</text:p>
          </table:table-cell>
          <table:table-cell office:value-type="float" office:value="0.5745599" calcext:value-type="float">
            <text:p>0.5745599</text:p>
          </table:table-cell>
          <table:table-cell office:value-type="float" office:value="3.6697" calcext:value-type="float">
            <text:p>3.6697</text:p>
          </table:table-cell>
          <table:table-cell office:value-type="float" office:value="0.954434949397733" calcext:value-type="float">
            <text:p>0.954434949397733</text:p>
          </table:table-cell>
        </table:table-row>
        <table:table-row table:style-name="ro1">
          <table:table-cell office:value-type="string" calcext:value-type="string">
            <text:p>PtOs</text:p>
          </table:table-cell>
          <table:table-cell office:value-type="float" office:value="0.5762508" calcext:value-type="float">
            <text:p>0.5762508</text:p>
          </table:table-cell>
          <table:table-cell office:value-type="float" office:value="3.4609" calcext:value-type="float">
            <text:p>3.4609</text:p>
          </table:table-cell>
          <table:table-cell office:value-type="float" office:value="0.778657098090523" calcext:value-type="float">
            <text:p>0.778657098090523</text:p>
          </table:table-cell>
        </table:table-row>
        <table:table-row table:style-name="ro1">
          <table:table-cell office:value-type="string" calcext:value-type="string">
            <text:p>HgBe</text:p>
          </table:table-cell>
          <table:table-cell office:value-type="float" office:value="0.5767049" calcext:value-type="float">
            <text:p>0.5767049</text:p>
          </table:table-cell>
          <table:table-cell office:value-type="float" office:value="3.4736" calcext:value-type="float">
            <text:p>3.4736</text:p>
          </table:table-cell>
          <table:table-cell office:value-type="float" office:value="1.42213086431452" calcext:value-type="float">
            <text:p>1.42213086431452</text:p>
          </table:table-cell>
        </table:table-row>
        <table:table-row table:style-name="ro1">
          <table:table-cell office:value-type="string" calcext:value-type="string">
            <text:p>AgSb</text:p>
          </table:table-cell>
          <table:table-cell office:value-type="float" office:value="0.5769899" calcext:value-type="float">
            <text:p>0.5769899</text:p>
          </table:table-cell>
          <table:table-cell office:value-type="float" office:value="4.0878" calcext:value-type="float">
            <text:p>4.0878</text:p>
          </table:table-cell>
          <table:table-cell office:value-type="float" office:value="1.29971792207091" calcext:value-type="float">
            <text:p>1.29971792207091</text:p>
          </table:table-cell>
        </table:table-row>
        <table:table-row table:style-name="ro1">
          <table:table-cell office:value-type="string" calcext:value-type="string">
            <text:p>AgSe</text:p>
          </table:table-cell>
          <table:table-cell office:value-type="float" office:value="0.57738936" calcext:value-type="float">
            <text:p>0.57738936</text:p>
          </table:table-cell>
          <table:table-cell office:value-type="float" office:value="3.8352" calcext:value-type="float">
            <text:p>3.8352</text:p>
          </table:table-cell>
          <table:table-cell office:value-type="float" office:value="1.59272469157821" calcext:value-type="float">
            <text:p>1.59272469157821</text:p>
          </table:table-cell>
        </table:table-row>
        <table:table-row table:style-name="ro1">
          <table:table-cell office:value-type="string" calcext:value-type="string">
            <text:p>SbCd</text:p>
          </table:table-cell>
          <table:table-cell office:value-type="float" office:value="0.5784551" calcext:value-type="float">
            <text:p>0.5784551</text:p>
          </table:table-cell>
          <table:table-cell office:value-type="float" office:value="4.114" calcext:value-type="float">
            <text:p>4.114</text:p>
          </table:table-cell>
          <table:table-cell office:value-type="float" office:value="1.2748254789038" calcext:value-type="float">
            <text:p>1.2748254789038</text:p>
          </table:table-cell>
        </table:table-row>
        <table:table-row table:style-name="ro1">
          <table:table-cell office:value-type="string" calcext:value-type="string">
            <text:p>ScTe</text:p>
          </table:table-cell>
          <table:table-cell office:value-type="float" office:value="0.57853246" calcext:value-type="float">
            <text:p>0.57853246</text:p>
          </table:table-cell>
          <table:table-cell office:value-type="float" office:value="4.1194" calcext:value-type="float">
            <text:p>4.1194</text:p>
          </table:table-cell>
          <table:table-cell office:value-type="float" office:value="1.72219194411346" calcext:value-type="float">
            <text:p>1.72219194411346</text:p>
          </table:table-cell>
        </table:table-row>
        <table:table-row table:style-name="ro1">
          <table:table-cell office:value-type="string" calcext:value-type="string">
            <text:p>PdGa</text:p>
          </table:table-cell>
          <table:table-cell office:value-type="float" office:value="0.57896686" calcext:value-type="float">
            <text:p>0.57896686</text:p>
          </table:table-cell>
          <table:table-cell office:value-type="float" office:value="3.443" calcext:value-type="float">
            <text:p>3.443</text:p>
          </table:table-cell>
          <table:table-cell office:value-type="float" office:value="1.68771204400458" calcext:value-type="float">
            <text:p>1.68771204400458</text:p>
          </table:table-cell>
        </table:table-row>
        <table:table-row table:style-name="ro1">
          <table:table-cell office:value-type="string" calcext:value-type="string">
            <text:p>AgAu</text:p>
          </table:table-cell>
          <table:table-cell office:value-type="float" office:value="0.579177" calcext:value-type="float">
            <text:p>0.579177</text:p>
          </table:table-cell>
          <table:table-cell office:value-type="float" office:value="3.7721" calcext:value-type="float">
            <text:p>3.7721</text:p>
          </table:table-cell>
          <table:table-cell office:value-type="float" office:value="0.982210699341573" calcext:value-type="float">
            <text:p>0.982210699341573</text:p>
          </table:table-cell>
        </table:table-row>
        <table:table-row table:style-name="ro1">
          <table:table-cell office:value-type="string" calcext:value-type="string">
            <text:p>HfAs</text:p>
          </table:table-cell>
          <table:table-cell office:value-type="float" office:value="0.57934874" calcext:value-type="float">
            <text:p>0.57934874</text:p>
          </table:table-cell>
          <table:table-cell office:value-type="float" office:value="3.7077" calcext:value-type="float">
            <text:p>3.7077</text:p>
          </table:table-cell>
          <table:table-cell office:value-type="float" office:value="1.17917407821431" calcext:value-type="float">
            <text:p>1.17917407821431</text:p>
          </table:table-cell>
        </table:table-row>
        <table:table-row table:style-name="ro1">
          <table:table-cell office:value-type="string" calcext:value-type="string">
            <text:p>AlCd</text:p>
          </table:table-cell>
          <table:table-cell office:value-type="float" office:value="0.5809003" calcext:value-type="float">
            <text:p>0.5809003</text:p>
          </table:table-cell>
          <table:table-cell office:value-type="float" office:value="3.9931" calcext:value-type="float">
            <text:p>3.9931</text:p>
          </table:table-cell>
          <table:table-cell office:value-type="float" office:value="2.12322518966582" calcext:value-type="float">
            <text:p>2.12322518966582</text:p>
          </table:table-cell>
        </table:table-row>
        <table:table-row table:style-name="ro1">
          <table:table-cell office:value-type="string" calcext:value-type="string">
            <text:p>AlSn</text:p>
          </table:table-cell>
          <table:table-cell office:value-type="float" office:value="0.580907" calcext:value-type="float">
            <text:p>0.580907</text:p>
          </table:table-cell>
          <table:table-cell office:value-type="float" office:value="3.8446" calcext:value-type="float">
            <text:p>3.8446</text:p>
          </table:table-cell>
          <table:table-cell office:value-type="float" office:value="2.03329368833597" calcext:value-type="float">
            <text:p>2.03329368833597</text:p>
          </table:table-cell>
        </table:table-row>
        <table:table-row table:style-name="ro1">
          <table:table-cell office:value-type="string" calcext:value-type="string">
            <text:p>MgPb</text:p>
          </table:table-cell>
          <table:table-cell office:value-type="float" office:value="0.58101106" calcext:value-type="float">
            <text:p>0.58101106</text:p>
          </table:table-cell>
          <table:table-cell office:value-type="float" office:value="4.2592" calcext:value-type="float">
            <text:p>4.2592</text:p>
          </table:table-cell>
          <table:table-cell office:value-type="float" office:value="1.28931702295692" calcext:value-type="float">
            <text:p>1.28931702295692</text:p>
          </table:table-cell>
        </table:table-row>
        <table:table-row table:style-name="ro1">
          <table:table-cell office:value-type="string" calcext:value-type="string">
            <text:p>TcOs</text:p>
          </table:table-cell>
          <table:table-cell office:value-type="float" office:value="0.5812002" calcext:value-type="float">
            <text:p>0.5812002</text:p>
          </table:table-cell>
          <table:table-cell office:value-type="float" office:value="3.3905" calcext:value-type="float">
            <text:p>3.3905</text:p>
          </table:table-cell>
          <table:table-cell office:value-type="float" office:value="1.03820784221817" calcext:value-type="float">
            <text:p>1.03820784221817</text:p>
          </table:table-cell>
        </table:table-row>
        <table:table-row table:style-name="ro1">
          <table:table-cell office:value-type="string" calcext:value-type="string">
            <text:p>SePt</text:p>
          </table:table-cell>
          <table:table-cell office:value-type="float" office:value="0.5819167" calcext:value-type="float">
            <text:p>0.5819167</text:p>
          </table:table-cell>
          <table:table-cell office:value-type="float" office:value="3.5429" calcext:value-type="float">
            <text:p>3.5429</text:p>
          </table:table-cell>
          <table:table-cell office:value-type="float" office:value="1.09136456193289" calcext:value-type="float">
            <text:p>1.09136456193289</text:p>
          </table:table-cell>
        </table:table-row>
        <table:table-row table:style-name="ro1">
          <table:table-cell office:value-type="string" calcext:value-type="string">
            <text:p>AlCs</text:p>
          </table:table-cell>
          <table:table-cell office:value-type="float" office:value="0.5827571" calcext:value-type="float">
            <text:p>0.5827571</text:p>
          </table:table-cell>
          <table:table-cell office:value-type="float" office:value="4.9455" calcext:value-type="float">
            <text:p>4.9455</text:p>
          </table:table-cell>
          <table:table-cell office:value-type="float" office:value="1.85611991660922" calcext:value-type="float">
            <text:p>1.85611991660922</text:p>
          </table:table-cell>
        </table:table-row>
        <table:table-row table:style-name="ro1">
          <table:table-cell office:value-type="string" calcext:value-type="string">
            <text:p>TeTe</text:p>
          </table:table-cell>
          <table:table-cell office:value-type="float" office:value="0.583006" calcext:value-type="float">
            <text:p>0.583006</text:p>
          </table:table-cell>
          <table:table-cell office:value-type="float" office:value="4.1905" calcext:value-type="float">
            <text:p>4.1905</text:p>
          </table:table-cell>
          <table:table-cell office:value-type="float" office:value="1.17100738421421" calcext:value-type="float">
            <text:p>1.17100738421421</text:p>
          </table:table-cell>
        </table:table-row>
        <table:table-row table:style-name="ro1">
          <table:table-cell office:value-type="string" calcext:value-type="string">
            <text:p>SiBa</text:p>
          </table:table-cell>
          <table:table-cell office:value-type="float" office:value="0.58401847" calcext:value-type="float">
            <text:p>0.58401847</text:p>
          </table:table-cell>
          <table:table-cell office:value-type="float" office:value="4.9524" calcext:value-type="float">
            <text:p>4.9524</text:p>
          </table:table-cell>
          <table:table-cell office:value-type="float" office:value="1.79523038736539" calcext:value-type="float">
            <text:p>1.79523038736539</text:p>
          </table:table-cell>
        </table:table-row>
        <table:table-row table:style-name="ro1">
          <table:table-cell office:value-type="string" calcext:value-type="string">
            <text:p>ZnBi</text:p>
          </table:table-cell>
          <table:table-cell office:value-type="float" office:value="0.58407915" calcext:value-type="float">
            <text:p>0.58407915</text:p>
          </table:table-cell>
          <table:table-cell office:value-type="float" office:value="4.2601" calcext:value-type="float">
            <text:p>4.2601</text:p>
          </table:table-cell>
          <table:table-cell office:value-type="float" office:value="1.09000573224304" calcext:value-type="float">
            <text:p>1.09000573224304</text:p>
          </table:table-cell>
        </table:table-row>
        <table:table-row table:style-name="ro1">
          <table:table-cell office:value-type="string" calcext:value-type="string">
            <text:p>AlHg</text:p>
          </table:table-cell>
          <table:table-cell office:value-type="float" office:value="0.5844473" calcext:value-type="float">
            <text:p>0.5844473</text:p>
          </table:table-cell>
          <table:table-cell office:value-type="float" office:value="3.9588" calcext:value-type="float">
            <text:p>3.9588</text:p>
          </table:table-cell>
          <table:table-cell office:value-type="float" office:value="1.31131000136271" calcext:value-type="float">
            <text:p>1.31131000136271</text:p>
          </table:table-cell>
        </table:table-row>
        <table:table-row table:style-name="ro1">
          <table:table-cell office:value-type="string" calcext:value-type="string">
            <text:p>RhCa</text:p>
          </table:table-cell>
          <table:table-cell office:value-type="float" office:value="0.58452547" calcext:value-type="float">
            <text:p>0.58452547</text:p>
          </table:table-cell>
          <table:table-cell office:value-type="float" office:value="3.5368" calcext:value-type="float">
            <text:p>3.5368</text:p>
          </table:table-cell>
          <table:table-cell office:value-type="float" office:value="2.07100575505393" calcext:value-type="float">
            <text:p>2.07100575505393</text:p>
          </table:table-cell>
        </table:table-row>
        <table:table-row table:style-name="ro1">
          <table:table-cell office:value-type="string" calcext:value-type="string">
            <text:p>BiNa</text:p>
          </table:table-cell>
          <table:table-cell office:value-type="float" office:value="0.58468056" calcext:value-type="float">
            <text:p>0.58468056</text:p>
          </table:table-cell>
          <table:table-cell office:value-type="float" office:value="4.1327" calcext:value-type="float">
            <text:p>4.1327</text:p>
          </table:table-cell>
          <table:table-cell office:value-type="float" office:value="1.28676482716205" calcext:value-type="float">
            <text:p>1.28676482716205</text:p>
          </table:table-cell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0.5847047" calcext:value-type="float">
            <text:p>0.5847047</text:p>
          </table:table-cell>
          <table:table-cell office:value-type="float" office:value="3.5159" calcext:value-type="float">
            <text:p>3.5159</text:p>
          </table:table-cell>
          <table:table-cell office:value-type="float" office:value="2.74719603973205" calcext:value-type="float">
            <text:p>2.74719603973205</text:p>
          </table:table-cell>
        </table:table-row>
        <table:table-row table:style-name="ro1">
          <table:table-cell office:value-type="string" calcext:value-type="string">
            <text:p>AgHg</text:p>
          </table:table-cell>
          <table:table-cell office:value-type="float" office:value="0.58496237" calcext:value-type="float">
            <text:p>0.58496237</text:p>
          </table:table-cell>
          <table:table-cell office:value-type="float" office:value="3.909" calcext:value-type="float">
            <text:p>3.909</text:p>
          </table:table-cell>
          <table:table-cell office:value-type="float" office:value="0.970784766324554" calcext:value-type="float">
            <text:p>0.970784766324554</text:p>
          </table:table-cell>
        </table:table-row>
        <table:table-row table:style-name="ro1">
          <table:table-cell office:value-type="string" calcext:value-type="string">
            <text:p>ZrCd</text:p>
          </table:table-cell>
          <table:table-cell office:value-type="float" office:value="0.58533764" calcext:value-type="float">
            <text:p>0.58533764</text:p>
          </table:table-cell>
          <table:table-cell office:value-type="float" office:value="3.9664" calcext:value-type="float">
            <text:p>3.9664</text:p>
          </table:table-cell>
          <table:table-cell office:value-type="float" office:value="1.46319426385963" calcext:value-type="float">
            <text:p>1.46319426385963</text:p>
          </table:table-cell>
        </table:table-row>
        <table:table-row table:style-name="ro1">
          <table:table-cell office:value-type="string" calcext:value-type="string">
            <text:p>PbRe</text:p>
          </table:table-cell>
          <table:table-cell office:value-type="float" office:value="0.58595204" calcext:value-type="float">
            <text:p>0.58595204</text:p>
          </table:table-cell>
          <table:table-cell office:value-type="float" office:value="3.7893" calcext:value-type="float">
            <text:p>3.7893</text:p>
          </table:table-cell>
          <table:table-cell office:value-type="float" office:value="0.762761078969592" calcext:value-type="float">
            <text:p>0.762761078969592</text:p>
          </table:table-cell>
        </table:table-row>
        <table:table-row table:style-name="ro1">
          <table:table-cell office:value-type="string" calcext:value-type="string">
            <text:p>RbK</text:p>
          </table:table-cell>
          <table:table-cell office:value-type="float" office:value="0.58661693" calcext:value-type="float">
            <text:p>0.58661693</text:p>
          </table:table-cell>
          <table:table-cell office:value-type="float" office:value="4.8423" calcext:value-type="float">
            <text:p>4.8423</text:p>
          </table:table-cell>
          <table:table-cell office:value-type="float" office:value="2.36995210906943" calcext:value-type="float">
            <text:p>2.36995210906943</text:p>
          </table:table-cell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0.5879674" calcext:value-type="float">
            <text:p>0.5879674</text:p>
          </table:table-cell>
          <table:table-cell office:value-type="float" office:value="3.4917" calcext:value-type="float">
            <text:p>3.4917</text:p>
          </table:table-cell>
          <table:table-cell office:value-type="float" office:value="0.815697016556236" calcext:value-type="float">
            <text:p>0.815697016556236</text:p>
          </table:table-cell>
        </table:table-row>
        <table:table-row table:style-name="ro1">
          <table:table-cell office:value-type="string" calcext:value-type="string">
            <text:p>SbCu</text:p>
          </table:table-cell>
          <table:table-cell office:value-type="float" office:value="0.5880183" calcext:value-type="float">
            <text:p>0.5880183</text:p>
          </table:table-cell>
          <table:table-cell office:value-type="float" office:value="3.6056" calcext:value-type="float">
            <text:p>3.6056</text:p>
          </table:table-cell>
          <table:table-cell office:value-type="float" office:value="1.60559809381223" calcext:value-type="float">
            <text:p>1.60559809381223</text:p>
          </table:table-cell>
        </table:table-row>
        <table:table-row table:style-name="ro1">
          <table:table-cell office:value-type="string" calcext:value-type="string">
            <text:p>TaIr</text:p>
          </table:table-cell>
          <table:table-cell office:value-type="float" office:value="0.58801895" calcext:value-type="float">
            <text:p>0.58801895</text:p>
          </table:table-cell>
          <table:table-cell office:value-type="float" office:value="3.4828" calcext:value-type="float">
            <text:p>3.4828</text:p>
          </table:table-cell>
          <table:table-cell office:value-type="float" office:value="0.803804048340633" calcext:value-type="float">
            <text:p>0.803804048340633</text:p>
          </table:table-cell>
        </table:table-row>
        <table:table-row table:style-name="ro1">
          <table:table-cell office:value-type="string" calcext:value-type="string">
            <text:p>CePb</text:p>
          </table:table-cell>
          <table:table-cell office:value-type="float" office:value="0.5885344" calcext:value-type="float">
            <text:p>0.5885344</text:p>
          </table:table-cell>
          <table:table-cell office:value-type="float" office:value="4.2977" calcext:value-type="float">
            <text:p>4.2977</text:p>
          </table:table-cell>
          <table:table-cell office:value-type="float" office:value="0.863110565050813" calcext:value-type="float">
            <text:p>0.863110565050813</text:p>
          </table:table-cell>
        </table:table-row>
        <table:table-row table:style-name="ro1">
          <table:table-cell office:value-type="string" calcext:value-type="string">
            <text:p>SePb</text:p>
          </table:table-cell>
          <table:table-cell office:value-type="float" office:value="0.58858365" calcext:value-type="float">
            <text:p>0.58858365</text:p>
          </table:table-cell>
          <table:table-cell office:value-type="float" office:value="4.2406" calcext:value-type="float">
            <text:p>4.2406</text:p>
          </table:table-cell>
          <table:table-cell office:value-type="float" office:value="1.0456394137127" calcext:value-type="float">
            <text:p>1.0456394137127</text:p>
          </table:table-cell>
        </table:table-row>
        <table:table-row table:style-name="ro1">
          <table:table-cell office:value-type="string" calcext:value-type="string">
            <text:p>TeAs</text:p>
          </table:table-cell>
          <table:table-cell office:value-type="float" office:value="0.5887114" calcext:value-type="float">
            <text:p>0.5887114</text:p>
          </table:table-cell>
          <table:table-cell office:value-type="float" office:value="4.0705" calcext:value-type="float">
            <text:p>4.0705</text:p>
          </table:table-cell>
          <table:table-cell office:value-type="float" office:value="1.47112010571678" calcext:value-type="float">
            <text:p>1.47112010571678</text:p>
          </table:table-cell>
        </table:table-row>
        <table:table-row table:style-name="ro1">
          <table:table-cell office:value-type="string" calcext:value-type="string">
            <text:p>TcGd</text:p>
          </table:table-cell>
          <table:table-cell office:value-type="float" office:value="0.58952755" calcext:value-type="float">
            <text:p>0.58952755</text:p>
          </table:table-cell>
          <table:table-cell office:value-type="float" office:value="3.9736" calcext:value-type="float">
            <text:p>3.9736</text:p>
          </table:table-cell>
          <table:table-cell office:value-type="float" office:value="1.17078068539816" calcext:value-type="float">
            <text:p>1.17078068539816</text:p>
          </table:table-cell>
        </table:table-row>
        <table:table-row table:style-name="ro1">
          <table:table-cell office:value-type="string" calcext:value-type="string">
            <text:p>GeAu</text:p>
          </table:table-cell>
          <table:table-cell office:value-type="float" office:value="0.59037113" calcext:value-type="float">
            <text:p>0.59037113</text:p>
          </table:table-cell>
          <table:table-cell office:value-type="float" office:value="3.9222" calcext:value-type="float">
            <text:p>3.9222</text:p>
          </table:table-cell>
          <table:table-cell office:value-type="float" office:value="1.10912800700292" calcext:value-type="float">
            <text:p>1.10912800700292</text:p>
          </table:table-cell>
        </table:table-row>
        <table:table-row table:style-name="ro1">
          <table:table-cell office:value-type="string" calcext:value-type="string">
            <text:p>NaK</text:p>
          </table:table-cell>
          <table:table-cell office:value-type="float" office:value="0.5907521" calcext:value-type="float">
            <text:p>0.5907521</text:p>
          </table:table-cell>
          <table:table-cell office:value-type="float" office:value="4.7732" calcext:value-type="float">
            <text:p>4.7732</text:p>
          </table:table-cell>
          <table:table-cell office:value-type="float" office:value="4.64403664743423" calcext:value-type="float">
            <text:p>4.64403664743423</text:p>
          </table:table-cell>
        </table:table-row>
        <table:table-row table:style-name="ro1">
          <table:table-cell office:value-type="string" calcext:value-type="string">
            <text:p>AuSe</text:p>
          </table:table-cell>
          <table:table-cell office:value-type="float" office:value="0.59153116" calcext:value-type="float">
            <text:p>0.59153116</text:p>
          </table:table-cell>
          <table:table-cell office:value-type="float" office:value="3.8044" calcext:value-type="float">
            <text:p>3.8044</text:p>
          </table:table-cell>
          <table:table-cell office:value-type="float" office:value="1.08399920532106" calcext:value-type="float">
            <text:p>1.08399920532106</text:p>
          </table:table-cell>
        </table:table-row>
        <table:table-row table:style-name="ro1">
          <table:table-cell office:value-type="string" calcext:value-type="string">
            <text:p>TeGa</text:p>
          </table:table-cell>
          <table:table-cell office:value-type="float" office:value="0.5918189" calcext:value-type="float">
            <text:p>0.5918189</text:p>
          </table:table-cell>
          <table:table-cell office:value-type="float" office:value="3.7931" calcext:value-type="float">
            <text:p>3.7931</text:p>
          </table:table-cell>
          <table:table-cell office:value-type="float" office:value="1.50929273546743" calcext:value-type="float">
            <text:p>1.50929273546743</text:p>
          </table:table-cell>
        </table:table-row>
        <table:table-row table:style-name="ro1">
          <table:table-cell office:value-type="string" calcext:value-type="string">
            <text:p>SbSb</text:p>
          </table:table-cell>
          <table:table-cell office:value-type="float" office:value="0.5924427" calcext:value-type="float">
            <text:p>0.5924427</text:p>
          </table:table-cell>
          <table:table-cell office:value-type="float" office:value="4.2216" calcext:value-type="float">
            <text:p>4.2216</text:p>
          </table:table-cell>
          <table:table-cell office:value-type="float" office:value="1.22648379505112" calcext:value-type="float">
            <text:p>1.22648379505112</text:p>
          </table:table-cell>
        </table:table-row>
        <table:table-row table:style-name="ro1">
          <table:table-cell office:value-type="string" calcext:value-type="string">
            <text:p>TiAu</text:p>
          </table:table-cell>
          <table:table-cell office:value-type="float" office:value="0.5926315" calcext:value-type="float">
            <text:p>0.5926315</text:p>
          </table:table-cell>
          <table:table-cell office:value-type="float" office:value="3.5943" calcext:value-type="float">
            <text:p>3.5943</text:p>
          </table:table-cell>
          <table:table-cell office:value-type="float" office:value="1.21998380286335" calcext:value-type="float">
            <text:p>1.21998380286335</text:p>
          </table:table-cell>
        </table:table-row>
        <table:table-row table:style-name="ro1">
          <table:table-cell office:value-type="string" calcext:value-type="string">
            <text:p>BiAu</text:p>
          </table:table-cell>
          <table:table-cell office:value-type="float" office:value="0.5932933" calcext:value-type="float">
            <text:p>0.5932933</text:p>
          </table:table-cell>
          <table:table-cell office:value-type="float" office:value="4.0401" calcext:value-type="float">
            <text:p>4.0401</text:p>
          </table:table-cell>
          <table:table-cell office:value-type="float" office:value="0.739373099823029" calcext:value-type="float">
            <text:p>0.739373099823029</text:p>
          </table:table-cell>
        </table:table-row>
        <table:table-row table:style-name="ro1">
          <table:table-cell office:value-type="string" calcext:value-type="string">
            <text:p>SnTe</text:p>
          </table:table-cell>
          <table:table-cell office:value-type="float" office:value="0.59330606" calcext:value-type="float">
            <text:p>0.59330606</text:p>
          </table:table-cell>
          <table:table-cell office:value-type="float" office:value="4.3828" calcext:value-type="float">
            <text:p>4.3828</text:p>
          </table:table-cell>
          <table:table-cell office:value-type="float" office:value="1.21275966493434" calcext:value-type="float">
            <text:p>1.21275966493434</text:p>
          </table:table-cell>
        </table:table-row>
        <table:table-row table:style-name="ro1">
          <table:table-cell office:value-type="string" calcext:value-type="string">
            <text:p>HgIr</text:p>
          </table:table-cell>
          <table:table-cell office:value-type="float" office:value="0.59366316" calcext:value-type="float">
            <text:p>0.59366316</text:p>
          </table:table-cell>
          <table:table-cell office:value-type="float" office:value="3.6493" calcext:value-type="float">
            <text:p>3.6493</text:p>
          </table:table-cell>
          <table:table-cell office:value-type="float" office:value="0.763917271525244" calcext:value-type="float">
            <text:p>0.763917271525244</text:p>
          </table:table-cell>
        </table:table-row>
        <table:table-row table:style-name="ro1">
          <table:table-cell office:value-type="string" calcext:value-type="string">
            <text:p>BiOs</text:p>
          </table:table-cell>
          <table:table-cell office:value-type="float" office:value="0.5938293" calcext:value-type="float">
            <text:p>0.5938293</text:p>
          </table:table-cell>
          <table:table-cell office:value-type="float" office:value="3.7604" calcext:value-type="float">
            <text:p>3.7604</text:p>
          </table:table-cell>
          <table:table-cell office:value-type="float" office:value="0.751756029111596" calcext:value-type="float">
            <text:p>0.751756029111596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0.59426785" calcext:value-type="float">
            <text:p>0.59426785</text:p>
          </table:table-cell>
          <table:table-cell office:value-type="float" office:value="3.4713" calcext:value-type="float">
            <text:p>3.4713</text:p>
          </table:table-cell>
          <table:table-cell office:value-type="float" office:value="1.23021022041297" calcext:value-type="float">
            <text:p>1.23021022041297</text:p>
          </table:table-cell>
        </table:table-row>
        <table:table-row table:style-name="ro1">
          <table:table-cell office:value-type="string" calcext:value-type="string">
            <text:p>AsGa</text:p>
          </table:table-cell>
          <table:table-cell office:value-type="float" office:value="0.5948409" calcext:value-type="float">
            <text:p>0.5948409</text:p>
          </table:table-cell>
          <table:table-cell office:value-type="float" office:value="3.6769" calcext:value-type="float">
            <text:p>3.6769</text:p>
          </table:table-cell>
          <table:table-cell office:value-type="float" office:value="2.04770932065231" calcext:value-type="float">
            <text:p>2.04770932065231</text:p>
          </table:table-cell>
        </table:table-row>
        <table:table-row table:style-name="ro1">
          <table:table-cell office:value-type="string" calcext:value-type="string">
            <text:p>NiAl</text:p>
          </table:table-cell>
          <table:table-cell office:value-type="float" office:value="0.59591794" calcext:value-type="float">
            <text:p>0.59591794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40908942551987" calcext:value-type="float">
            <text:p>3.40908942551987</text:p>
          </table:table-cell>
        </table:table-row>
        <table:table-row table:style-name="ro1">
          <table:table-cell office:value-type="string" calcext:value-type="string">
            <text:p>HgCu</text:p>
          </table:table-cell>
          <table:table-cell office:value-type="float" office:value="0.59621286" calcext:value-type="float">
            <text:p>0.59621286</text:p>
          </table:table-cell>
          <table:table-cell office:value-type="float" office:value="3.4903" calcext:value-type="float">
            <text:p>3.4903</text:p>
          </table:table-cell>
          <table:table-cell office:value-type="float" office:value="1.1318393611734" calcext:value-type="float">
            <text:p>1.1318393611734</text:p>
          </table:table-cell>
        </table:table-row>
        <table:table-row table:style-name="ro1">
          <table:table-cell office:value-type="string" calcext:value-type="string">
            <text:p>RhIr</text:p>
          </table:table-cell>
          <table:table-cell office:value-type="float" office:value="0.5966426" calcext:value-type="float">
            <text:p>0.5966426</text:p>
          </table:table-cell>
          <table:table-cell office:value-type="float" office:value="3.4659" calcext:value-type="float">
            <text:p>3.4659</text:p>
          </table:table-cell>
          <table:table-cell office:value-type="float" office:value="1.01420671568242" calcext:value-type="float">
            <text:p>1.01420671568242</text:p>
          </table:table-cell>
        </table:table-row>
        <table:table-row table:style-name="ro1">
          <table:table-cell office:value-type="string" calcext:value-type="string">
            <text:p>GePt</text:p>
          </table:table-cell>
          <table:table-cell office:value-type="float" office:value="0.59773517" calcext:value-type="float">
            <text:p>0.59773517</text:p>
          </table:table-cell>
          <table:table-cell office:value-type="float" office:value="3.5676" calcext:value-type="float">
            <text:p>3.5676</text:p>
          </table:table-cell>
          <table:table-cell office:value-type="float" office:value="1.11684001740069" calcext:value-type="float">
            <text:p>1.11684001740069</text:p>
          </table:table-cell>
        </table:table-row>
        <table:table-row table:style-name="ro1">
          <table:table-cell office:value-type="string" calcext:value-type="string">
            <text:p>SiSi</text:p>
          </table:table-cell>
          <table:table-cell office:value-type="float" office:value="0.5980803" calcext:value-type="float">
            <text:p>0.5980803</text:p>
          </table:table-cell>
          <table:table-cell office:value-type="float" office:value="3.6049" calcext:value-type="float">
            <text:p>3.6049</text:p>
          </table:table-cell>
          <table:table-cell office:value-type="float" office:value="5.10825102601883" calcext:value-type="float">
            <text:p>5.10825102601883</text:p>
          </table:table-cell>
        </table:table-row>
        <table:table-row table:style-name="ro1">
          <table:table-cell office:value-type="string" calcext:value-type="string">
            <text:p>WBe</text:p>
          </table:table-cell>
          <table:table-cell office:value-type="float" office:value="0.59852815" calcext:value-type="float">
            <text:p>0.59852815</text:p>
          </table:table-cell>
          <table:table-cell office:value-type="float" office:value="3.2227" calcext:value-type="float">
            <text:p>3.2227</text:p>
          </table:table-cell>
          <table:table-cell office:value-type="float" office:value="1.54374194343624" calcext:value-type="float">
            <text:p>1.54374194343624</text:p>
          </table:table-cell>
        </table:table-row>
        <table:table-row table:style-name="ro1">
          <table:table-cell office:value-type="string" calcext:value-type="string">
            <text:p>MoMg</text:p>
          </table:table-cell>
          <table:table-cell office:value-type="float" office:value="0.5985711" calcext:value-type="float">
            <text:p>0.5985711</text:p>
          </table:table-cell>
          <table:table-cell office:value-type="float" office:value="3.4376" calcext:value-type="float">
            <text:p>3.4376</text:p>
          </table:table-cell>
          <table:table-cell office:value-type="float" office:value="2.45302907904854" calcext:value-type="float">
            <text:p>2.45302907904854</text:p>
          </table:table-cell>
        </table:table-row>
        <table:table-row table:style-name="ro1">
          <table:table-cell office:value-type="string" calcext:value-type="string">
            <text:p>AsOs</text:p>
          </table:table-cell>
          <table:table-cell office:value-type="float" office:value="0.59864736" calcext:value-type="float">
            <text:p>0.59864736</text:p>
          </table:table-cell>
          <table:table-cell office:value-type="float" office:value="3.4786" calcext:value-type="float">
            <text:p>3.4786</text:p>
          </table:table-cell>
          <table:table-cell office:value-type="float" office:value="1.127553002434" calcext:value-type="float">
            <text:p>1.127553002434</text:p>
          </table:table-cell>
        </table:table-row>
        <table:table-row table:style-name="ro1">
          <table:table-cell office:value-type="string" calcext:value-type="string">
            <text:p>GdCd</text:p>
          </table:table-cell>
          <table:table-cell office:value-type="float" office:value="0.59878147" calcext:value-type="float">
            <text:p>0.59878147</text:p>
          </table:table-cell>
          <table:table-cell office:value-type="float" office:value="4.1818" calcext:value-type="float">
            <text:p>4.1818</text:p>
          </table:table-cell>
          <table:table-cell office:value-type="float" office:value="1.10890661240329" calcext:value-type="float">
            <text:p>1.10890661240329</text:p>
          </table:table-cell>
        </table:table-row>
        <table:table-row table:style-name="ro1">
          <table:table-cell office:value-type="string" calcext:value-type="string">
            <text:p>ScBi</text:p>
          </table:table-cell>
          <table:table-cell office:value-type="float" office:value="0.59883666" calcext:value-type="float">
            <text:p>0.59883666</text:p>
          </table:table-cell>
          <table:table-cell office:value-type="float" office:value="4.2163" calcext:value-type="float">
            <text:p>4.2163</text:p>
          </table:table-cell>
          <table:table-cell office:value-type="float" office:value="1.17676620745198" calcext:value-type="float">
            <text:p>1.17676620745198</text:p>
          </table:table-cell>
        </table:table-row>
        <table:table-row table:style-name="ro1">
          <table:table-cell office:value-type="string" calcext:value-type="string">
            <text:p>PtSb</text:p>
          </table:table-cell>
          <table:table-cell office:value-type="float" office:value="0.60005486" calcext:value-type="float">
            <text:p>0.60005486</text:p>
          </table:table-cell>
          <table:table-cell office:value-type="float" office:value="3.7523" calcext:value-type="float">
            <text:p>3.7523</text:p>
          </table:table-cell>
          <table:table-cell office:value-type="float" office:value="0.945334232121256" calcext:value-type="float">
            <text:p>0.94533423212125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60027474" calcext:value-type="float">
            <text:p>0.60027474</text:p>
          </table:table-cell>
          <table:table-cell office:value-type="float" office:value="3.3764" calcext:value-type="float">
            <text:p>3.3764</text:p>
          </table:table-cell>
          <table:table-cell office:value-type="float" office:value="3.73556188874759" calcext:value-type="float">
            <text:p>3.73556188874759</text:p>
          </table:table-cell>
        </table:table-row>
        <table:table-row table:style-name="ro1">
          <table:table-cell office:value-type="string" calcext:value-type="string">
            <text:p>SnBi</text:p>
          </table:table-cell>
          <table:table-cell office:value-type="float" office:value="0.6003187" calcext:value-type="float">
            <text:p>0.6003187</text:p>
          </table:table-cell>
          <table:table-cell office:value-type="float" office:value="4.439" calcext:value-type="float">
            <text:p>4.439</text:p>
          </table:table-cell>
          <table:table-cell office:value-type="float" office:value="0.914330203279436" calcext:value-type="float">
            <text:p>0.914330203279436</text:p>
          </table:table-cell>
        </table:table-row>
        <table:table-row table:style-name="ro1">
          <table:table-cell office:value-type="string" calcext:value-type="string">
            <text:p>RbCr</text:p>
          </table:table-cell>
          <table:table-cell office:value-type="float" office:value="0.60112137" calcext:value-type="float">
            <text:p>0.60112137</text:p>
          </table:table-cell>
          <table:table-cell office:value-type="float" office:value="4.1816" calcext:value-type="float">
            <text:p>4.1816</text:p>
          </table:table-cell>
          <table:table-cell office:value-type="float" office:value="2.15237317539213" calcext:value-type="float">
            <text:p>2.15237317539213</text:p>
          </table:table-cell>
        </table:table-row>
        <table:table-row table:style-name="ro1">
          <table:table-cell office:value-type="string" calcext:value-type="string">
            <text:p>CrOs</text:p>
          </table:table-cell>
          <table:table-cell office:value-type="float" office:value="0.60130334" calcext:value-type="float">
            <text:p>0.60130334</text:p>
          </table:table-cell>
          <table:table-cell office:value-type="float" office:value="3.4387" calcext:value-type="float">
            <text:p>3.4387</text:p>
          </table:table-cell>
          <table:table-cell office:value-type="float" office:value="1.23295453062737" calcext:value-type="float">
            <text:p>1.23295453062737</text:p>
          </table:table-cell>
        </table:table-row>
        <table:table-row table:style-name="ro1">
          <table:table-cell office:value-type="string" calcext:value-type="string">
            <text:p>PdPt</text:p>
          </table:table-cell>
          <table:table-cell office:value-type="float" office:value="0.6014839" calcext:value-type="float">
            <text:p>0.6014839</text:p>
          </table:table-cell>
          <table:table-cell office:value-type="float" office:value="3.5209" calcext:value-type="float">
            <text:p>3.5209</text:p>
          </table:table-cell>
          <table:table-cell office:value-type="float" office:value="0.992953615863405" calcext:value-type="float">
            <text:p>0.992953615863405</text:p>
          </table:table-cell>
        </table:table-row>
        <table:table-row table:style-name="ro1">
          <table:table-cell office:value-type="string" calcext:value-type="string">
            <text:p>PdCu</text:p>
          </table:table-cell>
          <table:table-cell office:value-type="float" office:value="0.6014912" calcext:value-type="float">
            <text:p>0.6014912</text:p>
          </table:table-cell>
          <table:table-cell office:value-type="float" office:value="3.3616" calcext:value-type="float">
            <text:p>3.3616</text:p>
          </table:table-cell>
          <table:table-cell office:value-type="float" office:value="1.74797569013021" calcext:value-type="float">
            <text:p>1.74797569013021</text:p>
          </table:table-cell>
        </table:table-row>
        <table:table-row table:style-name="ro1">
          <table:table-cell office:value-type="string" calcext:value-type="string">
            <text:p>AgIn</text:p>
          </table:table-cell>
          <table:table-cell office:value-type="float" office:value="0.6015117" calcext:value-type="float">
            <text:p>0.6015117</text:p>
          </table:table-cell>
          <table:table-cell office:value-type="float" office:value="3.9458" calcext:value-type="float">
            <text:p>3.9458</text:p>
          </table:table-cell>
          <table:table-cell office:value-type="float" office:value="1.33969240709828" calcext:value-type="float">
            <text:p>1.33969240709828</text:p>
          </table:table-cell>
        </table:table-row>
        <table:table-row table:style-name="ro1">
          <table:table-cell office:value-type="string" calcext:value-type="string">
            <text:p>IrAl</text:p>
          </table:table-cell>
          <table:table-cell office:value-type="float" office:value="0.6017501" calcext:value-type="float">
            <text:p>0.6017501</text:p>
          </table:table-cell>
          <table:table-cell office:value-type="float" office:value="3.3229" calcext:value-type="float">
            <text:p>3.3229</text:p>
          </table:table-cell>
          <table:table-cell office:value-type="float" office:value="1.36071816492726" calcext:value-type="float">
            <text:p>1.36071816492726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0.6029023" calcext:value-type="float">
            <text:p>0.6029023</text:p>
          </table:table-cell>
          <table:table-cell office:value-type="float" office:value="3.8918" calcext:value-type="float">
            <text:p>3.8918</text:p>
          </table:table-cell>
          <table:table-cell office:value-type="float" office:value="1.49817755471572" calcext:value-type="float">
            <text:p>1.49817755471572</text:p>
          </table:table-cell>
        </table:table-row>
        <table:table-row table:style-name="ro1">
          <table:table-cell office:value-type="string" calcext:value-type="string">
            <text:p>MgK</text:p>
          </table:table-cell>
          <table:table-cell office:value-type="float" office:value="0.6038662" calcext:value-type="float">
            <text:p>0.6038662</text:p>
          </table:table-cell>
          <table:table-cell office:value-type="float" office:value="4.4401" calcext:value-type="float">
            <text:p>4.4401</text:p>
          </table:table-cell>
          <table:table-cell office:value-type="float" office:value="4.55208655741811" calcext:value-type="float">
            <text:p>4.55208655741811</text:p>
          </table:table-cell>
        </table:table-row>
        <table:table-row table:style-name="ro1">
          <table:table-cell office:value-type="string" calcext:value-type="string">
            <text:p>NbGe</text:p>
          </table:table-cell>
          <table:table-cell office:value-type="float" office:value="0.6039842" calcext:value-type="float">
            <text:p>0.6039842</text:p>
          </table:table-cell>
          <table:table-cell office:value-type="float" office:value="3.4117" calcext:value-type="float">
            <text:p>3.4117</text:p>
          </table:table-cell>
          <table:table-cell office:value-type="float" office:value="1.79380459891487" calcext:value-type="float">
            <text:p>1.79380459891487</text:p>
          </table:table-cell>
        </table:table-row>
        <table:table-row table:style-name="ro1">
          <table:table-cell office:value-type="string" calcext:value-type="string">
            <text:p>AuNi</text:p>
          </table:table-cell>
          <table:table-cell office:value-type="float" office:value="0.6053073" calcext:value-type="float">
            <text:p>0.6053073</text:p>
          </table:table-cell>
          <table:table-cell office:value-type="float" office:value="3.3592" calcext:value-type="float">
            <text:p>3.3592</text:p>
          </table:table-cell>
          <table:table-cell office:value-type="float" office:value="1.16892520079795" calcext:value-type="float">
            <text:p>1.16892520079795</text:p>
          </table:table-cell>
        </table:table-row>
        <table:table-row table:style-name="ro1">
          <table:table-cell office:value-type="string" calcext:value-type="string">
            <text:p>VCu</text:p>
          </table:table-cell>
          <table:table-cell office:value-type="float" office:value="0.6065568" calcext:value-type="float">
            <text:p>0.6065568</text:p>
          </table:table-cell>
          <table:table-cell office:value-type="float" office:value="3.2396" calcext:value-type="float">
            <text:p>3.2396</text:p>
          </table:table-cell>
          <table:table-cell office:value-type="float" office:value="2.57321592507003" calcext:value-type="float">
            <text:p>2.57321592507003</text:p>
          </table:table-cell>
        </table:table-row>
        <table:table-row table:style-name="ro1">
          <table:table-cell office:value-type="string" calcext:value-type="string">
            <text:p>AuGa</text:p>
          </table:table-cell>
          <table:table-cell office:value-type="float" office:value="0.6068596" calcext:value-type="float">
            <text:p>0.6068596</text:p>
          </table:table-cell>
          <table:table-cell office:value-type="float" office:value="3.7327" calcext:value-type="float">
            <text:p>3.7327</text:p>
          </table:table-cell>
          <table:table-cell office:value-type="float" office:value="1.12112343076895" calcext:value-type="float">
            <text:p>1.12112343076895</text:p>
          </table:table-cell>
        </table:table-row>
        <table:table-row table:style-name="ro1">
          <table:table-cell office:value-type="string" calcext:value-type="string">
            <text:p>PtAl</text:p>
          </table:table-cell>
          <table:table-cell office:value-type="float" office:value="0.6074087" calcext:value-type="float">
            <text:p>0.6074087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34338647495706" calcext:value-type="float">
            <text:p>1.34338647495706</text:p>
          </table:table-cell>
        </table:table-row>
        <table:table-row table:style-name="ro1">
          <table:table-cell office:value-type="string" calcext:value-type="string">
            <text:p>AsGe</text:p>
          </table:table-cell>
          <table:table-cell office:value-type="float" office:value="0.60746706" calcext:value-type="float">
            <text:p>0.60746706</text:p>
          </table:table-cell>
          <table:table-cell office:value-type="float" office:value="3.7908" calcext:value-type="float">
            <text:p>3.7908</text:p>
          </table:table-cell>
          <table:table-cell office:value-type="float" office:value="2.00804300974158" calcext:value-type="float">
            <text:p>2.00804300974158</text:p>
          </table:table-cell>
        </table:table-row>
        <table:table-row table:style-name="ro1">
          <table:table-cell office:value-type="string" calcext:value-type="string">
            <text:p>SbSe</text:p>
          </table:table-cell>
          <table:table-cell office:value-type="float" office:value="0.6077774" calcext:value-type="float">
            <text:p>0.6077774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48412845111081" calcext:value-type="float">
            <text:p>1.48412845111081</text:p>
          </table:table-cell>
        </table:table-row>
        <table:table-row table:style-name="ro1">
          <table:table-cell office:value-type="string" calcext:value-type="string">
            <text:p>TeNi</text:p>
          </table:table-cell>
          <table:table-cell office:value-type="float" office:value="0.60970145" calcext:value-type="float">
            <text:p>0.60970145</text:p>
          </table:table-cell>
          <table:table-cell office:value-type="float" office:value="3.4739" calcext:value-type="float">
            <text:p>3.4739</text:p>
          </table:table-cell>
          <table:table-cell office:value-type="float" office:value="1.59722396092653" calcext:value-type="float">
            <text:p>1.59722396092653</text:p>
          </table:table-cell>
        </table:table-row>
        <table:table-row table:style-name="ro1">
          <table:table-cell office:value-type="string" calcext:value-type="string">
            <text:p>SbHg</text:p>
          </table:table-cell>
          <table:table-cell office:value-type="float" office:value="0.6099771" calcext:value-type="float">
            <text:p>0.6099771</text:p>
          </table:table-cell>
          <table:table-cell office:value-type="float" office:value="4.0976" calcext:value-type="float">
            <text:p>4.0976</text:p>
          </table:table-cell>
          <table:table-cell office:value-type="float" office:value="0.92933721588295" calcext:value-type="float">
            <text:p>0.92933721588295</text:p>
          </table:table-cell>
        </table:table-row>
        <table:table-row table:style-name="ro1">
          <table:table-cell office:value-type="string" calcext:value-type="string">
            <text:p>GeIn</text:p>
          </table:table-cell>
          <table:table-cell office:value-type="float" office:value="0.6107578" calcext:value-type="float">
            <text:p>0.6107578</text:p>
          </table:table-cell>
          <table:table-cell office:value-type="float" office:value="4.1021" calcext:value-type="float">
            <text:p>4.1021</text:p>
          </table:table-cell>
          <table:table-cell office:value-type="float" office:value="1.58745858266159" calcext:value-type="float">
            <text:p>1.58745858266159</text:p>
          </table:table-cell>
        </table:table-row>
        <table:table-row table:style-name="ro1">
          <table:table-cell office:value-type="string" calcext:value-type="string">
            <text:p>RuOs</text:p>
          </table:table-cell>
          <table:table-cell office:value-type="float" office:value="0.6109756" calcext:value-type="float">
            <text:p>0.6109756</text:p>
          </table:table-cell>
          <table:table-cell office:value-type="float" office:value="3.4024" calcext:value-type="float">
            <text:p>3.4024</text:p>
          </table:table-cell>
          <table:table-cell office:value-type="float" office:value="1.02737861991598" calcext:value-type="float">
            <text:p>1.02737861991598</text:p>
          </table:table-cell>
        </table:table-row>
        <table:table-row table:style-name="ro1">
          <table:table-cell office:value-type="string" calcext:value-type="string">
            <text:p>TeSe</text:p>
          </table:table-cell>
          <table:table-cell office:value-type="float" office:value="0.61106473" calcext:value-type="float">
            <text:p>0.61106473</text:p>
          </table:table-cell>
          <table:table-cell office:value-type="float" office:value="3.9743" calcext:value-type="float">
            <text:p>3.9743</text:p>
          </table:table-cell>
          <table:table-cell office:value-type="float" office:value="1.44277358815199" calcext:value-type="float">
            <text:p>1.44277358815199</text:p>
          </table:table-cell>
        </table:table-row>
        <table:table-row table:style-name="ro1">
          <table:table-cell office:value-type="string" calcext:value-type="string">
            <text:p>RhCe</text:p>
          </table:table-cell>
          <table:table-cell office:value-type="float" office:value="0.6110688" calcext:value-type="float">
            <text:p>0.6110688</text:p>
          </table:table-cell>
          <table:table-cell office:value-type="float" office:value="3.7881" calcext:value-type="float">
            <text:p>3.7881</text:p>
          </table:table-cell>
          <table:table-cell office:value-type="float" office:value="1.22896871194299" calcext:value-type="float">
            <text:p>1.22896871194299</text:p>
          </table:table-cell>
        </table:table-row>
        <table:table-row table:style-name="ro1">
          <table:table-cell office:value-type="string" calcext:value-type="string">
            <text:p>SbAu</text:p>
          </table:table-cell>
          <table:table-cell office:value-type="float" office:value="0.6111947" calcext:value-type="float">
            <text:p>0.6111947</text:p>
          </table:table-cell>
          <table:table-cell office:value-type="float" office:value="4.0349" calcext:value-type="float">
            <text:p>4.0349</text:p>
          </table:table-cell>
          <table:table-cell office:value-type="float" office:value="0.939803059569883" calcext:value-type="float">
            <text:p>0.939803059569883</text:p>
          </table:table-cell>
        </table:table-row>
        <table:table-row table:style-name="ro1">
          <table:table-cell office:value-type="string" calcext:value-type="string">
            <text:p>RhZn</text:p>
          </table:table-cell>
          <table:table-cell office:value-type="float" office:value="0.61155474" calcext:value-type="float">
            <text:p>0.61155474</text:p>
          </table:table-cell>
          <table:table-cell office:value-type="float" office:value="3.3197" calcext:value-type="float">
            <text:p>3.3197</text:p>
          </table:table-cell>
          <table:table-cell office:value-type="float" office:value="1.76482412107227" calcext:value-type="float">
            <text:p>1.76482412107227</text:p>
          </table:table-cell>
        </table:table-row>
        <table:table-row table:style-name="ro1">
          <table:table-cell office:value-type="string" calcext:value-type="string">
            <text:p>SeBe</text:p>
          </table:table-cell>
          <table:table-cell office:value-type="float" office:value="0.6119141" calcext:value-type="float">
            <text:p>0.6119141</text:p>
          </table:table-cell>
          <table:table-cell office:value-type="float" office:value="3.4453" calcext:value-type="float">
            <text:p>3.4453</text:p>
          </table:table-cell>
          <table:table-cell office:value-type="float" office:value="3.32302511488362" calcext:value-type="float">
            <text:p>3.32302511488362</text:p>
          </table:table-cell>
        </table:table-row>
        <table:table-row table:style-name="ro1">
          <table:table-cell office:value-type="string" calcext:value-type="string">
            <text:p>TeZn</text:p>
          </table:table-cell>
          <table:table-cell office:value-type="float" office:value="0.61206484" calcext:value-type="float">
            <text:p>0.61206484</text:p>
          </table:table-cell>
          <table:table-cell office:value-type="float" office:value="3.7469" calcext:value-type="float">
            <text:p>3.7469</text:p>
          </table:table-cell>
          <table:table-cell office:value-type="float" office:value="1.54250701489679" calcext:value-type="float">
            <text:p>1.54250701489679</text:p>
          </table:table-cell>
        </table:table-row>
        <table:table-row table:style-name="ro1">
          <table:table-cell office:value-type="string" calcext:value-type="string">
            <text:p>PdSe</text:p>
          </table:table-cell>
          <table:table-cell office:value-type="float" office:value="0.6124569" calcext:value-type="float">
            <text:p>0.6124569</text:p>
          </table:table-cell>
          <table:table-cell office:value-type="float" office:value="3.6916" calcext:value-type="float">
            <text:p>3.6916</text:p>
          </table:table-cell>
          <table:table-cell office:value-type="float" office:value="1.6049674576662" calcext:value-type="float">
            <text:p>1.6049674576662</text:p>
          </table:table-cell>
        </table:table-row>
        <table:table-row table:style-name="ro1">
          <table:table-cell office:value-type="string" calcext:value-type="string">
            <text:p>AuSb</text:p>
          </table:table-cell>
          <table:table-cell office:value-type="float" office:value="0.6128369" calcext:value-type="float">
            <text:p>0.6128369</text:p>
          </table:table-cell>
          <table:table-cell office:value-type="float" office:value="4.1733" calcext:value-type="float">
            <text:p>4.1733</text:p>
          </table:table-cell>
          <table:table-cell office:value-type="float" office:value="0.939803059569883" calcext:value-type="float">
            <text:p>0.939803059569883</text:p>
          </table:table-cell>
        </table:table-row>
        <table:table-row table:style-name="ro1">
          <table:table-cell office:value-type="string" calcext:value-type="string">
            <text:p>TeIn</text:p>
          </table:table-cell>
          <table:table-cell office:value-type="float" office:value="0.61326075" calcext:value-type="float">
            <text:p>0.61326075</text:p>
          </table:table-cell>
          <table:table-cell office:value-type="float" office:value="4.0184" calcext:value-type="float">
            <text:p>4.0184</text:p>
          </table:table-cell>
          <table:table-cell office:value-type="float" office:value="1.2319905385317" calcext:value-type="float">
            <text:p>1.2319905385317</text:p>
          </table:table-cell>
        </table:table-row>
        <table:table-row table:style-name="ro1">
          <table:table-cell office:value-type="string" calcext:value-type="string">
            <text:p>CuAl</text:p>
          </table:table-cell>
          <table:table-cell office:value-type="float" office:value="0.613291" calcext:value-type="float">
            <text:p>0.613291</text:p>
          </table:table-cell>
          <table:table-cell office:value-type="float" office:value="3.3624" calcext:value-type="float">
            <text:p>3.3624</text:p>
          </table:table-cell>
          <table:table-cell office:value-type="float" office:value="3.23225663983035" calcext:value-type="float">
            <text:p>3.23225663983035</text:p>
          </table:table-cell>
        </table:table-row>
        <table:table-row table:style-name="ro1">
          <table:table-cell office:value-type="string" calcext:value-type="string">
            <text:p>HfSr</text:p>
          </table:table-cell>
          <table:table-cell office:value-type="float" office:value="0.61354625" calcext:value-type="float">
            <text:p>0.61354625</text:p>
          </table:table-cell>
          <table:table-cell office:value-type="float" office:value="4.3325" calcext:value-type="float">
            <text:p>4.3325</text:p>
          </table:table-cell>
          <table:table-cell office:value-type="float" office:value="1.12353772558202" calcext:value-type="float">
            <text:p>1.12353772558202</text:p>
          </table:table-cell>
        </table:table-row>
        <table:table-row table:style-name="ro1">
          <table:table-cell office:value-type="string" calcext:value-type="string">
            <text:p>PtSi</text:p>
          </table:table-cell>
          <table:table-cell office:value-type="float" office:value="0.61374265" calcext:value-type="float">
            <text:p>0.61374265</text:p>
          </table:table-cell>
          <table:table-cell office:value-type="float" office:value="3.4841" calcext:value-type="float">
            <text:p>3.4841</text:p>
          </table:table-cell>
          <table:table-cell office:value-type="float" office:value="1.33682992937192" calcext:value-type="float">
            <text:p>1.33682992937192</text:p>
          </table:table-cell>
        </table:table-row>
        <table:table-row table:style-name="ro1">
          <table:table-cell office:value-type="string" calcext:value-type="string">
            <text:p>AsZn</text:p>
          </table:table-cell>
          <table:table-cell office:value-type="float" office:value="0.61381114" calcext:value-type="float">
            <text:p>0.61381114</text:p>
          </table:table-cell>
          <table:table-cell office:value-type="float" office:value="3.5836" calcext:value-type="float">
            <text:p>3.5836</text:p>
          </table:table-cell>
          <table:table-cell office:value-type="float" office:value="2.10933154345712" calcext:value-type="float">
            <text:p>2.10933154345712</text:p>
          </table:table-cell>
        </table:table-row>
        <table:table-row table:style-name="ro1">
          <table:table-cell office:value-type="string" calcext:value-type="string">
            <text:p>RhSi</text:p>
          </table:table-cell>
          <table:table-cell office:value-type="float" office:value="0.6138127" calcext:value-type="float">
            <text:p>0.6138127</text:p>
          </table:table-cell>
          <table:table-cell office:value-type="float" office:value="3.3637" calcext:value-type="float">
            <text:p>3.3637</text:p>
          </table:table-cell>
          <table:table-cell office:value-type="float" office:value="2.25633254590798" calcext:value-type="float">
            <text:p>2.25633254590798</text:p>
          </table:table-cell>
        </table:table-row>
        <table:table-row table:style-name="ro1">
          <table:table-cell office:value-type="string" calcext:value-type="string">
            <text:p>SbIn</text:p>
          </table:table-cell>
          <table:table-cell office:value-type="float" office:value="0.6138215" calcext:value-type="float">
            <text:p>0.6138215</text:p>
          </table:table-cell>
          <table:table-cell office:value-type="float" office:value="4.0303" calcext:value-type="float">
            <text:p>4.0303</text:p>
          </table:table-cell>
          <table:table-cell office:value-type="float" office:value="1.26201879434806" calcext:value-type="float">
            <text:p>1.26201879434806</text:p>
          </table:table-cell>
        </table:table-row>
        <table:table-row table:style-name="ro1">
          <table:table-cell office:value-type="string" calcext:value-type="string">
            <text:p>SnNa</text:p>
          </table:table-cell>
          <table:table-cell office:value-type="float" office:value="0.6138809" calcext:value-type="float">
            <text:p>0.6138809</text:p>
          </table:table-cell>
          <table:table-cell office:value-type="float" office:value="4.0682" calcext:value-type="float">
            <text:p>4.0682</text:p>
          </table:table-cell>
          <table:table-cell office:value-type="float" office:value="2.08937604093673" calcext:value-type="float">
            <text:p>2.08937604093673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0.6139654" calcext:value-type="float">
            <text:p>0.6139654</text:p>
          </table:table-cell>
          <table:table-cell office:value-type="float" office:value="4.244" calcext:value-type="float">
            <text:p>4.244</text:p>
          </table:table-cell>
          <table:table-cell office:value-type="float" office:value="0.890395296030185" calcext:value-type="float">
            <text:p>0.890395296030185</text:p>
          </table:table-cell>
        </table:table-row>
        <table:table-row table:style-name="ro1">
          <table:table-cell office:value-type="string" calcext:value-type="string">
            <text:p>AlSb</text:p>
          </table:table-cell>
          <table:table-cell office:value-type="float" office:value="0.6140348" calcext:value-type="float">
            <text:p>0.6140348</text:p>
          </table:table-cell>
          <table:table-cell office:value-type="float" office:value="4.1055" calcext:value-type="float">
            <text:p>4.1055</text:p>
          </table:table-cell>
          <table:table-cell office:value-type="float" office:value="1.9924309657316" calcext:value-type="float">
            <text:p>1.9924309657316</text:p>
          </table:table-cell>
        </table:table-row>
        <table:table-row table:style-name="ro1">
          <table:table-cell office:value-type="string" calcext:value-type="string">
            <text:p>CuOs</text:p>
          </table:table-cell>
          <table:table-cell office:value-type="float" office:value="0.614436" calcext:value-type="float">
            <text:p>0.614436</text:p>
          </table:table-cell>
          <table:table-cell office:value-type="float" office:value="3.4256" calcext:value-type="float">
            <text:p>3.4256</text:p>
          </table:table-cell>
          <table:table-cell office:value-type="float" office:value="1.17750082535105" calcext:value-type="float">
            <text:p>1.17750082535105</text:p>
          </table:table-cell>
        </table:table-row>
        <table:table-row table:style-name="ro1">
          <table:table-cell office:value-type="string" calcext:value-type="string">
            <text:p>GaNa</text:p>
          </table:table-cell>
          <table:table-cell office:value-type="float" office:value="0.6151234" calcext:value-type="float">
            <text:p>0.6151234</text:p>
          </table:table-cell>
          <table:table-cell office:value-type="float" office:value="3.997" calcext:value-type="float">
            <text:p>3.997</text:p>
          </table:table-cell>
          <table:table-cell office:value-type="float" office:value="3.15847892925897" calcext:value-type="float">
            <text:p>3.15847892925897</text:p>
          </table:table-cell>
        </table:table-row>
        <table:table-row table:style-name="ro1">
          <table:table-cell office:value-type="string" calcext:value-type="string">
            <text:p>AgCu</text:p>
          </table:table-cell>
          <table:table-cell office:value-type="float" office:value="0.61525285" calcext:value-type="float">
            <text:p>0.61525285</text:p>
          </table:table-cell>
          <table:table-cell office:value-type="float" office:value="3.413" calcext:value-type="float">
            <text:p>3.413</text:p>
          </table:table-cell>
          <table:table-cell office:value-type="float" office:value="1.73346384005047" calcext:value-type="float">
            <text:p>1.73346384005047</text:p>
          </table:table-cell>
        </table:table-row>
        <table:table-row table:style-name="ro1">
          <table:table-cell office:value-type="string" calcext:value-type="string">
            <text:p>GdNa</text:p>
          </table:table-cell>
          <table:table-cell office:value-type="float" office:value="0.6160125" calcext:value-type="float">
            <text:p>0.6160125</text:p>
          </table:table-cell>
          <table:table-cell office:value-type="float" office:value="3.984" calcext:value-type="float">
            <text:p>3.984</text:p>
          </table:table-cell>
          <table:table-cell office:value-type="float" office:value="1.64998405405017" calcext:value-type="float">
            <text:p>1.64998405405017</text:p>
          </table:table-cell>
        </table:table-row>
        <table:table-row table:style-name="ro1">
          <table:table-cell office:value-type="string" calcext:value-type="string">
            <text:p>AuIn</text:p>
          </table:table-cell>
          <table:table-cell office:value-type="float" office:value="0.6162535" calcext:value-type="float">
            <text:p>0.6162535</text:p>
          </table:table-cell>
          <table:table-cell office:value-type="float" office:value="4.0002" calcext:value-type="float">
            <text:p>4.0002</text:p>
          </table:table-cell>
          <table:table-cell office:value-type="float" office:value="0.960527135126631" calcext:value-type="float">
            <text:p>0.960527135126631</text:p>
          </table:table-cell>
        </table:table-row>
        <table:table-row table:style-name="ro1">
          <table:table-cell office:value-type="string" calcext:value-type="string">
            <text:p>HgAg</text:p>
          </table:table-cell>
          <table:table-cell office:value-type="float" office:value="0.61731535" calcext:value-type="float">
            <text:p>0.61731535</text:p>
          </table:table-cell>
          <table:table-cell office:value-type="float" office:value="3.8713" calcext:value-type="float">
            <text:p>3.8713</text:p>
          </table:table-cell>
          <table:table-cell office:value-type="float" office:value="0.970784766324554" calcext:value-type="float">
            <text:p>0.970784766324554</text:p>
          </table:table-cell>
        </table:table-row>
        <table:table-row table:style-name="ro1">
          <table:table-cell office:value-type="string" calcext:value-type="string">
            <text:p>RuPt</text:p>
          </table:table-cell>
          <table:table-cell office:value-type="float" office:value="0.6173811" calcext:value-type="float">
            <text:p>0.6173811</text:p>
          </table:table-cell>
          <table:table-cell office:value-type="float" office:value="3.4741" calcext:value-type="float">
            <text:p>3.4741</text:p>
          </table:table-cell>
          <table:table-cell office:value-type="float" office:value="1.01070995169361" calcext:value-type="float">
            <text:p>1.01070995169361</text:p>
          </table:table-cell>
        </table:table-row>
        <table:table-row table:style-name="ro1">
          <table:table-cell office:value-type="string" calcext:value-type="string">
            <text:p>TeBi</text:p>
          </table:table-cell>
          <table:table-cell office:value-type="float" office:value="0.61756986" calcext:value-type="float">
            <text:p>0.61756986</text:p>
          </table:table-cell>
          <table:table-cell office:value-type="float" office:value="4.2542" calcext:value-type="float">
            <text:p>4.2542</text:p>
          </table:table-cell>
          <table:table-cell office:value-type="float" office:value="0.890395296030185" calcext:value-type="float">
            <text:p>0.890395296030185</text:p>
          </table:table-cell>
        </table:table-row>
        <table:table-row table:style-name="ro1">
          <table:table-cell office:value-type="string" calcext:value-type="string">
            <text:p>TcY</text:p>
          </table:table-cell>
          <table:table-cell office:value-type="float" office:value="0.61762375" calcext:value-type="float">
            <text:p>0.61762375</text:p>
          </table:table-cell>
          <table:table-cell office:value-type="float" office:value="3.9223" calcext:value-type="float">
            <text:p>3.9223</text:p>
          </table:table-cell>
          <table:table-cell office:value-type="float" office:value="1.59207352911212" calcext:value-type="float">
            <text:p>1.59207352911212</text:p>
          </table:table-cell>
        </table:table-row>
        <table:table-row table:style-name="ro1">
          <table:table-cell office:value-type="string" calcext:value-type="string">
            <text:p>BiSn</text:p>
          </table:table-cell>
          <table:table-cell office:value-type="float" office:value="0.6183904" calcext:value-type="float">
            <text:p>0.6183904</text:p>
          </table:table-cell>
          <table:table-cell office:value-type="float" office:value="4.0664" calcext:value-type="float">
            <text:p>4.0664</text:p>
          </table:table-cell>
          <table:table-cell office:value-type="float" office:value="0.914330203279436" calcext:value-type="float">
            <text:p>0.914330203279436</text:p>
          </table:table-cell>
        </table:table-row>
        <table:table-row table:style-name="ro1">
          <table:table-cell office:value-type="string" calcext:value-type="string">
            <text:p>RbOs</text:p>
          </table:table-cell>
          <table:table-cell office:value-type="float" office:value="0.6184341" calcext:value-type="float">
            <text:p>0.6184341</text:p>
          </table:table-cell>
          <table:table-cell office:value-type="float" office:value="3.8344" calcext:value-type="float">
            <text:p>3.8344</text:p>
          </table:table-cell>
          <table:table-cell office:value-type="float" office:value="1.08488892967829" calcext:value-type="float">
            <text:p>1.08488892967829</text:p>
          </table:table-cell>
        </table:table-row>
        <table:table-row table:style-name="ro1">
          <table:table-cell office:value-type="string" calcext:value-type="string">
            <text:p>MoIr</text:p>
          </table:table-cell>
          <table:table-cell office:value-type="float" office:value="0.6189997" calcext:value-type="float">
            <text:p>0.6189997</text:p>
          </table:table-cell>
          <table:table-cell office:value-type="float" office:value="3.38" calcext:value-type="float">
            <text:p>3.38</text:p>
          </table:table-cell>
          <table:table-cell office:value-type="float" office:value="1.03846812437715" calcext:value-type="float">
            <text:p>1.03846812437715</text:p>
          </table:table-cell>
        </table:table-row>
        <table:table-row table:style-name="ro1">
          <table:table-cell office:value-type="string" calcext:value-type="string">
            <text:p>AgSn</text:p>
          </table:table-cell>
          <table:table-cell office:value-type="float" office:value="0.619102" calcext:value-type="float">
            <text:p>0.619102</text:p>
          </table:table-cell>
          <table:table-cell office:value-type="float" office:value="3.9287" calcext:value-type="float">
            <text:p>3.9287</text:p>
          </table:table-cell>
          <table:table-cell office:value-type="float" office:value="1.3169831868204" calcext:value-type="float">
            <text:p>1.3169831868204</text:p>
          </table:table-cell>
        </table:table-row>
        <table:table-row table:style-name="ro1">
          <table:table-cell office:value-type="string" calcext:value-type="string">
            <text:p>IrOs</text:p>
          </table:table-cell>
          <table:table-cell office:value-type="float" office:value="0.6191283" calcext:value-type="float">
            <text:p>0.6191283</text:p>
          </table:table-cell>
          <table:table-cell office:value-type="float" office:value="3.438" calcext:value-type="float">
            <text:p>3.438</text:p>
          </table:table-cell>
          <table:table-cell office:value-type="float" office:value="0.784448483026549" calcext:value-type="float">
            <text:p>0.784448483026549</text:p>
          </table:table-cell>
        </table:table-row>
        <table:table-row table:style-name="ro1">
          <table:table-cell office:value-type="string" calcext:value-type="string">
            <text:p>CoBe</text:p>
          </table:table-cell>
          <table:table-cell office:value-type="float" office:value="0.6193246" calcext:value-type="float">
            <text:p>0.6193246</text:p>
          </table:table-cell>
          <table:table-cell office:value-type="float" office:value="3.2152" calcext:value-type="float">
            <text:p>3.2152</text:p>
          </table:table-cell>
          <table:table-cell office:value-type="float" office:value="4.26074991379711" calcext:value-type="float">
            <text:p>4.26074991379711</text:p>
          </table:table-cell>
        </table:table-row>
        <table:table-row table:style-name="ro1">
          <table:table-cell office:value-type="string" calcext:value-type="string">
            <text:p>TaZn</text:p>
          </table:table-cell>
          <table:table-cell office:value-type="float" office:value="0.6195921" calcext:value-type="float">
            <text:p>0.6195921</text:p>
          </table:table-cell>
          <table:table-cell office:value-type="float" office:value="3.4071" calcext:value-type="float">
            <text:p>3.4071</text:p>
          </table:table-cell>
          <table:table-cell office:value-type="float" office:value="1.21253168348633" calcext:value-type="float">
            <text:p>1.21253168348633</text:p>
          </table:table-cell>
        </table:table-row>
        <table:table-row table:style-name="ro1">
          <table:table-cell office:value-type="string" calcext:value-type="string">
            <text:p>SnPb</text:p>
          </table:table-cell>
          <table:table-cell office:value-type="float" office:value="0.61969477" calcext:value-type="float">
            <text:p>0.61969477</text:p>
          </table:table-cell>
          <table:table-cell office:value-type="float" office:value="4.2716" calcext:value-type="float">
            <text:p>4.2716</text:p>
          </table:table-cell>
          <table:table-cell office:value-type="float" office:value="0.919279142533899" calcext:value-type="float">
            <text:p>0.919279142533899</text:p>
          </table:table-cell>
        </table:table-row>
        <table:table-row table:style-name="ro1">
          <table:table-cell office:value-type="string" calcext:value-type="string">
            <text:p>FeTc</text:p>
          </table:table-cell>
          <table:table-cell office:value-type="float" office:value="0.6197478" calcext:value-type="float">
            <text:p>0.6197478</text:p>
          </table:table-cell>
          <table:table-cell office:value-type="float" office:value="3.4193" calcext:value-type="float">
            <text:p>3.4193</text:p>
          </table:table-cell>
          <table:table-cell office:value-type="float" office:value="1.92761059846055" calcext:value-type="float">
            <text:p>1.92761059846055</text:p>
          </table:table-cell>
        </table:table-row>
        <table:table-row table:style-name="ro1">
          <table:table-cell office:value-type="string" calcext:value-type="string">
            <text:p>AgCd</text:p>
          </table:table-cell>
          <table:table-cell office:value-type="float" office:value="0.62022686" calcext:value-type="float">
            <text:p>0.62022686</text:p>
          </table:table-cell>
          <table:table-cell office:value-type="float" office:value="4.0841" calcext:value-type="float">
            <text:p>4.0841</text:p>
          </table:table-cell>
          <table:table-cell office:value-type="float" office:value="1.35413305202948" calcext:value-type="float">
            <text:p>1.35413305202948</text:p>
          </table:table-cell>
        </table:table-row>
        <table:table-row table:style-name="ro1">
          <table:table-cell office:value-type="string" calcext:value-type="string">
            <text:p>TaAl</text:p>
          </table:table-cell>
          <table:table-cell office:value-type="float" office:value="0.62045985" calcext:value-type="float">
            <text:p>0.62045985</text:p>
          </table:table-cell>
          <table:table-cell office:value-type="float" office:value="3.4365" calcext:value-type="float">
            <text:p>3.4365</text:p>
          </table:table-cell>
          <table:table-cell office:value-type="float" office:value="1.43340771635824" calcext:value-type="float">
            <text:p>1.43340771635824</text:p>
          </table:table-cell>
        </table:table-row>
        <table:table-row table:style-name="ro1">
          <table:table-cell office:value-type="string" calcext:value-type="string">
            <text:p>TlK</text:p>
          </table:table-cell>
          <table:table-cell office:value-type="float" office:value="0.62203574" calcext:value-type="float">
            <text:p>0.62203574</text:p>
          </table:table-cell>
          <table:table-cell office:value-type="float" office:value="4.6784" calcext:value-type="float">
            <text:p>4.6784</text:p>
          </table:table-cell>
          <table:table-cell office:value-type="float" office:value="1.22667485364014" calcext:value-type="float">
            <text:p>1.22667485364014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float" office:value="0.6226103" calcext:value-type="float">
            <text:p>0.6226103</text:p>
          </table:table-cell>
          <table:table-cell office:value-type="float" office:value="3.2894" calcext:value-type="float">
            <text:p>3.2894</text:p>
          </table:table-cell>
          <table:table-cell office:value-type="float" office:value="2.07780096202964" calcext:value-type="float">
            <text:p>2.07780096202964</text:p>
          </table:table-cell>
        </table:table-row>
        <table:table-row table:style-name="ro1">
          <table:table-cell office:value-type="string" calcext:value-type="string">
            <text:p>NiIr</text:p>
          </table:table-cell>
          <table:table-cell office:value-type="float" office:value="0.62262607" calcext:value-type="float">
            <text:p>0.62262607</text:p>
          </table:table-cell>
          <table:table-cell office:value-type="float" office:value="3.4053" calcext:value-type="float">
            <text:p>3.4053</text:p>
          </table:table-cell>
          <table:table-cell office:value-type="float" office:value="1.19078870110535" calcext:value-type="float">
            <text:p>1.19078870110535</text:p>
          </table:table-cell>
        </table:table-row>
        <table:table-row table:style-name="ro1">
          <table:table-cell office:value-type="string" calcext:value-type="string">
            <text:p>IrBe</text:p>
          </table:table-cell>
          <table:table-cell office:value-type="float" office:value="0.6243415" calcext:value-type="float">
            <text:p>0.6243415</text:p>
          </table:table-cell>
          <table:table-cell office:value-type="float" office:value="3.0766" calcext:value-type="float">
            <text:p>3.0766</text:p>
          </table:table-cell>
          <table:table-cell office:value-type="float" office:value="1.48042866953799" calcext:value-type="float">
            <text:p>1.48042866953799</text:p>
          </table:table-cell>
        </table:table-row>
        <table:table-row table:style-name="ro1">
          <table:table-cell office:value-type="string" calcext:value-type="string">
            <text:p>TaSi</text:p>
          </table:table-cell>
          <table:table-cell office:value-type="float" office:value="0.62434626" calcext:value-type="float">
            <text:p>0.62434626</text:p>
          </table:table-cell>
          <table:table-cell office:value-type="float" office:value="3.3754" calcext:value-type="float">
            <text:p>3.3754</text:p>
          </table:table-cell>
          <table:table-cell office:value-type="float" office:value="1.42594545245339" calcext:value-type="float">
            <text:p>1.42594545245339</text:p>
          </table:table-cell>
        </table:table-row>
        <table:table-row table:style-name="ro1">
          <table:table-cell office:value-type="string" calcext:value-type="string">
            <text:p>CoOs</text:p>
          </table:table-cell>
          <table:table-cell office:value-type="float" office:value="0.6244741" calcext:value-type="float">
            <text:p>0.6244741</text:p>
          </table:table-cell>
          <table:table-cell office:value-type="float" office:value="3.4074" calcext:value-type="float">
            <text:p>3.4074</text:p>
          </table:table-cell>
          <table:table-cell office:value-type="float" office:value="1.19903873718478" calcext:value-type="float">
            <text:p>1.19903873718478</text:p>
          </table:table-cell>
        </table:table-row>
        <table:table-row table:style-name="ro1">
          <table:table-cell office:value-type="string" calcext:value-type="string">
            <text:p>TeSn</text:p>
          </table:table-cell>
          <table:table-cell office:value-type="float" office:value="0.62472516" calcext:value-type="float">
            <text:p>0.62472516</text:p>
          </table:table-cell>
          <table:table-cell office:value-type="float" office:value="4.0431" calcext:value-type="float">
            <text:p>4.0431</text:p>
          </table:table-cell>
          <table:table-cell office:value-type="float" office:value="1.21275966493434" calcext:value-type="float">
            <text:p>1.21275966493434</text:p>
          </table:table-cell>
        </table:table-row>
        <table:table-row table:style-name="ro1">
          <table:table-cell office:value-type="string" calcext:value-type="string">
            <text:p>MnMo</text:p>
          </table:table-cell>
          <table:table-cell office:value-type="float" office:value="0.62510073" calcext:value-type="float">
            <text:p>0.62510073</text:p>
          </table:table-cell>
          <table:table-cell office:value-type="float" office:value="3.514" calcext:value-type="float">
            <text:p>3.514</text:p>
          </table:table-cell>
          <table:table-cell office:value-type="float" office:value="1.96477151202814" calcext:value-type="float">
            <text:p>1.96477151202814</text:p>
          </table:table-cell>
        </table:table-row>
        <table:table-row table:style-name="ro1">
          <table:table-cell office:value-type="string" calcext:value-type="string">
            <text:p>PdAu</text:p>
          </table:table-cell>
          <table:table-cell office:value-type="float" office:value="0.62588346" calcext:value-type="float">
            <text:p>0.62588346</text:p>
          </table:table-cell>
          <table:table-cell office:value-type="float" office:value="3.715" calcext:value-type="float">
            <text:p>3.715</text:p>
          </table:table-cell>
          <table:table-cell office:value-type="float" office:value="0.986852962090655" calcext:value-type="float">
            <text:p>0.986852962090655</text:p>
          </table:table-cell>
        </table:table-row>
        <table:table-row table:style-name="ro1">
          <table:table-cell office:value-type="string" calcext:value-type="string">
            <text:p>SeIr</text:p>
          </table:table-cell>
          <table:table-cell office:value-type="float" office:value="0.6258868" calcext:value-type="float">
            <text:p>0.6258868</text:p>
          </table:table-cell>
          <table:table-cell office:value-type="float" office:value="3.4882" calcext:value-type="float">
            <text:p>3.4882</text:p>
          </table:table-cell>
          <table:table-cell office:value-type="float" office:value="1.10277569556502" calcext:value-type="float">
            <text:p>1.10277569556502</text:p>
          </table:table-cell>
        </table:table-row>
        <table:table-row table:style-name="ro1">
          <table:table-cell office:value-type="string" calcext:value-type="string">
            <text:p>AsAs</text:p>
          </table:table-cell>
          <table:table-cell office:value-type="float" office:value="0.62607646" calcext:value-type="float">
            <text:p>0.62607646</text:p>
          </table:table-cell>
          <table:table-cell office:value-type="float" office:value="3.9782" calcext:value-type="float">
            <text:p>3.9782</text:p>
          </table:table-cell>
          <table:table-cell office:value-type="float" office:value="1.97807218326098" calcext:value-type="float">
            <text:p>1.97807218326098</text:p>
          </table:table-cell>
        </table:table-row>
        <table:table-row table:style-name="ro1">
          <table:table-cell office:value-type="string" calcext:value-type="string">
            <text:p>PtSe</text:p>
          </table:table-cell>
          <table:table-cell office:value-type="float" office:value="0.6261718" calcext:value-type="float">
            <text:p>0.6261718</text:p>
          </table:table-cell>
          <table:table-cell office:value-type="float" office:value="3.661" calcext:value-type="float">
            <text:p>3.661</text:p>
          </table:table-cell>
          <table:table-cell office:value-type="float" office:value="1.09136456193289" calcext:value-type="float">
            <text:p>1.09136456193289</text:p>
          </table:table-cell>
        </table:table-row>
        <table:table-row table:style-name="ro1">
          <table:table-cell office:value-type="string" calcext:value-type="string">
            <text:p>GeSe</text:p>
          </table:table-cell>
          <table:table-cell office:value-type="float" office:value="0.62617266" calcext:value-type="float">
            <text:p>0.62617266</text:p>
          </table:table-cell>
          <table:table-cell office:value-type="float" office:value="4.005" calcext:value-type="float">
            <text:p>4.005</text:p>
          </table:table-cell>
          <table:table-cell office:value-type="float" office:value="1.95559778564519" calcext:value-type="float">
            <text:p>1.95559778564519</text:p>
          </table:table-cell>
        </table:table-row>
        <table:table-row table:style-name="ro1">
          <table:table-cell office:value-type="string" calcext:value-type="string">
            <text:p>NbTl</text:p>
          </table:table-cell>
          <table:table-cell office:value-type="float" office:value="0.6265521" calcext:value-type="float">
            <text:p>0.6265521</text:p>
          </table:table-cell>
          <table:table-cell office:value-type="float" office:value="3.6811" calcext:value-type="float">
            <text:p>3.6811</text:p>
          </table:table-cell>
          <table:table-cell office:value-type="float" office:value="1.00688780224665" calcext:value-type="float">
            <text:p>1.00688780224665</text:p>
          </table:table-cell>
        </table:table-row>
        <table:table-row table:style-name="ro1">
          <table:table-cell office:value-type="string" calcext:value-type="string">
            <text:p>PtGe</text:p>
          </table:table-cell>
          <table:table-cell office:value-type="float" office:value="0.6265664" calcext:value-type="float">
            <text:p>0.6265664</text:p>
          </table:table-cell>
          <table:table-cell office:value-type="float" office:value="3.5115" calcext:value-type="float">
            <text:p>3.5115</text:p>
          </table:table-cell>
          <table:table-cell office:value-type="float" office:value="1.11684001740069" calcext:value-type="float">
            <text:p>1.11684001740069</text:p>
          </table:table-cell>
        </table:table-row>
        <table:table-row table:style-name="ro1">
          <table:table-cell office:value-type="string" calcext:value-type="string">
            <text:p>FeMo</text:p>
          </table:table-cell>
          <table:table-cell office:value-type="float" office:value="0.6266031" calcext:value-type="float">
            <text:p>0.6266031</text:p>
          </table:table-cell>
          <table:table-cell office:value-type="float" office:value="3.5372" calcext:value-type="float">
            <text:p>3.5372</text:p>
          </table:table-cell>
          <table:table-cell office:value-type="float" office:value="1.95326080258218" calcext:value-type="float">
            <text:p>1.95326080258218</text:p>
          </table:table-cell>
        </table:table-row>
        <table:table-row table:style-name="ro1">
          <table:table-cell office:value-type="string" calcext:value-type="string">
            <text:p>CuSi</text:p>
          </table:table-cell>
          <table:table-cell office:value-type="float" office:value="0.6269686" calcext:value-type="float">
            <text:p>0.6269686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19455895347456" calcext:value-type="float">
            <text:p>3.19455895347456</text:p>
          </table:table-cell>
        </table:table-row>
        <table:table-row table:style-name="ro1">
          <table:table-cell office:value-type="string" calcext:value-type="string">
            <text:p>PdZn</text:p>
          </table:table-cell>
          <table:table-cell office:value-type="float" office:value="0.6277689" calcext:value-type="float">
            <text:p>0.6277689</text:p>
          </table:table-cell>
          <table:table-cell office:value-type="float" office:value="3.3689" calcext:value-type="float">
            <text:p>3.3689</text:p>
          </table:table-cell>
          <table:table-cell office:value-type="float" office:value="1.7293515769434" calcext:value-type="float">
            <text:p>1.7293515769434</text:p>
          </table:table-cell>
        </table:table-row>
        <table:table-row table:style-name="ro1">
          <table:table-cell office:value-type="string" calcext:value-type="string">
            <text:p>ZnPb</text:p>
          </table:table-cell>
          <table:table-cell office:value-type="float" office:value="0.6279312" calcext:value-type="float">
            <text:p>0.6279312</text:p>
          </table:table-cell>
          <table:table-cell office:value-type="float" office:value="4.2128" calcext:value-type="float">
            <text:p>4.2128</text:p>
          </table:table-cell>
          <table:table-cell office:value-type="float" office:value="1.09704642574857" calcext:value-type="float">
            <text:p>1.09704642574857</text:p>
          </table:table-cell>
        </table:table-row>
        <table:table-row table:style-name="ro1">
          <table:table-cell office:value-type="string" calcext:value-type="string">
            <text:p>PtSn</text:p>
          </table:table-cell>
          <table:table-cell office:value-type="float" office:value="0.62819266" calcext:value-type="float">
            <text:p>0.62819266</text:p>
          </table:table-cell>
          <table:table-cell office:value-type="float" office:value="3.6371" calcext:value-type="float">
            <text:p>3.6371</text:p>
          </table:table-cell>
          <table:table-cell office:value-type="float" office:value="0.954434949397733" calcext:value-type="float">
            <text:p>0.954434949397733</text:p>
          </table:table-cell>
        </table:table-row>
        <table:table-row table:style-name="ro1">
          <table:table-cell office:value-type="string" calcext:value-type="string">
            <text:p>CuGe</text:p>
          </table:table-cell>
          <table:table-cell office:value-type="float" office:value="0.62881345" calcext:value-type="float">
            <text:p>0.62881345</text:p>
          </table:table-cell>
          <table:table-cell office:value-type="float" office:value="3.5269" calcext:value-type="float">
            <text:p>3.5269</text:p>
          </table:table-cell>
          <table:table-cell office:value-type="float" office:value="2.17213124763756" calcext:value-type="float">
            <text:p>2.17213124763756</text:p>
          </table:table-cell>
        </table:table-row>
        <table:table-row table:style-name="ro1">
          <table:table-cell office:value-type="string" calcext:value-type="string">
            <text:p>TeHg</text:p>
          </table:table-cell>
          <table:table-cell office:value-type="float" office:value="0.6290488" calcext:value-type="float">
            <text:p>0.6290488</text:p>
          </table:table-cell>
          <table:table-cell office:value-type="float" office:value="4.0256" calcext:value-type="float">
            <text:p>4.0256</text:p>
          </table:table-cell>
          <table:table-cell office:value-type="float" office:value="0.912951035678403" calcext:value-type="float">
            <text:p>0.912951035678403</text:p>
          </table:table-cell>
        </table:table-row>
        <table:table-row table:style-name="ro1">
          <table:table-cell office:value-type="string" calcext:value-type="string">
            <text:p>AuAu</text:p>
          </table:table-cell>
          <table:table-cell office:value-type="float" office:value="0.6297057" calcext:value-type="float">
            <text:p>0.6297057</text:p>
          </table:table-cell>
          <table:table-cell office:value-type="float" office:value="3.8987" calcext:value-type="float">
            <text:p>3.8987</text:p>
          </table:table-cell>
          <table:table-cell office:value-type="float" office:value="0.761750093822515" calcext:value-type="float">
            <text:p>0.761750093822515</text:p>
          </table:table-cell>
        </table:table-row>
        <table:table-row table:style-name="ro1">
          <table:table-cell office:value-type="string" calcext:value-type="string">
            <text:p>AuHg</text:p>
          </table:table-cell>
          <table:table-cell office:value-type="float" office:value="0.63042957" calcext:value-type="float">
            <text:p>0.63042957</text:p>
          </table:table-cell>
          <table:table-cell office:value-type="float" office:value="4.0664" calcext:value-type="float">
            <text:p>4.0664</text:p>
          </table:table-cell>
          <table:table-cell office:value-type="float" office:value="0.754859719305929" calcext:value-type="float">
            <text:p>0.754859719305929</text:p>
          </table:table-cell>
        </table:table-row>
        <table:table-row table:style-name="ro1">
          <table:table-cell office:value-type="string" calcext:value-type="string">
            <text:p>TcPt</text:p>
          </table:table-cell>
          <table:table-cell office:value-type="float" office:value="0.6310557" calcext:value-type="float">
            <text:p>0.6310557</text:p>
          </table:table-cell>
          <table:table-cell office:value-type="float" office:value="3.4868" calcext:value-type="float">
            <text:p>3.4868</text:p>
          </table:table-cell>
          <table:table-cell office:value-type="float" office:value="1.02118883587742" calcext:value-type="float">
            <text:p>1.02118883587742</text:p>
          </table:table-cell>
        </table:table-row>
        <table:table-row table:style-name="ro1">
          <table:table-cell office:value-type="string" calcext:value-type="string">
            <text:p>NiCa</text:p>
          </table:table-cell>
          <table:table-cell office:value-type="float" office:value="0.63112324" calcext:value-type="float">
            <text:p>0.63112324</text:p>
          </table:table-cell>
          <table:table-cell office:value-type="float" office:value="4.1055" calcext:value-type="float">
            <text:p>4.1055</text:p>
          </table:table-cell>
          <table:table-cell office:value-type="float" office:value="2.97049311352733" calcext:value-type="float">
            <text:p>2.97049311352733</text:p>
          </table:table-cell>
        </table:table-row>
        <table:table-row table:style-name="ro1">
          <table:table-cell office:value-type="string" calcext:value-type="string">
            <text:p>ZrSe</text:p>
          </table:table-cell>
          <table:table-cell office:value-type="float" office:value="0.63132054" calcext:value-type="float">
            <text:p>0.63132054</text:p>
          </table:table-cell>
          <table:table-cell office:value-type="float" office:value="3.8788" calcext:value-type="float">
            <text:p>3.8788</text:p>
          </table:table-cell>
          <table:table-cell office:value-type="float" office:value="1.74577568149059" calcext:value-type="float">
            <text:p>1.74577568149059</text:p>
          </table:table-cell>
        </table:table-row>
        <table:table-row table:style-name="ro1">
          <table:table-cell office:value-type="string" calcext:value-type="string">
            <text:p>SbPt</text:p>
          </table:table-cell>
          <table:table-cell office:value-type="float" office:value="0.6315074" calcext:value-type="float">
            <text:p>0.6315074</text:p>
          </table:table-cell>
          <table:table-cell office:value-type="float" office:value="3.657" calcext:value-type="float">
            <text:p>3.657</text:p>
          </table:table-cell>
          <table:table-cell office:value-type="float" office:value="0.945334232121256" calcext:value-type="float">
            <text:p>0.945334232121256</text:p>
          </table:table-cell>
        </table:table-row>
        <table:table-row table:style-name="ro1">
          <table:table-cell office:value-type="string" calcext:value-type="string">
            <text:p>GeSb</text:p>
          </table:table-cell>
          <table:table-cell office:value-type="float" office:value="0.63160807" calcext:value-type="float">
            <text:p>0.63160807</text:p>
          </table:table-cell>
          <table:table-cell office:value-type="float" office:value="4.1095" calcext:value-type="float">
            <text:p>4.1095</text:p>
          </table:table-cell>
          <table:table-cell office:value-type="float" office:value="1.53163888734399" calcext:value-type="float">
            <text:p>1.53163888734399</text:p>
          </table:table-cell>
        </table:table-row>
        <table:table-row table:style-name="ro1">
          <table:table-cell office:value-type="string" calcext:value-type="string">
            <text:p>NbCe</text:p>
          </table:table-cell>
          <table:table-cell office:value-type="float" office:value="0.63163745" calcext:value-type="float">
            <text:p>0.63163745</text:p>
          </table:table-cell>
          <table:table-cell office:value-type="float" office:value="4.0645" calcext:value-type="float">
            <text:p>4.0645</text:p>
          </table:table-cell>
          <table:table-cell office:value-type="float" office:value="1.28102888332877" calcext:value-type="float">
            <text:p>1.28102888332877</text:p>
          </table:table-cell>
        </table:table-row>
        <table:table-row table:style-name="ro1">
          <table:table-cell office:value-type="string" calcext:value-type="string">
            <text:p>TeAu</text:p>
          </table:table-cell>
          <table:table-cell office:value-type="float" office:value="0.63224876" calcext:value-type="float">
            <text:p>0.63224876</text:p>
          </table:table-cell>
          <table:table-cell office:value-type="float" office:value="3.9767" calcext:value-type="float">
            <text:p>3.9767</text:p>
          </table:table-cell>
          <table:table-cell office:value-type="float" office:value="0.923049058072336" calcext:value-type="float">
            <text:p>0.923049058072336</text:p>
          </table:table-cell>
        </table:table-row>
        <table:table-row table:style-name="ro1">
          <table:table-cell office:value-type="string" calcext:value-type="string">
            <text:p>SbSn</text:p>
          </table:table-cell>
          <table:table-cell office:value-type="float" office:value="0.6326841" calcext:value-type="float">
            <text:p>0.6326841</text:p>
          </table:table-cell>
          <table:table-cell office:value-type="float" office:value="4.0246" calcext:value-type="float">
            <text:p>4.0246</text:p>
          </table:table-cell>
          <table:table-cell office:value-type="float" office:value="1.24184671298844" calcext:value-type="float">
            <text:p>1.24184671298844</text:p>
          </table:table-cell>
        </table:table-row>
        <table:table-row table:style-name="ro1">
          <table:table-cell office:value-type="string" calcext:value-type="string">
            <text:p>GeAg</text:p>
          </table:table-cell>
          <table:table-cell office:value-type="float" office:value="0.63291246" calcext:value-type="float">
            <text:p>0.63291246</text:p>
          </table:table-cell>
          <table:table-cell office:value-type="float" office:value="3.8482" calcext:value-type="float">
            <text:p>3.8482</text:p>
          </table:table-cell>
          <table:table-cell office:value-type="float" office:value="1.64757081625321" calcext:value-type="float">
            <text:p>1.64757081625321</text:p>
          </table:table-cell>
        </table:table-row>
        <table:table-row table:style-name="ro1">
          <table:table-cell office:value-type="string" calcext:value-type="string">
            <text:p>NiPt</text:p>
          </table:table-cell>
          <table:table-cell office:value-type="float" office:value="0.6330644" calcext:value-type="float">
            <text:p>0.6330644</text:p>
          </table:table-cell>
          <table:table-cell office:value-type="float" office:value="3.3945" calcext:value-type="float">
            <text:p>3.3945</text:p>
          </table:table-cell>
          <table:table-cell office:value-type="float" office:value="1.17749440598452" calcext:value-type="float">
            <text:p>1.17749440598452</text:p>
          </table:table-cell>
        </table:table-row>
        <table:table-row table:style-name="ro1">
          <table:table-cell office:value-type="string" calcext:value-type="string">
            <text:p>PtIn</text:p>
          </table:table-cell>
          <table:table-cell office:value-type="float" office:value="0.6332097" calcext:value-type="float">
            <text:p>0.6332097</text:p>
          </table:table-cell>
          <table:table-cell office:value-type="float" office:value="3.808" calcext:value-type="float">
            <text:p>3.808</text:p>
          </table:table-cell>
          <table:table-cell office:value-type="float" office:value="0.966305688677272" calcext:value-type="float">
            <text:p>0.966305688677272</text:p>
          </table:table-cell>
        </table:table-row>
        <table:table-row table:style-name="ro1">
          <table:table-cell office:value-type="string" calcext:value-type="string">
            <text:p>NbAg</text:p>
          </table:table-cell>
          <table:table-cell office:value-type="float" office:value="0.63335234" calcext:value-type="float">
            <text:p>0.63335234</text:p>
          </table:table-cell>
          <table:table-cell office:value-type="float" office:value="3.6359" calcext:value-type="float">
            <text:p>3.6359</text:p>
          </table:table-cell>
          <table:table-cell office:value-type="float" office:value="1.48373098120496" calcext:value-type="float">
            <text:p>1.48373098120496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float" office:value="0.63360137" calcext:value-type="float">
            <text:p>0.63360137</text:p>
          </table:table-cell>
          <table:table-cell office:value-type="float" office:value="3.3374" calcext:value-type="float">
            <text:p>3.3374</text:p>
          </table:table-cell>
          <table:table-cell office:value-type="float" office:value="1.19191295679413" calcext:value-type="float">
            <text:p>1.19191295679413</text:p>
          </table:table-cell>
        </table:table-row>
        <table:table-row table:style-name="ro1">
          <table:table-cell office:value-type="string" calcext:value-type="string">
            <text:p>SiIr</text:p>
          </table:table-cell>
          <table:table-cell office:value-type="float" office:value="0.63443506" calcext:value-type="float">
            <text:p>0.63443506</text:p>
          </table:table-cell>
          <table:table-cell office:value-type="float" office:value="3.4802" calcext:value-type="float">
            <text:p>3.4802</text:p>
          </table:table-cell>
          <table:table-cell office:value-type="float" office:value="1.35399177311479" calcext:value-type="float">
            <text:p>1.35399177311479</text:p>
          </table:table-cell>
        </table:table-row>
        <table:table-row table:style-name="ro1">
          <table:table-cell office:value-type="string" calcext:value-type="string">
            <text:p>HgPb</text:p>
          </table:table-cell>
          <table:table-cell office:value-type="float" office:value="0.63449997" calcext:value-type="float">
            <text:p>0.63449997</text:p>
          </table:table-cell>
          <table:table-cell office:value-type="float" office:value="4.4883" calcext:value-type="float">
            <text:p>4.4883</text:p>
          </table:table-cell>
          <table:table-cell office:value-type="float" office:value="0.736056055757813" calcext:value-type="float">
            <text:p>0.736056055757813</text:p>
          </table:table-cell>
        </table:table-row>
        <table:table-row table:style-name="ro1">
          <table:table-cell office:value-type="string" calcext:value-type="string">
            <text:p>SiZn</text:p>
          </table:table-cell>
          <table:table-cell office:value-type="float" office:value="0.6350582" calcext:value-type="float">
            <text:p>0.6350582</text:p>
          </table:table-cell>
          <table:table-cell office:value-type="float" office:value="3.5827" calcext:value-type="float">
            <text:p>3.5827</text:p>
          </table:table-cell>
          <table:table-cell office:value-type="float" office:value="3.13289746443991" calcext:value-type="float">
            <text:p>3.13289746443991</text:p>
          </table:table-cell>
        </table:table-row>
        <table:table-row table:style-name="ro1">
          <table:table-cell office:value-type="string" calcext:value-type="string">
            <text:p>GeHg</text:p>
          </table:table-cell>
          <table:table-cell office:value-type="float" office:value="0.63520646" calcext:value-type="float">
            <text:p>0.63520646</text:p>
          </table:table-cell>
          <table:table-cell office:value-type="float" office:value="4.017" calcext:value-type="float">
            <text:p>4.017</text:p>
          </table:table-cell>
          <table:table-cell office:value-type="float" office:value="1.09458033919676" calcext:value-type="float">
            <text:p>1.09458033919676</text:p>
          </table:table-cell>
        </table:table-row>
        <table:table-row table:style-name="ro1">
          <table:table-cell office:value-type="string" calcext:value-type="string">
            <text:p>AuZn</text:p>
          </table:table-cell>
          <table:table-cell office:value-type="float" office:value="0.63522846" calcext:value-type="float">
            <text:p>0.63522846</text:p>
          </table:table-cell>
          <table:table-cell office:value-type="float" office:value="3.6611" calcext:value-type="float">
            <text:p>3.6611</text:p>
          </table:table-cell>
          <table:table-cell office:value-type="float" office:value="1.13934700882073" calcext:value-type="float">
            <text:p>1.13934700882073</text:p>
          </table:table-cell>
        </table:table-row>
        <table:table-row table:style-name="ro1">
          <table:table-cell office:value-type="string" calcext:value-type="string">
            <text:p>AuCd</text:p>
          </table:table-cell>
          <table:table-cell office:value-type="float" office:value="0.6362525" calcext:value-type="float">
            <text:p>0.6362525</text:p>
          </table:table-cell>
          <table:table-cell office:value-type="float" office:value="4.2029" calcext:value-type="float">
            <text:p>4.2029</text:p>
          </table:table-cell>
          <table:table-cell office:value-type="float" office:value="0.967927834661452" calcext:value-type="float">
            <text:p>0.967927834661452</text:p>
          </table:table-cell>
        </table:table-row>
        <table:table-row table:style-name="ro1">
          <table:table-cell office:value-type="string" calcext:value-type="string">
            <text:p>PdSr</text:p>
          </table:table-cell>
          <table:table-cell office:value-type="float" office:value="0.63656414" calcext:value-type="float">
            <text:p>0.63656414</text:p>
          </table:table-cell>
          <table:table-cell office:value-type="float" office:value="4.4821" calcext:value-type="float">
            <text:p>4.4821</text:p>
          </table:table-cell>
          <table:table-cell office:value-type="float" office:value="1.53443691490401" calcext:value-type="float">
            <text:p>1.53443691490401</text:p>
          </table:table-cell>
        </table:table-row>
        <table:table-row table:style-name="ro1">
          <table:table-cell office:value-type="string" calcext:value-type="string">
            <text:p>PtHg</text:p>
          </table:table-cell>
          <table:table-cell office:value-type="float" office:value="0.6368633" calcext:value-type="float">
            <text:p>0.6368633</text:p>
          </table:table-cell>
          <table:table-cell office:value-type="float" office:value="3.8672" calcext:value-type="float">
            <text:p>3.8672</text:p>
          </table:table-cell>
          <table:table-cell office:value-type="float" office:value="0.758424011448069" calcext:value-type="float">
            <text:p>0.758424011448069</text:p>
          </table:table-cell>
        </table:table-row>
        <table:table-row table:style-name="ro1">
          <table:table-cell office:value-type="string" calcext:value-type="string">
            <text:p>AuBe</text:p>
          </table:table-cell>
          <table:table-cell office:value-type="float" office:value="0.6374779" calcext:value-type="float">
            <text:p>0.6374779</text:p>
          </table:table-cell>
          <table:table-cell office:value-type="float" office:value="3.3835" calcext:value-type="float">
            <text:p>3.3835</text:p>
          </table:table-cell>
          <table:table-cell office:value-type="float" office:value="1.4467860302063" calcext:value-type="float">
            <text:p>1.4467860302063</text:p>
          </table:table-cell>
        </table:table-row>
        <table:table-row table:style-name="ro1">
          <table:table-cell office:value-type="string" calcext:value-type="string">
            <text:p>AuSn</text:p>
          </table:table-cell>
          <table:table-cell office:value-type="float" office:value="0.63868093" calcext:value-type="float">
            <text:p>0.63868093</text:p>
          </table:table-cell>
          <table:table-cell office:value-type="float" office:value="4.0408" calcext:value-type="float">
            <text:p>4.0408</text:p>
          </table:table-cell>
          <table:table-cell office:value-type="float" office:value="0.948797084775444" calcext:value-type="float">
            <text:p>0.948797084775444</text:p>
          </table:table-cell>
        </table:table-row>
        <table:table-row table:style-name="ro1">
          <table:table-cell office:value-type="string" calcext:value-type="string">
            <text:p>PdHg</text:p>
          </table:table-cell>
          <table:table-cell office:value-type="float" office:value="0.63889384" calcext:value-type="float">
            <text:p>0.63889384</text:p>
          </table:table-cell>
          <table:table-cell office:value-type="float" office:value="3.873" calcext:value-type="float">
            <text:p>3.873</text:p>
          </table:table-cell>
          <table:table-cell office:value-type="float" office:value="0.975319402251019" calcext:value-type="float">
            <text:p>0.975319402251019</text:p>
          </table:table-cell>
        </table:table-row>
        <table:table-row table:style-name="ro1">
          <table:table-cell office:value-type="string" calcext:value-type="string">
            <text:p>BeAl</text:p>
          </table:table-cell>
          <table:table-cell office:value-type="float" office:value="0.6391653" calcext:value-type="float">
            <text:p>0.6391653</text:p>
          </table:table-cell>
          <table:table-cell office:value-type="float" office:value="3.3486" calcext:value-type="float">
            <text:p>3.3486</text:p>
          </table:table-cell>
          <table:table-cell office:value-type="float" office:value="7.74989902874606" calcext:value-type="float">
            <text:p>7.74989902874606</text:p>
          </table:table-cell>
        </table:table-row>
        <table:table-row table:style-name="ro1">
          <table:table-cell office:value-type="string" calcext:value-type="string">
            <text:p>TePt</text:p>
          </table:table-cell>
          <table:table-cell office:value-type="float" office:value="0.63934946" calcext:value-type="float">
            <text:p>0.63934946</text:p>
          </table:table-cell>
          <table:table-cell office:value-type="float" office:value="3.7005" calcext:value-type="float">
            <text:p>3.7005</text:p>
          </table:table-cell>
          <table:table-cell office:value-type="float" office:value="0.928384218714798" calcext:value-type="float">
            <text:p>0.928384218714798</text:p>
          </table:table-cell>
        </table:table-row>
        <table:table-row table:style-name="ro1">
          <table:table-cell office:value-type="string" calcext:value-type="string">
            <text:p>CrPt</text:p>
          </table:table-cell>
          <table:table-cell office:value-type="float" office:value="0.63948196" calcext:value-type="float">
            <text:p>0.63948196</text:p>
          </table:table-cell>
          <table:table-cell office:value-type="float" office:value="3.4783" calcext:value-type="float">
            <text:p>3.4783</text:p>
          </table:table-cell>
          <table:table-cell office:value-type="float" office:value="1.2090254323083" calcext:value-type="float">
            <text:p>1.2090254323083</text:p>
          </table:table-cell>
        </table:table-row>
        <table:table-row table:style-name="ro1">
          <table:table-cell office:value-type="string" calcext:value-type="string">
            <text:p>AgTe</text:p>
          </table:table-cell>
          <table:table-cell office:value-type="float" office:value="0.64051" calcext:value-type="float">
            <text:p>0.64051</text:p>
          </table:table-cell>
          <table:table-cell office:value-type="float" office:value="4.2246" calcext:value-type="float">
            <text:p>4.2246</text:p>
          </table:table-cell>
          <table:table-cell office:value-type="float" office:value="1.26789147913628" calcext:value-type="float">
            <text:p>1.26789147913628</text:p>
          </table:table-cell>
        </table:table-row>
        <table:table-row table:style-name="ro1">
          <table:table-cell office:value-type="string" calcext:value-type="string">
            <text:p>PtAs</text:p>
          </table:table-cell>
          <table:table-cell office:value-type="float" office:value="0.64053035" calcext:value-type="float">
            <text:p>0.64053035</text:p>
          </table:table-cell>
          <table:table-cell office:value-type="float" office:value="3.4751" calcext:value-type="float">
            <text:p>3.4751</text:p>
          </table:table-cell>
          <table:table-cell office:value-type="float" office:value="1.10750702250329" calcext:value-type="float">
            <text:p>1.10750702250329</text:p>
          </table:table-cell>
        </table:table-row>
        <table:table-row table:style-name="ro1">
          <table:table-cell office:value-type="string" calcext:value-type="string">
            <text:p>ScPb</text:p>
          </table:table-cell>
          <table:table-cell office:value-type="float" office:value="0.6414199" calcext:value-type="float">
            <text:p>0.6414199</text:p>
          </table:table-cell>
          <table:table-cell office:value-type="float" office:value="4.0724" calcext:value-type="float">
            <text:p>4.0724</text:p>
          </table:table-cell>
          <table:table-cell office:value-type="float" office:value="1.18497655605344" calcext:value-type="float">
            <text:p>1.18497655605344</text:p>
          </table:table-cell>
        </table:table-row>
        <table:table-row table:style-name="ro1">
          <table:table-cell office:value-type="string" calcext:value-type="string">
            <text:p>ZrHg</text:p>
          </table:table-cell>
          <table:table-cell office:value-type="float" office:value="0.64144105" calcext:value-type="float">
            <text:p>0.64144105</text:p>
          </table:table-cell>
          <table:table-cell office:value-type="float" office:value="3.945" calcext:value-type="float">
            <text:p>3.945</text:p>
          </table:table-cell>
          <table:table-cell office:value-type="float" office:value="1.02558755861104" calcext:value-type="float">
            <text:p>1.02558755861104</text:p>
          </table:table-cell>
        </table:table-row>
        <table:table-row table:style-name="ro1">
          <table:table-cell office:value-type="string" calcext:value-type="string">
            <text:p>PdSn</text:p>
          </table:table-cell>
          <table:table-cell office:value-type="float" office:value="0.6421056" calcext:value-type="float">
            <text:p>0.6421056</text:p>
          </table:table-cell>
          <table:table-cell office:value-type="float" office:value="3.7063" calcext:value-type="float">
            <text:p>3.7063</text:p>
          </table:table-cell>
          <table:table-cell office:value-type="float" office:value="1.32534270081474" calcext:value-type="float">
            <text:p>1.32534270081474</text:p>
          </table:table-cell>
        </table:table-row>
        <table:table-row table:style-name="ro1">
          <table:table-cell office:value-type="string" calcext:value-type="string">
            <text:p>LiK</text:p>
          </table:table-cell>
          <table:table-cell office:value-type="float" office:value="0.64237136" calcext:value-type="float">
            <text:p>0.64237136</text:p>
          </table:table-cell>
          <table:table-cell office:value-type="float" office:value="4.8142" calcext:value-type="float">
            <text:p>4.8142</text:p>
          </table:table-cell>
          <table:table-cell office:value-type="float" office:value="6.16312211697911" calcext:value-type="float">
            <text:p>6.16312211697911</text:p>
          </table:table-cell>
        </table:table-row>
        <table:table-row table:style-name="ro1">
          <table:table-cell office:value-type="string" calcext:value-type="string">
            <text:p>WOs</text:p>
          </table:table-cell>
          <table:table-cell office:value-type="float" office:value="0.6429174" calcext:value-type="float">
            <text:p>0.6429174</text:p>
          </table:table-cell>
          <table:table-cell office:value-type="float" office:value="3.4468" calcext:value-type="float">
            <text:p>3.4468</text:p>
          </table:table-cell>
          <table:table-cell office:value-type="float" office:value="0.801874716483023" calcext:value-type="float">
            <text:p>0.801874716483023</text:p>
          </table:table-cell>
        </table:table-row>
        <table:table-row table:style-name="ro1">
          <table:table-cell office:value-type="string" calcext:value-type="string">
            <text:p>IrSi</text:p>
          </table:table-cell>
          <table:table-cell office:value-type="float" office:value="0.64324903" calcext:value-type="float">
            <text:p>0.64324903</text:p>
          </table:table-cell>
          <table:table-cell office:value-type="float" office:value="3.3183" calcext:value-type="float">
            <text:p>3.3183</text:p>
          </table:table-cell>
          <table:table-cell office:value-type="float" office:value="1.35399177311479" calcext:value-type="float">
            <text:p>1.35399177311479</text:p>
          </table:table-cell>
        </table:table-row>
        <table:table-row table:style-name="ro1">
          <table:table-cell office:value-type="string" calcext:value-type="string">
            <text:p>GeCd</text:p>
          </table:table-cell>
          <table:table-cell office:value-type="float" office:value="0.64339614" calcext:value-type="float">
            <text:p>0.64339614</text:p>
          </table:table-cell>
          <table:table-cell office:value-type="float" office:value="4.0745" calcext:value-type="float">
            <text:p>4.0745</text:p>
          </table:table-cell>
          <table:table-cell office:value-type="float" office:value="1.60777503336172" calcext:value-type="float">
            <text:p>1.60777503336172</text:p>
          </table:table-cell>
        </table:table-row>
        <table:table-row table:style-name="ro1">
          <table:table-cell office:value-type="string" calcext:value-type="string">
            <text:p>RhCu</text:p>
          </table:table-cell>
          <table:table-cell office:value-type="float" office:value="0.6434262" calcext:value-type="float">
            <text:p>0.6434262</text:p>
          </table:table-cell>
          <table:table-cell office:value-type="float" office:value="3.3259" calcext:value-type="float">
            <text:p>3.3259</text:p>
          </table:table-cell>
          <table:table-cell office:value-type="float" office:value="1.78422439326269" calcext:value-type="float">
            <text:p>1.78422439326269</text:p>
          </table:table-cell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0.6437892" calcext:value-type="float">
            <text:p>0.6437892</text:p>
          </table:table-cell>
          <table:table-cell office:value-type="float" office:value="3.6199" calcext:value-type="float">
            <text:p>3.6199</text:p>
          </table:table-cell>
          <table:table-cell office:value-type="float" office:value="2.99885988936881" calcext:value-type="float">
            <text:p>2.99885988936881</text:p>
          </table:table-cell>
        </table:table-row>
        <table:table-row table:style-name="ro1">
          <table:table-cell office:value-type="string" calcext:value-type="string">
            <text:p>FeY</text:p>
          </table:table-cell>
          <table:table-cell office:value-type="float" office:value="0.64406353" calcext:value-type="float">
            <text:p>0.64406353</text:p>
          </table:table-cell>
          <table:table-cell office:value-type="float" office:value="4" calcext:value-type="float">
            <text:p>4</text:p>
          </table:table-cell>
          <table:table-cell office:value-type="float" office:value="2.04623701748074" calcext:value-type="float">
            <text:p>2.04623701748074</text:p>
          </table:table-cell>
        </table:table-row>
        <table:table-row table:style-name="ro1">
          <table:table-cell office:value-type="string" calcext:value-type="string">
            <text:p>AuCu</text:p>
          </table:table-cell>
          <table:table-cell office:value-type="float" office:value="0.64530176" calcext:value-type="float">
            <text:p>0.64530176</text:p>
          </table:table-cell>
          <table:table-cell office:value-type="float" office:value="3.4724" calcext:value-type="float">
            <text:p>3.4724</text:p>
          </table:table-cell>
          <table:table-cell office:value-type="float" office:value="1.1474013176981" calcext:value-type="float">
            <text:p>1.1474013176981</text:p>
          </table:table-cell>
        </table:table-row>
        <table:table-row table:style-name="ro1">
          <table:table-cell office:value-type="string" calcext:value-type="string">
            <text:p>BiAg</text:p>
          </table:table-cell>
          <table:table-cell office:value-type="float" office:value="0.6455461" calcext:value-type="float">
            <text:p>0.6455461</text:p>
          </table:table-cell>
          <table:table-cell office:value-type="float" office:value="4.0012" calcext:value-type="float">
            <text:p>4.0012</text:p>
          </table:table-cell>
          <table:table-cell office:value-type="float" office:value="0.945320637521672" calcext:value-type="float">
            <text:p>0.945320637521672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0.6456662" calcext:value-type="float">
            <text:p>0.6456662</text:p>
          </table:table-cell>
          <table:table-cell office:value-type="float" office:value="4.68" calcext:value-type="float">
            <text:p>4.68</text:p>
          </table:table-cell>
          <table:table-cell office:value-type="float" office:value="1.92673485912971" calcext:value-type="float">
            <text:p>1.92673485912971</text:p>
          </table:table-cell>
        </table:table-row>
        <table:table-row table:style-name="ro1">
          <table:table-cell office:value-type="string" calcext:value-type="string">
            <text:p>TeCu</text:p>
          </table:table-cell>
          <table:table-cell office:value-type="float" office:value="0.6467792" calcext:value-type="float">
            <text:p>0.6467792</text:p>
          </table:table-cell>
          <table:table-cell office:value-type="float" office:value="3.5372" calcext:value-type="float">
            <text:p>3.5372</text:p>
          </table:table-cell>
          <table:table-cell office:value-type="float" office:value="1.55730689764249" calcext:value-type="float">
            <text:p>1.55730689764249</text:p>
          </table:table-cell>
        </table:table-row>
        <table:table-row table:style-name="ro1">
          <table:table-cell office:value-type="string" calcext:value-type="string">
            <text:p>NiSi</text:p>
          </table:table-cell>
          <table:table-cell office:value-type="float" office:value="0.6472532" calcext:value-type="float">
            <text:p>0.6472532</text:p>
          </table:table-cell>
          <table:table-cell office:value-type="float" office:value="3.371" calcext:value-type="float">
            <text:p>3.371</text:p>
          </table:table-cell>
          <table:table-cell office:value-type="float" office:value="3.3671808604461" calcext:value-type="float">
            <text:p>3.3671808604461</text:p>
          </table:table-cell>
        </table:table-row>
        <table:table-row table:style-name="ro1">
          <table:table-cell office:value-type="string" calcext:value-type="string">
            <text:p>TiNd</text:p>
          </table:table-cell>
          <table:table-cell office:value-type="float" office:value="0.6474701" calcext:value-type="float">
            <text:p>0.6474701</text:p>
          </table:table-cell>
          <table:table-cell office:value-type="float" office:value="4.2079" calcext:value-type="float">
            <text:p>4.2079</text:p>
          </table:table-cell>
          <table:table-cell office:value-type="float" office:value="1.54962143221217" calcext:value-type="float">
            <text:p>1.54962143221217</text:p>
          </table:table-cell>
        </table:table-row>
        <table:table-row table:style-name="ro1">
          <table:table-cell office:value-type="string" calcext:value-type="string">
            <text:p>SbTe</text:p>
          </table:table-cell>
          <table:table-cell office:value-type="float" office:value="0.6476861" calcext:value-type="float">
            <text:p>0.6476861</text:p>
          </table:table-cell>
          <table:table-cell office:value-type="float" office:value="4.2733" calcext:value-type="float">
            <text:p>4.2733</text:p>
          </table:table-cell>
          <table:table-cell office:value-type="float" office:value="1.19810374531933" calcext:value-type="float">
            <text:p>1.19810374531933</text:p>
          </table:table-cell>
        </table:table-row>
        <table:table-row table:style-name="ro1">
          <table:table-cell office:value-type="string" calcext:value-type="string">
            <text:p>SbIr</text:p>
          </table:table-cell>
          <table:table-cell office:value-type="float" office:value="0.6477876" calcext:value-type="float">
            <text:p>0.6477876</text:p>
          </table:table-cell>
          <table:table-cell office:value-type="float" office:value="3.5809" calcext:value-type="float">
            <text:p>3.5809</text:p>
          </table:table-cell>
          <table:table-cell office:value-type="float" office:value="0.953883967871124" calcext:value-type="float">
            <text:p>0.953883967871124</text:p>
          </table:table-cell>
        </table:table-row>
        <table:table-row table:style-name="ro1">
          <table:table-cell office:value-type="string" calcext:value-type="string">
            <text:p>BiBi</text:p>
          </table:table-cell>
          <table:table-cell office:value-type="float" office:value="0.6481791" calcext:value-type="float">
            <text:p>0.6481791</text:p>
          </table:table-cell>
          <table:table-cell office:value-type="float" office:value="4.4815" calcext:value-type="float">
            <text:p>4.4815</text:p>
          </table:table-cell>
          <table:table-cell office:value-type="float" office:value="0.718273270885763" calcext:value-type="float">
            <text:p>0.718273270885763</text:p>
          </table:table-cell>
        </table:table-row>
        <table:table-row table:style-name="ro1">
          <table:table-cell office:value-type="string" calcext:value-type="string">
            <text:p>PdIn</text:p>
          </table:table-cell>
          <table:table-cell office:value-type="float" office:value="0.64836967" calcext:value-type="float">
            <text:p>0.64836967</text:p>
          </table:table-cell>
          <table:table-cell office:value-type="float" office:value="3.8294" calcext:value-type="float">
            <text:p>3.8294</text:p>
          </table:table-cell>
          <table:table-cell office:value-type="float" office:value="1.34834364583325" calcext:value-type="float">
            <text:p>1.34834364583325</text:p>
          </table:table-cell>
        </table:table-row>
        <table:table-row table:style-name="ro1">
          <table:table-cell office:value-type="string" calcext:value-type="string">
            <text:p>AsAu</text:p>
          </table:table-cell>
          <table:table-cell office:value-type="float" office:value="0.6488368" calcext:value-type="float">
            <text:p>0.6488368</text:p>
          </table:table-cell>
          <table:table-cell office:value-type="float" office:value="3.8897" calcext:value-type="float">
            <text:p>3.8897</text:p>
          </table:table-cell>
          <table:table-cell office:value-type="float" office:value="1.09992292842492" calcext:value-type="float">
            <text:p>1.09992292842492</text:p>
          </table:table-cell>
        </table:table-row>
        <table:table-row table:style-name="ro1">
          <table:table-cell office:value-type="string" calcext:value-type="string">
            <text:p>NiLa</text:p>
          </table:table-cell>
          <table:table-cell office:value-type="float" office:value="0.6490559" calcext:value-type="float">
            <text:p>0.6490559</text:p>
          </table:table-cell>
          <table:table-cell office:value-type="float" office:value="4.5214" calcext:value-type="float">
            <text:p>4.5214</text:p>
          </table:table-cell>
          <table:table-cell office:value-type="float" office:value="1.50721735412879" calcext:value-type="float">
            <text:p>1.50721735412879</text:p>
          </table:table-cell>
        </table:table-row>
        <table:table-row table:style-name="ro1">
          <table:table-cell office:value-type="string" calcext:value-type="string">
            <text:p>AsIr</text:p>
          </table:table-cell>
          <table:table-cell office:value-type="float" office:value="0.6491535" calcext:value-type="float">
            <text:p>0.6491535</text:p>
          </table:table-cell>
          <table:table-cell office:value-type="float" office:value="3.5247" calcext:value-type="float">
            <text:p>3.5247</text:p>
          </table:table-cell>
          <table:table-cell office:value-type="float" office:value="1.11926003624042" calcext:value-type="float">
            <text:p>1.11926003624042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float" office:value="0.6496108" calcext:value-type="float">
            <text:p>0.6496108</text:p>
          </table:table-cell>
          <table:table-cell office:value-type="float" office:value="4.4881" calcext:value-type="float">
            <text:p>4.4881</text:p>
          </table:table-cell>
          <table:table-cell office:value-type="float" office:value="1.21281657640325" calcext:value-type="float">
            <text:p>1.21281657640325</text:p>
          </table:table-cell>
        </table:table-row>
        <table:table-row table:style-name="ro1">
          <table:table-cell office:value-type="string" calcext:value-type="string">
            <text:p>GeSn</text:p>
          </table:table-cell>
          <table:table-cell office:value-type="float" office:value="0.65007037" calcext:value-type="float">
            <text:p>0.65007037</text:p>
          </table:table-cell>
          <table:table-cell office:value-type="float" office:value="3.974" calcext:value-type="float">
            <text:p>3.974</text:p>
          </table:table-cell>
          <table:table-cell office:value-type="float" office:value="1.55567246659041" calcext:value-type="float">
            <text:p>1.55567246659041</text:p>
          </table:table-cell>
        </table:table-row>
        <table:table-row table:style-name="ro1">
          <table:table-cell office:value-type="string" calcext:value-type="string">
            <text:p>GdIn</text:p>
          </table:table-cell>
          <table:table-cell office:value-type="float" office:value="0.6501862" calcext:value-type="float">
            <text:p>0.6501862</text:p>
          </table:table-cell>
          <table:table-cell office:value-type="float" office:value="4.2689" calcext:value-type="float">
            <text:p>4.2689</text:p>
          </table:table-cell>
          <table:table-cell office:value-type="float" office:value="1.09920389490316" calcext:value-type="float">
            <text:p>1.09920389490316</text:p>
          </table:table-cell>
        </table:table-row>
        <table:table-row table:style-name="ro1">
          <table:table-cell office:value-type="string" calcext:value-type="string">
            <text:p>KRb</text:p>
          </table:table-cell>
          <table:table-cell office:value-type="float" office:value="0.6502869" calcext:value-type="float">
            <text:p>0.6502869</text:p>
          </table:table-cell>
          <table:table-cell office:value-type="float" office:value="4.9233" calcext:value-type="float">
            <text:p>4.9233</text:p>
          </table:table-cell>
          <table:table-cell office:value-type="float" office:value="2.36995210906943" calcext:value-type="float">
            <text:p>2.36995210906943</text:p>
          </table:table-cell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0.6503469" calcext:value-type="float">
            <text:p>0.6503469</text:p>
          </table:table-cell>
          <table:table-cell office:value-type="float" office:value="3.0755" calcext:value-type="float">
            <text:p>3.0755</text:p>
          </table:table-cell>
          <table:table-cell office:value-type="float" office:value="4.00071434995861" calcext:value-type="float">
            <text:p>4.00071434995861</text:p>
          </table:table-cell>
        </table:table-row>
        <table:table-row table:style-name="ro1">
          <table:table-cell office:value-type="string" calcext:value-type="string">
            <text:p>ZrIn</text:p>
          </table:table-cell>
          <table:table-cell office:value-type="float" office:value="0.65243864" calcext:value-type="float">
            <text:p>0.65243864</text:p>
          </table:table-cell>
          <table:table-cell office:value-type="float" office:value="3.9879" calcext:value-type="float">
            <text:p>3.9879</text:p>
          </table:table-cell>
          <table:table-cell office:value-type="float" office:value="1.44634833183157" calcext:value-type="float">
            <text:p>1.44634833183157</text:p>
          </table:table-cell>
        </table:table-row>
        <table:table-row table:style-name="ro1">
          <table:table-cell office:value-type="string" calcext:value-type="string">
            <text:p>AuTe</text:p>
          </table:table-cell>
          <table:table-cell office:value-type="float" office:value="0.6524878" calcext:value-type="float">
            <text:p>0.6524878</text:p>
          </table:table-cell>
          <table:table-cell office:value-type="float" office:value="4.1471" calcext:value-type="float">
            <text:p>4.1471</text:p>
          </table:table-cell>
          <table:table-cell office:value-type="float" office:value="0.923049058072336" calcext:value-type="float">
            <text:p>0.923049058072336</text:p>
          </table:table-cell>
        </table:table-row>
        <table:table-row table:style-name="ro1">
          <table:table-cell office:value-type="string" calcext:value-type="string">
            <text:p>CuSe</text:p>
          </table:table-cell>
          <table:table-cell office:value-type="float" office:value="0.6525687" calcext:value-type="float">
            <text:p>0.6525687</text:p>
          </table:table-cell>
          <table:table-cell office:value-type="float" office:value="3.7469" calcext:value-type="float">
            <text:p>3.7469</text:p>
          </table:table-cell>
          <table:table-cell office:value-type="float" office:value="2.07780096202964" calcext:value-type="float">
            <text:p>2.07780096202964</text:p>
          </table:table-cell>
        </table:table-row>
        <table:table-row table:style-name="ro1">
          <table:table-cell office:value-type="string" calcext:value-type="string">
            <text:p>AgPt</text:p>
          </table:table-cell>
          <table:table-cell office:value-type="float" office:value="0.6532087" calcext:value-type="float">
            <text:p>0.6532087</text:p>
          </table:table-cell>
          <table:table-cell office:value-type="float" office:value="3.5541" calcext:value-type="float">
            <text:p>3.5541</text:p>
          </table:table-cell>
          <table:table-cell office:value-type="float" office:value="0.988253916107543" calcext:value-type="float">
            <text:p>0.988253916107543</text:p>
          </table:table-cell>
        </table:table-row>
        <table:table-row table:style-name="ro1">
          <table:table-cell office:value-type="string" calcext:value-type="string">
            <text:p>GdSe</text:p>
          </table:table-cell>
          <table:table-cell office:value-type="float" office:value="0.6532122" calcext:value-type="float">
            <text:p>0.6532122</text:p>
          </table:table-cell>
          <table:table-cell office:value-type="float" office:value="3.9855" calcext:value-type="float">
            <text:p>3.9855</text:p>
          </table:table-cell>
          <table:table-cell office:value-type="float" office:value="1.26396008724853" calcext:value-type="float">
            <text:p>1.26396008724853</text:p>
          </table:table-cell>
        </table:table-row>
        <table:table-row table:style-name="ro1">
          <table:table-cell office:value-type="string" calcext:value-type="string">
            <text:p>TcZn</text:p>
          </table:table-cell>
          <table:table-cell office:value-type="float" office:value="0.65547484" calcext:value-type="float">
            <text:p>0.65547484</text:p>
          </table:table-cell>
          <table:table-cell office:value-type="float" office:value="3.2114" calcext:value-type="float">
            <text:p>3.2114</text:p>
          </table:table-cell>
          <table:table-cell office:value-type="float" office:value="1.81684117351373" calcext:value-type="float">
            <text:p>1.81684117351373</text:p>
          </table:table-cell>
        </table:table-row>
        <table:table-row table:style-name="ro1">
          <table:table-cell office:value-type="string" calcext:value-type="string">
            <text:p>PtAu</text:p>
          </table:table-cell>
          <table:table-cell office:value-type="float" office:value="0.6559465" calcext:value-type="float">
            <text:p>0.6559465</text:p>
          </table:table-cell>
          <table:table-cell office:value-type="float" office:value="3.8112" calcext:value-type="float">
            <text:p>3.8112</text:p>
          </table:table-cell>
          <table:table-cell office:value-type="float" office:value="0.765379909250458" calcext:value-type="float">
            <text:p>0.765379909250458</text:p>
          </table:table-cell>
        </table:table-row>
        <table:table-row table:style-name="ro1">
          <table:table-cell office:value-type="string" calcext:value-type="string">
            <text:p>TePb</text:p>
          </table:table-cell>
          <table:table-cell office:value-type="float" office:value="0.6562208" calcext:value-type="float">
            <text:p>0.6562208</text:p>
          </table:table-cell>
          <table:table-cell office:value-type="float" office:value="4.2767" calcext:value-type="float">
            <text:p>4.2767</text:p>
          </table:table-cell>
          <table:table-cell office:value-type="float" office:value="0.895087859701545" calcext:value-type="float">
            <text:p>0.895087859701545</text:p>
          </table:table-cell>
        </table:table-row>
        <table:table-row table:style-name="ro1">
          <table:table-cell office:value-type="string" calcext:value-type="string">
            <text:p>PtBe</text:p>
          </table:table-cell>
          <table:table-cell office:value-type="float" office:value="0.65696454" calcext:value-type="float">
            <text:p>0.65696454</text:p>
          </table:table-cell>
          <table:table-cell office:value-type="float" office:value="3.2118" calcext:value-type="float">
            <text:p>3.2118</text:p>
          </table:table-cell>
          <table:table-cell office:value-type="float" office:value="1.45993625473217" calcext:value-type="float">
            <text:p>1.45993625473217</text:p>
          </table:table-cell>
        </table:table-row>
        <table:table-row table:style-name="ro1">
          <table:table-cell office:value-type="string" calcext:value-type="string">
            <text:p>NdRb</text:p>
          </table:table-cell>
          <table:table-cell office:value-type="float" office:value="0.65832454" calcext:value-type="float">
            <text:p>0.65832454</text:p>
          </table:table-cell>
          <table:table-cell office:value-type="float" office:value="4.6602" calcext:value-type="float">
            <text:p>4.6602</text:p>
          </table:table-cell>
          <table:table-cell office:value-type="float" office:value="1.29926222090302" calcext:value-type="float">
            <text:p>1.29926222090302</text:p>
          </table:table-cell>
        </table:table-row>
        <table:table-row table:style-name="ro1">
          <table:table-cell office:value-type="string" calcext:value-type="string">
            <text:p>AsSe</text:p>
          </table:table-cell>
          <table:table-cell office:value-type="float" office:value="0.658367" calcext:value-type="float">
            <text:p>0.658367</text:p>
          </table:table-cell>
          <table:table-cell office:value-type="float" office:value="3.9267" calcext:value-type="float">
            <text:p>3.9267</text:p>
          </table:table-cell>
          <table:table-cell office:value-type="float" office:value="1.92716096104265" calcext:value-type="float">
            <text:p>1.92716096104265</text:p>
          </table:table-cell>
        </table:table-row>
        <table:table-row table:style-name="ro1">
          <table:table-cell office:value-type="string" calcext:value-type="string">
            <text:p>GdHg</text:p>
          </table:table-cell>
          <table:table-cell office:value-type="float" office:value="0.6585318" calcext:value-type="float">
            <text:p>0.6585318</text:p>
          </table:table-cell>
          <table:table-cell office:value-type="float" office:value="4.0743" calcext:value-type="float">
            <text:p>4.0743</text:p>
          </table:table-cell>
          <table:table-cell office:value-type="float" office:value="0.837939364494895" calcext:value-type="float">
            <text:p>0.837939364494895</text:p>
          </table:table-cell>
        </table:table-row>
        <table:table-row table:style-name="ro1">
          <table:table-cell office:value-type="string" calcext:value-type="string">
            <text:p>MnBe</text:p>
          </table:table-cell>
          <table:table-cell office:value-type="float" office:value="0.6587031" calcext:value-type="float">
            <text:p>0.6587031</text:p>
          </table:table-cell>
          <table:table-cell office:value-type="float" office:value="3.1757" calcext:value-type="float">
            <text:p>3.1757</text:p>
          </table:table-cell>
          <table:table-cell office:value-type="float" office:value="4.51491306774399" calcext:value-type="float">
            <text:p>4.51491306774399</text:p>
          </table:table-cell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0.6587702" calcext:value-type="float">
            <text:p>0.6587702</text:p>
          </table:table-cell>
          <table:table-cell office:value-type="float" office:value="3.898" calcext:value-type="float">
            <text:p>3.898</text:p>
          </table:table-cell>
          <table:table-cell office:value-type="float" office:value="1.11034480682045" calcext:value-type="float">
            <text:p>1.11034480682045</text:p>
          </table:table-cell>
        </table:table-row>
        <table:table-row table:style-name="ro1">
          <table:table-cell office:value-type="string" calcext:value-type="string">
            <text:p>NiZn</text:p>
          </table:table-cell>
          <table:table-cell office:value-type="float" office:value="0.6587847" calcext:value-type="float">
            <text:p>0.6587847</text:p>
          </table:table-cell>
          <table:table-cell office:value-type="float" office:value="3.3027" calcext:value-type="float">
            <text:p>3.3027</text:p>
          </table:table-cell>
          <table:table-cell office:value-type="float" office:value="2.37859664198306" calcext:value-type="float">
            <text:p>2.37859664198306</text:p>
          </table:table-cell>
        </table:table-row>
        <table:table-row table:style-name="ro1">
          <table:table-cell office:value-type="string" calcext:value-type="string">
            <text:p>SiTl</text:p>
          </table:table-cell>
          <table:table-cell office:value-type="float" office:value="0.65935636" calcext:value-type="float">
            <text:p>0.65935636</text:p>
          </table:table-cell>
          <table:table-cell office:value-type="float" office:value="4.0857" calcext:value-type="float">
            <text:p>4.0857</text:p>
          </table:table-cell>
          <table:table-cell office:value-type="float" office:value="1.28404023871321" calcext:value-type="float">
            <text:p>1.28404023871321</text:p>
          </table:table-cell>
        </table:table-row>
        <table:table-row table:style-name="ro1">
          <table:table-cell office:value-type="string" calcext:value-type="string">
            <text:p>AgBi</text:p>
          </table:table-cell>
          <table:table-cell office:value-type="float" office:value="0.66015327" calcext:value-type="float">
            <text:p>0.66015327</text:p>
          </table:table-cell>
          <table:table-cell office:value-type="float" office:value="4.2151" calcext:value-type="float">
            <text:p>4.2151</text:p>
          </table:table-cell>
          <table:table-cell office:value-type="float" office:value="0.945320637521672" calcext:value-type="float">
            <text:p>0.945320637521672</text:p>
          </table:table-cell>
        </table:table-row>
        <table:table-row table:style-name="ro1">
          <table:table-cell office:value-type="string" calcext:value-type="string">
            <text:p>HfCd</text:p>
          </table:table-cell>
          <table:table-cell office:value-type="float" office:value="0.6602418" calcext:value-type="float">
            <text:p>0.6602418</text:p>
          </table:table-cell>
          <table:table-cell office:value-type="float" office:value="3.8866" calcext:value-type="float">
            <text:p>3.8866</text:p>
          </table:table-cell>
          <table:table-cell office:value-type="float" office:value="1.02877327610509" calcext:value-type="float">
            <text:p>1.02877327610509</text:p>
          </table:table-cell>
        </table:table-row>
        <table:table-row table:style-name="ro1">
          <table:table-cell office:value-type="string" calcext:value-type="string">
            <text:p>BiPb</text:p>
          </table:table-cell>
          <table:table-cell office:value-type="float" office:value="0.66031444" calcext:value-type="float">
            <text:p>0.66031444</text:p>
          </table:table-cell>
          <table:table-cell office:value-type="float" office:value="4.4344" calcext:value-type="float">
            <text:p>4.4344</text:p>
          </table:table-cell>
          <table:table-cell office:value-type="float" office:value="0.721323845451747" calcext:value-type="float">
            <text:p>0.721323845451747</text:p>
          </table:table-cell>
        </table:table-row>
        <table:table-row table:style-name="ro1">
          <table:table-cell office:value-type="string" calcext:value-type="string">
            <text:p>PdSb</text:p>
          </table:table-cell>
          <table:table-cell office:value-type="float" office:value="0.66073453" calcext:value-type="float">
            <text:p>0.66073453</text:p>
          </table:table-cell>
          <table:table-cell office:value-type="float" office:value="3.9732" calcext:value-type="float">
            <text:p>3.9732</text:p>
          </table:table-cell>
          <table:table-cell office:value-type="float" office:value="1.30785901374813" calcext:value-type="float">
            <text:p>1.30785901374813</text:p>
          </table:table-cell>
        </table:table-row>
        <table:table-row table:style-name="ro1">
          <table:table-cell office:value-type="string" calcext:value-type="string">
            <text:p>AuIr</text:p>
          </table:table-cell>
          <table:table-cell office:value-type="float" office:value="0.6620151" calcext:value-type="float">
            <text:p>0.6620151</text:p>
          </table:table-cell>
          <table:table-cell office:value-type="float" office:value="3.5626" calcext:value-type="float">
            <text:p>3.5626</text:p>
          </table:table-cell>
          <table:table-cell office:value-type="float" office:value="0.770974766107734" calcext:value-type="float">
            <text:p>0.770974766107734</text:p>
          </table:table-cell>
        </table:table-row>
        <table:table-row table:style-name="ro1">
          <table:table-cell office:value-type="string" calcext:value-type="string">
            <text:p>SiGe</text:p>
          </table:table-cell>
          <table:table-cell office:value-type="float" office:value="0.6621392" calcext:value-type="float">
            <text:p>0.6621392</text:p>
          </table:table-cell>
          <table:table-cell office:value-type="float" office:value="3.6816" calcext:value-type="float">
            <text:p>3.6816</text:p>
          </table:table-cell>
          <table:table-cell office:value-type="float" office:value="2.91454440376091" calcext:value-type="float">
            <text:p>2.91454440376091</text:p>
          </table:table-cell>
        </table:table-row>
        <table:table-row table:style-name="ro1">
          <table:table-cell office:value-type="string" calcext:value-type="string">
            <text:p>TeIr</text:p>
          </table:table-cell>
          <table:table-cell office:value-type="float" office:value="0.66224873" calcext:value-type="float">
            <text:p>0.66224873</text:p>
          </table:table-cell>
          <table:table-cell office:value-type="float" office:value="3.6041" calcext:value-type="float">
            <text:p>3.6041</text:p>
          </table:table-cell>
          <table:table-cell office:value-type="float" office:value="0.936628769558942" calcext:value-type="float">
            <text:p>0.936628769558942</text:p>
          </table:table-cell>
        </table:table-row>
        <table:table-row table:style-name="ro1">
          <table:table-cell office:value-type="string" calcext:value-type="string">
            <text:p>AsPt</text:p>
          </table:table-cell>
          <table:table-cell office:value-type="float" office:value="0.66267383" calcext:value-type="float">
            <text:p>0.66267383</text:p>
          </table:table-cell>
          <table:table-cell office:value-type="float" office:value="3.5438" calcext:value-type="float">
            <text:p>3.5438</text:p>
          </table:table-cell>
          <table:table-cell office:value-type="float" office:value="1.10750702250329" calcext:value-type="float">
            <text:p>1.10750702250329</text:p>
          </table:table-cell>
        </table:table-row>
        <table:table-row table:style-name="ro1">
          <table:table-cell office:value-type="string" calcext:value-type="string">
            <text:p>RuAl</text:p>
          </table:table-cell>
          <table:table-cell office:value-type="float" office:value="0.6627214" calcext:value-type="float">
            <text:p>0.6627214</text:p>
          </table:table-cell>
          <table:table-cell office:value-type="float" office:value="3.2805" calcext:value-type="float">
            <text:p>3.2805</text:p>
          </table:table-cell>
          <table:table-cell office:value-type="float" office:value="2.3069324641161" calcext:value-type="float">
            <text:p>2.3069324641161</text:p>
          </table:table-cell>
        </table:table-row>
        <table:table-row table:style-name="ro1">
          <table:table-cell office:value-type="string" calcext:value-type="string">
            <text:p>VGa</text:p>
          </table:table-cell>
          <table:table-cell office:value-type="float" office:value="0.66349983" calcext:value-type="float">
            <text:p>0.66349983</text:p>
          </table:table-cell>
          <table:table-cell office:value-type="float" office:value="3.3348" calcext:value-type="float">
            <text:p>3.3348</text:p>
          </table:table-cell>
          <table:table-cell office:value-type="float" office:value="2.4447094115273" calcext:value-type="float">
            <text:p>2.4447094115273</text:p>
          </table:table-cell>
        </table:table-row>
        <table:table-row table:style-name="ro1">
          <table:table-cell office:value-type="string" calcext:value-type="string">
            <text:p>AsCu</text:p>
          </table:table-cell>
          <table:table-cell office:value-type="float" office:value="0.66510385" calcext:value-type="float">
            <text:p>0.66510385</text:p>
          </table:table-cell>
          <table:table-cell office:value-type="float" office:value="3.3709" calcext:value-type="float">
            <text:p>3.3709</text:p>
          </table:table-cell>
          <table:table-cell office:value-type="float" office:value="2.13710485059801" calcext:value-type="float">
            <text:p>2.13710485059801</text:p>
          </table:table-cell>
        </table:table-row>
        <table:table-row table:style-name="ro1">
          <table:table-cell office:value-type="string" calcext:value-type="string">
            <text:p>PtZn</text:p>
          </table:table-cell>
          <table:table-cell office:value-type="float" office:value="0.6655007" calcext:value-type="float">
            <text:p>0.6655007</text:p>
          </table:table-cell>
          <table:table-cell office:value-type="float" office:value="3.3826" calcext:value-type="float">
            <text:p>3.3826</text:p>
          </table:table-cell>
          <table:table-cell office:value-type="float" office:value="1.14748652476908" calcext:value-type="float">
            <text:p>1.14748652476908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0.6655371" calcext:value-type="float">
            <text:p>0.6655371</text:p>
          </table:table-cell>
          <table:table-cell office:value-type="float" office:value="4.1166" calcext:value-type="float">
            <text:p>4.1166</text:p>
          </table:table-cell>
          <table:table-cell office:value-type="float" office:value="1.10812340553483" calcext:value-type="float">
            <text:p>1.10812340553483</text:p>
          </table:table-cell>
        </table:table-row>
        <table:table-row table:style-name="ro1">
          <table:table-cell office:value-type="string" calcext:value-type="string">
            <text:p>AuPt</text:p>
          </table:table-cell>
          <table:table-cell office:value-type="float" office:value="0.6665895" calcext:value-type="float">
            <text:p>0.6665895</text:p>
          </table:table-cell>
          <table:table-cell office:value-type="float" office:value="3.5822" calcext:value-type="float">
            <text:p>3.5822</text:p>
          </table:table-cell>
          <table:table-cell office:value-type="float" office:value="0.765379909250458" calcext:value-type="float">
            <text:p>0.765379909250458</text:p>
          </table:table-cell>
        </table:table-row>
        <table:table-row table:style-name="ro1">
          <table:table-cell office:value-type="string" calcext:value-type="string">
            <text:p>SbBi</text:p>
          </table:table-cell>
          <table:table-cell office:value-type="float" office:value="0.66676664" calcext:value-type="float">
            <text:p>0.66676664</text:p>
          </table:table-cell>
          <table:table-cell office:value-type="float" office:value="4.3933" calcext:value-type="float">
            <text:p>4.3933</text:p>
          </table:table-cell>
          <table:table-cell office:value-type="float" office:value="0.905974882508377" calcext:value-type="float">
            <text:p>0.905974882508377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office:value-type="float" office:value="0.6668564" calcext:value-type="float">
            <text:p>0.6668564</text:p>
          </table:table-cell>
          <table:table-cell office:value-type="float" office:value="3.4055" calcext:value-type="float">
            <text:p>3.4055</text:p>
          </table:table-cell>
          <table:table-cell office:value-type="float" office:value="1.17639591486985" calcext:value-type="float">
            <text:p>1.17639591486985</text:p>
          </table:table-cell>
        </table:table-row>
        <table:table-row table:style-name="ro1">
          <table:table-cell office:value-type="string" calcext:value-type="string">
            <text:p>AsIn</text:p>
          </table:table-cell>
          <table:table-cell office:value-type="float" office:value="0.66689306" calcext:value-type="float">
            <text:p>0.66689306</text:p>
          </table:table-cell>
          <table:table-cell office:value-type="float" office:value="3.9647" calcext:value-type="float">
            <text:p>3.9647</text:p>
          </table:table-cell>
          <table:table-cell office:value-type="float" office:value="1.56866899331834" calcext:value-type="float">
            <text:p>1.56866899331834</text:p>
          </table:table-cell>
        </table:table-row>
        <table:table-row table:style-name="ro1">
          <table:table-cell office:value-type="string" calcext:value-type="string">
            <text:p>PtGa</text:p>
          </table:table-cell>
          <table:table-cell office:value-type="float" office:value="0.6670312" calcext:value-type="float">
            <text:p>0.6670312</text:p>
          </table:table-cell>
          <table:table-cell office:value-type="float" office:value="3.4685" calcext:value-type="float">
            <text:p>3.4685</text:p>
          </table:table-cell>
          <table:table-cell office:value-type="float" office:value="1.12900374945647" calcext:value-type="float">
            <text:p>1.12900374945647</text:p>
          </table:table-cell>
        </table:table-row>
        <table:table-row table:style-name="ro1">
          <table:table-cell office:value-type="string" calcext:value-type="string">
            <text:p>TeBe</text:p>
          </table:table-cell>
          <table:table-cell office:value-type="float" office:value="0.66767704" calcext:value-type="float">
            <text:p>0.66767704</text:p>
          </table:table-cell>
          <table:table-cell office:value-type="float" office:value="3.5138" calcext:value-type="float">
            <text:p>3.5138</text:p>
          </table:table-cell>
          <table:table-cell office:value-type="float" office:value="2.16550170206105" calcext:value-type="float">
            <text:p>2.16550170206105</text:p>
          </table:table-cell>
        </table:table-row>
        <table:table-row table:style-name="ro1">
          <table:table-cell office:value-type="string" calcext:value-type="string">
            <text:p>PtBa</text:p>
          </table:table-cell>
          <table:table-cell office:value-type="float" office:value="0.6697583" calcext:value-type="float">
            <text:p>0.6697583</text:p>
          </table:table-cell>
          <table:table-cell office:value-type="float" office:value="4.7701" calcext:value-type="float">
            <text:p>4.7701</text:p>
          </table:table-cell>
          <table:table-cell office:value-type="float" office:value="0.901462764062479" calcext:value-type="float">
            <text:p>0.901462764062479</text:p>
          </table:table-cell>
        </table:table-row>
        <table:table-row table:style-name="ro1">
          <table:table-cell office:value-type="string" calcext:value-type="string">
            <text:p>BeOs</text:p>
          </table:table-cell>
          <table:table-cell office:value-type="float" office:value="0.6698557" calcext:value-type="float">
            <text:p>0.6698557</text:p>
          </table:table-cell>
          <table:table-cell office:value-type="float" office:value="3.317" calcext:value-type="float">
            <text:p>3.317</text:p>
          </table:table-cell>
          <table:table-cell office:value-type="float" office:value="1.49497195282478" calcext:value-type="float">
            <text:p>1.49497195282478</text:p>
          </table:table-cell>
        </table:table-row>
        <table:table-row table:style-name="ro1">
          <table:table-cell office:value-type="string" calcext:value-type="string">
            <text:p>OsZr</text:p>
          </table:table-cell>
          <table:table-cell office:value-type="float" office:value="0.67007035" calcext:value-type="float">
            <text:p>0.67007035</text:p>
          </table:table-cell>
          <table:table-cell office:value-type="float" office:value="3.5491" calcext:value-type="float">
            <text:p>3.5491</text:p>
          </table:table-cell>
          <table:table-cell office:value-type="float" office:value="1.06293699804083" calcext:value-type="float">
            <text:p>1.06293699804083</text:p>
          </table:table-cell>
        </table:table-row>
        <table:table-row table:style-name="ro1">
          <table:table-cell office:value-type="string" calcext:value-type="string">
            <text:p>SiAs</text:p>
          </table:table-cell>
          <table:table-cell office:value-type="float" office:value="0.6701937" calcext:value-type="float">
            <text:p>0.6701937</text:p>
          </table:table-cell>
          <table:table-cell office:value-type="float" office:value="3.7826" calcext:value-type="float">
            <text:p>3.7826</text:p>
          </table:table-cell>
          <table:table-cell office:value-type="float" office:value="2.85182850436458" calcext:value-type="float">
            <text:p>2.85182850436458</text:p>
          </table:table-cell>
        </table:table-row>
        <table:table-row table:style-name="ro1">
          <table:table-cell office:value-type="string" calcext:value-type="string">
            <text:p>IrTl</text:p>
          </table:table-cell>
          <table:table-cell office:value-type="float" office:value="0.67094076" calcext:value-type="float">
            <text:p>0.67094076</text:p>
          </table:table-cell>
          <table:table-cell office:value-type="float" office:value="3.6501" calcext:value-type="float">
            <text:p>3.6501</text:p>
          </table:table-cell>
          <table:table-cell office:value-type="float" office:value="0.756666039076921" calcext:value-type="float">
            <text:p>0.756666039076921</text:p>
          </table:table-cell>
        </table:table-row>
        <table:table-row table:style-name="ro1">
          <table:table-cell office:value-type="string" calcext:value-type="string">
            <text:p>IrAs</text:p>
          </table:table-cell>
          <table:table-cell office:value-type="float" office:value="0.6713056" calcext:value-type="float">
            <text:p>0.6713056</text:p>
          </table:table-cell>
          <table:table-cell office:value-type="float" office:value="3.4141" calcext:value-type="float">
            <text:p>3.4141</text:p>
          </table:table-cell>
          <table:table-cell office:value-type="float" office:value="1.11926003624042" calcext:value-type="float">
            <text:p>1.11926003624042</text:p>
          </table:table-cell>
        </table:table-row>
        <table:table-row table:style-name="ro1">
          <table:table-cell office:value-type="string" calcext:value-type="string">
            <text:p>AlTe</text:p>
          </table:table-cell>
          <table:table-cell office:value-type="float" office:value="0.6717933" calcext:value-type="float">
            <text:p>0.6717933</text:p>
          </table:table-cell>
          <table:table-cell office:value-type="float" office:value="4.0742" calcext:value-type="float">
            <text:p>4.0742</text:p>
          </table:table-cell>
          <table:table-cell office:value-type="float" office:value="1.91860227777814" calcext:value-type="float">
            <text:p>1.91860227777814</text:p>
          </table:table-cell>
        </table:table-row>
        <table:table-row table:style-name="ro1">
          <table:table-cell office:value-type="string" calcext:value-type="string">
            <text:p>IrGe</text:p>
          </table:table-cell>
          <table:table-cell office:value-type="float" office:value="0.6719223" calcext:value-type="float">
            <text:p>0.6719223</text:p>
          </table:table-cell>
          <table:table-cell office:value-type="float" office:value="3.4333" calcext:value-type="float">
            <text:p>3.4333</text:p>
          </table:table-cell>
          <table:table-cell office:value-type="float" office:value="1.1287930207172" calcext:value-type="float">
            <text:p>1.1287930207172</text:p>
          </table:table-cell>
        </table:table-row>
        <table:table-row table:style-name="ro1">
          <table:table-cell office:value-type="string" calcext:value-type="string">
            <text:p>FeBe</text:p>
          </table:table-cell>
          <table:table-cell office:value-type="float" office:value="0.67243445" calcext:value-type="float">
            <text:p>0.67243445</text:p>
          </table:table-cell>
          <table:table-cell office:value-type="float" office:value="3.1848" calcext:value-type="float">
            <text:p>3.1848</text:p>
          </table:table-cell>
          <table:table-cell office:value-type="float" office:value="4.45458951828672" calcext:value-type="float">
            <text:p>4.45458951828672</text:p>
          </table:table-cell>
        </table:table-row>
        <table:table-row table:style-name="ro1">
          <table:table-cell office:value-type="string" calcext:value-type="string">
            <text:p>TiAs</text:p>
          </table:table-cell>
          <table:table-cell office:value-type="float" office:value="0.67283684" calcext:value-type="float">
            <text:p>0.67283684</text:p>
          </table:table-cell>
          <table:table-cell office:value-type="float" office:value="3.7134" calcext:value-type="float">
            <text:p>3.7134</text:p>
          </table:table-cell>
          <table:table-cell office:value-type="float" office:value="2.40343520933784" calcext:value-type="float">
            <text:p>2.40343520933784</text:p>
          </table:table-cell>
        </table:table-row>
        <table:table-row table:style-name="ro1">
          <table:table-cell office:value-type="string" calcext:value-type="string">
            <text:p>IrSr</text:p>
          </table:table-cell>
          <table:table-cell office:value-type="float" office:value="0.6745801" calcext:value-type="float">
            <text:p>0.6745801</text:p>
          </table:table-cell>
          <table:table-cell office:value-type="float" office:value="4.4887" calcext:value-type="float">
            <text:p>4.4887</text:p>
          </table:table-cell>
          <table:table-cell office:value-type="float" office:value="1.06901337555339" calcext:value-type="float">
            <text:p>1.06901337555339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office:value-type="float" office:value="0.67550975" calcext:value-type="float">
            <text:p>0.67550975</text:p>
          </table:table-cell>
          <table:table-cell office:value-type="float" office:value="3.4016" calcext:value-type="float">
            <text:p>3.4016</text:p>
          </table:table-cell>
          <table:table-cell office:value-type="float" office:value="3.68530137785338" calcext:value-type="float">
            <text:p>3.68530137785338</text:p>
          </table:table-cell>
        </table:table-row>
        <table:table-row table:style-name="ro1">
          <table:table-cell office:value-type="string" calcext:value-type="string">
            <text:p>CoMg</text:p>
          </table:table-cell>
          <table:table-cell office:value-type="float" office:value="0.6764398" calcext:value-type="float">
            <text:p>0.6764398</text:p>
          </table:table-cell>
          <table:table-cell office:value-type="float" office:value="3.4354" calcext:value-type="float">
            <text:p>3.4354</text:p>
          </table:table-cell>
          <table:table-cell office:value-type="float" office:value="3.50538994480943" calcext:value-type="float">
            <text:p>3.50538994480943</text:p>
          </table:table-cell>
        </table:table-row>
        <table:table-row table:style-name="ro1">
          <table:table-cell office:value-type="string" calcext:value-type="string">
            <text:p>PtCu</text:p>
          </table:table-cell>
          <table:table-cell office:value-type="float" office:value="0.6773337" calcext:value-type="float">
            <text:p>0.6773337</text:p>
          </table:table-cell>
          <table:table-cell office:value-type="float" office:value="3.3501" calcext:value-type="float">
            <text:p>3.3501</text:p>
          </table:table-cell>
          <table:table-cell office:value-type="float" office:value="1.15565673759321" calcext:value-type="float">
            <text:p>1.15565673759321</text:p>
          </table:table-cell>
        </table:table-row>
        <table:table-row table:style-name="ro1">
          <table:table-cell office:value-type="string" calcext:value-type="string">
            <text:p>AsHg</text:p>
          </table:table-cell>
          <table:table-cell office:value-type="float" office:value="0.67787933" calcext:value-type="float">
            <text:p>0.67787933</text:p>
          </table:table-cell>
          <table:table-cell office:value-type="float" office:value="3.9557" calcext:value-type="float">
            <text:p>3.9557</text:p>
          </table:table-cell>
          <table:table-cell office:value-type="float" office:value="1.08561417431219" calcext:value-type="float">
            <text:p>1.08561417431219</text:p>
          </table:table-cell>
        </table:table-row>
        <table:table-row table:style-name="ro1">
          <table:table-cell office:value-type="string" calcext:value-type="string">
            <text:p>AgAg</text:p>
          </table:table-cell>
          <table:table-cell office:value-type="float" office:value="0.6782291" calcext:value-type="float">
            <text:p>0.6782291</text:p>
          </table:table-cell>
          <table:table-cell office:value-type="float" office:value="3.6935" calcext:value-type="float">
            <text:p>3.6935</text:p>
          </table:table-cell>
          <table:table-cell office:value-type="float" office:value="1.38225313541923" calcext:value-type="float">
            <text:p>1.38225313541923</text:p>
          </table:table-cell>
        </table:table-row>
        <table:table-row table:style-name="ro1">
          <table:table-cell office:value-type="string" calcext:value-type="string">
            <text:p>AuOs</text:p>
          </table:table-cell>
          <table:table-cell office:value-type="float" office:value="0.67893845" calcext:value-type="float">
            <text:p>0.67893845</text:p>
          </table:table-cell>
          <table:table-cell office:value-type="float" office:value="3.5391" calcext:value-type="float">
            <text:p>3.5391</text:p>
          </table:table-cell>
          <table:table-cell office:value-type="float" office:value="0.774900565229051" calcext:value-type="float">
            <text:p>0.774900565229051</text:p>
          </table:table-cell>
        </table:table-row>
        <table:table-row table:style-name="ro1">
          <table:table-cell office:value-type="string" calcext:value-type="string">
            <text:p>SeAg</text:p>
          </table:table-cell>
          <table:table-cell office:value-type="float" office:value="0.67925954" calcext:value-type="float">
            <text:p>0.67925954</text:p>
          </table:table-cell>
          <table:table-cell office:value-type="float" office:value="3.8021" calcext:value-type="float">
            <text:p>3.8021</text:p>
          </table:table-cell>
          <table:table-cell office:value-type="float" office:value="1.59272469157821" calcext:value-type="float">
            <text:p>1.59272469157821</text:p>
          </table:table-cell>
        </table:table-row>
        <table:table-row table:style-name="ro1">
          <table:table-cell office:value-type="string" calcext:value-type="string">
            <text:p>CuIn</text:p>
          </table:table-cell>
          <table:table-cell office:value-type="float" office:value="0.6795205" calcext:value-type="float">
            <text:p>0.6795205</text:p>
          </table:table-cell>
          <table:table-cell office:value-type="float" office:value="3.8702" calcext:value-type="float">
            <text:p>3.8702</text:p>
          </table:table-cell>
          <table:table-cell office:value-type="float" office:value="1.66704688330231" calcext:value-type="float">
            <text:p>1.66704688330231</text:p>
          </table:table-cell>
        </table:table-row>
        <table:table-row table:style-name="ro1">
          <table:table-cell office:value-type="string" calcext:value-type="string">
            <text:p>CuHg</text:p>
          </table:table-cell>
          <table:table-cell office:value-type="float" office:value="0.6804045" calcext:value-type="float">
            <text:p>0.6804045</text:p>
          </table:table-cell>
          <table:table-cell office:value-type="float" office:value="3.8131" calcext:value-type="float">
            <text:p>3.8131</text:p>
          </table:table-cell>
          <table:table-cell office:value-type="float" office:value="1.1318393611734" calcext:value-type="float">
            <text:p>1.1318393611734</text:p>
          </table:table-cell>
        </table:table-row>
        <table:table-row table:style-name="ro1">
          <table:table-cell office:value-type="string" calcext:value-type="string">
            <text:p>TeOs</text:p>
          </table:table-cell>
          <table:table-cell office:value-type="float" office:value="0.68040997" calcext:value-type="float">
            <text:p>0.68040997</text:p>
          </table:table-cell>
          <table:table-cell office:value-type="float" office:value="3.6352" calcext:value-type="float">
            <text:p>3.6352</text:p>
          </table:table-cell>
          <table:table-cell office:value-type="float" office:value="0.942429172262933" calcext:value-type="float">
            <text:p>0.942429172262933</text:p>
          </table:table-cell>
        </table:table-row>
        <table:table-row table:style-name="ro1">
          <table:table-cell office:value-type="string" calcext:value-type="string">
            <text:p>CuZn</text:p>
          </table:table-cell>
          <table:table-cell office:value-type="float" office:value="0.6811919" calcext:value-type="float">
            <text:p>0.6811919</text:p>
          </table:table-cell>
          <table:table-cell office:value-type="float" office:value="3.3302" calcext:value-type="float">
            <text:p>3.3302</text:p>
          </table:table-cell>
          <table:table-cell office:value-type="float" office:value="2.29114035115634" calcext:value-type="float">
            <text:p>2.29114035115634</text:p>
          </table:table-cell>
        </table:table-row>
        <table:table-row table:style-name="ro1">
          <table:table-cell office:value-type="string" calcext:value-type="string">
            <text:p>SnRb</text:p>
          </table:table-cell>
          <table:table-cell office:value-type="float" office:value="0.6812229" calcext:value-type="float">
            <text:p>0.6812229</text:p>
          </table:table-cell>
          <table:table-cell office:value-type="float" office:value="5.2447" calcext:value-type="float">
            <text:p>5.2447</text:p>
          </table:table-cell>
          <table:table-cell office:value-type="float" office:value="1.45936117680933" calcext:value-type="float">
            <text:p>1.45936117680933</text:p>
          </table:table-cell>
        </table:table-row>
        <table:table-row table:style-name="ro1">
          <table:table-cell office:value-type="string" calcext:value-type="string">
            <text:p>MoAl</text:p>
          </table:table-cell>
          <table:table-cell office:value-type="float" office:value="0.6812894" calcext:value-type="float">
            <text:p>0.6812894</text:p>
          </table:table-cell>
          <table:table-cell office:value-type="float" office:value="3.3827" calcext:value-type="float">
            <text:p>3.3827</text:p>
          </table:table-cell>
          <table:table-cell office:value-type="float" office:value="2.40089832099617" calcext:value-type="float">
            <text:p>2.40089832099617</text:p>
          </table:table-cell>
        </table:table-row>
        <table:table-row table:style-name="ro1">
          <table:table-cell office:value-type="string" calcext:value-type="string">
            <text:p>SeOs</text:p>
          </table:table-cell>
          <table:table-cell office:value-type="float" office:value="0.6816541" calcext:value-type="float">
            <text:p>0.6816541</text:p>
          </table:table-cell>
          <table:table-cell office:value-type="float" office:value="3.5142" calcext:value-type="float">
            <text:p>3.5142</text:p>
          </table:table-cell>
          <table:table-cell office:value-type="float" office:value="1.11082530637129" calcext:value-type="float">
            <text:p>1.11082530637129</text:p>
          </table:table-cell>
        </table:table-row>
        <table:table-row table:style-name="ro1">
          <table:table-cell office:value-type="string" calcext:value-type="string">
            <text:p>AlBi</text:p>
          </table:table-cell>
          <table:table-cell office:value-type="float" office:value="0.68207633" calcext:value-type="float">
            <text:p>0.68207633</text:p>
          </table:table-cell>
          <table:table-cell office:value-type="float" office:value="4.2254" calcext:value-type="float">
            <text:p>4.2254</text:p>
          </table:table-cell>
          <table:table-cell office:value-type="float" office:value="1.26527204705159" calcext:value-type="float">
            <text:p>1.26527204705159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office:value-type="float" office:value="0.6838313" calcext:value-type="float">
            <text:p>0.6838313</text:p>
          </table:table-cell>
          <table:table-cell office:value-type="float" office:value="4.2481" calcext:value-type="float">
            <text:p>4.2481</text:p>
          </table:table-cell>
          <table:table-cell office:value-type="float" office:value="1.93489804150427" calcext:value-type="float">
            <text:p>1.93489804150427</text:p>
          </table:table-cell>
        </table:table-row>
        <table:table-row table:style-name="ro1">
          <table:table-cell office:value-type="string" calcext:value-type="string">
            <text:p>OsTi</text:p>
          </table:table-cell>
          <table:table-cell office:value-type="float" office:value="0.6838988" calcext:value-type="float">
            <text:p>0.6838988</text:p>
          </table:table-cell>
          <table:table-cell office:value-type="float" office:value="3.3718" calcext:value-type="float">
            <text:p>3.3718</text:p>
          </table:table-cell>
          <table:table-cell office:value-type="float" office:value="1.25406839608459" calcext:value-type="float">
            <text:p>1.25406839608459</text:p>
          </table:table-cell>
        </table:table-row>
        <table:table-row table:style-name="ro1">
          <table:table-cell office:value-type="string" calcext:value-type="string">
            <text:p>TaCu</text:p>
          </table:table-cell>
          <table:table-cell office:value-type="float" office:value="0.6848664" calcext:value-type="float">
            <text:p>0.6848664</text:p>
          </table:table-cell>
          <table:table-cell office:value-type="float" office:value="3.3778" calcext:value-type="float">
            <text:p>3.3778</text:p>
          </table:table-cell>
          <table:table-cell office:value-type="float" office:value="1.22165808748223" calcext:value-type="float">
            <text:p>1.22165808748223</text:p>
          </table:table-cell>
        </table:table-row>
        <table:table-row table:style-name="ro1">
          <table:table-cell office:value-type="string" calcext:value-type="string">
            <text:p>SbAg</text:p>
          </table:table-cell>
          <table:table-cell office:value-type="float" office:value="0.68542075" calcext:value-type="float">
            <text:p>0.68542075</text:p>
          </table:table-cell>
          <table:table-cell office:value-type="float" office:value="3.911" calcext:value-type="float">
            <text:p>3.911</text:p>
          </table:table-cell>
          <table:table-cell office:value-type="float" office:value="1.29971792207091" calcext:value-type="float">
            <text:p>1.29971792207091</text:p>
          </table:table-cell>
        </table:table-row>
        <table:table-row table:style-name="ro1">
          <table:table-cell office:value-type="string" calcext:value-type="string">
            <text:p>PdTe</text:p>
          </table:table-cell>
          <table:table-cell office:value-type="float" office:value="0.685638" calcext:value-type="float">
            <text:p>0.685638</text:p>
          </table:table-cell>
          <table:table-cell office:value-type="float" office:value="4.1319" calcext:value-type="float">
            <text:p>4.1319</text:p>
          </table:table-cell>
          <table:table-cell office:value-type="float" office:value="1.27563755933397" calcext:value-type="float">
            <text:p>1.27563755933397</text:p>
          </table:table-cell>
        </table:table-row>
        <table:table-row table:style-name="ro1">
          <table:table-cell office:value-type="string" calcext:value-type="string">
            <text:p>AuBi</text:p>
          </table:table-cell>
          <table:table-cell office:value-type="float" office:value="0.68689936" calcext:value-type="float">
            <text:p>0.68689936</text:p>
          </table:table-cell>
          <table:table-cell office:value-type="float" office:value="4.2418" calcext:value-type="float">
            <text:p>4.2418</text:p>
          </table:table-cell>
          <table:table-cell office:value-type="float" office:value="0.739373099823029" calcext:value-type="float">
            <text:p>0.739373099823029</text:p>
          </table:table-cell>
        </table:table-row>
        <table:table-row table:style-name="ro1">
          <table:table-cell office:value-type="string" calcext:value-type="string">
            <text:p>TiCd</text:p>
          </table:table-cell>
          <table:table-cell office:value-type="float" office:value="0.68936" calcext:value-type="float">
            <text:p>0.68936</text:p>
          </table:table-cell>
          <table:table-cell office:value-type="float" office:value="3.7498" calcext:value-type="float">
            <text:p>3.7498</text:p>
          </table:table-cell>
          <table:table-cell office:value-type="float" office:value="1.85167562737513" calcext:value-type="float">
            <text:p>1.85167562737513</text:p>
          </table:table-cell>
        </table:table-row>
        <table:table-row table:style-name="ro1">
          <table:table-cell office:value-type="string" calcext:value-type="string">
            <text:p>AsSn</text:p>
          </table:table-cell>
          <table:table-cell office:value-type="float" office:value="0.68954074" calcext:value-type="float">
            <text:p>0.68954074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5376235244368" calcext:value-type="float">
            <text:p>1.5376235244368</text:p>
          </table:table-cell>
        </table:table-row>
        <table:table-row table:style-name="ro1">
          <table:table-cell office:value-type="string" calcext:value-type="string">
            <text:p>AsSb</text:p>
          </table:table-cell>
          <table:table-cell office:value-type="float" office:value="0.6903132" calcext:value-type="float">
            <text:p>0.6903132</text:p>
          </table:table-cell>
          <table:table-cell office:value-type="float" office:value="4.0736" calcext:value-type="float">
            <text:p>4.0736</text:p>
          </table:table-cell>
          <table:table-cell office:value-type="float" office:value="1.5141401770668" calcext:value-type="float">
            <text:p>1.5141401770668</text:p>
          </table:table-cell>
        </table:table-row>
        <table:table-row table:style-name="ro1">
          <table:table-cell office:value-type="string" calcext:value-type="string">
            <text:p>CuSn</text:p>
          </table:table-cell>
          <table:table-cell office:value-type="float" office:value="0.6903645" calcext:value-type="float">
            <text:p>0.6903645</text:p>
          </table:table-cell>
          <table:table-cell office:value-type="float" office:value="3.8441" calcext:value-type="float">
            <text:p>3.8441</text:p>
          </table:table-cell>
          <table:table-cell office:value-type="float" office:value="1.63202878759273" calcext:value-type="float">
            <text:p>1.63202878759273</text:p>
          </table:table-cell>
        </table:table-row>
        <table:table-row table:style-name="ro1">
          <table:table-cell office:value-type="string" calcext:value-type="string">
            <text:p>MnGd</text:p>
          </table:table-cell>
          <table:table-cell office:value-type="float" office:value="0.69124025" calcext:value-type="float">
            <text:p>0.69124025</text:p>
          </table:table-cell>
          <table:table-cell office:value-type="float" office:value="4.0346" calcext:value-type="float">
            <text:p>4.0346</text:p>
          </table:table-cell>
          <table:table-cell office:value-type="float" office:value="1.40504335111821" calcext:value-type="float">
            <text:p>1.40504335111821</text:p>
          </table:table-cell>
        </table:table-row>
        <table:table-row table:style-name="ro1">
          <table:table-cell office:value-type="string" calcext:value-type="string">
            <text:p>MoZn</text:p>
          </table:table-cell>
          <table:table-cell office:value-type="float" office:value="0.69125736" calcext:value-type="float">
            <text:p>0.69125736</text:p>
          </table:table-cell>
          <table:table-cell office:value-type="float" office:value="3.3671" calcext:value-type="float">
            <text:p>3.3671</text:p>
          </table:table-cell>
          <table:table-cell office:value-type="float" office:value="1.8396107093618" calcext:value-type="float">
            <text:p>1.8396107093618</text:p>
          </table:table-cell>
        </table:table-row>
        <table:table-row table:style-name="ro1">
          <table:table-cell office:value-type="string" calcext:value-type="string">
            <text:p>GeTe</text:p>
          </table:table-cell>
          <table:table-cell office:value-type="float" office:value="0.6922459" calcext:value-type="float">
            <text:p>0.6922459</text:p>
          </table:table-cell>
          <table:table-cell office:value-type="float" office:value="4.2319" calcext:value-type="float">
            <text:p>4.2319</text:p>
          </table:table-cell>
          <table:table-cell office:value-type="float" office:value="1.48763316560714" calcext:value-type="float">
            <text:p>1.48763316560714</text:p>
          </table:table-cell>
        </table:table-row>
        <table:table-row table:style-name="ro1">
          <table:table-cell office:value-type="string" calcext:value-type="string">
            <text:p>PtBi</text:p>
          </table:table-cell>
          <table:table-cell office:value-type="float" office:value="0.6928905" calcext:value-type="float">
            <text:p>0.6928905</text:p>
          </table:table-cell>
          <table:table-cell office:value-type="float" office:value="4.1271" calcext:value-type="float">
            <text:p>4.1271</text:p>
          </table:table-cell>
          <table:table-cell office:value-type="float" office:value="0.742792311700889" calcext:value-type="float">
            <text:p>0.742792311700889</text:p>
          </table:table-cell>
        </table:table-row>
        <table:table-row table:style-name="ro1">
          <table:table-cell office:value-type="string" calcext:value-type="string">
            <text:p>CuGa</text:p>
          </table:table-cell>
          <table:table-cell office:value-type="float" office:value="0.69324553" calcext:value-type="float">
            <text:p>0.69324553</text:p>
          </table:table-cell>
          <table:table-cell office:value-type="float" office:value="3.4314" calcext:value-type="float">
            <text:p>3.4314</text:p>
          </table:table-cell>
          <table:table-cell office:value-type="float" office:value="2.21862017382867" calcext:value-type="float">
            <text:p>2.21862017382867</text:p>
          </table:table-cell>
        </table:table-row>
        <table:table-row table:style-name="ro1">
          <table:table-cell office:value-type="string" calcext:value-type="string">
            <text:p>CdNa</text:p>
          </table:table-cell>
          <table:table-cell office:value-type="float" office:value="0.69343317" calcext:value-type="float">
            <text:p>0.69343317</text:p>
          </table:table-cell>
          <table:table-cell office:value-type="float" office:value="4.1221" calcext:value-type="float">
            <text:p>4.1221</text:p>
          </table:table-cell>
          <table:table-cell office:value-type="float" office:value="2.18445293262423" calcext:value-type="float">
            <text:p>2.18445293262423</text:p>
          </table:table-cell>
        </table:table-row>
        <table:table-row table:style-name="ro1">
          <table:table-cell office:value-type="string" calcext:value-type="string">
            <text:p>SbPb</text:p>
          </table:table-cell>
          <table:table-cell office:value-type="float" office:value="0.69375134" calcext:value-type="float">
            <text:p>0.69375134</text:p>
          </table:table-cell>
          <table:table-cell office:value-type="float" office:value="4.2822" calcext:value-type="float">
            <text:p>4.2822</text:p>
          </table:table-cell>
          <table:table-cell office:value-type="float" office:value="0.910833546044503" calcext:value-type="float">
            <text:p>0.910833546044503</text:p>
          </table:table-cell>
        </table:table-row>
        <table:table-row table:style-name="ro1">
          <table:table-cell office:value-type="string" calcext:value-type="string">
            <text:p>PdAg</text:p>
          </table:table-cell>
          <table:table-cell office:value-type="float" office:value="0.6966382" calcext:value-type="float">
            <text:p>0.6966382</text:p>
          </table:table-cell>
          <table:table-cell office:value-type="float" office:value="3.6171" calcext:value-type="float">
            <text:p>3.6171</text:p>
          </table:table-cell>
          <table:table-cell office:value-type="float" office:value="1.39146467829989" calcext:value-type="float">
            <text:p>1.39146467829989</text:p>
          </table:table-cell>
        </table:table-row>
        <table:table-row table:style-name="ro1">
          <table:table-cell office:value-type="string" calcext:value-type="string">
            <text:p>SiPt</text:p>
          </table:table-cell>
          <table:table-cell office:value-type="float" office:value="0.69669485" calcext:value-type="float">
            <text:p>0.69669485</text:p>
          </table:table-cell>
          <table:table-cell office:value-type="float" office:value="3.5616" calcext:value-type="float">
            <text:p>3.5616</text:p>
          </table:table-cell>
          <table:table-cell office:value-type="float" office:value="1.33682992937192" calcext:value-type="float">
            <text:p>1.33682992937192</text:p>
          </table:table-cell>
        </table:table-row>
        <table:table-row table:style-name="ro1">
          <table:table-cell office:value-type="string" calcext:value-type="string">
            <text:p>CuCu</text:p>
          </table:table-cell>
          <table:table-cell office:value-type="float" office:value="0.69681317" calcext:value-type="float">
            <text:p>0.69681317</text:p>
          </table:table-cell>
          <table:table-cell office:value-type="float" office:value="3.232" calcext:value-type="float">
            <text:p>3.232</text:p>
          </table:table-cell>
          <table:table-cell office:value-type="float" office:value="2.32394492844913" calcext:value-type="float">
            <text:p>2.32394492844913</text:p>
          </table:table-cell>
        </table:table-row>
        <table:table-row table:style-name="ro1">
          <table:table-cell office:value-type="string" calcext:value-type="string">
            <text:p>CuPt</text:p>
          </table:table-cell>
          <table:table-cell office:value-type="float" office:value="0.6974072" calcext:value-type="float">
            <text:p>0.6974072</text:p>
          </table:table-cell>
          <table:table-cell office:value-type="float" office:value="3.448" calcext:value-type="float">
            <text:p>3.448</text:p>
          </table:table-cell>
          <table:table-cell office:value-type="float" office:value="1.15565673759321" calcext:value-type="float">
            <text:p>1.15565673759321</text:p>
          </table:table-cell>
        </table:table-row>
        <table:table-row table:style-name="ro1">
          <table:table-cell office:value-type="string" calcext:value-type="string">
            <text:p>PtTe</text:p>
          </table:table-cell>
          <table:table-cell office:value-type="float" office:value="0.6976229" calcext:value-type="float">
            <text:p>0.6976229</text:p>
          </table:table-cell>
          <table:table-cell office:value-type="float" office:value="4.0618" calcext:value-type="float">
            <text:p>4.0618</text:p>
          </table:table-cell>
          <table:table-cell office:value-type="float" office:value="0.928384218714798" calcext:value-type="float">
            <text:p>0.928384218714798</text:p>
          </table:table-cell>
        </table:table-row>
        <table:table-row table:style-name="ro1">
          <table:table-cell office:value-type="string" calcext:value-type="string">
            <text:p>MoCu</text:p>
          </table:table-cell>
          <table:table-cell office:value-type="float" office:value="0.69848275" calcext:value-type="float">
            <text:p>0.69848275</text:p>
          </table:table-cell>
          <table:table-cell office:value-type="float" office:value="3.273" calcext:value-type="float">
            <text:p>3.273</text:p>
          </table:table-cell>
          <table:table-cell office:value-type="float" office:value="1.86069986416821" calcext:value-type="float">
            <text:p>1.86069986416821</text:p>
          </table:table-cell>
        </table:table-row>
        <table:table-row table:style-name="ro1">
          <table:table-cell office:value-type="string" calcext:value-type="string">
            <text:p>SiCu</text:p>
          </table:table-cell>
          <table:table-cell office:value-type="float" office:value="0.69852924" calcext:value-type="float">
            <text:p>0.69852924</text:p>
          </table:table-cell>
          <table:table-cell office:value-type="float" office:value="3.2774" calcext:value-type="float">
            <text:p>3.2774</text:p>
          </table:table-cell>
          <table:table-cell office:value-type="float" office:value="3.19455895347456" calcext:value-type="float">
            <text:p>3.19455895347456</text:p>
          </table:table-cell>
        </table:table-row>
        <table:table-row table:style-name="ro1">
          <table:table-cell office:value-type="string" calcext:value-type="string">
            <text:p>AsCd</text:p>
          </table:table-cell>
          <table:table-cell office:value-type="float" office:value="0.69866" calcext:value-type="float">
            <text:p>0.69866</text:p>
          </table:table-cell>
          <table:table-cell office:value-type="float" office:value="4.0321" calcext:value-type="float">
            <text:p>4.0321</text:p>
          </table:table-cell>
          <table:table-cell office:value-type="float" office:value="1.58850434358873" calcext:value-type="float">
            <text:p>1.58850434358873</text:p>
          </table:table-cell>
        </table:table-row>
        <table:table-row table:style-name="ro1">
          <table:table-cell office:value-type="string" calcext:value-type="string">
            <text:p>MnY</text:p>
          </table:table-cell>
          <table:table-cell office:value-type="float" office:value="0.69875216" calcext:value-type="float">
            <text:p>0.69875216</text:p>
          </table:table-cell>
          <table:table-cell office:value-type="float" office:value="4.0054" calcext:value-type="float">
            <text:p>4.0054</text:p>
          </table:table-cell>
          <table:table-cell office:value-type="float" office:value="2.05887318393971" calcext:value-type="float">
            <text:p>2.05887318393971</text:p>
          </table:table-cell>
        </table:table-row>
        <table:table-row table:style-name="ro1">
          <table:table-cell office:value-type="string" calcext:value-type="string">
            <text:p>NbAu</text:p>
          </table:table-cell>
          <table:table-cell office:value-type="float" office:value="0.69904006" calcext:value-type="float">
            <text:p>0.69904006</text:p>
          </table:table-cell>
          <table:table-cell office:value-type="float" office:value="3.6288" calcext:value-type="float">
            <text:p>3.6288</text:p>
          </table:table-cell>
          <table:table-cell office:value-type="float" office:value="1.03238421179033" calcext:value-type="float">
            <text:p>1.03238421179033</text:p>
          </table:table-cell>
        </table:table-row>
        <table:table-row table:style-name="ro1">
          <table:table-cell office:value-type="string" calcext:value-type="string">
            <text:p>AsTe</text:p>
          </table:table-cell>
          <table:table-cell office:value-type="float" office:value="0.69985414" calcext:value-type="float">
            <text:p>0.69985414</text:p>
          </table:table-cell>
          <table:table-cell office:value-type="float" office:value="4.1294" calcext:value-type="float">
            <text:p>4.1294</text:p>
          </table:table-cell>
          <table:table-cell office:value-type="float" office:value="1.47112010571678" calcext:value-type="float">
            <text:p>1.47112010571678</text:p>
          </table:table-cell>
        </table:table-row>
        <table:table-row table:style-name="ro1">
          <table:table-cell office:value-type="string" calcext:value-type="string">
            <text:p>AlNa</text:p>
          </table:table-cell>
          <table:table-cell office:value-type="float" office:value="0.6999428" calcext:value-type="float">
            <text:p>0.6999428</text:p>
          </table:table-cell>
          <table:table-cell office:value-type="float" office:value="3.9805" calcext:value-type="float">
            <text:p>3.9805</text:p>
          </table:table-cell>
          <table:table-cell office:value-type="float" office:value="5.70584527477132" calcext:value-type="float">
            <text:p>5.70584527477132</text:p>
          </table:table-cell>
        </table:table-row>
        <table:table-row table:style-name="ro1">
          <table:table-cell office:value-type="string" calcext:value-type="string">
            <text:p>CuSb</text:p>
          </table:table-cell>
          <table:table-cell office:value-type="float" office:value="0.6999657" calcext:value-type="float">
            <text:p>0.6999657</text:p>
          </table:table-cell>
          <table:table-cell office:value-type="float" office:value="4.0138" calcext:value-type="float">
            <text:p>4.0138</text:p>
          </table:table-cell>
          <table:table-cell office:value-type="float" office:value="1.60559809381223" calcext:value-type="float">
            <text:p>1.60559809381223</text:p>
          </table:table-cell>
        </table:table-row>
        <table:table-row table:style-name="ro1">
          <table:table-cell office:value-type="string" calcext:value-type="string">
            <text:p>PtCd</text:p>
          </table:table-cell>
          <table:table-cell office:value-type="float" office:value="0.7017447" calcext:value-type="float">
            <text:p>0.7017447</text:p>
          </table:table-cell>
          <table:table-cell office:value-type="float" office:value="3.9689" calcext:value-type="float">
            <text:p>3.9689</text:p>
          </table:table-cell>
          <table:table-cell office:value-type="float" office:value="0.973796048819199" calcext:value-type="float">
            <text:p>0.973796048819199</text:p>
          </table:table-cell>
        </table:table-row>
        <table:table-row table:style-name="ro1">
          <table:table-cell office:value-type="string" calcext:value-type="string">
            <text:p>SeNa</text:p>
          </table:table-cell>
          <table:table-cell office:value-type="float" office:value="0.70291245" calcext:value-type="float">
            <text:p>0.70291245</text:p>
          </table:table-cell>
          <table:table-cell office:value-type="float" office:value="4.1453" calcext:value-type="float">
            <text:p>4.1453</text:p>
          </table:table-cell>
          <table:table-cell office:value-type="float" office:value="2.88055311887493" calcext:value-type="float">
            <text:p>2.88055311887493</text:p>
          </table:table-cell>
        </table:table-row>
        <table:table-row table:style-name="ro1">
          <table:table-cell office:value-type="string" calcext:value-type="string">
            <text:p>SiAu</text:p>
          </table:table-cell>
          <table:table-cell office:value-type="float" office:value="0.7031508" calcext:value-type="float">
            <text:p>0.7031508</text:p>
          </table:table-cell>
          <table:table-cell office:value-type="float" office:value="3.8639" calcext:value-type="float">
            <text:p>3.8639</text:p>
          </table:table-cell>
          <table:table-cell office:value-type="float" office:value="1.32579555570646" calcext:value-type="float">
            <text:p>1.32579555570646</text:p>
          </table:table-cell>
        </table:table-row>
        <table:table-row table:style-name="ro1">
          <table:table-cell office:value-type="string" calcext:value-type="string">
            <text:p>NiCu</text:p>
          </table:table-cell>
          <table:table-cell office:value-type="float" office:value="0.7034156" calcext:value-type="float">
            <text:p>0.7034156</text:p>
          </table:table-cell>
          <table:table-cell office:value-type="float" office:value="3.2237" calcext:value-type="float">
            <text:p>3.2237</text:p>
          </table:table-cell>
          <table:table-cell office:value-type="float" office:value="2.4139727527362" calcext:value-type="float">
            <text:p>2.4139727527362</text:p>
          </table:table-cell>
        </table:table-row>
        <table:table-row table:style-name="ro1">
          <table:table-cell office:value-type="string" calcext:value-type="string">
            <text:p>RbRb</text:p>
          </table:table-cell>
          <table:table-cell office:value-type="float" office:value="0.70352185" calcext:value-type="float">
            <text:p>0.70352185</text:p>
          </table:table-cell>
          <table:table-cell office:value-type="float" office:value="4.9724" calcext:value-type="float">
            <text:p>4.9724</text:p>
          </table:table-cell>
          <table:table-cell office:value-type="float" office:value="1.73823297410396" calcext:value-type="float">
            <text:p>1.73823297410396</text:p>
          </table:table-cell>
        </table:table-row>
        <table:table-row table:style-name="ro1">
          <table:table-cell office:value-type="string" calcext:value-type="string">
            <text:p>CuCs</text:p>
          </table:table-cell>
          <table:table-cell office:value-type="float" office:value="0.70442986" calcext:value-type="float">
            <text:p>0.70442986</text:p>
          </table:table-cell>
          <table:table-cell office:value-type="float" office:value="5.0748" calcext:value-type="float">
            <text:p>5.0748</text:p>
          </table:table-cell>
          <table:table-cell office:value-type="float" office:value="1.51588714290155" calcext:value-type="float">
            <text:p>1.51588714290155</text:p>
          </table:table-cell>
        </table:table-row>
        <table:table-row table:style-name="ro1">
          <table:table-cell office:value-type="string" calcext:value-type="string">
            <text:p>WPt</text:p>
          </table:table-cell>
          <table:table-cell office:value-type="float" office:value="0.7056935" calcext:value-type="float">
            <text:p>0.7056935</text:p>
          </table:table-cell>
          <table:table-cell office:value-type="float" office:value="3.4737" calcext:value-type="float">
            <text:p>3.4737</text:p>
          </table:table-cell>
          <table:table-cell office:value-type="float" office:value="0.791684057785694" calcext:value-type="float">
            <text:p>0.791684057785694</text:p>
          </table:table-cell>
        </table:table-row>
        <table:table-row table:style-name="ro1">
          <table:table-cell office:value-type="string" calcext:value-type="string">
            <text:p>PtCs</text:p>
          </table:table-cell>
          <table:table-cell office:value-type="float" office:value="0.7072731" calcext:value-type="float">
            <text:p>0.7072731</text:p>
          </table:table-cell>
          <table:table-cell office:value-type="float" office:value="4.8944" calcext:value-type="float">
            <text:p>4.8944</text:p>
          </table:table-cell>
          <table:table-cell office:value-type="float" office:value="0.91350415729358" calcext:value-type="float">
            <text:p>0.91350415729358</text:p>
          </table:table-cell>
        </table:table-row>
        <table:table-row table:style-name="ro1">
          <table:table-cell office:value-type="string" calcext:value-type="string">
            <text:p>BeTl</text:p>
          </table:table-cell>
          <table:table-cell office:value-type="float" office:value="0.70728445" calcext:value-type="float">
            <text:p>0.70728445</text:p>
          </table:table-cell>
          <table:table-cell office:value-type="float" office:value="4.0671" calcext:value-type="float">
            <text:p>4.0671</text:p>
          </table:table-cell>
          <table:table-cell office:value-type="float" office:value="1.39720439538244" calcext:value-type="float">
            <text:p>1.39720439538244</text:p>
          </table:table-cell>
        </table:table-row>
        <table:table-row table:style-name="ro1">
          <table:table-cell office:value-type="string" calcext:value-type="string">
            <text:p>ZrSb</text:p>
          </table:table-cell>
          <table:table-cell office:value-type="float" office:value="0.70927745" calcext:value-type="float">
            <text:p>0.70927745</text:p>
          </table:table-cell>
          <table:table-cell office:value-type="float" office:value="4.0679" calcext:value-type="float">
            <text:p>4.0679</text:p>
          </table:table-cell>
          <table:table-cell office:value-type="float" office:value="1.39986598633327" calcext:value-type="float">
            <text:p>1.39986598633327</text:p>
          </table:table-cell>
        </table:table-row>
        <table:table-row table:style-name="ro1">
          <table:table-cell office:value-type="string" calcext:value-type="string">
            <text:p>GeBi</text:p>
          </table:table-cell>
          <table:table-cell office:value-type="float" office:value="0.70933753" calcext:value-type="float">
            <text:p>0.70933753</text:p>
          </table:table-cell>
          <table:table-cell office:value-type="float" office:value="4.278" calcext:value-type="float">
            <text:p>4.278</text:p>
          </table:table-cell>
          <table:table-cell office:value-type="float" office:value="1.06231561631569" calcext:value-type="float">
            <text:p>1.06231561631569</text:p>
          </table:table-cell>
        </table:table-row>
        <table:table-row table:style-name="ro1">
          <table:table-cell office:value-type="string" calcext:value-type="string">
            <text:p>OsSc</text:p>
          </table:table-cell>
          <table:table-cell office:value-type="float" office:value="0.70953304" calcext:value-type="float">
            <text:p>0.70953304</text:p>
          </table:table-cell>
          <table:table-cell office:value-type="float" office:value="3.4881" calcext:value-type="float">
            <text:p>3.4881</text:p>
          </table:table-cell>
          <table:table-cell office:value-type="float" office:value="1.26939398093106" calcext:value-type="float">
            <text:p>1.26939398093106</text:p>
          </table:table-cell>
        </table:table-row>
        <table:table-row table:style-name="ro1">
          <table:table-cell office:value-type="string" calcext:value-type="string">
            <text:p>GdSb</text:p>
          </table:table-cell>
          <table:table-cell office:value-type="float" office:value="0.7096708" calcext:value-type="float">
            <text:p>0.7096708</text:p>
          </table:table-cell>
          <table:table-cell office:value-type="float" office:value="4.1407" calcext:value-type="float">
            <text:p>4.1407</text:p>
          </table:table-cell>
          <table:table-cell office:value-type="float" office:value="1.07214801402186" calcext:value-type="float">
            <text:p>1.07214801402186</text:p>
          </table:table-cell>
        </table:table-row>
        <table:table-row table:style-name="ro1">
          <table:table-cell office:value-type="string" calcext:value-type="string">
            <text:p>RuZn</text:p>
          </table:table-cell>
          <table:table-cell office:value-type="float" office:value="0.7103293" calcext:value-type="float">
            <text:p>0.7103293</text:p>
          </table:table-cell>
          <table:table-cell office:value-type="float" office:value="3.2791" calcext:value-type="float">
            <text:p>3.2791</text:p>
          </table:table-cell>
          <table:table-cell office:value-type="float" office:value="1.78393492214466" calcext:value-type="float">
            <text:p>1.78393492214466</text:p>
          </table:table-cell>
        </table:table-row>
        <table:table-row table:style-name="ro1">
          <table:table-cell office:value-type="string" calcext:value-type="string">
            <text:p>MnW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3.5442" calcext:value-type="float">
            <text:p>3.5442</text:p>
          </table:table-cell>
          <table:table-cell office:value-type="float" office:value="1.2505362603386" calcext:value-type="float">
            <text:p>1.2505362603386</text:p>
          </table:table-cell>
        </table:table-row>
        <table:table-row table:style-name="ro1">
          <table:table-cell office:value-type="string" calcext:value-type="string">
            <text:p>HgNa</text:p>
          </table:table-cell>
          <table:table-cell office:value-type="float" office:value="0.7127247" calcext:value-type="float">
            <text:p>0.7127247</text:p>
          </table:table-cell>
          <table:table-cell office:value-type="float" office:value="4.2825" calcext:value-type="float">
            <text:p>4.2825</text:p>
          </table:table-cell>
          <table:table-cell office:value-type="float" office:value="1.33440957824532" calcext:value-type="float">
            <text:p>1.33440957824532</text:p>
          </table:table-cell>
        </table:table-row>
        <table:table-row table:style-name="ro1">
          <table:table-cell office:value-type="string" calcext:value-type="string">
            <text:p>GdSn</text:p>
          </table:table-cell>
          <table:table-cell office:value-type="float" office:value="0.7130039" calcext:value-type="float">
            <text:p>0.7130039</text:p>
          </table:table-cell>
          <table:table-cell office:value-type="float" office:value="4.1371" calcext:value-type="float">
            <text:p>4.1371</text:p>
          </table:table-cell>
          <table:table-cell office:value-type="float" office:value="1.08386930826311" calcext:value-type="float">
            <text:p>1.08386930826311</text:p>
          </table:table-cell>
        </table:table-row>
        <table:table-row table:style-name="ro1">
          <table:table-cell office:value-type="string" calcext:value-type="string">
            <text:p>BeSi</text:p>
          </table:table-cell>
          <table:table-cell office:value-type="float" office:value="0.7141547" calcext:value-type="float">
            <text:p>0.7141547</text:p>
          </table:table-cell>
          <table:table-cell office:value-type="float" office:value="3.511" calcext:value-type="float">
            <text:p>3.511</text:p>
          </table:table-cell>
          <table:table-cell office:value-type="float" office:value="7.53665702744628" calcext:value-type="float">
            <text:p>7.53665702744628</text:p>
          </table:table-cell>
        </table:table-row>
        <table:table-row table:style-name="ro1">
          <table:table-cell office:value-type="string" calcext:value-type="string">
            <text:p>AlPb</text:p>
          </table:table-cell>
          <table:table-cell office:value-type="float" office:value="0.7144164" calcext:value-type="float">
            <text:p>0.7144164</text:p>
          </table:table-cell>
          <table:table-cell office:value-type="float" office:value="4.1128" calcext:value-type="float">
            <text:p>4.1128</text:p>
          </table:table-cell>
          <table:table-cell office:value-type="float" office:value="1.27476884074068" calcext:value-type="float">
            <text:p>1.27476884074068</text:p>
          </table:table-cell>
        </table:table-row>
        <table:table-row table:style-name="ro1">
          <table:table-cell office:value-type="string" calcext:value-type="string">
            <text:p>TaGd</text:p>
          </table:table-cell>
          <table:table-cell office:value-type="float" office:value="0.7146832" calcext:value-type="float">
            <text:p>0.7146832</text:p>
          </table:table-cell>
          <table:table-cell office:value-type="float" office:value="4.0871" calcext:value-type="float">
            <text:p>4.0871</text:p>
          </table:table-cell>
          <table:table-cell office:value-type="float" office:value="0.886174589716891" calcext:value-type="float">
            <text:p>0.886174589716891</text:p>
          </table:table-cell>
        </table:table-row>
        <table:table-row table:style-name="ro1">
          <table:table-cell office:value-type="string" calcext:value-type="string">
            <text:p>RhAs</text:p>
          </table:table-cell>
          <table:table-cell office:value-type="float" office:value="0.71532094" calcext:value-type="float">
            <text:p>0.71532094</text:p>
          </table:table-cell>
          <table:table-cell office:value-type="float" office:value="3.4336" calcext:value-type="float">
            <text:p>3.4336</text:p>
          </table:table-cell>
          <table:table-cell office:value-type="float" office:value="1.67199591796381" calcext:value-type="float">
            <text:p>1.67199591796381</text:p>
          </table:table-cell>
        </table:table-row>
        <table:table-row table:style-name="ro1">
          <table:table-cell office:value-type="string" calcext:value-type="string">
            <text:p>IrSe</text:p>
          </table:table-cell>
          <table:table-cell office:value-type="float" office:value="0.71532637" calcext:value-type="float">
            <text:p>0.71532637</text:p>
          </table:table-cell>
          <table:table-cell office:value-type="float" office:value="3.4999" calcext:value-type="float">
            <text:p>3.4999</text:p>
          </table:table-cell>
          <table:table-cell office:value-type="float" office:value="1.10277569556502" calcext:value-type="float">
            <text:p>1.10277569556502</text:p>
          </table:table-cell>
        </table:table-row>
        <table:table-row table:style-name="ro1">
          <table:table-cell office:value-type="string" calcext:value-type="string">
            <text:p>ZrSn</text:p>
          </table:table-cell>
          <table:table-cell office:value-type="float" office:value="0.7156677" calcext:value-type="float">
            <text:p>0.7156677</text:p>
          </table:table-cell>
          <table:table-cell office:value-type="float" office:value="4.0456" calcext:value-type="float">
            <text:p>4.0456</text:p>
          </table:table-cell>
          <table:table-cell office:value-type="float" office:value="1.41991498598173" calcext:value-type="float">
            <text:p>1.41991498598173</text:p>
          </table:table-cell>
        </table:table-row>
        <table:table-row table:style-name="ro1">
          <table:table-cell office:value-type="string" calcext:value-type="string">
            <text:p>AgPb</text:p>
          </table:table-cell>
          <table:table-cell office:value-type="float" office:value="0.71620345" calcext:value-type="float">
            <text:p>0.71620345</text:p>
          </table:table-cell>
          <table:table-cell office:value-type="float" office:value="4.2154" calcext:value-type="float">
            <text:p>4.2154</text:p>
          </table:table-cell>
          <table:table-cell office:value-type="float" office:value="0.950611712925084" calcext:value-type="float">
            <text:p>0.950611712925084</text:p>
          </table:table-cell>
        </table:table-row>
        <table:table-row table:style-name="ro1">
          <table:table-cell office:value-type="string" calcext:value-type="string">
            <text:p>YRb</text:p>
          </table:table-cell>
          <table:table-cell office:value-type="float" office:value="0.71678054" calcext:value-type="float">
            <text:p>0.71678054</text:p>
          </table:table-cell>
          <table:table-cell office:value-type="float" office:value="4.5951" calcext:value-type="float">
            <text:p>4.5951</text:p>
          </table:table-cell>
          <table:table-cell office:value-type="float" office:value="1.70454516628676" calcext:value-type="float">
            <text:p>1.70454516628676</text:p>
          </table:table-cell>
        </table:table-row>
        <table:table-row table:style-name="ro1">
          <table:table-cell office:value-type="string" calcext:value-type="string">
            <text:p>RuSi</text:p>
          </table:table-cell>
          <table:table-cell office:value-type="float" office:value="0.7170858" calcext:value-type="float">
            <text:p>0.7170858</text:p>
          </table:table-cell>
          <table:table-cell office:value-type="float" office:value="3.2592" calcext:value-type="float">
            <text:p>3.2592</text:p>
          </table:table-cell>
          <table:table-cell office:value-type="float" office:value="2.28766496907383" calcext:value-type="float">
            <text:p>2.28766496907383</text:p>
          </table:table-cell>
        </table:table-row>
        <table:table-row table:style-name="ro1">
          <table:table-cell office:value-type="string" calcext:value-type="string">
            <text:p>TaGe</text:p>
          </table:table-cell>
          <table:table-cell office:value-type="float" office:value="0.71749496" calcext:value-type="float">
            <text:p>0.71749496</text:p>
          </table:table-cell>
          <table:table-cell office:value-type="float" office:value="3.3669" calcext:value-type="float">
            <text:p>3.3669</text:p>
          </table:table-cell>
          <table:table-cell office:value-type="float" office:value="1.1783640418578" calcext:value-type="float">
            <text:p>1.1783640418578</text:p>
          </table:table-cell>
        </table:table-row>
        <table:table-row table:style-name="ro1">
          <table:table-cell office:value-type="string" calcext:value-type="string">
            <text:p>NiGa</text:p>
          </table:table-cell>
          <table:table-cell office:value-type="float" office:value="0.71798694" calcext:value-type="float">
            <text:p>0.71798694</text:p>
          </table:table-cell>
          <table:table-cell office:value-type="float" office:value="3.4028" calcext:value-type="float">
            <text:p>3.4028</text:p>
          </table:table-cell>
          <table:table-cell office:value-type="float" office:value="2.30052871183569" calcext:value-type="float">
            <text:p>2.30052871183569</text:p>
          </table:table-cell>
        </table:table-row>
        <table:table-row table:style-name="ro1">
          <table:table-cell office:value-type="string" calcext:value-type="string">
            <text:p>IrIr</text:p>
          </table:table-cell>
          <table:table-cell office:value-type="float" office:value="0.7180662" calcext:value-type="float">
            <text:p>0.7180662</text:p>
          </table:table-cell>
          <table:table-cell office:value-type="float" office:value="3.4442" calcext:value-type="float">
            <text:p>3.4442</text:p>
          </table:table-cell>
          <table:table-cell office:value-type="float" office:value="0.780425595746138" calcext:value-type="float">
            <text:p>0.780425595746138</text:p>
          </table:table-cell>
        </table:table-row>
        <table:table-row table:style-name="ro1">
          <table:table-cell office:value-type="string" calcext:value-type="string">
            <text:p>PdCd</text:p>
          </table:table-cell>
          <table:table-cell office:value-type="float" office:value="0.71832514" calcext:value-type="float">
            <text:p>0.71832514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36297241592497" calcext:value-type="float">
            <text:p>1.36297241592497</text:p>
          </table:table-cell>
        </table:table-row>
        <table:table-row table:style-name="ro1">
          <table:table-cell office:value-type="string" calcext:value-type="string">
            <text:p>PtIr</text:p>
          </table:table-cell>
          <table:table-cell office:value-type="float" office:value="0.7189055" calcext:value-type="float">
            <text:p>0.7189055</text:p>
          </table:table-cell>
          <table:table-cell office:value-type="float" office:value="3.4794" calcext:value-type="float">
            <text:p>3.4794</text:p>
          </table:table-cell>
          <table:table-cell office:value-type="float" office:value="0.774693241388032" calcext:value-type="float">
            <text:p>0.774693241388032</text:p>
          </table:table-cell>
        </table:table-row>
        <table:table-row table:style-name="ro1">
          <table:table-cell office:value-type="string" calcext:value-type="string">
            <text:p>RhGe</text:p>
          </table:table-cell>
          <table:table-cell office:value-type="float" office:value="0.7190896" calcext:value-type="float">
            <text:p>0.7190896</text:p>
          </table:table-cell>
          <table:table-cell office:value-type="float" office:value="3.437" calcext:value-type="float">
            <text:p>3.437</text:p>
          </table:table-cell>
          <table:table-cell office:value-type="float" office:value="1.69335919518538" calcext:value-type="float">
            <text:p>1.69335919518538</text:p>
          </table:table-cell>
        </table:table-row>
        <table:table-row table:style-name="ro1">
          <table:table-cell office:value-type="string" calcext:value-type="string">
            <text:p>SbNa</text:p>
          </table:table-cell>
          <table:table-cell office:value-type="float" office:value="0.7205376" calcext:value-type="float">
            <text:p>0.7205376</text:p>
          </table:table-cell>
          <table:table-cell office:value-type="float" office:value="3.9654" calcext:value-type="float">
            <text:p>3.9654</text:p>
          </table:table-cell>
          <table:table-cell office:value-type="float" office:value="2.04625198232852" calcext:value-type="float">
            <text:p>2.04625198232852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0.7214791" calcext:value-type="float">
            <text:p>0.7214791</text:p>
          </table:table-cell>
          <table:table-cell office:value-type="float" office:value="3.5381" calcext:value-type="float">
            <text:p>3.5381</text:p>
          </table:table-cell>
          <table:table-cell office:value-type="float" office:value="1.24586325292999" calcext:value-type="float">
            <text:p>1.24586325292999</text:p>
          </table:table-cell>
        </table:table-row>
        <table:table-row table:style-name="ro1">
          <table:table-cell office:value-type="string" calcext:value-type="string">
            <text:p>CuTe</text:p>
          </table:table-cell>
          <table:table-cell office:value-type="float" office:value="0.7217296" calcext:value-type="float">
            <text:p>0.7217296</text:p>
          </table:table-cell>
          <table:table-cell office:value-type="float" office:value="4.1666" calcext:value-type="float">
            <text:p>4.1666</text:p>
          </table:table-cell>
          <table:table-cell office:value-type="float" office:value="1.55730689764249" calcext:value-type="float">
            <text:p>1.55730689764249</text:p>
          </table:table-cell>
        </table:table-row>
        <table:table-row table:style-name="ro1">
          <table:table-cell office:value-type="string" calcext:value-type="string">
            <text:p>HfIn</text:p>
          </table:table-cell>
          <table:table-cell office:value-type="float" office:value="0.72335887" calcext:value-type="float">
            <text:p>0.72335887</text:p>
          </table:table-cell>
          <table:table-cell office:value-type="float" office:value="3.8856" calcext:value-type="float">
            <text:p>3.8856</text:p>
          </table:table-cell>
          <table:table-cell office:value-type="float" office:value="1.02041690966566" calcext:value-type="float">
            <text:p>1.02041690966566</text:p>
          </table:table-cell>
        </table:table-row>
        <table:table-row table:style-name="ro1">
          <table:table-cell office:value-type="string" calcext:value-type="string">
            <text:p>CuAu</text:p>
          </table:table-cell>
          <table:table-cell office:value-type="float" office:value="0.7242074" calcext:value-type="float">
            <text:p>0.7242074</text:p>
          </table:table-cell>
          <table:table-cell office:value-type="float" office:value="3.656" calcext:value-type="float">
            <text:p>3.656</text:p>
          </table:table-cell>
          <table:table-cell office:value-type="float" office:value="1.1474013176981" calcext:value-type="float">
            <text:p>1.1474013176981</text:p>
          </table:table-cell>
        </table:table-row>
        <table:table-row table:style-name="ro1">
          <table:table-cell office:value-type="string" calcext:value-type="string">
            <text:p>BeBa</text:p>
          </table:table-cell>
          <table:table-cell office:value-type="float" office:value="0.7242937" calcext:value-type="float">
            <text:p>0.7242937</text:p>
          </table:table-cell>
          <table:table-cell office:value-type="float" office:value="4.985" calcext:value-type="float">
            <text:p>4.985</text:p>
          </table:table-cell>
          <table:table-cell office:value-type="float" office:value="2.02447725307503" calcext:value-type="float">
            <text:p>2.02447725307503</text:p>
          </table:table-cell>
        </table:table-row>
        <table:table-row table:style-name="ro1">
          <table:table-cell office:value-type="string" calcext:value-type="string">
            <text:p>FePt</text:p>
          </table:table-cell>
          <table:table-cell office:value-type="float" office:value="0.7246342" calcext:value-type="float">
            <text:p>0.7246342</text:p>
          </table:table-cell>
          <table:table-cell office:value-type="float" office:value="3.4616" calcext:value-type="float">
            <text:p>3.4616</text:p>
          </table:table-cell>
          <table:table-cell office:value-type="float" office:value="1.19070148541765" calcext:value-type="float">
            <text:p>1.19070148541765</text:p>
          </table:table-cell>
        </table:table-row>
        <table:table-row table:style-name="ro1">
          <table:table-cell office:value-type="string" calcext:value-type="string">
            <text:p>TeNa</text:p>
          </table:table-cell>
          <table:table-cell office:value-type="float" office:value="0.72466385" calcext:value-type="float">
            <text:p>0.72466385</text:p>
          </table:table-cell>
          <table:table-cell office:value-type="float" office:value="4.0022" calcext:value-type="float">
            <text:p>4.0022</text:p>
          </table:table-cell>
          <table:table-cell office:value-type="float" office:value="1.96845865927155" calcext:value-type="float">
            <text:p>1.96845865927155</text:p>
          </table:table-cell>
        </table:table-row>
        <table:table-row table:style-name="ro1">
          <table:table-cell office:value-type="string" calcext:value-type="string">
            <text:p>RhAg</text:p>
          </table:table-cell>
          <table:table-cell office:value-type="float" office:value="0.7247233" calcext:value-type="float">
            <text:p>0.7247233</text:p>
          </table:table-cell>
          <table:table-cell office:value-type="float" office:value="3.4745" calcext:value-type="float">
            <text:p>3.4745</text:p>
          </table:table-cell>
          <table:table-cell office:value-type="float" office:value="1.41433820186502" calcext:value-type="float">
            <text:p>1.41433820186502</text:p>
          </table:table-cell>
        </table:table-row>
        <table:table-row table:style-name="ro1">
          <table:table-cell office:value-type="string" calcext:value-type="string">
            <text:p>HfHg</text:p>
          </table:table-cell>
          <table:table-cell office:value-type="float" office:value="0.72553104" calcext:value-type="float">
            <text:p>0.72553104</text:p>
          </table:table-cell>
          <table:table-cell office:value-type="float" office:value="3.8922" calcext:value-type="float">
            <text:p>3.8922</text:p>
          </table:table-cell>
          <table:table-cell office:value-type="float" office:value="0.79136084009838" calcext:value-type="float">
            <text:p>0.79136084009838</text:p>
          </table:table-cell>
        </table:table-row>
        <table:table-row table:style-name="ro1">
          <table:table-cell office:value-type="string" calcext:value-type="string">
            <text:p>NiNd</text:p>
          </table:table-cell>
          <table:table-cell office:value-type="float" office:value="0.7259145" calcext:value-type="float">
            <text:p>0.7259145</text:p>
          </table:table-cell>
          <table:table-cell office:value-type="float" office:value="4.283" calcext:value-type="float">
            <text:p>4.283</text:p>
          </table:table-cell>
          <table:table-cell office:value-type="float" office:value="1.46816442594801" calcext:value-type="float">
            <text:p>1.46816442594801</text:p>
          </table:table-cell>
        </table:table-row>
        <table:table-row table:style-name="ro1">
          <table:table-cell office:value-type="string" calcext:value-type="string">
            <text:p>NiGe</text:p>
          </table:table-cell>
          <table:table-cell office:value-type="float" office:value="0.7290414" calcext:value-type="float">
            <text:p>0.7290414</text:p>
          </table:table-cell>
          <table:table-cell office:value-type="float" office:value="3.4025" calcext:value-type="float">
            <text:p>3.4025</text:p>
          </table:table-cell>
          <table:table-cell office:value-type="float" office:value="2.25058243985697" calcext:value-type="float">
            <text:p>2.25058243985697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float" office:value="0.7297925" calcext:value-type="float">
            <text:p>0.7297925</text:p>
          </table:table-cell>
          <table:table-cell office:value-type="float" office:value="3.7432" calcext:value-type="float">
            <text:p>3.7432</text:p>
          </table:table-cell>
          <table:table-cell office:value-type="float" office:value="4.09284770122776" calcext:value-type="float">
            <text:p>4.09284770122776</text:p>
          </table:table-cell>
        </table:table-row>
        <table:table-row table:style-name="ro1">
          <table:table-cell office:value-type="string" calcext:value-type="string">
            <text:p>IrZn</text:p>
          </table:table-cell>
          <table:table-cell office:value-type="float" office:value="0.7304436" calcext:value-type="float">
            <text:p>0.7304436</text:p>
          </table:table-cell>
          <table:table-cell office:value-type="float" office:value="3.2759" calcext:value-type="float">
            <text:p>3.2759</text:p>
          </table:table-cell>
          <table:table-cell office:value-type="float" office:value="1.1601082248973" calcext:value-type="float">
            <text:p>1.1601082248973</text:p>
          </table:table-cell>
        </table:table-row>
        <table:table-row table:style-name="ro1">
          <table:table-cell office:value-type="string" calcext:value-type="string">
            <text:p>FeOs</text:p>
          </table:table-cell>
          <table:table-cell office:value-type="float" office:value="0.7313258" calcext:value-type="float">
            <text:p>0.7313258</text:p>
          </table:table-cell>
          <table:table-cell office:value-type="float" office:value="3.469" calcext:value-type="float">
            <text:p>3.469</text:p>
          </table:table-cell>
          <table:table-cell office:value-type="float" office:value="1.21390378324554" calcext:value-type="float">
            <text:p>1.21390378324554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float" office:value="0.7317534" calcext:value-type="float">
            <text:p>0.7317534</text:p>
          </table:table-cell>
          <table:table-cell office:value-type="float" office:value="3.5732" calcext:value-type="float">
            <text:p>3.5732</text:p>
          </table:table-cell>
          <table:table-cell office:value-type="float" office:value="0.96315085273547" calcext:value-type="float">
            <text:p>0.96315085273547</text:p>
          </table:table-cell>
        </table:table-row>
        <table:table-row table:style-name="ro1">
          <table:table-cell office:value-type="string" calcext:value-type="string">
            <text:p>PtPb</text:p>
          </table:table-cell>
          <table:table-cell office:value-type="float" office:value="0.73317075" calcext:value-type="float">
            <text:p>0.73317075</text:p>
          </table:table-cell>
          <table:table-cell office:value-type="float" office:value="3.8356" calcext:value-type="float">
            <text:p>3.8356</text:p>
          </table:table-cell>
          <table:table-cell office:value-type="float" office:value="0.746055183440576" calcext:value-type="float">
            <text:p>0.746055183440576</text:p>
          </table:table-cell>
        </table:table-row>
        <table:table-row table:style-name="ro1">
          <table:table-cell office:value-type="string" calcext:value-type="string">
            <text:p>IrGa</text:p>
          </table:table-cell>
          <table:table-cell office:value-type="float" office:value="0.73504806" calcext:value-type="float">
            <text:p>0.73504806</text:p>
          </table:table-cell>
          <table:table-cell office:value-type="float" office:value="3.3404" calcext:value-type="float">
            <text:p>3.3404</text:p>
          </table:table-cell>
          <table:table-cell office:value-type="float" office:value="1.14121995976658" calcext:value-type="float">
            <text:p>1.14121995976658</text:p>
          </table:table-cell>
        </table:table-row>
        <table:table-row table:style-name="ro1">
          <table:table-cell office:value-type="string" calcext:value-type="string">
            <text:p>AsAg</text:p>
          </table:table-cell>
          <table:table-cell office:value-type="float" office:value="0.7365489" calcext:value-type="float">
            <text:p>0.7365489</text:p>
          </table:table-cell>
          <table:table-cell office:value-type="float" office:value="3.75" calcext:value-type="float">
            <text:p>3.75</text:p>
          </table:table-cell>
          <table:table-cell office:value-type="float" office:value="1.62734034243561" calcext:value-type="float">
            <text:p>1.62734034243561</text:p>
          </table:table-cell>
        </table:table-row>
        <table:table-row table:style-name="ro1">
          <table:table-cell office:value-type="string" calcext:value-type="string">
            <text:p>AsBi</text:p>
          </table:table-cell>
          <table:table-cell office:value-type="float" office:value="0.7374114" calcext:value-type="float">
            <text:p>0.7374114</text:p>
          </table:table-cell>
          <table:table-cell office:value-type="float" office:value="4.1577" calcext:value-type="float">
            <text:p>4.1577</text:p>
          </table:table-cell>
          <table:table-cell office:value-type="float" office:value="1.05386820886318" calcext:value-type="float">
            <text:p>1.05386820886318</text:p>
          </table:table-cell>
        </table:table-row>
        <table:table-row table:style-name="ro1">
          <table:table-cell office:value-type="string" calcext:value-type="string">
            <text:p>RbRe</text:p>
          </table:table-cell>
          <table:table-cell office:value-type="float" office:value="0.73793113" calcext:value-type="float">
            <text:p>0.73793113</text:p>
          </table:table-cell>
          <table:table-cell office:value-type="float" office:value="3.766" calcext:value-type="float">
            <text:p>3.766</text:p>
          </table:table-cell>
          <table:table-cell office:value-type="float" office:value="1.10077728093428" calcext:value-type="float">
            <text:p>1.10077728093428</text:p>
          </table:table-cell>
        </table:table-row>
        <table:table-row table:style-name="ro1">
          <table:table-cell office:value-type="string" calcext:value-type="string">
            <text:p>MnOs</text:p>
          </table:table-cell>
          <table:table-cell office:value-type="float" office:value="0.7379657" calcext:value-type="float">
            <text:p>0.7379657</text:p>
          </table:table-cell>
          <table:table-cell office:value-type="float" office:value="3.4639" calcext:value-type="float">
            <text:p>3.4639</text:p>
          </table:table-cell>
          <table:table-cell office:value-type="float" office:value="1.21833969054546" calcext:value-type="float">
            <text:p>1.21833969054546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.7384076" calcext:value-type="float">
            <text:p>0.7384076</text:p>
          </table:table-cell>
          <table:table-cell office:value-type="float" office:value="3.3345" calcext:value-type="float">
            <text:p>3.3345</text:p>
          </table:table-cell>
          <table:table-cell office:value-type="float" office:value="3.39989788185627" calcext:value-type="float">
            <text:p>3.39989788185627</text:p>
          </table:table-cell>
        </table:table-row>
        <table:table-row table:style-name="ro1">
          <table:table-cell office:value-type="string" calcext:value-type="string">
            <text:p>CuBi</text:p>
          </table:table-cell>
          <table:table-cell office:value-type="float" office:value="0.7388679" calcext:value-type="float">
            <text:p>0.7388679</text:p>
          </table:table-cell>
          <table:table-cell office:value-type="float" office:value="4.1289" calcext:value-type="float">
            <text:p>4.1289</text:p>
          </table:table-cell>
          <table:table-cell office:value-type="float" office:value="1.09737528062943" calcext:value-type="float">
            <text:p>1.09737528062943</text:p>
          </table:table-cell>
        </table:table-row>
        <table:table-row table:style-name="ro1">
          <table:table-cell office:value-type="string" calcext:value-type="string">
            <text:p>CuIr</text:p>
          </table:table-cell>
          <table:table-cell office:value-type="float" office:value="0.7388685" calcext:value-type="float">
            <text:p>0.7388685</text:p>
          </table:table-cell>
          <table:table-cell office:value-type="float" office:value="3.4283" calcext:value-type="float">
            <text:p>3.4283</text:p>
          </table:table-cell>
          <table:table-cell office:value-type="float" office:value="1.16845981568922" calcext:value-type="float">
            <text:p>1.16845981568922</text:p>
          </table:table-cell>
        </table:table-row>
        <table:table-row table:style-name="ro1">
          <table:table-cell office:value-type="string" calcext:value-type="string">
            <text:p>AuPb</text:p>
          </table:table-cell>
          <table:table-cell office:value-type="float" office:value="0.7393379" calcext:value-type="float">
            <text:p>0.7393379</text:p>
          </table:table-cell>
          <table:table-cell office:value-type="float" office:value="4.2665" calcext:value-type="float">
            <text:p>4.2665</text:p>
          </table:table-cell>
          <table:table-cell office:value-type="float" office:value="0.742605936114077" calcext:value-type="float">
            <text:p>0.742605936114077</text:p>
          </table:table-cell>
        </table:table-row>
        <table:table-row table:style-name="ro1">
          <table:table-cell office:value-type="string" calcext:value-type="string">
            <text:p>TcAl</text:p>
          </table:table-cell>
          <table:table-cell office:value-type="float" office:value="0.73956037" calcext:value-type="float">
            <text:p>0.73956037</text:p>
          </table:table-cell>
          <table:table-cell office:value-type="float" office:value="3.3455" calcext:value-type="float">
            <text:p>3.3455</text:p>
          </table:table-cell>
          <table:table-cell office:value-type="float" office:value="2.36226048117957" calcext:value-type="float">
            <text:p>2.36226048117957</text:p>
          </table:table-cell>
        </table:table-row>
        <table:table-row table:style-name="ro1">
          <table:table-cell office:value-type="string" calcext:value-type="string">
            <text:p>CuCd</text:p>
          </table:table-cell>
          <table:table-cell office:value-type="float" office:value="0.73976564" calcext:value-type="float">
            <text:p>0.73976564</text:p>
          </table:table-cell>
          <table:table-cell office:value-type="float" office:value="3.9981" calcext:value-type="float">
            <text:p>3.9981</text:p>
          </table:table-cell>
          <table:table-cell office:value-type="float" office:value="1.68946594389276" calcext:value-type="float">
            <text:p>1.68946594389276</text:p>
          </table:table-cell>
        </table:table-row>
        <table:table-row table:style-name="ro1">
          <table:table-cell office:value-type="string" calcext:value-type="string">
            <text:p>ZrCs</text:p>
          </table:table-cell>
          <table:table-cell office:value-type="float" office:value="0.74111795" calcext:value-type="float">
            <text:p>0.74111795</text:p>
          </table:table-cell>
          <table:table-cell office:value-type="float" office:value="4.9139" calcext:value-type="float">
            <text:p>4.9139</text:p>
          </table:table-cell>
          <table:table-cell office:value-type="float" office:value="1.33118047330226" calcext:value-type="float">
            <text:p>1.33118047330226</text:p>
          </table:table-cell>
        </table:table-row>
        <table:table-row table:style-name="ro1">
          <table:table-cell office:value-type="string" calcext:value-type="string">
            <text:p>IrCd</text:p>
          </table:table-cell>
          <table:table-cell office:value-type="float" office:value="0.7423405" calcext:value-type="float">
            <text:p>0.7423405</text:p>
          </table:table-cell>
          <table:table-cell office:value-type="float" office:value="3.4979" calcext:value-type="float">
            <text:p>3.4979</text:p>
          </table:table-cell>
          <table:table-cell office:value-type="float" office:value="0.982870831058305" calcext:value-type="float">
            <text:p>0.982870831058305</text:p>
          </table:table-cell>
        </table:table-row>
        <table:table-row table:style-name="ro1">
          <table:table-cell office:value-type="string" calcext:value-type="string">
            <text:p>GePb</text:p>
          </table:table-cell>
          <table:table-cell office:value-type="float" office:value="0.7428983" calcext:value-type="float">
            <text:p>0.7428983</text:p>
          </table:table-cell>
          <table:table-cell office:value-type="float" office:value="4.2254" calcext:value-type="float">
            <text:p>4.2254</text:p>
          </table:table-cell>
          <table:table-cell office:value-type="float" office:value="1.06900203780038" calcext:value-type="float">
            <text:p>1.06900203780038</text:p>
          </table:table-cell>
        </table:table-row>
        <table:table-row table:style-name="ro1">
          <table:table-cell office:value-type="string" calcext:value-type="string">
            <text:p>SiIn</text:p>
          </table:table-cell>
          <table:table-cell office:value-type="float" office:value="0.7435754" calcext:value-type="float">
            <text:p>0.7435754</text:p>
          </table:table-cell>
          <table:table-cell office:value-type="float" office:value="3.9117" calcext:value-type="float">
            <text:p>3.9117</text:p>
          </table:table-cell>
          <table:table-cell office:value-type="float" office:value="2.07214111792089" calcext:value-type="float">
            <text:p>2.07214111792089</text:p>
          </table:table-cell>
        </table:table-row>
        <table:table-row table:style-name="ro1">
          <table:table-cell office:value-type="string" calcext:value-type="string">
            <text:p>BeZn</text:p>
          </table:table-cell>
          <table:table-cell office:value-type="float" office:value="0.74365807" calcext:value-type="float">
            <text:p>0.74365807</text:p>
          </table:table-cell>
          <table:table-cell office:value-type="float" office:value="3.3991" calcext:value-type="float">
            <text:p>3.3991</text:p>
          </table:table-cell>
          <table:table-cell office:value-type="float" office:value="3.90447404210797" calcext:value-type="float">
            <text:p>3.90447404210797</text:p>
          </table:table-cell>
        </table:table-row>
        <table:table-row table:style-name="ro1">
          <table:table-cell office:value-type="string" calcext:value-type="string">
            <text:p>BeIr</text:p>
          </table:table-cell>
          <table:table-cell office:value-type="float" office:value="0.74368405" calcext:value-type="float">
            <text:p>0.74368405</text:p>
          </table:table-cell>
          <table:table-cell office:value-type="float" office:value="3.3517" calcext:value-type="float">
            <text:p>3.3517</text:p>
          </table:table-cell>
          <table:table-cell office:value-type="float" office:value="1.48042866953799" calcext:value-type="float">
            <text:p>1.48042866953799</text:p>
          </table:table-cell>
        </table:table-row>
        <table:table-row table:style-name="ro1">
          <table:table-cell office:value-type="string" calcext:value-type="string">
            <text:p>CrZn</text:p>
          </table:table-cell>
          <table:table-cell office:value-type="float" office:value="0.7441814" calcext:value-type="float">
            <text:p>0.7441814</text:p>
          </table:table-cell>
          <table:table-cell office:value-type="float" office:value="3.2914" calcext:value-type="float">
            <text:p>3.2914</text:p>
          </table:table-cell>
          <table:table-cell office:value-type="float" office:value="2.51087529473817" calcext:value-type="float">
            <text:p>2.51087529473817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0.74456745" calcext:value-type="float">
            <text:p>0.74456745</text:p>
          </table:table-cell>
          <table:table-cell office:value-type="float" office:value="4.836" calcext:value-type="float">
            <text:p>4.836</text:p>
          </table:table-cell>
          <table:table-cell office:value-type="float" office:value="3.47254058291074" calcext:value-type="float">
            <text:p>3.47254058291074</text:p>
          </table:table-cell>
        </table:table-row>
        <table:table-row table:style-name="ro1">
          <table:table-cell office:value-type="string" calcext:value-type="string">
            <text:p>BePt</text:p>
          </table:table-cell>
          <table:table-cell office:value-type="float" office:value="0.7447081" calcext:value-type="float">
            <text:p>0.7447081</text:p>
          </table:table-cell>
          <table:table-cell office:value-type="float" office:value="3.3576" calcext:value-type="float">
            <text:p>3.3576</text:p>
          </table:table-cell>
          <table:table-cell office:value-type="float" office:value="1.45993625473217" calcext:value-type="float">
            <text:p>1.45993625473217</text:p>
          </table:table-cell>
        </table:table-row>
        <table:table-row table:style-name="ro1">
          <table:table-cell office:value-type="string" calcext:value-type="string">
            <text:p>PtPt</text:p>
          </table:table-cell>
          <table:table-cell office:value-type="float" office:value="0.746699" calcext:value-type="float">
            <text:p>0.746699</text:p>
          </table:table-cell>
          <table:table-cell office:value-type="float" office:value="3.5281" calcext:value-type="float">
            <text:p>3.5281</text:p>
          </table:table-cell>
          <table:table-cell office:value-type="float" office:value="0.769044483173633" calcext:value-type="float">
            <text:p>0.769044483173633</text:p>
          </table:table-cell>
        </table:table-row>
        <table:table-row table:style-name="ro1">
          <table:table-cell office:value-type="string" calcext:value-type="string">
            <text:p>IrIn</text:p>
          </table:table-cell>
          <table:table-cell office:value-type="float" office:value="0.74715894" calcext:value-type="float">
            <text:p>0.74715894</text:p>
          </table:table-cell>
          <table:table-cell office:value-type="float" office:value="3.6802" calcext:value-type="float">
            <text:p>3.6802</text:p>
          </table:table-cell>
          <table:table-cell office:value-type="float" office:value="0.975240762381796" calcext:value-type="float">
            <text:p>0.975240762381796</text:p>
          </table:table-cell>
        </table:table-row>
        <table:table-row table:style-name="ro1">
          <table:table-cell office:value-type="string" calcext:value-type="string">
            <text:p>VCa</text:p>
          </table:table-cell>
          <table:table-cell office:value-type="float" office:value="0.7480211" calcext:value-type="float">
            <text:p>0.7480211</text:p>
          </table:table-cell>
          <table:table-cell office:value-type="float" office:value="3.8333" calcext:value-type="float">
            <text:p>3.8333</text:p>
          </table:table-cell>
          <table:table-cell office:value-type="float" office:value="3.21534799069195" calcext:value-type="float">
            <text:p>3.21534799069195</text:p>
          </table:table-cell>
        </table:table-row>
        <table:table-row table:style-name="ro1">
          <table:table-cell office:value-type="string" calcext:value-type="string">
            <text:p>MnPt</text:p>
          </table:table-cell>
          <table:table-cell office:value-type="float" office:value="0.74925995" calcext:value-type="float">
            <text:p>0.74925995</text:p>
          </table:table-cell>
          <table:table-cell office:value-type="float" office:value="3.4775" calcext:value-type="float">
            <text:p>3.4775</text:p>
          </table:table-cell>
          <table:table-cell office:value-type="float" office:value="1.19496914126615" calcext:value-type="float">
            <text:p>1.19496914126615</text:p>
          </table:table-cell>
        </table:table-row>
        <table:table-row table:style-name="ro1">
          <table:table-cell office:value-type="string" calcext:value-type="string">
            <text:p>NaRb</text:p>
          </table:table-cell>
          <table:table-cell office:value-type="float" office:value="0.74964213" calcext:value-type="float">
            <text:p>0.74964213</text:p>
          </table:table-cell>
          <table:table-cell office:value-type="float" office:value="4.9378" calcext:value-type="float">
            <text:p>4.9378</text:p>
          </table:table-cell>
          <table:table-cell office:value-type="float" office:value="2.71239892104796" calcext:value-type="float">
            <text:p>2.71239892104796</text:p>
          </table:table-cell>
        </table:table-row>
        <table:table-row table:style-name="ro1">
          <table:table-cell office:value-type="string" calcext:value-type="string">
            <text:p>NiAg</text:p>
          </table:table-cell>
          <table:table-cell office:value-type="float" office:value="0.7496527" calcext:value-type="float">
            <text:p>0.7496527</text:p>
          </table:table-cell>
          <table:table-cell office:value-type="float" office:value="3.4402" calcext:value-type="float">
            <text:p>3.4402</text:p>
          </table:table-cell>
          <table:table-cell office:value-type="float" office:value="1.78306602065201" calcext:value-type="float">
            <text:p>1.78306602065201</text:p>
          </table:table-cell>
        </table:table-row>
        <table:table-row table:style-name="ro1">
          <table:table-cell office:value-type="string" calcext:value-type="string">
            <text:p>SnK</text:p>
          </table:table-cell>
          <table:table-cell office:value-type="float" office:value="0.74985135" calcext:value-type="float">
            <text:p>0.74985135</text:p>
          </table:table-cell>
          <table:table-cell office:value-type="float" office:value="4.5456" calcext:value-type="float">
            <text:p>4.5456</text:p>
          </table:table-cell>
          <table:table-cell office:value-type="float" office:value="1.88010952041172" calcext:value-type="float">
            <text:p>1.88010952041172</text:p>
          </table:table-cell>
        </table:table-row>
        <table:table-row table:style-name="ro1">
          <table:table-cell office:value-type="string" calcext:value-type="string">
            <text:p>OsCo</text:p>
          </table:table-cell>
          <table:table-cell office:value-type="float" office:value="0.7512311" calcext:value-type="float">
            <text:p>0.7512311</text:p>
          </table:table-cell>
          <table:table-cell office:value-type="float" office:value="3.1936" calcext:value-type="float">
            <text:p>3.1936</text:p>
          </table:table-cell>
          <table:table-cell office:value-type="float" office:value="1.19903873718478" calcext:value-type="float">
            <text:p>1.19903873718478</text:p>
          </table:table-cell>
        </table:table-row>
        <table:table-row table:style-name="ro1">
          <table:table-cell office:value-type="string" calcext:value-type="string">
            <text:p>RuIr</text:p>
          </table:table-cell>
          <table:table-cell office:value-type="float" office:value="0.7516322" calcext:value-type="float">
            <text:p>0.7516322</text:p>
          </table:table-cell>
          <table:table-cell office:value-type="float" office:value="3.4316" calcext:value-type="float">
            <text:p>3.4316</text:p>
          </table:table-cell>
          <table:table-cell office:value-type="float" office:value="1.02048922816926" calcext:value-type="float">
            <text:p>1.02048922816926</text:p>
          </table:table-cell>
        </table:table-row>
        <table:table-row table:style-name="ro1">
          <table:table-cell office:value-type="string" calcext:value-type="string">
            <text:p>GdBa</text:p>
          </table:table-cell>
          <table:table-cell office:value-type="float" office:value="0.7525462" calcext:value-type="float">
            <text:p>0.7525462</text:p>
          </table:table-cell>
          <table:table-cell office:value-type="float" office:value="4.6717" calcext:value-type="float">
            <text:p>4.6717</text:p>
          </table:table-cell>
          <table:table-cell office:value-type="float" office:value="1.01606574874357" calcext:value-type="float">
            <text:p>1.01606574874357</text:p>
          </table:table-cell>
        </table:table-row>
        <table:table-row table:style-name="ro1">
          <table:table-cell office:value-type="string" calcext:value-type="string">
            <text:p>BiK</text:p>
          </table:table-cell>
          <table:table-cell office:value-type="float" office:value="0.7533469" calcext:value-type="float">
            <text:p>0.7533469</text:p>
          </table:table-cell>
          <table:table-cell office:value-type="float" office:value="4.474" calcext:value-type="float">
            <text:p>4.474</text:p>
          </table:table-cell>
          <table:table-cell office:value-type="float" office:value="1.20421730534604" calcext:value-type="float">
            <text:p>1.20421730534604</text:p>
          </table:table-cell>
        </table:table-row>
        <table:table-row table:style-name="ro1">
          <table:table-cell office:value-type="string" calcext:value-type="string">
            <text:p>RhNd</text:p>
          </table:table-cell>
          <table:table-cell office:value-type="float" office:value="0.75555986" calcext:value-type="float">
            <text:p>0.75555986</text:p>
          </table:table-cell>
          <table:table-cell office:value-type="float" office:value="4.2553" calcext:value-type="float">
            <text:p>4.2553</text:p>
          </table:table-cell>
          <table:table-cell office:value-type="float" office:value="1.20869970226803" calcext:value-type="float">
            <text:p>1.20869970226803</text:p>
          </table:table-cell>
        </table:table-row>
        <table:table-row table:style-name="ro1">
          <table:table-cell office:value-type="string" calcext:value-type="string">
            <text:p>IrHg</text:p>
          </table:table-cell>
          <table:table-cell office:value-type="float" office:value="0.7556814" calcext:value-type="float">
            <text:p>0.7556814</text:p>
          </table:table-cell>
          <table:table-cell office:value-type="float" office:value="3.7286" calcext:value-type="float">
            <text:p>3.7286</text:p>
          </table:table-cell>
          <table:table-cell office:value-type="float" office:value="0.763917271525244" calcext:value-type="float">
            <text:p>0.763917271525244</text:p>
          </table:table-cell>
        </table:table-row>
        <table:table-row table:style-name="ro1">
          <table:table-cell office:value-type="string" calcext:value-type="string">
            <text:p>GeNa</text:p>
          </table:table-cell>
          <table:table-cell office:value-type="float" office:value="0.75604963" calcext:value-type="float">
            <text:p>0.75604963</text:p>
          </table:table-cell>
          <table:table-cell office:value-type="float" office:value="4.0284" calcext:value-type="float">
            <text:p>4.0284</text:p>
          </table:table-cell>
          <table:table-cell office:value-type="float" office:value="3.06508868260003" calcext:value-type="float">
            <text:p>3.06508868260003</text:p>
          </table:table-cell>
        </table:table-row>
        <table:table-row table:style-name="ro1">
          <table:table-cell office:value-type="string" calcext:value-type="string">
            <text:p>VCe</text:p>
          </table:table-cell>
          <table:table-cell office:value-type="float" office:value="0.75661826" calcext:value-type="float">
            <text:p>0.75661826</text:p>
          </table:table-cell>
          <table:table-cell office:value-type="float" office:value="4.0255" calcext:value-type="float">
            <text:p>4.0255</text:p>
          </table:table-cell>
          <table:table-cell office:value-type="float" office:value="1.55801702090649" calcext:value-type="float">
            <text:p>1.55801702090649</text:p>
          </table:table-cell>
        </table:table-row>
        <table:table-row table:style-name="ro1">
          <table:table-cell office:value-type="string" calcext:value-type="string">
            <text:p>OsHf</text:p>
          </table:table-cell>
          <table:table-cell office:value-type="float" office:value="0.7567693" calcext:value-type="float">
            <text:p>0.7567693</text:p>
          </table:table-cell>
          <table:table-cell office:value-type="float" office:value="3.4992" calcext:value-type="float">
            <text:p>3.4992</text:p>
          </table:table-cell>
          <table:table-cell office:value-type="float" office:value="0.813415001761159" calcext:value-type="float">
            <text:p>0.813415001761159</text:p>
          </table:table-cell>
        </table:table-row>
        <table:table-row table:style-name="ro1">
          <table:table-cell office:value-type="string" calcext:value-type="string">
            <text:p>PdBa</text:p>
          </table:table-cell>
          <table:table-cell office:value-type="float" office:value="0.75727046" calcext:value-type="float">
            <text:p>0.75727046</text:p>
          </table:table-cell>
          <table:table-cell office:value-type="float" office:value="4.7878" calcext:value-type="float">
            <text:p>4.7878</text:p>
          </table:table-cell>
          <table:table-cell office:value-type="float" office:value="1.22535557486092" calcext:value-type="float">
            <text:p>1.22535557486092</text:p>
          </table:table-cell>
        </table:table-row>
        <table:table-row table:style-name="ro1">
          <table:table-cell office:value-type="string" calcext:value-type="string">
            <text:p>TcIr</text:p>
          </table:table-cell>
          <table:table-cell office:value-type="float" office:value="0.75740176" calcext:value-type="float">
            <text:p>0.75740176</text:p>
          </table:table-cell>
          <table:table-cell office:value-type="float" office:value="3.4165" calcext:value-type="float">
            <text:p>3.4165</text:p>
          </table:table-cell>
          <table:table-cell office:value-type="float" office:value="1.03117294515818" calcext:value-type="float">
            <text:p>1.03117294515818</text:p>
          </table:table-cell>
        </table:table-row>
        <table:table-row table:style-name="ro1">
          <table:table-cell office:value-type="string" calcext:value-type="string">
            <text:p>BeGa</text:p>
          </table:table-cell>
          <table:table-cell office:value-type="float" office:value="0.76069105" calcext:value-type="float">
            <text:p>0.76069105</text:p>
          </table:table-cell>
          <table:table-cell office:value-type="float" office:value="3.4179" calcext:value-type="float">
            <text:p>3.4179</text:p>
          </table:table-cell>
          <table:table-cell office:value-type="float" office:value="3.69845512546741" calcext:value-type="float">
            <text:p>3.69845512546741</text:p>
          </table:table-cell>
        </table:table-row>
        <table:table-row table:style-name="ro1">
          <table:table-cell office:value-type="string" calcext:value-type="string">
            <text:p>SiHg</text:p>
          </table:table-cell>
          <table:table-cell office:value-type="float" office:value="0.76160514" calcext:value-type="float">
            <text:p>0.76160514</text:p>
          </table:table-cell>
          <table:table-cell office:value-type="float" office:value="3.9854" calcext:value-type="float">
            <text:p>3.9854</text:p>
          </table:table-cell>
          <table:table-cell office:value-type="float" office:value="1.30506209513261" calcext:value-type="float">
            <text:p>1.30506209513261</text:p>
          </table:table-cell>
        </table:table-row>
        <table:table-row table:style-name="ro1">
          <table:table-cell office:value-type="string" calcext:value-type="string">
            <text:p>TeAg</text:p>
          </table:table-cell>
          <table:table-cell office:value-type="float" office:value="0.7618953" calcext:value-type="float">
            <text:p>0.7618953</text:p>
          </table:table-cell>
          <table:table-cell office:value-type="float" office:value="3.8737" calcext:value-type="float">
            <text:p>3.8737</text:p>
          </table:table-cell>
          <table:table-cell office:value-type="float" office:value="1.26789147913628" calcext:value-type="float">
            <text:p>1.26789147913628</text:p>
          </table:table-cell>
        </table:table-row>
        <table:table-row table:style-name="ro1">
          <table:table-cell office:value-type="string" calcext:value-type="string">
            <text:p>IrNa</text:p>
          </table:table-cell>
          <table:table-cell office:value-type="float" office:value="0.7625822" calcext:value-type="float">
            <text:p>0.7625822</text:p>
          </table:table-cell>
          <table:table-cell office:value-type="float" office:value="3.375" calcext:value-type="float">
            <text:p>3.375</text:p>
          </table:table-cell>
          <table:table-cell office:value-type="float" office:value="1.38560776927578" calcext:value-type="float">
            <text:p>1.38560776927578</text:p>
          </table:table-cell>
        </table:table-row>
        <table:table-row table:style-name="ro1">
          <table:table-cell office:value-type="string" calcext:value-type="string">
            <text:p>IrCu</text:p>
          </table:table-cell>
          <table:table-cell office:value-type="float" office:value="0.7629824" calcext:value-type="float">
            <text:p>0.7629824</text:p>
          </table:table-cell>
          <table:table-cell office:value-type="float" office:value="3.2958" calcext:value-type="float">
            <text:p>3.2958</text:p>
          </table:table-cell>
          <table:table-cell office:value-type="float" office:value="1.16845981568922" calcext:value-type="float">
            <text:p>1.16845981568922</text:p>
          </table:table-cell>
        </table:table-row>
        <table:table-row table:style-name="ro1">
          <table:table-cell office:value-type="string" calcext:value-type="string">
            <text:p>RuGa</text:p>
          </table:table-cell>
          <table:table-cell office:value-type="float" office:value="0.7636702" calcext:value-type="float">
            <text:p>0.7636702</text:p>
          </table:table-cell>
          <table:table-cell office:value-type="float" office:value="3.2817" calcext:value-type="float">
            <text:p>3.2817</text:p>
          </table:table-cell>
          <table:table-cell office:value-type="float" office:value="1.73965902724489" calcext:value-type="float">
            <text:p>1.73965902724489</text:p>
          </table:table-cell>
        </table:table-row>
        <table:table-row table:style-name="ro1">
          <table:table-cell office:value-type="string" calcext:value-type="string">
            <text:p>CoIr</text:p>
          </table:table-cell>
          <table:table-cell office:value-type="float" office:value="0.76401395" calcext:value-type="float">
            <text:p>0.76401395</text:p>
          </table:table-cell>
          <table:table-cell office:value-type="float" office:value="3.409" calcext:value-type="float">
            <text:p>3.409</text:p>
          </table:table-cell>
          <table:table-cell office:value-type="float" office:value="1.18966527715274" calcext:value-type="float">
            <text:p>1.18966527715274</text:p>
          </table:table-cell>
        </table:table-row>
        <table:table-row table:style-name="ro1">
          <table:table-cell office:value-type="string" calcext:value-type="string">
            <text:p>PdCs</text:p>
          </table:table-cell>
          <table:table-cell office:value-type="float" office:value="0.7654438" calcext:value-type="float">
            <text:p>0.7654438</text:p>
          </table:table-cell>
          <table:table-cell office:value-type="float" office:value="4.8688" calcext:value-type="float">
            <text:p>4.8688</text:p>
          </table:table-cell>
          <table:table-cell office:value-type="float" office:value="1.24771160907292" calcext:value-type="float">
            <text:p>1.24771160907292</text:p>
          </table:table-cell>
        </table:table-row>
        <table:table-row table:style-name="ro1">
          <table:table-cell office:value-type="string" calcext:value-type="string">
            <text:p>HfSe</text:p>
          </table:table-cell>
          <table:table-cell office:value-type="float" office:value="0.76553166" calcext:value-type="float">
            <text:p>0.76553166</text:p>
          </table:table-cell>
          <table:table-cell office:value-type="float" office:value="3.9432" calcext:value-type="float">
            <text:p>3.9432</text:p>
          </table:table-cell>
          <table:table-cell office:value-type="float" office:value="1.1608921004038" calcext:value-type="float">
            <text:p>1.1608921004038</text:p>
          </table:table-cell>
        </table:table-row>
        <table:table-row table:style-name="ro1">
          <table:table-cell office:value-type="string" calcext:value-type="string">
            <text:p>HfCs</text:p>
          </table:table-cell>
          <table:table-cell office:value-type="float" office:value="0.7655364" calcext:value-type="float">
            <text:p>0.7655364</text:p>
          </table:table-cell>
          <table:table-cell office:value-type="float" office:value="4.9731" calcext:value-type="float">
            <text:p>4.9731</text:p>
          </table:table-cell>
          <table:table-cell office:value-type="float" office:value="0.961715858486472" calcext:value-type="float">
            <text:p>0.961715858486472</text:p>
          </table:table-cell>
        </table:table-row>
        <table:table-row table:style-name="ro1">
          <table:table-cell office:value-type="string" calcext:value-type="string">
            <text:p>CoZn</text:p>
          </table:table-cell>
          <table:table-cell office:value-type="float" office:value="0.7662678" calcext:value-type="float">
            <text:p>0.7662678</text:p>
          </table:table-cell>
          <table:table-cell office:value-type="float" office:value="3.2831" calcext:value-type="float">
            <text:p>3.2831</text:p>
          </table:table-cell>
          <table:table-cell office:value-type="float" office:value="2.37411840199287" calcext:value-type="float">
            <text:p>2.37411840199287</text:p>
          </table:table-cell>
        </table:table-row>
        <table:table-row table:style-name="ro1">
          <table:table-cell office:value-type="string" calcext:value-type="string">
            <text:p>SiSn</text:p>
          </table:table-cell>
          <table:table-cell office:value-type="float" office:value="0.766484" calcext:value-type="float">
            <text:p>0.766484</text:p>
          </table:table-cell>
          <table:table-cell office:value-type="float" office:value="3.8945" calcext:value-type="float">
            <text:p>3.8945</text:p>
          </table:table-cell>
          <table:table-cell office:value-type="float" office:value="2.01831112302472" calcext:value-type="float">
            <text:p>2.01831112302472</text:p>
          </table:table-cell>
        </table:table-row>
        <table:table-row table:style-name="ro1">
          <table:table-cell office:value-type="string" calcext:value-type="string">
            <text:p>HfBa</text:p>
          </table:table-cell>
          <table:table-cell office:value-type="float" office:value="0.7684995" calcext:value-type="float">
            <text:p>0.7684995</text:p>
          </table:table-cell>
          <table:table-cell office:value-type="float" office:value="4.9615" calcext:value-type="float">
            <text:p>4.9615</text:p>
          </table:table-cell>
          <table:table-cell office:value-type="float" office:value="0.948379194357862" calcext:value-type="float">
            <text:p>0.948379194357862</text:p>
          </table:table-cell>
        </table:table-row>
        <table:table-row table:style-name="ro1">
          <table:table-cell office:value-type="string" calcext:value-type="string">
            <text:p>BeGe</text:p>
          </table:table-cell>
          <table:table-cell office:value-type="float" office:value="0.7706437" calcext:value-type="float">
            <text:p>0.7706437</text:p>
          </table:table-cell>
          <table:table-cell office:value-type="float" office:value="3.5062" calcext:value-type="float">
            <text:p>3.5062</text:p>
          </table:table-cell>
          <table:table-cell office:value-type="float" office:value="3.57104720177979" calcext:value-type="float">
            <text:p>3.57104720177979</text:p>
          </table:table-cell>
        </table:table-row>
        <table:table-row table:style-name="ro1">
          <table:table-cell office:value-type="string" calcext:value-type="string">
            <text:p>TiSn</text:p>
          </table:table-cell>
          <table:table-cell office:value-type="float" office:value="0.7726036" calcext:value-type="float">
            <text:p>0.7726036</text:p>
          </table:table-cell>
          <table:table-cell office:value-type="float" office:value="3.6952" calcext:value-type="float">
            <text:p>3.6952</text:p>
          </table:table-cell>
          <table:table-cell office:value-type="float" office:value="1.78290411567586" calcext:value-type="float">
            <text:p>1.78290411567586</text:p>
          </table:table-cell>
        </table:table-row>
        <table:table-row table:style-name="ro1">
          <table:table-cell office:value-type="string" calcext:value-type="string">
            <text:p>BeSr</text:p>
          </table:table-cell>
          <table:table-cell office:value-type="float" office:value="0.77348316" calcext:value-type="float">
            <text:p>0.77348316</text:p>
          </table:table-cell>
          <table:table-cell office:value-type="float" office:value="4.6818" calcext:value-type="float">
            <text:p>4.6818</text:p>
          </table:table-cell>
          <table:table-cell office:value-type="float" office:value="3.03425778609903" calcext:value-type="float">
            <text:p>3.03425778609903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0.77358574" calcext:value-type="float">
            <text:p>0.77358574</text:p>
          </table:table-cell>
          <table:table-cell office:value-type="float" office:value="3.4183" calcext:value-type="float">
            <text:p>3.4183</text:p>
          </table:table-cell>
          <table:table-cell office:value-type="float" office:value="2.38003635123746" calcext:value-type="float">
            <text:p>2.38003635123746</text:p>
          </table:table-cell>
        </table:table-row>
        <table:table-row table:style-name="ro1">
          <table:table-cell office:value-type="string" calcext:value-type="string">
            <text:p>RhTl</text:p>
          </table:table-cell>
          <table:table-cell office:value-type="float" office:value="0.7746216" calcext:value-type="float">
            <text:p>0.7746216</text:p>
          </table:table-cell>
          <table:table-cell office:value-type="float" office:value="3.6462" calcext:value-type="float">
            <text:p>3.6462</text:p>
          </table:table-cell>
          <table:table-cell office:value-type="float" office:value="0.974443127707794" calcext:value-type="float">
            <text:p>0.974443127707794</text:p>
          </table:table-cell>
        </table:table-row>
        <table:table-row table:style-name="ro1">
          <table:table-cell office:value-type="string" calcext:value-type="string">
            <text:p>IrSb</text:p>
          </table:table-cell>
          <table:table-cell office:value-type="float" office:value="0.7756313" calcext:value-type="float">
            <text:p>0.7756313</text:p>
          </table:table-cell>
          <table:table-cell office:value-type="float" office:value="3.8677" calcext:value-type="float">
            <text:p>3.8677</text:p>
          </table:table-cell>
          <table:table-cell office:value-type="float" office:value="0.953883967871124" calcext:value-type="float">
            <text:p>0.953883967871124</text:p>
          </table:table-cell>
        </table:table-row>
        <table:table-row table:style-name="ro1">
          <table:table-cell office:value-type="string" calcext:value-type="string">
            <text:p>IrAu</text:p>
          </table:table-cell>
          <table:table-cell office:value-type="float" office:value="0.77590704" calcext:value-type="float">
            <text:p>0.77590704</text:p>
          </table:table-cell>
          <table:table-cell office:value-type="float" office:value="3.6039" calcext:value-type="float">
            <text:p>3.6039</text:p>
          </table:table-cell>
          <table:table-cell office:value-type="float" office:value="0.770974766107734" calcext:value-type="float">
            <text:p>0.770974766107734</text:p>
          </table:table-cell>
        </table:table-row>
        <table:table-row table:style-name="ro1">
          <table:table-cell office:value-type="string" calcext:value-type="string">
            <text:p>OsV</text:p>
          </table:table-cell>
          <table:table-cell office:value-type="float" office:value="0.7759346" calcext:value-type="float">
            <text:p>0.7759346</text:p>
          </table:table-cell>
          <table:table-cell office:value-type="float" office:value="3.2818" calcext:value-type="float">
            <text:p>3.2818</text:p>
          </table:table-cell>
          <table:table-cell office:value-type="float" office:value="1.23827925940595" calcext:value-type="float">
            <text:p>1.23827925940595</text:p>
          </table:table-cell>
        </table:table-row>
        <table:table-row table:style-name="ro1">
          <table:table-cell office:value-type="string" calcext:value-type="string">
            <text:p>SiCs</text:p>
          </table:table-cell>
          <table:table-cell office:value-type="float" office:value="0.77670145" calcext:value-type="float">
            <text:p>0.77670145</text:p>
          </table:table-cell>
          <table:table-cell office:value-type="float" office:value="5.1008" calcext:value-type="float">
            <text:p>5.1008</text:p>
          </table:table-cell>
          <table:table-cell office:value-type="float" office:value="1.84362662275544" calcext:value-type="float">
            <text:p>1.84362662275544</text:p>
          </table:table-cell>
        </table:table-row>
        <table:table-row table:style-name="ro1">
          <table:table-cell office:value-type="string" calcext:value-type="string">
            <text:p>NiTl</text:p>
          </table:table-cell>
          <table:table-cell office:value-type="float" office:value="0.776783" calcext:value-type="float">
            <text:p>0.776783</text:p>
          </table:table-cell>
          <table:table-cell office:value-type="float" office:value="4.0377" calcext:value-type="float">
            <text:p>4.0377</text:p>
          </table:table-cell>
          <table:table-cell office:value-type="float" office:value="1.13634501728896" calcext:value-type="float">
            <text:p>1.13634501728896</text:p>
          </table:table-cell>
        </table:table-row>
        <table:table-row table:style-name="ro1">
          <table:table-cell office:value-type="string" calcext:value-type="string">
            <text:p>TiHg</text:p>
          </table:table-cell>
          <table:table-cell office:value-type="float" office:value="0.77779496" calcext:value-type="float">
            <text:p>0.77779496</text:p>
          </table:table-cell>
          <table:table-cell office:value-type="float" office:value="3.8205" calcext:value-type="float">
            <text:p>3.8205</text:p>
          </table:table-cell>
          <table:table-cell office:value-type="float" office:value="1.20240581369188" calcext:value-type="float">
            <text:p>1.20240581369188</text:p>
          </table:table-cell>
        </table:table-row>
        <table:table-row table:style-name="ro1">
          <table:table-cell office:value-type="string" calcext:value-type="string">
            <text:p>OsRh</text:p>
          </table:table-cell>
          <table:table-cell office:value-type="float" office:value="0.7785501" calcext:value-type="float">
            <text:p>0.7785501</text:p>
          </table:table-cell>
          <table:table-cell office:value-type="float" office:value="3.4153" calcext:value-type="float">
            <text:p>3.4153</text:p>
          </table:table-cell>
          <table:table-cell office:value-type="float" office:value="1.0210112583997" calcext:value-type="float">
            <text:p>1.0210112583997</text:p>
          </table:table-cell>
        </table:table-row>
        <table:table-row table:style-name="ro1">
          <table:table-cell office:value-type="string" calcext:value-type="string">
            <text:p>BeCu</text:p>
          </table:table-cell>
          <table:table-cell office:value-type="float" office:value="0.7787168" calcext:value-type="float">
            <text:p>0.7787168</text:p>
          </table:table-cell>
          <table:table-cell office:value-type="float" office:value="3.1666" calcext:value-type="float">
            <text:p>3.1666</text:p>
          </table:table-cell>
          <table:table-cell office:value-type="float" office:value="4.00071434995861" calcext:value-type="float">
            <text:p>4.00071434995861</text:p>
          </table:table-cell>
        </table:table-row>
        <table:table-row table:style-name="ro1">
          <table:table-cell office:value-type="string" calcext:value-type="string">
            <text:p>IrPt</text:p>
          </table:table-cell>
          <table:table-cell office:value-type="float" office:value="0.7791966" calcext:value-type="float">
            <text:p>0.7791966</text:p>
          </table:table-cell>
          <table:table-cell office:value-type="float" office:value="3.4986" calcext:value-type="float">
            <text:p>3.4986</text:p>
          </table:table-cell>
          <table:table-cell office:value-type="float" office:value="0.774693241388032" calcext:value-type="float">
            <text:p>0.774693241388032</text:p>
          </table:table-cell>
        </table:table-row>
        <table:table-row table:style-name="ro1">
          <table:table-cell office:value-type="string" calcext:value-type="string">
            <text:p>WGd</text:p>
          </table:table-cell>
          <table:table-cell office:value-type="float" office:value="0.7792022" calcext:value-type="float">
            <text:p>0.7792022</text:p>
          </table:table-cell>
          <table:table-cell office:value-type="float" office:value="4.0589" calcext:value-type="float">
            <text:p>4.0589</text:p>
          </table:table-cell>
          <table:table-cell office:value-type="float" office:value="0.878726695719457" calcext:value-type="float">
            <text:p>0.878726695719457</text:p>
          </table:table-cell>
        </table:table-row>
        <table:table-row table:style-name="ro1">
          <table:table-cell office:value-type="string" calcext:value-type="string">
            <text:p>TaCe</text:p>
          </table:table-cell>
          <table:table-cell office:value-type="float" office:value="0.78045046" calcext:value-type="float">
            <text:p>0.78045046</text:p>
          </table:table-cell>
          <table:table-cell office:value-type="float" office:value="4.08" calcext:value-type="float">
            <text:p>4.08</text:p>
          </table:table-cell>
          <table:table-cell office:value-type="float" office:value="0.933025227430723" calcext:value-type="float">
            <text:p>0.933025227430723</text:p>
          </table:table-cell>
        </table:table-row>
        <table:table-row table:style-name="ro1">
          <table:table-cell office:value-type="string" calcext:value-type="string">
            <text:p>GdTe</text:p>
          </table:table-cell>
          <table:table-cell office:value-type="float" office:value="0.7806376" calcext:value-type="float">
            <text:p>0.7806376</text:p>
          </table:table-cell>
          <table:table-cell office:value-type="float" office:value="4.2073" calcext:value-type="float">
            <text:p>4.2073</text:p>
          </table:table-cell>
          <table:table-cell office:value-type="float" office:value="1.05039770549472" calcext:value-type="float">
            <text:p>1.05039770549472</text:p>
          </table:table-cell>
        </table:table-row>
        <table:table-row table:style-name="ro1">
          <table:table-cell office:value-type="string" calcext:value-type="string">
            <text:p>AsPb</text:p>
          </table:table-cell>
          <table:table-cell office:value-type="float" office:value="0.7807243" calcext:value-type="float">
            <text:p>0.7807243</text:p>
          </table:table-cell>
          <table:table-cell office:value-type="float" office:value="4.1358" calcext:value-type="float">
            <text:p>4.1358</text:p>
          </table:table-cell>
          <table:table-cell office:value-type="float" office:value="1.06044838454709" calcext:value-type="float">
            <text:p>1.06044838454709</text:p>
          </table:table-cell>
        </table:table-row>
        <table:table-row table:style-name="ro1">
          <table:table-cell office:value-type="string" calcext:value-type="string">
            <text:p>RuCu</text:p>
          </table:table-cell>
          <table:table-cell office:value-type="float" office:value="0.7811783" calcext:value-type="float">
            <text:p>0.7811783</text:p>
          </table:table-cell>
          <table:table-cell office:value-type="float" office:value="3.2807" calcext:value-type="float">
            <text:p>3.2807</text:p>
          </table:table-cell>
          <table:table-cell office:value-type="float" office:value="1.80375998972082" calcext:value-type="float">
            <text:p>1.80375998972082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float" office:value="0.78195786" calcext:value-type="float">
            <text:p>0.78195786</text:p>
          </table:table-cell>
          <table:table-cell office:value-type="float" office:value="3.9587" calcext:value-type="float">
            <text:p>3.9587</text:p>
          </table:table-cell>
          <table:table-cell office:value-type="float" office:value="1.34962019587618" calcext:value-type="float">
            <text:p>1.34962019587618</text:p>
          </table:table-cell>
        </table:table-row>
        <table:table-row table:style-name="ro1">
          <table:table-cell office:value-type="string" calcext:value-type="string">
            <text:p>VAg</text:p>
          </table:table-cell>
          <table:table-cell office:value-type="float" office:value="0.78207624" calcext:value-type="float">
            <text:p>0.78207624</text:p>
          </table:table-cell>
          <table:table-cell office:value-type="float" office:value="3.5666" calcext:value-type="float">
            <text:p>3.5666</text:p>
          </table:table-cell>
          <table:table-cell office:value-type="float" office:value="1.86847570268508" calcext:value-type="float">
            <text:p>1.86847570268508</text:p>
          </table:table-cell>
        </table:table-row>
        <table:table-row table:style-name="ro1">
          <table:table-cell office:value-type="string" calcext:value-type="string">
            <text:p>SiCd</text:p>
          </table:table-cell>
          <table:table-cell office:value-type="float" office:value="0.7849767" calcext:value-type="float">
            <text:p>0.7849767</text:p>
          </table:table-cell>
          <table:table-cell office:value-type="float" office:value="4.0083" calcext:value-type="float">
            <text:p>4.0083</text:p>
          </table:table-cell>
          <table:table-cell office:value-type="float" office:value="2.10689329566712" calcext:value-type="float">
            <text:p>2.10689329566712</text:p>
          </table:table-cell>
        </table:table-row>
        <table:table-row table:style-name="ro1">
          <table:table-cell office:value-type="string" calcext:value-type="string">
            <text:p>SiSb</text:p>
          </table:table-cell>
          <table:table-cell office:value-type="float" office:value="0.78601325" calcext:value-type="float">
            <text:p>0.78601325</text:p>
          </table:table-cell>
          <table:table-cell office:value-type="float" office:value="4.0757" calcext:value-type="float">
            <text:p>4.0757</text:p>
          </table:table-cell>
          <table:table-cell office:value-type="float" office:value="1.97804242211583" calcext:value-type="float">
            <text:p>1.97804242211583</text:p>
          </table:table-cell>
        </table:table-row>
        <table:table-row table:style-name="ro1">
          <table:table-cell office:value-type="string" calcext:value-type="string">
            <text:p>PdBi</text:p>
          </table:table-cell>
          <table:table-cell office:value-type="float" office:value="0.7866839" calcext:value-type="float">
            <text:p>0.7866839</text:p>
          </table:table-cell>
          <table:table-cell office:value-type="float" office:value="4.0818" calcext:value-type="float">
            <text:p>4.0818</text:p>
          </table:table-cell>
          <table:table-cell office:value-type="float" office:value="0.949619975515681" calcext:value-type="float">
            <text:p>0.949619975515681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float" office:value="0.7878059" calcext:value-type="float">
            <text:p>0.7878059</text:p>
          </table:table-cell>
          <table:table-cell office:value-type="float" office:value="3.3908" calcext:value-type="float">
            <text:p>3.3908</text:p>
          </table:table-cell>
          <table:table-cell office:value-type="float" office:value="1.7925644694707" calcext:value-type="float">
            <text:p>1.7925644694707</text:p>
          </table:table-cell>
        </table:table-row>
        <table:table-row table:style-name="ro1">
          <table:table-cell office:value-type="string" calcext:value-type="string">
            <text:p>CdK</text:p>
          </table:table-cell>
          <table:table-cell office:value-type="float" office:value="0.7889806" calcext:value-type="float">
            <text:p>0.7889806</text:p>
          </table:table-cell>
          <table:table-cell office:value-type="float" office:value="4.6837" calcext:value-type="float">
            <text:p>4.6837</text:p>
          </table:table-cell>
          <table:table-cell office:value-type="float" office:value="1.95674558308277" calcext:value-type="float">
            <text:p>1.95674558308277</text:p>
          </table:table-cell>
        </table:table-row>
        <table:table-row table:style-name="ro1">
          <table:table-cell office:value-type="string" calcext:value-type="string">
            <text:p>AuAg</text:p>
          </table:table-cell>
          <table:table-cell office:value-type="float" office:value="0.78951985" calcext:value-type="float">
            <text:p>0.78951985</text:p>
          </table:table-cell>
          <table:table-cell office:value-type="float" office:value="3.7967" calcext:value-type="float">
            <text:p>3.7967</text:p>
          </table:table-cell>
          <table:table-cell office:value-type="float" office:value="0.982210699341573" calcext:value-type="float">
            <text:p>0.982210699341573</text:p>
          </table:table-cell>
        </table:table-row>
        <table:table-row table:style-name="ro1">
          <table:table-cell office:value-type="string" calcext:value-type="string">
            <text:p>CuPb</text:p>
          </table:table-cell>
          <table:table-cell office:value-type="float" office:value="0.7898816" calcext:value-type="float">
            <text:p>0.7898816</text:p>
          </table:table-cell>
          <table:table-cell office:value-type="float" office:value="4.129" calcext:value-type="float">
            <text:p>4.129</text:p>
          </table:table-cell>
          <table:table-cell office:value-type="float" office:value="1.10451181214935" calcext:value-type="float">
            <text:p>1.10451181214935</text:p>
          </table:table-cell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0.7913559" calcext:value-type="float">
            <text:p>0.7913559</text:p>
          </table:table-cell>
          <table:table-cell office:value-type="float" office:value="4.9886" calcext:value-type="float">
            <text:p>4.9886</text:p>
          </table:table-cell>
          <table:table-cell office:value-type="float" office:value="1.60655351337084" calcext:value-type="float">
            <text:p>1.60655351337084</text:p>
          </table:table-cell>
        </table:table-row>
        <table:table-row table:style-name="ro1">
          <table:table-cell office:value-type="string" calcext:value-type="string">
            <text:p>TiIn</text:p>
          </table:table-cell>
          <table:table-cell office:value-type="float" office:value="0.79147494" calcext:value-type="float">
            <text:p>0.79147494</text:p>
          </table:table-cell>
          <table:table-cell office:value-type="float" office:value="3.847" calcext:value-type="float">
            <text:p>3.847</text:p>
          </table:table-cell>
          <table:table-cell office:value-type="float" office:value="1.82477915176754" calcext:value-type="float">
            <text:p>1.82477915176754</text:p>
          </table:table-cell>
        </table:table-row>
        <table:table-row table:style-name="ro1">
          <table:table-cell office:value-type="string" calcext:value-type="string">
            <text:p>IrAg</text:p>
          </table:table-cell>
          <table:table-cell office:value-type="float" office:value="0.7940424" calcext:value-type="float">
            <text:p>0.7940424</text:p>
          </table:table-cell>
          <table:table-cell office:value-type="float" office:value="3.4979" calcext:value-type="float">
            <text:p>3.4979</text:p>
          </table:table-cell>
          <table:table-cell office:value-type="float" office:value="0.997601457059905" calcext:value-type="float">
            <text:p>0.997601457059905</text:p>
          </table:table-cell>
        </table:table-row>
        <table:table-row table:style-name="ro1">
          <table:table-cell office:value-type="string" calcext:value-type="string">
            <text:p>OsNi</text:p>
          </table:table-cell>
          <table:table-cell office:value-type="float" office:value="0.7942685" calcext:value-type="float">
            <text:p>0.7942685</text:p>
          </table:table-cell>
          <table:table-cell office:value-type="float" office:value="3.2227" calcext:value-type="float">
            <text:p>3.2227</text:p>
          </table:table-cell>
          <table:table-cell office:value-type="float" office:value="1.20017994244985" calcext:value-type="float">
            <text:p>1.20017994244985</text:p>
          </table:table-cell>
        </table:table-row>
        <table:table-row table:style-name="ro1">
          <table:table-cell office:value-type="string" calcext:value-type="string">
            <text:p>SiAg</text:p>
          </table:table-cell>
          <table:table-cell office:value-type="float" office:value="0.79570043" calcext:value-type="float">
            <text:p>0.79570043</text:p>
          </table:table-cell>
          <table:table-cell office:value-type="float" office:value="3.806" calcext:value-type="float">
            <text:p>3.806</text:p>
          </table:table-cell>
          <table:table-cell office:value-type="float" office:value="2.17576195056582" calcext:value-type="float">
            <text:p>2.17576195056582</text:p>
          </table:table-cell>
        </table:table-row>
        <table:table-row table:style-name="ro1">
          <table:table-cell office:value-type="string" calcext:value-type="string">
            <text:p>HgK</text:p>
          </table:table-cell>
          <table:table-cell office:value-type="float" office:value="0.7968773" calcext:value-type="float">
            <text:p>0.796877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24584631373168" calcext:value-type="float">
            <text:p>1.24584631373168</text:p>
          </table:table-cell>
        </table:table-row>
        <table:table-row table:style-name="ro1">
          <table:table-cell office:value-type="string" calcext:value-type="string">
            <text:p>IrTe</text:p>
          </table:table-cell>
          <table:table-cell office:value-type="float" office:value="0.79773986" calcext:value-type="float">
            <text:p>0.79773986</text:p>
          </table:table-cell>
          <table:table-cell office:value-type="float" office:value="4.1837" calcext:value-type="float">
            <text:p>4.1837</text:p>
          </table:table-cell>
          <table:table-cell office:value-type="float" office:value="0.936628769558942" calcext:value-type="float">
            <text:p>0.936628769558942</text:p>
          </table:table-cell>
        </table:table-row>
        <table:table-row table:style-name="ro1">
          <table:table-cell office:value-type="string" calcext:value-type="string">
            <text:p>CrCu</text:p>
          </table:table-cell>
          <table:table-cell office:value-type="float" office:value="0.79830265" calcext:value-type="float">
            <text:p>0.79830265</text:p>
          </table:table-cell>
          <table:table-cell office:value-type="float" office:value="3.2343" calcext:value-type="float">
            <text:p>3.2343</text:p>
          </table:table-cell>
          <table:table-cell office:value-type="float" office:value="2.5503281212679" calcext:value-type="float">
            <text:p>2.5503281212679</text:p>
          </table:table-cell>
        </table:table-row>
        <table:table-row table:style-name="ro1">
          <table:table-cell office:value-type="string" calcext:value-type="string">
            <text:p>GaK</text:p>
          </table:table-cell>
          <table:table-cell office:value-type="float" office:value="0.79962784" calcext:value-type="float">
            <text:p>0.79962784</text:p>
          </table:table-cell>
          <table:table-cell office:value-type="float" office:value="4.7448" calcext:value-type="float">
            <text:p>4.7448</text:p>
          </table:table-cell>
          <table:table-cell office:value-type="float" office:value="2.70357794779066" calcext:value-type="float">
            <text:p>2.70357794779066</text:p>
          </table:table-cell>
        </table:table-row>
        <table:table-row table:style-name="ro1">
          <table:table-cell office:value-type="string" calcext:value-type="string">
            <text:p>HfSn</text:p>
          </table:table-cell>
          <table:table-cell office:value-type="float" office:value="0.79991543" calcext:value-type="float">
            <text:p>0.79991543</text:p>
          </table:table-cell>
          <table:table-cell office:value-type="float" office:value="3.9708" calcext:value-type="float">
            <text:p>3.9708</text:p>
          </table:table-cell>
          <table:table-cell office:value-type="float" office:value="1.00718857018074" calcext:value-type="float">
            <text:p>1.00718857018074</text:p>
          </table:table-cell>
        </table:table-row>
        <table:table-row table:style-name="ro1">
          <table:table-cell office:value-type="string" calcext:value-type="string">
            <text:p>CoCe</text:p>
          </table:table-cell>
          <table:table-cell office:value-type="float" office:value="0.8003826" calcext:value-type="float">
            <text:p>0.8003826</text:p>
          </table:table-cell>
          <table:table-cell office:value-type="float" office:value="3.8251" calcext:value-type="float">
            <text:p>3.8251</text:p>
          </table:table-cell>
          <table:table-cell office:value-type="float" office:value="1.49639970482946" calcext:value-type="float">
            <text:p>1.49639970482946</text:p>
          </table:table-cell>
        </table:table-row>
        <table:table-row table:style-name="ro1">
          <table:table-cell office:value-type="string" calcext:value-type="string">
            <text:p>GdBi</text:p>
          </table:table-cell>
          <table:table-cell office:value-type="float" office:value="0.80118203" calcext:value-type="float">
            <text:p>0.80118203</text:p>
          </table:table-cell>
          <table:table-cell office:value-type="float" office:value="4.1168" calcext:value-type="float">
            <text:p>4.1168</text:p>
          </table:table-cell>
          <table:table-cell office:value-type="float" office:value="0.818899239662041" calcext:value-type="float">
            <text:p>0.818899239662041</text:p>
          </table:table-cell>
        </table:table-row>
        <table:table-row table:style-name="ro1">
          <table:table-cell office:value-type="string" calcext:value-type="string">
            <text:p>TiSr</text:p>
          </table:table-cell>
          <table:table-cell office:value-type="float" office:value="0.80124855" calcext:value-type="float">
            <text:p>0.80124855</text:p>
          </table:table-cell>
          <table:table-cell office:value-type="float" office:value="4.5422" calcext:value-type="float">
            <text:p>4.5422</text:p>
          </table:table-cell>
          <table:table-cell office:value-type="float" office:value="2.18309298869215" calcext:value-type="float">
            <text:p>2.18309298869215</text:p>
          </table:table-cell>
        </table:table-row>
        <table:table-row table:style-name="ro1">
          <table:table-cell office:value-type="string" calcext:value-type="string">
            <text:p>RhCd</text:p>
          </table:table-cell>
          <table:table-cell office:value-type="float" office:value="0.8012949" calcext:value-type="float">
            <text:p>0.8012949</text:p>
          </table:table-cell>
          <table:table-cell office:value-type="float" office:value="3.5127" calcext:value-type="float">
            <text:p>3.5127</text:p>
          </table:table-cell>
          <table:table-cell office:value-type="float" office:value="1.38491140802578" calcext:value-type="float">
            <text:p>1.38491140802578</text:p>
          </table:table-cell>
        </table:table-row>
        <table:table-row table:style-name="ro1">
          <table:table-cell office:value-type="string" calcext:value-type="string">
            <text:p>TcSi</text:p>
          </table:table-cell>
          <table:table-cell office:value-type="float" office:value="0.8018173" calcext:value-type="float">
            <text:p>0.8018173</text:p>
          </table:table-cell>
          <table:table-cell office:value-type="float" office:value="3.3454" calcext:value-type="float">
            <text:p>3.3454</text:p>
          </table:table-cell>
          <table:table-cell office:value-type="float" office:value="2.34206175046077" calcext:value-type="float">
            <text:p>2.34206175046077</text:p>
          </table:table-cell>
        </table:table-row>
        <table:table-row table:style-name="ro1">
          <table:table-cell office:value-type="string" calcext:value-type="string">
            <text:p>RhGa</text:p>
          </table:table-cell>
          <table:table-cell office:value-type="float" office:value="0.80239147" calcext:value-type="float">
            <text:p>0.80239147</text:p>
          </table:table-cell>
          <table:table-cell office:value-type="float" office:value="4.622" calcext:value-type="float">
            <text:p>4.622</text:p>
          </table:table-cell>
          <table:table-cell office:value-type="float" office:value="1.72148025144217" calcext:value-type="float">
            <text:p>1.72148025144217</text:p>
          </table:table-cell>
        </table:table-row>
        <table:table-row table:style-name="ro1">
          <table:table-cell office:value-type="string" calcext:value-type="string">
            <text:p>TcGa</text:p>
          </table:table-cell>
          <table:table-cell office:value-type="float" office:value="0.80270034" calcext:value-type="float">
            <text:p>0.80270034</text:p>
          </table:table-cell>
          <table:table-cell office:value-type="float" office:value="3.3208" calcext:value-type="float">
            <text:p>3.3208</text:p>
          </table:table-cell>
          <table:table-cell office:value-type="float" office:value="1.77093781307318" calcext:value-type="float">
            <text:p>1.77093781307318</text:p>
          </table:table-cell>
        </table:table-row>
        <table:table-row table:style-name="ro1">
          <table:table-cell office:value-type="string" calcext:value-type="string">
            <text:p>TcCu</text:p>
          </table:table-cell>
          <table:table-cell office:value-type="float" office:value="0.80287933" calcext:value-type="float">
            <text:p>0.80287933</text:p>
          </table:table-cell>
          <table:table-cell office:value-type="float" office:value="3.2891" calcext:value-type="float">
            <text:p>3.2891</text:p>
          </table:table-cell>
          <table:table-cell office:value-type="float" office:value="1.83740858439293" calcext:value-type="float">
            <text:p>1.83740858439293</text:p>
          </table:table-cell>
        </table:table-row>
        <table:table-row table:style-name="ro1">
          <table:table-cell office:value-type="string" calcext:value-type="string">
            <text:p>NiAu</text:p>
          </table:table-cell>
          <table:table-cell office:value-type="float" office:value="0.80397713" calcext:value-type="float">
            <text:p>0.80397713</text:p>
          </table:table-cell>
          <table:table-cell office:value-type="float" office:value="3.5237" calcext:value-type="float">
            <text:p>3.5237</text:p>
          </table:table-cell>
          <table:table-cell office:value-type="float" office:value="1.16892520079795" calcext:value-type="float">
            <text:p>1.16892520079795</text:p>
          </table:table-cell>
        </table:table-row>
        <table:table-row table:style-name="ro1">
          <table:table-cell office:value-type="string" calcext:value-type="string">
            <text:p>OsLi</text:p>
          </table:table-cell>
          <table:table-cell office:value-type="float" office:value="0.8059654" calcext:value-type="float">
            <text:p>0.8059654</text:p>
          </table:table-cell>
          <table:table-cell office:value-type="float" office:value="2.9904" calcext:value-type="float">
            <text:p>2.9904</text:p>
          </table:table-cell>
          <table:table-cell office:value-type="float" office:value="1.51043868168018" calcext:value-type="float">
            <text:p>1.51043868168018</text:p>
          </table:table-cell>
        </table:table-row>
        <table:table-row table:style-name="ro1">
          <table:table-cell office:value-type="string" calcext:value-type="string">
            <text:p>CoCu</text:p>
          </table:table-cell>
          <table:table-cell office:value-type="float" office:value="0.80875015" calcext:value-type="float">
            <text:p>0.80875015</text:p>
          </table:table-cell>
          <table:table-cell office:value-type="float" office:value="3.254" calcext:value-type="float">
            <text:p>3.254</text:p>
          </table:table-cell>
          <table:table-cell office:value-type="float" office:value="2.40936044444829" calcext:value-type="float">
            <text:p>2.40936044444829</text:p>
          </table:table-cell>
        </table:table-row>
        <table:table-row table:style-name="ro1">
          <table:table-cell office:value-type="string" calcext:value-type="string">
            <text:p>OsNb</text:p>
          </table:table-cell>
          <table:table-cell office:value-type="float" office:value="0.80907565" calcext:value-type="float">
            <text:p>0.80907565</text:p>
          </table:table-cell>
          <table:table-cell office:value-type="float" office:value="3.4457" calcext:value-type="float">
            <text:p>3.4457</text:p>
          </table:table-cell>
          <table:table-cell office:value-type="float" office:value="1.05668782730792" calcext:value-type="float">
            <text:p>1.05668782730792</text:p>
          </table:table-cell>
        </table:table-row>
        <table:table-row table:style-name="ro1">
          <table:table-cell office:value-type="string" calcext:value-type="string">
            <text:p>CoSi</text:p>
          </table:table-cell>
          <table:table-cell office:value-type="float" office:value="0.8100896" calcext:value-type="float">
            <text:p>0.8100896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5821361720072" calcext:value-type="float">
            <text:p>3.35821361720072</text:p>
          </table:table-cell>
        </table:table-row>
        <table:table-row table:style-name="ro1">
          <table:table-cell office:value-type="string" calcext:value-type="string">
            <text:p>CrIr</text:p>
          </table:table-cell>
          <table:table-cell office:value-type="float" office:value="0.81076443" calcext:value-type="float">
            <text:p>0.81076443</text:p>
          </table:table-cell>
          <table:table-cell office:value-type="float" office:value="3.4761" calcext:value-type="float">
            <text:p>3.4761</text:p>
          </table:table-cell>
          <table:table-cell office:value-type="float" office:value="1.22304549013149" calcext:value-type="float">
            <text:p>1.22304549013149</text:p>
          </table:table-cell>
        </table:table-row>
        <table:table-row table:style-name="ro1">
          <table:table-cell office:value-type="string" calcext:value-type="string">
            <text:p>OsFe</text:p>
          </table:table-cell>
          <table:table-cell office:value-type="float" office:value="0.8115765" calcext:value-type="float">
            <text:p>0.8115765</text:p>
          </table:table-cell>
          <table:table-cell office:value-type="float" office:value="3.185" calcext:value-type="float">
            <text:p>3.185</text:p>
          </table:table-cell>
          <table:table-cell office:value-type="float" office:value="1.21390378324554" calcext:value-type="float">
            <text:p>1.21390378324554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0.8132367" calcext:value-type="float">
            <text:p>0.8132367</text:p>
          </table:table-cell>
          <table:table-cell office:value-type="float" office:value="4.145" calcext:value-type="float">
            <text:p>4.145</text:p>
          </table:table-cell>
          <table:table-cell office:value-type="float" office:value="1.90525672972451" calcext:value-type="float">
            <text:p>1.90525672972451</text:p>
          </table:table-cell>
        </table:table-row>
        <table:table-row table:style-name="ro1">
          <table:table-cell office:value-type="string" calcext:value-type="string">
            <text:p>NbLa</text:p>
          </table:table-cell>
          <table:table-cell office:value-type="float" office:value="0.81429935" calcext:value-type="float">
            <text:p>0.81429935</text:p>
          </table:table-cell>
          <table:table-cell office:value-type="float" office:value="4.3318" calcext:value-type="float">
            <text:p>4.3318</text:p>
          </table:table-cell>
          <table:table-cell office:value-type="float" office:value="1.28763232604314" calcext:value-type="float">
            <text:p>1.28763232604314</text:p>
          </table:table-cell>
        </table:table-row>
        <table:table-row table:style-name="ro1">
          <table:table-cell office:value-type="string" calcext:value-type="string">
            <text:p>OsPd</text:p>
          </table:table-cell>
          <table:table-cell office:value-type="float" office:value="0.8148871" calcext:value-type="float">
            <text:p>0.8148871</text:p>
          </table:table-cell>
          <table:table-cell office:value-type="float" office:value="3.4391" calcext:value-type="float">
            <text:p>3.4391</text:p>
          </table:table-cell>
          <table:table-cell office:value-type="float" office:value="1.00903709239599" calcext:value-type="float">
            <text:p>1.00903709239599</text:p>
          </table:table-cell>
        </table:table-row>
        <table:table-row table:style-name="ro1">
          <table:table-cell office:value-type="string" calcext:value-type="string">
            <text:p>ZrBi</text:p>
          </table:table-cell>
          <table:table-cell office:value-type="float" office:value="0.8150213" calcext:value-type="float">
            <text:p>0.8150213</text:p>
          </table:table-cell>
          <table:table-cell office:value-type="float" office:value="3.979" calcext:value-type="float">
            <text:p>3.979</text:p>
          </table:table-cell>
          <table:table-cell office:value-type="float" office:value="0.997209296680896" calcext:value-type="float">
            <text:p>0.997209296680896</text:p>
          </table:table-cell>
        </table:table-row>
        <table:table-row table:style-name="ro1">
          <table:table-cell office:value-type="string" calcext:value-type="string">
            <text:p>HfSb</text:p>
          </table:table-cell>
          <table:table-cell office:value-type="float" office:value="0.8150286" calcext:value-type="float">
            <text:p>0.8150286</text:p>
          </table:table-cell>
          <table:table-cell office:value-type="float" office:value="4.0606" calcext:value-type="float">
            <text:p>4.0606</text:p>
          </table:table-cell>
          <table:table-cell office:value-type="float" office:value="0.997059357118264" calcext:value-type="float">
            <text:p>0.997059357118264</text:p>
          </table:table-cell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0.81531787" calcext:value-type="float">
            <text:p>0.81531787</text:p>
          </table:table-cell>
          <table:table-cell office:value-type="float" office:value="4.1162" calcext:value-type="float">
            <text:p>4.1162</text:p>
          </table:table-cell>
          <table:table-cell office:value-type="float" office:value="2.10095801467659" calcext:value-type="float">
            <text:p>2.10095801467659</text:p>
          </table:table-cell>
        </table:table-row>
        <table:table-row table:style-name="ro1">
          <table:table-cell office:value-type="string" calcext:value-type="string">
            <text:p>CrMg</text:p>
          </table:table-cell>
          <table:table-cell office:value-type="float" office:value="0.8160456" calcext:value-type="float">
            <text:p>0.8160456</text:p>
          </table:table-cell>
          <table:table-cell office:value-type="float" office:value="3.649" calcext:value-type="float">
            <text:p>3.649</text:p>
          </table:table-cell>
          <table:table-cell office:value-type="float" office:value="3.81194207318457" calcext:value-type="float">
            <text:p>3.81194207318457</text:p>
          </table:table-cell>
        </table:table-row>
        <table:table-row table:style-name="ro1">
          <table:table-cell office:value-type="string" calcext:value-type="string">
            <text:p>RhAu</text:p>
          </table:table-cell>
          <table:table-cell office:value-type="float" office:value="0.8188015" calcext:value-type="float">
            <text:p>0.8188015</text:p>
          </table:table-cell>
          <table:table-cell office:value-type="float" office:value="3.5596" calcext:value-type="float">
            <text:p>3.5596</text:p>
          </table:table-cell>
          <table:table-cell office:value-type="float" office:value="0.998303413751515" calcext:value-type="float">
            <text:p>0.998303413751515</text:p>
          </table:table-cell>
        </table:table-row>
        <table:table-row table:style-name="ro1">
          <table:table-cell office:value-type="string" calcext:value-type="string">
            <text:p>NbCa</text:p>
          </table:table-cell>
          <table:table-cell office:value-type="float" office:value="0.8205255" calcext:value-type="float">
            <text:p>0.8205255</text:p>
          </table:table-cell>
          <table:table-cell office:value-type="float" office:value="4.1244" calcext:value-type="float">
            <text:p>4.1244</text:p>
          </table:table-cell>
          <table:table-cell office:value-type="float" office:value="2.2232630091421" calcext:value-type="float">
            <text:p>2.2232630091421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.8208589" calcext:value-type="float">
            <text:p>0.8208589</text:p>
          </table:table-cell>
          <table:table-cell office:value-type="float" office:value="3.9984" calcext:value-type="float">
            <text:p>3.9984</text:p>
          </table:table-cell>
          <table:table-cell office:value-type="float" office:value="1.09650201923946" calcext:value-type="float">
            <text:p>1.09650201923946</text:p>
          </table:table-cell>
        </table:table-row>
        <table:table-row table:style-name="ro1">
          <table:table-cell office:value-type="string" calcext:value-type="string">
            <text:p>ZnNa</text:p>
          </table:table-cell>
          <table:table-cell office:value-type="float" office:value="0.8225706" calcext:value-type="float">
            <text:p>0.8225706</text:p>
          </table:table-cell>
          <table:table-cell office:value-type="float" office:value="4.1717" calcext:value-type="float">
            <text:p>4.1717</text:p>
          </table:table-cell>
          <table:table-cell office:value-type="float" office:value="3.30751953517631" calcext:value-type="float">
            <text:p>3.30751953517631</text:p>
          </table:table-cell>
        </table:table-row>
        <table:table-row table:style-name="ro1">
          <table:table-cell office:value-type="string" calcext:value-type="string">
            <text:p>RuCe</text:p>
          </table:table-cell>
          <table:table-cell office:value-type="float" office:value="0.8256279" calcext:value-type="float">
            <text:p>0.8256279</text:p>
          </table:table-cell>
          <table:table-cell office:value-type="float" office:value="3.7447" calcext:value-type="float">
            <text:p>3.7447</text:p>
          </table:table-cell>
          <table:table-cell office:value-type="float" office:value="1.23820573636228" calcext:value-type="float">
            <text:p>1.23820573636228</text:p>
          </table:table-cell>
        </table:table-row>
        <table:table-row table:style-name="ro1">
          <table:table-cell office:value-type="string" calcext:value-type="string">
            <text:p>MoAg</text:p>
          </table:table-cell>
          <table:table-cell office:value-type="float" office:value="0.82609695" calcext:value-type="float">
            <text:p>0.82609695</text:p>
          </table:table-cell>
          <table:table-cell office:value-type="float" office:value="3.5094" calcext:value-type="float">
            <text:p>3.5094</text:p>
          </table:table-cell>
          <table:table-cell office:value-type="float" office:value="1.46196899300215" calcext:value-type="float">
            <text:p>1.46196899300215</text:p>
          </table:table-cell>
        </table:table-row>
        <table:table-row table:style-name="ro1">
          <table:table-cell office:value-type="string" calcext:value-type="string">
            <text:p>RuGe</text:p>
          </table:table-cell>
          <table:table-cell office:value-type="float" office:value="0.8276305" calcext:value-type="float">
            <text:p>0.8276305</text:p>
          </table:table-cell>
          <table:table-cell office:value-type="float" office:value="3.3192" calcext:value-type="float">
            <text:p>3.3192</text:p>
          </table:table-cell>
          <table:table-cell office:value-type="float" office:value="1.71094587329126" calcext:value-type="float">
            <text:p>1.71094587329126</text:p>
          </table:table-cell>
        </table:table-row>
        <table:table-row table:style-name="ro1">
          <table:table-cell office:value-type="string" calcext:value-type="string">
            <text:p>OsCr</text:p>
          </table:table-cell>
          <table:table-cell office:value-type="float" office:value="0.8280828" calcext:value-type="float">
            <text:p>0.8280828</text:p>
          </table:table-cell>
          <table:table-cell office:value-type="float" office:value="3.212" calcext:value-type="float">
            <text:p>3.212</text:p>
          </table:table-cell>
          <table:table-cell office:value-type="float" office:value="1.23295453062737" calcext:value-type="float">
            <text:p>1.23295453062737</text:p>
          </table:table-cell>
        </table:table-row>
        <table:table-row table:style-name="ro1">
          <table:table-cell office:value-type="string" calcext:value-type="string">
            <text:p>TcNa</text:p>
          </table:table-cell>
          <table:table-cell office:value-type="float" office:value="0.8291323" calcext:value-type="float">
            <text:p>0.8291323</text:p>
          </table:table-cell>
          <table:table-cell office:value-type="float" office:value="3.2588" calcext:value-type="float">
            <text:p>3.2588</text:p>
          </table:table-cell>
          <table:table-cell office:value-type="float" office:value="2.4382973007682" calcext:value-type="float">
            <text:p>2.4382973007682</text:p>
          </table:table-cell>
        </table:table-row>
        <table:table-row table:style-name="ro1">
          <table:table-cell office:value-type="string" calcext:value-type="string">
            <text:p>FeGd</text:p>
          </table:table-cell>
          <table:table-cell office:value-type="float" office:value="0.82983446" calcext:value-type="float">
            <text:p>0.82983446</text:p>
          </table:table-cell>
          <table:table-cell office:value-type="float" office:value="4.0998" calcext:value-type="float">
            <text:p>4.0998</text:p>
          </table:table-cell>
          <table:table-cell office:value-type="float" office:value="1.39914700626257" calcext:value-type="float">
            <text:p>1.39914700626257</text:p>
          </table:table-cell>
        </table:table-row>
        <table:table-row table:style-name="ro1">
          <table:table-cell office:value-type="string" calcext:value-type="string">
            <text:p>NbCd</text:p>
          </table:table-cell>
          <table:table-cell office:value-type="float" office:value="0.8328213" calcext:value-type="float">
            <text:p>0.8328213</text:p>
          </table:table-cell>
          <table:table-cell office:value-type="float" office:value="3.7212" calcext:value-type="float">
            <text:p>3.7212</text:p>
          </table:table-cell>
          <table:table-cell office:value-type="float" office:value="1.45137879593667" calcext:value-type="float">
            <text:p>1.45137879593667</text:p>
          </table:table-cell>
        </table:table-row>
        <table:table-row table:style-name="ro1">
          <table:table-cell office:value-type="string" calcext:value-type="string">
            <text:p>TaTl</text:p>
          </table:table-cell>
          <table:table-cell office:value-type="float" office:value="0.83363384" calcext:value-type="float">
            <text:p>0.83363384</text:p>
          </table:table-cell>
          <table:table-cell office:value-type="float" office:value="3.7327" calcext:value-type="float">
            <text:p>3.7327</text:p>
          </table:table-cell>
          <table:table-cell office:value-type="float" office:value="0.778622651955041" calcext:value-type="float">
            <text:p>0.778622651955041</text:p>
          </table:table-cell>
        </table:table-row>
        <table:table-row table:style-name="ro1">
          <table:table-cell office:value-type="string" calcext:value-type="string">
            <text:p>GdPb</text:p>
          </table:table-cell>
          <table:table-cell office:value-type="float" office:value="0.83434653" calcext:value-type="float">
            <text:p>0.83434653</text:p>
          </table:table-cell>
          <table:table-cell office:value-type="float" office:value="4.4018" calcext:value-type="float">
            <text:p>4.4018</text:p>
          </table:table-cell>
          <table:table-cell office:value-type="float" office:value="0.822866782727542" calcext:value-type="float">
            <text:p>0.822866782727542</text:p>
          </table:table-cell>
        </table:table-row>
        <table:table-row table:style-name="ro1">
          <table:table-cell office:value-type="string" calcext:value-type="string">
            <text:p>CrAl</text:p>
          </table:table-cell>
          <table:table-cell office:value-type="float" office:value="0.83445805" calcext:value-type="float">
            <text:p>0.83445805</text:p>
          </table:table-cell>
          <table:table-cell office:value-type="float" office:value="3.4472" calcext:value-type="float">
            <text:p>3.4472</text:p>
          </table:table-cell>
          <table:table-cell office:value-type="float" office:value="3.68751977297145" calcext:value-type="float">
            <text:p>3.68751977297145</text:p>
          </table:table-cell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0.83675885" calcext:value-type="float">
            <text:p>0.83675885</text:p>
          </table:table-cell>
          <table:table-cell office:value-type="float" office:value="4.5094" calcext:value-type="float">
            <text:p>4.5094</text:p>
          </table:table-cell>
          <table:table-cell office:value-type="float" office:value="2.49732991130317" calcext:value-type="float">
            <text:p>2.49732991130317</text:p>
          </table:table-cell>
        </table:table-row>
        <table:table-row table:style-name="ro1">
          <table:table-cell office:value-type="string" calcext:value-type="string">
            <text:p>GdK</text:p>
          </table:table-cell>
          <table:table-cell office:value-type="float" office:value="0.83750755" calcext:value-type="float">
            <text:p>0.83750755</text:p>
          </table:table-cell>
          <table:table-cell office:value-type="float" office:value="4.2229" calcext:value-type="float">
            <text:p>4.2229</text:p>
          </table:table-cell>
          <table:table-cell office:value-type="float" office:value="1.51667143831344" calcext:value-type="float">
            <text:p>1.51667143831344</text:p>
          </table:table-cell>
        </table:table-row>
        <table:table-row table:style-name="ro1">
          <table:table-cell office:value-type="string" calcext:value-type="string">
            <text:p>IrBi</text:p>
          </table:table-cell>
          <table:table-cell office:value-type="float" office:value="0.8381028" calcext:value-type="float">
            <text:p>0.8381028</text:p>
          </table:table-cell>
          <table:table-cell office:value-type="float" office:value="3.7864" calcext:value-type="float">
            <text:p>3.7864</text:p>
          </table:table-cell>
          <table:table-cell office:value-type="float" office:value="0.748060678259296" calcext:value-type="float">
            <text:p>0.748060678259296</text:p>
          </table:table-cell>
        </table:table-row>
        <table:table-row table:style-name="ro1">
          <table:table-cell office:value-type="string" calcext:value-type="string">
            <text:p>CuAg</text:p>
          </table:table-cell>
          <table:table-cell office:value-type="float" office:value="0.83869284" calcext:value-type="float">
            <text:p>0.83869284</text:p>
          </table:table-cell>
          <table:table-cell office:value-type="float" office:value="3.5804" calcext:value-type="float">
            <text:p>3.5804</text:p>
          </table:table-cell>
          <table:table-cell office:value-type="float" office:value="1.73346384005047" calcext:value-type="float">
            <text:p>1.73346384005047</text:p>
          </table:table-cell>
        </table:table-row>
        <table:table-row table:style-name="ro1">
          <table:table-cell office:value-type="string" calcext:value-type="string">
            <text:p>IrBa</text:p>
          </table:table-cell>
          <table:table-cell office:value-type="float" office:value="0.8390785" calcext:value-type="float">
            <text:p>0.8390785</text:p>
          </table:table-cell>
          <table:table-cell office:value-type="float" office:value="4.6836" calcext:value-type="float">
            <text:p>4.6836</text:p>
          </table:table-cell>
          <table:table-cell office:value-type="float" office:value="0.909234092462704" calcext:value-type="float">
            <text:p>0.909234092462704</text:p>
          </table:table-cell>
        </table:table-row>
        <table:table-row table:style-name="ro1">
          <table:table-cell office:value-type="string" calcext:value-type="string">
            <text:p>AsNa</text:p>
          </table:table-cell>
          <table:table-cell office:value-type="float" office:value="0.83991814" calcext:value-type="float">
            <text:p>0.83991814</text:p>
          </table:table-cell>
          <table:table-cell office:value-type="float" office:value="3.9495" calcext:value-type="float">
            <text:p>3.9495</text:p>
          </table:table-cell>
          <table:table-cell office:value-type="float" office:value="2.99580356619905" calcext:value-type="float">
            <text:p>2.99580356619905</text:p>
          </table:table-cell>
        </table:table-row>
        <table:table-row table:style-name="ro1">
          <table:table-cell office:value-type="string" calcext:value-type="string">
            <text:p>BiRb</text:p>
          </table:table-cell>
          <table:table-cell office:value-type="float" office:value="0.84066844" calcext:value-type="float">
            <text:p>0.84066844</text:p>
          </table:table-cell>
          <table:table-cell office:value-type="float" office:value="5.1051" calcext:value-type="float">
            <text:p>5.1051</text:p>
          </table:table-cell>
          <table:table-cell office:value-type="float" office:value="1.01650568682056" calcext:value-type="float">
            <text:p>1.01650568682056</text:p>
          </table:table-cell>
        </table:table-row>
        <table:table-row table:style-name="ro1">
          <table:table-cell office:value-type="string" calcext:value-type="string">
            <text:p>MnLi</text:p>
          </table:table-cell>
          <table:table-cell office:value-type="float" office:value="0.8426646" calcext:value-type="float">
            <text:p>0.8426646</text:p>
          </table:table-cell>
          <table:table-cell office:value-type="float" office:value="3.5821" calcext:value-type="float">
            <text:p>3.5821</text:p>
          </table:table-cell>
          <table:table-cell office:value-type="float" office:value="4.65899309683787" calcext:value-type="float">
            <text:p>4.65899309683787</text:p>
          </table:table-cell>
        </table:table-row>
        <table:table-row table:style-name="ro1">
          <table:table-cell office:value-type="string" calcext:value-type="string">
            <text:p>LiRb</text:p>
          </table:table-cell>
          <table:table-cell office:value-type="float" office:value="0.84275836" calcext:value-type="float">
            <text:p>0.84275836</text:p>
          </table:table-cell>
          <table:table-cell office:value-type="float" office:value="5.188" calcext:value-type="float">
            <text:p>5.188</text:p>
          </table:table-cell>
          <table:table-cell office:value-type="float" office:value="3.16853922694358" calcext:value-type="float">
            <text:p>3.16853922694358</text:p>
          </table:table-cell>
        </table:table-row>
        <table:table-row table:style-name="ro1">
          <table:table-cell office:value-type="string" calcext:value-type="string">
            <text:p>VAu</text:p>
          </table:table-cell>
          <table:table-cell office:value-type="float" office:value="0.84325576" calcext:value-type="float">
            <text:p>0.84325576</text:p>
          </table:table-cell>
          <table:table-cell office:value-type="float" office:value="3.5758" calcext:value-type="float">
            <text:p>3.5758</text:p>
          </table:table-cell>
          <table:table-cell office:value-type="float" office:value="1.20503616023072" calcext:value-type="float">
            <text:p>1.20503616023072</text:p>
          </table:table-cell>
        </table:table-row>
        <table:table-row table:style-name="ro1">
          <table:table-cell office:value-type="string" calcext:value-type="string">
            <text:p>PdPb</text:p>
          </table:table-cell>
          <table:table-cell office:value-type="float" office:value="0.8444488" calcext:value-type="float">
            <text:p>0.8444488</text:p>
          </table:table-cell>
          <table:table-cell office:value-type="float" office:value="4.0422" calcext:value-type="float">
            <text:p>4.0422</text:p>
          </table:table-cell>
          <table:table-cell office:value-type="float" office:value="0.954959424125189" calcext:value-type="float">
            <text:p>0.954959424125189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0.844756" calcext:value-type="float">
            <text:p>0.844756</text:p>
          </table:table-cell>
          <table:table-cell office:value-type="float" office:value="4.5092" calcext:value-type="float">
            <text:p>4.5092</text:p>
          </table:table-cell>
          <table:table-cell office:value-type="float" office:value="1.84511891840306" calcext:value-type="float">
            <text:p>1.84511891840306</text:p>
          </table:table-cell>
        </table:table-row>
        <table:table-row table:style-name="ro1">
          <table:table-cell office:value-type="string" calcext:value-type="string">
            <text:p>OsY</text:p>
          </table:table-cell>
          <table:table-cell office:value-type="float" office:value="0.844931" calcext:value-type="float">
            <text:p>0.844931</text:p>
          </table:table-cell>
          <table:table-cell office:value-type="float" office:value="3.8758" calcext:value-type="float">
            <text:p>3.8758</text:p>
          </table:table-cell>
          <table:table-cell office:value-type="float" office:value="1.07166981021774" calcext:value-type="float">
            <text:p>1.07166981021774</text:p>
          </table:table-cell>
        </table:table-row>
        <table:table-row table:style-name="ro1">
          <table:table-cell office:value-type="string" calcext:value-type="string">
            <text:p>PbRb</text:p>
          </table:table-cell>
          <table:table-cell office:value-type="float" office:value="0.845419" calcext:value-type="float">
            <text:p>0.845419</text:p>
          </table:table-cell>
          <table:table-cell office:value-type="float" office:value="4.6258" calcext:value-type="float">
            <text:p>4.6258</text:p>
          </table:table-cell>
          <table:table-cell office:value-type="float" office:value="1.02262620766865" calcext:value-type="float">
            <text:p>1.02262620766865</text:p>
          </table:table-cell>
        </table:table-row>
        <table:table-row table:style-name="ro1">
          <table:table-cell office:value-type="string" calcext:value-type="string">
            <text:p>BeAs</text:p>
          </table:table-cell>
          <table:table-cell office:value-type="float" office:value="0.8474283" calcext:value-type="float">
            <text:p>0.8474283</text:p>
          </table:table-cell>
          <table:table-cell office:value-type="float" office:value="3.8571" calcext:value-type="float">
            <text:p>3.8571</text:p>
          </table:table-cell>
          <table:table-cell office:value-type="float" office:value="3.47734980088342" calcext:value-type="float">
            <text:p>3.47734980088342</text:p>
          </table:table-cell>
        </table:table-row>
        <table:table-row table:style-name="ro1">
          <table:table-cell office:value-type="string" calcext:value-type="string">
            <text:p>PtAg</text:p>
          </table:table-cell>
          <table:table-cell office:value-type="float" office:value="0.8478252" calcext:value-type="float">
            <text:p>0.8478252</text:p>
          </table:table-cell>
          <table:table-cell office:value-type="float" office:value="3.6174" calcext:value-type="float">
            <text:p>3.6174</text:p>
          </table:table-cell>
          <table:table-cell office:value-type="float" office:value="0.988253916107543" calcext:value-type="float">
            <text:p>0.988253916107543</text:p>
          </table:table-cell>
        </table:table-row>
        <table:table-row table:style-name="ro1">
          <table:table-cell office:value-type="string" calcext:value-type="string">
            <text:p>RuLa</text:p>
          </table:table-cell>
          <table:table-cell office:value-type="float" office:value="0.84861857" calcext:value-type="float">
            <text:p>0.84861857</text:p>
          </table:table-cell>
          <table:table-cell office:value-type="float" office:value="4.4036" calcext:value-type="float">
            <text:p>4.4036</text:p>
          </table:table-cell>
          <table:table-cell office:value-type="float" office:value="1.24437400619566" calcext:value-type="float">
            <text:p>1.24437400619566</text:p>
          </table:table-cell>
        </table:table-row>
        <table:table-row table:style-name="ro1">
          <table:table-cell office:value-type="string" calcext:value-type="string">
            <text:p>SiBi</text:p>
          </table:table-cell>
          <table:table-cell office:value-type="float" office:value="0.8500531" calcext:value-type="float">
            <text:p>0.8500531</text:p>
          </table:table-cell>
          <table:table-cell office:value-type="float" office:value="4.195" calcext:value-type="float">
            <text:p>4.195</text:p>
          </table:table-cell>
          <table:table-cell office:value-type="float" office:value="1.25945417404794" calcext:value-type="float">
            <text:p>1.25945417404794</text:p>
          </table:table-cell>
        </table:table-row>
        <table:table-row table:style-name="ro1">
          <table:table-cell office:value-type="string" calcext:value-type="string">
            <text:p>CoCa</text:p>
          </table:table-cell>
          <table:table-cell office:value-type="float" office:value="0.8509206" calcext:value-type="float">
            <text:p>0.8509206</text:p>
          </table:table-cell>
          <table:table-cell office:value-type="float" office:value="3.8971" calcext:value-type="float">
            <text:p>3.8971</text:p>
          </table:table-cell>
          <table:table-cell office:value-type="float" office:value="2.96351208455254" calcext:value-type="float">
            <text:p>2.96351208455254</text:p>
          </table:table-cell>
        </table:table-row>
        <table:table-row table:style-name="ro1">
          <table:table-cell office:value-type="string" calcext:value-type="string">
            <text:p>OsTa</text:p>
          </table:table-cell>
          <table:table-cell office:value-type="float" office:value="0.85238266" calcext:value-type="float">
            <text:p>0.85238266</text:p>
          </table:table-cell>
          <table:table-cell office:value-type="float" office:value="3.4119" calcext:value-type="float">
            <text:p>3.4119</text:p>
          </table:table-cell>
          <table:table-cell office:value-type="float" office:value="0.808072224150772" calcext:value-type="float">
            <text:p>0.808072224150772</text:p>
          </table:table-cell>
        </table:table-row>
        <table:table-row table:style-name="ro1">
          <table:table-cell office:value-type="string" calcext:value-type="string">
            <text:p>RhSe</text:p>
          </table:table-cell>
          <table:table-cell office:value-type="float" office:value="0.85468185" calcext:value-type="float">
            <text:p>0.85468185</text:p>
          </table:table-cell>
          <table:table-cell office:value-type="float" office:value="3.5623" calcext:value-type="float">
            <text:p>3.5623</text:p>
          </table:table-cell>
          <table:table-cell office:value-type="float" office:value="1.63547575381856" calcext:value-type="float">
            <text:p>1.63547575381856</text:p>
          </table:table-cell>
        </table:table-row>
        <table:table-row table:style-name="ro1">
          <table:table-cell office:value-type="string" calcext:value-type="string">
            <text:p>PtNa</text:p>
          </table:table-cell>
          <table:table-cell office:value-type="float" office:value="0.8562217" calcext:value-type="float">
            <text:p>0.8562217</text:p>
          </table:table-cell>
          <table:table-cell office:value-type="float" office:value="3.6753" calcext:value-type="float">
            <text:p>3.6753</text:p>
          </table:table-cell>
          <table:table-cell office:value-type="float" office:value="1.36764042061563" calcext:value-type="float">
            <text:p>1.36764042061563</text:p>
          </table:table-cell>
        </table:table-row>
        <table:table-row table:style-name="ro1">
          <table:table-cell office:value-type="string" calcext:value-type="string">
            <text:p>InRb</text:p>
          </table:table-cell>
          <table:table-cell office:value-type="float" office:value="0.8563304" calcext:value-type="float">
            <text:p>0.8563304</text:p>
          </table:table-cell>
          <table:table-cell office:value-type="float" office:value="4.9543" calcext:value-type="float">
            <text:p>4.9543</text:p>
          </table:table-cell>
          <table:table-cell office:value-type="float" office:value="1.48729804325049" calcext:value-type="float">
            <text:p>1.48729804325049</text:p>
          </table:table-cell>
        </table:table-row>
        <table:table-row table:style-name="ro1">
          <table:table-cell office:value-type="string" calcext:value-type="string">
            <text:p>WIr</text:p>
          </table:table-cell>
          <table:table-cell office:value-type="float" office:value="0.85695076" calcext:value-type="float">
            <text:p>0.85695076</text:p>
          </table:table-cell>
          <table:table-cell office:value-type="float" office:value="3.4434" calcext:value-type="float">
            <text:p>3.4434</text:p>
          </table:table-cell>
          <table:table-cell office:value-type="float" office:value="0.797671588871207" calcext:value-type="float">
            <text:p>0.797671588871207</text:p>
          </table:table-cell>
        </table:table-row>
        <table:table-row table:style-name="ro1">
          <table:table-cell office:value-type="string" calcext:value-type="string">
            <text:p>MgRb</text:p>
          </table:table-cell>
          <table:table-cell office:value-type="float" office:value="0.8588742" calcext:value-type="float">
            <text:p>0.8588742</text:p>
          </table:table-cell>
          <table:table-cell office:value-type="float" office:value="4.9696" calcext:value-type="float">
            <text:p>4.9696</text:p>
          </table:table-cell>
          <table:table-cell office:value-type="float" office:value="2.6807718174534" calcext:value-type="float">
            <text:p>2.6807718174534</text:p>
          </table:table-cell>
        </table:table-row>
        <table:table-row table:style-name="ro1">
          <table:table-cell office:value-type="string" calcext:value-type="string">
            <text:p>WSi</text:p>
          </table:table-cell>
          <table:table-cell office:value-type="float" office:value="0.85978556" calcext:value-type="float">
            <text:p>0.85978556</text:p>
          </table:table-cell>
          <table:table-cell office:value-type="float" office:value="3.3167" calcext:value-type="float">
            <text:p>3.3167</text:p>
          </table:table-cell>
          <table:table-cell office:value-type="float" office:value="1.40675950963697" calcext:value-type="float">
            <text:p>1.40675950963697</text:p>
          </table:table-cell>
        </table:table-row>
        <table:table-row table:style-name="ro1">
          <table:table-cell office:value-type="string" calcext:value-type="string">
            <text:p>VTl</text:p>
          </table:table-cell>
          <table:table-cell office:value-type="float" office:value="0.86189413" calcext:value-type="float">
            <text:p>0.86189413</text:p>
          </table:table-cell>
          <table:table-cell office:value-type="float" office:value="3.8659" calcext:value-type="float">
            <text:p>3.8659</text:p>
          </table:table-cell>
          <table:table-cell office:value-type="float" office:value="1.17044170779778" calcext:value-type="float">
            <text:p>1.17044170779778</text:p>
          </table:table-cell>
        </table:table-row>
        <table:table-row table:style-name="ro1">
          <table:table-cell office:value-type="string" calcext:value-type="string">
            <text:p>BeAu</text:p>
          </table:table-cell>
          <table:table-cell office:value-type="float" office:value="0.86215657" calcext:value-type="float">
            <text:p>0.86215657</text:p>
          </table:table-cell>
          <table:table-cell office:value-type="float" office:value="3.5371" calcext:value-type="float">
            <text:p>3.5371</text:p>
          </table:table-cell>
          <table:table-cell office:value-type="float" office:value="1.4467860302063" calcext:value-type="float">
            <text:p>1.4467860302063</text:p>
          </table:table-cell>
        </table:table-row>
        <table:table-row table:style-name="ro1">
          <table:table-cell office:value-type="string" calcext:value-type="string">
            <text:p>ZrTe</text:p>
          </table:table-cell>
          <table:table-cell office:value-type="float" office:value="0.8628705" calcext:value-type="float">
            <text:p>0.8628705</text:p>
          </table:table-cell>
          <table:table-cell office:value-type="float" office:value="4.1025" calcext:value-type="float">
            <text:p>4.1025</text:p>
          </table:table-cell>
          <table:table-cell office:value-type="float" office:value="1.36301542201316" calcext:value-type="float">
            <text:p>1.36301542201316</text:p>
          </table:table-cell>
        </table:table-row>
        <table:table-row table:style-name="ro1">
          <table:table-cell office:value-type="string" calcext:value-type="string">
            <text:p>OsRu</text:p>
          </table:table-cell>
          <table:table-cell office:value-type="float" office:value="0.8638808" calcext:value-type="float">
            <text:p>0.8638808</text:p>
          </table:table-cell>
          <table:table-cell office:value-type="float" office:value="3.3641" calcext:value-type="float">
            <text:p>3.3641</text:p>
          </table:table-cell>
          <table:table-cell office:value-type="float" office:value="1.02737861991598" calcext:value-type="float">
            <text:p>1.02737861991598</text:p>
          </table:table-cell>
        </table:table-row>
        <table:table-row table:style-name="ro1">
          <table:table-cell office:value-type="string" calcext:value-type="string">
            <text:p>TaAg</text:p>
          </table:table-cell>
          <table:table-cell office:value-type="float" office:value="0.864976" calcext:value-type="float">
            <text:p>0.864976</text:p>
          </table:table-cell>
          <table:table-cell office:value-type="float" office:value="3.6869" calcext:value-type="float">
            <text:p>3.6869</text:p>
          </table:table-cell>
          <table:table-cell office:value-type="float" office:value="1.03612288792588" calcext:value-type="float">
            <text:p>1.03612288792588</text:p>
          </table:table-cell>
        </table:table-row>
        <table:table-row table:style-name="ro1">
          <table:table-cell office:value-type="string" calcext:value-type="string">
            <text:p>RuCa</text:p>
          </table:table-cell>
          <table:table-cell office:value-type="float" office:value="0.86614895" calcext:value-type="float">
            <text:p>0.86614895</text:p>
          </table:table-cell>
          <table:table-cell office:value-type="float" office:value="4.4089" calcext:value-type="float">
            <text:p>4.4089</text:p>
          </table:table-cell>
          <table:table-cell office:value-type="float" office:value="2.09737242687232" calcext:value-type="float">
            <text:p>2.09737242687232</text:p>
          </table:table-cell>
        </table:table-row>
        <table:table-row table:style-name="ro1">
          <table:table-cell office:value-type="string" calcext:value-type="string">
            <text:p>WMg</text:p>
          </table:table-cell>
          <table:table-cell office:value-type="float" office:value="0.8672614" calcext:value-type="float">
            <text:p>0.8672614</text:p>
          </table:table-cell>
          <table:table-cell office:value-type="float" office:value="3.5219" calcext:value-type="float">
            <text:p>3.5219</text:p>
          </table:table-cell>
          <table:table-cell office:value-type="float" office:value="1.4319443561791" calcext:value-type="float">
            <text:p>1.4319443561791</text:p>
          </table:table-cell>
        </table:table-row>
        <table:table-row table:style-name="ro1">
          <table:table-cell office:value-type="string" calcext:value-type="string">
            <text:p>RuAg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3.4397" calcext:value-type="float">
            <text:p>3.4397</text:p>
          </table:table-cell>
          <table:table-cell office:value-type="float" office:value="1.4265857628645" calcext:value-type="float">
            <text:p>1.4265857628645</text:p>
          </table:table-cell>
        </table:table-row>
        <table:table-row table:style-name="ro1">
          <table:table-cell office:value-type="string" calcext:value-type="string">
            <text:p>TlRb</text:p>
          </table:table-cell>
          <table:table-cell office:value-type="float" office:value="0.8677598" calcext:value-type="float">
            <text:p>0.8677598</text:p>
          </table:table-cell>
          <table:table-cell office:value-type="float" office:value="4.8984" calcext:value-type="float">
            <text:p>4.8984</text:p>
          </table:table-cell>
          <table:table-cell office:value-type="float" office:value="1.03246122952419" calcext:value-type="float">
            <text:p>1.03246122952419</text:p>
          </table:table-cell>
        </table:table-row>
        <table:table-row table:style-name="ro1">
          <table:table-cell office:value-type="string" calcext:value-type="string">
            <text:p>CeRb</text:p>
          </table:table-cell>
          <table:table-cell office:value-type="float" office:value="0.87031865" calcext:value-type="float">
            <text:p>0.87031865</text:p>
          </table:table-cell>
          <table:table-cell office:value-type="float" office:value="4.5967" calcext:value-type="float">
            <text:p>4.5967</text:p>
          </table:table-cell>
          <table:table-cell office:value-type="float" office:value="1.32271181511797" calcext:value-type="float">
            <text:p>1.32271181511797</text:p>
          </table:table-cell>
        </table:table-row>
        <table:table-row table:style-name="ro1">
          <table:table-cell office:value-type="string" calcext:value-type="string">
            <text:p>MoCe</text:p>
          </table:table-cell>
          <table:table-cell office:value-type="float" office:value="0.8715382" calcext:value-type="float">
            <text:p>0.8715382</text:p>
          </table:table-cell>
          <table:table-cell office:value-type="float" office:value="3.8826" calcext:value-type="float">
            <text:p>3.8826</text:p>
          </table:table-cell>
          <table:table-cell office:value-type="float" office:value="1.26477424987186" calcext:value-type="float">
            <text:p>1.26477424987186</text:p>
          </table:table-cell>
        </table:table-row>
        <table:table-row table:style-name="ro1">
          <table:table-cell office:value-type="string" calcext:value-type="string">
            <text:p>CrGd</text:p>
          </table:table-cell>
          <table:table-cell office:value-type="float" office:value="0.87330204" calcext:value-type="float">
            <text:p>0.87330204</text:p>
          </table:table-cell>
          <table:table-cell office:value-type="float" office:value="4.0828" calcext:value-type="float">
            <text:p>4.0828</text:p>
          </table:table-cell>
          <table:table-cell office:value-type="float" office:value="1.42451648354133" calcext:value-type="float">
            <text:p>1.42451648354133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float" office:value="0.87345517" calcext:value-type="float">
            <text:p>0.87345517</text:p>
          </table:table-cell>
          <table:table-cell office:value-type="float" office:value="3.6405" calcext:value-type="float">
            <text:p>3.6405</text:p>
          </table:table-cell>
          <table:table-cell office:value-type="float" office:value="1.36981051457386" calcext:value-type="float">
            <text:p>1.36981051457386</text:p>
          </table:table-cell>
        </table:table-row>
        <table:table-row table:style-name="ro1">
          <table:table-cell office:value-type="string" calcext:value-type="string">
            <text:p>RhHg</text:p>
          </table:table-cell>
          <table:table-cell office:value-type="float" office:value="0.8742093" calcext:value-type="float">
            <text:p>0.8742093</text:p>
          </table:table-cell>
          <table:table-cell office:value-type="float" office:value="3.6756" calcext:value-type="float">
            <text:p>3.6756</text:p>
          </table:table-cell>
          <table:table-cell office:value-type="float" office:value="0.986502253756794" calcext:value-type="float">
            <text:p>0.986502253756794</text:p>
          </table:table-cell>
        </table:table-row>
        <table:table-row table:style-name="ro1">
          <table:table-cell office:value-type="string" calcext:value-type="string">
            <text:p>RhNa</text:p>
          </table:table-cell>
          <table:table-cell office:value-type="float" office:value="0.8774749" calcext:value-type="float">
            <text:p>0.8774749</text:p>
          </table:table-cell>
          <table:table-cell office:value-type="float" office:value="3.4289" calcext:value-type="float">
            <text:p>3.4289</text:p>
          </table:table-cell>
          <table:table-cell office:value-type="float" office:value="2.34551765521129" calcext:value-type="float">
            <text:p>2.34551765521129</text:p>
          </table:table-cell>
        </table:table-row>
        <table:table-row table:style-name="ro1">
          <table:table-cell office:value-type="string" calcext:value-type="string">
            <text:p>CoGa</text:p>
          </table:table-cell>
          <table:table-cell office:value-type="float" office:value="0.87821484" calcext:value-type="float">
            <text:p>0.87821484</text:p>
          </table:table-cell>
          <table:table-cell office:value-type="float" office:value="3.4045" calcext:value-type="float">
            <text:p>3.4045</text:p>
          </table:table-cell>
          <table:table-cell office:value-type="float" office:value="2.29633934959682" calcext:value-type="float">
            <text:p>2.29633934959682</text:p>
          </table:table-cell>
        </table:table-row>
        <table:table-row table:style-name="ro1">
          <table:table-cell office:value-type="string" calcext:value-type="string">
            <text:p>NiSn</text:p>
          </table:table-cell>
          <table:table-cell office:value-type="float" office:value="0.8789342" calcext:value-type="float">
            <text:p>0.8789342</text:p>
          </table:table-cell>
          <table:table-cell office:value-type="float" office:value="3.6037" calcext:value-type="float">
            <text:p>3.6037</text:p>
          </table:table-cell>
          <table:table-cell office:value-type="float" office:value="1.67592229154781" calcext:value-type="float">
            <text:p>1.67592229154781</text:p>
          </table:table-cell>
        </table:table-row>
        <table:table-row table:style-name="ro1">
          <table:table-cell office:value-type="string" calcext:value-type="string">
            <text:p>IrPb</text:p>
          </table:table-cell>
          <table:table-cell office:value-type="float" office:value="0.8802098" calcext:value-type="float">
            <text:p>0.8802098</text:p>
          </table:table-cell>
          <table:table-cell office:value-type="float" office:value="3.7584" calcext:value-type="float">
            <text:p>3.7584</text:p>
          </table:table-cell>
          <table:table-cell office:value-type="float" office:value="0.751370102068672" calcext:value-type="float">
            <text:p>0.751370102068672</text:p>
          </table:table-cell>
        </table:table-row>
        <table:table-row table:style-name="ro1">
          <table:table-cell office:value-type="string" calcext:value-type="string">
            <text:p>ZnK</text:p>
          </table:table-cell>
          <table:table-cell office:value-type="float" office:value="0.8804629" calcext:value-type="float">
            <text:p>0.8804629</text:p>
          </table:table-cell>
          <table:table-cell office:value-type="float" office:value="4.6883" calcext:value-type="float">
            <text:p>4.6883</text:p>
          </table:table-cell>
          <table:table-cell office:value-type="float" office:value="2.81204176056196" calcext:value-type="float">
            <text:p>2.81204176056196</text:p>
          </table:table-cell>
        </table:table-row>
        <table:table-row table:style-name="ro1">
          <table:table-cell office:value-type="string" calcext:value-type="string">
            <text:p>NiSe</text:p>
          </table:table-cell>
          <table:table-cell office:value-type="float" office:value="0.8842492" calcext:value-type="float">
            <text:p>0.8842492</text:p>
          </table:table-cell>
          <table:table-cell office:value-type="float" office:value="3.6692" calcext:value-type="float">
            <text:p>3.6692</text:p>
          </table:table-cell>
          <table:table-cell office:value-type="float" office:value="2.14947380961893" calcext:value-type="float">
            <text:p>2.14947380961893</text:p>
          </table:table-cell>
        </table:table-row>
        <table:table-row table:style-name="ro1">
          <table:table-cell office:value-type="string" calcext:value-type="string">
            <text:p>OsMn</text:p>
          </table:table-cell>
          <table:table-cell office:value-type="float" office:value="0.88481736" calcext:value-type="float">
            <text:p>0.88481736</text:p>
          </table:table-cell>
          <table:table-cell office:value-type="float" office:value="3.2282" calcext:value-type="float">
            <text:p>3.2282</text:p>
          </table:table-cell>
          <table:table-cell office:value-type="float" office:value="1.21833969054546" calcext:value-type="float">
            <text:p>1.21833969054546</text:p>
          </table:table-cell>
        </table:table-row>
        <table:table-row table:style-name="ro1">
          <table:table-cell office:value-type="string" calcext:value-type="string">
            <text:p>FeMg</text:p>
          </table:table-cell>
          <table:table-cell office:value-type="float" office:value="0.8854798" calcext:value-type="float">
            <text:p>0.8854798</text:p>
          </table:table-cell>
          <table:table-cell office:value-type="float" office:value="3.674" calcext:value-type="float">
            <text:p>3.674</text:p>
          </table:table-cell>
          <table:table-cell office:value-type="float" office:value="3.63554301100995" calcext:value-type="float">
            <text:p>3.63554301100995</text:p>
          </table:table-cell>
        </table:table-row>
        <table:table-row table:style-name="ro1">
          <table:table-cell office:value-type="string" calcext:value-type="string">
            <text:p>IrCs</text:p>
          </table:table-cell>
          <table:table-cell office:value-type="float" office:value="0.88701653" calcext:value-type="float">
            <text:p>0.88701653</text:p>
          </table:table-cell>
          <table:table-cell office:value-type="float" office:value="4.8728" calcext:value-type="float">
            <text:p>4.8728</text:p>
          </table:table-cell>
          <table:table-cell office:value-type="float" office:value="0.921485404204588" calcext:value-type="float">
            <text:p>0.921485404204588</text:p>
          </table:table-cell>
        </table:table-row>
        <table:table-row table:style-name="ro1">
          <table:table-cell office:value-type="string" calcext:value-type="string">
            <text:p>RhSn</text:p>
          </table:table-cell>
          <table:table-cell office:value-type="float" office:value="0.88852817" calcext:value-type="float">
            <text:p>0.88852817</text:p>
          </table:table-cell>
          <table:table-cell office:value-type="float" office:value="3.6096" calcext:value-type="float">
            <text:p>3.6096</text:p>
          </table:table-cell>
          <table:table-cell office:value-type="float" office:value="1.3460777926144" calcext:value-type="float">
            <text:p>1.3460777926144</text:p>
          </table:table-cell>
        </table:table-row>
        <table:table-row table:style-name="ro1">
          <table:table-cell office:value-type="string" calcext:value-type="string">
            <text:p>NiSb</text:p>
          </table:table-cell>
          <table:table-cell office:value-type="float" office:value="0.8895396" calcext:value-type="float">
            <text:p>0.8895396</text:p>
          </table:table-cell>
          <table:table-cell office:value-type="float" office:value="4.1345" calcext:value-type="float">
            <text:p>4.1345</text:p>
          </table:table-cell>
          <table:table-cell office:value-type="float" office:value="1.64806290393979" calcext:value-type="float">
            <text:p>1.64806290393979</text:p>
          </table:table-cell>
        </table:table-row>
        <table:table-row table:style-name="ro1">
          <table:table-cell office:value-type="string" calcext:value-type="string">
            <text:p>TeK</text:p>
          </table:table-cell>
          <table:table-cell office:value-type="float" office:value="0.8897646" calcext:value-type="float">
            <text:p>0.8897646</text:p>
          </table:table-cell>
          <table:table-cell office:value-type="float" office:value="4.4764" calcext:value-type="float">
            <text:p>4.4764</text:p>
          </table:table-cell>
          <table:table-cell office:value-type="float" office:value="1.78162987829754" calcext:value-type="float">
            <text:p>1.78162987829754</text:p>
          </table:table-cell>
        </table:table-row>
        <table:table-row table:style-name="ro1">
          <table:table-cell office:value-type="string" calcext:value-type="string">
            <text:p>CoAg</text:p>
          </table:table-cell>
          <table:table-cell office:value-type="float" office:value="0.89060956" calcext:value-type="float">
            <text:p>0.89060956</text:p>
          </table:table-cell>
          <table:table-cell office:value-type="float" office:value="3.4505" calcext:value-type="float">
            <text:p>3.4505</text:p>
          </table:table-cell>
          <table:table-cell office:value-type="float" office:value="1.78054831256949" calcext:value-type="float">
            <text:p>1.78054831256949</text:p>
          </table:table-cell>
        </table:table-row>
        <table:table-row table:style-name="ro1">
          <table:table-cell office:value-type="string" calcext:value-type="string">
            <text:p>ZrPb</text:p>
          </table:table-cell>
          <table:table-cell office:value-type="float" office:value="0.89170367" calcext:value-type="float">
            <text:p>0.89170367</text:p>
          </table:table-cell>
          <table:table-cell office:value-type="float" office:value="4.0686" calcext:value-type="float">
            <text:p>4.0686</text:p>
          </table:table-cell>
          <table:table-cell office:value-type="float" office:value="1.00309897746151" calcext:value-type="float">
            <text:p>1.00309897746151</text:p>
          </table:table-cell>
        </table:table-row>
        <table:table-row table:style-name="ro1">
          <table:table-cell office:value-type="string" calcext:value-type="string">
            <text:p>MoCa</text:p>
          </table:table-cell>
          <table:table-cell office:value-type="float" office:value="0.89283776" calcext:value-type="float">
            <text:p>0.89283776</text:p>
          </table:table-cell>
          <table:table-cell office:value-type="float" office:value="3.938" calcext:value-type="float">
            <text:p>3.938</text:p>
          </table:table-cell>
          <table:table-cell office:value-type="float" office:value="2.17475576772513" calcext:value-type="float">
            <text:p>2.17475576772513</text:p>
          </table:table-cell>
        </table:table-row>
        <table:table-row table:style-name="ro1">
          <table:table-cell office:value-type="string" calcext:value-type="string">
            <text:p>ReCo</text:p>
          </table:table-cell>
          <table:table-cell office:value-type="float" office:value="0.89326775" calcext:value-type="float">
            <text:p>0.89326775</text:p>
          </table:table-cell>
          <table:table-cell office:value-type="float" office:value="3.195" calcext:value-type="float">
            <text:p>3.195</text:p>
          </table:table-cell>
          <table:table-cell office:value-type="float" office:value="1.21847641770303" calcext:value-type="float">
            <text:p>1.21847641770303</text:p>
          </table:table-cell>
        </table:table-row>
        <table:table-row table:style-name="ro1">
          <table:table-cell office:value-type="string" calcext:value-type="string">
            <text:p>TiSb</text:p>
          </table:table-cell>
          <table:table-cell office:value-type="float" office:value="0.8933402" calcext:value-type="float">
            <text:p>0.8933402</text:p>
          </table:table-cell>
          <table:table-cell office:value-type="float" office:value="4.0612" calcext:value-type="float">
            <text:p>4.0612</text:p>
          </table:table-cell>
          <table:table-cell office:value-type="float" office:value="1.75140784156137" calcext:value-type="float">
            <text:p>1.75140784156137</text:p>
          </table:table-cell>
        </table:table-row>
        <table:table-row table:style-name="ro1">
          <table:table-cell office:value-type="string" calcext:value-type="string">
            <text:p>TcGe</text:p>
          </table:table-cell>
          <table:table-cell office:value-type="float" office:value="0.8941015" calcext:value-type="float">
            <text:p>0.8941015</text:p>
          </table:table-cell>
          <table:table-cell office:value-type="float" office:value="3.3386" calcext:value-type="float">
            <text:p>3.3386</text:p>
          </table:table-cell>
          <table:table-cell office:value-type="float" office:value="1.74119168863152" calcext:value-type="float">
            <text:p>1.74119168863152</text:p>
          </table:table-cell>
        </table:table-row>
        <table:table-row table:style-name="ro1">
          <table:table-cell office:value-type="string" calcext:value-type="string">
            <text:p>FeIr</text:p>
          </table:table-cell>
          <table:table-cell office:value-type="float" office:value="0.89410573" calcext:value-type="float">
            <text:p>0.89410573</text:p>
          </table:table-cell>
          <table:table-cell office:value-type="float" office:value="3.4839" calcext:value-type="float">
            <text:p>3.4839</text:p>
          </table:table-cell>
          <table:table-cell office:value-type="float" office:value="1.20429739919204" calcext:value-type="float">
            <text:p>1.20429739919204</text:p>
          </table:table-cell>
        </table:table-row>
        <table:table-row table:style-name="ro1">
          <table:table-cell office:value-type="string" calcext:value-type="string">
            <text:p>NiSr</text:p>
          </table:table-cell>
          <table:table-cell office:value-type="float" office:value="0.8958958" calcext:value-type="float">
            <text:p>0.8958958</text:p>
          </table:table-cell>
          <table:table-cell office:value-type="float" office:value="4.5605" calcext:value-type="float">
            <text:p>4.5605</text:p>
          </table:table-cell>
          <table:table-cell office:value-type="float" office:value="2.0248267645534" calcext:value-type="float">
            <text:p>2.0248267645534</text:p>
          </table:table-cell>
        </table:table-row>
        <table:table-row table:style-name="ro1">
          <table:table-cell office:value-type="string" calcext:value-type="string">
            <text:p>AuNa</text:p>
          </table:table-cell>
          <table:table-cell office:value-type="float" office:value="0.8968195" calcext:value-type="float">
            <text:p>0.8968195</text:p>
          </table:table-cell>
          <table:table-cell office:value-type="float" office:value="4.2756" calcext:value-type="float">
            <text:p>4.2756</text:p>
          </table:table-cell>
          <table:table-cell office:value-type="float" office:value="1.35609375440614" calcext:value-type="float">
            <text:p>1.35609375440614</text:p>
          </table:table-cell>
        </table:table-row>
        <table:table-row table:style-name="ro1">
          <table:table-cell office:value-type="string" calcext:value-type="string">
            <text:p>SiPb</text:p>
          </table:table-cell>
          <table:table-cell office:value-type="float" office:value="0.8974223" calcext:value-type="float">
            <text:p>0.8974223</text:p>
          </table:table-cell>
          <table:table-cell office:value-type="float" office:value="4.1682" calcext:value-type="float">
            <text:p>4.1682</text:p>
          </table:table-cell>
          <table:table-cell office:value-type="float" office:value="1.26886350898907" calcext:value-type="float">
            <text:p>1.26886350898907</text:p>
          </table:table-cell>
        </table:table-row>
        <table:table-row table:style-name="ro1">
          <table:table-cell office:value-type="string" calcext:value-type="string">
            <text:p>FeSi</text:p>
          </table:table-cell>
          <table:table-cell office:value-type="float" office:value="0.89960134" calcext:value-type="float">
            <text:p>0.89960134</text:p>
          </table:table-cell>
          <table:table-cell office:value-type="float" office:value="3.3335" calcext:value-type="float">
            <text:p>3.3335</text:p>
          </table:table-cell>
          <table:table-cell office:value-type="float" office:value="3.47748104982018" calcext:value-type="float">
            <text:p>3.47748104982018</text:p>
          </table:table-cell>
        </table:table-row>
        <table:table-row table:style-name="ro1">
          <table:table-cell office:value-type="string" calcext:value-type="string">
            <text:p>MnIr</text:p>
          </table:table-cell>
          <table:table-cell office:value-type="float" office:value="0.9001093" calcext:value-type="float">
            <text:p>0.9001093</text:p>
          </table:table-cell>
          <table:table-cell office:value-type="float" office:value="3.4398" calcext:value-type="float">
            <text:p>3.4398</text:p>
          </table:table-cell>
          <table:table-cell office:value-type="float" office:value="1.2086632497913" calcext:value-type="float">
            <text:p>1.2086632497913</text:p>
          </table:table-cell>
        </table:table-row>
        <table:table-row table:style-name="ro1">
          <table:table-cell office:value-type="string" calcext:value-type="string">
            <text:p>FeZn</text:p>
          </table:table-cell>
          <table:table-cell office:value-type="float" office:value="0.9002199" calcext:value-type="float">
            <text:p>0.9002199</text:p>
          </table:table-cell>
          <table:table-cell office:value-type="float" office:value="3.3548" calcext:value-type="float">
            <text:p>3.3548</text:p>
          </table:table-cell>
          <table:table-cell office:value-type="float" office:value="2.43311316532588" calcext:value-type="float">
            <text:p>2.43311316532588</text:p>
          </table:table-cell>
        </table:table-row>
        <table:table-row table:style-name="ro1">
          <table:table-cell office:value-type="string" calcext:value-type="string">
            <text:p>BeSb</text:p>
          </table:table-cell>
          <table:table-cell office:value-type="float" office:value="0.9009044" calcext:value-type="float">
            <text:p>0.9009044</text:p>
          </table:table-cell>
          <table:table-cell office:value-type="float" office:value="4.0892" calcext:value-type="float">
            <text:p>4.0892</text:p>
          </table:table-cell>
          <table:table-cell office:value-type="float" office:value="2.26002268737447" calcext:value-type="float">
            <text:p>2.26002268737447</text:p>
          </table:table-cell>
        </table:table-row>
        <table:table-row table:style-name="ro1">
          <table:table-cell office:value-type="string" calcext:value-type="string">
            <text:p>VGe</text:p>
          </table:table-cell>
          <table:table-cell office:value-type="float" office:value="0.901368" calcext:value-type="float">
            <text:p>0.901368</text:p>
          </table:table-cell>
          <table:table-cell office:value-type="float" office:value="3.5827" calcext:value-type="float">
            <text:p>3.5827</text:p>
          </table:table-cell>
          <table:table-cell office:value-type="float" office:value="2.38838304741065" calcext:value-type="float">
            <text:p>2.38838304741065</text:p>
          </table:table-cell>
        </table:table-row>
        <table:table-row table:style-name="ro1">
          <table:table-cell office:value-type="string" calcext:value-type="string">
            <text:p>OsRe</text:p>
          </table:table-cell>
          <table:table-cell office:value-type="float" office:value="0.90272766" calcext:value-type="float">
            <text:p>0.90272766</text:p>
          </table:table-cell>
          <table:table-cell office:value-type="float" office:value="3.4162" calcext:value-type="float">
            <text:p>3.4162</text:p>
          </table:table-cell>
          <table:table-cell office:value-type="float" office:value="0.796872783862113" calcext:value-type="float">
            <text:p>0.796872783862113</text:p>
          </table:table-cell>
        </table:table-row>
        <table:table-row table:style-name="ro1">
          <table:table-cell office:value-type="string" calcext:value-type="string">
            <text:p>BeHg</text:p>
          </table:table-cell>
          <table:table-cell office:value-type="float" office:value="0.90346503" calcext:value-type="float">
            <text:p>0.90346503</text:p>
          </table:table-cell>
          <table:table-cell office:value-type="float" office:value="3.917" calcext:value-type="float">
            <text:p>3.917</text:p>
          </table:table-cell>
          <table:table-cell office:value-type="float" office:value="1.42213086431452" calcext:value-type="float">
            <text:p>1.42213086431452</text:p>
          </table:table-cell>
        </table:table-row>
        <table:table-row table:style-name="ro1">
          <table:table-cell office:value-type="string" calcext:value-type="string">
            <text:p>GdCs</text:p>
          </table:table-cell>
          <table:table-cell office:value-type="float" office:value="0.90668386" calcext:value-type="float">
            <text:p>0.90668386</text:p>
          </table:table-cell>
          <table:table-cell office:value-type="float" office:value="4.4715" calcext:value-type="float">
            <text:p>4.4715</text:p>
          </table:table-cell>
          <table:table-cell office:value-type="float" office:value="1.03138942272542" calcext:value-type="float">
            <text:p>1.03138942272542</text:p>
          </table:table-cell>
        </table:table-row>
        <table:table-row table:style-name="ro1">
          <table:table-cell office:value-type="string" calcext:value-type="string">
            <text:p>RhSr</text:p>
          </table:table-cell>
          <table:table-cell office:value-type="float" office:value="0.907054" calcext:value-type="float">
            <text:p>0.907054</text:p>
          </table:table-cell>
          <table:table-cell office:value-type="float" office:value="4.619" calcext:value-type="float">
            <text:p>4.619</text:p>
          </table:table-cell>
          <table:table-cell office:value-type="float" office:value="1.56229946971656" calcext:value-type="float">
            <text:p>1.56229946971656</text:p>
          </table:table-cell>
        </table:table-row>
        <table:table-row table:style-name="ro1">
          <table:table-cell office:value-type="string" calcext:value-type="string">
            <text:p>SeRb</text:p>
          </table:table-cell>
          <table:table-cell office:value-type="float" office:value="0.90718055" calcext:value-type="float">
            <text:p>0.90718055</text:p>
          </table:table-cell>
          <table:table-cell office:value-type="float" office:value="4.5919" calcext:value-type="float">
            <text:p>4.5919</text:p>
          </table:table-cell>
          <table:table-cell office:value-type="float" office:value="1.80578724768384" calcext:value-type="float">
            <text:p>1.80578724768384</text:p>
          </table:table-cell>
        </table:table-row>
        <table:table-row table:style-name="ro1">
          <table:table-cell office:value-type="string" calcext:value-type="string">
            <text:p>WZn</text:p>
          </table:table-cell>
          <table:table-cell office:value-type="float" office:value="0.90835786" calcext:value-type="float">
            <text:p>0.90835786</text:p>
          </table:table-cell>
          <table:table-cell office:value-type="float" office:value="3.3966" calcext:value-type="float">
            <text:p>3.3966</text:p>
          </table:table-cell>
          <table:table-cell office:value-type="float" office:value="1.1986309107735" calcext:value-type="float">
            <text:p>1.1986309107735</text:p>
          </table:table-cell>
        </table:table-row>
        <table:table-row table:style-name="ro1">
          <table:table-cell office:value-type="string" calcext:value-type="string">
            <text:p>HfBi</text:p>
          </table:table-cell>
          <table:table-cell office:value-type="float" office:value="0.9085285" calcext:value-type="float">
            <text:p>0.9085285</text:p>
          </table:table-cell>
          <table:table-cell office:value-type="float" office:value="3.9461" calcext:value-type="float">
            <text:p>3.9461</text:p>
          </table:table-cell>
          <table:table-cell office:value-type="float" office:value="0.774357172303344" calcext:value-type="float">
            <text:p>0.774357172303344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float" office:value="0.90900344" calcext:value-type="float">
            <text:p>0.90900344</text:p>
          </table:table-cell>
          <table:table-cell office:value-type="float" office:value="4.4982" calcext:value-type="float">
            <text:p>4.4982</text:p>
          </table:table-cell>
          <table:table-cell office:value-type="float" office:value="1.50541799779088" calcext:value-type="float">
            <text:p>1.50541799779088</text:p>
          </table:table-cell>
        </table:table-row>
        <table:table-row table:style-name="ro1">
          <table:table-cell office:value-type="string" calcext:value-type="string">
            <text:p>RhSb</text:p>
          </table:table-cell>
          <table:table-cell office:value-type="float" office:value="0.9092349" calcext:value-type="float">
            <text:p>0.9092349</text:p>
          </table:table-cell>
          <table:table-cell office:value-type="float" office:value="3.7249" calcext:value-type="float">
            <text:p>3.7249</text:p>
          </table:table-cell>
          <table:table-cell office:value-type="float" office:value="1.32804648017746" calcext:value-type="float">
            <text:p>1.32804648017746</text:p>
          </table:table-cell>
        </table:table-row>
        <table:table-row table:style-name="ro1">
          <table:table-cell office:value-type="string" calcext:value-type="string">
            <text:p>CoGe</text:p>
          </table:table-cell>
          <table:table-cell office:value-type="float" office:value="0.9097656" calcext:value-type="float">
            <text:p>0.9097656</text:p>
          </table:table-cell>
          <table:table-cell office:value-type="float" office:value="3.4078" calcext:value-type="float">
            <text:p>3.4078</text:p>
          </table:table-cell>
          <table:table-cell office:value-type="float" office:value="2.24657285304581" calcext:value-type="float">
            <text:p>2.24657285304581</text:p>
          </table:table-cell>
        </table:table-row>
        <table:table-row table:style-name="ro1">
          <table:table-cell office:value-type="string" calcext:value-type="string">
            <text:p>FeAl</text:p>
          </table:table-cell>
          <table:table-cell office:value-type="float" office:value="0.909962" calcext:value-type="float">
            <text:p>0.909962</text:p>
          </table:table-cell>
          <table:table-cell office:value-type="float" office:value="3.4962" calcext:value-type="float">
            <text:p>3.4962</text:p>
          </table:table-cell>
          <table:table-cell office:value-type="float" office:value="3.52219845008312" calcext:value-type="float">
            <text:p>3.52219845008312</text:p>
          </table:table-cell>
        </table:table-row>
        <table:table-row table:style-name="ro1">
          <table:table-cell office:value-type="string" calcext:value-type="string">
            <text:p>BeIn</text:p>
          </table:table-cell>
          <table:table-cell office:value-type="float" office:value="0.91112685" calcext:value-type="float">
            <text:p>0.91112685</text:p>
          </table:table-cell>
          <table:table-cell office:value-type="float" office:value="3.8824" calcext:value-type="float">
            <text:p>3.8824</text:p>
          </table:table-cell>
          <table:table-cell office:value-type="float" office:value="2.3837009099642" calcext:value-type="float">
            <text:p>2.3837009099642</text:p>
          </table:table-cell>
        </table:table-row>
        <table:table-row table:style-name="ro1">
          <table:table-cell office:value-type="string" calcext:value-type="string">
            <text:p>FeCu</text:p>
          </table:table-cell>
          <table:table-cell office:value-type="float" office:value="0.9115192" calcext:value-type="float">
            <text:p>0.9115192</text:p>
          </table:table-cell>
          <table:table-cell office:value-type="float" office:value="3.2851" calcext:value-type="float">
            <text:p>3.2851</text:p>
          </table:table-cell>
          <table:table-cell office:value-type="float" office:value="2.47014209554039" calcext:value-type="float">
            <text:p>2.47014209554039</text:p>
          </table:table-cell>
        </table:table-row>
        <table:table-row table:style-name="ro1">
          <table:table-cell office:value-type="string" calcext:value-type="string">
            <text:p>AuK</text:p>
          </table:table-cell>
          <table:table-cell office:value-type="float" office:value="0.9130158" calcext:value-type="float">
            <text:p>0.9130158</text:p>
          </table:table-cell>
          <table:table-cell office:value-type="float" office:value="4.6749" calcext:value-type="float">
            <text:p>4.6749</text:p>
          </table:table-cell>
          <table:table-cell office:value-type="float" office:value="1.26472733304418" calcext:value-type="float">
            <text:p>1.26472733304418</text:p>
          </table:table-cell>
        </table:table-row>
        <table:table-row table:style-name="ro1">
          <table:table-cell office:value-type="string" calcext:value-type="string">
            <text:p>MoGe</text:p>
          </table:table-cell>
          <table:table-cell office:value-type="float" office:value="0.9132632" calcext:value-type="float">
            <text:p>0.9132632</text:p>
          </table:table-cell>
          <table:table-cell office:value-type="float" office:value="3.4539" calcext:value-type="float">
            <text:p>3.4539</text:p>
          </table:table-cell>
          <table:table-cell office:value-type="float" office:value="1.76209364103899" calcext:value-type="float">
            <text:p>1.76209364103899</text:p>
          </table:table-cell>
        </table:table-row>
        <table:table-row table:style-name="ro1">
          <table:table-cell office:value-type="string" calcext:value-type="string">
            <text:p>NiIn</text:p>
          </table:table-cell>
          <table:table-cell office:value-type="float" office:value="0.9138298" calcext:value-type="float">
            <text:p>0.9138298</text:p>
          </table:table-cell>
          <table:table-cell office:value-type="float" office:value="3.8099" calcext:value-type="float">
            <text:p>3.8099</text:p>
          </table:table-cell>
          <table:table-cell office:value-type="float" office:value="1.71287066682784" calcext:value-type="float">
            <text:p>1.71287066682784</text:p>
          </table:table-cell>
        </table:table-row>
        <table:table-row table:style-name="ro1">
          <table:table-cell office:value-type="string" calcext:value-type="string">
            <text:p>NbAs</text:p>
          </table:table-cell>
          <table:table-cell office:value-type="float" office:value="0.91452646" calcext:value-type="float">
            <text:p>0.91452646</text:p>
          </table:table-cell>
          <table:table-cell office:value-type="float" office:value="3.9174" calcext:value-type="float">
            <text:p>3.9174</text:p>
          </table:table-cell>
          <table:table-cell office:value-type="float" office:value="1.76984965917831" calcext:value-type="float">
            <text:p>1.76984965917831</text:p>
          </table:table-cell>
        </table:table-row>
        <table:table-row table:style-name="ro1">
          <table:table-cell office:value-type="string" calcext:value-type="string">
            <text:p>RuTl</text:p>
          </table:table-cell>
          <table:table-cell office:value-type="float" office:value="0.9160307" calcext:value-type="float">
            <text:p>0.9160307</text:p>
          </table:table-cell>
          <table:table-cell office:value-type="float" office:value="3.5729" calcext:value-type="float">
            <text:p>3.5729</text:p>
          </table:table-cell>
          <table:table-cell office:value-type="float" office:value="0.980241257439126" calcext:value-type="float">
            <text:p>0.980241257439126</text:p>
          </table:table-cell>
        </table:table-row>
        <table:table-row table:style-name="ro1">
          <table:table-cell office:value-type="string" calcext:value-type="string">
            <text:p>BeSe</text:p>
          </table:table-cell>
          <table:table-cell office:value-type="float" office:value="0.91825634" calcext:value-type="float">
            <text:p>0.91825634</text:p>
          </table:table-cell>
          <table:table-cell office:value-type="float" office:value="3.9049" calcext:value-type="float">
            <text:p>3.9049</text:p>
          </table:table-cell>
          <table:table-cell office:value-type="float" office:value="3.32302511488362" calcext:value-type="float">
            <text:p>3.32302511488362</text:p>
          </table:table-cell>
        </table:table-row>
        <table:table-row table:style-name="ro1">
          <table:table-cell office:value-type="string" calcext:value-type="string">
            <text:p>NiHg</text:p>
          </table:table-cell>
          <table:table-cell office:value-type="float" office:value="0.91841364" calcext:value-type="float">
            <text:p>0.91841364</text:p>
          </table:table-cell>
          <table:table-cell office:value-type="float" office:value="3.9209" calcext:value-type="float">
            <text:p>3.9209</text:p>
          </table:table-cell>
          <table:table-cell office:value-type="float" office:value="1.15277802875575" calcext:value-type="float">
            <text:p>1.15277802875575</text:p>
          </table:table-cell>
        </table:table-row>
        <table:table-row table:style-name="ro1">
          <table:table-cell office:value-type="string" calcext:value-type="string">
            <text:p>HfTe</text:p>
          </table:table-cell>
          <table:table-cell office:value-type="float" office:value="0.9223315" calcext:value-type="float">
            <text:p>0.9223315</text:p>
          </table:table-cell>
          <table:table-cell office:value-type="float" office:value="4.0687" calcext:value-type="float">
            <text:p>4.0687</text:p>
          </table:table-cell>
          <table:table-cell office:value-type="float" office:value="0.978222196600592" calcext:value-type="float">
            <text:p>0.978222196600592</text:p>
          </table:table-cell>
        </table:table-row>
        <table:table-row table:style-name="ro1">
          <table:table-cell office:value-type="string" calcext:value-type="string">
            <text:p>WCu</text:p>
          </table:table-cell>
          <table:table-cell office:value-type="float" office:value="0.92357004" calcext:value-type="float">
            <text:p>0.92357004</text:p>
          </table:table-cell>
          <table:table-cell office:value-type="float" office:value="3.3177" calcext:value-type="float">
            <text:p>3.3177</text:p>
          </table:table-cell>
          <table:table-cell office:value-type="float" office:value="1.20754848991146" calcext:value-type="float">
            <text:p>1.20754848991146</text:p>
          </table:table-cell>
        </table:table-row>
        <table:table-row table:style-name="ro1">
          <table:table-cell office:value-type="string" calcext:value-type="string">
            <text:p>OsMo</text:p>
          </table:table-cell>
          <table:table-cell office:value-type="float" office:value="0.92456275" calcext:value-type="float">
            <text:p>0.92456275</text:p>
          </table:table-cell>
          <table:table-cell office:value-type="float" office:value="3.4067" calcext:value-type="float">
            <text:p>3.4067</text:p>
          </table:table-cell>
          <table:table-cell office:value-type="float" office:value="1.0456032566671" calcext:value-type="float">
            <text:p>1.0456032566671</text:p>
          </table:table-cell>
        </table:table-row>
        <table:table-row table:style-name="ro1">
          <table:table-cell office:value-type="string" calcext:value-type="string">
            <text:p>FeCe</text:p>
          </table:table-cell>
          <table:table-cell office:value-type="float" office:value="0.9271735" calcext:value-type="float">
            <text:p>0.9271735</text:p>
          </table:table-cell>
          <table:table-cell office:value-type="float" office:value="3.8298" calcext:value-type="float">
            <text:p>3.8298</text:p>
          </table:table-cell>
          <table:table-cell office:value-type="float" office:value="1.51962345670388" calcext:value-type="float">
            <text:p>1.51962345670388</text:p>
          </table:table-cell>
        </table:table-row>
        <table:table-row table:style-name="ro1">
          <table:table-cell office:value-type="string" calcext:value-type="string">
            <text:p>MoTl</text:p>
          </table:table-cell>
          <table:table-cell office:value-type="float" office:value="0.9272276" calcext:value-type="float">
            <text:p>0.9272276</text:p>
          </table:table-cell>
          <table:table-cell office:value-type="float" office:value="3.7104" calcext:value-type="float">
            <text:p>3.7104</text:p>
          </table:table-cell>
          <table:table-cell office:value-type="float" office:value="0.996818430318376" calcext:value-type="float">
            <text:p>0.996818430318376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office:value-type="float" office:value="0.9275388" calcext:value-type="float">
            <text:p>0.9275388</text:p>
          </table:table-cell>
          <table:table-cell office:value-type="float" office:value="3.5002" calcext:value-type="float">
            <text:p>3.5002</text:p>
          </table:table-cell>
          <table:table-cell office:value-type="float" office:value="1.44755170637921" calcext:value-type="float">
            <text:p>1.44755170637921</text:p>
          </table:table-cell>
        </table:table-row>
        <table:table-row table:style-name="ro1">
          <table:table-cell office:value-type="string" calcext:value-type="string">
            <text:p>OsBe</text:p>
          </table:table-cell>
          <table:table-cell office:value-type="float" office:value="0.9276294" calcext:value-type="float">
            <text:p>0.9276294</text:p>
          </table:table-cell>
          <table:table-cell office:value-type="float" office:value="3.0595" calcext:value-type="float">
            <text:p>3.0595</text:p>
          </table:table-cell>
          <table:table-cell office:value-type="float" office:value="1.49497195282478" calcext:value-type="float">
            <text:p>1.49497195282478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0.9281086" calcext:value-type="float">
            <text:p>0.9281086</text:p>
          </table:table-cell>
          <table:table-cell office:value-type="float" office:value="4.6665" calcext:value-type="float">
            <text:p>4.6665</text:p>
          </table:table-cell>
          <table:table-cell office:value-type="float" office:value="4.37577410698773" calcext:value-type="float">
            <text:p>4.37577410698773</text:p>
          </table:table-cell>
        </table:table-row>
        <table:table-row table:style-name="ro1">
          <table:table-cell office:value-type="string" calcext:value-type="string">
            <text:p>BeSn</text:p>
          </table:table-cell>
          <table:table-cell office:value-type="float" office:value="0.92906606" calcext:value-type="float">
            <text:p>0.92906606</text:p>
          </table:table-cell>
          <table:table-cell office:value-type="float" office:value="3.8464" calcext:value-type="float">
            <text:p>3.8464</text:p>
          </table:table-cell>
          <table:table-cell office:value-type="float" office:value="2.31274375793151" calcext:value-type="float">
            <text:p>2.31274375793151</text:p>
          </table:table-cell>
        </table:table-row>
        <table:table-row table:style-name="ro1">
          <table:table-cell office:value-type="string" calcext:value-type="string">
            <text:p>TcCe</text:p>
          </table:table-cell>
          <table:table-cell office:value-type="float" office:value="0.9320875" calcext:value-type="float">
            <text:p>0.9320875</text:p>
          </table:table-cell>
          <table:table-cell office:value-type="float" office:value="3.8765" calcext:value-type="float">
            <text:p>3.8765</text:p>
          </table:table-cell>
          <table:table-cell office:value-type="float" office:value="1.25396958494868" calcext:value-type="float">
            <text:p>1.25396958494868</text:p>
          </table:table-cell>
        </table:table-row>
        <table:table-row table:style-name="ro1">
          <table:table-cell office:value-type="string" calcext:value-type="string">
            <text:p>BeAg</text:p>
          </table:table-cell>
          <table:table-cell office:value-type="float" office:value="0.9333831" calcext:value-type="float">
            <text:p>0.9333831</text:p>
          </table:table-cell>
          <table:table-cell office:value-type="float" office:value="3.6681" calcext:value-type="float">
            <text:p>3.6681</text:p>
          </table:table-cell>
          <table:table-cell office:value-type="float" office:value="2.5218632454599" calcext:value-type="float">
            <text:p>2.5218632454599</text:p>
          </table:table-cell>
        </table:table-row>
        <table:table-row table:style-name="ro1">
          <table:table-cell office:value-type="string" calcext:value-type="string">
            <text:p>TaAu</text:p>
          </table:table-cell>
          <table:table-cell office:value-type="float" office:value="0.9344543" calcext:value-type="float">
            <text:p>0.9344543</text:p>
          </table:table-cell>
          <table:table-cell office:value-type="float" office:value="3.7083" calcext:value-type="float">
            <text:p>3.7083</text:p>
          </table:table-cell>
          <table:table-cell office:value-type="float" office:value="0.793782154766919" calcext:value-type="float">
            <text:p>0.793782154766919</text:p>
          </table:table-cell>
        </table:table-row>
        <table:table-row table:style-name="ro1">
          <table:table-cell office:value-type="string" calcext:value-type="string">
            <text:p>TiBi</text:p>
          </table:table-cell>
          <table:table-cell office:value-type="float" office:value="0.9346075" calcext:value-type="float">
            <text:p>0.9346075</text:p>
          </table:table-cell>
          <table:table-cell office:value-type="float" office:value="3.8074" calcext:value-type="float">
            <text:p>3.8074</text:p>
          </table:table-cell>
          <table:table-cell office:value-type="float" office:value="1.16358402442564" calcext:value-type="float">
            <text:p>1.16358402442564</text:p>
          </table:table-cell>
        </table:table-row>
        <table:table-row table:style-name="ro1">
          <table:table-cell office:value-type="string" calcext:value-type="string">
            <text:p>MnMg</text:p>
          </table:table-cell>
          <table:table-cell office:value-type="float" office:value="0.9354437" calcext:value-type="float">
            <text:p>0.9354437</text:p>
          </table:table-cell>
          <table:table-cell office:value-type="float" office:value="3.7482" calcext:value-type="float">
            <text:p>3.7482</text:p>
          </table:table-cell>
          <table:table-cell office:value-type="float" office:value="3.67562322935243" calcext:value-type="float">
            <text:p>3.67562322935243</text:p>
          </table:table-cell>
        </table:table-row>
        <table:table-row table:style-name="ro1">
          <table:table-cell office:value-type="string" calcext:value-type="string">
            <text:p>NbNa</text:p>
          </table:table-cell>
          <table:table-cell office:value-type="float" office:value="0.9355136" calcext:value-type="float">
            <text:p>0.9355136</text:p>
          </table:table-cell>
          <table:table-cell office:value-type="float" office:value="3.7596" calcext:value-type="float">
            <text:p>3.7596</text:p>
          </table:table-cell>
          <table:table-cell office:value-type="float" office:value="2.54273526835543" calcext:value-type="float">
            <text:p>2.54273526835543</text:p>
          </table:table-cell>
        </table:table-row>
        <table:table-row table:style-name="ro1">
          <table:table-cell office:value-type="string" calcext:value-type="string">
            <text:p>NbNd</text:p>
          </table:table-cell>
          <table:table-cell office:value-type="float" office:value="0.9362707" calcext:value-type="float">
            <text:p>0.9362707</text:p>
          </table:table-cell>
          <table:table-cell office:value-type="float" office:value="4.225" calcext:value-type="float">
            <text:p>4.225</text:p>
          </table:table-cell>
          <table:table-cell office:value-type="float" office:value="1.25902165196472" calcext:value-type="float">
            <text:p>1.25902165196472</text:p>
          </table:table-cell>
        </table:table-row>
        <table:table-row table:style-name="ro1">
          <table:table-cell office:value-type="string" calcext:value-type="string">
            <text:p>NiTe</text:p>
          </table:table-cell>
          <table:table-cell office:value-type="float" office:value="0.9371244" calcext:value-type="float">
            <text:p>0.9371244</text:p>
          </table:table-cell>
          <table:table-cell office:value-type="float" office:value="4.1294" calcext:value-type="float">
            <text:p>4.1294</text:p>
          </table:table-cell>
          <table:table-cell office:value-type="float" office:value="1.59722396092653" calcext:value-type="float">
            <text:p>1.59722396092653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float" office:value="0.9372911" calcext:value-type="float">
            <text:p>0.9372911</text:p>
          </table:table-cell>
          <table:table-cell office:value-type="float" office:value="3.8194" calcext:value-type="float">
            <text:p>3.8194</text:p>
          </table:table-cell>
          <table:table-cell office:value-type="float" office:value="2.143005667822" calcext:value-type="float">
            <text:p>2.143005667822</text:p>
          </table:table-cell>
        </table:table-row>
        <table:table-row table:style-name="ro1">
          <table:table-cell office:value-type="string" calcext:value-type="string">
            <text:p>ReFe</text:p>
          </table:table-cell>
          <table:table-cell office:value-type="float" office:value="0.93844366" calcext:value-type="float">
            <text:p>0.93844366</text:p>
          </table:table-cell>
          <table:table-cell office:value-type="float" office:value="3.1784" calcext:value-type="float">
            <text:p>3.1784</text:p>
          </table:table-cell>
          <table:table-cell office:value-type="float" office:value="1.23383041215572" calcext:value-type="float">
            <text:p>1.23383041215572</text:p>
          </table:table-cell>
        </table:table-row>
        <table:table-row table:style-name="ro1">
          <table:table-cell office:value-type="string" calcext:value-type="string">
            <text:p>RuCd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3.4067" calcext:value-type="float">
            <text:p>3.4067</text:p>
          </table:table-cell>
          <table:table-cell office:value-type="float" office:value="1.39665250870627" calcext:value-type="float">
            <text:p>1.39665250870627</text:p>
          </table:table-cell>
        </table:table-row>
        <table:table-row table:style-name="ro1">
          <table:table-cell office:value-type="string" calcext:value-type="string">
            <text:p>OsCa</text:p>
          </table:table-cell>
          <table:table-cell office:value-type="float" office:value="0.9437272" calcext:value-type="float">
            <text:p>0.9437272</text:p>
          </table:table-cell>
          <table:table-cell office:value-type="float" office:value="3.3736" calcext:value-type="float">
            <text:p>3.3736</text:p>
          </table:table-cell>
          <table:table-cell office:value-type="float" office:value="1.29593126218276" calcext:value-type="float">
            <text:p>1.29593126218276</text:p>
          </table:table-cell>
        </table:table-row>
        <table:table-row table:style-name="ro1">
          <table:table-cell office:value-type="string" calcext:value-type="string">
            <text:p>FeCa</text:p>
          </table:table-cell>
          <table:table-cell office:value-type="float" office:value="0.94558144" calcext:value-type="float">
            <text:p>0.94558144</text:p>
          </table:table-cell>
          <table:table-cell office:value-type="float" office:value="4.418" calcext:value-type="float">
            <text:p>4.418</text:p>
          </table:table-cell>
          <table:table-cell office:value-type="float" office:value="3.05600523594391" calcext:value-type="float">
            <text:p>3.05600523594391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0.94579643" calcext:value-type="float">
            <text:p>0.94579643</text:p>
          </table:table-cell>
          <table:table-cell office:value-type="float" office:value="4.1548" calcext:value-type="float">
            <text:p>4.1548</text:p>
          </table:table-cell>
          <table:table-cell office:value-type="float" office:value="1.46645705363821" calcext:value-type="float">
            <text:p>1.46645705363821</text:p>
          </table:table-cell>
        </table:table-row>
        <table:table-row table:style-name="ro1">
          <table:table-cell office:value-type="string" calcext:value-type="string">
            <text:p>CuNa</text:p>
          </table:table-cell>
          <table:table-cell office:value-type="float" office:value="0.95016193" calcext:value-type="float">
            <text:p>0.95016193</text:p>
          </table:table-cell>
          <table:table-cell office:value-type="float" office:value="4.02" calcext:value-type="float">
            <text:p>4.02</text:p>
          </table:table-cell>
          <table:table-cell office:value-type="float" office:value="3.37632187051048" calcext:value-type="float">
            <text:p>3.37632187051048</text:p>
          </table:table-cell>
        </table:table-row>
        <table:table-row table:style-name="ro1">
          <table:table-cell office:value-type="string" calcext:value-type="string">
            <text:p>MoAu</text:p>
          </table:table-cell>
          <table:table-cell office:value-type="float" office:value="0.95068705" calcext:value-type="float">
            <text:p>0.95068705</text:p>
          </table:table-cell>
          <table:table-cell office:value-type="float" office:value="3.595" calcext:value-type="float">
            <text:p>3.595</text:p>
          </table:table-cell>
          <table:table-cell office:value-type="float" office:value="1.02180111012526" calcext:value-type="float">
            <text:p>1.02180111012526</text:p>
          </table:table-cell>
        </table:table-row>
        <table:table-row table:style-name="ro1">
          <table:table-cell office:value-type="string" calcext:value-type="string">
            <text:p>BeCd</text:p>
          </table:table-cell>
          <table:table-cell office:value-type="float" office:value="0.9516846" calcext:value-type="float">
            <text:p>0.9516846</text:p>
          </table:table-cell>
          <table:table-cell office:value-type="float" office:value="3.9778" calcext:value-type="float">
            <text:p>3.9778</text:p>
          </table:table-cell>
          <table:table-cell office:value-type="float" office:value="2.42980542030253" calcext:value-type="float">
            <text:p>2.42980542030253</text:p>
          </table:table-cell>
        </table:table-row>
        <table:table-row table:style-name="ro1">
          <table:table-cell office:value-type="string" calcext:value-type="string">
            <text:p>MnCu</text:p>
          </table:table-cell>
          <table:table-cell office:value-type="float" office:value="0.95171416" calcext:value-type="float">
            <text:p>0.95171416</text:p>
          </table:table-cell>
          <table:table-cell office:value-type="float" office:value="3.3184" calcext:value-type="float">
            <text:p>3.3184</text:p>
          </table:table-cell>
          <table:table-cell office:value-type="float" office:value="2.48857964873303" calcext:value-type="float">
            <text:p>2.48857964873303</text:p>
          </table:table-cell>
        </table:table-row>
        <table:table-row table:style-name="ro1">
          <table:table-cell office:value-type="string" calcext:value-type="string">
            <text:p>FeGa</text:p>
          </table:table-cell>
          <table:table-cell office:value-type="float" office:value="0.9518434" calcext:value-type="float">
            <text:p>0.9518434</text:p>
          </table:table-cell>
          <table:table-cell office:value-type="float" office:value="3.3464" calcext:value-type="float">
            <text:p>3.3464</text:p>
          </table:table-cell>
          <table:table-cell office:value-type="float" office:value="2.35148705415321" calcext:value-type="float">
            <text:p>2.35148705415321</text:p>
          </table:table-cell>
        </table:table-row>
        <table:table-row table:style-name="ro1">
          <table:table-cell office:value-type="string" calcext:value-type="string">
            <text:p>OsTc</text:p>
          </table:table-cell>
          <table:table-cell office:value-type="float" office:value="0.95436996" calcext:value-type="float">
            <text:p>0.95436996</text:p>
          </table:table-cell>
          <table:table-cell office:value-type="float" office:value="3.3668" calcext:value-type="float">
            <text:p>3.3668</text:p>
          </table:table-cell>
          <table:table-cell office:value-type="float" office:value="1.03820784221817" calcext:value-type="float">
            <text:p>1.03820784221817</text:p>
          </table:table-cell>
        </table:table-row>
        <table:table-row table:style-name="ro1">
          <table:table-cell office:value-type="string" calcext:value-type="string">
            <text:p>WAl</text:p>
          </table:table-cell>
          <table:table-cell office:value-type="float" office:value="0.9548464" calcext:value-type="float">
            <text:p>0.9548464</text:p>
          </table:table-cell>
          <table:table-cell office:value-type="float" office:value="3.471" calcext:value-type="float">
            <text:p>3.471</text:p>
          </table:table-cell>
          <table:table-cell office:value-type="float" office:value="1.41402180519433" calcext:value-type="float">
            <text:p>1.41402180519433</text:p>
          </table:table-cell>
        </table:table-row>
        <table:table-row table:style-name="ro1">
          <table:table-cell office:value-type="string" calcext:value-type="string">
            <text:p>BeTe</text:p>
          </table:table-cell>
          <table:table-cell office:value-type="float" office:value="0.95831734" calcext:value-type="float">
            <text:p>0.95831734</text:p>
          </table:table-cell>
          <table:table-cell office:value-type="float" office:value="4.1263" calcext:value-type="float">
            <text:p>4.1263</text:p>
          </table:table-cell>
          <table:table-cell office:value-type="float" office:value="2.16550170206105" calcext:value-type="float">
            <text:p>2.16550170206105</text:p>
          </table:table-cell>
        </table:table-row>
        <table:table-row table:style-name="ro1">
          <table:table-cell office:value-type="string" calcext:value-type="string">
            <text:p>NiCd</text:p>
          </table:table-cell>
          <table:table-cell office:value-type="float" office:value="0.9614192" calcext:value-type="float">
            <text:p>0.9614192</text:p>
          </table:table-cell>
          <table:table-cell office:value-type="float" office:value="3.9874" calcext:value-type="float">
            <text:p>3.9874</text:p>
          </table:table-cell>
          <table:table-cell office:value-type="float" office:value="1.73654793002536" calcext:value-type="float">
            <text:p>1.73654793002536</text:p>
          </table:table-cell>
        </table:table-row>
        <table:table-row table:style-name="ro1">
          <table:table-cell office:value-type="string" calcext:value-type="string">
            <text:p>NbHg</text:p>
          </table:table-cell>
          <table:table-cell office:value-type="float" office:value="0.96179473" calcext:value-type="float">
            <text:p>0.96179473</text:p>
          </table:table-cell>
          <table:table-cell office:value-type="float" office:value="3.8453" calcext:value-type="float">
            <text:p>3.8453</text:p>
          </table:table-cell>
          <table:table-cell office:value-type="float" office:value="1.01976863633574" calcext:value-type="float">
            <text:p>1.01976863633574</text:p>
          </table:table-cell>
        </table:table-row>
        <table:table-row table:style-name="ro1">
          <table:table-cell office:value-type="string" calcext:value-type="string">
            <text:p>RuAu</text:p>
          </table:table-cell>
          <table:table-cell office:value-type="float" office:value="0.9643005" calcext:value-type="float">
            <text:p>0.9643005</text:p>
          </table:table-cell>
          <table:table-cell office:value-type="float" office:value="3.5553" calcext:value-type="float">
            <text:p>3.5553</text:p>
          </table:table-cell>
          <table:table-cell office:value-type="float" office:value="1.00438985349215" calcext:value-type="float">
            <text:p>1.00438985349215</text:p>
          </table:table-cell>
        </table:table-row>
        <table:table-row table:style-name="ro1">
          <table:table-cell office:value-type="string" calcext:value-type="string">
            <text:p>ReV</text:p>
          </table:table-cell>
          <table:table-cell office:value-type="float" office:value="0.9648961" calcext:value-type="float">
            <text:p>0.9648961</text:p>
          </table:table-cell>
          <table:table-cell office:value-type="float" office:value="3.2615" calcext:value-type="float">
            <text:p>3.2615</text:p>
          </table:table-cell>
          <table:table-cell office:value-type="float" office:value="1.25902102290555" calcext:value-type="float">
            <text:p>1.25902102290555</text:p>
          </table:table-cell>
        </table:table-row>
        <table:table-row table:style-name="ro1">
          <table:table-cell office:value-type="string" calcext:value-type="string">
            <text:p>HfPb</text:p>
          </table:table-cell>
          <table:table-cell office:value-type="float" office:value="0.9653022" calcext:value-type="float">
            <text:p>0.9653022</text:p>
          </table:table-cell>
          <table:table-cell office:value-type="float" office:value="3.9735" calcext:value-type="float">
            <text:p>3.9735</text:p>
          </table:table-cell>
          <table:table-cell office:value-type="float" office:value="0.777903908844815" calcext:value-type="float">
            <text:p>0.777903908844815</text:p>
          </table:table-cell>
        </table:table-row>
        <table:table-row table:style-name="ro1">
          <table:table-cell office:value-type="string" calcext:value-type="string">
            <text:p>NbIn</text:p>
          </table:table-cell>
          <table:table-cell office:value-type="float" office:value="0.96549195" calcext:value-type="float">
            <text:p>0.96549195</text:p>
          </table:table-cell>
          <table:table-cell office:value-type="float" office:value="3.8327" calcext:value-type="float">
            <text:p>3.8327</text:p>
          </table:table-cell>
          <table:table-cell office:value-type="float" office:value="1.43480229012632" calcext:value-type="float">
            <text:p>1.43480229012632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0.9662419" calcext:value-type="float">
            <text:p>0.9662419</text:p>
          </table:table-cell>
          <table:table-cell office:value-type="float" office:value="4.2859" calcext:value-type="float">
            <text:p>4.2859</text:p>
          </table:table-cell>
          <table:table-cell office:value-type="float" office:value="0.936523322475851" calcext:value-type="float">
            <text:p>0.936523322475851</text:p>
          </table:table-cell>
        </table:table-row>
        <table:table-row table:style-name="ro1">
          <table:table-cell office:value-type="string" calcext:value-type="string">
            <text:p>CoAu</text:p>
          </table:table-cell>
          <table:table-cell office:value-type="float" office:value="0.96755505" calcext:value-type="float">
            <text:p>0.96755505</text:p>
          </table:table-cell>
          <table:table-cell office:value-type="float" office:value="3.5875" calcext:value-type="float">
            <text:p>3.5875</text:p>
          </table:table-cell>
          <table:table-cell office:value-type="float" office:value="1.1678426326742" calcext:value-type="float">
            <text:p>1.1678426326742</text:p>
          </table:table-cell>
        </table:table-row>
        <table:table-row table:style-name="ro1">
          <table:table-cell office:value-type="string" calcext:value-type="string">
            <text:p>CoTl</text:p>
          </table:table-cell>
          <table:table-cell office:value-type="float" office:value="0.968256" calcext:value-type="float">
            <text:p>0.968256</text:p>
          </table:table-cell>
          <table:table-cell office:value-type="float" office:value="3.9186" calcext:value-type="float">
            <text:p>3.9186</text:p>
          </table:table-cell>
          <table:table-cell office:value-type="float" office:value="1.13532192826309" calcext:value-type="float">
            <text:p>1.13532192826309</text:p>
          </table:table-cell>
        </table:table-row>
        <table:table-row table:style-name="ro1">
          <table:table-cell office:value-type="string" calcext:value-type="string">
            <text:p>RhBa</text:p>
          </table:table-cell>
          <table:table-cell office:value-type="float" office:value="0.9700402" calcext:value-type="float">
            <text:p>0.9700402</text:p>
          </table:table-cell>
          <table:table-cell office:value-type="float" office:value="4.9327" calcext:value-type="float">
            <text:p>4.9327</text:p>
          </table:table-cell>
          <table:table-cell office:value-type="float" office:value="1.24305917313885" calcext:value-type="float">
            <text:p>1.24305917313885</text:p>
          </table:table-cell>
        </table:table-row>
        <table:table-row table:style-name="ro1">
          <table:table-cell office:value-type="string" calcext:value-type="string">
            <text:p>ReCr</text:p>
          </table:table-cell>
          <table:table-cell office:value-type="float" office:value="0.9703444" calcext:value-type="float">
            <text:p>0.9703444</text:p>
          </table:table-cell>
          <table:table-cell office:value-type="float" office:value="3.189" calcext:value-type="float">
            <text:p>3.189</text:p>
          </table:table-cell>
          <table:table-cell office:value-type="float" office:value="1.2535168131318" calcext:value-type="float">
            <text:p>1.2535168131318</text:p>
          </table:table-cell>
        </table:table-row>
        <table:table-row table:style-name="ro1">
          <table:table-cell office:value-type="string" calcext:value-type="string">
            <text:p>VCd</text:p>
          </table:table-cell>
          <table:table-cell office:value-type="float" office:value="0.9705377" calcext:value-type="float">
            <text:p>0.9705377</text:p>
          </table:table-cell>
          <table:table-cell office:value-type="float" office:value="3.6752" calcext:value-type="float">
            <text:p>3.6752</text:p>
          </table:table-cell>
          <table:table-cell office:value-type="float" office:value="1.81745815750703" calcext:value-type="float">
            <text:p>1.81745815750703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0.97215974" calcext:value-type="float">
            <text:p>0.97215974</text:p>
          </table:table-cell>
          <table:table-cell office:value-type="float" office:value="4.5355" calcext:value-type="float">
            <text:p>4.5355</text:p>
          </table:table-cell>
          <table:table-cell office:value-type="float" office:value="2.58349614998566" calcext:value-type="float">
            <text:p>2.58349614998566</text:p>
          </table:table-cell>
        </table:table-row>
        <table:table-row table:style-name="ro1">
          <table:table-cell office:value-type="string" calcext:value-type="string">
            <text:p>CrSi</text:p>
          </table:table-cell>
          <table:table-cell office:value-type="float" office:value="0.9738533" calcext:value-type="float">
            <text:p>0.9738533</text:p>
          </table:table-cell>
          <table:table-cell office:value-type="float" office:value="3.5982" calcext:value-type="float">
            <text:p>3.5982</text:p>
          </table:table-cell>
          <table:table-cell office:value-type="float" office:value="3.63853524836286" calcext:value-type="float">
            <text:p>3.63853524836286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float" office:value="0.97402376" calcext:value-type="float">
            <text:p>0.97402376</text:p>
          </table:table-cell>
          <table:table-cell office:value-type="float" office:value="3.989" calcext:value-type="float">
            <text:p>3.989</text:p>
          </table:table-cell>
          <table:table-cell office:value-type="float" office:value="5.58941017352372" calcext:value-type="float">
            <text:p>5.58941017352372</text:p>
          </table:table-cell>
        </table:table-row>
        <table:table-row table:style-name="ro1">
          <table:table-cell office:value-type="string" calcext:value-type="string">
            <text:p>NiCs</text:p>
          </table:table-cell>
          <table:table-cell office:value-type="float" office:value="0.9778583" calcext:value-type="float">
            <text:p>0.9778583</text:p>
          </table:table-cell>
          <table:table-cell office:value-type="float" office:value="5.0946" calcext:value-type="float">
            <text:p>5.0946</text:p>
          </table:table-cell>
          <table:table-cell office:value-type="float" office:value="1.5536833250104" calcext:value-type="float">
            <text:p>1.5536833250104</text:p>
          </table:table-cell>
        </table:table-row>
        <table:table-row table:style-name="ro1">
          <table:table-cell office:value-type="string" calcext:value-type="string">
            <text:p>TiTe</text:p>
          </table:table-cell>
          <table:table-cell office:value-type="float" office:value="0.9790749" calcext:value-type="float">
            <text:p>0.9790749</text:p>
          </table:table-cell>
          <table:table-cell office:value-type="float" office:value="3.9752" calcext:value-type="float">
            <text:p>3.9752</text:p>
          </table:table-cell>
          <table:table-cell office:value-type="float" office:value="1.69410393206777" calcext:value-type="float">
            <text:p>1.69410393206777</text:p>
          </table:table-cell>
        </table:table-row>
        <table:table-row table:style-name="ro1">
          <table:table-cell office:value-type="string" calcext:value-type="string">
            <text:p>MnAl</text:p>
          </table:table-cell>
          <table:table-cell office:value-type="float" office:value="0.9793556" calcext:value-type="float">
            <text:p>0.9793556</text:p>
          </table:table-cell>
          <table:table-cell office:value-type="float" office:value="3.5861" calcext:value-type="float">
            <text:p>3.5861</text:p>
          </table:table-cell>
          <table:table-cell office:value-type="float" office:value="3.55980555504842" calcext:value-type="float">
            <text:p>3.55980555504842</text:p>
          </table:table-cell>
        </table:table-row>
        <table:table-row table:style-name="ro1">
          <table:table-cell office:value-type="string" calcext:value-type="string">
            <text:p>MnCe</text:p>
          </table:table-cell>
          <table:table-cell office:value-type="float" office:value="0.9793838" calcext:value-type="float">
            <text:p>0.9793838</text:p>
          </table:table-cell>
          <table:table-cell office:value-type="float" office:value="3.9142" calcext:value-type="float">
            <text:p>3.9142</text:p>
          </table:table-cell>
          <table:table-cell office:value-type="float" office:value="1.52658147845041" calcext:value-type="float">
            <text:p>1.52658147845041</text:p>
          </table:table-cell>
        </table:table-row>
        <table:table-row table:style-name="ro1">
          <table:table-cell office:value-type="string" calcext:value-type="string">
            <text:p>HgRb</text:p>
          </table:table-cell>
          <table:table-cell office:value-type="float" office:value="0.980519" calcext:value-type="float">
            <text:p>0.980519</text:p>
          </table:table-cell>
          <table:table-cell office:value-type="float" office:value="4.8863" calcext:value-type="float">
            <text:p>4.8863</text:p>
          </table:table-cell>
          <table:table-cell office:value-type="float" office:value="1.04600908214088" calcext:value-type="float">
            <text:p>1.04600908214088</text:p>
          </table:table-cell>
        </table:table-row>
        <table:table-row table:style-name="ro1">
          <table:table-cell office:value-type="string" calcext:value-type="string">
            <text:p>BeCs</text:p>
          </table:table-cell>
          <table:table-cell office:value-type="float" office:value="0.98098016" calcext:value-type="float">
            <text:p>0.98098016</text:p>
          </table:table-cell>
          <table:table-cell office:value-type="float" office:value="5.0954" calcext:value-type="float">
            <text:p>5.0954</text:p>
          </table:table-cell>
          <table:table-cell office:value-type="float" office:value="2.08623545482456" calcext:value-type="float">
            <text:p>2.08623545482456</text:p>
          </table:table-cell>
        </table:table-row>
        <table:table-row table:style-name="ro1">
          <table:table-cell office:value-type="string" calcext:value-type="string">
            <text:p>VLa</text:p>
          </table:table-cell>
          <table:table-cell office:value-type="float" office:value="0.9826108" calcext:value-type="float">
            <text:p>0.9826108</text:p>
          </table:table-cell>
          <table:table-cell office:value-type="float" office:value="4.4948" calcext:value-type="float">
            <text:p>4.4948</text:p>
          </table:table-cell>
          <table:table-cell office:value-type="float" office:value="1.56779572479586" calcext:value-type="float">
            <text:p>1.56779572479586</text:p>
          </table:table-cell>
        </table:table-row>
        <table:table-row table:style-name="ro1">
          <table:table-cell office:value-type="string" calcext:value-type="string">
            <text:p>HfK</text:p>
          </table:table-cell>
          <table:table-cell office:value-type="float" office:value="0.9840756" calcext:value-type="float">
            <text:p>0.9840756</text:p>
          </table:table-cell>
          <table:table-cell office:value-type="float" office:value="4.478" calcext:value-type="float">
            <text:p>4.478</text:p>
          </table:table-cell>
          <table:table-cell office:value-type="float" office:value="1.37064998967418" calcext:value-type="float">
            <text:p>1.37064998967418</text:p>
          </table:table-cell>
        </table:table-row>
        <table:table-row table:style-name="ro1">
          <table:table-cell office:value-type="string" calcext:value-type="string">
            <text:p>ZrK</text:p>
          </table:table-cell>
          <table:table-cell office:value-type="float" office:value="0.9861453" calcext:value-type="float">
            <text:p>0.9861453</text:p>
          </table:table-cell>
          <table:table-cell office:value-type="float" office:value="4.509" calcext:value-type="float">
            <text:p>4.509</text:p>
          </table:table-cell>
          <table:table-cell office:value-type="float" office:value="2.26764753260162" calcext:value-type="float">
            <text:p>2.26764753260162</text:p>
          </table:table-cell>
        </table:table-row>
        <table:table-row table:style-name="ro1">
          <table:table-cell office:value-type="string" calcext:value-type="string">
            <text:p>ReNi</text:p>
          </table:table-cell>
          <table:table-cell office:value-type="float" office:value="0.9864603" calcext:value-type="float">
            <text:p>0.9864603</text:p>
          </table:table-cell>
          <table:table-cell office:value-type="float" office:value="3.2313" calcext:value-type="float">
            <text:p>3.2313</text:p>
          </table:table-cell>
          <table:table-cell office:value-type="float" office:value="1.21965494133651" calcext:value-type="float">
            <text:p>1.21965494133651</text:p>
          </table:table-cell>
        </table:table-row>
        <table:table-row table:style-name="ro1">
          <table:table-cell office:value-type="string" calcext:value-type="string">
            <text:p>AgNa</text:p>
          </table:table-cell>
          <table:table-cell office:value-type="float" office:value="0.9878255" calcext:value-type="float">
            <text:p>0.9878255</text:p>
          </table:table-cell>
          <table:table-cell office:value-type="float" office:value="4.1226" calcext:value-type="float">
            <text:p>4.1226</text:p>
          </table:table-cell>
          <table:table-cell office:value-type="float" office:value="2.25857453523869" calcext:value-type="float">
            <text:p>2.25857453523869</text:p>
          </table:table-cell>
        </table:table-row>
        <table:table-row table:style-name="ro1">
          <table:table-cell office:value-type="string" calcext:value-type="string">
            <text:p>NiBi</text:p>
          </table:table-cell>
          <table:table-cell office:value-type="float" office:value="0.9879675" calcext:value-type="float">
            <text:p>0.9879675</text:p>
          </table:table-cell>
          <table:table-cell office:value-type="float" office:value="4.2669" calcext:value-type="float">
            <text:p>4.2669</text:p>
          </table:table-cell>
          <table:table-cell office:value-type="float" office:value="1.11704713177752" calcext:value-type="float">
            <text:p>1.11704713177752</text:p>
          </table:table-cell>
        </table:table-row>
        <table:table-row table:style-name="ro1">
          <table:table-cell office:value-type="string" calcext:value-type="string">
            <text:p>ReLi</text:p>
          </table:table-cell>
          <table:table-cell office:value-type="float" office:value="0.9913203" calcext:value-type="float">
            <text:p>0.9913203</text:p>
          </table:table-cell>
          <table:table-cell office:value-type="float" office:value="3.0261" calcext:value-type="float">
            <text:p>3.0261</text:p>
          </table:table-cell>
          <table:table-cell office:value-type="float" office:value="1.54141405223237" calcext:value-type="float">
            <text:p>1.54141405223237</text:p>
          </table:table-cell>
        </table:table-row>
        <table:table-row table:style-name="ro1">
          <table:table-cell office:value-type="string" calcext:value-type="string">
            <text:p>OsMg</text:p>
          </table:table-cell>
          <table:table-cell office:value-type="float" office:value="0.9918759" calcext:value-type="float">
            <text:p>0.9918759</text:p>
          </table:table-cell>
          <table:table-cell office:value-type="float" office:value="3.3577" calcext:value-type="float">
            <text:p>3.3577</text:p>
          </table:table-cell>
          <table:table-cell office:value-type="float" office:value="1.38988619261678" calcext:value-type="float">
            <text:p>1.38988619261678</text:p>
          </table:table-cell>
        </table:table-row>
        <table:table-row table:style-name="ro1">
          <table:table-cell office:value-type="string" calcext:value-type="string">
            <text:p>NiBa</text:p>
          </table:table-cell>
          <table:table-cell office:value-type="float" office:value="0.9920271" calcext:value-type="float">
            <text:p>0.9920271</text:p>
          </table:table-cell>
          <table:table-cell office:value-type="float" office:value="4.8148" calcext:value-type="float">
            <text:p>4.8148</text:p>
          </table:table-cell>
          <table:table-cell office:value-type="float" office:value="1.51916996132819" calcext:value-type="float">
            <text:p>1.51916996132819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float" office:value="0.9929975" calcext:value-type="float">
            <text:p>0.9929975</text:p>
          </table:table-cell>
          <table:table-cell office:value-type="float" office:value="5.0831" calcext:value-type="float">
            <text:p>5.0831</text:p>
          </table:table-cell>
          <table:table-cell office:value-type="float" office:value="2.26592425853181" calcext:value-type="float">
            <text:p>2.26592425853181</text:p>
          </table:table-cell>
        </table:table-row>
        <table:table-row table:style-name="ro1">
          <table:table-cell office:value-type="string" calcext:value-type="string">
            <text:p>VNd</text:p>
          </table:table-cell>
          <table:table-cell office:value-type="float" office:value="0.9950042" calcext:value-type="float">
            <text:p>0.9950042</text:p>
          </table:table-cell>
          <table:table-cell office:value-type="float" office:value="4.29" calcext:value-type="float">
            <text:p>4.29</text:p>
          </table:table-cell>
          <table:table-cell office:value-type="float" office:value="1.52558442342089" calcext:value-type="float">
            <text:p>1.52558442342089</text:p>
          </table:table-cell>
        </table:table-row>
        <table:table-row table:style-name="ro1">
          <table:table-cell office:value-type="string" calcext:value-type="string">
            <text:p>FeGe</text:p>
          </table:table-cell>
          <table:table-cell office:value-type="float" office:value="0.99940616" calcext:value-type="float">
            <text:p>0.99940616</text:p>
          </table:table-cell>
          <table:table-cell office:value-type="float" office:value="3.3519" calcext:value-type="float">
            <text:p>3.3519</text:p>
          </table:table-cell>
          <table:table-cell office:value-type="float" office:value="2.29932866860185" calcext:value-type="float">
            <text:p>2.29932866860185</text:p>
          </table:table-cell>
        </table:table-row>
        <table:table-row table:style-name="ro1">
          <table:table-cell office:value-type="string" calcext:value-type="string">
            <text:p>WGa</text:p>
          </table:table-cell>
          <table:table-cell office:value-type="float" office:value="0.9998178" calcext:value-type="float">
            <text:p>0.9998178</text:p>
          </table:table-cell>
          <table:table-cell office:value-type="float" office:value="3.4002" calcext:value-type="float">
            <text:p>3.4002</text:p>
          </table:table-cell>
          <table:table-cell office:value-type="float" office:value="1.17847830219806" calcext:value-type="float">
            <text:p>1.17847830219806</text:p>
          </table:table-cell>
        </table:table-row>
        <table:table-row table:style-name="ro1">
          <table:table-cell office:value-type="string" calcext:value-type="string">
            <text:p>TcAu</text:p>
          </table:table-cell>
          <table:table-cell office:value-type="float" office:value="1.0016971" calcext:value-type="float">
            <text:p>1.0016971</text:p>
          </table:table-cell>
          <table:table-cell office:value-type="float" office:value="3.525" calcext:value-type="float">
            <text:p>3.525</text:p>
          </table:table-cell>
          <table:table-cell office:value-type="float" office:value="1.01473742497111" calcext:value-type="float">
            <text:p>1.01473742497111</text:p>
          </table:table-cell>
        </table:table-row>
        <table:table-row table:style-name="ro1">
          <table:table-cell office:value-type="string" calcext:value-type="string">
            <text:p>BeBi</text:p>
          </table:table-cell>
          <table:table-cell office:value-type="float" office:value="1.0045048" calcext:value-type="float">
            <text:p>1.0045048</text:p>
          </table:table-cell>
          <table:table-cell office:value-type="float" office:value="4.2224" calcext:value-type="float">
            <text:p>4.2224</text:p>
          </table:table-cell>
          <table:table-cell office:value-type="float" office:value="1.36814280417071" calcext:value-type="float">
            <text:p>1.36814280417071</text:p>
          </table:table-cell>
        </table:table-row>
        <table:table-row table:style-name="ro1">
          <table:table-cell office:value-type="string" calcext:value-type="string">
            <text:p>SbRb</text:p>
          </table:table-cell>
          <table:table-cell office:value-type="float" office:value="1.0046153" calcext:value-type="float">
            <text:p>1.0046153</text:p>
          </table:table-cell>
          <table:table-cell office:value-type="float" office:value="5.1507" calcext:value-type="float">
            <text:p>5.1507</text:p>
          </table:table-cell>
          <table:table-cell office:value-type="float" office:value="1.43819105888459" calcext:value-type="float">
            <text:p>1.43819105888459</text:p>
          </table:table-cell>
        </table:table-row>
        <table:table-row table:style-name="ro1">
          <table:table-cell office:value-type="string" calcext:value-type="string">
            <text:p>CrGa</text:p>
          </table:table-cell>
          <table:table-cell office:value-type="float" office:value="1.0048405" calcext:value-type="float">
            <text:p>1.0048405</text:p>
          </table:table-cell>
          <table:table-cell office:value-type="float" office:value="3.5345" calcext:value-type="float">
            <text:p>3.5345</text:p>
          </table:table-cell>
          <table:table-cell office:value-type="float" office:value="2.42404138046472" calcext:value-type="float">
            <text:p>2.42404138046472</text:p>
          </table:table-cell>
        </table:table-row>
        <table:table-row table:style-name="ro1">
          <table:table-cell office:value-type="string" calcext:value-type="string">
            <text:p>PdNa</text:p>
          </table:table-cell>
          <table:table-cell office:value-type="float" office:value="1.0055377" calcext:value-type="float">
            <text:p>1.0055377</text:p>
          </table:table-cell>
          <table:table-cell office:value-type="float" office:value="3.927" calcext:value-type="float">
            <text:p>3.927</text:p>
          </table:table-cell>
          <table:table-cell office:value-type="float" office:value="2.28327270780741" calcext:value-type="float">
            <text:p>2.28327270780741</text:p>
          </table:table-cell>
        </table:table-row>
        <table:table-row table:style-name="ro1">
          <table:table-cell office:value-type="string" calcext:value-type="string">
            <text:p>RuNa</text:p>
          </table:table-cell>
          <table:table-cell office:value-type="float" office:value="1.0080597" calcext:value-type="float">
            <text:p>1.0080597</text:p>
          </table:table-cell>
          <table:table-cell office:value-type="float" office:value="3.3865" calcext:value-type="float">
            <text:p>3.3865</text:p>
          </table:table-cell>
          <table:table-cell office:value-type="float" office:value="2.37939455214606" calcext:value-type="float">
            <text:p>2.37939455214606</text:p>
          </table:table-cell>
        </table:table-row>
        <table:table-row table:style-name="ro1">
          <table:table-cell office:value-type="string" calcext:value-type="string">
            <text:p>RhTe</text:p>
          </table:table-cell>
          <table:table-cell office:value-type="float" office:value="1.0083942" calcext:value-type="float">
            <text:p>1.0083942</text:p>
          </table:table-cell>
          <table:table-cell office:value-type="float" office:value="3.7539" calcext:value-type="float">
            <text:p>3.7539</text:p>
          </table:table-cell>
          <table:table-cell office:value-type="float" office:value="1.29483526950706" calcext:value-type="float">
            <text:p>1.29483526950706</text:p>
          </table:table-cell>
        </table:table-row>
        <table:table-row table:style-name="ro1">
          <table:table-cell office:value-type="string" calcext:value-type="string">
            <text:p>PtK</text:p>
          </table:table-cell>
          <table:table-cell office:value-type="float" office:value="1.0096827" calcext:value-type="float">
            <text:p>1.0096827</text:p>
          </table:table-cell>
          <table:table-cell office:value-type="float" office:value="4.5675" calcext:value-type="float">
            <text:p>4.5675</text:p>
          </table:table-cell>
          <table:table-cell office:value-type="float" office:value="1.27476474890277" calcext:value-type="float">
            <text:p>1.27476474890277</text:p>
          </table:table-cell>
        </table:table-row>
        <table:table-row table:style-name="ro1">
          <table:table-cell office:value-type="string" calcext:value-type="string">
            <text:p>CrLa</text:p>
          </table:table-cell>
          <table:table-cell office:value-type="float" office:value="1.0112997" calcext:value-type="float">
            <text:p>1.0112997</text:p>
          </table:table-cell>
          <table:table-cell office:value-type="float" office:value="4.4479" calcext:value-type="float">
            <text:p>4.4479</text:p>
          </table:table-cell>
          <table:table-cell office:value-type="float" office:value="1.55926977895984" calcext:value-type="float">
            <text:p>1.55926977895984</text:p>
          </table:table-cell>
        </table:table-row>
        <table:table-row table:style-name="ro1">
          <table:table-cell office:value-type="string" calcext:value-type="string">
            <text:p>ReRe</text:p>
          </table:table-cell>
          <table:table-cell office:value-type="float" office:value="1.0207924" calcext:value-type="float">
            <text:p>1.0207924</text:p>
          </table:table-cell>
          <table:table-cell office:value-type="float" office:value="3.4427" calcext:value-type="float">
            <text:p>3.4427</text:p>
          </table:table-cell>
          <table:table-cell office:value-type="float" office:value="0.805411665771978" calcext:value-type="float">
            <text:p>0.805411665771978</text:p>
          </table:table-cell>
        </table:table-row>
        <table:table-row table:style-name="ro1">
          <table:table-cell office:value-type="string" calcext:value-type="string">
            <text:p>TeRb</text:p>
          </table:table-cell>
          <table:table-cell office:value-type="float" office:value="1.0214653" calcext:value-type="float">
            <text:p>1.0214653</text:p>
          </table:table-cell>
          <table:table-cell office:value-type="float" office:value="5.0552" calcext:value-type="float">
            <text:p>5.0552</text:p>
          </table:table-cell>
          <table:table-cell office:value-type="float" office:value="1.39932312044308" calcext:value-type="float">
            <text:p>1.39932312044308</text:p>
          </table:table-cell>
        </table:table-row>
        <table:table-row table:style-name="ro1">
          <table:table-cell office:value-type="string" calcext:value-type="string">
            <text:p>RhBi</text:p>
          </table:table-cell>
          <table:table-cell office:value-type="float" office:value="1.0228646" calcext:value-type="float">
            <text:p>1.0228646</text:p>
          </table:table-cell>
          <table:table-cell office:value-type="float" office:value="3.7593" calcext:value-type="float">
            <text:p>3.7593</text:p>
          </table:table-cell>
          <table:table-cell office:value-type="float" office:value="0.960218058686788" calcext:value-type="float">
            <text:p>0.960218058686788</text:p>
          </table:table-cell>
        </table:table-row>
        <table:table-row table:style-name="ro1">
          <table:table-cell office:value-type="string" calcext:value-type="string">
            <text:p>MnZn</text:p>
          </table:table-cell>
          <table:table-cell office:value-type="float" office:value="1.0233167" calcext:value-type="float">
            <text:p>1.0233167</text:p>
          </table:table-cell>
          <table:table-cell office:value-type="float" office:value="3.5634" calcext:value-type="float">
            <text:p>3.5634</text:p>
          </table:table-cell>
          <table:table-cell office:value-type="float" office:value="2.45100008012427" calcext:value-type="float">
            <text:p>2.45100008012427</text:p>
          </table:table-cell>
        </table:table-row>
        <table:table-row table:style-name="ro1">
          <table:table-cell office:value-type="string" calcext:value-type="string">
            <text:p>CdRb</text:p>
          </table:table-cell>
          <table:table-cell office:value-type="float" office:value="1.0244029" calcext:value-type="float">
            <text:p>1.0244029</text:p>
          </table:table-cell>
          <table:table-cell office:value-type="float" office:value="4.8934" calcext:value-type="float">
            <text:p>4.8934</text:p>
          </table:table-cell>
          <table:table-cell office:value-type="float" office:value="1.50511725531504" calcext:value-type="float">
            <text:p>1.50511725531504</text:p>
          </table:table-cell>
        </table:table-row>
        <table:table-row table:style-name="ro1">
          <table:table-cell office:value-type="string" calcext:value-type="string">
            <text:p>MnSi</text:p>
          </table:table-cell>
          <table:table-cell office:value-type="float" office:value="1.0244402" calcext:value-type="float">
            <text:p>1.0244402</text:p>
          </table:table-cell>
          <table:table-cell office:value-type="float" office:value="3.5098" calcext:value-type="float">
            <text:p>3.5098</text:p>
          </table:table-cell>
          <table:table-cell office:value-type="float" office:value="3.51413433752446" calcext:value-type="float">
            <text:p>3.51413433752446</text:p>
          </table:table-cell>
        </table:table-row>
        <table:table-row table:style-name="ro1">
          <table:table-cell office:value-type="string" calcext:value-type="string">
            <text:p>GeK</text:p>
          </table:table-cell>
          <table:table-cell office:value-type="float" office:value="1.0251391" calcext:value-type="float">
            <text:p>1.0251391</text:p>
          </table:table-cell>
          <table:table-cell office:value-type="float" office:value="4.7215" calcext:value-type="float">
            <text:p>4.7215</text:p>
          </table:table-cell>
          <table:table-cell office:value-type="float" office:value="2.63485895868776" calcext:value-type="float">
            <text:p>2.63485895868776</text:p>
          </table:table-cell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1.0263889" calcext:value-type="float">
            <text:p>1.0263889</text:p>
          </table:table-cell>
          <table:table-cell office:value-type="float" office:value="3.3842" calcext:value-type="float">
            <text:p>3.3842</text:p>
          </table:table-cell>
          <table:table-cell office:value-type="float" office:value="1.27534702765297" calcext:value-type="float">
            <text:p>1.27534702765297</text:p>
          </table:table-cell>
        </table:table-row>
        <table:table-row table:style-name="ro1">
          <table:table-cell office:value-type="string" calcext:value-type="string">
            <text:p>NbSe</text:p>
          </table:table-cell>
          <table:table-cell office:value-type="float" office:value="1.0267434" calcext:value-type="float">
            <text:p>1.0267434</text:p>
          </table:table-cell>
          <table:table-cell office:value-type="float" office:value="3.9298" calcext:value-type="float">
            <text:p>3.9298</text:p>
          </table:table-cell>
          <table:table-cell office:value-type="float" office:value="1.72898195553553" calcext:value-type="float">
            <text:p>1.72898195553553</text:p>
          </table:table-cell>
        </table:table-row>
        <table:table-row table:style-name="ro1">
          <table:table-cell office:value-type="string" calcext:value-type="string">
            <text:p>TiPb</text:p>
          </table:table-cell>
          <table:table-cell office:value-type="float" office:value="1.0267538" calcext:value-type="float">
            <text:p>1.0267538</text:p>
          </table:table-cell>
          <table:table-cell office:value-type="float" office:value="3.9317" calcext:value-type="float">
            <text:p>3.9317</text:p>
          </table:table-cell>
          <table:table-cell office:value-type="float" office:value="1.17161083063706" calcext:value-type="float">
            <text:p>1.17161083063706</text:p>
          </table:table-cell>
        </table:table-row>
        <table:table-row table:style-name="ro1">
          <table:table-cell office:value-type="string" calcext:value-type="string">
            <text:p>TiCs</text:p>
          </table:table-cell>
          <table:table-cell office:value-type="float" office:value="1.0273476" calcext:value-type="float">
            <text:p>1.0273476</text:p>
          </table:table-cell>
          <table:table-cell office:value-type="float" office:value="4.7762" calcext:value-type="float">
            <text:p>4.7762</text:p>
          </table:table-cell>
          <table:table-cell office:value-type="float" office:value="1.64520203197876" calcext:value-type="float">
            <text:p>1.64520203197876</text:p>
          </table:table-cell>
        </table:table-row>
        <table:table-row table:style-name="ro1">
          <table:table-cell office:value-type="string" calcext:value-type="string">
            <text:p>CrTl</text:p>
          </table:table-cell>
          <table:table-cell office:value-type="float" office:value="1.027986" calcext:value-type="float">
            <text:p>1.027986</text:p>
          </table:table-cell>
          <table:table-cell office:value-type="float" office:value="4.0273" calcext:value-type="float">
            <text:p>4.0273</text:p>
          </table:table-cell>
          <table:table-cell office:value-type="float" office:value="1.16568329413953" calcext:value-type="float">
            <text:p>1.16568329413953</text:p>
          </table:table-cell>
        </table:table-row>
        <table:table-row table:style-name="ro1">
          <table:table-cell office:value-type="string" calcext:value-type="string">
            <text:p>RuNd</text:p>
          </table:table-cell>
          <table:table-cell office:value-type="float" office:value="1.0289365" calcext:value-type="float">
            <text:p>1.0289365</text:p>
          </table:table-cell>
          <table:table-cell office:value-type="float" office:value="4.318" calcext:value-type="float">
            <text:p>4.318</text:p>
          </table:table-cell>
          <table:table-cell office:value-type="float" office:value="1.21763344490537" calcext:value-type="float">
            <text:p>1.21763344490537</text:p>
          </table:table-cell>
        </table:table-row>
        <table:table-row table:style-name="ro1">
          <table:table-cell office:value-type="string" calcext:value-type="string">
            <text:p>NbSr</text:p>
          </table:table-cell>
          <table:table-cell office:value-type="float" office:value="1.0307803" calcext:value-type="float">
            <text:p>1.0307803</text:p>
          </table:table-cell>
          <table:table-cell office:value-type="float" office:value="4.3812" calcext:value-type="float">
            <text:p>4.3812</text:p>
          </table:table-cell>
          <table:table-cell office:value-type="float" office:value="1.6474076301742" calcext:value-type="float">
            <text:p>1.6474076301742</text:p>
          </table:table-cell>
        </table:table-row>
        <table:table-row table:style-name="ro1">
          <table:table-cell office:value-type="string" calcext:value-type="string">
            <text:p>NbBa</text:p>
          </table:table-cell>
          <table:table-cell office:value-type="float" office:value="1.0316801" calcext:value-type="float">
            <text:p>1.0316801</text:p>
          </table:table-cell>
          <table:table-cell office:value-type="float" office:value="4.9246" calcext:value-type="float">
            <text:p>4.9246</text:p>
          </table:table-cell>
          <table:table-cell office:value-type="float" office:value="1.29634583627001" calcext:value-type="float">
            <text:p>1.29634583627001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.032234" calcext:value-type="float">
            <text:p>1.032234</text:p>
          </table:table-cell>
          <table:table-cell office:value-type="float" office:value="3.6768" calcext:value-type="float">
            <text:p>3.6768</text:p>
          </table:table-cell>
          <table:table-cell office:value-type="float" office:value="1.79153959052352" calcext:value-type="float">
            <text:p>1.79153959052352</text:p>
          </table:table-cell>
        </table:table-row>
        <table:table-row table:style-name="ro1">
          <table:table-cell office:value-type="string" calcext:value-type="string">
            <text:p>OsAl</text:p>
          </table:table-cell>
          <table:table-cell office:value-type="float" office:value="1.033682" calcext:value-type="float">
            <text:p>1.033682</text:p>
          </table:table-cell>
          <table:table-cell office:value-type="float" office:value="3.305" calcext:value-type="float">
            <text:p>3.305</text:p>
          </table:table-cell>
          <table:table-cell office:value-type="float" office:value="1.37299479031066" calcext:value-type="float">
            <text:p>1.37299479031066</text:p>
          </table:table-cell>
        </table:table-row>
        <table:table-row table:style-name="ro1">
          <table:table-cell office:value-type="string" calcext:value-type="string">
            <text:p>GdRb</text:p>
          </table:table-cell>
          <table:table-cell office:value-type="float" office:value="1.0337334" calcext:value-type="float">
            <text:p>1.0337334</text:p>
          </table:table-cell>
          <table:table-cell office:value-type="float" office:value="4.1614" calcext:value-type="float">
            <text:p>4.1614</text:p>
          </table:table-cell>
          <table:table-cell office:value-type="float" office:value="1.23048753402049" calcext:value-type="float">
            <text:p>1.23048753402049</text:p>
          </table:table-cell>
        </table:table-row>
        <table:table-row table:style-name="ro1">
          <table:table-cell office:value-type="string" calcext:value-type="string">
            <text:p>CoCd</text:p>
          </table:table-cell>
          <table:table-cell office:value-type="float" office:value="1.0338366" calcext:value-type="float">
            <text:p>1.0338366</text:p>
          </table:table-cell>
          <table:table-cell office:value-type="float" office:value="3.5807" calcext:value-type="float">
            <text:p>3.5807</text:p>
          </table:table-cell>
          <table:table-cell office:value-type="float" office:value="1.73415978842221" calcext:value-type="float">
            <text:p>1.73415978842221</text:p>
          </table:table-cell>
        </table:table-row>
        <table:table-row table:style-name="ro1">
          <table:table-cell office:value-type="string" calcext:value-type="string">
            <text:p>OsPt</text:p>
          </table:table-cell>
          <table:table-cell office:value-type="float" office:value="1.035234" calcext:value-type="float">
            <text:p>1.035234</text:p>
          </table:table-cell>
          <table:table-cell office:value-type="float" office:value="3.4861" calcext:value-type="float">
            <text:p>3.4861</text:p>
          </table:table-cell>
          <table:table-cell office:value-type="float" office:value="0.778657098090523" calcext:value-type="float">
            <text:p>0.778657098090523</text:p>
          </table:table-cell>
        </table:table-row>
        <table:table-row table:style-name="ro1">
          <table:table-cell office:value-type="string" calcext:value-type="string">
            <text:p>NbSn</text:p>
          </table:table-cell>
          <table:table-cell office:value-type="float" office:value="1.036622" calcext:value-type="float">
            <text:p>1.036622</text:p>
          </table:table-cell>
          <table:table-cell office:value-type="float" office:value="3.8657" calcext:value-type="float">
            <text:p>3.8657</text:p>
          </table:table-cell>
          <table:table-cell office:value-type="float" office:value="1.40878549311825" calcext:value-type="float">
            <text:p>1.40878549311825</text:p>
          </table:table-cell>
        </table:table-row>
        <table:table-row table:style-name="ro1">
          <table:table-cell office:value-type="string" calcext:value-type="string">
            <text:p>NiPb</text:p>
          </table:table-cell>
          <table:table-cell office:value-type="float" office:value="1.0380824" calcext:value-type="float">
            <text:p>1.0380824</text:p>
          </table:table-cell>
          <table:table-cell office:value-type="float" office:value="4.1782" calcext:value-type="float">
            <text:p>4.1782</text:p>
          </table:table-cell>
          <table:table-cell office:value-type="float" office:value="1.12444268165497" calcext:value-type="float">
            <text:p>1.12444268165497</text:p>
          </table:table-cell>
        </table:table-row>
        <table:table-row table:style-name="ro1">
          <table:table-cell office:value-type="string" calcext:value-type="string">
            <text:p>CrCa</text:p>
          </table:table-cell>
          <table:table-cell office:value-type="float" office:value="1.044457" calcext:value-type="float">
            <text:p>1.044457</text:p>
          </table:table-cell>
          <table:table-cell office:value-type="float" office:value="4.2616" calcext:value-type="float">
            <text:p>4.2616</text:p>
          </table:table-cell>
          <table:table-cell office:value-type="float" office:value="3.17969099639614" calcext:value-type="float">
            <text:p>3.17969099639614</text:p>
          </table:table-cell>
        </table:table-row>
        <table:table-row table:style-name="ro1">
          <table:table-cell office:value-type="string" calcext:value-type="string">
            <text:p>MoNd</text:p>
          </table:table-cell>
          <table:table-cell office:value-type="float" office:value="1.0483799" calcext:value-type="float">
            <text:p>1.0483799</text:p>
          </table:table-cell>
          <table:table-cell office:value-type="float" office:value="4.0465" calcext:value-type="float">
            <text:p>4.0465</text:p>
          </table:table-cell>
          <table:table-cell office:value-type="float" office:value="1.24331728574588" calcext:value-type="float">
            <text:p>1.24331728574588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office:value-type="float" office:value="1.0492785" calcext:value-type="float">
            <text:p>1.0492785</text:p>
          </table:table-cell>
          <table:table-cell office:value-type="float" office:value="5.2114" calcext:value-type="float">
            <text:p>5.2114</text:p>
          </table:table-cell>
          <table:table-cell office:value-type="float" office:value="1.55177138425111" calcext:value-type="float">
            <text:p>1.55177138425111</text:p>
          </table:table-cell>
        </table:table-row>
        <table:table-row table:style-name="ro1">
          <table:table-cell office:value-type="string" calcext:value-type="string">
            <text:p>CoCs</text:p>
          </table:table-cell>
          <table:table-cell office:value-type="float" office:value="1.0492785" calcext:value-type="float">
            <text:p>1.0492785</text:p>
          </table:table-cell>
          <table:table-cell office:value-type="float" office:value="5.2114" calcext:value-type="float">
            <text:p>5.2114</text:p>
          </table:table-cell>
          <table:table-cell office:value-type="float" office:value="1.55177138425111" calcext:value-type="float">
            <text:p>1.55177138425111</text:p>
          </table:table-cell>
        </table:table-row>
        <table:table-row table:style-name="ro1">
          <table:table-cell office:value-type="string" calcext:value-type="string">
            <text:p>BePb</text:p>
          </table:table-cell>
          <table:table-cell office:value-type="float" office:value="1.0496535" calcext:value-type="float">
            <text:p>1.0496535</text:p>
          </table:table-cell>
          <table:table-cell office:value-type="float" office:value="4.1594" calcext:value-type="float">
            <text:p>4.1594</text:p>
          </table:table-cell>
          <table:table-cell office:value-type="float" office:value="1.37925339470476" calcext:value-type="float">
            <text:p>1.37925339470476</text:p>
          </table:table-cell>
        </table:table-row>
        <table:table-row table:style-name="ro1">
          <table:table-cell office:value-type="string" calcext:value-type="string">
            <text:p>TaAs</text:p>
          </table:table-cell>
          <table:table-cell office:value-type="float" office:value="1.0500226" calcext:value-type="float">
            <text:p>1.0500226</text:p>
          </table:table-cell>
          <table:table-cell office:value-type="float" office:value="3.7836" calcext:value-type="float">
            <text:p>3.7836</text:p>
          </table:table-cell>
          <table:table-cell office:value-type="float" office:value="1.16797924086873" calcext:value-type="float">
            <text:p>1.16797924086873</text:p>
          </table:table-cell>
        </table:table-row>
        <table:table-row table:style-name="ro1">
          <table:table-cell office:value-type="string" calcext:value-type="string">
            <text:p>ReMn</text:p>
          </table:table-cell>
          <table:table-cell office:value-type="float" office:value="1.0559127" calcext:value-type="float">
            <text:p>1.0559127</text:p>
          </table:table-cell>
          <table:table-cell office:value-type="float" office:value="3.235" calcext:value-type="float">
            <text:p>3.235</text:p>
          </table:table-cell>
          <table:table-cell office:value-type="float" office:value="1.23841342343136" calcext:value-type="float">
            <text:p>1.23841342343136</text:p>
          </table:table-cell>
        </table:table-row>
        <table:table-row table:style-name="ro1">
          <table:table-cell office:value-type="string" calcext:value-type="string">
            <text:p>OsW</text:p>
          </table:table-cell>
          <table:table-cell office:value-type="float" office:value="1.0576463" calcext:value-type="float">
            <text:p>1.0576463</text:p>
          </table:table-cell>
          <table:table-cell office:value-type="float" office:value="3.4532" calcext:value-type="float">
            <text:p>3.4532</text:p>
          </table:table-cell>
          <table:table-cell office:value-type="float" office:value="0.801874716483023" calcext:value-type="float">
            <text:p>0.801874716483023</text:p>
          </table:table-cell>
        </table:table-row>
        <table:table-row table:style-name="ro1">
          <table:table-cell office:value-type="string" calcext:value-type="string">
            <text:p>FeAg</text:p>
          </table:table-cell>
          <table:table-cell office:value-type="float" office:value="1.0599735" calcext:value-type="float">
            <text:p>1.0599735</text:p>
          </table:table-cell>
          <table:table-cell office:value-type="float" office:value="3.5502" calcext:value-type="float">
            <text:p>3.5502</text:p>
          </table:table-cell>
          <table:table-cell office:value-type="float" office:value="1.81352647420471" calcext:value-type="float">
            <text:p>1.81352647420471</text:p>
          </table:table-cell>
        </table:table-row>
        <table:table-row table:style-name="ro1">
          <table:table-cell office:value-type="string" calcext:value-type="string">
            <text:p>MoLa</text:p>
          </table:table-cell>
          <table:table-cell office:value-type="float" office:value="1.0620189" calcext:value-type="float">
            <text:p>1.0620189</text:p>
          </table:table-cell>
          <table:table-cell office:value-type="float" office:value="4.6193" calcext:value-type="float">
            <text:p>4.6193</text:p>
          </table:table-cell>
          <table:table-cell office:value-type="float" office:value="1.27121075612577" calcext:value-type="float">
            <text:p>1.27121075612577</text:p>
          </table:table-cell>
        </table:table-row>
        <table:table-row table:style-name="ro1">
          <table:table-cell office:value-type="string" calcext:value-type="string">
            <text:p>OsOs</text:p>
          </table:table-cell>
          <table:table-cell office:value-type="float" office:value="1.0629458" calcext:value-type="float">
            <text:p>1.0629458</text:p>
          </table:table-cell>
          <table:table-cell office:value-type="float" office:value="3.4323" calcext:value-type="float">
            <text:p>3.4323</text:p>
          </table:table-cell>
          <table:table-cell office:value-type="float" office:value="0.78851305903858" calcext:value-type="float">
            <text:p>0.78851305903858</text:p>
          </table:table-cell>
        </table:table-row>
        <table:table-row table:style-name="ro1">
          <table:table-cell office:value-type="string" calcext:value-type="string">
            <text:p>ReRh</text:p>
          </table:table-cell>
          <table:table-cell office:value-type="float" office:value="1.0638722" calcext:value-type="float">
            <text:p>1.0638722</text:p>
          </table:table-cell>
          <table:table-cell office:value-type="float" office:value="3.4474" calcext:value-type="float">
            <text:p>3.4474</text:p>
          </table:table-cell>
          <table:table-cell office:value-type="float" office:value="1.03507157206608" calcext:value-type="float">
            <text:p>1.03507157206608</text:p>
          </table:table-cell>
        </table:table-row>
        <table:table-row table:style-name="ro1">
          <table:table-cell office:value-type="string" calcext:value-type="string">
            <text:p>OsLa</text:p>
          </table:table-cell>
          <table:table-cell office:value-type="float" office:value="1.0642738" calcext:value-type="float">
            <text:p>1.0642738</text:p>
          </table:table-cell>
          <table:table-cell office:value-type="float" office:value="4.4102" calcext:value-type="float">
            <text:p>4.4102</text:p>
          </table:table-cell>
          <table:table-cell office:value-type="float" office:value="0.910352379426148" calcext:value-type="float">
            <text:p>0.910352379426148</text:p>
          </table:table-cell>
        </table:table-row>
        <table:table-row table:style-name="ro1">
          <table:table-cell office:value-type="string" calcext:value-type="string">
            <text:p>OsCe</text:p>
          </table:table-cell>
          <table:table-cell office:value-type="float" office:value="1.0670199" calcext:value-type="float">
            <text:p>1.0670199</text:p>
          </table:table-cell>
          <table:table-cell office:value-type="float" office:value="3.7979" calcext:value-type="float">
            <text:p>3.7979</text:p>
          </table:table-cell>
          <table:table-cell office:value-type="float" office:value="0.907046714666613" calcext:value-type="float">
            <text:p>0.907046714666613</text:p>
          </table:table-cell>
        </table:table-row>
        <table:table-row table:style-name="ro1">
          <table:table-cell office:value-type="string" calcext:value-type="string">
            <text:p>CoSb</text:p>
          </table:table-cell>
          <table:table-cell office:value-type="float" office:value="1.0682868" calcext:value-type="float">
            <text:p>1.0682868</text:p>
          </table:table-cell>
          <table:table-cell office:value-type="float" office:value="4.1441" calcext:value-type="float">
            <text:p>4.1441</text:p>
          </table:table-cell>
          <table:table-cell office:value-type="float" office:value="1.64591178449095" calcext:value-type="float">
            <text:p>1.64591178449095</text:p>
          </table:table-cell>
        </table:table-row>
        <table:table-row table:style-name="ro1">
          <table:table-cell office:value-type="string" calcext:value-type="string">
            <text:p>RhPb</text:p>
          </table:table-cell>
          <table:table-cell office:value-type="float" office:value="1.068454" calcext:value-type="float">
            <text:p>1.068454</text:p>
          </table:table-cell>
          <table:table-cell office:value-type="float" office:value="3.7273" calcext:value-type="float">
            <text:p>3.7273</text:p>
          </table:table-cell>
          <table:table-cell office:value-type="float" office:value="0.96567769508138" calcext:value-type="float">
            <text:p>0.96567769508138</text:p>
          </table:table-cell>
        </table:table-row>
        <table:table-row table:style-name="ro1">
          <table:table-cell office:value-type="string" calcext:value-type="string">
            <text:p>TcLa</text:p>
          </table:table-cell>
          <table:table-cell office:value-type="float" office:value="1.0687271" calcext:value-type="float">
            <text:p>1.0687271</text:p>
          </table:table-cell>
          <table:table-cell office:value-type="float" office:value="4.3033" calcext:value-type="float">
            <text:p>4.3033</text:p>
          </table:table-cell>
          <table:table-cell office:value-type="float" office:value="1.26029631480175" calcext:value-type="float">
            <text:p>1.26029631480175</text:p>
          </table:table-cell>
        </table:table-row>
        <table:table-row table:style-name="ro1">
          <table:table-cell office:value-type="string" calcext:value-type="string">
            <text:p>VHg</text:p>
          </table:table-cell>
          <table:table-cell office:value-type="float" office:value="1.0702106" calcext:value-type="float">
            <text:p>1.0702106</text:p>
          </table:table-cell>
          <table:table-cell office:value-type="float" office:value="3.7949" calcext:value-type="float">
            <text:p>3.7949</text:p>
          </table:table-cell>
          <table:table-cell office:value-type="float" office:value="1.18788324675359" calcext:value-type="float">
            <text:p>1.18788324675359</text:p>
          </table:table-cell>
        </table:table-row>
        <table:table-row table:style-name="ro1">
          <table:table-cell office:value-type="string" calcext:value-type="string">
            <text:p>CoSr</text:p>
          </table:table-cell>
          <table:table-cell office:value-type="float" office:value="1.0712855" calcext:value-type="float">
            <text:p>1.0712855</text:p>
          </table:table-cell>
          <table:table-cell office:value-type="float" office:value="4.6499" calcext:value-type="float">
            <text:p>4.6499</text:p>
          </table:table-cell>
          <table:table-cell office:value-type="float" office:value="2.02158065528985" calcext:value-type="float">
            <text:p>2.02158065528985</text:p>
          </table:table-cell>
        </table:table-row>
        <table:table-row table:style-name="ro1">
          <table:table-cell office:value-type="string" calcext:value-type="string">
            <text:p>VNa</text:p>
          </table:table-cell>
          <table:table-cell office:value-type="float" office:value="1.0713146" calcext:value-type="float">
            <text:p>1.0713146</text:p>
          </table:table-cell>
          <table:table-cell office:value-type="float" office:value="3.6683" calcext:value-type="float">
            <text:p>3.6683</text:p>
          </table:table-cell>
          <table:table-cell office:value-type="float" office:value="3.92933076719315" calcext:value-type="float">
            <text:p>3.92933076719315</text:p>
          </table:table-cell>
        </table:table-row>
        <table:table-row table:style-name="ro1">
          <table:table-cell office:value-type="string" calcext:value-type="string">
            <text:p>TcTl</text:p>
          </table:table-cell>
          <table:table-cell office:value-type="float" office:value="1.0716342" calcext:value-type="float">
            <text:p>1.0716342</text:p>
          </table:table-cell>
          <table:table-cell office:value-type="float" office:value="3.9248" calcext:value-type="float">
            <text:p>3.9248</text:p>
          </table:table-cell>
          <table:table-cell office:value-type="float" office:value="0.990094795432405" calcext:value-type="float">
            <text:p>0.990094795432405</text:p>
          </table:table-cell>
        </table:table-row>
        <table:table-row table:style-name="ro1">
          <table:table-cell office:value-type="string" calcext:value-type="string">
            <text:p>MnCa</text:p>
          </table:table-cell>
          <table:table-cell office:value-type="float" office:value="1.0724269" calcext:value-type="float">
            <text:p>1.0724269</text:p>
          </table:table-cell>
          <table:table-cell office:value-type="float" office:value="4.2694" calcext:value-type="float">
            <text:p>4.2694</text:p>
          </table:table-cell>
          <table:table-cell office:value-type="float" office:value="3.08427597284023" calcext:value-type="float">
            <text:p>3.08427597284023</text:p>
          </table:table-cell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1.0728627" calcext:value-type="float">
            <text:p>1.0728627</text:p>
          </table:table-cell>
          <table:table-cell office:value-type="float" office:value="4.3742" calcext:value-type="float">
            <text:p>4.3742</text:p>
          </table:table-cell>
          <table:table-cell office:value-type="float" office:value="1.48875377490968" calcext:value-type="float">
            <text:p>1.48875377490968</text:p>
          </table:table-cell>
        </table:table-row>
        <table:table-row table:style-name="ro1">
          <table:table-cell office:value-type="string" calcext:value-type="string">
            <text:p>CrAg</text:p>
          </table:table-cell>
          <table:table-cell office:value-type="float" office:value="1.0750427" calcext:value-type="float">
            <text:p>1.0750427</text:p>
          </table:table-cell>
          <table:table-cell office:value-type="float" office:value="3.7344" calcext:value-type="float">
            <text:p>3.7344</text:p>
          </table:table-cell>
          <table:table-cell office:value-type="float" office:value="1.85637847622037" calcext:value-type="float">
            <text:p>1.85637847622037</text:p>
          </table:table-cell>
        </table:table-row>
        <table:table-row table:style-name="ro1">
          <table:table-cell office:value-type="string" calcext:value-type="string">
            <text:p>FeAu</text:p>
          </table:table-cell>
          <table:table-cell office:value-type="float" office:value="1.0754646" calcext:value-type="float">
            <text:p>1.0754646</text:p>
          </table:table-cell>
          <table:table-cell office:value-type="float" office:value="3.5998" calcext:value-type="float">
            <text:p>3.5998</text:p>
          </table:table-cell>
          <table:table-cell office:value-type="float" office:value="1.18193968857061" calcext:value-type="float">
            <text:p>1.18193968857061</text:p>
          </table:table-cell>
        </table:table-row>
        <table:table-row table:style-name="ro1">
          <table:table-cell office:value-type="string" calcext:value-type="string">
            <text:p>MoCd</text:p>
          </table:table-cell>
          <table:table-cell office:value-type="float" office:value="1.0801473" calcext:value-type="float">
            <text:p>1.0801473</text:p>
          </table:table-cell>
          <table:table-cell office:value-type="float" office:value="3.6604" calcext:value-type="float">
            <text:p>3.6604</text:p>
          </table:table-cell>
          <table:table-cell office:value-type="float" office:value="1.43054882317582" calcext:value-type="float">
            <text:p>1.43054882317582</text:p>
          </table:table-cell>
        </table:table-row>
        <table:table-row table:style-name="ro1">
          <table:table-cell office:value-type="string" calcext:value-type="string">
            <text:p>FeLa</text:p>
          </table:table-cell>
          <table:table-cell office:value-type="float" office:value="1.0802445" calcext:value-type="float">
            <text:p>1.0802445</text:p>
          </table:table-cell>
          <table:table-cell office:value-type="float" office:value="4.5231" calcext:value-type="float">
            <text:p>4.5231</text:p>
          </table:table-cell>
          <table:table-cell office:value-type="float" office:value="1.52892471513866" calcext:value-type="float">
            <text:p>1.52892471513866</text:p>
          </table:table-cell>
        </table:table-row>
        <table:table-row table:style-name="ro1">
          <table:table-cell office:value-type="string" calcext:value-type="string">
            <text:p>VSn</text:p>
          </table:table-cell>
          <table:table-cell office:value-type="float" office:value="1.0802932" calcext:value-type="float">
            <text:p>1.0802932</text:p>
          </table:table-cell>
          <table:table-cell office:value-type="float" office:value="3.6708" calcext:value-type="float">
            <text:p>3.6708</text:p>
          </table:table-cell>
          <table:table-cell office:value-type="float" office:value="1.75115934344294" calcext:value-type="float">
            <text:p>1.75115934344294</text:p>
          </table:table-cell>
        </table:table-row>
        <table:table-row table:style-name="ro1">
          <table:table-cell office:value-type="string" calcext:value-type="string">
            <text:p>VAs</text:p>
          </table:table-cell>
          <table:table-cell office:value-type="float" office:value="1.0826378" calcext:value-type="float">
            <text:p>1.0826378</text:p>
          </table:table-cell>
          <table:table-cell office:value-type="float" office:value="4.1673" calcext:value-type="float">
            <text:p>4.1673</text:p>
          </table:table-cell>
          <table:table-cell office:value-type="float" office:value="2.34610308012636" calcext:value-type="float">
            <text:p>2.34610308012636</text:p>
          </table:table-cell>
        </table:table-row>
        <table:table-row table:style-name="ro1">
          <table:table-cell office:value-type="string" calcext:value-type="string">
            <text:p>RePd</text:p>
          </table:table-cell>
          <table:table-cell office:value-type="float" office:value="1.0831325" calcext:value-type="float">
            <text:p>1.0831325</text:p>
          </table:table-cell>
          <table:table-cell office:value-type="float" office:value="3.4416" calcext:value-type="float">
            <text:p>3.4416</text:p>
          </table:table-cell>
          <table:table-cell office:value-type="float" office:value="1.02276733073157" calcext:value-type="float">
            <text:p>1.02276733073157</text:p>
          </table:table-cell>
        </table:table-row>
        <table:table-row table:style-name="ro1">
          <table:table-cell office:value-type="string" calcext:value-type="string">
            <text:p>CrCe</text:p>
          </table:table-cell>
          <table:table-cell office:value-type="float" office:value="1.0833415" calcext:value-type="float">
            <text:p>1.0833415</text:p>
          </table:table-cell>
          <table:table-cell office:value-type="float" office:value="4.128" calcext:value-type="float">
            <text:p>4.128</text:p>
          </table:table-cell>
          <table:table-cell office:value-type="float" office:value="1.54959681436406" calcext:value-type="float">
            <text:p>1.54959681436406</text:p>
          </table:table-cell>
        </table:table-row>
        <table:table-row table:style-name="ro1">
          <table:table-cell office:value-type="string" calcext:value-type="string">
            <text:p>TaNd</text:p>
          </table:table-cell>
          <table:table-cell office:value-type="float" office:value="1.0855707" calcext:value-type="float">
            <text:p>1.0855707</text:p>
          </table:table-cell>
          <table:table-cell office:value-type="float" office:value="4.2009" calcext:value-type="float">
            <text:p>4.2009</text:p>
          </table:table-cell>
          <table:table-cell office:value-type="float" office:value="0.921296094587155" calcext:value-type="float">
            <text:p>0.921296094587155</text:p>
          </table:table-cell>
        </table:table-row>
        <table:table-row table:style-name="ro1">
          <table:table-cell office:value-type="string" calcext:value-type="string">
            <text:p>NbSb</text:p>
          </table:table-cell>
          <table:table-cell office:value-type="float" office:value="1.0857999" calcext:value-type="float">
            <text:p>1.0857999</text:p>
          </table:table-cell>
          <table:table-cell office:value-type="float" office:value="4.0709" calcext:value-type="float">
            <text:p>4.0709</text:p>
          </table:table-cell>
          <table:table-cell office:value-type="float" office:value="1.38904737098868" calcext:value-type="float">
            <text:p>1.38904737098868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float" office:value="1.0891756" calcext:value-type="float">
            <text:p>1.0891756</text:p>
          </table:table-cell>
          <table:table-cell office:value-type="float" office:value="3.5822" calcext:value-type="float">
            <text:p>3.5822</text:p>
          </table:table-cell>
          <table:table-cell office:value-type="float" office:value="2.47948421842464" calcext:value-type="float">
            <text:p>2.47948421842464</text:p>
          </table:table-cell>
        </table:table-row>
        <table:table-row table:style-name="ro1">
          <table:table-cell office:value-type="string" calcext:value-type="string">
            <text:p>TaCd</text:p>
          </table:table-cell>
          <table:table-cell office:value-type="float" office:value="1.0899746" calcext:value-type="float">
            <text:p>1.0899746</text:p>
          </table:table-cell>
          <table:table-cell office:value-type="float" office:value="3.859" calcext:value-type="float">
            <text:p>3.859</text:p>
          </table:table-cell>
          <table:table-cell office:value-type="float" office:value="1.02024173475712" calcext:value-type="float">
            <text:p>1.02024173475712</text:p>
          </table:table-cell>
        </table:table-row>
        <table:table-row table:style-name="ro1">
          <table:table-cell office:value-type="string" calcext:value-type="string">
            <text:p>CoHg</text:p>
          </table:table-cell>
          <table:table-cell office:value-type="float" office:value="1.0905268" calcext:value-type="float">
            <text:p>1.0905268</text:p>
          </table:table-cell>
          <table:table-cell office:value-type="float" office:value="3.7943" calcext:value-type="float">
            <text:p>3.7943</text:p>
          </table:table-cell>
          <table:table-cell office:value-type="float" office:value="1.15172514911282" calcext:value-type="float">
            <text:p>1.15172514911282</text:p>
          </table:table-cell>
        </table:table-row>
        <table:table-row table:style-name="ro1">
          <table:table-cell office:value-type="string" calcext:value-type="string">
            <text:p>MnTl</text:p>
          </table:table-cell>
          <table:table-cell office:value-type="float" office:value="1.0909451" calcext:value-type="float">
            <text:p>1.0909451</text:p>
          </table:table-cell>
          <table:table-cell office:value-type="float" office:value="4.0816" calcext:value-type="float">
            <text:p>4.0816</text:p>
          </table:table-cell>
          <table:table-cell office:value-type="float" office:value="1.15261129359865" calcext:value-type="float">
            <text:p>1.15261129359865</text:p>
          </table:table-cell>
        </table:table-row>
        <table:table-row table:style-name="ro1">
          <table:table-cell office:value-type="string" calcext:value-type="string">
            <text:p>CrAu</text:p>
          </table:table-cell>
          <table:table-cell office:value-type="float" office:value="1.0919256" calcext:value-type="float">
            <text:p>1.0919256</text:p>
          </table:table-cell>
          <table:table-cell office:value-type="float" office:value="3.7345" calcext:value-type="float">
            <text:p>3.7345</text:p>
          </table:table-cell>
          <table:table-cell office:value-type="float" office:value="1.19999290914363" calcext:value-type="float">
            <text:p>1.19999290914363</text:p>
          </table:table-cell>
        </table:table-row>
        <table:table-row table:style-name="ro1">
          <table:table-cell office:value-type="string" calcext:value-type="string">
            <text:p>WCe</text:p>
          </table:table-cell>
          <table:table-cell office:value-type="float" office:value="1.0939553" calcext:value-type="float">
            <text:p>1.0939553</text:p>
          </table:table-cell>
          <table:table-cell office:value-type="float" office:value="3.842" calcext:value-type="float">
            <text:p>3.842</text:p>
          </table:table-cell>
          <table:table-cell office:value-type="float" office:value="0.924772666398801" calcext:value-type="float">
            <text:p>0.924772666398801</text:p>
          </table:table-cell>
        </table:table-row>
        <table:table-row table:style-name="ro1">
          <table:table-cell office:value-type="string" calcext:value-type="string">
            <text:p>RuSn</text:p>
          </table:table-cell>
          <table:table-cell office:value-type="float" office:value="1.0949991" calcext:value-type="float">
            <text:p>1.0949991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35716703600504" calcext:value-type="float">
            <text:p>1.35716703600504</text:p>
          </table:table-cell>
        </table:table-row>
        <table:table-row table:style-name="ro1">
          <table:table-cell office:value-type="string" calcext:value-type="string">
            <text:p>VSr</text:p>
          </table:table-cell>
          <table:table-cell office:value-type="float" office:value="1.0971125" calcext:value-type="float">
            <text:p>1.0971125</text:p>
          </table:table-cell>
          <table:table-cell office:value-type="float" office:value="4.6376" calcext:value-type="float">
            <text:p>4.6376</text:p>
          </table:table-cell>
          <table:table-cell office:value-type="float" office:value="2.1356875133665" calcext:value-type="float">
            <text:p>2.1356875133665</text:p>
          </table:table-cell>
        </table:table-row>
        <table:table-row table:style-name="ro1">
          <table:table-cell office:value-type="string" calcext:value-type="string">
            <text:p>AlRb</text:p>
          </table:table-cell>
          <table:table-cell office:value-type="float" office:value="1.0974426" calcext:value-type="float">
            <text:p>1.0974426</text:p>
          </table:table-cell>
          <table:table-cell office:value-type="float" office:value="4.9327" calcext:value-type="float">
            <text:p>4.9327</text:p>
          </table:table-cell>
          <table:table-cell office:value-type="float" office:value="2.61863452655222" calcext:value-type="float">
            <text:p>2.61863452655222</text:p>
          </table:table-cell>
        </table:table-row>
        <table:table-row table:style-name="ro1">
          <table:table-cell office:value-type="string" calcext:value-type="string">
            <text:p>AgK</text:p>
          </table:table-cell>
          <table:table-cell office:value-type="float" office:value="1.1001192" calcext:value-type="float">
            <text:p>1.1001192</text:p>
          </table:table-cell>
          <table:table-cell office:value-type="float" office:value="4.6651" calcext:value-type="float">
            <text:p>4.6651</text:p>
          </table:table-cell>
          <table:table-cell office:value-type="float" office:value="2.01601009985178" calcext:value-type="float">
            <text:p>2.01601009985178</text:p>
          </table:table-cell>
        </table:table-row>
        <table:table-row table:style-name="ro1">
          <table:table-cell office:value-type="string" calcext:value-type="string">
            <text:p>TcBa</text:p>
          </table:table-cell>
          <table:table-cell office:value-type="float" office:value="1.1004255" calcext:value-type="float">
            <text:p>1.1004255</text:p>
          </table:table-cell>
          <table:table-cell office:value-type="float" office:value="5.1116" calcext:value-type="float">
            <text:p>5.1116</text:p>
          </table:table-cell>
          <table:table-cell office:value-type="float" office:value="1.26864258323089" calcext:value-type="float">
            <text:p>1.26864258323089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float" office:value="1.1028217" calcext:value-type="float">
            <text:p>1.1028217</text:p>
          </table:table-cell>
          <table:table-cell office:value-type="float" office:value="3.7462" calcext:value-type="float">
            <text:p>3.7462</text:p>
          </table:table-cell>
          <table:table-cell office:value-type="float" office:value="1.7105471607512" calcext:value-type="float">
            <text:p>1.7105471607512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float" office:value="1.1094279" calcext:value-type="float">
            <text:p>1.1094279</text:p>
          </table:table-cell>
          <table:table-cell office:value-type="float" office:value="3.6287" calcext:value-type="float">
            <text:p>3.6287</text:p>
          </table:table-cell>
          <table:table-cell office:value-type="float" office:value="1.38129590261503" calcext:value-type="float">
            <text:p>1.38129590261503</text:p>
          </table:table-cell>
        </table:table-row>
        <table:table-row table:style-name="ro1">
          <table:table-cell office:value-type="string" calcext:value-type="string">
            <text:p>MnGa</text:p>
          </table:table-cell>
          <table:table-cell office:value-type="float" office:value="1.1095641" calcext:value-type="float">
            <text:p>1.1095641</text:p>
          </table:table-cell>
          <table:table-cell office:value-type="float" office:value="3.5903" calcext:value-type="float">
            <text:p>3.5903</text:p>
          </table:table-cell>
          <table:table-cell office:value-type="float" office:value="2.36818983988431" calcext:value-type="float">
            <text:p>2.36818983988431</text:p>
          </table:table-cell>
        </table:table-row>
        <table:table-row table:style-name="ro1">
          <table:table-cell office:value-type="string" calcext:value-type="string">
            <text:p>RuHg</text:p>
          </table:table-cell>
          <table:table-cell office:value-type="float" office:value="1.1104575" calcext:value-type="float">
            <text:p>1.1104575</text:p>
          </table:table-cell>
          <table:table-cell office:value-type="float" office:value="3.6638" calcext:value-type="float">
            <text:p>3.6638</text:p>
          </table:table-cell>
          <table:table-cell office:value-type="float" office:value="0.992445217471673" calcext:value-type="float">
            <text:p>0.992445217471673</text:p>
          </table:table-cell>
        </table:table-row>
        <table:table-row table:style-name="ro1">
          <table:table-cell office:value-type="string" calcext:value-type="string">
            <text:p>OsGd</text:p>
          </table:table-cell>
          <table:table-cell office:value-type="float" office:value="1.1136522" calcext:value-type="float">
            <text:p>1.1136522</text:p>
          </table:table-cell>
          <table:table-cell office:value-type="float" office:value="4.1637" calcext:value-type="float">
            <text:p>4.1637</text:p>
          </table:table-cell>
          <table:table-cell office:value-type="float" office:value="0.862706717433208" calcext:value-type="float">
            <text:p>0.862706717433208</text:p>
          </table:table-cell>
        </table:table-row>
        <table:table-row table:style-name="ro1">
          <table:table-cell office:value-type="string" calcext:value-type="string">
            <text:p>TaNa</text:p>
          </table:table-cell>
          <table:table-cell office:value-type="float" office:value="1.1137469" calcext:value-type="float">
            <text:p>1.1137469</text:p>
          </table:table-cell>
          <table:table-cell office:value-type="float" office:value="3.7618" calcext:value-type="float">
            <text:p>3.7618</text:p>
          </table:table-cell>
          <table:table-cell office:value-type="float" office:value="1.46105456755772" calcext:value-type="float">
            <text:p>1.46105456755772</text:p>
          </table:table-cell>
        </table:table-row>
        <table:table-row table:style-name="ro1">
          <table:table-cell office:value-type="string" calcext:value-type="string">
            <text:p>GaRb</text:p>
          </table:table-cell>
          <table:table-cell office:value-type="float" office:value="1.1168635" calcext:value-type="float">
            <text:p>1.1168635</text:p>
          </table:table-cell>
          <table:table-cell office:value-type="float" office:value="5.0238" calcext:value-type="float">
            <text:p>5.0238</text:p>
          </table:table-cell>
          <table:table-cell office:value-type="float" office:value="1.91121402055006" calcext:value-type="float">
            <text:p>1.91121402055006</text:p>
          </table:table-cell>
        </table:table-row>
        <table:table-row table:style-name="ro1">
          <table:table-cell office:value-type="string" calcext:value-type="string">
            <text:p>CoNa</text:p>
          </table:table-cell>
          <table:table-cell office:value-type="float" office:value="1.1176491" calcext:value-type="float">
            <text:p>1.1176491</text:p>
          </table:table-cell>
          <table:table-cell office:value-type="float" office:value="3.5203" calcext:value-type="float">
            <text:p>3.5203</text:p>
          </table:table-cell>
          <table:table-cell office:value-type="float" office:value="3.559663883253" calcext:value-type="float">
            <text:p>3.559663883253</text:p>
          </table:table-cell>
        </table:table-row>
        <table:table-row table:style-name="ro1">
          <table:table-cell office:value-type="string" calcext:value-type="string">
            <text:p>CoTe</text:p>
          </table:table-cell>
          <table:table-cell office:value-type="float" office:value="1.119861" calcext:value-type="float">
            <text:p>1.119861</text:p>
          </table:table-cell>
          <table:table-cell office:value-type="float" office:value="4.1881" calcext:value-type="float">
            <text:p>4.1881</text:p>
          </table:table-cell>
          <table:table-cell office:value-type="float" office:value="1.59520342731711" calcext:value-type="float">
            <text:p>1.59520342731711</text:p>
          </table:table-cell>
        </table:table-row>
        <table:table-row table:style-name="ro1">
          <table:table-cell office:value-type="string" calcext:value-type="string">
            <text:p>ZnRb</text:p>
          </table:table-cell>
          <table:table-cell office:value-type="float" office:value="1.1201086" calcext:value-type="float">
            <text:p>1.1201086</text:p>
          </table:table-cell>
          <table:table-cell office:value-type="float" office:value="4.8773" calcext:value-type="float">
            <text:p>4.8773</text:p>
          </table:table-cell>
          <table:table-cell office:value-type="float" office:value="1.96478740631454" calcext:value-type="float">
            <text:p>1.96478740631454</text:p>
          </table:table-cell>
        </table:table-row>
        <table:table-row table:style-name="ro1">
          <table:table-cell office:value-type="string" calcext:value-type="string">
            <text:p>CoBa</text:p>
          </table:table-cell>
          <table:table-cell office:value-type="float" office:value="1.120205" calcext:value-type="float">
            <text:p>1.120205</text:p>
          </table:table-cell>
          <table:table-cell office:value-type="float" office:value="4.9202" calcext:value-type="float">
            <text:p>4.9202</text:p>
          </table:table-cell>
          <table:table-cell office:value-type="float" office:value="1.51734197045358" calcext:value-type="float">
            <text:p>1.51734197045358</text:p>
          </table:table-cell>
        </table:table-row>
        <table:table-row table:style-name="ro1">
          <table:table-cell office:value-type="string" calcext:value-type="string">
            <text:p>WAg</text:p>
          </table:table-cell>
          <table:table-cell office:value-type="float" office:value="1.1204914" calcext:value-type="float">
            <text:p>1.1204914</text:p>
          </table:table-cell>
          <table:table-cell office:value-type="float" office:value="3.6084" calcext:value-type="float">
            <text:p>3.6084</text:p>
          </table:table-cell>
          <table:table-cell office:value-type="float" office:value="1.02595571393973" calcext:value-type="float">
            <text:p>1.02595571393973</text:p>
          </table:table-cell>
        </table:table-row>
        <table:table-row table:style-name="ro1">
          <table:table-cell office:value-type="string" calcext:value-type="string">
            <text:p>ReRu</text:p>
          </table:table-cell>
          <table:table-cell office:value-type="float" office:value="1.1231081" calcext:value-type="float">
            <text:p>1.1231081</text:p>
          </table:table-cell>
          <table:table-cell office:value-type="float" office:value="3.3999" calcext:value-type="float">
            <text:p>3.3999</text:p>
          </table:table-cell>
          <table:table-cell office:value-type="float" office:value="1.0416160725967" calcext:value-type="float">
            <text:p>1.0416160725967</text:p>
          </table:table-cell>
        </table:table-row>
        <table:table-row table:style-name="ro1">
          <table:table-cell office:value-type="string" calcext:value-type="string">
            <text:p>WTl</text:p>
          </table:table-cell>
          <table:table-cell office:value-type="float" office:value="1.1254542" calcext:value-type="float">
            <text:p>1.1254542</text:p>
          </table:table-cell>
          <table:table-cell office:value-type="float" office:value="3.6815" calcext:value-type="float">
            <text:p>3.6815</text:p>
          </table:table-cell>
          <table:table-cell office:value-type="float" office:value="0.772867030944535" calcext:value-type="float">
            <text:p>0.772867030944535</text:p>
          </table:table-cell>
        </table:table-row>
        <table:table-row table:style-name="ro1">
          <table:table-cell office:value-type="string" calcext:value-type="string">
            <text:p>TcCd</text:p>
          </table:table-cell>
          <table:table-cell office:value-type="float" office:value="1.1318939" calcext:value-type="float">
            <text:p>1.1318939</text:p>
          </table:table-cell>
          <table:table-cell office:value-type="float" office:value="3.613" calcext:value-type="float">
            <text:p>3.613</text:p>
          </table:table-cell>
          <table:table-cell office:value-type="float" office:value="1.41674165443108" calcext:value-type="float">
            <text:p>1.41674165443108</text:p>
          </table:table-cell>
        </table:table-row>
        <table:table-row table:style-name="ro1">
          <table:table-cell office:value-type="string" calcext:value-type="string">
            <text:p>OsSi</text:p>
          </table:table-cell>
          <table:table-cell office:value-type="float" office:value="1.1339371" calcext:value-type="float">
            <text:p>1.1339371</text:p>
          </table:table-cell>
          <table:table-cell office:value-type="float" office:value="3.2908" calcext:value-type="float">
            <text:p>3.2908</text:p>
          </table:table-cell>
          <table:table-cell office:value-type="float" office:value="1.36614678313822" calcext:value-type="float">
            <text:p>1.36614678313822</text:p>
          </table:table-cell>
        </table:table-row>
        <table:table-row table:style-name="ro1">
          <table:table-cell office:value-type="string" calcext:value-type="string">
            <text:p>WCa</text:p>
          </table:table-cell>
          <table:table-cell office:value-type="float" office:value="1.1342785" calcext:value-type="float">
            <text:p>1.1342785</text:p>
          </table:table-cell>
          <table:table-cell office:value-type="float" office:value="4.0197" calcext:value-type="float">
            <text:p>4.0197</text:p>
          </table:table-cell>
          <table:table-cell office:value-type="float" office:value="1.33242079401672" calcext:value-type="float">
            <text:p>1.33242079401672</text:p>
          </table:table-cell>
        </table:table-row>
        <table:table-row table:style-name="ro1">
          <table:table-cell office:value-type="string" calcext:value-type="string">
            <text:p>ReSc</text:p>
          </table:table-cell>
          <table:table-cell office:value-type="float" office:value="1.1385185" calcext:value-type="float">
            <text:p>1.1385185</text:p>
          </table:table-cell>
          <table:table-cell office:value-type="float" office:value="3.5573" calcext:value-type="float">
            <text:p>3.5573</text:p>
          </table:table-cell>
          <table:table-cell office:value-type="float" office:value="1.2912003913185" calcext:value-type="float">
            <text:p>1.2912003913185</text:p>
          </table:table-cell>
        </table:table-row>
        <table:table-row table:style-name="ro1">
          <table:table-cell office:value-type="string" calcext:value-type="string">
            <text:p>RuCs</text:p>
          </table:table-cell>
          <table:table-cell office:value-type="float" office:value="1.1401949" calcext:value-type="float">
            <text:p>1.1401949</text:p>
          </table:table-cell>
          <table:table-cell office:value-type="float" office:value="5.2341" calcext:value-type="float">
            <text:p>5.2341</text:p>
          </table:table-cell>
          <table:table-cell office:value-type="float" office:value="1.2758773374105" calcext:value-type="float">
            <text:p>1.2758773374105</text:p>
          </table:table-cell>
        </table:table-row>
        <table:table-row table:style-name="ro1">
          <table:table-cell office:value-type="string" calcext:value-type="string">
            <text:p>NbBi</text:p>
          </table:table-cell>
          <table:table-cell office:value-type="float" office:value="1.1404542" calcext:value-type="float">
            <text:p>1.1404542</text:p>
          </table:table-cell>
          <table:table-cell office:value-type="float" office:value="3.8137" calcext:value-type="float">
            <text:p>3.8137</text:p>
          </table:table-cell>
          <table:table-cell office:value-type="float" office:value="0.991707077418758" calcext:value-type="float">
            <text:p>0.991707077418758</text:p>
          </table:table-cell>
        </table:table-row>
        <table:table-row table:style-name="ro1">
          <table:table-cell office:value-type="string" calcext:value-type="string">
            <text:p>TcSe</text:p>
          </table:table-cell>
          <table:table-cell office:value-type="float" office:value="1.1437569" calcext:value-type="float">
            <text:p>1.1437569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68005101791928" calcext:value-type="float">
            <text:p>1.68005101791928</text:p>
          </table:table-cell>
        </table:table-row>
        <table:table-row table:style-name="ro1">
          <table:table-cell office:value-type="string" calcext:value-type="string">
            <text:p>ReHf</text:p>
          </table:table-cell>
          <table:table-cell office:value-type="float" office:value="1.1442608" calcext:value-type="float">
            <text:p>1.1442608</text:p>
          </table:table-cell>
          <table:table-cell office:value-type="float" office:value="3.5223" calcext:value-type="float">
            <text:p>3.5223</text:p>
          </table:table-cell>
          <table:table-cell office:value-type="float" office:value="0.822314058801457" calcext:value-type="float">
            <text:p>0.822314058801457</text:p>
          </table:table-cell>
        </table:table-row>
        <table:table-row table:style-name="ro1">
          <table:table-cell office:value-type="string" calcext:value-type="string">
            <text:p>CrCs</text:p>
          </table:table-cell>
          <table:table-cell office:value-type="float" office:value="1.1450016" calcext:value-type="float">
            <text:p>1.1450016</text:p>
          </table:table-cell>
          <table:table-cell office:value-type="float" office:value="5.1936" calcext:value-type="float">
            <text:p>5.1936</text:p>
          </table:table-cell>
          <table:table-cell office:value-type="float" office:value="1.60905362028979" calcext:value-type="float">
            <text:p>1.60905362028979</text:p>
          </table:table-cell>
        </table:table-row>
        <table:table-row table:style-name="ro1">
          <table:table-cell office:value-type="string" calcext:value-type="string">
            <text:p>CoSe</text:p>
          </table:table-cell>
          <table:table-cell office:value-type="float" office:value="1.1460817" calcext:value-type="float">
            <text:p>1.1460817</text:p>
          </table:table-cell>
          <table:table-cell office:value-type="float" office:value="3.8499" calcext:value-type="float">
            <text:p>3.8499</text:p>
          </table:table-cell>
          <table:table-cell office:value-type="float" office:value="2.14581610318669" calcext:value-type="float">
            <text:p>2.14581610318669</text:p>
          </table:table-cell>
        </table:table-row>
        <table:table-row table:style-name="ro1">
          <table:table-cell office:value-type="string" calcext:value-type="string">
            <text:p>OsNd</text:p>
          </table:table-cell>
          <table:table-cell office:value-type="float" office:value="1.1464956" calcext:value-type="float">
            <text:p>1.1464956</text:p>
          </table:table-cell>
          <table:table-cell office:value-type="float" office:value="4.3213" calcext:value-type="float">
            <text:p>4.3213</text:p>
          </table:table-cell>
          <table:table-cell office:value-type="float" office:value="0.895957763269483" calcext:value-type="float">
            <text:p>0.895957763269483</text:p>
          </table:table-cell>
        </table:table-row>
        <table:table-row table:style-name="ro1">
          <table:table-cell office:value-type="string" calcext:value-type="string">
            <text:p>FeTl</text:p>
          </table:table-cell>
          <table:table-cell office:value-type="float" office:value="1.1486137" calcext:value-type="float">
            <text:p>1.1486137</text:p>
          </table:table-cell>
          <table:table-cell office:value-type="float" office:value="4.1266" calcext:value-type="float">
            <text:p>4.1266</text:p>
          </table:table-cell>
          <table:table-cell office:value-type="float" office:value="1.14864032244071" calcext:value-type="float">
            <text:p>1.14864032244071</text:p>
          </table:table-cell>
        </table:table-row>
        <table:table-row table:style-name="ro1">
          <table:table-cell office:value-type="string" calcext:value-type="string">
            <text:p>GeRb</text:p>
          </table:table-cell>
          <table:table-cell office:value-type="float" office:value="1.1494064" calcext:value-type="float">
            <text:p>1.1494064</text:p>
          </table:table-cell>
          <table:table-cell office:value-type="float" office:value="5.1122" calcext:value-type="float">
            <text:p>5.1122</text:p>
          </table:table-cell>
          <table:table-cell office:value-type="float" office:value="1.87661490649694" calcext:value-type="float">
            <text:p>1.87661490649694</text:p>
          </table:table-cell>
        </table:table-row>
        <table:table-row table:style-name="ro1">
          <table:table-cell office:value-type="string" calcext:value-type="string">
            <text:p>CrNd</text:p>
          </table:table-cell>
          <table:table-cell office:value-type="float" office:value="1.1495843" calcext:value-type="float">
            <text:p>1.1495843</text:p>
          </table:table-cell>
          <table:table-cell office:value-type="float" office:value="4.3249" calcext:value-type="float">
            <text:p>4.3249</text:p>
          </table:table-cell>
          <table:table-cell office:value-type="float" office:value="1.51751021971484" calcext:value-type="float">
            <text:p>1.51751021971484</text:p>
          </table:table-cell>
        </table:table-row>
        <table:table-row table:style-name="ro1">
          <table:table-cell office:value-type="string" calcext:value-type="string">
            <text:p>OsZn</text:p>
          </table:table-cell>
          <table:table-cell office:value-type="float" office:value="1.149668" calcext:value-type="float">
            <text:p>1.149668</text:p>
          </table:table-cell>
          <table:table-cell office:value-type="float" office:value="3.298" calcext:value-type="float">
            <text:p>3.298</text:p>
          </table:table-cell>
          <table:table-cell office:value-type="float" office:value="1.16901996197211" calcext:value-type="float">
            <text:p>1.16901996197211</text:p>
          </table:table-cell>
        </table:table-row>
        <table:table-row table:style-name="ro1">
          <table:table-cell office:value-type="string" calcext:value-type="string">
            <text:p>PdK</text:p>
          </table:table-cell>
          <table:table-cell office:value-type="float" office:value="1.1502044" calcext:value-type="float">
            <text:p>1.1502044</text:p>
          </table:table-cell>
          <table:table-cell office:value-type="float" office:value="4.4881" calcext:value-type="float">
            <text:p>4.4881</text:p>
          </table:table-cell>
          <table:table-cell office:value-type="float" office:value="2.03566503561414" calcext:value-type="float">
            <text:p>2.03566503561414</text:p>
          </table:table-cell>
        </table:table-row>
        <table:table-row table:style-name="ro1">
          <table:table-cell office:value-type="string" calcext:value-type="string">
            <text:p>TaHg</text:p>
          </table:table-cell>
          <table:table-cell office:value-type="float" office:value="1.1512558" calcext:value-type="float">
            <text:p>1.1512558</text:p>
          </table:table-cell>
          <table:table-cell office:value-type="float" office:value="3.8793" calcext:value-type="float">
            <text:p>3.8793</text:p>
          </table:table-cell>
          <table:table-cell office:value-type="float" office:value="0.786302952166063" calcext:value-type="float">
            <text:p>0.786302952166063</text:p>
          </table:table-cell>
        </table:table-row>
        <table:table-row table:style-name="ro1">
          <table:table-cell office:value-type="string" calcext:value-type="string">
            <text:p>MnAu</text:p>
          </table:table-cell>
          <table:table-cell office:value-type="float" office:value="1.1530715" calcext:value-type="float">
            <text:p>1.1530715</text:p>
          </table:table-cell>
          <table:table-cell office:value-type="float" office:value="3.69" calcext:value-type="float">
            <text:p>3.69</text:p>
          </table:table-cell>
          <table:table-cell office:value-type="float" office:value="1.18614465736686" calcext:value-type="float">
            <text:p>1.18614465736686</text:p>
          </table:table-cell>
        </table:table-row>
        <table:table-row table:style-name="ro1">
          <table:table-cell office:value-type="string" calcext:value-type="string">
            <text:p>MnAg</text:p>
          </table:table-cell>
          <table:table-cell office:value-type="float" office:value="1.1538216" calcext:value-type="float">
            <text:p>1.1538216</text:p>
          </table:table-cell>
          <table:table-cell office:value-type="float" office:value="3.6638" calcext:value-type="float">
            <text:p>3.6638</text:p>
          </table:table-cell>
          <table:table-cell office:value-type="float" office:value="1.82344498266946" calcext:value-type="float">
            <text:p>1.82344498266946</text:p>
          </table:table-cell>
        </table:table-row>
        <table:table-row table:style-name="ro1">
          <table:table-cell office:value-type="string" calcext:value-type="string">
            <text:p>RuBa</text:p>
          </table:table-cell>
          <table:table-cell office:value-type="float" office:value="1.155911" calcext:value-type="float">
            <text:p>1.155911</text:p>
          </table:table-cell>
          <table:table-cell office:value-type="float" office:value="5" calcext:value-type="float">
            <text:p>5</text:p>
          </table:table-cell>
          <table:table-cell office:value-type="float" office:value="1.2525100362098" calcext:value-type="float">
            <text:p>1.2525100362098</text:p>
          </table:table-cell>
        </table:table-row>
        <table:table-row table:style-name="ro1">
          <table:table-cell office:value-type="string" calcext:value-type="string">
            <text:p>RuAs</text:p>
          </table:table-cell>
          <table:table-cell office:value-type="float" office:value="1.1578991" calcext:value-type="float">
            <text:p>1.1578991</text:p>
          </table:table-cell>
          <table:table-cell office:value-type="float" office:value="4.0591" calcext:value-type="float">
            <text:p>4.0591</text:p>
          </table:table-cell>
          <table:table-cell office:value-type="float" office:value="1.68913940486244" calcext:value-type="float">
            <text:p>1.68913940486244</text:p>
          </table:table-cell>
        </table:table-row>
        <table:table-row table:style-name="ro1">
          <table:table-cell office:value-type="string" calcext:value-type="string">
            <text:p>CuK</text:p>
          </table:table-cell>
          <table:table-cell office:value-type="float" office:value="1.1583761" calcext:value-type="float">
            <text:p>1.1583761</text:p>
          </table:table-cell>
          <table:table-cell office:value-type="float" office:value="4.6852" calcext:value-type="float">
            <text:p>4.6852</text:p>
          </table:table-cell>
          <table:table-cell office:value-type="float" office:value="2.86161994743542" calcext:value-type="float">
            <text:p>2.86161994743542</text:p>
          </table:table-cell>
        </table:table-row>
        <table:table-row table:style-name="ro1">
          <table:table-cell office:value-type="string" calcext:value-type="string">
            <text:p>CoSn</text:p>
          </table:table-cell>
          <table:table-cell office:value-type="float" office:value="1.1597805" calcext:value-type="float">
            <text:p>1.1597805</text:p>
          </table:table-cell>
          <table:table-cell office:value-type="float" office:value="3.8399" calcext:value-type="float">
            <text:p>3.8399</text:p>
          </table:table-cell>
          <table:table-cell office:value-type="float" office:value="1.67369788004745" calcext:value-type="float">
            <text:p>1.67369788004745</text:p>
          </table:table-cell>
        </table:table-row>
        <table:table-row table:style-name="ro1">
          <table:table-cell office:value-type="string" calcext:value-type="string">
            <text:p>CrGe</text:p>
          </table:table-cell>
          <table:table-cell office:value-type="float" office:value="1.1616533" calcext:value-type="float">
            <text:p>1.1616533</text:p>
          </table:table-cell>
          <table:table-cell office:value-type="float" office:value="3.7197" calcext:value-type="float">
            <text:p>3.7197</text:p>
          </table:table-cell>
          <table:table-cell office:value-type="float" office:value="2.36865258884699" calcext:value-type="float">
            <text:p>2.36865258884699</text:p>
          </table:table-cell>
        </table:table-row>
        <table:table-row table:style-name="ro1">
          <table:table-cell office:value-type="string" calcext:value-type="string">
            <text:p>ReNb</text:p>
          </table:table-cell>
          <table:table-cell office:value-type="float" office:value="1.1644123" calcext:value-type="float">
            <text:p>1.1644123</text:p>
          </table:table-cell>
          <table:table-cell office:value-type="float" office:value="3.4969" calcext:value-type="float">
            <text:p>3.4969</text:p>
          </table:table-cell>
          <table:table-cell office:value-type="float" office:value="1.07175516025537" calcext:value-type="float">
            <text:p>1.07175516025537</text:p>
          </table:table-cell>
        </table:table-row>
        <table:table-row table:style-name="ro1">
          <table:table-cell office:value-type="string" calcext:value-type="string">
            <text:p>ReZr</text:p>
          </table:table-cell>
          <table:table-cell office:value-type="float" office:value="1.1648463" calcext:value-type="float">
            <text:p>1.1648463</text:p>
          </table:table-cell>
          <table:table-cell office:value-type="float" office:value="3.6206" calcext:value-type="float">
            <text:p>3.6206</text:p>
          </table:table-cell>
          <table:table-cell office:value-type="float" office:value="1.07818435782277" calcext:value-type="float">
            <text:p>1.07818435782277</text:p>
          </table:table-cell>
        </table:table-row>
        <table:table-row table:style-name="ro1">
          <table:table-cell office:value-type="string" calcext:value-type="string">
            <text:p>WGe</text:p>
          </table:table-cell>
          <table:table-cell office:value-type="float" office:value="1.1651293" calcext:value-type="float">
            <text:p>1.1651293</text:p>
          </table:table-cell>
          <table:table-cell office:value-type="float" office:value="3.4798" calcext:value-type="float">
            <text:p>3.4798</text:p>
          </table:table-cell>
          <table:table-cell office:value-type="float" office:value="1.16523140198861" calcext:value-type="float">
            <text:p>1.16523140198861</text:p>
          </table:table-cell>
        </table:table-row>
        <table:table-row table:style-name="ro1">
          <table:table-cell office:value-type="string" calcext:value-type="string">
            <text:p>TaIn</text:p>
          </table:table-cell>
          <table:table-cell office:value-type="float" office:value="1.1652029" calcext:value-type="float">
            <text:p>1.1652029</text:p>
          </table:table-cell>
          <table:table-cell office:value-type="float" office:value="3.8861" calcext:value-type="float">
            <text:p>3.8861</text:p>
          </table:table-cell>
          <table:table-cell office:value-type="float" office:value="1.01202283746729" calcext:value-type="float">
            <text:p>1.01202283746729</text:p>
          </table:table-cell>
        </table:table-row>
        <table:table-row table:style-name="ro1">
          <table:table-cell office:value-type="string" calcext:value-type="string">
            <text:p>ReTa</text:p>
          </table:table-cell>
          <table:table-cell office:value-type="float" office:value="1.1652374" calcext:value-type="float">
            <text:p>1.1652374</text:p>
          </table:table-cell>
          <table:table-cell office:value-type="float" office:value="3.437" calcext:value-type="float">
            <text:p>3.437</text:p>
          </table:table-cell>
          <table:table-cell office:value-type="float" office:value="0.81685413018091" calcext:value-type="float">
            <text:p>0.81685413018091</text:p>
          </table:table-cell>
        </table:table-row>
        <table:table-row table:style-name="ro1">
          <table:table-cell office:value-type="string" calcext:value-type="string">
            <text:p>RuSb</text:p>
          </table:table-cell>
          <table:table-cell office:value-type="float" office:value="1.1672745" calcext:value-type="float">
            <text:p>1.1672745</text:p>
          </table:table-cell>
          <table:table-cell office:value-type="float" office:value="4.2339" calcext:value-type="float">
            <text:p>4.2339</text:p>
          </table:table-cell>
          <table:table-cell office:value-type="float" office:value="1.33883943162883" calcext:value-type="float">
            <text:p>1.33883943162883</text:p>
          </table:table-cell>
        </table:table-row>
        <table:table-row table:style-name="ro1">
          <table:table-cell office:value-type="string" calcext:value-type="string">
            <text:p>CrRb</text:p>
          </table:table-cell>
          <table:table-cell office:value-type="float" office:value="1.1712441" calcext:value-type="float">
            <text:p>1.1712441</text:p>
          </table:table-cell>
          <table:table-cell office:value-type="float" office:value="5.5314" calcext:value-type="float">
            <text:p>5.5314</text:p>
          </table:table-cell>
          <table:table-cell office:value-type="float" office:value="2.15237317539213" calcext:value-type="float">
            <text:p>2.15237317539213</text:p>
          </table:table-cell>
        </table:table-row>
        <table:table-row table:style-name="ro1">
          <table:table-cell office:value-type="string" calcext:value-type="string">
            <text:p>CoBi</text:p>
          </table:table-cell>
          <table:table-cell office:value-type="float" office:value="1.1717594" calcext:value-type="float">
            <text:p>1.1717594</text:p>
          </table:table-cell>
          <table:table-cell office:value-type="float" office:value="4.1176" calcext:value-type="float">
            <text:p>4.1176</text:p>
          </table:table-cell>
          <table:table-cell office:value-type="float" office:value="1.11605848162388" calcext:value-type="float">
            <text:p>1.11605848162388</text:p>
          </table:table-cell>
        </table:table-row>
        <table:table-row table:style-name="ro1">
          <table:table-cell office:value-type="string" calcext:value-type="string">
            <text:p>BeNa</text:p>
          </table:table-cell>
          <table:table-cell office:value-type="float" office:value="1.1718577" calcext:value-type="float">
            <text:p>1.1718577</text:p>
          </table:table-cell>
          <table:table-cell office:value-type="float" office:value="4.0578" calcext:value-type="float">
            <text:p>4.0578</text:p>
          </table:table-cell>
          <table:table-cell office:value-type="float" office:value="8.63312894904509" calcext:value-type="float">
            <text:p>8.63312894904509</text:p>
          </table:table-cell>
        </table:table-row>
        <table:table-row table:style-name="ro1">
          <table:table-cell office:value-type="string" calcext:value-type="string">
            <text:p>MnLa</text:p>
          </table:table-cell>
          <table:table-cell office:value-type="float" office:value="1.1756817" calcext:value-type="float">
            <text:p>1.1756817</text:p>
          </table:table-cell>
          <table:table-cell office:value-type="float" office:value="4.5119" calcext:value-type="float">
            <text:p>4.5119</text:p>
          </table:table-cell>
          <table:table-cell office:value-type="float" office:value="1.53596837179718" calcext:value-type="float">
            <text:p>1.53596837179718</text:p>
          </table:table-cell>
        </table:table-row>
        <table:table-row table:style-name="ro1">
          <table:table-cell office:value-type="string" calcext:value-type="string">
            <text:p>ReBe</text:p>
          </table:table-cell>
          <table:table-cell office:value-type="float" office:value="1.1760674" calcext:value-type="float">
            <text:p>1.1760674</text:p>
          </table:table-cell>
          <table:table-cell office:value-type="float" office:value="3.1119" calcext:value-type="float">
            <text:p>3.1119</text:p>
          </table:table-cell>
          <table:table-cell office:value-type="float" office:value="1.52530983161766" calcext:value-type="float">
            <text:p>1.52530983161766</text:p>
          </table:table-cell>
        </table:table-row>
        <table:table-row table:style-name="ro1">
          <table:table-cell office:value-type="string" calcext:value-type="string">
            <text:p>AuRb</text:p>
          </table:table-cell>
          <table:table-cell office:value-type="float" office:value="1.1761417" calcext:value-type="float">
            <text:p>1.1761417</text:p>
          </table:table-cell>
          <table:table-cell office:value-type="float" office:value="4.7855" calcext:value-type="float">
            <text:p>4.7855</text:p>
          </table:table-cell>
          <table:table-cell office:value-type="float" office:value="1.05928647925388" calcext:value-type="float">
            <text:p>1.05928647925388</text:p>
          </table:table-cell>
        </table:table-row>
        <table:table-row table:style-name="ro1">
          <table:table-cell office:value-type="string" calcext:value-type="string">
            <text:p>TaSe</text:p>
          </table:table-cell>
          <table:table-cell office:value-type="float" office:value="1.1777045" calcext:value-type="float">
            <text:p>1.1777045</text:p>
          </table:table-cell>
          <table:table-cell office:value-type="float" office:value="3.8343" calcext:value-type="float">
            <text:p>3.8343</text:p>
          </table:table-cell>
          <table:table-cell office:value-type="float" office:value="1.15004010547226" calcext:value-type="float">
            <text:p>1.15004010547226</text:p>
          </table:table-cell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1.1805426" calcext:value-type="float">
            <text:p>1.1805426</text:p>
          </table:table-cell>
          <table:table-cell office:value-type="float" office:value="4.8197" calcext:value-type="float">
            <text:p>4.8197</text:p>
          </table:table-cell>
          <table:table-cell office:value-type="float" office:value="1.58073256678574" calcext:value-type="float">
            <text:p>1.58073256678574</text:p>
          </table:table-cell>
        </table:table-row>
        <table:table-row table:style-name="ro1">
          <table:table-cell office:value-type="string" calcext:value-type="string">
            <text:p>MnNd</text:p>
          </table:table-cell>
          <table:table-cell office:value-type="float" office:value="1.1831628" calcext:value-type="float">
            <text:p>1.1831628</text:p>
          </table:table-cell>
          <table:table-cell office:value-type="float" office:value="4.3067" calcext:value-type="float">
            <text:p>4.3067</text:p>
          </table:table-cell>
          <table:table-cell office:value-type="float" office:value="1.49543135587443" calcext:value-type="float">
            <text:p>1.49543135587443</text:p>
          </table:table-cell>
        </table:table-row>
        <table:table-row table:style-name="ro1">
          <table:table-cell office:value-type="string" calcext:value-type="string">
            <text:p>OsIr</text:p>
          </table:table-cell>
          <table:table-cell office:value-type="float" office:value="1.183291" calcext:value-type="float">
            <text:p>1.183291</text:p>
          </table:table-cell>
          <table:table-cell office:value-type="float" office:value="3.4394" calcext:value-type="float">
            <text:p>3.4394</text:p>
          </table:table-cell>
          <table:table-cell office:value-type="float" office:value="0.784448483026549" calcext:value-type="float">
            <text:p>0.784448483026549</text:p>
          </table:table-cell>
        </table:table-row>
        <table:table-row table:style-name="ro1">
          <table:table-cell office:value-type="string" calcext:value-type="string">
            <text:p>VSb</text:p>
          </table:table-cell>
          <table:table-cell office:value-type="float" office:value="1.1857948" calcext:value-type="float">
            <text:p>1.1857948</text:p>
          </table:table-cell>
          <table:table-cell office:value-type="float" office:value="4.1184" calcext:value-type="float">
            <text:p>4.1184</text:p>
          </table:table-cell>
          <table:table-cell office:value-type="float" office:value="1.72076511227864" calcext:value-type="float">
            <text:p>1.72076511227864</text:p>
          </table:table-cell>
        </table:table-row>
        <table:table-row table:style-name="ro1">
          <table:table-cell office:value-type="string" calcext:value-type="string">
            <text:p>RuSe</text:p>
          </table:table-cell>
          <table:table-cell office:value-type="float" office:value="1.1940241" calcext:value-type="float">
            <text:p>1.1940241</text:p>
          </table:table-cell>
          <table:table-cell office:value-type="float" office:value="3.7918" calcext:value-type="float">
            <text:p>3.7918</text:p>
          </table:table-cell>
          <table:table-cell office:value-type="float" office:value="1.65187484205465" calcext:value-type="float">
            <text:p>1.65187484205465</text:p>
          </table:table-cell>
        </table:table-row>
        <table:table-row table:style-name="ro1">
          <table:table-cell office:value-type="string" calcext:value-type="string">
            <text:p>OsCu</text:p>
          </table:table-cell>
          <table:table-cell office:value-type="float" office:value="1.1949561" calcext:value-type="float">
            <text:p>1.1949561</text:p>
          </table:table-cell>
          <table:table-cell office:value-type="float" office:value="3.2605" calcext:value-type="float">
            <text:p>3.2605</text:p>
          </table:table-cell>
          <table:table-cell office:value-type="float" office:value="1.17750082535105" calcext:value-type="float">
            <text:p>1.17750082535105</text:p>
          </table:table-cell>
        </table:table-row>
        <table:table-row table:style-name="ro1">
          <table:table-cell office:value-type="string" calcext:value-type="string">
            <text:p>CuRb</text:p>
          </table:table-cell>
          <table:table-cell office:value-type="float" office:value="1.2063732" calcext:value-type="float">
            <text:p>1.2063732</text:p>
          </table:table-cell>
          <table:table-cell office:value-type="float" office:value="4.9196" calcext:value-type="float">
            <text:p>4.9196</text:p>
          </table:table-cell>
          <table:table-cell office:value-type="float" office:value="1.98886301956055" calcext:value-type="float">
            <text:p>1.98886301956055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1.2074679" calcext:value-type="float">
            <text:p>1.2074679</text:p>
          </table:table-cell>
          <table:table-cell office:value-type="float" office:value="4.0237" calcext:value-type="float">
            <text:p>4.0237</text:p>
          </table:table-cell>
          <table:table-cell office:value-type="float" office:value="3.5697408510232" calcext:value-type="float">
            <text:p>3.5697408510232</text:p>
          </table:table-cell>
        </table:table-row>
        <table:table-row table:style-name="ro1">
          <table:table-cell office:value-type="string" calcext:value-type="string">
            <text:p>MoIn</text:p>
          </table:table-cell>
          <table:table-cell office:value-type="float" office:value="1.2087636" calcext:value-type="float">
            <text:p>1.2087636</text:p>
          </table:table-cell>
          <table:table-cell office:value-type="float" office:value="3.7603" calcext:value-type="float">
            <text:p>3.7603</text:p>
          </table:table-cell>
          <table:table-cell office:value-type="float" office:value="1.41444206995712" calcext:value-type="float">
            <text:p>1.41444206995712</text:p>
          </table:table-cell>
        </table:table-row>
        <table:table-row table:style-name="ro1">
          <table:table-cell office:value-type="string" calcext:value-type="string">
            <text:p>TcNd</text:p>
          </table:table-cell>
          <table:table-cell office:value-type="float" office:value="1.2117789" calcext:value-type="float">
            <text:p>1.2117789</text:p>
          </table:table-cell>
          <table:table-cell office:value-type="float" office:value="4.2382" calcext:value-type="float">
            <text:p>4.2382</text:p>
          </table:table-cell>
          <table:table-cell office:value-type="float" office:value="1.23287460111645" calcext:value-type="float">
            <text:p>1.23287460111645</text:p>
          </table:table-cell>
        </table:table-row>
        <table:table-row table:style-name="ro1">
          <table:table-cell office:value-type="string" calcext:value-type="string">
            <text:p>RuTe</text:p>
          </table:table-cell>
          <table:table-cell office:value-type="float" office:value="1.2135923" calcext:value-type="float">
            <text:p>1.2135923</text:p>
          </table:table-cell>
          <table:table-cell office:value-type="float" office:value="4.2692" calcext:value-type="float">
            <text:p>4.2692</text:p>
          </table:table-cell>
          <table:table-cell office:value-type="float" office:value="1.30509307499009" calcext:value-type="float">
            <text:p>1.30509307499009</text:p>
          </table:table-cell>
        </table:table-row>
        <table:table-row table:style-name="ro1">
          <table:table-cell office:value-type="string" calcext:value-type="string">
            <text:p>MnGe</text:p>
          </table:table-cell>
          <table:table-cell office:value-type="float" office:value="1.2138114" calcext:value-type="float">
            <text:p>1.2138114</text:p>
          </table:table-cell>
          <table:table-cell office:value-type="float" office:value="3.6625" calcext:value-type="float">
            <text:p>3.6625</text:p>
          </table:table-cell>
          <table:table-cell office:value-type="float" office:value="2.31529618662031" calcext:value-type="float">
            <text:p>2.31529618662031</text:p>
          </table:table-cell>
        </table:table-row>
        <table:table-row table:style-name="ro1">
          <table:table-cell office:value-type="string" calcext:value-type="string">
            <text:p>TaSr</text:p>
          </table:table-cell>
          <table:table-cell office:value-type="float" office:value="1.214426" calcext:value-type="float">
            <text:p>1.214426</text:p>
          </table:table-cell>
          <table:table-cell office:value-type="float" office:value="4.5356" calcext:value-type="float">
            <text:p>4.5356</text:p>
          </table:table-cell>
          <table:table-cell office:value-type="float" office:value="1.11336981211134" calcext:value-type="float">
            <text:p>1.11336981211134</text:p>
          </table:table-cell>
        </table:table-row>
        <table:table-row table:style-name="ro1">
          <table:table-cell office:value-type="string" calcext:value-type="string">
            <text:p>ReTc</text:p>
          </table:table-cell>
          <table:table-cell office:value-type="float" office:value="1.2158625" calcext:value-type="float">
            <text:p>1.2158625</text:p>
          </table:table-cell>
          <table:table-cell office:value-type="float" office:value="3.3971" calcext:value-type="float">
            <text:p>3.3971</text:p>
          </table:table-cell>
          <table:table-cell office:value-type="float" office:value="1.05274914439892" calcext:value-type="float">
            <text:p>1.05274914439892</text:p>
          </table:table-cell>
        </table:table-row>
        <table:table-row table:style-name="ro1">
          <table:table-cell office:value-type="string" calcext:value-type="string">
            <text:p>ReOs</text:p>
          </table:table-cell>
          <table:table-cell office:value-type="float" office:value="1.2163963" calcext:value-type="float">
            <text:p>1.2163963</text:p>
          </table:table-cell>
          <table:table-cell office:value-type="float" office:value="3.3915" calcext:value-type="float">
            <text:p>3.3915</text:p>
          </table:table-cell>
          <table:table-cell office:value-type="float" office:value="0.796872783862113" calcext:value-type="float">
            <text:p>0.796872783862113</text:p>
          </table:table-cell>
        </table:table-row>
        <table:table-row table:style-name="ro1">
          <table:table-cell office:value-type="string" calcext:value-type="string">
            <text:p>OsAs</text:p>
          </table:table-cell>
          <table:table-cell office:value-type="float" office:value="1.2167757" calcext:value-type="float">
            <text:p>1.2167757</text:p>
          </table:table-cell>
          <table:table-cell office:value-type="float" office:value="4.1918" calcext:value-type="float">
            <text:p>4.1918</text:p>
          </table:table-cell>
          <table:table-cell office:value-type="float" office:value="1.127553002434" calcext:value-type="float">
            <text:p>1.127553002434</text:p>
          </table:table-cell>
        </table:table-row>
        <table:table-row table:style-name="ro1">
          <table:table-cell office:value-type="string" calcext:value-type="string">
            <text:p>FeSr</text:p>
          </table:table-cell>
          <table:table-cell office:value-type="float" office:value="1.2203634" calcext:value-type="float">
            <text:p>1.2203634</text:p>
          </table:table-cell>
          <table:table-cell office:value-type="float" office:value="4.6548" calcext:value-type="float">
            <text:p>4.6548</text:p>
          </table:table-cell>
          <table:table-cell office:value-type="float" office:value="2.06419848286033" calcext:value-type="float">
            <text:p>2.06419848286033</text:p>
          </table:table-cell>
        </table:table-row>
        <table:table-row table:style-name="ro1">
          <table:table-cell office:value-type="string" calcext:value-type="string">
            <text:p>ZrRb</text:p>
          </table:table-cell>
          <table:table-cell office:value-type="float" office:value="1.2265892" calcext:value-type="float">
            <text:p>1.2265892</text:p>
          </table:table-cell>
          <table:table-cell office:value-type="float" office:value="4.8846" calcext:value-type="float">
            <text:p>4.8846</text:p>
          </table:table-cell>
          <table:table-cell office:value-type="float" office:value="1.68255825509213" calcext:value-type="float">
            <text:p>1.68255825509213</text:p>
          </table:table-cell>
        </table:table-row>
        <table:table-row table:style-name="ro1">
          <table:table-cell office:value-type="string" calcext:value-type="string">
            <text:p>NbPb</text:p>
          </table:table-cell>
          <table:table-cell office:value-type="float" office:value="1.2274632" calcext:value-type="float">
            <text:p>1.2274632</text:p>
          </table:table-cell>
          <table:table-cell office:value-type="float" office:value="3.8908" calcext:value-type="float">
            <text:p>3.8908</text:p>
          </table:table-cell>
          <table:table-cell office:value-type="float" office:value="0.997531753682081" calcext:value-type="float">
            <text:p>0.997531753682081</text:p>
          </table:table-cell>
        </table:table-row>
        <table:table-row table:style-name="ro1">
          <table:table-cell office:value-type="string" calcext:value-type="string">
            <text:p>FeSb</text:p>
          </table:table-cell>
          <table:table-cell office:value-type="float" office:value="1.2293947" calcext:value-type="float">
            <text:p>1.2293947</text:p>
          </table:table-cell>
          <table:table-cell office:value-type="float" office:value="4.2525" calcext:value-type="float">
            <text:p>4.2525</text:p>
          </table:table-cell>
          <table:table-cell office:value-type="float" office:value="1.67405179306381" calcext:value-type="float">
            <text:p>1.67405179306381</text:p>
          </table:table-cell>
        </table:table-row>
        <table:table-row table:style-name="ro1">
          <table:table-cell office:value-type="string" calcext:value-type="string">
            <text:p>OsGa</text:p>
          </table:table-cell>
          <table:table-cell office:value-type="float" office:value="1.233642" calcext:value-type="float">
            <text:p>1.233642</text:p>
          </table:table-cell>
          <table:table-cell office:value-type="float" office:value="3.3424" calcext:value-type="float">
            <text:p>3.3424</text:p>
          </table:table-cell>
          <table:table-cell office:value-type="float" office:value="1.14984278842523" calcext:value-type="float">
            <text:p>1.14984278842523</text:p>
          </table:table-cell>
        </table:table-row>
        <table:table-row table:style-name="ro1">
          <table:table-cell office:value-type="string" calcext:value-type="string">
            <text:p>TaSn</text:p>
          </table:table-cell>
          <table:table-cell office:value-type="float" office:value="1.2336888" calcext:value-type="float">
            <text:p>1.2336888</text:p>
          </table:table-cell>
          <table:table-cell office:value-type="float" office:value="3.9182" calcext:value-type="float">
            <text:p>3.9182</text:p>
          </table:table-cell>
          <table:table-cell office:value-type="float" office:value="0.999009850942426" calcext:value-type="float">
            <text:p>0.999009850942426</text:p>
          </table:table-cell>
        </table:table-row>
        <table:table-row table:style-name="ro1">
          <table:table-cell office:value-type="string" calcext:value-type="string">
            <text:p>TcSn</text:p>
          </table:table-cell>
          <table:table-cell office:value-type="float" office:value="1.2338359" calcext:value-type="float">
            <text:p>1.2338359</text:p>
          </table:table-cell>
          <table:table-cell office:value-type="float" office:value="3.6062" calcext:value-type="float">
            <text:p>3.6062</text:p>
          </table:table-cell>
          <table:table-cell office:value-type="float" office:value="1.37612862689958" calcext:value-type="float">
            <text:p>1.37612862689958</text:p>
          </table:table-cell>
        </table:table-row>
        <table:table-row table:style-name="ro1">
          <table:table-cell office:value-type="string" calcext:value-type="string">
            <text:p>WAu</text:p>
          </table:table-cell>
          <table:table-cell office:value-type="float" office:value="1.2354686" calcext:value-type="float">
            <text:p>1.2354686</text:p>
          </table:table-cell>
          <table:table-cell office:value-type="float" office:value="3.6701" calcext:value-type="float">
            <text:p>3.6701</text:p>
          </table:table-cell>
          <table:table-cell office:value-type="float" office:value="0.787801093049983" calcext:value-type="float">
            <text:p>0.787801093049983</text:p>
          </table:table-cell>
        </table:table-row>
        <table:table-row table:style-name="ro1">
          <table:table-cell office:value-type="string" calcext:value-type="string">
            <text:p>TcIn</text:p>
          </table:table-cell>
          <table:table-cell office:value-type="float" office:value="1.2361698" calcext:value-type="float">
            <text:p>1.2361698</text:p>
          </table:table-cell>
          <table:table-cell office:value-type="float" office:value="3.6881" calcext:value-type="float">
            <text:p>3.6881</text:p>
          </table:table-cell>
          <table:table-cell office:value-type="float" office:value="1.40094259768566" calcext:value-type="float">
            <text:p>1.40094259768566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float" office:value="1.2364142" calcext:value-type="float">
            <text:p>1.2364142</text:p>
          </table:table-cell>
          <table:table-cell office:value-type="float" office:value="3.4717" calcext:value-type="float">
            <text:p>3.4717</text:p>
          </table:table-cell>
          <table:table-cell office:value-type="float" office:value="1.06035393102282" calcext:value-type="float">
            <text:p>1.06035393102282</text:p>
          </table:table-cell>
        </table:table-row>
        <table:table-row table:style-name="ro1">
          <table:table-cell office:value-type="string" calcext:value-type="string">
            <text:p>AsRb</text:p>
          </table:table-cell>
          <table:table-cell office:value-type="float" office:value="1.2375393" calcext:value-type="float">
            <text:p>1.2375393</text:p>
          </table:table-cell>
          <table:table-cell office:value-type="float" office:value="5.1553" calcext:value-type="float">
            <text:p>5.1553</text:p>
          </table:table-cell>
          <table:table-cell office:value-type="float" office:value="1.85041332641264" calcext:value-type="float">
            <text:p>1.85041332641264</text:p>
          </table:table-cell>
        </table:table-row>
        <table:table-row table:style-name="ro1">
          <table:table-cell office:value-type="string" calcext:value-type="string">
            <text:p>TiK</text:p>
          </table:table-cell>
          <table:table-cell office:value-type="float" office:value="1.2388533" calcext:value-type="float">
            <text:p>1.2388533</text:p>
          </table:table-cell>
          <table:table-cell office:value-type="float" office:value="4.5879" calcext:value-type="float">
            <text:p>4.5879</text:p>
          </table:table-cell>
          <table:table-cell office:value-type="float" office:value="3.36020621159536" calcext:value-type="float">
            <text:p>3.36020621159536</text:p>
          </table:table-cell>
        </table:table-row>
        <table:table-row table:style-name="ro1">
          <table:table-cell office:value-type="string" calcext:value-type="string">
            <text:p>OsTl</text:p>
          </table:table-cell>
          <table:table-cell office:value-type="float" office:value="1.2400376" calcext:value-type="float">
            <text:p>1.2400376</text:p>
          </table:table-cell>
          <table:table-cell office:value-type="float" office:value="3.6459" calcext:value-type="float">
            <text:p>3.6459</text:p>
          </table:table-cell>
          <table:table-cell office:value-type="float" office:value="0.760447113187019" calcext:value-type="float">
            <text:p>0.760447113187019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float" office:value="1.2414308" calcext:value-type="float">
            <text:p>1.2414308</text:p>
          </table:table-cell>
          <table:table-cell office:value-type="float" office:value="4.1943" calcext:value-type="float">
            <text:p>4.1943</text:p>
          </table:table-cell>
          <table:table-cell office:value-type="float" office:value="1.66541716226425" calcext:value-type="float">
            <text:p>1.66541716226425</text:p>
          </table:table-cell>
        </table:table-row>
        <table:table-row table:style-name="ro1">
          <table:table-cell office:value-type="string" calcext:value-type="string">
            <text:p>NbCs</text:p>
          </table:table-cell>
          <table:table-cell office:value-type="float" office:value="1.2414353" calcext:value-type="float">
            <text:p>1.2414353</text:p>
          </table:table-cell>
          <table:table-cell office:value-type="float" office:value="4.7752" calcext:value-type="float">
            <text:p>4.7752</text:p>
          </table:table-cell>
          <table:table-cell office:value-type="float" office:value="1.32139374913547" calcext:value-type="float">
            <text:p>1.32139374913547</text:p>
          </table:table-cell>
        </table:table-row>
        <table:table-row table:style-name="ro1">
          <table:table-cell office:value-type="string" calcext:value-type="string">
            <text:p>TcHg</text:p>
          </table:table-cell>
          <table:table-cell office:value-type="float" office:value="1.2421856" calcext:value-type="float">
            <text:p>1.2421856</text:p>
          </table:table-cell>
          <table:table-cell office:value-type="float" office:value="3.7364" calcext:value-type="float">
            <text:p>3.7364</text:p>
          </table:table-cell>
          <table:table-cell office:value-type="float" office:value="1.00254689921039" calcext:value-type="float">
            <text:p>1.00254689921039</text:p>
          </table:table-cell>
        </table:table-row>
        <table:table-row table:style-name="ro1">
          <table:table-cell office:value-type="string" calcext:value-type="string">
            <text:p>HfRb</text:p>
          </table:table-cell>
          <table:table-cell office:value-type="float" office:value="1.2441365" calcext:value-type="float">
            <text:p>1.2441365</text:p>
          </table:table-cell>
          <table:table-cell office:value-type="float" office:value="4.9475" calcext:value-type="float">
            <text:p>4.9475</text:p>
          </table:table-cell>
          <table:table-cell office:value-type="float" office:value="1.13259482057229" calcext:value-type="float">
            <text:p>1.13259482057229</text:p>
          </table:table-cell>
        </table:table-row>
        <table:table-row table:style-name="ro1">
          <table:table-cell office:value-type="string" calcext:value-type="string">
            <text:p>TaBa</text:p>
          </table:table-cell>
          <table:table-cell office:value-type="float" office:value="1.2522304" calcext:value-type="float">
            <text:p>1.2522304</text:p>
          </table:table-cell>
          <table:table-cell office:value-type="float" office:value="4.7813" calcext:value-type="float">
            <text:p>4.7813</text:p>
          </table:table-cell>
          <table:table-cell office:value-type="float" office:value="0.94112425602718" calcext:value-type="float">
            <text:p>0.94112425602718</text:p>
          </table:table-cell>
        </table:table-row>
        <table:table-row table:style-name="ro1">
          <table:table-cell office:value-type="string" calcext:value-type="string">
            <text:p>MoHg</text:p>
          </table:table-cell>
          <table:table-cell office:value-type="float" office:value="1.2525103" calcext:value-type="float">
            <text:p>1.2525103</text:p>
          </table:table-cell>
          <table:table-cell office:value-type="float" office:value="3.9093" calcext:value-type="float">
            <text:p>3.9093</text:p>
          </table:table-cell>
          <table:table-cell office:value-type="float" office:value="1.00944130840995" calcext:value-type="float">
            <text:p>1.00944130840995</text:p>
          </table:table-cell>
        </table:table-row>
        <table:table-row table:style-name="ro1">
          <table:table-cell office:value-type="string" calcext:value-type="string">
            <text:p>CrSr</text:p>
          </table:table-cell>
          <table:table-cell office:value-type="float" office:value="1.2545993" calcext:value-type="float">
            <text:p>1.2545993</text:p>
          </table:table-cell>
          <table:table-cell office:value-type="float" office:value="4.6219" calcext:value-type="float">
            <text:p>4.6219</text:p>
          </table:table-cell>
          <table:table-cell office:value-type="float" office:value="2.11989743123804" calcext:value-type="float">
            <text:p>2.11989743123804</text:p>
          </table:table-cell>
        </table:table-row>
        <table:table-row table:style-name="ro1">
          <table:table-cell office:value-type="string" calcext:value-type="string">
            <text:p>SiK</text:p>
          </table:table-cell>
          <table:table-cell office:value-type="float" office:value="1.254668" calcext:value-type="float">
            <text:p>1.254668</text:p>
          </table:table-cell>
          <table:table-cell office:value-type="float" office:value="4.7445" calcext:value-type="float">
            <text:p>4.7445</text:p>
          </table:table-cell>
          <table:table-cell office:value-type="float" office:value="4.30696838890138" calcext:value-type="float">
            <text:p>4.30696838890138</text:p>
          </table:table-cell>
        </table:table-row>
        <table:table-row table:style-name="ro1">
          <table:table-cell office:value-type="string" calcext:value-type="string">
            <text:p>RuSr</text:p>
          </table:table-cell>
          <table:table-cell office:value-type="float" office:value="1.2548622" calcext:value-type="float">
            <text:p>1.2548622</text:p>
          </table:table-cell>
          <table:table-cell office:value-type="float" office:value="4.5239" calcext:value-type="float">
            <text:p>4.5239</text:p>
          </table:table-cell>
          <table:table-cell office:value-type="float" office:value="1.57725718469331" calcext:value-type="float">
            <text:p>1.57725718469331</text:p>
          </table:table-cell>
        </table:table-row>
        <table:table-row table:style-name="ro1">
          <table:table-cell office:value-type="string" calcext:value-type="string">
            <text:p>FeHg</text:p>
          </table:table-cell>
          <table:table-cell office:value-type="float" office:value="1.258311" calcext:value-type="float">
            <text:p>1.258311</text:p>
          </table:table-cell>
          <table:table-cell office:value-type="float" office:value="3.8721" calcext:value-type="float">
            <text:p>3.8721</text:p>
          </table:table-cell>
          <table:table-cell office:value-type="float" office:value="1.16543349730797" calcext:value-type="float">
            <text:p>1.16543349730797</text:p>
          </table:table-cell>
        </table:table-row>
        <table:table-row table:style-name="ro1">
          <table:table-cell office:value-type="string" calcext:value-type="string">
            <text:p>AgRb</text:p>
          </table:table-cell>
          <table:table-cell office:value-type="float" office:value="1.2589731" calcext:value-type="float">
            <text:p>1.2589731</text:p>
          </table:table-cell>
          <table:table-cell office:value-type="float" office:value="4.8183" calcext:value-type="float">
            <text:p>4.8183</text:p>
          </table:table-cell>
          <table:table-cell office:value-type="float" office:value="1.53993826231864" calcext:value-type="float">
            <text:p>1.53993826231864</text:p>
          </table:table-cell>
        </table:table-row>
        <table:table-row table:style-name="ro1">
          <table:table-cell office:value-type="string" calcext:value-type="string">
            <text:p>TaSb</text:p>
          </table:table-cell>
          <table:table-cell office:value-type="float" office:value="1.2615447" calcext:value-type="float">
            <text:p>1.2615447</text:p>
          </table:table-cell>
          <table:table-cell office:value-type="float" office:value="4.0341" calcext:value-type="float">
            <text:p>4.0341</text:p>
          </table:table-cell>
          <table:table-cell office:value-type="float" office:value="0.98904366148489" calcext:value-type="float">
            <text:p>0.98904366148489</text:p>
          </table:table-cell>
        </table:table-row>
        <table:table-row table:style-name="ro1">
          <table:table-cell office:value-type="string" calcext:value-type="string">
            <text:p>IrK</text:p>
          </table:table-cell>
          <table:table-cell office:value-type="float" office:value="1.2636944" calcext:value-type="float">
            <text:p>1.2636944</text:p>
          </table:table-cell>
          <table:table-cell office:value-type="float" office:value="4.5266" calcext:value-type="float">
            <text:p>4.5266</text:p>
          </table:table-cell>
          <table:table-cell office:value-type="float" office:value="1.29036073874477" calcext:value-type="float">
            <text:p>1.29036073874477</text:p>
          </table:table-cell>
        </table:table-row>
        <table:table-row table:style-name="ro1">
          <table:table-cell office:value-type="string" calcext:value-type="string">
            <text:p>TcSr</text:p>
          </table:table-cell>
          <table:table-cell office:value-type="float" office:value="1.2637069" calcext:value-type="float">
            <text:p>1.2637069</text:p>
          </table:table-cell>
          <table:table-cell office:value-type="float" office:value="4.6894" calcext:value-type="float">
            <text:p>4.6894</text:p>
          </table:table-cell>
          <table:table-cell office:value-type="float" office:value="1.60292555568478" calcext:value-type="float">
            <text:p>1.60292555568478</text:p>
          </table:table-cell>
        </table:table-row>
        <table:table-row table:style-name="ro1">
          <table:table-cell office:value-type="string" calcext:value-type="string">
            <text:p>MoSr</text:p>
          </table:table-cell>
          <table:table-cell office:value-type="float" office:value="1.264261" calcext:value-type="float">
            <text:p>1.264261</text:p>
          </table:table-cell>
          <table:table-cell office:value-type="float" office:value="4.6277" calcext:value-type="float">
            <text:p>4.6277</text:p>
          </table:table-cell>
          <table:table-cell office:value-type="float" office:value="1.62062283857196" calcext:value-type="float">
            <text:p>1.62062283857196</text:p>
          </table:table-cell>
        </table:table-row>
        <table:table-row table:style-name="ro1">
          <table:table-cell office:value-type="string" calcext:value-type="string">
            <text:p>NbTe</text:p>
          </table:table-cell>
          <table:table-cell office:value-type="float" office:value="1.2643423" calcext:value-type="float">
            <text:p>1.2643423</text:p>
          </table:table-cell>
          <table:table-cell office:value-type="float" office:value="4.1462" calcext:value-type="float">
            <text:p>4.1462</text:p>
          </table:table-cell>
          <table:table-cell office:value-type="float" office:value="1.35275680869967" calcext:value-type="float">
            <text:p>1.35275680869967</text:p>
          </table:table-cell>
        </table:table-row>
        <table:table-row table:style-name="ro1">
          <table:table-cell office:value-type="string" calcext:value-type="string">
            <text:p>FeIn</text:p>
          </table:table-cell>
          <table:table-cell office:value-type="float" office:value="1.2644533" calcext:value-type="float">
            <text:p>1.2644533</text:p>
          </table:table-cell>
          <table:table-cell office:value-type="float" office:value="3.7806" calcext:value-type="float">
            <text:p>3.7806</text:p>
          </table:table-cell>
          <table:table-cell office:value-type="float" office:value="1.74096111610541" calcext:value-type="float">
            <text:p>1.74096111610541</text:p>
          </table:table-cell>
        </table:table-row>
        <table:table-row table:style-name="ro1">
          <table:table-cell office:value-type="string" calcext:value-type="string">
            <text:p>CrCd</text:p>
          </table:table-cell>
          <table:table-cell office:value-type="float" office:value="1.2672803" calcext:value-type="float">
            <text:p>1.2672803</text:p>
          </table:table-cell>
          <table:table-cell office:value-type="float" office:value="3.9965" calcext:value-type="float">
            <text:p>3.9965</text:p>
          </table:table-cell>
          <table:table-cell office:value-type="float" office:value="1.80601050271957" calcext:value-type="float">
            <text:p>1.80601050271957</text:p>
          </table:table-cell>
        </table:table-row>
        <table:table-row table:style-name="ro1">
          <table:table-cell office:value-type="string" calcext:value-type="string">
            <text:p>OsGe</text:p>
          </table:table-cell>
          <table:table-cell office:value-type="float" office:value="1.273953" calcext:value-type="float">
            <text:p>1.273953</text:p>
          </table:table-cell>
          <table:table-cell office:value-type="float" office:value="3.3858" calcext:value-type="float">
            <text:p>3.3858</text:p>
          </table:table-cell>
          <table:table-cell office:value-type="float" office:value="1.13722838688015" calcext:value-type="float">
            <text:p>1.13722838688015</text:p>
          </table:table-cell>
        </table:table-row>
        <table:table-row table:style-name="ro1">
          <table:table-cell office:value-type="string" calcext:value-type="string">
            <text:p>OsSb</text:p>
          </table:table-cell>
          <table:table-cell office:value-type="float" office:value="1.2762799" calcext:value-type="float">
            <text:p>1.2762799</text:p>
          </table:table-cell>
          <table:table-cell office:value-type="float" office:value="4.2259" calcext:value-type="float">
            <text:p>4.2259</text:p>
          </table:table-cell>
          <table:table-cell office:value-type="float" office:value="0.959900743402305" calcext:value-type="float">
            <text:p>0.959900743402305</text:p>
          </table:table-cell>
        </table:table-row>
        <table:table-row table:style-name="ro1">
          <table:table-cell office:value-type="string" calcext:value-type="string">
            <text:p>CrHg</text:p>
          </table:table-cell>
          <table:table-cell office:value-type="float" office:value="1.2764586" calcext:value-type="float">
            <text:p>1.2764586</text:p>
          </table:table-cell>
          <table:table-cell office:value-type="float" office:value="3.9054" calcext:value-type="float">
            <text:p>3.9054</text:p>
          </table:table-cell>
          <table:table-cell office:value-type="float" office:value="1.18298225671367" calcext:value-type="float">
            <text:p>1.18298225671367</text:p>
          </table:table-cell>
        </table:table-row>
        <table:table-row table:style-name="ro1">
          <table:table-cell office:value-type="string" calcext:value-type="string">
            <text:p>FeTe</text:p>
          </table:table-cell>
          <table:table-cell office:value-type="float" office:value="1.2790962" calcext:value-type="float">
            <text:p>1.2790962</text:p>
          </table:table-cell>
          <table:table-cell office:value-type="float" office:value="4.251" calcext:value-type="float">
            <text:p>4.251</text:p>
          </table:table-cell>
          <table:table-cell office:value-type="float" office:value="1.6216223173397" calcext:value-type="float">
            <text:p>1.6216223173397</text:p>
          </table:table-cell>
        </table:table-row>
        <table:table-row table:style-name="ro1">
          <table:table-cell office:value-type="string" calcext:value-type="string">
            <text:p>MoSn</text:p>
          </table:table-cell>
          <table:table-cell office:value-type="float" office:value="1.2828104" calcext:value-type="float">
            <text:p>1.2828104</text:p>
          </table:table-cell>
          <table:table-cell office:value-type="float" office:value="3.795" calcext:value-type="float">
            <text:p>3.795</text:p>
          </table:table-cell>
          <table:table-cell office:value-type="float" office:value="1.38915189709079" calcext:value-type="float">
            <text:p>1.38915189709079</text:p>
          </table:table-cell>
        </table:table-row>
        <table:table-row table:style-name="ro1">
          <table:table-cell office:value-type="string" calcext:value-type="string">
            <text:p>FeCd</text:p>
          </table:table-cell>
          <table:table-cell office:value-type="float" office:value="1.2828386" calcext:value-type="float">
            <text:p>1.2828386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76542689033653" calcext:value-type="float">
            <text:p>1.76542689033653</text:p>
          </table:table-cell>
        </table:table-row>
        <table:table-row table:style-name="ro1">
          <table:table-cell office:value-type="string" calcext:value-type="string">
            <text:p>FeSe</text:p>
          </table:table-cell>
          <table:table-cell office:value-type="float" office:value="1.2859935" calcext:value-type="float">
            <text:p>1.2859935</text:p>
          </table:table-cell>
          <table:table-cell office:value-type="float" office:value="3.7661" calcext:value-type="float">
            <text:p>3.7661</text:p>
          </table:table-cell>
          <table:table-cell office:value-type="float" office:value="2.19389529707938" calcext:value-type="float">
            <text:p>2.19389529707938</text:p>
          </table:table-cell>
        </table:table-row>
        <table:table-row table:style-name="ro1">
          <table:table-cell office:value-type="string" calcext:value-type="string">
            <text:p>WNa</text:p>
          </table:table-cell>
          <table:table-cell office:value-type="float" office:value="1.2884711" calcext:value-type="float">
            <text:p>1.2884711</text:p>
          </table:table-cell>
          <table:table-cell office:value-type="float" office:value="3.5677" calcext:value-type="float">
            <text:p>3.5677</text:p>
          </table:table-cell>
          <table:table-cell office:value-type="float" office:value="1.44091888557857" calcext:value-type="float">
            <text:p>1.44091888557857</text:p>
          </table:table-cell>
        </table:table-row>
        <table:table-row table:style-name="ro1">
          <table:table-cell office:value-type="string" calcext:value-type="string">
            <text:p>OsAu</text:p>
          </table:table-cell>
          <table:table-cell office:value-type="float" office:value="1.2912438" calcext:value-type="float">
            <text:p>1.2912438</text:p>
          </table:table-cell>
          <table:table-cell office:value-type="float" office:value="3.5489" calcext:value-type="float">
            <text:p>3.5489</text:p>
          </table:table-cell>
          <table:table-cell office:value-type="float" office:value="0.774900565229051" calcext:value-type="float">
            <text:p>0.774900565229051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.2923348" calcext:value-type="float">
            <text:p>1.2923348</text:p>
          </table:table-cell>
          <table:table-cell office:value-type="float" office:value="4.2088" calcext:value-type="float">
            <text:p>4.2088</text:p>
          </table:table-cell>
          <table:table-cell office:value-type="float" office:value="1.71861251062972" calcext:value-type="float">
            <text:p>1.71861251062972</text:p>
          </table:table-cell>
        </table:table-row>
        <table:table-row table:style-name="ro1">
          <table:table-cell office:value-type="string" calcext:value-type="string">
            <text:p>MoAs</text:p>
          </table:table-cell>
          <table:table-cell office:value-type="float" office:value="1.2958766" calcext:value-type="float">
            <text:p>1.2958766</text:p>
          </table:table-cell>
          <table:table-cell office:value-type="float" office:value="4.153" calcext:value-type="float">
            <text:p>4.153</text:p>
          </table:table-cell>
          <table:table-cell office:value-type="float" office:value="1.73897270973035" calcext:value-type="float">
            <text:p>1.73897270973035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1.2981948" calcext:value-type="float">
            <text:p>1.2981948</text:p>
          </table:table-cell>
          <table:table-cell office:value-type="float" office:value="4.8635" calcext:value-type="float">
            <text:p>4.8635</text:p>
          </table:table-cell>
          <table:table-cell office:value-type="float" office:value="1.27970269856442" calcext:value-type="float">
            <text:p>1.27970269856442</text:p>
          </table:table-cell>
        </table:table-row>
        <table:table-row table:style-name="ro1">
          <table:table-cell office:value-type="string" calcext:value-type="string">
            <text:p>RuBi</text:p>
          </table:table-cell>
          <table:table-cell office:value-type="float" office:value="1.2988259" calcext:value-type="float">
            <text:p>1.2988259</text:p>
          </table:table-cell>
          <table:table-cell office:value-type="float" office:value="3.742" calcext:value-type="float">
            <text:p>3.742</text:p>
          </table:table-cell>
          <table:table-cell office:value-type="float" office:value="0.965847651077754" calcext:value-type="float">
            <text:p>0.965847651077754</text:p>
          </table:table-cell>
        </table:table-row>
        <table:table-row table:style-name="ro1">
          <table:table-cell office:value-type="string" calcext:value-type="string">
            <text:p>OsAg</text:p>
          </table:table-cell>
          <table:table-cell office:value-type="float" office:value="1.3023859" calcext:value-type="float">
            <text:p>1.3023859</text:p>
          </table:table-cell>
          <table:table-cell office:value-type="float" office:value="3.4936" calcext:value-type="float">
            <text:p>3.4936</text:p>
          </table:table-cell>
          <table:table-cell office:value-type="float" office:value="1.00418428383285" calcext:value-type="float">
            <text:p>1.00418428383285</text:p>
          </table:table-cell>
        </table:table-row>
        <table:table-row table:style-name="ro1">
          <table:table-cell office:value-type="string" calcext:value-type="string">
            <text:p>ReMg</text:p>
          </table:table-cell>
          <table:table-cell office:value-type="float" office:value="1.3027018" calcext:value-type="float">
            <text:p>1.3027018</text:p>
          </table:table-cell>
          <table:table-cell office:value-type="float" office:value="3.3232" calcext:value-type="float">
            <text:p>3.3232</text:p>
          </table:table-cell>
          <table:table-cell office:value-type="float" office:value="1.41607155183613" calcext:value-type="float">
            <text:p>1.41607155183613</text:p>
          </table:table-cell>
        </table:table-row>
        <table:table-row table:style-name="ro1">
          <table:table-cell office:value-type="string" calcext:value-type="string">
            <text:p>CrBa</text:p>
          </table:table-cell>
          <table:table-cell office:value-type="float" office:value="1.3068128" calcext:value-type="float">
            <text:p>1.3068128</text:p>
          </table:table-cell>
          <table:table-cell office:value-type="float" office:value="4.8257" calcext:value-type="float">
            <text:p>4.8257</text:p>
          </table:table-cell>
          <table:table-cell office:value-type="float" office:value="1.57206572374541" calcext:value-type="float">
            <text:p>1.57206572374541</text:p>
          </table:table-cell>
        </table:table-row>
        <table:table-row table:style-name="ro1">
          <table:table-cell office:value-type="string" calcext:value-type="string">
            <text:p>CrIn</text:p>
          </table:table-cell>
          <table:table-cell office:value-type="float" office:value="1.3085932" calcext:value-type="float">
            <text:p>1.3085932</text:p>
          </table:table-cell>
          <table:table-cell office:value-type="float" office:value="3.9303" calcext:value-type="float">
            <text:p>3.9303</text:p>
          </table:table-cell>
          <table:table-cell office:value-type="float" office:value="1.78041511577627" calcext:value-type="float">
            <text:p>1.78041511577627</text:p>
          </table:table-cell>
        </table:table-row>
        <table:table-row table:style-name="ro1">
          <table:table-cell office:value-type="string" calcext:value-type="string">
            <text:p>MoSe</text:p>
          </table:table-cell>
          <table:table-cell office:value-type="float" office:value="1.3088205" calcext:value-type="float">
            <text:p>1.3088205</text:p>
          </table:table-cell>
          <table:table-cell office:value-type="float" office:value="3.9558" calcext:value-type="float">
            <text:p>3.9558</text:p>
          </table:table-cell>
          <table:table-cell office:value-type="float" office:value="1.69950262983338" calcext:value-type="float">
            <text:p>1.69950262983338</text:p>
          </table:table-cell>
        </table:table-row>
        <table:table-row table:style-name="ro1">
          <table:table-cell office:value-type="string" calcext:value-type="string">
            <text:p>RePt</text:p>
          </table:table-cell>
          <table:table-cell office:value-type="float" office:value="1.3095077" calcext:value-type="float">
            <text:p>1.3095077</text:p>
          </table:table-cell>
          <table:table-cell office:value-type="float" office:value="3.5361" calcext:value-type="float">
            <text:p>3.5361</text:p>
          </table:table-cell>
          <table:table-cell office:value-type="float" office:value="0.786808065325194" calcext:value-type="float">
            <text:p>0.786808065325194</text:p>
          </table:table-cell>
        </table:table-row>
        <table:table-row table:style-name="ro1">
          <table:table-cell office:value-type="string" calcext:value-type="string">
            <text:p>RuPb</text:p>
          </table:table-cell>
          <table:table-cell office:value-type="float" office:value="1.3102529" calcext:value-type="float">
            <text:p>1.3102529</text:p>
          </table:table-cell>
          <table:table-cell office:value-type="float" office:value="3.6681" calcext:value-type="float">
            <text:p>3.6681</text:p>
          </table:table-cell>
          <table:table-cell office:value-type="float" office:value="0.971371677086297" calcext:value-type="float">
            <text:p>0.971371677086297</text:p>
          </table:table-cell>
        </table:table-row>
        <table:table-row table:style-name="ro1">
          <table:table-cell office:value-type="string" calcext:value-type="string">
            <text:p>OsNa</text:p>
          </table:table-cell>
          <table:table-cell office:value-type="float" office:value="1.3123295" calcext:value-type="float">
            <text:p>1.3123295</text:p>
          </table:table-cell>
          <table:table-cell office:value-type="float" office:value="3.3023" calcext:value-type="float">
            <text:p>3.3023</text:p>
          </table:table-cell>
          <table:table-cell office:value-type="float" office:value="1.3983397196042" calcext:value-type="float">
            <text:p>1.3983397196042</text:p>
          </table:table-cell>
        </table:table-row>
        <table:table-row table:style-name="ro1">
          <table:table-cell office:value-type="string" calcext:value-type="string">
            <text:p>MnSr</text:p>
          </table:table-cell>
          <table:table-cell office:value-type="float" office:value="1.3145981" calcext:value-type="float">
            <text:p>1.3145981</text:p>
          </table:table-cell>
          <table:table-cell office:value-type="float" office:value="4.6121" calcext:value-type="float">
            <text:p>4.6121</text:p>
          </table:table-cell>
          <table:table-cell office:value-type="float" office:value="2.07705815556079" calcext:value-type="float">
            <text:p>2.07705815556079</text:p>
          </table:table-cell>
        </table:table-row>
        <table:table-row table:style-name="ro1">
          <table:table-cell office:value-type="string" calcext:value-type="string">
            <text:p>VBi</text:p>
          </table:table-cell>
          <table:table-cell office:value-type="float" office:value="1.3193896" calcext:value-type="float">
            <text:p>1.3193896</text:p>
          </table:table-cell>
          <table:table-cell office:value-type="float" office:value="4.002" calcext:value-type="float">
            <text:p>4.002</text:p>
          </table:table-cell>
          <table:table-cell office:value-type="float" office:value="1.14997878649632" calcext:value-type="float">
            <text:p>1.14997878649632</text:p>
          </table:table-cell>
        </table:table-row>
        <table:table-row table:style-name="ro1">
          <table:table-cell office:value-type="string" calcext:value-type="string">
            <text:p>FeBa</text:p>
          </table:table-cell>
          <table:table-cell office:value-type="float" office:value="1.3268398" calcext:value-type="float">
            <text:p>1.3268398</text:p>
          </table:table-cell>
          <table:table-cell office:value-type="float" office:value="4.817" calcext:value-type="float">
            <text:p>4.817</text:p>
          </table:table-cell>
          <table:table-cell office:value-type="float" office:value="1.54122549603758" calcext:value-type="float">
            <text:p>1.54122549603758</text:p>
          </table:table-cell>
        </table:table-row>
        <table:table-row table:style-name="ro1">
          <table:table-cell office:value-type="string" calcext:value-type="string">
            <text:p>ReW</text:p>
          </table:table-cell>
          <table:table-cell office:value-type="float" office:value="1.328957" calcext:value-type="float">
            <text:p>1.328957</text:p>
          </table:table-cell>
          <table:table-cell office:value-type="float" office:value="3.5028" calcext:value-type="float">
            <text:p>3.5028</text:p>
          </table:table-cell>
          <table:table-cell office:value-type="float" office:value="0.81052171274076" calcext:value-type="float">
            <text:p>0.81052171274076</text:p>
          </table:table-cell>
        </table:table-row>
        <table:table-row table:style-name="ro1">
          <table:table-cell office:value-type="string" calcext:value-type="string">
            <text:p>OsTe</text:p>
          </table:table-cell>
          <table:table-cell office:value-type="float" office:value="1.3300117" calcext:value-type="float">
            <text:p>1.3300117</text:p>
          </table:table-cell>
          <table:table-cell office:value-type="float" office:value="4.2786" calcext:value-type="float">
            <text:p>4.2786</text:p>
          </table:table-cell>
          <table:table-cell office:value-type="float" office:value="0.942429172262933" calcext:value-type="float">
            <text:p>0.942429172262933</text:p>
          </table:table-cell>
        </table:table-row>
        <table:table-row table:style-name="ro1">
          <table:table-cell office:value-type="string" calcext:value-type="string">
            <text:p>CoPb</text:p>
          </table:table-cell>
          <table:table-cell office:value-type="float" office:value="1.3327962" calcext:value-type="float">
            <text:p>1.3327962</text:p>
          </table:table-cell>
          <table:table-cell office:value-type="float" office:value="3.9713" calcext:value-type="float">
            <text:p>3.9713</text:p>
          </table:table-cell>
          <table:table-cell office:value-type="float" office:value="1.12344090307288" calcext:value-type="float">
            <text:p>1.12344090307288</text:p>
          </table:table-cell>
        </table:table-row>
        <table:table-row table:style-name="ro1">
          <table:table-cell office:value-type="string" calcext:value-type="string">
            <text:p>WCd</text:p>
          </table:table-cell>
          <table:table-cell office:value-type="float" office:value="1.3329651" calcext:value-type="float">
            <text:p>1.3329651</text:p>
          </table:table-cell>
          <table:table-cell office:value-type="float" office:value="3.6807" calcext:value-type="float">
            <text:p>3.6807</text:p>
          </table:table-cell>
          <table:table-cell office:value-type="float" office:value="1.01038236360814" calcext:value-type="float">
            <text:p>1.01038236360814</text:p>
          </table:table-cell>
        </table:table-row>
        <table:table-row table:style-name="ro1">
          <table:table-cell office:value-type="string" calcext:value-type="string">
            <text:p>MnHg</text:p>
          </table:table-cell>
          <table:table-cell office:value-type="float" office:value="1.3356059" calcext:value-type="float">
            <text:p>1.3356059</text:p>
          </table:table-cell>
          <table:table-cell office:value-type="float" office:value="3.8985" calcext:value-type="float">
            <text:p>3.8985</text:p>
          </table:table-cell>
          <table:table-cell office:value-type="float" office:value="1.16952163543667" calcext:value-type="float">
            <text:p>1.16952163543667</text:p>
          </table:table-cell>
        </table:table-row>
        <table:table-row table:style-name="ro1">
          <table:table-cell office:value-type="string" calcext:value-type="string">
            <text:p>PtRb</text:p>
          </table:table-cell>
          <table:table-cell office:value-type="float" office:value="1.335668" calcext:value-type="float">
            <text:p>1.335668</text:p>
          </table:table-cell>
          <table:table-cell office:value-type="float" office:value="4.753" calcext:value-type="float">
            <text:p>4.753</text:p>
          </table:table-cell>
          <table:table-cell office:value-type="float" office:value="1.06631874771181" calcext:value-type="float">
            <text:p>1.06631874771181</text:p>
          </table:table-cell>
        </table:table-row>
        <table:table-row table:style-name="ro1">
          <table:table-cell office:value-type="string" calcext:value-type="string">
            <text:p>CrSb</text:p>
          </table:table-cell>
          <table:table-cell office:value-type="float" office:value="1.3361771" calcext:value-type="float">
            <text:p>1.3361771</text:p>
          </table:table-cell>
          <table:table-cell office:value-type="float" office:value="4.1378" calcext:value-type="float">
            <text:p>4.1378</text:p>
          </table:table-cell>
          <table:table-cell office:value-type="float" office:value="1.71049969928711" calcext:value-type="float">
            <text:p>1.71049969928711</text:p>
          </table:table-cell>
        </table:table-row>
        <table:table-row table:style-name="ro1">
          <table:table-cell office:value-type="string" calcext:value-type="string">
            <text:p>FeSn</text:p>
          </table:table-cell>
          <table:table-cell office:value-type="float" office:value="1.3394803" calcext:value-type="float">
            <text:p>1.3394803</text:p>
          </table:table-cell>
          <table:table-cell office:value-type="float" office:value="3.9159" calcext:value-type="float">
            <text:p>3.9159</text:p>
          </table:table-cell>
          <table:table-cell office:value-type="float" office:value="1.70280442228414" calcext:value-type="float">
            <text:p>1.70280442228414</text:p>
          </table:table-cell>
        </table:table-row>
        <table:table-row table:style-name="ro1">
          <table:table-cell office:value-type="string" calcext:value-type="string">
            <text:p>OsBa</text:p>
          </table:table-cell>
          <table:table-cell office:value-type="float" office:value="1.3417742" calcext:value-type="float">
            <text:p>1.3417742</text:p>
          </table:table-cell>
          <table:table-cell office:value-type="float" office:value="5.074" calcext:value-type="float">
            <text:p>5.074</text:p>
          </table:table-cell>
          <table:table-cell office:value-type="float" office:value="0.914699164942479" calcext:value-type="float">
            <text:p>0.914699164942479</text:p>
          </table:table-cell>
        </table:table-row>
        <table:table-row table:style-name="ro1">
          <table:table-cell office:value-type="string" calcext:value-type="string">
            <text:p>OsCd</text:p>
          </table:table-cell>
          <table:table-cell office:value-type="float" office:value="1.3421333" calcext:value-type="float">
            <text:p>1.3421333</text:p>
          </table:table-cell>
          <table:table-cell office:value-type="float" office:value="3.4209" calcext:value-type="float">
            <text:p>3.4209</text:p>
          </table:table-cell>
          <table:table-cell office:value-type="float" office:value="0.989260065976844" calcext:value-type="float">
            <text:p>0.989260065976844</text:p>
          </table:table-cell>
        </table:table-row>
        <table:table-row table:style-name="ro1">
          <table:table-cell office:value-type="string" calcext:value-type="string">
            <text:p>MnCd</text:p>
          </table:table-cell>
          <table:table-cell office:value-type="float" office:value="1.3439586" calcext:value-type="float">
            <text:p>1.3439586</text:p>
          </table:table-cell>
          <table:table-cell office:value-type="float" office:value="3.9616" calcext:value-type="float">
            <text:p>3.9616</text:p>
          </table:table-cell>
          <table:table-cell office:value-type="float" office:value="1.7748248818848" calcext:value-type="float">
            <text:p>1.7748248818848</text:p>
          </table:table-cell>
        </table:table-row>
        <table:table-row table:style-name="ro1">
          <table:table-cell office:value-type="string" calcext:value-type="string">
            <text:p>MnSb</text:p>
          </table:table-cell>
          <table:table-cell office:value-type="float" office:value="1.3461787" calcext:value-type="float">
            <text:p>1.3461787</text:p>
          </table:table-cell>
          <table:table-cell office:value-type="float" office:value="4.1743" calcext:value-type="float">
            <text:p>4.1743</text:p>
          </table:table-cell>
          <table:table-cell office:value-type="float" office:value="1.68249978932725" calcext:value-type="float">
            <text:p>1.68249978932725</text:p>
          </table:table-cell>
        </table:table-row>
        <table:table-row table:style-name="ro1">
          <table:table-cell office:value-type="string" calcext:value-type="string">
            <text:p>TaBi</text:p>
          </table:table-cell>
          <table:table-cell office:value-type="float" office:value="1.3489387" calcext:value-type="float">
            <text:p>1.3489387</text:p>
          </table:table-cell>
          <table:table-cell office:value-type="float" office:value="3.8691" calcext:value-type="float">
            <text:p>3.8691</text:p>
          </table:table-cell>
          <table:table-cell office:value-type="float" office:value="0.769513637921772" calcext:value-type="float">
            <text:p>0.769513637921772</text:p>
          </table:table-cell>
        </table:table-row>
        <table:table-row table:style-name="ro1">
          <table:table-cell office:value-type="string" calcext:value-type="string">
            <text:p>FeBi</text:p>
          </table:table-cell>
          <table:table-cell office:value-type="float" office:value="1.352598" calcext:value-type="float">
            <text:p>1.352598</text:p>
          </table:table-cell>
          <table:table-cell office:value-type="float" office:value="4.3813" calcext:value-type="float">
            <text:p>4.3813</text:p>
          </table:table-cell>
          <table:table-cell office:value-type="float" office:value="1.12892619213153" calcext:value-type="float">
            <text:p>1.12892619213153</text:p>
          </table:table-cell>
        </table:table-row>
        <table:table-row table:style-name="ro1">
          <table:table-cell office:value-type="string" calcext:value-type="string">
            <text:p>MnBa</text:p>
          </table:table-cell>
          <table:table-cell office:value-type="float" office:value="1.3527869" calcext:value-type="float">
            <text:p>1.3527869</text:p>
          </table:table-cell>
          <table:table-cell office:value-type="float" office:value="4.8379" calcext:value-type="float">
            <text:p>4.8379</text:p>
          </table:table-cell>
          <table:table-cell office:value-type="float" office:value="1.54838321171051" calcext:value-type="float">
            <text:p>1.54838321171051</text:p>
          </table:table-cell>
        </table:table-row>
        <table:table-row table:style-name="ro1">
          <table:table-cell office:value-type="string" calcext:value-type="string">
            <text:p>MoSb</text:p>
          </table:table-cell>
          <table:table-cell office:value-type="float" office:value="1.3564019" calcext:value-type="float">
            <text:p>1.3564019</text:p>
          </table:table-cell>
          <table:table-cell office:value-type="float" office:value="4.038" calcext:value-type="float">
            <text:p>4.038</text:p>
          </table:table-cell>
          <table:table-cell office:value-type="float" office:value="1.36995635541284" calcext:value-type="float">
            <text:p>1.36995635541284</text:p>
          </table:table-cell>
        </table:table-row>
        <table:table-row table:style-name="ro1">
          <table:table-cell office:value-type="string" calcext:value-type="string">
            <text:p>TiRb</text:p>
          </table:table-cell>
          <table:table-cell office:value-type="float" office:value="1.3628964" calcext:value-type="float">
            <text:p>1.3628964</text:p>
          </table:table-cell>
          <table:table-cell office:value-type="float" office:value="4.894" calcext:value-type="float">
            <text:p>4.894</text:p>
          </table:table-cell>
          <table:table-cell office:value-type="float" office:value="2.21754957625708" calcext:value-type="float">
            <text:p>2.21754957625708</text:p>
          </table:table-cell>
        </table:table-row>
        <table:table-row table:style-name="ro1">
          <table:table-cell office:value-type="string" calcext:value-type="string">
            <text:p>MnIn</text:p>
          </table:table-cell>
          <table:table-cell office:value-type="float" office:value="1.364145" calcext:value-type="float">
            <text:p>1.364145</text:p>
          </table:table-cell>
          <table:table-cell office:value-type="float" office:value="3.8802" calcext:value-type="float">
            <text:p>3.8802</text:p>
          </table:table-cell>
          <table:table-cell office:value-type="float" office:value="1.75009975844118" calcext:value-type="float">
            <text:p>1.75009975844118</text:p>
          </table:table-cell>
        </table:table-row>
        <table:table-row table:style-name="ro1">
          <table:table-cell office:value-type="string" calcext:value-type="string">
            <text:p>TcCs</text:p>
          </table:table-cell>
          <table:table-cell office:value-type="float" office:value="1.3686851" calcext:value-type="float">
            <text:p>1.3686851</text:p>
          </table:table-cell>
          <table:table-cell office:value-type="float" office:value="5.1034" calcext:value-type="float">
            <text:p>5.1034</text:p>
          </table:table-cell>
          <table:table-cell office:value-type="float" office:value="1.29262147290939" calcext:value-type="float">
            <text:p>1.29262147290939</text:p>
          </table:table-cell>
        </table:table-row>
        <table:table-row table:style-name="ro1">
          <table:table-cell office:value-type="string" calcext:value-type="string">
            <text:p>CrSn</text:p>
          </table:table-cell>
          <table:table-cell office:value-type="float" office:value="1.3712981" calcext:value-type="float">
            <text:p>1.3712981</text:p>
          </table:table-cell>
          <table:table-cell office:value-type="float" office:value="4.0069" calcext:value-type="float">
            <text:p>4.0069</text:p>
          </table:table-cell>
          <table:table-cell office:value-type="float" office:value="1.74052920763447" calcext:value-type="float">
            <text:p>1.74052920763447</text:p>
          </table:table-cell>
        </table:table-row>
        <table:table-row table:style-name="ro1">
          <table:table-cell office:value-type="string" calcext:value-type="string">
            <text:p>VPb</text:p>
          </table:table-cell>
          <table:table-cell office:value-type="float" office:value="1.3740435" calcext:value-type="float">
            <text:p>1.3740435</text:p>
          </table:table-cell>
          <table:table-cell office:value-type="float" office:value="4.079" calcext:value-type="float">
            <text:p>4.079</text:p>
          </table:table-cell>
          <table:table-cell office:value-type="float" office:value="1.15781835046093" calcext:value-type="float">
            <text:p>1.15781835046093</text:p>
          </table:table-cell>
        </table:table-row>
        <table:table-row table:style-name="ro1">
          <table:table-cell office:value-type="string" calcext:value-type="string">
            <text:p>TaTe</text:p>
          </table:table-cell>
          <table:table-cell office:value-type="float" office:value="1.3747871" calcext:value-type="float">
            <text:p>1.3747871</text:p>
          </table:table-cell>
          <table:table-cell office:value-type="float" office:value="4.0765" calcext:value-type="float">
            <text:p>4.0765</text:p>
          </table:table-cell>
          <table:table-cell office:value-type="float" office:value="0.97050534435573" calcext:value-type="float">
            <text:p>0.97050534435573</text:p>
          </table:table-cell>
        </table:table-row>
        <table:table-row table:style-name="ro1">
          <table:table-cell office:value-type="string" calcext:value-type="string">
            <text:p>VCs</text:p>
          </table:table-cell>
          <table:table-cell office:value-type="float" office:value="1.3788407" calcext:value-type="float">
            <text:p>1.3788407</text:p>
          </table:table-cell>
          <table:table-cell office:value-type="float" office:value="4.7048" calcext:value-type="float">
            <text:p>4.7048</text:p>
          </table:table-cell>
          <table:table-cell office:value-type="float" office:value="1.61813426961073" calcext:value-type="float">
            <text:p>1.61813426961073</text:p>
          </table:table-cell>
        </table:table-row>
        <table:table-row table:style-name="ro1">
          <table:table-cell office:value-type="string" calcext:value-type="string">
            <text:p>OsHg</text:p>
          </table:table-cell>
          <table:table-cell office:value-type="float" office:value="1.3849965" calcext:value-type="float">
            <text:p>1.3849965</text:p>
          </table:table-cell>
          <table:table-cell office:value-type="float" office:value="3.7339" calcext:value-type="float">
            <text:p>3.7339</text:p>
          </table:table-cell>
          <table:table-cell office:value-type="float" office:value="0.76777134652005" calcext:value-type="float">
            <text:p>0.76777134652005</text:p>
          </table:table-cell>
        </table:table-row>
        <table:table-row table:style-name="ro1">
          <table:table-cell office:value-type="string" calcext:value-type="string">
            <text:p>CrNa</text:p>
          </table:table-cell>
          <table:table-cell office:value-type="float" office:value="1.3878564" calcext:value-type="float">
            <text:p>1.3878564</text:p>
          </table:table-cell>
          <table:table-cell office:value-type="float" office:value="3.8729" calcext:value-type="float">
            <text:p>3.8729</text:p>
          </table:table-cell>
          <table:table-cell office:value-type="float" office:value="3.87621079882348" calcext:value-type="float">
            <text:p>3.87621079882348</text:p>
          </table:table-cell>
        </table:table-row>
        <table:table-row table:style-name="ro1">
          <table:table-cell office:value-type="string" calcext:value-type="string">
            <text:p>SiRb</text:p>
          </table:table-cell>
          <table:table-cell office:value-type="float" office:value="1.388552" calcext:value-type="float">
            <text:p>1.388552</text:p>
          </table:table-cell>
          <table:table-cell office:value-type="float" office:value="5.098" calcext:value-type="float">
            <text:p>5.098</text:p>
          </table:table-cell>
          <table:table-cell office:value-type="float" office:value="2.59383659503683" calcext:value-type="float">
            <text:p>2.59383659503683</text:p>
          </table:table-cell>
        </table:table-row>
        <table:table-row table:style-name="ro1">
          <table:table-cell office:value-type="string" calcext:value-type="string">
            <text:p>CrTe</text:p>
          </table:table-cell>
          <table:table-cell office:value-type="float" office:value="1.3927221" calcext:value-type="float">
            <text:p>1.3927221</text:p>
          </table:table-cell>
          <table:table-cell office:value-type="float" office:value="4.1562" calcext:value-type="float">
            <text:p>4.1562</text:p>
          </table:table-cell>
          <table:table-cell office:value-type="float" office:value="1.65579965208615" calcext:value-type="float">
            <text:p>1.65579965208615</text:p>
          </table:table-cell>
        </table:table-row>
        <table:table-row table:style-name="ro1">
          <table:table-cell office:value-type="string" calcext:value-type="string">
            <text:p>OsSr</text:p>
          </table:table-cell>
          <table:table-cell office:value-type="float" office:value="1.3940406" calcext:value-type="float">
            <text:p>1.3940406</text:p>
          </table:table-cell>
          <table:table-cell office:value-type="float" office:value="4.5872" calcext:value-type="float">
            <text:p>4.5872</text:p>
          </table:table-cell>
          <table:table-cell office:value-type="float" office:value="1.07657595143613" calcext:value-type="float">
            <text:p>1.07657595143613</text:p>
          </table:table-cell>
        </table:table-row>
        <table:table-row table:style-name="ro1">
          <table:table-cell office:value-type="string" calcext:value-type="string">
            <text:p>BeK</text:p>
          </table:table-cell>
          <table:table-cell office:value-type="float" office:value="1.3942528" calcext:value-type="float">
            <text:p>1.3942528</text:p>
          </table:table-cell>
          <table:table-cell office:value-type="float" office:value="4.8105" calcext:value-type="float">
            <text:p>4.8105</text:p>
          </table:table-cell>
          <table:table-cell office:value-type="float" office:value="5.91348641074635" calcext:value-type="float">
            <text:p>5.91348641074635</text:p>
          </table:table-cell>
        </table:table-row>
        <table:table-row table:style-name="ro1">
          <table:table-cell office:value-type="string" calcext:value-type="string">
            <text:p>ReZn</text:p>
          </table:table-cell>
          <table:table-cell office:value-type="float" office:value="1.3947961" calcext:value-type="float">
            <text:p>1.3947961</text:p>
          </table:table-cell>
          <table:table-cell office:value-type="float" office:value="3.2412" calcext:value-type="float">
            <text:p>3.2412</text:p>
          </table:table-cell>
          <table:table-cell office:value-type="float" office:value="1.18748905807426" calcext:value-type="float">
            <text:p>1.18748905807426</text:p>
          </table:table-cell>
        </table:table-row>
        <table:table-row table:style-name="ro1">
          <table:table-cell office:value-type="string" calcext:value-type="string">
            <text:p>FePb</text:p>
          </table:table-cell>
          <table:table-cell office:value-type="float" office:value="1.3948663" calcext:value-type="float">
            <text:p>1.3948663</text:p>
          </table:table-cell>
          <table:table-cell office:value-type="float" office:value="4.2988" calcext:value-type="float">
            <text:p>4.2988</text:p>
          </table:table-cell>
          <table:table-cell office:value-type="float" office:value="1.13648040382936" calcext:value-type="float">
            <text:p>1.13648040382936</text:p>
          </table:table-cell>
        </table:table-row>
        <table:table-row table:style-name="ro1">
          <table:table-cell office:value-type="string" calcext:value-type="string">
            <text:p>OsCs</text:p>
          </table:table-cell>
          <table:table-cell office:value-type="float" office:value="1.3983972" calcext:value-type="float">
            <text:p>1.3983972</text:p>
          </table:table-cell>
          <table:table-cell office:value-type="float" office:value="5.1533" calcext:value-type="float">
            <text:p>5.1533</text:p>
          </table:table-cell>
          <table:table-cell office:value-type="float" office:value="0.927099199843413" calcext:value-type="float">
            <text:p>0.927099199843413</text:p>
          </table:table-cell>
        </table:table-row>
        <table:table-row table:style-name="ro1">
          <table:table-cell office:value-type="string" calcext:value-type="string">
            <text:p>MnTe</text:p>
          </table:table-cell>
          <table:table-cell office:value-type="float" office:value="1.40017" calcext:value-type="float">
            <text:p>1.40017</text:p>
          </table:table-cell>
          <table:table-cell office:value-type="float" office:value="4.1502" calcext:value-type="float">
            <text:p>4.1502</text:p>
          </table:table-cell>
          <table:table-cell office:value-type="float" office:value="1.62954818329725" calcext:value-type="float">
            <text:p>1.62954818329725</text:p>
          </table:table-cell>
        </table:table-row>
        <table:table-row table:style-name="ro1">
          <table:table-cell office:value-type="string" calcext:value-type="string">
            <text:p>TcSb</text:p>
          </table:table-cell>
          <table:table-cell office:value-type="float" office:value="1.4003122" calcext:value-type="float">
            <text:p>1.4003122</text:p>
          </table:table-cell>
          <table:table-cell office:value-type="float" office:value="3.9705" calcext:value-type="float">
            <text:p>3.9705</text:p>
          </table:table-cell>
          <table:table-cell office:value-type="float" office:value="1.35728887313271" calcext:value-type="float">
            <text:p>1.35728887313271</text:p>
          </table:table-cell>
        </table:table-row>
        <table:table-row table:style-name="ro1">
          <table:table-cell office:value-type="string" calcext:value-type="string">
            <text:p>MnSe</text:p>
          </table:table-cell>
          <table:table-cell office:value-type="float" office:value="1.4052672" calcext:value-type="float">
            <text:p>1.4052672</text:p>
          </table:table-cell>
          <table:table-cell office:value-type="float" office:value="3.9318" calcext:value-type="float">
            <text:p>3.9318</text:p>
          </table:table-cell>
          <table:table-cell office:value-type="float" office:value="2.20842741223252" calcext:value-type="float">
            <text:p>2.20842741223252</text:p>
          </table:table-cell>
        </table:table-row>
        <table:table-row table:style-name="ro1">
          <table:table-cell office:value-type="string" calcext:value-type="string">
            <text:p>TcTe</text:p>
          </table:table-cell>
          <table:table-cell office:value-type="float" office:value="1.4053569" calcext:value-type="float">
            <text:p>1.4053569</text:p>
          </table:table-cell>
          <table:table-cell office:value-type="float" office:value="4.3135" calcext:value-type="float">
            <text:p>4.3135</text:p>
          </table:table-cell>
          <table:table-cell office:value-type="float" office:value="1.32261808940118" calcext:value-type="float">
            <text:p>1.32261808940118</text:p>
          </table:table-cell>
        </table:table-row>
        <table:table-row table:style-name="ro1">
          <table:table-cell office:value-type="string" calcext:value-type="string">
            <text:p>TaPb</text:p>
          </table:table-cell>
          <table:table-cell office:value-type="float" office:value="1.40767" calcext:value-type="float">
            <text:p>1.40767</text:p>
          </table:table-cell>
          <table:table-cell office:value-type="float" office:value="3.8933" calcext:value-type="float">
            <text:p>3.8933</text:p>
          </table:table-cell>
          <table:table-cell office:value-type="float" office:value="0.773016043849798" calcext:value-type="float">
            <text:p>0.773016043849798</text:p>
          </table:table-cell>
        </table:table-row>
        <table:table-row table:style-name="ro1">
          <table:table-cell office:value-type="string" calcext:value-type="string">
            <text:p>FeCs</text:p>
          </table:table-cell>
          <table:table-cell office:value-type="float" office:value="1.4090152" calcext:value-type="float">
            <text:p>1.4090152</text:p>
          </table:table-cell>
          <table:table-cell office:value-type="float" office:value="5.0141" calcext:value-type="float">
            <text:p>5.0141</text:p>
          </table:table-cell>
          <table:table-cell office:value-type="float" office:value="1.57675999498867" calcext:value-type="float">
            <text:p>1.57675999498867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.409379" calcext:value-type="float">
            <text:p>1.409379</text:p>
          </table:table-cell>
          <table:table-cell office:value-type="float" office:value="3.3158" calcext:value-type="float">
            <text:p>3.3158</text:p>
          </table:table-cell>
          <table:table-cell office:value-type="float" office:value="1.39854170204681" calcext:value-type="float">
            <text:p>1.39854170204681</text:p>
          </table:table-cell>
        </table:table-row>
        <table:table-row table:style-name="ro1">
          <table:table-cell office:value-type="string" calcext:value-type="string">
            <text:p>PdRb</text:p>
          </table:table-cell>
          <table:table-cell office:value-type="float" office:value="1.4181206" calcext:value-type="float">
            <text:p>1.4181206</text:p>
          </table:table-cell>
          <table:table-cell office:value-type="float" office:value="4.7871" calcext:value-type="float">
            <text:p>4.7871</text:p>
          </table:table-cell>
          <table:table-cell office:value-type="float" office:value="1.55138005625319" calcext:value-type="float">
            <text:p>1.55138005625319</text:p>
          </table:table-cell>
        </table:table-row>
        <table:table-row table:style-name="ro1">
          <table:table-cell office:value-type="string" calcext:value-type="string">
            <text:p>MnSn</text:p>
          </table:table-cell>
          <table:table-cell office:value-type="float" office:value="1.4218749" calcext:value-type="float">
            <text:p>1.4218749</text:p>
          </table:table-cell>
          <table:table-cell office:value-type="float" office:value="3.9233" calcext:value-type="float">
            <text:p>3.9233</text:p>
          </table:table-cell>
          <table:table-cell office:value-type="float" office:value="1.71154586498535" calcext:value-type="float">
            <text:p>1.71154586498535</text:p>
          </table:table-cell>
        </table:table-row>
        <table:table-row table:style-name="ro1">
          <table:table-cell office:value-type="string" calcext:value-type="string">
            <text:p>OsIn</text:p>
          </table:table-cell>
          <table:table-cell office:value-type="float" office:value="1.4243025" calcext:value-type="float">
            <text:p>1.4243025</text:p>
          </table:table-cell>
          <table:table-cell office:value-type="float" office:value="3.688" calcext:value-type="float">
            <text:p>3.688</text:p>
          </table:table-cell>
          <table:table-cell office:value-type="float" office:value="0.981530865108013" calcext:value-type="float">
            <text:p>0.981530865108013</text:p>
          </table:table-cell>
        </table:table-row>
        <table:table-row table:style-name="ro1">
          <table:table-cell office:value-type="string" calcext:value-type="string">
            <text:p>TcBi</text:p>
          </table:table-cell>
          <table:table-cell office:value-type="float" office:value="1.433387" calcext:value-type="float">
            <text:p>1.433387</text:p>
          </table:table-cell>
          <table:table-cell office:value-type="float" office:value="3.7376" calcext:value-type="float">
            <text:p>3.7376</text:p>
          </table:table-cell>
          <table:table-cell office:value-type="float" office:value="0.97541252825526" calcext:value-type="float">
            <text:p>0.97541252825526</text:p>
          </table:table-cell>
        </table:table-row>
        <table:table-row table:style-name="ro1">
          <table:table-cell office:value-type="string" calcext:value-type="string">
            <text:p>OsSn</text:p>
          </table:table-cell>
          <table:table-cell office:value-type="float" office:value="1.4394715" calcext:value-type="float">
            <text:p>1.4394715</text:p>
          </table:table-cell>
          <table:table-cell office:value-type="float" office:value="3.6273" calcext:value-type="float">
            <text:p>3.6273</text:p>
          </table:table-cell>
          <table:table-cell office:value-type="float" office:value="0.96928547675817" calcext:value-type="float">
            <text:p>0.96928547675817</text:p>
          </table:table-cell>
        </table:table-row>
        <table:table-row table:style-name="ro1">
          <table:table-cell office:value-type="string" calcext:value-type="string">
            <text:p>CrBi</text:p>
          </table:table-cell>
          <table:table-cell office:value-type="float" office:value="1.4423497" calcext:value-type="float">
            <text:p>1.4423497</text:p>
          </table:table-cell>
          <table:table-cell office:value-type="float" office:value="4.2232" calcext:value-type="float">
            <text:p>4.2232</text:p>
          </table:table-cell>
          <table:table-cell office:value-type="float" office:value="1.14538497529094" calcext:value-type="float">
            <text:p>1.14538497529094</text:p>
          </table:table-cell>
        </table:table-row>
        <table:table-row table:style-name="ro1">
          <table:table-cell office:value-type="string" calcext:value-type="string">
            <text:p>ReIr</text:p>
          </table:table-cell>
          <table:table-cell office:value-type="float" office:value="1.4467118" calcext:value-type="float">
            <text:p>1.4467118</text:p>
          </table:table-cell>
          <table:table-cell office:value-type="float" office:value="3.4153" calcext:value-type="float">
            <text:p>3.4153</text:p>
          </table:table-cell>
          <table:table-cell office:value-type="float" office:value="0.792721793507694" calcext:value-type="float">
            <text:p>0.792721793507694</text:p>
          </table:table-cell>
        </table:table-row>
        <table:table-row table:style-name="ro1">
          <table:table-cell office:value-type="string" calcext:value-type="string">
            <text:p>MnCs</text:p>
          </table:table-cell>
          <table:table-cell office:value-type="float" office:value="1.4503727" calcext:value-type="float">
            <text:p>1.4503727</text:p>
          </table:table-cell>
          <table:table-cell office:value-type="float" office:value="5.0299" calcext:value-type="float">
            <text:p>5.0299</text:p>
          </table:table-cell>
          <table:table-cell office:value-type="float" office:value="1.58425237443048" calcext:value-type="float">
            <text:p>1.58425237443048</text:p>
          </table:table-cell>
        </table:table-row>
        <table:table-row table:style-name="ro1">
          <table:table-cell office:value-type="string" calcext:value-type="string">
            <text:p>ReSi</text:p>
          </table:table-cell>
          <table:table-cell office:value-type="float" office:value="1.4559975" calcext:value-type="float">
            <text:p>1.4559975</text:p>
          </table:table-cell>
          <table:table-cell office:value-type="float" office:value="3.2787" calcext:value-type="float">
            <text:p>3.2787</text:p>
          </table:table-cell>
          <table:table-cell office:value-type="float" office:value="1.39143714563177" calcext:value-type="float">
            <text:p>1.39143714563177</text:p>
          </table:table-cell>
        </table:table-row>
        <table:table-row table:style-name="ro1">
          <table:table-cell office:value-type="string" calcext:value-type="string">
            <text:p>ReY</text:p>
          </table:table-cell>
          <table:table-cell office:value-type="float" office:value="1.4605739" calcext:value-type="float">
            <text:p>1.4605739</text:p>
          </table:table-cell>
          <table:table-cell office:value-type="float" office:value="4.1472" calcext:value-type="float">
            <text:p>4.1472</text:p>
          </table:table-cell>
          <table:table-cell office:value-type="float" office:value="1.08717056258709" calcext:value-type="float">
            <text:p>1.08717056258709</text:p>
          </table:table-cell>
        </table:table-row>
        <table:table-row table:style-name="ro1">
          <table:table-cell office:value-type="string" calcext:value-type="string">
            <text:p>TaCs</text:p>
          </table:table-cell>
          <table:table-cell office:value-type="float" office:value="1.4607364" calcext:value-type="float">
            <text:p>1.4607364</text:p>
          </table:table-cell>
          <table:table-cell office:value-type="float" office:value="4.6844" calcext:value-type="float">
            <text:p>4.6844</text:p>
          </table:table-cell>
          <table:table-cell office:value-type="float" office:value="0.954256241533708" calcext:value-type="float">
            <text:p>0.954256241533708</text:p>
          </table:table-cell>
        </table:table-row>
        <table:table-row table:style-name="ro1">
          <table:table-cell office:value-type="string" calcext:value-type="string">
            <text:p>MoTe</text:p>
          </table:table-cell>
          <table:table-cell office:value-type="float" office:value="1.4611311" calcext:value-type="float">
            <text:p>1.4611311</text:p>
          </table:table-cell>
          <table:table-cell office:value-type="float" office:value="4.0711" calcext:value-type="float">
            <text:p>4.0711</text:p>
          </table:table-cell>
          <table:table-cell office:value-type="float" office:value="1.33464381029592" calcext:value-type="float">
            <text:p>1.33464381029592</text:p>
          </table:table-cell>
        </table:table-row>
        <table:table-row table:style-name="ro1">
          <table:table-cell office:value-type="string" calcext:value-type="string">
            <text:p>MnBi</text:p>
          </table:table-cell>
          <table:table-cell office:value-type="float" office:value="1.463047" calcext:value-type="float">
            <text:p>1.463047</text:p>
          </table:table-cell>
          <table:table-cell office:value-type="float" office:value="4.263" calcext:value-type="float">
            <text:p>4.263</text:p>
          </table:table-cell>
          <table:table-cell office:value-type="float" office:value="1.13276179776177" calcext:value-type="float">
            <text:p>1.13276179776177</text:p>
          </table:table-cell>
        </table:table-row>
        <table:table-row table:style-name="ro1">
          <table:table-cell office:value-type="string" calcext:value-type="string">
            <text:p>OsBi</text:p>
          </table:table-cell>
          <table:table-cell office:value-type="float" office:value="1.4652072" calcext:value-type="float">
            <text:p>1.4652072</text:p>
          </table:table-cell>
          <table:table-cell office:value-type="float" office:value="4.4666" calcext:value-type="float">
            <text:p>4.4666</text:p>
          </table:table-cell>
          <table:table-cell office:value-type="float" office:value="0.751756029111596" calcext:value-type="float">
            <text:p>0.751756029111596</text:p>
          </table:table-cell>
        </table:table-row>
        <table:table-row table:style-name="ro1">
          <table:table-cell office:value-type="string" calcext:value-type="string">
            <text:p>FeNa</text:p>
          </table:table-cell>
          <table:table-cell office:value-type="float" office:value="1.4710402" calcext:value-type="float">
            <text:p>1.4710402</text:p>
          </table:table-cell>
          <table:table-cell office:value-type="float" office:value="3.936" calcext:value-type="float">
            <text:p>3.936</text:p>
          </table:table-cell>
          <table:table-cell office:value-type="float" office:value="3.69395566988936" calcext:value-type="float">
            <text:p>3.69395566988936</text:p>
          </table:table-cell>
        </table:table-row>
        <table:table-row table:style-name="ro1">
          <table:table-cell office:value-type="string" calcext:value-type="string">
            <text:p>OsSe</text:p>
          </table:table-cell>
          <table:table-cell office:value-type="float" office:value="1.471482" calcext:value-type="float">
            <text:p>1.471482</text:p>
          </table:table-cell>
          <table:table-cell office:value-type="float" office:value="3.8546" calcext:value-type="float">
            <text:p>3.8546</text:p>
          </table:table-cell>
          <table:table-cell office:value-type="float" office:value="1.11082530637129" calcext:value-type="float">
            <text:p>1.11082530637129</text:p>
          </table:table-cell>
        </table:table-row>
        <table:table-row table:style-name="ro1">
          <table:table-cell office:value-type="string" calcext:value-type="string">
            <text:p>CrPb</text:p>
          </table:table-cell>
          <table:table-cell office:value-type="float" office:value="1.4761963" calcext:value-type="float">
            <text:p>1.4761963</text:p>
          </table:table-cell>
          <table:table-cell office:value-type="float" office:value="4.1897" calcext:value-type="float">
            <text:p>4.1897</text:p>
          </table:table-cell>
          <table:table-cell office:value-type="float" office:value="1.15316181928513" calcext:value-type="float">
            <text:p>1.15316181928513</text:p>
          </table:table-cell>
        </table:table-row>
        <table:table-row table:style-name="ro1">
          <table:table-cell office:value-type="string" calcext:value-type="string">
            <text:p>ReGa</text:p>
          </table:table-cell>
          <table:table-cell office:value-type="float" office:value="1.4773636" calcext:value-type="float">
            <text:p>1.4773636</text:p>
          </table:table-cell>
          <table:table-cell office:value-type="float" office:value="3.3087" calcext:value-type="float">
            <text:p>3.3087</text:p>
          </table:table-cell>
          <table:table-cell office:value-type="float" office:value="1.16770627287908" calcext:value-type="float">
            <text:p>1.16770627287908</text:p>
          </table:table-cell>
        </table:table-row>
        <table:table-row table:style-name="ro1">
          <table:table-cell office:value-type="string" calcext:value-type="string">
            <text:p>MoBi</text:p>
          </table:table-cell>
          <table:table-cell office:value-type="float" office:value="1.4868153" calcext:value-type="float">
            <text:p>1.4868153</text:p>
          </table:table-cell>
          <table:table-cell office:value-type="float" office:value="4.0457" calcext:value-type="float">
            <text:p>4.0457</text:p>
          </table:table-cell>
          <table:table-cell office:value-type="float" office:value="0.981937572979938" calcext:value-type="float">
            <text:p>0.981937572979938</text:p>
          </table:table-cell>
        </table:table-row>
        <table:table-row table:style-name="ro1">
          <table:table-cell office:value-type="string" calcext:value-type="string">
            <text:p>WLa</text:p>
          </table:table-cell>
          <table:table-cell office:value-type="float" office:value="1.491231" calcext:value-type="float">
            <text:p>1.491231</text:p>
          </table:table-cell>
          <table:table-cell office:value-type="float" office:value="4.1095" calcext:value-type="float">
            <text:p>4.1095</text:p>
          </table:table-cell>
          <table:table-cell office:value-type="float" office:value="0.928209040207565" calcext:value-type="float">
            <text:p>0.928209040207565</text:p>
          </table:table-cell>
        </table:table-row>
        <table:table-row table:style-name="ro1">
          <table:table-cell office:value-type="string" calcext:value-type="string">
            <text:p>ReCu</text:p>
          </table:table-cell>
          <table:table-cell office:value-type="float" office:value="1.4943751" calcext:value-type="float">
            <text:p>1.4943751</text:p>
          </table:table-cell>
          <table:table-cell office:value-type="float" office:value="3.2898" calcext:value-type="float">
            <text:p>3.2898</text:p>
          </table:table-cell>
          <table:table-cell office:value-type="float" office:value="1.19624101608684" calcext:value-type="float">
            <text:p>1.19624101608684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1.4970268" calcext:value-type="float">
            <text:p>1.4970268</text:p>
          </table:table-cell>
          <table:table-cell office:value-type="float" office:value="3.7999" calcext:value-type="float">
            <text:p>3.7999</text:p>
          </table:table-cell>
          <table:table-cell office:value-type="float" office:value="1.00232092208937" calcext:value-type="float">
            <text:p>1.00232092208937</text:p>
          </table:table-cell>
        </table:table-row>
        <table:table-row table:style-name="ro1">
          <table:table-cell office:value-type="string" calcext:value-type="string">
            <text:p>MnPb</text:p>
          </table:table-cell>
          <table:table-cell office:value-type="float" office:value="1.4988968" calcext:value-type="float">
            <text:p>1.4988968</text:p>
          </table:table-cell>
          <table:table-cell office:value-type="float" office:value="4.1658" calcext:value-type="float">
            <text:p>4.1658</text:p>
          </table:table-cell>
          <table:table-cell office:value-type="float" office:value="1.14036760150258" calcext:value-type="float">
            <text:p>1.14036760150258</text:p>
          </table:table-cell>
        </table:table-row>
        <table:table-row table:style-name="ro1">
          <table:table-cell office:value-type="string" calcext:value-type="string">
            <text:p>NiRb</text:p>
          </table:table-cell>
          <table:table-cell office:value-type="float" office:value="1.5085301" calcext:value-type="float">
            <text:p>1.5085301</text:p>
          </table:table-cell>
          <table:table-cell office:value-type="float" office:value="4.9247" calcext:value-type="float">
            <text:p>4.9247</text:p>
          </table:table-cell>
          <table:table-cell office:value-type="float" office:value="2.05443461569662" calcext:value-type="float">
            <text:p>2.05443461569662</text:p>
          </table:table-cell>
        </table:table-row>
        <table:table-row table:style-name="ro1">
          <table:table-cell office:value-type="string" calcext:value-type="string">
            <text:p>MnNa</text:p>
          </table:table-cell>
          <table:table-cell office:value-type="float" office:value="1.5120752" calcext:value-type="float">
            <text:p>1.5120752</text:p>
          </table:table-cell>
          <table:table-cell office:value-type="float" office:value="3.9458" calcext:value-type="float">
            <text:p>3.9458</text:p>
          </table:table-cell>
          <table:table-cell office:value-type="float" office:value="3.7353415121195" calcext:value-type="float">
            <text:p>3.7353415121195</text:p>
          </table:table-cell>
        </table:table-row>
        <table:table-row table:style-name="ro1">
          <table:table-cell office:value-type="string" calcext:value-type="string">
            <text:p>MoPb</text:p>
          </table:table-cell>
          <table:table-cell office:value-type="float" office:value="1.5233488" calcext:value-type="float">
            <text:p>1.5233488</text:p>
          </table:table-cell>
          <table:table-cell office:value-type="float" office:value="3.9578" calcext:value-type="float">
            <text:p>3.9578</text:p>
          </table:table-cell>
          <table:table-cell office:value-type="float" office:value="0.987647724019122" calcext:value-type="float">
            <text:p>0.987647724019122</text:p>
          </table:table-cell>
        </table:table-row>
        <table:table-row table:style-name="ro1">
          <table:table-cell office:value-type="string" calcext:value-type="string">
            <text:p>NiK</text:p>
          </table:table-cell>
          <table:table-cell office:value-type="float" office:value="1.5245693" calcext:value-type="float">
            <text:p>1.5245693</text:p>
          </table:table-cell>
          <table:table-cell office:value-type="float" office:value="4.5718" calcext:value-type="float">
            <text:p>4.5718</text:p>
          </table:table-cell>
          <table:table-cell office:value-type="float" office:value="2.99935962240734" calcext:value-type="float">
            <text:p>2.99935962240734</text:p>
          </table:table-cell>
        </table:table-row>
        <table:table-row table:style-name="ro1">
          <table:table-cell office:value-type="string" calcext:value-type="string">
            <text:p>ReGe</text:p>
          </table:table-cell>
          <table:table-cell office:value-type="float" office:value="1.5281944" calcext:value-type="float">
            <text:p>1.5281944</text:p>
          </table:table-cell>
          <table:table-cell office:value-type="float" office:value="3.2877" calcext:value-type="float">
            <text:p>3.2877</text:p>
          </table:table-cell>
          <table:table-cell office:value-type="float" office:value="1.15469909934982" calcext:value-type="float">
            <text:p>1.15469909934982</text:p>
          </table:table-cell>
        </table:table-row>
        <table:table-row table:style-name="ro1">
          <table:table-cell office:value-type="string" calcext:value-type="string">
            <text:p>RhK</text:p>
          </table:table-cell>
          <table:table-cell office:value-type="float" office:value="1.5300982" calcext:value-type="float">
            <text:p>1.5300982</text:p>
          </table:table-cell>
          <table:table-cell office:value-type="float" office:value="4.585" calcext:value-type="float">
            <text:p>4.585</text:p>
          </table:table-cell>
          <table:table-cell office:value-type="float" office:value="2.08499594766845" calcext:value-type="float">
            <text:p>2.08499594766845</text:p>
          </table:table-cell>
        </table:table-row>
        <table:table-row table:style-name="ro1">
          <table:table-cell office:value-type="string" calcext:value-type="string">
            <text:p>ReNa</text:p>
          </table:table-cell>
          <table:table-cell office:value-type="float" office:value="1.5334475" calcext:value-type="float">
            <text:p>1.5334475</text:p>
          </table:table-cell>
          <table:table-cell office:value-type="float" office:value="3.2979" calcext:value-type="float">
            <text:p>3.2979</text:p>
          </table:table-cell>
          <table:table-cell office:value-type="float" office:value="1.42484761269343" calcext:value-type="float">
            <text:p>1.42484761269343</text:p>
          </table:table-cell>
        </table:table-row>
        <table:table-row table:style-name="ro1">
          <table:table-cell office:value-type="string" calcext:value-type="string">
            <text:p>WHg</text:p>
          </table:table-cell>
          <table:table-cell office:value-type="float" office:value="1.5340949" calcext:value-type="float">
            <text:p>1.5340949</text:p>
          </table:table-cell>
          <table:table-cell office:value-type="float" office:value="3.9124" calcext:value-type="float">
            <text:p>3.9124</text:p>
          </table:table-cell>
          <table:table-cell office:value-type="float" office:value="0.78043365271247" calcext:value-type="float">
            <text:p>0.78043365271247</text:p>
          </table:table-cell>
        </table:table-row>
        <table:table-row table:style-name="ro1">
          <table:table-cell office:value-type="string" calcext:value-type="string">
            <text:p>TcPb</text:p>
          </table:table-cell>
          <table:table-cell office:value-type="float" office:value="1.5461512" calcext:value-type="float">
            <text:p>1.5461512</text:p>
          </table:table-cell>
          <table:table-cell office:value-type="float" office:value="3.8781" calcext:value-type="float">
            <text:p>3.8781</text:p>
          </table:table-cell>
          <table:table-cell office:value-type="float" office:value="0.981046824998795" calcext:value-type="float">
            <text:p>0.981046824998795</text:p>
          </table:table-cell>
        </table:table-row>
        <table:table-row table:style-name="ro1">
          <table:table-cell office:value-type="string" calcext:value-type="string">
            <text:p>ReGd</text:p>
          </table:table-cell>
          <table:table-cell office:value-type="float" office:value="1.5490706" calcext:value-type="float">
            <text:p>1.5490706</text:p>
          </table:table-cell>
          <table:table-cell office:value-type="float" office:value="4.1643" calcext:value-type="float">
            <text:p>4.1643</text:p>
          </table:table-cell>
          <table:table-cell office:value-type="float" office:value="0.872723633013799" calcext:value-type="float">
            <text:p>0.872723633013799</text:p>
          </table:table-cell>
        </table:table-row>
        <table:table-row table:style-name="ro1">
          <table:table-cell office:value-type="string" calcext:value-type="string">
            <text:p>IrRb</text:p>
          </table:table-cell>
          <table:table-cell office:value-type="float" office:value="1.5671465" calcext:value-type="float">
            <text:p>1.5671465</text:p>
          </table:table-cell>
          <table:table-cell office:value-type="float" office:value="4.6761" calcext:value-type="float">
            <text:p>4.6761</text:p>
          </table:table-cell>
          <table:table-cell office:value-type="float" office:value="1.07720952780146" calcext:value-type="float">
            <text:p>1.07720952780146</text:p>
          </table:table-cell>
        </table:table-row>
        <table:table-row table:style-name="ro1">
          <table:table-cell office:value-type="string" calcext:value-type="string">
            <text:p>ReCe</text:p>
          </table:table-cell>
          <table:table-cell office:value-type="float" office:value="1.5690433" calcext:value-type="float">
            <text:p>1.5690433</text:p>
          </table:table-cell>
          <table:table-cell office:value-type="float" office:value="3.8695" calcext:value-type="float">
            <text:p>3.8695</text:p>
          </table:table-cell>
          <table:table-cell office:value-type="float" office:value="0.918126369035535" calcext:value-type="float">
            <text:p>0.918126369035535</text:p>
          </table:table-cell>
        </table:table-row>
        <table:table-row table:style-name="ro1">
          <table:table-cell office:value-type="string" calcext:value-type="string">
            <text:p>CoK</text:p>
          </table:table-cell>
          <table:table-cell office:value-type="float" office:value="1.5761275" calcext:value-type="float">
            <text:p>1.5761275</text:p>
          </table:table-cell>
          <table:table-cell office:value-type="float" office:value="4.8588" calcext:value-type="float">
            <text:p>4.8588</text:p>
          </table:table-cell>
          <table:table-cell office:value-type="float" office:value="2.99224241693769" calcext:value-type="float">
            <text:p>2.99224241693769</text:p>
          </table:table-cell>
        </table:table-row>
        <table:table-row table:style-name="ro1">
          <table:table-cell office:value-type="string" calcext:value-type="string">
            <text:p>WSn</text:p>
          </table:table-cell>
          <table:table-cell office:value-type="float" office:value="1.5787346" calcext:value-type="float">
            <text:p>1.5787346</text:p>
          </table:table-cell>
          <table:table-cell office:value-type="float" office:value="3.8331" calcext:value-type="float">
            <text:p>3.8331</text:p>
          </table:table-cell>
          <table:table-cell office:value-type="float" office:value="0.989554668001336" calcext:value-type="float">
            <text:p>0.989554668001336</text:p>
          </table:table-cell>
        </table:table-row>
        <table:table-row table:style-name="ro1">
          <table:table-cell office:value-type="string" calcext:value-type="string">
            <text:p>BeRb</text:p>
          </table:table-cell>
          <table:table-cell office:value-type="float" office:value="1.5799166" calcext:value-type="float">
            <text:p>1.5799166</text:p>
          </table:table-cell>
          <table:table-cell office:value-type="float" office:value="5.0383" calcext:value-type="float">
            <text:p>5.0383</text:p>
          </table:table-cell>
          <table:table-cell office:value-type="float" office:value="3.10123291397396" calcext:value-type="float">
            <text:p>3.10123291397396</text:p>
          </table:table-cell>
        </table:table-row>
        <table:table-row table:style-name="ro1">
          <table:table-cell office:value-type="string" calcext:value-type="string">
            <text:p>WNd</text:p>
          </table:table-cell>
          <table:table-cell office:value-type="float" office:value="1.5863764" calcext:value-type="float">
            <text:p>1.5863764</text:p>
          </table:table-cell>
          <table:table-cell office:value-type="float" office:value="4.111" calcext:value-type="float">
            <text:p>4.111</text:p>
          </table:table-cell>
          <table:table-cell office:value-type="float" office:value="0.913248821781508" calcext:value-type="float">
            <text:p>0.913248821781508</text:p>
          </table:table-cell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1.589205" calcext:value-type="float">
            <text:p>1.589205</text:p>
          </table:table-cell>
          <table:table-cell office:value-type="float" office:value="4.3748" calcext:value-type="float">
            <text:p>4.3748</text:p>
          </table:table-cell>
          <table:table-cell office:value-type="float" office:value="0.921513435773897" calcext:value-type="float">
            <text:p>0.921513435773897</text:p>
          </table:table-cell>
        </table:table-row>
        <table:table-row table:style-name="ro1">
          <table:table-cell office:value-type="string" calcext:value-type="string">
            <text:p>WSe</text:p>
          </table:table-cell>
          <table:table-cell office:value-type="float" office:value="1.5960126" calcext:value-type="float">
            <text:p>1.5960126</text:p>
          </table:table-cell>
          <table:table-cell office:value-type="float" office:value="3.9862" calcext:value-type="float">
            <text:p>3.9862</text:p>
          </table:table-cell>
          <table:table-cell office:value-type="float" office:value="1.13752785585581" calcext:value-type="float">
            <text:p>1.13752785585581</text:p>
          </table:table-cell>
        </table:table-row>
        <table:table-row table:style-name="ro1">
          <table:table-cell office:value-type="string" calcext:value-type="string">
            <text:p>NbRb</text:p>
          </table:table-cell>
          <table:table-cell office:value-type="float" office:value="1.6158402" calcext:value-type="float">
            <text:p>1.6158402</text:p>
          </table:table-cell>
          <table:table-cell office:value-type="float" office:value="4.8597" calcext:value-type="float">
            <text:p>4.8597</text:p>
          </table:table-cell>
          <table:table-cell office:value-type="float" office:value="1.66695332914365" calcext:value-type="float">
            <text:p>1.66695332914365</text:p>
          </table:table-cell>
        </table:table-row>
        <table:table-row table:style-name="ro1">
          <table:table-cell office:value-type="string" calcext:value-type="string">
            <text:p>NbK</text:p>
          </table:table-cell>
          <table:table-cell office:value-type="float" office:value="1.6181675" calcext:value-type="float">
            <text:p>1.6181675</text:p>
          </table:table-cell>
          <table:table-cell office:value-type="float" office:value="4.5061" calcext:value-type="float">
            <text:p>4.5061</text:p>
          </table:table-cell>
          <table:table-cell office:value-type="float" office:value="2.23939390573101" calcext:value-type="float">
            <text:p>2.23939390573101</text:p>
          </table:table-cell>
        </table:table-row>
        <table:table-row table:style-name="ro1">
          <table:table-cell office:value-type="string" calcext:value-type="string">
            <text:p>ReAg</text:p>
          </table:table-cell>
          <table:table-cell office:value-type="float" office:value="1.6203809" calcext:value-type="float">
            <text:p>1.6203809</text:p>
          </table:table-cell>
          <table:table-cell office:value-type="float" office:value="3.6342" calcext:value-type="float">
            <text:p>3.6342</text:p>
          </table:table-cell>
          <table:table-cell office:value-type="float" office:value="1.01778188295606" calcext:value-type="float">
            <text:p>1.01778188295606</text:p>
          </table:table-cell>
        </table:table-row>
        <table:table-row table:style-name="ro1">
          <table:table-cell office:value-type="string" calcext:value-type="string">
            <text:p>ReTl</text:p>
          </table:table-cell>
          <table:table-cell office:value-type="float" office:value="1.6238735" calcext:value-type="float">
            <text:p>1.6238735</text:p>
          </table:table-cell>
          <table:table-cell office:value-type="float" office:value="3.8705" calcext:value-type="float">
            <text:p>3.8705</text:p>
          </table:table-cell>
          <table:table-cell office:value-type="float" office:value="0.76821939212953" calcext:value-type="float">
            <text:p>0.76821939212953</text:p>
          </table:table-cell>
        </table:table-row>
        <table:table-row table:style-name="ro1">
          <table:table-cell office:value-type="string" calcext:value-type="string">
            <text:p>ReAu</text:p>
          </table:table-cell>
          <table:table-cell office:value-type="float" office:value="1.6252577" calcext:value-type="float">
            <text:p>1.6252577</text:p>
          </table:table-cell>
          <table:table-cell office:value-type="float" office:value="3.6329" calcext:value-type="float">
            <text:p>3.6329</text:p>
          </table:table-cell>
          <table:table-cell office:value-type="float" office:value="0.78297266789652" calcext:value-type="float">
            <text:p>0.78297266789652</text:p>
          </table:table-cell>
        </table:table-row>
        <table:table-row table:style-name="ro1">
          <table:table-cell office:value-type="string" calcext:value-type="string">
            <text:p>WSr</text:p>
          </table:table-cell>
          <table:table-cell office:value-type="float" office:value="1.6263055" calcext:value-type="float">
            <text:p>1.6263055</text:p>
          </table:table-cell>
          <table:table-cell office:value-type="float" office:value="4.3964" calcext:value-type="float">
            <text:p>4.3964</text:p>
          </table:table-cell>
          <table:table-cell office:value-type="float" office:value="1.10163870496993" calcext:value-type="float">
            <text:p>1.10163870496993</text:p>
          </table:table-cell>
        </table:table-row>
        <table:table-row table:style-name="ro1">
          <table:table-cell office:value-type="string" calcext:value-type="string">
            <text:p>OsPb</text:p>
          </table:table-cell>
          <table:table-cell office:value-type="float" office:value="1.6280342" calcext:value-type="float">
            <text:p>1.6280342</text:p>
          </table:table-cell>
          <table:table-cell office:value-type="float" office:value="3.8387" calcext:value-type="float">
            <text:p>3.8387</text:p>
          </table:table-cell>
          <table:table-cell office:value-type="float" office:value="0.755098303220082" calcext:value-type="float">
            <text:p>0.755098303220082</text:p>
          </table:table-cell>
        </table:table-row>
        <table:table-row table:style-name="ro1">
          <table:table-cell office:value-type="string" calcext:value-type="string">
            <text:p>WBa</text:p>
          </table:table-cell>
          <table:table-cell office:value-type="float" office:value="1.6324198" calcext:value-type="float">
            <text:p>1.6324198</text:p>
          </table:table-cell>
          <table:table-cell office:value-type="float" office:value="4.7635" calcext:value-type="float">
            <text:p>4.7635</text:p>
          </table:table-cell>
          <table:table-cell office:value-type="float" office:value="0.932728446783286" calcext:value-type="float">
            <text:p>0.932728446783286</text:p>
          </table:table-cell>
        </table:table-row>
        <table:table-row table:style-name="ro1">
          <table:table-cell office:value-type="string" calcext:value-type="string">
            <text:p>ReNd</text:p>
          </table:table-cell>
          <table:table-cell office:value-type="float" office:value="1.6374323" calcext:value-type="float">
            <text:p>1.6374323</text:p>
          </table:table-cell>
          <table:table-cell office:value-type="float" office:value="4.3099" calcext:value-type="float">
            <text:p>4.3099</text:p>
          </table:table-cell>
          <table:table-cell office:value-type="float" office:value="0.906766554467618" calcext:value-type="float">
            <text:p>0.906766554467618</text:p>
          </table:table-cell>
        </table:table-row>
        <table:table-row table:style-name="ro1">
          <table:table-cell office:value-type="string" calcext:value-type="string">
            <text:p>WSb</text:p>
          </table:table-cell>
          <table:table-cell office:value-type="float" office:value="1.6397768" calcext:value-type="float">
            <text:p>1.6397768</text:p>
          </table:table-cell>
          <table:table-cell office:value-type="float" office:value="4.0412" calcext:value-type="float">
            <text:p>4.0412</text:p>
          </table:table-cell>
          <table:table-cell office:value-type="float" office:value="0.979775313519222" calcext:value-type="float">
            <text:p>0.979775313519222</text:p>
          </table:table-cell>
        </table:table-row>
        <table:table-row table:style-name="ro1">
          <table:table-cell office:value-type="string" calcext:value-type="string">
            <text:p>MoCs</text:p>
          </table:table-cell>
          <table:table-cell office:value-type="float" office:value="1.6448447" calcext:value-type="float">
            <text:p>1.6448447</text:p>
          </table:table-cell>
          <table:table-cell office:value-type="float" office:value="4.6068" calcext:value-type="float">
            <text:p>4.6068</text:p>
          </table:table-cell>
          <table:table-cell office:value-type="float" office:value="1.30410553119954" calcext:value-type="float">
            <text:p>1.30410553119954</text:p>
          </table:table-cell>
        </table:table-row>
        <table:table-row table:style-name="ro1">
          <table:table-cell office:value-type="string" calcext:value-type="string">
            <text:p>ReAs</text:p>
          </table:table-cell>
          <table:table-cell office:value-type="float" office:value="1.6462529" calcext:value-type="float">
            <text:p>1.6462529</text:p>
          </table:table-cell>
          <table:table-cell office:value-type="float" office:value="4.2486" calcext:value-type="float">
            <text:p>4.2486</text:p>
          </table:table-cell>
          <table:table-cell office:value-type="float" office:value="1.14472545812755" calcext:value-type="float">
            <text:p>1.14472545812755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.6630155" calcext:value-type="float">
            <text:p>1.6630155</text:p>
          </table:table-cell>
          <table:table-cell office:value-type="float" office:value="4.6483" calcext:value-type="float">
            <text:p>4.6483</text:p>
          </table:table-cell>
          <table:table-cell office:value-type="float" office:value="3.24919662484653" calcext:value-type="float">
            <text:p>3.24919662484653</text:p>
          </table:table-cell>
        </table:table-row>
        <table:table-row table:style-name="ro1">
          <table:table-cell office:value-type="string" calcext:value-type="string">
            <text:p>CoRb</text:p>
          </table:table-cell>
          <table:table-cell office:value-type="float" office:value="1.667619" calcext:value-type="float">
            <text:p>1.667619</text:p>
          </table:table-cell>
          <table:table-cell office:value-type="float" office:value="5.1569" calcext:value-type="float">
            <text:p>5.1569</text:p>
          </table:table-cell>
          <table:table-cell office:value-type="float" office:value="2.05109295880751" calcext:value-type="float">
            <text:p>2.05109295880751</text:p>
          </table:table-cell>
        </table:table-row>
        <table:table-row table:style-name="ro1">
          <table:table-cell office:value-type="string" calcext:value-type="string">
            <text:p>RhRb</text:p>
          </table:table-cell>
          <table:table-cell office:value-type="float" office:value="1.6817645" calcext:value-type="float">
            <text:p>1.6817645</text:p>
          </table:table-cell>
          <table:table-cell office:value-type="float" office:value="5.1103" calcext:value-type="float">
            <text:p>5.1103</text:p>
          </table:table-cell>
          <table:table-cell office:value-type="float" office:value="1.57986703248199" calcext:value-type="float">
            <text:p>1.57986703248199</text:p>
          </table:table-cell>
        </table:table-row>
        <table:table-row table:style-name="ro1">
          <table:table-cell office:value-type="string" calcext:value-type="string">
            <text:p>TaK</text:p>
          </table:table-cell>
          <table:table-cell office:value-type="float" office:value="1.6853014" calcext:value-type="float">
            <text:p>1.6853014</text:p>
          </table:table-cell>
          <table:table-cell office:value-type="float" office:value="4.7037" calcext:value-type="float">
            <text:p>4.7037</text:p>
          </table:table-cell>
          <table:table-cell office:value-type="float" office:value="1.35554758595956" calcext:value-type="float">
            <text:p>1.35554758595956</text:p>
          </table:table-cell>
        </table:table-row>
        <table:table-row table:style-name="ro1">
          <table:table-cell office:value-type="string" calcext:value-type="string">
            <text:p>ReSb</text:p>
          </table:table-cell>
          <table:table-cell office:value-type="float" office:value="1.6866376" calcext:value-type="float">
            <text:p>1.6866376</text:p>
          </table:table-cell>
          <table:table-cell office:value-type="float" office:value="4.1677" calcext:value-type="float">
            <text:p>4.1677</text:p>
          </table:table-cell>
          <table:table-cell office:value-type="float" office:value="0.972318089646505" calcext:value-type="float">
            <text:p>0.972318089646505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1.6969934" calcext:value-type="float">
            <text:p>1.6969934</text:p>
          </table:table-cell>
          <table:table-cell office:value-type="float" office:value="4.1248" calcext:value-type="float">
            <text:p>4.1248</text:p>
          </table:table-cell>
          <table:table-cell office:value-type="float" office:value="1.15507578687919" calcext:value-type="float">
            <text:p>1.15507578687919</text:p>
          </table:table-cell>
        </table:table-row>
        <table:table-row table:style-name="ro1">
          <table:table-cell office:value-type="string" calcext:value-type="string">
            <text:p>ReTe</text:p>
          </table:table-cell>
          <table:table-cell office:value-type="float" office:value="1.7063105" calcext:value-type="float">
            <text:p>1.7063105</text:p>
          </table:table-cell>
          <table:table-cell office:value-type="float" office:value="4.3462" calcext:value-type="float">
            <text:p>4.3462</text:p>
          </table:table-cell>
          <table:table-cell office:value-type="float" office:value="0.954395787632024" calcext:value-type="float">
            <text:p>0.954395787632024</text:p>
          </table:table-cell>
        </table:table-row>
        <table:table-row table:style-name="ro1">
          <table:table-cell office:value-type="string" calcext:value-type="string">
            <text:p>ReCa</text:p>
          </table:table-cell>
          <table:table-cell office:value-type="float" office:value="1.7160314" calcext:value-type="float">
            <text:p>1.7160314</text:p>
          </table:table-cell>
          <table:table-cell office:value-type="float" office:value="4.4888" calcext:value-type="float">
            <text:p>4.4888</text:p>
          </table:table-cell>
          <table:table-cell office:value-type="float" office:value="1.31866711450523" calcext:value-type="float">
            <text:p>1.31866711450523</text:p>
          </table:table-cell>
        </table:table-row>
        <table:table-row table:style-name="ro1">
          <table:table-cell office:value-type="string" calcext:value-type="string">
            <text:p>ReCd</text:p>
          </table:table-cell>
          <table:table-cell office:value-type="float" office:value="1.7202582" calcext:value-type="float">
            <text:p>1.7202582</text:p>
          </table:table-cell>
          <table:table-cell office:value-type="float" office:value="3.6156" calcext:value-type="float">
            <text:p>3.6156</text:p>
          </table:table-cell>
          <table:table-cell office:value-type="float" office:value="1.00245383746856" calcext:value-type="float">
            <text:p>1.00245383746856</text:p>
          </table:table-cell>
        </table:table-row>
        <table:table-row table:style-name="ro1">
          <table:table-cell office:value-type="string" calcext:value-type="string">
            <text:p>WTe</text:p>
          </table:table-cell>
          <table:table-cell office:value-type="float" office:value="1.7389677" calcext:value-type="float">
            <text:p>1.7389677</text:p>
          </table:table-cell>
          <table:table-cell office:value-type="float" office:value="3.9125" calcext:value-type="float">
            <text:p>3.9125</text:p>
          </table:table-cell>
          <table:table-cell office:value-type="float" office:value="0.961579618284863" calcext:value-type="float">
            <text:p>0.961579618284863</text:p>
          </table:table-cell>
        </table:table-row>
        <table:table-row table:style-name="ro1">
          <table:table-cell office:value-type="string" calcext:value-type="string">
            <text:p>RuRb</text:p>
          </table:table-cell>
          <table:table-cell office:value-type="float" office:value="1.7414331" calcext:value-type="float">
            <text:p>1.7414331</text:p>
          </table:table-cell>
          <table:table-cell office:value-type="float" office:value="5.2036" calcext:value-type="float">
            <text:p>5.2036</text:p>
          </table:table-cell>
          <table:table-cell office:value-type="float" office:value="1.59516467521221" calcext:value-type="float">
            <text:p>1.59516467521221</text:p>
          </table:table-cell>
        </table:table-row>
        <table:table-row table:style-name="ro1">
          <table:table-cell office:value-type="string" calcext:value-type="string">
            <text:p>VRb</text:p>
          </table:table-cell>
          <table:table-cell office:value-type="float" office:value="1.7560863" calcext:value-type="float">
            <text:p>1.7560863</text:p>
          </table:table-cell>
          <table:table-cell office:value-type="float" office:value="4.7741" calcext:value-type="float">
            <text:p>4.7741</text:p>
          </table:table-cell>
          <table:table-cell office:value-type="float" office:value="2.16865261280821" calcext:value-type="float">
            <text:p>2.16865261280821</text:p>
          </table:table-cell>
        </table:table-row>
        <table:table-row table:style-name="ro1">
          <table:table-cell office:value-type="string" calcext:value-type="string">
            <text:p>ReHg</text:p>
          </table:table-cell>
          <table:table-cell office:value-type="float" office:value="1.767062" calcext:value-type="float">
            <text:p>1.767062</text:p>
          </table:table-cell>
          <table:table-cell office:value-type="float" office:value="3.8106" calcext:value-type="float">
            <text:p>3.8106</text:p>
          </table:table-cell>
          <table:table-cell office:value-type="float" office:value="0.775694843595065" calcext:value-type="float">
            <text:p>0.775694843595065</text:p>
          </table:table-cell>
        </table:table-row>
        <table:table-row table:style-name="ro1">
          <table:table-cell office:value-type="string" calcext:value-type="string">
            <text:p>TaRb</text:p>
          </table:table-cell>
          <table:table-cell office:value-type="float" office:value="1.7726407" calcext:value-type="float">
            <text:p>1.7726407</text:p>
          </table:table-cell>
          <table:table-cell office:value-type="float" office:value="4.8271" calcext:value-type="float">
            <text:p>4.8271</text:p>
          </table:table-cell>
          <table:table-cell office:value-type="float" office:value="1.12226306833259" calcext:value-type="float">
            <text:p>1.12226306833259</text:p>
          </table:table-cell>
        </table:table-row>
        <table:table-row table:style-name="ro1">
          <table:table-cell office:value-type="string" calcext:value-type="string">
            <text:p>WBi</text:p>
          </table:table-cell>
          <table:table-cell office:value-type="float" office:value="1.7793133" calcext:value-type="float">
            <text:p>1.7793133</text:p>
          </table:table-cell>
          <table:table-cell office:value-type="float" office:value="4.0462" calcext:value-type="float">
            <text:p>4.0462</text:p>
          </table:table-cell>
          <table:table-cell office:value-type="float" office:value="0.763891411626523" calcext:value-type="float">
            <text:p>0.763891411626523</text:p>
          </table:table-cell>
        </table:table-row>
        <table:table-row table:style-name="ro1">
          <table:table-cell office:value-type="string" calcext:value-type="string">
            <text:p>FeK</text:p>
          </table:table-cell>
          <table:table-cell office:value-type="float" office:value="1.7934333" calcext:value-type="float">
            <text:p>1.7934333</text:p>
          </table:table-cell>
          <table:table-cell office:value-type="float" office:value="4.7305" calcext:value-type="float">
            <text:p>4.7305</text:p>
          </table:table-cell>
          <table:table-cell office:value-type="float" office:value="3.08656618669611" calcext:value-type="float">
            <text:p>3.08656618669611</text:p>
          </table:table-cell>
        </table:table-row>
        <table:table-row table:style-name="ro1">
          <table:table-cell office:value-type="string" calcext:value-type="string">
            <text:p>ReIn</text:p>
          </table:table-cell>
          <table:table-cell office:value-type="float" office:value="1.8090336" calcext:value-type="float">
            <text:p>1.8090336</text:p>
          </table:table-cell>
          <table:table-cell office:value-type="float" office:value="3.8301" calcext:value-type="float">
            <text:p>3.8301</text:p>
          </table:table-cell>
          <table:table-cell office:value-type="float" office:value="0.994517919852476" calcext:value-type="float">
            <text:p>0.994517919852476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float" office:value="1.8255838" calcext:value-type="float">
            <text:p>1.8255838</text:p>
          </table:table-cell>
          <table:table-cell office:value-type="float" office:value="4.4535" calcext:value-type="float">
            <text:p>4.4535</text:p>
          </table:table-cell>
          <table:table-cell office:value-type="float" office:value="2.15798904555541" calcext:value-type="float">
            <text:p>2.15798904555541</text:p>
          </table:table-cell>
        </table:table-row>
        <table:table-row table:style-name="ro1">
          <table:table-cell office:value-type="string" calcext:value-type="string">
            <text:p>ReBi</text:p>
          </table:table-cell>
          <table:table-cell office:value-type="float" office:value="1.8284876" calcext:value-type="float">
            <text:p>1.8284876</text:p>
          </table:table-cell>
          <table:table-cell office:value-type="float" office:value="4.4605" calcext:value-type="float">
            <text:p>4.4605</text:p>
          </table:table-cell>
          <table:table-cell office:value-type="float" office:value="0.759350778714874" calcext:value-type="float">
            <text:p>0.759350778714874</text:p>
          </table:table-cell>
        </table:table-row>
        <table:table-row table:style-name="ro1">
          <table:table-cell office:value-type="string" calcext:value-type="string">
            <text:p>ReSr</text:p>
          </table:table-cell>
          <table:table-cell office:value-type="float" office:value="1.8297082" calcext:value-type="float">
            <text:p>1.8297082</text:p>
          </table:table-cell>
          <table:table-cell office:value-type="float" office:value="4.6295" calcext:value-type="float">
            <text:p>4.6295</text:p>
          </table:table-cell>
          <table:table-cell office:value-type="float" office:value="1.09221999053498" calcext:value-type="float">
            <text:p>1.09221999053498</text:p>
          </table:table-cell>
        </table:table-row>
        <table:table-row table:style-name="ro1">
          <table:table-cell office:value-type="string" calcext:value-type="string">
            <text:p>WPb</text:p>
          </table:table-cell>
          <table:table-cell office:value-type="float" office:value="1.8320976" calcext:value-type="float">
            <text:p>1.8320976</text:p>
          </table:table-cell>
          <table:table-cell office:value-type="float" office:value="3.9957" calcext:value-type="float">
            <text:p>3.9957</text:p>
          </table:table-cell>
          <table:table-cell office:value-type="float" office:value="0.767342711137501" calcext:value-type="float">
            <text:p>0.767342711137501</text:p>
          </table:table-cell>
        </table:table-row>
        <table:table-row table:style-name="ro1">
          <table:table-cell office:value-type="string" calcext:value-type="string">
            <text:p>ReBa</text:p>
          </table:table-cell>
          <table:table-cell office:value-type="float" office:value="1.8335218" calcext:value-type="float">
            <text:p>1.8335218</text:p>
          </table:table-cell>
          <table:table-cell office:value-type="float" office:value="4.8531" calcext:value-type="float">
            <text:p>4.8531</text:p>
          </table:table-cell>
          <table:table-cell office:value-type="float" office:value="0.925967719897199" calcext:value-type="float">
            <text:p>0.925967719897199</text:p>
          </table:table-cell>
        </table:table-row>
        <table:table-row table:style-name="ro1">
          <table:table-cell office:value-type="string" calcext:value-type="string">
            <text:p>RuK</text:p>
          </table:table-cell>
          <table:table-cell office:value-type="float" office:value="1.8514392" calcext:value-type="float">
            <text:p>1.8514392</text:p>
          </table:table-cell>
          <table:table-cell office:value-type="float" office:value="4.4892" calcext:value-type="float">
            <text:p>4.4892</text:p>
          </table:table-cell>
          <table:table-cell office:value-type="float" office:value="2.11172234896725" calcext:value-type="float">
            <text:p>2.11172234896725</text:p>
          </table:table-cell>
        </table:table-row>
        <table:table-row table:style-name="ro1">
          <table:table-cell office:value-type="string" calcext:value-type="string">
            <text:p>ReSe</text:p>
          </table:table-cell>
          <table:table-cell office:value-type="float" office:value="1.8543464" calcext:value-type="float">
            <text:p>1.8543464</text:p>
          </table:table-cell>
          <table:table-cell office:value-type="float" office:value="3.9146" calcext:value-type="float">
            <text:p>3.9146</text:p>
          </table:table-cell>
          <table:table-cell office:value-type="float" office:value="1.12748825630944" calcext:value-type="float">
            <text:p>1.12748825630944</text:p>
          </table:table-cell>
        </table:table-row>
        <table:table-row table:style-name="ro1">
          <table:table-cell office:value-type="string" calcext:value-type="string">
            <text:p>FeRb</text:p>
          </table:table-cell>
          <table:table-cell office:value-type="float" office:value="1.8547406" calcext:value-type="float">
            <text:p>1.8547406</text:p>
          </table:table-cell>
          <table:table-cell office:value-type="float" office:value="4.8588" calcext:value-type="float">
            <text:p>4.8588</text:p>
          </table:table-cell>
          <table:table-cell office:value-type="float" office:value="2.09497769866026" calcext:value-type="float">
            <text:p>2.09497769866026</text:p>
          </table:table-cell>
        </table:table-row>
        <table:table-row table:style-name="ro1">
          <table:table-cell office:value-type="string" calcext:value-type="string">
            <text:p>ReSn</text:p>
          </table:table-cell>
          <table:table-cell office:value-type="float" office:value="1.8563607" calcext:value-type="float">
            <text:p>1.8563607</text:p>
          </table:table-cell>
          <table:table-cell office:value-type="float" office:value="3.8698" calcext:value-type="float">
            <text:p>3.8698</text:p>
          </table:table-cell>
          <table:table-cell office:value-type="float" office:value="0.981948414633695" calcext:value-type="float">
            <text:p>0.981948414633695</text:p>
          </table:table-cell>
        </table:table-row>
        <table:table-row table:style-name="ro1">
          <table:table-cell office:value-type="string" calcext:value-type="string">
            <text:p>RePb</text:p>
          </table:table-cell>
          <table:table-cell office:value-type="float" office:value="1.857172" calcext:value-type="float">
            <text:p>1.857172</text:p>
          </table:table-cell>
          <table:table-cell office:value-type="float" office:value="4.3526" calcext:value-type="float">
            <text:p>4.3526</text:p>
          </table:table-cell>
          <table:table-cell office:value-type="float" office:value="0.762761078969592" calcext:value-type="float">
            <text:p>0.762761078969592</text:p>
          </table:table-cell>
        </table:table-row>
        <table:table-row table:style-name="ro1">
          <table:table-cell office:value-type="string" calcext:value-type="string">
            <text:p>MoK</text:p>
          </table:table-cell>
          <table:table-cell office:value-type="float" office:value="1.8764485" calcext:value-type="float">
            <text:p>1.8764485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19018801101997" calcext:value-type="float">
            <text:p>2.19018801101997</text:p>
          </table:table-cell>
        </table:table-row>
        <table:table-row table:style-name="ro1">
          <table:table-cell office:value-type="string" calcext:value-type="string">
            <text:p>WCs</text:p>
          </table:table-cell>
          <table:table-cell office:value-type="float" office:value="1.8861372" calcext:value-type="float">
            <text:p>1.8861372</text:p>
          </table:table-cell>
          <table:table-cell office:value-type="float" office:value="4.6685" calcext:value-type="float">
            <text:p>4.6685</text:p>
          </table:table-cell>
          <table:table-cell office:value-type="float" office:value="0.945625569972097" calcext:value-type="float">
            <text:p>0.945625569972097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8953786" calcext:value-type="float">
            <text:p>1.8953786</text:p>
          </table:table-cell>
          <table:table-cell office:value-type="float" office:value="3.9035" calcext:value-type="float">
            <text:p>3.9035</text:p>
          </table:table-cell>
          <table:table-cell office:value-type="float" office:value="1.33819774748086" calcext:value-type="float">
            <text:p>1.33819774748086</text:p>
          </table:table-cell>
        </table:table-row>
        <table:table-row table:style-name="ro1">
          <table:table-cell office:value-type="string" calcext:value-type="string">
            <text:p>ReCs</text:p>
          </table:table-cell>
          <table:table-cell office:value-type="float" office:value="1.898576" calcext:value-type="float">
            <text:p>1.898576</text:p>
          </table:table-cell>
          <table:table-cell office:value-type="float" office:value="4.9512" calcext:value-type="float">
            <text:p>4.9512</text:p>
          </table:table-cell>
          <table:table-cell office:value-type="float" office:value="0.938677281563213" calcext:value-type="float">
            <text:p>0.938677281563213</text:p>
          </table:table-cell>
        </table:table-row>
        <table:table-row table:style-name="ro1">
          <table:table-cell office:value-type="string" calcext:value-type="string">
            <text:p>CrK</text:p>
          </table:table-cell>
          <table:table-cell office:value-type="float" office:value="1.9098898" calcext:value-type="float">
            <text:p>1.9098898</text:p>
          </table:table-cell>
          <table:table-cell office:value-type="float" office:value="4.4833" calcext:value-type="float">
            <text:p>4.4833</text:p>
          </table:table-cell>
          <table:table-cell office:value-type="float" office:value="3.21278919214579" calcext:value-type="float">
            <text:p>3.21278919214579</text:p>
          </table:table-cell>
        </table:table-row>
        <table:table-row table:style-name="ro1">
          <table:table-cell office:value-type="string" calcext:value-type="string">
            <text:p>MnRb</text:p>
          </table:table-cell>
          <table:table-cell office:value-type="float" office:value="1.9386127" calcext:value-type="float">
            <text:p>1.9386127</text:p>
          </table:table-cell>
          <table:table-cell office:value-type="float" office:value="4.8259" calcext:value-type="float">
            <text:p>4.8259</text:p>
          </table:table-cell>
          <table:table-cell office:value-type="float" office:value="2.10822496169115" calcext:value-type="float">
            <text:p>2.10822496169115</text:p>
          </table:table-cell>
        </table:table-row>
        <table:table-row table:style-name="ro1">
          <table:table-cell office:value-type="string" calcext:value-type="string">
            <text:p>MnK</text:p>
          </table:table-cell>
          <table:table-cell office:value-type="float" office:value="1.9485557" calcext:value-type="float">
            <text:p>1.9485557</text:p>
          </table:table-cell>
          <table:table-cell office:value-type="float" office:value="4.5761" calcext:value-type="float">
            <text:p>4.5761</text:p>
          </table:table-cell>
          <table:table-cell office:value-type="float" office:value="3.11540785037816" calcext:value-type="float">
            <text:p>3.11540785037816</text:p>
          </table:table-cell>
        </table:table-row>
        <table:table-row table:style-name="ro1">
          <table:table-cell office:value-type="string" calcext:value-type="string">
            <text:p>TcRb</text:p>
          </table:table-cell>
          <table:table-cell office:value-type="float" office:value="1.9697903" calcext:value-type="float">
            <text:p>1.9697903</text:p>
          </table:table-cell>
          <table:table-cell office:value-type="float" office:value="5.0554" calcext:value-type="float">
            <text:p>5.0554</text:p>
          </table:table-cell>
          <table:table-cell office:value-type="float" office:value="1.62142406184256" calcext:value-type="float">
            <text:p>1.62142406184256</text:p>
          </table:table-cell>
        </table:table-row>
        <table:table-row table:style-name="ro1">
          <table:table-cell office:value-type="string" calcext:value-type="string">
            <text:p>MoRb</text:p>
          </table:table-cell>
          <table:table-cell office:value-type="float" office:value="2.0480022" calcext:value-type="float">
            <text:p>2.0480022</text:p>
          </table:table-cell>
          <table:table-cell office:value-type="float" office:value="4.6498" calcext:value-type="float">
            <text:p>4.6498</text:p>
          </table:table-cell>
          <table:table-cell office:value-type="float" office:value="1.63953447895757" calcext:value-type="float">
            <text:p>1.63953447895757</text:p>
          </table:table-cell>
        </table:table-row>
        <table:table-row table:style-name="ro1">
          <table:table-cell office:value-type="string" calcext:value-type="string">
            <text:p>OsK</text:p>
          </table:table-cell>
          <table:table-cell office:value-type="float" office:value="2.0571187" calcext:value-type="float">
            <text:p>2.0571187</text:p>
          </table:table-cell>
          <table:table-cell office:value-type="float" office:value="4.5257" calcext:value-type="float">
            <text:p>4.5257</text:p>
          </table:table-cell>
          <table:table-cell office:value-type="float" office:value="1.30139548543822" calcext:value-type="float">
            <text:p>1.30139548543822</text:p>
          </table:table-cell>
        </table:table-row>
        <table:table-row table:style-name="ro1">
          <table:table-cell office:value-type="string" calcext:value-type="string">
            <text:p>OsRb</text:p>
          </table:table-cell>
          <table:table-cell office:value-type="float" office:value="2.1131966" calcext:value-type="float">
            <text:p>2.1131966</text:p>
          </table:table-cell>
          <table:table-cell office:value-type="float" office:value="5.0411" calcext:value-type="float">
            <text:p>5.0411</text:p>
          </table:table-cell>
          <table:table-cell office:value-type="float" office:value="1.08488892967829" calcext:value-type="float">
            <text:p>1.08488892967829</text:p>
          </table:table-cell>
        </table:table-row>
        <table:table-row table:style-name="ro1">
          <table:table-cell office:value-type="string" calcext:value-type="string">
            <text:p>ReK</text:p>
          </table:table-cell>
          <table:table-cell office:value-type="float" office:value="2.1902916" calcext:value-type="float">
            <text:p>2.1902916</text:p>
          </table:table-cell>
          <table:table-cell office:value-type="float" office:value="4.3261" calcext:value-type="float">
            <text:p>4.3261</text:p>
          </table:table-cell>
          <table:table-cell office:value-type="float" office:value="1.32432516710965" calcext:value-type="float">
            <text:p>1.32432516710965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office:value-type="float" office:value="2.3531058" calcext:value-type="float">
            <text:p>2.3531058</text:p>
          </table:table-cell>
          <table:table-cell office:value-type="float" office:value="4.6488" calcext:value-type="float">
            <text:p>4.6488</text:p>
          </table:table-cell>
          <table:table-cell office:value-type="float" office:value="1.11034480682045" calcext:value-type="float">
            <text:p>1.11034480682045</text:p>
          </table:table-cell>
        </table:table-row>
        <table:table-row table:style-name="ro1">
          <table:table-cell office:value-type="string" calcext:value-type="string">
            <text:p>ReRb</text:p>
          </table:table-cell>
          <table:table-cell office:value-type="float" office:value="2.3644767" calcext:value-type="float">
            <text:p>2.3644767</text:p>
          </table:table-cell>
          <table:table-cell office:value-type="float" office:value="4.7448" calcext:value-type="float">
            <text:p>4.7448</text:p>
          </table:table-cell>
          <table:table-cell office:value-type="float" office:value="1.10077728093428" calcext:value-type="float">
            <text:p>1.10077728093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6:10:17.247689990</meta:creation-date>
    <dc:date>2026-02-21T16:18:09.979981522</dc:date>
    <meta:editing-duration>PT3M50S</meta:editing-duration>
    <meta:editing-cycles>2</meta:editing-cycles>
    <meta:generator>LibreOffice/7.3.7.2$Linux_X86_64 LibreOffice_project/30$Build-2</meta:generator>
    <meta:document-statistic meta:table-count="1" meta:cell-count="12476" meta:object-count="0"/>
  </office:meta>
</office:document-meta>
</file>